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3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1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2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3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4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29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2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7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44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45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7" style:family="table-cell" style:parent-style-name="Default" style:data-style-name="N30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8" style:family="table-cell" style:parent-style-name="Default" style:data-style-name="N30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9" style:family="table-cell" style:parent-style-name="Default" style:data-style-name="N30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0" style:family="table-cell" style:parent-style-name="Default" style:data-style-name="N30">
      <style:table-cell-properties fo:border-top="none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1" style:family="table-cell" style:parent-style-name="Default" style:data-style-name="N0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2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3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4" style:family="table-cell" style:parent-style-name="Default" style:data-style-name="N0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5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6" style:family="table-cell" style:parent-style-name="Default" style:data-style-name="N0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7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8" style:family="table-cell" style:parent-style-name="Default" style:data-style-name="N0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9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0" style:family="table-cell" style:parent-style-name="Default" style:data-style-name="N57">
      <style:table-cell-properties fo:border-top="thin solid #000000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1" style:family="table-cell" style:parent-style-name="Default" style:data-style-name="N57">
      <style:table-cell-properties fo:border-top="thin solid #D9D9D9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2" style:family="table-cell" style:parent-style-name="Default" style:data-style-name="N57">
      <style:table-cell-properties fo:border-top="thin solid #D9D9D9" fo:border-bottom="thin solid #000000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4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6" style:family="table-cell" style:parent-style-name="Default" style:data-style-name="N57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7" style:family="table-cell" style:parent-style-name="Default" style:data-style-name="N57">
      <style:table-cell-properties fo:border-top="none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8" style:family="table-cell" style:parent-style-name="Default" style:data-style-name="N3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0" style:family="table-cell" style:parent-style-name="Default" style:data-style-name="N57">
      <style:table-cell-properties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1" style:family="table-cell" style:parent-style-name="Default" style:data-style-name="N5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2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5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6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7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8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8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9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0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1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2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3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4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5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98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9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1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04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5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0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10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1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2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5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6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8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2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25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28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9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0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31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3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3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5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6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7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8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9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0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1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4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5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7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8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9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0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2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3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4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5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6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7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8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9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0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1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2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3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4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66" style:family="table-cell" style:parent-style-name="Default" style:data-style-name="N3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7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9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1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2" style:family="table-cell" style:parent-style-name="Default" style:data-style-name="N3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4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5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6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7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9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0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1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6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9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0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2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3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7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9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0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2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3" style:family="table-cell" style:parent-style-name="Default" style:data-style-name="N30">
      <style:table-cell-properties fo:border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6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2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8.4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漁業生產量值-漁業種類別魚類別生產量值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82"/>
        <table:table-column table:style-name="co5" table:default-cell-style-name="ce8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style-name="ce1"/>
          <table:table-cell table:number-columns-repeated="2" table:style-name="ce82"/>
          <table:table-cell table:number-columns-repeated="3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1">
            <text:p>(1) 漁業種類別魚類別生產量值</text:p>
          </table:table-cell>
          <table:covered-table-cell table:number-columns-repeated="2"/>
          <table:table-cell table:style-name="ce82"/>
          <table:table-cell office:value-type="string" table:style-name="ce83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</text:p>
          </table:table-cell>
          <table:table-cell table:number-columns-repeated="3" table:style-name="ce1"/>
          <table:table-cell office:value-type="string" table:style-name="ce5">
            <text:p>Value：Thousand NT $</text:p>
          </table:table-cell>
          <table:table-cell table:number-columns-repeated="2" table:style-name="ce1"/>
          <table:table-cell table:style-name="ce6"/>
          <table:table-cell table:number-columns-repeated="16368"/>
        </table:table-row>
        <table:table-row table:style-name="ro3">
          <table:table-cell table:style-name="ce7"/>
          <table:table-cell office:value-type="string" table:number-columns-spanned="1" table:number-rows-spanned="3" table:style-name="ce114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8"/>
          <table:table-cell table:style-name="ce9"/>
          <table:table-cell office:value-type="string" table:number-columns-spanned="12" table:number-rows-spanned="1" table:style-name="ce183">
            <text:p>主 <text:s text:c="3"/>要 <text:s text:c="3"/>魚 <text:s text:c="3"/>類</text:p>
          </table:table-cell>
          <table:covered-table-cell table:number-columns-repeated="11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89">
            <text:p>總計</text:p>
          </table:table-cell>
          <table:covered-table-cell/>
          <table:table-cell table:number-columns-spanned="2" table:number-rows-spanned="1" table:style-name="ce187"/>
          <table:covered-table-cell/>
          <table:table-cell table:number-columns-spanned="2" table:number-rows-spanned="1" table:style-name="ce188"/>
          <table:covered-table-cell/>
          <table:table-cell office:value-type="string" table:number-columns-spanned="8" table:number-rows-spanned="1" table:style-name="ce182">
            <text:p>鯉科</text:p>
          </table:table-cell>
          <table:covered-table-cell table:number-columns-repeated="7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89">
            <text:p><text:s/>Grand Total</text:p>
          </table:table-cell>
          <table:covered-table-cell/>
          <table:table-cell office:value-type="string" table:number-columns-spanned="2" table:number-rows-spanned="1" table:style-name="ce191">
            <text:p><text:span text:style-name="T1">合計</text:span></text:p>
          </table:table-cell>
          <table:covered-table-cell/>
          <table:table-cell office:value-type="string" table:number-columns-spanned="2" table:number-rows-spanned="1" table:style-name="ce190">
            <text:p>吳郭魚類</text:p>
          </table:table-cell>
          <table:covered-table-cell/>
          <table:table-cell office:value-type="string" table:number-columns-spanned="2" table:number-rows-spanned="1" table:style-name="ce188">
            <text:p><text:span text:style-name="T1">小計</text:span></text:p>
          </table:table-cell>
          <table:covered-table-cell/>
          <table:table-cell office:value-type="string" table:number-columns-spanned="2" table:number-rows-spanned="1" table:style-name="ce188">
            <text:p>鯉魚</text:p>
          </table:table-cell>
          <table:covered-table-cell/>
          <table:table-cell office:value-type="string" table:number-columns-spanned="2" table:number-rows-spanned="1" table:style-name="ce188">
            <text:p>鯽魚</text:p>
          </table:table-cell>
          <table:covered-table-cell/>
          <table:table-cell office:value-type="string" table:number-columns-spanned="2" table:number-rows-spanned="1" table:style-name="ce184">
            <text:p>草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93">
            <text:p>漁業種類</text:p>
            <text:p><text:span text:style-name="T1">Type of Fishery</text:span></text:p>
          </table:table-cell>
          <table:table-cell table:number-columns-spanned="2" table:number-rows-spanned="1" table:style-name="ce181"/>
          <table:covered-table-cell/>
          <table:table-cell office:value-type="string" table:number-columns-spanned="2" table:number-rows-spanned="1" table:style-name="ce192">
            <text:p>Total</text:p>
          </table:table-cell>
          <table:covered-table-cell/>
          <table:table-cell office:value-type="string" table:number-columns-spanned="2" table:number-rows-spanned="1" table:style-name="ce185">
            <text:p>01001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office:value-type="string" table:number-columns-spanned="2" table:number-rows-spanned="1" table:style-name="ce185">
            <text:p>02001</text:p>
          </table:table-cell>
          <table:covered-table-cell/>
          <table:table-cell office:value-type="string" table:number-columns-spanned="2" table:number-rows-spanned="1" table:style-name="ce185">
            <text:p>02002</text:p>
          </table:table-cell>
          <table:covered-table-cell/>
          <table:table-cell office:value-type="string" table:number-columns-spanned="2" table:number-rows-spanned="1" table:style-name="ce186">
            <text:p>020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005800.2949999999" table:formula="msoxl:=  IF(SUM(C11,C19,C36,C54,C58,C62)=0,&quot;-&quot;,SUM(C11,C19,C36,C54,C58,C62))" table:style-name="ce45">
            <text:p>1,005,800<text:s/></text:p>
          </table:table-cell>
          <table:table-cell office:value-type="float" office:value="86868399.109070003" table:formula="msoxl:=  IF(SUM(D11,D19,D36,D54,D58,D62)=0,&quot;-&quot;,SUM(D11,D19,D36,D54,D58,D62))" table:style-name="ce45">
            <text:p>86,868,399<text:s/></text:p>
          </table:table-cell>
          <table:table-cell office:value-type="float" office:value="969329.39002000005" table:formula="msoxl:=  IF(SUM(E11,E19,E36,E54,E58,E62)=0,&quot;-&quot;,SUM(E11,E19,E36,E54,E58,E62))" table:style-name="ce45">
            <text:p>969,329<text:s/></text:p>
          </table:table-cell>
          <table:table-cell office:value-type="float" office:value="82448167.826159999" table:formula="msoxl:=  IF(SUM(F11,F19,F36,F54,F58,F62)=0,&quot;-&quot;,SUM(F11,F19,F36,F54,F58,F62))" table:style-name="ce45">
            <text:p>82,448,168<text:s/></text:p>
          </table:table-cell>
          <table:table-cell office:value-type="float" office:value="63029.462700000004" table:formula="msoxl:=  IF(SUM(G11,G19,G36,G54,G58,G62)=0,&quot;-&quot;,SUM(G11,G19,G36,G54,G58,G62))" table:style-name="ce45">
            <text:p>63,029<text:s/></text:p>
          </table:table-cell>
          <table:table-cell office:value-type="float" office:value="2482318.2620799998" table:formula="msoxl:=  IF(SUM(H11,H19,H36,H54,H58,H62)=0,&quot;-&quot;,SUM(H11,H19,H36,H54,H58,H62))" table:style-name="ce45">
            <text:p>2,482,318<text:s/></text:p>
          </table:table-cell>
          <table:table-cell office:value-type="float" office:value="1757.3541000000002" table:formula="msoxl:=  IF(SUM(I11,I19,I36,I54,I58,I62)=0,&quot;-&quot;,SUM(I11,I19,I36,I54,I58,I62))" table:style-name="ce45">
            <text:p>1,757<text:s/></text:p>
          </table:table-cell>
          <table:table-cell office:value-type="float" office:value="115467.35249" table:formula="msoxl:=  IF(SUM(J11,J19,J36,J54,J58,J62)=0,&quot;-&quot;,SUM(J11,J19,J36,J54,J58,J62))" table:style-name="ce45">
            <text:p>115,467<text:s/></text:p>
          </table:table-cell>
          <table:table-cell office:value-type="float" office:value="144.89510000000001" table:formula="msoxl:=  IF(SUM(K11,K19,K36,K54,K58,K62)=0,&quot;-&quot;,SUM(K11,K19,K36,K54,K58,K62))" table:style-name="ce45">
            <text:p>145<text:s/></text:p>
          </table:table-cell>
          <table:table-cell office:value-type="float" office:value="6813.2047499999999" table:formula="msoxl:=  IF(SUM(L11,L19,L36,L54,L58,L62)=0,&quot;-&quot;,SUM(L11,L19,L36,L54,L58,L62))" table:style-name="ce45">
            <text:p>6,813<text:s/></text:p>
          </table:table-cell>
          <table:table-cell office:value-type="float" office:value="384.50600000000003" table:formula="msoxl:=  IF(SUM(M11,M19,M36,M54,M58,M62)=0,&quot;-&quot;,SUM(M11,M19,M36,M54,M58,M62))" table:style-name="ce45">
            <text:p>385<text:s/></text:p>
          </table:table-cell>
          <table:table-cell office:value-type="float" office:value="33837.767" table:formula="msoxl:=  IF(SUM(N11,N19,N36,N54,N58,N62)=0,&quot;-&quot;,SUM(N11,N19,N36,N54,N58,N62))" table:style-name="ce45">
            <text:p>33,838<text:s/></text:p>
          </table:table-cell>
          <table:table-cell office:value-type="float" office:value="660.49099999999999" table:formula="msoxl:=  IF(SUM(O11,O19,O36,O54,O58,O62)=0,&quot;-&quot;,SUM(O11,O19,O36,O54,O58,O62))" table:style-name="ce45">
            <text:p>660<text:s/></text:p>
          </table:table-cell>
          <table:table-cell office:value-type="float" office:value="45184.545639999997" table:formula="msoxl:=  IF(SUM(P11,P19,P36,P54,P58,P62)=0,&quot;-&quot;,SUM(P11,P19,P36,P54,P58,P62))" table:style-name="ce45">
            <text:p>45,185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584134.93596999987" table:formula="msoxl:=  IF(SUM(C12:C18)=0,&quot;-&quot;,SUM(C12:C18))" table:style-name="ce52">
            <text:p>584,135<text:s/></text:p>
          </table:table-cell>
          <table:table-cell office:value-type="float" office:value="37714515.069449998" table:formula="msoxl:=  IF(SUM(D12:D18)=0,&quot;-&quot;,SUM(D12:D18))" table:style-name="ce52">
            <text:p>37,714,515<text:s/></text:p>
          </table:table-cell>
          <table:table-cell office:value-type="float" office:value="580013.33570000005" table:formula="msoxl:=  IF(SUM(E12:E18)=0,&quot;-&quot;,SUM(E12:E18))" table:style-name="ce52">
            <text:p>580,013<text:s/></text:p>
          </table:table-cell>
          <table:table-cell office:value-type="float" office:value="37478195.40377" table:formula="msoxl:=  IF(SUM(F12:F18)=0,&quot;-&quot;,SUM(F12:F18))" table:style-name="ce53">
            <text:p>37,478,195<text:s/>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3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2,I12)&#10;+SUM('漁業生產量值-漁業種類別魚類別生產量值1'!E12,'漁業生產量值-漁業種類別魚類別生產量值1'!G12,'漁業生產量值-漁業種類別魚類別生產量值1'!I12)&#10;+SUM('漁業生產量值-漁業種類別魚類別生產量值2'!C12,'漁業生產量值-漁業種類別魚類別生產量值2'!E12,'漁業生產量值-漁業種類別魚類別生產量值2'!G12,'漁業生產量值-漁業種類別魚類別生產量值2'!I12)&#10;+SUM('漁業生產量值-漁業種類別魚類別生產量值3'!E12,'漁業生產量值-漁業種類別魚類別生產量值3'!I12,'漁業生產量值-漁業種類別魚類別生產量值3'!K12,'漁業生產量值-漁業種類別魚類別生產量值3'!M12)&#10;+SUM('漁業生產量值-漁業種類別魚類別生產量值4'!G12,'漁業生產量值-漁業種類別魚類別生產量值4'!I12,'漁業生產量值-漁業種類別魚類別生產量值4'!K12,'漁業生產量值-漁業種類別魚類別生產量值4'!M12,'漁業生產量值-漁業種類別魚類別生產量值4'!O12)&#10;+SUM('漁業生產量值-漁業種類別魚類別生產量值5'!K12,'漁業生產量值-漁業種類別魚類別生產量值5'!M12,'漁業生產量值-漁業種類別魚類別生產量值5'!O12)&#10;+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+SUM('漁業生產量值-漁業種類別魚類別生產量值7'!C12,'漁業生產量值-漁業種類別魚類別生產量值7'!E12,'漁業生產量值-漁業種類別魚類別生產量值7'!G12)&#10;+SUM('漁業生產量值-漁業種類別魚類別生產量值9'!I12,'漁業生產量值-漁業種類別魚類別生產量值9'!K12)&#10;+SUM('漁業生產量值-漁業種類別魚類別生產量值10'!G12)&#10;+SUM('漁業生產量值-漁業種類別魚類別生產量值11'!C12,'漁業生產量值-漁業種類別魚類別生產量值11'!E12,'漁業生產量值-漁業種類別魚類別生產量值11'!G12,'漁業生產量值-漁業種類別魚類別生產量值11'!I12,'漁業生產量值-漁業種類別魚類別生產量值11'!K12)&#10;+SUM('漁業生產量值-漁業種類別魚類別生產量值12'!G12)&#10;+SUM('漁業生產量值-漁業種類別魚類別生產量值14'!C12,'漁業生產量值-漁業種類別魚類別生產量值14'!O12)&#10;+SUM('漁業生產量值-漁業種類別魚類別生產量值15'!C12,'漁業生產量值-漁業種類別魚類別生產量值15'!E12,'漁業生產量值-漁業種類別魚類別生產量值15'!G12,'漁業生產量值-漁業種類別魚類別生產量值15'!I12)=0,&quot;-&quot;,&#10;SUM(G12,I12)&#10;+SUM('漁業生產量值-漁業種類別魚類別生產量值1'!E12,'漁業生產量值-漁業種類別魚類別生產量值1'!G12,'漁業生產量值-漁業種類別魚類別生產量值1'!I12)&#10;+SUM('漁業生產量值-漁業種類別魚類別生產量值2'!C12,'漁業生產量值-漁業種類別魚類別生產量值2'!E12,'漁業生產量值-漁業種類別魚類別生產量值2'!G12,'漁業生產量值-漁業種類別魚類別生產量值2'!I12)&#10;+SUM('漁業生產量值-漁業種類別魚類別生產量值3'!E12,'漁業生產量值-漁業種類別魚類別生產量值3'!I12,'漁業生產量值-漁業種類別魚類別生產量值3'!K12,'漁業生產量值-漁業種類別魚類別生產量值3'!M12)&#10;+SUM('漁業生產量值-漁業種類別魚類別生產量值4'!G12,'漁業生產量值-漁業種類別魚類別生產量值4'!I12,'漁業生產量值-漁業種類別魚類別生產量值4'!K12,'漁業生產量值-漁業種類別魚類別生產量值4'!M12,'漁業生產量值-漁業種類別魚類別生產量值4'!O12)&#10;+SUM('漁業生產量值-漁業種類別魚類別生產量值5'!K12,'漁業生產量值-漁業種類別魚類別生產量值5'!M12,'漁業生產量值-漁業種類別魚類別生產量值5'!O12)&#10;+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+SUM('漁業生產量值-漁業種類別魚類別生產量值7'!C12,'漁業生產量值-漁業種類別魚類別生產量值7'!E12,'漁業生產量值-漁業種類別魚類別生產量值7'!G12)&#10;+SUM('漁業生產量值-漁業種類別魚類別生產量值9'!I12,'漁業生產量值-漁業種類別魚類別生產量值9'!K12)&#10;+SUM('漁業生產量值-漁業種類別魚類別生產量值10'!G12)&#10;+SUM('漁業生產量值-漁業種類別魚類別生產量值11'!C12,'漁業生產量值-漁業種類別魚類別生產量值11'!E12,'漁業生產量值-漁業種類別魚類別生產量值11'!G12,'漁業生產量值-漁業種類別魚類別生產量值11'!I12,'漁業生產量值-漁業種類別魚類別生產量值11'!K12)&#10;+SUM('漁業生產量值-漁業種類別魚類別生產量值12'!G12)&#10;+SUM('漁業生產量值-漁業種類別魚類別生產量值14'!C12,'漁業生產量值-漁業種類別魚類別生產量值14'!O12)&#10;+SUM('漁業生產量值-漁業種類別魚類別生產量值15'!C12,'漁業生產量值-漁業種類別魚類別生產量值15'!E12,'漁業生產量值-漁業種類別魚類別生產量值15'!G12,'漁業生產量值-漁業種類別魚類別生產量值15'!I12)&#10;)" table:style-name="ce55">
            <text:p>-</text:p>
          </table:table-cell>
          <table:table-cell office:value-type="string" office:string-value="-" table:formula="msoxl:=  IF(SUM(H12,J12)&#10;+SUM('漁業生產量值-漁業種類別魚類別生產量值1'!F12,'漁業生產量值-漁業種類別魚類別生產量值1'!H12,'漁業生產量值-漁業種類別魚類別生產量值1'!J12,'漁業生產量值-漁業種類別魚類別生產量值1'!P12)&#10;+SUM('漁業生產量值-漁業種類別魚類別生產量值2'!D12,'漁業生產量值-漁業種類別魚類別生產量值2'!F12,'漁業生產量值-漁業種類別魚類別生產量值2'!H12,'漁業生產量值-漁業種類別魚類別生產量值2'!J12)&#10;+SUM('漁業生產量值-漁業種類別魚類別生產量值3'!F12,'漁業生產量值-漁業種類別魚類別生產量值3'!J12,'漁業生產量值-漁業種類別魚類別生產量值3'!L12,'漁業生產量值-漁業種類別魚類別生產量值3'!N12)&#10;+SUM('漁業生產量值-漁業種類別魚類別生產量值4'!H12,'漁業生產量值-漁業種類別魚類別生產量值4'!J12,'漁業生產量值-漁業種類別魚類別生產量值4'!L12,'漁業生產量值-漁業種類別魚類別生產量值4'!N12,'漁業生產量值-漁業種類別魚類別生產量值4'!P12)&#10;+SUM('漁業生產量值-漁業種類別魚類別生產量值5'!L12,'漁業生產量值-漁業種類別魚類別生產量值5'!N12,'漁業生產量值-漁業種類別魚類別生產量值5'!P12)&#10;+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+SUM('漁業生產量值-漁業種類別魚類別生產量值7'!D12,'漁業生產量值-漁業種類別魚類別生產量值7'!F12,'漁業生產量值-漁業種類別魚類別生產量值7'!H12)&#10;+SUM('漁業生產量值-漁業種類別魚類別生產量值9'!J12,'漁業生產量值-漁業種類別魚類別生產量值9'!L12)&#10;+SUM('漁業生產量值-漁業種類別魚類別生產量值10'!H12)&#10;+SUM('漁業生產量值-漁業種類別魚類別生產量值11'!D12,'漁業生產量值-漁業種類別魚類別生產量值11'!F12,'漁業生產量值-漁業種類別魚類別生產量值11'!H12,'漁業生產量值-漁業種類別魚類別生產量值11'!J12,'漁業生產量值-漁業種類別魚類別生產量值11'!L12)&#10;+SUM('漁業生產量值-漁業種類別魚類別生產量值12'!H12)&#10;+SUM('漁業生產量值-漁業種類別魚類別生產量值14'!D12,'漁業生產量值-漁業種類別魚類別生產量值14'!P12)&#10;+SUM('漁業生產量值-漁業種類別魚類別生產量值15'!D12,'漁業生產量值-漁業種類別魚類別生產量值15'!F12,'漁業生產量值-漁業種類別魚類別生產量值15'!H12,'漁業生產量值-漁業種類別魚類別生產量值15'!J12)=0,&quot;-&quot;,&#10;SUM(H12,J12)&#10;+SUM('漁業生產量值-漁業種類別魚類別生產量值1'!F12,'漁業生產量值-漁業種類別魚類別生產量值1'!H12,'漁業生產量值-漁業種類別魚類別生產量值1'!J12,'漁業生產量值-漁業種類別魚類別生產量值1'!P12)&#10;+SUM('漁業生產量值-漁業種類別魚類別生產量值2'!D12,'漁業生產量值-漁業種類別魚類別生產量值2'!F12,'漁業生產量值-漁業種類別魚類別生產量值2'!H12,'漁業生產量值-漁業種類別魚類別生產量值2'!J12)&#10;+SUM('漁業生產量值-漁業種類別魚類別生產量值3'!F12,'漁業生產量值-漁業種類別魚類別生產量值3'!J12,'漁業生產量值-漁業種類別魚類別生產量值3'!L12,'漁業生產量值-漁業種類別魚類別生產量值3'!N12)&#10;+SUM('漁業生產量值-漁業種類別魚類別生產量值4'!H12,'漁業生產量值-漁業種類別魚類別生產量值4'!J12,'漁業生產量值-漁業種類別魚類別生產量值4'!L12,'漁業生產量值-漁業種類別魚類別生產量值4'!N12,'漁業生產量值-漁業種類別魚類別生產量值4'!P12)&#10;+SUM('漁業生產量值-漁業種類別魚類別生產量值5'!L12,'漁業生產量值-漁業種類別魚類別生產量值5'!N12,'漁業生產量值-漁業種類別魚類別生產量值5'!P12)&#10;+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+SUM('漁業生產量值-漁業種類別魚類別生產量值7'!D12,'漁業生產量值-漁業種類別魚類別生產量值7'!F12,'漁業生產量值-漁業種類別魚類別生產量值7'!H12)&#10;+SUM('漁業生產量值-漁業種類別魚類別生產量值9'!J12,'漁業生產量值-漁業種類別魚類別生產量值9'!L12)&#10;+SUM('漁業生產量值-漁業種類別魚類別生產量值10'!H12)&#10;+SUM('漁業生產量值-漁業種類別魚類別生產量值11'!D12,'漁業生產量值-漁業種類別魚類別生產量值11'!F12,'漁業生產量值-漁業種類別魚類別生產量值11'!H12,'漁業生產量值-漁業種類別魚類別生產量值11'!J12,'漁業生產量值-漁業種類別魚類別生產量值11'!L12)&#10;+SUM('漁業生產量值-漁業種類別魚類別生產量值12'!H12)&#10;+SUM('漁業生產量值-漁業種類別魚類別生產量值14'!D12,'漁業生產量值-漁業種類別魚類別生產量值14'!P12)&#10;+SUM('漁業生產量值-漁業種類別魚類別生產量值15'!D12,'漁業生產量值-漁業種類別魚類別生產量值15'!F12,'漁業生產量值-漁業種類別魚類別生產量值15'!H12,'漁業生產量值-漁業種類別魚類別生產量值15'!J12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2,M12,O12,'漁業生產量值-漁業種類別魚類別生產量值1'!C12)=0,&quot;-&quot;,SUM(K12,M12,O12,'漁業生產量值-漁業種類別魚類別生產量值1'!C12))" table:style-name="ce55">
            <text:p>-</text:p>
          </table:table-cell>
          <table:table-cell office:value-type="string" office:string-value="-" table:formula="msoxl:=  IF(SUM(L12,N12,P12,'漁業生產量值-漁業種類別魚類別生產量值1'!D12)=0,&quot;-&quot;,SUM(L12,N12,P12,'漁業生產量值-漁業種類別魚類別生產量值1'!D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3,I13)&#10;+SUM('漁業生產量值-漁業種類別魚類別生產量值1'!E13,'漁業生產量值-漁業種類別魚類別生產量值1'!G13,'漁業生產量值-漁業種類別魚類別生產量值1'!I13)&#10;+SUM('漁業生產量值-漁業種類別魚類別生產量值2'!C13,'漁業生產量值-漁業種類別魚類別生產量值2'!E13,'漁業生產量值-漁業種類別魚類別生產量值2'!G13,'漁業生產量值-漁業種類別魚類別生產量值2'!I13)&#10;+SUM('漁業生產量值-漁業種類別魚類別生產量值3'!E13,'漁業生產量值-漁業種類別魚類別生產量值3'!I13,'漁業生產量值-漁業種類別魚類別生產量值3'!K13,'漁業生產量值-漁業種類別魚類別生產量值3'!M13)&#10;+SUM('漁業生產量值-漁業種類別魚類別生產量值4'!G13,'漁業生產量值-漁業種類別魚類別生產量值4'!I13,'漁業生產量值-漁業種類別魚類別生產量值4'!K13,'漁業生產量值-漁業種類別魚類別生產量值4'!M13,'漁業生產量值-漁業種類別魚類別生產量值4'!O13)&#10;+SUM('漁業生產量值-漁業種類別魚類別生產量值5'!K13,'漁業生產量值-漁業種類別魚類別生產量值5'!M13,'漁業生產量值-漁業種類別魚類別生產量值5'!O13)&#10;+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+SUM('漁業生產量值-漁業種類別魚類別生產量值7'!C13,'漁業生產量值-漁業種類別魚類別生產量值7'!E13,'漁業生產量值-漁業種類別魚類別生產量值7'!G13)&#10;+SUM('漁業生產量值-漁業種類別魚類別生產量值9'!I13,'漁業生產量值-漁業種類別魚類別生產量值9'!K13)&#10;+SUM('漁業生產量值-漁業種類別魚類別生產量值10'!G13)&#10;+SUM('漁業生產量值-漁業種類別魚類別生產量值11'!C13,'漁業生產量值-漁業種類別魚類別生產量值11'!E13,'漁業生產量值-漁業種類別魚類別生產量值11'!G13,'漁業生產量值-漁業種類別魚類別生產量值11'!I13,'漁業生產量值-漁業種類別魚類別生產量值11'!K13)&#10;+SUM('漁業生產量值-漁業種類別魚類別生產量值12'!G13)&#10;+SUM('漁業生產量值-漁業種類別魚類別生產量值14'!C13,'漁業生產量值-漁業種類別魚類別生產量值14'!O13)&#10;+SUM('漁業生產量值-漁業種類別魚類別生產量值15'!C13,'漁業生產量值-漁業種類別魚類別生產量值15'!E13,'漁業生產量值-漁業種類別魚類別生產量值15'!G13,'漁業生產量值-漁業種類別魚類別生產量值15'!I13)=0,&quot;-&quot;,&#10;SUM(G13,I13)&#10;+SUM('漁業生產量值-漁業種類別魚類別生產量值1'!E13,'漁業生產量值-漁業種類別魚類別生產量值1'!G13,'漁業生產量值-漁業種類別魚類別生產量值1'!I13)&#10;+SUM('漁業生產量值-漁業種類別魚類別生產量值2'!C13,'漁業生產量值-漁業種類別魚類別生產量值2'!E13,'漁業生產量值-漁業種類別魚類別生產量值2'!G13,'漁業生產量值-漁業種類別魚類別生產量值2'!I13)&#10;+SUM('漁業生產量值-漁業種類別魚類別生產量值3'!E13,'漁業生產量值-漁業種類別魚類別生產量值3'!I13,'漁業生產量值-漁業種類別魚類別生產量值3'!K13,'漁業生產量值-漁業種類別魚類別生產量值3'!M13)&#10;+SUM('漁業生產量值-漁業種類別魚類別生產量值4'!G13,'漁業生產量值-漁業種類別魚類別生產量值4'!I13,'漁業生產量值-漁業種類別魚類別生產量值4'!K13,'漁業生產量值-漁業種類別魚類別生產量值4'!M13,'漁業生產量值-漁業種類別魚類別生產量值4'!O13)&#10;+SUM('漁業生產量值-漁業種類別魚類別生產量值5'!K13,'漁業生產量值-漁業種類別魚類別生產量值5'!M13,'漁業生產量值-漁業種類別魚類別生產量值5'!O13)&#10;+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+SUM('漁業生產量值-漁業種類別魚類別生產量值7'!C13,'漁業生產量值-漁業種類別魚類別生產量值7'!E13,'漁業生產量值-漁業種類別魚類別生產量值7'!G13)&#10;+SUM('漁業生產量值-漁業種類別魚類別生產量值9'!I13,'漁業生產量值-漁業種類別魚類別生產量值9'!K13)&#10;+SUM('漁業生產量值-漁業種類別魚類別生產量值10'!G13)&#10;+SUM('漁業生產量值-漁業種類別魚類別生產量值11'!C13,'漁業生產量值-漁業種類別魚類別生產量值11'!E13,'漁業生產量值-漁業種類別魚類別生產量值11'!G13,'漁業生產量值-漁業種類別魚類別生產量值11'!I13,'漁業生產量值-漁業種類別魚類別生產量值11'!K13)&#10;+SUM('漁業生產量值-漁業種類別魚類別生產量值12'!G13)&#10;+SUM('漁業生產量值-漁業種類別魚類別生產量值14'!C13,'漁業生產量值-漁業種類別魚類別生產量值14'!O13)&#10;+SUM('漁業生產量值-漁業種類別魚類別生產量值15'!C13,'漁業生產量值-漁業種類別魚類別生產量值15'!E13,'漁業生產量值-漁業種類別魚類別生產量值15'!G13,'漁業生產量值-漁業種類別魚類別生產量值15'!I13)&#10;)" table:style-name="ce55">
            <text:p>-</text:p>
          </table:table-cell>
          <table:table-cell office:value-type="string" office:string-value="-" table:formula="msoxl:=  IF(SUM(H13,J13)&#10;+SUM('漁業生產量值-漁業種類別魚類別生產量值1'!F13,'漁業生產量值-漁業種類別魚類別生產量值1'!H13,'漁業生產量值-漁業種類別魚類別生產量值1'!J13,'漁業生產量值-漁業種類別魚類別生產量值1'!P13)&#10;+SUM('漁業生產量值-漁業種類別魚類別生產量值2'!D13,'漁業生產量值-漁業種類別魚類別生產量值2'!F13,'漁業生產量值-漁業種類別魚類別生產量值2'!H13,'漁業生產量值-漁業種類別魚類別生產量值2'!J13)&#10;+SUM('漁業生產量值-漁業種類別魚類別生產量值3'!F13,'漁業生產量值-漁業種類別魚類別生產量值3'!J13,'漁業生產量值-漁業種類別魚類別生產量值3'!L13,'漁業生產量值-漁業種類別魚類別生產量值3'!N13)&#10;+SUM('漁業生產量值-漁業種類別魚類別生產量值4'!H13,'漁業生產量值-漁業種類別魚類別生產量值4'!J13,'漁業生產量值-漁業種類別魚類別生產量值4'!L13,'漁業生產量值-漁業種類別魚類別生產量值4'!N13,'漁業生產量值-漁業種類別魚類別生產量值4'!P13)&#10;+SUM('漁業生產量值-漁業種類別魚類別生產量值5'!L13,'漁業生產量值-漁業種類別魚類別生產量值5'!N13,'漁業生產量值-漁業種類別魚類別生產量值5'!P13)&#10;+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+SUM('漁業生產量值-漁業種類別魚類別生產量值7'!D13,'漁業生產量值-漁業種類別魚類別生產量值7'!F13,'漁業生產量值-漁業種類別魚類別生產量值7'!H13)&#10;+SUM('漁業生產量值-漁業種類別魚類別生產量值9'!J13,'漁業生產量值-漁業種類別魚類別生產量值9'!L13)&#10;+SUM('漁業生產量值-漁業種類別魚類別生產量值10'!H13)&#10;+SUM('漁業生產量值-漁業種類別魚類別生產量值11'!D13,'漁業生產量值-漁業種類別魚類別生產量值11'!F13,'漁業生產量值-漁業種類別魚類別生產量值11'!H13,'漁業生產量值-漁業種類別魚類別生產量值11'!J13,'漁業生產量值-漁業種類別魚類別生產量值11'!L13)&#10;+SUM('漁業生產量值-漁業種類別魚類別生產量值12'!H13)&#10;+SUM('漁業生產量值-漁業種類別魚類別生產量值14'!D13,'漁業生產量值-漁業種類別魚類別生產量值14'!P13)&#10;+SUM('漁業生產量值-漁業種類別魚類別生產量值15'!D13,'漁業生產量值-漁業種類別魚類別生產量值15'!F13,'漁業生產量值-漁業種類別魚類別生產量值15'!H13,'漁業生產量值-漁業種類別魚類別生產量值15'!J13)=0,&quot;-&quot;,&#10;SUM(H13,J13)&#10;+SUM('漁業生產量值-漁業種類別魚類別生產量值1'!F13,'漁業生產量值-漁業種類別魚類別生產量值1'!H13,'漁業生產量值-漁業種類別魚類別生產量值1'!J13,'漁業生產量值-漁業種類別魚類別生產量值1'!P13)&#10;+SUM('漁業生產量值-漁業種類別魚類別生產量值2'!D13,'漁業生產量值-漁業種類別魚類別生產量值2'!F13,'漁業生產量值-漁業種類別魚類別生產量值2'!H13,'漁業生產量值-漁業種類別魚類別生產量值2'!J13)&#10;+SUM('漁業生產量值-漁業種類別魚類別生產量值3'!F13,'漁業生產量值-漁業種類別魚類別生產量值3'!J13,'漁業生產量值-漁業種類別魚類別生產量值3'!L13,'漁業生產量值-漁業種類別魚類別生產量值3'!N13)&#10;+SUM('漁業生產量值-漁業種類別魚類別生產量值4'!H13,'漁業生產量值-漁業種類別魚類別生產量值4'!J13,'漁業生產量值-漁業種類別魚類別生產量值4'!L13,'漁業生產量值-漁業種類別魚類別生產量值4'!N13,'漁業生產量值-漁業種類別魚類別生產量值4'!P13)&#10;+SUM('漁業生產量值-漁業種類別魚類別生產量值5'!L13,'漁業生產量值-漁業種類別魚類別生產量值5'!N13,'漁業生產量值-漁業種類別魚類別生產量值5'!P13)&#10;+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+SUM('漁業生產量值-漁業種類別魚類別生產量值7'!D13,'漁業生產量值-漁業種類別魚類別生產量值7'!F13,'漁業生產量值-漁業種類別魚類別生產量值7'!H13)&#10;+SUM('漁業生產量值-漁業種類別魚類別生產量值9'!J13,'漁業生產量值-漁業種類別魚類別生產量值9'!L13)&#10;+SUM('漁業生產量值-漁業種類別魚類別生產量值10'!H13)&#10;+SUM('漁業生產量值-漁業種類別魚類別生產量值11'!D13,'漁業生產量值-漁業種類別魚類別生產量值11'!F13,'漁業生產量值-漁業種類別魚類別生產量值11'!H13,'漁業生產量值-漁業種類別魚類別生產量值11'!J13,'漁業生產量值-漁業種類別魚類別生產量值11'!L13)&#10;+SUM('漁業生產量值-漁業種類別魚類別生產量值12'!H13)&#10;+SUM('漁業生產量值-漁業種類別魚類別生產量值14'!D13,'漁業生產量值-漁業種類別魚類別生產量值14'!P13)&#10;+SUM('漁業生產量值-漁業種類別魚類別生產量值15'!D13,'漁業生產量值-漁業種類別魚類別生產量值15'!F13,'漁業生產量值-漁業種類別魚類別生產量值15'!H13,'漁業生產量值-漁業種類別魚類別生產量值15'!J13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3,M13,O13,'漁業生產量值-漁業種類別魚類別生產量值1'!C13)=0,&quot;-&quot;,SUM(K13,M13,O13,'漁業生產量值-漁業種類別魚類別生產量值1'!C13))" table:style-name="ce55">
            <text:p>-</text:p>
          </table:table-cell>
          <table:table-cell office:value-type="string" office:string-value="-" table:formula="msoxl:=  IF(SUM(L13,N13,P13,'漁業生產量值-漁業種類別魚類別生產量值1'!D13)=0,&quot;-&quot;,SUM(L13,N13,P13,'漁業生產量值-漁業種類別魚類別生產量值1'!D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float" office:value="186037.60769999999" table:style-name="ce55">
            <text:p>186,038<text:s/></text:p>
          </table:table-cell>
          <table:table-cell office:value-type="float" office:value="6288408.0867100004" table:style-name="ce55">
            <text:p>6,288,408<text:s/></text:p>
          </table:table-cell>
          <table:table-cell office:value-type="float" office:value="186037.60770000002" table:formula="msoxl:=  IF(SUM(G14,I14)&#10;+SUM('漁業生產量值-漁業種類別魚類別生產量值1'!E14,'漁業生產量值-漁業種類別魚類別生產量值1'!G14,'漁業生產量值-漁業種類別魚類別生產量值1'!I14)&#10;+SUM('漁業生產量值-漁業種類別魚類別生產量值2'!C14,'漁業生產量值-漁業種類別魚類別生產量值2'!E14,'漁業生產量值-漁業種類別魚類別生產量值2'!G14,'漁業生產量值-漁業種類別魚類別生產量值2'!I14)&#10;+SUM('漁業生產量值-漁業種類別魚類別生產量值3'!E14,'漁業生產量值-漁業種類別魚類別生產量值3'!I14,'漁業生產量值-漁業種類別魚類別生產量值3'!K14,'漁業生產量值-漁業種類別魚類別生產量值3'!M14)&#10;+SUM('漁業生產量值-漁業種類別魚類別生產量值4'!G14,'漁業生產量值-漁業種類別魚類別生產量值4'!I14,'漁業生產量值-漁業種類別魚類別生產量值4'!K14,'漁業生產量值-漁業種類別魚類別生產量值4'!M14,'漁業生產量值-漁業種類別魚類別生產量值4'!O14)&#10;+SUM('漁業生產量值-漁業種類別魚類別生產量值5'!K14,'漁業生產量值-漁業種類別魚類別生產量值5'!M14,'漁業生產量值-漁業種類別魚類別生產量值5'!O14)&#10;+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+SUM('漁業生產量值-漁業種類別魚類別生產量值7'!C14,'漁業生產量值-漁業種類別魚類別生產量值7'!E14,'漁業生產量值-漁業種類別魚類別生產量值7'!G14)&#10;+SUM('漁業生產量值-漁業種類別魚類別生產量值9'!I14,'漁業生產量值-漁業種類別魚類別生產量值9'!K14)&#10;+SUM('漁業生產量值-漁業種類別魚類別生產量值10'!G14)&#10;+SUM('漁業生產量值-漁業種類別魚類別生產量值11'!C14,'漁業生產量值-漁業種類別魚類別生產量值11'!E14,'漁業生產量值-漁業種類別魚類別生產量值11'!G14,'漁業生產量值-漁業種類別魚類別生產量值11'!I14,'漁業生產量值-漁業種類別魚類別生產量值11'!K14)&#10;+SUM('漁業生產量值-漁業種類別魚類別生產量值12'!G14)&#10;+SUM('漁業生產量值-漁業種類別魚類別生產量值14'!C14,'漁業生產量值-漁業種類別魚類別生產量值14'!O14)&#10;+SUM('漁業生產量值-漁業種類別魚類別生產量值15'!C14,'漁業生產量值-漁業種類別魚類別生產量值15'!E14,'漁業生產量值-漁業種類別魚類別生產量值15'!G14,'漁業生產量值-漁業種類別魚類別生產量值15'!I14)=0,&quot;-&quot;,&#10;SUM(G14,I14)&#10;+SUM('漁業生產量值-漁業種類別魚類別生產量值1'!E14,'漁業生產量值-漁業種類別魚類別生產量值1'!G14,'漁業生產量值-漁業種類別魚類別生產量值1'!I14)&#10;+SUM('漁業生產量值-漁業種類別魚類別生產量值2'!C14,'漁業生產量值-漁業種類別魚類別生產量值2'!E14,'漁業生產量值-漁業種類別魚類別生產量值2'!G14,'漁業生產量值-漁業種類別魚類別生產量值2'!I14)&#10;+SUM('漁業生產量值-漁業種類別魚類別生產量值3'!E14,'漁業生產量值-漁業種類別魚類別生產量值3'!I14,'漁業生產量值-漁業種類別魚類別生產量值3'!K14,'漁業生產量值-漁業種類別魚類別生產量值3'!M14)&#10;+SUM('漁業生產量值-漁業種類別魚類別生產量值4'!G14,'漁業生產量值-漁業種類別魚類別生產量值4'!I14,'漁業生產量值-漁業種類別魚類別生產量值4'!K14,'漁業生產量值-漁業種類別魚類別生產量值4'!M14,'漁業生產量值-漁業種類別魚類別生產量值4'!O14)&#10;+SUM('漁業生產量值-漁業種類別魚類別生產量值5'!K14,'漁業生產量值-漁業種類別魚類別生產量值5'!M14,'漁業生產量值-漁業種類別魚類別生產量值5'!O14)&#10;+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+SUM('漁業生產量值-漁業種類別魚類別生產量值7'!C14,'漁業生產量值-漁業種類別魚類別生產量值7'!E14,'漁業生產量值-漁業種類別魚類別生產量值7'!G14)&#10;+SUM('漁業生產量值-漁業種類別魚類別生產量值9'!I14,'漁業生產量值-漁業種類別魚類別生產量值9'!K14)&#10;+SUM('漁業生產量值-漁業種類別魚類別生產量值10'!G14)&#10;+SUM('漁業生產量值-漁業種類別魚類別生產量值11'!C14,'漁業生產量值-漁業種類別魚類別生產量值11'!E14,'漁業生產量值-漁業種類別魚類別生產量值11'!G14,'漁業生產量值-漁業種類別魚類別生產量值11'!I14,'漁業生產量值-漁業種類別魚類別生產量值11'!K14)&#10;+SUM('漁業生產量值-漁業種類別魚類別生產量值12'!G14)&#10;+SUM('漁業生產量值-漁業種類別魚類別生產量值14'!C14,'漁業生產量值-漁業種類別魚類別生產量值14'!O14)&#10;+SUM('漁業生產量值-漁業種類別魚類別生產量值15'!C14,'漁業生產量值-漁業種類別魚類別生產量值15'!E14,'漁業生產量值-漁業種類別魚類別生產量值15'!G14,'漁業生產量值-漁業種類別魚類別生產量值15'!I14)&#10;)" table:style-name="ce55">
            <text:p>186,038<text:s/></text:p>
          </table:table-cell>
          <table:table-cell office:value-type="float" office:value="6288408.0867400011" table:formula="msoxl:=  IF(SUM(H14,J14)&#10;+SUM('漁業生產量值-漁業種類別魚類別生產量值1'!F14,'漁業生產量值-漁業種類別魚類別生產量值1'!H14,'漁業生產量值-漁業種類別魚類別生產量值1'!J14,'漁業生產量值-漁業種類別魚類別生產量值1'!P14)&#10;+SUM('漁業生產量值-漁業種類別魚類別生產量值2'!D14,'漁業生產量值-漁業種類別魚類別生產量值2'!F14,'漁業生產量值-漁業種類別魚類別生產量值2'!H14,'漁業生產量值-漁業種類別魚類別生產量值2'!J14)&#10;+SUM('漁業生產量值-漁業種類別魚類別生產量值3'!F14,'漁業生產量值-漁業種類別魚類別生產量值3'!J14,'漁業生產量值-漁業種類別魚類別生產量值3'!L14,'漁業生產量值-漁業種類別魚類別生產量值3'!N14)&#10;+SUM('漁業生產量值-漁業種類別魚類別生產量值4'!H14,'漁業生產量值-漁業種類別魚類別生產量值4'!J14,'漁業生產量值-漁業種類別魚類別生產量值4'!L14,'漁業生產量值-漁業種類別魚類別生產量值4'!N14,'漁業生產量值-漁業種類別魚類別生產量值4'!P14)&#10;+SUM('漁業生產量值-漁業種類別魚類別生產量值5'!L14,'漁業生產量值-漁業種類別魚類別生產量值5'!N14,'漁業生產量值-漁業種類別魚類別生產量值5'!P14)&#10;+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+SUM('漁業生產量值-漁業種類別魚類別生產量值7'!D14,'漁業生產量值-漁業種類別魚類別生產量值7'!F14,'漁業生產量值-漁業種類別魚類別生產量值7'!H14)&#10;+SUM('漁業生產量值-漁業種類別魚類別生產量值9'!J14,'漁業生產量值-漁業種類別魚類別生產量值9'!L14)&#10;+SUM('漁業生產量值-漁業種類別魚類別生產量值10'!H14)&#10;+SUM('漁業生產量值-漁業種類別魚類別生產量值11'!D14,'漁業生產量值-漁業種類別魚類別生產量值11'!F14,'漁業生產量值-漁業種類別魚類別生產量值11'!H14,'漁業生產量值-漁業種類別魚類別生產量值11'!J14,'漁業生產量值-漁業種類別魚類別生產量值11'!L14)&#10;+SUM('漁業生產量值-漁業種類別魚類別生產量值12'!H14)&#10;+SUM('漁業生產量值-漁業種類別魚類別生產量值14'!D14,'漁業生產量值-漁業種類別魚類別生產量值14'!P14)&#10;+SUM('漁業生產量值-漁業種類別魚類別生產量值15'!D14,'漁業生產量值-漁業種類別魚類別生產量值15'!F14,'漁業生產量值-漁業種類別魚類別生產量值15'!H14,'漁業生產量值-漁業種類別魚類別生產量值15'!J14)=0,&quot;-&quot;,&#10;SUM(H14,J14)&#10;+SUM('漁業生產量值-漁業種類別魚類別生產量值1'!F14,'漁業生產量值-漁業種類別魚類別生產量值1'!H14,'漁業生產量值-漁業種類別魚類別生產量值1'!J14,'漁業生產量值-漁業種類別魚類別生產量值1'!P14)&#10;+SUM('漁業生產量值-漁業種類別魚類別生產量值2'!D14,'漁業生產量值-漁業種類別魚類別生產量值2'!F14,'漁業生產量值-漁業種類別魚類別生產量值2'!H14,'漁業生產量值-漁業種類別魚類別生產量值2'!J14)&#10;+SUM('漁業生產量值-漁業種類別魚類別生產量值3'!F14,'漁業生產量值-漁業種類別魚類別生產量值3'!J14,'漁業生產量值-漁業種類別魚類別生產量值3'!L14,'漁業生產量值-漁業種類別魚類別生產量值3'!N14)&#10;+SUM('漁業生產量值-漁業種類別魚類別生產量值4'!H14,'漁業生產量值-漁業種類別魚類別生產量值4'!J14,'漁業生產量值-漁業種類別魚類別生產量值4'!L14,'漁業生產量值-漁業種類別魚類別生產量值4'!N14,'漁業生產量值-漁業種類別魚類別生產量值4'!P14)&#10;+SUM('漁業生產量值-漁業種類別魚類別生產量值5'!L14,'漁業生產量值-漁業種類別魚類別生產量值5'!N14,'漁業生產量值-漁業種類別魚類別生產量值5'!P14)&#10;+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+SUM('漁業生產量值-漁業種類別魚類別生產量值7'!D14,'漁業生產量值-漁業種類別魚類別生產量值7'!F14,'漁業生產量值-漁業種類別魚類別生產量值7'!H14)&#10;+SUM('漁業生產量值-漁業種類別魚類別生產量值9'!J14,'漁業生產量值-漁業種類別魚類別生產量值9'!L14)&#10;+SUM('漁業生產量值-漁業種類別魚類別生產量值10'!H14)&#10;+SUM('漁業生產量值-漁業種類別魚類別生產量值11'!D14,'漁業生產量值-漁業種類別魚類別生產量值11'!F14,'漁業生產量值-漁業種類別魚類別生產量值11'!H14,'漁業生產量值-漁業種類別魚類別生產量值11'!J14,'漁業生產量值-漁業種類別魚類別生產量值11'!L14)&#10;+SUM('漁業生產量值-漁業種類別魚類別生產量值12'!H14)&#10;+SUM('漁業生產量值-漁業種類別魚類別生產量值14'!D14,'漁業生產量值-漁業種類別魚類別生產量值14'!P14)&#10;+SUM('漁業生產量值-漁業種類別魚類別生產量值15'!D14,'漁業生產量值-漁業種類別魚類別生產量值15'!F14,'漁業生產量值-漁業種類別魚類別生產量值15'!H14,'漁業生產量值-漁業種類別魚類別生產量值15'!J14)&#10;)" table:style-name="ce55">
            <text:p>6,288,40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4,M14,O14,'漁業生產量值-漁業種類別魚類別生產量值1'!C14)=0,&quot;-&quot;,SUM(K14,M14,O14,'漁業生產量值-漁業種類別魚類別生產量值1'!C14))" table:style-name="ce55">
            <text:p>-</text:p>
          </table:table-cell>
          <table:table-cell office:value-type="string" office:string-value="-" table:formula="msoxl:=  IF(SUM(L14,N14,P14,'漁業生產量值-漁業種類別魚類別生產量值1'!D14)=0,&quot;-&quot;,SUM(L14,N14,P14,'漁業生產量值-漁業種類別魚類別生產量值1'!D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float" office:value="146024.99999000001" table:style-name="ce55">
            <text:p>146,025<text:s/></text:p>
          </table:table-cell>
          <table:table-cell office:value-type="float" office:value="5672466.9467000002" table:style-name="ce55">
            <text:p>5,672,467<text:s/></text:p>
          </table:table-cell>
          <table:table-cell office:value-type="float" office:value="146024.99999000001" table:formula="msoxl:=  IF(SUM(G15,I15)&#10;+SUM('漁業生產量值-漁業種類別魚類別生產量值1'!E15,'漁業生產量值-漁業種類別魚類別生產量值1'!G15,'漁業生產量值-漁業種類別魚類別生產量值1'!I15)&#10;+SUM('漁業生產量值-漁業種類別魚類別生產量值2'!C15,'漁業生產量值-漁業種類別魚類別生產量值2'!E15,'漁業生產量值-漁業種類別魚類別生產量值2'!G15,'漁業生產量值-漁業種類別魚類別生產量值2'!I15)&#10;+SUM('漁業生產量值-漁業種類別魚類別生產量值3'!E15,'漁業生產量值-漁業種類別魚類別生產量值3'!I15,'漁業生產量值-漁業種類別魚類別生產量值3'!K15,'漁業生產量值-漁業種類別魚類別生產量值3'!M15)&#10;+SUM('漁業生產量值-漁業種類別魚類別生產量值4'!G15,'漁業生產量值-漁業種類別魚類別生產量值4'!I15,'漁業生產量值-漁業種類別魚類別生產量值4'!K15,'漁業生產量值-漁業種類別魚類別生產量值4'!M15,'漁業生產量值-漁業種類別魚類別生產量值4'!O15)&#10;+SUM('漁業生產量值-漁業種類別魚類別生產量值5'!K15,'漁業生產量值-漁業種類別魚類別生產量值5'!M15,'漁業生產量值-漁業種類別魚類別生產量值5'!O15)&#10;+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+SUM('漁業生產量值-漁業種類別魚類別生產量值7'!C15,'漁業生產量值-漁業種類別魚類別生產量值7'!E15,'漁業生產量值-漁業種類別魚類別生產量值7'!G15)&#10;+SUM('漁業生產量值-漁業種類別魚類別生產量值9'!I15,'漁業生產量值-漁業種類別魚類別生產量值9'!K15)&#10;+SUM('漁業生產量值-漁業種類別魚類別生產量值10'!G15)&#10;+SUM('漁業生產量值-漁業種類別魚類別生產量值11'!C15,'漁業生產量值-漁業種類別魚類別生產量值11'!E15,'漁業生產量值-漁業種類別魚類別生產量值11'!G15,'漁業生產量值-漁業種類別魚類別生產量值11'!I15,'漁業生產量值-漁業種類別魚類別生產量值11'!K15)&#10;+SUM('漁業生產量值-漁業種類別魚類別生產量值12'!G15)&#10;+SUM('漁業生產量值-漁業種類別魚類別生產量值14'!C15,'漁業生產量值-漁業種類別魚類別生產量值14'!O15)&#10;+SUM('漁業生產量值-漁業種類別魚類別生產量值15'!C15,'漁業生產量值-漁業種類別魚類別生產量值15'!E15,'漁業生產量值-漁業種類別魚類別生產量值15'!G15,'漁業生產量值-漁業種類別魚類別生產量值15'!I15)=0,&quot;-&quot;,&#10;SUM(G15,I15)&#10;+SUM('漁業生產量值-漁業種類別魚類別生產量值1'!E15,'漁業生產量值-漁業種類別魚類別生產量值1'!G15,'漁業生產量值-漁業種類別魚類別生產量值1'!I15)&#10;+SUM('漁業生產量值-漁業種類別魚類別生產量值2'!C15,'漁業生產量值-漁業種類別魚類別生產量值2'!E15,'漁業生產量值-漁業種類別魚類別生產量值2'!G15,'漁業生產量值-漁業種類別魚類別生產量值2'!I15)&#10;+SUM('漁業生產量值-漁業種類別魚類別生產量值3'!E15,'漁業生產量值-漁業種類別魚類別生產量值3'!I15,'漁業生產量值-漁業種類別魚類別生產量值3'!K15,'漁業生產量值-漁業種類別魚類別生產量值3'!M15)&#10;+SUM('漁業生產量值-漁業種類別魚類別生產量值4'!G15,'漁業生產量值-漁業種類別魚類別生產量值4'!I15,'漁業生產量值-漁業種類別魚類別生產量值4'!K15,'漁業生產量值-漁業種類別魚類別生產量值4'!M15,'漁業生產量值-漁業種類別魚類別生產量值4'!O15)&#10;+SUM('漁業生產量值-漁業種類別魚類別生產量值5'!K15,'漁業生產量值-漁業種類別魚類別生產量值5'!M15,'漁業生產量值-漁業種類別魚類別生產量值5'!O15)&#10;+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+SUM('漁業生產量值-漁業種類別魚類別生產量值7'!C15,'漁業生產量值-漁業種類別魚類別生產量值7'!E15,'漁業生產量值-漁業種類別魚類別生產量值7'!G15)&#10;+SUM('漁業生產量值-漁業種類別魚類別生產量值9'!I15,'漁業生產量值-漁業種類別魚類別生產量值9'!K15)&#10;+SUM('漁業生產量值-漁業種類別魚類別生產量值10'!G15)&#10;+SUM('漁業生產量值-漁業種類別魚類別生產量值11'!C15,'漁業生產量值-漁業種類別魚類別生產量值11'!E15,'漁業生產量值-漁業種類別魚類別生產量值11'!G15,'漁業生產量值-漁業種類別魚類別生產量值11'!I15,'漁業生產量值-漁業種類別魚類別生產量值11'!K15)&#10;+SUM('漁業生產量值-漁業種類別魚類別生產量值12'!G15)&#10;+SUM('漁業生產量值-漁業種類別魚類別生產量值14'!C15,'漁業生產量值-漁業種類別魚類別生產量值14'!O15)&#10;+SUM('漁業生產量值-漁業種類別魚類別生產量值15'!C15,'漁業生產量值-漁業種類別魚類別生產量值15'!E15,'漁業生產量值-漁業種類別魚類別生產量值15'!G15,'漁業生產量值-漁業種類別魚類別生產量值15'!I15)&#10;)" table:style-name="ce55">
            <text:p>146,025<text:s/></text:p>
          </table:table-cell>
          <table:table-cell office:value-type="float" office:value="5672466.9467000002" table:formula="msoxl:=  IF(SUM(H15,J15)&#10;+SUM('漁業生產量值-漁業種類別魚類別生產量值1'!F15,'漁業生產量值-漁業種類別魚類別生產量值1'!H15,'漁業生產量值-漁業種類別魚類別生產量值1'!J15,'漁業生產量值-漁業種類別魚類別生產量值1'!P15)&#10;+SUM('漁業生產量值-漁業種類別魚類別生產量值2'!D15,'漁業生產量值-漁業種類別魚類別生產量值2'!F15,'漁業生產量值-漁業種類別魚類別生產量值2'!H15,'漁業生產量值-漁業種類別魚類別生產量值2'!J15)&#10;+SUM('漁業生產量值-漁業種類別魚類別生產量值3'!F15,'漁業生產量值-漁業種類別魚類別生產量值3'!J15,'漁業生產量值-漁業種類別魚類別生產量值3'!L15,'漁業生產量值-漁業種類別魚類別生產量值3'!N15)&#10;+SUM('漁業生產量值-漁業種類別魚類別生產量值4'!H15,'漁業生產量值-漁業種類別魚類別生產量值4'!J15,'漁業生產量值-漁業種類別魚類別生產量值4'!L15,'漁業生產量值-漁業種類別魚類別生產量值4'!N15,'漁業生產量值-漁業種類別魚類別生產量值4'!P15)&#10;+SUM('漁業生產量值-漁業種類別魚類別生產量值5'!L15,'漁業生產量值-漁業種類別魚類別生產量值5'!N15,'漁業生產量值-漁業種類別魚類別生產量值5'!P15)&#10;+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+SUM('漁業生產量值-漁業種類別魚類別生產量值7'!D15,'漁業生產量值-漁業種類別魚類別生產量值7'!F15,'漁業生產量值-漁業種類別魚類別生產量值7'!H15)&#10;+SUM('漁業生產量值-漁業種類別魚類別生產量值9'!J15,'漁業生產量值-漁業種類別魚類別生產量值9'!L15)&#10;+SUM('漁業生產量值-漁業種類別魚類別生產量值10'!H15)&#10;+SUM('漁業生產量值-漁業種類別魚類別生產量值11'!D15,'漁業生產量值-漁業種類別魚類別生產量值11'!F15,'漁業生產量值-漁業種類別魚類別生產量值11'!H15,'漁業生產量值-漁業種類別魚類別生產量值11'!J15,'漁業生產量值-漁業種類別魚類別生產量值11'!L15)&#10;+SUM('漁業生產量值-漁業種類別魚類別生產量值12'!H15)&#10;+SUM('漁業生產量值-漁業種類別魚類別生產量值14'!D15,'漁業生產量值-漁業種類別魚類別生產量值14'!P15)&#10;+SUM('漁業生產量值-漁業種類別魚類別生產量值15'!D15,'漁業生產量值-漁業種類別魚類別生產量值15'!F15,'漁業生產量值-漁業種類別魚類別生產量值15'!H15,'漁業生產量值-漁業種類別魚類別生產量值15'!J15)=0,&quot;-&quot;,&#10;SUM(H15,J15)&#10;+SUM('漁業生產量值-漁業種類別魚類別生產量值1'!F15,'漁業生產量值-漁業種類別魚類別生產量值1'!H15,'漁業生產量值-漁業種類別魚類別生產量值1'!J15,'漁業生產量值-漁業種類別魚類別生產量值1'!P15)&#10;+SUM('漁業生產量值-漁業種類別魚類別生產量值2'!D15,'漁業生產量值-漁業種類別魚類別生產量值2'!F15,'漁業生產量值-漁業種類別魚類別生產量值2'!H15,'漁業生產量值-漁業種類別魚類別生產量值2'!J15)&#10;+SUM('漁業生產量值-漁業種類別魚類別生產量值3'!F15,'漁業生產量值-漁業種類別魚類別生產量值3'!J15,'漁業生產量值-漁業種類別魚類別生產量值3'!L15,'漁業生產量值-漁業種類別魚類別生產量值3'!N15)&#10;+SUM('漁業生產量值-漁業種類別魚類別生產量值4'!H15,'漁業生產量值-漁業種類別魚類別生產量值4'!J15,'漁業生產量值-漁業種類別魚類別生產量值4'!L15,'漁業生產量值-漁業種類別魚類別生產量值4'!N15,'漁業生產量值-漁業種類別魚類別生產量值4'!P15)&#10;+SUM('漁業生產量值-漁業種類別魚類別生產量值5'!L15,'漁業生產量值-漁業種類別魚類別生產量值5'!N15,'漁業生產量值-漁業種類別魚類別生產量值5'!P15)&#10;+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+SUM('漁業生產量值-漁業種類別魚類別生產量值7'!D15,'漁業生產量值-漁業種類別魚類別生產量值7'!F15,'漁業生產量值-漁業種類別魚類別生產量值7'!H15)&#10;+SUM('漁業生產量值-漁業種類別魚類別生產量值9'!J15,'漁業生產量值-漁業種類別魚類別生產量值9'!L15)&#10;+SUM('漁業生產量值-漁業種類別魚類別生產量值10'!H15)&#10;+SUM('漁業生產量值-漁業種類別魚類別生產量值11'!D15,'漁業生產量值-漁業種類別魚類別生產量值11'!F15,'漁業生產量值-漁業種類別魚類別生產量值11'!H15,'漁業生產量值-漁業種類別魚類別生產量值11'!J15,'漁業生產量值-漁業種類別魚類別生產量值11'!L15)&#10;+SUM('漁業生產量值-漁業種類別魚類別生產量值12'!H15)&#10;+SUM('漁業生產量值-漁業種類別魚類別生產量值14'!D15,'漁業生產量值-漁業種類別魚類別生產量值14'!P15)&#10;+SUM('漁業生產量值-漁業種類別魚類別生產量值15'!D15,'漁業生產量值-漁業種類別魚類別生產量值15'!F15,'漁業生產量值-漁業種類別魚類別生產量值15'!H15,'漁業生產量值-漁業種類別魚類別生產量值15'!J15)&#10;)" table:style-name="ce55">
            <text:p>5,672,4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5,M15,O15,'漁業生產量值-漁業種類別魚類別生產量值1'!C15)=0,&quot;-&quot;,SUM(K15,M15,O15,'漁業生產量值-漁業種類別魚類別生產量值1'!C15))" table:style-name="ce55">
            <text:p>-</text:p>
          </table:table-cell>
          <table:table-cell office:value-type="string" office:string-value="-" table:formula="msoxl:=  IF(SUM(L15,N15,P15,'漁業生產量值-漁業種類別魚類別生產量值1'!D15)=0,&quot;-&quot;,SUM(L15,N15,P15,'漁業生產量值-漁業種類別魚類別生產量值1'!D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float" office:value="222656.32824" table:style-name="ce55">
            <text:p>222,656<text:s/></text:p>
          </table:table-cell>
          <table:table-cell office:value-type="float" office:value="24029491.638969999" table:style-name="ce55">
            <text:p>24,029,492<text:s/></text:p>
          </table:table-cell>
          <table:table-cell office:value-type="float" office:value="222123.72797000001" table:formula="msoxl:=  IF(SUM(G16,I16)&#10;+SUM('漁業生產量值-漁業種類別魚類別生產量值1'!E16,'漁業生產量值-漁業種類別魚類別生產量值1'!G16,'漁業生產量值-漁業種類別魚類別生產量值1'!I16)&#10;+SUM('漁業生產量值-漁業種類別魚類別生產量值2'!C16,'漁業生產量值-漁業種類別魚類別生產量值2'!E16,'漁業生產量值-漁業種類別魚類別生產量值2'!G16,'漁業生產量值-漁業種類別魚類別生產量值2'!I16)&#10;+SUM('漁業生產量值-漁業種類別魚類別生產量值3'!E16,'漁業生產量值-漁業種類別魚類別生產量值3'!I16,'漁業生產量值-漁業種類別魚類別生產量值3'!K16,'漁業生產量值-漁業種類別魚類別生產量值3'!M16)&#10;+SUM('漁業生產量值-漁業種類別魚類別生產量值4'!G16,'漁業生產量值-漁業種類別魚類別生產量值4'!I16,'漁業生產量值-漁業種類別魚類別生產量值4'!K16,'漁業生產量值-漁業種類別魚類別生產量值4'!M16,'漁業生產量值-漁業種類別魚類別生產量值4'!O16)&#10;+SUM('漁業生產量值-漁業種類別魚類別生產量值5'!K16,'漁業生產量值-漁業種類別魚類別生產量值5'!M16,'漁業生產量值-漁業種類別魚類別生產量值5'!O16)&#10;+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+SUM('漁業生產量值-漁業種類別魚類別生產量值7'!C16,'漁業生產量值-漁業種類別魚類別生產量值7'!E16,'漁業生產量值-漁業種類別魚類別生產量值7'!G16)&#10;+SUM('漁業生產量值-漁業種類別魚類別生產量值9'!I16,'漁業生產量值-漁業種類別魚類別生產量值9'!K16)&#10;+SUM('漁業生產量值-漁業種類別魚類別生產量值10'!G16)&#10;+SUM('漁業生產量值-漁業種類別魚類別生產量值11'!C16,'漁業生產量值-漁業種類別魚類別生產量值11'!E16,'漁業生產量值-漁業種類別魚類別生產量值11'!G16,'漁業生產量值-漁業種類別魚類別生產量值11'!I16,'漁業生產量值-漁業種類別魚類別生產量值11'!K16)&#10;+SUM('漁業生產量值-漁業種類別魚類別生產量值12'!G16)&#10;+SUM('漁業生產量值-漁業種類別魚類別生產量值14'!C16,'漁業生產量值-漁業種類別魚類別生產量值14'!O16)&#10;+SUM('漁業生產量值-漁業種類別魚類別生產量值15'!C16,'漁業生產量值-漁業種類別魚類別生產量值15'!E16,'漁業生產量值-漁業種類別魚類別生產量值15'!G16,'漁業生產量值-漁業種類別魚類別生產量值15'!I16)=0,&quot;-&quot;,&#10;SUM(G16,I16)&#10;+SUM('漁業生產量值-漁業種類別魚類別生產量值1'!E16,'漁業生產量值-漁業種類別魚類別生產量值1'!G16,'漁業生產量值-漁業種類別魚類別生產量值1'!I16)&#10;+SUM('漁業生產量值-漁業種類別魚類別生產量值2'!C16,'漁業生產量值-漁業種類別魚類別生產量值2'!E16,'漁業生產量值-漁業種類別魚類別生產量值2'!G16,'漁業生產量值-漁業種類別魚類別生產量值2'!I16)&#10;+SUM('漁業生產量值-漁業種類別魚類別生產量值3'!E16,'漁業生產量值-漁業種類別魚類別生產量值3'!I16,'漁業生產量值-漁業種類別魚類別生產量值3'!K16,'漁業生產量值-漁業種類別魚類別生產量值3'!M16)&#10;+SUM('漁業生產量值-漁業種類別魚類別生產量值4'!G16,'漁業生產量值-漁業種類別魚類別生產量值4'!I16,'漁業生產量值-漁業種類別魚類別生產量值4'!K16,'漁業生產量值-漁業種類別魚類別生產量值4'!M16,'漁業生產量值-漁業種類別魚類別生產量值4'!O16)&#10;+SUM('漁業生產量值-漁業種類別魚類別生產量值5'!K16,'漁業生產量值-漁業種類別魚類別生產量值5'!M16,'漁業生產量值-漁業種類別魚類別生產量值5'!O16)&#10;+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+SUM('漁業生產量值-漁業種類別魚類別生產量值7'!C16,'漁業生產量值-漁業種類別魚類別生產量值7'!E16,'漁業生產量值-漁業種類別魚類別生產量值7'!G16)&#10;+SUM('漁業生產量值-漁業種類別魚類別生產量值9'!I16,'漁業生產量值-漁業種類別魚類別生產量值9'!K16)&#10;+SUM('漁業生產量值-漁業種類別魚類別生產量值10'!G16)&#10;+SUM('漁業生產量值-漁業種類別魚類別生產量值11'!C16,'漁業生產量值-漁業種類別魚類別生產量值11'!E16,'漁業生產量值-漁業種類別魚類別生產量值11'!G16,'漁業生產量值-漁業種類別魚類別生產量值11'!I16,'漁業生產量值-漁業種類別魚類別生產量值11'!K16)&#10;+SUM('漁業生產量值-漁業種類別魚類別生產量值12'!G16)&#10;+SUM('漁業生產量值-漁業種類別魚類別生產量值14'!C16,'漁業生產量值-漁業種類別魚類別生產量值14'!O16)&#10;+SUM('漁業生產量值-漁業種類別魚類別生產量值15'!C16,'漁業生產量值-漁業種類別魚類別生產量值15'!E16,'漁業生產量值-漁業種類別魚類別生產量值15'!G16,'漁業生產量值-漁業種類別魚類別生產量值15'!I16)&#10;)" table:style-name="ce55">
            <text:p>222,124<text:s/></text:p>
          </table:table-cell>
          <table:table-cell office:value-type="float" office:value="24008781.368300002" table:formula="msoxl:=  IF(SUM(H16,J16)&#10;+SUM('漁業生產量值-漁業種類別魚類別生產量值1'!F16,'漁業生產量值-漁業種類別魚類別生產量值1'!H16,'漁業生產量值-漁業種類別魚類別生產量值1'!J16,'漁業生產量值-漁業種類別魚類別生產量值1'!P16)&#10;+SUM('漁業生產量值-漁業種類別魚類別生產量值2'!D16,'漁業生產量值-漁業種類別魚類別生產量值2'!F16,'漁業生產量值-漁業種類別魚類別生產量值2'!H16,'漁業生產量值-漁業種類別魚類別生產量值2'!J16)&#10;+SUM('漁業生產量值-漁業種類別魚類別生產量值3'!F16,'漁業生產量值-漁業種類別魚類別生產量值3'!J16,'漁業生產量值-漁業種類別魚類別生產量值3'!L16,'漁業生產量值-漁業種類別魚類別生產量值3'!N16)&#10;+SUM('漁業生產量值-漁業種類別魚類別生產量值4'!H16,'漁業生產量值-漁業種類別魚類別生產量值4'!J16,'漁業生產量值-漁業種類別魚類別生產量值4'!L16,'漁業生產量值-漁業種類別魚類別生產量值4'!N16,'漁業生產量值-漁業種類別魚類別生產量值4'!P16)&#10;+SUM('漁業生產量值-漁業種類別魚類別生產量值5'!L16,'漁業生產量值-漁業種類別魚類別生產量值5'!N16,'漁業生產量值-漁業種類別魚類別生產量值5'!P16)&#10;+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+SUM('漁業生產量值-漁業種類別魚類別生產量值7'!D16,'漁業生產量值-漁業種類別魚類別生產量值7'!F16,'漁業生產量值-漁業種類別魚類別生產量值7'!H16)&#10;+SUM('漁業生產量值-漁業種類別魚類別生產量值9'!J16,'漁業生產量值-漁業種類別魚類別生產量值9'!L16)&#10;+SUM('漁業生產量值-漁業種類別魚類別生產量值10'!H16)&#10;+SUM('漁業生產量值-漁業種類別魚類別生產量值11'!D16,'漁業生產量值-漁業種類別魚類別生產量值11'!F16,'漁業生產量值-漁業種類別魚類別生產量值11'!H16,'漁業生產量值-漁業種類別魚類別生產量值11'!J16,'漁業生產量值-漁業種類別魚類別生產量值11'!L16)&#10;+SUM('漁業生產量值-漁業種類別魚類別生產量值12'!H16)&#10;+SUM('漁業生產量值-漁業種類別魚類別生產量值14'!D16,'漁業生產量值-漁業種類別魚類別生產量值14'!P16)&#10;+SUM('漁業生產量值-漁業種類別魚類別生產量值15'!D16,'漁業生產量值-漁業種類別魚類別生產量值15'!F16,'漁業生產量值-漁業種類別魚類別生產量值15'!H16,'漁業生產量值-漁業種類別魚類別生產量值15'!J16)=0,&quot;-&quot;,&#10;SUM(H16,J16)&#10;+SUM('漁業生產量值-漁業種類別魚類別生產量值1'!F16,'漁業生產量值-漁業種類別魚類別生產量值1'!H16,'漁業生產量值-漁業種類別魚類別生產量值1'!J16,'漁業生產量值-漁業種類別魚類別生產量值1'!P16)&#10;+SUM('漁業生產量值-漁業種類別魚類別生產量值2'!D16,'漁業生產量值-漁業種類別魚類別生產量值2'!F16,'漁業生產量值-漁業種類別魚類別生產量值2'!H16,'漁業生產量值-漁業種類別魚類別生產量值2'!J16)&#10;+SUM('漁業生產量值-漁業種類別魚類別生產量值3'!F16,'漁業生產量值-漁業種類別魚類別生產量值3'!J16,'漁業生產量值-漁業種類別魚類別生產量值3'!L16,'漁業生產量值-漁業種類別魚類別生產量值3'!N16)&#10;+SUM('漁業生產量值-漁業種類別魚類別生產量值4'!H16,'漁業生產量值-漁業種類別魚類別生產量值4'!J16,'漁業生產量值-漁業種類別魚類別生產量值4'!L16,'漁業生產量值-漁業種類別魚類別生產量值4'!N16,'漁業生產量值-漁業種類別魚類別生產量值4'!P16)&#10;+SUM('漁業生產量值-漁業種類別魚類別生產量值5'!L16,'漁業生產量值-漁業種類別魚類別生產量值5'!N16,'漁業生產量值-漁業種類別魚類別生產量值5'!P16)&#10;+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+SUM('漁業生產量值-漁業種類別魚類別生產量值7'!D16,'漁業生產量值-漁業種類別魚類別生產量值7'!F16,'漁業生產量值-漁業種類別魚類別生產量值7'!H16)&#10;+SUM('漁業生產量值-漁業種類別魚類別生產量值9'!J16,'漁業生產量值-漁業種類別魚類別生產量值9'!L16)&#10;+SUM('漁業生產量值-漁業種類別魚類別生產量值10'!H16)&#10;+SUM('漁業生產量值-漁業種類別魚類別生產量值11'!D16,'漁業生產量值-漁業種類別魚類別生產量值11'!F16,'漁業生產量值-漁業種類別魚類別生產量值11'!H16,'漁業生產量值-漁業種類別魚類別生產量值11'!J16,'漁業生產量值-漁業種類別魚類別生產量值11'!L16)&#10;+SUM('漁業生產量值-漁業種類別魚類別生產量值12'!H16)&#10;+SUM('漁業生產量值-漁業種類別魚類別生產量值14'!D16,'漁業生產量值-漁業種類別魚類別生產量值14'!P16)&#10;+SUM('漁業生產量值-漁業種類別魚類別生產量值15'!D16,'漁業生產量值-漁業種類別魚類別生產量值15'!F16,'漁業生產量值-漁業種類別魚類別生產量值15'!H16,'漁業生產量值-漁業種類別魚類別生產量值15'!J16)&#10;)" table:style-name="ce55">
            <text:p>24,008,78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6,M16,O16,'漁業生產量值-漁業種類別魚類別生產量值1'!C16)=0,&quot;-&quot;,SUM(K16,M16,O16,'漁業生產量值-漁業種類別魚類別生產量值1'!C16))" table:style-name="ce55">
            <text:p>-</text:p>
          </table:table-cell>
          <table:table-cell office:value-type="string" office:string-value="-" table:formula="msoxl:=  IF(SUM(L16,N16,P16,'漁業生產量值-漁業種類別魚類別生產量值1'!D16)=0,&quot;-&quot;,SUM(L16,N16,P16,'漁業生產量值-漁業種類別魚類別生產量值1'!D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float" office:value="29416.000039999999" table:style-name="ce55">
            <text:p>29,416<text:s/></text:p>
          </table:table-cell>
          <table:table-cell office:value-type="float" office:value="1724148.3970699999" table:style-name="ce55">
            <text:p>1,724,148<text:s/></text:p>
          </table:table-cell>
          <table:table-cell office:value-type="float" office:value="25827.000039999999" table:formula="msoxl:=  IF(SUM(G17,I17)&#10;+SUM('漁業生產量值-漁業種類別魚類別生產量值1'!E17,'漁業生產量值-漁業種類別魚類別生產量值1'!G17,'漁業生產量值-漁業種類別魚類別生產量值1'!I17)&#10;+SUM('漁業生產量值-漁業種類別魚類別生產量值2'!C17,'漁業生產量值-漁業種類別魚類別生產量值2'!E17,'漁業生產量值-漁業種類別魚類別生產量值2'!G17,'漁業生產量值-漁業種類別魚類別生產量值2'!I17)&#10;+SUM('漁業生產量值-漁業種類別魚類別生產量值3'!E17,'漁業生產量值-漁業種類別魚類別生產量值3'!I17,'漁業生產量值-漁業種類別魚類別生產量值3'!K17,'漁業生產量值-漁業種類別魚類別生產量值3'!M17)&#10;+SUM('漁業生產量值-漁業種類別魚類別生產量值4'!G17,'漁業生產量值-漁業種類別魚類別生產量值4'!I17,'漁業生產量值-漁業種類別魚類別生產量值4'!K17,'漁業生產量值-漁業種類別魚類別生產量值4'!M17,'漁業生產量值-漁業種類別魚類別生產量值4'!O17)&#10;+SUM('漁業生產量值-漁業種類別魚類別生產量值5'!K17,'漁業生產量值-漁業種類別魚類別生產量值5'!M17,'漁業生產量值-漁業種類別魚類別生產量值5'!O17)&#10;+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+SUM('漁業生產量值-漁業種類別魚類別生產量值7'!C17,'漁業生產量值-漁業種類別魚類別生產量值7'!E17,'漁業生產量值-漁業種類別魚類別生產量值7'!G17)&#10;+SUM('漁業生產量值-漁業種類別魚類別生產量值9'!I17,'漁業生產量值-漁業種類別魚類別生產量值9'!K17)&#10;+SUM('漁業生產量值-漁業種類別魚類別生產量值10'!G17)&#10;+SUM('漁業生產量值-漁業種類別魚類別生產量值11'!C17,'漁業生產量值-漁業種類別魚類別生產量值11'!E17,'漁業生產量值-漁業種類別魚類別生產量值11'!G17,'漁業生產量值-漁業種類別魚類別生產量值11'!I17,'漁業生產量值-漁業種類別魚類別生產量值11'!K17)&#10;+SUM('漁業生產量值-漁業種類別魚類別生產量值12'!G17)&#10;+SUM('漁業生產量值-漁業種類別魚類別生產量值14'!C17,'漁業生產量值-漁業種類別魚類別生產量值14'!O17)&#10;+SUM('漁業生產量值-漁業種類別魚類別生產量值15'!C17,'漁業生產量值-漁業種類別魚類別生產量值15'!E17,'漁業生產量值-漁業種類別魚類別生產量值15'!G17,'漁業生產量值-漁業種類別魚類別生產量值15'!I17)=0,&quot;-&quot;,&#10;SUM(G17,I17)&#10;+SUM('漁業生產量值-漁業種類別魚類別生產量值1'!E17,'漁業生產量值-漁業種類別魚類別生產量值1'!G17,'漁業生產量值-漁業種類別魚類別生產量值1'!I17)&#10;+SUM('漁業生產量值-漁業種類別魚類別生產量值2'!C17,'漁業生產量值-漁業種類別魚類別生產量值2'!E17,'漁業生產量值-漁業種類別魚類別生產量值2'!G17,'漁業生產量值-漁業種類別魚類別生產量值2'!I17)&#10;+SUM('漁業生產量值-漁業種類別魚類別生產量值3'!E17,'漁業生產量值-漁業種類別魚類別生產量值3'!I17,'漁業生產量值-漁業種類別魚類別生產量值3'!K17,'漁業生產量值-漁業種類別魚類別生產量值3'!M17)&#10;+SUM('漁業生產量值-漁業種類別魚類別生產量值4'!G17,'漁業生產量值-漁業種類別魚類別生產量值4'!I17,'漁業生產量值-漁業種類別魚類別生產量值4'!K17,'漁業生產量值-漁業種類別魚類別生產量值4'!M17,'漁業生產量值-漁業種類別魚類別生產量值4'!O17)&#10;+SUM('漁業生產量值-漁業種類別魚類別生產量值5'!K17,'漁業生產量值-漁業種類別魚類別生產量值5'!M17,'漁業生產量值-漁業種類別魚類別生產量值5'!O17)&#10;+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+SUM('漁業生產量值-漁業種類別魚類別生產量值7'!C17,'漁業生產量值-漁業種類別魚類別生產量值7'!E17,'漁業生產量值-漁業種類別魚類別生產量值7'!G17)&#10;+SUM('漁業生產量值-漁業種類別魚類別生產量值9'!I17,'漁業生產量值-漁業種類別魚類別生產量值9'!K17)&#10;+SUM('漁業生產量值-漁業種類別魚類別生產量值10'!G17)&#10;+SUM('漁業生產量值-漁業種類別魚類別生產量值11'!C17,'漁業生產量值-漁業種類別魚類別生產量值11'!E17,'漁業生產量值-漁業種類別魚類別生產量值11'!G17,'漁業生產量值-漁業種類別魚類別生產量值11'!I17,'漁業生產量值-漁業種類別魚類別生產量值11'!K17)&#10;+SUM('漁業生產量值-漁業種類別魚類別生產量值12'!G17)&#10;+SUM('漁業生產量值-漁業種類別魚類別生產量值14'!C17,'漁業生產量值-漁業種類別魚類別生產量值14'!O17)&#10;+SUM('漁業生產量值-漁業種類別魚類別生產量值15'!C17,'漁業生產量值-漁業種類別魚類別生產量值15'!E17,'漁業生產量值-漁業種類別魚類別生產量值15'!G17,'漁業生產量值-漁業種類別魚類別生產量值15'!I17)&#10;)" table:style-name="ce55">
            <text:p>25,827<text:s/></text:p>
          </table:table-cell>
          <table:table-cell office:value-type="float" office:value="1508539.0020300001" table:formula="msoxl:=  IF(SUM(H17,J17)&#10;+SUM('漁業生產量值-漁業種類別魚類別生產量值1'!F17,'漁業生產量值-漁業種類別魚類別生產量值1'!H17,'漁業生產量值-漁業種類別魚類別生產量值1'!J17,'漁業生產量值-漁業種類別魚類別生產量值1'!P17)&#10;+SUM('漁業生產量值-漁業種類別魚類別生產量值2'!D17,'漁業生產量值-漁業種類別魚類別生產量值2'!F17,'漁業生產量值-漁業種類別魚類別生產量值2'!H17,'漁業生產量值-漁業種類別魚類別生產量值2'!J17)&#10;+SUM('漁業生產量值-漁業種類別魚類別生產量值3'!F17,'漁業生產量值-漁業種類別魚類別生產量值3'!J17,'漁業生產量值-漁業種類別魚類別生產量值3'!L17,'漁業生產量值-漁業種類別魚類別生產量值3'!N17)&#10;+SUM('漁業生產量值-漁業種類別魚類別生產量值4'!H17,'漁業生產量值-漁業種類別魚類別生產量值4'!J17,'漁業生產量值-漁業種類別魚類別生產量值4'!L17,'漁業生產量值-漁業種類別魚類別生產量值4'!N17,'漁業生產量值-漁業種類別魚類別生產量值4'!P17)&#10;+SUM('漁業生產量值-漁業種類別魚類別生產量值5'!L17,'漁業生產量值-漁業種類別魚類別生產量值5'!N17,'漁業生產量值-漁業種類別魚類別生產量值5'!P17)&#10;+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+SUM('漁業生產量值-漁業種類別魚類別生產量值7'!D17,'漁業生產量值-漁業種類別魚類別生產量值7'!F17,'漁業生產量值-漁業種類別魚類別生產量值7'!H17)&#10;+SUM('漁業生產量值-漁業種類別魚類別生產量值9'!J17,'漁業生產量值-漁業種類別魚類別生產量值9'!L17)&#10;+SUM('漁業生產量值-漁業種類別魚類別生產量值10'!H17)&#10;+SUM('漁業生產量值-漁業種類別魚類別生產量值11'!D17,'漁業生產量值-漁業種類別魚類別生產量值11'!F17,'漁業生產量值-漁業種類別魚類別生產量值11'!H17,'漁業生產量值-漁業種類別魚類別生產量值11'!J17,'漁業生產量值-漁業種類別魚類別生產量值11'!L17)&#10;+SUM('漁業生產量值-漁業種類別魚類別生產量值12'!H17)&#10;+SUM('漁業生產量值-漁業種類別魚類別生產量值14'!D17,'漁業生產量值-漁業種類別魚類別生產量值14'!P17)&#10;+SUM('漁業生產量值-漁業種類別魚類別生產量值15'!D17,'漁業生產量值-漁業種類別魚類別生產量值15'!F17,'漁業生產量值-漁業種類別魚類別生產量值15'!H17,'漁業生產量值-漁業種類別魚類別生產量值15'!J17)=0,&quot;-&quot;,&#10;SUM(H17,J17)&#10;+SUM('漁業生產量值-漁業種類別魚類別生產量值1'!F17,'漁業生產量值-漁業種類別魚類別生產量值1'!H17,'漁業生產量值-漁業種類別魚類別生產量值1'!J17,'漁業生產量值-漁業種類別魚類別生產量值1'!P17)&#10;+SUM('漁業生產量值-漁業種類別魚類別生產量值2'!D17,'漁業生產量值-漁業種類別魚類別生產量值2'!F17,'漁業生產量值-漁業種類別魚類別生產量值2'!H17,'漁業生產量值-漁業種類別魚類別生產量值2'!J17)&#10;+SUM('漁業生產量值-漁業種類別魚類別生產量值3'!F17,'漁業生產量值-漁業種類別魚類別生產量值3'!J17,'漁業生產量值-漁業種類別魚類別生產量值3'!L17,'漁業生產量值-漁業種類別魚類別生產量值3'!N17)&#10;+SUM('漁業生產量值-漁業種類別魚類別生產量值4'!H17,'漁業生產量值-漁業種類別魚類別生產量值4'!J17,'漁業生產量值-漁業種類別魚類別生產量值4'!L17,'漁業生產量值-漁業種類別魚類別生產量值4'!N17,'漁業生產量值-漁業種類別魚類別生產量值4'!P17)&#10;+SUM('漁業生產量值-漁業種類別魚類別生產量值5'!L17,'漁業生產量值-漁業種類別魚類別生產量值5'!N17,'漁業生產量值-漁業種類別魚類別生產量值5'!P17)&#10;+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+SUM('漁業生產量值-漁業種類別魚類別生產量值7'!D17,'漁業生產量值-漁業種類別魚類別生產量值7'!F17,'漁業生產量值-漁業種類別魚類別生產量值7'!H17)&#10;+SUM('漁業生產量值-漁業種類別魚類別生產量值9'!J17,'漁業生產量值-漁業種類別魚類別生產量值9'!L17)&#10;+SUM('漁業生產量值-漁業種類別魚類別生產量值10'!H17)&#10;+SUM('漁業生產量值-漁業種類別魚類別生產量值11'!D17,'漁業生產量值-漁業種類別魚類別生產量值11'!F17,'漁業生產量值-漁業種類別魚類別生產量值11'!H17,'漁業生產量值-漁業種類別魚類別生產量值11'!J17,'漁業生產量值-漁業種類別魚類別生產量值11'!L17)&#10;+SUM('漁業生產量值-漁業種類別魚類別生產量值12'!H17)&#10;+SUM('漁業生產量值-漁業種類別魚類別生產量值14'!D17,'漁業生產量值-漁業種類別魚類別生產量值14'!P17)&#10;+SUM('漁業生產量值-漁業種類別魚類別生產量值15'!D17,'漁業生產量值-漁業種類別魚類別生產量值15'!F17,'漁業生產量值-漁業種類別魚類別生產量值15'!H17,'漁業生產量值-漁業種類別魚類別生產量值15'!J17)&#10;)" table:style-name="ce55">
            <text:p>1,508,53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7,M17,O17,'漁業生產量值-漁業種類別魚類別生產量值1'!C17)=0,&quot;-&quot;,SUM(K17,M17,O17,'漁業生產量值-漁業種類別魚類別生產量值1'!C17))" table:style-name="ce55">
            <text:p>-</text:p>
          </table:table-cell>
          <table:table-cell office:value-type="string" office:string-value="-" table:formula="msoxl:=  IF(SUM(L17,N17,P17,'漁業生產量值-漁業種類別魚類別生產量值1'!D17)=0,&quot;-&quot;,SUM(L17,N17,P17,'漁業生產量值-漁業種類別魚類別生產量值1'!D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18,I18)&#10;+SUM('漁業生產量值-漁業種類別魚類別生產量值1'!E18,'漁業生產量值-漁業種類別魚類別生產量值1'!G18,'漁業生產量值-漁業種類別魚類別生產量值1'!I18)&#10;+SUM('漁業生產量值-漁業種類別魚類別生產量值2'!C18,'漁業生產量值-漁業種類別魚類別生產量值2'!E18,'漁業生產量值-漁業種類別魚類別生產量值2'!G18,'漁業生產量值-漁業種類別魚類別生產量值2'!I18)&#10;+SUM('漁業生產量值-漁業種類別魚類別生產量值3'!E18,'漁業生產量值-漁業種類別魚類別生產量值3'!I18,'漁業生產量值-漁業種類別魚類別生產量值3'!K18,'漁業生產量值-漁業種類別魚類別生產量值3'!M18)&#10;+SUM('漁業生產量值-漁業種類別魚類別生產量值4'!G18,'漁業生產量值-漁業種類別魚類別生產量值4'!I18,'漁業生產量值-漁業種類別魚類別生產量值4'!K18,'漁業生產量值-漁業種類別魚類別生產量值4'!M18,'漁業生產量值-漁業種類別魚類別生產量值4'!O18)&#10;+SUM('漁業生產量值-漁業種類別魚類別生產量值5'!K18,'漁業生產量值-漁業種類別魚類別生產量值5'!M18,'漁業生產量值-漁業種類別魚類別生產量值5'!O18)&#10;+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+SUM('漁業生產量值-漁業種類別魚類別生產量值7'!C18,'漁業生產量值-漁業種類別魚類別生產量值7'!E18,'漁業生產量值-漁業種類別魚類別生產量值7'!G18)&#10;+SUM('漁業生產量值-漁業種類別魚類別生產量值9'!I18,'漁業生產量值-漁業種類別魚類別生產量值9'!K18)&#10;+SUM('漁業生產量值-漁業種類別魚類別生產量值10'!G18)&#10;+SUM('漁業生產量值-漁業種類別魚類別生產量值11'!C18,'漁業生產量值-漁業種類別魚類別生產量值11'!E18,'漁業生產量值-漁業種類別魚類別生產量值11'!G18,'漁業生產量值-漁業種類別魚類別生產量值11'!I18,'漁業生產量值-漁業種類別魚類別生產量值11'!K18)&#10;+SUM('漁業生產量值-漁業種類別魚類別生產量值12'!G18)&#10;+SUM('漁業生產量值-漁業種類別魚類別生產量值14'!C18,'漁業生產量值-漁業種類別魚類別生產量值14'!O18)&#10;+SUM('漁業生產量值-漁業種類別魚類別生產量值15'!C18,'漁業生產量值-漁業種類別魚類別生產量值15'!E18,'漁業生產量值-漁業種類別魚類別生產量值15'!G18,'漁業生產量值-漁業種類別魚類別生產量值15'!I18)=0,&quot;-&quot;,&#10;SUM(G18,I18)&#10;+SUM('漁業生產量值-漁業種類別魚類別生產量值1'!E18,'漁業生產量值-漁業種類別魚類別生產量值1'!G18,'漁業生產量值-漁業種類別魚類別生產量值1'!I18)&#10;+SUM('漁業生產量值-漁業種類別魚類別生產量值2'!C18,'漁業生產量值-漁業種類別魚類別生產量值2'!E18,'漁業生產量值-漁業種類別魚類別生產量值2'!G18,'漁業生產量值-漁業種類別魚類別生產量值2'!I18)&#10;+SUM('漁業生產量值-漁業種類別魚類別生產量值3'!E18,'漁業生產量值-漁業種類別魚類別生產量值3'!I18,'漁業生產量值-漁業種類別魚類別生產量值3'!K18,'漁業生產量值-漁業種類別魚類別生產量值3'!M18)&#10;+SUM('漁業生產量值-漁業種類別魚類別生產量值4'!G18,'漁業生產量值-漁業種類別魚類別生產量值4'!I18,'漁業生產量值-漁業種類別魚類別生產量值4'!K18,'漁業生產量值-漁業種類別魚類別生產量值4'!M18,'漁業生產量值-漁業種類別魚類別生產量值4'!O18)&#10;+SUM('漁業生產量值-漁業種類別魚類別生產量值5'!K18,'漁業生產量值-漁業種類別魚類別生產量值5'!M18,'漁業生產量值-漁業種類別魚類別生產量值5'!O18)&#10;+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+SUM('漁業生產量值-漁業種類別魚類別生產量值7'!C18,'漁業生產量值-漁業種類別魚類別生產量值7'!E18,'漁業生產量值-漁業種類別魚類別生產量值7'!G18)&#10;+SUM('漁業生產量值-漁業種類別魚類別生產量值9'!I18,'漁業生產量值-漁業種類別魚類別生產量值9'!K18)&#10;+SUM('漁業生產量值-漁業種類別魚類別生產量值10'!G18)&#10;+SUM('漁業生產量值-漁業種類別魚類別生產量值11'!C18,'漁業生產量值-漁業種類別魚類別生產量值11'!E18,'漁業生產量值-漁業種類別魚類別生產量值11'!G18,'漁業生產量值-漁業種類別魚類別生產量值11'!I18,'漁業生產量值-漁業種類別魚類別生產量值11'!K18)&#10;+SUM('漁業生產量值-漁業種類別魚類別生產量值12'!G18)&#10;+SUM('漁業生產量值-漁業種類別魚類別生產量值14'!C18,'漁業生產量值-漁業種類別魚類別生產量值14'!O18)&#10;+SUM('漁業生產量值-漁業種類別魚類別生產量值15'!C18,'漁業生產量值-漁業種類別魚類別生產量值15'!E18,'漁業生產量值-漁業種類別魚類別生產量值15'!G18,'漁業生產量值-漁業種類別魚類別生產量值15'!I18)&#10;)" table:style-name="ce55">
            <text:p>-</text:p>
          </table:table-cell>
          <table:table-cell office:value-type="string" office:string-value="-" table:formula="msoxl:=  IF(SUM(H18,J18)&#10;+SUM('漁業生產量值-漁業種類別魚類別生產量值1'!F18,'漁業生產量值-漁業種類別魚類別生產量值1'!H18,'漁業生產量值-漁業種類別魚類別生產量值1'!J18,'漁業生產量值-漁業種類別魚類別生產量值1'!P18)&#10;+SUM('漁業生產量值-漁業種類別魚類別生產量值2'!D18,'漁業生產量值-漁業種類別魚類別生產量值2'!F18,'漁業生產量值-漁業種類別魚類別生產量值2'!H18,'漁業生產量值-漁業種類別魚類別生產量值2'!J18)&#10;+SUM('漁業生產量值-漁業種類別魚類別生產量值3'!F18,'漁業生產量值-漁業種類別魚類別生產量值3'!J18,'漁業生產量值-漁業種類別魚類別生產量值3'!L18,'漁業生產量值-漁業種類別魚類別生產量值3'!N18)&#10;+SUM('漁業生產量值-漁業種類別魚類別生產量值4'!H18,'漁業生產量值-漁業種類別魚類別生產量值4'!J18,'漁業生產量值-漁業種類別魚類別生產量值4'!L18,'漁業生產量值-漁業種類別魚類別生產量值4'!N18,'漁業生產量值-漁業種類別魚類別生產量值4'!P18)&#10;+SUM('漁業生產量值-漁業種類別魚類別生產量值5'!L18,'漁業生產量值-漁業種類別魚類別生產量值5'!N18,'漁業生產量值-漁業種類別魚類別生產量值5'!P18)&#10;+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+SUM('漁業生產量值-漁業種類別魚類別生產量值7'!D18,'漁業生產量值-漁業種類別魚類別生產量值7'!F18,'漁業生產量值-漁業種類別魚類別生產量值7'!H18)&#10;+SUM('漁業生產量值-漁業種類別魚類別生產量值9'!J18,'漁業生產量值-漁業種類別魚類別生產量值9'!L18)&#10;+SUM('漁業生產量值-漁業種類別魚類別生產量值10'!H18)&#10;+SUM('漁業生產量值-漁業種類別魚類別生產量值11'!D18,'漁業生產量值-漁業種類別魚類別生產量值11'!F18,'漁業生產量值-漁業種類別魚類別生產量值11'!H18,'漁業生產量值-漁業種類別魚類別生產量值11'!J18,'漁業生產量值-漁業種類別魚類別生產量值11'!L18)&#10;+SUM('漁業生產量值-漁業種類別魚類別生產量值12'!H18)&#10;+SUM('漁業生產量值-漁業種類別魚類別生產量值14'!D18,'漁業生產量值-漁業種類別魚類別生產量值14'!P18)&#10;+SUM('漁業生產量值-漁業種類別魚類別生產量值15'!D18,'漁業生產量值-漁業種類別魚類別生產量值15'!F18,'漁業生產量值-漁業種類別魚類別生產量值15'!H18,'漁業生產量值-漁業種類別魚類別生產量值15'!J18)=0,&quot;-&quot;,&#10;SUM(H18,J18)&#10;+SUM('漁業生產量值-漁業種類別魚類別生產量值1'!F18,'漁業生產量值-漁業種類別魚類別生產量值1'!H18,'漁業生產量值-漁業種類別魚類別生產量值1'!J18,'漁業生產量值-漁業種類別魚類別生產量值1'!P18)&#10;+SUM('漁業生產量值-漁業種類別魚類別生產量值2'!D18,'漁業生產量值-漁業種類別魚類別生產量值2'!F18,'漁業生產量值-漁業種類別魚類別生產量值2'!H18,'漁業生產量值-漁業種類別魚類別生產量值2'!J18)&#10;+SUM('漁業生產量值-漁業種類別魚類別生產量值3'!F18,'漁業生產量值-漁業種類別魚類別生產量值3'!J18,'漁業生產量值-漁業種類別魚類別生產量值3'!L18,'漁業生產量值-漁業種類別魚類別生產量值3'!N18)&#10;+SUM('漁業生產量值-漁業種類別魚類別生產量值4'!H18,'漁業生產量值-漁業種類別魚類別生產量值4'!J18,'漁業生產量值-漁業種類別魚類別生產量值4'!L18,'漁業生產量值-漁業種類別魚類別生產量值4'!N18,'漁業生產量值-漁業種類別魚類別生產量值4'!P18)&#10;+SUM('漁業生產量值-漁業種類別魚類別生產量值5'!L18,'漁業生產量值-漁業種類別魚類別生產量值5'!N18,'漁業生產量值-漁業種類別魚類別生產量值5'!P18)&#10;+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+SUM('漁業生產量值-漁業種類別魚類別生產量值7'!D18,'漁業生產量值-漁業種類別魚類別生產量值7'!F18,'漁業生產量值-漁業種類別魚類別生產量值7'!H18)&#10;+SUM('漁業生產量值-漁業種類別魚類別生產量值9'!J18,'漁業生產量值-漁業種類別魚類別生產量值9'!L18)&#10;+SUM('漁業生產量值-漁業種類別魚類別生產量值10'!H18)&#10;+SUM('漁業生產量值-漁業種類別魚類別生產量值11'!D18,'漁業生產量值-漁業種類別魚類別生產量值11'!F18,'漁業生產量值-漁業種類別魚類別生產量值11'!H18,'漁業生產量值-漁業種類別魚類別生產量值11'!J18,'漁業生產量值-漁業種類別魚類別生產量值11'!L18)&#10;+SUM('漁業生產量值-漁業種類別魚類別生產量值12'!H18)&#10;+SUM('漁業生產量值-漁業種類別魚類別生產量值14'!D18,'漁業生產量值-漁業種類別魚類別生產量值14'!P18)&#10;+SUM('漁業生產量值-漁業種類別魚類別生產量值15'!D18,'漁業生產量值-漁業種類別魚類別生產量值15'!F18,'漁業生產量值-漁業種類別魚類別生產量值15'!H18,'漁業生產量值-漁業種類別魚類別生產量值15'!J18)&#10;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18,M18,O18,'漁業生產量值-漁業種類別魚類別生產量值1'!C18)=0,&quot;-&quot;,SUM(K18,M18,O18,'漁業生產量值-漁業種類別魚類別生產量值1'!C18))" table:style-name="ce55">
            <text:p>-</text:p>
          </table:table-cell>
          <table:table-cell office:value-type="string" office:string-value="-" table:formula="msoxl:=  IF(SUM(L18,N18,P18,'漁業生產量值-漁業種類別魚類別生產量值1'!D18)=0,&quot;-&quot;,SUM(L18,N18,P18,'漁業生產量值-漁業種類別魚類別生產量值1'!D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38120.19622000001" table:formula="msoxl:=  IF(SUM(C20:C35)=0,&quot;-&quot;,SUM(C20:C35))" table:style-name="ce52">
            <text:p>138,120<text:s/></text:p>
          </table:table-cell>
          <table:table-cell office:value-type="float" office:value="10641076.967499999" table:formula="msoxl:=  IF(SUM(D20:D35)=0,&quot;-&quot;,SUM(D20:D35))" table:style-name="ce52">
            <text:p>10,641,077<text:s/></text:p>
          </table:table-cell>
          <table:table-cell office:value-type="float" office:value="123510.84702000003" table:formula="msoxl:=  IF(SUM(E20:E35)=0,&quot;-&quot;,SUM(E20:E35))" table:style-name="ce52">
            <text:p>123,511<text:s/></text:p>
          </table:table-cell>
          <table:table-cell office:value-type="float" office:value="9179679.6961700022" table:formula="msoxl:=  IF(SUM(F20:F35)=0,&quot;-&quot;,SUM(F20:F35))" table:style-name="ce52">
            <text:p>9,179,680<text:s/></text:p>
          </table:table-cell>
          <table:table-cell office:value-type="float" office:value="0.12809999999999999" table:formula="msoxl:=  IF(SUM(G20:G35)=0,&quot;-&quot;,SUM(G20:G35))" table:style-name="ce52">
            <text:p>0<text:s/></text:p>
          </table:table-cell>
          <table:table-cell office:value-type="float" office:value="9.3513000000000002" table:formula="msoxl:=  IF(SUM(H20:H35)=0,&quot;-&quot;,SUM(H20:H35))" table:style-name="ce52">
            <text:p>9<text:s/></text:p>
          </table:table-cell>
          <table:table-cell office:value-type="string" office:string-value="-" table:formula="msoxl:=  IF(SUM(I20:I35)=0,&quot;-&quot;,SUM(I20:I35))" table:style-name="ce52">
            <text:p>-</text:p>
          </table:table-cell>
          <table:table-cell office:value-type="string" office:string-value="-" table:formula="msoxl:=  IF(SUM(J20:J35)=0,&quot;-&quot;,SUM(J20:J35))" table:style-name="ce52">
            <text:p>-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52">
            <text:p>-</text:p>
          </table:table-cell>
          <table:table-cell office:value-type="string" office:string-value="-" table:formula="msoxl:=  IF(SUM(M20:M35)=0,&quot;-&quot;,SUM(M20:M35))" table:style-name="ce52">
            <text:p>-</text:p>
          </table:table-cell>
          <table:table-cell office:value-type="string" office:string-value="-" table:formula="msoxl:=  IF(SUM(N20:N35)=0,&quot;-&quot;,SUM(N20:N35))" table:style-name="ce52">
            <text:p>-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float" office:value="133.13167999999999" table:style-name="ce59">
            <text:p>133<text:s/></text:p>
          </table:table-cell>
          <table:table-cell office:value-type="float" office:value="8871.7293699999991" table:style-name="ce59">
            <text:p>8,872<text:s/></text:p>
          </table:table-cell>
          <table:table-cell office:value-type="float" office:value="133.13168000000002" table:formula="msoxl:=  IF(SUM(G20,I20)&#10;+SUM('漁業生產量值-漁業種類別魚類別生產量值1'!E20,'漁業生產量值-漁業種類別魚類別生產量值1'!G20,'漁業生產量值-漁業種類別魚類別生產量值1'!I20)&#10;+SUM('漁業生產量值-漁業種類別魚類別生產量值2'!C20,'漁業生產量值-漁業種類別魚類別生產量值2'!E20,'漁業生產量值-漁業種類別魚類別生產量值2'!G20,'漁業生產量值-漁業種類別魚類別生產量值2'!I20)&#10;+SUM('漁業生產量值-漁業種類別魚類別生產量值3'!E20,'漁業生產量值-漁業種類別魚類別生產量值3'!I20,'漁業生產量值-漁業種類別魚類別生產量值3'!K20,'漁業生產量值-漁業種類別魚類別生產量值3'!M20)&#10;+SUM('漁業生產量值-漁業種類別魚類別生產量值4'!G20,'漁業生產量值-漁業種類別魚類別生產量值4'!I20,'漁業生產量值-漁業種類別魚類別生產量值4'!K20,'漁業生產量值-漁業種類別魚類別生產量值4'!M20,'漁業生產量值-漁業種類別魚類別生產量值4'!O20)&#10;+SUM('漁業生產量值-漁業種類別魚類別生產量值5'!K20,'漁業生產量值-漁業種類別魚類別生產量值5'!M20,'漁業生產量值-漁業種類別魚類別生產量值5'!O20)&#10;+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+SUM('漁業生產量值-漁業種類別魚類別生產量值7'!C20,'漁業生產量值-漁業種類別魚類別生產量值7'!E20,'漁業生產量值-漁業種類別魚類別生產量值7'!G20)&#10;+SUM('漁業生產量值-漁業種類別魚類別生產量值9'!I20,'漁業生產量值-漁業種類別魚類別生產量值9'!K20)&#10;+SUM('漁業生產量值-漁業種類別魚類別生產量值10'!G20)&#10;+SUM('漁業生產量值-漁業種類別魚類別生產量值11'!C20,'漁業生產量值-漁業種類別魚類別生產量值11'!E20,'漁業生產量值-漁業種類別魚類別生產量值11'!G20,'漁業生產量值-漁業種類別魚類別生產量值11'!I20,'漁業生產量值-漁業種類別魚類別生產量值11'!K20)&#10;+SUM('漁業生產量值-漁業種類別魚類別生產量值12'!G20)&#10;+SUM('漁業生產量值-漁業種類別魚類別生產量值14'!C20,'漁業生產量值-漁業種類別魚類別生產量值14'!O20)&#10;+SUM('漁業生產量值-漁業種類別魚類別生產量值15'!C20,'漁業生產量值-漁業種類別魚類別生產量值15'!E20,'漁業生產量值-漁業種類別魚類別生產量值15'!G20,'漁業生產量值-漁業種類別魚類別生產量值15'!I20)=0,&quot;-&quot;,&#10;SUM(G20,I20)&#10;+SUM('漁業生產量值-漁業種類別魚類別生產量值1'!E20,'漁業生產量值-漁業種類別魚類別生產量值1'!G20,'漁業生產量值-漁業種類別魚類別生產量值1'!I20)&#10;+SUM('漁業生產量值-漁業種類別魚類別生產量值2'!C20,'漁業生產量值-漁業種類別魚類別生產量值2'!E20,'漁業生產量值-漁業種類別魚類別生產量值2'!G20,'漁業生產量值-漁業種類別魚類別生產量值2'!I20)&#10;+SUM('漁業生產量值-漁業種類別魚類別生產量值3'!E20,'漁業生產量值-漁業種類別魚類別生產量值3'!I20,'漁業生產量值-漁業種類別魚類別生產量值3'!K20,'漁業生產量值-漁業種類別魚類別生產量值3'!M20)&#10;+SUM('漁業生產量值-漁業種類別魚類別生產量值4'!G20,'漁業生產量值-漁業種類別魚類別生產量值4'!I20,'漁業生產量值-漁業種類別魚類別生產量值4'!K20,'漁業生產量值-漁業種類別魚類別生產量值4'!M20,'漁業生產量值-漁業種類別魚類別生產量值4'!O20)&#10;+SUM('漁業生產量值-漁業種類別魚類別生產量值5'!K20,'漁業生產量值-漁業種類別魚類別生產量值5'!M20,'漁業生產量值-漁業種類別魚類別生產量值5'!O20)&#10;+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+SUM('漁業生產量值-漁業種類別魚類別生產量值7'!C20,'漁業生產量值-漁業種類別魚類別生產量值7'!E20,'漁業生產量值-漁業種類別魚類別生產量值7'!G20)&#10;+SUM('漁業生產量值-漁業種類別魚類別生產量值9'!I20,'漁業生產量值-漁業種類別魚類別生產量值9'!K20)&#10;+SUM('漁業生產量值-漁業種類別魚類別生產量值10'!G20)&#10;+SUM('漁業生產量值-漁業種類別魚類別生產量值11'!C20,'漁業生產量值-漁業種類別魚類別生產量值11'!E20,'漁業生產量值-漁業種類別魚類別生產量值11'!G20,'漁業生產量值-漁業種類別魚類別生產量值11'!I20,'漁業生產量值-漁業種類別魚類別生產量值11'!K20)&#10;+SUM('漁業生產量值-漁業種類別魚類別生產量值12'!G20)&#10;+SUM('漁業生產量值-漁業種類別魚類別生產量值14'!C20,'漁業生產量值-漁業種類別魚類別生產量值14'!O20)&#10;+SUM('漁業生產量值-漁業種類別魚類別生產量值15'!C20,'漁業生產量值-漁業種類別魚類別生產量值15'!E20,'漁業生產量值-漁業種類別魚類別生產量值15'!G20,'漁業生產量值-漁業種類別魚類別生產量值15'!I20)&#10;)" table:style-name="ce55">
            <text:p>133<text:s/></text:p>
          </table:table-cell>
          <table:table-cell office:value-type="float" office:value="8871.7293700000009" table:formula="msoxl:=  IF(SUM(H20,J20)&#10;+SUM('漁業生產量值-漁業種類別魚類別生產量值1'!F20,'漁業生產量值-漁業種類別魚類別生產量值1'!H20,'漁業生產量值-漁業種類別魚類別生產量值1'!J20,'漁業生產量值-漁業種類別魚類別生產量值1'!P20)&#10;+SUM('漁業生產量值-漁業種類別魚類別生產量值2'!D20,'漁業生產量值-漁業種類別魚類別生產量值2'!F20,'漁業生產量值-漁業種類別魚類別生產量值2'!H20,'漁業生產量值-漁業種類別魚類別生產量值2'!J20)&#10;+SUM('漁業生產量值-漁業種類別魚類別生產量值3'!F20,'漁業生產量值-漁業種類別魚類別生產量值3'!J20,'漁業生產量值-漁業種類別魚類別生產量值3'!L20,'漁業生產量值-漁業種類別魚類別生產量值3'!N20)&#10;+SUM('漁業生產量值-漁業種類別魚類別生產量值4'!H20,'漁業生產量值-漁業種類別魚類別生產量值4'!J20,'漁業生產量值-漁業種類別魚類別生產量值4'!L20,'漁業生產量值-漁業種類別魚類別生產量值4'!N20,'漁業生產量值-漁業種類別魚類別生產量值4'!P20)&#10;+SUM('漁業生產量值-漁業種類別魚類別生產量值5'!L20,'漁業生產量值-漁業種類別魚類別生產量值5'!N20,'漁業生產量值-漁業種類別魚類別生產量值5'!P20)&#10;+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+SUM('漁業生產量值-漁業種類別魚類別生產量值7'!D20,'漁業生產量值-漁業種類別魚類別生產量值7'!F20,'漁業生產量值-漁業種類別魚類別生產量值7'!H20)&#10;+SUM('漁業生產量值-漁業種類別魚類別生產量值9'!J20,'漁業生產量值-漁業種類別魚類別生產量值9'!L20)&#10;+SUM('漁業生產量值-漁業種類別魚類別生產量值10'!H20)&#10;+SUM('漁業生產量值-漁業種類別魚類別生產量值11'!D20,'漁業生產量值-漁業種類別魚類別生產量值11'!F20,'漁業生產量值-漁業種類別魚類別生產量值11'!H20,'漁業生產量值-漁業種類別魚類別生產量值11'!J20,'漁業生產量值-漁業種類別魚類別生產量值11'!L20)&#10;+SUM('漁業生產量值-漁業種類別魚類別生產量值12'!H20)&#10;+SUM('漁業生產量值-漁業種類別魚類別生產量值14'!D20,'漁業生產量值-漁業種類別魚類別生產量值14'!P20)&#10;+SUM('漁業生產量值-漁業種類別魚類別生產量值15'!D20,'漁業生產量值-漁業種類別魚類別生產量值15'!F20,'漁業生產量值-漁業種類別魚類別生產量值15'!H20,'漁業生產量值-漁業種類別魚類別生產量值15'!J20)=0,&quot;-&quot;,&#10;SUM(H20,J20)&#10;+SUM('漁業生產量值-漁業種類別魚類別生產量值1'!F20,'漁業生產量值-漁業種類別魚類別生產量值1'!H20,'漁業生產量值-漁業種類別魚類別生產量值1'!J20,'漁業生產量值-漁業種類別魚類別生產量值1'!P20)&#10;+SUM('漁業生產量值-漁業種類別魚類別生產量值2'!D20,'漁業生產量值-漁業種類別魚類別生產量值2'!F20,'漁業生產量值-漁業種類別魚類別生產量值2'!H20,'漁業生產量值-漁業種類別魚類別生產量值2'!J20)&#10;+SUM('漁業生產量值-漁業種類別魚類別生產量值3'!F20,'漁業生產量值-漁業種類別魚類別生產量值3'!J20,'漁業生產量值-漁業種類別魚類別生產量值3'!L20,'漁業生產量值-漁業種類別魚類別生產量值3'!N20)&#10;+SUM('漁業生產量值-漁業種類別魚類別生產量值4'!H20,'漁業生產量值-漁業種類別魚類別生產量值4'!J20,'漁業生產量值-漁業種類別魚類別生產量值4'!L20,'漁業生產量值-漁業種類別魚類別生產量值4'!N20,'漁業生產量值-漁業種類別魚類別生產量值4'!P20)&#10;+SUM('漁業生產量值-漁業種類別魚類別生產量值5'!L20,'漁業生產量值-漁業種類別魚類別生產量值5'!N20,'漁業生產量值-漁業種類別魚類別生產量值5'!P20)&#10;+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+SUM('漁業生產量值-漁業種類別魚類別生產量值7'!D20,'漁業生產量值-漁業種類別魚類別生產量值7'!F20,'漁業生產量值-漁業種類別魚類別生產量值7'!H20)&#10;+SUM('漁業生產量值-漁業種類別魚類別生產量值9'!J20,'漁業生產量值-漁業種類別魚類別生產量值9'!L20)&#10;+SUM('漁業生產量值-漁業種類別魚類別生產量值10'!H20)&#10;+SUM('漁業生產量值-漁業種類別魚類別生產量值11'!D20,'漁業生產量值-漁業種類別魚類別生產量值11'!F20,'漁業生產量值-漁業種類別魚類別生產量值11'!H20,'漁業生產量值-漁業種類別魚類別生產量值11'!J20,'漁業生產量值-漁業種類別魚類別生產量值11'!L20)&#10;+SUM('漁業生產量值-漁業種類別魚類別生產量值12'!H20)&#10;+SUM('漁業生產量值-漁業種類別魚類別生產量值14'!D20,'漁業生產量值-漁業種類別魚類別生產量值14'!P20)&#10;+SUM('漁業生產量值-漁業種類別魚類別生產量值15'!D20,'漁業生產量值-漁業種類別魚類別生產量值15'!F20,'漁業生產量值-漁業種類別魚類別生產量值15'!H20,'漁業生產量值-漁業種類別魚類別生產量值15'!J20)&#10;)" table:style-name="ce55">
            <text:p>8,872<text:s/>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K20,M20,O20,'漁業生產量值-漁業種類別魚類別生產量值1'!C20)=0,&quot;-&quot;,SUM(K20,M20,O20,'漁業生產量值-漁業種類別魚類別生產量值1'!C20))" table:style-name="ce55">
            <text:p>-</text:p>
          </table:table-cell>
          <table:table-cell office:value-type="string" office:string-value="-" table:formula="msoxl:=  IF(SUM(L20,N20,P20,'漁業生產量值-漁業種類別魚類別生產量值1'!D20)=0,&quot;-&quot;,SUM(L20,N20,P20,'漁業生產量值-漁業種類別魚類別生產量值1'!D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1,I21)&#10;+SUM('漁業生產量值-漁業種類別魚類別生產量值1'!E21,'漁業生產量值-漁業種類別魚類別生產量值1'!G21,'漁業生產量值-漁業種類別魚類別生產量值1'!I21)&#10;+SUM('漁業生產量值-漁業種類別魚類別生產量值2'!C21,'漁業生產量值-漁業種類別魚類別生產量值2'!E21,'漁業生產量值-漁業種類別魚類別生產量值2'!G21,'漁業生產量值-漁業種類別魚類別生產量值2'!I21)&#10;+SUM('漁業生產量值-漁業種類別魚類別生產量值3'!E21,'漁業生產量值-漁業種類別魚類別生產量值3'!I21,'漁業生產量值-漁業種類別魚類別生產量值3'!K21,'漁業生產量值-漁業種類別魚類別生產量值3'!M21)&#10;+SUM('漁業生產量值-漁業種類別魚類別生產量值4'!G21,'漁業生產量值-漁業種類別魚類別生產量值4'!I21,'漁業生產量值-漁業種類別魚類別生產量值4'!K21,'漁業生產量值-漁業種類別魚類別生產量值4'!M21,'漁業生產量值-漁業種類別魚類別生產量值4'!O21)&#10;+SUM('漁業生產量值-漁業種類別魚類別生產量值5'!K21,'漁業生產量值-漁業種類別魚類別生產量值5'!M21,'漁業生產量值-漁業種類別魚類別生產量值5'!O21)&#10;+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+SUM('漁業生產量值-漁業種類別魚類別生產量值7'!C21,'漁業生產量值-漁業種類別魚類別生產量值7'!E21,'漁業生產量值-漁業種類別魚類別生產量值7'!G21)&#10;+SUM('漁業生產量值-漁業種類別魚類別生產量值9'!I21,'漁業生產量值-漁業種類別魚類別生產量值9'!K21)&#10;+SUM('漁業生產量值-漁業種類別魚類別生產量值10'!G21)&#10;+SUM('漁業生產量值-漁業種類別魚類別生產量值11'!C21,'漁業生產量值-漁業種類別魚類別生產量值11'!E21,'漁業生產量值-漁業種類別魚類別生產量值11'!G21,'漁業生產量值-漁業種類別魚類別生產量值11'!I21,'漁業生產量值-漁業種類別魚類別生產量值11'!K21)&#10;+SUM('漁業生產量值-漁業種類別魚類別生產量值12'!G21)&#10;+SUM('漁業生產量值-漁業種類別魚類別生產量值14'!C21,'漁業生產量值-漁業種類別魚類別生產量值14'!O21)&#10;+SUM('漁業生產量值-漁業種類別魚類別生產量值15'!C21,'漁業生產量值-漁業種類別魚類別生產量值15'!E21,'漁業生產量值-漁業種類別魚類別生產量值15'!G21,'漁業生產量值-漁業種類別魚類別生產量值15'!I21)=0,&quot;-&quot;,&#10;SUM(G21,I21)&#10;+SUM('漁業生產量值-漁業種類別魚類別生產量值1'!E21,'漁業生產量值-漁業種類別魚類別生產量值1'!G21,'漁業生產量值-漁業種類別魚類別生產量值1'!I21)&#10;+SUM('漁業生產量值-漁業種類別魚類別生產量值2'!C21,'漁業生產量值-漁業種類別魚類別生產量值2'!E21,'漁業生產量值-漁業種類別魚類別生產量值2'!G21,'漁業生產量值-漁業種類別魚類別生產量值2'!I21)&#10;+SUM('漁業生產量值-漁業種類別魚類別生產量值3'!E21,'漁業生產量值-漁業種類別魚類別生產量值3'!I21,'漁業生產量值-漁業種類別魚類別生產量值3'!K21,'漁業生產量值-漁業種類別魚類別生產量值3'!M21)&#10;+SUM('漁業生產量值-漁業種類別魚類別生產量值4'!G21,'漁業生產量值-漁業種類別魚類別生產量值4'!I21,'漁業生產量值-漁業種類別魚類別生產量值4'!K21,'漁業生產量值-漁業種類別魚類別生產量值4'!M21,'漁業生產量值-漁業種類別魚類別生產量值4'!O21)&#10;+SUM('漁業生產量值-漁業種類別魚類別生產量值5'!K21,'漁業生產量值-漁業種類別魚類別生產量值5'!M21,'漁業生產量值-漁業種類別魚類別生產量值5'!O21)&#10;+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+SUM('漁業生產量值-漁業種類別魚類別生產量值7'!C21,'漁業生產量值-漁業種類別魚類別生產量值7'!E21,'漁業生產量值-漁業種類別魚類別生產量值7'!G21)&#10;+SUM('漁業生產量值-漁業種類別魚類別生產量值9'!I21,'漁業生產量值-漁業種類別魚類別生產量值9'!K21)&#10;+SUM('漁業生產量值-漁業種類別魚類別生產量值10'!G21)&#10;+SUM('漁業生產量值-漁業種類別魚類別生產量值11'!C21,'漁業生產量值-漁業種類別魚類別生產量值11'!E21,'漁業生產量值-漁業種類別魚類別生產量值11'!G21,'漁業生產量值-漁業種類別魚類別生產量值11'!I21,'漁業生產量值-漁業種類別魚類別生產量值11'!K21)&#10;+SUM('漁業生產量值-漁業種類別魚類別生產量值12'!G21)&#10;+SUM('漁業生產量值-漁業種類別魚類別生產量值14'!C21,'漁業生產量值-漁業種類別魚類別生產量值14'!O21)&#10;+SUM('漁業生產量值-漁業種類別魚類別生產量值15'!C21,'漁業生產量值-漁業種類別魚類別生產量值15'!E21,'漁業生產量值-漁業種類別魚類別生產量值15'!G21,'漁業生產量值-漁業種類別魚類別生產量值15'!I21)&#10;)" table:style-name="ce55">
            <text:p>-</text:p>
          </table:table-cell>
          <table:table-cell office:value-type="string" office:string-value="-" table:formula="msoxl:=  IF(SUM(H21,J21)&#10;+SUM('漁業生產量值-漁業種類別魚類別生產量值1'!F21,'漁業生產量值-漁業種類別魚類別生產量值1'!H21,'漁業生產量值-漁業種類別魚類別生產量值1'!J21,'漁業生產量值-漁業種類別魚類別生產量值1'!P21)&#10;+SUM('漁業生產量值-漁業種類別魚類別生產量值2'!D21,'漁業生產量值-漁業種類別魚類別生產量值2'!F21,'漁業生產量值-漁業種類別魚類別生產量值2'!H21,'漁業生產量值-漁業種類別魚類別生產量值2'!J21)&#10;+SUM('漁業生產量值-漁業種類別魚類別生產量值3'!F21,'漁業生產量值-漁業種類別魚類別生產量值3'!J21,'漁業生產量值-漁業種類別魚類別生產量值3'!L21,'漁業生產量值-漁業種類別魚類別生產量值3'!N21)&#10;+SUM('漁業生產量值-漁業種類別魚類別生產量值4'!H21,'漁業生產量值-漁業種類別魚類別生產量值4'!J21,'漁業生產量值-漁業種類別魚類別生產量值4'!L21,'漁業生產量值-漁業種類別魚類別生產量值4'!N21,'漁業生產量值-漁業種類別魚類別生產量值4'!P21)&#10;+SUM('漁業生產量值-漁業種類別魚類別生產量值5'!L21,'漁業生產量值-漁業種類別魚類別生產量值5'!N21,'漁業生產量值-漁業種類別魚類別生產量值5'!P21)&#10;+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+SUM('漁業生產量值-漁業種類別魚類別生產量值7'!D21,'漁業生產量值-漁業種類別魚類別生產量值7'!F21,'漁業生產量值-漁業種類別魚類別生產量值7'!H21)&#10;+SUM('漁業生產量值-漁業種類別魚類別生產量值9'!J21,'漁業生產量值-漁業種類別魚類別生產量值9'!L21)&#10;+SUM('漁業生產量值-漁業種類別魚類別生產量值10'!H21)&#10;+SUM('漁業生產量值-漁業種類別魚類別生產量值11'!D21,'漁業生產量值-漁業種類別魚類別生產量值11'!F21,'漁業生產量值-漁業種類別魚類別生產量值11'!H21,'漁業生產量值-漁業種類別魚類別生產量值11'!J21,'漁業生產量值-漁業種類別魚類別生產量值11'!L21)&#10;+SUM('漁業生產量值-漁業種類別魚類別生產量值12'!H21)&#10;+SUM('漁業生產量值-漁業種類別魚類別生產量值14'!D21,'漁業生產量值-漁業種類別魚類別生產量值14'!P21)&#10;+SUM('漁業生產量值-漁業種類別魚類別生產量值15'!D21,'漁業生產量值-漁業種類別魚類別生產量值15'!F21,'漁業生產量值-漁業種類別魚類別生產量值15'!H21,'漁業生產量值-漁業種類別魚類別生產量值15'!J21)=0,&quot;-&quot;,&#10;SUM(H21,J21)&#10;+SUM('漁業生產量值-漁業種類別魚類別生產量值1'!F21,'漁業生產量值-漁業種類別魚類別生產量值1'!H21,'漁業生產量值-漁業種類別魚類別生產量值1'!J21,'漁業生產量值-漁業種類別魚類別生產量值1'!P21)&#10;+SUM('漁業生產量值-漁業種類別魚類別生產量值2'!D21,'漁業生產量值-漁業種類別魚類別生產量值2'!F21,'漁業生產量值-漁業種類別魚類別生產量值2'!H21,'漁業生產量值-漁業種類別魚類別生產量值2'!J21)&#10;+SUM('漁業生產量值-漁業種類別魚類別生產量值3'!F21,'漁業生產量值-漁業種類別魚類別生產量值3'!J21,'漁業生產量值-漁業種類別魚類別生產量值3'!L21,'漁業生產量值-漁業種類別魚類別生產量值3'!N21)&#10;+SUM('漁業生產量值-漁業種類別魚類別生產量值4'!H21,'漁業生產量值-漁業種類別魚類別生產量值4'!J21,'漁業生產量值-漁業種類別魚類別生產量值4'!L21,'漁業生產量值-漁業種類別魚類別生產量值4'!N21,'漁業生產量值-漁業種類別魚類別生產量值4'!P21)&#10;+SUM('漁業生產量值-漁業種類別魚類別生產量值5'!L21,'漁業生產量值-漁業種類別魚類別生產量值5'!N21,'漁業生產量值-漁業種類別魚類別生產量值5'!P21)&#10;+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+SUM('漁業生產量值-漁業種類別魚類別生產量值7'!D21,'漁業生產量值-漁業種類別魚類別生產量值7'!F21,'漁業生產量值-漁業種類別魚類別生產量值7'!H21)&#10;+SUM('漁業生產量值-漁業種類別魚類別生產量值9'!J21,'漁業生產量值-漁業種類別魚類別生產量值9'!L21)&#10;+SUM('漁業生產量值-漁業種類別魚類別生產量值10'!H21)&#10;+SUM('漁業生產量值-漁業種類別魚類別生產量值11'!D21,'漁業生產量值-漁業種類別魚類別生產量值11'!F21,'漁業生產量值-漁業種類別魚類別生產量值11'!H21,'漁業生產量值-漁業種類別魚類別生產量值11'!J21,'漁業生產量值-漁業種類別魚類別生產量值11'!L21)&#10;+SUM('漁業生產量值-漁業種類別魚類別生產量值12'!H21)&#10;+SUM('漁業生產量值-漁業種類別魚類別生產量值14'!D21,'漁業生產量值-漁業種類別魚類別生產量值14'!P21)&#10;+SUM('漁業生產量值-漁業種類別魚類別生產量值15'!D21,'漁業生產量值-漁業種類別魚類別生產量值15'!F21,'漁業生產量值-漁業種類別魚類別生產量值15'!H21,'漁業生產量值-漁業種類別魚類別生產量值15'!J21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1,M21,O21,'漁業生產量值-漁業種類別魚類別生產量值1'!C21)=0,&quot;-&quot;,SUM(K21,M21,O21,'漁業生產量值-漁業種類別魚類別生產量值1'!C21))" table:style-name="ce55">
            <text:p>-</text:p>
          </table:table-cell>
          <table:table-cell office:value-type="string" office:string-value="-" table:formula="msoxl:=  IF(SUM(L21,N21,P21,'漁業生產量值-漁業種類別魚類別生產量值1'!D21)=0,&quot;-&quot;,SUM(L21,N21,P21,'漁業生產量值-漁業種類別魚類別生產量值1'!D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5369.6270000000004" table:style-name="ce55">
            <text:p>5,370<text:s/></text:p>
          </table:table-cell>
          <table:table-cell office:value-type="float" office:value="544863.79498000001" table:style-name="ce55">
            <text:p>544,864<text:s/></text:p>
          </table:table-cell>
          <table:table-cell office:value-type="float" office:value="3766.8409999999999" table:formula="msoxl:=  IF(SUM(G22,I22)&#10;+SUM('漁業生產量值-漁業種類別魚類別生產量值1'!E22,'漁業生產量值-漁業種類別魚類別生產量值1'!G22,'漁業生產量值-漁業種類別魚類別生產量值1'!I22)&#10;+SUM('漁業生產量值-漁業種類別魚類別生產量值2'!C22,'漁業生產量值-漁業種類別魚類別生產量值2'!E22,'漁業生產量值-漁業種類別魚類別生產量值2'!G22,'漁業生產量值-漁業種類別魚類別生產量值2'!I22)&#10;+SUM('漁業生產量值-漁業種類別魚類別生產量值3'!E22,'漁業生產量值-漁業種類別魚類別生產量值3'!I22,'漁業生產量值-漁業種類別魚類別生產量值3'!K22,'漁業生產量值-漁業種類別魚類別生產量值3'!M22)&#10;+SUM('漁業生產量值-漁業種類別魚類別生產量值4'!G22,'漁業生產量值-漁業種類別魚類別生產量值4'!I22,'漁業生產量值-漁業種類別魚類別生產量值4'!K22,'漁業生產量值-漁業種類別魚類別生產量值4'!M22,'漁業生產量值-漁業種類別魚類別生產量值4'!O22)&#10;+SUM('漁業生產量值-漁業種類別魚類別生產量值5'!K22,'漁業生產量值-漁業種類別魚類別生產量值5'!M22,'漁業生產量值-漁業種類別魚類別生產量值5'!O22)&#10;+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+SUM('漁業生產量值-漁業種類別魚類別生產量值7'!C22,'漁業生產量值-漁業種類別魚類別生產量值7'!E22,'漁業生產量值-漁業種類別魚類別生產量值7'!G22)&#10;+SUM('漁業生產量值-漁業種類別魚類別生產量值9'!I22,'漁業生產量值-漁業種類別魚類別生產量值9'!K22)&#10;+SUM('漁業生產量值-漁業種類別魚類別生產量值10'!G22)&#10;+SUM('漁業生產量值-漁業種類別魚類別生產量值11'!C22,'漁業生產量值-漁業種類別魚類別生產量值11'!E22,'漁業生產量值-漁業種類別魚類別生產量值11'!G22,'漁業生產量值-漁業種類別魚類別生產量值11'!I22,'漁業生產量值-漁業種類別魚類別生產量值11'!K22)&#10;+SUM('漁業生產量值-漁業種類別魚類別生產量值12'!G22)&#10;+SUM('漁業生產量值-漁業種類別魚類別生產量值14'!C22,'漁業生產量值-漁業種類別魚類別生產量值14'!O22)&#10;+SUM('漁業生產量值-漁業種類別魚類別生產量值15'!C22,'漁業生產量值-漁業種類別魚類別生產量值15'!E22,'漁業生產量值-漁業種類別魚類別生產量值15'!G22,'漁業生產量值-漁業種類別魚類別生產量值15'!I22)=0,&quot;-&quot;,&#10;SUM(G22,I22)&#10;+SUM('漁業生產量值-漁業種類別魚類別生產量值1'!E22,'漁業生產量值-漁業種類別魚類別生產量值1'!G22,'漁業生產量值-漁業種類別魚類別生產量值1'!I22)&#10;+SUM('漁業生產量值-漁業種類別魚類別生產量值2'!C22,'漁業生產量值-漁業種類別魚類別生產量值2'!E22,'漁業生產量值-漁業種類別魚類別生產量值2'!G22,'漁業生產量值-漁業種類別魚類別生產量值2'!I22)&#10;+SUM('漁業生產量值-漁業種類別魚類別生產量值3'!E22,'漁業生產量值-漁業種類別魚類別生產量值3'!I22,'漁業生產量值-漁業種類別魚類別生產量值3'!K22,'漁業生產量值-漁業種類別魚類別生產量值3'!M22)&#10;+SUM('漁業生產量值-漁業種類別魚類別生產量值4'!G22,'漁業生產量值-漁業種類別魚類別生產量值4'!I22,'漁業生產量值-漁業種類別魚類別生產量值4'!K22,'漁業生產量值-漁業種類別魚類別生產量值4'!M22,'漁業生產量值-漁業種類別魚類別生產量值4'!O22)&#10;+SUM('漁業生產量值-漁業種類別魚類別生產量值5'!K22,'漁業生產量值-漁業種類別魚類別生產量值5'!M22,'漁業生產量值-漁業種類別魚類別生產量值5'!O22)&#10;+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+SUM('漁業生產量值-漁業種類別魚類別生產量值7'!C22,'漁業生產量值-漁業種類別魚類別生產量值7'!E22,'漁業生產量值-漁業種類別魚類別生產量值7'!G22)&#10;+SUM('漁業生產量值-漁業種類別魚類別生產量值9'!I22,'漁業生產量值-漁業種類別魚類別生產量值9'!K22)&#10;+SUM('漁業生產量值-漁業種類別魚類別生產量值10'!G22)&#10;+SUM('漁業生產量值-漁業種類別魚類別生產量值11'!C22,'漁業生產量值-漁業種類別魚類別生產量值11'!E22,'漁業生產量值-漁業種類別魚類別生產量值11'!G22,'漁業生產量值-漁業種類別魚類別生產量值11'!I22,'漁業生產量值-漁業種類別魚類別生產量值11'!K22)&#10;+SUM('漁業生產量值-漁業種類別魚類別生產量值12'!G22)&#10;+SUM('漁業生產量值-漁業種類別魚類別生產量值14'!C22,'漁業生產量值-漁業種類別魚類別生產量值14'!O22)&#10;+SUM('漁業生產量值-漁業種類別魚類別生產量值15'!C22,'漁業生產量值-漁業種類別魚類別生產量值15'!E22,'漁業生產量值-漁業種類別魚類別生產量值15'!G22,'漁業生產量值-漁業種類別魚類別生產量值15'!I22)&#10;)" table:style-name="ce55">
            <text:p>3,767<text:s/></text:p>
          </table:table-cell>
          <table:table-cell office:value-type="float" office:value="501951.99498000002" table:formula="msoxl:=  IF(SUM(H22,J22)&#10;+SUM('漁業生產量值-漁業種類別魚類別生產量值1'!F22,'漁業生產量值-漁業種類別魚類別生產量值1'!H22,'漁業生產量值-漁業種類別魚類別生產量值1'!J22,'漁業生產量值-漁業種類別魚類別生產量值1'!P22)&#10;+SUM('漁業生產量值-漁業種類別魚類別生產量值2'!D22,'漁業生產量值-漁業種類別魚類別生產量值2'!F22,'漁業生產量值-漁業種類別魚類別生產量值2'!H22,'漁業生產量值-漁業種類別魚類別生產量值2'!J22)&#10;+SUM('漁業生產量值-漁業種類別魚類別生產量值3'!F22,'漁業生產量值-漁業種類別魚類別生產量值3'!J22,'漁業生產量值-漁業種類別魚類別生產量值3'!L22,'漁業生產量值-漁業種類別魚類別生產量值3'!N22)&#10;+SUM('漁業生產量值-漁業種類別魚類別生產量值4'!H22,'漁業生產量值-漁業種類別魚類別生產量值4'!J22,'漁業生產量值-漁業種類別魚類別生產量值4'!L22,'漁業生產量值-漁業種類別魚類別生產量值4'!N22,'漁業生產量值-漁業種類別魚類別生產量值4'!P22)&#10;+SUM('漁業生產量值-漁業種類別魚類別生產量值5'!L22,'漁業生產量值-漁業種類別魚類別生產量值5'!N22,'漁業生產量值-漁業種類別魚類別生產量值5'!P22)&#10;+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+SUM('漁業生產量值-漁業種類別魚類別生產量值7'!D22,'漁業生產量值-漁業種類別魚類別生產量值7'!F22,'漁業生產量值-漁業種類別魚類別生產量值7'!H22)&#10;+SUM('漁業生產量值-漁業種類別魚類別生產量值9'!J22,'漁業生產量值-漁業種類別魚類別生產量值9'!L22)&#10;+SUM('漁業生產量值-漁業種類別魚類別生產量值10'!H22)&#10;+SUM('漁業生產量值-漁業種類別魚類別生產量值11'!D22,'漁業生產量值-漁業種類別魚類別生產量值11'!F22,'漁業生產量值-漁業種類別魚類別生產量值11'!H22,'漁業生產量值-漁業種類別魚類別生產量值11'!J22,'漁業生產量值-漁業種類別魚類別生產量值11'!L22)&#10;+SUM('漁業生產量值-漁業種類別魚類別生產量值12'!H22)&#10;+SUM('漁業生產量值-漁業種類別魚類別生產量值14'!D22,'漁業生產量值-漁業種類別魚類別生產量值14'!P22)&#10;+SUM('漁業生產量值-漁業種類別魚類別生產量值15'!D22,'漁業生產量值-漁業種類別魚類別生產量值15'!F22,'漁業生產量值-漁業種類別魚類別生產量值15'!H22,'漁業生產量值-漁業種類別魚類別生產量值15'!J22)=0,&quot;-&quot;,&#10;SUM(H22,J22)&#10;+SUM('漁業生產量值-漁業種類別魚類別生產量值1'!F22,'漁業生產量值-漁業種類別魚類別生產量值1'!H22,'漁業生產量值-漁業種類別魚類別生產量值1'!J22,'漁業生產量值-漁業種類別魚類別生產量值1'!P22)&#10;+SUM('漁業生產量值-漁業種類別魚類別生產量值2'!D22,'漁業生產量值-漁業種類別魚類別生產量值2'!F22,'漁業生產量值-漁業種類別魚類別生產量值2'!H22,'漁業生產量值-漁業種類別魚類別生產量值2'!J22)&#10;+SUM('漁業生產量值-漁業種類別魚類別生產量值3'!F22,'漁業生產量值-漁業種類別魚類別生產量值3'!J22,'漁業生產量值-漁業種類別魚類別生產量值3'!L22,'漁業生產量值-漁業種類別魚類別生產量值3'!N22)&#10;+SUM('漁業生產量值-漁業種類別魚類別生產量值4'!H22,'漁業生產量值-漁業種類別魚類別生產量值4'!J22,'漁業生產量值-漁業種類別魚類別生產量值4'!L22,'漁業生產量值-漁業種類別魚類別生產量值4'!N22,'漁業生產量值-漁業種類別魚類別生產量值4'!P22)&#10;+SUM('漁業生產量值-漁業種類別魚類別生產量值5'!L22,'漁業生產量值-漁業種類別魚類別生產量值5'!N22,'漁業生產量值-漁業種類別魚類別生產量值5'!P22)&#10;+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+SUM('漁業生產量值-漁業種類別魚類別生產量值7'!D22,'漁業生產量值-漁業種類別魚類別生產量值7'!F22,'漁業生產量值-漁業種類別魚類別生產量值7'!H22)&#10;+SUM('漁業生產量值-漁業種類別魚類別生產量值9'!J22,'漁業生產量值-漁業種類別魚類別生產量值9'!L22)&#10;+SUM('漁業生產量值-漁業種類別魚類別生產量值10'!H22)&#10;+SUM('漁業生產量值-漁業種類別魚類別生產量值11'!D22,'漁業生產量值-漁業種類別魚類別生產量值11'!F22,'漁業生產量值-漁業種類別魚類別生產量值11'!H22,'漁業生產量值-漁業種類別魚類別生產量值11'!J22,'漁業生產量值-漁業種類別魚類別生產量值11'!L22)&#10;+SUM('漁業生產量值-漁業種類別魚類別生產量值12'!H22)&#10;+SUM('漁業生產量值-漁業種類別魚類別生產量值14'!D22,'漁業生產量值-漁業種類別魚類別生產量值14'!P22)&#10;+SUM('漁業生產量值-漁業種類別魚類別生產量值15'!D22,'漁業生產量值-漁業種類別魚類別生產量值15'!F22,'漁業生產量值-漁業種類別魚類別生產量值15'!H22,'漁業生產量值-漁業種類別魚類別生產量值15'!J22)&#10;)" table:style-name="ce55">
            <text:p>501,95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2,M22,O22,'漁業生產量值-漁業種類別魚類別生產量值1'!C22)=0,&quot;-&quot;,SUM(K22,M22,O22,'漁業生產量值-漁業種類別魚類別生產量值1'!C22))" table:style-name="ce55">
            <text:p>-</text:p>
          </table:table-cell>
          <table:table-cell office:value-type="string" office:string-value="-" table:formula="msoxl:=  IF(SUM(L22,N22,P22,'漁業生產量值-漁業種類別魚類別生產量值1'!D22)=0,&quot;-&quot;,SUM(L22,N22,P22,'漁業生產量值-漁業種類別魚類別生產量值1'!D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26715.30976" table:style-name="ce55">
            <text:p>26,715<text:s/></text:p>
          </table:table-cell>
          <table:table-cell office:value-type="float" office:value="2901804.1327" table:style-name="ce55">
            <text:p>2,901,804<text:s/></text:p>
          </table:table-cell>
          <table:table-cell office:value-type="float" office:value="21513.948860000004" table:formula="msoxl:=  IF(SUM(G23,I23)&#10;+SUM('漁業生產量值-漁業種類別魚類別生產量值1'!E23,'漁業生產量值-漁業種類別魚類別生產量值1'!G23,'漁業生產量值-漁業種類別魚類別生產量值1'!I23)&#10;+SUM('漁業生產量值-漁業種類別魚類別生產量值2'!C23,'漁業生產量值-漁業種類別魚類別生產量值2'!E23,'漁業生產量值-漁業種類別魚類別生產量值2'!G23,'漁業生產量值-漁業種類別魚類別生產量值2'!I23)&#10;+SUM('漁業生產量值-漁業種類別魚類別生產量值3'!E23,'漁業生產量值-漁業種類別魚類別生產量值3'!I23,'漁業生產量值-漁業種類別魚類別生產量值3'!K23,'漁業生產量值-漁業種類別魚類別生產量值3'!M23)&#10;+SUM('漁業生產量值-漁業種類別魚類別生產量值4'!G23,'漁業生產量值-漁業種類別魚類別生產量值4'!I23,'漁業生產量值-漁業種類別魚類別生產量值4'!K23,'漁業生產量值-漁業種類別魚類別生產量值4'!M23,'漁業生產量值-漁業種類別魚類別生產量值4'!O23)&#10;+SUM('漁業生產量值-漁業種類別魚類別生產量值5'!K23,'漁業生產量值-漁業種類別魚類別生產量值5'!M23,'漁業生產量值-漁業種類別魚類別生產量值5'!O23)&#10;+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+SUM('漁業生產量值-漁業種類別魚類別生產量值7'!C23,'漁業生產量值-漁業種類別魚類別生產量值7'!E23,'漁業生產量值-漁業種類別魚類別生產量值7'!G23)&#10;+SUM('漁業生產量值-漁業種類別魚類別生產量值9'!I23,'漁業生產量值-漁業種類別魚類別生產量值9'!K23)&#10;+SUM('漁業生產量值-漁業種類別魚類別生產量值10'!G23)&#10;+SUM('漁業生產量值-漁業種類別魚類別生產量值11'!C23,'漁業生產量值-漁業種類別魚類別生產量值11'!E23,'漁業生產量值-漁業種類別魚類別生產量值11'!G23,'漁業生產量值-漁業種類別魚類別生產量值11'!I23,'漁業生產量值-漁業種類別魚類別生產量值11'!K23)&#10;+SUM('漁業生產量值-漁業種類別魚類別生產量值12'!G23)&#10;+SUM('漁業生產量值-漁業種類別魚類別生產量值14'!C23,'漁業生產量值-漁業種類別魚類別生產量值14'!O23)&#10;+SUM('漁業生產量值-漁業種類別魚類別生產量值15'!C23,'漁業生產量值-漁業種類別魚類別生產量值15'!E23,'漁業生產量值-漁業種類別魚類別生產量值15'!G23,'漁業生產量值-漁業種類別魚類別生產量值15'!I23)=0,&quot;-&quot;,&#10;SUM(G23,I23)&#10;+SUM('漁業生產量值-漁業種類別魚類別生產量值1'!E23,'漁業生產量值-漁業種類別魚類別生產量值1'!G23,'漁業生產量值-漁業種類別魚類別生產量值1'!I23)&#10;+SUM('漁業生產量值-漁業種類別魚類別生產量值2'!C23,'漁業生產量值-漁業種類別魚類別生產量值2'!E23,'漁業生產量值-漁業種類別魚類別生產量值2'!G23,'漁業生產量值-漁業種類別魚類別生產量值2'!I23)&#10;+SUM('漁業生產量值-漁業種類別魚類別生產量值3'!E23,'漁業生產量值-漁業種類別魚類別生產量值3'!I23,'漁業生產量值-漁業種類別魚類別生產量值3'!K23,'漁業生產量值-漁業種類別魚類別生產量值3'!M23)&#10;+SUM('漁業生產量值-漁業種類別魚類別生產量值4'!G23,'漁業生產量值-漁業種類別魚類別生產量值4'!I23,'漁業生產量值-漁業種類別魚類別生產量值4'!K23,'漁業生產量值-漁業種類別魚類別生產量值4'!M23,'漁業生產量值-漁業種類別魚類別生產量值4'!O23)&#10;+SUM('漁業生產量值-漁業種類別魚類別生產量值5'!K23,'漁業生產量值-漁業種類別魚類別生產量值5'!M23,'漁業生產量值-漁業種類別魚類別生產量值5'!O23)&#10;+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+SUM('漁業生產量值-漁業種類別魚類別生產量值7'!C23,'漁業生產量值-漁業種類別魚類別生產量值7'!E23,'漁業生產量值-漁業種類別魚類別生產量值7'!G23)&#10;+SUM('漁業生產量值-漁業種類別魚類別生產量值9'!I23,'漁業生產量值-漁業種類別魚類別生產量值9'!K23)&#10;+SUM('漁業生產量值-漁業種類別魚類別生產量值10'!G23)&#10;+SUM('漁業生產量值-漁業種類別魚類別生產量值11'!C23,'漁業生產量值-漁業種類別魚類別生產量值11'!E23,'漁業生產量值-漁業種類別魚類別生產量值11'!G23,'漁業生產量值-漁業種類別魚類別生產量值11'!I23,'漁業生產量值-漁業種類別魚類別生產量值11'!K23)&#10;+SUM('漁業生產量值-漁業種類別魚類別生產量值12'!G23)&#10;+SUM('漁業生產量值-漁業種類別魚類別生產量值14'!C23,'漁業生產量值-漁業種類別魚類別生產量值14'!O23)&#10;+SUM('漁業生產量值-漁業種類別魚類別生產量值15'!C23,'漁業生產量值-漁業種類別魚類別生產量值15'!E23,'漁業生產量值-漁業種類別魚類別生產量值15'!G23,'漁業生產量值-漁業種類別魚類別生產量值15'!I23)&#10;)" table:style-name="ce55">
            <text:p>21,514<text:s/></text:p>
          </table:table-cell>
          <table:table-cell office:value-type="float" office:value="2071750.0591399998" table:formula="msoxl:=  IF(SUM(H23,J23)&#10;+SUM('漁業生產量值-漁業種類別魚類別生產量值1'!F23,'漁業生產量值-漁業種類別魚類別生產量值1'!H23,'漁業生產量值-漁業種類別魚類別生產量值1'!J23,'漁業生產量值-漁業種類別魚類別生產量值1'!P23)&#10;+SUM('漁業生產量值-漁業種類別魚類別生產量值2'!D23,'漁業生產量值-漁業種類別魚類別生產量值2'!F23,'漁業生產量值-漁業種類別魚類別生產量值2'!H23,'漁業生產量值-漁業種類別魚類別生產量值2'!J23)&#10;+SUM('漁業生產量值-漁業種類別魚類別生產量值3'!F23,'漁業生產量值-漁業種類別魚類別生產量值3'!J23,'漁業生產量值-漁業種類別魚類別生產量值3'!L23,'漁業生產量值-漁業種類別魚類別生產量值3'!N23)&#10;+SUM('漁業生產量值-漁業種類別魚類別生產量值4'!H23,'漁業生產量值-漁業種類別魚類別生產量值4'!J23,'漁業生產量值-漁業種類別魚類別生產量值4'!L23,'漁業生產量值-漁業種類別魚類別生產量值4'!N23,'漁業生產量值-漁業種類別魚類別生產量值4'!P23)&#10;+SUM('漁業生產量值-漁業種類別魚類別生產量值5'!L23,'漁業生產量值-漁業種類別魚類別生產量值5'!N23,'漁業生產量值-漁業種類別魚類別生產量值5'!P23)&#10;+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+SUM('漁業生產量值-漁業種類別魚類別生產量值7'!D23,'漁業生產量值-漁業種類別魚類別生產量值7'!F23,'漁業生產量值-漁業種類別魚類別生產量值7'!H23)&#10;+SUM('漁業生產量值-漁業種類別魚類別生產量值9'!J23,'漁業生產量值-漁業種類別魚類別生產量值9'!L23)&#10;+SUM('漁業生產量值-漁業種類別魚類別生產量值10'!H23)&#10;+SUM('漁業生產量值-漁業種類別魚類別生產量值11'!D23,'漁業生產量值-漁業種類別魚類別生產量值11'!F23,'漁業生產量值-漁業種類別魚類別生產量值11'!H23,'漁業生產量值-漁業種類別魚類別生產量值11'!J23,'漁業生產量值-漁業種類別魚類別生產量值11'!L23)&#10;+SUM('漁業生產量值-漁業種類別魚類別生產量值12'!H23)&#10;+SUM('漁業生產量值-漁業種類別魚類別生產量值14'!D23,'漁業生產量值-漁業種類別魚類別生產量值14'!P23)&#10;+SUM('漁業生產量值-漁業種類別魚類別生產量值15'!D23,'漁業生產量值-漁業種類別魚類別生產量值15'!F23,'漁業生產量值-漁業種類別魚類別生產量值15'!H23,'漁業生產量值-漁業種類別魚類別生產量值15'!J23)=0,&quot;-&quot;,&#10;SUM(H23,J23)&#10;+SUM('漁業生產量值-漁業種類別魚類別生產量值1'!F23,'漁業生產量值-漁業種類別魚類別生產量值1'!H23,'漁業生產量值-漁業種類別魚類別生產量值1'!J23,'漁業生產量值-漁業種類別魚類別生產量值1'!P23)&#10;+SUM('漁業生產量值-漁業種類別魚類別生產量值2'!D23,'漁業生產量值-漁業種類別魚類別生產量值2'!F23,'漁業生產量值-漁業種類別魚類別生產量值2'!H23,'漁業生產量值-漁業種類別魚類別生產量值2'!J23)&#10;+SUM('漁業生產量值-漁業種類別魚類別生產量值3'!F23,'漁業生產量值-漁業種類別魚類別生產量值3'!J23,'漁業生產量值-漁業種類別魚類別生產量值3'!L23,'漁業生產量值-漁業種類別魚類別生產量值3'!N23)&#10;+SUM('漁業生產量值-漁業種類別魚類別生產量值4'!H23,'漁業生產量值-漁業種類別魚類別生產量值4'!J23,'漁業生產量值-漁業種類別魚類別生產量值4'!L23,'漁業生產量值-漁業種類別魚類別生產量值4'!N23,'漁業生產量值-漁業種類別魚類別生產量值4'!P23)&#10;+SUM('漁業生產量值-漁業種類別魚類別生產量值5'!L23,'漁業生產量值-漁業種類別魚類別生產量值5'!N23,'漁業生產量值-漁業種類別魚類別生產量值5'!P23)&#10;+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+SUM('漁業生產量值-漁業種類別魚類別生產量值7'!D23,'漁業生產量值-漁業種類別魚類別生產量值7'!F23,'漁業生產量值-漁業種類別魚類別生產量值7'!H23)&#10;+SUM('漁業生產量值-漁業種類別魚類別生產量值9'!J23,'漁業生產量值-漁業種類別魚類別生產量值9'!L23)&#10;+SUM('漁業生產量值-漁業種類別魚類別生產量值10'!H23)&#10;+SUM('漁業生產量值-漁業種類別魚類別生產量值11'!D23,'漁業生產量值-漁業種類別魚類別生產量值11'!F23,'漁業生產量值-漁業種類別魚類別生產量值11'!H23,'漁業生產量值-漁業種類別魚類別生產量值11'!J23,'漁業生產量值-漁業種類別魚類別生產量值11'!L23)&#10;+SUM('漁業生產量值-漁業種類別魚類別生產量值12'!H23)&#10;+SUM('漁業生產量值-漁業種類別魚類別生產量值14'!D23,'漁業生產量值-漁業種類別魚類別生產量值14'!P23)&#10;+SUM('漁業生產量值-漁業種類別魚類別生產量值15'!D23,'漁業生產量值-漁業種類別魚類別生產量值15'!F23,'漁業生產量值-漁業種類別魚類別生產量值15'!H23,'漁業生產量值-漁業種類別魚類別生產量值15'!J23)&#10;)" table:style-name="ce55">
            <text:p>2,071,750<text:s/></text:p>
          </table:table-cell>
          <table:table-cell office:value-type="float" office:value="0.12809999999999999" table:style-name="ce55">
            <text:p>0<text:s/></text:p>
          </table:table-cell>
          <table:table-cell office:value-type="float" office:value="9.3513000000000002" table:style-name="ce55">
            <text:p>9<text:s/></text:p>
          </table:table-cell>
          <table:table-cell office:value-type="string" office:string-value="-" table:formula="msoxl:=  IF(SUM(K23,M23,O23,'漁業生產量值-漁業種類別魚類別生產量值1'!C23)=0,&quot;-&quot;,SUM(K23,M23,O23,'漁業生產量值-漁業種類別魚類別生產量值1'!C23))" table:style-name="ce55">
            <text:p>-</text:p>
          </table:table-cell>
          <table:table-cell office:value-type="string" office:string-value="-" table:formula="msoxl:=  IF(SUM(L23,N23,P23,'漁業生產量值-漁業種類別魚類別生產量值1'!D23)=0,&quot;-&quot;,SUM(L23,N23,P23,'漁業生產量值-漁業種類別魚類別生產量值1'!D2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3123.0350800000001" table:style-name="ce55">
            <text:p>3,123<text:s/></text:p>
          </table:table-cell>
          <table:table-cell office:value-type="float" office:value="458668.11644999997" table:style-name="ce55">
            <text:p>458,668<text:s/></text:p>
          </table:table-cell>
          <table:table-cell office:value-type="float" office:value="2814.83095" table:formula="msoxl:=  IF(SUM(G24,I24)&#10;+SUM('漁業生產量值-漁業種類別魚類別生產量值1'!E24,'漁業生產量值-漁業種類別魚類別生產量值1'!G24,'漁業生產量值-漁業種類別魚類別生產量值1'!I24)&#10;+SUM('漁業生產量值-漁業種類別魚類別生產量值2'!C24,'漁業生產量值-漁業種類別魚類別生產量值2'!E24,'漁業生產量值-漁業種類別魚類別生產量值2'!G24,'漁業生產量值-漁業種類別魚類別生產量值2'!I24)&#10;+SUM('漁業生產量值-漁業種類別魚類別生產量值3'!E24,'漁業生產量值-漁業種類別魚類別生產量值3'!I24,'漁業生產量值-漁業種類別魚類別生產量值3'!K24,'漁業生產量值-漁業種類別魚類別生產量值3'!M24)&#10;+SUM('漁業生產量值-漁業種類別魚類別生產量值4'!G24,'漁業生產量值-漁業種類別魚類別生產量值4'!I24,'漁業生產量值-漁業種類別魚類別生產量值4'!K24,'漁業生產量值-漁業種類別魚類別生產量值4'!M24,'漁業生產量值-漁業種類別魚類別生產量值4'!O24)&#10;+SUM('漁業生產量值-漁業種類別魚類別生產量值5'!K24,'漁業生產量值-漁業種類別魚類別生產量值5'!M24,'漁業生產量值-漁業種類別魚類別生產量值5'!O24)&#10;+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+SUM('漁業生產量值-漁業種類別魚類別生產量值7'!C24,'漁業生產量值-漁業種類別魚類別生產量值7'!E24,'漁業生產量值-漁業種類別魚類別生產量值7'!G24)&#10;+SUM('漁業生產量值-漁業種類別魚類別生產量值9'!I24,'漁業生產量值-漁業種類別魚類別生產量值9'!K24)&#10;+SUM('漁業生產量值-漁業種類別魚類別生產量值10'!G24)&#10;+SUM('漁業生產量值-漁業種類別魚類別生產量值11'!C24,'漁業生產量值-漁業種類別魚類別生產量值11'!E24,'漁業生產量值-漁業種類別魚類別生產量值11'!G24,'漁業生產量值-漁業種類別魚類別生產量值11'!I24,'漁業生產量值-漁業種類別魚類別生產量值11'!K24)&#10;+SUM('漁業生產量值-漁業種類別魚類別生產量值12'!G24)&#10;+SUM('漁業生產量值-漁業種類別魚類別生產量值14'!C24,'漁業生產量值-漁業種類別魚類別生產量值14'!O24)&#10;+SUM('漁業生產量值-漁業種類別魚類別生產量值15'!C24,'漁業生產量值-漁業種類別魚類別生產量值15'!E24,'漁業生產量值-漁業種類別魚類別生產量值15'!G24,'漁業生產量值-漁業種類別魚類別生產量值15'!I24)=0,&quot;-&quot;,&#10;SUM(G24,I24)&#10;+SUM('漁業生產量值-漁業種類別魚類別生產量值1'!E24,'漁業生產量值-漁業種類別魚類別生產量值1'!G24,'漁業生產量值-漁業種類別魚類別生產量值1'!I24)&#10;+SUM('漁業生產量值-漁業種類別魚類別生產量值2'!C24,'漁業生產量值-漁業種類別魚類別生產量值2'!E24,'漁業生產量值-漁業種類別魚類別生產量值2'!G24,'漁業生產量值-漁業種類別魚類別生產量值2'!I24)&#10;+SUM('漁業生產量值-漁業種類別魚類別生產量值3'!E24,'漁業生產量值-漁業種類別魚類別生產量值3'!I24,'漁業生產量值-漁業種類別魚類別生產量值3'!K24,'漁業生產量值-漁業種類別魚類別生產量值3'!M24)&#10;+SUM('漁業生產量值-漁業種類別魚類別生產量值4'!G24,'漁業生產量值-漁業種類別魚類別生產量值4'!I24,'漁業生產量值-漁業種類別魚類別生產量值4'!K24,'漁業生產量值-漁業種類別魚類別生產量值4'!M24,'漁業生產量值-漁業種類別魚類別生產量值4'!O24)&#10;+SUM('漁業生產量值-漁業種類別魚類別生產量值5'!K24,'漁業生產量值-漁業種類別魚類別生產量值5'!M24,'漁業生產量值-漁業種類別魚類別生產量值5'!O24)&#10;+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+SUM('漁業生產量值-漁業種類別魚類別生產量值7'!C24,'漁業生產量值-漁業種類別魚類別生產量值7'!E24,'漁業生產量值-漁業種類別魚類別生產量值7'!G24)&#10;+SUM('漁業生產量值-漁業種類別魚類別生產量值9'!I24,'漁業生產量值-漁業種類別魚類別生產量值9'!K24)&#10;+SUM('漁業生產量值-漁業種類別魚類別生產量值10'!G24)&#10;+SUM('漁業生產量值-漁業種類別魚類別生產量值11'!C24,'漁業生產量值-漁業種類別魚類別生產量值11'!E24,'漁業生產量值-漁業種類別魚類別生產量值11'!G24,'漁業生產量值-漁業種類別魚類別生產量值11'!I24,'漁業生產量值-漁業種類別魚類別生產量值11'!K24)&#10;+SUM('漁業生產量值-漁業種類別魚類別生產量值12'!G24)&#10;+SUM('漁業生產量值-漁業種類別魚類別生產量值14'!C24,'漁業生產量值-漁業種類別魚類別生產量值14'!O24)&#10;+SUM('漁業生產量值-漁業種類別魚類別生產量值15'!C24,'漁業生產量值-漁業種類別魚類別生產量值15'!E24,'漁業生產量值-漁業種類別魚類別生產量值15'!G24,'漁業生產量值-漁業種類別魚類別生產量值15'!I24)&#10;)" table:style-name="ce55">
            <text:p>2,815<text:s/></text:p>
          </table:table-cell>
          <table:table-cell office:value-type="float" office:value="362988.69998000003" table:formula="msoxl:=  IF(SUM(H24,J24)&#10;+SUM('漁業生產量值-漁業種類別魚類別生產量值1'!F24,'漁業生產量值-漁業種類別魚類別生產量值1'!H24,'漁業生產量值-漁業種類別魚類別生產量值1'!J24,'漁業生產量值-漁業種類別魚類別生產量值1'!P24)&#10;+SUM('漁業生產量值-漁業種類別魚類別生產量值2'!D24,'漁業生產量值-漁業種類別魚類別生產量值2'!F24,'漁業生產量值-漁業種類別魚類別生產量值2'!H24,'漁業生產量值-漁業種類別魚類別生產量值2'!J24)&#10;+SUM('漁業生產量值-漁業種類別魚類別生產量值3'!F24,'漁業生產量值-漁業種類別魚類別生產量值3'!J24,'漁業生產量值-漁業種類別魚類別生產量值3'!L24,'漁業生產量值-漁業種類別魚類別生產量值3'!N24)&#10;+SUM('漁業生產量值-漁業種類別魚類別生產量值4'!H24,'漁業生產量值-漁業種類別魚類別生產量值4'!J24,'漁業生產量值-漁業種類別魚類別生產量值4'!L24,'漁業生產量值-漁業種類別魚類別生產量值4'!N24,'漁業生產量值-漁業種類別魚類別生產量值4'!P24)&#10;+SUM('漁業生產量值-漁業種類別魚類別生產量值5'!L24,'漁業生產量值-漁業種類別魚類別生產量值5'!N24,'漁業生產量值-漁業種類別魚類別生產量值5'!P24)&#10;+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+SUM('漁業生產量值-漁業種類別魚類別生產量值7'!D24,'漁業生產量值-漁業種類別魚類別生產量值7'!F24,'漁業生產量值-漁業種類別魚類別生產量值7'!H24)&#10;+SUM('漁業生產量值-漁業種類別魚類別生產量值9'!J24,'漁業生產量值-漁業種類別魚類別生產量值9'!L24)&#10;+SUM('漁業生產量值-漁業種類別魚類別生產量值10'!H24)&#10;+SUM('漁業生產量值-漁業種類別魚類別生產量值11'!D24,'漁業生產量值-漁業種類別魚類別生產量值11'!F24,'漁業生產量值-漁業種類別魚類別生產量值11'!H24,'漁業生產量值-漁業種類別魚類別生產量值11'!J24,'漁業生產量值-漁業種類別魚類別生產量值11'!L24)&#10;+SUM('漁業生產量值-漁業種類別魚類別生產量值12'!H24)&#10;+SUM('漁業生產量值-漁業種類別魚類別生產量值14'!D24,'漁業生產量值-漁業種類別魚類別生產量值14'!P24)&#10;+SUM('漁業生產量值-漁業種類別魚類別生產量值15'!D24,'漁業生產量值-漁業種類別魚類別生產量值15'!F24,'漁業生產量值-漁業種類別魚類別生產量值15'!H24,'漁業生產量值-漁業種類別魚類別生產量值15'!J24)=0,&quot;-&quot;,&#10;SUM(H24,J24)&#10;+SUM('漁業生產量值-漁業種類別魚類別生產量值1'!F24,'漁業生產量值-漁業種類別魚類別生產量值1'!H24,'漁業生產量值-漁業種類別魚類別生產量值1'!J24,'漁業生產量值-漁業種類別魚類別生產量值1'!P24)&#10;+SUM('漁業生產量值-漁業種類別魚類別生產量值2'!D24,'漁業生產量值-漁業種類別魚類別生產量值2'!F24,'漁業生產量值-漁業種類別魚類別生產量值2'!H24,'漁業生產量值-漁業種類別魚類別生產量值2'!J24)&#10;+SUM('漁業生產量值-漁業種類別魚類別生產量值3'!F24,'漁業生產量值-漁業種類別魚類別生產量值3'!J24,'漁業生產量值-漁業種類別魚類別生產量值3'!L24,'漁業生產量值-漁業種類別魚類別生產量值3'!N24)&#10;+SUM('漁業生產量值-漁業種類別魚類別生產量值4'!H24,'漁業生產量值-漁業種類別魚類別生產量值4'!J24,'漁業生產量值-漁業種類別魚類別生產量值4'!L24,'漁業生產量值-漁業種類別魚類別生產量值4'!N24,'漁業生產量值-漁業種類別魚類別生產量值4'!P24)&#10;+SUM('漁業生產量值-漁業種類別魚類別生產量值5'!L24,'漁業生產量值-漁業種類別魚類別生產量值5'!N24,'漁業生產量值-漁業種類別魚類別生產量值5'!P24)&#10;+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+SUM('漁業生產量值-漁業種類別魚類別生產量值7'!D24,'漁業生產量值-漁業種類別魚類別生產量值7'!F24,'漁業生產量值-漁業種類別魚類別生產量值7'!H24)&#10;+SUM('漁業生產量值-漁業種類別魚類別生產量值9'!J24,'漁業生產量值-漁業種類別魚類別生產量值9'!L24)&#10;+SUM('漁業生產量值-漁業種類別魚類別生產量值10'!H24)&#10;+SUM('漁業生產量值-漁業種類別魚類別生產量值11'!D24,'漁業生產量值-漁業種類別魚類別生產量值11'!F24,'漁業生產量值-漁業種類別魚類別生產量值11'!H24,'漁業生產量值-漁業種類別魚類別生產量值11'!J24,'漁業生產量值-漁業種類別魚類別生產量值11'!L24)&#10;+SUM('漁業生產量值-漁業種類別魚類別生產量值12'!H24)&#10;+SUM('漁業生產量值-漁業種類別魚類別生產量值14'!D24,'漁業生產量值-漁業種類別魚類別生產量值14'!P24)&#10;+SUM('漁業生產量值-漁業種類別魚類別生產量值15'!D24,'漁業生產量值-漁業種類別魚類別生產量值15'!F24,'漁業生產量值-漁業種類別魚類別生產量值15'!H24,'漁業生產量值-漁業種類別魚類別生產量值15'!J24)&#10;)" table:style-name="ce55">
            <text:p>362,98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4,M24,O24,'漁業生產量值-漁業種類別魚類別生產量值1'!C24)=0,&quot;-&quot;,SUM(K24,M24,O24,'漁業生產量值-漁業種類別魚類別生產量值1'!C24))" table:style-name="ce55">
            <text:p>-</text:p>
          </table:table-cell>
          <table:table-cell office:value-type="string" office:string-value="-" table:formula="msoxl:=  IF(SUM(L24,N24,P24,'漁業生產量值-漁業種類別魚類別生產量值1'!D24)=0,&quot;-&quot;,SUM(L24,N24,P24,'漁業生產量值-漁業種類別魚類別生產量值1'!D2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80306.648000000001" table:style-name="ce55">
            <text:p>80,307<text:s/></text:p>
          </table:table-cell>
          <table:table-cell office:value-type="float" office:value="3084279.5567399999" table:style-name="ce55">
            <text:p>3,084,280<text:s/></text:p>
          </table:table-cell>
          <table:table-cell office:value-type="float" office:value="74007.176000000021" table:formula="msoxl:=  IF(SUM(G25,I25)&#10;+SUM('漁業生產量值-漁業種類別魚類別生產量值1'!E25,'漁業生產量值-漁業種類別魚類別生產量值1'!G25,'漁業生產量值-漁業種類別魚類別生產量值1'!I25)&#10;+SUM('漁業生產量值-漁業種類別魚類別生產量值2'!C25,'漁業生產量值-漁業種類別魚類別生產量值2'!E25,'漁業生產量值-漁業種類別魚類別生產量值2'!G25,'漁業生產量值-漁業種類別魚類別生產量值2'!I25)&#10;+SUM('漁業生產量值-漁業種類別魚類別生產量值3'!E25,'漁業生產量值-漁業種類別魚類別生產量值3'!I25,'漁業生產量值-漁業種類別魚類別生產量值3'!K25,'漁業生產量值-漁業種類別魚類別生產量值3'!M25)&#10;+SUM('漁業生產量值-漁業種類別魚類別生產量值4'!G25,'漁業生產量值-漁業種類別魚類別生產量值4'!I25,'漁業生產量值-漁業種類別魚類別生產量值4'!K25,'漁業生產量值-漁業種類別魚類別生產量值4'!M25,'漁業生產量值-漁業種類別魚類別生產量值4'!O25)&#10;+SUM('漁業生產量值-漁業種類別魚類別生產量值5'!K25,'漁業生產量值-漁業種類別魚類別生產量值5'!M25,'漁業生產量值-漁業種類別魚類別生產量值5'!O25)&#10;+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+SUM('漁業生產量值-漁業種類別魚類別生產量值7'!C25,'漁業生產量值-漁業種類別魚類別生產量值7'!E25,'漁業生產量值-漁業種類別魚類別生產量值7'!G25)&#10;+SUM('漁業生產量值-漁業種類別魚類別生產量值9'!I25,'漁業生產量值-漁業種類別魚類別生產量值9'!K25)&#10;+SUM('漁業生產量值-漁業種類別魚類別生產量值10'!G25)&#10;+SUM('漁業生產量值-漁業種類別魚類別生產量值11'!C25,'漁業生產量值-漁業種類別魚類別生產量值11'!E25,'漁業生產量值-漁業種類別魚類別生產量值11'!G25,'漁業生產量值-漁業種類別魚類別生產量值11'!I25,'漁業生產量值-漁業種類別魚類別生產量值11'!K25)&#10;+SUM('漁業生產量值-漁業種類別魚類別生產量值12'!G25)&#10;+SUM('漁業生產量值-漁業種類別魚類別生產量值14'!C25,'漁業生產量值-漁業種類別魚類別生產量值14'!O25)&#10;+SUM('漁業生產量值-漁業種類別魚類別生產量值15'!C25,'漁業生產量值-漁業種類別魚類別生產量值15'!E25,'漁業生產量值-漁業種類別魚類別生產量值15'!G25,'漁業生產量值-漁業種類別魚類別生產量值15'!I25)=0,&quot;-&quot;,&#10;SUM(G25,I25)&#10;+SUM('漁業生產量值-漁業種類別魚類別生產量值1'!E25,'漁業生產量值-漁業種類別魚類別生產量值1'!G25,'漁業生產量值-漁業種類別魚類別生產量值1'!I25)&#10;+SUM('漁業生產量值-漁業種類別魚類別生產量值2'!C25,'漁業生產量值-漁業種類別魚類別生產量值2'!E25,'漁業生產量值-漁業種類別魚類別生產量值2'!G25,'漁業生產量值-漁業種類別魚類別生產量值2'!I25)&#10;+SUM('漁業生產量值-漁業種類別魚類別生產量值3'!E25,'漁業生產量值-漁業種類別魚類別生產量值3'!I25,'漁業生產量值-漁業種類別魚類別生產量值3'!K25,'漁業生產量值-漁業種類別魚類別生產量值3'!M25)&#10;+SUM('漁業生產量值-漁業種類別魚類別生產量值4'!G25,'漁業生產量值-漁業種類別魚類別生產量值4'!I25,'漁業生產量值-漁業種類別魚類別生產量值4'!K25,'漁業生產量值-漁業種類別魚類別生產量值4'!M25,'漁業生產量值-漁業種類別魚類別生產量值4'!O25)&#10;+SUM('漁業生產量值-漁業種類別魚類別生產量值5'!K25,'漁業生產量值-漁業種類別魚類別生產量值5'!M25,'漁業生產量值-漁業種類別魚類別生產量值5'!O25)&#10;+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+SUM('漁業生產量值-漁業種類別魚類別生產量值7'!C25,'漁業生產量值-漁業種類別魚類別生產量值7'!E25,'漁業生產量值-漁業種類別魚類別生產量值7'!G25)&#10;+SUM('漁業生產量值-漁業種類別魚類別生產量值9'!I25,'漁業生產量值-漁業種類別魚類別生產量值9'!K25)&#10;+SUM('漁業生產量值-漁業種類別魚類別生產量值10'!G25)&#10;+SUM('漁業生產量值-漁業種類別魚類別生產量值11'!C25,'漁業生產量值-漁業種類別魚類別生產量值11'!E25,'漁業生產量值-漁業種類別魚類別生產量值11'!G25,'漁業生產量值-漁業種類別魚類別生產量值11'!I25,'漁業生產量值-漁業種類別魚類別生產量值11'!K25)&#10;+SUM('漁業生產量值-漁業種類別魚類別生產量值12'!G25)&#10;+SUM('漁業生產量值-漁業種類別魚類別生產量值14'!C25,'漁業生產量值-漁業種類別魚類別生產量值14'!O25)&#10;+SUM('漁業生產量值-漁業種類別魚類別生產量值15'!C25,'漁業生產量值-漁業種類別魚類別生產量值15'!E25,'漁業生產量值-漁業種類別魚類別生產量值15'!G25,'漁業生產量值-漁業種類別魚類別生產量值15'!I25)&#10;)" table:style-name="ce55">
            <text:p>74,007<text:s/></text:p>
          </table:table-cell>
          <table:table-cell office:value-type="float" office:value="2926236.7245399999" table:formula="msoxl:=  IF(SUM(H25,J25)&#10;+SUM('漁業生產量值-漁業種類別魚類別生產量值1'!F25,'漁業生產量值-漁業種類別魚類別生產量值1'!H25,'漁業生產量值-漁業種類別魚類別生產量值1'!J25,'漁業生產量值-漁業種類別魚類別生產量值1'!P25)&#10;+SUM('漁業生產量值-漁業種類別魚類別生產量值2'!D25,'漁業生產量值-漁業種類別魚類別生產量值2'!F25,'漁業生產量值-漁業種類別魚類別生產量值2'!H25,'漁業生產量值-漁業種類別魚類別生產量值2'!J25)&#10;+SUM('漁業生產量值-漁業種類別魚類別生產量值3'!F25,'漁業生產量值-漁業種類別魚類別生產量值3'!J25,'漁業生產量值-漁業種類別魚類別生產量值3'!L25,'漁業生產量值-漁業種類別魚類別生產量值3'!N25)&#10;+SUM('漁業生產量值-漁業種類別魚類別生產量值4'!H25,'漁業生產量值-漁業種類別魚類別生產量值4'!J25,'漁業生產量值-漁業種類別魚類別生產量值4'!L25,'漁業生產量值-漁業種類別魚類別生產量值4'!N25,'漁業生產量值-漁業種類別魚類別生產量值4'!P25)&#10;+SUM('漁業生產量值-漁業種類別魚類別生產量值5'!L25,'漁業生產量值-漁業種類別魚類別生產量值5'!N25,'漁業生產量值-漁業種類別魚類別生產量值5'!P25)&#10;+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+SUM('漁業生產量值-漁業種類別魚類別生產量值7'!D25,'漁業生產量值-漁業種類別魚類別生產量值7'!F25,'漁業生產量值-漁業種類別魚類別生產量值7'!H25)&#10;+SUM('漁業生產量值-漁業種類別魚類別生產量值9'!J25,'漁業生產量值-漁業種類別魚類別生產量值9'!L25)&#10;+SUM('漁業生產量值-漁業種類別魚類別生產量值10'!H25)&#10;+SUM('漁業生產量值-漁業種類別魚類別生產量值11'!D25,'漁業生產量值-漁業種類別魚類別生產量值11'!F25,'漁業生產量值-漁業種類別魚類別生產量值11'!H25,'漁業生產量值-漁業種類別魚類別生產量值11'!J25,'漁業生產量值-漁業種類別魚類別生產量值11'!L25)&#10;+SUM('漁業生產量值-漁業種類別魚類別生產量值12'!H25)&#10;+SUM('漁業生產量值-漁業種類別魚類別生產量值14'!D25,'漁業生產量值-漁業種類別魚類別生產量值14'!P25)&#10;+SUM('漁業生產量值-漁業種類別魚類別生產量值15'!D25,'漁業生產量值-漁業種類別魚類別生產量值15'!F25,'漁業生產量值-漁業種類別魚類別生產量值15'!H25,'漁業生產量值-漁業種類別魚類別生產量值15'!J25)=0,&quot;-&quot;,&#10;SUM(H25,J25)&#10;+SUM('漁業生產量值-漁業種類別魚類別生產量值1'!F25,'漁業生產量值-漁業種類別魚類別生產量值1'!H25,'漁業生產量值-漁業種類別魚類別生產量值1'!J25,'漁業生產量值-漁業種類別魚類別生產量值1'!P25)&#10;+SUM('漁業生產量值-漁業種類別魚類別生產量值2'!D25,'漁業生產量值-漁業種類別魚類別生產量值2'!F25,'漁業生產量值-漁業種類別魚類別生產量值2'!H25,'漁業生產量值-漁業種類別魚類別生產量值2'!J25)&#10;+SUM('漁業生產量值-漁業種類別魚類別生產量值3'!F25,'漁業生產量值-漁業種類別魚類別生產量值3'!J25,'漁業生產量值-漁業種類別魚類別生產量值3'!L25,'漁業生產量值-漁業種類別魚類別生產量值3'!N25)&#10;+SUM('漁業生產量值-漁業種類別魚類別生產量值4'!H25,'漁業生產量值-漁業種類別魚類別生產量值4'!J25,'漁業生產量值-漁業種類別魚類別生產量值4'!L25,'漁業生產量值-漁業種類別魚類別生產量值4'!N25,'漁業生產量值-漁業種類別魚類別生產量值4'!P25)&#10;+SUM('漁業生產量值-漁業種類別魚類別生產量值5'!L25,'漁業生產量值-漁業種類別魚類別生產量值5'!N25,'漁業生產量值-漁業種類別魚類別生產量值5'!P25)&#10;+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+SUM('漁業生產量值-漁業種類別魚類別生產量值7'!D25,'漁業生產量值-漁業種類別魚類別生產量值7'!F25,'漁業生產量值-漁業種類別魚類別生產量值7'!H25)&#10;+SUM('漁業生產量值-漁業種類別魚類別生產量值9'!J25,'漁業生產量值-漁業種類別魚類別生產量值9'!L25)&#10;+SUM('漁業生產量值-漁業種類別魚類別生產量值10'!H25)&#10;+SUM('漁業生產量值-漁業種類別魚類別生產量值11'!D25,'漁業生產量值-漁業種類別魚類別生產量值11'!F25,'漁業生產量值-漁業種類別魚類別生產量值11'!H25,'漁業生產量值-漁業種類別魚類別生產量值11'!J25,'漁業生產量值-漁業種類別魚類別生產量值11'!L25)&#10;+SUM('漁業生產量值-漁業種類別魚類別生產量值12'!H25)&#10;+SUM('漁業生產量值-漁業種類別魚類別生產量值14'!D25,'漁業生產量值-漁業種類別魚類別生產量值14'!P25)&#10;+SUM('漁業生產量值-漁業種類別魚類別生產量值15'!D25,'漁業生產量值-漁業種類別魚類別生產量值15'!F25,'漁業生產量值-漁業種類別魚類別生產量值15'!H25,'漁業生產量值-漁業種類別魚類別生產量值15'!J25)&#10;)" table:style-name="ce55">
            <text:p>2,926,23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5,M25,O25,'漁業生產量值-漁業種類別魚類別生產量值1'!C25)=0,&quot;-&quot;,SUM(K25,M25,O25,'漁業生產量值-漁業種類別魚類別生產量值1'!C25))" table:style-name="ce55">
            <text:p>-</text:p>
          </table:table-cell>
          <table:table-cell office:value-type="string" office:string-value="-" table:formula="msoxl:=  IF(SUM(L25,N25,P25,'漁業生產量值-漁業種類別魚類別生產量值1'!D25)=0,&quot;-&quot;,SUM(L25,N25,P25,'漁業生產量值-漁業種類別魚類別生產量值1'!D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float" office:value="87.601699999999994" table:style-name="ce55">
            <text:p>88<text:s/></text:p>
          </table:table-cell>
          <table:table-cell office:value-type="float" office:value="17630.161599999999" table:style-name="ce55">
            <text:p>17,630<text:s/></text:p>
          </table:table-cell>
          <table:table-cell office:value-type="float" office:value="70.325800000000001" table:formula="msoxl:=  IF(SUM(G26,I26)&#10;+SUM('漁業生產量值-漁業種類別魚類別生產量值1'!E26,'漁業生產量值-漁業種類別魚類別生產量值1'!G26,'漁業生產量值-漁業種類別魚類別生產量值1'!I26)&#10;+SUM('漁業生產量值-漁業種類別魚類別生產量值2'!C26,'漁業生產量值-漁業種類別魚類別生產量值2'!E26,'漁業生產量值-漁業種類別魚類別生產量值2'!G26,'漁業生產量值-漁業種類別魚類別生產量值2'!I26)&#10;+SUM('漁業生產量值-漁業種類別魚類別生產量值3'!E26,'漁業生產量值-漁業種類別魚類別生產量值3'!I26,'漁業生產量值-漁業種類別魚類別生產量值3'!K26,'漁業生產量值-漁業種類別魚類別生產量值3'!M26)&#10;+SUM('漁業生產量值-漁業種類別魚類別生產量值4'!G26,'漁業生產量值-漁業種類別魚類別生產量值4'!I26,'漁業生產量值-漁業種類別魚類別生產量值4'!K26,'漁業生產量值-漁業種類別魚類別生產量值4'!M26,'漁業生產量值-漁業種類別魚類別生產量值4'!O26)&#10;+SUM('漁業生產量值-漁業種類別魚類別生產量值5'!K26,'漁業生產量值-漁業種類別魚類別生產量值5'!M26,'漁業生產量值-漁業種類別魚類別生產量值5'!O26)&#10;+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+SUM('漁業生產量值-漁業種類別魚類別生產量值7'!C26,'漁業生產量值-漁業種類別魚類別生產量值7'!E26,'漁業生產量值-漁業種類別魚類別生產量值7'!G26)&#10;+SUM('漁業生產量值-漁業種類別魚類別生產量值9'!I26,'漁業生產量值-漁業種類別魚類別生產量值9'!K26)&#10;+SUM('漁業生產量值-漁業種類別魚類別生產量值10'!G26)&#10;+SUM('漁業生產量值-漁業種類別魚類別生產量值11'!C26,'漁業生產量值-漁業種類別魚類別生產量值11'!E26,'漁業生產量值-漁業種類別魚類別生產量值11'!G26,'漁業生產量值-漁業種類別魚類別生產量值11'!I26,'漁業生產量值-漁業種類別魚類別生產量值11'!K26)&#10;+SUM('漁業生產量值-漁業種類別魚類別生產量值12'!G26)&#10;+SUM('漁業生產量值-漁業種類別魚類別生產量值14'!C26,'漁業生產量值-漁業種類別魚類別生產量值14'!O26)&#10;+SUM('漁業生產量值-漁業種類別魚類別生產量值15'!C26,'漁業生產量值-漁業種類別魚類別生產量值15'!E26,'漁業生產量值-漁業種類別魚類別生產量值15'!G26,'漁業生產量值-漁業種類別魚類別生產量值15'!I26)=0,&quot;-&quot;,&#10;SUM(G26,I26)&#10;+SUM('漁業生產量值-漁業種類別魚類別生產量值1'!E26,'漁業生產量值-漁業種類別魚類別生產量值1'!G26,'漁業生產量值-漁業種類別魚類別生產量值1'!I26)&#10;+SUM('漁業生產量值-漁業種類別魚類別生產量值2'!C26,'漁業生產量值-漁業種類別魚類別生產量值2'!E26,'漁業生產量值-漁業種類別魚類別生產量值2'!G26,'漁業生產量值-漁業種類別魚類別生產量值2'!I26)&#10;+SUM('漁業生產量值-漁業種類別魚類別生產量值3'!E26,'漁業生產量值-漁業種類別魚類別生產量值3'!I26,'漁業生產量值-漁業種類別魚類別生產量值3'!K26,'漁業生產量值-漁業種類別魚類別生產量值3'!M26)&#10;+SUM('漁業生產量值-漁業種類別魚類別生產量值4'!G26,'漁業生產量值-漁業種類別魚類別生產量值4'!I26,'漁業生產量值-漁業種類別魚類別生產量值4'!K26,'漁業生產量值-漁業種類別魚類別生產量值4'!M26,'漁業生產量值-漁業種類別魚類別生產量值4'!O26)&#10;+SUM('漁業生產量值-漁業種類別魚類別生產量值5'!K26,'漁業生產量值-漁業種類別魚類別生產量值5'!M26,'漁業生產量值-漁業種類別魚類別生產量值5'!O26)&#10;+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+SUM('漁業生產量值-漁業種類別魚類別生產量值7'!C26,'漁業生產量值-漁業種類別魚類別生產量值7'!E26,'漁業生產量值-漁業種類別魚類別生產量值7'!G26)&#10;+SUM('漁業生產量值-漁業種類別魚類別生產量值9'!I26,'漁業生產量值-漁業種類別魚類別生產量值9'!K26)&#10;+SUM('漁業生產量值-漁業種類別魚類別生產量值10'!G26)&#10;+SUM('漁業生產量值-漁業種類別魚類別生產量值11'!C26,'漁業生產量值-漁業種類別魚類別生產量值11'!E26,'漁業生產量值-漁業種類別魚類別生產量值11'!G26,'漁業生產量值-漁業種類別魚類別生產量值11'!I26,'漁業生產量值-漁業種類別魚類別生產量值11'!K26)&#10;+SUM('漁業生產量值-漁業種類別魚類別生產量值12'!G26)&#10;+SUM('漁業生產量值-漁業種類別魚類別生產量值14'!C26,'漁業生產量值-漁業種類別魚類別生產量值14'!O26)&#10;+SUM('漁業生產量值-漁業種類別魚類別生產量值15'!C26,'漁業生產量值-漁業種類別魚類別生產量值15'!E26,'漁業生產量值-漁業種類別魚類別生產量值15'!G26,'漁業生產量值-漁業種類別魚類別生產量值15'!I26)&#10;)" table:style-name="ce55">
            <text:p>70<text:s/></text:p>
          </table:table-cell>
          <table:table-cell office:value-type="float" office:value="10333.905200000001" table:formula="msoxl:=  IF(SUM(H26,J26)&#10;+SUM('漁業生產量值-漁業種類別魚類別生產量值1'!F26,'漁業生產量值-漁業種類別魚類別生產量值1'!H26,'漁業生產量值-漁業種類別魚類別生產量值1'!J26,'漁業生產量值-漁業種類別魚類別生產量值1'!P26)&#10;+SUM('漁業生產量值-漁業種類別魚類別生產量值2'!D26,'漁業生產量值-漁業種類別魚類別生產量值2'!F26,'漁業生產量值-漁業種類別魚類別生產量值2'!H26,'漁業生產量值-漁業種類別魚類別生產量值2'!J26)&#10;+SUM('漁業生產量值-漁業種類別魚類別生產量值3'!F26,'漁業生產量值-漁業種類別魚類別生產量值3'!J26,'漁業生產量值-漁業種類別魚類別生產量值3'!L26,'漁業生產量值-漁業種類別魚類別生產量值3'!N26)&#10;+SUM('漁業生產量值-漁業種類別魚類別生產量值4'!H26,'漁業生產量值-漁業種類別魚類別生產量值4'!J26,'漁業生產量值-漁業種類別魚類別生產量值4'!L26,'漁業生產量值-漁業種類別魚類別生產量值4'!N26,'漁業生產量值-漁業種類別魚類別生產量值4'!P26)&#10;+SUM('漁業生產量值-漁業種類別魚類別生產量值5'!L26,'漁業生產量值-漁業種類別魚類別生產量值5'!N26,'漁業生產量值-漁業種類別魚類別生產量值5'!P26)&#10;+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+SUM('漁業生產量值-漁業種類別魚類別生產量值7'!D26,'漁業生產量值-漁業種類別魚類別生產量值7'!F26,'漁業生產量值-漁業種類別魚類別生產量值7'!H26)&#10;+SUM('漁業生產量值-漁業種類別魚類別生產量值9'!J26,'漁業生產量值-漁業種類別魚類別生產量值9'!L26)&#10;+SUM('漁業生產量值-漁業種類別魚類別生產量值10'!H26)&#10;+SUM('漁業生產量值-漁業種類別魚類別生產量值11'!D26,'漁業生產量值-漁業種類別魚類別生產量值11'!F26,'漁業生產量值-漁業種類別魚類別生產量值11'!H26,'漁業生產量值-漁業種類別魚類別生產量值11'!J26,'漁業生產量值-漁業種類別魚類別生產量值11'!L26)&#10;+SUM('漁業生產量值-漁業種類別魚類別生產量值12'!H26)&#10;+SUM('漁業生產量值-漁業種類別魚類別生產量值14'!D26,'漁業生產量值-漁業種類別魚類別生產量值14'!P26)&#10;+SUM('漁業生產量值-漁業種類別魚類別生產量值15'!D26,'漁業生產量值-漁業種類別魚類別生產量值15'!F26,'漁業生產量值-漁業種類別魚類別生產量值15'!H26,'漁業生產量值-漁業種類別魚類別生產量值15'!J26)=0,&quot;-&quot;,&#10;SUM(H26,J26)&#10;+SUM('漁業生產量值-漁業種類別魚類別生產量值1'!F26,'漁業生產量值-漁業種類別魚類別生產量值1'!H26,'漁業生產量值-漁業種類別魚類別生產量值1'!J26,'漁業生產量值-漁業種類別魚類別生產量值1'!P26)&#10;+SUM('漁業生產量值-漁業種類別魚類別生產量值2'!D26,'漁業生產量值-漁業種類別魚類別生產量值2'!F26,'漁業生產量值-漁業種類別魚類別生產量值2'!H26,'漁業生產量值-漁業種類別魚類別生產量值2'!J26)&#10;+SUM('漁業生產量值-漁業種類別魚類別生產量值3'!F26,'漁業生產量值-漁業種類別魚類別生產量值3'!J26,'漁業生產量值-漁業種類別魚類別生產量值3'!L26,'漁業生產量值-漁業種類別魚類別生產量值3'!N26)&#10;+SUM('漁業生產量值-漁業種類別魚類別生產量值4'!H26,'漁業生產量值-漁業種類別魚類別生產量值4'!J26,'漁業生產量值-漁業種類別魚類別生產量值4'!L26,'漁業生產量值-漁業種類別魚類別生產量值4'!N26,'漁業生產量值-漁業種類別魚類別生產量值4'!P26)&#10;+SUM('漁業生產量值-漁業種類別魚類別生產量值5'!L26,'漁業生產量值-漁業種類別魚類別生產量值5'!N26,'漁業生產量值-漁業種類別魚類別生產量值5'!P26)&#10;+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+SUM('漁業生產量值-漁業種類別魚類別生產量值7'!D26,'漁業生產量值-漁業種類別魚類別生產量值7'!F26,'漁業生產量值-漁業種類別魚類別生產量值7'!H26)&#10;+SUM('漁業生產量值-漁業種類別魚類別生產量值9'!J26,'漁業生產量值-漁業種類別魚類別生產量值9'!L26)&#10;+SUM('漁業生產量值-漁業種類別魚類別生產量值10'!H26)&#10;+SUM('漁業生產量值-漁業種類別魚類別生產量值11'!D26,'漁業生產量值-漁業種類別魚類別生產量值11'!F26,'漁業生產量值-漁業種類別魚類別生產量值11'!H26,'漁業生產量值-漁業種類別魚類別生產量值11'!J26,'漁業生產量值-漁業種類別魚類別生產量值11'!L26)&#10;+SUM('漁業生產量值-漁業種類別魚類別生產量值12'!H26)&#10;+SUM('漁業生產量值-漁業種類別魚類別生產量值14'!D26,'漁業生產量值-漁業種類別魚類別生產量值14'!P26)&#10;+SUM('漁業生產量值-漁業種類別魚類別生產量值15'!D26,'漁業生產量值-漁業種類別魚類別生產量值15'!F26,'漁業生產量值-漁業種類別魚類別生產量值15'!H26,'漁業生產量值-漁業種類別魚類別生產量值15'!J26)&#10;)" table:style-name="ce55">
            <text:p>10,33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6,M26,O26,'漁業生產量值-漁業種類別魚類別生產量值1'!C26)=0,&quot;-&quot;,SUM(K26,M26,O26,'漁業生產量值-漁業種類別魚類別生產量值1'!C26))" table:style-name="ce55">
            <text:p>-</text:p>
          </table:table-cell>
          <table:table-cell office:value-type="string" office:string-value="-" table:formula="msoxl:=  IF(SUM(L26,N26,P26,'漁業生產量值-漁業種類別魚類別生產量值1'!D26)=0,&quot;-&quot;,SUM(L26,N26,P26,'漁業生產量值-漁業種類別魚類別生產量值1'!D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float" office:value="15466.5059" table:style-name="ce55">
            <text:p>15,467<text:s/></text:p>
          </table:table-cell>
          <table:table-cell office:value-type="float" office:value="1958414.7172300001" table:style-name="ce55">
            <text:p>1,958,415<text:s/></text:p>
          </table:table-cell>
          <table:table-cell office:value-type="float" office:value="15382.4809" table:formula="msoxl:=  IF(SUM(G27,I27)&#10;+SUM('漁業生產量值-漁業種類別魚類別生產量值1'!E27,'漁業生產量值-漁業種類別魚類別生產量值1'!G27,'漁業生產量值-漁業種類別魚類別生產量值1'!I27)&#10;+SUM('漁業生產量值-漁業種類別魚類別生產量值2'!C27,'漁業生產量值-漁業種類別魚類別生產量值2'!E27,'漁業生產量值-漁業種類別魚類別生產量值2'!G27,'漁業生產量值-漁業種類別魚類別生產量值2'!I27)&#10;+SUM('漁業生產量值-漁業種類別魚類別生產量值3'!E27,'漁業生產量值-漁業種類別魚類別生產量值3'!I27,'漁業生產量值-漁業種類別魚類別生產量值3'!K27,'漁業生產量值-漁業種類別魚類別生產量值3'!M27)&#10;+SUM('漁業生產量值-漁業種類別魚類別生產量值4'!G27,'漁業生產量值-漁業種類別魚類別生產量值4'!I27,'漁業生產量值-漁業種類別魚類別生產量值4'!K27,'漁業生產量值-漁業種類別魚類別生產量值4'!M27,'漁業生產量值-漁業種類別魚類別生產量值4'!O27)&#10;+SUM('漁業生產量值-漁業種類別魚類別生產量值5'!K27,'漁業生產量值-漁業種類別魚類別生產量值5'!M27,'漁業生產量值-漁業種類別魚類別生產量值5'!O27)&#10;+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+SUM('漁業生產量值-漁業種類別魚類別生產量值7'!C27,'漁業生產量值-漁業種類別魚類別生產量值7'!E27,'漁業生產量值-漁業種類別魚類別生產量值7'!G27)&#10;+SUM('漁業生產量值-漁業種類別魚類別生產量值9'!I27,'漁業生產量值-漁業種類別魚類別生產量值9'!K27)&#10;+SUM('漁業生產量值-漁業種類別魚類別生產量值10'!G27)&#10;+SUM('漁業生產量值-漁業種類別魚類別生產量值11'!C27,'漁業生產量值-漁業種類別魚類別生產量值11'!E27,'漁業生產量值-漁業種類別魚類別生產量值11'!G27,'漁業生產量值-漁業種類別魚類別生產量值11'!I27,'漁業生產量值-漁業種類別魚類別生產量值11'!K27)&#10;+SUM('漁業生產量值-漁業種類別魚類別生產量值12'!G27)&#10;+SUM('漁業生產量值-漁業種類別魚類別生產量值14'!C27,'漁業生產量值-漁業種類別魚類別生產量值14'!O27)&#10;+SUM('漁業生產量值-漁業種類別魚類別生產量值15'!C27,'漁業生產量值-漁業種類別魚類別生產量值15'!E27,'漁業生產量值-漁業種類別魚類別生產量值15'!G27,'漁業生產量值-漁業種類別魚類別生產量值15'!I27)=0,&quot;-&quot;,&#10;SUM(G27,I27)&#10;+SUM('漁業生產量值-漁業種類別魚類別生產量值1'!E27,'漁業生產量值-漁業種類別魚類別生產量值1'!G27,'漁業生產量值-漁業種類別魚類別生產量值1'!I27)&#10;+SUM('漁業生產量值-漁業種類別魚類別生產量值2'!C27,'漁業生產量值-漁業種類別魚類別生產量值2'!E27,'漁業生產量值-漁業種類別魚類別生產量值2'!G27,'漁業生產量值-漁業種類別魚類別生產量值2'!I27)&#10;+SUM('漁業生產量值-漁業種類別魚類別生產量值3'!E27,'漁業生產量值-漁業種類別魚類別生產量值3'!I27,'漁業生產量值-漁業種類別魚類別生產量值3'!K27,'漁業生產量值-漁業種類別魚類別生產量值3'!M27)&#10;+SUM('漁業生產量值-漁業種類別魚類別生產量值4'!G27,'漁業生產量值-漁業種類別魚類別生產量值4'!I27,'漁業生產量值-漁業種類別魚類別生產量值4'!K27,'漁業生產量值-漁業種類別魚類別生產量值4'!M27,'漁業生產量值-漁業種類別魚類別生產量值4'!O27)&#10;+SUM('漁業生產量值-漁業種類別魚類別生產量值5'!K27,'漁業生產量值-漁業種類別魚類別生產量值5'!M27,'漁業生產量值-漁業種類別魚類別生產量值5'!O27)&#10;+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+SUM('漁業生產量值-漁業種類別魚類別生產量值7'!C27,'漁業生產量值-漁業種類別魚類別生產量值7'!E27,'漁業生產量值-漁業種類別魚類別生產量值7'!G27)&#10;+SUM('漁業生產量值-漁業種類別魚類別生產量值9'!I27,'漁業生產量值-漁業種類別魚類別生產量值9'!K27)&#10;+SUM('漁業生產量值-漁業種類別魚類別生產量值10'!G27)&#10;+SUM('漁業生產量值-漁業種類別魚類別生產量值11'!C27,'漁業生產量值-漁業種類別魚類別生產量值11'!E27,'漁業生產量值-漁業種類別魚類別生產量值11'!G27,'漁業生產量值-漁業種類別魚類別生產量值11'!I27,'漁業生產量值-漁業種類別魚類別生產量值11'!K27)&#10;+SUM('漁業生產量值-漁業種類別魚類別生產量值12'!G27)&#10;+SUM('漁業生產量值-漁業種類別魚類別生產量值14'!C27,'漁業生產量值-漁業種類別魚類別生產量值14'!O27)&#10;+SUM('漁業生產量值-漁業種類別魚類別生產量值15'!C27,'漁業生產量值-漁業種類別魚類別生產量值15'!E27,'漁業生產量值-漁業種類別魚類別生產量值15'!G27,'漁業生產量值-漁業種類別魚類別生產量值15'!I27)&#10;)" table:style-name="ce55">
            <text:p>15,382<text:s/></text:p>
          </table:table-cell>
          <table:table-cell office:value-type="float" office:value="1955374.15053" table:formula="msoxl:=  IF(SUM(H27,J27)&#10;+SUM('漁業生產量值-漁業種類別魚類別生產量值1'!F27,'漁業生產量值-漁業種類別魚類別生產量值1'!H27,'漁業生產量值-漁業種類別魚類別生產量值1'!J27,'漁業生產量值-漁業種類別魚類別生產量值1'!P27)&#10;+SUM('漁業生產量值-漁業種類別魚類別生產量值2'!D27,'漁業生產量值-漁業種類別魚類別生產量值2'!F27,'漁業生產量值-漁業種類別魚類別生產量值2'!H27,'漁業生產量值-漁業種類別魚類別生產量值2'!J27)&#10;+SUM('漁業生產量值-漁業種類別魚類別生產量值3'!F27,'漁業生產量值-漁業種類別魚類別生產量值3'!J27,'漁業生產量值-漁業種類別魚類別生產量值3'!L27,'漁業生產量值-漁業種類別魚類別生產量值3'!N27)&#10;+SUM('漁業生產量值-漁業種類別魚類別生產量值4'!H27,'漁業生產量值-漁業種類別魚類別生產量值4'!J27,'漁業生產量值-漁業種類別魚類別生產量值4'!L27,'漁業生產量值-漁業種類別魚類別生產量值4'!N27,'漁業生產量值-漁業種類別魚類別生產量值4'!P27)&#10;+SUM('漁業生產量值-漁業種類別魚類別生產量值5'!L27,'漁業生產量值-漁業種類別魚類別生產量值5'!N27,'漁業生產量值-漁業種類別魚類別生產量值5'!P27)&#10;+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+SUM('漁業生產量值-漁業種類別魚類別生產量值7'!D27,'漁業生產量值-漁業種類別魚類別生產量值7'!F27,'漁業生產量值-漁業種類別魚類別生產量值7'!H27)&#10;+SUM('漁業生產量值-漁業種類別魚類別生產量值9'!J27,'漁業生產量值-漁業種類別魚類別生產量值9'!L27)&#10;+SUM('漁業生產量值-漁業種類別魚類別生產量值10'!H27)&#10;+SUM('漁業生產量值-漁業種類別魚類別生產量值11'!D27,'漁業生產量值-漁業種類別魚類別生產量值11'!F27,'漁業生產量值-漁業種類別魚類別生產量值11'!H27,'漁業生產量值-漁業種類別魚類別生產量值11'!J27,'漁業生產量值-漁業種類別魚類別生產量值11'!L27)&#10;+SUM('漁業生產量值-漁業種類別魚類別生產量值12'!H27)&#10;+SUM('漁業生產量值-漁業種類別魚類別生產量值14'!D27,'漁業生產量值-漁業種類別魚類別生產量值14'!P27)&#10;+SUM('漁業生產量值-漁業種類別魚類別生產量值15'!D27,'漁業生產量值-漁業種類別魚類別生產量值15'!F27,'漁業生產量值-漁業種類別魚類別生產量值15'!H27,'漁業生產量值-漁業種類別魚類別生產量值15'!J27)=0,&quot;-&quot;,&#10;SUM(H27,J27)&#10;+SUM('漁業生產量值-漁業種類別魚類別生產量值1'!F27,'漁業生產量值-漁業種類別魚類別生產量值1'!H27,'漁業生產量值-漁業種類別魚類別生產量值1'!J27,'漁業生產量值-漁業種類別魚類別生產量值1'!P27)&#10;+SUM('漁業生產量值-漁業種類別魚類別生產量值2'!D27,'漁業生產量值-漁業種類別魚類別生產量值2'!F27,'漁業生產量值-漁業種類別魚類別生產量值2'!H27,'漁業生產量值-漁業種類別魚類別生產量值2'!J27)&#10;+SUM('漁業生產量值-漁業種類別魚類別生產量值3'!F27,'漁業生產量值-漁業種類別魚類別生產量值3'!J27,'漁業生產量值-漁業種類別魚類別生產量值3'!L27,'漁業生產量值-漁業種類別魚類別生產量值3'!N27)&#10;+SUM('漁業生產量值-漁業種類別魚類別生產量值4'!H27,'漁業生產量值-漁業種類別魚類別生產量值4'!J27,'漁業生產量值-漁業種類別魚類別生產量值4'!L27,'漁業生產量值-漁業種類別魚類別生產量值4'!N27,'漁業生產量值-漁業種類別魚類別生產量值4'!P27)&#10;+SUM('漁業生產量值-漁業種類別魚類別生產量值5'!L27,'漁業生產量值-漁業種類別魚類別生產量值5'!N27,'漁業生產量值-漁業種類別魚類別生產量值5'!P27)&#10;+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+SUM('漁業生產量值-漁業種類別魚類別生產量值7'!D27,'漁業生產量值-漁業種類別魚類別生產量值7'!F27,'漁業生產量值-漁業種類別魚類別生產量值7'!H27)&#10;+SUM('漁業生產量值-漁業種類別魚類別生產量值9'!J27,'漁業生產量值-漁業種類別魚類別生產量值9'!L27)&#10;+SUM('漁業生產量值-漁業種類別魚類別生產量值10'!H27)&#10;+SUM('漁業生產量值-漁業種類別魚類別生產量值11'!D27,'漁業生產量值-漁業種類別魚類別生產量值11'!F27,'漁業生產量值-漁業種類別魚類別生產量值11'!H27,'漁業生產量值-漁業種類別魚類別生產量值11'!J27,'漁業生產量值-漁業種類別魚類別生產量值11'!L27)&#10;+SUM('漁業生產量值-漁業種類別魚類別生產量值12'!H27)&#10;+SUM('漁業生產量值-漁業種類別魚類別生產量值14'!D27,'漁業生產量值-漁業種類別魚類別生產量值14'!P27)&#10;+SUM('漁業生產量值-漁業種類別魚類別生產量值15'!D27,'漁業生產量值-漁業種類別魚類別生產量值15'!F27,'漁業生產量值-漁業種類別魚類別生產量值15'!H27,'漁業生產量值-漁業種類別魚類別生產量值15'!J27)&#10;)" table:style-name="ce55">
            <text:p>1,955,37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7,M27,O27,'漁業生產量值-漁業種類別魚類別生產量值1'!C27)=0,&quot;-&quot;,SUM(K27,M27,O27,'漁業生產量值-漁業種類別魚類別生產量值1'!C27))" table:style-name="ce55">
            <text:p>-</text:p>
          </table:table-cell>
          <table:table-cell office:value-type="string" office:string-value="-" table:formula="msoxl:=  IF(SUM(L27,N27,P27,'漁業生產量值-漁業種類別魚類別生產量值1'!D27)=0,&quot;-&quot;,SUM(L27,N27,P27,'漁業生產量值-漁業種類別魚類別生產量值1'!D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2382.2641199999998" table:style-name="ce55">
            <text:p>2,382<text:s/></text:p>
          </table:table-cell>
          <table:table-cell office:value-type="float" office:value="417518.04083999997" table:style-name="ce55">
            <text:p>417,518<text:s/></text:p>
          </table:table-cell>
          <table:table-cell office:value-type="float" office:value="2215.52358" table:formula="msoxl:=  IF(SUM(G28,I28)&#10;+SUM('漁業生產量值-漁業種類別魚類別生產量值1'!E28,'漁業生產量值-漁業種類別魚類別生產量值1'!G28,'漁業生產量值-漁業種類別魚類別生產量值1'!I28)&#10;+SUM('漁業生產量值-漁業種類別魚類別生產量值2'!C28,'漁業生產量值-漁業種類別魚類別生產量值2'!E28,'漁業生產量值-漁業種類別魚類別生產量值2'!G28,'漁業生產量值-漁業種類別魚類別生產量值2'!I28)&#10;+SUM('漁業生產量值-漁業種類別魚類別生產量值3'!E28,'漁業生產量值-漁業種類別魚類別生產量值3'!I28,'漁業生產量值-漁業種類別魚類別生產量值3'!K28,'漁業生產量值-漁業種類別魚類別生產量值3'!M28)&#10;+SUM('漁業生產量值-漁業種類別魚類別生產量值4'!G28,'漁業生產量值-漁業種類別魚類別生產量值4'!I28,'漁業生產量值-漁業種類別魚類別生產量值4'!K28,'漁業生產量值-漁業種類別魚類別生產量值4'!M28,'漁業生產量值-漁業種類別魚類別生產量值4'!O28)&#10;+SUM('漁業生產量值-漁業種類別魚類別生產量值5'!K28,'漁業生產量值-漁業種類別魚類別生產量值5'!M28,'漁業生產量值-漁業種類別魚類別生產量值5'!O28)&#10;+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+SUM('漁業生產量值-漁業種類別魚類別生產量值7'!C28,'漁業生產量值-漁業種類別魚類別生產量值7'!E28,'漁業生產量值-漁業種類別魚類別生產量值7'!G28)&#10;+SUM('漁業生產量值-漁業種類別魚類別生產量值9'!I28,'漁業生產量值-漁業種類別魚類別生產量值9'!K28)&#10;+SUM('漁業生產量值-漁業種類別魚類別生產量值10'!G28)&#10;+SUM('漁業生產量值-漁業種類別魚類別生產量值11'!C28,'漁業生產量值-漁業種類別魚類別生產量值11'!E28,'漁業生產量值-漁業種類別魚類別生產量值11'!G28,'漁業生產量值-漁業種類別魚類別生產量值11'!I28,'漁業生產量值-漁業種類別魚類別生產量值11'!K28)&#10;+SUM('漁業生產量值-漁業種類別魚類別生產量值12'!G28)&#10;+SUM('漁業生產量值-漁業種類別魚類別生產量值14'!C28,'漁業生產量值-漁業種類別魚類別生產量值14'!O28)&#10;+SUM('漁業生產量值-漁業種類別魚類別生產量值15'!C28,'漁業生產量值-漁業種類別魚類別生產量值15'!E28,'漁業生產量值-漁業種類別魚類別生產量值15'!G28,'漁業生產量值-漁業種類別魚類別生產量值15'!I28)=0,&quot;-&quot;,&#10;SUM(G28,I28)&#10;+SUM('漁業生產量值-漁業種類別魚類別生產量值1'!E28,'漁業生產量值-漁業種類別魚類別生產量值1'!G28,'漁業生產量值-漁業種類別魚類別生產量值1'!I28)&#10;+SUM('漁業生產量值-漁業種類別魚類別生產量值2'!C28,'漁業生產量值-漁業種類別魚類別生產量值2'!E28,'漁業生產量值-漁業種類別魚類別生產量值2'!G28,'漁業生產量值-漁業種類別魚類別生產量值2'!I28)&#10;+SUM('漁業生產量值-漁業種類別魚類別生產量值3'!E28,'漁業生產量值-漁業種類別魚類別生產量值3'!I28,'漁業生產量值-漁業種類別魚類別生產量值3'!K28,'漁業生產量值-漁業種類別魚類別生產量值3'!M28)&#10;+SUM('漁業生產量值-漁業種類別魚類別生產量值4'!G28,'漁業生產量值-漁業種類別魚類別生產量值4'!I28,'漁業生產量值-漁業種類別魚類別生產量值4'!K28,'漁業生產量值-漁業種類別魚類別生產量值4'!M28,'漁業生產量值-漁業種類別魚類別生產量值4'!O28)&#10;+SUM('漁業生產量值-漁業種類別魚類別生產量值5'!K28,'漁業生產量值-漁業種類別魚類別生產量值5'!M28,'漁業生產量值-漁業種類別魚類別生產量值5'!O28)&#10;+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+SUM('漁業生產量值-漁業種類別魚類別生產量值7'!C28,'漁業生產量值-漁業種類別魚類別生產量值7'!E28,'漁業生產量值-漁業種類別魚類別生產量值7'!G28)&#10;+SUM('漁業生產量值-漁業種類別魚類別生產量值9'!I28,'漁業生產量值-漁業種類別魚類別生產量值9'!K28)&#10;+SUM('漁業生產量值-漁業種類別魚類別生產量值10'!G28)&#10;+SUM('漁業生產量值-漁業種類別魚類別生產量值11'!C28,'漁業生產量值-漁業種類別魚類別生產量值11'!E28,'漁業生產量值-漁業種類別魚類別生產量值11'!G28,'漁業生產量值-漁業種類別魚類別生產量值11'!I28,'漁業生產量值-漁業種類別魚類別生產量值11'!K28)&#10;+SUM('漁業生產量值-漁業種類別魚類別生產量值12'!G28)&#10;+SUM('漁業生產量值-漁業種類別魚類別生產量值14'!C28,'漁業生產量值-漁業種類別魚類別生產量值14'!O28)&#10;+SUM('漁業生產量值-漁業種類別魚類別生產量值15'!C28,'漁業生產量值-漁業種類別魚類別生產量值15'!E28,'漁業生產量值-漁業種類別魚類別生產量值15'!G28,'漁業生產量值-漁業種類別魚類別生產量值15'!I28)&#10;)" table:style-name="ce55">
            <text:p>2,216<text:s/></text:p>
          </table:table-cell>
          <table:table-cell office:value-type="float" office:value="379197.85648999998" table:formula="msoxl:=  IF(SUM(H28,J28)&#10;+SUM('漁業生產量值-漁業種類別魚類別生產量值1'!F28,'漁業生產量值-漁業種類別魚類別生產量值1'!H28,'漁業生產量值-漁業種類別魚類別生產量值1'!J28,'漁業生產量值-漁業種類別魚類別生產量值1'!P28)&#10;+SUM('漁業生產量值-漁業種類別魚類別生產量值2'!D28,'漁業生產量值-漁業種類別魚類別生產量值2'!F28,'漁業生產量值-漁業種類別魚類別生產量值2'!H28,'漁業生產量值-漁業種類別魚類別生產量值2'!J28)&#10;+SUM('漁業生產量值-漁業種類別魚類別生產量值3'!F28,'漁業生產量值-漁業種類別魚類別生產量值3'!J28,'漁業生產量值-漁業種類別魚類別生產量值3'!L28,'漁業生產量值-漁業種類別魚類別生產量值3'!N28)&#10;+SUM('漁業生產量值-漁業種類別魚類別生產量值4'!H28,'漁業生產量值-漁業種類別魚類別生產量值4'!J28,'漁業生產量值-漁業種類別魚類別生產量值4'!L28,'漁業生產量值-漁業種類別魚類別生產量值4'!N28,'漁業生產量值-漁業種類別魚類別生產量值4'!P28)&#10;+SUM('漁業生產量值-漁業種類別魚類別生產量值5'!L28,'漁業生產量值-漁業種類別魚類別生產量值5'!N28,'漁業生產量值-漁業種類別魚類別生產量值5'!P28)&#10;+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+SUM('漁業生產量值-漁業種類別魚類別生產量值7'!D28,'漁業生產量值-漁業種類別魚類別生產量值7'!F28,'漁業生產量值-漁業種類別魚類別生產量值7'!H28)&#10;+SUM('漁業生產量值-漁業種類別魚類別生產量值9'!J28,'漁業生產量值-漁業種類別魚類別生產量值9'!L28)&#10;+SUM('漁業生產量值-漁業種類別魚類別生產量值10'!H28)&#10;+SUM('漁業生產量值-漁業種類別魚類別生產量值11'!D28,'漁業生產量值-漁業種類別魚類別生產量值11'!F28,'漁業生產量值-漁業種類別魚類別生產量值11'!H28,'漁業生產量值-漁業種類別魚類別生產量值11'!J28,'漁業生產量值-漁業種類別魚類別生產量值11'!L28)&#10;+SUM('漁業生產量值-漁業種類別魚類別生產量值12'!H28)&#10;+SUM('漁業生產量值-漁業種類別魚類別生產量值14'!D28,'漁業生產量值-漁業種類別魚類別生產量值14'!P28)&#10;+SUM('漁業生產量值-漁業種類別魚類別生產量值15'!D28,'漁業生產量值-漁業種類別魚類別生產量值15'!F28,'漁業生產量值-漁業種類別魚類別生產量值15'!H28,'漁業生產量值-漁業種類別魚類別生產量值15'!J28)=0,&quot;-&quot;,&#10;SUM(H28,J28)&#10;+SUM('漁業生產量值-漁業種類別魚類別生產量值1'!F28,'漁業生產量值-漁業種類別魚類別生產量值1'!H28,'漁業生產量值-漁業種類別魚類別生產量值1'!J28,'漁業生產量值-漁業種類別魚類別生產量值1'!P28)&#10;+SUM('漁業生產量值-漁業種類別魚類別生產量值2'!D28,'漁業生產量值-漁業種類別魚類別生產量值2'!F28,'漁業生產量值-漁業種類別魚類別生產量值2'!H28,'漁業生產量值-漁業種類別魚類別生產量值2'!J28)&#10;+SUM('漁業生產量值-漁業種類別魚類別生產量值3'!F28,'漁業生產量值-漁業種類別魚類別生產量值3'!J28,'漁業生產量值-漁業種類別魚類別生產量值3'!L28,'漁業生產量值-漁業種類別魚類別生產量值3'!N28)&#10;+SUM('漁業生產量值-漁業種類別魚類別生產量值4'!H28,'漁業生產量值-漁業種類別魚類別生產量值4'!J28,'漁業生產量值-漁業種類別魚類別生產量值4'!L28,'漁業生產量值-漁業種類別魚類別生產量值4'!N28,'漁業生產量值-漁業種類別魚類別生產量值4'!P28)&#10;+SUM('漁業生產量值-漁業種類別魚類別生產量值5'!L28,'漁業生產量值-漁業種類別魚類別生產量值5'!N28,'漁業生產量值-漁業種類別魚類別生產量值5'!P28)&#10;+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+SUM('漁業生產量值-漁業種類別魚類別生產量值7'!D28,'漁業生產量值-漁業種類別魚類別生產量值7'!F28,'漁業生產量值-漁業種類別魚類別生產量值7'!H28)&#10;+SUM('漁業生產量值-漁業種類別魚類別生產量值9'!J28,'漁業生產量值-漁業種類別魚類別生產量值9'!L28)&#10;+SUM('漁業生產量值-漁業種類別魚類別生產量值10'!H28)&#10;+SUM('漁業生產量值-漁業種類別魚類別生產量值11'!D28,'漁業生產量值-漁業種類別魚類別生產量值11'!F28,'漁業生產量值-漁業種類別魚類別生產量值11'!H28,'漁業生產量值-漁業種類別魚類別生產量值11'!J28,'漁業生產量值-漁業種類別魚類別生產量值11'!L28)&#10;+SUM('漁業生產量值-漁業種類別魚類別生產量值12'!H28)&#10;+SUM('漁業生產量值-漁業種類別魚類別生產量值14'!D28,'漁業生產量值-漁業種類別魚類別生產量值14'!P28)&#10;+SUM('漁業生產量值-漁業種類別魚類別生產量值15'!D28,'漁業生產量值-漁業種類別魚類別生產量值15'!F28,'漁業生產量值-漁業種類別魚類別生產量值15'!H28,'漁業生產量值-漁業種類別魚類別生產量值15'!J28)&#10;)" table:style-name="ce55">
            <text:p>379,19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8,M28,O28,'漁業生產量值-漁業種類別魚類別生產量值1'!C28)=0,&quot;-&quot;,SUM(K28,M28,O28,'漁業生產量值-漁業種類別魚類別生產量值1'!C28))" table:style-name="ce55">
            <text:p>-</text:p>
          </table:table-cell>
          <table:table-cell office:value-type="string" office:string-value="-" table:formula="msoxl:=  IF(SUM(L28,N28,P28,'漁業生產量值-漁業種類別魚類別生產量值1'!D28)=0,&quot;-&quot;,SUM(L28,N28,P28,'漁業生產量值-漁業種類別魚類別生產量值1'!D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float" office:value="510.77699000000001" table:style-name="ce55">
            <text:p>511<text:s/></text:p>
          </table:table-cell>
          <table:table-cell office:value-type="float" office:value="70654.939929999993" table:style-name="ce55">
            <text:p>70,655<text:s/></text:p>
          </table:table-cell>
          <table:table-cell office:value-type="float" office:value="475.66099000000003" table:formula="msoxl:=  IF(SUM(G29,I29)&#10;+SUM('漁業生產量值-漁業種類別魚類別生產量值1'!E29,'漁業生產量值-漁業種類別魚類別生產量值1'!G29,'漁業生產量值-漁業種類別魚類別生產量值1'!I29)&#10;+SUM('漁業生產量值-漁業種類別魚類別生產量值2'!C29,'漁業生產量值-漁業種類別魚類別生產量值2'!E29,'漁業生產量值-漁業種類別魚類別生產量值2'!G29,'漁業生產量值-漁業種類別魚類別生產量值2'!I29)&#10;+SUM('漁業生產量值-漁業種類別魚類別生產量值3'!E29,'漁業生產量值-漁業種類別魚類別生產量值3'!I29,'漁業生產量值-漁業種類別魚類別生產量值3'!K29,'漁業生產量值-漁業種類別魚類別生產量值3'!M29)&#10;+SUM('漁業生產量值-漁業種類別魚類別生產量值4'!G29,'漁業生產量值-漁業種類別魚類別生產量值4'!I29,'漁業生產量值-漁業種類別魚類別生產量值4'!K29,'漁業生產量值-漁業種類別魚類別生產量值4'!M29,'漁業生產量值-漁業種類別魚類別生產量值4'!O29)&#10;+SUM('漁業生產量值-漁業種類別魚類別生產量值5'!K29,'漁業生產量值-漁業種類別魚類別生產量值5'!M29,'漁業生產量值-漁業種類別魚類別生產量值5'!O29)&#10;+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+SUM('漁業生產量值-漁業種類別魚類別生產量值7'!C29,'漁業生產量值-漁業種類別魚類別生產量值7'!E29,'漁業生產量值-漁業種類別魚類別生產量值7'!G29)&#10;+SUM('漁業生產量值-漁業種類別魚類別生產量值9'!I29,'漁業生產量值-漁業種類別魚類別生產量值9'!K29)&#10;+SUM('漁業生產量值-漁業種類別魚類別生產量值10'!G29)&#10;+SUM('漁業生產量值-漁業種類別魚類別生產量值11'!C29,'漁業生產量值-漁業種類別魚類別生產量值11'!E29,'漁業生產量值-漁業種類別魚類別生產量值11'!G29,'漁業生產量值-漁業種類別魚類別生產量值11'!I29,'漁業生產量值-漁業種類別魚類別生產量值11'!K29)&#10;+SUM('漁業生產量值-漁業種類別魚類別生產量值12'!G29)&#10;+SUM('漁業生產量值-漁業種類別魚類別生產量值14'!C29,'漁業生產量值-漁業種類別魚類別生產量值14'!O29)&#10;+SUM('漁業生產量值-漁業種類別魚類別生產量值15'!C29,'漁業生產量值-漁業種類別魚類別生產量值15'!E29,'漁業生產量值-漁業種類別魚類別生產量值15'!G29,'漁業生產量值-漁業種類別魚類別生產量值15'!I29)=0,&quot;-&quot;,&#10;SUM(G29,I29)&#10;+SUM('漁業生產量值-漁業種類別魚類別生產量值1'!E29,'漁業生產量值-漁業種類別魚類別生產量值1'!G29,'漁業生產量值-漁業種類別魚類別生產量值1'!I29)&#10;+SUM('漁業生產量值-漁業種類別魚類別生產量值2'!C29,'漁業生產量值-漁業種類別魚類別生產量值2'!E29,'漁業生產量值-漁業種類別魚類別生產量值2'!G29,'漁業生產量值-漁業種類別魚類別生產量值2'!I29)&#10;+SUM('漁業生產量值-漁業種類別魚類別生產量值3'!E29,'漁業生產量值-漁業種類別魚類別生產量值3'!I29,'漁業生產量值-漁業種類別魚類別生產量值3'!K29,'漁業生產量值-漁業種類別魚類別生產量值3'!M29)&#10;+SUM('漁業生產量值-漁業種類別魚類別生產量值4'!G29,'漁業生產量值-漁業種類別魚類別生產量值4'!I29,'漁業生產量值-漁業種類別魚類別生產量值4'!K29,'漁業生產量值-漁業種類別魚類別生產量值4'!M29,'漁業生產量值-漁業種類別魚類別生產量值4'!O29)&#10;+SUM('漁業生產量值-漁業種類別魚類別生產量值5'!K29,'漁業生產量值-漁業種類別魚類別生產量值5'!M29,'漁業生產量值-漁業種類別魚類別生產量值5'!O29)&#10;+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+SUM('漁業生產量值-漁業種類別魚類別生產量值7'!C29,'漁業生產量值-漁業種類別魚類別生產量值7'!E29,'漁業生產量值-漁業種類別魚類別生產量值7'!G29)&#10;+SUM('漁業生產量值-漁業種類別魚類別生產量值9'!I29,'漁業生產量值-漁業種類別魚類別生產量值9'!K29)&#10;+SUM('漁業生產量值-漁業種類別魚類別生產量值10'!G29)&#10;+SUM('漁業生產量值-漁業種類別魚類別生產量值11'!C29,'漁業生產量值-漁業種類別魚類別生產量值11'!E29,'漁業生產量值-漁業種類別魚類別生產量值11'!G29,'漁業生產量值-漁業種類別魚類別生產量值11'!I29,'漁業生產量值-漁業種類別魚類別生產量值11'!K29)&#10;+SUM('漁業生產量值-漁業種類別魚類別生產量值12'!G29)&#10;+SUM('漁業生產量值-漁業種類別魚類別生產量值14'!C29,'漁業生產量值-漁業種類別魚類別生產量值14'!O29)&#10;+SUM('漁業生產量值-漁業種類別魚類別生產量值15'!C29,'漁業生產量值-漁業種類別魚類別生產量值15'!E29,'漁業生產量值-漁業種類別魚類別生產量值15'!G29,'漁業生產量值-漁業種類別魚類別生產量值15'!I29)&#10;)" table:style-name="ce55">
            <text:p>476<text:s/></text:p>
          </table:table-cell>
          <table:table-cell office:value-type="float" office:value="54556.419929999996" table:formula="msoxl:=  IF(SUM(H29,J29)&#10;+SUM('漁業生產量值-漁業種類別魚類別生產量值1'!F29,'漁業生產量值-漁業種類別魚類別生產量值1'!H29,'漁業生產量值-漁業種類別魚類別生產量值1'!J29,'漁業生產量值-漁業種類別魚類別生產量值1'!P29)&#10;+SUM('漁業生產量值-漁業種類別魚類別生產量值2'!D29,'漁業生產量值-漁業種類別魚類別生產量值2'!F29,'漁業生產量值-漁業種類別魚類別生產量值2'!H29,'漁業生產量值-漁業種類別魚類別生產量值2'!J29)&#10;+SUM('漁業生產量值-漁業種類別魚類別生產量值3'!F29,'漁業生產量值-漁業種類別魚類別生產量值3'!J29,'漁業生產量值-漁業種類別魚類別生產量值3'!L29,'漁業生產量值-漁業種類別魚類別生產量值3'!N29)&#10;+SUM('漁業生產量值-漁業種類別魚類別生產量值4'!H29,'漁業生產量值-漁業種類別魚類別生產量值4'!J29,'漁業生產量值-漁業種類別魚類別生產量值4'!L29,'漁業生產量值-漁業種類別魚類別生產量值4'!N29,'漁業生產量值-漁業種類別魚類別生產量值4'!P29)&#10;+SUM('漁業生產量值-漁業種類別魚類別生產量值5'!L29,'漁業生產量值-漁業種類別魚類別生產量值5'!N29,'漁業生產量值-漁業種類別魚類別生產量值5'!P29)&#10;+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+SUM('漁業生產量值-漁業種類別魚類別生產量值7'!D29,'漁業生產量值-漁業種類別魚類別生產量值7'!F29,'漁業生產量值-漁業種類別魚類別生產量值7'!H29)&#10;+SUM('漁業生產量值-漁業種類別魚類別生產量值9'!J29,'漁業生產量值-漁業種類別魚類別生產量值9'!L29)&#10;+SUM('漁業生產量值-漁業種類別魚類別生產量值10'!H29)&#10;+SUM('漁業生產量值-漁業種類別魚類別生產量值11'!D29,'漁業生產量值-漁業種類別魚類別生產量值11'!F29,'漁業生產量值-漁業種類別魚類別生產量值11'!H29,'漁業生產量值-漁業種類別魚類別生產量值11'!J29,'漁業生產量值-漁業種類別魚類別生產量值11'!L29)&#10;+SUM('漁業生產量值-漁業種類別魚類別生產量值12'!H29)&#10;+SUM('漁業生產量值-漁業種類別魚類別生產量值14'!D29,'漁業生產量值-漁業種類別魚類別生產量值14'!P29)&#10;+SUM('漁業生產量值-漁業種類別魚類別生產量值15'!D29,'漁業生產量值-漁業種類別魚類別生產量值15'!F29,'漁業生產量值-漁業種類別魚類別生產量值15'!H29,'漁業生產量值-漁業種類別魚類別生產量值15'!J29)=0,&quot;-&quot;,&#10;SUM(H29,J29)&#10;+SUM('漁業生產量值-漁業種類別魚類別生產量值1'!F29,'漁業生產量值-漁業種類別魚類別生產量值1'!H29,'漁業生產量值-漁業種類別魚類別生產量值1'!J29,'漁業生產量值-漁業種類別魚類別生產量值1'!P29)&#10;+SUM('漁業生產量值-漁業種類別魚類別生產量值2'!D29,'漁業生產量值-漁業種類別魚類別生產量值2'!F29,'漁業生產量值-漁業種類別魚類別生產量值2'!H29,'漁業生產量值-漁業種類別魚類別生產量值2'!J29)&#10;+SUM('漁業生產量值-漁業種類別魚類別生產量值3'!F29,'漁業生產量值-漁業種類別魚類別生產量值3'!J29,'漁業生產量值-漁業種類別魚類別生產量值3'!L29,'漁業生產量值-漁業種類別魚類別生產量值3'!N29)&#10;+SUM('漁業生產量值-漁業種類別魚類別生產量值4'!H29,'漁業生產量值-漁業種類別魚類別生產量值4'!J29,'漁業生產量值-漁業種類別魚類別生產量值4'!L29,'漁業生產量值-漁業種類別魚類別生產量值4'!N29,'漁業生產量值-漁業種類別魚類別生產量值4'!P29)&#10;+SUM('漁業生產量值-漁業種類別魚類別生產量值5'!L29,'漁業生產量值-漁業種類別魚類別生產量值5'!N29,'漁業生產量值-漁業種類別魚類別生產量值5'!P29)&#10;+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+SUM('漁業生產量值-漁業種類別魚類別生產量值7'!D29,'漁業生產量值-漁業種類別魚類別生產量值7'!F29,'漁業生產量值-漁業種類別魚類別生產量值7'!H29)&#10;+SUM('漁業生產量值-漁業種類別魚類別生產量值9'!J29,'漁業生產量值-漁業種類別魚類別生產量值9'!L29)&#10;+SUM('漁業生產量值-漁業種類別魚類別生產量值10'!H29)&#10;+SUM('漁業生產量值-漁業種類別魚類別生產量值11'!D29,'漁業生產量值-漁業種類別魚類別生產量值11'!F29,'漁業生產量值-漁業種類別魚類別生產量值11'!H29,'漁業生產量值-漁業種類別魚類別生產量值11'!J29,'漁業生產量值-漁業種類別魚類別生產量值11'!L29)&#10;+SUM('漁業生產量值-漁業種類別魚類別生產量值12'!H29)&#10;+SUM('漁業生產量值-漁業種類別魚類別生產量值14'!D29,'漁業生產量值-漁業種類別魚類別生產量值14'!P29)&#10;+SUM('漁業生產量值-漁業種類別魚類別生產量值15'!D29,'漁業生產量值-漁業種類別魚類別生產量值15'!F29,'漁業生產量值-漁業種類別魚類別生產量值15'!H29,'漁業生產量值-漁業種類別魚類別生產量值15'!J29)&#10;)" table:style-name="ce55">
            <text:p>54,55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9,M29,O29,'漁業生產量值-漁業種類別魚類別生產量值1'!C29)=0,&quot;-&quot;,SUM(K29,M29,O29,'漁業生產量值-漁業種類別魚類別生產量值1'!C29))" table:style-name="ce55">
            <text:p>-</text:p>
          </table:table-cell>
          <table:table-cell office:value-type="string" office:string-value="-" table:formula="msoxl:=  IF(SUM(L29,N29,P29,'漁業生產量值-漁業種類別魚類別生產量值1'!D29)=0,&quot;-&quot;,SUM(L29,N29,P29,'漁業生產量值-漁業種類別魚類別生產量值1'!D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2884.01181" table:style-name="ce55">
            <text:p>2,884<text:s/></text:p>
          </table:table-cell>
          <table:table-cell office:value-type="float" office:value="477222.27289000002" table:style-name="ce55">
            <text:p>477,222<text:s/></text:p>
          </table:table-cell>
          <table:table-cell office:value-type="float" office:value="2451.7574799999998" table:formula="msoxl:=  IF(SUM(G30,I30)&#10;+SUM('漁業生產量值-漁業種類別魚類別生產量值1'!E30,'漁業生產量值-漁業種類別魚類別生產量值1'!G30,'漁業生產量值-漁業種類別魚類別生產量值1'!I30)&#10;+SUM('漁業生產量值-漁業種類別魚類別生產量值2'!C30,'漁業生產量值-漁業種類別魚類別生產量值2'!E30,'漁業生產量值-漁業種類別魚類別生產量值2'!G30,'漁業生產量值-漁業種類別魚類別生產量值2'!I30)&#10;+SUM('漁業生產量值-漁業種類別魚類別生產量值3'!E30,'漁業生產量值-漁業種類別魚類別生產量值3'!I30,'漁業生產量值-漁業種類別魚類別生產量值3'!K30,'漁業生產量值-漁業種類別魚類別生產量值3'!M30)&#10;+SUM('漁業生產量值-漁業種類別魚類別生產量值4'!G30,'漁業生產量值-漁業種類別魚類別生產量值4'!I30,'漁業生產量值-漁業種類別魚類別生產量值4'!K30,'漁業生產量值-漁業種類別魚類別生產量值4'!M30,'漁業生產量值-漁業種類別魚類別生產量值4'!O30)&#10;+SUM('漁業生產量值-漁業種類別魚類別生產量值5'!K30,'漁業生產量值-漁業種類別魚類別生產量值5'!M30,'漁業生產量值-漁業種類別魚類別生產量值5'!O30)&#10;+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+SUM('漁業生產量值-漁業種類別魚類別生產量值7'!C30,'漁業生產量值-漁業種類別魚類別生產量值7'!E30,'漁業生產量值-漁業種類別魚類別生產量值7'!G30)&#10;+SUM('漁業生產量值-漁業種類別魚類別生產量值9'!I30,'漁業生產量值-漁業種類別魚類別生產量值9'!K30)&#10;+SUM('漁業生產量值-漁業種類別魚類別生產量值10'!G30)&#10;+SUM('漁業生產量值-漁業種類別魚類別生產量值11'!C30,'漁業生產量值-漁業種類別魚類別生產量值11'!E30,'漁業生產量值-漁業種類別魚類別生產量值11'!G30,'漁業生產量值-漁業種類別魚類別生產量值11'!I30,'漁業生產量值-漁業種類別魚類別生產量值11'!K30)&#10;+SUM('漁業生產量值-漁業種類別魚類別生產量值12'!G30)&#10;+SUM('漁業生產量值-漁業種類別魚類別生產量值14'!C30,'漁業生產量值-漁業種類別魚類別生產量值14'!O30)&#10;+SUM('漁業生產量值-漁業種類別魚類別生產量值15'!C30,'漁業生產量值-漁業種類別魚類別生產量值15'!E30,'漁業生產量值-漁業種類別魚類別生產量值15'!G30,'漁業生產量值-漁業種類別魚類別生產量值15'!I30)=0,&quot;-&quot;,&#10;SUM(G30,I30)&#10;+SUM('漁業生產量值-漁業種類別魚類別生產量值1'!E30,'漁業生產量值-漁業種類別魚類別生產量值1'!G30,'漁業生產量值-漁業種類別魚類別生產量值1'!I30)&#10;+SUM('漁業生產量值-漁業種類別魚類別生產量值2'!C30,'漁業生產量值-漁業種類別魚類別生產量值2'!E30,'漁業生產量值-漁業種類別魚類別生產量值2'!G30,'漁業生產量值-漁業種類別魚類別生產量值2'!I30)&#10;+SUM('漁業生產量值-漁業種類別魚類別生產量值3'!E30,'漁業生產量值-漁業種類別魚類別生產量值3'!I30,'漁業生產量值-漁業種類別魚類別生產量值3'!K30,'漁業生產量值-漁業種類別魚類別生產量值3'!M30)&#10;+SUM('漁業生產量值-漁業種類別魚類別生產量值4'!G30,'漁業生產量值-漁業種類別魚類別生產量值4'!I30,'漁業生產量值-漁業種類別魚類別生產量值4'!K30,'漁業生產量值-漁業種類別魚類別生產量值4'!M30,'漁業生產量值-漁業種類別魚類別生產量值4'!O30)&#10;+SUM('漁業生產量值-漁業種類別魚類別生產量值5'!K30,'漁業生產量值-漁業種類別魚類別生產量值5'!M30,'漁業生產量值-漁業種類別魚類別生產量值5'!O30)&#10;+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+SUM('漁業生產量值-漁業種類別魚類別生產量值7'!C30,'漁業生產量值-漁業種類別魚類別生產量值7'!E30,'漁業生產量值-漁業種類別魚類別生產量值7'!G30)&#10;+SUM('漁業生產量值-漁業種類別魚類別生產量值9'!I30,'漁業生產量值-漁業種類別魚類別生產量值9'!K30)&#10;+SUM('漁業生產量值-漁業種類別魚類別生產量值10'!G30)&#10;+SUM('漁業生產量值-漁業種類別魚類別生產量值11'!C30,'漁業生產量值-漁業種類別魚類別生產量值11'!E30,'漁業生產量值-漁業種類別魚類別生產量值11'!G30,'漁業生產量值-漁業種類別魚類別生產量值11'!I30,'漁業生產量值-漁業種類別魚類別生產量值11'!K30)&#10;+SUM('漁業生產量值-漁業種類別魚類別生產量值12'!G30)&#10;+SUM('漁業生產量值-漁業種類別魚類別生產量值14'!C30,'漁業生產量值-漁業種類別魚類別生產量值14'!O30)&#10;+SUM('漁業生產量值-漁業種類別魚類別生產量值15'!C30,'漁業生產量值-漁業種類別魚類別生產量值15'!E30,'漁業生產量值-漁業種類別魚類別生產量值15'!G30,'漁業生產量值-漁業種類別魚類別生產量值15'!I30)&#10;)" table:style-name="ce55">
            <text:p>2,452<text:s/></text:p>
          </table:table-cell>
          <table:table-cell office:value-type="float" office:value="372889.04706000001" table:formula="msoxl:=  IF(SUM(H30,J30)&#10;+SUM('漁業生產量值-漁業種類別魚類別生產量值1'!F30,'漁業生產量值-漁業種類別魚類別生產量值1'!H30,'漁業生產量值-漁業種類別魚類別生產量值1'!J30,'漁業生產量值-漁業種類別魚類別生產量值1'!P30)&#10;+SUM('漁業生產量值-漁業種類別魚類別生產量值2'!D30,'漁業生產量值-漁業種類別魚類別生產量值2'!F30,'漁業生產量值-漁業種類別魚類別生產量值2'!H30,'漁業生產量值-漁業種類別魚類別生產量值2'!J30)&#10;+SUM('漁業生產量值-漁業種類別魚類別生產量值3'!F30,'漁業生產量值-漁業種類別魚類別生產量值3'!J30,'漁業生產量值-漁業種類別魚類別生產量值3'!L30,'漁業生產量值-漁業種類別魚類別生產量值3'!N30)&#10;+SUM('漁業生產量值-漁業種類別魚類別生產量值4'!H30,'漁業生產量值-漁業種類別魚類別生產量值4'!J30,'漁業生產量值-漁業種類別魚類別生產量值4'!L30,'漁業生產量值-漁業種類別魚類別生產量值4'!N30,'漁業生產量值-漁業種類別魚類別生產量值4'!P30)&#10;+SUM('漁業生產量值-漁業種類別魚類別生產量值5'!L30,'漁業生產量值-漁業種類別魚類別生產量值5'!N30,'漁業生產量值-漁業種類別魚類別生產量值5'!P30)&#10;+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+SUM('漁業生產量值-漁業種類別魚類別生產量值7'!D30,'漁業生產量值-漁業種類別魚類別生產量值7'!F30,'漁業生產量值-漁業種類別魚類別生產量值7'!H30)&#10;+SUM('漁業生產量值-漁業種類別魚類別生產量值9'!J30,'漁業生產量值-漁業種類別魚類別生產量值9'!L30)&#10;+SUM('漁業生產量值-漁業種類別魚類別生產量值10'!H30)&#10;+SUM('漁業生產量值-漁業種類別魚類別生產量值11'!D30,'漁業生產量值-漁業種類別魚類別生產量值11'!F30,'漁業生產量值-漁業種類別魚類別生產量值11'!H30,'漁業生產量值-漁業種類別魚類別生產量值11'!J30,'漁業生產量值-漁業種類別魚類別生產量值11'!L30)&#10;+SUM('漁業生產量值-漁業種類別魚類別生產量值12'!H30)&#10;+SUM('漁業生產量值-漁業種類別魚類別生產量值14'!D30,'漁業生產量值-漁業種類別魚類別生產量值14'!P30)&#10;+SUM('漁業生產量值-漁業種類別魚類別生產量值15'!D30,'漁業生產量值-漁業種類別魚類別生產量值15'!F30,'漁業生產量值-漁業種類別魚類別生產量值15'!H30,'漁業生產量值-漁業種類別魚類別生產量值15'!J30)=0,&quot;-&quot;,&#10;SUM(H30,J30)&#10;+SUM('漁業生產量值-漁業種類別魚類別生產量值1'!F30,'漁業生產量值-漁業種類別魚類別生產量值1'!H30,'漁業生產量值-漁業種類別魚類別生產量值1'!J30,'漁業生產量值-漁業種類別魚類別生產量值1'!P30)&#10;+SUM('漁業生產量值-漁業種類別魚類別生產量值2'!D30,'漁業生產量值-漁業種類別魚類別生產量值2'!F30,'漁業生產量值-漁業種類別魚類別生產量值2'!H30,'漁業生產量值-漁業種類別魚類別生產量值2'!J30)&#10;+SUM('漁業生產量值-漁業種類別魚類別生產量值3'!F30,'漁業生產量值-漁業種類別魚類別生產量值3'!J30,'漁業生產量值-漁業種類別魚類別生產量值3'!L30,'漁業生產量值-漁業種類別魚類別生產量值3'!N30)&#10;+SUM('漁業生產量值-漁業種類別魚類別生產量值4'!H30,'漁業生產量值-漁業種類別魚類別生產量值4'!J30,'漁業生產量值-漁業種類別魚類別生產量值4'!L30,'漁業生產量值-漁業種類別魚類別生產量值4'!N30,'漁業生產量值-漁業種類別魚類別生產量值4'!P30)&#10;+SUM('漁業生產量值-漁業種類別魚類別生產量值5'!L30,'漁業生產量值-漁業種類別魚類別生產量值5'!N30,'漁業生產量值-漁業種類別魚類別生產量值5'!P30)&#10;+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+SUM('漁業生產量值-漁業種類別魚類別生產量值7'!D30,'漁業生產量值-漁業種類別魚類別生產量值7'!F30,'漁業生產量值-漁業種類別魚類別生產量值7'!H30)&#10;+SUM('漁業生產量值-漁業種類別魚類別生產量值9'!J30,'漁業生產量值-漁業種類別魚類別生產量值9'!L30)&#10;+SUM('漁業生產量值-漁業種類別魚類別生產量值10'!H30)&#10;+SUM('漁業生產量值-漁業種類別魚類別生產量值11'!D30,'漁業生產量值-漁業種類別魚類別生產量值11'!F30,'漁業生產量值-漁業種類別魚類別生產量值11'!H30,'漁業生產量值-漁業種類別魚類別生產量值11'!J30,'漁業生產量值-漁業種類別魚類別生產量值11'!L30)&#10;+SUM('漁業生產量值-漁業種類別魚類別生產量值12'!H30)&#10;+SUM('漁業生產量值-漁業種類別魚類別生產量值14'!D30,'漁業生產量值-漁業種類別魚類別生產量值14'!P30)&#10;+SUM('漁業生產量值-漁業種類別魚類別生產量值15'!D30,'漁業生產量值-漁業種類別魚類別生產量值15'!F30,'漁業生產量值-漁業種類別魚類別生產量值15'!H30,'漁業生產量值-漁業種類別魚類別生產量值15'!J30)&#10;)" table:style-name="ce55">
            <text:p>372,88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0,M30,O30,'漁業生產量值-漁業種類別魚類別生產量值1'!C30)=0,&quot;-&quot;,SUM(K30,M30,O30,'漁業生產量值-漁業種類別魚類別生產量值1'!C30))" table:style-name="ce55">
            <text:p>-</text:p>
          </table:table-cell>
          <table:table-cell office:value-type="string" office:string-value="-" table:formula="msoxl:=  IF(SUM(L30,N30,P30,'漁業生產量值-漁業種類別魚類別生產量值1'!D30)=0,&quot;-&quot;,SUM(L30,N30,P30,'漁業生產量值-漁業種類別魚類別生產量值1'!D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1,I31)&#10;+SUM('漁業生產量值-漁業種類別魚類別生產量值1'!E31,'漁業生產量值-漁業種類別魚類別生產量值1'!G31,'漁業生產量值-漁業種類別魚類別生產量值1'!I31)&#10;+SUM('漁業生產量值-漁業種類別魚類別生產量值2'!C31,'漁業生產量值-漁業種類別魚類別生產量值2'!E31,'漁業生產量值-漁業種類別魚類別生產量值2'!G31,'漁業生產量值-漁業種類別魚類別生產量值2'!I31)&#10;+SUM('漁業生產量值-漁業種類別魚類別生產量值3'!E31,'漁業生產量值-漁業種類別魚類別生產量值3'!I31,'漁業生產量值-漁業種類別魚類別生產量值3'!K31,'漁業生產量值-漁業種類別魚類別生產量值3'!M31)&#10;+SUM('漁業生產量值-漁業種類別魚類別生產量值4'!G31,'漁業生產量值-漁業種類別魚類別生產量值4'!I31,'漁業生產量值-漁業種類別魚類別生產量值4'!K31,'漁業生產量值-漁業種類別魚類別生產量值4'!M31,'漁業生產量值-漁業種類別魚類別生產量值4'!O31)&#10;+SUM('漁業生產量值-漁業種類別魚類別生產量值5'!K31,'漁業生產量值-漁業種類別魚類別生產量值5'!M31,'漁業生產量值-漁業種類別魚類別生產量值5'!O31)&#10;+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+SUM('漁業生產量值-漁業種類別魚類別生產量值7'!C31,'漁業生產量值-漁業種類別魚類別生產量值7'!E31,'漁業生產量值-漁業種類別魚類別生產量值7'!G31)&#10;+SUM('漁業生產量值-漁業種類別魚類別生產量值9'!I31,'漁業生產量值-漁業種類別魚類別生產量值9'!K31)&#10;+SUM('漁業生產量值-漁業種類別魚類別生產量值10'!G31)&#10;+SUM('漁業生產量值-漁業種類別魚類別生產量值11'!C31,'漁業生產量值-漁業種類別魚類別生產量值11'!E31,'漁業生產量值-漁業種類別魚類別生產量值11'!G31,'漁業生產量值-漁業種類別魚類別生產量值11'!I31,'漁業生產量值-漁業種類別魚類別生產量值11'!K31)&#10;+SUM('漁業生產量值-漁業種類別魚類別生產量值12'!G31)&#10;+SUM('漁業生產量值-漁業種類別魚類別生產量值14'!C31,'漁業生產量值-漁業種類別魚類別生產量值14'!O31)&#10;+SUM('漁業生產量值-漁業種類別魚類別生產量值15'!C31,'漁業生產量值-漁業種類別魚類別生產量值15'!E31,'漁業生產量值-漁業種類別魚類別生產量值15'!G31,'漁業生產量值-漁業種類別魚類別生產量值15'!I31)=0,&quot;-&quot;,&#10;SUM(G31,I31)&#10;+SUM('漁業生產量值-漁業種類別魚類別生產量值1'!E31,'漁業生產量值-漁業種類別魚類別生產量值1'!G31,'漁業生產量值-漁業種類別魚類別生產量值1'!I31)&#10;+SUM('漁業生產量值-漁業種類別魚類別生產量值2'!C31,'漁業生產量值-漁業種類別魚類別生產量值2'!E31,'漁業生產量值-漁業種類別魚類別生產量值2'!G31,'漁業生產量值-漁業種類別魚類別生產量值2'!I31)&#10;+SUM('漁業生產量值-漁業種類別魚類別生產量值3'!E31,'漁業生產量值-漁業種類別魚類別生產量值3'!I31,'漁業生產量值-漁業種類別魚類別生產量值3'!K31,'漁業生產量值-漁業種類別魚類別生產量值3'!M31)&#10;+SUM('漁業生產量值-漁業種類別魚類別生產量值4'!G31,'漁業生產量值-漁業種類別魚類別生產量值4'!I31,'漁業生產量值-漁業種類別魚類別生產量值4'!K31,'漁業生產量值-漁業種類別魚類別生產量值4'!M31,'漁業生產量值-漁業種類別魚類別生產量值4'!O31)&#10;+SUM('漁業生產量值-漁業種類別魚類別生產量值5'!K31,'漁業生產量值-漁業種類別魚類別生產量值5'!M31,'漁業生產量值-漁業種類別魚類別生產量值5'!O31)&#10;+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+SUM('漁業生產量值-漁業種類別魚類別生產量值7'!C31,'漁業生產量值-漁業種類別魚類別生產量值7'!E31,'漁業生產量值-漁業種類別魚類別生產量值7'!G31)&#10;+SUM('漁業生產量值-漁業種類別魚類別生產量值9'!I31,'漁業生產量值-漁業種類別魚類別生產量值9'!K31)&#10;+SUM('漁業生產量值-漁業種類別魚類別生產量值10'!G31)&#10;+SUM('漁業生產量值-漁業種類別魚類別生產量值11'!C31,'漁業生產量值-漁業種類別魚類別生產量值11'!E31,'漁業生產量值-漁業種類別魚類別生產量值11'!G31,'漁業生產量值-漁業種類別魚類別生產量值11'!I31,'漁業生產量值-漁業種類別魚類別生產量值11'!K31)&#10;+SUM('漁業生產量值-漁業種類別魚類別生產量值12'!G31)&#10;+SUM('漁業生產量值-漁業種類別魚類別生產量值14'!C31,'漁業生產量值-漁業種類別魚類別生產量值14'!O31)&#10;+SUM('漁業生產量值-漁業種類別魚類別生產量值15'!C31,'漁業生產量值-漁業種類別魚類別生產量值15'!E31,'漁業生產量值-漁業種類別魚類別生產量值15'!G31,'漁業生產量值-漁業種類別魚類別生產量值15'!I31)&#10;)" table:style-name="ce55">
            <text:p>-</text:p>
          </table:table-cell>
          <table:table-cell office:value-type="string" office:string-value="-" table:formula="msoxl:=  IF(SUM(H31,J31)&#10;+SUM('漁業生產量值-漁業種類別魚類別生產量值1'!F31,'漁業生產量值-漁業種類別魚類別生產量值1'!H31,'漁業生產量值-漁業種類別魚類別生產量值1'!J31,'漁業生產量值-漁業種類別魚類別生產量值1'!P31)&#10;+SUM('漁業生產量值-漁業種類別魚類別生產量值2'!D31,'漁業生產量值-漁業種類別魚類別生產量值2'!F31,'漁業生產量值-漁業種類別魚類別生產量值2'!H31,'漁業生產量值-漁業種類別魚類別生產量值2'!J31)&#10;+SUM('漁業生產量值-漁業種類別魚類別生產量值3'!F31,'漁業生產量值-漁業種類別魚類別生產量值3'!J31,'漁業生產量值-漁業種類別魚類別生產量值3'!L31,'漁業生產量值-漁業種類別魚類別生產量值3'!N31)&#10;+SUM('漁業生產量值-漁業種類別魚類別生產量值4'!H31,'漁業生產量值-漁業種類別魚類別生產量值4'!J31,'漁業生產量值-漁業種類別魚類別生產量值4'!L31,'漁業生產量值-漁業種類別魚類別生產量值4'!N31,'漁業生產量值-漁業種類別魚類別生產量值4'!P31)&#10;+SUM('漁業生產量值-漁業種類別魚類別生產量值5'!L31,'漁業生產量值-漁業種類別魚類別生產量值5'!N31,'漁業生產量值-漁業種類別魚類別生產量值5'!P31)&#10;+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+SUM('漁業生產量值-漁業種類別魚類別生產量值7'!D31,'漁業生產量值-漁業種類別魚類別生產量值7'!F31,'漁業生產量值-漁業種類別魚類別生產量值7'!H31)&#10;+SUM('漁業生產量值-漁業種類別魚類別生產量值9'!J31,'漁業生產量值-漁業種類別魚類別生產量值9'!L31)&#10;+SUM('漁業生產量值-漁業種類別魚類別生產量值10'!H31)&#10;+SUM('漁業生產量值-漁業種類別魚類別生產量值11'!D31,'漁業生產量值-漁業種類別魚類別生產量值11'!F31,'漁業生產量值-漁業種類別魚類別生產量值11'!H31,'漁業生產量值-漁業種類別魚類別生產量值11'!J31,'漁業生產量值-漁業種類別魚類別生產量值11'!L31)&#10;+SUM('漁業生產量值-漁業種類別魚類別生產量值12'!H31)&#10;+SUM('漁業生產量值-漁業種類別魚類別生產量值14'!D31,'漁業生產量值-漁業種類別魚類別生產量值14'!P31)&#10;+SUM('漁業生產量值-漁業種類別魚類別生產量值15'!D31,'漁業生產量值-漁業種類別魚類別生產量值15'!F31,'漁業生產量值-漁業種類別魚類別生產量值15'!H31,'漁業生產量值-漁業種類別魚類別生產量值15'!J31)=0,&quot;-&quot;,&#10;SUM(H31,J31)&#10;+SUM('漁業生產量值-漁業種類別魚類別生產量值1'!F31,'漁業生產量值-漁業種類別魚類別生產量值1'!H31,'漁業生產量值-漁業種類別魚類別生產量值1'!J31,'漁業生產量值-漁業種類別魚類別生產量值1'!P31)&#10;+SUM('漁業生產量值-漁業種類別魚類別生產量值2'!D31,'漁業生產量值-漁業種類別魚類別生產量值2'!F31,'漁業生產量值-漁業種類別魚類別生產量值2'!H31,'漁業生產量值-漁業種類別魚類別生產量值2'!J31)&#10;+SUM('漁業生產量值-漁業種類別魚類別生產量值3'!F31,'漁業生產量值-漁業種類別魚類別生產量值3'!J31,'漁業生產量值-漁業種類別魚類別生產量值3'!L31,'漁業生產量值-漁業種類別魚類別生產量值3'!N31)&#10;+SUM('漁業生產量值-漁業種類別魚類別生產量值4'!H31,'漁業生產量值-漁業種類別魚類別生產量值4'!J31,'漁業生產量值-漁業種類別魚類別生產量值4'!L31,'漁業生產量值-漁業種類別魚類別生產量值4'!N31,'漁業生產量值-漁業種類別魚類別生產量值4'!P31)&#10;+SUM('漁業生產量值-漁業種類別魚類別生產量值5'!L31,'漁業生產量值-漁業種類別魚類別生產量值5'!N31,'漁業生產量值-漁業種類別魚類別生產量值5'!P31)&#10;+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+SUM('漁業生產量值-漁業種類別魚類別生產量值7'!D31,'漁業生產量值-漁業種類別魚類別生產量值7'!F31,'漁業生產量值-漁業種類別魚類別生產量值7'!H31)&#10;+SUM('漁業生產量值-漁業種類別魚類別生產量值9'!J31,'漁業生產量值-漁業種類別魚類別生產量值9'!L31)&#10;+SUM('漁業生產量值-漁業種類別魚類別生產量值10'!H31)&#10;+SUM('漁業生產量值-漁業種類別魚類別生產量值11'!D31,'漁業生產量值-漁業種類別魚類別生產量值11'!F31,'漁業生產量值-漁業種類別魚類別生產量值11'!H31,'漁業生產量值-漁業種類別魚類別生產量值11'!J31,'漁業生產量值-漁業種類別魚類別生產量值11'!L31)&#10;+SUM('漁業生產量值-漁業種類別魚類別生產量值12'!H31)&#10;+SUM('漁業生產量值-漁業種類別魚類別生產量值14'!D31,'漁業生產量值-漁業種類別魚類別生產量值14'!P31)&#10;+SUM('漁業生產量值-漁業種類別魚類別生產量值15'!D31,'漁業生產量值-漁業種類別魚類別生產量值15'!F31,'漁業生產量值-漁業種類別魚類別生產量值15'!H31,'漁業生產量值-漁業種類別魚類別生產量值15'!J31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1,M31,O31,'漁業生產量值-漁業種類別魚類別生產量值1'!C31)=0,&quot;-&quot;,SUM(K31,M31,O31,'漁業生產量值-漁業種類別魚類別生產量值1'!C31))" table:style-name="ce55">
            <text:p>-</text:p>
          </table:table-cell>
          <table:table-cell office:value-type="string" office:string-value="-" table:formula="msoxl:=  IF(SUM(L31,N31,P31,'漁業生產量值-漁業種類別魚類別生產量值1'!D31)=0,&quot;-&quot;,SUM(L31,N31,P31,'漁業生產量值-漁業種類別魚類別生產量值1'!D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float" office:value="553.51751999999999" table:style-name="ce55">
            <text:p>554<text:s/></text:p>
          </table:table-cell>
          <table:table-cell office:value-type="float" office:value="185312.78495" table:style-name="ce55">
            <text:p>185,313<text:s/></text:p>
          </table:table-cell>
          <table:table-cell office:value-type="float" office:value="96.662620000000004" table:formula="msoxl:=  IF(SUM(G32,I32)&#10;+SUM('漁業生產量值-漁業種類別魚類別生產量值1'!E32,'漁業生產量值-漁業種類別魚類別生產量值1'!G32,'漁業生產量值-漁業種類別魚類別生產量值1'!I32)&#10;+SUM('漁業生產量值-漁業種類別魚類別生產量值2'!C32,'漁業生產量值-漁業種類別魚類別生產量值2'!E32,'漁業生產量值-漁業種類別魚類別生產量值2'!G32,'漁業生產量值-漁業種類別魚類別生產量值2'!I32)&#10;+SUM('漁業生產量值-漁業種類別魚類別生產量值3'!E32,'漁業生產量值-漁業種類別魚類別生產量值3'!I32,'漁業生產量值-漁業種類別魚類別生產量值3'!K32,'漁業生產量值-漁業種類別魚類別生產量值3'!M32)&#10;+SUM('漁業生產量值-漁業種類別魚類別生產量值4'!G32,'漁業生產量值-漁業種類別魚類別生產量值4'!I32,'漁業生產量值-漁業種類別魚類別生產量值4'!K32,'漁業生產量值-漁業種類別魚類別生產量值4'!M32,'漁業生產量值-漁業種類別魚類別生產量值4'!O32)&#10;+SUM('漁業生產量值-漁業種類別魚類別生產量值5'!K32,'漁業生產量值-漁業種類別魚類別生產量值5'!M32,'漁業生產量值-漁業種類別魚類別生產量值5'!O32)&#10;+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+SUM('漁業生產量值-漁業種類別魚類別生產量值7'!C32,'漁業生產量值-漁業種類別魚類別生產量值7'!E32,'漁業生產量值-漁業種類別魚類別生產量值7'!G32)&#10;+SUM('漁業生產量值-漁業種類別魚類別生產量值9'!I32,'漁業生產量值-漁業種類別魚類別生產量值9'!K32)&#10;+SUM('漁業生產量值-漁業種類別魚類別生產量值10'!G32)&#10;+SUM('漁業生產量值-漁業種類別魚類別生產量值11'!C32,'漁業生產量值-漁業種類別魚類別生產量值11'!E32,'漁業生產量值-漁業種類別魚類別生產量值11'!G32,'漁業生產量值-漁業種類別魚類別生產量值11'!I32,'漁業生產量值-漁業種類別魚類別生產量值11'!K32)&#10;+SUM('漁業生產量值-漁業種類別魚類別生產量值12'!G32)&#10;+SUM('漁業生產量值-漁業種類別魚類別生產量值14'!C32,'漁業生產量值-漁業種類別魚類別生產量值14'!O32)&#10;+SUM('漁業生產量值-漁業種類別魚類別生產量值15'!C32,'漁業生產量值-漁業種類別魚類別生產量值15'!E32,'漁業生產量值-漁業種類別魚類別生產量值15'!G32,'漁業生產量值-漁業種類別魚類別生產量值15'!I32)=0,&quot;-&quot;,&#10;SUM(G32,I32)&#10;+SUM('漁業生產量值-漁業種類別魚類別生產量值1'!E32,'漁業生產量值-漁業種類別魚類別生產量值1'!G32,'漁業生產量值-漁業種類別魚類別生產量值1'!I32)&#10;+SUM('漁業生產量值-漁業種類別魚類別生產量值2'!C32,'漁業生產量值-漁業種類別魚類別生產量值2'!E32,'漁業生產量值-漁業種類別魚類別生產量值2'!G32,'漁業生產量值-漁業種類別魚類別生產量值2'!I32)&#10;+SUM('漁業生產量值-漁業種類別魚類別生產量值3'!E32,'漁業生產量值-漁業種類別魚類別生產量值3'!I32,'漁業生產量值-漁業種類別魚類別生產量值3'!K32,'漁業生產量值-漁業種類別魚類別生產量值3'!M32)&#10;+SUM('漁業生產量值-漁業種類別魚類別生產量值4'!G32,'漁業生產量值-漁業種類別魚類別生產量值4'!I32,'漁業生產量值-漁業種類別魚類別生產量值4'!K32,'漁業生產量值-漁業種類別魚類別生產量值4'!M32,'漁業生產量值-漁業種類別魚類別生產量值4'!O32)&#10;+SUM('漁業生產量值-漁業種類別魚類別生產量值5'!K32,'漁業生產量值-漁業種類別魚類別生產量值5'!M32,'漁業生產量值-漁業種類別魚類別生產量值5'!O32)&#10;+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+SUM('漁業生產量值-漁業種類別魚類別生產量值7'!C32,'漁業生產量值-漁業種類別魚類別生產量值7'!E32,'漁業生產量值-漁業種類別魚類別生產量值7'!G32)&#10;+SUM('漁業生產量值-漁業種類別魚類別生產量值9'!I32,'漁業生產量值-漁業種類別魚類別生產量值9'!K32)&#10;+SUM('漁業生產量值-漁業種類別魚類別生產量值10'!G32)&#10;+SUM('漁業生產量值-漁業種類別魚類別生產量值11'!C32,'漁業生產量值-漁業種類別魚類別生產量值11'!E32,'漁業生產量值-漁業種類別魚類別生產量值11'!G32,'漁業生產量值-漁業種類別魚類別生產量值11'!I32,'漁業生產量值-漁業種類別魚類別生產量值11'!K32)&#10;+SUM('漁業生產量值-漁業種類別魚類別生產量值12'!G32)&#10;+SUM('漁業生產量值-漁業種類別魚類別生產量值14'!C32,'漁業生產量值-漁業種類別魚類別生產量值14'!O32)&#10;+SUM('漁業生產量值-漁業種類別魚類別生產量值15'!C32,'漁業生產量值-漁業種類別魚類別生產量值15'!E32,'漁業生產量值-漁業種類別魚類別生產量值15'!G32,'漁業生產量值-漁業種類別魚類別生產量值15'!I32)&#10;)" table:style-name="ce55">
            <text:p>97<text:s/></text:p>
          </table:table-cell>
          <table:table-cell office:value-type="float" office:value="19820.537830000001" table:formula="msoxl:=  IF(SUM(H32,J32)&#10;+SUM('漁業生產量值-漁業種類別魚類別生產量值1'!F32,'漁業生產量值-漁業種類別魚類別生產量值1'!H32,'漁業生產量值-漁業種類別魚類別生產量值1'!J32,'漁業生產量值-漁業種類別魚類別生產量值1'!P32)&#10;+SUM('漁業生產量值-漁業種類別魚類別生產量值2'!D32,'漁業生產量值-漁業種類別魚類別生產量值2'!F32,'漁業生產量值-漁業種類別魚類別生產量值2'!H32,'漁業生產量值-漁業種類別魚類別生產量值2'!J32)&#10;+SUM('漁業生產量值-漁業種類別魚類別生產量值3'!F32,'漁業生產量值-漁業種類別魚類別生產量值3'!J32,'漁業生產量值-漁業種類別魚類別生產量值3'!L32,'漁業生產量值-漁業種類別魚類別生產量值3'!N32)&#10;+SUM('漁業生產量值-漁業種類別魚類別生產量值4'!H32,'漁業生產量值-漁業種類別魚類別生產量值4'!J32,'漁業生產量值-漁業種類別魚類別生產量值4'!L32,'漁業生產量值-漁業種類別魚類別生產量值4'!N32,'漁業生產量值-漁業種類別魚類別生產量值4'!P32)&#10;+SUM('漁業生產量值-漁業種類別魚類別生產量值5'!L32,'漁業生產量值-漁業種類別魚類別生產量值5'!N32,'漁業生產量值-漁業種類別魚類別生產量值5'!P32)&#10;+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+SUM('漁業生產量值-漁業種類別魚類別生產量值7'!D32,'漁業生產量值-漁業種類別魚類別生產量值7'!F32,'漁業生產量值-漁業種類別魚類別生產量值7'!H32)&#10;+SUM('漁業生產量值-漁業種類別魚類別生產量值9'!J32,'漁業生產量值-漁業種類別魚類別生產量值9'!L32)&#10;+SUM('漁業生產量值-漁業種類別魚類別生產量值10'!H32)&#10;+SUM('漁業生產量值-漁業種類別魚類別生產量值11'!D32,'漁業生產量值-漁業種類別魚類別生產量值11'!F32,'漁業生產量值-漁業種類別魚類別生產量值11'!H32,'漁業生產量值-漁業種類別魚類別生產量值11'!J32,'漁業生產量值-漁業種類別魚類別生產量值11'!L32)&#10;+SUM('漁業生產量值-漁業種類別魚類別生產量值12'!H32)&#10;+SUM('漁業生產量值-漁業種類別魚類別生產量值14'!D32,'漁業生產量值-漁業種類別魚類別生產量值14'!P32)&#10;+SUM('漁業生產量值-漁業種類別魚類別生產量值15'!D32,'漁業生產量值-漁業種類別魚類別生產量值15'!F32,'漁業生產量值-漁業種類別魚類別生產量值15'!H32,'漁業生產量值-漁業種類別魚類別生產量值15'!J32)=0,&quot;-&quot;,&#10;SUM(H32,J32)&#10;+SUM('漁業生產量值-漁業種類別魚類別生產量值1'!F32,'漁業生產量值-漁業種類別魚類別生產量值1'!H32,'漁業生產量值-漁業種類別魚類別生產量值1'!J32,'漁業生產量值-漁業種類別魚類別生產量值1'!P32)&#10;+SUM('漁業生產量值-漁業種類別魚類別生產量值2'!D32,'漁業生產量值-漁業種類別魚類別生產量值2'!F32,'漁業生產量值-漁業種類別魚類別生產量值2'!H32,'漁業生產量值-漁業種類別魚類別生產量值2'!J32)&#10;+SUM('漁業生產量值-漁業種類別魚類別生產量值3'!F32,'漁業生產量值-漁業種類別魚類別生產量值3'!J32,'漁業生產量值-漁業種類別魚類別生產量值3'!L32,'漁業生產量值-漁業種類別魚類別生產量值3'!N32)&#10;+SUM('漁業生產量值-漁業種類別魚類別生產量值4'!H32,'漁業生產量值-漁業種類別魚類別生產量值4'!J32,'漁業生產量值-漁業種類別魚類別生產量值4'!L32,'漁業生產量值-漁業種類別魚類別生產量值4'!N32,'漁業生產量值-漁業種類別魚類別生產量值4'!P32)&#10;+SUM('漁業生產量值-漁業種類別魚類別生產量值5'!L32,'漁業生產量值-漁業種類別魚類別生產量值5'!N32,'漁業生產量值-漁業種類別魚類別生產量值5'!P32)&#10;+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+SUM('漁業生產量值-漁業種類別魚類別生產量值7'!D32,'漁業生產量值-漁業種類別魚類別生產量值7'!F32,'漁業生產量值-漁業種類別魚類別生產量值7'!H32)&#10;+SUM('漁業生產量值-漁業種類別魚類別生產量值9'!J32,'漁業生產量值-漁業種類別魚類別生產量值9'!L32)&#10;+SUM('漁業生產量值-漁業種類別魚類別生產量值10'!H32)&#10;+SUM('漁業生產量值-漁業種類別魚類別生產量值11'!D32,'漁業生產量值-漁業種類別魚類別生產量值11'!F32,'漁業生產量值-漁業種類別魚類別生產量值11'!H32,'漁業生產量值-漁業種類別魚類別生產量值11'!J32,'漁業生產量值-漁業種類別魚類別生產量值11'!L32)&#10;+SUM('漁業生產量值-漁業種類別魚類別生產量值12'!H32)&#10;+SUM('漁業生產量值-漁業種類別魚類別生產量值14'!D32,'漁業生產量值-漁業種類別魚類別生產量值14'!P32)&#10;+SUM('漁業生產量值-漁業種類別魚類別生產量值15'!D32,'漁業生產量值-漁業種類別魚類別生產量值15'!F32,'漁業生產量值-漁業種類別魚類別生產量值15'!H32,'漁業生產量值-漁業種類別魚類別生產量值15'!J32)&#10;)" table:style-name="ce55">
            <text:p>19,82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2,M32,O32,'漁業生產量值-漁業種類別魚類別生產量值1'!C32)=0,&quot;-&quot;,SUM(K32,M32,O32,'漁業生產量值-漁業種類別魚類別生產量值1'!C32))" table:style-name="ce55">
            <text:p>-</text:p>
          </table:table-cell>
          <table:table-cell office:value-type="string" office:string-value="-" table:formula="msoxl:=  IF(SUM(L32,N32,P32,'漁業生產量值-漁業種類別魚類別生產量值1'!D32)=0,&quot;-&quot;,SUM(L32,N32,P32,'漁業生產量值-漁業種類別魚類別生產量值1'!D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float" office:value="2.6066600000000002" table:style-name="ce55">
            <text:p>3<text:s/></text:p>
          </table:table-cell>
          <table:table-cell office:value-type="float" office:value="487016.21561999997" table:style-name="ce55">
            <text:p>487,016<text:s/></text:p>
          </table:table-cell>
          <table:table-cell office:value-type="float" office:value="2.6066600000000002" table:formula="msoxl:=  IF(SUM(G33,I33)&#10;+SUM('漁業生產量值-漁業種類別魚類別生產量值1'!E33,'漁業生產量值-漁業種類別魚類別生產量值1'!G33,'漁業生產量值-漁業種類別魚類別生產量值1'!I33)&#10;+SUM('漁業生產量值-漁業種類別魚類別生產量值2'!C33,'漁業生產量值-漁業種類別魚類別生產量值2'!E33,'漁業生產量值-漁業種類別魚類別生產量值2'!G33,'漁業生產量值-漁業種類別魚類別生產量值2'!I33)&#10;+SUM('漁業生產量值-漁業種類別魚類別生產量值3'!E33,'漁業生產量值-漁業種類別魚類別生產量值3'!I33,'漁業生產量值-漁業種類別魚類別生產量值3'!K33,'漁業生產量值-漁業種類別魚類別生產量值3'!M33)&#10;+SUM('漁業生產量值-漁業種類別魚類別生產量值4'!G33,'漁業生產量值-漁業種類別魚類別生產量值4'!I33,'漁業生產量值-漁業種類別魚類別生產量值4'!K33,'漁業生產量值-漁業種類別魚類別生產量值4'!M33,'漁業生產量值-漁業種類別魚類別生產量值4'!O33)&#10;+SUM('漁業生產量值-漁業種類別魚類別生產量值5'!K33,'漁業生產量值-漁業種類別魚類別生產量值5'!M33,'漁業生產量值-漁業種類別魚類別生產量值5'!O33)&#10;+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+SUM('漁業生產量值-漁業種類別魚類別生產量值7'!C33,'漁業生產量值-漁業種類別魚類別生產量值7'!E33,'漁業生產量值-漁業種類別魚類別生產量值7'!G33)&#10;+SUM('漁業生產量值-漁業種類別魚類別生產量值9'!I33,'漁業生產量值-漁業種類別魚類別生產量值9'!K33)&#10;+SUM('漁業生產量值-漁業種類別魚類別生產量值10'!G33)&#10;+SUM('漁業生產量值-漁業種類別魚類別生產量值11'!C33,'漁業生產量值-漁業種類別魚類別生產量值11'!E33,'漁業生產量值-漁業種類別魚類別生產量值11'!G33,'漁業生產量值-漁業種類別魚類別生產量值11'!I33,'漁業生產量值-漁業種類別魚類別生產量值11'!K33)&#10;+SUM('漁業生產量值-漁業種類別魚類別生產量值12'!G33)&#10;+SUM('漁業生產量值-漁業種類別魚類別生產量值14'!C33,'漁業生產量值-漁業種類別魚類別生產量值14'!O33)&#10;+SUM('漁業生產量值-漁業種類別魚類別生產量值15'!C33,'漁業生產量值-漁業種類別魚類別生產量值15'!E33,'漁業生產量值-漁業種類別魚類別生產量值15'!G33,'漁業生產量值-漁業種類別魚類別生產量值15'!I33)=0,&quot;-&quot;,&#10;SUM(G33,I33)&#10;+SUM('漁業生產量值-漁業種類別魚類別生產量值1'!E33,'漁業生產量值-漁業種類別魚類別生產量值1'!G33,'漁業生產量值-漁業種類別魚類別生產量值1'!I33)&#10;+SUM('漁業生產量值-漁業種類別魚類別生產量值2'!C33,'漁業生產量值-漁業種類別魚類別生產量值2'!E33,'漁業生產量值-漁業種類別魚類別生產量值2'!G33,'漁業生產量值-漁業種類別魚類別生產量值2'!I33)&#10;+SUM('漁業生產量值-漁業種類別魚類別生產量值3'!E33,'漁業生產量值-漁業種類別魚類別生產量值3'!I33,'漁業生產量值-漁業種類別魚類別生產量值3'!K33,'漁業生產量值-漁業種類別魚類別生產量值3'!M33)&#10;+SUM('漁業生產量值-漁業種類別魚類別生產量值4'!G33,'漁業生產量值-漁業種類別魚類別生產量值4'!I33,'漁業生產量值-漁業種類別魚類別生產量值4'!K33,'漁業生產量值-漁業種類別魚類別生產量值4'!M33,'漁業生產量值-漁業種類別魚類別生產量值4'!O33)&#10;+SUM('漁業生產量值-漁業種類別魚類別生產量值5'!K33,'漁業生產量值-漁業種類別魚類別生產量值5'!M33,'漁業生產量值-漁業種類別魚類別生產量值5'!O33)&#10;+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+SUM('漁業生產量值-漁業種類別魚類別生產量值7'!C33,'漁業生產量值-漁業種類別魚類別生產量值7'!E33,'漁業生產量值-漁業種類別魚類別生產量值7'!G33)&#10;+SUM('漁業生產量值-漁業種類別魚類別生產量值9'!I33,'漁業生產量值-漁業種類別魚類別生產量值9'!K33)&#10;+SUM('漁業生產量值-漁業種類別魚類別生產量值10'!G33)&#10;+SUM('漁業生產量值-漁業種類別魚類別生產量值11'!C33,'漁業生產量值-漁業種類別魚類別生產量值11'!E33,'漁業生產量值-漁業種類別魚類別生產量值11'!G33,'漁業生產量值-漁業種類別魚類別生產量值11'!I33,'漁業生產量值-漁業種類別魚類別生產量值11'!K33)&#10;+SUM('漁業生產量值-漁業種類別魚類別生產量值12'!G33)&#10;+SUM('漁業生產量值-漁業種類別魚類別生產量值14'!C33,'漁業生產量值-漁業種類別魚類別生產量值14'!O33)&#10;+SUM('漁業生產量值-漁業種類別魚類別生產量值15'!C33,'漁業生產量值-漁業種類別魚類別生產量值15'!E33,'漁業生產量值-漁業種類別魚類別生產量值15'!G33,'漁業生產量值-漁業種類別魚類別生產量值15'!I33)&#10;)" table:style-name="ce55">
            <text:p>3<text:s/></text:p>
          </table:table-cell>
          <table:table-cell office:value-type="float" office:value="487016.21561999997" table:formula="msoxl:=  IF(SUM(H33,J33)&#10;+SUM('漁業生產量值-漁業種類別魚類別生產量值1'!F33,'漁業生產量值-漁業種類別魚類別生產量值1'!H33,'漁業生產量值-漁業種類別魚類別生產量值1'!J33,'漁業生產量值-漁業種類別魚類別生產量值1'!P33)&#10;+SUM('漁業生產量值-漁業種類別魚類別生產量值2'!D33,'漁業生產量值-漁業種類別魚類別生產量值2'!F33,'漁業生產量值-漁業種類別魚類別生產量值2'!H33,'漁業生產量值-漁業種類別魚類別生產量值2'!J33)&#10;+SUM('漁業生產量值-漁業種類別魚類別生產量值3'!F33,'漁業生產量值-漁業種類別魚類別生產量值3'!J33,'漁業生產量值-漁業種類別魚類別生產量值3'!L33,'漁業生產量值-漁業種類別魚類別生產量值3'!N33)&#10;+SUM('漁業生產量值-漁業種類別魚類別生產量值4'!H33,'漁業生產量值-漁業種類別魚類別生產量值4'!J33,'漁業生產量值-漁業種類別魚類別生產量值4'!L33,'漁業生產量值-漁業種類別魚類別生產量值4'!N33,'漁業生產量值-漁業種類別魚類別生產量值4'!P33)&#10;+SUM('漁業生產量值-漁業種類別魚類別生產量值5'!L33,'漁業生產量值-漁業種類別魚類別生產量值5'!N33,'漁業生產量值-漁業種類別魚類別生產量值5'!P33)&#10;+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+SUM('漁業生產量值-漁業種類別魚類別生產量值7'!D33,'漁業生產量值-漁業種類別魚類別生產量值7'!F33,'漁業生產量值-漁業種類別魚類別生產量值7'!H33)&#10;+SUM('漁業生產量值-漁業種類別魚類別生產量值9'!J33,'漁業生產量值-漁業種類別魚類別生產量值9'!L33)&#10;+SUM('漁業生產量值-漁業種類別魚類別生產量值10'!H33)&#10;+SUM('漁業生產量值-漁業種類別魚類別生產量值11'!D33,'漁業生產量值-漁業種類別魚類別生產量值11'!F33,'漁業生產量值-漁業種類別魚類別生產量值11'!H33,'漁業生產量值-漁業種類別魚類別生產量值11'!J33,'漁業生產量值-漁業種類別魚類別生產量值11'!L33)&#10;+SUM('漁業生產量值-漁業種類別魚類別生產量值12'!H33)&#10;+SUM('漁業生產量值-漁業種類別魚類別生產量值14'!D33,'漁業生產量值-漁業種類別魚類別生產量值14'!P33)&#10;+SUM('漁業生產量值-漁業種類別魚類別生產量值15'!D33,'漁業生產量值-漁業種類別魚類別生產量值15'!F33,'漁業生產量值-漁業種類別魚類別生產量值15'!H33,'漁業生產量值-漁業種類別魚類別生產量值15'!J33)=0,&quot;-&quot;,&#10;SUM(H33,J33)&#10;+SUM('漁業生產量值-漁業種類別魚類別生產量值1'!F33,'漁業生產量值-漁業種類別魚類別生產量值1'!H33,'漁業生產量值-漁業種類別魚類別生產量值1'!J33,'漁業生產量值-漁業種類別魚類別生產量值1'!P33)&#10;+SUM('漁業生產量值-漁業種類別魚類別生產量值2'!D33,'漁業生產量值-漁業種類別魚類別生產量值2'!F33,'漁業生產量值-漁業種類別魚類別生產量值2'!H33,'漁業生產量值-漁業種類別魚類別生產量值2'!J33)&#10;+SUM('漁業生產量值-漁業種類別魚類別生產量值3'!F33,'漁業生產量值-漁業種類別魚類別生產量值3'!J33,'漁業生產量值-漁業種類別魚類別生產量值3'!L33,'漁業生產量值-漁業種類別魚類別生產量值3'!N33)&#10;+SUM('漁業生產量值-漁業種類別魚類別生產量值4'!H33,'漁業生產量值-漁業種類別魚類別生產量值4'!J33,'漁業生產量值-漁業種類別魚類別生產量值4'!L33,'漁業生產量值-漁業種類別魚類別生產量值4'!N33,'漁業生產量值-漁業種類別魚類別生產量值4'!P33)&#10;+SUM('漁業生產量值-漁業種類別魚類別生產量值5'!L33,'漁業生產量值-漁業種類別魚類別生產量值5'!N33,'漁業生產量值-漁業種類別魚類別生產量值5'!P33)&#10;+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+SUM('漁業生產量值-漁業種類別魚類別生產量值7'!D33,'漁業生產量值-漁業種類別魚類別生產量值7'!F33,'漁業生產量值-漁業種類別魚類別生產量值7'!H33)&#10;+SUM('漁業生產量值-漁業種類別魚類別生產量值9'!J33,'漁業生產量值-漁業種類別魚類別生產量值9'!L33)&#10;+SUM('漁業生產量值-漁業種類別魚類別生產量值10'!H33)&#10;+SUM('漁業生產量值-漁業種類別魚類別生產量值11'!D33,'漁業生產量值-漁業種類別魚類別生產量值11'!F33,'漁業生產量值-漁業種類別魚類別生產量值11'!H33,'漁業生產量值-漁業種類別魚類別生產量值11'!J33,'漁業生產量值-漁業種類別魚類別生產量值11'!L33)&#10;+SUM('漁業生產量值-漁業種類別魚類別生產量值12'!H33)&#10;+SUM('漁業生產量值-漁業種類別魚類別生產量值14'!D33,'漁業生產量值-漁業種類別魚類別生產量值14'!P33)&#10;+SUM('漁業生產量值-漁業種類別魚類別生產量值15'!D33,'漁業生產量值-漁業種類別魚類別生產量值15'!F33,'漁業生產量值-漁業種類別魚類別生產量值15'!H33,'漁業生產量值-漁業種類別魚類別生產量值15'!J33)&#10;)" table:style-name="ce55">
            <text:p>487,01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3,M33,O33,'漁業生產量值-漁業種類別魚類別生產量值1'!C33)=0,&quot;-&quot;,SUM(K33,M33,O33,'漁業生產量值-漁業種類別魚類別生產量值1'!C33))" table:style-name="ce55">
            <text:p>-</text:p>
          </table:table-cell>
          <table:table-cell office:value-type="string" office:string-value="-" table:formula="msoxl:=  IF(SUM(L33,N33,P33,'漁業生產量值-漁業種類別魚類別生產量值1'!D33)=0,&quot;-&quot;,SUM(L33,N33,P33,'漁業生產量值-漁業種類別魚類別生產量值1'!D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float" office:value="54.06" table:style-name="ce55">
            <text:p>54<text:s/></text:p>
          </table:table-cell>
          <table:table-cell office:value-type="float" office:value="9648.7999999999993" table:style-name="ce55">
            <text:p>9,649<text:s/></text:p>
          </table:table-cell>
          <table:table-cell office:value-type="float" office:value="54.06" table:formula="msoxl:=  IF(SUM(G34,I34)&#10;+SUM('漁業生產量值-漁業種類別魚類別生產量值1'!E34,'漁業生產量值-漁業種類別魚類別生產量值1'!G34,'漁業生產量值-漁業種類別魚類別生產量值1'!I34)&#10;+SUM('漁業生產量值-漁業種類別魚類別生產量值2'!C34,'漁業生產量值-漁業種類別魚類別生產量值2'!E34,'漁業生產量值-漁業種類別魚類別生產量值2'!G34,'漁業生產量值-漁業種類別魚類別生產量值2'!I34)&#10;+SUM('漁業生產量值-漁業種類別魚類別生產量值3'!E34,'漁業生產量值-漁業種類別魚類別生產量值3'!I34,'漁業生產量值-漁業種類別魚類別生產量值3'!K34,'漁業生產量值-漁業種類別魚類別生產量值3'!M34)&#10;+SUM('漁業生產量值-漁業種類別魚類別生產量值4'!G34,'漁業生產量值-漁業種類別魚類別生產量值4'!I34,'漁業生產量值-漁業種類別魚類別生產量值4'!K34,'漁業生產量值-漁業種類別魚類別生產量值4'!M34,'漁業生產量值-漁業種類別魚類別生產量值4'!O34)&#10;+SUM('漁業生產量值-漁業種類別魚類別生產量值5'!K34,'漁業生產量值-漁業種類別魚類別生產量值5'!M34,'漁業生產量值-漁業種類別魚類別生產量值5'!O34)&#10;+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+SUM('漁業生產量值-漁業種類別魚類別生產量值7'!C34,'漁業生產量值-漁業種類別魚類別生產量值7'!E34,'漁業生產量值-漁業種類別魚類別生產量值7'!G34)&#10;+SUM('漁業生產量值-漁業種類別魚類別生產量值9'!I34,'漁業生產量值-漁業種類別魚類別生產量值9'!K34)&#10;+SUM('漁業生產量值-漁業種類別魚類別生產量值10'!G34)&#10;+SUM('漁業生產量值-漁業種類別魚類別生產量值11'!C34,'漁業生產量值-漁業種類別魚類別生產量值11'!E34,'漁業生產量值-漁業種類別魚類別生產量值11'!G34,'漁業生產量值-漁業種類別魚類別生產量值11'!I34,'漁業生產量值-漁業種類別魚類別生產量值11'!K34)&#10;+SUM('漁業生產量值-漁業種類別魚類別生產量值12'!G34)&#10;+SUM('漁業生產量值-漁業種類別魚類別生產量值14'!C34,'漁業生產量值-漁業種類別魚類別生產量值14'!O34)&#10;+SUM('漁業生產量值-漁業種類別魚類別生產量值15'!C34,'漁業生產量值-漁業種類別魚類別生產量值15'!E34,'漁業生產量值-漁業種類別魚類別生產量值15'!G34,'漁業生產量值-漁業種類別魚類別生產量值15'!I34)=0,&quot;-&quot;,&#10;SUM(G34,I34)&#10;+SUM('漁業生產量值-漁業種類別魚類別生產量值1'!E34,'漁業生產量值-漁業種類別魚類別生產量值1'!G34,'漁業生產量值-漁業種類別魚類別生產量值1'!I34)&#10;+SUM('漁業生產量值-漁業種類別魚類別生產量值2'!C34,'漁業生產量值-漁業種類別魚類別生產量值2'!E34,'漁業生產量值-漁業種類別魚類別生產量值2'!G34,'漁業生產量值-漁業種類別魚類別生產量值2'!I34)&#10;+SUM('漁業生產量值-漁業種類別魚類別生產量值3'!E34,'漁業生產量值-漁業種類別魚類別生產量值3'!I34,'漁業生產量值-漁業種類別魚類別生產量值3'!K34,'漁業生產量值-漁業種類別魚類別生產量值3'!M34)&#10;+SUM('漁業生產量值-漁業種類別魚類別生產量值4'!G34,'漁業生產量值-漁業種類別魚類別生產量值4'!I34,'漁業生產量值-漁業種類別魚類別生產量值4'!K34,'漁業生產量值-漁業種類別魚類別生產量值4'!M34,'漁業生產量值-漁業種類別魚類別生產量值4'!O34)&#10;+SUM('漁業生產量值-漁業種類別魚類別生產量值5'!K34,'漁業生產量值-漁業種類別魚類別生產量值5'!M34,'漁業生產量值-漁業種類別魚類別生產量值5'!O34)&#10;+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+SUM('漁業生產量值-漁業種類別魚類別生產量值7'!C34,'漁業生產量值-漁業種類別魚類別生產量值7'!E34,'漁業生產量值-漁業種類別魚類別生產量值7'!G34)&#10;+SUM('漁業生產量值-漁業種類別魚類別生產量值9'!I34,'漁業生產量值-漁業種類別魚類別生產量值9'!K34)&#10;+SUM('漁業生產量值-漁業種類別魚類別生產量值10'!G34)&#10;+SUM('漁業生產量值-漁業種類別魚類別生產量值11'!C34,'漁業生產量值-漁業種類別魚類別生產量值11'!E34,'漁業生產量值-漁業種類別魚類別生產量值11'!G34,'漁業生產量值-漁業種類別魚類別生產量值11'!I34,'漁業生產量值-漁業種類別魚類別生產量值11'!K34)&#10;+SUM('漁業生產量值-漁業種類別魚類別生產量值12'!G34)&#10;+SUM('漁業生產量值-漁業種類別魚類別生產量值14'!C34,'漁業生產量值-漁業種類別魚類別生產量值14'!O34)&#10;+SUM('漁業生產量值-漁業種類別魚類別生產量值15'!C34,'漁業生產量值-漁業種類別魚類別生產量值15'!E34,'漁業生產量值-漁業種類別魚類別生產量值15'!G34,'漁業生產量值-漁業種類別魚類別生產量值15'!I34)&#10;)" table:style-name="ce55">
            <text:p>54<text:s/></text:p>
          </table:table-cell>
          <table:table-cell office:value-type="float" office:value="9648.7999999999993" table:formula="msoxl:=  IF(SUM(H34,J34)&#10;+SUM('漁業生產量值-漁業種類別魚類別生產量值1'!F34,'漁業生產量值-漁業種類別魚類別生產量值1'!H34,'漁業生產量值-漁業種類別魚類別生產量值1'!J34,'漁業生產量值-漁業種類別魚類別生產量值1'!P34)&#10;+SUM('漁業生產量值-漁業種類別魚類別生產量值2'!D34,'漁業生產量值-漁業種類別魚類別生產量值2'!F34,'漁業生產量值-漁業種類別魚類別生產量值2'!H34,'漁業生產量值-漁業種類別魚類別生產量值2'!J34)&#10;+SUM('漁業生產量值-漁業種類別魚類別生產量值3'!F34,'漁業生產量值-漁業種類別魚類別生產量值3'!J34,'漁業生產量值-漁業種類別魚類別生產量值3'!L34,'漁業生產量值-漁業種類別魚類別生產量值3'!N34)&#10;+SUM('漁業生產量值-漁業種類別魚類別生產量值4'!H34,'漁業生產量值-漁業種類別魚類別生產量值4'!J34,'漁業生產量值-漁業種類別魚類別生產量值4'!L34,'漁業生產量值-漁業種類別魚類別生產量值4'!N34,'漁業生產量值-漁業種類別魚類別生產量值4'!P34)&#10;+SUM('漁業生產量值-漁業種類別魚類別生產量值5'!L34,'漁業生產量值-漁業種類別魚類別生產量值5'!N34,'漁業生產量值-漁業種類別魚類別生產量值5'!P34)&#10;+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+SUM('漁業生產量值-漁業種類別魚類別生產量值7'!D34,'漁業生產量值-漁業種類別魚類別生產量值7'!F34,'漁業生產量值-漁業種類別魚類別生產量值7'!H34)&#10;+SUM('漁業生產量值-漁業種類別魚類別生產量值9'!J34,'漁業生產量值-漁業種類別魚類別生產量值9'!L34)&#10;+SUM('漁業生產量值-漁業種類別魚類別生產量值10'!H34)&#10;+SUM('漁業生產量值-漁業種類別魚類別生產量值11'!D34,'漁業生產量值-漁業種類別魚類別生產量值11'!F34,'漁業生產量值-漁業種類別魚類別生產量值11'!H34,'漁業生產量值-漁業種類別魚類別生產量值11'!J34,'漁業生產量值-漁業種類別魚類別生產量值11'!L34)&#10;+SUM('漁業生產量值-漁業種類別魚類別生產量值12'!H34)&#10;+SUM('漁業生產量值-漁業種類別魚類別生產量值14'!D34,'漁業生產量值-漁業種類別魚類別生產量值14'!P34)&#10;+SUM('漁業生產量值-漁業種類別魚類別生產量值15'!D34,'漁業生產量值-漁業種類別魚類別生產量值15'!F34,'漁業生產量值-漁業種類別魚類別生產量值15'!H34,'漁業生產量值-漁業種類別魚類別生產量值15'!J34)=0,&quot;-&quot;,&#10;SUM(H34,J34)&#10;+SUM('漁業生產量值-漁業種類別魚類別生產量值1'!F34,'漁業生產量值-漁業種類別魚類別生產量值1'!H34,'漁業生產量值-漁業種類別魚類別生產量值1'!J34,'漁業生產量值-漁業種類別魚類別生產量值1'!P34)&#10;+SUM('漁業生產量值-漁業種類別魚類別生產量值2'!D34,'漁業生產量值-漁業種類別魚類別生產量值2'!F34,'漁業生產量值-漁業種類別魚類別生產量值2'!H34,'漁業生產量值-漁業種類別魚類別生產量值2'!J34)&#10;+SUM('漁業生產量值-漁業種類別魚類別生產量值3'!F34,'漁業生產量值-漁業種類別魚類別生產量值3'!J34,'漁業生產量值-漁業種類別魚類別生產量值3'!L34,'漁業生產量值-漁業種類別魚類別生產量值3'!N34)&#10;+SUM('漁業生產量值-漁業種類別魚類別生產量值4'!H34,'漁業生產量值-漁業種類別魚類別生產量值4'!J34,'漁業生產量值-漁業種類別魚類別生產量值4'!L34,'漁業生產量值-漁業種類別魚類別生產量值4'!N34,'漁業生產量值-漁業種類別魚類別生產量值4'!P34)&#10;+SUM('漁業生產量值-漁業種類別魚類別生產量值5'!L34,'漁業生產量值-漁業種類別魚類別生產量值5'!N34,'漁業生產量值-漁業種類別魚類別生產量值5'!P34)&#10;+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+SUM('漁業生產量值-漁業種類別魚類別生產量值7'!D34,'漁業生產量值-漁業種類別魚類別生產量值7'!F34,'漁業生產量值-漁業種類別魚類別生產量值7'!H34)&#10;+SUM('漁業生產量值-漁業種類別魚類別生產量值9'!J34,'漁業生產量值-漁業種類別魚類別生產量值9'!L34)&#10;+SUM('漁業生產量值-漁業種類別魚類別生產量值10'!H34)&#10;+SUM('漁業生產量值-漁業種類別魚類別生產量值11'!D34,'漁業生產量值-漁業種類別魚類別生產量值11'!F34,'漁業生產量值-漁業種類別魚類別生產量值11'!H34,'漁業生產量值-漁業種類別魚類別生產量值11'!J34,'漁業生產量值-漁業種類別魚類別生產量值11'!L34)&#10;+SUM('漁業生產量值-漁業種類別魚類別生產量值12'!H34)&#10;+SUM('漁業生產量值-漁業種類別魚類別生產量值14'!D34,'漁業生產量值-漁業種類別魚類別生產量值14'!P34)&#10;+SUM('漁業生產量值-漁業種類別魚類別生產量值15'!D34,'漁業生產量值-漁業種類別魚類別生產量值15'!F34,'漁業生產量值-漁業種類別魚類別生產量值15'!H34,'漁業生產量值-漁業種類別魚類別生產量值15'!J34)&#10;)" table:style-name="ce55">
            <text:p>9,64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4,M34,O34,'漁業生產量值-漁業種類別魚類別生產量值1'!C34)=0,&quot;-&quot;,SUM(K34,M34,O34,'漁業生產量值-漁業種類別魚類別生產量值1'!C34))" table:style-name="ce55">
            <text:p>-</text:p>
          </table:table-cell>
          <table:table-cell office:value-type="string" office:string-value="-" table:formula="msoxl:=  IF(SUM(L34,N34,P34,'漁業生產量值-漁業種類別魚類別生產量值1'!D34)=0,&quot;-&quot;,SUM(L34,N34,P34,'漁業生產量值-漁業種類別魚類別生產量值1'!D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float" office:value="531.1" table:style-name="ce57">
            <text:p>531<text:s/></text:p>
          </table:table-cell>
          <table:table-cell office:value-type="float" office:value="19171.7042" table:style-name="ce57">
            <text:p>19,172<text:s/></text:p>
          </table:table-cell>
          <table:table-cell office:value-type="float" office:value="525.84050000000002" table:formula="msoxl:=  IF(SUM(G35,I35)&#10;+SUM('漁業生產量值-漁業種類別魚類別生產量值1'!E35,'漁業生產量值-漁業種類別魚類別生產量值1'!G35,'漁業生產量值-漁業種類別魚類別生產量值1'!I35)&#10;+SUM('漁業生產量值-漁業種類別魚類別生產量值2'!C35,'漁業生產量值-漁業種類別魚類別生產量值2'!E35,'漁業生產量值-漁業種類別魚類別生產量值2'!G35,'漁業生產量值-漁業種類別魚類別生產量值2'!I35)&#10;+SUM('漁業生產量值-漁業種類別魚類別生產量值3'!E35,'漁業生產量值-漁業種類別魚類別生產量值3'!I35,'漁業生產量值-漁業種類別魚類別生產量值3'!K35,'漁業生產量值-漁業種類別魚類別生產量值3'!M35)&#10;+SUM('漁業生產量值-漁業種類別魚類別生產量值4'!G35,'漁業生產量值-漁業種類別魚類別生產量值4'!I35,'漁業生產量值-漁業種類別魚類別生產量值4'!K35,'漁業生產量值-漁業種類別魚類別生產量值4'!M35,'漁業生產量值-漁業種類別魚類別生產量值4'!O35)&#10;+SUM('漁業生產量值-漁業種類別魚類別生產量值5'!K35,'漁業生產量值-漁業種類別魚類別生產量值5'!M35,'漁業生產量值-漁業種類別魚類別生產量值5'!O35)&#10;+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+SUM('漁業生產量值-漁業種類別魚類別生產量值7'!C35,'漁業生產量值-漁業種類別魚類別生產量值7'!E35,'漁業生產量值-漁業種類別魚類別生產量值7'!G35)&#10;+SUM('漁業生產量值-漁業種類別魚類別生產量值9'!I35,'漁業生產量值-漁業種類別魚類別生產量值9'!K35)&#10;+SUM('漁業生產量值-漁業種類別魚類別生產量值10'!G35)&#10;+SUM('漁業生產量值-漁業種類別魚類別生產量值11'!C35,'漁業生產量值-漁業種類別魚類別生產量值11'!E35,'漁業生產量值-漁業種類別魚類別生產量值11'!G35,'漁業生產量值-漁業種類別魚類別生產量值11'!I35,'漁業生產量值-漁業種類別魚類別生產量值11'!K35)&#10;+SUM('漁業生產量值-漁業種類別魚類別生產量值12'!G35)&#10;+SUM('漁業生產量值-漁業種類別魚類別生產量值14'!C35,'漁業生產量值-漁業種類別魚類別生產量值14'!O35)&#10;+SUM('漁業生產量值-漁業種類別魚類別生產量值15'!C35,'漁業生產量值-漁業種類別魚類別生產量值15'!E35,'漁業生產量值-漁業種類別魚類別生產量值15'!G35,'漁業生產量值-漁業種類別魚類別生產量值15'!I35)=0,&quot;-&quot;,&#10;SUM(G35,I35)&#10;+SUM('漁業生產量值-漁業種類別魚類別生產量值1'!E35,'漁業生產量值-漁業種類別魚類別生產量值1'!G35,'漁業生產量值-漁業種類別魚類別生產量值1'!I35)&#10;+SUM('漁業生產量值-漁業種類別魚類別生產量值2'!C35,'漁業生產量值-漁業種類別魚類別生產量值2'!E35,'漁業生產量值-漁業種類別魚類別生產量值2'!G35,'漁業生產量值-漁業種類別魚類別生產量值2'!I35)&#10;+SUM('漁業生產量值-漁業種類別魚類別生產量值3'!E35,'漁業生產量值-漁業種類別魚類別生產量值3'!I35,'漁業生產量值-漁業種類別魚類別生產量值3'!K35,'漁業生產量值-漁業種類別魚類別生產量值3'!M35)&#10;+SUM('漁業生產量值-漁業種類別魚類別生產量值4'!G35,'漁業生產量值-漁業種類別魚類別生產量值4'!I35,'漁業生產量值-漁業種類別魚類別生產量值4'!K35,'漁業生產量值-漁業種類別魚類別生產量值4'!M35,'漁業生產量值-漁業種類別魚類別生產量值4'!O35)&#10;+SUM('漁業生產量值-漁業種類別魚類別生產量值5'!K35,'漁業生產量值-漁業種類別魚類別生產量值5'!M35,'漁業生產量值-漁業種類別魚類別生產量值5'!O35)&#10;+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+SUM('漁業生產量值-漁業種類別魚類別生產量值7'!C35,'漁業生產量值-漁業種類別魚類別生產量值7'!E35,'漁業生產量值-漁業種類別魚類別生產量值7'!G35)&#10;+SUM('漁業生產量值-漁業種類別魚類別生產量值9'!I35,'漁業生產量值-漁業種類別魚類別生產量值9'!K35)&#10;+SUM('漁業生產量值-漁業種類別魚類別生產量值10'!G35)&#10;+SUM('漁業生產量值-漁業種類別魚類別生產量值11'!C35,'漁業生產量值-漁業種類別魚類別生產量值11'!E35,'漁業生產量值-漁業種類別魚類別生產量值11'!G35,'漁業生產量值-漁業種類別魚類別生產量值11'!I35,'漁業生產量值-漁業種類別魚類別生產量值11'!K35)&#10;+SUM('漁業生產量值-漁業種類別魚類別生產量值12'!G35)&#10;+SUM('漁業生產量值-漁業種類別魚類別生產量值14'!C35,'漁業生產量值-漁業種類別魚類別生產量值14'!O35)&#10;+SUM('漁業生產量值-漁業種類別魚類別生產量值15'!C35,'漁業生產量值-漁業種類別魚類別生產量值15'!E35,'漁業生產量值-漁業種類別魚類別生產量值15'!G35,'漁業生產量值-漁業種類別魚類別生產量值15'!I35)&#10;)" table:style-name="ce55">
            <text:p>526<text:s/></text:p>
          </table:table-cell>
          <table:table-cell office:value-type="float" office:value="19043.555500000002" table:formula="msoxl:=  IF(SUM(H35,J35)&#10;+SUM('漁業生產量值-漁業種類別魚類別生產量值1'!F35,'漁業生產量值-漁業種類別魚類別生產量值1'!H35,'漁業生產量值-漁業種類別魚類別生產量值1'!J35,'漁業生產量值-漁業種類別魚類別生產量值1'!P35)&#10;+SUM('漁業生產量值-漁業種類別魚類別生產量值2'!D35,'漁業生產量值-漁業種類別魚類別生產量值2'!F35,'漁業生產量值-漁業種類別魚類別生產量值2'!H35,'漁業生產量值-漁業種類別魚類別生產量值2'!J35)&#10;+SUM('漁業生產量值-漁業種類別魚類別生產量值3'!F35,'漁業生產量值-漁業種類別魚類別生產量值3'!J35,'漁業生產量值-漁業種類別魚類別生產量值3'!L35,'漁業生產量值-漁業種類別魚類別生產量值3'!N35)&#10;+SUM('漁業生產量值-漁業種類別魚類別生產量值4'!H35,'漁業生產量值-漁業種類別魚類別生產量值4'!J35,'漁業生產量值-漁業種類別魚類別生產量值4'!L35,'漁業生產量值-漁業種類別魚類別生產量值4'!N35,'漁業生產量值-漁業種類別魚類別生產量值4'!P35)&#10;+SUM('漁業生產量值-漁業種類別魚類別生產量值5'!L35,'漁業生產量值-漁業種類別魚類別生產量值5'!N35,'漁業生產量值-漁業種類別魚類別生產量值5'!P35)&#10;+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+SUM('漁業生產量值-漁業種類別魚類別生產量值7'!D35,'漁業生產量值-漁業種類別魚類別生產量值7'!F35,'漁業生產量值-漁業種類別魚類別生產量值7'!H35)&#10;+SUM('漁業生產量值-漁業種類別魚類別生產量值9'!J35,'漁業生產量值-漁業種類別魚類別生產量值9'!L35)&#10;+SUM('漁業生產量值-漁業種類別魚類別生產量值10'!H35)&#10;+SUM('漁業生產量值-漁業種類別魚類別生產量值11'!D35,'漁業生產量值-漁業種類別魚類別生產量值11'!F35,'漁業生產量值-漁業種類別魚類別生產量值11'!H35,'漁業生產量值-漁業種類別魚類別生產量值11'!J35,'漁業生產量值-漁業種類別魚類別生產量值11'!L35)&#10;+SUM('漁業生產量值-漁業種類別魚類別生產量值12'!H35)&#10;+SUM('漁業生產量值-漁業種類別魚類別生產量值14'!D35,'漁業生產量值-漁業種類別魚類別生產量值14'!P35)&#10;+SUM('漁業生產量值-漁業種類別魚類別生產量值15'!D35,'漁業生產量值-漁業種類別魚類別生產量值15'!F35,'漁業生產量值-漁業種類別魚類別生產量值15'!H35,'漁業生產量值-漁業種類別魚類別生產量值15'!J35)=0,&quot;-&quot;,&#10;SUM(H35,J35)&#10;+SUM('漁業生產量值-漁業種類別魚類別生產量值1'!F35,'漁業生產量值-漁業種類別魚類別生產量值1'!H35,'漁業生產量值-漁業種類別魚類別生產量值1'!J35,'漁業生產量值-漁業種類別魚類別生產量值1'!P35)&#10;+SUM('漁業生產量值-漁業種類別魚類別生產量值2'!D35,'漁業生產量值-漁業種類別魚類別生產量值2'!F35,'漁業生產量值-漁業種類別魚類別生產量值2'!H35,'漁業生產量值-漁業種類別魚類別生產量值2'!J35)&#10;+SUM('漁業生產量值-漁業種類別魚類別生產量值3'!F35,'漁業生產量值-漁業種類別魚類別生產量值3'!J35,'漁業生產量值-漁業種類別魚類別生產量值3'!L35,'漁業生產量值-漁業種類別魚類別生產量值3'!N35)&#10;+SUM('漁業生產量值-漁業種類別魚類別生產量值4'!H35,'漁業生產量值-漁業種類別魚類別生產量值4'!J35,'漁業生產量值-漁業種類別魚類別生產量值4'!L35,'漁業生產量值-漁業種類別魚類別生產量值4'!N35,'漁業生產量值-漁業種類別魚類別生產量值4'!P35)&#10;+SUM('漁業生產量值-漁業種類別魚類別生產量值5'!L35,'漁業生產量值-漁業種類別魚類別生產量值5'!N35,'漁業生產量值-漁業種類別魚類別生產量值5'!P35)&#10;+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+SUM('漁業生產量值-漁業種類別魚類別生產量值7'!D35,'漁業生產量值-漁業種類別魚類別生產量值7'!F35,'漁業生產量值-漁業種類別魚類別生產量值7'!H35)&#10;+SUM('漁業生產量值-漁業種類別魚類別生產量值9'!J35,'漁業生產量值-漁業種類別魚類別生產量值9'!L35)&#10;+SUM('漁業生產量值-漁業種類別魚類別生產量值10'!H35)&#10;+SUM('漁業生產量值-漁業種類別魚類別生產量值11'!D35,'漁業生產量值-漁業種類別魚類別生產量值11'!F35,'漁業生產量值-漁業種類別魚類別生產量值11'!H35,'漁業生產量值-漁業種類別魚類別生產量值11'!J35,'漁業生產量值-漁業種類別魚類別生產量值11'!L35)&#10;+SUM('漁業生產量值-漁業種類別魚類別生產量值12'!H35)&#10;+SUM('漁業生產量值-漁業種類別魚類別生產量值14'!D35,'漁業生產量值-漁業種類別魚類別生產量值14'!P35)&#10;+SUM('漁業生產量值-漁業種類別魚類別生產量值15'!D35,'漁業生產量值-漁業種類別魚類別生產量值15'!F35,'漁業生產量值-漁業種類別魚類別生產量值15'!H35,'漁業生產量值-漁業種類別魚類別生產量值15'!J35)&#10;)" table:style-name="ce55">
            <text:p>19,044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35,M35,O35,'漁業生產量值-漁業種類別魚類別生產量值1'!C35)=0,&quot;-&quot;,SUM(K35,M35,O35,'漁業生產量值-漁業種類別魚類別生產量值1'!C35))" table:style-name="ce55">
            <text:p>-</text:p>
          </table:table-cell>
          <table:table-cell office:value-type="string" office:string-value="-" table:formula="msoxl:=  IF(SUM(L35,N35,P35,'漁業生產量值-漁業種類別魚類別生產量值1'!D35)=0,&quot;-&quot;,SUM(L35,N35,P35,'漁業生產量值-漁業種類別魚類別生產量值1'!D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25948.422449999998" table:formula="msoxl:=  IF(SUM(C37:C53)=0,&quot;-&quot;,SUM(C37:C53))" table:style-name="ce52">
            <text:p>25,948<text:s/></text:p>
          </table:table-cell>
          <table:table-cell office:value-type="float" office:value="4096537.16371" table:formula="msoxl:=  IF(SUM(D37:D53)=0,&quot;-&quot;,SUM(D37:D53))" table:style-name="ce52">
            <text:p>4,096,537<text:s/></text:p>
          </table:table-cell>
          <table:table-cell office:value-type="float" office:value="22537.05186" table:formula="msoxl:=  IF(SUM(E37:E53)=0,&quot;-&quot;,SUM(E37:E53))" table:style-name="ce52">
            <text:p>22,537<text:s/></text:p>
          </table:table-cell>
          <table:table-cell office:value-type="float" office:value="3363163.8864699998" table:formula="msoxl:=  IF(SUM(F37:F53)=0,&quot;-&quot;,SUM(F37:F53))" table:style-name="ce52">
            <text:p>3,363,164<text:s/>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float" office:value="6.8550000000000004" table:formula="msoxl:=  IF(SUM(I37:I53)=0,&quot;-&quot;,SUM(I37:I53))" table:style-name="ce52">
            <text:p>7<text:s/></text:p>
          </table:table-cell>
          <table:table-cell office:value-type="float" office:value="1096.8" table:formula="msoxl:=  IF(SUM(J37:J53)=0,&quot;-&quot;,SUM(J37:J53))" table:style-name="ce52">
            <text:p>1,097<text:s/>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52">
            <text:p>-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52">
            <text:p>-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6838.2614100000001" table:style-name="ce55">
            <text:p>6,838<text:s/></text:p>
          </table:table-cell>
          <table:table-cell office:value-type="float" office:value="657301.69429000001" table:style-name="ce55">
            <text:p>657,302<text:s/></text:p>
          </table:table-cell>
          <table:table-cell office:value-type="float" office:value="5478.5910500000009" table:formula="msoxl:=  IF(SUM(G37,I37)&#10;+SUM('漁業生產量值-漁業種類別魚類別生產量值1'!E37,'漁業生產量值-漁業種類別魚類別生產量值1'!G37,'漁業生產量值-漁業種類別魚類別生產量值1'!I37)&#10;+SUM('漁業生產量值-漁業種類別魚類別生產量值2'!C37,'漁業生產量值-漁業種類別魚類別生產量值2'!E37,'漁業生產量值-漁業種類別魚類別生產量值2'!G37,'漁業生產量值-漁業種類別魚類別生產量值2'!I37)&#10;+SUM('漁業生產量值-漁業種類別魚類別生產量值3'!E37,'漁業生產量值-漁業種類別魚類別生產量值3'!I37,'漁業生產量值-漁業種類別魚類別生產量值3'!K37,'漁業生產量值-漁業種類別魚類別生產量值3'!M37)&#10;+SUM('漁業生產量值-漁業種類別魚類別生產量值4'!G37,'漁業生產量值-漁業種類別魚類別生產量值4'!I37,'漁業生產量值-漁業種類別魚類別生產量值4'!K37,'漁業生產量值-漁業種類別魚類別生產量值4'!M37,'漁業生產量值-漁業種類別魚類別生產量值4'!O37)&#10;+SUM('漁業生產量值-漁業種類別魚類別生產量值5'!K37,'漁業生產量值-漁業種類別魚類別生產量值5'!M37,'漁業生產量值-漁業種類別魚類別生產量值5'!O37)&#10;+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+SUM('漁業生產量值-漁業種類別魚類別生產量值7'!C37,'漁業生產量值-漁業種類別魚類別生產量值7'!E37,'漁業生產量值-漁業種類別魚類別生產量值7'!G37)&#10;+SUM('漁業生產量值-漁業種類別魚類別生產量值9'!I37,'漁業生產量值-漁業種類別魚類別生產量值9'!K37)&#10;+SUM('漁業生產量值-漁業種類別魚類別生產量值10'!G37)&#10;+SUM('漁業生產量值-漁業種類別魚類別生產量值11'!C37,'漁業生產量值-漁業種類別魚類別生產量值11'!E37,'漁業生產量值-漁業種類別魚類別生產量值11'!G37,'漁業生產量值-漁業種類別魚類別生產量值11'!I37,'漁業生產量值-漁業種類別魚類別生產量值11'!K37)&#10;+SUM('漁業生產量值-漁業種類別魚類別生產量值12'!G37)&#10;+SUM('漁業生產量值-漁業種類別魚類別生產量值14'!C37,'漁業生產量值-漁業種類別魚類別生產量值14'!O37)&#10;+SUM('漁業生產量值-漁業種類別魚類別生產量值15'!C37,'漁業生產量值-漁業種類別魚類別生產量值15'!E37,'漁業生產量值-漁業種類別魚類別生產量值15'!G37,'漁業生產量值-漁業種類別魚類別生產量值15'!I37)=0,&quot;-&quot;,&#10;SUM(G37,I37)&#10;+SUM('漁業生產量值-漁業種類別魚類別生產量值1'!E37,'漁業生產量值-漁業種類別魚類別生產量值1'!G37,'漁業生產量值-漁業種類別魚類別生產量值1'!I37)&#10;+SUM('漁業生產量值-漁業種類別魚類別生產量值2'!C37,'漁業生產量值-漁業種類別魚類別生產量值2'!E37,'漁業生產量值-漁業種類別魚類別生產量值2'!G37,'漁業生產量值-漁業種類別魚類別生產量值2'!I37)&#10;+SUM('漁業生產量值-漁業種類別魚類別生產量值3'!E37,'漁業生產量值-漁業種類別魚類別生產量值3'!I37,'漁業生產量值-漁業種類別魚類別生產量值3'!K37,'漁業生產量值-漁業種類別魚類別生產量值3'!M37)&#10;+SUM('漁業生產量值-漁業種類別魚類別生產量值4'!G37,'漁業生產量值-漁業種類別魚類別生產量值4'!I37,'漁業生產量值-漁業種類別魚類別生產量值4'!K37,'漁業生產量值-漁業種類別魚類別生產量值4'!M37,'漁業生產量值-漁業種類別魚類別生產量值4'!O37)&#10;+SUM('漁業生產量值-漁業種類別魚類別生產量值5'!K37,'漁業生產量值-漁業種類別魚類別生產量值5'!M37,'漁業生產量值-漁業種類別魚類別生產量值5'!O37)&#10;+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+SUM('漁業生產量值-漁業種類別魚類別生產量值7'!C37,'漁業生產量值-漁業種類別魚類別生產量值7'!E37,'漁業生產量值-漁業種類別魚類別生產量值7'!G37)&#10;+SUM('漁業生產量值-漁業種類別魚類別生產量值9'!I37,'漁業生產量值-漁業種類別魚類別生產量值9'!K37)&#10;+SUM('漁業生產量值-漁業種類別魚類別生產量值10'!G37)&#10;+SUM('漁業生產量值-漁業種類別魚類別生產量值11'!C37,'漁業生產量值-漁業種類別魚類別生產量值11'!E37,'漁業生產量值-漁業種類別魚類別生產量值11'!G37,'漁業生產量值-漁業種類別魚類別生產量值11'!I37,'漁業生產量值-漁業種類別魚類別生產量值11'!K37)&#10;+SUM('漁業生產量值-漁業種類別魚類別生產量值12'!G37)&#10;+SUM('漁業生產量值-漁業種類別魚類別生產量值14'!C37,'漁業生產量值-漁業種類別魚類別生產量值14'!O37)&#10;+SUM('漁業生產量值-漁業種類別魚類別生產量值15'!C37,'漁業生產量值-漁業種類別魚類別生產量值15'!E37,'漁業生產量值-漁業種類別魚類別生產量值15'!G37,'漁業生產量值-漁業種類別魚類別生產量值15'!I37)&#10;)" table:style-name="ce55">
            <text:p>5,479<text:s/></text:p>
          </table:table-cell>
          <table:table-cell office:value-type="float" office:value="477704.97808000003" table:formula="msoxl:=  IF(SUM(H37,J37)&#10;+SUM('漁業生產量值-漁業種類別魚類別生產量值1'!F37,'漁業生產量值-漁業種類別魚類別生產量值1'!H37,'漁業生產量值-漁業種類別魚類別生產量值1'!J37,'漁業生產量值-漁業種類別魚類別生產量值1'!P37)&#10;+SUM('漁業生產量值-漁業種類別魚類別生產量值2'!D37,'漁業生產量值-漁業種類別魚類別生產量值2'!F37,'漁業生產量值-漁業種類別魚類別生產量值2'!H37,'漁業生產量值-漁業種類別魚類別生產量值2'!J37)&#10;+SUM('漁業生產量值-漁業種類別魚類別生產量值3'!F37,'漁業生產量值-漁業種類別魚類別生產量值3'!J37,'漁業生產量值-漁業種類別魚類別生產量值3'!L37,'漁業生產量值-漁業種類別魚類別生產量值3'!N37)&#10;+SUM('漁業生產量值-漁業種類別魚類別生產量值4'!H37,'漁業生產量值-漁業種類別魚類別生產量值4'!J37,'漁業生產量值-漁業種類別魚類別生產量值4'!L37,'漁業生產量值-漁業種類別魚類別生產量值4'!N37,'漁業生產量值-漁業種類別魚類別生產量值4'!P37)&#10;+SUM('漁業生產量值-漁業種類別魚類別生產量值5'!L37,'漁業生產量值-漁業種類別魚類別生產量值5'!N37,'漁業生產量值-漁業種類別魚類別生產量值5'!P37)&#10;+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+SUM('漁業生產量值-漁業種類別魚類別生產量值7'!D37,'漁業生產量值-漁業種類別魚類別生產量值7'!F37,'漁業生產量值-漁業種類別魚類別生產量值7'!H37)&#10;+SUM('漁業生產量值-漁業種類別魚類別生產量值9'!J37,'漁業生產量值-漁業種類別魚類別生產量值9'!L37)&#10;+SUM('漁業生產量值-漁業種類別魚類別生產量值10'!H37)&#10;+SUM('漁業生產量值-漁業種類別魚類別生產量值11'!D37,'漁業生產量值-漁業種類別魚類別生產量值11'!F37,'漁業生產量值-漁業種類別魚類別生產量值11'!H37,'漁業生產量值-漁業種類別魚類別生產量值11'!J37,'漁業生產量值-漁業種類別魚類別生產量值11'!L37)&#10;+SUM('漁業生產量值-漁業種類別魚類別生產量值12'!H37)&#10;+SUM('漁業生產量值-漁業種類別魚類別生產量值14'!D37,'漁業生產量值-漁業種類別魚類別生產量值14'!P37)&#10;+SUM('漁業生產量值-漁業種類別魚類別生產量值15'!D37,'漁業生產量值-漁業種類別魚類別生產量值15'!F37,'漁業生產量值-漁業種類別魚類別生產量值15'!H37,'漁業生產量值-漁業種類別魚類別生產量值15'!J37)=0,&quot;-&quot;,&#10;SUM(H37,J37)&#10;+SUM('漁業生產量值-漁業種類別魚類別生產量值1'!F37,'漁業生產量值-漁業種類別魚類別生產量值1'!H37,'漁業生產量值-漁業種類別魚類別生產量值1'!J37,'漁業生產量值-漁業種類別魚類別生產量值1'!P37)&#10;+SUM('漁業生產量值-漁業種類別魚類別生產量值2'!D37,'漁業生產量值-漁業種類別魚類別生產量值2'!F37,'漁業生產量值-漁業種類別魚類別生產量值2'!H37,'漁業生產量值-漁業種類別魚類別生產量值2'!J37)&#10;+SUM('漁業生產量值-漁業種類別魚類別生產量值3'!F37,'漁業生產量值-漁業種類別魚類別生產量值3'!J37,'漁業生產量值-漁業種類別魚類別生產量值3'!L37,'漁業生產量值-漁業種類別魚類別生產量值3'!N37)&#10;+SUM('漁業生產量值-漁業種類別魚類別生產量值4'!H37,'漁業生產量值-漁業種類別魚類別生產量值4'!J37,'漁業生產量值-漁業種類別魚類別生產量值4'!L37,'漁業生產量值-漁業種類別魚類別生產量值4'!N37,'漁業生產量值-漁業種類別魚類別生產量值4'!P37)&#10;+SUM('漁業生產量值-漁業種類別魚類別生產量值5'!L37,'漁業生產量值-漁業種類別魚類別生產量值5'!N37,'漁業生產量值-漁業種類別魚類別生產量值5'!P37)&#10;+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+SUM('漁業生產量值-漁業種類別魚類別生產量值7'!D37,'漁業生產量值-漁業種類別魚類別生產量值7'!F37,'漁業生產量值-漁業種類別魚類別生產量值7'!H37)&#10;+SUM('漁業生產量值-漁業種類別魚類別生產量值9'!J37,'漁業生產量值-漁業種類別魚類別生產量值9'!L37)&#10;+SUM('漁業生產量值-漁業種類別魚類別生產量值10'!H37)&#10;+SUM('漁業生產量值-漁業種類別魚類別生產量值11'!D37,'漁業生產量值-漁業種類別魚類別生產量值11'!F37,'漁業生產量值-漁業種類別魚類別生產量值11'!H37,'漁業生產量值-漁業種類別魚類別生產量值11'!J37,'漁業生產量值-漁業種類別魚類別生產量值11'!L37)&#10;+SUM('漁業生產量值-漁業種類別魚類別生產量值12'!H37)&#10;+SUM('漁業生產量值-漁業種類別魚類別生產量值14'!D37,'漁業生產量值-漁業種類別魚類別生產量值14'!P37)&#10;+SUM('漁業生產量值-漁業種類別魚類別生產量值15'!D37,'漁業生產量值-漁業種類別魚類別生產量值15'!F37,'漁業生產量值-漁業種類別魚類別生產量值15'!H37,'漁業生產量值-漁業種類別魚類別生產量值15'!J37)&#10;)" table:style-name="ce55">
            <text:p>477,70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7,M37,O37,'漁業生產量值-漁業種類別魚類別生產量值1'!C37)=0,&quot;-&quot;,SUM(K37,M37,O37,'漁業生產量值-漁業種類別魚類別生產量值1'!C37))" table:style-name="ce55">
            <text:p>-</text:p>
          </table:table-cell>
          <table:table-cell office:value-type="string" office:string-value="-" table:formula="msoxl:=  IF(SUM(L37,N37,P37,'漁業生產量值-漁業種類別魚類別生產量值1'!D37)=0,&quot;-&quot;,SUM(L37,N37,P37,'漁業生產量值-漁業種類別魚類別生產量值1'!D3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float" office:value="310.26499999999999" table:style-name="ce55">
            <text:p>310<text:s/></text:p>
          </table:table-cell>
          <table:table-cell office:value-type="float" office:value="185026.63944999999" table:style-name="ce55">
            <text:p>185,027<text:s/></text:p>
          </table:table-cell>
          <table:table-cell office:value-type="float" office:value="310.20000000000005" table:formula="msoxl:=  IF(SUM(G38,I38)&#10;+SUM('漁業生產量值-漁業種類別魚類別生產量值1'!E38,'漁業生產量值-漁業種類別魚類別生產量值1'!G38,'漁業生產量值-漁業種類別魚類別生產量值1'!I38)&#10;+SUM('漁業生產量值-漁業種類別魚類別生產量值2'!C38,'漁業生產量值-漁業種類別魚類別生產量值2'!E38,'漁業生產量值-漁業種類別魚類別生產量值2'!G38,'漁業生產量值-漁業種類別魚類別生產量值2'!I38)&#10;+SUM('漁業生產量值-漁業種類別魚類別生產量值3'!E38,'漁業生產量值-漁業種類別魚類別生產量值3'!I38,'漁業生產量值-漁業種類別魚類別生產量值3'!K38,'漁業生產量值-漁業種類別魚類別生產量值3'!M38)&#10;+SUM('漁業生產量值-漁業種類別魚類別生產量值4'!G38,'漁業生產量值-漁業種類別魚類別生產量值4'!I38,'漁業生產量值-漁業種類別魚類別生產量值4'!K38,'漁業生產量值-漁業種類別魚類別生產量值4'!M38,'漁業生產量值-漁業種類別魚類別生產量值4'!O38)&#10;+SUM('漁業生產量值-漁業種類別魚類別生產量值5'!K38,'漁業生產量值-漁業種類別魚類別生產量值5'!M38,'漁業生產量值-漁業種類別魚類別生產量值5'!O38)&#10;+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+SUM('漁業生產量值-漁業種類別魚類別生產量值7'!C38,'漁業生產量值-漁業種類別魚類別生產量值7'!E38,'漁業生產量值-漁業種類別魚類別生產量值7'!G38)&#10;+SUM('漁業生產量值-漁業種類別魚類別生產量值9'!I38,'漁業生產量值-漁業種類別魚類別生產量值9'!K38)&#10;+SUM('漁業生產量值-漁業種類別魚類別生產量值10'!G38)&#10;+SUM('漁業生產量值-漁業種類別魚類別生產量值11'!C38,'漁業生產量值-漁業種類別魚類別生產量值11'!E38,'漁業生產量值-漁業種類別魚類別生產量值11'!G38,'漁業生產量值-漁業種類別魚類別生產量值11'!I38,'漁業生產量值-漁業種類別魚類別生產量值11'!K38)&#10;+SUM('漁業生產量值-漁業種類別魚類別生產量值12'!G38)&#10;+SUM('漁業生產量值-漁業種類別魚類別生產量值14'!C38,'漁業生產量值-漁業種類別魚類別生產量值14'!O38)&#10;+SUM('漁業生產量值-漁業種類別魚類別生產量值15'!C38,'漁業生產量值-漁業種類別魚類別生產量值15'!E38,'漁業生產量值-漁業種類別魚類別生產量值15'!G38,'漁業生產量值-漁業種類別魚類別生產量值15'!I38)=0,&quot;-&quot;,&#10;SUM(G38,I38)&#10;+SUM('漁業生產量值-漁業種類別魚類別生產量值1'!E38,'漁業生產量值-漁業種類別魚類別生產量值1'!G38,'漁業生產量值-漁業種類別魚類別生產量值1'!I38)&#10;+SUM('漁業生產量值-漁業種類別魚類別生產量值2'!C38,'漁業生產量值-漁業種類別魚類別生產量值2'!E38,'漁業生產量值-漁業種類別魚類別生產量值2'!G38,'漁業生產量值-漁業種類別魚類別生產量值2'!I38)&#10;+SUM('漁業生產量值-漁業種類別魚類別生產量值3'!E38,'漁業生產量值-漁業種類別魚類別生產量值3'!I38,'漁業生產量值-漁業種類別魚類別生產量值3'!K38,'漁業生產量值-漁業種類別魚類別生產量值3'!M38)&#10;+SUM('漁業生產量值-漁業種類別魚類別生產量值4'!G38,'漁業生產量值-漁業種類別魚類別生產量值4'!I38,'漁業生產量值-漁業種類別魚類別生產量值4'!K38,'漁業生產量值-漁業種類別魚類別生產量值4'!M38,'漁業生產量值-漁業種類別魚類別生產量值4'!O38)&#10;+SUM('漁業生產量值-漁業種類別魚類別生產量值5'!K38,'漁業生產量值-漁業種類別魚類別生產量值5'!M38,'漁業生產量值-漁業種類別魚類別生產量值5'!O38)&#10;+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+SUM('漁業生產量值-漁業種類別魚類別生產量值7'!C38,'漁業生產量值-漁業種類別魚類別生產量值7'!E38,'漁業生產量值-漁業種類別魚類別生產量值7'!G38)&#10;+SUM('漁業生產量值-漁業種類別魚類別生產量值9'!I38,'漁業生產量值-漁業種類別魚類別生產量值9'!K38)&#10;+SUM('漁業生產量值-漁業種類別魚類別生產量值10'!G38)&#10;+SUM('漁業生產量值-漁業種類別魚類別生產量值11'!C38,'漁業生產量值-漁業種類別魚類別生產量值11'!E38,'漁業生產量值-漁業種類別魚類別生產量值11'!G38,'漁業生產量值-漁業種類別魚類別生產量值11'!I38,'漁業生產量值-漁業種類別魚類別生產量值11'!K38)&#10;+SUM('漁業生產量值-漁業種類別魚類別生產量值12'!G38)&#10;+SUM('漁業生產量值-漁業種類別魚類別生產量值14'!C38,'漁業生產量值-漁業種類別魚類別生產量值14'!O38)&#10;+SUM('漁業生產量值-漁業種類別魚類別生產量值15'!C38,'漁業生產量值-漁業種類別魚類別生產量值15'!E38,'漁業生產量值-漁業種類別魚類別生產量值15'!G38,'漁業生產量值-漁業種類別魚類別生產量值15'!I38)&#10;)" table:style-name="ce55">
            <text:p>310<text:s/></text:p>
          </table:table-cell>
          <table:table-cell office:value-type="float" office:value="185017.51245000001" table:formula="msoxl:=  IF(SUM(H38,J38)&#10;+SUM('漁業生產量值-漁業種類別魚類別生產量值1'!F38,'漁業生產量值-漁業種類別魚類別生產量值1'!H38,'漁業生產量值-漁業種類別魚類別生產量值1'!J38,'漁業生產量值-漁業種類別魚類別生產量值1'!P38)&#10;+SUM('漁業生產量值-漁業種類別魚類別生產量值2'!D38,'漁業生產量值-漁業種類別魚類別生產量值2'!F38,'漁業生產量值-漁業種類別魚類別生產量值2'!H38,'漁業生產量值-漁業種類別魚類別生產量值2'!J38)&#10;+SUM('漁業生產量值-漁業種類別魚類別生產量值3'!F38,'漁業生產量值-漁業種類別魚類別生產量值3'!J38,'漁業生產量值-漁業種類別魚類別生產量值3'!L38,'漁業生產量值-漁業種類別魚類別生產量值3'!N38)&#10;+SUM('漁業生產量值-漁業種類別魚類別生產量值4'!H38,'漁業生產量值-漁業種類別魚類別生產量值4'!J38,'漁業生產量值-漁業種類別魚類別生產量值4'!L38,'漁業生產量值-漁業種類別魚類別生產量值4'!N38,'漁業生產量值-漁業種類別魚類別生產量值4'!P38)&#10;+SUM('漁業生產量值-漁業種類別魚類別生產量值5'!L38,'漁業生產量值-漁業種類別魚類別生產量值5'!N38,'漁業生產量值-漁業種類別魚類別生產量值5'!P38)&#10;+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+SUM('漁業生產量值-漁業種類別魚類別生產量值7'!D38,'漁業生產量值-漁業種類別魚類別生產量值7'!F38,'漁業生產量值-漁業種類別魚類別生產量值7'!H38)&#10;+SUM('漁業生產量值-漁業種類別魚類別生產量值9'!J38,'漁業生產量值-漁業種類別魚類別生產量值9'!L38)&#10;+SUM('漁業生產量值-漁業種類別魚類別生產量值10'!H38)&#10;+SUM('漁業生產量值-漁業種類別魚類別生產量值11'!D38,'漁業生產量值-漁業種類別魚類別生產量值11'!F38,'漁業生產量值-漁業種類別魚類別生產量值11'!H38,'漁業生產量值-漁業種類別魚類別生產量值11'!J38,'漁業生產量值-漁業種類別魚類別生產量值11'!L38)&#10;+SUM('漁業生產量值-漁業種類別魚類別生產量值12'!H38)&#10;+SUM('漁業生產量值-漁業種類別魚類別生產量值14'!D38,'漁業生產量值-漁業種類別魚類別生產量值14'!P38)&#10;+SUM('漁業生產量值-漁業種類別魚類別生產量值15'!D38,'漁業生產量值-漁業種類別魚類別生產量值15'!F38,'漁業生產量值-漁業種類別魚類別生產量值15'!H38,'漁業生產量值-漁業種類別魚類別生產量值15'!J38)=0,&quot;-&quot;,&#10;SUM(H38,J38)&#10;+SUM('漁業生產量值-漁業種類別魚類別生產量值1'!F38,'漁業生產量值-漁業種類別魚類別生產量值1'!H38,'漁業生產量值-漁業種類別魚類別生產量值1'!J38,'漁業生產量值-漁業種類別魚類別生產量值1'!P38)&#10;+SUM('漁業生產量值-漁業種類別魚類別生產量值2'!D38,'漁業生產量值-漁業種類別魚類別生產量值2'!F38,'漁業生產量值-漁業種類別魚類別生產量值2'!H38,'漁業生產量值-漁業種類別魚類別生產量值2'!J38)&#10;+SUM('漁業生產量值-漁業種類別魚類別生產量值3'!F38,'漁業生產量值-漁業種類別魚類別生產量值3'!J38,'漁業生產量值-漁業種類別魚類別生產量值3'!L38,'漁業生產量值-漁業種類別魚類別生產量值3'!N38)&#10;+SUM('漁業生產量值-漁業種類別魚類別生產量值4'!H38,'漁業生產量值-漁業種類別魚類別生產量值4'!J38,'漁業生產量值-漁業種類別魚類別生產量值4'!L38,'漁業生產量值-漁業種類別魚類別生產量值4'!N38,'漁業生產量值-漁業種類別魚類別生產量值4'!P38)&#10;+SUM('漁業生產量值-漁業種類別魚類別生產量值5'!L38,'漁業生產量值-漁業種類別魚類別生產量值5'!N38,'漁業生產量值-漁業種類別魚類別生產量值5'!P38)&#10;+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+SUM('漁業生產量值-漁業種類別魚類別生產量值7'!D38,'漁業生產量值-漁業種類別魚類別生產量值7'!F38,'漁業生產量值-漁業種類別魚類別生產量值7'!H38)&#10;+SUM('漁業生產量值-漁業種類別魚類別生產量值9'!J38,'漁業生產量值-漁業種類別魚類別生產量值9'!L38)&#10;+SUM('漁業生產量值-漁業種類別魚類別生產量值10'!H38)&#10;+SUM('漁業生產量值-漁業種類別魚類別生產量值11'!D38,'漁業生產量值-漁業種類別魚類別生產量值11'!F38,'漁業生產量值-漁業種類別魚類別生產量值11'!H38,'漁業生產量值-漁業種類別魚類別生產量值11'!J38,'漁業生產量值-漁業種類別魚類別生產量值11'!L38)&#10;+SUM('漁業生產量值-漁業種類別魚類別生產量值12'!H38)&#10;+SUM('漁業生產量值-漁業種類別魚類別生產量值14'!D38,'漁業生產量值-漁業種類別魚類別生產量值14'!P38)&#10;+SUM('漁業生產量值-漁業種類別魚類別生產量值15'!D38,'漁業生產量值-漁業種類別魚類別生產量值15'!F38,'漁業生產量值-漁業種類別魚類別生產量值15'!H38,'漁業生產量值-漁業種類別魚類別生產量值15'!J38)&#10;)" table:style-name="ce55">
            <text:p>185,0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8,M38,O38,'漁業生產量值-漁業種類別魚類別生產量值1'!C38)=0,&quot;-&quot;,SUM(K38,M38,O38,'漁業生產量值-漁業種類別魚類別生產量值1'!C38))" table:style-name="ce55">
            <text:p>-</text:p>
          </table:table-cell>
          <table:table-cell office:value-type="string" office:string-value="-" table:formula="msoxl:=  IF(SUM(L38,N38,P38,'漁業生產量值-漁業種類別魚類別生產量值1'!D38)=0,&quot;-&quot;,SUM(L38,N38,P38,'漁業生產量值-漁業種類別魚類別生產量值1'!D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float" office:value="149.8732" table:style-name="ce55">
            <text:p>150<text:s/></text:p>
          </table:table-cell>
          <table:table-cell office:value-type="float" office:value="10469.430619999999" table:style-name="ce55">
            <text:p>10,469<text:s/></text:p>
          </table:table-cell>
          <table:table-cell office:value-type="float" office:value="138.76320000000001" table:formula="msoxl:=  IF(SUM(G39,I39)&#10;+SUM('漁業生產量值-漁業種類別魚類別生產量值1'!E39,'漁業生產量值-漁業種類別魚類別生產量值1'!G39,'漁業生產量值-漁業種類別魚類別生產量值1'!I39)&#10;+SUM('漁業生產量值-漁業種類別魚類別生產量值2'!C39,'漁業生產量值-漁業種類別魚類別生產量值2'!E39,'漁業生產量值-漁業種類別魚類別生產量值2'!G39,'漁業生產量值-漁業種類別魚類別生產量值2'!I39)&#10;+SUM('漁業生產量值-漁業種類別魚類別生產量值3'!E39,'漁業生產量值-漁業種類別魚類別生產量值3'!I39,'漁業生產量值-漁業種類別魚類別生產量值3'!K39,'漁業生產量值-漁業種類別魚類別生產量值3'!M39)&#10;+SUM('漁業生產量值-漁業種類別魚類別生產量值4'!G39,'漁業生產量值-漁業種類別魚類別生產量值4'!I39,'漁業生產量值-漁業種類別魚類別生產量值4'!K39,'漁業生產量值-漁業種類別魚類別生產量值4'!M39,'漁業生產量值-漁業種類別魚類別生產量值4'!O39)&#10;+SUM('漁業生產量值-漁業種類別魚類別生產量值5'!K39,'漁業生產量值-漁業種類別魚類別生產量值5'!M39,'漁業生產量值-漁業種類別魚類別生產量值5'!O39)&#10;+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+SUM('漁業生產量值-漁業種類別魚類別生產量值7'!C39,'漁業生產量值-漁業種類別魚類別生產量值7'!E39,'漁業生產量值-漁業種類別魚類別生產量值7'!G39)&#10;+SUM('漁業生產量值-漁業種類別魚類別生產量值9'!I39,'漁業生產量值-漁業種類別魚類別生產量值9'!K39)&#10;+SUM('漁業生產量值-漁業種類別魚類別生產量值10'!G39)&#10;+SUM('漁業生產量值-漁業種類別魚類別生產量值11'!C39,'漁業生產量值-漁業種類別魚類別生產量值11'!E39,'漁業生產量值-漁業種類別魚類別生產量值11'!G39,'漁業生產量值-漁業種類別魚類別生產量值11'!I39,'漁業生產量值-漁業種類別魚類別生產量值11'!K39)&#10;+SUM('漁業生產量值-漁業種類別魚類別生產量值12'!G39)&#10;+SUM('漁業生產量值-漁業種類別魚類別生產量值14'!C39,'漁業生產量值-漁業種類別魚類別生產量值14'!O39)&#10;+SUM('漁業生產量值-漁業種類別魚類別生產量值15'!C39,'漁業生產量值-漁業種類別魚類別生產量值15'!E39,'漁業生產量值-漁業種類別魚類別生產量值15'!G39,'漁業生產量值-漁業種類別魚類別生產量值15'!I39)=0,&quot;-&quot;,&#10;SUM(G39,I39)&#10;+SUM('漁業生產量值-漁業種類別魚類別生產量值1'!E39,'漁業生產量值-漁業種類別魚類別生產量值1'!G39,'漁業生產量值-漁業種類別魚類別生產量值1'!I39)&#10;+SUM('漁業生產量值-漁業種類別魚類別生產量值2'!C39,'漁業生產量值-漁業種類別魚類別生產量值2'!E39,'漁業生產量值-漁業種類別魚類別生產量值2'!G39,'漁業生產量值-漁業種類別魚類別生產量值2'!I39)&#10;+SUM('漁業生產量值-漁業種類別魚類別生產量值3'!E39,'漁業生產量值-漁業種類別魚類別生產量值3'!I39,'漁業生產量值-漁業種類別魚類別生產量值3'!K39,'漁業生產量值-漁業種類別魚類別生產量值3'!M39)&#10;+SUM('漁業生產量值-漁業種類別魚類別生產量值4'!G39,'漁業生產量值-漁業種類別魚類別生產量值4'!I39,'漁業生產量值-漁業種類別魚類別生產量值4'!K39,'漁業生產量值-漁業種類別魚類別生產量值4'!M39,'漁業生產量值-漁業種類別魚類別生產量值4'!O39)&#10;+SUM('漁業生產量值-漁業種類別魚類別生產量值5'!K39,'漁業生產量值-漁業種類別魚類別生產量值5'!M39,'漁業生產量值-漁業種類別魚類別生產量值5'!O39)&#10;+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+SUM('漁業生產量值-漁業種類別魚類別生產量值7'!C39,'漁業生產量值-漁業種類別魚類別生產量值7'!E39,'漁業生產量值-漁業種類別魚類別生產量值7'!G39)&#10;+SUM('漁業生產量值-漁業種類別魚類別生產量值9'!I39,'漁業生產量值-漁業種類別魚類別生產量值9'!K39)&#10;+SUM('漁業生產量值-漁業種類別魚類別生產量值10'!G39)&#10;+SUM('漁業生產量值-漁業種類別魚類別生產量值11'!C39,'漁業生產量值-漁業種類別魚類別生產量值11'!E39,'漁業生產量值-漁業種類別魚類別生產量值11'!G39,'漁業生產量值-漁業種類別魚類別生產量值11'!I39,'漁業生產量值-漁業種類別魚類別生產量值11'!K39)&#10;+SUM('漁業生產量值-漁業種類別魚類別生產量值12'!G39)&#10;+SUM('漁業生產量值-漁業種類別魚類別生產量值14'!C39,'漁業生產量值-漁業種類別魚類別生產量值14'!O39)&#10;+SUM('漁業生產量值-漁業種類別魚類別生產量值15'!C39,'漁業生產量值-漁業種類別魚類別生產量值15'!E39,'漁業生產量值-漁業種類別魚類別生產量值15'!G39,'漁業生產量值-漁業種類別魚類別生產量值15'!I39)&#10;)" table:style-name="ce55">
            <text:p>139<text:s/></text:p>
          </table:table-cell>
          <table:table-cell office:value-type="float" office:value="9966.1476199999997" table:formula="msoxl:=  IF(SUM(H39,J39)&#10;+SUM('漁業生產量值-漁業種類別魚類別生產量值1'!F39,'漁業生產量值-漁業種類別魚類別生產量值1'!H39,'漁業生產量值-漁業種類別魚類別生產量值1'!J39,'漁業生產量值-漁業種類別魚類別生產量值1'!P39)&#10;+SUM('漁業生產量值-漁業種類別魚類別生產量值2'!D39,'漁業生產量值-漁業種類別魚類別生產量值2'!F39,'漁業生產量值-漁業種類別魚類別生產量值2'!H39,'漁業生產量值-漁業種類別魚類別生產量值2'!J39)&#10;+SUM('漁業生產量值-漁業種類別魚類別生產量值3'!F39,'漁業生產量值-漁業種類別魚類別生產量值3'!J39,'漁業生產量值-漁業種類別魚類別生產量值3'!L39,'漁業生產量值-漁業種類別魚類別生產量值3'!N39)&#10;+SUM('漁業生產量值-漁業種類別魚類別生產量值4'!H39,'漁業生產量值-漁業種類別魚類別生產量值4'!J39,'漁業生產量值-漁業種類別魚類別生產量值4'!L39,'漁業生產量值-漁業種類別魚類別生產量值4'!N39,'漁業生產量值-漁業種類別魚類別生產量值4'!P39)&#10;+SUM('漁業生產量值-漁業種類別魚類別生產量值5'!L39,'漁業生產量值-漁業種類別魚類別生產量值5'!N39,'漁業生產量值-漁業種類別魚類別生產量值5'!P39)&#10;+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+SUM('漁業生產量值-漁業種類別魚類別生產量值7'!D39,'漁業生產量值-漁業種類別魚類別生產量值7'!F39,'漁業生產量值-漁業種類別魚類別生產量值7'!H39)&#10;+SUM('漁業生產量值-漁業種類別魚類別生產量值9'!J39,'漁業生產量值-漁業種類別魚類別生產量值9'!L39)&#10;+SUM('漁業生產量值-漁業種類別魚類別生產量值10'!H39)&#10;+SUM('漁業生產量值-漁業種類別魚類別生產量值11'!D39,'漁業生產量值-漁業種類別魚類別生產量值11'!F39,'漁業生產量值-漁業種類別魚類別生產量值11'!H39,'漁業生產量值-漁業種類別魚類別生產量值11'!J39,'漁業生產量值-漁業種類別魚類別生產量值11'!L39)&#10;+SUM('漁業生產量值-漁業種類別魚類別生產量值12'!H39)&#10;+SUM('漁業生產量值-漁業種類別魚類別生產量值14'!D39,'漁業生產量值-漁業種類別魚類別生產量值14'!P39)&#10;+SUM('漁業生產量值-漁業種類別魚類別生產量值15'!D39,'漁業生產量值-漁業種類別魚類別生產量值15'!F39,'漁業生產量值-漁業種類別魚類別生產量值15'!H39,'漁業生產量值-漁業種類別魚類別生產量值15'!J39)=0,&quot;-&quot;,&#10;SUM(H39,J39)&#10;+SUM('漁業生產量值-漁業種類別魚類別生產量值1'!F39,'漁業生產量值-漁業種類別魚類別生產量值1'!H39,'漁業生產量值-漁業種類別魚類別生產量值1'!J39,'漁業生產量值-漁業種類別魚類別生產量值1'!P39)&#10;+SUM('漁業生產量值-漁業種類別魚類別生產量值2'!D39,'漁業生產量值-漁業種類別魚類別生產量值2'!F39,'漁業生產量值-漁業種類別魚類別生產量值2'!H39,'漁業生產量值-漁業種類別魚類別生產量值2'!J39)&#10;+SUM('漁業生產量值-漁業種類別魚類別生產量值3'!F39,'漁業生產量值-漁業種類別魚類別生產量值3'!J39,'漁業生產量值-漁業種類別魚類別生產量值3'!L39,'漁業生產量值-漁業種類別魚類別生產量值3'!N39)&#10;+SUM('漁業生產量值-漁業種類別魚類別生產量值4'!H39,'漁業生產量值-漁業種類別魚類別生產量值4'!J39,'漁業生產量值-漁業種類別魚類別生產量值4'!L39,'漁業生產量值-漁業種類別魚類別生產量值4'!N39,'漁業生產量值-漁業種類別魚類別生產量值4'!P39)&#10;+SUM('漁業生產量值-漁業種類別魚類別生產量值5'!L39,'漁業生產量值-漁業種類別魚類別生產量值5'!N39,'漁業生產量值-漁業種類別魚類別生產量值5'!P39)&#10;+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+SUM('漁業生產量值-漁業種類別魚類別生產量值7'!D39,'漁業生產量值-漁業種類別魚類別生產量值7'!F39,'漁業生產量值-漁業種類別魚類別生產量值7'!H39)&#10;+SUM('漁業生產量值-漁業種類別魚類別生產量值9'!J39,'漁業生產量值-漁業種類別魚類別生產量值9'!L39)&#10;+SUM('漁業生產量值-漁業種類別魚類別生產量值10'!H39)&#10;+SUM('漁業生產量值-漁業種類別魚類別生產量值11'!D39,'漁業生產量值-漁業種類別魚類別生產量值11'!F39,'漁業生產量值-漁業種類別魚類別生產量值11'!H39,'漁業生產量值-漁業種類別魚類別生產量值11'!J39,'漁業生產量值-漁業種類別魚類別生產量值11'!L39)&#10;+SUM('漁業生產量值-漁業種類別魚類別生產量值12'!H39)&#10;+SUM('漁業生產量值-漁業種類別魚類別生產量值14'!D39,'漁業生產量值-漁業種類別魚類別生產量值14'!P39)&#10;+SUM('漁業生產量值-漁業種類別魚類別生產量值15'!D39,'漁業生產量值-漁業種類別魚類別生產量值15'!F39,'漁業生產量值-漁業種類別魚類別生產量值15'!H39,'漁業生產量值-漁業種類別魚類別生產量值15'!J39)&#10;)" table:style-name="ce55">
            <text:p>9,96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9,M39,O39,'漁業生產量值-漁業種類別魚類別生產量值1'!C39)=0,&quot;-&quot;,SUM(K39,M39,O39,'漁業生產量值-漁業種類別魚類別生產量值1'!C39))" table:style-name="ce55">
            <text:p>-</text:p>
          </table:table-cell>
          <table:table-cell office:value-type="string" office:string-value="-" table:formula="msoxl:=  IF(SUM(L39,N39,P39,'漁業生產量值-漁業種類別魚類別生產量值1'!D39)=0,&quot;-&quot;,SUM(L39,N39,P39,'漁業生產量值-漁業種類別魚類別生產量值1'!D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6567.3290399999996" table:style-name="ce55">
            <text:p>6,567<text:s/></text:p>
          </table:table-cell>
          <table:table-cell office:value-type="float" office:value="1400299.23456" table:style-name="ce55">
            <text:p>1,400,299<text:s/></text:p>
          </table:table-cell>
          <table:table-cell office:value-type="float" office:value="5435.2372599999999" table:formula="msoxl:=  IF(SUM(G40,I40)&#10;+SUM('漁業生產量值-漁業種類別魚類別生產量值1'!E40,'漁業生產量值-漁業種類別魚類別生產量值1'!G40,'漁業生產量值-漁業種類別魚類別生產量值1'!I40)&#10;+SUM('漁業生產量值-漁業種類別魚類別生產量值2'!C40,'漁業生產量值-漁業種類別魚類別生產量值2'!E40,'漁業生產量值-漁業種類別魚類別生產量值2'!G40,'漁業生產量值-漁業種類別魚類別生產量值2'!I40)&#10;+SUM('漁業生產量值-漁業種類別魚類別生產量值3'!E40,'漁業生產量值-漁業種類別魚類別生產量值3'!I40,'漁業生產量值-漁業種類別魚類別生產量值3'!K40,'漁業生產量值-漁業種類別魚類別生產量值3'!M40)&#10;+SUM('漁業生產量值-漁業種類別魚類別生產量值4'!G40,'漁業生產量值-漁業種類別魚類別生產量值4'!I40,'漁業生產量值-漁業種類別魚類別生產量值4'!K40,'漁業生產量值-漁業種類別魚類別生產量值4'!M40,'漁業生產量值-漁業種類別魚類別生產量值4'!O40)&#10;+SUM('漁業生產量值-漁業種類別魚類別生產量值5'!K40,'漁業生產量值-漁業種類別魚類別生產量值5'!M40,'漁業生產量值-漁業種類別魚類別生產量值5'!O40)&#10;+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+SUM('漁業生產量值-漁業種類別魚類別生產量值7'!C40,'漁業生產量值-漁業種類別魚類別生產量值7'!E40,'漁業生產量值-漁業種類別魚類別生產量值7'!G40)&#10;+SUM('漁業生產量值-漁業種類別魚類別生產量值9'!I40,'漁業生產量值-漁業種類別魚類別生產量值9'!K40)&#10;+SUM('漁業生產量值-漁業種類別魚類別生產量值10'!G40)&#10;+SUM('漁業生產量值-漁業種類別魚類別生產量值11'!C40,'漁業生產量值-漁業種類別魚類別生產量值11'!E40,'漁業生產量值-漁業種類別魚類別生產量值11'!G40,'漁業生產量值-漁業種類別魚類別生產量值11'!I40,'漁業生產量值-漁業種類別魚類別生產量值11'!K40)&#10;+SUM('漁業生產量值-漁業種類別魚類別生產量值12'!G40)&#10;+SUM('漁業生產量值-漁業種類別魚類別生產量值14'!C40,'漁業生產量值-漁業種類別魚類別生產量值14'!O40)&#10;+SUM('漁業生產量值-漁業種類別魚類別生產量值15'!C40,'漁業生產量值-漁業種類別魚類別生產量值15'!E40,'漁業生產量值-漁業種類別魚類別生產量值15'!G40,'漁業生產量值-漁業種類別魚類別生產量值15'!I40)=0,&quot;-&quot;,&#10;SUM(G40,I40)&#10;+SUM('漁業生產量值-漁業種類別魚類別生產量值1'!E40,'漁業生產量值-漁業種類別魚類別生產量值1'!G40,'漁業生產量值-漁業種類別魚類別生產量值1'!I40)&#10;+SUM('漁業生產量值-漁業種類別魚類別生產量值2'!C40,'漁業生產量值-漁業種類別魚類別生產量值2'!E40,'漁業生產量值-漁業種類別魚類別生產量值2'!G40,'漁業生產量值-漁業種類別魚類別生產量值2'!I40)&#10;+SUM('漁業生產量值-漁業種類別魚類別生產量值3'!E40,'漁業生產量值-漁業種類別魚類別生產量值3'!I40,'漁業生產量值-漁業種類別魚類別生產量值3'!K40,'漁業生產量值-漁業種類別魚類別生產量值3'!M40)&#10;+SUM('漁業生產量值-漁業種類別魚類別生產量值4'!G40,'漁業生產量值-漁業種類別魚類別生產量值4'!I40,'漁業生產量值-漁業種類別魚類別生產量值4'!K40,'漁業生產量值-漁業種類別魚類別生產量值4'!M40,'漁業生產量值-漁業種類別魚類別生產量值4'!O40)&#10;+SUM('漁業生產量值-漁業種類別魚類別生產量值5'!K40,'漁業生產量值-漁業種類別魚類別生產量值5'!M40,'漁業生產量值-漁業種類別魚類別生產量值5'!O40)&#10;+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+SUM('漁業生產量值-漁業種類別魚類別生產量值7'!C40,'漁業生產量值-漁業種類別魚類別生產量值7'!E40,'漁業生產量值-漁業種類別魚類別生產量值7'!G40)&#10;+SUM('漁業生產量值-漁業種類別魚類別生產量值9'!I40,'漁業生產量值-漁業種類別魚類別生產量值9'!K40)&#10;+SUM('漁業生產量值-漁業種類別魚類別生產量值10'!G40)&#10;+SUM('漁業生產量值-漁業種類別魚類別生產量值11'!C40,'漁業生產量值-漁業種類別魚類別生產量值11'!E40,'漁業生產量值-漁業種類別魚類別生產量值11'!G40,'漁業生產量值-漁業種類別魚類別生產量值11'!I40,'漁業生產量值-漁業種類別魚類別生產量值11'!K40)&#10;+SUM('漁業生產量值-漁業種類別魚類別生產量值12'!G40)&#10;+SUM('漁業生產量值-漁業種類別魚類別生產量值14'!C40,'漁業生產量值-漁業種類別魚類別生產量值14'!O40)&#10;+SUM('漁業生產量值-漁業種類別魚類別生產量值15'!C40,'漁業生產量值-漁業種類別魚類別生產量值15'!E40,'漁業生產量值-漁業種類別魚類別生產量值15'!G40,'漁業生產量值-漁業種類別魚類別生產量值15'!I40)&#10;)" table:style-name="ce55">
            <text:p>5,435<text:s/></text:p>
          </table:table-cell>
          <table:table-cell office:value-type="float" office:value="1091301.5395" table:formula="msoxl:=  IF(SUM(H40,J40)&#10;+SUM('漁業生產量值-漁業種類別魚類別生產量值1'!F40,'漁業生產量值-漁業種類別魚類別生產量值1'!H40,'漁業生產量值-漁業種類別魚類別生產量值1'!J40,'漁業生產量值-漁業種類別魚類別生產量值1'!P40)&#10;+SUM('漁業生產量值-漁業種類別魚類別生產量值2'!D40,'漁業生產量值-漁業種類別魚類別生產量值2'!F40,'漁業生產量值-漁業種類別魚類別生產量值2'!H40,'漁業生產量值-漁業種類別魚類別生產量值2'!J40)&#10;+SUM('漁業生產量值-漁業種類別魚類別生產量值3'!F40,'漁業生產量值-漁業種類別魚類別生產量值3'!J40,'漁業生產量值-漁業種類別魚類別生產量值3'!L40,'漁業生產量值-漁業種類別魚類別生產量值3'!N40)&#10;+SUM('漁業生產量值-漁業種類別魚類別生產量值4'!H40,'漁業生產量值-漁業種類別魚類別生產量值4'!J40,'漁業生產量值-漁業種類別魚類別生產量值4'!L40,'漁業生產量值-漁業種類別魚類別生產量值4'!N40,'漁業生產量值-漁業種類別魚類別生產量值4'!P40)&#10;+SUM('漁業生產量值-漁業種類別魚類別生產量值5'!L40,'漁業生產量值-漁業種類別魚類別生產量值5'!N40,'漁業生產量值-漁業種類別魚類別生產量值5'!P40)&#10;+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+SUM('漁業生產量值-漁業種類別魚類別生產量值7'!D40,'漁業生產量值-漁業種類別魚類別生產量值7'!F40,'漁業生產量值-漁業種類別魚類別生產量值7'!H40)&#10;+SUM('漁業生產量值-漁業種類別魚類別生產量值9'!J40,'漁業生產量值-漁業種類別魚類別生產量值9'!L40)&#10;+SUM('漁業生產量值-漁業種類別魚類別生產量值10'!H40)&#10;+SUM('漁業生產量值-漁業種類別魚類別生產量值11'!D40,'漁業生產量值-漁業種類別魚類別生產量值11'!F40,'漁業生產量值-漁業種類別魚類別生產量值11'!H40,'漁業生產量值-漁業種類別魚類別生產量值11'!J40,'漁業生產量值-漁業種類別魚類別生產量值11'!L40)&#10;+SUM('漁業生產量值-漁業種類別魚類別生產量值12'!H40)&#10;+SUM('漁業生產量值-漁業種類別魚類別生產量值14'!D40,'漁業生產量值-漁業種類別魚類別生產量值14'!P40)&#10;+SUM('漁業生產量值-漁業種類別魚類別生產量值15'!D40,'漁業生產量值-漁業種類別魚類別生產量值15'!F40,'漁業生產量值-漁業種類別魚類別生產量值15'!H40,'漁業生產量值-漁業種類別魚類別生產量值15'!J40)=0,&quot;-&quot;,&#10;SUM(H40,J40)&#10;+SUM('漁業生產量值-漁業種類別魚類別生產量值1'!F40,'漁業生產量值-漁業種類別魚類別生產量值1'!H40,'漁業生產量值-漁業種類別魚類別生產量值1'!J40,'漁業生產量值-漁業種類別魚類別生產量值1'!P40)&#10;+SUM('漁業生產量值-漁業種類別魚類別生產量值2'!D40,'漁業生產量值-漁業種類別魚類別生產量值2'!F40,'漁業生產量值-漁業種類別魚類別生產量值2'!H40,'漁業生產量值-漁業種類別魚類別生產量值2'!J40)&#10;+SUM('漁業生產量值-漁業種類別魚類別生產量值3'!F40,'漁業生產量值-漁業種類別魚類別生產量值3'!J40,'漁業生產量值-漁業種類別魚類別生產量值3'!L40,'漁業生產量值-漁業種類別魚類別生產量值3'!N40)&#10;+SUM('漁業生產量值-漁業種類別魚類別生產量值4'!H40,'漁業生產量值-漁業種類別魚類別生產量值4'!J40,'漁業生產量值-漁業種類別魚類別生產量值4'!L40,'漁業生產量值-漁業種類別魚類別生產量值4'!N40,'漁業生產量值-漁業種類別魚類別生產量值4'!P40)&#10;+SUM('漁業生產量值-漁業種類別魚類別生產量值5'!L40,'漁業生產量值-漁業種類別魚類別生產量值5'!N40,'漁業生產量值-漁業種類別魚類別生產量值5'!P40)&#10;+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+SUM('漁業生產量值-漁業種類別魚類別生產量值7'!D40,'漁業生產量值-漁業種類別魚類別生產量值7'!F40,'漁業生產量值-漁業種類別魚類別生產量值7'!H40)&#10;+SUM('漁業生產量值-漁業種類別魚類別生產量值9'!J40,'漁業生產量值-漁業種類別魚類別生產量值9'!L40)&#10;+SUM('漁業生產量值-漁業種類別魚類別生產量值10'!H40)&#10;+SUM('漁業生產量值-漁業種類別魚類別生產量值11'!D40,'漁業生產量值-漁業種類別魚類別生產量值11'!F40,'漁業生產量值-漁業種類別魚類別生產量值11'!H40,'漁業生產量值-漁業種類別魚類別生產量值11'!J40,'漁業生產量值-漁業種類別魚類別生產量值11'!L40)&#10;+SUM('漁業生產量值-漁業種類別魚類別生產量值12'!H40)&#10;+SUM('漁業生產量值-漁業種類別魚類別生產量值14'!D40,'漁業生產量值-漁業種類別魚類別生產量值14'!P40)&#10;+SUM('漁業生產量值-漁業種類別魚類別生產量值15'!D40,'漁業生產量值-漁業種類別魚類別生產量值15'!F40,'漁業生產量值-漁業種類別魚類別生產量值15'!H40,'漁業生產量值-漁業種類別魚類別生產量值15'!J40)&#10;)" table:style-name="ce55">
            <text:p>1,091,30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8550000000000004" table:formula="msoxl:=  IF(SUM(K40,M40,O40,'漁業生產量值-漁業種類別魚類別生產量值1'!C40)=0,&quot;-&quot;,SUM(K40,M40,O40,'漁業生產量值-漁業種類別魚類別生產量值1'!C40))" table:style-name="ce55">
            <text:p>7<text:s/></text:p>
          </table:table-cell>
          <table:table-cell office:value-type="float" office:value="1096.8" table:formula="msoxl:=  IF(SUM(L40,N40,P40,'漁業生產量值-漁業種類別魚類別生產量值1'!D40)=0,&quot;-&quot;,SUM(L40,N40,P40,'漁業生產量值-漁業種類別魚類別生產量值1'!D40))" table:style-name="ce55">
            <text:p>1,0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1,I41)&#10;+SUM('漁業生產量值-漁業種類別魚類別生產量值1'!E41,'漁業生產量值-漁業種類別魚類別生產量值1'!G41,'漁業生產量值-漁業種類別魚類別生產量值1'!I41)&#10;+SUM('漁業生產量值-漁業種類別魚類別生產量值2'!C41,'漁業生產量值-漁業種類別魚類別生產量值2'!E41,'漁業生產量值-漁業種類別魚類別生產量值2'!G41,'漁業生產量值-漁業種類別魚類別生產量值2'!I41)&#10;+SUM('漁業生產量值-漁業種類別魚類別生產量值3'!E41,'漁業生產量值-漁業種類別魚類別生產量值3'!I41,'漁業生產量值-漁業種類別魚類別生產量值3'!K41,'漁業生產量值-漁業種類別魚類別生產量值3'!M41)&#10;+SUM('漁業生產量值-漁業種類別魚類別生產量值4'!G41,'漁業生產量值-漁業種類別魚類別生產量值4'!I41,'漁業生產量值-漁業種類別魚類別生產量值4'!K41,'漁業生產量值-漁業種類別魚類別生產量值4'!M41,'漁業生產量值-漁業種類別魚類別生產量值4'!O41)&#10;+SUM('漁業生產量值-漁業種類別魚類別生產量值5'!K41,'漁業生產量值-漁業種類別魚類別生產量值5'!M41,'漁業生產量值-漁業種類別魚類別生產量值5'!O41)&#10;+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+SUM('漁業生產量值-漁業種類別魚類別生產量值7'!C41,'漁業生產量值-漁業種類別魚類別生產量值7'!E41,'漁業生產量值-漁業種類別魚類別生產量值7'!G41)&#10;+SUM('漁業生產量值-漁業種類別魚類別生產量值9'!I41,'漁業生產量值-漁業種類別魚類別生產量值9'!K41)&#10;+SUM('漁業生產量值-漁業種類別魚類別生產量值10'!G41)&#10;+SUM('漁業生產量值-漁業種類別魚類別生產量值11'!C41,'漁業生產量值-漁業種類別魚類別生產量值11'!E41,'漁業生產量值-漁業種類別魚類別生產量值11'!G41,'漁業生產量值-漁業種類別魚類別生產量值11'!I41,'漁業生產量值-漁業種類別魚類別生產量值11'!K41)&#10;+SUM('漁業生產量值-漁業種類別魚類別生產量值12'!G41)&#10;+SUM('漁業生產量值-漁業種類別魚類別生產量值14'!C41,'漁業生產量值-漁業種類別魚類別生產量值14'!O41)&#10;+SUM('漁業生產量值-漁業種類別魚類別生產量值15'!C41,'漁業生產量值-漁業種類別魚類別生產量值15'!E41,'漁業生產量值-漁業種類別魚類別生產量值15'!G41,'漁業生產量值-漁業種類別魚類別生產量值15'!I41)=0,&quot;-&quot;,&#10;SUM(G41,I41)&#10;+SUM('漁業生產量值-漁業種類別魚類別生產量值1'!E41,'漁業生產量值-漁業種類別魚類別生產量值1'!G41,'漁業生產量值-漁業種類別魚類別生產量值1'!I41)&#10;+SUM('漁業生產量值-漁業種類別魚類別生產量值2'!C41,'漁業生產量值-漁業種類別魚類別生產量值2'!E41,'漁業生產量值-漁業種類別魚類別生產量值2'!G41,'漁業生產量值-漁業種類別魚類別生產量值2'!I41)&#10;+SUM('漁業生產量值-漁業種類別魚類別生產量值3'!E41,'漁業生產量值-漁業種類別魚類別生產量值3'!I41,'漁業生產量值-漁業種類別魚類別生產量值3'!K41,'漁業生產量值-漁業種類別魚類別生產量值3'!M41)&#10;+SUM('漁業生產量值-漁業種類別魚類別生產量值4'!G41,'漁業生產量值-漁業種類別魚類別生產量值4'!I41,'漁業生產量值-漁業種類別魚類別生產量值4'!K41,'漁業生產量值-漁業種類別魚類別生產量值4'!M41,'漁業生產量值-漁業種類別魚類別生產量值4'!O41)&#10;+SUM('漁業生產量值-漁業種類別魚類別生產量值5'!K41,'漁業生產量值-漁業種類別魚類別生產量值5'!M41,'漁業生產量值-漁業種類別魚類別生產量值5'!O41)&#10;+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+SUM('漁業生產量值-漁業種類別魚類別生產量值7'!C41,'漁業生產量值-漁業種類別魚類別生產量值7'!E41,'漁業生產量值-漁業種類別魚類別生產量值7'!G41)&#10;+SUM('漁業生產量值-漁業種類別魚類別生產量值9'!I41,'漁業生產量值-漁業種類別魚類別生產量值9'!K41)&#10;+SUM('漁業生產量值-漁業種類別魚類別生產量值10'!G41)&#10;+SUM('漁業生產量值-漁業種類別魚類別生產量值11'!C41,'漁業生產量值-漁業種類別魚類別生產量值11'!E41,'漁業生產量值-漁業種類別魚類別生產量值11'!G41,'漁業生產量值-漁業種類別魚類別生產量值11'!I41,'漁業生產量值-漁業種類別魚類別生產量值11'!K41)&#10;+SUM('漁業生產量值-漁業種類別魚類別生產量值12'!G41)&#10;+SUM('漁業生產量值-漁業種類別魚類別生產量值14'!C41,'漁業生產量值-漁業種類別魚類別生產量值14'!O41)&#10;+SUM('漁業生產量值-漁業種類別魚類別生產量值15'!C41,'漁業生產量值-漁業種類別魚類別生產量值15'!E41,'漁業生產量值-漁業種類別魚類別生產量值15'!G41,'漁業生產量值-漁業種類別魚類別生產量值15'!I41)&#10;)" table:style-name="ce55">
            <text:p>-</text:p>
          </table:table-cell>
          <table:table-cell office:value-type="string" office:string-value="-" table:formula="msoxl:=  IF(SUM(H41,J41)&#10;+SUM('漁業生產量值-漁業種類別魚類別生產量值1'!F41,'漁業生產量值-漁業種類別魚類別生產量值1'!H41,'漁業生產量值-漁業種類別魚類別生產量值1'!J41,'漁業生產量值-漁業種類別魚類別生產量值1'!P41)&#10;+SUM('漁業生產量值-漁業種類別魚類別生產量值2'!D41,'漁業生產量值-漁業種類別魚類別生產量值2'!F41,'漁業生產量值-漁業種類別魚類別生產量值2'!H41,'漁業生產量值-漁業種類別魚類別生產量值2'!J41)&#10;+SUM('漁業生產量值-漁業種類別魚類別生產量值3'!F41,'漁業生產量值-漁業種類別魚類別生產量值3'!J41,'漁業生產量值-漁業種類別魚類別生產量值3'!L41,'漁業生產量值-漁業種類別魚類別生產量值3'!N41)&#10;+SUM('漁業生產量值-漁業種類別魚類別生產量值4'!H41,'漁業生產量值-漁業種類別魚類別生產量值4'!J41,'漁業生產量值-漁業種類別魚類別生產量值4'!L41,'漁業生產量值-漁業種類別魚類別生產量值4'!N41,'漁業生產量值-漁業種類別魚類別生產量值4'!P41)&#10;+SUM('漁業生產量值-漁業種類別魚類別生產量值5'!L41,'漁業生產量值-漁業種類別魚類別生產量值5'!N41,'漁業生產量值-漁業種類別魚類別生產量值5'!P41)&#10;+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+SUM('漁業生產量值-漁業種類別魚類別生產量值7'!D41,'漁業生產量值-漁業種類別魚類別生產量值7'!F41,'漁業生產量值-漁業種類別魚類別生產量值7'!H41)&#10;+SUM('漁業生產量值-漁業種類別魚類別生產量值9'!J41,'漁業生產量值-漁業種類別魚類別生產量值9'!L41)&#10;+SUM('漁業生產量值-漁業種類別魚類別生產量值10'!H41)&#10;+SUM('漁業生產量值-漁業種類別魚類別生產量值11'!D41,'漁業生產量值-漁業種類別魚類別生產量值11'!F41,'漁業生產量值-漁業種類別魚類別生產量值11'!H41,'漁業生產量值-漁業種類別魚類別生產量值11'!J41,'漁業生產量值-漁業種類別魚類別生產量值11'!L41)&#10;+SUM('漁業生產量值-漁業種類別魚類別生產量值12'!H41)&#10;+SUM('漁業生產量值-漁業種類別魚類別生產量值14'!D41,'漁業生產量值-漁業種類別魚類別生產量值14'!P41)&#10;+SUM('漁業生產量值-漁業種類別魚類別生產量值15'!D41,'漁業生產量值-漁業種類別魚類別生產量值15'!F41,'漁業生產量值-漁業種類別魚類別生產量值15'!H41,'漁業生產量值-漁業種類別魚類別生產量值15'!J41)=0,&quot;-&quot;,&#10;SUM(H41,J41)&#10;+SUM('漁業生產量值-漁業種類別魚類別生產量值1'!F41,'漁業生產量值-漁業種類別魚類別生產量值1'!H41,'漁業生產量值-漁業種類別魚類別生產量值1'!J41,'漁業生產量值-漁業種類別魚類別生產量值1'!P41)&#10;+SUM('漁業生產量值-漁業種類別魚類別生產量值2'!D41,'漁業生產量值-漁業種類別魚類別生產量值2'!F41,'漁業生產量值-漁業種類別魚類別生產量值2'!H41,'漁業生產量值-漁業種類別魚類別生產量值2'!J41)&#10;+SUM('漁業生產量值-漁業種類別魚類別生產量值3'!F41,'漁業生產量值-漁業種類別魚類別生產量值3'!J41,'漁業生產量值-漁業種類別魚類別生產量值3'!L41,'漁業生產量值-漁業種類別魚類別生產量值3'!N41)&#10;+SUM('漁業生產量值-漁業種類別魚類別生產量值4'!H41,'漁業生產量值-漁業種類別魚類別生產量值4'!J41,'漁業生產量值-漁業種類別魚類別生產量值4'!L41,'漁業生產量值-漁業種類別魚類別生產量值4'!N41,'漁業生產量值-漁業種類別魚類別生產量值4'!P41)&#10;+SUM('漁業生產量值-漁業種類別魚類別生產量值5'!L41,'漁業生產量值-漁業種類別魚類別生產量值5'!N41,'漁業生產量值-漁業種類別魚類別生產量值5'!P41)&#10;+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+SUM('漁業生產量值-漁業種類別魚類別生產量值7'!D41,'漁業生產量值-漁業種類別魚類別生產量值7'!F41,'漁業生產量值-漁業種類別魚類別生產量值7'!H41)&#10;+SUM('漁業生產量值-漁業種類別魚類別生產量值9'!J41,'漁業生產量值-漁業種類別魚類別生產量值9'!L41)&#10;+SUM('漁業生產量值-漁業種類別魚類別生產量值10'!H41)&#10;+SUM('漁業生產量值-漁業種類別魚類別生產量值11'!D41,'漁業生產量值-漁業種類別魚類別生產量值11'!F41,'漁業生產量值-漁業種類別魚類別生產量值11'!H41,'漁業生產量值-漁業種類別魚類別生產量值11'!J41,'漁業生產量值-漁業種類別魚類別生產量值11'!L41)&#10;+SUM('漁業生產量值-漁業種類別魚類別生產量值12'!H41)&#10;+SUM('漁業生產量值-漁業種類別魚類別生產量值14'!D41,'漁業生產量值-漁業種類別魚類別生產量值14'!P41)&#10;+SUM('漁業生產量值-漁業種類別魚類別生產量值15'!D41,'漁業生產量值-漁業種類別魚類別生產量值15'!F41,'漁業生產量值-漁業種類別魚類別生產量值15'!H41,'漁業生產量值-漁業種類別魚類別生產量值15'!J41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1,M41,O41,'漁業生產量值-漁業種類別魚類別生產量值1'!C41)=0,&quot;-&quot;,SUM(K41,M41,O41,'漁業生產量值-漁業種類別魚類別生產量值1'!C41))" table:style-name="ce55">
            <text:p>-</text:p>
          </table:table-cell>
          <table:table-cell office:value-type="string" office:string-value="-" table:formula="msoxl:=  IF(SUM(L41,N41,P41,'漁業生產量值-漁業種類別魚類別生產量值1'!D41)=0,&quot;-&quot;,SUM(L41,N41,P41,'漁業生產量值-漁業種類別魚類別生產量值1'!D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float" office:value="4" table:style-name="ce55">
            <text:p>4<text:s/></text:p>
          </table:table-cell>
          <table:table-cell office:value-type="float" office:value="700" table:style-name="ce55">
            <text:p>700<text:s/></text:p>
          </table:table-cell>
          <table:table-cell office:value-type="float" office:value="4" table:formula="msoxl:=  IF(SUM(G42,I42)&#10;+SUM('漁業生產量值-漁業種類別魚類別生產量值1'!E42,'漁業生產量值-漁業種類別魚類別生產量值1'!G42,'漁業生產量值-漁業種類別魚類別生產量值1'!I42)&#10;+SUM('漁業生產量值-漁業種類別魚類別生產量值2'!C42,'漁業生產量值-漁業種類別魚類別生產量值2'!E42,'漁業生產量值-漁業種類別魚類別生產量值2'!G42,'漁業生產量值-漁業種類別魚類別生產量值2'!I42)&#10;+SUM('漁業生產量值-漁業種類別魚類別生產量值3'!E42,'漁業生產量值-漁業種類別魚類別生產量值3'!I42,'漁業生產量值-漁業種類別魚類別生產量值3'!K42,'漁業生產量值-漁業種類別魚類別生產量值3'!M42)&#10;+SUM('漁業生產量值-漁業種類別魚類別生產量值4'!G42,'漁業生產量值-漁業種類別魚類別生產量值4'!I42,'漁業生產量值-漁業種類別魚類別生產量值4'!K42,'漁業生產量值-漁業種類別魚類別生產量值4'!M42,'漁業生產量值-漁業種類別魚類別生產量值4'!O42)&#10;+SUM('漁業生產量值-漁業種類別魚類別生產量值5'!K42,'漁業生產量值-漁業種類別魚類別生產量值5'!M42,'漁業生產量值-漁業種類別魚類別生產量值5'!O42)&#10;+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+SUM('漁業生產量值-漁業種類別魚類別生產量值7'!C42,'漁業生產量值-漁業種類別魚類別生產量值7'!E42,'漁業生產量值-漁業種類別魚類別生產量值7'!G42)&#10;+SUM('漁業生產量值-漁業種類別魚類別生產量值9'!I42,'漁業生產量值-漁業種類別魚類別生產量值9'!K42)&#10;+SUM('漁業生產量值-漁業種類別魚類別生產量值10'!G42)&#10;+SUM('漁業生產量值-漁業種類別魚類別生產量值11'!C42,'漁業生產量值-漁業種類別魚類別生產量值11'!E42,'漁業生產量值-漁業種類別魚類別生產量值11'!G42,'漁業生產量值-漁業種類別魚類別生產量值11'!I42,'漁業生產量值-漁業種類別魚類別生產量值11'!K42)&#10;+SUM('漁業生產量值-漁業種類別魚類別生產量值12'!G42)&#10;+SUM('漁業生產量值-漁業種類別魚類別生產量值14'!C42,'漁業生產量值-漁業種類別魚類別生產量值14'!O42)&#10;+SUM('漁業生產量值-漁業種類別魚類別生產量值15'!C42,'漁業生產量值-漁業種類別魚類別生產量值15'!E42,'漁業生產量值-漁業種類別魚類別生產量值15'!G42,'漁業生產量值-漁業種類別魚類別生產量值15'!I42)=0,&quot;-&quot;,&#10;SUM(G42,I42)&#10;+SUM('漁業生產量值-漁業種類別魚類別生產量值1'!E42,'漁業生產量值-漁業種類別魚類別生產量值1'!G42,'漁業生產量值-漁業種類別魚類別生產量值1'!I42)&#10;+SUM('漁業生產量值-漁業種類別魚類別生產量值2'!C42,'漁業生產量值-漁業種類別魚類別生產量值2'!E42,'漁業生產量值-漁業種類別魚類別生產量值2'!G42,'漁業生產量值-漁業種類別魚類別生產量值2'!I42)&#10;+SUM('漁業生產量值-漁業種類別魚類別生產量值3'!E42,'漁業生產量值-漁業種類別魚類別生產量值3'!I42,'漁業生產量值-漁業種類別魚類別生產量值3'!K42,'漁業生產量值-漁業種類別魚類別生產量值3'!M42)&#10;+SUM('漁業生產量值-漁業種類別魚類別生產量值4'!G42,'漁業生產量值-漁業種類別魚類別生產量值4'!I42,'漁業生產量值-漁業種類別魚類別生產量值4'!K42,'漁業生產量值-漁業種類別魚類別生產量值4'!M42,'漁業生產量值-漁業種類別魚類別生產量值4'!O42)&#10;+SUM('漁業生產量值-漁業種類別魚類別生產量值5'!K42,'漁業生產量值-漁業種類別魚類別生產量值5'!M42,'漁業生產量值-漁業種類別魚類別生產量值5'!O42)&#10;+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+SUM('漁業生產量值-漁業種類別魚類別生產量值7'!C42,'漁業生產量值-漁業種類別魚類別生產量值7'!E42,'漁業生產量值-漁業種類別魚類別生產量值7'!G42)&#10;+SUM('漁業生產量值-漁業種類別魚類別生產量值9'!I42,'漁業生產量值-漁業種類別魚類別生產量值9'!K42)&#10;+SUM('漁業生產量值-漁業種類別魚類別生產量值10'!G42)&#10;+SUM('漁業生產量值-漁業種類別魚類別生產量值11'!C42,'漁業生產量值-漁業種類別魚類別生產量值11'!E42,'漁業生產量值-漁業種類別魚類別生產量值11'!G42,'漁業生產量值-漁業種類別魚類別生產量值11'!I42,'漁業生產量值-漁業種類別魚類別生產量值11'!K42)&#10;+SUM('漁業生產量值-漁業種類別魚類別生產量值12'!G42)&#10;+SUM('漁業生產量值-漁業種類別魚類別生產量值14'!C42,'漁業生產量值-漁業種類別魚類別生產量值14'!O42)&#10;+SUM('漁業生產量值-漁業種類別魚類別生產量值15'!C42,'漁業生產量值-漁業種類別魚類別生產量值15'!E42,'漁業生產量值-漁業種類別魚類別生產量值15'!G42,'漁業生產量值-漁業種類別魚類別生產量值15'!I42)&#10;)" table:style-name="ce55">
            <text:p>4<text:s/></text:p>
          </table:table-cell>
          <table:table-cell office:value-type="float" office:value="700" table:formula="msoxl:=  IF(SUM(H42,J42)&#10;+SUM('漁業生產量值-漁業種類別魚類別生產量值1'!F42,'漁業生產量值-漁業種類別魚類別生產量值1'!H42,'漁業生產量值-漁業種類別魚類別生產量值1'!J42,'漁業生產量值-漁業種類別魚類別生產量值1'!P42)&#10;+SUM('漁業生產量值-漁業種類別魚類別生產量值2'!D42,'漁業生產量值-漁業種類別魚類別生產量值2'!F42,'漁業生產量值-漁業種類別魚類別生產量值2'!H42,'漁業生產量值-漁業種類別魚類別生產量值2'!J42)&#10;+SUM('漁業生產量值-漁業種類別魚類別生產量值3'!F42,'漁業生產量值-漁業種類別魚類別生產量值3'!J42,'漁業生產量值-漁業種類別魚類別生產量值3'!L42,'漁業生產量值-漁業種類別魚類別生產量值3'!N42)&#10;+SUM('漁業生產量值-漁業種類別魚類別生產量值4'!H42,'漁業生產量值-漁業種類別魚類別生產量值4'!J42,'漁業生產量值-漁業種類別魚類別生產量值4'!L42,'漁業生產量值-漁業種類別魚類別生產量值4'!N42,'漁業生產量值-漁業種類別魚類別生產量值4'!P42)&#10;+SUM('漁業生產量值-漁業種類別魚類別生產量值5'!L42,'漁業生產量值-漁業種類別魚類別生產量值5'!N42,'漁業生產量值-漁業種類別魚類別生產量值5'!P42)&#10;+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+SUM('漁業生產量值-漁業種類別魚類別生產量值7'!D42,'漁業生產量值-漁業種類別魚類別生產量值7'!F42,'漁業生產量值-漁業種類別魚類別生產量值7'!H42)&#10;+SUM('漁業生產量值-漁業種類別魚類別生產量值9'!J42,'漁業生產量值-漁業種類別魚類別生產量值9'!L42)&#10;+SUM('漁業生產量值-漁業種類別魚類別生產量值10'!H42)&#10;+SUM('漁業生產量值-漁業種類別魚類別生產量值11'!D42,'漁業生產量值-漁業種類別魚類別生產量值11'!F42,'漁業生產量值-漁業種類別魚類別生產量值11'!H42,'漁業生產量值-漁業種類別魚類別生產量值11'!J42,'漁業生產量值-漁業種類別魚類別生產量值11'!L42)&#10;+SUM('漁業生產量值-漁業種類別魚類別生產量值12'!H42)&#10;+SUM('漁業生產量值-漁業種類別魚類別生產量值14'!D42,'漁業生產量值-漁業種類別魚類別生產量值14'!P42)&#10;+SUM('漁業生產量值-漁業種類別魚類別生產量值15'!D42,'漁業生產量值-漁業種類別魚類別生產量值15'!F42,'漁業生產量值-漁業種類別魚類別生產量值15'!H42,'漁業生產量值-漁業種類別魚類別生產量值15'!J42)=0,&quot;-&quot;,&#10;SUM(H42,J42)&#10;+SUM('漁業生產量值-漁業種類別魚類別生產量值1'!F42,'漁業生產量值-漁業種類別魚類別生產量值1'!H42,'漁業生產量值-漁業種類別魚類別生產量值1'!J42,'漁業生產量值-漁業種類別魚類別生產量值1'!P42)&#10;+SUM('漁業生產量值-漁業種類別魚類別生產量值2'!D42,'漁業生產量值-漁業種類別魚類別生產量值2'!F42,'漁業生產量值-漁業種類別魚類別生產量值2'!H42,'漁業生產量值-漁業種類別魚類別生產量值2'!J42)&#10;+SUM('漁業生產量值-漁業種類別魚類別生產量值3'!F42,'漁業生產量值-漁業種類別魚類別生產量值3'!J42,'漁業生產量值-漁業種類別魚類別生產量值3'!L42,'漁業生產量值-漁業種類別魚類別生產量值3'!N42)&#10;+SUM('漁業生產量值-漁業種類別魚類別生產量值4'!H42,'漁業生產量值-漁業種類別魚類別生產量值4'!J42,'漁業生產量值-漁業種類別魚類別生產量值4'!L42,'漁業生產量值-漁業種類別魚類別生產量值4'!N42,'漁業生產量值-漁業種類別魚類別生產量值4'!P42)&#10;+SUM('漁業生產量值-漁業種類別魚類別生產量值5'!L42,'漁業生產量值-漁業種類別魚類別生產量值5'!N42,'漁業生產量值-漁業種類別魚類別生產量值5'!P42)&#10;+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+SUM('漁業生產量值-漁業種類別魚類別生產量值7'!D42,'漁業生產量值-漁業種類別魚類別生產量值7'!F42,'漁業生產量值-漁業種類別魚類別生產量值7'!H42)&#10;+SUM('漁業生產量值-漁業種類別魚類別生產量值9'!J42,'漁業生產量值-漁業種類別魚類別生產量值9'!L42)&#10;+SUM('漁業生產量值-漁業種類別魚類別生產量值10'!H42)&#10;+SUM('漁業生產量值-漁業種類別魚類別生產量值11'!D42,'漁業生產量值-漁業種類別魚類別生產量值11'!F42,'漁業生產量值-漁業種類別魚類別生產量值11'!H42,'漁業生產量值-漁業種類別魚類別生產量值11'!J42,'漁業生產量值-漁業種類別魚類別生產量值11'!L42)&#10;+SUM('漁業生產量值-漁業種類別魚類別生產量值12'!H42)&#10;+SUM('漁業生產量值-漁業種類別魚類別生產量值14'!D42,'漁業生產量值-漁業種類別魚類別生產量值14'!P42)&#10;+SUM('漁業生產量值-漁業種類別魚類別生產量值15'!D42,'漁業生產量值-漁業種類別魚類別生產量值15'!F42,'漁業生產量值-漁業種類別魚類別生產量值15'!H42,'漁業生產量值-漁業種類別魚類別生產量值15'!J42)&#10;)" table:style-name="ce55">
            <text:p>7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2,M42,O42,'漁業生產量值-漁業種類別魚類別生產量值1'!C42)=0,&quot;-&quot;,SUM(K42,M42,O42,'漁業生產量值-漁業種類別魚類別生產量值1'!C42))" table:style-name="ce55">
            <text:p>-</text:p>
          </table:table-cell>
          <table:table-cell office:value-type="string" office:string-value="-" table:formula="msoxl:=  IF(SUM(L42,N42,P42,'漁業生產量值-漁業種類別魚類別生產量值1'!D42)=0,&quot;-&quot;,SUM(L42,N42,P42,'漁業生產量值-漁業種類別魚類別生產量值1'!D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float" office:value="807.82799999999997" table:style-name="ce55">
            <text:p>808<text:s/></text:p>
          </table:table-cell>
          <table:table-cell office:value-type="float" office:value="136461.7047" table:style-name="ce55">
            <text:p>136,462<text:s/></text:p>
          </table:table-cell>
          <table:table-cell office:value-type="float" office:value="807.82799999999997" table:formula="msoxl:=  IF(SUM(G43,I43)&#10;+SUM('漁業生產量值-漁業種類別魚類別生產量值1'!E43,'漁業生產量值-漁業種類別魚類別生產量值1'!G43,'漁業生產量值-漁業種類別魚類別生產量值1'!I43)&#10;+SUM('漁業生產量值-漁業種類別魚類別生產量值2'!C43,'漁業生產量值-漁業種類別魚類別生產量值2'!E43,'漁業生產量值-漁業種類別魚類別生產量值2'!G43,'漁業生產量值-漁業種類別魚類別生產量值2'!I43)&#10;+SUM('漁業生產量值-漁業種類別魚類別生產量值3'!E43,'漁業生產量值-漁業種類別魚類別生產量值3'!I43,'漁業生產量值-漁業種類別魚類別生產量值3'!K43,'漁業生產量值-漁業種類別魚類別生產量值3'!M43)&#10;+SUM('漁業生產量值-漁業種類別魚類別生產量值4'!G43,'漁業生產量值-漁業種類別魚類別生產量值4'!I43,'漁業生產量值-漁業種類別魚類別生產量值4'!K43,'漁業生產量值-漁業種類別魚類別生產量值4'!M43,'漁業生產量值-漁業種類別魚類別生產量值4'!O43)&#10;+SUM('漁業生產量值-漁業種類別魚類別生產量值5'!K43,'漁業生產量值-漁業種類別魚類別生產量值5'!M43,'漁業生產量值-漁業種類別魚類別生產量值5'!O43)&#10;+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+SUM('漁業生產量值-漁業種類別魚類別生產量值7'!C43,'漁業生產量值-漁業種類別魚類別生產量值7'!E43,'漁業生產量值-漁業種類別魚類別生產量值7'!G43)&#10;+SUM('漁業生產量值-漁業種類別魚類別生產量值9'!I43,'漁業生產量值-漁業種類別魚類別生產量值9'!K43)&#10;+SUM('漁業生產量值-漁業種類別魚類別生產量值10'!G43)&#10;+SUM('漁業生產量值-漁業種類別魚類別生產量值11'!C43,'漁業生產量值-漁業種類別魚類別生產量值11'!E43,'漁業生產量值-漁業種類別魚類別生產量值11'!G43,'漁業生產量值-漁業種類別魚類別生產量值11'!I43,'漁業生產量值-漁業種類別魚類別生產量值11'!K43)&#10;+SUM('漁業生產量值-漁業種類別魚類別生產量值12'!G43)&#10;+SUM('漁業生產量值-漁業種類別魚類別生產量值14'!C43,'漁業生產量值-漁業種類別魚類別生產量值14'!O43)&#10;+SUM('漁業生產量值-漁業種類別魚類別生產量值15'!C43,'漁業生產量值-漁業種類別魚類別生產量值15'!E43,'漁業生產量值-漁業種類別魚類別生產量值15'!G43,'漁業生產量值-漁業種類別魚類別生產量值15'!I43)=0,&quot;-&quot;,&#10;SUM(G43,I43)&#10;+SUM('漁業生產量值-漁業種類別魚類別生產量值1'!E43,'漁業生產量值-漁業種類別魚類別生產量值1'!G43,'漁業生產量值-漁業種類別魚類別生產量值1'!I43)&#10;+SUM('漁業生產量值-漁業種類別魚類別生產量值2'!C43,'漁業生產量值-漁業種類別魚類別生產量值2'!E43,'漁業生產量值-漁業種類別魚類別生產量值2'!G43,'漁業生產量值-漁業種類別魚類別生產量值2'!I43)&#10;+SUM('漁業生產量值-漁業種類別魚類別生產量值3'!E43,'漁業生產量值-漁業種類別魚類別生產量值3'!I43,'漁業生產量值-漁業種類別魚類別生產量值3'!K43,'漁業生產量值-漁業種類別魚類別生產量值3'!M43)&#10;+SUM('漁業生產量值-漁業種類別魚類別生產量值4'!G43,'漁業生產量值-漁業種類別魚類別生產量值4'!I43,'漁業生產量值-漁業種類別魚類別生產量值4'!K43,'漁業生產量值-漁業種類別魚類別生產量值4'!M43,'漁業生產量值-漁業種類別魚類別生產量值4'!O43)&#10;+SUM('漁業生產量值-漁業種類別魚類別生產量值5'!K43,'漁業生產量值-漁業種類別魚類別生產量值5'!M43,'漁業生產量值-漁業種類別魚類別生產量值5'!O43)&#10;+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+SUM('漁業生產量值-漁業種類別魚類別生產量值7'!C43,'漁業生產量值-漁業種類別魚類別生產量值7'!E43,'漁業生產量值-漁業種類別魚類別生產量值7'!G43)&#10;+SUM('漁業生產量值-漁業種類別魚類別生產量值9'!I43,'漁業生產量值-漁業種類別魚類別生產量值9'!K43)&#10;+SUM('漁業生產量值-漁業種類別魚類別生產量值10'!G43)&#10;+SUM('漁業生產量值-漁業種類別魚類別生產量值11'!C43,'漁業生產量值-漁業種類別魚類別生產量值11'!E43,'漁業生產量值-漁業種類別魚類別生產量值11'!G43,'漁業生產量值-漁業種類別魚類別生產量值11'!I43,'漁業生產量值-漁業種類別魚類別生產量值11'!K43)&#10;+SUM('漁業生產量值-漁業種類別魚類別生產量值12'!G43)&#10;+SUM('漁業生產量值-漁業種類別魚類別生產量值14'!C43,'漁業生產量值-漁業種類別魚類別生產量值14'!O43)&#10;+SUM('漁業生產量值-漁業種類別魚類別生產量值15'!C43,'漁業生產量值-漁業種類別魚類別生產量值15'!E43,'漁業生產量值-漁業種類別魚類別生產量值15'!G43,'漁業生產量值-漁業種類別魚類別生產量值15'!I43)&#10;)" table:style-name="ce55">
            <text:p>808<text:s/></text:p>
          </table:table-cell>
          <table:table-cell office:value-type="float" office:value="136461.7047" table:formula="msoxl:=  IF(SUM(H43,J43)&#10;+SUM('漁業生產量值-漁業種類別魚類別生產量值1'!F43,'漁業生產量值-漁業種類別魚類別生產量值1'!H43,'漁業生產量值-漁業種類別魚類別生產量值1'!J43,'漁業生產量值-漁業種類別魚類別生產量值1'!P43)&#10;+SUM('漁業生產量值-漁業種類別魚類別生產量值2'!D43,'漁業生產量值-漁業種類別魚類別生產量值2'!F43,'漁業生產量值-漁業種類別魚類別生產量值2'!H43,'漁業生產量值-漁業種類別魚類別生產量值2'!J43)&#10;+SUM('漁業生產量值-漁業種類別魚類別生產量值3'!F43,'漁業生產量值-漁業種類別魚類別生產量值3'!J43,'漁業生產量值-漁業種類別魚類別生產量值3'!L43,'漁業生產量值-漁業種類別魚類別生產量值3'!N43)&#10;+SUM('漁業生產量值-漁業種類別魚類別生產量值4'!H43,'漁業生產量值-漁業種類別魚類別生產量值4'!J43,'漁業生產量值-漁業種類別魚類別生產量值4'!L43,'漁業生產量值-漁業種類別魚類別生產量值4'!N43,'漁業生產量值-漁業種類別魚類別生產量值4'!P43)&#10;+SUM('漁業生產量值-漁業種類別魚類別生產量值5'!L43,'漁業生產量值-漁業種類別魚類別生產量值5'!N43,'漁業生產量值-漁業種類別魚類別生產量值5'!P43)&#10;+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+SUM('漁業生產量值-漁業種類別魚類別生產量值7'!D43,'漁業生產量值-漁業種類別魚類別生產量值7'!F43,'漁業生產量值-漁業種類別魚類別生產量值7'!H43)&#10;+SUM('漁業生產量值-漁業種類別魚類別生產量值9'!J43,'漁業生產量值-漁業種類別魚類別生產量值9'!L43)&#10;+SUM('漁業生產量值-漁業種類別魚類別生產量值10'!H43)&#10;+SUM('漁業生產量值-漁業種類別魚類別生產量值11'!D43,'漁業生產量值-漁業種類別魚類別生產量值11'!F43,'漁業生產量值-漁業種類別魚類別生產量值11'!H43,'漁業生產量值-漁業種類別魚類別生產量值11'!J43,'漁業生產量值-漁業種類別魚類別生產量值11'!L43)&#10;+SUM('漁業生產量值-漁業種類別魚類別生產量值12'!H43)&#10;+SUM('漁業生產量值-漁業種類別魚類別生產量值14'!D43,'漁業生產量值-漁業種類別魚類別生產量值14'!P43)&#10;+SUM('漁業生產量值-漁業種類別魚類別生產量值15'!D43,'漁業生產量值-漁業種類別魚類別生產量值15'!F43,'漁業生產量值-漁業種類別魚類別生產量值15'!H43,'漁業生產量值-漁業種類別魚類別生產量值15'!J43)=0,&quot;-&quot;,&#10;SUM(H43,J43)&#10;+SUM('漁業生產量值-漁業種類別魚類別生產量值1'!F43,'漁業生產量值-漁業種類別魚類別生產量值1'!H43,'漁業生產量值-漁業種類別魚類別生產量值1'!J43,'漁業生產量值-漁業種類別魚類別生產量值1'!P43)&#10;+SUM('漁業生產量值-漁業種類別魚類別生產量值2'!D43,'漁業生產量值-漁業種類別魚類別生產量值2'!F43,'漁業生產量值-漁業種類別魚類別生產量值2'!H43,'漁業生產量值-漁業種類別魚類別生產量值2'!J43)&#10;+SUM('漁業生產量值-漁業種類別魚類別生產量值3'!F43,'漁業生產量值-漁業種類別魚類別生產量值3'!J43,'漁業生產量值-漁業種類別魚類別生產量值3'!L43,'漁業生產量值-漁業種類別魚類別生產量值3'!N43)&#10;+SUM('漁業生產量值-漁業種類別魚類別生產量值4'!H43,'漁業生產量值-漁業種類別魚類別生產量值4'!J43,'漁業生產量值-漁業種類別魚類別生產量值4'!L43,'漁業生產量值-漁業種類別魚類別生產量值4'!N43,'漁業生產量值-漁業種類別魚類別生產量值4'!P43)&#10;+SUM('漁業生產量值-漁業種類別魚類別生產量值5'!L43,'漁業生產量值-漁業種類別魚類別生產量值5'!N43,'漁業生產量值-漁業種類別魚類別生產量值5'!P43)&#10;+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+SUM('漁業生產量值-漁業種類別魚類別生產量值7'!D43,'漁業生產量值-漁業種類別魚類別生產量值7'!F43,'漁業生產量值-漁業種類別魚類別生產量值7'!H43)&#10;+SUM('漁業生產量值-漁業種類別魚類別生產量值9'!J43,'漁業生產量值-漁業種類別魚類別生產量值9'!L43)&#10;+SUM('漁業生產量值-漁業種類別魚類別生產量值10'!H43)&#10;+SUM('漁業生產量值-漁業種類別魚類別生產量值11'!D43,'漁業生產量值-漁業種類別魚類別生產量值11'!F43,'漁業生產量值-漁業種類別魚類別生產量值11'!H43,'漁業生產量值-漁業種類別魚類別生產量值11'!J43,'漁業生產量值-漁業種類別魚類別生產量值11'!L43)&#10;+SUM('漁業生產量值-漁業種類別魚類別生產量值12'!H43)&#10;+SUM('漁業生產量值-漁業種類別魚類別生產量值14'!D43,'漁業生產量值-漁業種類別魚類別生產量值14'!P43)&#10;+SUM('漁業生產量值-漁業種類別魚類別生產量值15'!D43,'漁業生產量值-漁業種類別魚類別生產量值15'!F43,'漁業生產量值-漁業種類別魚類別生產量值15'!H43,'漁業生產量值-漁業種類別魚類別生產量值15'!J43)&#10;)" table:style-name="ce55">
            <text:p>136,46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3,M43,O43,'漁業生產量值-漁業種類別魚類別生產量值1'!C43)=0,&quot;-&quot;,SUM(K43,M43,O43,'漁業生產量值-漁業種類別魚類別生產量值1'!C43))" table:style-name="ce55">
            <text:p>-</text:p>
          </table:table-cell>
          <table:table-cell office:value-type="string" office:string-value="-" table:formula="msoxl:=  IF(SUM(L43,N43,P43,'漁業生產量值-漁業種類別魚類別生產量值1'!D43)=0,&quot;-&quot;,SUM(L43,N43,P43,'漁業生產量值-漁業種類別魚類別生產量值1'!D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float" office:value="2046.664" table:style-name="ce55">
            <text:p>2,047<text:s/></text:p>
          </table:table-cell>
          <table:table-cell office:value-type="float" office:value="645678.27399999998" table:style-name="ce55">
            <text:p>645,678<text:s/></text:p>
          </table:table-cell>
          <table:table-cell office:value-type="float" office:value="2046.664" table:formula="msoxl:=  IF(SUM(G44,I44)&#10;+SUM('漁業生產量值-漁業種類別魚類別生產量值1'!E44,'漁業生產量值-漁業種類別魚類別生產量值1'!G44,'漁業生產量值-漁業種類別魚類別生產量值1'!I44)&#10;+SUM('漁業生產量值-漁業種類別魚類別生產量值2'!C44,'漁業生產量值-漁業種類別魚類別生產量值2'!E44,'漁業生產量值-漁業種類別魚類別生產量值2'!G44,'漁業生產量值-漁業種類別魚類別生產量值2'!I44)&#10;+SUM('漁業生產量值-漁業種類別魚類別生產量值3'!E44,'漁業生產量值-漁業種類別魚類別生產量值3'!I44,'漁業生產量值-漁業種類別魚類別生產量值3'!K44,'漁業生產量值-漁業種類別魚類別生產量值3'!M44)&#10;+SUM('漁業生產量值-漁業種類別魚類別生產量值4'!G44,'漁業生產量值-漁業種類別魚類別生產量值4'!I44,'漁業生產量值-漁業種類別魚類別生產量值4'!K44,'漁業生產量值-漁業種類別魚類別生產量值4'!M44,'漁業生產量值-漁業種類別魚類別生產量值4'!O44)&#10;+SUM('漁業生產量值-漁業種類別魚類別生產量值5'!K44,'漁業生產量值-漁業種類別魚類別生產量值5'!M44,'漁業生產量值-漁業種類別魚類別生產量值5'!O44)&#10;+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+SUM('漁業生產量值-漁業種類別魚類別生產量值7'!C44,'漁業生產量值-漁業種類別魚類別生產量值7'!E44,'漁業生產量值-漁業種類別魚類別生產量值7'!G44)&#10;+SUM('漁業生產量值-漁業種類別魚類別生產量值9'!I44,'漁業生產量值-漁業種類別魚類別生產量值9'!K44)&#10;+SUM('漁業生產量值-漁業種類別魚類別生產量值10'!G44)&#10;+SUM('漁業生產量值-漁業種類別魚類別生產量值11'!C44,'漁業生產量值-漁業種類別魚類別生產量值11'!E44,'漁業生產量值-漁業種類別魚類別生產量值11'!G44,'漁業生產量值-漁業種類別魚類別生產量值11'!I44,'漁業生產量值-漁業種類別魚類別生產量值11'!K44)&#10;+SUM('漁業生產量值-漁業種類別魚類別生產量值12'!G44)&#10;+SUM('漁業生產量值-漁業種類別魚類別生產量值14'!C44,'漁業生產量值-漁業種類別魚類別生產量值14'!O44)&#10;+SUM('漁業生產量值-漁業種類別魚類別生產量值15'!C44,'漁業生產量值-漁業種類別魚類別生產量值15'!E44,'漁業生產量值-漁業種類別魚類別生產量值15'!G44,'漁業生產量值-漁業種類別魚類別生產量值15'!I44)=0,&quot;-&quot;,&#10;SUM(G44,I44)&#10;+SUM('漁業生產量值-漁業種類別魚類別生產量值1'!E44,'漁業生產量值-漁業種類別魚類別生產量值1'!G44,'漁業生產量值-漁業種類別魚類別生產量值1'!I44)&#10;+SUM('漁業生產量值-漁業種類別魚類別生產量值2'!C44,'漁業生產量值-漁業種類別魚類別生產量值2'!E44,'漁業生產量值-漁業種類別魚類別生產量值2'!G44,'漁業生產量值-漁業種類別魚類別生產量值2'!I44)&#10;+SUM('漁業生產量值-漁業種類別魚類別生產量值3'!E44,'漁業生產量值-漁業種類別魚類別生產量值3'!I44,'漁業生產量值-漁業種類別魚類別生產量值3'!K44,'漁業生產量值-漁業種類別魚類別生產量值3'!M44)&#10;+SUM('漁業生產量值-漁業種類別魚類別生產量值4'!G44,'漁業生產量值-漁業種類別魚類別生產量值4'!I44,'漁業生產量值-漁業種類別魚類別生產量值4'!K44,'漁業生產量值-漁業種類別魚類別生產量值4'!M44,'漁業生產量值-漁業種類別魚類別生產量值4'!O44)&#10;+SUM('漁業生產量值-漁業種類別魚類別生產量值5'!K44,'漁業生產量值-漁業種類別魚類別生產量值5'!M44,'漁業生產量值-漁業種類別魚類別生產量值5'!O44)&#10;+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+SUM('漁業生產量值-漁業種類別魚類別生產量值7'!C44,'漁業生產量值-漁業種類別魚類別生產量值7'!E44,'漁業生產量值-漁業種類別魚類別生產量值7'!G44)&#10;+SUM('漁業生產量值-漁業種類別魚類別生產量值9'!I44,'漁業生產量值-漁業種類別魚類別生產量值9'!K44)&#10;+SUM('漁業生產量值-漁業種類別魚類別生產量值10'!G44)&#10;+SUM('漁業生產量值-漁業種類別魚類別生產量值11'!C44,'漁業生產量值-漁業種類別魚類別生產量值11'!E44,'漁業生產量值-漁業種類別魚類別生產量值11'!G44,'漁業生產量值-漁業種類別魚類別生產量值11'!I44,'漁業生產量值-漁業種類別魚類別生產量值11'!K44)&#10;+SUM('漁業生產量值-漁業種類別魚類別生產量值12'!G44)&#10;+SUM('漁業生產量值-漁業種類別魚類別生產量值14'!C44,'漁業生產量值-漁業種類別魚類別生產量值14'!O44)&#10;+SUM('漁業生產量值-漁業種類別魚類別生產量值15'!C44,'漁業生產量值-漁業種類別魚類別生產量值15'!E44,'漁業生產量值-漁業種類別魚類別生產量值15'!G44,'漁業生產量值-漁業種類別魚類別生產量值15'!I44)&#10;)" table:style-name="ce55">
            <text:p>2,047<text:s/></text:p>
          </table:table-cell>
          <table:table-cell office:value-type="float" office:value="645678.27399999998" table:formula="msoxl:=  IF(SUM(H44,J44)&#10;+SUM('漁業生產量值-漁業種類別魚類別生產量值1'!F44,'漁業生產量值-漁業種類別魚類別生產量值1'!H44,'漁業生產量值-漁業種類別魚類別生產量值1'!J44,'漁業生產量值-漁業種類別魚類別生產量值1'!P44)&#10;+SUM('漁業生產量值-漁業種類別魚類別生產量值2'!D44,'漁業生產量值-漁業種類別魚類別生產量值2'!F44,'漁業生產量值-漁業種類別魚類別生產量值2'!H44,'漁業生產量值-漁業種類別魚類別生產量值2'!J44)&#10;+SUM('漁業生產量值-漁業種類別魚類別生產量值3'!F44,'漁業生產量值-漁業種類別魚類別生產量值3'!J44,'漁業生產量值-漁業種類別魚類別生產量值3'!L44,'漁業生產量值-漁業種類別魚類別生產量值3'!N44)&#10;+SUM('漁業生產量值-漁業種類別魚類別生產量值4'!H44,'漁業生產量值-漁業種類別魚類別生產量值4'!J44,'漁業生產量值-漁業種類別魚類別生產量值4'!L44,'漁業生產量值-漁業種類別魚類別生產量值4'!N44,'漁業生產量值-漁業種類別魚類別生產量值4'!P44)&#10;+SUM('漁業生產量值-漁業種類別魚類別生產量值5'!L44,'漁業生產量值-漁業種類別魚類別生產量值5'!N44,'漁業生產量值-漁業種類別魚類別生產量值5'!P44)&#10;+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+SUM('漁業生產量值-漁業種類別魚類別生產量值7'!D44,'漁業生產量值-漁業種類別魚類別生產量值7'!F44,'漁業生產量值-漁業種類別魚類別生產量值7'!H44)&#10;+SUM('漁業生產量值-漁業種類別魚類別生產量值9'!J44,'漁業生產量值-漁業種類別魚類別生產量值9'!L44)&#10;+SUM('漁業生產量值-漁業種類別魚類別生產量值10'!H44)&#10;+SUM('漁業生產量值-漁業種類別魚類別生產量值11'!D44,'漁業生產量值-漁業種類別魚類別生產量值11'!F44,'漁業生產量值-漁業種類別魚類別生產量值11'!H44,'漁業生產量值-漁業種類別魚類別生產量值11'!J44,'漁業生產量值-漁業種類別魚類別生產量值11'!L44)&#10;+SUM('漁業生產量值-漁業種類別魚類別生產量值12'!H44)&#10;+SUM('漁業生產量值-漁業種類別魚類別生產量值14'!D44,'漁業生產量值-漁業種類別魚類別生產量值14'!P44)&#10;+SUM('漁業生產量值-漁業種類別魚類別生產量值15'!D44,'漁業生產量值-漁業種類別魚類別生產量值15'!F44,'漁業生產量值-漁業種類別魚類別生產量值15'!H44,'漁業生產量值-漁業種類別魚類別生產量值15'!J44)=0,&quot;-&quot;,&#10;SUM(H44,J44)&#10;+SUM('漁業生產量值-漁業種類別魚類別生產量值1'!F44,'漁業生產量值-漁業種類別魚類別生產量值1'!H44,'漁業生產量值-漁業種類別魚類別生產量值1'!J44,'漁業生產量值-漁業種類別魚類別生產量值1'!P44)&#10;+SUM('漁業生產量值-漁業種類別魚類別生產量值2'!D44,'漁業生產量值-漁業種類別魚類別生產量值2'!F44,'漁業生產量值-漁業種類別魚類別生產量值2'!H44,'漁業生產量值-漁業種類別魚類別生產量值2'!J44)&#10;+SUM('漁業生產量值-漁業種類別魚類別生產量值3'!F44,'漁業生產量值-漁業種類別魚類別生產量值3'!J44,'漁業生產量值-漁業種類別魚類別生產量值3'!L44,'漁業生產量值-漁業種類別魚類別生產量值3'!N44)&#10;+SUM('漁業生產量值-漁業種類別魚類別生產量值4'!H44,'漁業生產量值-漁業種類別魚類別生產量值4'!J44,'漁業生產量值-漁業種類別魚類別生產量值4'!L44,'漁業生產量值-漁業種類別魚類別生產量值4'!N44,'漁業生產量值-漁業種類別魚類別生產量值4'!P44)&#10;+SUM('漁業生產量值-漁業種類別魚類別生產量值5'!L44,'漁業生產量值-漁業種類別魚類別生產量值5'!N44,'漁業生產量值-漁業種類別魚類別生產量值5'!P44)&#10;+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+SUM('漁業生產量值-漁業種類別魚類別生產量值7'!D44,'漁業生產量值-漁業種類別魚類別生產量值7'!F44,'漁業生產量值-漁業種類別魚類別生產量值7'!H44)&#10;+SUM('漁業生產量值-漁業種類別魚類別生產量值9'!J44,'漁業生產量值-漁業種類別魚類別生產量值9'!L44)&#10;+SUM('漁業生產量值-漁業種類別魚類別生產量值10'!H44)&#10;+SUM('漁業生產量值-漁業種類別魚類別生產量值11'!D44,'漁業生產量值-漁業種類別魚類別生產量值11'!F44,'漁業生產量值-漁業種類別魚類別生產量值11'!H44,'漁業生產量值-漁業種類別魚類別生產量值11'!J44,'漁業生產量值-漁業種類別魚類別生產量值11'!L44)&#10;+SUM('漁業生產量值-漁業種類別魚類別生產量值12'!H44)&#10;+SUM('漁業生產量值-漁業種類別魚類別生產量值14'!D44,'漁業生產量值-漁業種類別魚類別生產量值14'!P44)&#10;+SUM('漁業生產量值-漁業種類別魚類別生產量值15'!D44,'漁業生產量值-漁業種類別魚類別生產量值15'!F44,'漁業生產量值-漁業種類別魚類別生產量值15'!H44,'漁業生產量值-漁業種類別魚類別生產量值15'!J44)&#10;)" table:style-name="ce55">
            <text:p>645,67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4,M44,O44,'漁業生產量值-漁業種類別魚類別生產量值1'!C44)=0,&quot;-&quot;,SUM(K44,M44,O44,'漁業生產量值-漁業種類別魚類別生產量值1'!C44))" table:style-name="ce55">
            <text:p>-</text:p>
          </table:table-cell>
          <table:table-cell office:value-type="string" office:string-value="-" table:formula="msoxl:=  IF(SUM(L44,N44,P44,'漁業生產量值-漁業種類別魚類別生產量值1'!D44)=0,&quot;-&quot;,SUM(L44,N44,P44,'漁業生產量值-漁業種類別魚類別生產量值1'!D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float" office:value="3748.4520000000002" table:style-name="ce55">
            <text:p>3,748<text:s/></text:p>
          </table:table-cell>
          <table:table-cell office:value-type="float" office:value="184623.03" table:style-name="ce55">
            <text:p>184,623<text:s/></text:p>
          </table:table-cell>
          <table:table-cell office:value-type="float" office:value="3748.4520000000002" table:formula="msoxl:=  IF(SUM(G45,I45)&#10;+SUM('漁業生產量值-漁業種類別魚類別生產量值1'!E45,'漁業生產量值-漁業種類別魚類別生產量值1'!G45,'漁業生產量值-漁業種類別魚類別生產量值1'!I45)&#10;+SUM('漁業生產量值-漁業種類別魚類別生產量值2'!C45,'漁業生產量值-漁業種類別魚類別生產量值2'!E45,'漁業生產量值-漁業種類別魚類別生產量值2'!G45,'漁業生產量值-漁業種類別魚類別生產量值2'!I45)&#10;+SUM('漁業生產量值-漁業種類別魚類別生產量值3'!E45,'漁業生產量值-漁業種類別魚類別生產量值3'!I45,'漁業生產量值-漁業種類別魚類別生產量值3'!K45,'漁業生產量值-漁業種類別魚類別生產量值3'!M45)&#10;+SUM('漁業生產量值-漁業種類別魚類別生產量值4'!G45,'漁業生產量值-漁業種類別魚類別生產量值4'!I45,'漁業生產量值-漁業種類別魚類別生產量值4'!K45,'漁業生產量值-漁業種類別魚類別生產量值4'!M45,'漁業生產量值-漁業種類別魚類別生產量值4'!O45)&#10;+SUM('漁業生產量值-漁業種類別魚類別生產量值5'!K45,'漁業生產量值-漁業種類別魚類別生產量值5'!M45,'漁業生產量值-漁業種類別魚類別生產量值5'!O45)&#10;+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+SUM('漁業生產量值-漁業種類別魚類別生產量值7'!C45,'漁業生產量值-漁業種類別魚類別生產量值7'!E45,'漁業生產量值-漁業種類別魚類別生產量值7'!G45)&#10;+SUM('漁業生產量值-漁業種類別魚類別生產量值9'!I45,'漁業生產量值-漁業種類別魚類別生產量值9'!K45)&#10;+SUM('漁業生產量值-漁業種類別魚類別生產量值10'!G45)&#10;+SUM('漁業生產量值-漁業種類別魚類別生產量值11'!C45,'漁業生產量值-漁業種類別魚類別生產量值11'!E45,'漁業生產量值-漁業種類別魚類別生產量值11'!G45,'漁業生產量值-漁業種類別魚類別生產量值11'!I45,'漁業生產量值-漁業種類別魚類別生產量值11'!K45)&#10;+SUM('漁業生產量值-漁業種類別魚類別生產量值12'!G45)&#10;+SUM('漁業生產量值-漁業種類別魚類別生產量值14'!C45,'漁業生產量值-漁業種類別魚類別生產量值14'!O45)&#10;+SUM('漁業生產量值-漁業種類別魚類別生產量值15'!C45,'漁業生產量值-漁業種類別魚類別生產量值15'!E45,'漁業生產量值-漁業種類別魚類別生產量值15'!G45,'漁業生產量值-漁業種類別魚類別生產量值15'!I45)=0,&quot;-&quot;,&#10;SUM(G45,I45)&#10;+SUM('漁業生產量值-漁業種類別魚類別生產量值1'!E45,'漁業生產量值-漁業種類別魚類別生產量值1'!G45,'漁業生產量值-漁業種類別魚類別生產量值1'!I45)&#10;+SUM('漁業生產量值-漁業種類別魚類別生產量值2'!C45,'漁業生產量值-漁業種類別魚類別生產量值2'!E45,'漁業生產量值-漁業種類別魚類別生產量值2'!G45,'漁業生產量值-漁業種類別魚類別生產量值2'!I45)&#10;+SUM('漁業生產量值-漁業種類別魚類別生產量值3'!E45,'漁業生產量值-漁業種類別魚類別生產量值3'!I45,'漁業生產量值-漁業種類別魚類別生產量值3'!K45,'漁業生產量值-漁業種類別魚類別生產量值3'!M45)&#10;+SUM('漁業生產量值-漁業種類別魚類別生產量值4'!G45,'漁業生產量值-漁業種類別魚類別生產量值4'!I45,'漁業生產量值-漁業種類別魚類別生產量值4'!K45,'漁業生產量值-漁業種類別魚類別生產量值4'!M45,'漁業生產量值-漁業種類別魚類別生產量值4'!O45)&#10;+SUM('漁業生產量值-漁業種類別魚類別生產量值5'!K45,'漁業生產量值-漁業種類別魚類別生產量值5'!M45,'漁業生產量值-漁業種類別魚類別生產量值5'!O45)&#10;+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+SUM('漁業生產量值-漁業種類別魚類別生產量值7'!C45,'漁業生產量值-漁業種類別魚類別生產量值7'!E45,'漁業生產量值-漁業種類別魚類別生產量值7'!G45)&#10;+SUM('漁業生產量值-漁業種類別魚類別生產量值9'!I45,'漁業生產量值-漁業種類別魚類別生產量值9'!K45)&#10;+SUM('漁業生產量值-漁業種類別魚類別生產量值10'!G45)&#10;+SUM('漁業生產量值-漁業種類別魚類別生產量值11'!C45,'漁業生產量值-漁業種類別魚類別生產量值11'!E45,'漁業生產量值-漁業種類別魚類別生產量值11'!G45,'漁業生產量值-漁業種類別魚類別生產量值11'!I45,'漁業生產量值-漁業種類別魚類別生產量值11'!K45)&#10;+SUM('漁業生產量值-漁業種類別魚類別生產量值12'!G45)&#10;+SUM('漁業生產量值-漁業種類別魚類別生產量值14'!C45,'漁業生產量值-漁業種類別魚類別生產量值14'!O45)&#10;+SUM('漁業生產量值-漁業種類別魚類別生產量值15'!C45,'漁業生產量值-漁業種類別魚類別生產量值15'!E45,'漁業生產量值-漁業種類別魚類別生產量值15'!G45,'漁業生產量值-漁業種類別魚類別生產量值15'!I45)&#10;)" table:style-name="ce55">
            <text:p>3,748<text:s/></text:p>
          </table:table-cell>
          <table:table-cell office:value-type="float" office:value="184623.03" table:formula="msoxl:=  IF(SUM(H45,J45)&#10;+SUM('漁業生產量值-漁業種類別魚類別生產量值1'!F45,'漁業生產量值-漁業種類別魚類別生產量值1'!H45,'漁業生產量值-漁業種類別魚類別生產量值1'!J45,'漁業生產量值-漁業種類別魚類別生產量值1'!P45)&#10;+SUM('漁業生產量值-漁業種類別魚類別生產量值2'!D45,'漁業生產量值-漁業種類別魚類別生產量值2'!F45,'漁業生產量值-漁業種類別魚類別生產量值2'!H45,'漁業生產量值-漁業種類別魚類別生產量值2'!J45)&#10;+SUM('漁業生產量值-漁業種類別魚類別生產量值3'!F45,'漁業生產量值-漁業種類別魚類別生產量值3'!J45,'漁業生產量值-漁業種類別魚類別生產量值3'!L45,'漁業生產量值-漁業種類別魚類別生產量值3'!N45)&#10;+SUM('漁業生產量值-漁業種類別魚類別生產量值4'!H45,'漁業生產量值-漁業種類別魚類別生產量值4'!J45,'漁業生產量值-漁業種類別魚類別生產量值4'!L45,'漁業生產量值-漁業種類別魚類別生產量值4'!N45,'漁業生產量值-漁業種類別魚類別生產量值4'!P45)&#10;+SUM('漁業生產量值-漁業種類別魚類別生產量值5'!L45,'漁業生產量值-漁業種類別魚類別生產量值5'!N45,'漁業生產量值-漁業種類別魚類別生產量值5'!P45)&#10;+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+SUM('漁業生產量值-漁業種類別魚類別生產量值7'!D45,'漁業生產量值-漁業種類別魚類別生產量值7'!F45,'漁業生產量值-漁業種類別魚類別生產量值7'!H45)&#10;+SUM('漁業生產量值-漁業種類別魚類別生產量值9'!J45,'漁業生產量值-漁業種類別魚類別生產量值9'!L45)&#10;+SUM('漁業生產量值-漁業種類別魚類別生產量值10'!H45)&#10;+SUM('漁業生產量值-漁業種類別魚類別生產量值11'!D45,'漁業生產量值-漁業種類別魚類別生產量值11'!F45,'漁業生產量值-漁業種類別魚類別生產量值11'!H45,'漁業生產量值-漁業種類別魚類別生產量值11'!J45,'漁業生產量值-漁業種類別魚類別生產量值11'!L45)&#10;+SUM('漁業生產量值-漁業種類別魚類別生產量值12'!H45)&#10;+SUM('漁業生產量值-漁業種類別魚類別生產量值14'!D45,'漁業生產量值-漁業種類別魚類別生產量值14'!P45)&#10;+SUM('漁業生產量值-漁業種類別魚類別生產量值15'!D45,'漁業生產量值-漁業種類別魚類別生產量值15'!F45,'漁業生產量值-漁業種類別魚類別生產量值15'!H45,'漁業生產量值-漁業種類別魚類別生產量值15'!J45)=0,&quot;-&quot;,&#10;SUM(H45,J45)&#10;+SUM('漁業生產量值-漁業種類別魚類別生產量值1'!F45,'漁業生產量值-漁業種類別魚類別生產量值1'!H45,'漁業生產量值-漁業種類別魚類別生產量值1'!J45,'漁業生產量值-漁業種類別魚類別生產量值1'!P45)&#10;+SUM('漁業生產量值-漁業種類別魚類別生產量值2'!D45,'漁業生產量值-漁業種類別魚類別生產量值2'!F45,'漁業生產量值-漁業種類別魚類別生產量值2'!H45,'漁業生產量值-漁業種類別魚類別生產量值2'!J45)&#10;+SUM('漁業生產量值-漁業種類別魚類別生產量值3'!F45,'漁業生產量值-漁業種類別魚類別生產量值3'!J45,'漁業生產量值-漁業種類別魚類別生產量值3'!L45,'漁業生產量值-漁業種類別魚類別生產量值3'!N45)&#10;+SUM('漁業生產量值-漁業種類別魚類別生產量值4'!H45,'漁業生產量值-漁業種類別魚類別生產量值4'!J45,'漁業生產量值-漁業種類別魚類別生產量值4'!L45,'漁業生產量值-漁業種類別魚類別生產量值4'!N45,'漁業生產量值-漁業種類別魚類別生產量值4'!P45)&#10;+SUM('漁業生產量值-漁業種類別魚類別生產量值5'!L45,'漁業生產量值-漁業種類別魚類別生產量值5'!N45,'漁業生產量值-漁業種類別魚類別生產量值5'!P45)&#10;+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+SUM('漁業生產量值-漁業種類別魚類別生產量值7'!D45,'漁業生產量值-漁業種類別魚類別生產量值7'!F45,'漁業生產量值-漁業種類別魚類別生產量值7'!H45)&#10;+SUM('漁業生產量值-漁業種類別魚類別生產量值9'!J45,'漁業生產量值-漁業種類別魚類別生產量值9'!L45)&#10;+SUM('漁業生產量值-漁業種類別魚類別生產量值10'!H45)&#10;+SUM('漁業生產量值-漁業種類別魚類別生產量值11'!D45,'漁業生產量值-漁業種類別魚類別生產量值11'!F45,'漁業生產量值-漁業種類別魚類別生產量值11'!H45,'漁業生產量值-漁業種類別魚類別生產量值11'!J45,'漁業生產量值-漁業種類別魚類別生產量值11'!L45)&#10;+SUM('漁業生產量值-漁業種類別魚類別生產量值12'!H45)&#10;+SUM('漁業生產量值-漁業種類別魚類別生產量值14'!D45,'漁業生產量值-漁業種類別魚類別生產量值14'!P45)&#10;+SUM('漁業生產量值-漁業種類別魚類別生產量值15'!D45,'漁業生產量值-漁業種類別魚類別生產量值15'!F45,'漁業生產量值-漁業種類別魚類別生產量值15'!H45,'漁業生產量值-漁業種類別魚類別生產量值15'!J45)&#10;)" table:style-name="ce55">
            <text:p>184,62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5,M45,O45,'漁業生產量值-漁業種類別魚類別生產量值1'!C45)=0,&quot;-&quot;,SUM(K45,M45,O45,'漁業生產量值-漁業種類別魚類別生產量值1'!C45))" table:style-name="ce55">
            <text:p>-</text:p>
          </table:table-cell>
          <table:table-cell office:value-type="string" office:string-value="-" table:formula="msoxl:=  IF(SUM(L45,N45,P45,'漁業生產量值-漁業種類別魚類別生產量值1'!D45)=0,&quot;-&quot;,SUM(L45,N45,P45,'漁業生產量值-漁業種類別魚類別生產量值1'!D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369.00754000000001" table:style-name="ce55">
            <text:p>369<text:s/></text:p>
          </table:table-cell>
          <table:table-cell office:value-type="float" office:value="118187.67742000001" table:style-name="ce55">
            <text:p>118,188<text:s/></text:p>
          </table:table-cell>
          <table:table-cell office:value-type="float" office:value="63.189899999999994" table:formula="msoxl:=  IF(SUM(G46,I46)&#10;+SUM('漁業生產量值-漁業種類別魚類別生產量值1'!E46,'漁業生產量值-漁業種類別魚類別生產量值1'!G46,'漁業生產量值-漁業種類別魚類別生產量值1'!I46)&#10;+SUM('漁業生產量值-漁業種類別魚類別生產量值2'!C46,'漁業生產量值-漁業種類別魚類別生產量值2'!E46,'漁業生產量值-漁業種類別魚類別生產量值2'!G46,'漁業生產量值-漁業種類別魚類別生產量值2'!I46)&#10;+SUM('漁業生產量值-漁業種類別魚類別生產量值3'!E46,'漁業生產量值-漁業種類別魚類別生產量值3'!I46,'漁業生產量值-漁業種類別魚類別生產量值3'!K46,'漁業生產量值-漁業種類別魚類別生產量值3'!M46)&#10;+SUM('漁業生產量值-漁業種類別魚類別生產量值4'!G46,'漁業生產量值-漁業種類別魚類別生產量值4'!I46,'漁業生產量值-漁業種類別魚類別生產量值4'!K46,'漁業生產量值-漁業種類別魚類別生產量值4'!M46,'漁業生產量值-漁業種類別魚類別生產量值4'!O46)&#10;+SUM('漁業生產量值-漁業種類別魚類別生產量值5'!K46,'漁業生產量值-漁業種類別魚類別生產量值5'!M46,'漁業生產量值-漁業種類別魚類別生產量值5'!O46)&#10;+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+SUM('漁業生產量值-漁業種類別魚類別生產量值7'!C46,'漁業生產量值-漁業種類別魚類別生產量值7'!E46,'漁業生產量值-漁業種類別魚類別生產量值7'!G46)&#10;+SUM('漁業生產量值-漁業種類別魚類別生產量值9'!I46,'漁業生產量值-漁業種類別魚類別生產量值9'!K46)&#10;+SUM('漁業生產量值-漁業種類別魚類別生產量值10'!G46)&#10;+SUM('漁業生產量值-漁業種類別魚類別生產量值11'!C46,'漁業生產量值-漁業種類別魚類別生產量值11'!E46,'漁業生產量值-漁業種類別魚類別生產量值11'!G46,'漁業生產量值-漁業種類別魚類別生產量值11'!I46,'漁業生產量值-漁業種類別魚類別生產量值11'!K46)&#10;+SUM('漁業生產量值-漁業種類別魚類別生產量值12'!G46)&#10;+SUM('漁業生產量值-漁業種類別魚類別生產量值14'!C46,'漁業生產量值-漁業種類別魚類別生產量值14'!O46)&#10;+SUM('漁業生產量值-漁業種類別魚類別生產量值15'!C46,'漁業生產量值-漁業種類別魚類別生產量值15'!E46,'漁業生產量值-漁業種類別魚類別生產量值15'!G46,'漁業生產量值-漁業種類別魚類別生產量值15'!I46)=0,&quot;-&quot;,&#10;SUM(G46,I46)&#10;+SUM('漁業生產量值-漁業種類別魚類別生產量值1'!E46,'漁業生產量值-漁業種類別魚類別生產量值1'!G46,'漁業生產量值-漁業種類別魚類別生產量值1'!I46)&#10;+SUM('漁業生產量值-漁業種類別魚類別生產量值2'!C46,'漁業生產量值-漁業種類別魚類別生產量值2'!E46,'漁業生產量值-漁業種類別魚類別生產量值2'!G46,'漁業生產量值-漁業種類別魚類別生產量值2'!I46)&#10;+SUM('漁業生產量值-漁業種類別魚類別生產量值3'!E46,'漁業生產量值-漁業種類別魚類別生產量值3'!I46,'漁業生產量值-漁業種類別魚類別生產量值3'!K46,'漁業生產量值-漁業種類別魚類別生產量值3'!M46)&#10;+SUM('漁業生產量值-漁業種類別魚類別生產量值4'!G46,'漁業生產量值-漁業種類別魚類別生產量值4'!I46,'漁業生產量值-漁業種類別魚類別生產量值4'!K46,'漁業生產量值-漁業種類別魚類別生產量值4'!M46,'漁業生產量值-漁業種類別魚類別生產量值4'!O46)&#10;+SUM('漁業生產量值-漁業種類別魚類別生產量值5'!K46,'漁業生產量值-漁業種類別魚類別生產量值5'!M46,'漁業生產量值-漁業種類別魚類別生產量值5'!O46)&#10;+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+SUM('漁業生產量值-漁業種類別魚類別生產量值7'!C46,'漁業生產量值-漁業種類別魚類別生產量值7'!E46,'漁業生產量值-漁業種類別魚類別生產量值7'!G46)&#10;+SUM('漁業生產量值-漁業種類別魚類別生產量值9'!I46,'漁業生產量值-漁業種類別魚類別生產量值9'!K46)&#10;+SUM('漁業生產量值-漁業種類別魚類別生產量值10'!G46)&#10;+SUM('漁業生產量值-漁業種類別魚類別生產量值11'!C46,'漁業生產量值-漁業種類別魚類別生產量值11'!E46,'漁業生產量值-漁業種類別魚類別生產量值11'!G46,'漁業生產量值-漁業種類別魚類別生產量值11'!I46,'漁業生產量值-漁業種類別魚類別生產量值11'!K46)&#10;+SUM('漁業生產量值-漁業種類別魚類別生產量值12'!G46)&#10;+SUM('漁業生產量值-漁業種類別魚類別生產量值14'!C46,'漁業生產量值-漁業種類別魚類別生產量值14'!O46)&#10;+SUM('漁業生產量值-漁業種類別魚類別生產量值15'!C46,'漁業生產量值-漁業種類別魚類別生產量值15'!E46,'漁業生產量值-漁業種類別魚類別生產量值15'!G46,'漁業生產量值-漁業種類別魚類別生產量值15'!I46)&#10;)" table:style-name="ce55">
            <text:p>63<text:s/></text:p>
          </table:table-cell>
          <table:table-cell office:value-type="float" office:value="14455.154480000001" table:formula="msoxl:=  IF(SUM(H46,J46)&#10;+SUM('漁業生產量值-漁業種類別魚類別生產量值1'!F46,'漁業生產量值-漁業種類別魚類別生產量值1'!H46,'漁業生產量值-漁業種類別魚類別生產量值1'!J46,'漁業生產量值-漁業種類別魚類別生產量值1'!P46)&#10;+SUM('漁業生產量值-漁業種類別魚類別生產量值2'!D46,'漁業生產量值-漁業種類別魚類別生產量值2'!F46,'漁業生產量值-漁業種類別魚類別生產量值2'!H46,'漁業生產量值-漁業種類別魚類別生產量值2'!J46)&#10;+SUM('漁業生產量值-漁業種類別魚類別生產量值3'!F46,'漁業生產量值-漁業種類別魚類別生產量值3'!J46,'漁業生產量值-漁業種類別魚類別生產量值3'!L46,'漁業生產量值-漁業種類別魚類別生產量值3'!N46)&#10;+SUM('漁業生產量值-漁業種類別魚類別生產量值4'!H46,'漁業生產量值-漁業種類別魚類別生產量值4'!J46,'漁業生產量值-漁業種類別魚類別生產量值4'!L46,'漁業生產量值-漁業種類別魚類別生產量值4'!N46,'漁業生產量值-漁業種類別魚類別生產量值4'!P46)&#10;+SUM('漁業生產量值-漁業種類別魚類別生產量值5'!L46,'漁業生產量值-漁業種類別魚類別生產量值5'!N46,'漁業生產量值-漁業種類別魚類別生產量值5'!P46)&#10;+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+SUM('漁業生產量值-漁業種類別魚類別生產量值7'!D46,'漁業生產量值-漁業種類別魚類別生產量值7'!F46,'漁業生產量值-漁業種類別魚類別生產量值7'!H46)&#10;+SUM('漁業生產量值-漁業種類別魚類別生產量值9'!J46,'漁業生產量值-漁業種類別魚類別生產量值9'!L46)&#10;+SUM('漁業生產量值-漁業種類別魚類別生產量值10'!H46)&#10;+SUM('漁業生產量值-漁業種類別魚類別生產量值11'!D46,'漁業生產量值-漁業種類別魚類別生產量值11'!F46,'漁業生產量值-漁業種類別魚類別生產量值11'!H46,'漁業生產量值-漁業種類別魚類別生產量值11'!J46,'漁業生產量值-漁業種類別魚類別生產量值11'!L46)&#10;+SUM('漁業生產量值-漁業種類別魚類別生產量值12'!H46)&#10;+SUM('漁業生產量值-漁業種類別魚類別生產量值14'!D46,'漁業生產量值-漁業種類別魚類別生產量值14'!P46)&#10;+SUM('漁業生產量值-漁業種類別魚類別生產量值15'!D46,'漁業生產量值-漁業種類別魚類別生產量值15'!F46,'漁業生產量值-漁業種類別魚類別生產量值15'!H46,'漁業生產量值-漁業種類別魚類別生產量值15'!J46)=0,&quot;-&quot;,&#10;SUM(H46,J46)&#10;+SUM('漁業生產量值-漁業種類別魚類別生產量值1'!F46,'漁業生產量值-漁業種類別魚類別生產量值1'!H46,'漁業生產量值-漁業種類別魚類別生產量值1'!J46,'漁業生產量值-漁業種類別魚類別生產量值1'!P46)&#10;+SUM('漁業生產量值-漁業種類別魚類別生產量值2'!D46,'漁業生產量值-漁業種類別魚類別生產量值2'!F46,'漁業生產量值-漁業種類別魚類別生產量值2'!H46,'漁業生產量值-漁業種類別魚類別生產量值2'!J46)&#10;+SUM('漁業生產量值-漁業種類別魚類別生產量值3'!F46,'漁業生產量值-漁業種類別魚類別生產量值3'!J46,'漁業生產量值-漁業種類別魚類別生產量值3'!L46,'漁業生產量值-漁業種類別魚類別生產量值3'!N46)&#10;+SUM('漁業生產量值-漁業種類別魚類別生產量值4'!H46,'漁業生產量值-漁業種類別魚類別生產量值4'!J46,'漁業生產量值-漁業種類別魚類別生產量值4'!L46,'漁業生產量值-漁業種類別魚類別生產量值4'!N46,'漁業生產量值-漁業種類別魚類別生產量值4'!P46)&#10;+SUM('漁業生產量值-漁業種類別魚類別生產量值5'!L46,'漁業生產量值-漁業種類別魚類別生產量值5'!N46,'漁業生產量值-漁業種類別魚類別生產量值5'!P46)&#10;+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+SUM('漁業生產量值-漁業種類別魚類別生產量值7'!D46,'漁業生產量值-漁業種類別魚類別生產量值7'!F46,'漁業生產量值-漁業種類別魚類別生產量值7'!H46)&#10;+SUM('漁業生產量值-漁業種類別魚類別生產量值9'!J46,'漁業生產量值-漁業種類別魚類別生產量值9'!L46)&#10;+SUM('漁業生產量值-漁業種類別魚類別生產量值10'!H46)&#10;+SUM('漁業生產量值-漁業種類別魚類別生產量值11'!D46,'漁業生產量值-漁業種類別魚類別生產量值11'!F46,'漁業生產量值-漁業種類別魚類別生產量值11'!H46,'漁業生產量值-漁業種類別魚類別生產量值11'!J46,'漁業生產量值-漁業種類別魚類別生產量值11'!L46)&#10;+SUM('漁業生產量值-漁業種類別魚類別生產量值12'!H46)&#10;+SUM('漁業生產量值-漁業種類別魚類別生產量值14'!D46,'漁業生產量值-漁業種類別魚類別生產量值14'!P46)&#10;+SUM('漁業生產量值-漁業種類別魚類別生產量值15'!D46,'漁業生產量值-漁業種類別魚類別生產量值15'!F46,'漁業生產量值-漁業種類別魚類別生產量值15'!H46,'漁業生產量值-漁業種類別魚類別生產量值15'!J46)&#10;)" table:style-name="ce55">
            <text:p>14,45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6,M46,O46,'漁業生產量值-漁業種類別魚類別生產量值1'!C46)=0,&quot;-&quot;,SUM(K46,M46,O46,'漁業生產量值-漁業種類別魚類別生產量值1'!C46))" table:style-name="ce55">
            <text:p>-</text:p>
          </table:table-cell>
          <table:table-cell office:value-type="string" office:string-value="-" table:formula="msoxl:=  IF(SUM(L46,N46,P46,'漁業生產量值-漁業種類別魚類別生產量值1'!D46)=0,&quot;-&quot;,SUM(L46,N46,P46,'漁業生產量值-漁業種類別魚類別生產量值1'!D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1802.1391000000001" table:style-name="ce55">
            <text:p>1,802<text:s/></text:p>
          </table:table-cell>
          <table:table-cell office:value-type="float" office:value="273457.79664000002" table:style-name="ce55">
            <text:p>273,458<text:s/></text:p>
          </table:table-cell>
          <table:table-cell office:value-type="float" office:value="1415.6086599999999" table:formula="msoxl:=  IF(SUM(G47,I47)&#10;+SUM('漁業生產量值-漁業種類別魚類別生產量值1'!E47,'漁業生產量值-漁業種類別魚類別生產量值1'!G47,'漁業生產量值-漁業種類別魚類別生產量值1'!I47)&#10;+SUM('漁業生產量值-漁業種類別魚類別生產量值2'!C47,'漁業生產量值-漁業種類別魚類別生產量值2'!E47,'漁業生產量值-漁業種類別魚類別生產量值2'!G47,'漁業生產量值-漁業種類別魚類別生產量值2'!I47)&#10;+SUM('漁業生產量值-漁業種類別魚類別生產量值3'!E47,'漁業生產量值-漁業種類別魚類別生產量值3'!I47,'漁業生產量值-漁業種類別魚類別生產量值3'!K47,'漁業生產量值-漁業種類別魚類別生產量值3'!M47)&#10;+SUM('漁業生產量值-漁業種類別魚類別生產量值4'!G47,'漁業生產量值-漁業種類別魚類別生產量值4'!I47,'漁業生產量值-漁業種類別魚類別生產量值4'!K47,'漁業生產量值-漁業種類別魚類別生產量值4'!M47,'漁業生產量值-漁業種類別魚類別生產量值4'!O47)&#10;+SUM('漁業生產量值-漁業種類別魚類別生產量值5'!K47,'漁業生產量值-漁業種類別魚類別生產量值5'!M47,'漁業生產量值-漁業種類別魚類別生產量值5'!O47)&#10;+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+SUM('漁業生產量值-漁業種類別魚類別生產量值7'!C47,'漁業生產量值-漁業種類別魚類別生產量值7'!E47,'漁業生產量值-漁業種類別魚類別生產量值7'!G47)&#10;+SUM('漁業生產量值-漁業種類別魚類別生產量值9'!I47,'漁業生產量值-漁業種類別魚類別生產量值9'!K47)&#10;+SUM('漁業生產量值-漁業種類別魚類別生產量值10'!G47)&#10;+SUM('漁業生產量值-漁業種類別魚類別生產量值11'!C47,'漁業生產量值-漁業種類別魚類別生產量值11'!E47,'漁業生產量值-漁業種類別魚類別生產量值11'!G47,'漁業生產量值-漁業種類別魚類別生產量值11'!I47,'漁業生產量值-漁業種類別魚類別生產量值11'!K47)&#10;+SUM('漁業生產量值-漁業種類別魚類別生產量值12'!G47)&#10;+SUM('漁業生產量值-漁業種類別魚類別生產量值14'!C47,'漁業生產量值-漁業種類別魚類別生產量值14'!O47)&#10;+SUM('漁業生產量值-漁業種類別魚類別生產量值15'!C47,'漁業生產量值-漁業種類別魚類別生產量值15'!E47,'漁業生產量值-漁業種類別魚類別生產量值15'!G47,'漁業生產量值-漁業種類別魚類別生產量值15'!I47)=0,&quot;-&quot;,&#10;SUM(G47,I47)&#10;+SUM('漁業生產量值-漁業種類別魚類別生產量值1'!E47,'漁業生產量值-漁業種類別魚類別生產量值1'!G47,'漁業生產量值-漁業種類別魚類別生產量值1'!I47)&#10;+SUM('漁業生產量值-漁業種類別魚類別生產量值2'!C47,'漁業生產量值-漁業種類別魚類別生產量值2'!E47,'漁業生產量值-漁業種類別魚類別生產量值2'!G47,'漁業生產量值-漁業種類別魚類別生產量值2'!I47)&#10;+SUM('漁業生產量值-漁業種類別魚類別生產量值3'!E47,'漁業生產量值-漁業種類別魚類別生產量值3'!I47,'漁業生產量值-漁業種類別魚類別生產量值3'!K47,'漁業生產量值-漁業種類別魚類別生產量值3'!M47)&#10;+SUM('漁業生產量值-漁業種類別魚類別生產量值4'!G47,'漁業生產量值-漁業種類別魚類別生產量值4'!I47,'漁業生產量值-漁業種類別魚類別生產量值4'!K47,'漁業生產量值-漁業種類別魚類別生產量值4'!M47,'漁業生產量值-漁業種類別魚類別生產量值4'!O47)&#10;+SUM('漁業生產量值-漁業種類別魚類別生產量值5'!K47,'漁業生產量值-漁業種類別魚類別生產量值5'!M47,'漁業生產量值-漁業種類別魚類別生產量值5'!O47)&#10;+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+SUM('漁業生產量值-漁業種類別魚類別生產量值7'!C47,'漁業生產量值-漁業種類別魚類別生產量值7'!E47,'漁業生產量值-漁業種類別魚類別生產量值7'!G47)&#10;+SUM('漁業生產量值-漁業種類別魚類別生產量值9'!I47,'漁業生產量值-漁業種類別魚類別生產量值9'!K47)&#10;+SUM('漁業生產量值-漁業種類別魚類別生產量值10'!G47)&#10;+SUM('漁業生產量值-漁業種類別魚類別生產量值11'!C47,'漁業生產量值-漁業種類別魚類別生產量值11'!E47,'漁業生產量值-漁業種類別魚類別生產量值11'!G47,'漁業生產量值-漁業種類別魚類別生產量值11'!I47,'漁業生產量值-漁業種類別魚類別生產量值11'!K47)&#10;+SUM('漁業生產量值-漁業種類別魚類別生產量值12'!G47)&#10;+SUM('漁業生產量值-漁業種類別魚類別生產量值14'!C47,'漁業生產量值-漁業種類別魚類別生產量值14'!O47)&#10;+SUM('漁業生產量值-漁業種類別魚類別生產量值15'!C47,'漁業生產量值-漁業種類別魚類別生產量值15'!E47,'漁業生產量值-漁業種類別魚類別生產量值15'!G47,'漁業生產量值-漁業種類別魚類別生產量值15'!I47)&#10;)" table:style-name="ce55">
            <text:p>1,416<text:s/></text:p>
          </table:table-cell>
          <table:table-cell office:value-type="float" office:value="182151.7879" table:formula="msoxl:=  IF(SUM(H47,J47)&#10;+SUM('漁業生產量值-漁業種類別魚類別生產量值1'!F47,'漁業生產量值-漁業種類別魚類別生產量值1'!H47,'漁業生產量值-漁業種類別魚類別生產量值1'!J47,'漁業生產量值-漁業種類別魚類別生產量值1'!P47)&#10;+SUM('漁業生產量值-漁業種類別魚類別生產量值2'!D47,'漁業生產量值-漁業種類別魚類別生產量值2'!F47,'漁業生產量值-漁業種類別魚類別生產量值2'!H47,'漁業生產量值-漁業種類別魚類別生產量值2'!J47)&#10;+SUM('漁業生產量值-漁業種類別魚類別生產量值3'!F47,'漁業生產量值-漁業種類別魚類別生產量值3'!J47,'漁業生產量值-漁業種類別魚類別生產量值3'!L47,'漁業生產量值-漁業種類別魚類別生產量值3'!N47)&#10;+SUM('漁業生產量值-漁業種類別魚類別生產量值4'!H47,'漁業生產量值-漁業種類別魚類別生產量值4'!J47,'漁業生產量值-漁業種類別魚類別生產量值4'!L47,'漁業生產量值-漁業種類別魚類別生產量值4'!N47,'漁業生產量值-漁業種類別魚類別生產量值4'!P47)&#10;+SUM('漁業生產量值-漁業種類別魚類別生產量值5'!L47,'漁業生產量值-漁業種類別魚類別生產量值5'!N47,'漁業生產量值-漁業種類別魚類別生產量值5'!P47)&#10;+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+SUM('漁業生產量值-漁業種類別魚類別生產量值7'!D47,'漁業生產量值-漁業種類別魚類別生產量值7'!F47,'漁業生產量值-漁業種類別魚類別生產量值7'!H47)&#10;+SUM('漁業生產量值-漁業種類別魚類別生產量值9'!J47,'漁業生產量值-漁業種類別魚類別生產量值9'!L47)&#10;+SUM('漁業生產量值-漁業種類別魚類別生產量值10'!H47)&#10;+SUM('漁業生產量值-漁業種類別魚類別生產量值11'!D47,'漁業生產量值-漁業種類別魚類別生產量值11'!F47,'漁業生產量值-漁業種類別魚類別生產量值11'!H47,'漁業生產量值-漁業種類別魚類別生產量值11'!J47,'漁業生產量值-漁業種類別魚類別生產量值11'!L47)&#10;+SUM('漁業生產量值-漁業種類別魚類別生產量值12'!H47)&#10;+SUM('漁業生產量值-漁業種類別魚類別生產量值14'!D47,'漁業生產量值-漁業種類別魚類別生產量值14'!P47)&#10;+SUM('漁業生產量值-漁業種類別魚類別生產量值15'!D47,'漁業生產量值-漁業種類別魚類別生產量值15'!F47,'漁業生產量值-漁業種類別魚類別生產量值15'!H47,'漁業生產量值-漁業種類別魚類別生產量值15'!J47)=0,&quot;-&quot;,&#10;SUM(H47,J47)&#10;+SUM('漁業生產量值-漁業種類別魚類別生產量值1'!F47,'漁業生產量值-漁業種類別魚類別生產量值1'!H47,'漁業生產量值-漁業種類別魚類別生產量值1'!J47,'漁業生產量值-漁業種類別魚類別生產量值1'!P47)&#10;+SUM('漁業生產量值-漁業種類別魚類別生產量值2'!D47,'漁業生產量值-漁業種類別魚類別生產量值2'!F47,'漁業生產量值-漁業種類別魚類別生產量值2'!H47,'漁業生產量值-漁業種類別魚類別生產量值2'!J47)&#10;+SUM('漁業生產量值-漁業種類別魚類別生產量值3'!F47,'漁業生產量值-漁業種類別魚類別生產量值3'!J47,'漁業生產量值-漁業種類別魚類別生產量值3'!L47,'漁業生產量值-漁業種類別魚類別生產量值3'!N47)&#10;+SUM('漁業生產量值-漁業種類別魚類別生產量值4'!H47,'漁業生產量值-漁業種類別魚類別生產量值4'!J47,'漁業生產量值-漁業種類別魚類別生產量值4'!L47,'漁業生產量值-漁業種類別魚類別生產量值4'!N47,'漁業生產量值-漁業種類別魚類別生產量值4'!P47)&#10;+SUM('漁業生產量值-漁業種類別魚類別生產量值5'!L47,'漁業生產量值-漁業種類別魚類別生產量值5'!N47,'漁業生產量值-漁業種類別魚類別生產量值5'!P47)&#10;+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+SUM('漁業生產量值-漁業種類別魚類別生產量值7'!D47,'漁業生產量值-漁業種類別魚類別生產量值7'!F47,'漁業生產量值-漁業種類別魚類別生產量值7'!H47)&#10;+SUM('漁業生產量值-漁業種類別魚類別生產量值9'!J47,'漁業生產量值-漁業種類別魚類別生產量值9'!L47)&#10;+SUM('漁業生產量值-漁業種類別魚類別生產量值10'!H47)&#10;+SUM('漁業生產量值-漁業種類別魚類別生產量值11'!D47,'漁業生產量值-漁業種類別魚類別生產量值11'!F47,'漁業生產量值-漁業種類別魚類別生產量值11'!H47,'漁業生產量值-漁業種類別魚類別生產量值11'!J47,'漁業生產量值-漁業種類別魚類別生產量值11'!L47)&#10;+SUM('漁業生產量值-漁業種類別魚類別生產量值12'!H47)&#10;+SUM('漁業生產量值-漁業種類別魚類別生產量值14'!D47,'漁業生產量值-漁業種類別魚類別生產量值14'!P47)&#10;+SUM('漁業生產量值-漁業種類別魚類別生產量值15'!D47,'漁業生產量值-漁業種類別魚類別生產量值15'!F47,'漁業生產量值-漁業種類別魚類別生產量值15'!H47,'漁業生產量值-漁業種類別魚類別生產量值15'!J47)&#10;)" table:style-name="ce55">
            <text:p>182,15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7,M47,O47,'漁業生產量值-漁業種類別魚類別生產量值1'!C47)=0,&quot;-&quot;,SUM(K47,M47,O47,'漁業生產量值-漁業種類別魚類別生產量值1'!C47))" table:style-name="ce55">
            <text:p>-</text:p>
          </table:table-cell>
          <table:table-cell office:value-type="string" office:string-value="-" table:formula="msoxl:=  IF(SUM(L47,N47,P47,'漁業生產量值-漁業種類別魚類別生產量值1'!D47)=0,&quot;-&quot;,SUM(L47,N47,P47,'漁業生產量值-漁業種類別魚類別生產量值1'!D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916.69051000000002" table:style-name="ce55">
            <text:p>917<text:s/></text:p>
          </table:table-cell>
          <table:table-cell office:value-type="float" office:value="177921.26204" table:style-name="ce55">
            <text:p>177,921<text:s/></text:p>
          </table:table-cell>
          <table:table-cell office:value-type="float" office:value="832.28300999999999" table:formula="msoxl:=  IF(SUM(G48,I48)&#10;+SUM('漁業生產量值-漁業種類別魚類別生產量值1'!E48,'漁業生產量值-漁業種類別魚類別生產量值1'!G48,'漁業生產量值-漁業種類別魚類別生產量值1'!I48)&#10;+SUM('漁業生產量值-漁業種類別魚類別生產量值2'!C48,'漁業生產量值-漁業種類別魚類別生產量值2'!E48,'漁業生產量值-漁業種類別魚類別生產量值2'!G48,'漁業生產量值-漁業種類別魚類別生產量值2'!I48)&#10;+SUM('漁業生產量值-漁業種類別魚類別生產量值3'!E48,'漁業生產量值-漁業種類別魚類別生產量值3'!I48,'漁業生產量值-漁業種類別魚類別生產量值3'!K48,'漁業生產量值-漁業種類別魚類別生產量值3'!M48)&#10;+SUM('漁業生產量值-漁業種類別魚類別生產量值4'!G48,'漁業生產量值-漁業種類別魚類別生產量值4'!I48,'漁業生產量值-漁業種類別魚類別生產量值4'!K48,'漁業生產量值-漁業種類別魚類別生產量值4'!M48,'漁業生產量值-漁業種類別魚類別生產量值4'!O48)&#10;+SUM('漁業生產量值-漁業種類別魚類別生產量值5'!K48,'漁業生產量值-漁業種類別魚類別生產量值5'!M48,'漁業生產量值-漁業種類別魚類別生產量值5'!O48)&#10;+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+SUM('漁業生產量值-漁業種類別魚類別生產量值7'!C48,'漁業生產量值-漁業種類別魚類別生產量值7'!E48,'漁業生產量值-漁業種類別魚類別生產量值7'!G48)&#10;+SUM('漁業生產量值-漁業種類別魚類別生產量值9'!I48,'漁業生產量值-漁業種類別魚類別生產量值9'!K48)&#10;+SUM('漁業生產量值-漁業種類別魚類別生產量值10'!G48)&#10;+SUM('漁業生產量值-漁業種類別魚類別生產量值11'!C48,'漁業生產量值-漁業種類別魚類別生產量值11'!E48,'漁業生產量值-漁業種類別魚類別生產量值11'!G48,'漁業生產量值-漁業種類別魚類別生產量值11'!I48,'漁業生產量值-漁業種類別魚類別生產量值11'!K48)&#10;+SUM('漁業生產量值-漁業種類別魚類別生產量值12'!G48)&#10;+SUM('漁業生產量值-漁業種類別魚類別生產量值14'!C48,'漁業生產量值-漁業種類別魚類別生產量值14'!O48)&#10;+SUM('漁業生產量值-漁業種類別魚類別生產量值15'!C48,'漁業生產量值-漁業種類別魚類別生產量值15'!E48,'漁業生產量值-漁業種類別魚類別生產量值15'!G48,'漁業生產量值-漁業種類別魚類別生產量值15'!I48)=0,&quot;-&quot;,&#10;SUM(G48,I48)&#10;+SUM('漁業生產量值-漁業種類別魚類別生產量值1'!E48,'漁業生產量值-漁業種類別魚類別生產量值1'!G48,'漁業生產量值-漁業種類別魚類別生產量值1'!I48)&#10;+SUM('漁業生產量值-漁業種類別魚類別生產量值2'!C48,'漁業生產量值-漁業種類別魚類別生產量值2'!E48,'漁業生產量值-漁業種類別魚類別生產量值2'!G48,'漁業生產量值-漁業種類別魚類別生產量值2'!I48)&#10;+SUM('漁業生產量值-漁業種類別魚類別生產量值3'!E48,'漁業生產量值-漁業種類別魚類別生產量值3'!I48,'漁業生產量值-漁業種類別魚類別生產量值3'!K48,'漁業生產量值-漁業種類別魚類別生產量值3'!M48)&#10;+SUM('漁業生產量值-漁業種類別魚類別生產量值4'!G48,'漁業生產量值-漁業種類別魚類別生產量值4'!I48,'漁業生產量值-漁業種類別魚類別生產量值4'!K48,'漁業生產量值-漁業種類別魚類別生產量值4'!M48,'漁業生產量值-漁業種類別魚類別生產量值4'!O48)&#10;+SUM('漁業生產量值-漁業種類別魚類別生產量值5'!K48,'漁業生產量值-漁業種類別魚類別生產量值5'!M48,'漁業生產量值-漁業種類別魚類別生產量值5'!O48)&#10;+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+SUM('漁業生產量值-漁業種類別魚類別生產量值7'!C48,'漁業生產量值-漁業種類別魚類別生產量值7'!E48,'漁業生產量值-漁業種類別魚類別生產量值7'!G48)&#10;+SUM('漁業生產量值-漁業種類別魚類別生產量值9'!I48,'漁業生產量值-漁業種類別魚類別生產量值9'!K48)&#10;+SUM('漁業生產量值-漁業種類別魚類別生產量值10'!G48)&#10;+SUM('漁業生產量值-漁業種類別魚類別生產量值11'!C48,'漁業生產量值-漁業種類別魚類別生產量值11'!E48,'漁業生產量值-漁業種類別魚類別生產量值11'!G48,'漁業生產量值-漁業種類別魚類別生產量值11'!I48,'漁業生產量值-漁業種類別魚類別生產量值11'!K48)&#10;+SUM('漁業生產量值-漁業種類別魚類別生產量值12'!G48)&#10;+SUM('漁業生產量值-漁業種類別魚類別生產量值14'!C48,'漁業生產量值-漁業種類別魚類別生產量值14'!O48)&#10;+SUM('漁業生產量值-漁業種類別魚類別生產量值15'!C48,'漁業生產量值-漁業種類別魚類別生產量值15'!E48,'漁業生產量值-漁業種類別魚類別生產量值15'!G48,'漁業生產量值-漁業種類別魚類別生產量值15'!I48)&#10;)" table:style-name="ce55">
            <text:p>832<text:s/></text:p>
          </table:table-cell>
          <table:table-cell office:value-type="float" office:value="154479.25494000001" table:formula="msoxl:=  IF(SUM(H48,J48)&#10;+SUM('漁業生產量值-漁業種類別魚類別生產量值1'!F48,'漁業生產量值-漁業種類別魚類別生產量值1'!H48,'漁業生產量值-漁業種類別魚類別生產量值1'!J48,'漁業生產量值-漁業種類別魚類別生產量值1'!P48)&#10;+SUM('漁業生產量值-漁業種類別魚類別生產量值2'!D48,'漁業生產量值-漁業種類別魚類別生產量值2'!F48,'漁業生產量值-漁業種類別魚類別生產量值2'!H48,'漁業生產量值-漁業種類別魚類別生產量值2'!J48)&#10;+SUM('漁業生產量值-漁業種類別魚類別生產量值3'!F48,'漁業生產量值-漁業種類別魚類別生產量值3'!J48,'漁業生產量值-漁業種類別魚類別生產量值3'!L48,'漁業生產量值-漁業種類別魚類別生產量值3'!N48)&#10;+SUM('漁業生產量值-漁業種類別魚類別生產量值4'!H48,'漁業生產量值-漁業種類別魚類別生產量值4'!J48,'漁業生產量值-漁業種類別魚類別生產量值4'!L48,'漁業生產量值-漁業種類別魚類別生產量值4'!N48,'漁業生產量值-漁業種類別魚類別生產量值4'!P48)&#10;+SUM('漁業生產量值-漁業種類別魚類別生產量值5'!L48,'漁業生產量值-漁業種類別魚類別生產量值5'!N48,'漁業生產量值-漁業種類別魚類別生產量值5'!P48)&#10;+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+SUM('漁業生產量值-漁業種類別魚類別生產量值7'!D48,'漁業生產量值-漁業種類別魚類別生產量值7'!F48,'漁業生產量值-漁業種類別魚類別生產量值7'!H48)&#10;+SUM('漁業生產量值-漁業種類別魚類別生產量值9'!J48,'漁業生產量值-漁業種類別魚類別生產量值9'!L48)&#10;+SUM('漁業生產量值-漁業種類別魚類別生產量值10'!H48)&#10;+SUM('漁業生產量值-漁業種類別魚類別生產量值11'!D48,'漁業生產量值-漁業種類別魚類別生產量值11'!F48,'漁業生產量值-漁業種類別魚類別生產量值11'!H48,'漁業生產量值-漁業種類別魚類別生產量值11'!J48,'漁業生產量值-漁業種類別魚類別生產量值11'!L48)&#10;+SUM('漁業生產量值-漁業種類別魚類別生產量值12'!H48)&#10;+SUM('漁業生產量值-漁業種類別魚類別生產量值14'!D48,'漁業生產量值-漁業種類別魚類別生產量值14'!P48)&#10;+SUM('漁業生產量值-漁業種類別魚類別生產量值15'!D48,'漁業生產量值-漁業種類別魚類別生產量值15'!F48,'漁業生產量值-漁業種類別魚類別生產量值15'!H48,'漁業生產量值-漁業種類別魚類別生產量值15'!J48)=0,&quot;-&quot;,&#10;SUM(H48,J48)&#10;+SUM('漁業生產量值-漁業種類別魚類別生產量值1'!F48,'漁業生產量值-漁業種類別魚類別生產量值1'!H48,'漁業生產量值-漁業種類別魚類別生產量值1'!J48,'漁業生產量值-漁業種類別魚類別生產量值1'!P48)&#10;+SUM('漁業生產量值-漁業種類別魚類別生產量值2'!D48,'漁業生產量值-漁業種類別魚類別生產量值2'!F48,'漁業生產量值-漁業種類別魚類別生產量值2'!H48,'漁業生產量值-漁業種類別魚類別生產量值2'!J48)&#10;+SUM('漁業生產量值-漁業種類別魚類別生產量值3'!F48,'漁業生產量值-漁業種類別魚類別生產量值3'!J48,'漁業生產量值-漁業種類別魚類別生產量值3'!L48,'漁業生產量值-漁業種類別魚類別生產量值3'!N48)&#10;+SUM('漁業生產量值-漁業種類別魚類別生產量值4'!H48,'漁業生產量值-漁業種類別魚類別生產量值4'!J48,'漁業生產量值-漁業種類別魚類別生產量值4'!L48,'漁業生產量值-漁業種類別魚類別生產量值4'!N48,'漁業生產量值-漁業種類別魚類別生產量值4'!P48)&#10;+SUM('漁業生產量值-漁業種類別魚類別生產量值5'!L48,'漁業生產量值-漁業種類別魚類別生產量值5'!N48,'漁業生產量值-漁業種類別魚類別生產量值5'!P48)&#10;+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+SUM('漁業生產量值-漁業種類別魚類別生產量值7'!D48,'漁業生產量值-漁業種類別魚類別生產量值7'!F48,'漁業生產量值-漁業種類別魚類別生產量值7'!H48)&#10;+SUM('漁業生產量值-漁業種類別魚類別生產量值9'!J48,'漁業生產量值-漁業種類別魚類別生產量值9'!L48)&#10;+SUM('漁業生產量值-漁業種類別魚類別生產量值10'!H48)&#10;+SUM('漁業生產量值-漁業種類別魚類別生產量值11'!D48,'漁業生產量值-漁業種類別魚類別生產量值11'!F48,'漁業生產量值-漁業種類別魚類別生產量值11'!H48,'漁業生產量值-漁業種類別魚類別生產量值11'!J48,'漁業生產量值-漁業種類別魚類別生產量值11'!L48)&#10;+SUM('漁業生產量值-漁業種類別魚類別生產量值12'!H48)&#10;+SUM('漁業生產量值-漁業種類別魚類別生產量值14'!D48,'漁業生產量值-漁業種類別魚類別生產量值14'!P48)&#10;+SUM('漁業生產量值-漁業種類別魚類別生產量值15'!D48,'漁業生產量值-漁業種類別魚類別生產量值15'!F48,'漁業生產量值-漁業種類別魚類別生產量值15'!H48,'漁業生產量值-漁業種類別魚類別生產量值15'!J48)&#10;)" table:style-name="ce55">
            <text:p>154,47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8,M48,O48,'漁業生產量值-漁業種類別魚類別生產量值1'!C48)=0,&quot;-&quot;,SUM(K48,M48,O48,'漁業生產量值-漁業種類別魚類別生產量值1'!C48))" table:style-name="ce55">
            <text:p>-</text:p>
          </table:table-cell>
          <table:table-cell office:value-type="string" office:string-value="-" table:formula="msoxl:=  IF(SUM(L48,N48,P48,'漁業生產量值-漁業種類別魚類別生產量值1'!D48)=0,&quot;-&quot;,SUM(L48,N48,P48,'漁業生產量值-漁業種類別魚類別生產量值1'!D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float" office:value="123.51421999999999" table:style-name="ce55">
            <text:p>124<text:s/></text:p>
          </table:table-cell>
          <table:table-cell office:value-type="float" office:value="11691.615400000001" table:style-name="ce55">
            <text:p>11,692<text:s/></text:p>
          </table:table-cell>
          <table:table-cell office:value-type="float" office:value="123.51421999999999" table:formula="msoxl:=  IF(SUM(G49,I49)&#10;+SUM('漁業生產量值-漁業種類別魚類別生產量值1'!E49,'漁業生產量值-漁業種類別魚類別生產量值1'!G49,'漁業生產量值-漁業種類別魚類別生產量值1'!I49)&#10;+SUM('漁業生產量值-漁業種類別魚類別生產量值2'!C49,'漁業生產量值-漁業種類別魚類別生產量值2'!E49,'漁業生產量值-漁業種類別魚類別生產量值2'!G49,'漁業生產量值-漁業種類別魚類別生產量值2'!I49)&#10;+SUM('漁業生產量值-漁業種類別魚類別生產量值3'!E49,'漁業生產量值-漁業種類別魚類別生產量值3'!I49,'漁業生產量值-漁業種類別魚類別生產量值3'!K49,'漁業生產量值-漁業種類別魚類別生產量值3'!M49)&#10;+SUM('漁業生產量值-漁業種類別魚類別生產量值4'!G49,'漁業生產量值-漁業種類別魚類別生產量值4'!I49,'漁業生產量值-漁業種類別魚類別生產量值4'!K49,'漁業生產量值-漁業種類別魚類別生產量值4'!M49,'漁業生產量值-漁業種類別魚類別生產量值4'!O49)&#10;+SUM('漁業生產量值-漁業種類別魚類別生產量值5'!K49,'漁業生產量值-漁業種類別魚類別生產量值5'!M49,'漁業生產量值-漁業種類別魚類別生產量值5'!O49)&#10;+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+SUM('漁業生產量值-漁業種類別魚類別生產量值7'!C49,'漁業生產量值-漁業種類別魚類別生產量值7'!E49,'漁業生產量值-漁業種類別魚類別生產量值7'!G49)&#10;+SUM('漁業生產量值-漁業種類別魚類別生產量值9'!I49,'漁業生產量值-漁業種類別魚類別生產量值9'!K49)&#10;+SUM('漁業生產量值-漁業種類別魚類別生產量值10'!G49)&#10;+SUM('漁業生產量值-漁業種類別魚類別生產量值11'!C49,'漁業生產量值-漁業種類別魚類別生產量值11'!E49,'漁業生產量值-漁業種類別魚類別生產量值11'!G49,'漁業生產量值-漁業種類別魚類別生產量值11'!I49,'漁業生產量值-漁業種類別魚類別生產量值11'!K49)&#10;+SUM('漁業生產量值-漁業種類別魚類別生產量值12'!G49)&#10;+SUM('漁業生產量值-漁業種類別魚類別生產量值14'!C49,'漁業生產量值-漁業種類別魚類別生產量值14'!O49)&#10;+SUM('漁業生產量值-漁業種類別魚類別生產量值15'!C49,'漁業生產量值-漁業種類別魚類別生產量值15'!E49,'漁業生產量值-漁業種類別魚類別生產量值15'!G49,'漁業生產量值-漁業種類別魚類別生產量值15'!I49)=0,&quot;-&quot;,&#10;SUM(G49,I49)&#10;+SUM('漁業生產量值-漁業種類別魚類別生產量值1'!E49,'漁業生產量值-漁業種類別魚類別生產量值1'!G49,'漁業生產量值-漁業種類別魚類別生產量值1'!I49)&#10;+SUM('漁業生產量值-漁業種類別魚類別生產量值2'!C49,'漁業生產量值-漁業種類別魚類別生產量值2'!E49,'漁業生產量值-漁業種類別魚類別生產量值2'!G49,'漁業生產量值-漁業種類別魚類別生產量值2'!I49)&#10;+SUM('漁業生產量值-漁業種類別魚類別生產量值3'!E49,'漁業生產量值-漁業種類別魚類別生產量值3'!I49,'漁業生產量值-漁業種類別魚類別生產量值3'!K49,'漁業生產量值-漁業種類別魚類別生產量值3'!M49)&#10;+SUM('漁業生產量值-漁業種類別魚類別生產量值4'!G49,'漁業生產量值-漁業種類別魚類別生產量值4'!I49,'漁業生產量值-漁業種類別魚類別生產量值4'!K49,'漁業生產量值-漁業種類別魚類別生產量值4'!M49,'漁業生產量值-漁業種類別魚類別生產量值4'!O49)&#10;+SUM('漁業生產量值-漁業種類別魚類別生產量值5'!K49,'漁業生產量值-漁業種類別魚類別生產量值5'!M49,'漁業生產量值-漁業種類別魚類別生產量值5'!O49)&#10;+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+SUM('漁業生產量值-漁業種類別魚類別生產量值7'!C49,'漁業生產量值-漁業種類別魚類別生產量值7'!E49,'漁業生產量值-漁業種類別魚類別生產量值7'!G49)&#10;+SUM('漁業生產量值-漁業種類別魚類別生產量值9'!I49,'漁業生產量值-漁業種類別魚類別生產量值9'!K49)&#10;+SUM('漁業生產量值-漁業種類別魚類別生產量值10'!G49)&#10;+SUM('漁業生產量值-漁業種類別魚類別生產量值11'!C49,'漁業生產量值-漁業種類別魚類別生產量值11'!E49,'漁業生產量值-漁業種類別魚類別生產量值11'!G49,'漁業生產量值-漁業種類別魚類別生產量值11'!I49,'漁業生產量值-漁業種類別魚類別生產量值11'!K49)&#10;+SUM('漁業生產量值-漁業種類別魚類別生產量值12'!G49)&#10;+SUM('漁業生產量值-漁業種類別魚類別生產量值14'!C49,'漁業生產量值-漁業種類別魚類別生產量值14'!O49)&#10;+SUM('漁業生產量值-漁業種類別魚類別生產量值15'!C49,'漁業生產量值-漁業種類別魚類別生產量值15'!E49,'漁業生產量值-漁業種類別魚類別生產量值15'!G49,'漁業生產量值-漁業種類別魚類別生產量值15'!I49)&#10;)" table:style-name="ce55">
            <text:p>124<text:s/></text:p>
          </table:table-cell>
          <table:table-cell office:value-type="float" office:value="11691.615400000001" table:formula="msoxl:=  IF(SUM(H49,J49)&#10;+SUM('漁業生產量值-漁業種類別魚類別生產量值1'!F49,'漁業生產量值-漁業種類別魚類別生產量值1'!H49,'漁業生產量值-漁業種類別魚類別生產量值1'!J49,'漁業生產量值-漁業種類別魚類別生產量值1'!P49)&#10;+SUM('漁業生產量值-漁業種類別魚類別生產量值2'!D49,'漁業生產量值-漁業種類別魚類別生產量值2'!F49,'漁業生產量值-漁業種類別魚類別生產量值2'!H49,'漁業生產量值-漁業種類別魚類別生產量值2'!J49)&#10;+SUM('漁業生產量值-漁業種類別魚類別生產量值3'!F49,'漁業生產量值-漁業種類別魚類別生產量值3'!J49,'漁業生產量值-漁業種類別魚類別生產量值3'!L49,'漁業生產量值-漁業種類別魚類別生產量值3'!N49)&#10;+SUM('漁業生產量值-漁業種類別魚類別生產量值4'!H49,'漁業生產量值-漁業種類別魚類別生產量值4'!J49,'漁業生產量值-漁業種類別魚類別生產量值4'!L49,'漁業生產量值-漁業種類別魚類別生產量值4'!N49,'漁業生產量值-漁業種類別魚類別生產量值4'!P49)&#10;+SUM('漁業生產量值-漁業種類別魚類別生產量值5'!L49,'漁業生產量值-漁業種類別魚類別生產量值5'!N49,'漁業生產量值-漁業種類別魚類別生產量值5'!P49)&#10;+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+SUM('漁業生產量值-漁業種類別魚類別生產量值7'!D49,'漁業生產量值-漁業種類別魚類別生產量值7'!F49,'漁業生產量值-漁業種類別魚類別生產量值7'!H49)&#10;+SUM('漁業生產量值-漁業種類別魚類別生產量值9'!J49,'漁業生產量值-漁業種類別魚類別生產量值9'!L49)&#10;+SUM('漁業生產量值-漁業種類別魚類別生產量值10'!H49)&#10;+SUM('漁業生產量值-漁業種類別魚類別生產量值11'!D49,'漁業生產量值-漁業種類別魚類別生產量值11'!F49,'漁業生產量值-漁業種類別魚類別生產量值11'!H49,'漁業生產量值-漁業種類別魚類別生產量值11'!J49,'漁業生產量值-漁業種類別魚類別生產量值11'!L49)&#10;+SUM('漁業生產量值-漁業種類別魚類別生產量值12'!H49)&#10;+SUM('漁業生產量值-漁業種類別魚類別生產量值14'!D49,'漁業生產量值-漁業種類別魚類別生產量值14'!P49)&#10;+SUM('漁業生產量值-漁業種類別魚類別生產量值15'!D49,'漁業生產量值-漁業種類別魚類別生產量值15'!F49,'漁業生產量值-漁業種類別魚類別生產量值15'!H49,'漁業生產量值-漁業種類別魚類別生產量值15'!J49)=0,&quot;-&quot;,&#10;SUM(H49,J49)&#10;+SUM('漁業生產量值-漁業種類別魚類別生產量值1'!F49,'漁業生產量值-漁業種類別魚類別生產量值1'!H49,'漁業生產量值-漁業種類別魚類別生產量值1'!J49,'漁業生產量值-漁業種類別魚類別生產量值1'!P49)&#10;+SUM('漁業生產量值-漁業種類別魚類別生產量值2'!D49,'漁業生產量值-漁業種類別魚類別生產量值2'!F49,'漁業生產量值-漁業種類別魚類別生產量值2'!H49,'漁業生產量值-漁業種類別魚類別生產量值2'!J49)&#10;+SUM('漁業生產量值-漁業種類別魚類別生產量值3'!F49,'漁業生產量值-漁業種類別魚類別生產量值3'!J49,'漁業生產量值-漁業種類別魚類別生產量值3'!L49,'漁業生產量值-漁業種類別魚類別生產量值3'!N49)&#10;+SUM('漁業生產量值-漁業種類別魚類別生產量值4'!H49,'漁業生產量值-漁業種類別魚類別生產量值4'!J49,'漁業生產量值-漁業種類別魚類別生產量值4'!L49,'漁業生產量值-漁業種類別魚類別生產量值4'!N49,'漁業生產量值-漁業種類別魚類別生產量值4'!P49)&#10;+SUM('漁業生產量值-漁業種類別魚類別生產量值5'!L49,'漁業生產量值-漁業種類別魚類別生產量值5'!N49,'漁業生產量值-漁業種類別魚類別生產量值5'!P49)&#10;+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+SUM('漁業生產量值-漁業種類別魚類別生產量值7'!D49,'漁業生產量值-漁業種類別魚類別生產量值7'!F49,'漁業生產量值-漁業種類別魚類別生產量值7'!H49)&#10;+SUM('漁業生產量值-漁業種類別魚類別生產量值9'!J49,'漁業生產量值-漁業種類別魚類別生產量值9'!L49)&#10;+SUM('漁業生產量值-漁業種類別魚類別生產量值10'!H49)&#10;+SUM('漁業生產量值-漁業種類別魚類別生產量值11'!D49,'漁業生產量值-漁業種類別魚類別生產量值11'!F49,'漁業生產量值-漁業種類別魚類別生產量值11'!H49,'漁業生產量值-漁業種類別魚類別生產量值11'!J49,'漁業生產量值-漁業種類別魚類別生產量值11'!L49)&#10;+SUM('漁業生產量值-漁業種類別魚類別生產量值12'!H49)&#10;+SUM('漁業生產量值-漁業種類別魚類別生產量值14'!D49,'漁業生產量值-漁業種類別魚類別生產量值14'!P49)&#10;+SUM('漁業生產量值-漁業種類別魚類別生產量值15'!D49,'漁業生產量值-漁業種類別魚類別生產量值15'!F49,'漁業生產量值-漁業種類別魚類別生產量值15'!H49,'漁業生產量值-漁業種類別魚類別生產量值15'!J49)&#10;)" table:style-name="ce55">
            <text:p>11,69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9,M49,O49,'漁業生產量值-漁業種類別魚類別生產量值1'!C49)=0,&quot;-&quot;,SUM(K49,M49,O49,'漁業生產量值-漁業種類別魚類別生產量值1'!C49))" table:style-name="ce55">
            <text:p>-</text:p>
          </table:table-cell>
          <table:table-cell office:value-type="string" office:string-value="-" table:formula="msoxl:=  IF(SUM(L49,N49,P49,'漁業生產量值-漁業種類別魚類別生產量值1'!D49)=0,&quot;-&quot;,SUM(L49,N49,P49,'漁業生產量值-漁業種類別魚類別生產量值1'!D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float" office:value="605.03420000000006" table:style-name="ce55">
            <text:p>605<text:s/></text:p>
          </table:table-cell>
          <table:table-cell office:value-type="float" office:value="107758.2751" table:style-name="ce55">
            <text:p>107,758<text:s/></text:p>
          </table:table-cell>
          <table:table-cell office:value-type="float" office:value="605.03420000000006" table:formula="msoxl:=  IF(SUM(G50,I50)&#10;+SUM('漁業生產量值-漁業種類別魚類別生產量值1'!E50,'漁業生產量值-漁業種類別魚類別生產量值1'!G50,'漁業生產量值-漁業種類別魚類別生產量值1'!I50)&#10;+SUM('漁業生產量值-漁業種類別魚類別生產量值2'!C50,'漁業生產量值-漁業種類別魚類別生產量值2'!E50,'漁業生產量值-漁業種類別魚類別生產量值2'!G50,'漁業生產量值-漁業種類別魚類別生產量值2'!I50)&#10;+SUM('漁業生產量值-漁業種類別魚類別生產量值3'!E50,'漁業生產量值-漁業種類別魚類別生產量值3'!I50,'漁業生產量值-漁業種類別魚類別生產量值3'!K50,'漁業生產量值-漁業種類別魚類別生產量值3'!M50)&#10;+SUM('漁業生產量值-漁業種類別魚類別生產量值4'!G50,'漁業生產量值-漁業種類別魚類別生產量值4'!I50,'漁業生產量值-漁業種類別魚類別生產量值4'!K50,'漁業生產量值-漁業種類別魚類別生產量值4'!M50,'漁業生產量值-漁業種類別魚類別生產量值4'!O50)&#10;+SUM('漁業生產量值-漁業種類別魚類別生產量值5'!K50,'漁業生產量值-漁業種類別魚類別生產量值5'!M50,'漁業生產量值-漁業種類別魚類別生產量值5'!O50)&#10;+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+SUM('漁業生產量值-漁業種類別魚類別生產量值7'!C50,'漁業生產量值-漁業種類別魚類別生產量值7'!E50,'漁業生產量值-漁業種類別魚類別生產量值7'!G50)&#10;+SUM('漁業生產量值-漁業種類別魚類別生產量值9'!I50,'漁業生產量值-漁業種類別魚類別生產量值9'!K50)&#10;+SUM('漁業生產量值-漁業種類別魚類別生產量值10'!G50)&#10;+SUM('漁業生產量值-漁業種類別魚類別生產量值11'!C50,'漁業生產量值-漁業種類別魚類別生產量值11'!E50,'漁業生產量值-漁業種類別魚類別生產量值11'!G50,'漁業生產量值-漁業種類別魚類別生產量值11'!I50,'漁業生產量值-漁業種類別魚類別生產量值11'!K50)&#10;+SUM('漁業生產量值-漁業種類別魚類別生產量值12'!G50)&#10;+SUM('漁業生產量值-漁業種類別魚類別生產量值14'!C50,'漁業生產量值-漁業種類別魚類別生產量值14'!O50)&#10;+SUM('漁業生產量值-漁業種類別魚類別生產量值15'!C50,'漁業生產量值-漁業種類別魚類別生產量值15'!E50,'漁業生產量值-漁業種類別魚類別生產量值15'!G50,'漁業生產量值-漁業種類別魚類別生產量值15'!I50)=0,&quot;-&quot;,&#10;SUM(G50,I50)&#10;+SUM('漁業生產量值-漁業種類別魚類別生產量值1'!E50,'漁業生產量值-漁業種類別魚類別生產量值1'!G50,'漁業生產量值-漁業種類別魚類別生產量值1'!I50)&#10;+SUM('漁業生產量值-漁業種類別魚類別生產量值2'!C50,'漁業生產量值-漁業種類別魚類別生產量值2'!E50,'漁業生產量值-漁業種類別魚類別生產量值2'!G50,'漁業生產量值-漁業種類別魚類別生產量值2'!I50)&#10;+SUM('漁業生產量值-漁業種類別魚類別生產量值3'!E50,'漁業生產量值-漁業種類別魚類別生產量值3'!I50,'漁業生產量值-漁業種類別魚類別生產量值3'!K50,'漁業生產量值-漁業種類別魚類別生產量值3'!M50)&#10;+SUM('漁業生產量值-漁業種類別魚類別生產量值4'!G50,'漁業生產量值-漁業種類別魚類別生產量值4'!I50,'漁業生產量值-漁業種類別魚類別生產量值4'!K50,'漁業生產量值-漁業種類別魚類別生產量值4'!M50,'漁業生產量值-漁業種類別魚類別生產量值4'!O50)&#10;+SUM('漁業生產量值-漁業種類別魚類別生產量值5'!K50,'漁業生產量值-漁業種類別魚類別生產量值5'!M50,'漁業生產量值-漁業種類別魚類別生產量值5'!O50)&#10;+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+SUM('漁業生產量值-漁業種類別魚類別生產量值7'!C50,'漁業生產量值-漁業種類別魚類別生產量值7'!E50,'漁業生產量值-漁業種類別魚類別生產量值7'!G50)&#10;+SUM('漁業生產量值-漁業種類別魚類別生產量值9'!I50,'漁業生產量值-漁業種類別魚類別生產量值9'!K50)&#10;+SUM('漁業生產量值-漁業種類別魚類別生產量值10'!G50)&#10;+SUM('漁業生產量值-漁業種類別魚類別生產量值11'!C50,'漁業生產量值-漁業種類別魚類別生產量值11'!E50,'漁業生產量值-漁業種類別魚類別生產量值11'!G50,'漁業生產量值-漁業種類別魚類別生產量值11'!I50,'漁業生產量值-漁業種類別魚類別生產量值11'!K50)&#10;+SUM('漁業生產量值-漁業種類別魚類別生產量值12'!G50)&#10;+SUM('漁業生產量值-漁業種類別魚類別生產量值14'!C50,'漁業生產量值-漁業種類別魚類別生產量值14'!O50)&#10;+SUM('漁業生產量值-漁業種類別魚類別生產量值15'!C50,'漁業生產量值-漁業種類別魚類別生產量值15'!E50,'漁業生產量值-漁業種類別魚類別生產量值15'!G50,'漁業生產量值-漁業種類別魚類別生產量值15'!I50)&#10;)" table:style-name="ce55">
            <text:p>605<text:s/></text:p>
          </table:table-cell>
          <table:table-cell office:value-type="float" office:value="107758.2751" table:formula="msoxl:=  IF(SUM(H50,J50)&#10;+SUM('漁業生產量值-漁業種類別魚類別生產量值1'!F50,'漁業生產量值-漁業種類別魚類別生產量值1'!H50,'漁業生產量值-漁業種類別魚類別生產量值1'!J50,'漁業生產量值-漁業種類別魚類別生產量值1'!P50)&#10;+SUM('漁業生產量值-漁業種類別魚類別生產量值2'!D50,'漁業生產量值-漁業種類別魚類別生產量值2'!F50,'漁業生產量值-漁業種類別魚類別生產量值2'!H50,'漁業生產量值-漁業種類別魚類別生產量值2'!J50)&#10;+SUM('漁業生產量值-漁業種類別魚類別生產量值3'!F50,'漁業生產量值-漁業種類別魚類別生產量值3'!J50,'漁業生產量值-漁業種類別魚類別生產量值3'!L50,'漁業生產量值-漁業種類別魚類別生產量值3'!N50)&#10;+SUM('漁業生產量值-漁業種類別魚類別生產量值4'!H50,'漁業生產量值-漁業種類別魚類別生產量值4'!J50,'漁業生產量值-漁業種類別魚類別生產量值4'!L50,'漁業生產量值-漁業種類別魚類別生產量值4'!N50,'漁業生產量值-漁業種類別魚類別生產量值4'!P50)&#10;+SUM('漁業生產量值-漁業種類別魚類別生產量值5'!L50,'漁業生產量值-漁業種類別魚類別生產量值5'!N50,'漁業生產量值-漁業種類別魚類別生產量值5'!P50)&#10;+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+SUM('漁業生產量值-漁業種類別魚類別生產量值7'!D50,'漁業生產量值-漁業種類別魚類別生產量值7'!F50,'漁業生產量值-漁業種類別魚類別生產量值7'!H50)&#10;+SUM('漁業生產量值-漁業種類別魚類別生產量值9'!J50,'漁業生產量值-漁業種類別魚類別生產量值9'!L50)&#10;+SUM('漁業生產量值-漁業種類別魚類別生產量值10'!H50)&#10;+SUM('漁業生產量值-漁業種類別魚類別生產量值11'!D50,'漁業生產量值-漁業種類別魚類別生產量值11'!F50,'漁業生產量值-漁業種類別魚類別生產量值11'!H50,'漁業生產量值-漁業種類別魚類別生產量值11'!J50,'漁業生產量值-漁業種類別魚類別生產量值11'!L50)&#10;+SUM('漁業生產量值-漁業種類別魚類別生產量值12'!H50)&#10;+SUM('漁業生產量值-漁業種類別魚類別生產量值14'!D50,'漁業生產量值-漁業種類別魚類別生產量值14'!P50)&#10;+SUM('漁業生產量值-漁業種類別魚類別生產量值15'!D50,'漁業生產量值-漁業種類別魚類別生產量值15'!F50,'漁業生產量值-漁業種類別魚類別生產量值15'!H50,'漁業生產量值-漁業種類別魚類別生產量值15'!J50)=0,&quot;-&quot;,&#10;SUM(H50,J50)&#10;+SUM('漁業生產量值-漁業種類別魚類別生產量值1'!F50,'漁業生產量值-漁業種類別魚類別生產量值1'!H50,'漁業生產量值-漁業種類別魚類別生產量值1'!J50,'漁業生產量值-漁業種類別魚類別生產量值1'!P50)&#10;+SUM('漁業生產量值-漁業種類別魚類別生產量值2'!D50,'漁業生產量值-漁業種類別魚類別生產量值2'!F50,'漁業生產量值-漁業種類別魚類別生產量值2'!H50,'漁業生產量值-漁業種類別魚類別生產量值2'!J50)&#10;+SUM('漁業生產量值-漁業種類別魚類別生產量值3'!F50,'漁業生產量值-漁業種類別魚類別生產量值3'!J50,'漁業生產量值-漁業種類別魚類別生產量值3'!L50,'漁業生產量值-漁業種類別魚類別生產量值3'!N50)&#10;+SUM('漁業生產量值-漁業種類別魚類別生產量值4'!H50,'漁業生產量值-漁業種類別魚類別生產量值4'!J50,'漁業生產量值-漁業種類別魚類別生產量值4'!L50,'漁業生產量值-漁業種類別魚類別生產量值4'!N50,'漁業生產量值-漁業種類別魚類別生產量值4'!P50)&#10;+SUM('漁業生產量值-漁業種類別魚類別生產量值5'!L50,'漁業生產量值-漁業種類別魚類別生產量值5'!N50,'漁業生產量值-漁業種類別魚類別生產量值5'!P50)&#10;+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+SUM('漁業生產量值-漁業種類別魚類別生產量值7'!D50,'漁業生產量值-漁業種類別魚類別生產量值7'!F50,'漁業生產量值-漁業種類別魚類別生產量值7'!H50)&#10;+SUM('漁業生產量值-漁業種類別魚類別生產量值9'!J50,'漁業生產量值-漁業種類別魚類別生產量值9'!L50)&#10;+SUM('漁業生產量值-漁業種類別魚類別生產量值10'!H50)&#10;+SUM('漁業生產量值-漁業種類別魚類別生產量值11'!D50,'漁業生產量值-漁業種類別魚類別生產量值11'!F50,'漁業生產量值-漁業種類別魚類別生產量值11'!H50,'漁業生產量值-漁業種類別魚類別生產量值11'!J50,'漁業生產量值-漁業種類別魚類別生產量值11'!L50)&#10;+SUM('漁業生產量值-漁業種類別魚類別生產量值12'!H50)&#10;+SUM('漁業生產量值-漁業種類別魚類別生產量值14'!D50,'漁業生產量值-漁業種類別魚類別生產量值14'!P50)&#10;+SUM('漁業生產量值-漁業種類別魚類別生產量值15'!D50,'漁業生產量值-漁業種類別魚類別生產量值15'!F50,'漁業生產量值-漁業種類別魚類別生產量值15'!H50,'漁業生產量值-漁業種類別魚類別生產量值15'!J50)&#10;)" table:style-name="ce55">
            <text:p>107,75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0,M50,O50,'漁業生產量值-漁業種類別魚類別生產量值1'!C50)=0,&quot;-&quot;,SUM(K50,M50,O50,'漁業生產量值-漁業種類別魚類別生產量值1'!C50))" table:style-name="ce55">
            <text:p>-</text:p>
          </table:table-cell>
          <table:table-cell office:value-type="string" office:string-value="-" table:formula="msoxl:=  IF(SUM(L50,N50,P50,'漁業生產量值-漁業種類別魚類別生產量值1'!D50)=0,&quot;-&quot;,SUM(L50,N50,P50,'漁業生產量值-漁業種類別魚類別生產量值1'!D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float" office:value="246.17" table:style-name="ce55">
            <text:p>246<text:s/></text:p>
          </table:table-cell>
          <table:table-cell office:value-type="float" office:value="56253.25" table:style-name="ce55">
            <text:p>56,253<text:s/></text:p>
          </table:table-cell>
          <table:table-cell office:value-type="float" office:value="240.66000000000003" table:formula="msoxl:=  IF(SUM(G51,I51)&#10;+SUM('漁業生產量值-漁業種類別魚類別生產量值1'!E51,'漁業生產量值-漁業種類別魚類別生產量值1'!G51,'漁業生產量值-漁業種類別魚類別生產量值1'!I51)&#10;+SUM('漁業生產量值-漁業種類別魚類別生產量值2'!C51,'漁業生產量值-漁業種類別魚類別生產量值2'!E51,'漁業生產量值-漁業種類別魚類別生產量值2'!G51,'漁業生產量值-漁業種類別魚類別生產量值2'!I51)&#10;+SUM('漁業生產量值-漁業種類別魚類別生產量值3'!E51,'漁業生產量值-漁業種類別魚類別生產量值3'!I51,'漁業生產量值-漁業種類別魚類別生產量值3'!K51,'漁業生產量值-漁業種類別魚類別生產量值3'!M51)&#10;+SUM('漁業生產量值-漁業種類別魚類別生產量值4'!G51,'漁業生產量值-漁業種類別魚類別生產量值4'!I51,'漁業生產量值-漁業種類別魚類別生產量值4'!K51,'漁業生產量值-漁業種類別魚類別生產量值4'!M51,'漁業生產量值-漁業種類別魚類別生產量值4'!O51)&#10;+SUM('漁業生產量值-漁業種類別魚類別生產量值5'!K51,'漁業生產量值-漁業種類別魚類別生產量值5'!M51,'漁業生產量值-漁業種類別魚類別生產量值5'!O51)&#10;+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+SUM('漁業生產量值-漁業種類別魚類別生產量值7'!C51,'漁業生產量值-漁業種類別魚類別生產量值7'!E51,'漁業生產量值-漁業種類別魚類別生產量值7'!G51)&#10;+SUM('漁業生產量值-漁業種類別魚類別生產量值9'!I51,'漁業生產量值-漁業種類別魚類別生產量值9'!K51)&#10;+SUM('漁業生產量值-漁業種類別魚類別生產量值10'!G51)&#10;+SUM('漁業生產量值-漁業種類別魚類別生產量值11'!C51,'漁業生產量值-漁業種類別魚類別生產量值11'!E51,'漁業生產量值-漁業種類別魚類別生產量值11'!G51,'漁業生產量值-漁業種類別魚類別生產量值11'!I51,'漁業生產量值-漁業種類別魚類別生產量值11'!K51)&#10;+SUM('漁業生產量值-漁業種類別魚類別生產量值12'!G51)&#10;+SUM('漁業生產量值-漁業種類別魚類別生產量值14'!C51,'漁業生產量值-漁業種類別魚類別生產量值14'!O51)&#10;+SUM('漁業生產量值-漁業種類別魚類別生產量值15'!C51,'漁業生產量值-漁業種類別魚類別生產量值15'!E51,'漁業生產量值-漁業種類別魚類別生產量值15'!G51,'漁業生產量值-漁業種類別魚類別生產量值15'!I51)=0,&quot;-&quot;,&#10;SUM(G51,I51)&#10;+SUM('漁業生產量值-漁業種類別魚類別生產量值1'!E51,'漁業生產量值-漁業種類別魚類別生產量值1'!G51,'漁業生產量值-漁業種類別魚類別生產量值1'!I51)&#10;+SUM('漁業生產量值-漁業種類別魚類別生產量值2'!C51,'漁業生產量值-漁業種類別魚類別生產量值2'!E51,'漁業生產量值-漁業種類別魚類別生產量值2'!G51,'漁業生產量值-漁業種類別魚類別生產量值2'!I51)&#10;+SUM('漁業生產量值-漁業種類別魚類別生產量值3'!E51,'漁業生產量值-漁業種類別魚類別生產量值3'!I51,'漁業生產量值-漁業種類別魚類別生產量值3'!K51,'漁業生產量值-漁業種類別魚類別生產量值3'!M51)&#10;+SUM('漁業生產量值-漁業種類別魚類別生產量值4'!G51,'漁業生產量值-漁業種類別魚類別生產量值4'!I51,'漁業生產量值-漁業種類別魚類別生產量值4'!K51,'漁業生產量值-漁業種類別魚類別生產量值4'!M51,'漁業生產量值-漁業種類別魚類別生產量值4'!O51)&#10;+SUM('漁業生產量值-漁業種類別魚類別生產量值5'!K51,'漁業生產量值-漁業種類別魚類別生產量值5'!M51,'漁業生產量值-漁業種類別魚類別生產量值5'!O51)&#10;+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+SUM('漁業生產量值-漁業種類別魚類別生產量值7'!C51,'漁業生產量值-漁業種類別魚類別生產量值7'!E51,'漁業生產量值-漁業種類別魚類別生產量值7'!G51)&#10;+SUM('漁業生產量值-漁業種類別魚類別生產量值9'!I51,'漁業生產量值-漁業種類別魚類別生產量值9'!K51)&#10;+SUM('漁業生產量值-漁業種類別魚類別生產量值10'!G51)&#10;+SUM('漁業生產量值-漁業種類別魚類別生產量值11'!C51,'漁業生產量值-漁業種類別魚類別生產量值11'!E51,'漁業生產量值-漁業種類別魚類別生產量值11'!G51,'漁業生產量值-漁業種類別魚類別生產量值11'!I51,'漁業生產量值-漁業種類別魚類別生產量值11'!K51)&#10;+SUM('漁業生產量值-漁業種類別魚類別生產量值12'!G51)&#10;+SUM('漁業生產量值-漁業種類別魚類別生產量值14'!C51,'漁業生產量值-漁業種類別魚類別生產量值14'!O51)&#10;+SUM('漁業生產量值-漁業種類別魚類別生產量值15'!C51,'漁業生產量值-漁業種類別魚類別生產量值15'!E51,'漁業生產量值-漁業種類別魚類別生產量值15'!G51,'漁業生產量值-漁業種類別魚類別生產量值15'!I51)&#10;)" table:style-name="ce55">
            <text:p>241<text:s/></text:p>
          </table:table-cell>
          <table:table-cell office:value-type="float" office:value="53738.95" table:formula="msoxl:=  IF(SUM(H51,J51)&#10;+SUM('漁業生產量值-漁業種類別魚類別生產量值1'!F51,'漁業生產量值-漁業種類別魚類別生產量值1'!H51,'漁業生產量值-漁業種類別魚類別生產量值1'!J51,'漁業生產量值-漁業種類別魚類別生產量值1'!P51)&#10;+SUM('漁業生產量值-漁業種類別魚類別生產量值2'!D51,'漁業生產量值-漁業種類別魚類別生產量值2'!F51,'漁業生產量值-漁業種類別魚類別生產量值2'!H51,'漁業生產量值-漁業種類別魚類別生產量值2'!J51)&#10;+SUM('漁業生產量值-漁業種類別魚類別生產量值3'!F51,'漁業生產量值-漁業種類別魚類別生產量值3'!J51,'漁業生產量值-漁業種類別魚類別生產量值3'!L51,'漁業生產量值-漁業種類別魚類別生產量值3'!N51)&#10;+SUM('漁業生產量值-漁業種類別魚類別生產量值4'!H51,'漁業生產量值-漁業種類別魚類別生產量值4'!J51,'漁業生產量值-漁業種類別魚類別生產量值4'!L51,'漁業生產量值-漁業種類別魚類別生產量值4'!N51,'漁業生產量值-漁業種類別魚類別生產量值4'!P51)&#10;+SUM('漁業生產量值-漁業種類別魚類別生產量值5'!L51,'漁業生產量值-漁業種類別魚類別生產量值5'!N51,'漁業生產量值-漁業種類別魚類別生產量值5'!P51)&#10;+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+SUM('漁業生產量值-漁業種類別魚類別生產量值7'!D51,'漁業生產量值-漁業種類別魚類別生產量值7'!F51,'漁業生產量值-漁業種類別魚類別生產量值7'!H51)&#10;+SUM('漁業生產量值-漁業種類別魚類別生產量值9'!J51,'漁業生產量值-漁業種類別魚類別生產量值9'!L51)&#10;+SUM('漁業生產量值-漁業種類別魚類別生產量值10'!H51)&#10;+SUM('漁業生產量值-漁業種類別魚類別生產量值11'!D51,'漁業生產量值-漁業種類別魚類別生產量值11'!F51,'漁業生產量值-漁業種類別魚類別生產量值11'!H51,'漁業生產量值-漁業種類別魚類別生產量值11'!J51,'漁業生產量值-漁業種類別魚類別生產量值11'!L51)&#10;+SUM('漁業生產量值-漁業種類別魚類別生產量值12'!H51)&#10;+SUM('漁業生產量值-漁業種類別魚類別生產量值14'!D51,'漁業生產量值-漁業種類別魚類別生產量值14'!P51)&#10;+SUM('漁業生產量值-漁業種類別魚類別生產量值15'!D51,'漁業生產量值-漁業種類別魚類別生產量值15'!F51,'漁業生產量值-漁業種類別魚類別生產量值15'!H51,'漁業生產量值-漁業種類別魚類別生產量值15'!J51)=0,&quot;-&quot;,&#10;SUM(H51,J51)&#10;+SUM('漁業生產量值-漁業種類別魚類別生產量值1'!F51,'漁業生產量值-漁業種類別魚類別生產量值1'!H51,'漁業生產量值-漁業種類別魚類別生產量值1'!J51,'漁業生產量值-漁業種類別魚類別生產量值1'!P51)&#10;+SUM('漁業生產量值-漁業種類別魚類別生產量值2'!D51,'漁業生產量值-漁業種類別魚類別生產量值2'!F51,'漁業生產量值-漁業種類別魚類別生產量值2'!H51,'漁業生產量值-漁業種類別魚類別生產量值2'!J51)&#10;+SUM('漁業生產量值-漁業種類別魚類別生產量值3'!F51,'漁業生產量值-漁業種類別魚類別生產量值3'!J51,'漁業生產量值-漁業種類別魚類別生產量值3'!L51,'漁業生產量值-漁業種類別魚類別生產量值3'!N51)&#10;+SUM('漁業生產量值-漁業種類別魚類別生產量值4'!H51,'漁業生產量值-漁業種類別魚類別生產量值4'!J51,'漁業生產量值-漁業種類別魚類別生產量值4'!L51,'漁業生產量值-漁業種類別魚類別生產量值4'!N51,'漁業生產量值-漁業種類別魚類別生產量值4'!P51)&#10;+SUM('漁業生產量值-漁業種類別魚類別生產量值5'!L51,'漁業生產量值-漁業種類別魚類別生產量值5'!N51,'漁業生產量值-漁業種類別魚類別生產量值5'!P51)&#10;+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+SUM('漁業生產量值-漁業種類別魚類別生產量值7'!D51,'漁業生產量值-漁業種類別魚類別生產量值7'!F51,'漁業生產量值-漁業種類別魚類別生產量值7'!H51)&#10;+SUM('漁業生產量值-漁業種類別魚類別生產量值9'!J51,'漁業生產量值-漁業種類別魚類別生產量值9'!L51)&#10;+SUM('漁業生產量值-漁業種類別魚類別生產量值10'!H51)&#10;+SUM('漁業生產量值-漁業種類別魚類別生產量值11'!D51,'漁業生產量值-漁業種類別魚類別生產量值11'!F51,'漁業生產量值-漁業種類別魚類別生產量值11'!H51,'漁業生產量值-漁業種類別魚類別生產量值11'!J51,'漁業生產量值-漁業種類別魚類別生產量值11'!L51)&#10;+SUM('漁業生產量值-漁業種類別魚類別生產量值12'!H51)&#10;+SUM('漁業生產量值-漁業種類別魚類別生產量值14'!D51,'漁業生產量值-漁業種類別魚類別生產量值14'!P51)&#10;+SUM('漁業生產量值-漁業種類別魚類別生產量值15'!D51,'漁業生產量值-漁業種類別魚類別生產量值15'!F51,'漁業生產量值-漁業種類別魚類別生產量值15'!H51,'漁業生產量值-漁業種類別魚類別生產量值15'!J51)&#10;)" table:style-name="ce55">
            <text:p>53,73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1,M51,O51,'漁業生產量值-漁業種類別魚類別生產量值1'!C51)=0,&quot;-&quot;,SUM(K51,M51,O51,'漁業生產量值-漁業種類別魚類別生產量值1'!C51))" table:style-name="ce55">
            <text:p>-</text:p>
          </table:table-cell>
          <table:table-cell office:value-type="string" office:string-value="-" table:formula="msoxl:=  IF(SUM(L51,N51,P51,'漁業生產量值-漁業種類別魚類別生產量值1'!D51)=0,&quot;-&quot;,SUM(L51,N51,P51,'漁業生產量值-漁業種類別魚類別生產量值1'!D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float" office:value="2.0727199999999999" table:style-name="ce55">
            <text:p>2<text:s/></text:p>
          </table:table-cell>
          <table:table-cell office:value-type="float" office:value="254.9562" table:style-name="ce55">
            <text:p>255<text:s/></text:p>
          </table:table-cell>
          <table:table-cell office:value-type="float" office:value="0.10115" table:formula="msoxl:=  IF(SUM(G52,I52)&#10;+SUM('漁業生產量值-漁業種類別魚類別生產量值1'!E52,'漁業生產量值-漁業種類別魚類別生產量值1'!G52,'漁業生產量值-漁業種類別魚類別生產量值1'!I52)&#10;+SUM('漁業生產量值-漁業種類別魚類別生產量值2'!C52,'漁業生產量值-漁業種類別魚類別生產量值2'!E52,'漁業生產量值-漁業種類別魚類別生產量值2'!G52,'漁業生產量值-漁業種類別魚類別生產量值2'!I52)&#10;+SUM('漁業生產量值-漁業種類別魚類別生產量值3'!E52,'漁業生產量值-漁業種類別魚類別生產量值3'!I52,'漁業生產量值-漁業種類別魚類別生產量值3'!K52,'漁業生產量值-漁業種類別魚類別生產量值3'!M52)&#10;+SUM('漁業生產量值-漁業種類別魚類別生產量值4'!G52,'漁業生產量值-漁業種類別魚類別生產量值4'!I52,'漁業生產量值-漁業種類別魚類別生產量值4'!K52,'漁業生產量值-漁業種類別魚類別生產量值4'!M52,'漁業生產量值-漁業種類別魚類別生產量值4'!O52)&#10;+SUM('漁業生產量值-漁業種類別魚類別生產量值5'!K52,'漁業生產量值-漁業種類別魚類別生產量值5'!M52,'漁業生產量值-漁業種類別魚類別生產量值5'!O52)&#10;+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+SUM('漁業生產量值-漁業種類別魚類別生產量值7'!C52,'漁業生產量值-漁業種類別魚類別生產量值7'!E52,'漁業生產量值-漁業種類別魚類別生產量值7'!G52)&#10;+SUM('漁業生產量值-漁業種類別魚類別生產量值9'!I52,'漁業生產量值-漁業種類別魚類別生產量值9'!K52)&#10;+SUM('漁業生產量值-漁業種類別魚類別生產量值10'!G52)&#10;+SUM('漁業生產量值-漁業種類別魚類別生產量值11'!C52,'漁業生產量值-漁業種類別魚類別生產量值11'!E52,'漁業生產量值-漁業種類別魚類別生產量值11'!G52,'漁業生產量值-漁業種類別魚類別生產量值11'!I52,'漁業生產量值-漁業種類別魚類別生產量值11'!K52)&#10;+SUM('漁業生產量值-漁業種類別魚類別生產量值12'!G52)&#10;+SUM('漁業生產量值-漁業種類別魚類別生產量值14'!C52,'漁業生產量值-漁業種類別魚類別生產量值14'!O52)&#10;+SUM('漁業生產量值-漁業種類別魚類別生產量值15'!C52,'漁業生產量值-漁業種類別魚類別生產量值15'!E52,'漁業生產量值-漁業種類別魚類別生產量值15'!G52,'漁業生產量值-漁業種類別魚類別生產量值15'!I52)=0,&quot;-&quot;,&#10;SUM(G52,I52)&#10;+SUM('漁業生產量值-漁業種類別魚類別生產量值1'!E52,'漁業生產量值-漁業種類別魚類別生產量值1'!G52,'漁業生產量值-漁業種類別魚類別生產量值1'!I52)&#10;+SUM('漁業生產量值-漁業種類別魚類別生產量值2'!C52,'漁業生產量值-漁業種類別魚類別生產量值2'!E52,'漁業生產量值-漁業種類別魚類別生產量值2'!G52,'漁業生產量值-漁業種類別魚類別生產量值2'!I52)&#10;+SUM('漁業生產量值-漁業種類別魚類別生產量值3'!E52,'漁業生產量值-漁業種類別魚類別生產量值3'!I52,'漁業生產量值-漁業種類別魚類別生產量值3'!K52,'漁業生產量值-漁業種類別魚類別生產量值3'!M52)&#10;+SUM('漁業生產量值-漁業種類別魚類別生產量值4'!G52,'漁業生產量值-漁業種類別魚類別生產量值4'!I52,'漁業生產量值-漁業種類別魚類別生產量值4'!K52,'漁業生產量值-漁業種類別魚類別生產量值4'!M52,'漁業生產量值-漁業種類別魚類別生產量值4'!O52)&#10;+SUM('漁業生產量值-漁業種類別魚類別生產量值5'!K52,'漁業生產量值-漁業種類別魚類別生產量值5'!M52,'漁業生產量值-漁業種類別魚類別生產量值5'!O52)&#10;+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+SUM('漁業生產量值-漁業種類別魚類別生產量值7'!C52,'漁業生產量值-漁業種類別魚類別生產量值7'!E52,'漁業生產量值-漁業種類別魚類別生產量值7'!G52)&#10;+SUM('漁業生產量值-漁業種類別魚類別生產量值9'!I52,'漁業生產量值-漁業種類別魚類別生產量值9'!K52)&#10;+SUM('漁業生產量值-漁業種類別魚類別生產量值10'!G52)&#10;+SUM('漁業生產量值-漁業種類別魚類別生產量值11'!C52,'漁業生產量值-漁業種類別魚類別生產量值11'!E52,'漁業生產量值-漁業種類別魚類別生產量值11'!G52,'漁業生產量值-漁業種類別魚類別生產量值11'!I52,'漁業生產量值-漁業種類別魚類別生產量值11'!K52)&#10;+SUM('漁業生產量值-漁業種類別魚類別生產量值12'!G52)&#10;+SUM('漁業生產量值-漁業種類別魚類別生產量值14'!C52,'漁業生產量值-漁業種類別魚類別生產量值14'!O52)&#10;+SUM('漁業生產量值-漁業種類別魚類別生產量值15'!C52,'漁業生產量值-漁業種類別魚類別生產量值15'!E52,'漁業生產量值-漁業種類別魚類別生產量值15'!G52,'漁業生產量值-漁業種類別魚類別生產量值15'!I52)&#10;)" table:style-name="ce55">
            <text:p>0<text:s/></text:p>
          </table:table-cell>
          <table:table-cell office:value-type="float" office:value="9.4777400000000007" table:formula="msoxl:=  IF(SUM(H52,J52)&#10;+SUM('漁業生產量值-漁業種類別魚類別生產量值1'!F52,'漁業生產量值-漁業種類別魚類別生產量值1'!H52,'漁業生產量值-漁業種類別魚類別生產量值1'!J52,'漁業生產量值-漁業種類別魚類別生產量值1'!P52)&#10;+SUM('漁業生產量值-漁業種類別魚類別生產量值2'!D52,'漁業生產量值-漁業種類別魚類別生產量值2'!F52,'漁業生產量值-漁業種類別魚類別生產量值2'!H52,'漁業生產量值-漁業種類別魚類別生產量值2'!J52)&#10;+SUM('漁業生產量值-漁業種類別魚類別生產量值3'!F52,'漁業生產量值-漁業種類別魚類別生產量值3'!J52,'漁業生產量值-漁業種類別魚類別生產量值3'!L52,'漁業生產量值-漁業種類別魚類別生產量值3'!N52)&#10;+SUM('漁業生產量值-漁業種類別魚類別生產量值4'!H52,'漁業生產量值-漁業種類別魚類別生產量值4'!J52,'漁業生產量值-漁業種類別魚類別生產量值4'!L52,'漁業生產量值-漁業種類別魚類別生產量值4'!N52,'漁業生產量值-漁業種類別魚類別生產量值4'!P52)&#10;+SUM('漁業生產量值-漁業種類別魚類別生產量值5'!L52,'漁業生產量值-漁業種類別魚類別生產量值5'!N52,'漁業生產量值-漁業種類別魚類別生產量值5'!P52)&#10;+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+SUM('漁業生產量值-漁業種類別魚類別生產量值7'!D52,'漁業生產量值-漁業種類別魚類別生產量值7'!F52,'漁業生產量值-漁業種類別魚類別生產量值7'!H52)&#10;+SUM('漁業生產量值-漁業種類別魚類別生產量值9'!J52,'漁業生產量值-漁業種類別魚類別生產量值9'!L52)&#10;+SUM('漁業生產量值-漁業種類別魚類別生產量值10'!H52)&#10;+SUM('漁業生產量值-漁業種類別魚類別生產量值11'!D52,'漁業生產量值-漁業種類別魚類別生產量值11'!F52,'漁業生產量值-漁業種類別魚類別生產量值11'!H52,'漁業生產量值-漁業種類別魚類別生產量值11'!J52,'漁業生產量值-漁業種類別魚類別生產量值11'!L52)&#10;+SUM('漁業生產量值-漁業種類別魚類別生產量值12'!H52)&#10;+SUM('漁業生產量值-漁業種類別魚類別生產量值14'!D52,'漁業生產量值-漁業種類別魚類別生產量值14'!P52)&#10;+SUM('漁業生產量值-漁業種類別魚類別生產量值15'!D52,'漁業生產量值-漁業種類別魚類別生產量值15'!F52,'漁業生產量值-漁業種類別魚類別生產量值15'!H52,'漁業生產量值-漁業種類別魚類別生產量值15'!J52)=0,&quot;-&quot;,&#10;SUM(H52,J52)&#10;+SUM('漁業生產量值-漁業種類別魚類別生產量值1'!F52,'漁業生產量值-漁業種類別魚類別生產量值1'!H52,'漁業生產量值-漁業種類別魚類別生產量值1'!J52,'漁業生產量值-漁業種類別魚類別生產量值1'!P52)&#10;+SUM('漁業生產量值-漁業種類別魚類別生產量值2'!D52,'漁業生產量值-漁業種類別魚類別生產量值2'!F52,'漁業生產量值-漁業種類別魚類別生產量值2'!H52,'漁業生產量值-漁業種類別魚類別生產量值2'!J52)&#10;+SUM('漁業生產量值-漁業種類別魚類別生產量值3'!F52,'漁業生產量值-漁業種類別魚類別生產量值3'!J52,'漁業生產量值-漁業種類別魚類別生產量值3'!L52,'漁業生產量值-漁業種類別魚類別生產量值3'!N52)&#10;+SUM('漁業生產量值-漁業種類別魚類別生產量值4'!H52,'漁業生產量值-漁業種類別魚類別生產量值4'!J52,'漁業生產量值-漁業種類別魚類別生產量值4'!L52,'漁業生產量值-漁業種類別魚類別生產量值4'!N52,'漁業生產量值-漁業種類別魚類別生產量值4'!P52)&#10;+SUM('漁業生產量值-漁業種類別魚類別生產量值5'!L52,'漁業生產量值-漁業種類別魚類別生產量值5'!N52,'漁業生產量值-漁業種類別魚類別生產量值5'!P52)&#10;+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+SUM('漁業生產量值-漁業種類別魚類別生產量值7'!D52,'漁業生產量值-漁業種類別魚類別生產量值7'!F52,'漁業生產量值-漁業種類別魚類別生產量值7'!H52)&#10;+SUM('漁業生產量值-漁業種類別魚類別生產量值9'!J52,'漁業生產量值-漁業種類別魚類別生產量值9'!L52)&#10;+SUM('漁業生產量值-漁業種類別魚類別生產量值10'!H52)&#10;+SUM('漁業生產量值-漁業種類別魚類別生產量值11'!D52,'漁業生產量值-漁業種類別魚類別生產量值11'!F52,'漁業生產量值-漁業種類別魚類別生產量值11'!H52,'漁業生產量值-漁業種類別魚類別生產量值11'!J52,'漁業生產量值-漁業種類別魚類別生產量值11'!L52)&#10;+SUM('漁業生產量值-漁業種類別魚類別生產量值12'!H52)&#10;+SUM('漁業生產量值-漁業種類別魚類別生產量值14'!D52,'漁業生產量值-漁業種類別魚類別生產量值14'!P52)&#10;+SUM('漁業生產量值-漁業種類別魚類別生產量值15'!D52,'漁業生產量值-漁業種類別魚類別生產量值15'!F52,'漁業生產量值-漁業種類別魚類別生產量值15'!H52,'漁業生產量值-漁業種類別魚類別生產量值15'!J52)&#10;)" table:style-name="ce55">
            <text:p>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2,M52,O52,'漁業生產量值-漁業種類別魚類別生產量值1'!C52)=0,&quot;-&quot;,SUM(K52,M52,O52,'漁業生產量值-漁業種類別魚類別生產量值1'!C52))" table:style-name="ce55">
            <text:p>-</text:p>
          </table:table-cell>
          <table:table-cell office:value-type="string" office:string-value="-" table:formula="msoxl:=  IF(SUM(L52,N52,P52,'漁業生產量值-漁業種類別魚類別生產量值1'!D52)=0,&quot;-&quot;,SUM(L52,N52,P52,'漁業生產量值-漁業種類別魚類別生產量值1'!D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1411.1215099999999" table:style-name="ce57">
            <text:p>1,411<text:s/></text:p>
          </table:table-cell>
          <table:table-cell office:value-type="float" office:value="130452.32329" table:style-name="ce57">
            <text:p>130,452<text:s/></text:p>
          </table:table-cell>
          <table:table-cell office:value-type="float" office:value="1286.9252100000001" table:formula="msoxl:=  IF(SUM(G53,I53)&#10;+SUM('漁業生產量值-漁業種類別魚類別生產量值1'!E53,'漁業生產量值-漁業種類別魚類別生產量值1'!G53,'漁業生產量值-漁業種類別魚類別生產量值1'!I53)&#10;+SUM('漁業生產量值-漁業種類別魚類別生產量值2'!C53,'漁業生產量值-漁業種類別魚類別生產量值2'!E53,'漁業生產量值-漁業種類別魚類別生產量值2'!G53,'漁業生產量值-漁業種類別魚類別生產量值2'!I53)&#10;+SUM('漁業生產量值-漁業種類別魚類別生產量值3'!E53,'漁業生產量值-漁業種類別魚類別生產量值3'!I53,'漁業生產量值-漁業種類別魚類別生產量值3'!K53,'漁業生產量值-漁業種類別魚類別生產量值3'!M53)&#10;+SUM('漁業生產量值-漁業種類別魚類別生產量值4'!G53,'漁業生產量值-漁業種類別魚類別生產量值4'!I53,'漁業生產量值-漁業種類別魚類別生產量值4'!K53,'漁業生產量值-漁業種類別魚類別生產量值4'!M53,'漁業生產量值-漁業種類別魚類別生產量值4'!O53)&#10;+SUM('漁業生產量值-漁業種類別魚類別生產量值5'!K53,'漁業生產量值-漁業種類別魚類別生產量值5'!M53,'漁業生產量值-漁業種類別魚類別生產量值5'!O53)&#10;+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+SUM('漁業生產量值-漁業種類別魚類別生產量值7'!C53,'漁業生產量值-漁業種類別魚類別生產量值7'!E53,'漁業生產量值-漁業種類別魚類別生產量值7'!G53)&#10;+SUM('漁業生產量值-漁業種類別魚類別生產量值9'!I53,'漁業生產量值-漁業種類別魚類別生產量值9'!K53)&#10;+SUM('漁業生產量值-漁業種類別魚類別生產量值10'!G53)&#10;+SUM('漁業生產量值-漁業種類別魚類別生產量值11'!C53,'漁業生產量值-漁業種類別魚類別生產量值11'!E53,'漁業生產量值-漁業種類別魚類別生產量值11'!G53,'漁業生產量值-漁業種類別魚類別生產量值11'!I53,'漁業生產量值-漁業種類別魚類別生產量值11'!K53)&#10;+SUM('漁業生產量值-漁業種類別魚類別生產量值12'!G53)&#10;+SUM('漁業生產量值-漁業種類別魚類別生產量值14'!C53,'漁業生產量值-漁業種類別魚類別生產量值14'!O53)&#10;+SUM('漁業生產量值-漁業種類別魚類別生產量值15'!C53,'漁業生產量值-漁業種類別魚類別生產量值15'!E53,'漁業生產量值-漁業種類別魚類別生產量值15'!G53,'漁業生產量值-漁業種類別魚類別生產量值15'!I53)=0,&quot;-&quot;,&#10;SUM(G53,I53)&#10;+SUM('漁業生產量值-漁業種類別魚類別生產量值1'!E53,'漁業生產量值-漁業種類別魚類別生產量值1'!G53,'漁業生產量值-漁業種類別魚類別生產量值1'!I53)&#10;+SUM('漁業生產量值-漁業種類別魚類別生產量值2'!C53,'漁業生產量值-漁業種類別魚類別生產量值2'!E53,'漁業生產量值-漁業種類別魚類別生產量值2'!G53,'漁業生產量值-漁業種類別魚類別生產量值2'!I53)&#10;+SUM('漁業生產量值-漁業種類別魚類別生產量值3'!E53,'漁業生產量值-漁業種類別魚類別生產量值3'!I53,'漁業生產量值-漁業種類別魚類別生產量值3'!K53,'漁業生產量值-漁業種類別魚類別生產量值3'!M53)&#10;+SUM('漁業生產量值-漁業種類別魚類別生產量值4'!G53,'漁業生產量值-漁業種類別魚類別生產量值4'!I53,'漁業生產量值-漁業種類別魚類別生產量值4'!K53,'漁業生產量值-漁業種類別魚類別生產量值4'!M53,'漁業生產量值-漁業種類別魚類別生產量值4'!O53)&#10;+SUM('漁業生產量值-漁業種類別魚類別生產量值5'!K53,'漁業生產量值-漁業種類別魚類別生產量值5'!M53,'漁業生產量值-漁業種類別魚類別生產量值5'!O53)&#10;+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+SUM('漁業生產量值-漁業種類別魚類別生產量值7'!C53,'漁業生產量值-漁業種類別魚類別生產量值7'!E53,'漁業生產量值-漁業種類別魚類別生產量值7'!G53)&#10;+SUM('漁業生產量值-漁業種類別魚類別生產量值9'!I53,'漁業生產量值-漁業種類別魚類別生產量值9'!K53)&#10;+SUM('漁業生產量值-漁業種類別魚類別生產量值10'!G53)&#10;+SUM('漁業生產量值-漁業種類別魚類別生產量值11'!C53,'漁業生產量值-漁業種類別魚類別生產量值11'!E53,'漁業生產量值-漁業種類別魚類別生產量值11'!G53,'漁業生產量值-漁業種類別魚類別生產量值11'!I53,'漁業生產量值-漁業種類別魚類別生產量值11'!K53)&#10;+SUM('漁業生產量值-漁業種類別魚類別生產量值12'!G53)&#10;+SUM('漁業生產量值-漁業種類別魚類別生產量值14'!C53,'漁業生產量值-漁業種類別魚類別生產量值14'!O53)&#10;+SUM('漁業生產量值-漁業種類別魚類別生產量值15'!C53,'漁業生產量值-漁業種類別魚類別生產量值15'!E53,'漁業生產量值-漁業種類別魚類別生產量值15'!G53,'漁業生產量值-漁業種類別魚類別生產量值15'!I53)&#10;)" table:style-name="ce55">
            <text:p>1,287<text:s/></text:p>
          </table:table-cell>
          <table:table-cell office:value-type="float" office:value="107426.18455999999" table:formula="msoxl:=  IF(SUM(H53,J53)&#10;+SUM('漁業生產量值-漁業種類別魚類別生產量值1'!F53,'漁業生產量值-漁業種類別魚類別生產量值1'!H53,'漁業生產量值-漁業種類別魚類別生產量值1'!J53,'漁業生產量值-漁業種類別魚類別生產量值1'!P53)&#10;+SUM('漁業生產量值-漁業種類別魚類別生產量值2'!D53,'漁業生產量值-漁業種類別魚類別生產量值2'!F53,'漁業生產量值-漁業種類別魚類別生產量值2'!H53,'漁業生產量值-漁業種類別魚類別生產量值2'!J53)&#10;+SUM('漁業生產量值-漁業種類別魚類別生產量值3'!F53,'漁業生產量值-漁業種類別魚類別生產量值3'!J53,'漁業生產量值-漁業種類別魚類別生產量值3'!L53,'漁業生產量值-漁業種類別魚類別生產量值3'!N53)&#10;+SUM('漁業生產量值-漁業種類別魚類別生產量值4'!H53,'漁業生產量值-漁業種類別魚類別生產量值4'!J53,'漁業生產量值-漁業種類別魚類別生產量值4'!L53,'漁業生產量值-漁業種類別魚類別生產量值4'!N53,'漁業生產量值-漁業種類別魚類別生產量值4'!P53)&#10;+SUM('漁業生產量值-漁業種類別魚類別生產量值5'!L53,'漁業生產量值-漁業種類別魚類別生產量值5'!N53,'漁業生產量值-漁業種類別魚類別生產量值5'!P53)&#10;+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+SUM('漁業生產量值-漁業種類別魚類別生產量值7'!D53,'漁業生產量值-漁業種類別魚類別生產量值7'!F53,'漁業生產量值-漁業種類別魚類別生產量值7'!H53)&#10;+SUM('漁業生產量值-漁業種類別魚類別生產量值9'!J53,'漁業生產量值-漁業種類別魚類別生產量值9'!L53)&#10;+SUM('漁業生產量值-漁業種類別魚類別生產量值10'!H53)&#10;+SUM('漁業生產量值-漁業種類別魚類別生產量值11'!D53,'漁業生產量值-漁業種類別魚類別生產量值11'!F53,'漁業生產量值-漁業種類別魚類別生產量值11'!H53,'漁業生產量值-漁業種類別魚類別生產量值11'!J53,'漁業生產量值-漁業種類別魚類別生產量值11'!L53)&#10;+SUM('漁業生產量值-漁業種類別魚類別生產量值12'!H53)&#10;+SUM('漁業生產量值-漁業種類別魚類別生產量值14'!D53,'漁業生產量值-漁業種類別魚類別生產量值14'!P53)&#10;+SUM('漁業生產量值-漁業種類別魚類別生產量值15'!D53,'漁業生產量值-漁業種類別魚類別生產量值15'!F53,'漁業生產量值-漁業種類別魚類別生產量值15'!H53,'漁業生產量值-漁業種類別魚類別生產量值15'!J53)=0,&quot;-&quot;,&#10;SUM(H53,J53)&#10;+SUM('漁業生產量值-漁業種類別魚類別生產量值1'!F53,'漁業生產量值-漁業種類別魚類別生產量值1'!H53,'漁業生產量值-漁業種類別魚類別生產量值1'!J53,'漁業生產量值-漁業種類別魚類別生產量值1'!P53)&#10;+SUM('漁業生產量值-漁業種類別魚類別生產量值2'!D53,'漁業生產量值-漁業種類別魚類別生產量值2'!F53,'漁業生產量值-漁業種類別魚類別生產量值2'!H53,'漁業生產量值-漁業種類別魚類別生產量值2'!J53)&#10;+SUM('漁業生產量值-漁業種類別魚類別生產量值3'!F53,'漁業生產量值-漁業種類別魚類別生產量值3'!J53,'漁業生產量值-漁業種類別魚類別生產量值3'!L53,'漁業生產量值-漁業種類別魚類別生產量值3'!N53)&#10;+SUM('漁業生產量值-漁業種類別魚類別生產量值4'!H53,'漁業生產量值-漁業種類別魚類別生產量值4'!J53,'漁業生產量值-漁業種類別魚類別生產量值4'!L53,'漁業生產量值-漁業種類別魚類別生產量值4'!N53,'漁業生產量值-漁業種類別魚類別生產量值4'!P53)&#10;+SUM('漁業生產量值-漁業種類別魚類別生產量值5'!L53,'漁業生產量值-漁業種類別魚類別生產量值5'!N53,'漁業生產量值-漁業種類別魚類別生產量值5'!P53)&#10;+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+SUM('漁業生產量值-漁業種類別魚類別生產量值7'!D53,'漁業生產量值-漁業種類別魚類別生產量值7'!F53,'漁業生產量值-漁業種類別魚類別生產量值7'!H53)&#10;+SUM('漁業生產量值-漁業種類別魚類別生產量值9'!J53,'漁業生產量值-漁業種類別魚類別生產量值9'!L53)&#10;+SUM('漁業生產量值-漁業種類別魚類別生產量值10'!H53)&#10;+SUM('漁業生產量值-漁業種類別魚類別生產量值11'!D53,'漁業生產量值-漁業種類別魚類別生產量值11'!F53,'漁業生產量值-漁業種類別魚類別生產量值11'!H53,'漁業生產量值-漁業種類別魚類別生產量值11'!J53,'漁業生產量值-漁業種類別魚類別生產量值11'!L53)&#10;+SUM('漁業生產量值-漁業種類別魚類別生產量值12'!H53)&#10;+SUM('漁業生產量值-漁業種類別魚類別生產量值14'!D53,'漁業生產量值-漁業種類別魚類別生產量值14'!P53)&#10;+SUM('漁業生產量值-漁業種類別魚類別生產量值15'!D53,'漁業生產量值-漁業種類別魚類別生產量值15'!F53,'漁業生產量值-漁業種類別魚類別生產量值15'!H53,'漁業生產量值-漁業種類別魚類別生產量值15'!J53)&#10;)" table:style-name="ce55">
            <text:p>107,426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3,M53,O53,'漁業生產量值-漁業種類別魚類別生產量值1'!C53)=0,&quot;-&quot;,SUM(K53,M53,O53,'漁業生產量值-漁業種類別魚類別生產量值1'!C53))" table:style-name="ce55">
            <text:p>-</text:p>
          </table:table-cell>
          <table:table-cell office:value-type="string" office:string-value="-" table:formula="msoxl:=  IF(SUM(L53,N53,P53,'漁業生產量值-漁業種類別魚類別生產量值1'!D53)=0,&quot;-&quot;,SUM(L53,N53,P53,'漁業生產量值-漁業種類別魚類別生產量值1'!D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float" office:value="88.411999999999992" table:formula="msoxl:=  IF(SUM(C55:C57)=0,&quot;-&quot;,SUM(C55:C57))" table:style-name="ce52">
            <text:p>88<text:s/></text:p>
          </table:table-cell>
          <table:table-cell office:value-type="float" office:value="6264.9660000000003" table:formula="msoxl:=  IF(SUM(D55:D57)=0,&quot;-&quot;,SUM(D55:D57))" table:style-name="ce52">
            <text:p>6,265<text:s/></text:p>
          </table:table-cell>
          <table:table-cell office:value-type="float" office:value="86.540999999999997" table:formula="msoxl:=  IF(SUM(E55:E57)=0,&quot;-&quot;,SUM(E55:E57))" table:style-name="ce52">
            <text:p>87<text:s/></text:p>
          </table:table-cell>
          <table:table-cell office:value-type="float" office:value="5974.1060000000007" table:formula="msoxl:=  IF(SUM(F55:F57)=0,&quot;-&quot;,SUM(F55:F57))" table:style-name="ce53">
            <text:p>5,974<text:s/></text:p>
          </table:table-cell>
          <table:table-cell office:value-type="float" office:value="1.54" table:formula="msoxl:=  IF(SUM(G55:G57)=0,&quot;-&quot;,SUM(G55:G57))" table:style-name="ce52">
            <text:p>2<text:s/></text:p>
          </table:table-cell>
          <table:table-cell office:value-type="float" office:value="107.80000000000001" table:formula="msoxl:=  IF(SUM(H55:H57)=0,&quot;-&quot;,SUM(H55:H57))" table:style-name="ce52">
            <text:p>108<text:s/></text:p>
          </table:table-cell>
          <table:table-cell office:value-type="float" office:value="81.456000000000003" table:formula="msoxl:=  IF(SUM(I55:I57)=0,&quot;-&quot;,SUM(I55:I57))" table:style-name="ce52">
            <text:p>81<text:s/></text:p>
          </table:table-cell>
          <table:table-cell office:value-type="float" office:value="5545.3060000000005" table:formula="msoxl:=  IF(SUM(J55:J57)=0,&quot;-&quot;,SUM(J55:J57))" table:style-name="ce53">
            <text:p>5,545<text:s/></text:p>
          </table:table-cell>
          <table:table-cell office:value-type="float" office:value="1.1779999999999999" table:formula="msoxl:=  IF(SUM(K55:K57)=0,&quot;-&quot;,SUM(K55:K57))" table:style-name="ce52">
            <text:p>1<text:s/></text:p>
          </table:table-cell>
          <table:table-cell office:value-type="float" office:value="80.36" table:formula="msoxl:=  IF(SUM(L55:L57)=0,&quot;-&quot;,SUM(L55:L57))" table:style-name="ce52">
            <text:p>80<text:s/></text:p>
          </table:table-cell>
          <table:table-cell office:value-type="float" office:value="0.17" table:formula="msoxl:=  IF(SUM(M55:M57)=0,&quot;-&quot;,SUM(M55:M57))" table:style-name="ce52">
            <text:p>0<text:s/></text:p>
          </table:table-cell>
          <table:table-cell office:value-type="float" office:value="11.05" table:formula="msoxl:=  IF(SUM(N55:N57)=0,&quot;-&quot;,SUM(N55:N57))" table:style-name="ce52">
            <text:p>11<text:s/></text:p>
          </table:table-cell>
          <table:table-cell office:value-type="float" office:value="0.46800000000000003" table:formula="msoxl:=  IF(SUM(O55:O57)=0,&quot;-&quot;,SUM(O55:O57))" table:style-name="ce52">
            <text:p>0<text:s/></text:p>
          </table:table-cell>
          <table:table-cell office:value-type="float" office:value="38.375999999999998" table:formula="msoxl:=  IF(SUM(P55:P57)=0,&quot;-&quot;,SUM(P55:P57))" table:style-name="ce52">
            <text:p>3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float" office:value="0.97" table:style-name="ce55">
            <text:p>1<text:s/></text:p>
          </table:table-cell>
          <table:table-cell office:value-type="float" office:value="67.5" table:style-name="ce55">
            <text:p>68<text:s/></text:p>
          </table:table-cell>
          <table:table-cell office:value-type="float" office:value="0.97000000000000008" table:formula="msoxl:=  IF(SUM(G55,I55)&#10;+SUM('漁業生產量值-漁業種類別魚類別生產量值1'!E55,'漁業生產量值-漁業種類別魚類別生產量值1'!G55,'漁業生產量值-漁業種類別魚類別生產量值1'!I55)&#10;+SUM('漁業生產量值-漁業種類別魚類別生產量值2'!C55,'漁業生產量值-漁業種類別魚類別生產量值2'!E55,'漁業生產量值-漁業種類別魚類別生產量值2'!G55,'漁業生產量值-漁業種類別魚類別生產量值2'!I55)&#10;+SUM('漁業生產量值-漁業種類別魚類別生產量值3'!E55,'漁業生產量值-漁業種類別魚類別生產量值3'!I55,'漁業生產量值-漁業種類別魚類別生產量值3'!K55,'漁業生產量值-漁業種類別魚類別生產量值3'!M55)&#10;+SUM('漁業生產量值-漁業種類別魚類別生產量值4'!G55,'漁業生產量值-漁業種類別魚類別生產量值4'!I55,'漁業生產量值-漁業種類別魚類別生產量值4'!K55,'漁業生產量值-漁業種類別魚類別生產量值4'!M55,'漁業生產量值-漁業種類別魚類別生產量值4'!O55)&#10;+SUM('漁業生產量值-漁業種類別魚類別生產量值5'!K55,'漁業生產量值-漁業種類別魚類別生產量值5'!M55,'漁業生產量值-漁業種類別魚類別生產量值5'!O55)&#10;+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+SUM('漁業生產量值-漁業種類別魚類別生產量值7'!C55,'漁業生產量值-漁業種類別魚類別生產量值7'!E55,'漁業生產量值-漁業種類別魚類別生產量值7'!G55)&#10;+SUM('漁業生產量值-漁業種類別魚類別生產量值9'!I55,'漁業生產量值-漁業種類別魚類別生產量值9'!K55)&#10;+SUM('漁業生產量值-漁業種類別魚類別生產量值10'!G55)&#10;+SUM('漁業生產量值-漁業種類別魚類別生產量值11'!C55,'漁業生產量值-漁業種類別魚類別生產量值11'!E55,'漁業生產量值-漁業種類別魚類別生產量值11'!G55,'漁業生產量值-漁業種類別魚類別生產量值11'!I55,'漁業生產量值-漁業種類別魚類別生產量值11'!K55)&#10;+SUM('漁業生產量值-漁業種類別魚類別生產量值12'!G55)&#10;+SUM('漁業生產量值-漁業種類別魚類別生產量值14'!C55,'漁業生產量值-漁業種類別魚類別生產量值14'!O55)&#10;+SUM('漁業生產量值-漁業種類別魚類別生產量值15'!C55,'漁業生產量值-漁業種類別魚類別生產量值15'!E55,'漁業生產量值-漁業種類別魚類別生產量值15'!G55,'漁業生產量值-漁業種類別魚類別生產量值15'!I55)=0,&quot;-&quot;,&#10;SUM(G55,I55)&#10;+SUM('漁業生產量值-漁業種類別魚類別生產量值1'!E55,'漁業生產量值-漁業種類別魚類別生產量值1'!G55,'漁業生產量值-漁業種類別魚類別生產量值1'!I55)&#10;+SUM('漁業生產量值-漁業種類別魚類別生產量值2'!C55,'漁業生產量值-漁業種類別魚類別生產量值2'!E55,'漁業生產量值-漁業種類別魚類別生產量值2'!G55,'漁業生產量值-漁業種類別魚類別生產量值2'!I55)&#10;+SUM('漁業生產量值-漁業種類別魚類別生產量值3'!E55,'漁業生產量值-漁業種類別魚類別生產量值3'!I55,'漁業生產量值-漁業種類別魚類別生產量值3'!K55,'漁業生產量值-漁業種類別魚類別生產量值3'!M55)&#10;+SUM('漁業生產量值-漁業種類別魚類別生產量值4'!G55,'漁業生產量值-漁業種類別魚類別生產量值4'!I55,'漁業生產量值-漁業種類別魚類別生產量值4'!K55,'漁業生產量值-漁業種類別魚類別生產量值4'!M55,'漁業生產量值-漁業種類別魚類別生產量值4'!O55)&#10;+SUM('漁業生產量值-漁業種類別魚類別生產量值5'!K55,'漁業生產量值-漁業種類別魚類別生產量值5'!M55,'漁業生產量值-漁業種類別魚類別生產量值5'!O55)&#10;+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+SUM('漁業生產量值-漁業種類別魚類別生產量值7'!C55,'漁業生產量值-漁業種類別魚類別生產量值7'!E55,'漁業生產量值-漁業種類別魚類別生產量值7'!G55)&#10;+SUM('漁業生產量值-漁業種類別魚類別生產量值9'!I55,'漁業生產量值-漁業種類別魚類別生產量值9'!K55)&#10;+SUM('漁業生產量值-漁業種類別魚類別生產量值10'!G55)&#10;+SUM('漁業生產量值-漁業種類別魚類別生產量值11'!C55,'漁業生產量值-漁業種類別魚類別生產量值11'!E55,'漁業生產量值-漁業種類別魚類別生產量值11'!G55,'漁業生產量值-漁業種類別魚類別生產量值11'!I55,'漁業生產量值-漁業種類別魚類別生產量值11'!K55)&#10;+SUM('漁業生產量值-漁業種類別魚類別生產量值12'!G55)&#10;+SUM('漁業生產量值-漁業種類別魚類別生產量值14'!C55,'漁業生產量值-漁業種類別魚類別生產量值14'!O55)&#10;+SUM('漁業生產量值-漁業種類別魚類別生產量值15'!C55,'漁業生產量值-漁業種類別魚類別生產量值15'!E55,'漁業生產量值-漁業種類別魚類別生產量值15'!G55,'漁業生產量值-漁業種類別魚類別生產量值15'!I55)&#10;)" table:style-name="ce55">
            <text:p>1<text:s/></text:p>
          </table:table-cell>
          <table:table-cell office:value-type="float" office:value="67.5" table:formula="msoxl:=  IF(SUM(H55,J55)&#10;+SUM('漁業生產量值-漁業種類別魚類別生產量值1'!F55,'漁業生產量值-漁業種類別魚類別生產量值1'!H55,'漁業生產量值-漁業種類別魚類別生產量值1'!J55,'漁業生產量值-漁業種類別魚類別生產量值1'!P55)&#10;+SUM('漁業生產量值-漁業種類別魚類別生產量值2'!D55,'漁業生產量值-漁業種類別魚類別生產量值2'!F55,'漁業生產量值-漁業種類別魚類別生產量值2'!H55,'漁業生產量值-漁業種類別魚類別生產量值2'!J55)&#10;+SUM('漁業生產量值-漁業種類別魚類別生產量值3'!F55,'漁業生產量值-漁業種類別魚類別生產量值3'!J55,'漁業生產量值-漁業種類別魚類別生產量值3'!L55,'漁業生產量值-漁業種類別魚類別生產量值3'!N55)&#10;+SUM('漁業生產量值-漁業種類別魚類別生產量值4'!H55,'漁業生產量值-漁業種類別魚類別生產量值4'!J55,'漁業生產量值-漁業種類別魚類別生產量值4'!L55,'漁業生產量值-漁業種類別魚類別生產量值4'!N55,'漁業生產量值-漁業種類別魚類別生產量值4'!P55)&#10;+SUM('漁業生產量值-漁業種類別魚類別生產量值5'!L55,'漁業生產量值-漁業種類別魚類別生產量值5'!N55,'漁業生產量值-漁業種類別魚類別生產量值5'!P55)&#10;+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+SUM('漁業生產量值-漁業種類別魚類別生產量值7'!D55,'漁業生產量值-漁業種類別魚類別生產量值7'!F55,'漁業生產量值-漁業種類別魚類別生產量值7'!H55)&#10;+SUM('漁業生產量值-漁業種類別魚類別生產量值9'!J55,'漁業生產量值-漁業種類別魚類別生產量值9'!L55)&#10;+SUM('漁業生產量值-漁業種類別魚類別生產量值10'!H55)&#10;+SUM('漁業生產量值-漁業種類別魚類別生產量值11'!D55,'漁業生產量值-漁業種類別魚類別生產量值11'!F55,'漁業生產量值-漁業種類別魚類別生產量值11'!H55,'漁業生產量值-漁業種類別魚類別生產量值11'!J55,'漁業生產量值-漁業種類別魚類別生產量值11'!L55)&#10;+SUM('漁業生產量值-漁業種類別魚類別生產量值12'!H55)&#10;+SUM('漁業生產量值-漁業種類別魚類別生產量值14'!D55,'漁業生產量值-漁業種類別魚類別生產量值14'!P55)&#10;+SUM('漁業生產量值-漁業種類別魚類別生產量值15'!D55,'漁業生產量值-漁業種類別魚類別生產量值15'!F55,'漁業生產量值-漁業種類別魚類別生產量值15'!H55,'漁業生產量值-漁業種類別魚類別生產量值15'!J55)=0,&quot;-&quot;,&#10;SUM(H55,J55)&#10;+SUM('漁業生產量值-漁業種類別魚類別生產量值1'!F55,'漁業生產量值-漁業種類別魚類別生產量值1'!H55,'漁業生產量值-漁業種類別魚類別生產量值1'!J55,'漁業生產量值-漁業種類別魚類別生產量值1'!P55)&#10;+SUM('漁業生產量值-漁業種類別魚類別生產量值2'!D55,'漁業生產量值-漁業種類別魚類別生產量值2'!F55,'漁業生產量值-漁業種類別魚類別生產量值2'!H55,'漁業生產量值-漁業種類別魚類別生產量值2'!J55)&#10;+SUM('漁業生產量值-漁業種類別魚類別生產量值3'!F55,'漁業生產量值-漁業種類別魚類別生產量值3'!J55,'漁業生產量值-漁業種類別魚類別生產量值3'!L55,'漁業生產量值-漁業種類別魚類別生產量值3'!N55)&#10;+SUM('漁業生產量值-漁業種類別魚類別生產量值4'!H55,'漁業生產量值-漁業種類別魚類別生產量值4'!J55,'漁業生產量值-漁業種類別魚類別生產量值4'!L55,'漁業生產量值-漁業種類別魚類別生產量值4'!N55,'漁業生產量值-漁業種類別魚類別生產量值4'!P55)&#10;+SUM('漁業生產量值-漁業種類別魚類別生產量值5'!L55,'漁業生產量值-漁業種類別魚類別生產量值5'!N55,'漁業生產量值-漁業種類別魚類別生產量值5'!P55)&#10;+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+SUM('漁業生產量值-漁業種類別魚類別生產量值7'!D55,'漁業生產量值-漁業種類別魚類別生產量值7'!F55,'漁業生產量值-漁業種類別魚類別生產量值7'!H55)&#10;+SUM('漁業生產量值-漁業種類別魚類別生產量值9'!J55,'漁業生產量值-漁業種類別魚類別生產量值9'!L55)&#10;+SUM('漁業生產量值-漁業種類別魚類別生產量值10'!H55)&#10;+SUM('漁業生產量值-漁業種類別魚類別生產量值11'!D55,'漁業生產量值-漁業種類別魚類別生產量值11'!F55,'漁業生產量值-漁業種類別魚類別生產量值11'!H55,'漁業生產量值-漁業種類別魚類別生產量值11'!J55,'漁業生產量值-漁業種類別魚類別生產量值11'!L55)&#10;+SUM('漁業生產量值-漁業種類別魚類別生產量值12'!H55)&#10;+SUM('漁業生產量值-漁業種類別魚類別生產量值14'!D55,'漁業生產量值-漁業種類別魚類別生產量值14'!P55)&#10;+SUM('漁業生產量值-漁業種類別魚類別生產量值15'!D55,'漁業生產量值-漁業種類別魚類別生產量值15'!F55,'漁業生產量值-漁業種類別魚類別生產量值15'!H55,'漁業生產量值-漁業種類別魚類別生產量值15'!J55)&#10;)" table:style-name="ce55">
            <text:p>68<text:s/></text:p>
          </table:table-cell>
          <table:table-cell office:value-type="float" office:value="0.63" table:style-name="ce55">
            <text:p>1<text:s/></text:p>
          </table:table-cell>
          <table:table-cell office:value-type="float" office:value="44.1" table:style-name="ce55">
            <text:p>44<text:s/></text:p>
          </table:table-cell>
          <table:table-cell office:value-type="float" office:value="0.31000000000000005" table:formula="msoxl:=  IF(SUM(K55,M55,O55,'漁業生產量值-漁業種類別魚類別生產量值1'!C55)=0,&quot;-&quot;,SUM(K55,M55,O55,'漁業生產量值-漁業種類別魚類別生產量值1'!C55))" table:style-name="ce55">
            <text:p>0<text:s/></text:p>
          </table:table-cell>
          <table:table-cell office:value-type="float" office:value="18.75" table:formula="msoxl:=  IF(SUM(L55,N55,P55,'漁業生產量值-漁業種類別魚類別生產量值1'!D55)=0,&quot;-&quot;,SUM(L55,N55,P55,'漁業生產量值-漁業種類別魚類別生產量值1'!D55))" table:style-name="ce55">
            <text:p>19<text:s/></text:p>
          </table:table-cell>
          <table:table-cell office:value-type="float" office:value="0.14000000000000001" table:style-name="ce55">
            <text:p>0<text:s/></text:p>
          </table:table-cell>
          <table:table-cell office:value-type="float" office:value="7.7" table:style-name="ce55">
            <text:p>8<text:s/></text:p>
          </table:table-cell>
          <table:table-cell office:value-type="float" office:value="0.17" table:style-name="ce55">
            <text:p>0<text:s/></text:p>
          </table:table-cell>
          <table:table-cell office:value-type="float" office:value="11.05" table:style-name="ce55">
            <text:p>1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float" office:value="87.441999999999993" table:style-name="ce55">
            <text:p>87<text:s/></text:p>
          </table:table-cell>
          <table:table-cell office:value-type="float" office:value="6197.4660000000003" table:style-name="ce55">
            <text:p>6,197<text:s/></text:p>
          </table:table-cell>
          <table:table-cell office:value-type="float" office:value="85.570999999999998" table:formula="msoxl:=  IF(SUM(G56,I56)&#10;+SUM('漁業生產量值-漁業種類別魚類別生產量值1'!E56,'漁業生產量值-漁業種類別魚類別生產量值1'!G56,'漁業生產量值-漁業種類別魚類別生產量值1'!I56)&#10;+SUM('漁業生產量值-漁業種類別魚類別生產量值2'!C56,'漁業生產量值-漁業種類別魚類別生產量值2'!E56,'漁業生產量值-漁業種類別魚類別生產量值2'!G56,'漁業生產量值-漁業種類別魚類別生產量值2'!I56)&#10;+SUM('漁業生產量值-漁業種類別魚類別生產量值3'!E56,'漁業生產量值-漁業種類別魚類別生產量值3'!I56,'漁業生產量值-漁業種類別魚類別生產量值3'!K56,'漁業生產量值-漁業種類別魚類別生產量值3'!M56)&#10;+SUM('漁業生產量值-漁業種類別魚類別生產量值4'!G56,'漁業生產量值-漁業種類別魚類別生產量值4'!I56,'漁業生產量值-漁業種類別魚類別生產量值4'!K56,'漁業生產量值-漁業種類別魚類別生產量值4'!M56,'漁業生產量值-漁業種類別魚類別生產量值4'!O56)&#10;+SUM('漁業生產量值-漁業種類別魚類別生產量值5'!K56,'漁業生產量值-漁業種類別魚類別生產量值5'!M56,'漁業生產量值-漁業種類別魚類別生產量值5'!O56)&#10;+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+SUM('漁業生產量值-漁業種類別魚類別生產量值7'!C56,'漁業生產量值-漁業種類別魚類別生產量值7'!E56,'漁業生產量值-漁業種類別魚類別生產量值7'!G56)&#10;+SUM('漁業生產量值-漁業種類別魚類別生產量值9'!I56,'漁業生產量值-漁業種類別魚類別生產量值9'!K56)&#10;+SUM('漁業生產量值-漁業種類別魚類別生產量值10'!G56)&#10;+SUM('漁業生產量值-漁業種類別魚類別生產量值11'!C56,'漁業生產量值-漁業種類別魚類別生產量值11'!E56,'漁業生產量值-漁業種類別魚類別生產量值11'!G56,'漁業生產量值-漁業種類別魚類別生產量值11'!I56,'漁業生產量值-漁業種類別魚類別生產量值11'!K56)&#10;+SUM('漁業生產量值-漁業種類別魚類別生產量值12'!G56)&#10;+SUM('漁業生產量值-漁業種類別魚類別生產量值14'!C56,'漁業生產量值-漁業種類別魚類別生產量值14'!O56)&#10;+SUM('漁業生產量值-漁業種類別魚類別生產量值15'!C56,'漁業生產量值-漁業種類別魚類別生產量值15'!E56,'漁業生產量值-漁業種類別魚類別生產量值15'!G56,'漁業生產量值-漁業種類別魚類別生產量值15'!I56)=0,&quot;-&quot;,&#10;SUM(G56,I56)&#10;+SUM('漁業生產量值-漁業種類別魚類別生產量值1'!E56,'漁業生產量值-漁業種類別魚類別生產量值1'!G56,'漁業生產量值-漁業種類別魚類別生產量值1'!I56)&#10;+SUM('漁業生產量值-漁業種類別魚類別生產量值2'!C56,'漁業生產量值-漁業種類別魚類別生產量值2'!E56,'漁業生產量值-漁業種類別魚類別生產量值2'!G56,'漁業生產量值-漁業種類別魚類別生產量值2'!I56)&#10;+SUM('漁業生產量值-漁業種類別魚類別生產量值3'!E56,'漁業生產量值-漁業種類別魚類別生產量值3'!I56,'漁業生產量值-漁業種類別魚類別生產量值3'!K56,'漁業生產量值-漁業種類別魚類別生產量值3'!M56)&#10;+SUM('漁業生產量值-漁業種類別魚類別生產量值4'!G56,'漁業生產量值-漁業種類別魚類別生產量值4'!I56,'漁業生產量值-漁業種類別魚類別生產量值4'!K56,'漁業生產量值-漁業種類別魚類別生產量值4'!M56,'漁業生產量值-漁業種類別魚類別生產量值4'!O56)&#10;+SUM('漁業生產量值-漁業種類別魚類別生產量值5'!K56,'漁業生產量值-漁業種類別魚類別生產量值5'!M56,'漁業生產量值-漁業種類別魚類別生產量值5'!O56)&#10;+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+SUM('漁業生產量值-漁業種類別魚類別生產量值7'!C56,'漁業生產量值-漁業種類別魚類別生產量值7'!E56,'漁業生產量值-漁業種類別魚類別生產量值7'!G56)&#10;+SUM('漁業生產量值-漁業種類別魚類別生產量值9'!I56,'漁業生產量值-漁業種類別魚類別生產量值9'!K56)&#10;+SUM('漁業生產量值-漁業種類別魚類別生產量值10'!G56)&#10;+SUM('漁業生產量值-漁業種類別魚類別生產量值11'!C56,'漁業生產量值-漁業種類別魚類別生產量值11'!E56,'漁業生產量值-漁業種類別魚類別生產量值11'!G56,'漁業生產量值-漁業種類別魚類別生產量值11'!I56,'漁業生產量值-漁業種類別魚類別生產量值11'!K56)&#10;+SUM('漁業生產量值-漁業種類別魚類別生產量值12'!G56)&#10;+SUM('漁業生產量值-漁業種類別魚類別生產量值14'!C56,'漁業生產量值-漁業種類別魚類別生產量值14'!O56)&#10;+SUM('漁業生產量值-漁業種類別魚類別生產量值15'!C56,'漁業生產量值-漁業種類別魚類別生產量值15'!E56,'漁業生產量值-漁業種類別魚類別生產量值15'!G56,'漁業生產量值-漁業種類別魚類別生產量值15'!I56)&#10;)" table:style-name="ce55">
            <text:p>86<text:s/></text:p>
          </table:table-cell>
          <table:table-cell office:value-type="float" office:value="5906.6060000000007" table:formula="msoxl:=  IF(SUM(H56,J56)&#10;+SUM('漁業生產量值-漁業種類別魚類別生產量值1'!F56,'漁業生產量值-漁業種類別魚類別生產量值1'!H56,'漁業生產量值-漁業種類別魚類別生產量值1'!J56,'漁業生產量值-漁業種類別魚類別生產量值1'!P56)&#10;+SUM('漁業生產量值-漁業種類別魚類別生產量值2'!D56,'漁業生產量值-漁業種類別魚類別生產量值2'!F56,'漁業生產量值-漁業種類別魚類別生產量值2'!H56,'漁業生產量值-漁業種類別魚類別生產量值2'!J56)&#10;+SUM('漁業生產量值-漁業種類別魚類別生產量值3'!F56,'漁業生產量值-漁業種類別魚類別生產量值3'!J56,'漁業生產量值-漁業種類別魚類別生產量值3'!L56,'漁業生產量值-漁業種類別魚類別生產量值3'!N56)&#10;+SUM('漁業生產量值-漁業種類別魚類別生產量值4'!H56,'漁業生產量值-漁業種類別魚類別生產量值4'!J56,'漁業生產量值-漁業種類別魚類別生產量值4'!L56,'漁業生產量值-漁業種類別魚類別生產量值4'!N56,'漁業生產量值-漁業種類別魚類別生產量值4'!P56)&#10;+SUM('漁業生產量值-漁業種類別魚類別生產量值5'!L56,'漁業生產量值-漁業種類別魚類別生產量值5'!N56,'漁業生產量值-漁業種類別魚類別生產量值5'!P56)&#10;+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+SUM('漁業生產量值-漁業種類別魚類別生產量值7'!D56,'漁業生產量值-漁業種類別魚類別生產量值7'!F56,'漁業生產量值-漁業種類別魚類別生產量值7'!H56)&#10;+SUM('漁業生產量值-漁業種類別魚類別生產量值9'!J56,'漁業生產量值-漁業種類別魚類別生產量值9'!L56)&#10;+SUM('漁業生產量值-漁業種類別魚類別生產量值10'!H56)&#10;+SUM('漁業生產量值-漁業種類別魚類別生產量值11'!D56,'漁業生產量值-漁業種類別魚類別生產量值11'!F56,'漁業生產量值-漁業種類別魚類別生產量值11'!H56,'漁業生產量值-漁業種類別魚類別生產量值11'!J56,'漁業生產量值-漁業種類別魚類別生產量值11'!L56)&#10;+SUM('漁業生產量值-漁業種類別魚類別生產量值12'!H56)&#10;+SUM('漁業生產量值-漁業種類別魚類別生產量值14'!D56,'漁業生產量值-漁業種類別魚類別生產量值14'!P56)&#10;+SUM('漁業生產量值-漁業種類別魚類別生產量值15'!D56,'漁業生產量值-漁業種類別魚類別生產量值15'!F56,'漁業生產量值-漁業種類別魚類別生產量值15'!H56,'漁業生產量值-漁業種類別魚類別生產量值15'!J56)=0,&quot;-&quot;,&#10;SUM(H56,J56)&#10;+SUM('漁業生產量值-漁業種類別魚類別生產量值1'!F56,'漁業生產量值-漁業種類別魚類別生產量值1'!H56,'漁業生產量值-漁業種類別魚類別生產量值1'!J56,'漁業生產量值-漁業種類別魚類別生產量值1'!P56)&#10;+SUM('漁業生產量值-漁業種類別魚類別生產量值2'!D56,'漁業生產量值-漁業種類別魚類別生產量值2'!F56,'漁業生產量值-漁業種類別魚類別生產量值2'!H56,'漁業生產量值-漁業種類別魚類別生產量值2'!J56)&#10;+SUM('漁業生產量值-漁業種類別魚類別生產量值3'!F56,'漁業生產量值-漁業種類別魚類別生產量值3'!J56,'漁業生產量值-漁業種類別魚類別生產量值3'!L56,'漁業生產量值-漁業種類別魚類別生產量值3'!N56)&#10;+SUM('漁業生產量值-漁業種類別魚類別生產量值4'!H56,'漁業生產量值-漁業種類別魚類別生產量值4'!J56,'漁業生產量值-漁業種類別魚類別生產量值4'!L56,'漁業生產量值-漁業種類別魚類別生產量值4'!N56,'漁業生產量值-漁業種類別魚類別生產量值4'!P56)&#10;+SUM('漁業生產量值-漁業種類別魚類別生產量值5'!L56,'漁業生產量值-漁業種類別魚類別生產量值5'!N56,'漁業生產量值-漁業種類別魚類別生產量值5'!P56)&#10;+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+SUM('漁業生產量值-漁業種類別魚類別生產量值7'!D56,'漁業生產量值-漁業種類別魚類別生產量值7'!F56,'漁業生產量值-漁業種類別魚類別生產量值7'!H56)&#10;+SUM('漁業生產量值-漁業種類別魚類別生產量值9'!J56,'漁業生產量值-漁業種類別魚類別生產量值9'!L56)&#10;+SUM('漁業生產量值-漁業種類別魚類別生產量值10'!H56)&#10;+SUM('漁業生產量值-漁業種類別魚類別生產量值11'!D56,'漁業生產量值-漁業種類別魚類別生產量值11'!F56,'漁業生產量值-漁業種類別魚類別生產量值11'!H56,'漁業生產量值-漁業種類別魚類別生產量值11'!J56,'漁業生產量值-漁業種類別魚類別生產量值11'!L56)&#10;+SUM('漁業生產量值-漁業種類別魚類別生產量值12'!H56)&#10;+SUM('漁業生產量值-漁業種類別魚類別生產量值14'!D56,'漁業生產量值-漁業種類別魚類別生產量值14'!P56)&#10;+SUM('漁業生產量值-漁業種類別魚類別生產量值15'!D56,'漁業生產量值-漁業種類別魚類別生產量值15'!F56,'漁業生產量值-漁業種類別魚類別生產量值15'!H56,'漁業生產量值-漁業種類別魚類別生產量值15'!J56)&#10;)" table:style-name="ce55">
            <text:p>5,907<text:s/></text:p>
          </table:table-cell>
          <table:table-cell office:value-type="float" office:value="0.91" table:style-name="ce55">
            <text:p>1<text:s/></text:p>
          </table:table-cell>
          <table:table-cell office:value-type="float" office:value="63.7" table:style-name="ce55">
            <text:p>64<text:s/></text:p>
          </table:table-cell>
          <table:table-cell office:value-type="float" office:value="81.146000000000001" table:formula="msoxl:=  IF(SUM(K56,M56,O56,'漁業生產量值-漁業種類別魚類別生產量值1'!C56)=0,&quot;-&quot;,SUM(K56,M56,O56,'漁業生產量值-漁業種類別魚類別生產量值1'!C56))" table:style-name="ce55">
            <text:p>81<text:s/></text:p>
          </table:table-cell>
          <table:table-cell office:value-type="float" office:value="5526.5560000000005" table:formula="msoxl:=  IF(SUM(L56,N56,P56,'漁業生產量值-漁業種類別魚類別生產量值1'!D56)=0,&quot;-&quot;,SUM(L56,N56,P56,'漁業生產量值-漁業種類別魚類別生產量值1'!D56))" table:style-name="ce55">
            <text:p>5,527<text:s/></text:p>
          </table:table-cell>
          <table:table-cell office:value-type="float" office:value="1.038" table:style-name="ce55">
            <text:p>1<text:s/></text:p>
          </table:table-cell>
          <table:table-cell office:value-type="float" office:value="72.66" table:style-name="ce55">
            <text:p>7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6800000000000003" table:style-name="ce55">
            <text:p>0<text:s/></text:p>
          </table:table-cell>
          <table:table-cell office:value-type="float" office:value="38.375999999999998" table:style-name="ce55">
            <text:p>38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57,I57)&#10;+SUM('漁業生產量值-漁業種類別魚類別生產量值1'!E57,'漁業生產量值-漁業種類別魚類別生產量值1'!G57,'漁業生產量值-漁業種類別魚類別生產量值1'!I57)&#10;+SUM('漁業生產量值-漁業種類別魚類別生產量值2'!C57,'漁業生產量值-漁業種類別魚類別生產量值2'!E57,'漁業生產量值-漁業種類別魚類別生產量值2'!G57,'漁業生產量值-漁業種類別魚類別生產量值2'!I57)&#10;+SUM('漁業生產量值-漁業種類別魚類別生產量值3'!E57,'漁業生產量值-漁業種類別魚類別生產量值3'!I57,'漁業生產量值-漁業種類別魚類別生產量值3'!K57,'漁業生產量值-漁業種類別魚類別生產量值3'!M57)&#10;+SUM('漁業生產量值-漁業種類別魚類別生產量值4'!G57,'漁業生產量值-漁業種類別魚類別生產量值4'!I57,'漁業生產量值-漁業種類別魚類別生產量值4'!K57,'漁業生產量值-漁業種類別魚類別生產量值4'!M57,'漁業生產量值-漁業種類別魚類別生產量值4'!O57)&#10;+SUM('漁業生產量值-漁業種類別魚類別生產量值5'!K57,'漁業生產量值-漁業種類別魚類別生產量值5'!M57,'漁業生產量值-漁業種類別魚類別生產量值5'!O57)&#10;+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+SUM('漁業生產量值-漁業種類別魚類別生產量值7'!C57,'漁業生產量值-漁業種類別魚類別生產量值7'!E57,'漁業生產量值-漁業種類別魚類別生產量值7'!G57)&#10;+SUM('漁業生產量值-漁業種類別魚類別生產量值9'!I57,'漁業生產量值-漁業種類別魚類別生產量值9'!K57)&#10;+SUM('漁業生產量值-漁業種類別魚類別生產量值10'!G57)&#10;+SUM('漁業生產量值-漁業種類別魚類別生產量值11'!C57,'漁業生產量值-漁業種類別魚類別生產量值11'!E57,'漁業生產量值-漁業種類別魚類別生產量值11'!G57,'漁業生產量值-漁業種類別魚類別生產量值11'!I57,'漁業生產量值-漁業種類別魚類別生產量值11'!K57)&#10;+SUM('漁業生產量值-漁業種類別魚類別生產量值12'!G57)&#10;+SUM('漁業生產量值-漁業種類別魚類別生產量值14'!C57,'漁業生產量值-漁業種類別魚類別生產量值14'!O57)&#10;+SUM('漁業生產量值-漁業種類別魚類別生產量值15'!C57,'漁業生產量值-漁業種類別魚類別生產量值15'!E57,'漁業生產量值-漁業種類別魚類別生產量值15'!G57,'漁業生產量值-漁業種類別魚類別生產量值15'!I57)=0,&quot;-&quot;,&#10;SUM(G57,I57)&#10;+SUM('漁業生產量值-漁業種類別魚類別生產量值1'!E57,'漁業生產量值-漁業種類別魚類別生產量值1'!G57,'漁業生產量值-漁業種類別魚類別生產量值1'!I57)&#10;+SUM('漁業生產量值-漁業種類別魚類別生產量值2'!C57,'漁業生產量值-漁業種類別魚類別生產量值2'!E57,'漁業生產量值-漁業種類別魚類別生產量值2'!G57,'漁業生產量值-漁業種類別魚類別生產量值2'!I57)&#10;+SUM('漁業生產量值-漁業種類別魚類別生產量值3'!E57,'漁業生產量值-漁業種類別魚類別生產量值3'!I57,'漁業生產量值-漁業種類別魚類別生產量值3'!K57,'漁業生產量值-漁業種類別魚類別生產量值3'!M57)&#10;+SUM('漁業生產量值-漁業種類別魚類別生產量值4'!G57,'漁業生產量值-漁業種類別魚類別生產量值4'!I57,'漁業生產量值-漁業種類別魚類別生產量值4'!K57,'漁業生產量值-漁業種類別魚類別生產量值4'!M57,'漁業生產量值-漁業種類別魚類別生產量值4'!O57)&#10;+SUM('漁業生產量值-漁業種類別魚類別生產量值5'!K57,'漁業生產量值-漁業種類別魚類別生產量值5'!M57,'漁業生產量值-漁業種類別魚類別生產量值5'!O57)&#10;+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+SUM('漁業生產量值-漁業種類別魚類別生產量值7'!C57,'漁業生產量值-漁業種類別魚類別生產量值7'!E57,'漁業生產量值-漁業種類別魚類別生產量值7'!G57)&#10;+SUM('漁業生產量值-漁業種類別魚類別生產量值9'!I57,'漁業生產量值-漁業種類別魚類別生產量值9'!K57)&#10;+SUM('漁業生產量值-漁業種類別魚類別生產量值10'!G57)&#10;+SUM('漁業生產量值-漁業種類別魚類別生產量值11'!C57,'漁業生產量值-漁業種類別魚類別生產量值11'!E57,'漁業生產量值-漁業種類別魚類別生產量值11'!G57,'漁業生產量值-漁業種類別魚類別生產量值11'!I57,'漁業生產量值-漁業種類別魚類別生產量值11'!K57)&#10;+SUM('漁業生產量值-漁業種類別魚類別生產量值12'!G57)&#10;+SUM('漁業生產量值-漁業種類別魚類別生產量值14'!C57,'漁業生產量值-漁業種類別魚類別生產量值14'!O57)&#10;+SUM('漁業生產量值-漁業種類別魚類別生產量值15'!C57,'漁業生產量值-漁業種類別魚類別生產量值15'!E57,'漁業生產量值-漁業種類別魚類別生產量值15'!G57,'漁業生產量值-漁業種類別魚類別生產量值15'!I57)&#10;)" table:style-name="ce55">
            <text:p>-</text:p>
          </table:table-cell>
          <table:table-cell office:value-type="string" office:string-value="-" table:formula="msoxl:=  IF(SUM(H57,J57)&#10;+SUM('漁業生產量值-漁業種類別魚類別生產量值1'!F57,'漁業生產量值-漁業種類別魚類別生產量值1'!H57,'漁業生產量值-漁業種類別魚類別生產量值1'!J57,'漁業生產量值-漁業種類別魚類別生產量值1'!P57)&#10;+SUM('漁業生產量值-漁業種類別魚類別生產量值2'!D57,'漁業生產量值-漁業種類別魚類別生產量值2'!F57,'漁業生產量值-漁業種類別魚類別生產量值2'!H57,'漁業生產量值-漁業種類別魚類別生產量值2'!J57)&#10;+SUM('漁業生產量值-漁業種類別魚類別生產量值3'!F57,'漁業生產量值-漁業種類別魚類別生產量值3'!J57,'漁業生產量值-漁業種類別魚類別生產量值3'!L57,'漁業生產量值-漁業種類別魚類別生產量值3'!N57)&#10;+SUM('漁業生產量值-漁業種類別魚類別生產量值4'!H57,'漁業生產量值-漁業種類別魚類別生產量值4'!J57,'漁業生產量值-漁業種類別魚類別生產量值4'!L57,'漁業生產量值-漁業種類別魚類別生產量值4'!N57,'漁業生產量值-漁業種類別魚類別生產量值4'!P57)&#10;+SUM('漁業生產量值-漁業種類別魚類別生產量值5'!L57,'漁業生產量值-漁業種類別魚類別生產量值5'!N57,'漁業生產量值-漁業種類別魚類別生產量值5'!P57)&#10;+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+SUM('漁業生產量值-漁業種類別魚類別生產量值7'!D57,'漁業生產量值-漁業種類別魚類別生產量值7'!F57,'漁業生產量值-漁業種類別魚類別生產量值7'!H57)&#10;+SUM('漁業生產量值-漁業種類別魚類別生產量值9'!J57,'漁業生產量值-漁業種類別魚類別生產量值9'!L57)&#10;+SUM('漁業生產量值-漁業種類別魚類別生產量值10'!H57)&#10;+SUM('漁業生產量值-漁業種類別魚類別生產量值11'!D57,'漁業生產量值-漁業種類別魚類別生產量值11'!F57,'漁業生產量值-漁業種類別魚類別生產量值11'!H57,'漁業生產量值-漁業種類別魚類別生產量值11'!J57,'漁業生產量值-漁業種類別魚類別生產量值11'!L57)&#10;+SUM('漁業生產量值-漁業種類別魚類別生產量值12'!H57)&#10;+SUM('漁業生產量值-漁業種類別魚類別生產量值14'!D57,'漁業生產量值-漁業種類別魚類別生產量值14'!P57)&#10;+SUM('漁業生產量值-漁業種類別魚類別生產量值15'!D57,'漁業生產量值-漁業種類別魚類別生產量值15'!F57,'漁業生產量值-漁業種類別魚類別生產量值15'!H57,'漁業生產量值-漁業種類別魚類別生產量值15'!J57)=0,&quot;-&quot;,&#10;SUM(H57,J57)&#10;+SUM('漁業生產量值-漁業種類別魚類別生產量值1'!F57,'漁業生產量值-漁業種類別魚類別生產量值1'!H57,'漁業生產量值-漁業種類別魚類別生產量值1'!J57,'漁業生產量值-漁業種類別魚類別生產量值1'!P57)&#10;+SUM('漁業生產量值-漁業種類別魚類別生產量值2'!D57,'漁業生產量值-漁業種類別魚類別生產量值2'!F57,'漁業生產量值-漁業種類別魚類別生產量值2'!H57,'漁業生產量值-漁業種類別魚類別生產量值2'!J57)&#10;+SUM('漁業生產量值-漁業種類別魚類別生產量值3'!F57,'漁業生產量值-漁業種類別魚類別生產量值3'!J57,'漁業生產量值-漁業種類別魚類別生產量值3'!L57,'漁業生產量值-漁業種類別魚類別生產量值3'!N57)&#10;+SUM('漁業生產量值-漁業種類別魚類別生產量值4'!H57,'漁業生產量值-漁業種類別魚類別生產量值4'!J57,'漁業生產量值-漁業種類別魚類別生產量值4'!L57,'漁業生產量值-漁業種類別魚類別生產量值4'!N57,'漁業生產量值-漁業種類別魚類別生產量值4'!P57)&#10;+SUM('漁業生產量值-漁業種類別魚類別生產量值5'!L57,'漁業生產量值-漁業種類別魚類別生產量值5'!N57,'漁業生產量值-漁業種類別魚類別生產量值5'!P57)&#10;+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+SUM('漁業生產量值-漁業種類別魚類別生產量值7'!D57,'漁業生產量值-漁業種類別魚類別生產量值7'!F57,'漁業生產量值-漁業種類別魚類別生產量值7'!H57)&#10;+SUM('漁業生產量值-漁業種類別魚類別生產量值9'!J57,'漁業生產量值-漁業種類別魚類別生產量值9'!L57)&#10;+SUM('漁業生產量值-漁業種類別魚類別生產量值10'!H57)&#10;+SUM('漁業生產量值-漁業種類別魚類別生產量值11'!D57,'漁業生產量值-漁業種類別魚類別生產量值11'!F57,'漁業生產量值-漁業種類別魚類別生產量值11'!H57,'漁業生產量值-漁業種類別魚類別生產量值11'!J57,'漁業生產量值-漁業種類別魚類別生產量值11'!L57)&#10;+SUM('漁業生產量值-漁業種類別魚類別生產量值12'!H57)&#10;+SUM('漁業生產量值-漁業種類別魚類別生產量值14'!D57,'漁業生產量值-漁業種類別魚類別生產量值14'!P57)&#10;+SUM('漁業生產量值-漁業種類別魚類別生產量值15'!D57,'漁業生產量值-漁業種類別魚類別生產量值15'!F57,'漁業生產量值-漁業種類別魚類別生產量值15'!H57,'漁業生產量值-漁業種類別魚類別生產量值15'!J57)&#10;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7,M57,O57,'漁業生產量值-漁業種類別魚類別生產量值1'!C57)=0,&quot;-&quot;,SUM(K57,M57,O57,'漁業生產量值-漁業種類別魚類別生產量值1'!C57))" table:style-name="ce55">
            <text:p>-</text:p>
          </table:table-cell>
          <table:table-cell office:value-type="string" office:string-value="-" table:formula="msoxl:=  IF(SUM(L57,N57,P57,'漁業生產量值-漁業種類別魚類別生產量值1'!D57)=0,&quot;-&quot;,SUM(L57,N57,P57,'漁業生產量值-漁業種類別魚類別生產量值1'!D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25221.632129999998" table:formula="msoxl:=  IF(SUM(C59:C61)=0,&quot;-&quot;,SUM(C59:C61))" table:style-name="ce52">
            <text:p>25,222<text:s/></text:p>
          </table:table-cell>
          <table:table-cell office:value-type="float" office:value="5596375.0163000003" table:formula="msoxl:=  IF(SUM(D59:D61)=0,&quot;-&quot;,SUM(D59:D61))" table:style-name="ce52">
            <text:p>5,596,375<text:s/></text:p>
          </table:table-cell>
          <table:table-cell office:value-type="float" office:value="24576.370229999997" table:formula="msoxl:=  IF(SUM(E59:E61)=0,&quot;-&quot;,SUM(E59:E61))" table:style-name="ce52">
            <text:p>24,576<text:s/></text:p>
          </table:table-cell>
          <table:table-cell office:value-type="float" office:value="5337310.8742999993" table:formula="msoxl:=  IF(SUM(F59:F61)=0,&quot;-&quot;,SUM(F59:F61))" table:style-name="ce53">
            <text:p>5,337,311<text:s/>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3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float" office:value="22781.208999999999" table:style-name="ce55">
            <text:p>22,781<text:s/></text:p>
          </table:table-cell>
          <table:table-cell office:value-type="float" office:value="4823031.0159999998" table:style-name="ce55">
            <text:p>4,823,031<text:s/></text:p>
          </table:table-cell>
          <table:table-cell office:value-type="float" office:value="22496.208999999995" table:formula="msoxl:=  IF(SUM(G59,I59)&#10;+SUM('漁業生產量值-漁業種類別魚類別生產量值1'!E59,'漁業生產量值-漁業種類別魚類別生產量值1'!G59,'漁業生產量值-漁業種類別魚類別生產量值1'!I59)&#10;+SUM('漁業生產量值-漁業種類別魚類別生產量值2'!C59,'漁業生產量值-漁業種類別魚類別生產量值2'!E59,'漁業生產量值-漁業種類別魚類別生產量值2'!G59,'漁業生產量值-漁業種類別魚類別生產量值2'!I59)&#10;+SUM('漁業生產量值-漁業種類別魚類別生產量值3'!E59,'漁業生產量值-漁業種類別魚類別生產量值3'!I59,'漁業生產量值-漁業種類別魚類別生產量值3'!K59,'漁業生產量值-漁業種類別魚類別生產量值3'!M59)&#10;+SUM('漁業生產量值-漁業種類別魚類別生產量值4'!G59,'漁業生產量值-漁業種類別魚類別生產量值4'!I59,'漁業生產量值-漁業種類別魚類別生產量值4'!K59,'漁業生產量值-漁業種類別魚類別生產量值4'!M59,'漁業生產量值-漁業種類別魚類別生產量值4'!O59)&#10;+SUM('漁業生產量值-漁業種類別魚類別生產量值5'!K59,'漁業生產量值-漁業種類別魚類別生產量值5'!M59,'漁業生產量值-漁業種類別魚類別生產量值5'!O59)&#10;+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+SUM('漁業生產量值-漁業種類別魚類別生產量值7'!C59,'漁業生產量值-漁業種類別魚類別生產量值7'!E59,'漁業生產量值-漁業種類別魚類別生產量值7'!G59)&#10;+SUM('漁業生產量值-漁業種類別魚類別生產量值9'!I59,'漁業生產量值-漁業種類別魚類別生產量值9'!K59)&#10;+SUM('漁業生產量值-漁業種類別魚類別生產量值10'!G59)&#10;+SUM('漁業生產量值-漁業種類別魚類別生產量值11'!C59,'漁業生產量值-漁業種類別魚類別生產量值11'!E59,'漁業生產量值-漁業種類別魚類別生產量值11'!G59,'漁業生產量值-漁業種類別魚類別生產量值11'!I59,'漁業生產量值-漁業種類別魚類別生產量值11'!K59)&#10;+SUM('漁業生產量值-漁業種類別魚類別生產量值12'!G59)&#10;+SUM('漁業生產量值-漁業種類別魚類別生產量值14'!C59,'漁業生產量值-漁業種類別魚類別生產量值14'!O59)&#10;+SUM('漁業生產量值-漁業種類別魚類別生產量值15'!C59,'漁業生產量值-漁業種類別魚類別生產量值15'!E59,'漁業生產量值-漁業種類別魚類別生產量值15'!G59,'漁業生產量值-漁業種類別魚類別生產量值15'!I59)=0,&quot;-&quot;,&#10;SUM(G59,I59)&#10;+SUM('漁業生產量值-漁業種類別魚類別生產量值1'!E59,'漁業生產量值-漁業種類別魚類別生產量值1'!G59,'漁業生產量值-漁業種類別魚類別生產量值1'!I59)&#10;+SUM('漁業生產量值-漁業種類別魚類別生產量值2'!C59,'漁業生產量值-漁業種類別魚類別生產量值2'!E59,'漁業生產量值-漁業種類別魚類別生產量值2'!G59,'漁業生產量值-漁業種類別魚類別生產量值2'!I59)&#10;+SUM('漁業生產量值-漁業種類別魚類別生產量值3'!E59,'漁業生產量值-漁業種類別魚類別生產量值3'!I59,'漁業生產量值-漁業種類別魚類別生產量值3'!K59,'漁業生產量值-漁業種類別魚類別生產量值3'!M59)&#10;+SUM('漁業生產量值-漁業種類別魚類別生產量值4'!G59,'漁業生產量值-漁業種類別魚類別生產量值4'!I59,'漁業生產量值-漁業種類別魚類別生產量值4'!K59,'漁業生產量值-漁業種類別魚類別生產量值4'!M59,'漁業生產量值-漁業種類別魚類別生產量值4'!O59)&#10;+SUM('漁業生產量值-漁業種類別魚類別生產量值5'!K59,'漁業生產量值-漁業種類別魚類別生產量值5'!M59,'漁業生產量值-漁業種類別魚類別生產量值5'!O59)&#10;+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+SUM('漁業生產量值-漁業種類別魚類別生產量值7'!C59,'漁業生產量值-漁業種類別魚類別生產量值7'!E59,'漁業生產量值-漁業種類別魚類別生產量值7'!G59)&#10;+SUM('漁業生產量值-漁業種類別魚類別生產量值9'!I59,'漁業生產量值-漁業種類別魚類別生產量值9'!K59)&#10;+SUM('漁業生產量值-漁業種類別魚類別生產量值10'!G59)&#10;+SUM('漁業生產量值-漁業種類別魚類別生產量值11'!C59,'漁業生產量值-漁業種類別魚類別生產量值11'!E59,'漁業生產量值-漁業種類別魚類別生產量值11'!G59,'漁業生產量值-漁業種類別魚類別生產量值11'!I59,'漁業生產量值-漁業種類別魚類別生產量值11'!K59)&#10;+SUM('漁業生產量值-漁業種類別魚類別生產量值12'!G59)&#10;+SUM('漁業生產量值-漁業種類別魚類別生產量值14'!C59,'漁業生產量值-漁業種類別魚類別生產量值14'!O59)&#10;+SUM('漁業生產量值-漁業種類別魚類別生產量值15'!C59,'漁業生產量值-漁業種類別魚類別生產量值15'!E59,'漁業生產量值-漁業種類別魚類別生產量值15'!G59,'漁業生產量值-漁業種類別魚類別生產量值15'!I59)&#10;)" table:style-name="ce55">
            <text:p>22,496<text:s/></text:p>
          </table:table-cell>
          <table:table-cell office:value-type="float" office:value="4665666.0159999998" table:formula="msoxl:=  IF(SUM(H59,J59)&#10;+SUM('漁業生產量值-漁業種類別魚類別生產量值1'!F59,'漁業生產量值-漁業種類別魚類別生產量值1'!H59,'漁業生產量值-漁業種類別魚類別生產量值1'!J59,'漁業生產量值-漁業種類別魚類別生產量值1'!P59)&#10;+SUM('漁業生產量值-漁業種類別魚類別生產量值2'!D59,'漁業生產量值-漁業種類別魚類別生產量值2'!F59,'漁業生產量值-漁業種類別魚類別生產量值2'!H59,'漁業生產量值-漁業種類別魚類別生產量值2'!J59)&#10;+SUM('漁業生產量值-漁業種類別魚類別生產量值3'!F59,'漁業生產量值-漁業種類別魚類別生產量值3'!J59,'漁業生產量值-漁業種類別魚類別生產量值3'!L59,'漁業生產量值-漁業種類別魚類別生產量值3'!N59)&#10;+SUM('漁業生產量值-漁業種類別魚類別生產量值4'!H59,'漁業生產量值-漁業種類別魚類別生產量值4'!J59,'漁業生產量值-漁業種類別魚類別生產量值4'!L59,'漁業生產量值-漁業種類別魚類別生產量值4'!N59,'漁業生產量值-漁業種類別魚類別生產量值4'!P59)&#10;+SUM('漁業生產量值-漁業種類別魚類別生產量值5'!L59,'漁業生產量值-漁業種類別魚類別生產量值5'!N59,'漁業生產量值-漁業種類別魚類別生產量值5'!P59)&#10;+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+SUM('漁業生產量值-漁業種類別魚類別生產量值7'!D59,'漁業生產量值-漁業種類別魚類別生產量值7'!F59,'漁業生產量值-漁業種類別魚類別生產量值7'!H59)&#10;+SUM('漁業生產量值-漁業種類別魚類別生產量值9'!J59,'漁業生產量值-漁業種類別魚類別生產量值9'!L59)&#10;+SUM('漁業生產量值-漁業種類別魚類別生產量值10'!H59)&#10;+SUM('漁業生產量值-漁業種類別魚類別生產量值11'!D59,'漁業生產量值-漁業種類別魚類別生產量值11'!F59,'漁業生產量值-漁業種類別魚類別生產量值11'!H59,'漁業生產量值-漁業種類別魚類別生產量值11'!J59,'漁業生產量值-漁業種類別魚類別生產量值11'!L59)&#10;+SUM('漁業生產量值-漁業種類別魚類別生產量值12'!H59)&#10;+SUM('漁業生產量值-漁業種類別魚類別生產量值14'!D59,'漁業生產量值-漁業種類別魚類別生產量值14'!P59)&#10;+SUM('漁業生產量值-漁業種類別魚類別生產量值15'!D59,'漁業生產量值-漁業種類別魚類別生產量值15'!F59,'漁業生產量值-漁業種類別魚類別生產量值15'!H59,'漁業生產量值-漁業種類別魚類別生產量值15'!J59)=0,&quot;-&quot;,&#10;SUM(H59,J59)&#10;+SUM('漁業生產量值-漁業種類別魚類別生產量值1'!F59,'漁業生產量值-漁業種類別魚類別生產量值1'!H59,'漁業生產量值-漁業種類別魚類別生產量值1'!J59,'漁業生產量值-漁業種類別魚類別生產量值1'!P59)&#10;+SUM('漁業生產量值-漁業種類別魚類別生產量值2'!D59,'漁業生產量值-漁業種類別魚類別生產量值2'!F59,'漁業生產量值-漁業種類別魚類別生產量值2'!H59,'漁業生產量值-漁業種類別魚類別生產量值2'!J59)&#10;+SUM('漁業生產量值-漁業種類別魚類別生產量值3'!F59,'漁業生產量值-漁業種類別魚類別生產量值3'!J59,'漁業生產量值-漁業種類別魚類別生產量值3'!L59,'漁業生產量值-漁業種類別魚類別生產量值3'!N59)&#10;+SUM('漁業生產量值-漁業種類別魚類別生產量值4'!H59,'漁業生產量值-漁業種類別魚類別生產量值4'!J59,'漁業生產量值-漁業種類別魚類別生產量值4'!L59,'漁業生產量值-漁業種類別魚類別生產量值4'!N59,'漁業生產量值-漁業種類別魚類別生產量值4'!P59)&#10;+SUM('漁業生產量值-漁業種類別魚類別生產量值5'!L59,'漁業生產量值-漁業種類別魚類別生產量值5'!N59,'漁業生產量值-漁業種類別魚類別生產量值5'!P59)&#10;+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+SUM('漁業生產量值-漁業種類別魚類別生產量值7'!D59,'漁業生產量值-漁業種類別魚類別生產量值7'!F59,'漁業生產量值-漁業種類別魚類別生產量值7'!H59)&#10;+SUM('漁業生產量值-漁業種類別魚類別生產量值9'!J59,'漁業生產量值-漁業種類別魚類別生產量值9'!L59)&#10;+SUM('漁業生產量值-漁業種類別魚類別生產量值10'!H59)&#10;+SUM('漁業生產量值-漁業種類別魚類別生產量值11'!D59,'漁業生產量值-漁業種類別魚類別生產量值11'!F59,'漁業生產量值-漁業種類別魚類別生產量值11'!H59,'漁業生產量值-漁業種類別魚類別生產量值11'!J59,'漁業生產量值-漁業種類別魚類別生產量值11'!L59)&#10;+SUM('漁業生產量值-漁業種類別魚類別生產量值12'!H59)&#10;+SUM('漁業生產量值-漁業種類別魚類別生產量值14'!D59,'漁業生產量值-漁業種類別魚類別生產量值14'!P59)&#10;+SUM('漁業生產量值-漁業種類別魚類別生產量值15'!D59,'漁業生產量值-漁業種類別魚類別生產量值15'!F59,'漁業生產量值-漁業種類別魚類別生產量值15'!H59,'漁業生產量值-漁業種類別魚類別生產量值15'!J59)&#10;)" table:style-name="ce55">
            <text:p>4,665,66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9,M59,O59,'漁業生產量值-漁業種類別魚類別生產量值1'!C59)=0,&quot;-&quot;,SUM(K59,M59,O59,'漁業生產量值-漁業種類別魚類別生產量值1'!C59))" table:style-name="ce55">
            <text:p>-</text:p>
          </table:table-cell>
          <table:table-cell office:value-type="string" office:string-value="-" table:formula="msoxl:=  IF(SUM(L59,N59,P59,'漁業生產量值-漁業種類別魚類別生產量值1'!D59)=0,&quot;-&quot;,SUM(L59,N59,P59,'漁業生產量值-漁業種類別魚類別生產量值1'!D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float" office:value="2440.4231300000001" table:style-name="ce55">
            <text:p>2,440<text:s/></text:p>
          </table:table-cell>
          <table:table-cell office:value-type="float" office:value="773344.00029999996" table:style-name="ce55">
            <text:p>773,344<text:s/></text:p>
          </table:table-cell>
          <table:table-cell office:value-type="float" office:value="2080.1612300000002" table:formula="msoxl:=  IF(SUM(G60,I60)&#10;+SUM('漁業生產量值-漁業種類別魚類別生產量值1'!E60,'漁業生產量值-漁業種類別魚類別生產量值1'!G60,'漁業生產量值-漁業種類別魚類別生產量值1'!I60)&#10;+SUM('漁業生產量值-漁業種類別魚類別生產量值2'!C60,'漁業生產量值-漁業種類別魚類別生產量值2'!E60,'漁業生產量值-漁業種類別魚類別生產量值2'!G60,'漁業生產量值-漁業種類別魚類別生產量值2'!I60)&#10;+SUM('漁業生產量值-漁業種類別魚類別生產量值3'!E60,'漁業生產量值-漁業種類別魚類別生產量值3'!I60,'漁業生產量值-漁業種類別魚類別生產量值3'!K60,'漁業生產量值-漁業種類別魚類別生產量值3'!M60)&#10;+SUM('漁業生產量值-漁業種類別魚類別生產量值4'!G60,'漁業生產量值-漁業種類別魚類別生產量值4'!I60,'漁業生產量值-漁業種類別魚類別生產量值4'!K60,'漁業生產量值-漁業種類別魚類別生產量值4'!M60,'漁業生產量值-漁業種類別魚類別生產量值4'!O60)&#10;+SUM('漁業生產量值-漁業種類別魚類別生產量值5'!K60,'漁業生產量值-漁業種類別魚類別生產量值5'!M60,'漁業生產量值-漁業種類別魚類別生產量值5'!O60)&#10;+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+SUM('漁業生產量值-漁業種類別魚類別生產量值7'!C60,'漁業生產量值-漁業種類別魚類別生產量值7'!E60,'漁業生產量值-漁業種類別魚類別生產量值7'!G60)&#10;+SUM('漁業生產量值-漁業種類別魚類別生產量值9'!I60,'漁業生產量值-漁業種類別魚類別生產量值9'!K60)&#10;+SUM('漁業生產量值-漁業種類別魚類別生產量值10'!G60)&#10;+SUM('漁業生產量值-漁業種類別魚類別生產量值11'!C60,'漁業生產量值-漁業種類別魚類別生產量值11'!E60,'漁業生產量值-漁業種類別魚類別生產量值11'!G60,'漁業生產量值-漁業種類別魚類別生產量值11'!I60,'漁業生產量值-漁業種類別魚類別生產量值11'!K60)&#10;+SUM('漁業生產量值-漁業種類別魚類別生產量值12'!G60)&#10;+SUM('漁業生產量值-漁業種類別魚類別生產量值14'!C60,'漁業生產量值-漁業種類別魚類別生產量值14'!O60)&#10;+SUM('漁業生產量值-漁業種類別魚類別生產量值15'!C60,'漁業生產量值-漁業種類別魚類別生產量值15'!E60,'漁業生產量值-漁業種類別魚類別生產量值15'!G60,'漁業生產量值-漁業種類別魚類別生產量值15'!I60)=0,&quot;-&quot;,&#10;SUM(G60,I60)&#10;+SUM('漁業生產量值-漁業種類別魚類別生產量值1'!E60,'漁業生產量值-漁業種類別魚類別生產量值1'!G60,'漁業生產量值-漁業種類別魚類別生產量值1'!I60)&#10;+SUM('漁業生產量值-漁業種類別魚類別生產量值2'!C60,'漁業生產量值-漁業種類別魚類別生產量值2'!E60,'漁業生產量值-漁業種類別魚類別生產量值2'!G60,'漁業生產量值-漁業種類別魚類別生產量值2'!I60)&#10;+SUM('漁業生產量值-漁業種類別魚類別生產量值3'!E60,'漁業生產量值-漁業種類別魚類別生產量值3'!I60,'漁業生產量值-漁業種類別魚類別生產量值3'!K60,'漁業生產量值-漁業種類別魚類別生產量值3'!M60)&#10;+SUM('漁業生產量值-漁業種類別魚類別生產量值4'!G60,'漁業生產量值-漁業種類別魚類別生產量值4'!I60,'漁業生產量值-漁業種類別魚類別生產量值4'!K60,'漁業生產量值-漁業種類別魚類別生產量值4'!M60,'漁業生產量值-漁業種類別魚類別生產量值4'!O60)&#10;+SUM('漁業生產量值-漁業種類別魚類別生產量值5'!K60,'漁業生產量值-漁業種類別魚類別生產量值5'!M60,'漁業生產量值-漁業種類別魚類別生產量值5'!O60)&#10;+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+SUM('漁業生產量值-漁業種類別魚類別生產量值7'!C60,'漁業生產量值-漁業種類別魚類別生產量值7'!E60,'漁業生產量值-漁業種類別魚類別生產量值7'!G60)&#10;+SUM('漁業生產量值-漁業種類別魚類別生產量值9'!I60,'漁業生產量值-漁業種類別魚類別生產量值9'!K60)&#10;+SUM('漁業生產量值-漁業種類別魚類別生產量值10'!G60)&#10;+SUM('漁業生產量值-漁業種類別魚類別生產量值11'!C60,'漁業生產量值-漁業種類別魚類別生產量值11'!E60,'漁業生產量值-漁業種類別魚類別生產量值11'!G60,'漁業生產量值-漁業種類別魚類別生產量值11'!I60,'漁業生產量值-漁業種類別魚類別生產量值11'!K60)&#10;+SUM('漁業生產量值-漁業種類別魚類別生產量值12'!G60)&#10;+SUM('漁業生產量值-漁業種類別魚類別生產量值14'!C60,'漁業生產量值-漁業種類別魚類別生產量值14'!O60)&#10;+SUM('漁業生產量值-漁業種類別魚類別生產量值15'!C60,'漁業生產量值-漁業種類別魚類別生產量值15'!E60,'漁業生產量值-漁業種類別魚類別生產量值15'!G60,'漁業生產量值-漁業種類別魚類別生產量值15'!I60)&#10;)" table:style-name="ce55">
            <text:p>2,080<text:s/></text:p>
          </table:table-cell>
          <table:table-cell office:value-type="float" office:value="671644.85829999996" table:formula="msoxl:=  IF(SUM(H60,J60)&#10;+SUM('漁業生產量值-漁業種類別魚類別生產量值1'!F60,'漁業生產量值-漁業種類別魚類別生產量值1'!H60,'漁業生產量值-漁業種類別魚類別生產量值1'!J60,'漁業生產量值-漁業種類別魚類別生產量值1'!P60)&#10;+SUM('漁業生產量值-漁業種類別魚類別生產量值2'!D60,'漁業生產量值-漁業種類別魚類別生產量值2'!F60,'漁業生產量值-漁業種類別魚類別生產量值2'!H60,'漁業生產量值-漁業種類別魚類別生產量值2'!J60)&#10;+SUM('漁業生產量值-漁業種類別魚類別生產量值3'!F60,'漁業生產量值-漁業種類別魚類別生產量值3'!J60,'漁業生產量值-漁業種類別魚類別生產量值3'!L60,'漁業生產量值-漁業種類別魚類別生產量值3'!N60)&#10;+SUM('漁業生產量值-漁業種類別魚類別生產量值4'!H60,'漁業生產量值-漁業種類別魚類別生產量值4'!J60,'漁業生產量值-漁業種類別魚類別生產量值4'!L60,'漁業生產量值-漁業種類別魚類別生產量值4'!N60,'漁業生產量值-漁業種類別魚類別生產量值4'!P60)&#10;+SUM('漁業生產量值-漁業種類別魚類別生產量值5'!L60,'漁業生產量值-漁業種類別魚類別生產量值5'!N60,'漁業生產量值-漁業種類別魚類別生產量值5'!P60)&#10;+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+SUM('漁業生產量值-漁業種類別魚類別生產量值7'!D60,'漁業生產量值-漁業種類別魚類別生產量值7'!F60,'漁業生產量值-漁業種類別魚類別生產量值7'!H60)&#10;+SUM('漁業生產量值-漁業種類別魚類別生產量值9'!J60,'漁業生產量值-漁業種類別魚類別生產量值9'!L60)&#10;+SUM('漁業生產量值-漁業種類別魚類別生產量值10'!H60)&#10;+SUM('漁業生產量值-漁業種類別魚類別生產量值11'!D60,'漁業生產量值-漁業種類別魚類別生產量值11'!F60,'漁業生產量值-漁業種類別魚類別生產量值11'!H60,'漁業生產量值-漁業種類別魚類別生產量值11'!J60,'漁業生產量值-漁業種類別魚類別生產量值11'!L60)&#10;+SUM('漁業生產量值-漁業種類別魚類別生產量值12'!H60)&#10;+SUM('漁業生產量值-漁業種類別魚類別生產量值14'!D60,'漁業生產量值-漁業種類別魚類別生產量值14'!P60)&#10;+SUM('漁業生產量值-漁業種類別魚類別生產量值15'!D60,'漁業生產量值-漁業種類別魚類別生產量值15'!F60,'漁業生產量值-漁業種類別魚類別生產量值15'!H60,'漁業生產量值-漁業種類別魚類別生產量值15'!J60)=0,&quot;-&quot;,&#10;SUM(H60,J60)&#10;+SUM('漁業生產量值-漁業種類別魚類別生產量值1'!F60,'漁業生產量值-漁業種類別魚類別生產量值1'!H60,'漁業生產量值-漁業種類別魚類別生產量值1'!J60,'漁業生產量值-漁業種類別魚類別生產量值1'!P60)&#10;+SUM('漁業生產量值-漁業種類別魚類別生產量值2'!D60,'漁業生產量值-漁業種類別魚類別生產量值2'!F60,'漁業生產量值-漁業種類別魚類別生產量值2'!H60,'漁業生產量值-漁業種類別魚類別生產量值2'!J60)&#10;+SUM('漁業生產量值-漁業種類別魚類別生產量值3'!F60,'漁業生產量值-漁業種類別魚類別生產量值3'!J60,'漁業生產量值-漁業種類別魚類別生產量值3'!L60,'漁業生產量值-漁業種類別魚類別生產量值3'!N60)&#10;+SUM('漁業生產量值-漁業種類別魚類別生產量值4'!H60,'漁業生產量值-漁業種類別魚類別生產量值4'!J60,'漁業生產量值-漁業種類別魚類別生產量值4'!L60,'漁業生產量值-漁業種類別魚類別生產量值4'!N60,'漁業生產量值-漁業種類別魚類別生產量值4'!P60)&#10;+SUM('漁業生產量值-漁業種類別魚類別生產量值5'!L60,'漁業生產量值-漁業種類別魚類別生產量值5'!N60,'漁業生產量值-漁業種類別魚類別生產量值5'!P60)&#10;+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+SUM('漁業生產量值-漁業種類別魚類別生產量值7'!D60,'漁業生產量值-漁業種類別魚類別生產量值7'!F60,'漁業生產量值-漁業種類別魚類別生產量值7'!H60)&#10;+SUM('漁業生產量值-漁業種類別魚類別生產量值9'!J60,'漁業生產量值-漁業種類別魚類別生產量值9'!L60)&#10;+SUM('漁業生產量值-漁業種類別魚類別生產量值10'!H60)&#10;+SUM('漁業生產量值-漁業種類別魚類別生產量值11'!D60,'漁業生產量值-漁業種類別魚類別生產量值11'!F60,'漁業生產量值-漁業種類別魚類別生產量值11'!H60,'漁業生產量值-漁業種類別魚類別生產量值11'!J60,'漁業生產量值-漁業種類別魚類別生產量值11'!L60)&#10;+SUM('漁業生產量值-漁業種類別魚類別生產量值12'!H60)&#10;+SUM('漁業生產量值-漁業種類別魚類別生產量值14'!D60,'漁業生產量值-漁業種類別魚類別生產量值14'!P60)&#10;+SUM('漁業生產量值-漁業種類別魚類別生產量值15'!D60,'漁業生產量值-漁業種類別魚類別生產量值15'!F60,'漁業生產量值-漁業種類別魚類別生產量值15'!H60,'漁業生產量值-漁業種類別魚類別生產量值15'!J60)&#10;)" table:style-name="ce55">
            <text:p>671,6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0,M60,O60,'漁業生產量值-漁業種類別魚類別生產量值1'!C60)=0,&quot;-&quot;,SUM(K60,M60,O60,'漁業生產量值-漁業種類別魚類別生產量值1'!C60))" table:style-name="ce55">
            <text:p>-</text:p>
          </table:table-cell>
          <table:table-cell office:value-type="string" office:string-value="-" table:formula="msoxl:=  IF(SUM(L60,N60,P60,'漁業生產量值-漁業種類別魚類別生產量值1'!D60)=0,&quot;-&quot;,SUM(L60,N60,P60,'漁業生產量值-漁業種類別魚類別生產量值1'!D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61,I61)&#10;+SUM('漁業生產量值-漁業種類別魚類別生產量值1'!E61,'漁業生產量值-漁業種類別魚類別生產量值1'!G61,'漁業生產量值-漁業種類別魚類別生產量值1'!I61)&#10;+SUM('漁業生產量值-漁業種類別魚類別生產量值2'!C61,'漁業生產量值-漁業種類別魚類別生產量值2'!E61,'漁業生產量值-漁業種類別魚類別生產量值2'!G61,'漁業生產量值-漁業種類別魚類別生產量值2'!I61)&#10;+SUM('漁業生產量值-漁業種類別魚類別生產量值3'!E61,'漁業生產量值-漁業種類別魚類別生產量值3'!I61,'漁業生產量值-漁業種類別魚類別生產量值3'!K61,'漁業生產量值-漁業種類別魚類別生產量值3'!M61)&#10;+SUM('漁業生產量值-漁業種類別魚類別生產量值4'!G61,'漁業生產量值-漁業種類別魚類別生產量值4'!I61,'漁業生產量值-漁業種類別魚類別生產量值4'!K61,'漁業生產量值-漁業種類別魚類別生產量值4'!M61,'漁業生產量值-漁業種類別魚類別生產量值4'!O61)&#10;+SUM('漁業生產量值-漁業種類別魚類別生產量值5'!K61,'漁業生產量值-漁業種類別魚類別生產量值5'!M61,'漁業生產量值-漁業種類別魚類別生產量值5'!O61)&#10;+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+SUM('漁業生產量值-漁業種類別魚類別生產量值7'!C61,'漁業生產量值-漁業種類別魚類別生產量值7'!E61,'漁業生產量值-漁業種類別魚類別生產量值7'!G61)&#10;+SUM('漁業生產量值-漁業種類別魚類別生產量值9'!I61,'漁業生產量值-漁業種類別魚類別生產量值9'!K61)&#10;+SUM('漁業生產量值-漁業種類別魚類別生產量值10'!G61)&#10;+SUM('漁業生產量值-漁業種類別魚類別生產量值11'!C61,'漁業生產量值-漁業種類別魚類別生產量值11'!E61,'漁業生產量值-漁業種類別魚類別生產量值11'!G61,'漁業生產量值-漁業種類別魚類別生產量值11'!I61,'漁業生產量值-漁業種類別魚類別生產量值11'!K61)&#10;+SUM('漁業生產量值-漁業種類別魚類別生產量值12'!G61)&#10;+SUM('漁業生產量值-漁業種類別魚類別生產量值14'!C61,'漁業生產量值-漁業種類別魚類別生產量值14'!O61)&#10;+SUM('漁業生產量值-漁業種類別魚類別生產量值15'!C61,'漁業生產量值-漁業種類別魚類別生產量值15'!E61,'漁業生產量值-漁業種類別魚類別生產量值15'!G61,'漁業生產量值-漁業種類別魚類別生產量值15'!I61)=0,&quot;-&quot;,&#10;SUM(G61,I61)&#10;+SUM('漁業生產量值-漁業種類別魚類別生產量值1'!E61,'漁業生產量值-漁業種類別魚類別生產量值1'!G61,'漁業生產量值-漁業種類別魚類別生產量值1'!I61)&#10;+SUM('漁業生產量值-漁業種類別魚類別生產量值2'!C61,'漁業生產量值-漁業種類別魚類別生產量值2'!E61,'漁業生產量值-漁業種類別魚類別生產量值2'!G61,'漁業生產量值-漁業種類別魚類別生產量值2'!I61)&#10;+SUM('漁業生產量值-漁業種類別魚類別生產量值3'!E61,'漁業生產量值-漁業種類別魚類別生產量值3'!I61,'漁業生產量值-漁業種類別魚類別生產量值3'!K61,'漁業生產量值-漁業種類別魚類別生產量值3'!M61)&#10;+SUM('漁業生產量值-漁業種類別魚類別生產量值4'!G61,'漁業生產量值-漁業種類別魚類別生產量值4'!I61,'漁業生產量值-漁業種類別魚類別生產量值4'!K61,'漁業生產量值-漁業種類別魚類別生產量值4'!M61,'漁業生產量值-漁業種類別魚類別生產量值4'!O61)&#10;+SUM('漁業生產量值-漁業種類別魚類別生產量值5'!K61,'漁業生產量值-漁業種類別魚類別生產量值5'!M61,'漁業生產量值-漁業種類別魚類別生產量值5'!O61)&#10;+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+SUM('漁業生產量值-漁業種類別魚類別生產量值7'!C61,'漁業生產量值-漁業種類別魚類別生產量值7'!E61,'漁業生產量值-漁業種類別魚類別生產量值7'!G61)&#10;+SUM('漁業生產量值-漁業種類別魚類別生產量值9'!I61,'漁業生產量值-漁業種類別魚類別生產量值9'!K61)&#10;+SUM('漁業生產量值-漁業種類別魚類別生產量值10'!G61)&#10;+SUM('漁業生產量值-漁業種類別魚類別生產量值11'!C61,'漁業生產量值-漁業種類別魚類別生產量值11'!E61,'漁業生產量值-漁業種類別魚類別生產量值11'!G61,'漁業生產量值-漁業種類別魚類別生產量值11'!I61,'漁業生產量值-漁業種類別魚類別生產量值11'!K61)&#10;+SUM('漁業生產量值-漁業種類別魚類別生產量值12'!G61)&#10;+SUM('漁業生產量值-漁業種類別魚類別生產量值14'!C61,'漁業生產量值-漁業種類別魚類別生產量值14'!O61)&#10;+SUM('漁業生產量值-漁業種類別魚類別生產量值15'!C61,'漁業生產量值-漁業種類別魚類別生產量值15'!E61,'漁業生產量值-漁業種類別魚類別生產量值15'!G61,'漁業生產量值-漁業種類別魚類別生產量值15'!I61)&#10;)" table:style-name="ce55">
            <text:p>-</text:p>
          </table:table-cell>
          <table:table-cell office:value-type="string" office:string-value="-" table:formula="msoxl:=  IF(SUM(H61,J61)&#10;+SUM('漁業生產量值-漁業種類別魚類別生產量值1'!F61,'漁業生產量值-漁業種類別魚類別生產量值1'!H61,'漁業生產量值-漁業種類別魚類別生產量值1'!J61,'漁業生產量值-漁業種類別魚類別生產量值1'!P61)&#10;+SUM('漁業生產量值-漁業種類別魚類別生產量值2'!D61,'漁業生產量值-漁業種類別魚類別生產量值2'!F61,'漁業生產量值-漁業種類別魚類別生產量值2'!H61,'漁業生產量值-漁業種類別魚類別生產量值2'!J61)&#10;+SUM('漁業生產量值-漁業種類別魚類別生產量值3'!F61,'漁業生產量值-漁業種類別魚類別生產量值3'!J61,'漁業生產量值-漁業種類別魚類別生產量值3'!L61,'漁業生產量值-漁業種類別魚類別生產量值3'!N61)&#10;+SUM('漁業生產量值-漁業種類別魚類別生產量值4'!H61,'漁業生產量值-漁業種類別魚類別生產量值4'!J61,'漁業生產量值-漁業種類別魚類別生產量值4'!L61,'漁業生產量值-漁業種類別魚類別生產量值4'!N61,'漁業生產量值-漁業種類別魚類別生產量值4'!P61)&#10;+SUM('漁業生產量值-漁業種類別魚類別生產量值5'!L61,'漁業生產量值-漁業種類別魚類別生產量值5'!N61,'漁業生產量值-漁業種類別魚類別生產量值5'!P61)&#10;+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+SUM('漁業生產量值-漁業種類別魚類別生產量值7'!D61,'漁業生產量值-漁業種類別魚類別生產量值7'!F61,'漁業生產量值-漁業種類別魚類別生產量值7'!H61)&#10;+SUM('漁業生產量值-漁業種類別魚類別生產量值9'!J61,'漁業生產量值-漁業種類別魚類別生產量值9'!L61)&#10;+SUM('漁業生產量值-漁業種類別魚類別生產量值10'!H61)&#10;+SUM('漁業生產量值-漁業種類別魚類別生產量值11'!D61,'漁業生產量值-漁業種類別魚類別生產量值11'!F61,'漁業生產量值-漁業種類別魚類別生產量值11'!H61,'漁業生產量值-漁業種類別魚類別生產量值11'!J61,'漁業生產量值-漁業種類別魚類別生產量值11'!L61)&#10;+SUM('漁業生產量值-漁業種類別魚類別生產量值12'!H61)&#10;+SUM('漁業生產量值-漁業種類別魚類別生產量值14'!D61,'漁業生產量值-漁業種類別魚類別生產量值14'!P61)&#10;+SUM('漁業生產量值-漁業種類別魚類別生產量值15'!D61,'漁業生產量值-漁業種類別魚類別生產量值15'!F61,'漁業生產量值-漁業種類別魚類別生產量值15'!H61,'漁業生產量值-漁業種類別魚類別生產量值15'!J61)=0,&quot;-&quot;,&#10;SUM(H61,J61)&#10;+SUM('漁業生產量值-漁業種類別魚類別生產量值1'!F61,'漁業生產量值-漁業種類別魚類別生產量值1'!H61,'漁業生產量值-漁業種類別魚類別生產量值1'!J61,'漁業生產量值-漁業種類別魚類別生產量值1'!P61)&#10;+SUM('漁業生產量值-漁業種類別魚類別生產量值2'!D61,'漁業生產量值-漁業種類別魚類別生產量值2'!F61,'漁業生產量值-漁業種類別魚類別生產量值2'!H61,'漁業生產量值-漁業種類別魚類別生產量值2'!J61)&#10;+SUM('漁業生產量值-漁業種類別魚類別生產量值3'!F61,'漁業生產量值-漁業種類別魚類別生產量值3'!J61,'漁業生產量值-漁業種類別魚類別生產量值3'!L61,'漁業生產量值-漁業種類別魚類別生產量值3'!N61)&#10;+SUM('漁業生產量值-漁業種類別魚類別生產量值4'!H61,'漁業生產量值-漁業種類別魚類別生產量值4'!J61,'漁業生產量值-漁業種類別魚類別生產量值4'!L61,'漁業生產量值-漁業種類別魚類別生產量值4'!N61,'漁業生產量值-漁業種類別魚類別生產量值4'!P61)&#10;+SUM('漁業生產量值-漁業種類別魚類別生產量值5'!L61,'漁業生產量值-漁業種類別魚類別生產量值5'!N61,'漁業生產量值-漁業種類別魚類別生產量值5'!P61)&#10;+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+SUM('漁業生產量值-漁業種類別魚類別生產量值7'!D61,'漁業生產量值-漁業種類別魚類別生產量值7'!F61,'漁業生產量值-漁業種類別魚類別生產量值7'!H61)&#10;+SUM('漁業生產量值-漁業種類別魚類別生產量值9'!J61,'漁業生產量值-漁業種類別魚類別生產量值9'!L61)&#10;+SUM('漁業生產量值-漁業種類別魚類別生產量值10'!H61)&#10;+SUM('漁業生產量值-漁業種類別魚類別生產量值11'!D61,'漁業生產量值-漁業種類別魚類別生產量值11'!F61,'漁業生產量值-漁業種類別魚類別生產量值11'!H61,'漁業生產量值-漁業種類別魚類別生產量值11'!J61,'漁業生產量值-漁業種類別魚類別生產量值11'!L61)&#10;+SUM('漁業生產量值-漁業種類別魚類別生產量值12'!H61)&#10;+SUM('漁業生產量值-漁業種類別魚類別生產量值14'!D61,'漁業生產量值-漁業種類別魚類別生產量值14'!P61)&#10;+SUM('漁業生產量值-漁業種類別魚類別生產量值15'!D61,'漁業生產量值-漁業種類別魚類別生產量值15'!F61,'漁業生產量值-漁業種類別魚類別生產量值15'!H61,'漁業生產量值-漁業種類別魚類別生產量值15'!J61)&#10;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1,M61,O61,'漁業生產量值-漁業種類別魚類別生產量值1'!C61)=0,&quot;-&quot;,SUM(K61,M61,O61,'漁業生產量值-漁業種類別魚類別生產量值1'!C61))" table:style-name="ce55">
            <text:p>-</text:p>
          </table:table-cell>
          <table:table-cell office:value-type="string" office:string-value="-" table:formula="msoxl:=  IF(SUM(L61,N61,P61,'漁業生產量值-漁業種類別魚類別生產量值1'!D61)=0,&quot;-&quot;,SUM(L61,N61,P61,'漁業生產量值-漁業種類別魚類別生產量值1'!D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232286.69623" table:formula="msoxl:=  IF(SUM(C63,C64,C65,C67)=0,IF(C66=0,&quot;-&quot;,C66),SUM(C63,C64,C65,C67))" table:style-name="ce52">
            <text:p>232,287<text:s/></text:p>
          </table:table-cell>
          <table:table-cell office:value-type="float" office:value="28813629.926109999" table:formula="msoxl:=  IF(SUM(D63:D67)=0,&quot;-&quot;,SUM(D63:D67))" table:style-name="ce52">
            <text:p>28,813,630<text:s/></text:p>
          </table:table-cell>
          <table:table-cell office:value-type="float" office:value="218605.24421000003" table:formula="msoxl:=  IF(SUM(E63,E64,E65,E67)=0,IF(E66=0,&quot;-&quot;,E66),SUM(E63,E64,E65,E67))" table:style-name="ce52">
            <text:p>218,605<text:s/></text:p>
          </table:table-cell>
          <table:table-cell office:value-type="float" office:value="27083843.859449998" table:formula="msoxl:=  IF(SUM(F63:F67)=0,&quot;-&quot;,SUM(F63:F67))" table:style-name="ce53">
            <text:p>27,083,844<text:s/></text:p>
          </table:table-cell>
          <table:table-cell office:value-type="float" office:value="63027.794600000001" table:formula="msoxl:=  IF(SUM(G63,G64,G65,G67)=0,IF(G66=0,&quot;-&quot;,G66),SUM(G63,G64,G65,G67))" table:style-name="ce52">
            <text:p>63,028<text:s/></text:p>
          </table:table-cell>
          <table:table-cell office:value-type="float" office:value="2482201.1107799998" table:formula="msoxl:=  IF(SUM(H63:H67)=0,&quot;-&quot;,SUM(H63:H67))" table:style-name="ce52">
            <text:p>2,482,201<text:s/></text:p>
          </table:table-cell>
          <table:table-cell office:value-type="float" office:value="1669.0431000000003" table:formula="msoxl:=  IF(SUM(I63,I64,I65,I67)=0,IF(I66=0,&quot;-&quot;,I66),SUM(I63,I64,I65,I67))" table:style-name="ce52">
            <text:p>1,669<text:s/></text:p>
          </table:table-cell>
          <table:table-cell office:value-type="float" office:value="108825.24649" table:formula="msoxl:=  IF(SUM(J63:J67)=0,&quot;-&quot;,SUM(J63:J67))" table:style-name="ce53">
            <text:p>108,825<text:s/></text:p>
          </table:table-cell>
          <table:table-cell office:value-type="float" office:value="143.71710000000002" table:formula="msoxl:=  IF(SUM(K63,K64,K65,K67)=0,IF(K66=0,&quot;-&quot;,K66),SUM(K63,K64,K65,K67))" table:style-name="ce52">
            <text:p>144<text:s/></text:p>
          </table:table-cell>
          <table:table-cell office:value-type="float" office:value="6732.8447500000002" table:formula="msoxl:=  IF(SUM(L63:L67)=0,&quot;-&quot;,SUM(L63:L67))" table:style-name="ce52">
            <text:p>6,733<text:s/></text:p>
          </table:table-cell>
          <table:table-cell office:value-type="float" office:value="384.33600000000001" table:formula="msoxl:=  IF(SUM(M63,M64,M65,M67)=0,IF(M66=0,&quot;-&quot;,M66),SUM(M63,M64,M65,M67))" table:style-name="ce52">
            <text:p>384<text:s/></text:p>
          </table:table-cell>
          <table:table-cell office:value-type="float" office:value="33826.716999999997" table:formula="msoxl:=  IF(SUM(N63:N67)=0,&quot;-&quot;,SUM(N63:N67))" table:style-name="ce52">
            <text:p>33,827<text:s/></text:p>
          </table:table-cell>
          <table:table-cell office:value-type="float" office:value="660.02300000000002" table:formula="msoxl:=  IF(SUM(O63,O64,O65,O67)=0,IF(O66=0,&quot;-&quot;,O66),SUM(O63,O64,O65,O67))" table:style-name="ce52">
            <text:p>660<text:s/></text:p>
          </table:table-cell>
          <table:table-cell office:value-type="float" office:value="45146.16964" table:formula="msoxl:=  IF(SUM(P63:P67)=0,&quot;-&quot;,SUM(P63:P67))" table:style-name="ce52">
            <text:p>45,14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111916.33803" table:style-name="ce55">
            <text:p>111,916<text:s/></text:p>
          </table:table-cell>
          <table:table-cell office:value-type="float" office:value="14466681.14459" table:style-name="ce55">
            <text:p>14,466,681<text:s/></text:p>
          </table:table-cell>
          <table:table-cell office:value-type="float" office:value="108536.55603000001" table:formula="msoxl:=  IF(SUM(G63,I63)&#10;+SUM('漁業生產量值-漁業種類別魚類別生產量值1'!E63,'漁業生產量值-漁業種類別魚類別生產量值1'!G63,'漁業生產量值-漁業種類別魚類別生產量值1'!I63)&#10;+SUM('漁業生產量值-漁業種類別魚類別生產量值2'!C63,'漁業生產量值-漁業種類別魚類別生產量值2'!E63,'漁業生產量值-漁業種類別魚類別生產量值2'!G63,'漁業生產量值-漁業種類別魚類別生產量值2'!I63)&#10;+SUM('漁業生產量值-漁業種類別魚類別生產量值3'!E63,'漁業生產量值-漁業種類別魚類別生產量值3'!I63,'漁業生產量值-漁業種類別魚類別生產量值3'!K63,'漁業生產量值-漁業種類別魚類別生產量值3'!M63)&#10;+SUM('漁業生產量值-漁業種類別魚類別生產量值4'!G63,'漁業生產量值-漁業種類別魚類別生產量值4'!I63,'漁業生產量值-漁業種類別魚類別生產量值4'!K63,'漁業生產量值-漁業種類別魚類別生產量值4'!M63,'漁業生產量值-漁業種類別魚類別生產量值4'!O63)&#10;+SUM('漁業生產量值-漁業種類別魚類別生產量值5'!K63,'漁業生產量值-漁業種類別魚類別生產量值5'!M63,'漁業生產量值-漁業種類別魚類別生產量值5'!O63)&#10;+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+SUM('漁業生產量值-漁業種類別魚類別生產量值7'!C63,'漁業生產量值-漁業種類別魚類別生產量值7'!E63,'漁業生產量值-漁業種類別魚類別生產量值7'!G63)&#10;+SUM('漁業生產量值-漁業種類別魚類別生產量值9'!I63,'漁業生產量值-漁業種類別魚類別生產量值9'!K63)&#10;+SUM('漁業生產量值-漁業種類別魚類別生產量值10'!G63)&#10;+SUM('漁業生產量值-漁業種類別魚類別生產量值11'!C63,'漁業生產量值-漁業種類別魚類別生產量值11'!E63,'漁業生產量值-漁業種類別魚類別生產量值11'!G63,'漁業生產量值-漁業種類別魚類別生產量值11'!I63,'漁業生產量值-漁業種類別魚類別生產量值11'!K63)&#10;+SUM('漁業生產量值-漁業種類別魚類別生產量值12'!G63)&#10;+SUM('漁業生產量值-漁業種類別魚類別生產量值14'!C63,'漁業生產量值-漁業種類別魚類別生產量值14'!O63)&#10;+SUM('漁業生產量值-漁業種類別魚類別生產量值15'!C63,'漁業生產量值-漁業種類別魚類別生產量值15'!E63,'漁業生產量值-漁業種類別魚類別生產量值15'!G63,'漁業生產量值-漁業種類別魚類別生產量值15'!I63)=0,&quot;-&quot;,&#10;SUM(G63,I63)&#10;+SUM('漁業生產量值-漁業種類別魚類別生產量值1'!E63,'漁業生產量值-漁業種類別魚類別生產量值1'!G63,'漁業生產量值-漁業種類別魚類別生產量值1'!I63)&#10;+SUM('漁業生產量值-漁業種類別魚類別生產量值2'!C63,'漁業生產量值-漁業種類別魚類別生產量值2'!E63,'漁業生產量值-漁業種類別魚類別生產量值2'!G63,'漁業生產量值-漁業種類別魚類別生產量值2'!I63)&#10;+SUM('漁業生產量值-漁業種類別魚類別生產量值3'!E63,'漁業生產量值-漁業種類別魚類別生產量值3'!I63,'漁業生產量值-漁業種類別魚類別生產量值3'!K63,'漁業生產量值-漁業種類別魚類別生產量值3'!M63)&#10;+SUM('漁業生產量值-漁業種類別魚類別生產量值4'!G63,'漁業生產量值-漁業種類別魚類別生產量值4'!I63,'漁業生產量值-漁業種類別魚類別生產量值4'!K63,'漁業生產量值-漁業種類別魚類別生產量值4'!M63,'漁業生產量值-漁業種類別魚類別生產量值4'!O63)&#10;+SUM('漁業生產量值-漁業種類別魚類別生產量值5'!K63,'漁業生產量值-漁業種類別魚類別生產量值5'!M63,'漁業生產量值-漁業種類別魚類別生產量值5'!O63)&#10;+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+SUM('漁業生產量值-漁業種類別魚類別生產量值7'!C63,'漁業生產量值-漁業種類別魚類別生產量值7'!E63,'漁業生產量值-漁業種類別魚類別生產量值7'!G63)&#10;+SUM('漁業生產量值-漁業種類別魚類別生產量值9'!I63,'漁業生產量值-漁業種類別魚類別生產量值9'!K63)&#10;+SUM('漁業生產量值-漁業種類別魚類別生產量值10'!G63)&#10;+SUM('漁業生產量值-漁業種類別魚類別生產量值11'!C63,'漁業生產量值-漁業種類別魚類別生產量值11'!E63,'漁業生產量值-漁業種類別魚類別生產量值11'!G63,'漁業生產量值-漁業種類別魚類別生產量值11'!I63,'漁業生產量值-漁業種類別魚類別生產量值11'!K63)&#10;+SUM('漁業生產量值-漁業種類別魚類別生產量值12'!G63)&#10;+SUM('漁業生產量值-漁業種類別魚類別生產量值14'!C63,'漁業生產量值-漁業種類別魚類別生產量值14'!O63)&#10;+SUM('漁業生產量值-漁業種類別魚類別生產量值15'!C63,'漁業生產量值-漁業種類別魚類別生產量值15'!E63,'漁業生產量值-漁業種類別魚類別生產量值15'!G63,'漁業生產量值-漁業種類別魚類別生產量值15'!I63)&#10;)" table:style-name="ce55">
            <text:p>108,537<text:s/></text:p>
          </table:table-cell>
          <table:table-cell office:value-type="float" office:value="13936445.454689998" table:formula="msoxl:=  IF(SUM(H63,J63)&#10;+SUM('漁業生產量值-漁業種類別魚類別生產量值1'!F63,'漁業生產量值-漁業種類別魚類別生產量值1'!H63,'漁業生產量值-漁業種類別魚類別生產量值1'!J63,'漁業生產量值-漁業種類別魚類別生產量值1'!P63)&#10;+SUM('漁業生產量值-漁業種類別魚類別生產量值2'!D63,'漁業生產量值-漁業種類別魚類別生產量值2'!F63,'漁業生產量值-漁業種類別魚類別生產量值2'!H63,'漁業生產量值-漁業種類別魚類別生產量值2'!J63)&#10;+SUM('漁業生產量值-漁業種類別魚類別生產量值3'!F63,'漁業生產量值-漁業種類別魚類別生產量值3'!J63,'漁業生產量值-漁業種類別魚類別生產量值3'!L63,'漁業生產量值-漁業種類別魚類別生產量值3'!N63)&#10;+SUM('漁業生產量值-漁業種類別魚類別生產量值4'!H63,'漁業生產量值-漁業種類別魚類別生產量值4'!J63,'漁業生產量值-漁業種類別魚類別生產量值4'!L63,'漁業生產量值-漁業種類別魚類別生產量值4'!N63,'漁業生產量值-漁業種類別魚類別生產量值4'!P63)&#10;+SUM('漁業生產量值-漁業種類別魚類別生產量值5'!L63,'漁業生產量值-漁業種類別魚類別生產量值5'!N63,'漁業生產量值-漁業種類別魚類別生產量值5'!P63)&#10;+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+SUM('漁業生產量值-漁業種類別魚類別生產量值7'!D63,'漁業生產量值-漁業種類別魚類別生產量值7'!F63,'漁業生產量值-漁業種類別魚類別生產量值7'!H63)&#10;+SUM('漁業生產量值-漁業種類別魚類別生產量值9'!J63,'漁業生產量值-漁業種類別魚類別生產量值9'!L63)&#10;+SUM('漁業生產量值-漁業種類別魚類別生產量值10'!H63)&#10;+SUM('漁業生產量值-漁業種類別魚類別生產量值11'!D63,'漁業生產量值-漁業種類別魚類別生產量值11'!F63,'漁業生產量值-漁業種類別魚類別生產量值11'!H63,'漁業生產量值-漁業種類別魚類別生產量值11'!J63,'漁業生產量值-漁業種類別魚類別生產量值11'!L63)&#10;+SUM('漁業生產量值-漁業種類別魚類別生產量值12'!H63)&#10;+SUM('漁業生產量值-漁業種類別魚類別生產量值14'!D63,'漁業生產量值-漁業種類別魚類別生產量值14'!P63)&#10;+SUM('漁業生產量值-漁業種類別魚類別生產量值15'!D63,'漁業生產量值-漁業種類別魚類別生產量值15'!F63,'漁業生產量值-漁業種類別魚類別生產量值15'!H63,'漁業生產量值-漁業種類別魚類別生產量值15'!J63)=0,&quot;-&quot;,&#10;SUM(H63,J63)&#10;+SUM('漁業生產量值-漁業種類別魚類別生產量值1'!F63,'漁業生產量值-漁業種類別魚類別生產量值1'!H63,'漁業生產量值-漁業種類別魚類別生產量值1'!J63,'漁業生產量值-漁業種類別魚類別生產量值1'!P63)&#10;+SUM('漁業生產量值-漁業種類別魚類別生產量值2'!D63,'漁業生產量值-漁業種類別魚類別生產量值2'!F63,'漁業生產量值-漁業種類別魚類別生產量值2'!H63,'漁業生產量值-漁業種類別魚類別生產量值2'!J63)&#10;+SUM('漁業生產量值-漁業種類別魚類別生產量值3'!F63,'漁業生產量值-漁業種類別魚類別生產量值3'!J63,'漁業生產量值-漁業種類別魚類別生產量值3'!L63,'漁業生產量值-漁業種類別魚類別生產量值3'!N63)&#10;+SUM('漁業生產量值-漁業種類別魚類別生產量值4'!H63,'漁業生產量值-漁業種類別魚類別生產量值4'!J63,'漁業生產量值-漁業種類別魚類別生產量值4'!L63,'漁業生產量值-漁業種類別魚類別生產量值4'!N63,'漁業生產量值-漁業種類別魚類別生產量值4'!P63)&#10;+SUM('漁業生產量值-漁業種類別魚類別生產量值5'!L63,'漁業生產量值-漁業種類別魚類別生產量值5'!N63,'漁業生產量值-漁業種類別魚類別生產量值5'!P63)&#10;+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+SUM('漁業生產量值-漁業種類別魚類別生產量值7'!D63,'漁業生產量值-漁業種類別魚類別生產量值7'!F63,'漁業生產量值-漁業種類別魚類別生產量值7'!H63)&#10;+SUM('漁業生產量值-漁業種類別魚類別生產量值9'!J63,'漁業生產量值-漁業種類別魚類別生產量值9'!L63)&#10;+SUM('漁業生產量值-漁業種類別魚類別生產量值10'!H63)&#10;+SUM('漁業生產量值-漁業種類別魚類別生產量值11'!D63,'漁業生產量值-漁業種類別魚類別生產量值11'!F63,'漁業生產量值-漁業種類別魚類別生產量值11'!H63,'漁業生產量值-漁業種類別魚類別生產量值11'!J63,'漁業生產量值-漁業種類別魚類別生產量值11'!L63)&#10;+SUM('漁業生產量值-漁業種類別魚類別生產量值12'!H63)&#10;+SUM('漁業生產量值-漁業種類別魚類別生產量值14'!D63,'漁業生產量值-漁業種類別魚類別生產量值14'!P63)&#10;+SUM('漁業生產量值-漁業種類別魚類別生產量值15'!D63,'漁業生產量值-漁業種類別魚類別生產量值15'!F63,'漁業生產量值-漁業種類別魚類別生產量值15'!H63,'漁業生產量值-漁業種類別魚類別生產量值15'!J63)&#10;)" table:style-name="ce55">
            <text:p>13,936,445<text:s/></text:p>
          </table:table-cell>
          <table:table-cell office:value-type="float" office:value="8978.7553700000008" table:style-name="ce55">
            <text:p>8,979<text:s/></text:p>
          </table:table-cell>
          <table:table-cell office:value-type="float" office:value="346705.11171000003" table:style-name="ce55">
            <text:p>346,705<text:s/></text:p>
          </table:table-cell>
          <table:table-cell office:value-type="string" office:string-value="-" table:formula="msoxl:=  IF(SUM(K63,M63,O63,'漁業生產量值-漁業種類別魚類別生產量值1'!C63)=0,&quot;-&quot;,SUM(K63,M63,O63,'漁業生產量值-漁業種類別魚類別生產量值1'!C63))" table:style-name="ce55">
            <text:p>-</text:p>
          </table:table-cell>
          <table:table-cell office:value-type="string" office:string-value="-" table:formula="msoxl:=  IF(SUM(L63,N63,P63,'漁業生產量值-漁業種類別魚類別生產量值1'!D63)=0,&quot;-&quot;,SUM(L63,N63,P63,'漁業生產量值-漁業種類別魚類別生產量值1'!D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119866.83801000001" table:style-name="ce55">
            <text:p>119,867<text:s/></text:p>
          </table:table-cell>
          <table:table-cell office:value-type="float" office:value="13300151.18455" table:style-name="ce55">
            <text:p>13,300,151<text:s/></text:p>
          </table:table-cell>
          <table:table-cell office:value-type="float" office:value="109649.84099000001" table:formula="msoxl:=  IF(SUM(G64,I64)&#10;+SUM('漁業生產量值-漁業種類別魚類別生產量值1'!E64,'漁業生產量值-漁業種類別魚類別生產量值1'!G64,'漁業生產量值-漁業種類別魚類別生產量值1'!I64)&#10;+SUM('漁業生產量值-漁業種類別魚類別生產量值2'!C64,'漁業生產量值-漁業種類別魚類別生產量值2'!E64,'漁業生產量值-漁業種類別魚類別生產量值2'!G64,'漁業生產量值-漁業種類別魚類別生產量值2'!I64)&#10;+SUM('漁業生產量值-漁業種類別魚類別生產量值3'!E64,'漁業生產量值-漁業種類別魚類別生產量值3'!I64,'漁業生產量值-漁業種類別魚類別生產量值3'!K64,'漁業生產量值-漁業種類別魚類別生產量值3'!M64)&#10;+SUM('漁業生產量值-漁業種類別魚類別生產量值4'!G64,'漁業生產量值-漁業種類別魚類別生產量值4'!I64,'漁業生產量值-漁業種類別魚類別生產量值4'!K64,'漁業生產量值-漁業種類別魚類別生產量值4'!M64,'漁業生產量值-漁業種類別魚類別生產量值4'!O64)&#10;+SUM('漁業生產量值-漁業種類別魚類別生產量值5'!K64,'漁業生產量值-漁業種類別魚類別生產量值5'!M64,'漁業生產量值-漁業種類別魚類別生產量值5'!O64)&#10;+SUM('漁業生產量值-漁業種類別魚類別生產量值6'!C64,'漁業生產量值-漁業種類別魚類別生產量值6'!E64,'漁業生產量值-漁業種類別魚類別生產量值6'!G64,'漁業生產量值-漁業種類別魚類別生產量值6'!I64,'漁業生產量值-漁業種類別魚類別生產量值6'!K64,'漁業生產量值-漁業種類別魚類別生產量值6'!M64,'漁業生產量值-漁業種類別魚類別生產量值6'!O64)&#10;+SUM('漁業生產量值-漁業種類別魚類別生產量值7'!C64,'漁業生產量值-漁業種類別魚類別生產量值7'!E64,'漁業生產量值-漁業種類別魚類別生產量值7'!G64)&#10;+SUM('漁業生產量值-漁業種類別魚類別生產量值9'!I64,'漁業生產量值-漁業種類別魚類別生產量值9'!K64)&#10;+SUM('漁業生產量值-漁業種類別魚類別生產量值10'!G64)&#10;+SUM('漁業生產量值-漁業種類別魚類別生產量值11'!C64,'漁業生產量值-漁業種類別魚類別生產量值11'!E64,'漁業生產量值-漁業種類別魚類別生產量值11'!G64,'漁業生產量值-漁業種類別魚類別生產量值11'!I64,'漁業生產量值-漁業種類別魚類別生產量值11'!K64)&#10;+SUM('漁業生產量值-漁業種類別魚類別生產量值12'!G64)&#10;+SUM('漁業生產量值-漁業種類別魚類別生產量值14'!C64,'漁業生產量值-漁業種類別魚類別生產量值14'!O64)&#10;+SUM('漁業生產量值-漁業種類別魚類別生產量值15'!C64,'漁業生產量值-漁業種類別魚類別生產量值15'!E64,'漁業生產量值-漁業種類別魚類別生產量值15'!G64,'漁業生產量值-漁業種類別魚類別生產量值15'!I64)=0,&quot;-&quot;,&#10;SUM(G64,I64)&#10;+SUM('漁業生產量值-漁業種類別魚類別生產量值1'!E64,'漁業生產量值-漁業種類別魚類別生產量值1'!G64,'漁業生產量值-漁業種類別魚類別生產量值1'!I64)&#10;+SUM('漁業生產量值-漁業種類別魚類別生產量值2'!C64,'漁業生產量值-漁業種類別魚類別生產量值2'!E64,'漁業生產量值-漁業種類別魚類別生產量值2'!G64,'漁業生產量值-漁業種類別魚類別生產量值2'!I64)&#10;+SUM('漁業生產量值-漁業種類別魚類別生產量值3'!E64,'漁業生產量值-漁業種類別魚類別生產量值3'!I64,'漁業生產量值-漁業種類別魚類別生產量值3'!K64,'漁業生產量值-漁業種類別魚類別生產量值3'!M64)&#10;+SUM('漁業生產量值-漁業種類別魚類別生產量值4'!G64,'漁業生產量值-漁業種類別魚類別生產量值4'!I64,'漁業生產量值-漁業種類別魚類別生產量值4'!K64,'漁業生產量值-漁業種類別魚類別生產量值4'!M64,'漁業生產量值-漁業種類別魚類別生產量值4'!O64)&#10;+SUM('漁業生產量值-漁業種類別魚類別生產量值5'!K64,'漁業生產量值-漁業種類別魚類別生產量值5'!M64,'漁業生產量值-漁業種類別魚類別生產量值5'!O64)&#10;+SUM('漁業生產量值-漁業種類別魚類別生產量值6'!C64,'漁業生產量值-漁業種類別魚類別生產量值6'!E64,'漁業生產量值-漁業種類別魚類別生產量值6'!G64,'漁業生產量值-漁業種類別魚類別生產量值6'!I64,'漁業生產量值-漁業種類別魚類別生產量值6'!K64,'漁業生產量值-漁業種類別魚類別生產量值6'!M64,'漁業生產量值-漁業種類別魚類別生產量值6'!O64)&#10;+SUM('漁業生產量值-漁業種類別魚類別生產量值7'!C64,'漁業生產量值-漁業種類別魚類別生產量值7'!E64,'漁業生產量值-漁業種類別魚類別生產量值7'!G64)&#10;+SUM('漁業生產量值-漁業種類別魚類別生產量值9'!I64,'漁業生產量值-漁業種類別魚類別生產量值9'!K64)&#10;+SUM('漁業生產量值-漁業種類別魚類別生產量值10'!G64)&#10;+SUM('漁業生產量值-漁業種類別魚類別生產量值11'!C64,'漁業生產量值-漁業種類別魚類別生產量值11'!E64,'漁業生產量值-漁業種類別魚類別生產量值11'!G64,'漁業生產量值-漁業種類別魚類別生產量值11'!I64,'漁業生產量值-漁業種類別魚類別生產量值11'!K64)&#10;+SUM('漁業生產量值-漁業種類別魚類別生產量值12'!G64)&#10;+SUM('漁業生產量值-漁業種類別魚類別生產量值14'!C64,'漁業生產量值-漁業種類別魚類別生產量值14'!O64)&#10;+SUM('漁業生產量值-漁業種類別魚類別生產量值15'!C64,'漁業生產量值-漁業種類別魚類別生產量值15'!E64,'漁業生產量值-漁業種類別魚類別生產量值15'!G64,'漁業生產量值-漁業種類別魚類別生產量值15'!I64)&#10;)" table:style-name="ce55">
            <text:p>109,650<text:s/></text:p>
          </table:table-cell>
          <table:table-cell office:value-type="float" office:value="12126152.010290001" table:formula="msoxl:=  IF(SUM(H64,J64)&#10;+SUM('漁業生產量值-漁業種類別魚類別生產量值1'!F64,'漁業生產量值-漁業種類別魚類別生產量值1'!H64,'漁業生產量值-漁業種類別魚類別生產量值1'!J64,'漁業生產量值-漁業種類別魚類別生產量值1'!P64)&#10;+SUM('漁業生產量值-漁業種類別魚類別生產量值2'!D64,'漁業生產量值-漁業種類別魚類別生產量值2'!F64,'漁業生產量值-漁業種類別魚類別生產量值2'!H64,'漁業生產量值-漁業種類別魚類別生產量值2'!J64)&#10;+SUM('漁業生產量值-漁業種類別魚類別生產量值3'!F64,'漁業生產量值-漁業種類別魚類別生產量值3'!J64,'漁業生產量值-漁業種類別魚類別生產量值3'!L64,'漁業生產量值-漁業種類別魚類別生產量值3'!N64)&#10;+SUM('漁業生產量值-漁業種類別魚類別生產量值4'!H64,'漁業生產量值-漁業種類別魚類別生產量值4'!J64,'漁業生產量值-漁業種類別魚類別生產量值4'!L64,'漁業生產量值-漁業種類別魚類別生產量值4'!N64,'漁業生產量值-漁業種類別魚類別生產量值4'!P64)&#10;+SUM('漁業生產量值-漁業種類別魚類別生產量值5'!L64,'漁業生產量值-漁業種類別魚類別生產量值5'!N64,'漁業生產量值-漁業種類別魚類別生產量值5'!P64)&#10;+SUM('漁業生產量值-漁業種類別魚類別生產量值6'!D64,'漁業生產量值-漁業種類別魚類別生產量值6'!F64,'漁業生產量值-漁業種類別魚類別生產量值6'!H64,'漁業生產量值-漁業種類別魚類別生產量值6'!J64,'漁業生產量值-漁業種類別魚類別生產量值6'!L64,'漁業生產量值-漁業種類別魚類別生產量值6'!N64,'漁業生產量值-漁業種類別魚類別生產量值6'!P64)&#10;+SUM('漁業生產量值-漁業種類別魚類別生產量值7'!D64,'漁業生產量值-漁業種類別魚類別生產量值7'!F64,'漁業生產量值-漁業種類別魚類別生產量值7'!H64)&#10;+SUM('漁業生產量值-漁業種類別魚類別生產量值9'!J64,'漁業生產量值-漁業種類別魚類別生產量值9'!L64)&#10;+SUM('漁業生產量值-漁業種類別魚類別生產量值10'!H64)&#10;+SUM('漁業生產量值-漁業種類別魚類別生產量值11'!D64,'漁業生產量值-漁業種類別魚類別生產量值11'!F64,'漁業生產量值-漁業種類別魚類別生產量值11'!H64,'漁業生產量值-漁業種類別魚類別生產量值11'!J64,'漁業生產量值-漁業種類別魚類別生產量值11'!L64)&#10;+SUM('漁業生產量值-漁業種類別魚類別生產量值12'!H64)&#10;+SUM('漁業生產量值-漁業種類別魚類別生產量值14'!D64,'漁業生產量值-漁業種類別魚類別生產量值14'!P64)&#10;+SUM('漁業生產量值-漁業種類別魚類別生產量值15'!D64,'漁業生產量值-漁業種類別魚類別生產量值15'!F64,'漁業生產量值-漁業種類別魚類別生產量值15'!H64,'漁業生產量值-漁業種類別魚類別生產量值15'!J64)=0,&quot;-&quot;,&#10;SUM(H64,J64)&#10;+SUM('漁業生產量值-漁業種類別魚類別生產量值1'!F64,'漁業生產量值-漁業種類別魚類別生產量值1'!H64,'漁業生產量值-漁業種類別魚類別生產量值1'!J64,'漁業生產量值-漁業種類別魚類別生產量值1'!P64)&#10;+SUM('漁業生產量值-漁業種類別魚類別生產量值2'!D64,'漁業生產量值-漁業種類別魚類別生產量值2'!F64,'漁業生產量值-漁業種類別魚類別生產量值2'!H64,'漁業生產量值-漁業種類別魚類別生產量值2'!J64)&#10;+SUM('漁業生產量值-漁業種類別魚類別生產量值3'!F64,'漁業生產量值-漁業種類別魚類別生產量值3'!J64,'漁業生產量值-漁業種類別魚類別生產量值3'!L64,'漁業生產量值-漁業種類別魚類別生產量值3'!N64)&#10;+SUM('漁業生產量值-漁業種類別魚類別生產量值4'!H64,'漁業生產量值-漁業種類別魚類別生產量值4'!J64,'漁業生產量值-漁業種類別魚類別生產量值4'!L64,'漁業生產量值-漁業種類別魚類別生產量值4'!N64,'漁業生產量值-漁業種類別魚類別生產量值4'!P64)&#10;+SUM('漁業生產量值-漁業種類別魚類別生產量值5'!L64,'漁業生產量值-漁業種類別魚類別生產量值5'!N64,'漁業生產量值-漁業種類別魚類別生產量值5'!P64)&#10;+SUM('漁業生產量值-漁業種類別魚類別生產量值6'!D64,'漁業生產量值-漁業種類別魚類別生產量值6'!F64,'漁業生產量值-漁業種類別魚類別生產量值6'!H64,'漁業生產量值-漁業種類別魚類別生產量值6'!J64,'漁業生產量值-漁業種類別魚類別生產量值6'!L64,'漁業生產量值-漁業種類別魚類別生產量值6'!N64,'漁業生產量值-漁業種類別魚類別生產量值6'!P64)&#10;+SUM('漁業生產量值-漁業種類別魚類別生產量值7'!D64,'漁業生產量值-漁業種類別魚類別生產量值7'!F64,'漁業生產量值-漁業種類別魚類別生產量值7'!H64)&#10;+SUM('漁業生產量值-漁業種類別魚類別生產量值9'!J64,'漁業生產量值-漁業種類別魚類別生產量值9'!L64)&#10;+SUM('漁業生產量值-漁業種類別魚類別生產量值10'!H64)&#10;+SUM('漁業生產量值-漁業種類別魚類別生產量值11'!D64,'漁業生產量值-漁業種類別魚類別生產量值11'!F64,'漁業生產量值-漁業種類別魚類別生產量值11'!H64,'漁業生產量值-漁業種類別魚類別生產量值11'!J64,'漁業生產量值-漁業種類別魚類別生產量值11'!L64)&#10;+SUM('漁業生產量值-漁業種類別魚類別生產量值12'!H64)&#10;+SUM('漁業生產量值-漁業種類別魚類別生產量值14'!D64,'漁業生產量值-漁業種類別魚類別生產量值14'!P64)&#10;+SUM('漁業生產量值-漁業種類別魚類別生產量值15'!D64,'漁業生產量值-漁業種類別魚類別生產量值15'!F64,'漁業生產量值-漁業種類別魚類別生產量值15'!H64,'漁業生產量值-漁業種類別魚類別生產量值15'!J64)&#10;)" table:style-name="ce55">
            <text:p>12,126,152<text:s/></text:p>
          </table:table-cell>
          <table:table-cell office:value-type="float" office:value="53745.094040000004" table:style-name="ce55">
            <text:p>53,745<text:s/></text:p>
          </table:table-cell>
          <table:table-cell office:value-type="float" office:value="2117000.7970699999" table:style-name="ce55">
            <text:p>2,117,001<text:s/></text:p>
          </table:table-cell>
          <table:table-cell office:value-type="float" office:value="1559.1061000000002" table:formula="msoxl:=  IF(SUM(K64,M64,O64,'漁業生產量值-漁業種類別魚類別生產量值1'!C64)=0,&quot;-&quot;,SUM(K64,M64,O64,'漁業生產量值-漁業種類別魚類別生產量值1'!C64))" table:style-name="ce55">
            <text:p>1,559<text:s/></text:p>
          </table:table-cell>
          <table:table-cell office:value-type="float" office:value="100950.98649000001" table:formula="msoxl:=  IF(SUM(L64,N64,P64,'漁業生產量值-漁業種類別魚類別生產量值1'!D64)=0,&quot;-&quot;,SUM(L64,N64,P64,'漁業生產量值-漁業種類別魚類別生產量值1'!D64))" table:style-name="ce55">
            <text:p>100,951<text:s/></text:p>
          </table:table-cell>
          <table:table-cell office:value-type="float" office:value="123.8121" table:style-name="ce55">
            <text:p>124<text:s/></text:p>
          </table:table-cell>
          <table:table-cell office:value-type="float" office:value="5535.1147499999997" table:style-name="ce55">
            <text:p>5,535<text:s/></text:p>
          </table:table-cell>
          <table:table-cell office:value-type="float" office:value="382.57100000000003" table:style-name="ce55">
            <text:p>383<text:s/></text:p>
          </table:table-cell>
          <table:table-cell office:value-type="float" office:value="33750.822" table:style-name="ce55">
            <text:p>33,751<text:s/></text:p>
          </table:table-cell>
          <table:table-cell office:value-type="float" office:value="629.52300000000002" table:style-name="ce55">
            <text:p>630<text:s/></text:p>
          </table:table-cell>
          <table:table-cell office:value-type="float" office:value="42659.219640000003" table:style-name="ce55">
            <text:p>42,65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65,I65)&#10;+SUM('漁業生產量值-漁業種類別魚類別生產量值1'!E65,'漁業生產量值-漁業種類別魚類別生產量值1'!G65,'漁業生產量值-漁業種類別魚類別生產量值1'!I65)&#10;+SUM('漁業生產量值-漁業種類別魚類別生產量值2'!C65,'漁業生產量值-漁業種類別魚類別生產量值2'!E65,'漁業生產量值-漁業種類別魚類別生產量值2'!G65,'漁業生產量值-漁業種類別魚類別生產量值2'!I65)&#10;+SUM('漁業生產量值-漁業種類別魚類別生產量值3'!E65,'漁業生產量值-漁業種類別魚類別生產量值3'!I65,'漁業生產量值-漁業種類別魚類別生產量值3'!K65,'漁業生產量值-漁業種類別魚類別生產量值3'!M65)&#10;+SUM('漁業生產量值-漁業種類別魚類別生產量值4'!G65,'漁業生產量值-漁業種類別魚類別生產量值4'!I65,'漁業生產量值-漁業種類別魚類別生產量值4'!K65,'漁業生產量值-漁業種類別魚類別生產量值4'!M65,'漁業生產量值-漁業種類別魚類別生產量值4'!O65)&#10;+SUM('漁業生產量值-漁業種類別魚類別生產量值5'!K65,'漁業生產量值-漁業種類別魚類別生產量值5'!M65,'漁業生產量值-漁業種類別魚類別生產量值5'!O65)&#10;+SUM('漁業生產量值-漁業種類別魚類別生產量值6'!C65,'漁業生產量值-漁業種類別魚類別生產量值6'!E65,'漁業生產量值-漁業種類別魚類別生產量值6'!G65,'漁業生產量值-漁業種類別魚類別生產量值6'!I65,'漁業生產量值-漁業種類別魚類別生產量值6'!K65,'漁業生產量值-漁業種類別魚類別生產量值6'!M65,'漁業生產量值-漁業種類別魚類別生產量值6'!O65)&#10;+SUM('漁業生產量值-漁業種類別魚類別生產量值7'!C65,'漁業生產量值-漁業種類別魚類別生產量值7'!E65,'漁業生產量值-漁業種類別魚類別生產量值7'!G65)&#10;+SUM('漁業生產量值-漁業種類別魚類別生產量值9'!I65,'漁業生產量值-漁業種類別魚類別生產量值9'!K65)&#10;+SUM('漁業生產量值-漁業種類別魚類別生產量值10'!G65)&#10;+SUM('漁業生產量值-漁業種類別魚類別生產量值11'!C65,'漁業生產量值-漁業種類別魚類別生產量值11'!E65,'漁業生產量值-漁業種類別魚類別生產量值11'!G65,'漁業生產量值-漁業種類別魚類別生產量值11'!I65,'漁業生產量值-漁業種類別魚類別生產量值11'!K65)&#10;+SUM('漁業生產量值-漁業種類別魚類別生產量值12'!G65)&#10;+SUM('漁業生產量值-漁業種類別魚類別生產量值14'!C65,'漁業生產量值-漁業種類別魚類別生產量值14'!O65)&#10;+SUM('漁業生產量值-漁業種類別魚類別生產量值15'!C65,'漁業生產量值-漁業種類別魚類別生產量值15'!E65,'漁業生產量值-漁業種類別魚類別生產量值15'!G65,'漁業生產量值-漁業種類別魚類別生產量值15'!I65)=0,&quot;-&quot;,&#10;SUM(G65,I65)&#10;+SUM('漁業生產量值-漁業種類別魚類別生產量值1'!E65,'漁業生產量值-漁業種類別魚類別生產量值1'!G65,'漁業生產量值-漁業種類別魚類別生產量值1'!I65)&#10;+SUM('漁業生產量值-漁業種類別魚類別生產量值2'!C65,'漁業生產量值-漁業種類別魚類別生產量值2'!E65,'漁業生產量值-漁業種類別魚類別生產量值2'!G65,'漁業生產量值-漁業種類別魚類別生產量值2'!I65)&#10;+SUM('漁業生產量值-漁業種類別魚類別生產量值3'!E65,'漁業生產量值-漁業種類別魚類別生產量值3'!I65,'漁業生產量值-漁業種類別魚類別生產量值3'!K65,'漁業生產量值-漁業種類別魚類別生產量值3'!M65)&#10;+SUM('漁業生產量值-漁業種類別魚類別生產量值4'!G65,'漁業生產量值-漁業種類別魚類別生產量值4'!I65,'漁業生產量值-漁業種類別魚類別生產量值4'!K65,'漁業生產量值-漁業種類別魚類別生產量值4'!M65,'漁業生產量值-漁業種類別魚類別生產量值4'!O65)&#10;+SUM('漁業生產量值-漁業種類別魚類別生產量值5'!K65,'漁業生產量值-漁業種類別魚類別生產量值5'!M65,'漁業生產量值-漁業種類別魚類別生產量值5'!O65)&#10;+SUM('漁業生產量值-漁業種類別魚類別生產量值6'!C65,'漁業生產量值-漁業種類別魚類別生產量值6'!E65,'漁業生產量值-漁業種類別魚類別生產量值6'!G65,'漁業生產量值-漁業種類別魚類別生產量值6'!I65,'漁業生產量值-漁業種類別魚類別生產量值6'!K65,'漁業生產量值-漁業種類別魚類別生產量值6'!M65,'漁業生產量值-漁業種類別魚類別生產量值6'!O65)&#10;+SUM('漁業生產量值-漁業種類別魚類別生產量值7'!C65,'漁業生產量值-漁業種類別魚類別生產量值7'!E65,'漁業生產量值-漁業種類別魚類別生產量值7'!G65)&#10;+SUM('漁業生產量值-漁業種類別魚類別生產量值9'!I65,'漁業生產量值-漁業種類別魚類別生產量值9'!K65)&#10;+SUM('漁業生產量值-漁業種類別魚類別生產量值10'!G65)&#10;+SUM('漁業生產量值-漁業種類別魚類別生產量值11'!C65,'漁業生產量值-漁業種類別魚類別生產量值11'!E65,'漁業生產量值-漁業種類別魚類別生產量值11'!G65,'漁業生產量值-漁業種類別魚類別生產量值11'!I65,'漁業生產量值-漁業種類別魚類別生產量值11'!K65)&#10;+SUM('漁業生產量值-漁業種類別魚類別生產量值12'!G65)&#10;+SUM('漁業生產量值-漁業種類別魚類別生產量值14'!C65,'漁業生產量值-漁業種類別魚類別生產量值14'!O65)&#10;+SUM('漁業生產量值-漁業種類別魚類別生產量值15'!C65,'漁業生產量值-漁業種類別魚類別生產量值15'!E65,'漁業生產量值-漁業種類別魚類別生產量值15'!G65,'漁業生產量值-漁業種類別魚類別生產量值15'!I65)&#10;)" table:style-name="ce55">
            <text:p>-</text:p>
          </table:table-cell>
          <table:table-cell office:value-type="string" office:string-value="-" table:formula="msoxl:=  IF(SUM(H65,J65)&#10;+SUM('漁業生產量值-漁業種類別魚類別生產量值1'!F65,'漁業生產量值-漁業種類別魚類別生產量值1'!H65,'漁業生產量值-漁業種類別魚類別生產量值1'!J65,'漁業生產量值-漁業種類別魚類別生產量值1'!P65)&#10;+SUM('漁業生產量值-漁業種類別魚類別生產量值2'!D65,'漁業生產量值-漁業種類別魚類別生產量值2'!F65,'漁業生產量值-漁業種類別魚類別生產量值2'!H65,'漁業生產量值-漁業種類別魚類別生產量值2'!J65)&#10;+SUM('漁業生產量值-漁業種類別魚類別生產量值3'!F65,'漁業生產量值-漁業種類別魚類別生產量值3'!J65,'漁業生產量值-漁業種類別魚類別生產量值3'!L65,'漁業生產量值-漁業種類別魚類別生產量值3'!N65)&#10;+SUM('漁業生產量值-漁業種類別魚類別生產量值4'!H65,'漁業生產量值-漁業種類別魚類別生產量值4'!J65,'漁業生產量值-漁業種類別魚類別生產量值4'!L65,'漁業生產量值-漁業種類別魚類別生產量值4'!N65,'漁業生產量值-漁業種類別魚類別生產量值4'!P65)&#10;+SUM('漁業生產量值-漁業種類別魚類別生產量值5'!L65,'漁業生產量值-漁業種類別魚類別生產量值5'!N65,'漁業生產量值-漁業種類別魚類別生產量值5'!P65)&#10;+SUM('漁業生產量值-漁業種類別魚類別生產量值6'!D65,'漁業生產量值-漁業種類別魚類別生產量值6'!F65,'漁業生產量值-漁業種類別魚類別生產量值6'!H65,'漁業生產量值-漁業種類別魚類別生產量值6'!J65,'漁業生產量值-漁業種類別魚類別生產量值6'!L65,'漁業生產量值-漁業種類別魚類別生產量值6'!N65,'漁業生產量值-漁業種類別魚類別生產量值6'!P65)&#10;+SUM('漁業生產量值-漁業種類別魚類別生產量值7'!D65,'漁業生產量值-漁業種類別魚類別生產量值7'!F65,'漁業生產量值-漁業種類別魚類別生產量值7'!H65)&#10;+SUM('漁業生產量值-漁業種類別魚類別生產量值9'!J65,'漁業生產量值-漁業種類別魚類別生產量值9'!L65)&#10;+SUM('漁業生產量值-漁業種類別魚類別生產量值10'!H65)&#10;+SUM('漁業生產量值-漁業種類別魚類別生產量值11'!D65,'漁業生產量值-漁業種類別魚類別生產量值11'!F65,'漁業生產量值-漁業種類別魚類別生產量值11'!H65,'漁業生產量值-漁業種類別魚類別生產量值11'!J65,'漁業生產量值-漁業種類別魚類別生產量值11'!L65)&#10;+SUM('漁業生產量值-漁業種類別魚類別生產量值12'!H65)&#10;+SUM('漁業生產量值-漁業種類別魚類別生產量值14'!D65,'漁業生產量值-漁業種類別魚類別生產量值14'!P65)&#10;+SUM('漁業生產量值-漁業種類別魚類別生產量值15'!D65,'漁業生產量值-漁業種類別魚類別生產量值15'!F65,'漁業生產量值-漁業種類別魚類別生產量值15'!H65,'漁業生產量值-漁業種類別魚類別生產量值15'!J65)=0,&quot;-&quot;,&#10;SUM(H65,J65)&#10;+SUM('漁業生產量值-漁業種類別魚類別生產量值1'!F65,'漁業生產量值-漁業種類別魚類別生產量值1'!H65,'漁業生產量值-漁業種類別魚類別生產量值1'!J65,'漁業生產量值-漁業種類別魚類別生產量值1'!P65)&#10;+SUM('漁業生產量值-漁業種類別魚類別生產量值2'!D65,'漁業生產量值-漁業種類別魚類別生產量值2'!F65,'漁業生產量值-漁業種類別魚類別生產量值2'!H65,'漁業生產量值-漁業種類別魚類別生產量值2'!J65)&#10;+SUM('漁業生產量值-漁業種類別魚類別生產量值3'!F65,'漁業生產量值-漁業種類別魚類別生產量值3'!J65,'漁業生產量值-漁業種類別魚類別生產量值3'!L65,'漁業生產量值-漁業種類別魚類別生產量值3'!N65)&#10;+SUM('漁業生產量值-漁業種類別魚類別生產量值4'!H65,'漁業生產量值-漁業種類別魚類別生產量值4'!J65,'漁業生產量值-漁業種類別魚類別生產量值4'!L65,'漁業生產量值-漁業種類別魚類別生產量值4'!N65,'漁業生產量值-漁業種類別魚類別生產量值4'!P65)&#10;+SUM('漁業生產量值-漁業種類別魚類別生產量值5'!L65,'漁業生產量值-漁業種類別魚類別生產量值5'!N65,'漁業生產量值-漁業種類別魚類別生產量值5'!P65)&#10;+SUM('漁業生產量值-漁業種類別魚類別生產量值6'!D65,'漁業生產量值-漁業種類別魚類別生產量值6'!F65,'漁業生產量值-漁業種類別魚類別生產量值6'!H65,'漁業生產量值-漁業種類別魚類別生產量值6'!J65,'漁業生產量值-漁業種類別魚類別生產量值6'!L65,'漁業生產量值-漁業種類別魚類別生產量值6'!N65,'漁業生產量值-漁業種類別魚類別生產量值6'!P65)&#10;+SUM('漁業生產量值-漁業種類別魚類別生產量值7'!D65,'漁業生產量值-漁業種類別魚類別生產量值7'!F65,'漁業生產量值-漁業種類別魚類別生產量值7'!H65)&#10;+SUM('漁業生產量值-漁業種類別魚類別生產量值9'!J65,'漁業生產量值-漁業種類別魚類別生產量值9'!L65)&#10;+SUM('漁業生產量值-漁業種類別魚類別生產量值10'!H65)&#10;+SUM('漁業生產量值-漁業種類別魚類別生產量值11'!D65,'漁業生產量值-漁業種類別魚類別生產量值11'!F65,'漁業生產量值-漁業種類別魚類別生產量值11'!H65,'漁業生產量值-漁業種類別魚類別生產量值11'!J65,'漁業生產量值-漁業種類別魚類別生產量值11'!L65)&#10;+SUM('漁業生產量值-漁業種類別魚類別生產量值12'!H65)&#10;+SUM('漁業生產量值-漁業種類別魚類別生產量值14'!D65,'漁業生產量值-漁業種類別魚類別生產量值14'!P65)&#10;+SUM('漁業生產量值-漁業種類別魚類別生產量值15'!D65,'漁業生產量值-漁業種類別魚類別生產量值15'!F65,'漁業生產量值-漁業種類別魚類別生產量值15'!H65,'漁業生產量值-漁業種類別魚類別生產量值15'!J65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5,M65,O65,'漁業生產量值-漁業種類別魚類別生產量值1'!C65)=0,&quot;-&quot;,SUM(K65,M65,O65,'漁業生產量值-漁業種類別魚類別生產量值1'!C65))" table:style-name="ce55">
            <text:p>-</text:p>
          </table:table-cell>
          <table:table-cell office:value-type="string" office:string-value="-" table:formula="msoxl:=  IF(SUM(L65,N65,P65,'漁業生產量值-漁業種類別魚類別生產量值1'!D65)=0,&quot;-&quot;,SUM(L65,N65,P65,'漁業生產量值-漁業種類別魚類別生產量值1'!D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float" office:value="51064" table:style-name="ce55">
            <text:p>51,064<text:s/></text:p>
          </table:table-cell>
          <table:table-cell office:value-type="float" office:value="994751.89997000003" table:style-name="ce55">
            <text:p>994,752<text:s/></text:p>
          </table:table-cell>
          <table:table-cell office:value-type="string" office:string-value="-" table:formula="msoxl:=  IF(SUM(G66,I66)&#10;+SUM('漁業生產量值-漁業種類別魚類別生產量值1'!E66,'漁業生產量值-漁業種類別魚類別生產量值1'!G66,'漁業生產量值-漁業種類別魚類別生產量值1'!I66)&#10;+SUM('漁業生產量值-漁業種類別魚類別生產量值2'!C66,'漁業生產量值-漁業種類別魚類別生產量值2'!E66,'漁業生產量值-漁業種類別魚類別生產量值2'!G66,'漁業生產量值-漁業種類別魚類別生產量值2'!I66)&#10;+SUM('漁業生產量值-漁業種類別魚類別生產量值3'!E66,'漁業生產量值-漁業種類別魚類別生產量值3'!I66,'漁業生產量值-漁業種類別魚類別生產量值3'!K66,'漁業生產量值-漁業種類別魚類別生產量值3'!M66)&#10;+SUM('漁業生產量值-漁業種類別魚類別生產量值4'!G66,'漁業生產量值-漁業種類別魚類別生產量值4'!I66,'漁業生產量值-漁業種類別魚類別生產量值4'!K66,'漁業生產量值-漁業種類別魚類別生產量值4'!M66,'漁業生產量值-漁業種類別魚類別生產量值4'!O66)&#10;+SUM('漁業生產量值-漁業種類別魚類別生產量值5'!K66,'漁業生產量值-漁業種類別魚類別生產量值5'!M66,'漁業生產量值-漁業種類別魚類別生產量值5'!O66)&#10;+SUM('漁業生產量值-漁業種類別魚類別生產量值6'!C66,'漁業生產量值-漁業種類別魚類別生產量值6'!E66,'漁業生產量值-漁業種類別魚類別生產量值6'!G66,'漁業生產量值-漁業種類別魚類別生產量值6'!I66,'漁業生產量值-漁業種類別魚類別生產量值6'!K66,'漁業生產量值-漁業種類別魚類別生產量值6'!M66,'漁業生產量值-漁業種類別魚類別生產量值6'!O66)&#10;+SUM('漁業生產量值-漁業種類別魚類別生產量值7'!C66,'漁業生產量值-漁業種類別魚類別生產量值7'!E66,'漁業生產量值-漁業種類別魚類別生產量值7'!G66)&#10;+SUM('漁業生產量值-漁業種類別魚類別生產量值9'!I66,'漁業生產量值-漁業種類別魚類別生產量值9'!K66)&#10;+SUM('漁業生產量值-漁業種類別魚類別生產量值10'!G66)&#10;+SUM('漁業生產量值-漁業種類別魚類別生產量值11'!C66,'漁業生產量值-漁業種類別魚類別生產量值11'!E66,'漁業生產量值-漁業種類別魚類別生產量值11'!G66,'漁業生產量值-漁業種類別魚類別生產量值11'!I66,'漁業生產量值-漁業種類別魚類別生產量值11'!K66)&#10;+SUM('漁業生產量值-漁業種類別魚類別生產量值12'!G66)&#10;+SUM('漁業生產量值-漁業種類別魚類別生產量值14'!C66,'漁業生產量值-漁業種類別魚類別生產量值14'!O66)&#10;+SUM('漁業生產量值-漁業種類別魚類別生產量值15'!C66,'漁業生產量值-漁業種類別魚類別生產量值15'!E66,'漁業生產量值-漁業種類別魚類別生產量值15'!G66,'漁業生產量值-漁業種類別魚類別生產量值15'!I66)=0,&quot;-&quot;,&#10;SUM(G66,I66)&#10;+SUM('漁業生產量值-漁業種類別魚類別生產量值1'!E66,'漁業生產量值-漁業種類別魚類別生產量值1'!G66,'漁業生產量值-漁業種類別魚類別生產量值1'!I66)&#10;+SUM('漁業生產量值-漁業種類別魚類別生產量值2'!C66,'漁業生產量值-漁業種類別魚類別生產量值2'!E66,'漁業生產量值-漁業種類別魚類別生產量值2'!G66,'漁業生產量值-漁業種類別魚類別生產量值2'!I66)&#10;+SUM('漁業生產量值-漁業種類別魚類別生產量值3'!E66,'漁業生產量值-漁業種類別魚類別生產量值3'!I66,'漁業生產量值-漁業種類別魚類別生產量值3'!K66,'漁業生產量值-漁業種類別魚類別生產量值3'!M66)&#10;+SUM('漁業生產量值-漁業種類別魚類別生產量值4'!G66,'漁業生產量值-漁業種類別魚類別生產量值4'!I66,'漁業生產量值-漁業種類別魚類別生產量值4'!K66,'漁業生產量值-漁業種類別魚類別生產量值4'!M66,'漁業生產量值-漁業種類別魚類別生產量值4'!O66)&#10;+SUM('漁業生產量值-漁業種類別魚類別生產量值5'!K66,'漁業生產量值-漁業種類別魚類別生產量值5'!M66,'漁業生產量值-漁業種類別魚類別生產量值5'!O66)&#10;+SUM('漁業生產量值-漁業種類別魚類別生產量值6'!C66,'漁業生產量值-漁業種類別魚類別生產量值6'!E66,'漁業生產量值-漁業種類別魚類別生產量值6'!G66,'漁業生產量值-漁業種類別魚類別生產量值6'!I66,'漁業生產量值-漁業種類別魚類別生產量值6'!K66,'漁業生產量值-漁業種類別魚類別生產量值6'!M66,'漁業生產量值-漁業種類別魚類別生產量值6'!O66)&#10;+SUM('漁業生產量值-漁業種類別魚類別生產量值7'!C66,'漁業生產量值-漁業種類別魚類別生產量值7'!E66,'漁業生產量值-漁業種類別魚類別生產量值7'!G66)&#10;+SUM('漁業生產量值-漁業種類別魚類別生產量值9'!I66,'漁業生產量值-漁業種類別魚類別生產量值9'!K66)&#10;+SUM('漁業生產量值-漁業種類別魚類別生產量值10'!G66)&#10;+SUM('漁業生產量值-漁業種類別魚類別生產量值11'!C66,'漁業生產量值-漁業種類別魚類別生產量值11'!E66,'漁業生產量值-漁業種類別魚類別生產量值11'!G66,'漁業生產量值-漁業種類別魚類別生產量值11'!I66,'漁業生產量值-漁業種類別魚類別生產量值11'!K66)&#10;+SUM('漁業生產量值-漁業種類別魚類別生產量值12'!G66)&#10;+SUM('漁業生產量值-漁業種類別魚類別生產量值14'!C66,'漁業生產量值-漁業種類別魚類別生產量值14'!O66)&#10;+SUM('漁業生產量值-漁業種類別魚類別生產量值15'!C66,'漁業生產量值-漁業種類別魚類別生產量值15'!E66,'漁業生產量值-漁業種類別魚類別生產量值15'!G66,'漁業生產量值-漁業種類別魚類別生產量值15'!I66)&#10;)" table:style-name="ce55">
            <text:p>-</text:p>
          </table:table-cell>
          <table:table-cell office:value-type="float" office:value="994751.89997000003" table:formula="msoxl:=  IF(SUM(H66,J66)&#10;+SUM('漁業生產量值-漁業種類別魚類別生產量值1'!F66,'漁業生產量值-漁業種類別魚類別生產量值1'!H66,'漁業生產量值-漁業種類別魚類別生產量值1'!J66,'漁業生產量值-漁業種類別魚類別生產量值1'!P66)&#10;+SUM('漁業生產量值-漁業種類別魚類別生產量值2'!D66,'漁業生產量值-漁業種類別魚類別生產量值2'!F66,'漁業生產量值-漁業種類別魚類別生產量值2'!H66,'漁業生產量值-漁業種類別魚類別生產量值2'!J66)&#10;+SUM('漁業生產量值-漁業種類別魚類別生產量值3'!F66,'漁業生產量值-漁業種類別魚類別生產量值3'!J66,'漁業生產量值-漁業種類別魚類別生產量值3'!L66,'漁業生產量值-漁業種類別魚類別生產量值3'!N66)&#10;+SUM('漁業生產量值-漁業種類別魚類別生產量值4'!H66,'漁業生產量值-漁業種類別魚類別生產量值4'!J66,'漁業生產量值-漁業種類別魚類別生產量值4'!L66,'漁業生產量值-漁業種類別魚類別生產量值4'!N66,'漁業生產量值-漁業種類別魚類別生產量值4'!P66)&#10;+SUM('漁業生產量值-漁業種類別魚類別生產量值5'!L66,'漁業生產量值-漁業種類別魚類別生產量值5'!N66,'漁業生產量值-漁業種類別魚類別生產量值5'!P66)&#10;+SUM('漁業生產量值-漁業種類別魚類別生產量值6'!D66,'漁業生產量值-漁業種類別魚類別生產量值6'!F66,'漁業生產量值-漁業種類別魚類別生產量值6'!H66,'漁業生產量值-漁業種類別魚類別生產量值6'!J66,'漁業生產量值-漁業種類別魚類別生產量值6'!L66,'漁業生產量值-漁業種類別魚類別生產量值6'!N66,'漁業生產量值-漁業種類別魚類別生產量值6'!P66)&#10;+SUM('漁業生產量值-漁業種類別魚類別生產量值7'!D66,'漁業生產量值-漁業種類別魚類別生產量值7'!F66,'漁業生產量值-漁業種類別魚類別生產量值7'!H66)&#10;+SUM('漁業生產量值-漁業種類別魚類別生產量值9'!J66,'漁業生產量值-漁業種類別魚類別生產量值9'!L66)&#10;+SUM('漁業生產量值-漁業種類別魚類別生產量值10'!H66)&#10;+SUM('漁業生產量值-漁業種類別魚類別生產量值11'!D66,'漁業生產量值-漁業種類別魚類別生產量值11'!F66,'漁業生產量值-漁業種類別魚類別生產量值11'!H66,'漁業生產量值-漁業種類別魚類別生產量值11'!J66,'漁業生產量值-漁業種類別魚類別生產量值11'!L66)&#10;+SUM('漁業生產量值-漁業種類別魚類別生產量值12'!H66)&#10;+SUM('漁業生產量值-漁業種類別魚類別生產量值14'!D66,'漁業生產量值-漁業種類別魚類別生產量值14'!P66)&#10;+SUM('漁業生產量值-漁業種類別魚類別生產量值15'!D66,'漁業生產量值-漁業種類別魚類別生產量值15'!F66,'漁業生產量值-漁業種類別魚類別生產量值15'!H66,'漁業生產量值-漁業種類別魚類別生產量值15'!J66)=0,&quot;-&quot;,&#10;SUM(H66,J66)&#10;+SUM('漁業生產量值-漁業種類別魚類別生產量值1'!F66,'漁業生產量值-漁業種類別魚類別生產量值1'!H66,'漁業生產量值-漁業種類別魚類別生產量值1'!J66,'漁業生產量值-漁業種類別魚類別生產量值1'!P66)&#10;+SUM('漁業生產量值-漁業種類別魚類別生產量值2'!D66,'漁業生產量值-漁業種類別魚類別生產量值2'!F66,'漁業生產量值-漁業種類別魚類別生產量值2'!H66,'漁業生產量值-漁業種類別魚類別生產量值2'!J66)&#10;+SUM('漁業生產量值-漁業種類別魚類別生產量值3'!F66,'漁業生產量值-漁業種類別魚類別生產量值3'!J66,'漁業生產量值-漁業種類別魚類別生產量值3'!L66,'漁業生產量值-漁業種類別魚類別生產量值3'!N66)&#10;+SUM('漁業生產量值-漁業種類別魚類別生產量值4'!H66,'漁業生產量值-漁業種類別魚類別生產量值4'!J66,'漁業生產量值-漁業種類別魚類別生產量值4'!L66,'漁業生產量值-漁業種類別魚類別生產量值4'!N66,'漁業生產量值-漁業種類別魚類別生產量值4'!P66)&#10;+SUM('漁業生產量值-漁業種類別魚類別生產量值5'!L66,'漁業生產量值-漁業種類別魚類別生產量值5'!N66,'漁業生產量值-漁業種類別魚類別生產量值5'!P66)&#10;+SUM('漁業生產量值-漁業種類別魚類別生產量值6'!D66,'漁業生產量值-漁業種類別魚類別生產量值6'!F66,'漁業生產量值-漁業種類別魚類別生產量值6'!H66,'漁業生產量值-漁業種類別魚類別生產量值6'!J66,'漁業生產量值-漁業種類別魚類別生產量值6'!L66,'漁業生產量值-漁業種類別魚類別生產量值6'!N66,'漁業生產量值-漁業種類別魚類別生產量值6'!P66)&#10;+SUM('漁業生產量值-漁業種類別魚類別生產量值7'!D66,'漁業生產量值-漁業種類別魚類別生產量值7'!F66,'漁業生產量值-漁業種類別魚類別生產量值7'!H66)&#10;+SUM('漁業生產量值-漁業種類別魚類別生產量值9'!J66,'漁業生產量值-漁業種類別魚類別生產量值9'!L66)&#10;+SUM('漁業生產量值-漁業種類別魚類別生產量值10'!H66)&#10;+SUM('漁業生產量值-漁業種類別魚類別生產量值11'!D66,'漁業生產量值-漁業種類別魚類別生產量值11'!F66,'漁業生產量值-漁業種類別魚類別生產量值11'!H66,'漁業生產量值-漁業種類別魚類別生產量值11'!J66,'漁業生產量值-漁業種類別魚類別生產量值11'!L66)&#10;+SUM('漁業生產量值-漁業種類別魚類別生產量值12'!H66)&#10;+SUM('漁業生產量值-漁業種類別魚類別生產量值14'!D66,'漁業生產量值-漁業種類別魚類別生產量值14'!P66)&#10;+SUM('漁業生產量值-漁業種類別魚類別生產量值15'!D66,'漁業生產量值-漁業種類別魚類別生產量值15'!F66,'漁業生產量值-漁業種類別魚類別生產量值15'!H66,'漁業生產量值-漁業種類別魚類別生產量值15'!J66)&#10;)" table:style-name="ce55">
            <text:p>994,75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6,M66,O66,'漁業生產量值-漁業種類別魚類別生產量值1'!C66)=0,&quot;-&quot;,SUM(K66,M66,O66,'漁業生產量值-漁業種類別魚類別生產量值1'!C66))" table:style-name="ce55">
            <text:p>-</text:p>
          </table:table-cell>
          <table:table-cell office:value-type="string" office:string-value="-" table:formula="msoxl:=  IF(SUM(L66,N66,P66,'漁業生產量值-漁業種類別魚類別生產量值1'!D66)=0,&quot;-&quot;,SUM(L66,N66,P66,'漁業生產量值-漁業種類別魚類別生產量值1'!D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503.52019000000001" table:style-name="ce57">
            <text:p>504<text:s/></text:p>
          </table:table-cell>
          <table:table-cell office:value-type="float" office:value="52045.697" table:style-name="ce57">
            <text:p>52,046<text:s/></text:p>
          </table:table-cell>
          <table:table-cell office:value-type="float" office:value="418.84719000000007" table:formula="msoxl:=  IF(SUM(G67,I67)&#10;+SUM('漁業生產量值-漁業種類別魚類別生產量值1'!E67,'漁業生產量值-漁業種類別魚類別生產量值1'!G67,'漁業生產量值-漁業種類別魚類別生產量值1'!I67)&#10;+SUM('漁業生產量值-漁業種類別魚類別生產量值2'!C67,'漁業生產量值-漁業種類別魚類別生產量值2'!E67,'漁業生產量值-漁業種類別魚類別生產量值2'!G67,'漁業生產量值-漁業種類別魚類別生產量值2'!I67)&#10;+SUM('漁業生產量值-漁業種類別魚類別生產量值3'!E67,'漁業生產量值-漁業種類別魚類別生產量值3'!I67,'漁業生產量值-漁業種類別魚類別生產量值3'!K67,'漁業生產量值-漁業種類別魚類別生產量值3'!M67)&#10;+SUM('漁業生產量值-漁業種類別魚類別生產量值4'!G67,'漁業生產量值-漁業種類別魚類別生產量值4'!I67,'漁業生產量值-漁業種類別魚類別生產量值4'!K67,'漁業生產量值-漁業種類別魚類別生產量值4'!M67,'漁業生產量值-漁業種類別魚類別生產量值4'!O67)&#10;+SUM('漁業生產量值-漁業種類別魚類別生產量值5'!K67,'漁業生產量值-漁業種類別魚類別生產量值5'!M67,'漁業生產量值-漁業種類別魚類別生產量值5'!O67)&#10;+SUM('漁業生產量值-漁業種類別魚類別生產量值6'!C67,'漁業生產量值-漁業種類別魚類別生產量值6'!E67,'漁業生產量值-漁業種類別魚類別生產量值6'!G67,'漁業生產量值-漁業種類別魚類別生產量值6'!I67,'漁業生產量值-漁業種類別魚類別生產量值6'!K67,'漁業生產量值-漁業種類別魚類別生產量值6'!M67,'漁業生產量值-漁業種類別魚類別生產量值6'!O67)&#10;+SUM('漁業生產量值-漁業種類別魚類別生產量值7'!C67,'漁業生產量值-漁業種類別魚類別生產量值7'!E67,'漁業生產量值-漁業種類別魚類別生產量值7'!G67)&#10;+SUM('漁業生產量值-漁業種類別魚類別生產量值9'!I67,'漁業生產量值-漁業種類別魚類別生產量值9'!K67)&#10;+SUM('漁業生產量值-漁業種類別魚類別生產量值10'!G67)&#10;+SUM('漁業生產量值-漁業種類別魚類別生產量值11'!C67,'漁業生產量值-漁業種類別魚類別生產量值11'!E67,'漁業生產量值-漁業種類別魚類別生產量值11'!G67,'漁業生產量值-漁業種類別魚類別生產量值11'!I67,'漁業生產量值-漁業種類別魚類別生產量值11'!K67)&#10;+SUM('漁業生產量值-漁業種類別魚類別生產量值12'!G67)&#10;+SUM('漁業生產量值-漁業種類別魚類別生產量值14'!C67,'漁業生產量值-漁業種類別魚類別生產量值14'!O67)&#10;+SUM('漁業生產量值-漁業種類別魚類別生產量值15'!C67,'漁業生產量值-漁業種類別魚類別生產量值15'!E67,'漁業生產量值-漁業種類別魚類別生產量值15'!G67,'漁業生產量值-漁業種類別魚類別生產量值15'!I67)=0,&quot;-&quot;,&#10;SUM(G67,I67)&#10;+SUM('漁業生產量值-漁業種類別魚類別生產量值1'!E67,'漁業生產量值-漁業種類別魚類別生產量值1'!G67,'漁業生產量值-漁業種類別魚類別生產量值1'!I67)&#10;+SUM('漁業生產量值-漁業種類別魚類別生產量值2'!C67,'漁業生產量值-漁業種類別魚類別生產量值2'!E67,'漁業生產量值-漁業種類別魚類別生產量值2'!G67,'漁業生產量值-漁業種類別魚類別生產量值2'!I67)&#10;+SUM('漁業生產量值-漁業種類別魚類別生產量值3'!E67,'漁業生產量值-漁業種類別魚類別生產量值3'!I67,'漁業生產量值-漁業種類別魚類別生產量值3'!K67,'漁業生產量值-漁業種類別魚類別生產量值3'!M67)&#10;+SUM('漁業生產量值-漁業種類別魚類別生產量值4'!G67,'漁業生產量值-漁業種類別魚類別生產量值4'!I67,'漁業生產量值-漁業種類別魚類別生產量值4'!K67,'漁業生產量值-漁業種類別魚類別生產量值4'!M67,'漁業生產量值-漁業種類別魚類別生產量值4'!O67)&#10;+SUM('漁業生產量值-漁業種類別魚類別生產量值5'!K67,'漁業生產量值-漁業種類別魚類別生產量值5'!M67,'漁業生產量值-漁業種類別魚類別生產量值5'!O67)&#10;+SUM('漁業生產量值-漁業種類別魚類別生產量值6'!C67,'漁業生產量值-漁業種類別魚類別生產量值6'!E67,'漁業生產量值-漁業種類別魚類別生產量值6'!G67,'漁業生產量值-漁業種類別魚類別生產量值6'!I67,'漁業生產量值-漁業種類別魚類別生產量值6'!K67,'漁業生產量值-漁業種類別魚類別生產量值6'!M67,'漁業生產量值-漁業種類別魚類別生產量值6'!O67)&#10;+SUM('漁業生產量值-漁業種類別魚類別生產量值7'!C67,'漁業生產量值-漁業種類別魚類別生產量值7'!E67,'漁業生產量值-漁業種類別魚類別生產量值7'!G67)&#10;+SUM('漁業生產量值-漁業種類別魚類別生產量值9'!I67,'漁業生產量值-漁業種類別魚類別生產量值9'!K67)&#10;+SUM('漁業生產量值-漁業種類別魚類別生產量值10'!G67)&#10;+SUM('漁業生產量值-漁業種類別魚類別生產量值11'!C67,'漁業生產量值-漁業種類別魚類別生產量值11'!E67,'漁業生產量值-漁業種類別魚類別生產量值11'!G67,'漁業生產量值-漁業種類別魚類別生產量值11'!I67,'漁業生產量值-漁業種類別魚類別生產量值11'!K67)&#10;+SUM('漁業生產量值-漁業種類別魚類別生產量值12'!G67)&#10;+SUM('漁業生產量值-漁業種類別魚類別生產量值14'!C67,'漁業生產量值-漁業種類別魚類別生產量值14'!O67)&#10;+SUM('漁業生產量值-漁業種類別魚類別生產量值15'!C67,'漁業生產量值-漁業種類別魚類別生產量值15'!E67,'漁業生產量值-漁業種類別魚類別生產量值15'!G67,'漁業生產量值-漁業種類別魚類別生產量值15'!I67)&#10;)" table:style-name="ce55">
            <text:p>419<text:s/></text:p>
          </table:table-cell>
          <table:table-cell office:value-type="float" office:value="26494.494500000001" table:formula="msoxl:=  IF(SUM(H67,J67)&#10;+SUM('漁業生產量值-漁業種類別魚類別生產量值1'!F67,'漁業生產量值-漁業種類別魚類別生產量值1'!H67,'漁業生產量值-漁業種類別魚類別生產量值1'!J67,'漁業生產量值-漁業種類別魚類別生產量值1'!P67)&#10;+SUM('漁業生產量值-漁業種類別魚類別生產量值2'!D67,'漁業生產量值-漁業種類別魚類別生產量值2'!F67,'漁業生產量值-漁業種類別魚類別生產量值2'!H67,'漁業生產量值-漁業種類別魚類別生產量值2'!J67)&#10;+SUM('漁業生產量值-漁業種類別魚類別生產量值3'!F67,'漁業生產量值-漁業種類別魚類別生產量值3'!J67,'漁業生產量值-漁業種類別魚類別生產量值3'!L67,'漁業生產量值-漁業種類別魚類別生產量值3'!N67)&#10;+SUM('漁業生產量值-漁業種類別魚類別生產量值4'!H67,'漁業生產量值-漁業種類別魚類別生產量值4'!J67,'漁業生產量值-漁業種類別魚類別生產量值4'!L67,'漁業生產量值-漁業種類別魚類別生產量值4'!N67,'漁業生產量值-漁業種類別魚類別生產量值4'!P67)&#10;+SUM('漁業生產量值-漁業種類別魚類別生產量值5'!L67,'漁業生產量值-漁業種類別魚類別生產量值5'!N67,'漁業生產量值-漁業種類別魚類別生產量值5'!P67)&#10;+SUM('漁業生產量值-漁業種類別魚類別生產量值6'!D67,'漁業生產量值-漁業種類別魚類別生產量值6'!F67,'漁業生產量值-漁業種類別魚類別生產量值6'!H67,'漁業生產量值-漁業種類別魚類別生產量值6'!J67,'漁業生產量值-漁業種類別魚類別生產量值6'!L67,'漁業生產量值-漁業種類別魚類別生產量值6'!N67,'漁業生產量值-漁業種類別魚類別生產量值6'!P67)&#10;+SUM('漁業生產量值-漁業種類別魚類別生產量值7'!D67,'漁業生產量值-漁業種類別魚類別生產量值7'!F67,'漁業生產量值-漁業種類別魚類別生產量值7'!H67)&#10;+SUM('漁業生產量值-漁業種類別魚類別生產量值9'!J67,'漁業生產量值-漁業種類別魚類別生產量值9'!L67)&#10;+SUM('漁業生產量值-漁業種類別魚類別生產量值10'!H67)&#10;+SUM('漁業生產量值-漁業種類別魚類別生產量值11'!D67,'漁業生產量值-漁業種類別魚類別生產量值11'!F67,'漁業生產量值-漁業種類別魚類別生產量值11'!H67,'漁業生產量值-漁業種類別魚類別生產量值11'!J67,'漁業生產量值-漁業種類別魚類別生產量值11'!L67)&#10;+SUM('漁業生產量值-漁業種類別魚類別生產量值12'!H67)&#10;+SUM('漁業生產量值-漁業種類別魚類別生產量值14'!D67,'漁業生產量值-漁業種類別魚類別生產量值14'!P67)&#10;+SUM('漁業生產量值-漁業種類別魚類別生產量值15'!D67,'漁業生產量值-漁業種類別魚類別生產量值15'!F67,'漁業生產量值-漁業種類別魚類別生產量值15'!H67,'漁業生產量值-漁業種類別魚類別生產量值15'!J67)=0,&quot;-&quot;,&#10;SUM(H67,J67)&#10;+SUM('漁業生產量值-漁業種類別魚類別生產量值1'!F67,'漁業生產量值-漁業種類別魚類別生產量值1'!H67,'漁業生產量值-漁業種類別魚類別生產量值1'!J67,'漁業生產量值-漁業種類別魚類別生產量值1'!P67)&#10;+SUM('漁業生產量值-漁業種類別魚類別生產量值2'!D67,'漁業生產量值-漁業種類別魚類別生產量值2'!F67,'漁業生產量值-漁業種類別魚類別生產量值2'!H67,'漁業生產量值-漁業種類別魚類別生產量值2'!J67)&#10;+SUM('漁業生產量值-漁業種類別魚類別生產量值3'!F67,'漁業生產量值-漁業種類別魚類別生產量值3'!J67,'漁業生產量值-漁業種類別魚類別生產量值3'!L67,'漁業生產量值-漁業種類別魚類別生產量值3'!N67)&#10;+SUM('漁業生產量值-漁業種類別魚類別生產量值4'!H67,'漁業生產量值-漁業種類別魚類別生產量值4'!J67,'漁業生產量值-漁業種類別魚類別生產量值4'!L67,'漁業生產量值-漁業種類別魚類別生產量值4'!N67,'漁業生產量值-漁業種類別魚類別生產量值4'!P67)&#10;+SUM('漁業生產量值-漁業種類別魚類別生產量值5'!L67,'漁業生產量值-漁業種類別魚類別生產量值5'!N67,'漁業生產量值-漁業種類別魚類別生產量值5'!P67)&#10;+SUM('漁業生產量值-漁業種類別魚類別生產量值6'!D67,'漁業生產量值-漁業種類別魚類別生產量值6'!F67,'漁業生產量值-漁業種類別魚類別生產量值6'!H67,'漁業生產量值-漁業種類別魚類別生產量值6'!J67,'漁業生產量值-漁業種類別魚類別生產量值6'!L67,'漁業生產量值-漁業種類別魚類別生產量值6'!N67,'漁業生產量值-漁業種類別魚類別生產量值6'!P67)&#10;+SUM('漁業生產量值-漁業種類別魚類別生產量值7'!D67,'漁業生產量值-漁業種類別魚類別生產量值7'!F67,'漁業生產量值-漁業種類別魚類別生產量值7'!H67)&#10;+SUM('漁業生產量值-漁業種類別魚類別生產量值9'!J67,'漁業生產量值-漁業種類別魚類別生產量值9'!L67)&#10;+SUM('漁業生產量值-漁業種類別魚類別生產量值10'!H67)&#10;+SUM('漁業生產量值-漁業種類別魚類別生產量值11'!D67,'漁業生產量值-漁業種類別魚類別生產量值11'!F67,'漁業生產量值-漁業種類別魚類別生產量值11'!H67,'漁業生產量值-漁業種類別魚類別生產量值11'!J67,'漁業生產量值-漁業種類別魚類別生產量值11'!L67)&#10;+SUM('漁業生產量值-漁業種類別魚類別生產量值12'!H67)&#10;+SUM('漁業生產量值-漁業種類別魚類別生產量值14'!D67,'漁業生產量值-漁業種類別魚類別生產量值14'!P67)&#10;+SUM('漁業生產量值-漁業種類別魚類別生產量值15'!D67,'漁業生產量值-漁業種類別魚類別生產量值15'!F67,'漁業生產量值-漁業種類別魚類別生產量值15'!H67,'漁業生產量值-漁業種類別魚類別生產量值15'!J67)&#10;)" table:style-name="ce55">
            <text:p>26,494<text:s/></text:p>
          </table:table-cell>
          <table:table-cell office:value-type="float" office:value="303.94519000000003" table:style-name="ce57">
            <text:p>304<text:s/></text:p>
          </table:table-cell>
          <table:table-cell office:value-type="float" office:value="18495.202000000001" table:style-name="ce57">
            <text:p>18,495<text:s/></text:p>
          </table:table-cell>
          <table:table-cell office:value-type="float" office:value="109.93700000000001" table:formula="msoxl:=  IF(SUM(K67,M67,O67,'漁業生產量值-漁業種類別魚類別生產量值1'!C67)=0,&quot;-&quot;,SUM(K67,M67,O67,'漁業生產量值-漁業種類別魚類別生產量值1'!C67))" table:style-name="ce55">
            <text:p>110<text:s/></text:p>
          </table:table-cell>
          <table:table-cell office:value-type="float" office:value="7874.26" table:formula="msoxl:=  IF(SUM(L67,N67,P67,'漁業生產量值-漁業種類別魚類別生產量值1'!D67)=0,&quot;-&quot;,SUM(L67,N67,P67,'漁業生產量值-漁業種類別魚類別生產量值1'!D67))" table:style-name="ce55">
            <text:p>7,874<text:s/></text:p>
          </table:table-cell>
          <table:table-cell office:value-type="float" office:value="19.905000000000001" table:style-name="ce57">
            <text:p>20<text:s/></text:p>
          </table:table-cell>
          <table:table-cell office:value-type="float" office:value="1197.73" table:style-name="ce57">
            <text:p>1,198<text:s/></text:p>
          </table:table-cell>
          <table:table-cell office:value-type="float" office:value="1.7649999999999999" table:style-name="ce57">
            <text:p>2<text:s/></text:p>
          </table:table-cell>
          <table:table-cell office:value-type="float" office:value="75.894999999999996" table:style-name="ce57">
            <text:p>76<text:s/></text:p>
          </table:table-cell>
          <table:table-cell office:value-type="float" office:value="30.5" table:style-name="ce57">
            <text:p>31<text:s/></text:p>
          </table:table-cell>
          <table:table-cell office:value-type="float" office:value="2486.9499999999998" table:style-name="ce57">
            <text:p>2,487<text:s/>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number-rows-repeated="1048508" table:style-name="ro5">
          <table:table-cell table:number-columns-repeated="16384"/>
        </table:table-row>
      </table:table>
      <table:table table:name="漁業生產量值-漁業種類別魚類別生產量值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86"/>
          <table:table-cell office:value-type="string" table:number-columns-spanned="3" table:number-rows-spanned="1" table:style-name="ce11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86"/>
          <table:table-cell office:value-type="string" table:style-name="ce87">
            <text:p>價值：新臺幣千元</text:p>
          </table:table-cell>
          <table:table-cell table:style-name="ce86"/>
          <table:table-cell table:style-name="ce87"/>
          <table:table-cell office:value-type="string" table:style-name="ce87">
            <text:p>(1) By type of fisheries by species(Continued)</text:p>
          </table:table-cell>
          <table:table-cell table:number-columns-repeated="3" table:style-name="ce86"/>
          <table:table-cell office:value-type="string" table:style-name="ce19">
            <text:p>Value：Thousand NT $</text:p>
          </table:table-cell>
          <table:table-cell table:number-columns-repeated="16371" table:style-name="ce86"/>
        </table:table-row>
        <table:table-row table:style-name="ro3">
          <table:table-cell table:style-name="ce7"/>
          <table:table-cell office:value-type="string" table:number-columns-spanned="1" table:number-rows-spanned="3" table:style-name="ce114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6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96">
            <text:p>鯉科</text:p>
          </table:table-cell>
          <table:covered-table-cell/>
          <table:table-cell table:number-columns-spanned="2" table:number-rows-spanned="1" table:style-name="ce198"/>
          <table:covered-table-cell/>
          <table:table-cell table:number-columns-repeated="2" table:style-name="ce20"/>
          <table:table-cell office:value-type="string" table:number-columns-spanned="6" table:number-rows-spanned="1" table:style-name="ce196">
            <text:p>鱸 <text:s text:c="3"/>魚 <text:s text:c="3"/>類<text:s text:c="2"/></text:p>
          </table:table-cell>
          <table:covered-table-cell table:number-columns-repeated="5"/>
          <table:table-cell table:style-name="ce21"/>
          <table:table-cell table:style-name="ce22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99">
            <text:p>鱅</text:p>
          </table:table-cell>
          <table:covered-table-cell/>
          <table:table-cell office:value-type="string" table:number-columns-spanned="2" table:number-rows-spanned="1" table:style-name="ce200">
            <text:p>鰻 <text:s/>鱺 <text:s/>科</text:p>
          </table:table-cell>
          <table:covered-table-cell/>
          <table:table-cell office:value-type="string" table:number-columns-spanned="2" table:number-rows-spanned="1" table:style-name="ce194">
            <text:p>淡水鯰</text:p>
          </table:table-cell>
          <table:covered-table-cell/>
          <table:table-cell office:value-type="string" table:number-columns-spanned="2" table:number-rows-spanned="1" table:style-name="ce197">
            <text:p>小計</text:p>
          </table:table-cell>
          <table:covered-table-cell/>
          <table:table-cell office:value-type="string" table:number-columns-spanned="2" table:number-rows-spanned="1" table:style-name="ce197">
            <text:p>紅眼沙鱸</text:p>
          </table:table-cell>
          <table:covered-table-cell/>
          <table:table-cell office:value-type="string" table:number-columns-spanned="2" table:number-rows-spanned="1" table:style-name="ce197">
            <text:p>尖吻鱸</text:p>
          </table:table-cell>
          <table:covered-table-cell/>
          <table:table-cell office:value-type="string" table:number-columns-spanned="2" table:number-rows-spanned="1" table:style-name="ce194">
            <text:p>觀賞魚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9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1">
            <text:p>02005</text:p>
          </table:table-cell>
          <table:covered-table-cell/>
          <table:table-cell office:value-type="string" table:number-columns-spanned="2" table:number-rows-spanned="1" table:style-name="ce192">
            <text:p>03000</text:p>
          </table:table-cell>
          <table:covered-table-cell/>
          <table:table-cell office:value-type="string" table:number-columns-spanned="2" table:number-rows-spanned="1" table:style-name="ce185">
            <text:p>04001</text:p>
          </table:table-cell>
          <table:covered-table-cell/>
          <table:table-cell office:value-type="string" table:number-columns-spanned="2" table:number-rows-spanned="1" table:style-name="ce195">
            <text:p>Sub Total</text:p>
          </table:table-cell>
          <table:covered-table-cell/>
          <table:table-cell office:value-type="string" table:number-columns-spanned="2" table:number-rows-spanned="1" table:style-name="ce185">
            <text:p>05003</text:p>
          </table:table-cell>
          <table:covered-table-cell/>
          <table:table-cell office:value-type="string" table:number-columns-spanned="2" table:number-rows-spanned="1" table:style-name="ce185">
            <text:p>05004</text:p>
          </table:table-cell>
          <table:covered-table-cell/>
          <table:table-cell office:value-type="string" table:number-columns-spanned="2" table:number-rows-spanned="1" table:style-name="ce185">
            <text:p>07000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67.46199999999999" table:formula="msoxl:=  IF(SUM(C11,C19,C36,C54,C58,C62)=0,&quot;-&quot;,SUM(C11,C19,C36,C54,C58,C62))" table:style-name="ce45">
            <text:p>567<text:s/></text:p>
          </table:table-cell>
          <table:table-cell office:value-type="float" office:value="29631.8351" table:formula="msoxl:=  IF(SUM(D11,D19,D36,D54,D58,D62)=0,&quot;-&quot;,SUM(D11,D19,D36,D54,D58,D62))" table:style-name="ce45">
            <text:p>29,632<text:s/></text:p>
          </table:table-cell>
          <table:table-cell office:value-type="float" office:value="4811.8510000000006" table:formula="msoxl:=  IF(SUM(E11,E19,E36,E54,E58,E62)=0,&quot;-&quot;,SUM(E11,E19,E36,E54,E58,E62))" table:style-name="ce45">
            <text:p>4,812<text:s/></text:p>
          </table:table-cell>
          <table:table-cell office:value-type="float" office:value="3556630.1753500002" table:formula="msoxl:=  IF(SUM(F11,F19,F36,F54,F58,F62)=0,&quot;-&quot;,SUM(F11,F19,F36,F54,F58,F62))" table:style-name="ce45">
            <text:p>3,556,630<text:s/></text:p>
          </table:table-cell>
          <table:table-cell office:value-type="float" office:value="358.27499999999998" table:formula="msoxl:=  IF(SUM(G11,G19,G36,G54,G58,G62)=0,&quot;-&quot;,SUM(G11,G19,G36,G54,G58,G62))" table:style-name="ce45">
            <text:p>358<text:s/></text:p>
          </table:table-cell>
          <table:table-cell office:value-type="float" office:value="11914.618700000001" table:formula="msoxl:=  IF(SUM(H11,H19,H36,H54,H58,H62)=0,&quot;-&quot;,SUM(H11,H19,H36,H54,H58,H62))" table:style-name="ce45">
            <text:p>11,915<text:s/></text:p>
          </table:table-cell>
          <table:table-cell office:value-type="float" office:value="7555.3036900000006" table:formula="msoxl:=  IF(SUM(I11,I19,I36,I54,I58,I62)=0,&quot;-&quot;,SUM(I11,I19,I36,I54,I58,I62))" table:style-name="ce45">
            <text:p>7,555<text:s/></text:p>
          </table:table-cell>
          <table:table-cell office:value-type="float" office:value="800870.95442000008" table:formula="msoxl:=  IF(SUM(J11,J19,J36,J54,J58,J62)=0,&quot;-&quot;,SUM(J11,J19,J36,J54,J58,J62))" table:style-name="ce45">
            <text:p>800,871<text:s/></text:p>
          </table:table-cell>
          <table:table-cell office:value-type="string" office:string-value="-" table:formula="msoxl:=  IF(SUM(K11,K19,K36,K54,K58,K62)=0,&quot;-&quot;,SUM(K11,K19,K36,K54,K58,K62))" table:style-name="ce45">
            <text:p>-</text:p>
          </table:table-cell>
          <table:table-cell office:value-type="string" office:string-value="-" table:formula="msoxl:=  IF(SUM(L11,L19,L36,L54,L58,L62)=0,&quot;-&quot;,SUM(L11,L19,L36,L54,L58,L62))" table:style-name="ce45">
            <text:p>-</text:p>
          </table:table-cell>
          <table:table-cell office:value-type="float" office:value="7555.3036900000006" table:formula="msoxl:=  IF(SUM(M11,M19,M36,M54,M58,M62)=0,&quot;-&quot;,SUM(M11,M19,M36,M54,M58,M62))" table:style-name="ce45">
            <text:p>7,555<text:s/></text:p>
          </table:table-cell>
          <table:table-cell office:value-type="float" office:value="800870.95442000008" table:formula="msoxl:=  IF(SUM(N11,N19,N36,N54,N58,N62)=0,&quot;-&quot;,SUM(N11,N19,N36,N54,N58,N62))" table:style-name="ce45">
            <text:p>800,871<text:s/></text:p>
          </table:table-cell>
          <table:table-cell office:value-type="float" office:value="51064" table:formula="msoxl:=  IF(SUM(O11,O19,O36,O54,O58,O62)=0,&quot;-&quot;,SUM(O11,O19,O36,O54,O58,O62))" table:style-name="ce45">
            <text:p>51,064<text:s/></text:p>
          </table:table-cell>
          <table:table-cell office:value-type="float" office:value="994751.89997000003" table:formula="msoxl:=  IF(SUM(P11,P19,P36,P54,P58,P62)=0,&quot;-&quot;,SUM(P11,P19,P36,P54,P58,P62))" table:style-name="ce45">
            <text:p>994,752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3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2,M12)=0,&quot;-&quot;,SUM(K12,M12))" table:style-name="ce55">
            <text:p>-</text:p>
          </table:table-cell>
          <table:table-cell office:value-type="string" office:string-value="-" table:formula="msoxl:=  IF(SUM(L12,N12)=0,&quot;-&quot;,SUM(L12,N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3,M13)=0,&quot;-&quot;,SUM(K13,M13))" table:style-name="ce55">
            <text:p>-</text:p>
          </table:table-cell>
          <table:table-cell office:value-type="string" office:string-value="-" table:formula="msoxl:=  IF(SUM(L13,N13)=0,&quot;-&quot;,SUM(L13,N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4,M14)=0,&quot;-&quot;,SUM(K14,M14))" table:style-name="ce55">
            <text:p>-</text:p>
          </table:table-cell>
          <table:table-cell office:value-type="string" office:string-value="-" table:formula="msoxl:=  IF(SUM(L14,N14)=0,&quot;-&quot;,SUM(L14,N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5,M15)=0,&quot;-&quot;,SUM(K15,M15))" table:style-name="ce55">
            <text:p>-</text:p>
          </table:table-cell>
          <table:table-cell office:value-type="string" office:string-value="-" table:formula="msoxl:=  IF(SUM(L15,N15)=0,&quot;-&quot;,SUM(L15,N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6,M16)=0,&quot;-&quot;,SUM(K16,M16))" table:style-name="ce55">
            <text:p>-</text:p>
          </table:table-cell>
          <table:table-cell office:value-type="string" office:string-value="-" table:formula="msoxl:=  IF(SUM(L16,N16)=0,&quot;-&quot;,SUM(L16,N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7,M17)=0,&quot;-&quot;,SUM(K17,M17))" table:style-name="ce55">
            <text:p>-</text:p>
          </table:table-cell>
          <table:table-cell office:value-type="string" office:string-value="-" table:formula="msoxl:=  IF(SUM(L17,N17)=0,&quot;-&quot;,SUM(L17,N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18,M18)=0,&quot;-&quot;,SUM(K18,M18))" table:style-name="ce55">
            <text:p>-</text:p>
          </table:table-cell>
          <table:table-cell office:value-type="string" office:string-value="-" table:formula="msoxl:=  IF(SUM(L18,N18)=0,&quot;-&quot;,SUM(L18,N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52">
            <text:p>-</text:p>
          </table:table-cell>
          <table:table-cell office:value-type="float" office:value="8.9700000000000002E-2" table:formula="msoxl:=  IF(SUM(I20:I35)=0,&quot;-&quot;,SUM(I20:I35))" table:style-name="ce52">
            <text:p>0<text:s/></text:p>
          </table:table-cell>
          <table:table-cell office:value-type="float" office:value="20.361899999999999" table:formula="msoxl:=  IF(SUM(J20:J35)=0,&quot;-&quot;,SUM(J20:J35))" table:style-name="ce52">
            <text:p>20<text:s/>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52">
            <text:p>-</text:p>
          </table:table-cell>
          <table:table-cell office:value-type="float" office:value="8.9700000000000002E-2" table:formula="msoxl:=  IF(SUM(M20:M35)=0,&quot;-&quot;,SUM(M20:M35))" table:style-name="ce52">
            <text:p>0<text:s/></text:p>
          </table:table-cell>
          <table:table-cell office:value-type="float" office:value="20.361899999999999" table:formula="msoxl:=  IF(SUM(N20:N35)=0,&quot;-&quot;,SUM(N20:N35))" table:style-name="ce52">
            <text:p>20<text:s/>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K20,M20)=0,&quot;-&quot;,SUM(K20,M20))" table:style-name="ce55">
            <text:p>-</text:p>
          </table:table-cell>
          <table:table-cell office:value-type="string" office:string-value="-" table:formula="msoxl:=  IF(SUM(L20,N20)=0,&quot;-&quot;,SUM(L20,N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1,M21)=0,&quot;-&quot;,SUM(K21,M21))" table:style-name="ce55">
            <text:p>-</text:p>
          </table:table-cell>
          <table:table-cell office:value-type="string" office:string-value="-" table:formula="msoxl:=  IF(SUM(L21,N21)=0,&quot;-&quot;,SUM(L21,N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2,M22)=0,&quot;-&quot;,SUM(K22,M22))" table:style-name="ce55">
            <text:p>-</text:p>
          </table:table-cell>
          <table:table-cell office:value-type="string" office:string-value="-" table:formula="msoxl:=  IF(SUM(L22,N22)=0,&quot;-&quot;,SUM(L22,N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4850000000000001E-2" table:formula="msoxl:=  IF(SUM(K23,M23)=0,&quot;-&quot;,SUM(K23,M23))" table:style-name="ce55">
            <text:p>0<text:s/></text:p>
          </table:table-cell>
          <table:table-cell office:value-type="float" office:value="10.180949999999999" table:formula="msoxl:=  IF(SUM(L23,N23)=0,&quot;-&quot;,SUM(L23,N23))" table:style-name="ce55">
            <text:p>1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4850000000000001E-2" table:style-name="ce55">
            <text:p>0<text:s/></text:p>
          </table:table-cell>
          <table:table-cell office:value-type="float" office:value="10.180949999999999" table:style-name="ce55">
            <text:p>1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4850000000000001E-2" table:formula="msoxl:=  IF(SUM(K24,M24)=0,&quot;-&quot;,SUM(K24,M24))" table:style-name="ce55">
            <text:p>0<text:s/></text:p>
          </table:table-cell>
          <table:table-cell office:value-type="float" office:value="10.180949999999999" table:formula="msoxl:=  IF(SUM(L24,N24)=0,&quot;-&quot;,SUM(L24,N24))" table:style-name="ce55">
            <text:p>1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4850000000000001E-2" table:style-name="ce55">
            <text:p>0<text:s/></text:p>
          </table:table-cell>
          <table:table-cell office:value-type="float" office:value="10.180949999999999" table:style-name="ce55">
            <text:p>1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5,M25)=0,&quot;-&quot;,SUM(K25,M25))" table:style-name="ce55">
            <text:p>-</text:p>
          </table:table-cell>
          <table:table-cell office:value-type="string" office:string-value="-" table:formula="msoxl:=  IF(SUM(L25,N25)=0,&quot;-&quot;,SUM(L25,N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6,M26)=0,&quot;-&quot;,SUM(K26,M26))" table:style-name="ce55">
            <text:p>-</text:p>
          </table:table-cell>
          <table:table-cell office:value-type="string" office:string-value="-" table:formula="msoxl:=  IF(SUM(L26,N26)=0,&quot;-&quot;,SUM(L26,N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7,M27)=0,&quot;-&quot;,SUM(K27,M27))" table:style-name="ce55">
            <text:p>-</text:p>
          </table:table-cell>
          <table:table-cell office:value-type="string" office:string-value="-" table:formula="msoxl:=  IF(SUM(L27,N27)=0,&quot;-&quot;,SUM(L27,N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8,M28)=0,&quot;-&quot;,SUM(K28,M28))" table:style-name="ce55">
            <text:p>-</text:p>
          </table:table-cell>
          <table:table-cell office:value-type="string" office:string-value="-" table:formula="msoxl:=  IF(SUM(L28,N28)=0,&quot;-&quot;,SUM(L28,N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9,M29)=0,&quot;-&quot;,SUM(K29,M29))" table:style-name="ce55">
            <text:p>-</text:p>
          </table:table-cell>
          <table:table-cell office:value-type="string" office:string-value="-" table:formula="msoxl:=  IF(SUM(L29,N29)=0,&quot;-&quot;,SUM(L29,N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0,M30)=0,&quot;-&quot;,SUM(K30,M30))" table:style-name="ce55">
            <text:p>-</text:p>
          </table:table-cell>
          <table:table-cell office:value-type="string" office:string-value="-" table:formula="msoxl:=  IF(SUM(L30,N30)=0,&quot;-&quot;,SUM(L30,N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1,M31)=0,&quot;-&quot;,SUM(K31,M31))" table:style-name="ce55">
            <text:p>-</text:p>
          </table:table-cell>
          <table:table-cell office:value-type="string" office:string-value="-" table:formula="msoxl:=  IF(SUM(L31,N31)=0,&quot;-&quot;,SUM(L31,N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2,M32)=0,&quot;-&quot;,SUM(K32,M32))" table:style-name="ce55">
            <text:p>-</text:p>
          </table:table-cell>
          <table:table-cell office:value-type="string" office:string-value="-" table:formula="msoxl:=  IF(SUM(L32,N32)=0,&quot;-&quot;,SUM(L32,N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3,M33)=0,&quot;-&quot;,SUM(K33,M33))" table:style-name="ce55">
            <text:p>-</text:p>
          </table:table-cell>
          <table:table-cell office:value-type="string" office:string-value="-" table:formula="msoxl:=  IF(SUM(L33,N33)=0,&quot;-&quot;,SUM(L33,N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4,M34)=0,&quot;-&quot;,SUM(K34,M34))" table:style-name="ce55">
            <text:p>-</text:p>
          </table:table-cell>
          <table:table-cell office:value-type="string" office:string-value="-" table:formula="msoxl:=  IF(SUM(L34,N34)=0,&quot;-&quot;,SUM(L34,N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35,M35)=0,&quot;-&quot;,SUM(K35,M35))" table:style-name="ce55">
            <text:p>-</text:p>
          </table:table-cell>
          <table:table-cell office:value-type="string" office:string-value="-" table:formula="msoxl:=  IF(SUM(L35,N35)=0,&quot;-&quot;,SUM(L35,N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6.8550000000000004" table:formula="msoxl:=  IF(SUM(C37:C53)=0,&quot;-&quot;,SUM(C37:C53))" table:style-name="ce52">
            <text:p>7<text:s/></text:p>
          </table:table-cell>
          <table:table-cell office:value-type="float" office:value="1096.8" table:formula="msoxl:=  IF(SUM(D37:D53)=0,&quot;-&quot;,SUM(D37:D53))" table:style-name="ce52">
            <text:p>1,097<text:s/>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float" office:value="1.1160000000000001" table:formula="msoxl:=  IF(SUM(I37:I53)=0,&quot;-&quot;,SUM(I37:I53))" table:style-name="ce52">
            <text:p>1<text:s/></text:p>
          </table:table-cell>
          <table:table-cell office:value-type="float" office:value="196.334" table:formula="msoxl:=  IF(SUM(J37:J53)=0,&quot;-&quot;,SUM(J37:J53))" table:style-name="ce52">
            <text:p>196<text:s/>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52">
            <text:p>-</text:p>
          </table:table-cell>
          <table:table-cell office:value-type="float" office:value="1.1160000000000001" table:formula="msoxl:=  IF(SUM(M37:M53)=0,&quot;-&quot;,SUM(M37:M53))" table:style-name="ce52">
            <text:p>1<text:s/></text:p>
          </table:table-cell>
          <table:table-cell office:value-type="float" office:value="196.334" table:formula="msoxl:=  IF(SUM(N37:N53)=0,&quot;-&quot;,SUM(N37:N53))" table:style-name="ce52">
            <text:p>196<text:s/>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7,M37)=0,&quot;-&quot;,SUM(K37,M37))" table:style-name="ce55">
            <text:p>-</text:p>
          </table:table-cell>
          <table:table-cell office:value-type="string" office:string-value="-" table:formula="msoxl:=  IF(SUM(L37,N37)=0,&quot;-&quot;,SUM(L37,N3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8,M38)=0,&quot;-&quot;,SUM(K38,M38))" table:style-name="ce55">
            <text:p>-</text:p>
          </table:table-cell>
          <table:table-cell office:value-type="string" office:string-value="-" table:formula="msoxl:=  IF(SUM(L38,N38)=0,&quot;-&quot;,SUM(L38,N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9,M39)=0,&quot;-&quot;,SUM(K39,M39))" table:style-name="ce55">
            <text:p>-</text:p>
          </table:table-cell>
          <table:table-cell office:value-type="string" office:string-value="-" table:formula="msoxl:=  IF(SUM(L39,N39)=0,&quot;-&quot;,SUM(L39,N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6.8550000000000004" table:style-name="ce55">
            <text:p>7<text:s/></text:p>
          </table:table-cell>
          <table:table-cell office:value-type="float" office:value="1096.8" table:style-name="ce55">
            <text:p>1,0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160000000000001" table:formula="msoxl:=  IF(SUM(K40,M40)=0,&quot;-&quot;,SUM(K40,M40))" table:style-name="ce55">
            <text:p>1<text:s/></text:p>
          </table:table-cell>
          <table:table-cell office:value-type="float" office:value="196.334" table:formula="msoxl:=  IF(SUM(L40,N40)=0,&quot;-&quot;,SUM(L40,N40))" table:style-name="ce55">
            <text:p>19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160000000000001" table:style-name="ce55">
            <text:p>1<text:s/></text:p>
          </table:table-cell>
          <table:table-cell office:value-type="float" office:value="196.334" table:style-name="ce55">
            <text:p>19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1,M41)=0,&quot;-&quot;,SUM(K41,M41))" table:style-name="ce55">
            <text:p>-</text:p>
          </table:table-cell>
          <table:table-cell office:value-type="string" office:string-value="-" table:formula="msoxl:=  IF(SUM(L41,N41)=0,&quot;-&quot;,SUM(L41,N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2,M42)=0,&quot;-&quot;,SUM(K42,M42))" table:style-name="ce55">
            <text:p>-</text:p>
          </table:table-cell>
          <table:table-cell office:value-type="string" office:string-value="-" table:formula="msoxl:=  IF(SUM(L42,N42)=0,&quot;-&quot;,SUM(L42,N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3,M43)=0,&quot;-&quot;,SUM(K43,M43))" table:style-name="ce55">
            <text:p>-</text:p>
          </table:table-cell>
          <table:table-cell office:value-type="string" office:string-value="-" table:formula="msoxl:=  IF(SUM(L43,N43)=0,&quot;-&quot;,SUM(L43,N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4,M44)=0,&quot;-&quot;,SUM(K44,M44))" table:style-name="ce55">
            <text:p>-</text:p>
          </table:table-cell>
          <table:table-cell office:value-type="string" office:string-value="-" table:formula="msoxl:=  IF(SUM(L44,N44)=0,&quot;-&quot;,SUM(L44,N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5,M45)=0,&quot;-&quot;,SUM(K45,M45))" table:style-name="ce55">
            <text:p>-</text:p>
          </table:table-cell>
          <table:table-cell office:value-type="string" office:string-value="-" table:formula="msoxl:=  IF(SUM(L45,N45)=0,&quot;-&quot;,SUM(L45,N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6,M46)=0,&quot;-&quot;,SUM(K46,M46))" table:style-name="ce55">
            <text:p>-</text:p>
          </table:table-cell>
          <table:table-cell office:value-type="string" office:string-value="-" table:formula="msoxl:=  IF(SUM(L46,N46)=0,&quot;-&quot;,SUM(L46,N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7,M47)=0,&quot;-&quot;,SUM(K47,M47))" table:style-name="ce55">
            <text:p>-</text:p>
          </table:table-cell>
          <table:table-cell office:value-type="string" office:string-value="-" table:formula="msoxl:=  IF(SUM(L47,N47)=0,&quot;-&quot;,SUM(L47,N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8,M48)=0,&quot;-&quot;,SUM(K48,M48))" table:style-name="ce55">
            <text:p>-</text:p>
          </table:table-cell>
          <table:table-cell office:value-type="string" office:string-value="-" table:formula="msoxl:=  IF(SUM(L48,N48)=0,&quot;-&quot;,SUM(L48,N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9,M49)=0,&quot;-&quot;,SUM(K49,M49))" table:style-name="ce55">
            <text:p>-</text:p>
          </table:table-cell>
          <table:table-cell office:value-type="string" office:string-value="-" table:formula="msoxl:=  IF(SUM(L49,N49)=0,&quot;-&quot;,SUM(L49,N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0,M50)=0,&quot;-&quot;,SUM(K50,M50))" table:style-name="ce55">
            <text:p>-</text:p>
          </table:table-cell>
          <table:table-cell office:value-type="string" office:string-value="-" table:formula="msoxl:=  IF(SUM(L50,N50)=0,&quot;-&quot;,SUM(L50,N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1,M51)=0,&quot;-&quot;,SUM(K51,M51))" table:style-name="ce55">
            <text:p>-</text:p>
          </table:table-cell>
          <table:table-cell office:value-type="string" office:string-value="-" table:formula="msoxl:=  IF(SUM(L51,N51)=0,&quot;-&quot;,SUM(L51,N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2,M52)=0,&quot;-&quot;,SUM(K52,M52))" table:style-name="ce55">
            <text:p>-</text:p>
          </table:table-cell>
          <table:table-cell office:value-type="string" office:string-value="-" table:formula="msoxl:=  IF(SUM(L52,N52)=0,&quot;-&quot;,SUM(L52,N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3,M53)=0,&quot;-&quot;,SUM(K53,M53))" table:style-name="ce55">
            <text:p>-</text:p>
          </table:table-cell>
          <table:table-cell office:value-type="string" office:string-value="-" table:formula="msoxl:=  IF(SUM(L53,N53)=0,&quot;-&quot;,SUM(L53,N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float" office:value="79.64" table:formula="msoxl:=  IF(SUM(C55:C57)=0,&quot;-&quot;,SUM(C55:C57))" table:style-name="ce52">
            <text:p>80<text:s/></text:p>
          </table:table-cell>
          <table:table-cell office:value-type="float" office:value="5415.52" table:formula="msoxl:=  IF(SUM(D55:D57)=0,&quot;-&quot;,SUM(D55:D57))" table:style-name="ce52">
            <text:p>5,416<text:s/>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3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5,M55)=0,&quot;-&quot;,SUM(K55,M55))" table:style-name="ce55">
            <text:p>-</text:p>
          </table:table-cell>
          <table:table-cell office:value-type="string" office:string-value="-" table:formula="msoxl:=  IF(SUM(L55,N55)=0,&quot;-&quot;,SUM(L55,N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float" office:value="79.64" table:style-name="ce55">
            <text:p>80<text:s/></text:p>
          </table:table-cell>
          <table:table-cell office:value-type="float" office:value="5415.52" table:style-name="ce55">
            <text:p>5,41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6,M56)=0,&quot;-&quot;,SUM(K56,M56))" table:style-name="ce55">
            <text:p>-</text:p>
          </table:table-cell>
          <table:table-cell office:value-type="string" office:string-value="-" table:formula="msoxl:=  IF(SUM(L56,N56)=0,&quot;-&quot;,SUM(L56,N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7,M57)=0,&quot;-&quot;,SUM(K57,M57))" table:style-name="ce55">
            <text:p>-</text:p>
          </table:table-cell>
          <table:table-cell office:value-type="string" office:string-value="-" table:formula="msoxl:=  IF(SUM(L57,N57)=0,&quot;-&quot;,SUM(L57,N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3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9,M59)=0,&quot;-&quot;,SUM(K59,M59))" table:style-name="ce55">
            <text:p>-</text:p>
          </table:table-cell>
          <table:table-cell office:value-type="string" office:string-value="-" table:formula="msoxl:=  IF(SUM(L59,N59)=0,&quot;-&quot;,SUM(L59,N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0,M60)=0,&quot;-&quot;,SUM(K60,M60))" table:style-name="ce55">
            <text:p>-</text:p>
          </table:table-cell>
          <table:table-cell office:value-type="string" office:string-value="-" table:formula="msoxl:=  IF(SUM(L60,N60)=0,&quot;-&quot;,SUM(L60,N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1,M61)=0,&quot;-&quot;,SUM(K61,M61))" table:style-name="ce55">
            <text:p>-</text:p>
          </table:table-cell>
          <table:table-cell office:value-type="string" office:string-value="-" table:formula="msoxl:=  IF(SUM(L61,N61)=0,&quot;-&quot;,SUM(L61,N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480.96699999999998" table:formula="msoxl:=  IF(SUM(C63,C64,C65,C67)=0,IF(C66=0,&quot;-&quot;,C66),SUM(C63,C64,C65,C67))" table:style-name="ce52">
            <text:p>481<text:s/></text:p>
          </table:table-cell>
          <table:table-cell office:value-type="float" office:value="23119.515100000001" table:formula="msoxl:=  IF(SUM(D63:D67)=0,&quot;-&quot;,SUM(D63:D67))" table:style-name="ce52">
            <text:p>23,120<text:s/></text:p>
          </table:table-cell>
          <table:table-cell office:value-type="float" office:value="4811.8510000000006" table:formula="msoxl:=  IF(SUM(E63,E64,E65,E67)=0,IF(E66=0,&quot;-&quot;,E66),SUM(E63,E64,E65,E67))" table:style-name="ce52">
            <text:p>4,812<text:s/></text:p>
          </table:table-cell>
          <table:table-cell office:value-type="float" office:value="3556630.1753500002" table:formula="msoxl:=  IF(SUM(F63:F67)=0,&quot;-&quot;,SUM(F63:F67))" table:style-name="ce52">
            <text:p>3,556,630<text:s/></text:p>
          </table:table-cell>
          <table:table-cell office:value-type="float" office:value="358.27499999999998" table:formula="msoxl:=  IF(SUM(G63,G64,G65,G67)=0,IF(G66=0,&quot;-&quot;,G66),SUM(G63,G64,G65,G67))" table:style-name="ce52">
            <text:p>358<text:s/></text:p>
          </table:table-cell>
          <table:table-cell office:value-type="float" office:value="11914.618700000001" table:formula="msoxl:=  IF(SUM(H63:H67)=0,&quot;-&quot;,SUM(H63:H67))" table:style-name="ce52">
            <text:p>11,915<text:s/></text:p>
          </table:table-cell>
          <table:table-cell office:value-type="float" office:value="7554.0979900000002" table:formula="msoxl:=  IF(SUM(I63,I64,I65,I67)=0,IF(I66=0,&quot;-&quot;,I66),SUM(I63,I64,I65,I67))" table:style-name="ce52">
            <text:p>7,554<text:s/></text:p>
          </table:table-cell>
          <table:table-cell office:value-type="float" office:value="800654.25852000003" table:formula="msoxl:=  IF(SUM(J63:J67)=0,&quot;-&quot;,SUM(J63:J67))" table:style-name="ce53">
            <text:p>800,654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float" office:value="7554.0979900000002" table:formula="msoxl:=  IF(SUM(M63,M64,M65,M67)=0,IF(M66=0,&quot;-&quot;,M66),SUM(M63,M64,M65,M67))" table:style-name="ce52">
            <text:p>7,554<text:s/></text:p>
          </table:table-cell>
          <table:table-cell office:value-type="float" office:value="800654.25852000003" table:formula="msoxl:=  IF(SUM(N63:N67)=0,&quot;-&quot;,SUM(N63:N67))" table:style-name="ce52">
            <text:p>800,654<text:s/></text:p>
          </table:table-cell>
          <table:table-cell office:value-type="float" office:value="51064" table:formula="msoxl:=  IF(SUM(O63,O64,O65,O67)=0,IF(O66=0,&quot;-&quot;,O66),SUM(O63,O64,O65,O67))" table:style-name="ce52">
            <text:p>51,064<text:s/></text:p>
          </table:table-cell>
          <table:table-cell office:value-type="float" office:value="994751.89997000003" table:formula="msoxl:=  IF(SUM(P63:P67)=0,&quot;-&quot;,SUM(P63:P67))" table:style-name="ce52">
            <text:p>994,75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71.95999999999998" table:style-name="ce55">
            <text:p>272<text:s/></text:p>
          </table:table-cell>
          <table:table-cell office:value-type="float" office:value="187528.1" table:style-name="ce55">
            <text:p>187,52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78.8175999999999" table:formula="msoxl:=  IF(SUM(K63,M63)=0,&quot;-&quot;,SUM(K63,M63))" table:style-name="ce55">
            <text:p>2,179<text:s/></text:p>
          </table:table-cell>
          <table:table-cell office:value-type="float" office:value="234429.25120999999" table:formula="msoxl:=  IF(SUM(L63,N63)=0,&quot;-&quot;,SUM(L63,N63))" table:style-name="ce55">
            <text:p>234,42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78.8175999999999" table:style-name="ce55">
            <text:p>2,179<text:s/></text:p>
          </table:table-cell>
          <table:table-cell office:value-type="float" office:value="234429.25120999999" table:style-name="ce55">
            <text:p>234,42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423.2" table:style-name="ce55">
            <text:p>423<text:s/></text:p>
          </table:table-cell>
          <table:table-cell office:value-type="float" office:value="19005.830099999999" table:style-name="ce55">
            <text:p>19,006<text:s/></text:p>
          </table:table-cell>
          <table:table-cell office:value-type="float" office:value="4535.2110000000002" table:style-name="ce55">
            <text:p>4,535<text:s/></text:p>
          </table:table-cell>
          <table:table-cell office:value-type="float" office:value="3368984.1393499998" table:style-name="ce55">
            <text:p>3,368,984<text:s/></text:p>
          </table:table-cell>
          <table:table-cell office:value-type="float" office:value="358.27499999999998" table:style-name="ce55">
            <text:p>358<text:s/></text:p>
          </table:table-cell>
          <table:table-cell office:value-type="float" office:value="11914.618700000001" table:style-name="ce55">
            <text:p>11,915<text:s/></text:p>
          </table:table-cell>
          <table:table-cell office:value-type="float" office:value="5375.2803899999999" table:formula="msoxl:=  IF(SUM(K64,M64)=0,&quot;-&quot;,SUM(K64,M64))" table:style-name="ce55">
            <text:p>5,375<text:s/></text:p>
          </table:table-cell>
          <table:table-cell office:value-type="float" office:value="566225.00731000002" table:formula="msoxl:=  IF(SUM(L64,N64)=0,&quot;-&quot;,SUM(L64,N64))" table:style-name="ce55">
            <text:p>566,22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375.2803899999999" table:style-name="ce55">
            <text:p>5,375<text:s/></text:p>
          </table:table-cell>
          <table:table-cell office:value-type="float" office:value="566225.00731000002" table:style-name="ce55">
            <text:p>566,22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5,M65)=0,&quot;-&quot;,SUM(K65,M65))" table:style-name="ce55">
            <text:p>-</text:p>
          </table:table-cell>
          <table:table-cell office:value-type="string" office:string-value="-" table:formula="msoxl:=  IF(SUM(L65,N65)=0,&quot;-&quot;,SUM(L65,N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6,M66)=0,&quot;-&quot;,SUM(K66,M66))" table:style-name="ce55">
            <text:p>-</text:p>
          </table:table-cell>
          <table:table-cell office:value-type="string" office:string-value="-" table:formula="msoxl:=  IF(SUM(L66,N66)=0,&quot;-&quot;,SUM(L66,N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1064" table:style-name="ce55">
            <text:p>51,064<text:s/></text:p>
          </table:table-cell>
          <table:table-cell office:value-type="float" office:value="994751.89997000003" table:style-name="ce55">
            <text:p>994,752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57.767000000000003" table:style-name="ce57">
            <text:p>58<text:s/></text:p>
          </table:table-cell>
          <table:table-cell office:value-type="float" office:value="4113.6850000000004" table:style-name="ce57">
            <text:p>4,114<text:s/></text:p>
          </table:table-cell>
          <table:table-cell office:value-type="float" office:value="4.68" table:style-name="ce57">
            <text:p>5<text:s/></text:p>
          </table:table-cell>
          <table:table-cell office:value-type="float" office:value="117.93600000000001" table:style-name="ce57">
            <text:p>118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7,M67)=0,&quot;-&quot;,SUM(K67,M67))" table:style-name="ce55">
            <text:p>-</text:p>
          </table:table-cell>
          <table:table-cell office:value-type="string" office:string-value="-" table:formula="msoxl:=  IF(SUM(L67,N67)=0,&quot;-&quot;,SUM(L67,N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114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6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number-columns-spanned="8" table:number-rows-spanned="1" table:style-name="ce196">
            <text:p>鯛科</text:p>
          </table:table-cell>
          <table:covered-table-cell table:number-columns-repeated="7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2">
            <text:p>麥奇鈎吻鮭</text:p>
          </table:table-cell>
          <table:covered-table-cell/>
          <table:table-cell office:value-type="string" table:number-columns-spanned="2" table:number-rows-spanned="1" table:style-name="ce202">
            <text:p>香魚</text:p>
          </table:table-cell>
          <table:covered-table-cell/>
          <table:table-cell office:value-type="string" table:number-columns-spanned="2" table:number-rows-spanned="1" table:style-name="ce202">
            <text:p>虱目魚</text:p>
          </table:table-cell>
          <table:covered-table-cell/>
          <table:table-cell office:value-type="string" table:number-columns-spanned="2" table:number-rows-spanned="1" table:style-name="ce201">
            <text:p>小計</text:p>
          </table:table-cell>
          <table:covered-table-cell/>
          <table:table-cell office:value-type="string" table:number-columns-spanned="2" table:number-rows-spanned="1" table:style-name="ce197">
            <text:p>真鯛</text:p>
          </table:table-cell>
          <table:covered-table-cell/>
          <table:table-cell office:value-type="string" table:number-columns-spanned="2" table:number-rows-spanned="1" table:style-name="ce197">
            <text:p>黃背牙鯛</text:p>
          </table:table-cell>
          <table:covered-table-cell/>
          <table:table-cell office:value-type="string" table:number-columns-spanned="2" table:number-rows-spanned="1" table:style-name="ce197">
            <text:p>黑棘鯛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1">
            <text:p>08001</text:p>
          </table:table-cell>
          <table:covered-table-cell/>
          <table:table-cell office:value-type="string" table:number-columns-spanned="2" table:number-rows-spanned="1" table:style-name="ce181">
            <text:p>09001</text:p>
          </table:table-cell>
          <table:covered-table-cell/>
          <table:table-cell office:value-type="string" table:number-columns-spanned="2" table:number-rows-spanned="1" table:style-name="ce181">
            <text:p>10001</text:p>
          </table:table-cell>
          <table:covered-table-cell/>
          <table:table-cell office:value-type="string" table:number-columns-spanned="2" table:number-rows-spanned="1" table:style-name="ce192">
            <text:p>Sub Total</text:p>
          </table:table-cell>
          <table:covered-table-cell/>
          <table:table-cell office:value-type="string" table:number-columns-spanned="2" table:number-rows-spanned="1" table:style-name="ce185">
            <text:p>12001</text:p>
          </table:table-cell>
          <table:covered-table-cell/>
          <table:table-cell office:value-type="string" table:number-columns-spanned="2" table:number-rows-spanned="1" table:style-name="ce185">
            <text:p>12002</text:p>
          </table:table-cell>
          <table:covered-table-cell/>
          <table:table-cell office:value-type="string" table:number-columns-spanned="2" table:number-rows-spanned="1" table:style-name="ce185">
            <text:p>12004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70.16" table:formula="msoxl:=  IF(SUM(C11,C19,C36,C54,C58,C62)=0,&quot;-&quot;,SUM(C11,C19,C36,C54,C58,C62))" table:style-name="ce45">
            <text:p>170<text:s/></text:p>
          </table:table-cell>
          <table:table-cell office:value-type="float" office:value="34319.68" table:formula="msoxl:=  IF(SUM(D11,D19,D36,D54,D58,D62)=0,&quot;-&quot;,SUM(D11,D19,D36,D54,D58,D62))" table:style-name="ce45">
            <text:p>34,320<text:s/></text:p>
          </table:table-cell>
          <table:table-cell office:value-type="float" office:value="1045" table:formula="msoxl:=  IF(SUM(E11,E19,E36,E54,E58,E62)=0,&quot;-&quot;,SUM(E11,E19,E36,E54,E58,E62))" table:style-name="ce45">
            <text:p>1,045<text:s/></text:p>
          </table:table-cell>
          <table:table-cell office:value-type="float" office:value="165495.29999999999" table:formula="msoxl:=  IF(SUM(F11,F19,F36,F54,F58,F62)=0,&quot;-&quot;,SUM(F11,F19,F36,F54,F58,F62))" table:style-name="ce45">
            <text:p>165,495<text:s/></text:p>
          </table:table-cell>
          <table:table-cell office:value-type="float" office:value="44575.762750000002" table:formula="msoxl:=  IF(SUM(G11,G19,G36,G54,G58,G62)=0,&quot;-&quot;,SUM(G11,G19,G36,G54,G58,G62))" table:style-name="ce45">
            <text:p>44,576<text:s/></text:p>
          </table:table-cell>
          <table:table-cell office:value-type="float" office:value="3314754.8742699996" table:formula="msoxl:=  IF(SUM(H11,H19,H36,H54,H58,H62)=0,&quot;-&quot;,SUM(H11,H19,H36,H54,H58,H62))" table:style-name="ce45">
            <text:p>3,314,755<text:s/></text:p>
          </table:table-cell>
          <table:table-cell office:value-type="float" office:value="2194.9178199999997" table:formula="msoxl:=  IF(SUM(I11,I19,I36,I54,I58,I62)=0,&quot;-&quot;,SUM(I11,I19,I36,I54,I58,I62))" table:style-name="ce45">
            <text:p>2,195<text:s/></text:p>
          </table:table-cell>
          <table:table-cell office:value-type="float" office:value="511720.67672999995" table:formula="msoxl:=  IF(SUM(J11,J19,J36,J54,J58,J62)=0,&quot;-&quot;,SUM(J11,J19,J36,J54,J58,J62))" table:style-name="ce45">
            <text:p>511,721<text:s/></text:p>
          </table:table-cell>
          <table:table-cell office:value-type="float" office:value="137.07550000000001" table:formula="msoxl:=  IF(SUM(K11,K19,K36,K54,K58,K62)=0,&quot;-&quot;,SUM(K11,K19,K36,K54,K58,K62))" table:style-name="ce45">
            <text:p>137<text:s/></text:p>
          </table:table-cell>
          <table:table-cell office:value-type="float" office:value="43752.178620000006" table:formula="msoxl:=  IF(SUM(L11,L19,L36,L54,L58,L62)=0,&quot;-&quot;,SUM(L11,L19,L36,L54,L58,L62))" table:style-name="ce45">
            <text:p>43,752<text:s/></text:p>
          </table:table-cell>
          <table:table-cell office:value-type="float" office:value="541.11557000000005" table:formula="msoxl:=  IF(SUM(M11,M19,M36,M54,M58,M62)=0,&quot;-&quot;,SUM(M11,M19,M36,M54,M58,M62))" table:style-name="ce45">
            <text:p>541<text:s/></text:p>
          </table:table-cell>
          <table:table-cell office:value-type="float" office:value="122019.81753" table:formula="msoxl:=  IF(SUM(N11,N19,N36,N54,N58,N62)=0,&quot;-&quot;,SUM(N11,N19,N36,N54,N58,N62))" table:style-name="ce45">
            <text:p>122,020<text:s/></text:p>
          </table:table-cell>
          <table:table-cell office:value-type="float" office:value="329.86083000000002" table:formula="msoxl:=  IF(SUM(O11,O19,O36,O54,O58,O62)=0,&quot;-&quot;,SUM(O11,O19,O36,O54,O58,O62))" table:style-name="ce45">
            <text:p>330<text:s/></text:p>
          </table:table-cell>
          <table:table-cell office:value-type="float" office:value="72424.113280000005" table:formula="msoxl:=  IF(SUM(P11,P19,P36,P54,P58,P62)=0,&quot;-&quot;,SUM(P11,P19,P36,P54,P58,P62))" table:style-name="ce45">
            <text:p>72,424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3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2,M12,O12,'漁業生產量值-漁業種類別魚類別生產量值3'!C12)=0,&quot;-&quot;,SUM(K12,M12,O12,'漁業生產量值-漁業種類別魚類別生產量值3'!C12))" table:style-name="ce55">
            <text:p>-</text:p>
          </table:table-cell>
          <table:table-cell office:value-type="string" office:string-value="-" table:formula="msoxl:=  IF(SUM(L12,N12,P12,'漁業生產量值-漁業種類別魚類別生產量值3'!D12)=0,&quot;-&quot;,SUM(L12,N12,P12,'漁業生產量值-漁業種類別魚類別生產量值3'!D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3,M13,O13,'漁業生產量值-漁業種類別魚類別生產量值3'!C13)=0,&quot;-&quot;,SUM(K13,M13,O13,'漁業生產量值-漁業種類別魚類別生產量值3'!C13))" table:style-name="ce55">
            <text:p>-</text:p>
          </table:table-cell>
          <table:table-cell office:value-type="string" office:string-value="-" table:formula="msoxl:=  IF(SUM(L13,N13,P13,'漁業生產量值-漁業種類別魚類別生產量值3'!D13)=0,&quot;-&quot;,SUM(L13,N13,P13,'漁業生產量值-漁業種類別魚類別生產量值3'!D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4,M14,O14,'漁業生產量值-漁業種類別魚類別生產量值3'!C14)=0,&quot;-&quot;,SUM(K14,M14,O14,'漁業生產量值-漁業種類別魚類別生產量值3'!C14))" table:style-name="ce55">
            <text:p>-</text:p>
          </table:table-cell>
          <table:table-cell office:value-type="string" office:string-value="-" table:formula="msoxl:=  IF(SUM(L14,N14,P14,'漁業生產量值-漁業種類別魚類別生產量值3'!D14)=0,&quot;-&quot;,SUM(L14,N14,P14,'漁業生產量值-漁業種類別魚類別生產量值3'!D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5,M15,O15,'漁業生產量值-漁業種類別魚類別生產量值3'!C15)=0,&quot;-&quot;,SUM(K15,M15,O15,'漁業生產量值-漁業種類別魚類別生產量值3'!C15))" table:style-name="ce55">
            <text:p>-</text:p>
          </table:table-cell>
          <table:table-cell office:value-type="string" office:string-value="-" table:formula="msoxl:=  IF(SUM(L15,N15,P15,'漁業生產量值-漁業種類別魚類別生產量值3'!D15)=0,&quot;-&quot;,SUM(L15,N15,P15,'漁業生產量值-漁業種類別魚類別生產量值3'!D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6,M16,O16,'漁業生產量值-漁業種類別魚類別生產量值3'!C16)=0,&quot;-&quot;,SUM(K16,M16,O16,'漁業生產量值-漁業種類別魚類別生產量值3'!C16))" table:style-name="ce55">
            <text:p>-</text:p>
          </table:table-cell>
          <table:table-cell office:value-type="string" office:string-value="-" table:formula="msoxl:=  IF(SUM(L16,N16,P16,'漁業生產量值-漁業種類別魚類別生產量值3'!D16)=0,&quot;-&quot;,SUM(L16,N16,P16,'漁業生產量值-漁業種類別魚類別生產量值3'!D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7,M17,O17,'漁業生產量值-漁業種類別魚類別生產量值3'!C17)=0,&quot;-&quot;,SUM(K17,M17,O17,'漁業生產量值-漁業種類別魚類別生產量值3'!C17))" table:style-name="ce55">
            <text:p>-</text:p>
          </table:table-cell>
          <table:table-cell office:value-type="string" office:string-value="-" table:formula="msoxl:=  IF(SUM(L17,N17,P17,'漁業生產量值-漁業種類別魚類別生產量值3'!D17)=0,&quot;-&quot;,SUM(L17,N17,P17,'漁業生產量值-漁業種類別魚類別生產量值3'!D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18,M18,O18,'漁業生產量值-漁業種類別魚類別生產量值3'!C18)=0,&quot;-&quot;,SUM(K18,M18,O18,'漁業生產量值-漁業種類別魚類別生產量值3'!C18))" table:style-name="ce55">
            <text:p>-</text:p>
          </table:table-cell>
          <table:table-cell office:value-type="string" office:string-value="-" table:formula="msoxl:=  IF(SUM(L18,N18,P18,'漁業生產量值-漁業種類別魚類別生產量值3'!D18)=0,&quot;-&quot;,SUM(L18,N18,P18,'漁業生產量值-漁業種類別魚類別生產量值3'!D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0.36080000000000001" table:formula="msoxl:=  IF(SUM(G20:G35)=0,&quot;-&quot;,SUM(G20:G35))" table:style-name="ce52">
            <text:p>0<text:s/></text:p>
          </table:table-cell>
          <table:table-cell office:value-type="float" office:value="37.884" table:formula="msoxl:=  IF(SUM(H20:H35)=0,&quot;-&quot;,SUM(H20:H35))" table:style-name="ce52">
            <text:p>38<text:s/></text:p>
          </table:table-cell>
          <table:table-cell office:value-type="float" office:value="1044.5306499999999" table:formula="msoxl:=  IF(SUM(I20:I35)=0,&quot;-&quot;,SUM(I20:I35))" table:style-name="ce52">
            <text:p>1,045<text:s/></text:p>
          </table:table-cell>
          <table:table-cell office:value-type="float" office:value="266540.35392999998" table:formula="msoxl:=  IF(SUM(J20:J35)=0,&quot;-&quot;,SUM(J20:J35))" table:style-name="ce52">
            <text:p>266,540<text:s/></text:p>
          </table:table-cell>
          <table:table-cell office:value-type="float" office:value="99.006100000000004" table:formula="msoxl:=  IF(SUM(K20:K35)=0,&quot;-&quot;,SUM(K20:K35))" table:style-name="ce52">
            <text:p>99<text:s/></text:p>
          </table:table-cell>
          <table:table-cell office:value-type="float" office:value="33322.281900000002" table:formula="msoxl:=  IF(SUM(L20:L35)=0,&quot;-&quot;,SUM(L20:L35))" table:style-name="ce52">
            <text:p>33,322<text:s/></text:p>
          </table:table-cell>
          <table:table-cell office:value-type="float" office:value="373.73405000000002" table:formula="msoxl:=  IF(SUM(M20:M35)=0,&quot;-&quot;,SUM(M20:M35))" table:style-name="ce52">
            <text:p>374<text:s/></text:p>
          </table:table-cell>
          <table:table-cell office:value-type="float" office:value="88079.695250000004" table:formula="msoxl:=  IF(SUM(N20:N35)=0,&quot;-&quot;,SUM(N20:N35))" table:style-name="ce52">
            <text:p>88,080<text:s/></text:p>
          </table:table-cell>
          <table:table-cell office:value-type="float" office:value="66.621600000000001" table:formula="msoxl:=  IF(SUM(O20:O35)=0,&quot;-&quot;,SUM(O20:O35))" table:style-name="ce52">
            <text:p>67<text:s/></text:p>
          </table:table-cell>
          <table:table-cell office:value-type="float" office:value="16491.753860000001" table:formula="msoxl:=  IF(SUM(P20:P35)=0,&quot;-&quot;,SUM(P20:P35))" table:style-name="ce52">
            <text:p>16,49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K20,M20,O20,'漁業生產量值-漁業種類別魚類別生產量值3'!C20)=0,&quot;-&quot;,SUM(K20,M20,O20,'漁業生產量值-漁業種類別魚類別生產量值3'!C20))" table:style-name="ce55">
            <text:p>-</text:p>
          </table:table-cell>
          <table:table-cell office:value-type="string" office:string-value="-" table:formula="msoxl:=  IF(SUM(L20,N20,P20,'漁業生產量值-漁業種類別魚類別生產量值3'!D20)=0,&quot;-&quot;,SUM(L20,N20,P20,'漁業生產量值-漁業種類別魚類別生產量值3'!D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1,M21,O21,'漁業生產量值-漁業種類別魚類別生產量值3'!C21)=0,&quot;-&quot;,SUM(K21,M21,O21,'漁業生產量值-漁業種類別魚類別生產量值3'!C21))" table:style-name="ce55">
            <text:p>-</text:p>
          </table:table-cell>
          <table:table-cell office:value-type="string" office:string-value="-" table:formula="msoxl:=  IF(SUM(L21,N21,P21,'漁業生產量值-漁業種類別魚類別生產量值3'!D21)=0,&quot;-&quot;,SUM(L21,N21,P21,'漁業生產量值-漁業種類別魚類別生產量值3'!D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2,M22,O22,'漁業生產量值-漁業種類別魚類別生產量值3'!C22)=0,&quot;-&quot;,SUM(K22,M22,O22,'漁業生產量值-漁業種類別魚類別生產量值3'!C22))" table:style-name="ce55">
            <text:p>-</text:p>
          </table:table-cell>
          <table:table-cell office:value-type="string" office:string-value="-" table:formula="msoxl:=  IF(SUM(L22,N22,P22,'漁業生產量值-漁業種類別魚類別生產量值3'!D22)=0,&quot;-&quot;,SUM(L22,N22,P22,'漁業生產量值-漁業種類別魚類別生產量值3'!D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6080000000000001" table:style-name="ce55">
            <text:p>0<text:s/></text:p>
          </table:table-cell>
          <table:table-cell office:value-type="float" office:value="37.884" table:style-name="ce55">
            <text:p>38<text:s/></text:p>
          </table:table-cell>
          <table:table-cell office:value-type="float" office:value="150.89365000000001" table:formula="msoxl:=  IF(SUM(K23,M23,O23,'漁業生產量值-漁業種類別魚類別生產量值3'!C23)=0,&quot;-&quot;,SUM(K23,M23,O23,'漁業生產量值-漁業種類別魚類別生產量值3'!C23))" table:style-name="ce55">
            <text:p>151<text:s/></text:p>
          </table:table-cell>
          <table:table-cell office:value-type="float" office:value="30660.080399999999" table:formula="msoxl:=  IF(SUM(L23,N23,P23,'漁業生產量值-漁業種類別魚類別生產量值3'!D23)=0,&quot;-&quot;,SUM(L23,N23,P23,'漁業生產量值-漁業種類別魚類別生產量值3'!D23))" table:style-name="ce55">
            <text:p>30,660<text:s/></text:p>
          </table:table-cell>
          <table:table-cell office:value-type="float" office:value="16.587620000000001" table:style-name="ce55">
            <text:p>17<text:s/></text:p>
          </table:table-cell>
          <table:table-cell office:value-type="float" office:value="4223.0780999999997" table:style-name="ce55">
            <text:p>4,223<text:s/></text:p>
          </table:table-cell>
          <table:table-cell office:value-type="float" office:value="78.316370000000006" table:style-name="ce55">
            <text:p>78<text:s/></text:p>
          </table:table-cell>
          <table:table-cell office:value-type="float" office:value="16360.791069999999" table:style-name="ce55">
            <text:p>16,361<text:s/></text:p>
          </table:table-cell>
          <table:table-cell office:value-type="float" office:value="16.102930000000001" table:style-name="ce55">
            <text:p>16<text:s/></text:p>
          </table:table-cell>
          <table:table-cell office:value-type="float" office:value="4066.9733900000001" table:style-name="ce55">
            <text:p>4,06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0.908439999999999" table:formula="msoxl:=  IF(SUM(K24,M24,O24,'漁業生產量值-漁業種類別魚類別生產量值3'!C24)=0,&quot;-&quot;,SUM(K24,M24,O24,'漁業生產量值-漁業種類別魚類別生產量值3'!C24))" table:style-name="ce55">
            <text:p>81<text:s/></text:p>
          </table:table-cell>
          <table:table-cell office:value-type="float" office:value="18812.01915" table:formula="msoxl:=  IF(SUM(L24,N24,P24,'漁業生產量值-漁業種類別魚類別生產量值3'!D24)=0,&quot;-&quot;,SUM(L24,N24,P24,'漁業生產量值-漁業種類別魚類別生產量值3'!D24))" table:style-name="ce55">
            <text:p>18,812<text:s/></text:p>
          </table:table-cell>
          <table:table-cell office:value-type="float" office:value="17.827580000000001" table:style-name="ce55">
            <text:p>18<text:s/></text:p>
          </table:table-cell>
          <table:table-cell office:value-type="float" office:value="4162.0665399999998" table:style-name="ce55">
            <text:p>4,162<text:s/></text:p>
          </table:table-cell>
          <table:table-cell office:value-type="float" office:value="0.97048000000000001" table:style-name="ce55">
            <text:p>1<text:s/></text:p>
          </table:table-cell>
          <table:table-cell office:value-type="float" office:value="256.82287000000002" table:style-name="ce55">
            <text:p>257<text:s/></text:p>
          </table:table-cell>
          <table:table-cell office:value-type="float" office:value="43.830440000000003" table:style-name="ce55">
            <text:p>44<text:s/></text:p>
          </table:table-cell>
          <table:table-cell office:value-type="float" office:value="9992.7691599999998" table:style-name="ce55">
            <text:p>9,99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5,M25,O25,'漁業生產量值-漁業種類別魚類別生產量值3'!C25)=0,&quot;-&quot;,SUM(K25,M25,O25,'漁業生產量值-漁業種類別魚類別生產量值3'!C25))" table:style-name="ce55">
            <text:p>-</text:p>
          </table:table-cell>
          <table:table-cell office:value-type="string" office:string-value="-" table:formula="msoxl:=  IF(SUM(L25,N25,P25,'漁業生產量值-漁業種類別魚類別生產量值3'!D25)=0,&quot;-&quot;,SUM(L25,N25,P25,'漁業生產量值-漁業種類別魚類別生產量值3'!D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6,M26,O26,'漁業生產量值-漁業種類別魚類別生產量值3'!C26)=0,&quot;-&quot;,SUM(K26,M26,O26,'漁業生產量值-漁業種類別魚類別生產量值3'!C26))" table:style-name="ce55">
            <text:p>-</text:p>
          </table:table-cell>
          <table:table-cell office:value-type="string" office:string-value="-" table:formula="msoxl:=  IF(SUM(L26,N26,P26,'漁業生產量值-漁業種類別魚類別生產量值3'!D26)=0,&quot;-&quot;,SUM(L26,N26,P26,'漁業生產量值-漁業種類別魚類別生產量值3'!D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7,M27,O27,'漁業生產量值-漁業種類別魚類別生產量值3'!C27)=0,&quot;-&quot;,SUM(K27,M27,O27,'漁業生產量值-漁業種類別魚類別生產量值3'!C27))" table:style-name="ce55">
            <text:p>-</text:p>
          </table:table-cell>
          <table:table-cell office:value-type="string" office:string-value="-" table:formula="msoxl:=  IF(SUM(L27,N27,P27,'漁業生產量值-漁業種類別魚類別生產量值3'!D27)=0,&quot;-&quot;,SUM(L27,N27,P27,'漁業生產量值-漁業種類別魚類別生產量值3'!D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13.22577999999999" table:formula="msoxl:=  IF(SUM(K28,M28,O28,'漁業生產量值-漁業種類別魚類別生產量值3'!C28)=0,&quot;-&quot;,SUM(K28,M28,O28,'漁業生產量值-漁業種類別魚類別生產量值3'!C28))" table:style-name="ce55">
            <text:p>613<text:s/></text:p>
          </table:table-cell>
          <table:table-cell office:value-type="float" office:value="171462.53399" table:formula="msoxl:=  IF(SUM(L28,N28,P28,'漁業生產量值-漁業種類別魚類別生產量值3'!D28)=0,&quot;-&quot;,SUM(L28,N28,P28,'漁業生產量值-漁業種類別魚類別生產量值3'!D28))" table:style-name="ce55">
            <text:p>171,463<text:s/></text:p>
          </table:table-cell>
          <table:table-cell office:value-type="float" office:value="55.800899999999999" table:style-name="ce55">
            <text:p>56<text:s/></text:p>
          </table:table-cell>
          <table:table-cell office:value-type="float" office:value="21024.767260000001" table:style-name="ce55">
            <text:p>21,025<text:s/></text:p>
          </table:table-cell>
          <table:table-cell office:value-type="float" office:value="141.38641999999999" table:style-name="ce55">
            <text:p>141<text:s/></text:p>
          </table:table-cell>
          <table:table-cell office:value-type="float" office:value="39999.138420000003" table:style-name="ce55">
            <text:p>39,999<text:s/></text:p>
          </table:table-cell>
          <table:table-cell office:value-type="float" office:value="1.9852300000000001" table:style-name="ce55">
            <text:p>2<text:s/></text:p>
          </table:table-cell>
          <table:table-cell office:value-type="float" office:value="692.38130999999998" table:style-name="ce55">
            <text:p>69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9,M29,O29,'漁業生產量值-漁業種類別魚類別生產量值3'!C29)=0,&quot;-&quot;,SUM(K29,M29,O29,'漁業生產量值-漁業種類別魚類別生產量值3'!C29))" table:style-name="ce55">
            <text:p>-</text:p>
          </table:table-cell>
          <table:table-cell office:value-type="string" office:string-value="-" table:formula="msoxl:=  IF(SUM(L29,N29,P29,'漁業生產量值-漁業種類別魚類別生產量值3'!D29)=0,&quot;-&quot;,SUM(L29,N29,P29,'漁業生產量值-漁業種類別魚類別生產量值3'!D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99.08199999999999" table:formula="msoxl:=  IF(SUM(K30,M30,O30,'漁業生產量值-漁業種類別魚類別生產量值3'!C30)=0,&quot;-&quot;,SUM(K30,M30,O30,'漁業生產量值-漁業種類別魚類別生產量值3'!C30))" table:style-name="ce55">
            <text:p>199<text:s/></text:p>
          </table:table-cell>
          <table:table-cell office:value-type="float" office:value="45521.677500000005" table:formula="msoxl:=  IF(SUM(L30,N30,P30,'漁業生產量值-漁業種類別魚類別生產量值3'!D30)=0,&quot;-&quot;,SUM(L30,N30,P30,'漁業生產量值-漁業種類別魚類別生產量值3'!D30))" table:style-name="ce55">
            <text:p>45,522<text:s/></text:p>
          </table:table-cell>
          <table:table-cell office:value-type="float" office:value="8.7899999999999991" table:style-name="ce55">
            <text:p>9<text:s/></text:p>
          </table:table-cell>
          <table:table-cell office:value-type="float" office:value="3912.37" table:style-name="ce55">
            <text:p>3,912<text:s/></text:p>
          </table:table-cell>
          <table:table-cell office:value-type="float" office:value="152.63999999999999" table:style-name="ce55">
            <text:p>153<text:s/></text:p>
          </table:table-cell>
          <table:table-cell office:value-type="float" office:value="31378.9" table:style-name="ce55">
            <text:p>31,379<text:s/></text:p>
          </table:table-cell>
          <table:table-cell office:value-type="float" office:value="4.7030000000000003" table:style-name="ce55">
            <text:p>5<text:s/></text:p>
          </table:table-cell>
          <table:table-cell office:value-type="float" office:value="1739.63" table:style-name="ce55">
            <text:p>1,74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1,M31,O31,'漁業生產量值-漁業種類別魚類別生產量值3'!C31)=0,&quot;-&quot;,SUM(K31,M31,O31,'漁業生產量值-漁業種類別魚類別生產量值3'!C31))" table:style-name="ce55">
            <text:p>-</text:p>
          </table:table-cell>
          <table:table-cell office:value-type="string" office:string-value="-" table:formula="msoxl:=  IF(SUM(L31,N31,P31,'漁業生產量值-漁業種類別魚類別生產量值3'!D31)=0,&quot;-&quot;,SUM(L31,N31,P31,'漁業生產量值-漁業種類別魚類別生產量值3'!D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0779999999999996E-2" table:formula="msoxl:=  IF(SUM(K32,M32,O32,'漁業生產量值-漁業種類別魚類別生產量值3'!C32)=0,&quot;-&quot;,SUM(K32,M32,O32,'漁業生產量值-漁業種類別魚類別生產量值3'!C32))" table:style-name="ce55">
            <text:p>0<text:s/></text:p>
          </table:table-cell>
          <table:table-cell office:value-type="float" office:value="21.04289" table:formula="msoxl:=  IF(SUM(L32,N32,P32,'漁業生產量值-漁業種類別魚類別生產量值3'!D32)=0,&quot;-&quot;,SUM(L32,N32,P32,'漁業生產量值-漁業種類別魚類別生產量值3'!D32))" table:style-name="ce55">
            <text:p>2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0779999999999996E-2" table:style-name="ce55">
            <text:p>0<text:s/></text:p>
          </table:table-cell>
          <table:table-cell office:value-type="float" office:value="21.04289" table:style-name="ce55">
            <text:p>2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3,M33,O33,'漁業生產量值-漁業種類別魚類別生產量值3'!C33)=0,&quot;-&quot;,SUM(K33,M33,O33,'漁業生產量值-漁業種類別魚類別生產量值3'!C33))" table:style-name="ce55">
            <text:p>-</text:p>
          </table:table-cell>
          <table:table-cell office:value-type="string" office:string-value="-" table:formula="msoxl:=  IF(SUM(L33,N33,P33,'漁業生產量值-漁業種類別魚類別生產量值3'!D33)=0,&quot;-&quot;,SUM(L33,N33,P33,'漁業生產量值-漁業種類別魚類別生產量值3'!D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4,M34,O34,'漁業生產量值-漁業種類別魚類別生產量值3'!C34)=0,&quot;-&quot;,SUM(K34,M34,O34,'漁業生產量值-漁業種類別魚類別生產量值3'!C34))" table:style-name="ce55">
            <text:p>-</text:p>
          </table:table-cell>
          <table:table-cell office:value-type="string" office:string-value="-" table:formula="msoxl:=  IF(SUM(L34,N34,P34,'漁業生產量值-漁業種類別魚類別生產量值3'!D34)=0,&quot;-&quot;,SUM(L34,N34,P34,'漁業生產量值-漁業種類別魚類別生產量值3'!D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35" table:formula="msoxl:=  IF(SUM(K35,M35,O35,'漁業生產量值-漁業種類別魚類別生產量值3'!C35)=0,&quot;-&quot;,SUM(K35,M35,O35,'漁業生產量值-漁業種類別魚類別生產量值3'!C35))" table:style-name="ce55">
            <text:p>0<text:s/></text:p>
          </table:table-cell>
          <table:table-cell office:value-type="float" office:value="63" table:formula="msoxl:=  IF(SUM(L35,N35,P35,'漁業生產量值-漁業種類別魚類別生產量值3'!D35)=0,&quot;-&quot;,SUM(L35,N35,P35,'漁業生產量值-漁業種類別魚類別生產量值3'!D35))" table:style-name="ce55">
            <text:p>63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35" table:style-name="ce57">
            <text:p>0<text:s/></text:p>
          </table:table-cell>
          <table:table-cell office:value-type="float" office:value="63" table:style-name="ce57">
            <text:p>63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float" office:value="27.615829999999999" table:formula="msoxl:=  IF(SUM(G37:G53)=0,&quot;-&quot;,SUM(G37:G53))" table:style-name="ce52">
            <text:p>28<text:s/></text:p>
          </table:table-cell>
          <table:table-cell office:value-type="float" office:value="2491.2098000000001" table:formula="msoxl:=  IF(SUM(H37:H53)=0,&quot;-&quot;,SUM(H37:H53))" table:style-name="ce52">
            <text:p>2,491<text:s/></text:p>
          </table:table-cell>
          <table:table-cell office:value-type="float" office:value="449.91217" table:formula="msoxl:=  IF(SUM(I37:I53)=0,&quot;-&quot;,SUM(I37:I53))" table:style-name="ce52">
            <text:p>450<text:s/></text:p>
          </table:table-cell>
          <table:table-cell office:value-type="float" office:value="117584.34279999998" table:formula="msoxl:=  IF(SUM(J37:J53)=0,&quot;-&quot;,SUM(J37:J53))" table:style-name="ce52">
            <text:p>117,584<text:s/></text:p>
          </table:table-cell>
          <table:table-cell office:value-type="float" office:value="38.069399999999995" table:formula="msoxl:=  IF(SUM(K37:K53)=0,&quot;-&quot;,SUM(K37:K53))" table:style-name="ce52">
            <text:p>38<text:s/></text:p>
          </table:table-cell>
          <table:table-cell office:value-type="float" office:value="10429.896720000001" table:formula="msoxl:=  IF(SUM(L37:L53)=0,&quot;-&quot;,SUM(L37:L53))" table:style-name="ce52">
            <text:p>10,430<text:s/></text:p>
          </table:table-cell>
          <table:table-cell office:value-type="float" office:value="167.38152000000002" table:formula="msoxl:=  IF(SUM(M37:M53)=0,&quot;-&quot;,SUM(M37:M53))" table:style-name="ce52">
            <text:p>167<text:s/></text:p>
          </table:table-cell>
          <table:table-cell office:value-type="float" office:value="33940.122279999996" table:formula="msoxl:=  IF(SUM(N37:N53)=0,&quot;-&quot;,SUM(N37:N53))" table:style-name="ce52">
            <text:p>33,940<text:s/></text:p>
          </table:table-cell>
          <table:table-cell office:value-type="float" office:value="140.25123000000002" table:formula="msoxl:=  IF(SUM(O37:O53)=0,&quot;-&quot;,SUM(O37:O53))" table:style-name="ce52">
            <text:p>140<text:s/></text:p>
          </table:table-cell>
          <table:table-cell office:value-type="float" office:value="33929.279420000006" table:formula="msoxl:=  IF(SUM(P37:P53)=0,&quot;-&quot;,SUM(P37:P53))" table:style-name="ce52">
            <text:p>33,92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6.622730000000001" table:style-name="ce55">
            <text:p>27<text:s/></text:p>
          </table:table-cell>
          <table:table-cell office:value-type="float" office:value="2396.4611" table:style-name="ce55">
            <text:p>2,396<text:s/></text:p>
          </table:table-cell>
          <table:table-cell office:value-type="float" office:value="6.5527999999999995" table:formula="msoxl:=  IF(SUM(K37,M37,O37,'漁業生產量值-漁業種類別魚類別生產量值3'!C37)=0,&quot;-&quot;,SUM(K37,M37,O37,'漁業生產量值-漁業種類別魚類別生產量值3'!C37))" table:style-name="ce55">
            <text:p>7<text:s/></text:p>
          </table:table-cell>
          <table:table-cell office:value-type="float" office:value="2142.7133699999999" table:formula="msoxl:=  IF(SUM(L37,N37,P37,'漁業生產量值-漁業種類別魚類別生產量值3'!D37)=0,&quot;-&quot;,SUM(L37,N37,P37,'漁業生產量值-漁業種類別魚類別生產量值3'!D37))" table:style-name="ce55">
            <text:p>2,143<text:s/></text:p>
          </table:table-cell>
          <table:table-cell office:value-type="float" office:value="1.1774" table:style-name="ce55">
            <text:p>1<text:s/></text:p>
          </table:table-cell>
          <table:table-cell office:value-type="float" office:value="137.71877000000001" table:style-name="ce55">
            <text:p>13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0354999999999999" table:style-name="ce55">
            <text:p>5<text:s/></text:p>
          </table:table-cell>
          <table:table-cell office:value-type="float" office:value="1875.2205100000001" table:style-name="ce55">
            <text:p>1,87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8,M38,O38,'漁業生產量值-漁業種類別魚類別生產量值3'!C38)=0,&quot;-&quot;,SUM(K38,M38,O38,'漁業生產量值-漁業種類別魚類別生產量值3'!C38))" table:style-name="ce55">
            <text:p>-</text:p>
          </table:table-cell>
          <table:table-cell office:value-type="string" office:string-value="-" table:formula="msoxl:=  IF(SUM(L38,N38,P38,'漁業生產量值-漁業種類別魚類別生產量值3'!D38)=0,&quot;-&quot;,SUM(L38,N38,P38,'漁業生產量值-漁業種類別魚類別生產量值3'!D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9,M39,O39,'漁業生產量值-漁業種類別魚類別生產量值3'!C39)=0,&quot;-&quot;,SUM(K39,M39,O39,'漁業生產量值-漁業種類別魚類別生產量值3'!C39))" table:style-name="ce55">
            <text:p>-</text:p>
          </table:table-cell>
          <table:table-cell office:value-type="string" office:string-value="-" table:formula="msoxl:=  IF(SUM(L39,N39,P39,'漁業生產量值-漁業種類別魚類別生產量值3'!D39)=0,&quot;-&quot;,SUM(L39,N39,P39,'漁業生產量值-漁業種類別魚類別生產量值3'!D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99309999999999998" table:style-name="ce55">
            <text:p>1<text:s/></text:p>
          </table:table-cell>
          <table:table-cell office:value-type="float" office:value="94.748699999999999" table:style-name="ce55">
            <text:p>95<text:s/></text:p>
          </table:table-cell>
          <table:table-cell office:value-type="float" office:value="226.37588" table:formula="msoxl:=  IF(SUM(K40,M40,O40,'漁業生產量值-漁業種類別魚類別生產量值3'!C40)=0,&quot;-&quot;,SUM(K40,M40,O40,'漁業生產量值-漁業種類別魚類別生產量值3'!C40))" table:style-name="ce55">
            <text:p>226<text:s/></text:p>
          </table:table-cell>
          <table:table-cell office:value-type="float" office:value="58649.325339999996" table:formula="msoxl:=  IF(SUM(L40,N40,P40,'漁業生產量值-漁業種類別魚類別生產量值3'!D40)=0,&quot;-&quot;,SUM(L40,N40,P40,'漁業生產量值-漁業種類別魚類別生產量值3'!D40))" table:style-name="ce55">
            <text:p>58,649<text:s/></text:p>
          </table:table-cell>
          <table:table-cell office:value-type="float" office:value="30.157499999999999" table:style-name="ce55">
            <text:p>30<text:s/></text:p>
          </table:table-cell>
          <table:table-cell office:value-type="float" office:value="6846.8045000000002" table:style-name="ce55">
            <text:p>6,847<text:s/></text:p>
          </table:table-cell>
          <table:table-cell office:value-type="float" office:value="30.0151" table:style-name="ce55">
            <text:p>30<text:s/></text:p>
          </table:table-cell>
          <table:table-cell office:value-type="float" office:value="7044.3909999999996" table:style-name="ce55">
            <text:p>7,044<text:s/></text:p>
          </table:table-cell>
          <table:table-cell office:value-type="float" office:value="113.67273" table:style-name="ce55">
            <text:p>114<text:s/></text:p>
          </table:table-cell>
          <table:table-cell office:value-type="float" office:value="24011.985960000002" table:style-name="ce55">
            <text:p>24,01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1,M41,O41,'漁業生產量值-漁業種類別魚類別生產量值3'!C41)=0,&quot;-&quot;,SUM(K41,M41,O41,'漁業生產量值-漁業種類別魚類別生產量值3'!C41))" table:style-name="ce55">
            <text:p>-</text:p>
          </table:table-cell>
          <table:table-cell office:value-type="string" office:string-value="-" table:formula="msoxl:=  IF(SUM(L41,N41,P41,'漁業生產量值-漁業種類別魚類別生產量值3'!D41)=0,&quot;-&quot;,SUM(L41,N41,P41,'漁業生產量值-漁業種類別魚類別生產量值3'!D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2,M42,O42,'漁業生產量值-漁業種類別魚類別生產量值3'!C42)=0,&quot;-&quot;,SUM(K42,M42,O42,'漁業生產量值-漁業種類別魚類別生產量值3'!C42))" table:style-name="ce55">
            <text:p>-</text:p>
          </table:table-cell>
          <table:table-cell office:value-type="string" office:string-value="-" table:formula="msoxl:=  IF(SUM(L42,N42,P42,'漁業生產量值-漁業種類別魚類別生產量值3'!D42)=0,&quot;-&quot;,SUM(L42,N42,P42,'漁業生產量值-漁業種類別魚類別生產量值3'!D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3,M43,O43,'漁業生產量值-漁業種類別魚類別生產量值3'!C43)=0,&quot;-&quot;,SUM(K43,M43,O43,'漁業生產量值-漁業種類別魚類別生產量值3'!C43))" table:style-name="ce55">
            <text:p>-</text:p>
          </table:table-cell>
          <table:table-cell office:value-type="string" office:string-value="-" table:formula="msoxl:=  IF(SUM(L43,N43,P43,'漁業生產量值-漁業種類別魚類別生產量值3'!D43)=0,&quot;-&quot;,SUM(L43,N43,P43,'漁業生產量值-漁業種類別魚類別生產量值3'!D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4,M44,O44,'漁業生產量值-漁業種類別魚類別生產量值3'!C44)=0,&quot;-&quot;,SUM(K44,M44,O44,'漁業生產量值-漁業種類別魚類別生產量值3'!C44))" table:style-name="ce55">
            <text:p>-</text:p>
          </table:table-cell>
          <table:table-cell office:value-type="string" office:string-value="-" table:formula="msoxl:=  IF(SUM(L44,N44,P44,'漁業生產量值-漁業種類別魚類別生產量值3'!D44)=0,&quot;-&quot;,SUM(L44,N44,P44,'漁業生產量值-漁業種類別魚類別生產量值3'!D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5,M45,O45,'漁業生產量值-漁業種類別魚類別生產量值3'!C45)=0,&quot;-&quot;,SUM(K45,M45,O45,'漁業生產量值-漁業種類別魚類別生產量值3'!C45))" table:style-name="ce55">
            <text:p>-</text:p>
          </table:table-cell>
          <table:table-cell office:value-type="string" office:string-value="-" table:formula="msoxl:=  IF(SUM(L45,N45,P45,'漁業生產量值-漁業種類別魚類別生產量值3'!D45)=0,&quot;-&quot;,SUM(L45,N45,P45,'漁業生產量值-漁業種類別魚類別生產量值3'!D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8500000000000001E-2" table:formula="msoxl:=  IF(SUM(K46,M46,O46,'漁業生產量值-漁業種類別魚類別生產量值3'!C46)=0,&quot;-&quot;,SUM(K46,M46,O46,'漁業生產量值-漁業種類別魚類別生產量值3'!C46))" table:style-name="ce55">
            <text:p>0<text:s/></text:p>
          </table:table-cell>
          <table:table-cell office:value-type="float" office:value="10.597950000000001" table:formula="msoxl:=  IF(SUM(L46,N46,P46,'漁業生產量值-漁業種類別魚類別生產量值3'!D46)=0,&quot;-&quot;,SUM(L46,N46,P46,'漁業生產量值-漁業種類別魚類別生產量值3'!D46))" table:style-name="ce55">
            <text:p>1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8500000000000001E-2" table:style-name="ce55">
            <text:p>0<text:s/></text:p>
          </table:table-cell>
          <table:table-cell office:value-type="float" office:value="6.5179499999999999" table:style-name="ce55">
            <text:p>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9.95724000000001" table:formula="msoxl:=  IF(SUM(K47,M47,O47,'漁業生產量值-漁業種類別魚類別生產量值3'!C47)=0,&quot;-&quot;,SUM(K47,M47,O47,'漁業生產量值-漁業種類別魚類別生產量值3'!C47))" table:style-name="ce55">
            <text:p>170<text:s/></text:p>
          </table:table-cell>
          <table:table-cell office:value-type="float" office:value="42245.486130000005" table:formula="msoxl:=  IF(SUM(L47,N47,P47,'漁業生產量值-漁業種類別魚類別生產量值3'!D47)=0,&quot;-&quot;,SUM(L47,N47,P47,'漁業生產量值-漁業種類別魚類別生產量值3'!D47))" table:style-name="ce55">
            <text:p>42,245<text:s/></text:p>
          </table:table-cell>
          <table:table-cell office:value-type="float" office:value="3.6695000000000002" table:style-name="ce55">
            <text:p>4<text:s/></text:p>
          </table:table-cell>
          <table:table-cell office:value-type="float" office:value="1222.8794499999999" table:style-name="ce55">
            <text:p>1,223<text:s/></text:p>
          </table:table-cell>
          <table:table-cell office:value-type="float" office:value="117.43442" table:style-name="ce55">
            <text:p>117<text:s/></text:p>
          </table:table-cell>
          <table:table-cell office:value-type="float" office:value="21145.62628" table:style-name="ce55">
            <text:p>21,146<text:s/></text:p>
          </table:table-cell>
          <table:table-cell office:value-type="float" office:value="9.2675000000000001" table:style-name="ce55">
            <text:p>9<text:s/></text:p>
          </table:table-cell>
          <table:table-cell office:value-type="float" office:value="3687.509" table:style-name="ce55">
            <text:p>3,68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6.640439999999998" table:formula="msoxl:=  IF(SUM(K48,M48,O48,'漁業生產量值-漁業種類別魚類別生產量值3'!C48)=0,&quot;-&quot;,SUM(K48,M48,O48,'漁業生產量值-漁業種類別魚類別生產量值3'!C48))" table:style-name="ce55">
            <text:p>37<text:s/></text:p>
          </table:table-cell>
          <table:table-cell office:value-type="float" office:value="9634.0406899999998" table:formula="msoxl:=  IF(SUM(L48,N48,P48,'漁業生產量值-漁業種類別魚類別生產量值3'!D48)=0,&quot;-&quot;,SUM(L48,N48,P48,'漁業生產量值-漁業種類別魚類別生產量值3'!D48))" table:style-name="ce55">
            <text:p>9,634<text:s/></text:p>
          </table:table-cell>
          <table:table-cell office:value-type="float" office:value="0.625" table:style-name="ce55">
            <text:p>1<text:s/></text:p>
          </table:table-cell>
          <table:table-cell office:value-type="float" office:value="331.49400000000003" table:style-name="ce55">
            <text:p>331<text:s/></text:p>
          </table:table-cell>
          <table:table-cell office:value-type="float" office:value="15.502000000000001" table:style-name="ce55">
            <text:p>16<text:s/></text:p>
          </table:table-cell>
          <table:table-cell office:value-type="float" office:value="2981.355" table:style-name="ce55">
            <text:p>2,981<text:s/></text:p>
          </table:table-cell>
          <table:table-cell office:value-type="float" office:value="12.247" table:style-name="ce55">
            <text:p>12<text:s/></text:p>
          </table:table-cell>
          <table:table-cell office:value-type="float" office:value="4348.0460000000003" table:style-name="ce55">
            <text:p>4,34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9,M49,O49,'漁業生產量值-漁業種類別魚類別生產量值3'!C49)=0,&quot;-&quot;,SUM(K49,M49,O49,'漁業生產量值-漁業種類別魚類別生產量值3'!C49))" table:style-name="ce55">
            <text:p>-</text:p>
          </table:table-cell>
          <table:table-cell office:value-type="string" office:string-value="-" table:formula="msoxl:=  IF(SUM(L49,N49,P49,'漁業生產量值-漁業種類別魚類別生產量值3'!D49)=0,&quot;-&quot;,SUM(L49,N49,P49,'漁業生產量值-漁業種類別魚類別生產量值3'!D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0,M50,O50,'漁業生產量值-漁業種類別魚類別生產量值3'!C50)=0,&quot;-&quot;,SUM(K50,M50,O50,'漁業生產量值-漁業種類別魚類別生產量值3'!C50))" table:style-name="ce55">
            <text:p>-</text:p>
          </table:table-cell>
          <table:table-cell office:value-type="string" office:string-value="-" table:formula="msoxl:=  IF(SUM(L50,N50,P50,'漁業生產量值-漁業種類別魚類別生產量值3'!D50)=0,&quot;-&quot;,SUM(L50,N50,P50,'漁業生產量值-漁業種類別魚類別生產量值3'!D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7999999999999989" table:formula="msoxl:=  IF(SUM(K51,M51,O51,'漁業生產量值-漁業種類別魚類別生產量值3'!C51)=0,&quot;-&quot;,SUM(K51,M51,O51,'漁業生產量值-漁業種類別魚類別生產量值3'!C51))" table:style-name="ce55">
            <text:p>10<text:s/></text:p>
          </table:table-cell>
          <table:table-cell office:value-type="float" office:value="4769.625" table:formula="msoxl:=  IF(SUM(L51,N51,P51,'漁業生產量值-漁業種類別魚類別生產量值3'!D51)=0,&quot;-&quot;,SUM(L51,N51,P51,'漁業生產量值-漁業種類別魚類別生產量值3'!D51))" table:style-name="ce55">
            <text:p>4,770<text:s/></text:p>
          </table:table-cell>
          <table:table-cell office:value-type="float" office:value="2.44" table:style-name="ce55">
            <text:p>2<text:s/></text:p>
          </table:table-cell>
          <table:table-cell office:value-type="float" office:value="1891" table:style-name="ce55">
            <text:p>1,891<text:s/></text:p>
          </table:table-cell>
          <table:table-cell office:value-type="float" office:value="4.43" table:style-name="ce55">
            <text:p>4<text:s/></text:p>
          </table:table-cell>
          <table:table-cell office:value-type="float" office:value="2768.75" table:style-name="ce55">
            <text:p>2,76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2,M52,O52,'漁業生產量值-漁業種類別魚類別生產量值3'!C52)=0,&quot;-&quot;,SUM(K52,M52,O52,'漁業生產量值-漁業種類別魚類別生產量值3'!C52))" table:style-name="ce55">
            <text:p>-</text:p>
          </table:table-cell>
          <table:table-cell office:value-type="string" office:string-value="-" table:formula="msoxl:=  IF(SUM(L52,N52,P52,'漁業生產量值-漁業種類別魚類別生產量值3'!D52)=0,&quot;-&quot;,SUM(L52,N52,P52,'漁業生產量值-漁業種類別魚類別生產量值3'!D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53730999999999995" table:formula="msoxl:=  IF(SUM(K53,M53,O53,'漁業生產量值-漁業種類別魚類別生產量值3'!C53)=0,&quot;-&quot;,SUM(K53,M53,O53,'漁業生產量值-漁業種類別魚類別生產量值3'!C53))" table:style-name="ce55">
            <text:p>1<text:s/></text:p>
          </table:table-cell>
          <table:table-cell office:value-type="float" office:value="132.55431999999999" table:formula="msoxl:=  IF(SUM(L53,N53,P53,'漁業生產量值-漁業種類別魚類別生產量值3'!D53)=0,&quot;-&quot;,SUM(L53,N53,P53,'漁業生產量值-漁業種類別魚類別生產量值3'!D53))" table:style-name="ce55">
            <text:p>133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3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5,M55,O55,'漁業生產量值-漁業種類別魚類別生產量值3'!C55)=0,&quot;-&quot;,SUM(K55,M55,O55,'漁業生產量值-漁業種類別魚類別生產量值3'!C55))" table:style-name="ce55">
            <text:p>-</text:p>
          </table:table-cell>
          <table:table-cell office:value-type="string" office:string-value="-" table:formula="msoxl:=  IF(SUM(L55,N55,P55,'漁業生產量值-漁業種類別魚類別生產量值3'!D55)=0,&quot;-&quot;,SUM(L55,N55,P55,'漁業生產量值-漁業種類別魚類別生產量值3'!D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6,M56,O56,'漁業生產量值-漁業種類別魚類別生產量值3'!C56)=0,&quot;-&quot;,SUM(K56,M56,O56,'漁業生產量值-漁業種類別魚類別生產量值3'!C56))" table:style-name="ce55">
            <text:p>-</text:p>
          </table:table-cell>
          <table:table-cell office:value-type="string" office:string-value="-" table:formula="msoxl:=  IF(SUM(L56,N56,P56,'漁業生產量值-漁業種類別魚類別生產量值3'!D56)=0,&quot;-&quot;,SUM(L56,N56,P56,'漁業生產量值-漁業種類別魚類別生產量值3'!D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7,M57,O57,'漁業生產量值-漁業種類別魚類別生產量值3'!C57)=0,&quot;-&quot;,SUM(K57,M57,O57,'漁業生產量值-漁業種類別魚類別生產量值3'!C57))" table:style-name="ce55">
            <text:p>-</text:p>
          </table:table-cell>
          <table:table-cell office:value-type="string" office:string-value="-" table:formula="msoxl:=  IF(SUM(L57,N57,P57,'漁業生產量值-漁業種類別魚類別生產量值3'!D57)=0,&quot;-&quot;,SUM(L57,N57,P57,'漁業生產量值-漁業種類別魚類別生產量值3'!D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float" office:value="90.1" table:formula="msoxl:=  IF(SUM(I59:I61)=0,&quot;-&quot;,SUM(I59:I61))" table:style-name="ce52">
            <text:p>90<text:s/></text:p>
          </table:table-cell>
          <table:table-cell office:value-type="float" office:value="27030" table:formula="msoxl:=  IF(SUM(J59:J61)=0,&quot;-&quot;,SUM(J59:J61))" table:style-name="ce53">
            <text:p>27,030<text:s/>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9,M59,O59,'漁業生產量值-漁業種類別魚類別生產量值3'!C59)=0,&quot;-&quot;,SUM(K59,M59,O59,'漁業生產量值-漁業種類別魚類別生產量值3'!C59))" table:style-name="ce55">
            <text:p>-</text:p>
          </table:table-cell>
          <table:table-cell office:value-type="string" office:string-value="-" table:formula="msoxl:=  IF(SUM(L59,N59,P59,'漁業生產量值-漁業種類別魚類別生產量值3'!D59)=0,&quot;-&quot;,SUM(L59,N59,P59,'漁業生產量值-漁業種類別魚類別生產量值3'!D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0.1" table:formula="msoxl:=  IF(SUM(K60,M60,O60,'漁業生產量值-漁業種類別魚類別生產量值3'!C60)=0,&quot;-&quot;,SUM(K60,M60,O60,'漁業生產量值-漁業種類別魚類別生產量值3'!C60))" table:style-name="ce55">
            <text:p>90<text:s/></text:p>
          </table:table-cell>
          <table:table-cell office:value-type="float" office:value="27030" table:formula="msoxl:=  IF(SUM(L60,N60,P60,'漁業生產量值-漁業種類別魚類別生產量值3'!D60)=0,&quot;-&quot;,SUM(L60,N60,P60,'漁業生產量值-漁業種類別魚類別生產量值3'!D60))" table:style-name="ce55">
            <text:p>27,0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1,M61,O61,'漁業生產量值-漁業種類別魚類別生產量值3'!C61)=0,&quot;-&quot;,SUM(K61,M61,O61,'漁業生產量值-漁業種類別魚類別生產量值3'!C61))" table:style-name="ce55">
            <text:p>-</text:p>
          </table:table-cell>
          <table:table-cell office:value-type="string" office:string-value="-" table:formula="msoxl:=  IF(SUM(L61,N61,P61,'漁業生產量值-漁業種類別魚類別生產量值3'!D61)=0,&quot;-&quot;,SUM(L61,N61,P61,'漁業生產量值-漁業種類別魚類別生產量值3'!D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170.16" table:formula="msoxl:=  IF(SUM(C63,C64,C65,C67)=0,IF(C66=0,&quot;-&quot;,C66),SUM(C63,C64,C65,C67))" table:style-name="ce52">
            <text:p>170<text:s/></text:p>
          </table:table-cell>
          <table:table-cell office:value-type="float" office:value="34319.68" table:formula="msoxl:=  IF(SUM(D63:D67)=0,&quot;-&quot;,SUM(D63:D67))" table:style-name="ce52">
            <text:p>34,320<text:s/></text:p>
          </table:table-cell>
          <table:table-cell office:value-type="float" office:value="1045" table:formula="msoxl:=  IF(SUM(E63,E64,E65,E67)=0,IF(E66=0,&quot;-&quot;,E66),SUM(E63,E64,E65,E67))" table:style-name="ce52">
            <text:p>1,045<text:s/></text:p>
          </table:table-cell>
          <table:table-cell office:value-type="float" office:value="165495.29999999999" table:formula="msoxl:=  IF(SUM(F63:F67)=0,&quot;-&quot;,SUM(F63:F67))" table:style-name="ce52">
            <text:p>165,495<text:s/></text:p>
          </table:table-cell>
          <table:table-cell office:value-type="float" office:value="44547.786120000004" table:formula="msoxl:=  IF(SUM(G63,G64,G65,G67)=0,IF(G66=0,&quot;-&quot;,G66),SUM(G63,G64,G65,G67))" table:style-name="ce52">
            <text:p>44,548<text:s/></text:p>
          </table:table-cell>
          <table:table-cell office:value-type="float" office:value="3312225.7804699996" table:formula="msoxl:=  IF(SUM(H63:H67)=0,&quot;-&quot;,SUM(H63:H67))" table:style-name="ce52">
            <text:p>3,312,226<text:s/></text:p>
          </table:table-cell>
          <table:table-cell office:value-type="float" office:value="610.375" table:formula="msoxl:=  IF(SUM(I63,I64,I65,I67)=0,IF(I66=0,&quot;-&quot;,I66),SUM(I63,I64,I65,I67))" table:style-name="ce52">
            <text:p>610<text:s/></text:p>
          </table:table-cell>
          <table:table-cell office:value-type="float" office:value="100565.98000000001" table:formula="msoxl:=  IF(SUM(J63:J67)=0,&quot;-&quot;,SUM(J63:J67))" table:style-name="ce53">
            <text:p>100,566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float" office:value="122.988" table:formula="msoxl:=  IF(SUM(O63,O64,O65,O67)=0,IF(O66=0,&quot;-&quot;,O66),SUM(O63,O64,O65,O67))" table:style-name="ce52">
            <text:p>123<text:s/></text:p>
          </table:table-cell>
          <table:table-cell office:value-type="float" office:value="22003.08" table:formula="msoxl:=  IF(SUM(P63:P67)=0,&quot;-&quot;,SUM(P63:P67))" table:style-name="ce52">
            <text:p>22,00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841.661520000001" table:style-name="ce55">
            <text:p>25,842<text:s/></text:p>
          </table:table-cell>
          <table:table-cell office:value-type="float" office:value="1988350.00085" table:style-name="ce55">
            <text:p>1,988,350<text:s/></text:p>
          </table:table-cell>
          <table:table-cell office:value-type="float" office:value="577.86500000000001" table:formula="msoxl:=  IF(SUM(K63,M63,O63,'漁業生產量值-漁業種類別魚類別生產量值3'!C63)=0,&quot;-&quot;,SUM(K63,M63,O63,'漁業生產量值-漁業種類別魚類別生產量值3'!C63))" table:style-name="ce55">
            <text:p>578<text:s/></text:p>
          </table:table-cell>
          <table:table-cell office:value-type="float" office:value="95439.153000000006" table:formula="msoxl:=  IF(SUM(L63,N63,P63,'漁業生產量值-漁業種類別魚類別生產量值3'!D63)=0,&quot;-&quot;,SUM(L63,N63,P63,'漁業生產量值-漁業種類別魚類別生產量值3'!D63))" table:style-name="ce55">
            <text:p>95,43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2.988" table:style-name="ce55">
            <text:p>123<text:s/></text:p>
          </table:table-cell>
          <table:table-cell office:value-type="float" office:value="22003.08" table:style-name="ce55">
            <text:p>22,00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170.16" table:style-name="ce55">
            <text:p>170<text:s/></text:p>
          </table:table-cell>
          <table:table-cell office:value-type="float" office:value="34319.68" table:style-name="ce55">
            <text:p>34,320<text:s/></text:p>
          </table:table-cell>
          <table:table-cell office:value-type="float" office:value="1045" table:style-name="ce55">
            <text:p>1,045<text:s/></text:p>
          </table:table-cell>
          <table:table-cell office:value-type="float" office:value="165495.29999999999" table:style-name="ce55">
            <text:p>165,495<text:s/></text:p>
          </table:table-cell>
          <table:table-cell office:value-type="float" office:value="18706.124599999999" table:style-name="ce55">
            <text:p>18,706<text:s/></text:p>
          </table:table-cell>
          <table:table-cell office:value-type="float" office:value="1323875.7796199999" table:style-name="ce55">
            <text:p>1,323,876<text:s/></text:p>
          </table:table-cell>
          <table:table-cell office:value-type="float" office:value="32.51" table:formula="msoxl:=  IF(SUM(K64,M64,O64,'漁業生產量值-漁業種類別魚類別生產量值3'!C64)=0,&quot;-&quot;,SUM(K64,M64,O64,'漁業生產量值-漁業種類別魚類別生產量值3'!C64))" table:style-name="ce55">
            <text:p>33<text:s/></text:p>
          </table:table-cell>
          <table:table-cell office:value-type="float" office:value="5126.8270000000002" table:formula="msoxl:=  IF(SUM(L64,N64,P64,'漁業生產量值-漁業種類別魚類別生產量值3'!D64)=0,&quot;-&quot;,SUM(L64,N64,P64,'漁業生產量值-漁業種類別魚類別生產量值3'!D64))" table:style-name="ce55">
            <text:p>5,12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5,M65,O65,'漁業生產量值-漁業種類別魚類別生產量值3'!C65)=0,&quot;-&quot;,SUM(K65,M65,O65,'漁業生產量值-漁業種類別魚類別生產量值3'!C65))" table:style-name="ce55">
            <text:p>-</text:p>
          </table:table-cell>
          <table:table-cell office:value-type="string" office:string-value="-" table:formula="msoxl:=  IF(SUM(L65,N65,P65,'漁業生產量值-漁業種類別魚類別生產量值3'!D65)=0,&quot;-&quot;,SUM(L65,N65,P65,'漁業生產量值-漁業種類別魚類別生產量值3'!D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6,M66,O66,'漁業生產量值-漁業種類別魚類別生產量值3'!C66)=0,&quot;-&quot;,SUM(K66,M66,O66,'漁業生產量值-漁業種類別魚類別生產量值3'!C66))" table:style-name="ce55">
            <text:p>-</text:p>
          </table:table-cell>
          <table:table-cell office:value-type="string" office:string-value="-" table:formula="msoxl:=  IF(SUM(L66,N66,P66,'漁業生產量值-漁業種類別魚類別生產量值3'!D66)=0,&quot;-&quot;,SUM(L66,N66,P66,'漁業生產量值-漁業種類別魚類別生產量值3'!D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7,M67,O67,'漁業生產量值-漁業種類別魚類別生產量值3'!C67)=0,&quot;-&quot;,SUM(K67,M67,O67,'漁業生產量值-漁業種類別魚類別生產量值3'!C67))" table:style-name="ce55">
            <text:p>-</text:p>
          </table:table-cell>
          <table:table-cell office:value-type="string" office:string-value="-" table:formula="msoxl:=  IF(SUM(L67,N67,P67,'漁業生產量值-漁業種類別魚類別生產量值3'!D67)=0,&quot;-&quot;,SUM(L67,N67,P67,'漁業生產量值-漁業種類別魚類別生產量值3'!D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4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6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7">
            <text:p>鯛 <text:s text:c="3"/>科</text:p>
          </table:table-cell>
          <table:covered-table-cell/>
          <table:table-cell office:value-type="string" table:number-columns-spanned="4" table:number-rows-spanned="1" table:style-name="ce209">
            <text:p>石 <text:s/>首 <text:s/>魚 <text:s/>科</text:p>
          </table:table-cell>
          <table:covered-table-cell table:number-columns-repeated="3"/>
          <table:table-cell table:number-columns-spanned="2" table:number-rows-spanned="1" table:style-name="ce205"/>
          <table:covered-table-cell/>
          <table:table-cell table:style-name="ce25"/>
          <table:table-cell table:style-name="ce26"/>
          <table:table-cell office:value-type="string" table:number-columns-spanned="4" table:number-rows-spanned="1" table:style-name="ce199">
            <text:p>石 <text:s/>斑 <text:s/>類</text:p>
          </table:table-cell>
          <table:covered-table-cell table:number-columns-repeated="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6">
            <text:p>其他鯛</text:p>
          </table:table-cell>
          <table:covered-table-cell/>
          <table:table-cell office:value-type="string" table:number-columns-spanned="2" table:number-rows-spanned="1" table:style-name="ce197">
            <text:p>小計</text:p>
          </table:table-cell>
          <table:covered-table-cell/>
          <table:table-cell office:value-type="string" table:number-columns-spanned="2" table:number-rows-spanned="1" table:style-name="ce197">
            <text:p>白姑魚</text:p>
          </table:table-cell>
          <table:covered-table-cell/>
          <table:table-cell office:value-type="string" table:number-columns-spanned="2" table:number-rows-spanned="1" table:style-name="ce210">
            <text:p>金線魚</text:p>
          </table:table-cell>
          <table:covered-table-cell/>
          <table:table-cell office:value-type="string" table:number-columns-spanned="2" table:number-rows-spanned="1" table:style-name="ce194">
            <text:p>大棘大眼鯛</text:p>
          </table:table-cell>
          <table:covered-table-cell/>
          <table:table-cell office:value-type="string" table:number-columns-spanned="2" table:number-rows-spanned="1" table:style-name="ce197">
            <text:p>小計</text:p>
          </table:table-cell>
          <table:covered-table-cell/>
          <table:table-cell office:value-type="string" table:number-columns-spanned="2" table:number-rows-spanned="1" table:style-name="ce208">
            <text:p>點帶石斑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1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2">
            <text:p>12099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office:value-type="string" table:number-columns-spanned="2" table:number-rows-spanned="1" table:style-name="ce185">
            <text:p>15004</text:p>
          </table:table-cell>
          <table:covered-table-cell/>
          <table:table-cell office:value-type="string" table:number-columns-spanned="2" table:number-rows-spanned="1" table:style-name="ce186">
            <text:p>16001</text:p>
          </table:table-cell>
          <table:covered-table-cell/>
          <table:table-cell office:value-type="string" table:number-columns-spanned="2" table:number-rows-spanned="1" table:style-name="ce185">
            <text:p>23001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office:value-type="string" table:number-columns-spanned="2" table:number-rows-spanned="1" table:style-name="ce185">
            <text:p>26002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186.86592" table:formula="msoxl:=  IF(SUM(C11,C19,C36,C54,C58,C62)=0,&quot;-&quot;,SUM(C11,C19,C36,C54,C58,C62))" table:style-name="ce45">
            <text:p>1,187<text:s/></text:p>
          </table:table-cell>
          <table:table-cell office:value-type="float" office:value="273524.5673" table:formula="msoxl:=  IF(SUM(D11,D19,D36,D54,D58,D62)=0,&quot;-&quot;,SUM(D11,D19,D36,D54,D58,D62))" table:style-name="ce45">
            <text:p>273,525<text:s/></text:p>
          </table:table-cell>
          <table:table-cell office:value-type="float" office:value="749.09254999999996" table:formula="msoxl:=  IF(SUM(E11,E19,E36,E54,E58,E62)=0,&quot;-&quot;,SUM(E11,E19,E36,E54,E58,E62))" table:style-name="ce45">
            <text:p>749<text:s/></text:p>
          </table:table-cell>
          <table:table-cell office:value-type="float" office:value="86523.62248000002" table:formula="msoxl:=  IF(SUM(F11,F19,F36,F54,F58,F62)=0,&quot;-&quot;,SUM(F11,F19,F36,F54,F58,F62))" table:style-name="ce45">
            <text:p>86,524<text:s/></text:p>
          </table:table-cell>
          <table:table-cell office:value-type="float" office:value="749.09254999999996" table:formula="msoxl:=  IF(SUM(G11,G19,G36,G54,G58,G62)=0,&quot;-&quot;,SUM(G11,G19,G36,G54,G58,G62))" table:style-name="ce45">
            <text:p>749<text:s/></text:p>
          </table:table-cell>
          <table:table-cell office:value-type="float" office:value="86523.62248000002" table:formula="msoxl:=  IF(SUM(H11,H19,H36,H54,H58,H62)=0,&quot;-&quot;,SUM(H11,H19,H36,H54,H58,H62))" table:style-name="ce45">
            <text:p>86,524<text:s/></text:p>
          </table:table-cell>
          <table:table-cell office:value-type="float" office:value="94.440599999999989" table:formula="msoxl:=  IF(SUM(I11,I19,I36,I54,I58,I62)=0,&quot;-&quot;,SUM(I11,I19,I36,I54,I58,I62))" table:style-name="ce45">
            <text:p>94<text:s/></text:p>
          </table:table-cell>
          <table:table-cell office:value-type="float" office:value="24343.799180000002" table:formula="msoxl:=  IF(SUM(J11,J19,J36,J54,J58,J62)=0,&quot;-&quot;,SUM(J11,J19,J36,J54,J58,J62))" table:style-name="ce45">
            <text:p>24,344<text:s/></text:p>
          </table:table-cell>
          <table:table-cell office:value-type="float" office:value="328.50509999999997" table:formula="msoxl:=  IF(SUM(K11,K19,K36,K54,K58,K62)=0,&quot;-&quot;,SUM(K11,K19,K36,K54,K58,K62))" table:style-name="ce45">
            <text:p>329<text:s/></text:p>
          </table:table-cell>
          <table:table-cell office:value-type="float" office:value="101260.16585999999" table:formula="msoxl:=  IF(SUM(L11,L19,L36,L54,L58,L62)=0,&quot;-&quot;,SUM(L11,L19,L36,L54,L58,L62))" table:style-name="ce45">
            <text:p>101,260<text:s/></text:p>
          </table:table-cell>
          <table:table-cell office:value-type="float" office:value="20901.379950000002" table:formula="msoxl:=  IF(SUM(M11,M19,M36,M54,M58,M62)=0,&quot;-&quot;,SUM(M11,M19,M36,M54,M58,M62))" table:style-name="ce45">
            <text:p>20,901<text:s/></text:p>
          </table:table-cell>
          <table:table-cell office:value-type="float" office:value="5640993.7092200005" table:formula="msoxl:=  IF(SUM(N11,N19,N36,N54,N58,N62)=0,&quot;-&quot;,SUM(N11,N19,N36,N54,N58,N62))" table:style-name="ce45">
            <text:p>5,640,994<text:s/></text:p>
          </table:table-cell>
          <table:table-cell office:value-type="float" office:value="12101.251469999999" table:formula="msoxl:=  IF(SUM(O11,O19,O36,O54,O58,O62)=0,&quot;-&quot;,SUM(O11,O19,O36,O54,O58,O62))" table:style-name="ce45">
            <text:p>12,101<text:s/></text:p>
          </table:table-cell>
          <table:table-cell office:value-type="float" office:value="2953138.1204000004" table:formula="msoxl:=  IF(SUM(P11,P19,P36,P54,P58,P62)=0,&quot;-&quot;,SUM(P11,P19,P36,P54,P58,P62))" table:style-name="ce45">
            <text:p>2,953,138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3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2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float" office:value="25.295000000000002" table:formula="msoxl:=  IF(SUM(M12:M18)=0,&quot;-&quot;,SUM(M12:M18))" table:style-name="ce52">
            <text:p>25<text:s/></text:p>
          </table:table-cell>
          <table:table-cell office:value-type="float" office:value="1107.2149999999999" table:formula="msoxl:=  IF(SUM(N12:N18)=0,&quot;-&quot;,SUM(N12:N18))" table:style-name="ce53">
            <text:p>1,107<text:s/>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2)=0,&quot;-&quot;,SUM(G12))" table:style-name="ce55">
            <text:p>-</text:p>
          </table:table-cell>
          <table:table-cell office:value-type="string" office:string-value="-" table:formula="msoxl:=  IF(SUM(H12)=0,&quot;-&quot;,SUM(H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2,'漁業生產量值-漁業種類別魚類別生產量值4'!C12,'漁業生產量值-漁業種類別魚類別生產量值4'!E12)=0,&quot;-&quot;,SUM(O12,'漁業生產量值-漁業種類別魚類別生產量值4'!C12,'漁業生產量值-漁業種類別魚類別生產量值4'!E12))" table:style-name="ce55">
            <text:p>-</text:p>
          </table:table-cell>
          <table:table-cell office:value-type="string" office:string-value="-" table:formula="msoxl:=  IF(SUM(P12,'漁業生產量值-漁業種類別魚類別生產量值4'!D12,'漁業生產量值-漁業種類別魚類別生產量值4'!F12)=0,&quot;-&quot;,SUM(P12,'漁業生產量值-漁業種類別魚類別生產量值4'!D12,'漁業生產量值-漁業種類別魚類別生產量值4'!F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3)=0,&quot;-&quot;,SUM(G13))" table:style-name="ce55">
            <text:p>-</text:p>
          </table:table-cell>
          <table:table-cell office:value-type="string" office:string-value="-" table:formula="msoxl:=  IF(SUM(H13)=0,&quot;-&quot;,SUM(H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3,'漁業生產量值-漁業種類別魚類別生產量值4'!C13,'漁業生產量值-漁業種類別魚類別生產量值4'!E13)=0,&quot;-&quot;,SUM(O13,'漁業生產量值-漁業種類別魚類別生產量值4'!C13,'漁業生產量值-漁業種類別魚類別生產量值4'!E13))" table:style-name="ce55">
            <text:p>-</text:p>
          </table:table-cell>
          <table:table-cell office:value-type="string" office:string-value="-" table:formula="msoxl:=  IF(SUM(P13,'漁業生產量值-漁業種類別魚類別生產量值4'!D13,'漁業生產量值-漁業種類別魚類別生產量值4'!F13)=0,&quot;-&quot;,SUM(P13,'漁業生產量值-漁業種類別魚類別生產量值4'!D13,'漁業生產量值-漁業種類別魚類別生產量值4'!F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4)=0,&quot;-&quot;,SUM(G14))" table:style-name="ce55">
            <text:p>-</text:p>
          </table:table-cell>
          <table:table-cell office:value-type="string" office:string-value="-" table:formula="msoxl:=  IF(SUM(H14)=0,&quot;-&quot;,SUM(H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4,'漁業生產量值-漁業種類別魚類別生產量值4'!C14,'漁業生產量值-漁業種類別魚類別生產量值4'!E14)=0,&quot;-&quot;,SUM(O14,'漁業生產量值-漁業種類別魚類別生產量值4'!C14,'漁業生產量值-漁業種類別魚類別生產量值4'!E14))" table:style-name="ce55">
            <text:p>-</text:p>
          </table:table-cell>
          <table:table-cell office:value-type="string" office:string-value="-" table:formula="msoxl:=  IF(SUM(P14,'漁業生產量值-漁業種類別魚類別生產量值4'!D14,'漁業生產量值-漁業種類別魚類別生產量值4'!F14)=0,&quot;-&quot;,SUM(P14,'漁業生產量值-漁業種類別魚類別生產量值4'!D14,'漁業生產量值-漁業種類別魚類別生產量值4'!F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5)=0,&quot;-&quot;,SUM(G15))" table:style-name="ce55">
            <text:p>-</text:p>
          </table:table-cell>
          <table:table-cell office:value-type="string" office:string-value="-" table:formula="msoxl:=  IF(SUM(H15)=0,&quot;-&quot;,SUM(H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5,'漁業生產量值-漁業種類別魚類別生產量值4'!C15,'漁業生產量值-漁業種類別魚類別生產量值4'!E15)=0,&quot;-&quot;,SUM(O15,'漁業生產量值-漁業種類別魚類別生產量值4'!C15,'漁業生產量值-漁業種類別魚類別生產量值4'!E15))" table:style-name="ce55">
            <text:p>-</text:p>
          </table:table-cell>
          <table:table-cell office:value-type="string" office:string-value="-" table:formula="msoxl:=  IF(SUM(P15,'漁業生產量值-漁業種類別魚類別生產量值4'!D15,'漁業生產量值-漁業種類別魚類別生產量值4'!F15)=0,&quot;-&quot;,SUM(P15,'漁業生產量值-漁業種類別魚類別生產量值4'!D15,'漁業生產量值-漁業種類別魚類別生產量值4'!F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6)=0,&quot;-&quot;,SUM(G16))" table:style-name="ce55">
            <text:p>-</text:p>
          </table:table-cell>
          <table:table-cell office:value-type="string" office:string-value="-" table:formula="msoxl:=  IF(SUM(H16)=0,&quot;-&quot;,SUM(H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.295000000000002" table:formula="msoxl:=  IF(SUM(O16,'漁業生產量值-漁業種類別魚類別生產量值4'!C16,'漁業生產量值-漁業種類別魚類別生產量值4'!E16)=0,&quot;-&quot;,SUM(O16,'漁業生產量值-漁業種類別魚類別生產量值4'!C16,'漁業生產量值-漁業種類別魚類別生產量值4'!E16))" table:style-name="ce55">
            <text:p>25<text:s/></text:p>
          </table:table-cell>
          <table:table-cell office:value-type="float" office:value="1107.2149999999999" table:formula="msoxl:=  IF(SUM(P16,'漁業生產量值-漁業種類別魚類別生產量值4'!D16,'漁業生產量值-漁業種類別魚類別生產量值4'!F16)=0,&quot;-&quot;,SUM(P16,'漁業生產量值-漁業種類別魚類別生產量值4'!D16,'漁業生產量值-漁業種類別魚類別生產量值4'!F16))" table:style-name="ce55">
            <text:p>1,1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7)=0,&quot;-&quot;,SUM(G17))" table:style-name="ce55">
            <text:p>-</text:p>
          </table:table-cell>
          <table:table-cell office:value-type="string" office:string-value="-" table:formula="msoxl:=  IF(SUM(H17)=0,&quot;-&quot;,SUM(H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7,'漁業生產量值-漁業種類別魚類別生產量值4'!C17,'漁業生產量值-漁業種類別魚類別生產量值4'!E17)=0,&quot;-&quot;,SUM(O17,'漁業生產量值-漁業種類別魚類別生產量值4'!C17,'漁業生產量值-漁業種類別魚類別生產量值4'!E17))" table:style-name="ce55">
            <text:p>-</text:p>
          </table:table-cell>
          <table:table-cell office:value-type="string" office:string-value="-" table:formula="msoxl:=  IF(SUM(P17,'漁業生產量值-漁業種類別魚類別生產量值4'!D17,'漁業生產量值-漁業種類別魚類別生產量值4'!F17)=0,&quot;-&quot;,SUM(P17,'漁業生產量值-漁業種類別魚類別生產量值4'!D17,'漁業生產量值-漁業種類別魚類別生產量值4'!F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18)=0,&quot;-&quot;,SUM(G18))" table:style-name="ce55">
            <text:p>-</text:p>
          </table:table-cell>
          <table:table-cell office:value-type="string" office:string-value="-" table:formula="msoxl:=  IF(SUM(H18)=0,&quot;-&quot;,SUM(H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18,'漁業生產量值-漁業種類別魚類別生產量值4'!C18,'漁業生產量值-漁業種類別魚類別生產量值4'!E18)=0,&quot;-&quot;,SUM(O18,'漁業生產量值-漁業種類別魚類別生產量值4'!C18,'漁業生產量值-漁業種類別魚類別生產量值4'!E18))" table:style-name="ce55">
            <text:p>-</text:p>
          </table:table-cell>
          <table:table-cell office:value-type="string" office:string-value="-" table:formula="msoxl:=  IF(SUM(P18,'漁業生產量值-漁業種類別魚類別生產量值4'!D18,'漁業生產量值-漁業種類別魚類別生產量值4'!F18)=0,&quot;-&quot;,SUM(P18,'漁業生產量值-漁業種類別魚類別生產量值4'!D18,'漁業生產量值-漁業種類別魚類別生產量值4'!F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505.16890000000001" table:formula="msoxl:=  IF(SUM(C20:C35)=0,&quot;-&quot;,SUM(C20:C35))" table:style-name="ce52">
            <text:p>505<text:s/></text:p>
          </table:table-cell>
          <table:table-cell office:value-type="float" office:value="128646.62291999999" table:formula="msoxl:=  IF(SUM(D20:D35)=0,&quot;-&quot;,SUM(D20:D35))" table:style-name="ce52">
            <text:p>128,647<text:s/></text:p>
          </table:table-cell>
          <table:table-cell office:value-type="float" office:value="447.04165" table:formula="msoxl:=  IF(SUM(E20:E35)=0,&quot;-&quot;,SUM(E20:E35))" table:style-name="ce52">
            <text:p>447<text:s/></text:p>
          </table:table-cell>
          <table:table-cell office:value-type="float" office:value="39411.450530000002" table:formula="msoxl:=  IF(SUM(F20:F35)=0,&quot;-&quot;,SUM(F20:F35))" table:style-name="ce52">
            <text:p>39,411<text:s/></text:p>
          </table:table-cell>
          <table:table-cell office:value-type="float" office:value="447.04165" table:formula="msoxl:=  IF(SUM(G20:G35)=0,&quot;-&quot;,SUM(G20:G35))" table:style-name="ce52">
            <text:p>447<text:s/></text:p>
          </table:table-cell>
          <table:table-cell office:value-type="float" office:value="39411.450530000002" table:formula="msoxl:=  IF(SUM(H20:H35)=0,&quot;-&quot;,SUM(H20:H35))" table:style-name="ce52">
            <text:p>39,411<text:s/></text:p>
          </table:table-cell>
          <table:table-cell office:value-type="float" office:value="93.709299999999985" table:formula="msoxl:=  IF(SUM(I20:I35)=0,&quot;-&quot;,SUM(I20:I35))" table:style-name="ce52">
            <text:p>94<text:s/></text:p>
          </table:table-cell>
          <table:table-cell office:value-type="float" office:value="24224.0537" table:formula="msoxl:=  IF(SUM(J20:J35)=0,&quot;-&quot;,SUM(J20:J35))" table:style-name="ce52">
            <text:p>24,224<text:s/></text:p>
          </table:table-cell>
          <table:table-cell office:value-type="float" office:value="196.2251" table:formula="msoxl:=  IF(SUM(K20:K35)=0,&quot;-&quot;,SUM(K20:K35))" table:style-name="ce52">
            <text:p>196<text:s/></text:p>
          </table:table-cell>
          <table:table-cell office:value-type="float" office:value="52941.337459999995" table:formula="msoxl:=  IF(SUM(L20:L35)=0,&quot;-&quot;,SUM(L20:L35))" table:style-name="ce52">
            <text:p>52,941<text:s/></text:p>
          </table:table-cell>
          <table:table-cell office:value-type="float" office:value="400.82780000000002" table:formula="msoxl:=  IF(SUM(M20:M35)=0,&quot;-&quot;,SUM(M20:M35))" table:style-name="ce52">
            <text:p>401<text:s/></text:p>
          </table:table-cell>
          <table:table-cell office:value-type="float" office:value="125730.03713000001" table:formula="msoxl:=  IF(SUM(N20:N35)=0,&quot;-&quot;,SUM(N20:N35))" table:style-name="ce52">
            <text:p>125,730<text:s/></text:p>
          </table:table-cell>
          <table:table-cell office:value-type="float" office:value="8.0842999999999989" table:formula="msoxl:=  IF(SUM(O20:O35)=0,&quot;-&quot;,SUM(O20:O35))" table:style-name="ce52">
            <text:p>8<text:s/></text:p>
          </table:table-cell>
          <table:table-cell office:value-type="float" office:value="2748.3430800000001" table:formula="msoxl:=  IF(SUM(P20:P35)=0,&quot;-&quot;,SUM(P20:P35))" table:style-name="ce52">
            <text:p>2,74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G20)=0,&quot;-&quot;,SUM(G20))" table:style-name="ce55">
            <text:p>-</text:p>
          </table:table-cell>
          <table:table-cell office:value-type="string" office:string-value="-" table:formula="msoxl:=  IF(SUM(H20)=0,&quot;-&quot;,SUM(H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O20,'漁業生產量值-漁業種類別魚類別生產量值4'!C20,'漁業生產量值-漁業種類別魚類別生產量值4'!E20)=0,&quot;-&quot;,SUM(O20,'漁業生產量值-漁業種類別魚類別生產量值4'!C20,'漁業生產量值-漁業種類別魚類別生產量值4'!E20))" table:style-name="ce55">
            <text:p>-</text:p>
          </table:table-cell>
          <table:table-cell office:value-type="string" office:string-value="-" table:formula="msoxl:=  IF(SUM(P20,'漁業生產量值-漁業種類別魚類別生產量值4'!D20,'漁業生產量值-漁業種類別魚類別生產量值4'!F20)=0,&quot;-&quot;,SUM(P20,'漁業生產量值-漁業種類別魚類別生產量值4'!D20,'漁業生產量值-漁業種類別魚類別生產量值4'!F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1)=0,&quot;-&quot;,SUM(G21))" table:style-name="ce55">
            <text:p>-</text:p>
          </table:table-cell>
          <table:table-cell office:value-type="string" office:string-value="-" table:formula="msoxl:=  IF(SUM(H21)=0,&quot;-&quot;,SUM(H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1,'漁業生產量值-漁業種類別魚類別生產量值4'!C21,'漁業生產量值-漁業種類別魚類別生產量值4'!E21)=0,&quot;-&quot;,SUM(O21,'漁業生產量值-漁業種類別魚類別生產量值4'!C21,'漁業生產量值-漁業種類別魚類別生產量值4'!E21))" table:style-name="ce55">
            <text:p>-</text:p>
          </table:table-cell>
          <table:table-cell office:value-type="string" office:string-value="-" table:formula="msoxl:=  IF(SUM(P21,'漁業生產量值-漁業種類別魚類別生產量值4'!D21,'漁業生產量值-漁業種類別魚類別生產量值4'!F21)=0,&quot;-&quot;,SUM(P21,'漁業生產量值-漁業種類別魚類別生產量值4'!D21,'漁業生產量值-漁業種類別魚類別生產量值4'!F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2)=0,&quot;-&quot;,SUM(G22))" table:style-name="ce55">
            <text:p>-</text:p>
          </table:table-cell>
          <table:table-cell office:value-type="string" office:string-value="-" table:formula="msoxl:=  IF(SUM(H22)=0,&quot;-&quot;,SUM(H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2,'漁業生產量值-漁業種類別魚類別生產量值4'!C22,'漁業生產量值-漁業種類別魚類別生產量值4'!E22)=0,&quot;-&quot;,SUM(O22,'漁業生產量值-漁業種類別魚類別生產量值4'!C22,'漁業生產量值-漁業種類別魚類別生產量值4'!E22))" table:style-name="ce55">
            <text:p>-</text:p>
          </table:table-cell>
          <table:table-cell office:value-type="string" office:string-value="-" table:formula="msoxl:=  IF(SUM(P22,'漁業生產量值-漁業種類別魚類別生產量值4'!D22,'漁業生產量值-漁業種類別魚類別生產量值4'!F22)=0,&quot;-&quot;,SUM(P22,'漁業生產量值-漁業種類別魚類別生產量值4'!D22,'漁業生產量值-漁業種類別魚類別生產量值4'!F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39.88673" table:style-name="ce55">
            <text:p>40<text:s/></text:p>
          </table:table-cell>
          <table:table-cell office:value-type="float" office:value="6009.2378399999998" table:style-name="ce55">
            <text:p>6,009<text:s/></text:p>
          </table:table-cell>
          <table:table-cell office:value-type="float" office:value="311.81393000000003" table:formula="msoxl:=  IF(SUM(G23)=0,&quot;-&quot;,SUM(G23))" table:style-name="ce55">
            <text:p>312<text:s/></text:p>
          </table:table-cell>
          <table:table-cell office:value-type="float" office:value="24218.575560000001" table:formula="msoxl:=  IF(SUM(H23)=0,&quot;-&quot;,SUM(H23))" table:style-name="ce55">
            <text:p>24,219<text:s/></text:p>
          </table:table-cell>
          <table:table-cell office:value-type="float" office:value="311.81393000000003" table:style-name="ce55">
            <text:p>312<text:s/></text:p>
          </table:table-cell>
          <table:table-cell office:value-type="float" office:value="24218.575560000001" table:style-name="ce55">
            <text:p>24,219<text:s/></text:p>
          </table:table-cell>
          <table:table-cell office:value-type="float" office:value="93.454949999999997" table:style-name="ce55">
            <text:p>93<text:s/></text:p>
          </table:table-cell>
          <table:table-cell office:value-type="float" office:value="24108.471300000001" table:style-name="ce55">
            <text:p>24,108<text:s/></text:p>
          </table:table-cell>
          <table:table-cell office:value-type="float" office:value="65.104579999999999" table:style-name="ce55">
            <text:p>65<text:s/></text:p>
          </table:table-cell>
          <table:table-cell office:value-type="float" office:value="27386.56422" table:style-name="ce55">
            <text:p>27,387<text:s/></text:p>
          </table:table-cell>
          <table:table-cell office:value-type="float" office:value="180.46061" table:formula="msoxl:=  IF(SUM(O23,'漁業生產量值-漁業種類別魚類別生產量值4'!C23,'漁業生產量值-漁業種類別魚類別生產量值4'!E23)=0,&quot;-&quot;,SUM(O23,'漁業生產量值-漁業種類別魚類別生產量值4'!C23,'漁業生產量值-漁業種類別魚類別生產量值4'!E23))" table:style-name="ce55">
            <text:p>180<text:s/></text:p>
          </table:table-cell>
          <table:table-cell office:value-type="float" office:value="44043.156569999999" table:formula="msoxl:=  IF(SUM(P23,'漁業生產量值-漁業種類別魚類別生產量值4'!D23,'漁業生產量值-漁業種類別魚類別生產量值4'!F23)=0,&quot;-&quot;,SUM(P23,'漁業生產量值-漁業種類別魚類別生產量值4'!D23,'漁業生產量值-漁業種類別魚類別生產量值4'!F23))" table:style-name="ce55">
            <text:p>44,043<text:s/></text:p>
          </table:table-cell>
          <table:table-cell office:value-type="float" office:value="3.08961" table:style-name="ce55">
            <text:p>3<text:s/></text:p>
          </table:table-cell>
          <table:table-cell office:value-type="float" office:value="1194.13057" table:style-name="ce55">
            <text:p>1,19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18.27994" table:style-name="ce55">
            <text:p>18<text:s/></text:p>
          </table:table-cell>
          <table:table-cell office:value-type="float" office:value="4400.3605799999996" table:style-name="ce55">
            <text:p>4,400<text:s/></text:p>
          </table:table-cell>
          <table:table-cell office:value-type="float" office:value="92.989220000000003" table:formula="msoxl:=  IF(SUM(G24)=0,&quot;-&quot;,SUM(G24))" table:style-name="ce55">
            <text:p>93<text:s/></text:p>
          </table:table-cell>
          <table:table-cell office:value-type="float" office:value="8179.5641500000002" table:formula="msoxl:=  IF(SUM(H24)=0,&quot;-&quot;,SUM(H24))" table:style-name="ce55">
            <text:p>8,180<text:s/></text:p>
          </table:table-cell>
          <table:table-cell office:value-type="float" office:value="92.989220000000003" table:style-name="ce55">
            <text:p>93<text:s/></text:p>
          </table:table-cell>
          <table:table-cell office:value-type="float" office:value="8179.5641500000002" table:style-name="ce55">
            <text:p>8,180<text:s/></text:p>
          </table:table-cell>
          <table:table-cell office:value-type="float" office:value="0.22312000000000001" table:style-name="ce55">
            <text:p>0<text:s/></text:p>
          </table:table-cell>
          <table:table-cell office:value-type="float" office:value="101.02145" table:style-name="ce55">
            <text:p>101<text:s/></text:p>
          </table:table-cell>
          <table:table-cell office:value-type="float" office:value="1.7858799999999999" table:style-name="ce55">
            <text:p>2<text:s/></text:p>
          </table:table-cell>
          <table:table-cell office:value-type="float" office:value="588.65884000000005" table:style-name="ce55">
            <text:p>589<text:s/></text:p>
          </table:table-cell>
          <table:table-cell office:value-type="float" office:value="23.377500000000001" table:formula="msoxl:=  IF(SUM(O24,'漁業生產量值-漁業種類別魚類別生產量值4'!C24,'漁業生產量值-漁業種類別魚類別生產量值4'!E24)=0,&quot;-&quot;,SUM(O24,'漁業生產量值-漁業種類別魚類別生產量值4'!C24,'漁業生產量值-漁業種類別魚類別生產量值4'!E24))" table:style-name="ce55">
            <text:p>23<text:s/></text:p>
          </table:table-cell>
          <table:table-cell office:value-type="float" office:value="7479.5007500000002" table:formula="msoxl:=  IF(SUM(P24,'漁業生產量值-漁業種類別魚類別生產量值4'!D24,'漁業生產量值-漁業種類別魚類別生產量值4'!F24)=0,&quot;-&quot;,SUM(P24,'漁業生產量值-漁業種類別魚類別生產量值4'!D24,'漁業生產量值-漁業種類別魚類別生產量值4'!F24))" table:style-name="ce55">
            <text:p>7,480<text:s/></text:p>
          </table:table-cell>
          <table:table-cell office:value-type="float" office:value="1.6930000000000001" table:style-name="ce55">
            <text:p>2<text:s/></text:p>
          </table:table-cell>
          <table:table-cell office:value-type="float" office:value="480.81200000000001" table:style-name="ce55">
            <text:p>48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5)=0,&quot;-&quot;,SUM(G25))" table:style-name="ce55">
            <text:p>-</text:p>
          </table:table-cell>
          <table:table-cell office:value-type="string" office:string-value="-" table:formula="msoxl:=  IF(SUM(H25)=0,&quot;-&quot;,SUM(H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8919999999999999" table:formula="msoxl:=  IF(SUM(O25,'漁業生產量值-漁業種類別魚類別生產量值4'!C25,'漁業生產量值-漁業種類別魚類別生產量值4'!E25)=0,&quot;-&quot;,SUM(O25,'漁業生產量值-漁業種類別魚類別生產量值4'!C25,'漁業生產量值-漁業種類別魚類別生產量值4'!E25))" table:style-name="ce55">
            <text:p>2<text:s/></text:p>
          </table:table-cell>
          <table:table-cell office:value-type="float" office:value="340.56" table:formula="msoxl:=  IF(SUM(P25,'漁業生產量值-漁業種類別魚類別生產量值4'!D25,'漁業生產量值-漁業種類別魚類別生產量值4'!F25)=0,&quot;-&quot;,SUM(P25,'漁業生產量值-漁業種類別魚類別生產量值4'!D25,'漁業生產量值-漁業種類別魚類別生產量值4'!F25))" table:style-name="ce55">
            <text:p>34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6)=0,&quot;-&quot;,SUM(G26))" table:style-name="ce55">
            <text:p>-</text:p>
          </table:table-cell>
          <table:table-cell office:value-type="string" office:string-value="-" table:formula="msoxl:=  IF(SUM(H26)=0,&quot;-&quot;,SUM(H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6,'漁業生產量值-漁業種類別魚類別生產量值4'!C26,'漁業生產量值-漁業種類別魚類別生產量值4'!E26)=0,&quot;-&quot;,SUM(O26,'漁業生產量值-漁業種類別魚類別生產量值4'!C26,'漁業生產量值-漁業種類別魚類別生產量值4'!E26))" table:style-name="ce55">
            <text:p>-</text:p>
          </table:table-cell>
          <table:table-cell office:value-type="string" office:string-value="-" table:formula="msoxl:=  IF(SUM(P26,'漁業生產量值-漁業種類別魚類別生產量值4'!D26,'漁業生產量值-漁業種類別魚類別生產量值4'!F26)=0,&quot;-&quot;,SUM(P26,'漁業生產量值-漁業種類別魚類別生產量值4'!D26,'漁業生產量值-漁業種類別魚類別生產量值4'!F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7)=0,&quot;-&quot;,SUM(G27))" table:style-name="ce55">
            <text:p>-</text:p>
          </table:table-cell>
          <table:table-cell office:value-type="string" office:string-value="-" table:formula="msoxl:=  IF(SUM(H27)=0,&quot;-&quot;,SUM(H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7,'漁業生產量值-漁業種類別魚類別生產量值4'!C27,'漁業生產量值-漁業種類別魚類別生產量值4'!E27)=0,&quot;-&quot;,SUM(O27,'漁業生產量值-漁業種類別魚類別生產量值4'!C27,'漁業生產量值-漁業種類別魚類別生產量值4'!E27))" table:style-name="ce55">
            <text:p>-</text:p>
          </table:table-cell>
          <table:table-cell office:value-type="string" office:string-value="-" table:formula="msoxl:=  IF(SUM(P27,'漁業生產量值-漁業種類別魚類別生產量值4'!D27,'漁業生產量值-漁業種類別魚類別生產量值4'!F27)=0,&quot;-&quot;,SUM(P27,'漁業生產量值-漁業種類別魚類別生產量值4'!D27,'漁業生產量值-漁業種類別魚類別生產量值4'!F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414.05322999999999" table:style-name="ce55">
            <text:p>414<text:s/></text:p>
          </table:table-cell>
          <table:table-cell office:value-type="float" office:value="109746.247" table:style-name="ce55">
            <text:p>109,746<text:s/></text:p>
          </table:table-cell>
          <table:table-cell office:value-type="float" office:value="36.882350000000002" table:formula="msoxl:=  IF(SUM(G28)=0,&quot;-&quot;,SUM(G28))" table:style-name="ce55">
            <text:p>37<text:s/></text:p>
          </table:table-cell>
          <table:table-cell office:value-type="float" office:value="6596.9919399999999" table:formula="msoxl:=  IF(SUM(H28)=0,&quot;-&quot;,SUM(H28))" table:style-name="ce55">
            <text:p>6,597<text:s/></text:p>
          </table:table-cell>
          <table:table-cell office:value-type="float" office:value="36.882350000000002" table:style-name="ce55">
            <text:p>37<text:s/></text:p>
          </table:table-cell>
          <table:table-cell office:value-type="float" office:value="6596.9919399999999" table:style-name="ce55">
            <text:p>6,597<text:s/></text:p>
          </table:table-cell>
          <table:table-cell office:value-type="float" office:value="3.1230000000000001E-2" table:style-name="ce55">
            <text:p>0<text:s/></text:p>
          </table:table-cell>
          <table:table-cell office:value-type="float" office:value="14.56095" table:style-name="ce55">
            <text:p>15<text:s/></text:p>
          </table:table-cell>
          <table:table-cell office:value-type="float" office:value="118.94464000000001" table:style-name="ce55">
            <text:p>119<text:s/></text:p>
          </table:table-cell>
          <table:table-cell office:value-type="float" office:value="20916.164400000001" table:style-name="ce55">
            <text:p>20,916<text:s/></text:p>
          </table:table-cell>
          <table:table-cell office:value-type="float" office:value="105.08445999999999" table:formula="msoxl:=  IF(SUM(O28,'漁業生產量值-漁業種類別魚類別生產量值4'!C28,'漁業生產量值-漁業種類別魚類別生產量值4'!E28)=0,&quot;-&quot;,SUM(O28,'漁業生產量值-漁業種類別魚類別生產量值4'!C28,'漁業生產量值-漁業種類別魚類別生產量值4'!E28))" table:style-name="ce55">
            <text:p>105<text:s/></text:p>
          </table:table-cell>
          <table:table-cell office:value-type="float" office:value="39125.77233" table:formula="msoxl:=  IF(SUM(P28,'漁業生產量值-漁業種類別魚類別生產量值4'!D28,'漁業生產量值-漁業種類別魚類別生產量值4'!F28)=0,&quot;-&quot;,SUM(P28,'漁業生產量值-漁業種類別魚類別生產量值4'!D28,'漁業生產量值-漁業種類別魚類別生產量值4'!F28))" table:style-name="ce55">
            <text:p>39,126<text:s/></text:p>
          </table:table-cell>
          <table:table-cell office:value-type="float" office:value="1.1684600000000001" table:style-name="ce55">
            <text:p>1<text:s/></text:p>
          </table:table-cell>
          <table:table-cell office:value-type="float" office:value="422.32303000000002" table:style-name="ce55">
            <text:p>42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9)=0,&quot;-&quot;,SUM(G29))" table:style-name="ce55">
            <text:p>-</text:p>
          </table:table-cell>
          <table:table-cell office:value-type="string" office:string-value="-" table:formula="msoxl:=  IF(SUM(H29)=0,&quot;-&quot;,SUM(H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9,'漁業生產量值-漁業種類別魚類別生產量值4'!C29,'漁業生產量值-漁業種類別魚類別生產量值4'!E29)=0,&quot;-&quot;,SUM(O29,'漁業生產量值-漁業種類別魚類別生產量值4'!C29,'漁業生產量值-漁業種類別魚類別生產量值4'!E29))" table:style-name="ce55">
            <text:p>-</text:p>
          </table:table-cell>
          <table:table-cell office:value-type="string" office:string-value="-" table:formula="msoxl:=  IF(SUM(P29,'漁業生產量值-漁業種類別魚類別生產量值4'!D29,'漁業生產量值-漁業種類別魚類別生產量值4'!F29)=0,&quot;-&quot;,SUM(P29,'漁業生產量值-漁業種類別魚類別生產量值4'!D29,'漁業生產量值-漁業種類別魚類別生產量值4'!F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32.948999999999998" table:style-name="ce55">
            <text:p>33<text:s/></text:p>
          </table:table-cell>
          <table:table-cell office:value-type="float" office:value="8490.7775000000001" table:style-name="ce55">
            <text:p>8,491<text:s/></text:p>
          </table:table-cell>
          <table:table-cell office:value-type="float" office:value="5.2435" table:formula="msoxl:=  IF(SUM(G30)=0,&quot;-&quot;,SUM(G30))" table:style-name="ce55">
            <text:p>5<text:s/></text:p>
          </table:table-cell>
          <table:table-cell office:value-type="float" office:value="401.947" table:formula="msoxl:=  IF(SUM(H30)=0,&quot;-&quot;,SUM(H30))" table:style-name="ce55">
            <text:p>402<text:s/></text:p>
          </table:table-cell>
          <table:table-cell office:value-type="float" office:value="5.2435" table:style-name="ce55">
            <text:p>5<text:s/></text:p>
          </table:table-cell>
          <table:table-cell office:value-type="float" office:value="401.947" table:style-name="ce55">
            <text:p>40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39" table:style-name="ce55">
            <text:p>10<text:s/></text:p>
          </table:table-cell>
          <table:table-cell office:value-type="float" office:value="4049.95" table:style-name="ce55">
            <text:p>4,050<text:s/></text:p>
          </table:table-cell>
          <table:table-cell office:value-type="float" office:value="90.013229999999993" table:formula="msoxl:=  IF(SUM(O30,'漁業生產量值-漁業種類別魚類別生產量值4'!C30,'漁業生產量值-漁業種類別魚類別生產量值4'!E30)=0,&quot;-&quot;,SUM(O30,'漁業生產量值-漁業種類別魚類別生產量值4'!C30,'漁業生產量值-漁業種類別魚類別生產量值4'!E30))" table:style-name="ce55">
            <text:p>90<text:s/></text:p>
          </table:table-cell>
          <table:table-cell office:value-type="float" office:value="34741.047480000001" table:formula="msoxl:=  IF(SUM(P30,'漁業生產量值-漁業種類別魚類別生產量值4'!D30,'漁業生產量值-漁業種類別魚類別生產量值4'!F30)=0,&quot;-&quot;,SUM(P30,'漁業生產量值-漁業種類別魚類別生產量值4'!D30,'漁業生產量值-漁業種類別魚類別生產量值4'!F30))" table:style-name="ce55">
            <text:p>34,741<text:s/></text:p>
          </table:table-cell>
          <table:table-cell office:value-type="float" office:value="2.1332300000000002" table:style-name="ce55">
            <text:p>2<text:s/></text:p>
          </table:table-cell>
          <table:table-cell office:value-type="float" office:value="651.07748000000004" table:style-name="ce55">
            <text:p>65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1)=0,&quot;-&quot;,SUM(G31))" table:style-name="ce55">
            <text:p>-</text:p>
          </table:table-cell>
          <table:table-cell office:value-type="string" office:string-value="-" table:formula="msoxl:=  IF(SUM(H31)=0,&quot;-&quot;,SUM(H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1,'漁業生產量值-漁業種類別魚類別生產量值4'!C31,'漁業生產量值-漁業種類別魚類別生產量值4'!E31)=0,&quot;-&quot;,SUM(O31,'漁業生產量值-漁業種類別魚類別生產量值4'!C31,'漁業生產量值-漁業種類別魚類別生產量值4'!E31))" table:style-name="ce55">
            <text:p>-</text:p>
          </table:table-cell>
          <table:table-cell office:value-type="string" office:string-value="-" table:formula="msoxl:=  IF(SUM(P31,'漁業生產量值-漁業種類別魚類別生產量值4'!D31,'漁業生產量值-漁業種類別魚類別生產量值4'!F31)=0,&quot;-&quot;,SUM(P31,'漁業生產量值-漁業種類別魚類別生產量值4'!D31,'漁業生產量值-漁業種類別魚類別生產量值4'!F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1265" table:formula="msoxl:=  IF(SUM(G32)=0,&quot;-&quot;,SUM(G32))" table:style-name="ce55">
            <text:p>0<text:s/></text:p>
          </table:table-cell>
          <table:table-cell office:value-type="float" office:value="14.371880000000001" table:formula="msoxl:=  IF(SUM(H32)=0,&quot;-&quot;,SUM(H32))" table:style-name="ce55">
            <text:p>14<text:s/></text:p>
          </table:table-cell>
          <table:table-cell office:value-type="float" office:value="0.11265" table:style-name="ce55">
            <text:p>0<text:s/></text:p>
          </table:table-cell>
          <table:table-cell office:value-type="float" office:value="14.371880000000001" table:style-name="ce55">
            <text:p>1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2,'漁業生產量值-漁業種類別魚類別生產量值4'!C32,'漁業生產量值-漁業種類別魚類別生產量值4'!E32)=0,&quot;-&quot;,SUM(O32,'漁業生產量值-漁業種類別魚類別生產量值4'!C32,'漁業生產量值-漁業種類別魚類別生產量值4'!E32))" table:style-name="ce55">
            <text:p>-</text:p>
          </table:table-cell>
          <table:table-cell office:value-type="string" office:string-value="-" table:formula="msoxl:=  IF(SUM(P32,'漁業生產量值-漁業種類別魚類別生產量值4'!D32,'漁業生產量值-漁業種類別魚類別生產量值4'!F32)=0,&quot;-&quot;,SUM(P32,'漁業生產量值-漁業種類別魚類別生產量值4'!D32,'漁業生產量值-漁業種類別魚類別生產量值4'!F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3)=0,&quot;-&quot;,SUM(G33))" table:style-name="ce55">
            <text:p>-</text:p>
          </table:table-cell>
          <table:table-cell office:value-type="string" office:string-value="-" table:formula="msoxl:=  IF(SUM(H33)=0,&quot;-&quot;,SUM(H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3,'漁業生產量值-漁業種類別魚類別生產量值4'!C33,'漁業生產量值-漁業種類別魚類別生產量值4'!E33)=0,&quot;-&quot;,SUM(O33,'漁業生產量值-漁業種類別魚類別生產量值4'!C33,'漁業生產量值-漁業種類別魚類別生產量值4'!E33))" table:style-name="ce55">
            <text:p>-</text:p>
          </table:table-cell>
          <table:table-cell office:value-type="string" office:string-value="-" table:formula="msoxl:=  IF(SUM(P33,'漁業生產量值-漁業種類別魚類別生產量值4'!D33,'漁業生產量值-漁業種類別魚類別生產量值4'!F33)=0,&quot;-&quot;,SUM(P33,'漁業生產量值-漁業種類別魚類別生產量值4'!D33,'漁業生產量值-漁業種類別魚類別生產量值4'!F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4)=0,&quot;-&quot;,SUM(G34))" table:style-name="ce55">
            <text:p>-</text:p>
          </table:table-cell>
          <table:table-cell office:value-type="string" office:string-value="-" table:formula="msoxl:=  IF(SUM(H34)=0,&quot;-&quot;,SUM(H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4,'漁業生產量值-漁業種類別魚類別生產量值4'!C34,'漁業生產量值-漁業種類別魚類別生產量值4'!E34)=0,&quot;-&quot;,SUM(O34,'漁業生產量值-漁業種類別魚類別生產量值4'!C34,'漁業生產量值-漁業種類別魚類別生產量值4'!E34))" table:style-name="ce55">
            <text:p>-</text:p>
          </table:table-cell>
          <table:table-cell office:value-type="string" office:string-value="-" table:formula="msoxl:=  IF(SUM(P34,'漁業生產量值-漁業種類別魚類別生產量值4'!D34,'漁業生產量值-漁業種類別魚類別生產量值4'!F34)=0,&quot;-&quot;,SUM(P34,'漁業生產量值-漁業種類別魚類別生產量值4'!D34,'漁業生產量值-漁業種類別魚類別生產量值4'!F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35)=0,&quot;-&quot;,SUM(G35))" table:style-name="ce55">
            <text:p>-</text:p>
          </table:table-cell>
          <table:table-cell office:value-type="string" office:string-value="-" table:formula="msoxl:=  IF(SUM(H35)=0,&quot;-&quot;,SUM(H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35,'漁業生產量值-漁業種類別魚類別生產量值4'!C35,'漁業生產量值-漁業種類別魚類別生產量值4'!E35)=0,&quot;-&quot;,SUM(O35,'漁業生產量值-漁業種類別魚類別生產量值4'!C35,'漁業生產量值-漁業種類別魚類別生產量值4'!E35))" table:style-name="ce55">
            <text:p>-</text:p>
          </table:table-cell>
          <table:table-cell office:value-type="string" office:string-value="-" table:formula="msoxl:=  IF(SUM(P35,'漁業生產量值-漁業種類別魚類別生產量值4'!D35,'漁業生產量值-漁業種類別魚類別生產量值4'!F35)=0,&quot;-&quot;,SUM(P35,'漁業生產量值-漁業種類別魚類別生產量值4'!D35,'漁業生產量值-漁業種類別魚類別生產量值4'!F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104.21002000000001" table:formula="msoxl:=  IF(SUM(C37:C53)=0,&quot;-&quot;,SUM(C37:C53))" table:style-name="ce52">
            <text:p>104<text:s/></text:p>
          </table:table-cell>
          <table:table-cell office:value-type="float" office:value="39285.044379999999" table:formula="msoxl:=  IF(SUM(D37:D53)=0,&quot;-&quot;,SUM(D37:D53))" table:style-name="ce52">
            <text:p>39,285<text:s/></text:p>
          </table:table-cell>
          <table:table-cell office:value-type="float" office:value="302.05089999999996" table:formula="msoxl:=  IF(SUM(E37:E53)=0,&quot;-&quot;,SUM(E37:E53))" table:style-name="ce52">
            <text:p>302<text:s/></text:p>
          </table:table-cell>
          <table:table-cell office:value-type="float" office:value="47112.171950000011" table:formula="msoxl:=  IF(SUM(F37:F53)=0,&quot;-&quot;,SUM(F37:F53))" table:style-name="ce52">
            <text:p>47,112<text:s/></text:p>
          </table:table-cell>
          <table:table-cell office:value-type="float" office:value="302.05089999999996" table:formula="msoxl:=  IF(SUM(G37:G53)=0,&quot;-&quot;,SUM(G37:G53))" table:style-name="ce52">
            <text:p>302<text:s/></text:p>
          </table:table-cell>
          <table:table-cell office:value-type="float" office:value="47112.171950000011" table:formula="msoxl:=  IF(SUM(H37:H53)=0,&quot;-&quot;,SUM(H37:H53))" table:style-name="ce52">
            <text:p>47,112<text:s/></text:p>
          </table:table-cell>
          <table:table-cell office:value-type="float" office:value="0.73129999999999995" table:formula="msoxl:=  IF(SUM(I37:I53)=0,&quot;-&quot;,SUM(I37:I53))" table:style-name="ce52">
            <text:p>1<text:s/></text:p>
          </table:table-cell>
          <table:table-cell office:value-type="float" office:value="119.74548" table:formula="msoxl:=  IF(SUM(J37:J53)=0,&quot;-&quot;,SUM(J37:J53))" table:style-name="ce52">
            <text:p>120<text:s/></text:p>
          </table:table-cell>
          <table:table-cell office:value-type="float" office:value="132.28" table:formula="msoxl:=  IF(SUM(K37:K53)=0,&quot;-&quot;,SUM(K37:K53))" table:style-name="ce52">
            <text:p>132<text:s/></text:p>
          </table:table-cell>
          <table:table-cell office:value-type="float" office:value="48318.828399999999" table:formula="msoxl:=  IF(SUM(L37:L53)=0,&quot;-&quot;,SUM(L37:L53))" table:style-name="ce52">
            <text:p>48,319<text:s/></text:p>
          </table:table-cell>
          <table:table-cell office:value-type="float" office:value="75.363100000000003" table:formula="msoxl:=  IF(SUM(M37:M53)=0,&quot;-&quot;,SUM(M37:M53))" table:style-name="ce52">
            <text:p>75<text:s/></text:p>
          </table:table-cell>
          <table:table-cell office:value-type="float" office:value="28388.570750000003" table:formula="msoxl:=  IF(SUM(N37:N53)=0,&quot;-&quot;,SUM(N37:N53))" table:style-name="ce52">
            <text:p>28,389<text:s/></text:p>
          </table:table-cell>
          <table:table-cell office:value-type="float" office:value="19.6221" table:formula="msoxl:=  IF(SUM(O37:O53)=0,&quot;-&quot;,SUM(O37:O53))" table:style-name="ce52">
            <text:p>20<text:s/></text:p>
          </table:table-cell>
          <table:table-cell office:value-type="float" office:value="6679.3050000000003" table:formula="msoxl:=  IF(SUM(P37:P53)=0,&quot;-&quot;,SUM(P37:P53))" table:style-name="ce52">
            <text:p>6,67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0.33989999999999998" table:style-name="ce55">
            <text:p>0<text:s/></text:p>
          </table:table-cell>
          <table:table-cell office:value-type="float" office:value="129.77409" table:style-name="ce55">
            <text:p>130<text:s/></text:p>
          </table:table-cell>
          <table:table-cell office:value-type="float" office:value="27.642199999999999" table:formula="msoxl:=  IF(SUM(G37)=0,&quot;-&quot;,SUM(G37))" table:style-name="ce55">
            <text:p>28<text:s/></text:p>
          </table:table-cell>
          <table:table-cell office:value-type="float" office:value="2496.4255899999998" table:formula="msoxl:=  IF(SUM(H37)=0,&quot;-&quot;,SUM(H37))" table:style-name="ce55">
            <text:p>2,496<text:s/></text:p>
          </table:table-cell>
          <table:table-cell office:value-type="float" office:value="27.642199999999999" table:style-name="ce55">
            <text:p>28<text:s/></text:p>
          </table:table-cell>
          <table:table-cell office:value-type="float" office:value="2496.4255899999998" table:style-name="ce55">
            <text:p>2,496<text:s/></text:p>
          </table:table-cell>
          <table:table-cell office:value-type="float" office:value="7.7999999999999996E-3" table:style-name="ce55">
            <text:p>0<text:s/></text:p>
          </table:table-cell>
          <table:table-cell office:value-type="float" office:value="3.12" table:style-name="ce55">
            <text:p>3<text:s/></text:p>
          </table:table-cell>
          <table:table-cell office:value-type="float" office:value="11.448700000000001" table:style-name="ce55">
            <text:p>11<text:s/></text:p>
          </table:table-cell>
          <table:table-cell office:value-type="float" office:value="3934.9470000000001" table:style-name="ce55">
            <text:p>3,935<text:s/></text:p>
          </table:table-cell>
          <table:table-cell office:value-type="float" office:value="1.5253000000000001" table:formula="msoxl:=  IF(SUM(O37,'漁業生產量值-漁業種類別魚類別生產量值4'!C37,'漁業生產量值-漁業種類別魚類別生產量值4'!E37)=0,&quot;-&quot;,SUM(O37,'漁業生產量值-漁業種類別魚類別生產量值4'!C37,'漁業生產量值-漁業種類別魚類別生產量值4'!E37))" table:style-name="ce55">
            <text:p>2<text:s/></text:p>
          </table:table-cell>
          <table:table-cell office:value-type="float" office:value="559.75305000000003" table:formula="msoxl:=  IF(SUM(P37,'漁業生產量值-漁業種類別魚類別生產量值4'!D37,'漁業生產量值-漁業種類別魚類別生產量值4'!F37)=0,&quot;-&quot;,SUM(P37,'漁業生產量值-漁業種類別魚類別生產量值4'!D37,'漁業生產量值-漁業種類別魚類別生產量值4'!F37))" table:style-name="ce55">
            <text:p>56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3650000000000001" table:formula="msoxl:=  IF(SUM(G38)=0,&quot;-&quot;,SUM(G38))" table:style-name="ce55">
            <text:p>0<text:s/></text:p>
          </table:table-cell>
          <table:table-cell office:value-type="float" office:value="10.76985" table:formula="msoxl:=  IF(SUM(H38)=0,&quot;-&quot;,SUM(H38))" table:style-name="ce55">
            <text:p>11<text:s/></text:p>
          </table:table-cell>
          <table:table-cell office:value-type="float" office:value="0.13650000000000001" table:style-name="ce55">
            <text:p>0<text:s/></text:p>
          </table:table-cell>
          <table:table-cell office:value-type="float" office:value="10.76985" table:style-name="ce55">
            <text:p>1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8,'漁業生產量值-漁業種類別魚類別生產量值4'!C38,'漁業生產量值-漁業種類別魚類別生產量值4'!E38)=0,&quot;-&quot;,SUM(O38,'漁業生產量值-漁業種類別魚類別生產量值4'!C38,'漁業生產量值-漁業種類別魚類別生產量值4'!E38))" table:style-name="ce55">
            <text:p>-</text:p>
          </table:table-cell>
          <table:table-cell office:value-type="string" office:string-value="-" table:formula="msoxl:=  IF(SUM(P38,'漁業生產量值-漁業種類別魚類別生產量值4'!D38,'漁業生產量值-漁業種類別魚類別生產量值4'!F38)=0,&quot;-&quot;,SUM(P38,'漁業生產量值-漁業種類別魚類別生產量值4'!D38,'漁業生產量值-漁業種類別魚類別生產量值4'!F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9)=0,&quot;-&quot;,SUM(G39))" table:style-name="ce55">
            <text:p>-</text:p>
          </table:table-cell>
          <table:table-cell office:value-type="string" office:string-value="-" table:formula="msoxl:=  IF(SUM(H39)=0,&quot;-&quot;,SUM(H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9,'漁業生產量值-漁業種類別魚類別生產量值4'!C39,'漁業生產量值-漁業種類別魚類別生產量值4'!E39)=0,&quot;-&quot;,SUM(O39,'漁業生產量值-漁業種類別魚類別生產量值4'!C39,'漁業生產量值-漁業種類別魚類別生產量值4'!E39))" table:style-name="ce55">
            <text:p>-</text:p>
          </table:table-cell>
          <table:table-cell office:value-type="string" office:string-value="-" table:formula="msoxl:=  IF(SUM(P39,'漁業生產量值-漁業種類別魚類別生產量值4'!D39,'漁業生產量值-漁業種類別魚類別生產量值4'!F39)=0,&quot;-&quot;,SUM(P39,'漁業生產量值-漁業種類別魚類別生產量值4'!D39,'漁業生產量值-漁業種類別魚類別生產量值4'!F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52.530549999999998" table:style-name="ce55">
            <text:p>53<text:s/></text:p>
          </table:table-cell>
          <table:table-cell office:value-type="float" office:value="20746.14388" table:style-name="ce55">
            <text:p>20,746<text:s/></text:p>
          </table:table-cell>
          <table:table-cell office:value-type="float" office:value="264.22949999999997" table:formula="msoxl:=  IF(SUM(G40)=0,&quot;-&quot;,SUM(G40))" table:style-name="ce55">
            <text:p>264<text:s/></text:p>
          </table:table-cell>
          <table:table-cell office:value-type="float" office:value="43537.999860000004" table:formula="msoxl:=  IF(SUM(H40)=0,&quot;-&quot;,SUM(H40))" table:style-name="ce55">
            <text:p>43,538<text:s/></text:p>
          </table:table-cell>
          <table:table-cell office:value-type="float" office:value="264.22949999999997" table:style-name="ce55">
            <text:p>264<text:s/></text:p>
          </table:table-cell>
          <table:table-cell office:value-type="float" office:value="43537.999860000004" table:style-name="ce55">
            <text:p>43,538<text:s/></text:p>
          </table:table-cell>
          <table:table-cell office:value-type="float" office:value="0.21029999999999999" table:style-name="ce55">
            <text:p>0<text:s/></text:p>
          </table:table-cell>
          <table:table-cell office:value-type="float" office:value="21.854620000000001" table:style-name="ce55">
            <text:p>22<text:s/></text:p>
          </table:table-cell>
          <table:table-cell office:value-type="float" office:value="60.40645" table:style-name="ce55">
            <text:p>60<text:s/></text:p>
          </table:table-cell>
          <table:table-cell office:value-type="float" office:value="28874.402999999998" table:style-name="ce55">
            <text:p>28,874<text:s/></text:p>
          </table:table-cell>
          <table:table-cell office:value-type="float" office:value="25.914899999999999" table:formula="msoxl:=  IF(SUM(O40,'漁業生產量值-漁業種類別魚類別生產量值4'!C40,'漁業生產量值-漁業種類別魚類別生產量值4'!E40)=0,&quot;-&quot;,SUM(O40,'漁業生產量值-漁業種類別魚類別生產量值4'!C40,'漁業生產量值-漁業種類別魚類別生產量值4'!E40))" table:style-name="ce55">
            <text:p>26<text:s/></text:p>
          </table:table-cell>
          <table:table-cell office:value-type="float" office:value="8957.396200000001" table:formula="msoxl:=  IF(SUM(P40,'漁業生產量值-漁業種類別魚類別生產量值4'!D40,'漁業生產量值-漁業種類別魚類別生產量值4'!F40)=0,&quot;-&quot;,SUM(P40,'漁業生產量值-漁業種類別魚類別生產量值4'!D40,'漁業生產量值-漁業種類別魚類別生產量值4'!F40))" table:style-name="ce55">
            <text:p>8,957<text:s/></text:p>
          </table:table-cell>
          <table:table-cell office:value-type="float" office:value="18.127099999999999" table:style-name="ce55">
            <text:p>18<text:s/></text:p>
          </table:table-cell>
          <table:table-cell office:value-type="float" office:value="6254.7250000000004" table:style-name="ce55">
            <text:p>6,25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1)=0,&quot;-&quot;,SUM(G41))" table:style-name="ce55">
            <text:p>-</text:p>
          </table:table-cell>
          <table:table-cell office:value-type="string" office:string-value="-" table:formula="msoxl:=  IF(SUM(H41)=0,&quot;-&quot;,SUM(H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1,'漁業生產量值-漁業種類別魚類別生產量值4'!C41,'漁業生產量值-漁業種類別魚類別生產量值4'!E41)=0,&quot;-&quot;,SUM(O41,'漁業生產量值-漁業種類別魚類別生產量值4'!C41,'漁業生產量值-漁業種類別魚類別生產量值4'!E41))" table:style-name="ce55">
            <text:p>-</text:p>
          </table:table-cell>
          <table:table-cell office:value-type="string" office:string-value="-" table:formula="msoxl:=  IF(SUM(P41,'漁業生產量值-漁業種類別魚類別生產量值4'!D41,'漁業生產量值-漁業種類別魚類別生產量值4'!F41)=0,&quot;-&quot;,SUM(P41,'漁業生產量值-漁業種類別魚類別生產量值4'!D41,'漁業生產量值-漁業種類別魚類別生產量值4'!F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2)=0,&quot;-&quot;,SUM(G42))" table:style-name="ce55">
            <text:p>-</text:p>
          </table:table-cell>
          <table:table-cell office:value-type="string" office:string-value="-" table:formula="msoxl:=  IF(SUM(H42)=0,&quot;-&quot;,SUM(H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2,'漁業生產量值-漁業種類別魚類別生產量值4'!C42,'漁業生產量值-漁業種類別魚類別生產量值4'!E42)=0,&quot;-&quot;,SUM(O42,'漁業生產量值-漁業種類別魚類別生產量值4'!C42,'漁業生產量值-漁業種類別魚類別生產量值4'!E42))" table:style-name="ce55">
            <text:p>-</text:p>
          </table:table-cell>
          <table:table-cell office:value-type="string" office:string-value="-" table:formula="msoxl:=  IF(SUM(P42,'漁業生產量值-漁業種類別魚類別生產量值4'!D42,'漁業生產量值-漁業種類別魚類別生產量值4'!F42)=0,&quot;-&quot;,SUM(P42,'漁業生產量值-漁業種類別魚類別生產量值4'!D42,'漁業生產量值-漁業種類別魚類別生產量值4'!F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3)=0,&quot;-&quot;,SUM(G43))" table:style-name="ce55">
            <text:p>-</text:p>
          </table:table-cell>
          <table:table-cell office:value-type="string" office:string-value="-" table:formula="msoxl:=  IF(SUM(H43)=0,&quot;-&quot;,SUM(H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3,'漁業生產量值-漁業種類別魚類別生產量值4'!C43,'漁業生產量值-漁業種類別魚類別生產量值4'!E43)=0,&quot;-&quot;,SUM(O43,'漁業生產量值-漁業種類別魚類別生產量值4'!C43,'漁業生產量值-漁業種類別魚類別生產量值4'!E43))" table:style-name="ce55">
            <text:p>-</text:p>
          </table:table-cell>
          <table:table-cell office:value-type="string" office:string-value="-" table:formula="msoxl:=  IF(SUM(P43,'漁業生產量值-漁業種類別魚類別生產量值4'!D43,'漁業生產量值-漁業種類別魚類別生產量值4'!F43)=0,&quot;-&quot;,SUM(P43,'漁業生產量值-漁業種類別魚類別生產量值4'!D43,'漁業生產量值-漁業種類別魚類別生產量值4'!F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4)=0,&quot;-&quot;,SUM(G44))" table:style-name="ce55">
            <text:p>-</text:p>
          </table:table-cell>
          <table:table-cell office:value-type="string" office:string-value="-" table:formula="msoxl:=  IF(SUM(H44)=0,&quot;-&quot;,SUM(H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4,'漁業生產量值-漁業種類別魚類別生產量值4'!C44,'漁業生產量值-漁業種類別魚類別生產量值4'!E44)=0,&quot;-&quot;,SUM(O44,'漁業生產量值-漁業種類別魚類別生產量值4'!C44,'漁業生產量值-漁業種類別魚類別生產量值4'!E44))" table:style-name="ce55">
            <text:p>-</text:p>
          </table:table-cell>
          <table:table-cell office:value-type="string" office:string-value="-" table:formula="msoxl:=  IF(SUM(P44,'漁業生產量值-漁業種類別魚類別生產量值4'!D44,'漁業生產量值-漁業種類別魚類別生產量值4'!F44)=0,&quot;-&quot;,SUM(P44,'漁業生產量值-漁業種類別魚類別生產量值4'!D44,'漁業生產量值-漁業種類別魚類別生產量值4'!F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5)=0,&quot;-&quot;,SUM(G45))" table:style-name="ce55">
            <text:p>-</text:p>
          </table:table-cell>
          <table:table-cell office:value-type="string" office:string-value="-" table:formula="msoxl:=  IF(SUM(H45)=0,&quot;-&quot;,SUM(H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5,'漁業生產量值-漁業種類別魚類別生產量值4'!C45,'漁業生產量值-漁業種類別魚類別生產量值4'!E45)=0,&quot;-&quot;,SUM(O45,'漁業生產量值-漁業種類別魚類別生產量值4'!C45,'漁業生產量值-漁業種類別魚類別生產量值4'!E45))" table:style-name="ce55">
            <text:p>-</text:p>
          </table:table-cell>
          <table:table-cell office:value-type="string" office:string-value="-" table:formula="msoxl:=  IF(SUM(P45,'漁業生產量值-漁業種類別魚類別生產量值4'!D45,'漁業生產量值-漁業種類別魚類別生產量值4'!F45)=0,&quot;-&quot;,SUM(P45,'漁業生產量值-漁業種類別魚類別生產量值4'!D45,'漁業生產量值-漁業種類別魚類別生產量值4'!F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0.02" table:style-name="ce55">
            <text:p>0<text:s/></text:p>
          </table:table-cell>
          <table:table-cell office:value-type="float" office:value="4.08" table:style-name="ce55">
            <text:p>4<text:s/></text:p>
          </table:table-cell>
          <table:table-cell office:value-type="float" office:value="2.0754999999999999" table:formula="msoxl:=  IF(SUM(G46)=0,&quot;-&quot;,SUM(G46))" table:style-name="ce55">
            <text:p>2<text:s/></text:p>
          </table:table-cell>
          <table:table-cell office:value-type="float" office:value="133.15065000000001" table:formula="msoxl:=  IF(SUM(H46)=0,&quot;-&quot;,SUM(H46))" table:style-name="ce55">
            <text:p>133<text:s/></text:p>
          </table:table-cell>
          <table:table-cell office:value-type="float" office:value="2.0754999999999999" table:style-name="ce55">
            <text:p>2<text:s/></text:p>
          </table:table-cell>
          <table:table-cell office:value-type="float" office:value="133.15065000000001" table:style-name="ce55">
            <text:p>13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6500000000000001E-2" table:style-name="ce55">
            <text:p>0<text:s/></text:p>
          </table:table-cell>
          <table:table-cell office:value-type="float" office:value="4.5144000000000002" table:style-name="ce55">
            <text:p>5<text:s/></text:p>
          </table:table-cell>
          <table:table-cell office:value-type="string" office:string-value="-" table:formula="msoxl:=  IF(SUM(O46,'漁業生產量值-漁業種類別魚類別生產量值4'!C46,'漁業生產量值-漁業種類別魚類別生產量值4'!E46)=0,&quot;-&quot;,SUM(O46,'漁業生產量值-漁業種類別魚類別生產量值4'!C46,'漁業生產量值-漁業種類別魚類別生產量值4'!E46))" table:style-name="ce55">
            <text:p>-</text:p>
          </table:table-cell>
          <table:table-cell office:value-type="string" office:string-value="-" table:formula="msoxl:=  IF(SUM(P46,'漁業生產量值-漁業種類別魚類別生產量值4'!D46,'漁業生產量值-漁業種類別魚類別生產量值4'!F46)=0,&quot;-&quot;,SUM(P46,'漁業生產量值-漁業種類別魚類別生產量值4'!D46,'漁業生產量值-漁業種類別魚類別生產量值4'!F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39.585819999999998" table:style-name="ce55">
            <text:p>40<text:s/></text:p>
          </table:table-cell>
          <table:table-cell office:value-type="float" office:value="16189.4714" table:style-name="ce55">
            <text:p>16,189<text:s/></text:p>
          </table:table-cell>
          <table:table-cell office:value-type="float" office:value="7.9672000000000001" table:formula="msoxl:=  IF(SUM(G47)=0,&quot;-&quot;,SUM(G47))" table:style-name="ce55">
            <text:p>8<text:s/></text:p>
          </table:table-cell>
          <table:table-cell office:value-type="float" office:value="933.82600000000002" table:formula="msoxl:=  IF(SUM(H47)=0,&quot;-&quot;,SUM(H47))" table:style-name="ce55">
            <text:p>934<text:s/></text:p>
          </table:table-cell>
          <table:table-cell office:value-type="float" office:value="7.9672000000000001" table:style-name="ce55">
            <text:p>8<text:s/></text:p>
          </table:table-cell>
          <table:table-cell office:value-type="float" office:value="933.82600000000002" table:style-name="ce55">
            <text:p>934<text:s/></text:p>
          </table:table-cell>
          <table:table-cell office:value-type="float" office:value="0.51319999999999999" table:style-name="ce55">
            <text:p>1<text:s/></text:p>
          </table:table-cell>
          <table:table-cell office:value-type="float" office:value="94.770859999999999" table:style-name="ce55">
            <text:p>95<text:s/></text:p>
          </table:table-cell>
          <table:table-cell office:value-type="float" office:value="4.9965799999999998" table:style-name="ce55">
            <text:p>5<text:s/></text:p>
          </table:table-cell>
          <table:table-cell office:value-type="float" office:value="1806.5926999999999" table:style-name="ce55">
            <text:p>1,807<text:s/></text:p>
          </table:table-cell>
          <table:table-cell office:value-type="float" office:value="22.515499999999999" table:formula="msoxl:=  IF(SUM(O47,'漁業生產量值-漁業種類別魚類別生產量值4'!C47,'漁業生產量值-漁業種類別魚類別生產量值4'!E47)=0,&quot;-&quot;,SUM(O47,'漁業生產量值-漁業種類別魚類別生產量值4'!C47,'漁業生產量值-漁業種類別魚類別生產量值4'!E47))" table:style-name="ce55">
            <text:p>23<text:s/></text:p>
          </table:table-cell>
          <table:table-cell office:value-type="float" office:value="9223.4030000000002" table:formula="msoxl:=  IF(SUM(P47,'漁業生產量值-漁業種類別魚類別生產量值4'!D47,'漁業生產量值-漁業種類別魚類別生產量值4'!F47)=0,&quot;-&quot;,SUM(P47,'漁業生產量值-漁業種類別魚類別生產量值4'!D47,'漁業生產量值-漁業種類別魚類別生產量值4'!F47))" table:style-name="ce55">
            <text:p>9,223<text:s/></text:p>
          </table:table-cell>
          <table:table-cell office:value-type="float" office:value="1.4950000000000001" table:style-name="ce55">
            <text:p>1<text:s/></text:p>
          </table:table-cell>
          <table:table-cell office:value-type="float" office:value="424.58" table:style-name="ce55">
            <text:p>42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8.2664399999999993" table:style-name="ce55">
            <text:p>8<text:s/></text:p>
          </table:table-cell>
          <table:table-cell office:value-type="float" office:value="1973.1456900000001" table:style-name="ce55">
            <text:p>1,973<text:s/></text:p>
          </table:table-cell>
          <table:table-cell office:value-type="string" office:string-value="-" table:formula="msoxl:=  IF(SUM(G48)=0,&quot;-&quot;,SUM(G48))" table:style-name="ce55">
            <text:p>-</text:p>
          </table:table-cell>
          <table:table-cell office:value-type="string" office:string-value="-" table:formula="msoxl:=  IF(SUM(H48)=0,&quot;-&quot;,SUM(H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8.331769999999999" table:style-name="ce55">
            <text:p>48<text:s/></text:p>
          </table:table-cell>
          <table:table-cell office:value-type="float" office:value="10760.1713" table:style-name="ce55">
            <text:p>10,760<text:s/></text:p>
          </table:table-cell>
          <table:table-cell office:value-type="float" office:value="25.4056" table:formula="msoxl:=  IF(SUM(O48,'漁業生產量值-漁業種類別魚類別生產量值4'!C48,'漁業生產量值-漁業種類別魚類別生產量值4'!E48)=0,&quot;-&quot;,SUM(O48,'漁業生產量值-漁業種類別魚類別生產量值4'!C48,'漁業生產量值-漁業種類別魚類別生產量值4'!E48))" table:style-name="ce55">
            <text:p>25<text:s/></text:p>
          </table:table-cell>
          <table:table-cell office:value-type="float" office:value="9646.9385000000002" table:formula="msoxl:=  IF(SUM(P48,'漁業生產量值-漁業種類別魚類別生產量值4'!D48,'漁業生產量值-漁業種類別魚類別生產量值4'!F48)=0,&quot;-&quot;,SUM(P48,'漁業生產量值-漁業種類別魚類別生產量值4'!D48,'漁業生產量值-漁業種類別魚類別生產量值4'!F48))" table:style-name="ce55">
            <text:p>9,64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9)=0,&quot;-&quot;,SUM(G49))" table:style-name="ce55">
            <text:p>-</text:p>
          </table:table-cell>
          <table:table-cell office:value-type="string" office:string-value="-" table:formula="msoxl:=  IF(SUM(H49)=0,&quot;-&quot;,SUM(H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9,'漁業生產量值-漁業種類別魚類別生產量值4'!C49,'漁業生產量值-漁業種類別魚類別生產量值4'!E49)=0,&quot;-&quot;,SUM(O49,'漁業生產量值-漁業種類別魚類別生產量值4'!C49,'漁業生產量值-漁業種類別魚類別生產量值4'!E49))" table:style-name="ce55">
            <text:p>-</text:p>
          </table:table-cell>
          <table:table-cell office:value-type="string" office:string-value="-" table:formula="msoxl:=  IF(SUM(P49,'漁業生產量值-漁業種類別魚類別生產量值4'!D49,'漁業生產量值-漁業種類別魚類別生產量值4'!F49)=0,&quot;-&quot;,SUM(P49,'漁業生產量值-漁業種類別魚類別生產量值4'!D49,'漁業生產量值-漁業種類別魚類別生產量值4'!F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0)=0,&quot;-&quot;,SUM(G50))" table:style-name="ce55">
            <text:p>-</text:p>
          </table:table-cell>
          <table:table-cell office:value-type="string" office:string-value="-" table:formula="msoxl:=  IF(SUM(H50)=0,&quot;-&quot;,SUM(H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0,'漁業生產量值-漁業種類別魚類別生產量值4'!C50,'漁業生產量值-漁業種類別魚類別生產量值4'!E50)=0,&quot;-&quot;,SUM(O50,'漁業生產量值-漁業種類別魚類別生產量值4'!C50,'漁業生產量值-漁業種類別魚類別生產量值4'!E50))" table:style-name="ce55">
            <text:p>-</text:p>
          </table:table-cell>
          <table:table-cell office:value-type="string" office:string-value="-" table:formula="msoxl:=  IF(SUM(P50,'漁業生產量值-漁業種類別魚類別生產量值4'!D50,'漁業生產量值-漁業種類別魚類別生產量值4'!F50)=0,&quot;-&quot;,SUM(P50,'漁業生產量值-漁業種類別魚類別生產量值4'!D50,'漁業生產量值-漁業種類別魚類別生產量值4'!F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float" office:value="2.93" table:style-name="ce55">
            <text:p>3<text:s/></text:p>
          </table:table-cell>
          <table:table-cell office:value-type="float" office:value="109.875" table:style-name="ce55">
            <text:p>110<text:s/></text:p>
          </table:table-cell>
          <table:table-cell office:value-type="string" office:string-value="-" table:formula="msoxl:=  IF(SUM(G51)=0,&quot;-&quot;,SUM(G51))" table:style-name="ce55">
            <text:p>-</text:p>
          </table:table-cell>
          <table:table-cell office:value-type="string" office:string-value="-" table:formula="msoxl:=  IF(SUM(H51)=0,&quot;-&quot;,SUM(H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08" table:style-name="ce55">
            <text:p>7<text:s/></text:p>
          </table:table-cell>
          <table:table-cell office:value-type="float" office:value="2938.2" table:style-name="ce55">
            <text:p>2,938<text:s/></text:p>
          </table:table-cell>
          <table:table-cell office:value-type="string" office:string-value="-" table:formula="msoxl:=  IF(SUM(O51,'漁業生產量值-漁業種類別魚類別生產量值4'!C51,'漁業生產量值-漁業種類別魚類別生產量值4'!E51)=0,&quot;-&quot;,SUM(O51,'漁業生產量值-漁業種類別魚類別生產量值4'!C51,'漁業生產量值-漁業種類別魚類別生產量值4'!E51))" table:style-name="ce55">
            <text:p>-</text:p>
          </table:table-cell>
          <table:table-cell office:value-type="string" office:string-value="-" table:formula="msoxl:=  IF(SUM(P51,'漁業生產量值-漁業種類別魚類別生產量值4'!D51,'漁業生產量值-漁業種類別魚類別生產量值4'!F51)=0,&quot;-&quot;,SUM(P51,'漁業生產量值-漁業種類別魚類別生產量值4'!D51,'漁業生產量值-漁業種類別魚類別生產量值4'!F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2)=0,&quot;-&quot;,SUM(G52))" table:style-name="ce55">
            <text:p>-</text:p>
          </table:table-cell>
          <table:table-cell office:value-type="string" office:string-value="-" table:formula="msoxl:=  IF(SUM(H52)=0,&quot;-&quot;,SUM(H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2,'漁業生產量值-漁業種類別魚類別生產量值4'!C52,'漁業生產量值-漁業種類別魚類別生產量值4'!E52)=0,&quot;-&quot;,SUM(O52,'漁業生產量值-漁業種類別魚類別生產量值4'!C52,'漁業生產量值-漁業種類別魚類別生產量值4'!E52))" table:style-name="ce55">
            <text:p>-</text:p>
          </table:table-cell>
          <table:table-cell office:value-type="string" office:string-value="-" table:formula="msoxl:=  IF(SUM(P52,'漁業生產量值-漁業種類別魚類別生產量值4'!D52,'漁業生產量值-漁業種類別魚類別生產量值4'!F52)=0,&quot;-&quot;,SUM(P52,'漁業生產量值-漁業種類別魚類別生產量值4'!D52,'漁業生產量值-漁業種類別魚類別生產量值4'!F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0.53730999999999995" table:style-name="ce57">
            <text:p>1<text:s/></text:p>
          </table:table-cell>
          <table:table-cell office:value-type="float" office:value="132.55431999999999" table:style-name="ce57">
            <text:p>133<text:s/></text:p>
          </table:table-cell>
          <table:table-cell office:value-type="string" office:string-value="-" table:formula="msoxl:=  IF(SUM(G53)=0,&quot;-&quot;,SUM(G53))" table:style-name="ce55">
            <text:p>-</text:p>
          </table:table-cell>
          <table:table-cell office:value-type="string" office:string-value="-" table:formula="msoxl:=  IF(SUM(H53)=0,&quot;-&quot;,SUM(H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8E-3" table:formula="msoxl:=  IF(SUM(O53,'漁業生產量值-漁業種類別魚類別生產量值4'!C53,'漁業生產量值-漁業種類別魚類別生產量值4'!E53)=0,&quot;-&quot;,SUM(O53,'漁業生產量值-漁業種類別魚類別生產量值4'!C53,'漁業生產量值-漁業種類別魚類別生產量值4'!E53))" table:style-name="ce55">
            <text:p>0<text:s/></text:p>
          </table:table-cell>
          <table:table-cell office:value-type="float" office:value="1.08" table:formula="msoxl:=  IF(SUM(P53,'漁業生產量值-漁業種類別魚類別生產量值4'!D53,'漁業生產量值-漁業種類別魚類別生產量值4'!F53)=0,&quot;-&quot;,SUM(P53,'漁業生產量值-漁業種類別魚類別生產量值4'!D53,'漁業生產量值-漁業種類別魚類別生產量值4'!F53))" table:style-name="ce55">
            <text:p>1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3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3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5)=0,&quot;-&quot;,SUM(G55))" table:style-name="ce55">
            <text:p>-</text:p>
          </table:table-cell>
          <table:table-cell office:value-type="string" office:string-value="-" table:formula="msoxl:=  IF(SUM(H55)=0,&quot;-&quot;,SUM(H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5,'漁業生產量值-漁業種類別魚類別生產量值4'!C55,'漁業生產量值-漁業種類別魚類別生產量值4'!E55)=0,&quot;-&quot;,SUM(O55,'漁業生產量值-漁業種類別魚類別生產量值4'!C55,'漁業生產量值-漁業種類別魚類別生產量值4'!E55))" table:style-name="ce55">
            <text:p>-</text:p>
          </table:table-cell>
          <table:table-cell office:value-type="string" office:string-value="-" table:formula="msoxl:=  IF(SUM(P55,'漁業生產量值-漁業種類別魚類別生產量值4'!D55,'漁業生產量值-漁業種類別魚類別生產量值4'!F55)=0,&quot;-&quot;,SUM(P55,'漁業生產量值-漁業種類別魚類別生產量值4'!D55,'漁業生產量值-漁業種類別魚類別生產量值4'!F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6)=0,&quot;-&quot;,SUM(G56))" table:style-name="ce55">
            <text:p>-</text:p>
          </table:table-cell>
          <table:table-cell office:value-type="string" office:string-value="-" table:formula="msoxl:=  IF(SUM(H56)=0,&quot;-&quot;,SUM(H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6,'漁業生產量值-漁業種類別魚類別生產量值4'!C56,'漁業生產量值-漁業種類別魚類別生產量值4'!E56)=0,&quot;-&quot;,SUM(O56,'漁業生產量值-漁業種類別魚類別生產量值4'!C56,'漁業生產量值-漁業種類別魚類別生產量值4'!E56))" table:style-name="ce55">
            <text:p>-</text:p>
          </table:table-cell>
          <table:table-cell office:value-type="string" office:string-value="-" table:formula="msoxl:=  IF(SUM(P56,'漁業生產量值-漁業種類別魚類別生產量值4'!D56,'漁業生產量值-漁業種類別魚類別生產量值4'!F56)=0,&quot;-&quot;,SUM(P56,'漁業生產量值-漁業種類別魚類別生產量值4'!D56,'漁業生產量值-漁業種類別魚類別生產量值4'!F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57)=0,&quot;-&quot;,SUM(G57))" table:style-name="ce55">
            <text:p>-</text:p>
          </table:table-cell>
          <table:table-cell office:value-type="string" office:string-value="-" table:formula="msoxl:=  IF(SUM(H57)=0,&quot;-&quot;,SUM(H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57,'漁業生產量值-漁業種類別魚類別生產量值4'!C57,'漁業生產量值-漁業種類別魚類別生產量值4'!E57)=0,&quot;-&quot;,SUM(O57,'漁業生產量值-漁業種類別魚類別生產量值4'!C57,'漁業生產量值-漁業種類別魚類別生產量值4'!E57))" table:style-name="ce55">
            <text:p>-</text:p>
          </table:table-cell>
          <table:table-cell office:value-type="string" office:string-value="-" table:formula="msoxl:=  IF(SUM(P57,'漁業生產量值-漁業種類別魚類別生產量值4'!D57,'漁業生產量值-漁業種類別魚類別生產量值4'!F57)=0,&quot;-&quot;,SUM(P57,'漁業生產量值-漁業種類別魚類別生產量值4'!D57,'漁業生產量值-漁業種類別魚類別生產量值4'!F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90.1" table:formula="msoxl:=  IF(SUM(C59:C61)=0,&quot;-&quot;,SUM(C59:C61))" table:style-name="ce52">
            <text:p>90<text:s/></text:p>
          </table:table-cell>
          <table:table-cell office:value-type="float" office:value="27030" table:formula="msoxl:=  IF(SUM(D59:D61)=0,&quot;-&quot;,SUM(D59:D61))" table:style-name="ce52">
            <text:p>27,030<text:s/>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3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float" office:value="367.4" table:formula="msoxl:=  IF(SUM(M59:M61)=0,&quot;-&quot;,SUM(M59:M61))" table:style-name="ce52">
            <text:p>367<text:s/></text:p>
          </table:table-cell>
          <table:table-cell office:value-type="float" office:value="116860" table:formula="msoxl:=  IF(SUM(N59:N61)=0,&quot;-&quot;,SUM(N59:N61))" table:style-name="ce53">
            <text:p>116,860<text:s/></text:p>
          </table:table-cell>
          <table:table-cell office:value-type="float" office:value="173.5" table:formula="msoxl:=  IF(SUM(O59:O61)=0,&quot;-&quot;,SUM(O59:O61))" table:style-name="ce52">
            <text:p>174<text:s/></text:p>
          </table:table-cell>
          <table:table-cell office:value-type="float" office:value="52050" table:formula="msoxl:=  IF(SUM(P59:P61)=0,&quot;-&quot;,SUM(P59:P61))" table:style-name="ce52">
            <text:p>52,05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9)=0,&quot;-&quot;,SUM(G59))" table:style-name="ce55">
            <text:p>-</text:p>
          </table:table-cell>
          <table:table-cell office:value-type="string" office:string-value="-" table:formula="msoxl:=  IF(SUM(H59)=0,&quot;-&quot;,SUM(H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9,'漁業生產量值-漁業種類別魚類別生產量值4'!C59,'漁業生產量值-漁業種類別魚類別生產量值4'!E59)=0,&quot;-&quot;,SUM(O59,'漁業生產量值-漁業種類別魚類別生產量值4'!C59,'漁業生產量值-漁業種類別魚類別生產量值4'!E59))" table:style-name="ce55">
            <text:p>-</text:p>
          </table:table-cell>
          <table:table-cell office:value-type="string" office:string-value="-" table:formula="msoxl:=  IF(SUM(P59,'漁業生產量值-漁業種類別魚類別生產量值4'!D59,'漁業生產量值-漁業種類別魚類別生產量值4'!F59)=0,&quot;-&quot;,SUM(P59,'漁業生產量值-漁業種類別魚類別生產量值4'!D59,'漁業生產量值-漁業種類別魚類別生產量值4'!F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float" office:value="90.1" table:style-name="ce55">
            <text:p>90<text:s/></text:p>
          </table:table-cell>
          <table:table-cell office:value-type="float" office:value="27030" table:style-name="ce55">
            <text:p>27,030<text:s/></text:p>
          </table:table-cell>
          <table:table-cell office:value-type="string" office:string-value="-" table:formula="msoxl:=  IF(SUM(G60)=0,&quot;-&quot;,SUM(G60))" table:style-name="ce55">
            <text:p>-</text:p>
          </table:table-cell>
          <table:table-cell office:value-type="string" office:string-value="-" table:formula="msoxl:=  IF(SUM(H60)=0,&quot;-&quot;,SUM(H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67.4" table:formula="msoxl:=  IF(SUM(O60,'漁業生產量值-漁業種類別魚類別生產量值4'!C60,'漁業生產量值-漁業種類別魚類別生產量值4'!E60)=0,&quot;-&quot;,SUM(O60,'漁業生產量值-漁業種類別魚類別生產量值4'!C60,'漁業生產量值-漁業種類別魚類別生產量值4'!E60))" table:style-name="ce55">
            <text:p>367<text:s/></text:p>
          </table:table-cell>
          <table:table-cell office:value-type="float" office:value="116860" table:formula="msoxl:=  IF(SUM(P60,'漁業生產量值-漁業種類別魚類別生產量值4'!D60,'漁業生產量值-漁業種類別魚類別生產量值4'!F60)=0,&quot;-&quot;,SUM(P60,'漁業生產量值-漁業種類別魚類別生產量值4'!D60,'漁業生產量值-漁業種類別魚類別生產量值4'!F60))" table:style-name="ce55">
            <text:p>116,860<text:s/></text:p>
          </table:table-cell>
          <table:table-cell office:value-type="float" office:value="173.5" table:style-name="ce55">
            <text:p>174<text:s/></text:p>
          </table:table-cell>
          <table:table-cell office:value-type="float" office:value="52050" table:style-name="ce55">
            <text:p>52,050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61)=0,&quot;-&quot;,SUM(G61))" table:style-name="ce55">
            <text:p>-</text:p>
          </table:table-cell>
          <table:table-cell office:value-type="string" office:string-value="-" table:formula="msoxl:=  IF(SUM(H61)=0,&quot;-&quot;,SUM(H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61,'漁業生產量值-漁業種類別魚類別生產量值4'!C61,'漁業生產量值-漁業種類別魚類別生產量值4'!E61)=0,&quot;-&quot;,SUM(O61,'漁業生產量值-漁業種類別魚類別生產量值4'!C61,'漁業生產量值-漁業種類別魚類別生產量值4'!E61))" table:style-name="ce55">
            <text:p>-</text:p>
          </table:table-cell>
          <table:table-cell office:value-type="string" office:string-value="-" table:formula="msoxl:=  IF(SUM(P61,'漁業生產量值-漁業種類別魚類別生產量值4'!D61,'漁業生產量值-漁業種類別魚類別生產量值4'!F61)=0,&quot;-&quot;,SUM(P61,'漁業生產量值-漁業種類別魚類別生產量值4'!D61,'漁業生產量值-漁業種類別魚類別生產量值4'!F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487.387" table:formula="msoxl:=  IF(SUM(C63,C64,C65,C67)=0,IF(C66=0,&quot;-&quot;,C66),SUM(C63,C64,C65,C67))" table:style-name="ce52">
            <text:p>487<text:s/></text:p>
          </table:table-cell>
          <table:table-cell office:value-type="float" office:value="78562.900000000009" table:formula="msoxl:=  IF(SUM(D63:D67)=0,&quot;-&quot;,SUM(D63:D67))" table:style-name="ce52">
            <text:p>78,563<text:s/>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3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float" office:value="20032.494050000001" table:formula="msoxl:=  IF(SUM(M63,M64,M65,M67)=0,IF(M66=0,&quot;-&quot;,M66),SUM(M63,M64,M65,M67))" table:style-name="ce52">
            <text:p>20,032<text:s/></text:p>
          </table:table-cell>
          <table:table-cell office:value-type="float" office:value="5368907.8863400007" table:formula="msoxl:=  IF(SUM(N63:N67)=0,&quot;-&quot;,SUM(N63:N67))" table:style-name="ce53">
            <text:p>5,368,908<text:s/></text:p>
          </table:table-cell>
          <table:table-cell office:value-type="float" office:value="11900.04507" table:formula="msoxl:=  IF(SUM(O63,O64,O65,O67)=0,IF(O66=0,&quot;-&quot;,O66),SUM(O63,O64,O65,O67))" table:style-name="ce52">
            <text:p>11,900<text:s/></text:p>
          </table:table-cell>
          <table:table-cell office:value-type="float" office:value="2891660.4723200002" table:formula="msoxl:=  IF(SUM(P63:P67)=0,&quot;-&quot;,SUM(P63:P67))" table:style-name="ce52">
            <text:p>2,891,66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454.87700000000001" table:style-name="ce55">
            <text:p>455<text:s/></text:p>
          </table:table-cell>
          <table:table-cell office:value-type="float" office:value="73436.073000000004" table:style-name="ce55">
            <text:p>73,436<text:s/></text:p>
          </table:table-cell>
          <table:table-cell office:value-type="string" office:string-value="-" table:formula="msoxl:=  IF(SUM(G63)=0,&quot;-&quot;,SUM(G63))" table:style-name="ce55">
            <text:p>-</text:p>
          </table:table-cell>
          <table:table-cell office:value-type="string" office:string-value="-" table:formula="msoxl:=  IF(SUM(H63)=0,&quot;-&quot;,SUM(H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032.494050000001" table:formula="msoxl:=  IF(SUM(O63,'漁業生產量值-漁業種類別魚類別生產量值4'!C63,'漁業生產量值-漁業種類別魚類別生產量值4'!E63)=0,&quot;-&quot;,SUM(O63,'漁業生產量值-漁業種類別魚類別生產量值4'!C63,'漁業生產量值-漁業種類別魚類別生產量值4'!E63))" table:style-name="ce55">
            <text:p>20,032<text:s/></text:p>
          </table:table-cell>
          <table:table-cell office:value-type="float" office:value="5368907.8863400007" table:formula="msoxl:=  IF(SUM(P63,'漁業生產量值-漁業種類別魚類別生產量值4'!D63,'漁業生產量值-漁業種類別魚類別生產量值4'!F63)=0,&quot;-&quot;,SUM(P63,'漁業生產量值-漁業種類別魚類別生產量值4'!D63,'漁業生產量值-漁業種類別魚類別生產量值4'!F63))" table:style-name="ce55">
            <text:p>5,368,908<text:s/></text:p>
          </table:table-cell>
          <table:table-cell office:value-type="float" office:value="11900.04507" table:style-name="ce55">
            <text:p>11,900<text:s/></text:p>
          </table:table-cell>
          <table:table-cell office:value-type="float" office:value="2891660.4723200002" table:style-name="ce55">
            <text:p>2,891,66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32.51" table:style-name="ce55">
            <text:p>33<text:s/></text:p>
          </table:table-cell>
          <table:table-cell office:value-type="float" office:value="5126.8270000000002" table:style-name="ce55">
            <text:p>5,127<text:s/></text:p>
          </table:table-cell>
          <table:table-cell office:value-type="string" office:string-value="-" table:formula="msoxl:=  IF(SUM(G64)=0,&quot;-&quot;,SUM(G64))" table:style-name="ce55">
            <text:p>-</text:p>
          </table:table-cell>
          <table:table-cell office:value-type="string" office:string-value="-" table:formula="msoxl:=  IF(SUM(H64)=0,&quot;-&quot;,SUM(H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64,'漁業生產量值-漁業種類別魚類別生產量值4'!C64,'漁業生產量值-漁業種類別魚類別生產量值4'!E64)=0,&quot;-&quot;,SUM(O64,'漁業生產量值-漁業種類別魚類別生產量值4'!C64,'漁業生產量值-漁業種類別魚類別生產量值4'!E64))" table:style-name="ce55">
            <text:p>-</text:p>
          </table:table-cell>
          <table:table-cell office:value-type="string" office:string-value="-" table:formula="msoxl:=  IF(SUM(P64,'漁業生產量值-漁業種類別魚類別生產量值4'!D64,'漁業生產量值-漁業種類別魚類別生產量值4'!F64)=0,&quot;-&quot;,SUM(P64,'漁業生產量值-漁業種類別魚類別生產量值4'!D64,'漁業生產量值-漁業種類別魚類別生產量值4'!F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65)=0,&quot;-&quot;,SUM(G65))" table:style-name="ce55">
            <text:p>-</text:p>
          </table:table-cell>
          <table:table-cell office:value-type="string" office:string-value="-" table:formula="msoxl:=  IF(SUM(H65)=0,&quot;-&quot;,SUM(H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65,'漁業生產量值-漁業種類別魚類別生產量值4'!C65,'漁業生產量值-漁業種類別魚類別生產量值4'!E65)=0,&quot;-&quot;,SUM(O65,'漁業生產量值-漁業種類別魚類別生產量值4'!C65,'漁業生產量值-漁業種類別魚類別生產量值4'!E65))" table:style-name="ce55">
            <text:p>-</text:p>
          </table:table-cell>
          <table:table-cell office:value-type="string" office:string-value="-" table:formula="msoxl:=  IF(SUM(P65,'漁業生產量值-漁業種類別魚類別生產量值4'!D65,'漁業生產量值-漁業種類別魚類別生產量值4'!F65)=0,&quot;-&quot;,SUM(P65,'漁業生產量值-漁業種類別魚類別生產量值4'!D65,'漁業生產量值-漁業種類別魚類別生產量值4'!F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66)=0,&quot;-&quot;,SUM(G66))" table:style-name="ce55">
            <text:p>-</text:p>
          </table:table-cell>
          <table:table-cell office:value-type="string" office:string-value="-" table:formula="msoxl:=  IF(SUM(H66)=0,&quot;-&quot;,SUM(H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66,'漁業生產量值-漁業種類別魚類別生產量值4'!C66,'漁業生產量值-漁業種類別魚類別生產量值4'!E66)=0,&quot;-&quot;,SUM(O66,'漁業生產量值-漁業種類別魚類別生產量值4'!C66,'漁業生產量值-漁業種類別魚類別生產量值4'!E66))" table:style-name="ce55">
            <text:p>-</text:p>
          </table:table-cell>
          <table:table-cell office:value-type="string" office:string-value="-" table:formula="msoxl:=  IF(SUM(P66,'漁業生產量值-漁業種類別魚類別生產量值4'!D66,'漁業生產量值-漁業種類別魚類別生產量值4'!F66)=0,&quot;-&quot;,SUM(P66,'漁業生產量值-漁業種類別魚類別生產量值4'!D66,'漁業生產量值-漁業種類別魚類別生產量值4'!F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67)=0,&quot;-&quot;,SUM(G67))" table:style-name="ce55">
            <text:p>-</text:p>
          </table:table-cell>
          <table:table-cell office:value-type="string" office:string-value="-" table:formula="msoxl:=  IF(SUM(H67)=0,&quot;-&quot;,SUM(H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67,'漁業生產量值-漁業種類別魚類別生產量值4'!C67,'漁業生產量值-漁業種類別魚類別生產量值4'!E67)=0,&quot;-&quot;,SUM(O67,'漁業生產量值-漁業種類別魚類別生產量值4'!C67,'漁業生產量值-漁業種類別魚類別生產量值4'!E67))" table:style-name="ce55">
            <text:p>-</text:p>
          </table:table-cell>
          <table:table-cell office:value-type="string" office:string-value="-" table:formula="msoxl:=  IF(SUM(P67,'漁業生產量值-漁業種類別魚類別生產量值4'!D67,'漁業生產量值-漁業種類別魚類別生產量值4'!F67)=0,&quot;-&quot;,SUM(P67,'漁業生產量值-漁業種類別魚類別生產量值4'!D67,'漁業生產量值-漁業種類別魚類別生產量值4'!F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4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6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4" table:number-rows-spanned="1" table:style-name="ce196">
            <text:p>石 <text:s/>斑 <text:s/>類</text:p>
          </table:table-cell>
          <table:covered-table-cell table:number-columns-repeated="3"/>
          <table:table-cell table:number-columns-spanned="2" table:number-rows-spanned="1" table:style-name="ce199"/>
          <table:covered-table-cell/>
          <table:table-cell table:number-columns-spanned="2" table:number-rows-spanned="1" table:style-name="ce199"/>
          <table:covered-table-cell/>
          <table:table-cell table:number-columns-spanned="2" table:number-rows-spanned="1" table:style-name="ce199"/>
          <table:covered-table-cell/>
          <table:table-cell table:number-columns-spanned="2" table:number-rows-spanned="1" table:style-name="ce199"/>
          <table:covered-table-cell/>
          <table:table-cell office:value-type="string" table:number-columns-spanned="2" table:number-rows-spanned="1" table:style-name="ce196">
            <text:p>鰺 <text:s text:c="3"/>科</text:p>
          </table:table-cell>
          <table:covered-table-cell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1">
            <text:p>鞍帶石斑魚</text:p>
          </table:table-cell>
          <table:covered-table-cell/>
          <table:table-cell office:value-type="string" table:number-columns-spanned="2" table:number-rows-spanned="1" table:style-name="ce197">
            <text:p>其他石斑</text:p>
          </table:table-cell>
          <table:covered-table-cell/>
          <table:table-cell office:value-type="string" table:number-columns-spanned="2" table:number-rows-spanned="1" table:style-name="ce194">
            <text:p>合齒魚科</text:p>
          </table:table-cell>
          <table:covered-table-cell/>
          <table:table-cell office:value-type="string" table:number-columns-spanned="2" table:number-rows-spanned="1" table:style-name="ce194">
            <text:p>鯙科</text:p>
          </table:table-cell>
          <table:covered-table-cell/>
          <table:table-cell office:value-type="string" table:number-columns-spanned="2" table:number-rows-spanned="1" table:style-name="ce194">
            <text:p>海鱺</text:p>
          </table:table-cell>
          <table:covered-table-cell/>
          <table:table-cell office:value-type="string" table:number-columns-spanned="2" table:number-rows-spanned="1" table:style-name="ce194">
            <text:p>眼眶魚</text:p>
          </table:table-cell>
          <table:covered-table-cell/>
          <table:table-cell office:value-type="string" table:number-columns-spanned="2" table:number-rows-spanned="1" table:style-name="ce197">
            <text:p>小計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1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2">
            <text:p>26003</text:p>
          </table:table-cell>
          <table:covered-table-cell/>
          <table:table-cell office:value-type="string" table:number-columns-spanned="2" table:number-rows-spanned="1" table:style-name="ce185">
            <text:p>26099</text:p>
          </table:table-cell>
          <table:covered-table-cell/>
          <table:table-cell office:value-type="string" table:number-columns-spanned="2" table:number-rows-spanned="1" table:style-name="ce185">
            <text:p>29000</text:p>
          </table:table-cell>
          <table:covered-table-cell/>
          <table:table-cell office:value-type="string" table:number-columns-spanned="2" table:number-rows-spanned="1" table:style-name="ce185">
            <text:p>30000</text:p>
          </table:table-cell>
          <table:covered-table-cell/>
          <table:table-cell office:value-type="string" table:number-columns-spanned="2" table:number-rows-spanned="1" table:style-name="ce185">
            <text:p>34001</text:p>
          </table:table-cell>
          <table:covered-table-cell/>
          <table:table-cell office:value-type="string" table:number-columns-spanned="2" table:number-rows-spanned="1" table:style-name="ce185">
            <text:p>35001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955.9660899999999" table:formula="msoxl:=  IF(SUM(C11,C19,C36,C54,C58,C62)=0,&quot;-&quot;,SUM(C11,C19,C36,C54,C58,C62))" table:style-name="ce45">
            <text:p>5,956<text:s/></text:p>
          </table:table-cell>
          <table:table-cell office:value-type="float" office:value="1928941.2966" table:formula="msoxl:=  IF(SUM(D11,D19,D36,D54,D58,D62)=0,&quot;-&quot;,SUM(D11,D19,D36,D54,D58,D62))" table:style-name="ce45">
            <text:p>1,928,941<text:s/></text:p>
          </table:table-cell>
          <table:table-cell office:value-type="float" office:value="2844.16239" table:formula="msoxl:=  IF(SUM(E11,E19,E36,E54,E58,E62)=0,&quot;-&quot;,SUM(E11,E19,E36,E54,E58,E62))" table:style-name="ce45">
            <text:p>2,844<text:s/></text:p>
          </table:table-cell>
          <table:table-cell office:value-type="float" office:value="758914.29222000006" table:formula="msoxl:=  IF(SUM(F11,F19,F36,F54,F58,F62)=0,&quot;-&quot;,SUM(F11,F19,F36,F54,F58,F62))" table:style-name="ce45">
            <text:p>758,914<text:s/></text:p>
          </table:table-cell>
          <table:table-cell office:value-type="float" office:value="301.17098999999996" table:formula="msoxl:=  IF(SUM(G11,G19,G36,G54,G58,G62)=0,&quot;-&quot;,SUM(G11,G19,G36,G54,G58,G62))" table:style-name="ce45">
            <text:p>301<text:s/></text:p>
          </table:table-cell>
          <table:table-cell office:value-type="float" office:value="18980.886859999999" table:formula="msoxl:=  IF(SUM(H11,H19,H36,H54,H58,H62)=0,&quot;-&quot;,SUM(H11,H19,H36,H54,H58,H62))" table:style-name="ce45">
            <text:p>18,981<text:s/></text:p>
          </table:table-cell>
          <table:table-cell office:value-type="float" office:value="341.52449999999999" table:formula="msoxl:=  IF(SUM(I11,I19,I36,I54,I58,I62)=0,&quot;-&quot;,SUM(I11,I19,I36,I54,I58,I62))" table:style-name="ce45">
            <text:p>342<text:s/></text:p>
          </table:table-cell>
          <table:table-cell office:value-type="float" office:value="26361.25819" table:formula="msoxl:=  IF(SUM(J11,J19,J36,J54,J58,J62)=0,&quot;-&quot;,SUM(J11,J19,J36,J54,J58,J62))" table:style-name="ce45">
            <text:p>26,361<text:s/></text:p>
          </table:table-cell>
          <table:table-cell office:value-type="float" office:value="1529.68975" table:formula="msoxl:=  IF(SUM(K11,K19,K36,K54,K58,K62)=0,&quot;-&quot;,SUM(K11,K19,K36,K54,K58,K62))" table:style-name="ce45">
            <text:p>1,530<text:s/></text:p>
          </table:table-cell>
          <table:table-cell office:value-type="float" office:value="452075.69055" table:formula="msoxl:=  IF(SUM(L11,L19,L36,L54,L58,L62)=0,&quot;-&quot;,SUM(L11,L19,L36,L54,L58,L62))" table:style-name="ce45">
            <text:p>452,076<text:s/></text:p>
          </table:table-cell>
          <table:table-cell office:value-type="float" office:value="6019.0119399999994" table:formula="msoxl:=  IF(SUM(M11,M19,M36,M54,M58,M62)=0,&quot;-&quot;,SUM(M11,M19,M36,M54,M58,M62))" table:style-name="ce45">
            <text:p>6,019<text:s/></text:p>
          </table:table-cell>
          <table:table-cell office:value-type="float" office:value="138130.88188999999" table:formula="msoxl:=  IF(SUM(N11,N19,N36,N54,N58,N62)=0,&quot;-&quot;,SUM(N11,N19,N36,N54,N58,N62))" table:style-name="ce45">
            <text:p>138,131<text:s/></text:p>
          </table:table-cell>
          <table:table-cell office:value-type="float" office:value="14099.855359999998" table:formula="msoxl:=  IF(SUM(O11,O19,O36,O54,O58,O62)=0,&quot;-&quot;,SUM(O11,O19,O36,O54,O58,O62))" table:style-name="ce45">
            <text:p>14,100<text:s/></text:p>
          </table:table-cell>
          <table:table-cell office:value-type="float" office:value="611945.31345999998" table:formula="msoxl:=  IF(SUM(P11,P19,P36,P54,P58,P62)=0,&quot;-&quot;,SUM(P11,P19,P36,P54,P58,P62))" table:style-name="ce45">
            <text:p>611,945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float" office:value="25.295000000000002" table:formula="msoxl:=  IF(SUM(E12:E18)=0,&quot;-&quot;,SUM(E12:E18))" table:style-name="ce52">
            <text:p>25<text:s/></text:p>
          </table:table-cell>
          <table:table-cell office:value-type="float" office:value="1107.2149999999999" table:formula="msoxl:=  IF(SUM(F12:F18)=0,&quot;-&quot;,SUM(F12:F18))" table:style-name="ce52">
            <text:p>1,107<text:s/>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2">
            <text:p>-</text:p>
          </table:table-cell>
          <table:table-cell office:value-type="float" office:value="1.548" table:formula="msoxl:=  IF(SUM(K12:K18)=0,&quot;-&quot;,SUM(K12:K18))" table:style-name="ce52">
            <text:p>2<text:s/></text:p>
          </table:table-cell>
          <table:table-cell office:value-type="float" office:value="66.563999999999993" table:formula="msoxl:=  IF(SUM(L12:L18)=0,&quot;-&quot;,SUM(L12:L18))" table:style-name="ce52">
            <text:p>67<text:s/></text:p>
          </table:table-cell>
          <table:table-cell office:value-type="float" office:value="131.874" table:formula="msoxl:=  IF(SUM(M12:M18)=0,&quot;-&quot;,SUM(M12:M18))" table:style-name="ce52">
            <text:p>132<text:s/></text:p>
          </table:table-cell>
          <table:table-cell office:value-type="float" office:value="3428.7240000000002" table:formula="msoxl:=  IF(SUM(N12:N18)=0,&quot;-&quot;,SUM(N12:N18))" table:style-name="ce52">
            <text:p>3,429<text:s/></text:p>
          </table:table-cell>
          <table:table-cell office:value-type="float" office:value="25.876000000000001" table:formula="msoxl:=  IF(SUM(O12:O18)=0,&quot;-&quot;,SUM(O12:O18))" table:style-name="ce52">
            <text:p>26<text:s/></text:p>
          </table:table-cell>
          <table:table-cell office:value-type="float" office:value="802.15599999999995" table:formula="msoxl:=  IF(SUM(P12:P18)=0,&quot;-&quot;,SUM(P12:P18))" table:style-name="ce53">
            <text:p>80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2,'漁業生產量值-漁業種類別魚類別生產量值5'!E12,'漁業生產量值-漁業種類別魚類別生產量值5'!G12,'漁業生產量值-漁業種類別魚類別生產量值5'!I12)=0,&quot;-&quot;,SUM('漁業生產量值-漁業種類別魚類別生產量值5'!C12,'漁業生產量值-漁業種類別魚類別生產量值5'!E12,'漁業生產量值-漁業種類別魚類別生產量值5'!G12,'漁業生產量值-漁業種類別魚類別生產量值5'!I12))" table:style-name="ce55">
            <text:p>-</text:p>
          </table:table-cell>
          <table:table-cell office:value-type="string" office:string-value="-" table:formula="msoxl:=  IF(SUM('漁業生產量值-漁業種類別魚類別生產量值5'!D12,'漁業生產量值-漁業種類別魚類別生產量值5'!F12,'漁業生產量值-漁業種類別魚類別生產量值5'!H12,'漁業生產量值-漁業種類別魚類別生產量值5'!J12)=0,&quot;-&quot;,SUM('漁業生產量值-漁業種類別魚類別生產量值5'!D12,'漁業生產量值-漁業種類別魚類別生產量值5'!F12,'漁業生產量值-漁業種類別魚類別生產量值5'!H12,'漁業生產量值-漁業種類別魚類別生產量值5'!J12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3,'漁業生產量值-漁業種類別魚類別生產量值5'!E13,'漁業生產量值-漁業種類別魚類別生產量值5'!G13,'漁業生產量值-漁業種類別魚類別生產量值5'!I13)=0,&quot;-&quot;,SUM('漁業生產量值-漁業種類別魚類別生產量值5'!C13,'漁業生產量值-漁業種類別魚類別生產量值5'!E13,'漁業生產量值-漁業種類別魚類別生產量值5'!G13,'漁業生產量值-漁業種類別魚類別生產量值5'!I13))" table:style-name="ce55">
            <text:p>-</text:p>
          </table:table-cell>
          <table:table-cell office:value-type="string" office:string-value="-" table:formula="msoxl:=  IF(SUM('漁業生產量值-漁業種類別魚類別生產量值5'!D13,'漁業生產量值-漁業種類別魚類別生產量值5'!F13,'漁業生產量值-漁業種類別魚類別生產量值5'!H13,'漁業生產量值-漁業種類別魚類別生產量值5'!J13)=0,&quot;-&quot;,SUM('漁業生產量值-漁業種類別魚類別生產量值5'!D13,'漁業生產量值-漁業種類別魚類別生產量值5'!F13,'漁業生產量值-漁業種類別魚類別生產量值5'!H13,'漁業生產量值-漁業種類別魚類別生產量值5'!J1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4,'漁業生產量值-漁業種類別魚類別生產量值5'!E14,'漁業生產量值-漁業種類別魚類別生產量值5'!G14,'漁業生產量值-漁業種類別魚類別生產量值5'!I14)=0,&quot;-&quot;,SUM('漁業生產量值-漁業種類別魚類別生產量值5'!C14,'漁業生產量值-漁業種類別魚類別生產量值5'!E14,'漁業生產量值-漁業種類別魚類別生產量值5'!G14,'漁業生產量值-漁業種類別魚類別生產量值5'!I14))" table:style-name="ce55">
            <text:p>-</text:p>
          </table:table-cell>
          <table:table-cell office:value-type="string" office:string-value="-" table:formula="msoxl:=  IF(SUM('漁業生產量值-漁業種類別魚類別生產量值5'!D14,'漁業生產量值-漁業種類別魚類別生產量值5'!F14,'漁業生產量值-漁業種類別魚類別生產量值5'!H14,'漁業生產量值-漁業種類別魚類別生產量值5'!J14)=0,&quot;-&quot;,SUM('漁業生產量值-漁業種類別魚類別生產量值5'!D14,'漁業生產量值-漁業種類別魚類別生產量值5'!F14,'漁業生產量值-漁業種類別魚類別生產量值5'!H14,'漁業生產量值-漁業種類別魚類別生產量值5'!J1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5,'漁業生產量值-漁業種類別魚類別生產量值5'!E15,'漁業生產量值-漁業種類別魚類別生產量值5'!G15,'漁業生產量值-漁業種類別魚類別生產量值5'!I15)=0,&quot;-&quot;,SUM('漁業生產量值-漁業種類別魚類別生產量值5'!C15,'漁業生產量值-漁業種類別魚類別生產量值5'!E15,'漁業生產量值-漁業種類別魚類別生產量值5'!G15,'漁業生產量值-漁業種類別魚類別生產量值5'!I15))" table:style-name="ce55">
            <text:p>-</text:p>
          </table:table-cell>
          <table:table-cell office:value-type="string" office:string-value="-" table:formula="msoxl:=  IF(SUM('漁業生產量值-漁業種類別魚類別生產量值5'!D15,'漁業生產量值-漁業種類別魚類別生產量值5'!F15,'漁業生產量值-漁業種類別魚類別生產量值5'!H15,'漁業生產量值-漁業種類別魚類別生產量值5'!J15)=0,&quot;-&quot;,SUM('漁業生產量值-漁業種類別魚類別生產量值5'!D15,'漁業生產量值-漁業種類別魚類別生產量值5'!F15,'漁業生產量值-漁業種類別魚類別生產量值5'!H15,'漁業生產量值-漁業種類別魚類別生產量值5'!J1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.295000000000002" table:style-name="ce55">
            <text:p>25<text:s/></text:p>
          </table:table-cell>
          <table:table-cell office:value-type="float" office:value="1107.2149999999999" table:style-name="ce55">
            <text:p>1,1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548" table:style-name="ce55">
            <text:p>2<text:s/></text:p>
          </table:table-cell>
          <table:table-cell office:value-type="float" office:value="66.563999999999993" table:style-name="ce55">
            <text:p>67<text:s/></text:p>
          </table:table-cell>
          <table:table-cell office:value-type="float" office:value="131.874" table:style-name="ce55">
            <text:p>132<text:s/></text:p>
          </table:table-cell>
          <table:table-cell office:value-type="float" office:value="3428.7240000000002" table:style-name="ce55">
            <text:p>3,429<text:s/></text:p>
          </table:table-cell>
          <table:table-cell office:value-type="float" office:value="25.876000000000001" table:formula="msoxl:=  IF(SUM('漁業生產量值-漁業種類別魚類別生產量值5'!C16,'漁業生產量值-漁業種類別魚類別生產量值5'!E16,'漁業生產量值-漁業種類別魚類別生產量值5'!G16,'漁業生產量值-漁業種類別魚類別生產量值5'!I16)=0,&quot;-&quot;,SUM('漁業生產量值-漁業種類別魚類別生產量值5'!C16,'漁業生產量值-漁業種類別魚類別生產量值5'!E16,'漁業生產量值-漁業種類別魚類別生產量值5'!G16,'漁業生產量值-漁業種類別魚類別生產量值5'!I16))" table:style-name="ce55">
            <text:p>26<text:s/></text:p>
          </table:table-cell>
          <table:table-cell office:value-type="float" office:value="802.15599999999995" table:formula="msoxl:=  IF(SUM('漁業生產量值-漁業種類別魚類別生產量值5'!D16,'漁業生產量值-漁業種類別魚類別生產量值5'!F16,'漁業生產量值-漁業種類別魚類別生產量值5'!H16,'漁業生產量值-漁業種類別魚類別生產量值5'!J16)=0,&quot;-&quot;,SUM('漁業生產量值-漁業種類別魚類別生產量值5'!D16,'漁業生產量值-漁業種類別魚類別生產量值5'!F16,'漁業生產量值-漁業種類別魚類別生產量值5'!H16,'漁業生產量值-漁業種類別魚類別生產量值5'!J16))" table:style-name="ce55">
            <text:p>80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7,'漁業生產量值-漁業種類別魚類別生產量值5'!E17,'漁業生產量值-漁業種類別魚類別生產量值5'!G17,'漁業生產量值-漁業種類別魚類別生產量值5'!I17)=0,&quot;-&quot;,SUM('漁業生產量值-漁業種類別魚類別生產量值5'!C17,'漁業生產量值-漁業種類別魚類別生產量值5'!E17,'漁業生產量值-漁業種類別魚類別生產量值5'!G17,'漁業生產量值-漁業種類別魚類別生產量值5'!I17))" table:style-name="ce55">
            <text:p>-</text:p>
          </table:table-cell>
          <table:table-cell office:value-type="string" office:string-value="-" table:formula="msoxl:=  IF(SUM('漁業生產量值-漁業種類別魚類別生產量值5'!D17,'漁業生產量值-漁業種類別魚類別生產量值5'!F17,'漁業生產量值-漁業種類別魚類別生產量值5'!H17,'漁業生產量值-漁業種類別魚類別生產量值5'!J17)=0,&quot;-&quot;,SUM('漁業生產量值-漁業種類別魚類別生產量值5'!D17,'漁業生產量值-漁業種類別魚類別生產量值5'!F17,'漁業生產量值-漁業種類別魚類別生產量值5'!H17,'漁業生產量值-漁業種類別魚類別生產量值5'!J17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18,'漁業生產量值-漁業種類別魚類別生產量值5'!E18,'漁業生產量值-漁業種類別魚類別生產量值5'!G18,'漁業生產量值-漁業種類別魚類別生產量值5'!I18)=0,&quot;-&quot;,SUM('漁業生產量值-漁業種類別魚類別生產量值5'!C18,'漁業生產量值-漁業種類別魚類別生產量值5'!E18,'漁業生產量值-漁業種類別魚類別生產量值5'!G18,'漁業生產量值-漁業種類別魚類別生產量值5'!I18))" table:style-name="ce55">
            <text:p>-</text:p>
          </table:table-cell>
          <table:table-cell office:value-type="string" office:string-value="-" table:formula="msoxl:=  IF(SUM('漁業生產量值-漁業種類別魚類別生產量值5'!D18,'漁業生產量值-漁業種類別魚類別生產量值5'!F18,'漁業生產量值-漁業種類別魚類別生產量值5'!H18,'漁業生產量值-漁業種類別魚類別生產量值5'!J18)=0,&quot;-&quot;,SUM('漁業生產量值-漁業種類別魚類別生產量值5'!D18,'漁業生產量值-漁業種類別魚類別生產量值5'!F18,'漁業生產量值-漁業種類別魚類別生產量值5'!H18,'漁業生產量值-漁業種類別魚類別生產量值5'!J18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float" office:value="392.74349999999998" table:formula="msoxl:=  IF(SUM(E20:E35)=0,&quot;-&quot;,SUM(E20:E35))" table:style-name="ce52">
            <text:p>393<text:s/></text:p>
          </table:table-cell>
          <table:table-cell office:value-type="float" office:value="122981.69404999999" table:formula="msoxl:=  IF(SUM(F20:F35)=0,&quot;-&quot;,SUM(F20:F35))" table:style-name="ce52">
            <text:p>122,982<text:s/></text:p>
          </table:table-cell>
          <table:table-cell office:value-type="float" office:value="201.69389999999999" table:formula="msoxl:=  IF(SUM(G20:G35)=0,&quot;-&quot;,SUM(G20:G35))" table:style-name="ce52">
            <text:p>202<text:s/></text:p>
          </table:table-cell>
          <table:table-cell office:value-type="float" office:value="11025.007829999999" table:formula="msoxl:=  IF(SUM(H20:H35)=0,&quot;-&quot;,SUM(H20:H35))" table:style-name="ce52">
            <text:p>11,025<text:s/></text:p>
          </table:table-cell>
          <table:table-cell office:value-type="float" office:value="334.37139999999999" table:formula="msoxl:=  IF(SUM(I20:I35)=0,&quot;-&quot;,SUM(I20:I35))" table:style-name="ce52">
            <text:p>334<text:s/></text:p>
          </table:table-cell>
          <table:table-cell office:value-type="float" office:value="24626.30819" table:formula="msoxl:=  IF(SUM(J20:J35)=0,&quot;-&quot;,SUM(J20:J35))" table:style-name="ce52">
            <text:p>24,626<text:s/></text:p>
          </table:table-cell>
          <table:table-cell office:value-type="float" office:value="2.5434999999999999" table:formula="msoxl:=  IF(SUM(K20:K35)=0,&quot;-&quot;,SUM(K20:K35))" table:style-name="ce52">
            <text:p>3<text:s/></text:p>
          </table:table-cell>
          <table:table-cell office:value-type="float" office:value="554.39014999999995" table:formula="msoxl:=  IF(SUM(L20:L35)=0,&quot;-&quot;,SUM(L20:L35))" table:style-name="ce52">
            <text:p>554<text:s/></text:p>
          </table:table-cell>
          <table:table-cell office:value-type="float" office:value="5696.8047999999999" table:formula="msoxl:=  IF(SUM(M20:M35)=0,&quot;-&quot;,SUM(M20:M35))" table:style-name="ce52">
            <text:p>5,697<text:s/></text:p>
          </table:table-cell>
          <table:table-cell office:value-type="float" office:value="124335.36914" table:formula="msoxl:=  IF(SUM(N20:N35)=0,&quot;-&quot;,SUM(N20:N35))" table:style-name="ce52">
            <text:p>124,335<text:s/></text:p>
          </table:table-cell>
          <table:table-cell office:value-type="float" office:value="12340.743959999998" table:formula="msoxl:=  IF(SUM(O20:O35)=0,&quot;-&quot;,SUM(O20:O35))" table:style-name="ce52">
            <text:p>12,341<text:s/></text:p>
          </table:table-cell>
          <table:table-cell office:value-type="float" office:value="376457.35476999998" table:formula="msoxl:=  IF(SUM(P20:P35)=0,&quot;-&quot;,SUM(P20:P35))" table:style-name="ce52">
            <text:p>376,45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54.190800000000003" table:style-name="ce59">
            <text:p>54<text:s/></text:p>
          </table:table-cell>
          <table:table-cell office:value-type="float" office:value="2111.8154300000001" table:style-name="ce59">
            <text:p>2,112<text:s/></text:p>
          </table:table-cell>
          <table:table-cell office:value-type="string" office:string-value="-" table:formula="msoxl:=  IF(SUM('漁業生產量值-漁業種類別魚類別生產量值5'!C20,'漁業生產量值-漁業種類別魚類別生產量值5'!E20,'漁業生產量值-漁業種類別魚類別生產量值5'!G20,'漁業生產量值-漁業種類別魚類別生產量值5'!I20)=0,&quot;-&quot;,SUM('漁業生產量值-漁業種類別魚類別生產量值5'!C20,'漁業生產量值-漁業種類別魚類別生產量值5'!E20,'漁業生產量值-漁業種類別魚類別生產量值5'!G20,'漁業生產量值-漁業種類別魚類別生產量值5'!I20))" table:style-name="ce55">
            <text:p>-</text:p>
          </table:table-cell>
          <table:table-cell office:value-type="string" office:string-value="-" table:formula="msoxl:=  IF(SUM('漁業生產量值-漁業種類別魚類別生產量值5'!D20,'漁業生產量值-漁業種類別魚類別生產量值5'!F20,'漁業生產量值-漁業種類別魚類別生產量值5'!H20,'漁業生產量值-漁業種類別魚類別生產量值5'!J20)=0,&quot;-&quot;,SUM('漁業生產量值-漁業種類別魚類別生產量值5'!D20,'漁業生產量值-漁業種類別魚類別生產量值5'!F20,'漁業生產量值-漁業種類別魚類別生產量值5'!H20,'漁業生產量值-漁業種類別魚類別生產量值5'!J20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21,'漁業生產量值-漁業種類別魚類別生產量值5'!E21,'漁業生產量值-漁業種類別魚類別生產量值5'!G21,'漁業生產量值-漁業種類別魚類別生產量值5'!I21)=0,&quot;-&quot;,SUM('漁業生產量值-漁業種類別魚類別生產量值5'!C21,'漁業生產量值-漁業種類別魚類別生產量值5'!E21,'漁業生產量值-漁業種類別魚類別生產量值5'!G21,'漁業生產量值-漁業種類別魚類別生產量值5'!I21))" table:style-name="ce55">
            <text:p>-</text:p>
          </table:table-cell>
          <table:table-cell office:value-type="string" office:string-value="-" table:formula="msoxl:=  IF(SUM('漁業生產量值-漁業種類別魚類別生產量值5'!D21,'漁業生產量值-漁業種類別魚類別生產量值5'!F21,'漁業生產量值-漁業種類別魚類別生產量值5'!H21,'漁業生產量值-漁業種類別魚類別生產量值5'!J21)=0,&quot;-&quot;,SUM('漁業生產量值-漁業種類別魚類別生產量值5'!D21,'漁業生產量值-漁業種類別魚類別生產量值5'!F21,'漁業生產量值-漁業種類別魚類別生產量值5'!H21,'漁業生產量值-漁業種類別魚類別生產量值5'!J2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79.59899999999999" table:formula="msoxl:=  IF(SUM('漁業生產量值-漁業種類別魚類別生產量值5'!C22,'漁業生產量值-漁業種類別魚類別生產量值5'!E22,'漁業生產量值-漁業種類別魚類別生產量值5'!G22,'漁業生產量值-漁業種類別魚類別生產量值5'!I22)=0,&quot;-&quot;,SUM('漁業生產量值-漁業種類別魚類別生產量值5'!C22,'漁業生產量值-漁業種類別魚類別生產量值5'!E22,'漁業生產量值-漁業種類別魚類別生產量值5'!G22,'漁業生產量值-漁業種類別魚類別生產量值5'!I22))" table:style-name="ce55">
            <text:p>280<text:s/></text:p>
          </table:table-cell>
          <table:table-cell office:value-type="float" office:value="7039.6967999999997" table:formula="msoxl:=  IF(SUM('漁業生產量值-漁業種類別魚類別生產量值5'!D22,'漁業生產量值-漁業種類別魚類別生產量值5'!F22,'漁業生產量值-漁業種類別魚類別生產量值5'!H22,'漁業生產量值-漁業種類別魚類別生產量值5'!J22)=0,&quot;-&quot;,SUM('漁業生產量值-漁業種類別魚類別生產量值5'!D22,'漁業生產量值-漁業種類別魚類別生產量值5'!F22,'漁業生產量值-漁業種類別魚類別生產量值5'!H22,'漁業生產量值-漁業種類別魚類別生產量值5'!J22))" table:style-name="ce55">
            <text:p>7,04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77.37100000000001" table:style-name="ce55">
            <text:p>177<text:s/></text:p>
          </table:table-cell>
          <table:table-cell office:value-type="float" office:value="42849.025999999998" table:style-name="ce55">
            <text:p>42,849<text:s/></text:p>
          </table:table-cell>
          <table:table-cell office:value-type="float" office:value="188.45849999999999" table:style-name="ce55">
            <text:p>188<text:s/></text:p>
          </table:table-cell>
          <table:table-cell office:value-type="float" office:value="10279.374529999999" table:style-name="ce55">
            <text:p>10,279<text:s/></text:p>
          </table:table-cell>
          <table:table-cell office:value-type="float" office:value="323.07139999999998" table:style-name="ce55">
            <text:p>323<text:s/></text:p>
          </table:table-cell>
          <table:table-cell office:value-type="float" office:value="22535.80819" table:style-name="ce55">
            <text:p>22,53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53.30015000000003" table:style-name="ce55">
            <text:p>653<text:s/></text:p>
          </table:table-cell>
          <table:table-cell office:value-type="float" office:value="19221.715459999999" table:style-name="ce55">
            <text:p>19,222<text:s/></text:p>
          </table:table-cell>
          <table:table-cell office:value-type="float" office:value="1121.4695900000002" table:formula="msoxl:=  IF(SUM('漁業生產量值-漁業種類別魚類別生產量值5'!C23,'漁業生產量值-漁業種類別魚類別生產量值5'!E23,'漁業生產量值-漁業種類別魚類別生產量值5'!G23,'漁業生產量值-漁業種類別魚類別生產量值5'!I23)=0,&quot;-&quot;,SUM('漁業生產量值-漁業種類別魚類別生產量值5'!C23,'漁業生產量值-漁業種類別魚類別生產量值5'!E23,'漁業生產量值-漁業種類別魚類別生產量值5'!G23,'漁業生產量值-漁業種類別魚類別生產量值5'!I23))" table:style-name="ce55">
            <text:p>1,121<text:s/></text:p>
          </table:table-cell>
          <table:table-cell office:value-type="float" office:value="88918.721159999986" table:formula="msoxl:=  IF(SUM('漁業生產量值-漁業種類別魚類別生產量值5'!D23,'漁業生產量值-漁業種類別魚類別生產量值5'!F23,'漁業生產量值-漁業種類別魚類別生產量值5'!H23,'漁業生產量值-漁業種類別魚類別生產量值5'!J23)=0,&quot;-&quot;,SUM('漁業生產量值-漁業種類別魚類別生產量值5'!D23,'漁業生產量值-漁業種類別魚類別生產量值5'!F23,'漁業生產量值-漁業種類別魚類別生產量值5'!H23,'漁業生產量值-漁業種類別魚類別生產量值5'!J23))" table:style-name="ce55">
            <text:p>88,91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.6845" table:style-name="ce55">
            <text:p>22<text:s/></text:p>
          </table:table-cell>
          <table:table-cell office:value-type="float" office:value="6998.6887500000003" table:style-name="ce55">
            <text:p>6,999<text:s/></text:p>
          </table:table-cell>
          <table:table-cell office:value-type="float" office:value="13.2354" table:style-name="ce55">
            <text:p>13<text:s/></text:p>
          </table:table-cell>
          <table:table-cell office:value-type="float" office:value="745.63329999999996" table:style-name="ce55">
            <text:p>74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77949999999999997" table:style-name="ce55">
            <text:p>1<text:s/></text:p>
          </table:table-cell>
          <table:table-cell office:value-type="float" office:value="161.90254999999999" table:style-name="ce55">
            <text:p>162<text:s/></text:p>
          </table:table-cell>
          <table:table-cell office:value-type="float" office:value="6.2734500000000004" table:style-name="ce55">
            <text:p>6<text:s/></text:p>
          </table:table-cell>
          <table:table-cell office:value-type="float" office:value="255.56422000000001" table:style-name="ce55">
            <text:p>256<text:s/></text:p>
          </table:table-cell>
          <table:table-cell office:value-type="float" office:value="82.384860000000003" table:formula="msoxl:=  IF(SUM('漁業生產量值-漁業種類別魚類別生產量值5'!C24,'漁業生產量值-漁業種類別魚類別生產量值5'!E24,'漁業生產量值-漁業種類別魚類別生產量值5'!G24,'漁業生產量值-漁業種類別魚類別生產量值5'!I24)=0,&quot;-&quot;,SUM('漁業生產量值-漁業種類別魚類別生產量值5'!C24,'漁業生產量值-漁業種類別魚類別生產量值5'!E24,'漁業生產量值-漁業種類別魚類別生產量值5'!G24,'漁業生產量值-漁業種類別魚類別生產量值5'!I24))" table:style-name="ce55">
            <text:p>82<text:s/></text:p>
          </table:table-cell>
          <table:table-cell office:value-type="float" office:value="8707.787980000001" table:formula="msoxl:=  IF(SUM('漁業生產量值-漁業種類別魚類別生產量值5'!D24,'漁業生產量值-漁業種類別魚類別生產量值5'!F24,'漁業生產量值-漁業種類別魚類別生產量值5'!H24,'漁業生產量值-漁業種類別魚類別生產量值5'!J24)=0,&quot;-&quot;,SUM('漁業生產量值-漁業種類別魚類別生產量值5'!D24,'漁業生產量值-漁業種類別魚類別生產量值5'!F24,'漁業生產量值-漁業種類別魚類別生產量值5'!H24,'漁業生產量值-漁業種類別魚類別生產量值5'!J24))" table:style-name="ce55">
            <text:p>8,70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8919999999999999" table:style-name="ce55">
            <text:p>2<text:s/></text:p>
          </table:table-cell>
          <table:table-cell office:value-type="float" office:value="340.56" table:style-name="ce55">
            <text:p>34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573.9930000000004" table:style-name="ce55">
            <text:p>4,574<text:s/></text:p>
          </table:table-cell>
          <table:table-cell office:value-type="float" office:value="86680.036099999998" table:style-name="ce55">
            <text:p>86,680<text:s/></text:p>
          </table:table-cell>
          <table:table-cell office:value-type="float" office:value="10771.507" table:formula="msoxl:=  IF(SUM('漁業生產量值-漁業種類別魚類別生產量值5'!C25,'漁業生產量值-漁業種類別魚類別生產量值5'!E25,'漁業生產量值-漁業種類別魚類別生產量值5'!G25,'漁業生產量值-漁業種類別魚類別生產量值5'!I25)=0,&quot;-&quot;,SUM('漁業生產量值-漁業種類別魚類別生產量值5'!C25,'漁業生產量值-漁業種類別魚類別生產量值5'!E25,'漁業生產量值-漁業種類別魚類別生產量值5'!G25,'漁業生產量值-漁業種類別魚類別生產量值5'!I25))" table:style-name="ce55">
            <text:p>10,772<text:s/></text:p>
          </table:table-cell>
          <table:table-cell office:value-type="float" office:value="262093.95467000001" table:formula="msoxl:=  IF(SUM('漁業生產量值-漁業種類別魚類別生產量值5'!D25,'漁業生產量值-漁業種類別魚類別生產量值5'!F25,'漁業生產量值-漁業種類別魚類別生產量值5'!H25,'漁業生產量值-漁業種類別魚類別生產量值5'!J25)=0,&quot;-&quot;,SUM('漁業生產量值-漁業種類別魚類別生產量值5'!D25,'漁業生產量值-漁業種類別魚類別生產量值5'!F25,'漁業生產量值-漁業種類別魚類別生產量值5'!H25,'漁業生產量值-漁業種類別魚類別生產量值5'!J25))" table:style-name="ce55">
            <text:p>262,09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0300000000000002" table:formula="msoxl:=  IF(SUM('漁業生產量值-漁業種類別魚類別生產量值5'!C26,'漁業生產量值-漁業種類別魚類別生產量值5'!E26,'漁業生產量值-漁業種類別魚類別生產量值5'!G26,'漁業生產量值-漁業種類別魚類別生產量值5'!I26)=0,&quot;-&quot;,SUM('漁業生產量值-漁業種類別魚類別生產量值5'!C26,'漁業生產量值-漁業種類別魚類別生產量值5'!E26,'漁業生產量值-漁業種類別魚類別生產量值5'!G26,'漁業生產量值-漁業種類別魚類別生產量值5'!I26))" table:style-name="ce55">
            <text:p>0<text:s/></text:p>
          </table:table-cell>
          <table:table-cell office:value-type="float" office:value="48.36" table:formula="msoxl:=  IF(SUM('漁業生產量值-漁業種類別魚類別生產量值5'!D26,'漁業生產量值-漁業種類別魚類別生產量值5'!F26,'漁業生產量值-漁業種類別魚類別生產量值5'!H26,'漁業生產量值-漁業種類別魚類別生產量值5'!J26)=0,&quot;-&quot;,SUM('漁業生產量值-漁業種類別魚類別生產量值5'!D26,'漁業生產量值-漁業種類別魚類別生產量值5'!F26,'漁業生產量值-漁業種類別魚類別生產量值5'!H26,'漁業生產量值-漁業種類別魚類別生產量值5'!J26))" table:style-name="ce55">
            <text:p>4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6.76320000000001" table:style-name="ce55">
            <text:p>217<text:s/></text:p>
          </table:table-cell>
          <table:table-cell office:value-type="float" office:value="8447.2618600000005" table:style-name="ce55">
            <text:p>8,447<text:s/></text:p>
          </table:table-cell>
          <table:table-cell office:value-type="string" office:string-value="-" table:formula="msoxl:=  IF(SUM('漁業生產量值-漁業種類別魚類別生產量值5'!C27,'漁業生產量值-漁業種類別魚類別生產量值5'!E27,'漁業生產量值-漁業種類別魚類別生產量值5'!G27,'漁業生產量值-漁業種類別魚類別生產量值5'!I27)=0,&quot;-&quot;,SUM('漁業生產量值-漁業種類別魚類別生產量值5'!C27,'漁業生產量值-漁業種類別魚類別生產量值5'!E27,'漁業生產量值-漁業種類別魚類別生產量值5'!G27,'漁業生產量值-漁業種類別魚類別生產量值5'!I27))" table:style-name="ce55">
            <text:p>-</text:p>
          </table:table-cell>
          <table:table-cell office:value-type="string" office:string-value="-" table:formula="msoxl:=  IF(SUM('漁業生產量值-漁業種類別魚類別生產量值5'!D27,'漁業生產量值-漁業種類別魚類別生產量值5'!F27,'漁業生產量值-漁業種類別魚類別生產量值5'!H27,'漁業生產量值-漁業種類別魚類別生產量值5'!J27)=0,&quot;-&quot;,SUM('漁業生產量值-漁業種類別魚類別生產量值5'!D27,'漁業生產量值-漁業種類別魚類別生產量值5'!F27,'漁業生產量值-漁業種類別魚類別生產量值5'!H27,'漁業生產量值-漁業種類別魚類別生產量值5'!J27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3.916" table:style-name="ce55">
            <text:p>104<text:s/></text:p>
          </table:table-cell>
          <table:table-cell office:value-type="float" office:value="38703.4493" table:style-name="ce55">
            <text:p>38,70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.3" table:style-name="ce55">
            <text:p>11<text:s/></text:p>
          </table:table-cell>
          <table:table-cell office:value-type="float" office:value="2090.5" table:style-name="ce55">
            <text:p>2,091<text:s/></text:p>
          </table:table-cell>
          <table:table-cell office:value-type="float" office:value="1.764" table:style-name="ce55">
            <text:p>2<text:s/></text:p>
          </table:table-cell>
          <table:table-cell office:value-type="float" office:value="392.48759999999999" table:style-name="ce55">
            <text:p>392<text:s/></text:p>
          </table:table-cell>
          <table:table-cell office:value-type="float" office:value="163.87299999999999" table:style-name="ce55">
            <text:p>164<text:s/></text:p>
          </table:table-cell>
          <table:table-cell office:value-type="float" office:value="6452.5003800000004" table:style-name="ce55">
            <text:p>6,453<text:s/></text:p>
          </table:table-cell>
          <table:table-cell office:value-type="float" office:value="52.36421" table:formula="msoxl:=  IF(SUM('漁業生產量值-漁業種類別魚類別生產量值5'!C28,'漁業生產量值-漁業種類別魚類別生產量值5'!E28,'漁業生產量值-漁業種類別魚類別生產量值5'!G28,'漁業生產量值-漁業種類別魚類別生產量值5'!I28)=0,&quot;-&quot;,SUM('漁業生產量值-漁業種類別魚類別生產量值5'!C28,'漁業生產量值-漁業種類別魚類別生產量值5'!E28,'漁業生產量值-漁業種類別魚類別生產量值5'!G28,'漁業生產量值-漁業種類別魚類別生產量值5'!I28))" table:style-name="ce55">
            <text:p>52<text:s/></text:p>
          </table:table-cell>
          <table:table-cell office:value-type="float" office:value="7654.6835600000004" table:formula="msoxl:=  IF(SUM('漁業生產量值-漁業種類別魚類別生產量值5'!D28,'漁業生產量值-漁業種類別魚類別生產量值5'!F28,'漁業生產量值-漁業種類別魚類別生產量值5'!H28,'漁業生產量值-漁業種類別魚類別生產量值5'!J28)=0,&quot;-&quot;,SUM('漁業生產量值-漁業種類別魚類別生產量值5'!D28,'漁業生產量值-漁業種類別魚類別生產量值5'!F28,'漁業生產量值-漁業種類別魚類別生產量值5'!H28,'漁業生產量值-漁業種類別魚類別生產量值5'!J28))" table:style-name="ce55">
            <text:p>7,65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" table:formula="msoxl:=  IF(SUM('漁業生產量值-漁業種類別魚類別生產量值5'!C29,'漁業生產量值-漁業種類別魚類別生產量值5'!E29,'漁業生產量值-漁業種類別魚類別生產量值5'!G29,'漁業生產量值-漁業種類別魚類別生產量值5'!I29)=0,&quot;-&quot;,SUM('漁業生產量值-漁業種類別魚類別生產量值5'!C29,'漁業生產量值-漁業種類別魚類別生產量值5'!E29,'漁業生產量值-漁業種類別魚類別生產量值5'!G29,'漁業生產量值-漁業種類別魚類別生產量值5'!I29))" table:style-name="ce55">
            <text:p>3<text:s/></text:p>
          </table:table-cell>
          <table:table-cell office:value-type="float" office:value="345" table:formula="msoxl:=  IF(SUM('漁業生產量值-漁業種類別魚類別生產量值5'!D29,'漁業生產量值-漁業種類別魚類別生產量值5'!F29,'漁業生產量值-漁業種類別魚類別生產量值5'!H29,'漁業生產量值-漁業種類別魚類別生產量值5'!J29)=0,&quot;-&quot;,SUM('漁業生產量值-漁業種類別魚類別生產量值5'!D29,'漁業生產量值-漁業種類別魚類別生產量值5'!F29,'漁業生產量值-漁業種類別魚類別生產量值5'!H29,'漁業生產量值-漁業種類別魚類別生產量值5'!J29))" table:style-name="ce55">
            <text:p>34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7.88" table:style-name="ce55">
            <text:p>88<text:s/></text:p>
          </table:table-cell>
          <table:table-cell office:value-type="float" office:value="34089.97" table:style-name="ce55">
            <text:p>34,09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8.3062" table:style-name="ce55">
            <text:p>28<text:s/></text:p>
          </table:table-cell>
          <table:table-cell office:value-type="float" office:value="1164.87969" table:style-name="ce55">
            <text:p>1,165<text:s/></text:p>
          </table:table-cell>
          <table:table-cell office:value-type="float" office:value="29.792300000000001" table:formula="msoxl:=  IF(SUM('漁業生產量值-漁業種類別魚類別生產量值5'!C30,'漁業生產量值-漁業種類別魚類別生產量值5'!E30,'漁業生產量值-漁業種類別魚類別生產量值5'!G30,'漁業生產量值-漁業種類別魚類別生產量值5'!I30)=0,&quot;-&quot;,SUM('漁業生產量值-漁業種類別魚類別生產量值5'!C30,'漁業生產量值-漁業種類別魚類別生產量值5'!E30,'漁業生產量值-漁業種類別魚類別生產量值5'!G30,'漁業生產量值-漁業種類別魚類別生產量值5'!I30))" table:style-name="ce55">
            <text:p>30<text:s/></text:p>
          </table:table-cell>
          <table:table-cell office:value-type="float" office:value="1634.6130000000001" table:formula="msoxl:=  IF(SUM('漁業生產量值-漁業種類別魚類別生產量值5'!D30,'漁業生產量值-漁業種類別魚類別生產量值5'!F30,'漁業生產量值-漁業種類別魚類別生產量值5'!H30,'漁業生產量值-漁業種類別魚類別生產量值5'!J30)=0,&quot;-&quot;,SUM('漁業生產量值-漁業種類別魚類別生產量值5'!D30,'漁業生產量值-漁業種類別魚類別生產量值5'!F30,'漁業生產量值-漁業種類別魚類別生產量值5'!H30,'漁業生產量值-漁業種類別魚類別生產量值5'!J30))" table:style-name="ce55">
            <text:p>1,63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1,'漁業生產量值-漁業種類別魚類別生產量值5'!E31,'漁業生產量值-漁業種類別魚類別生產量值5'!G31,'漁業生產量值-漁業種類別魚類別生產量值5'!I31)=0,&quot;-&quot;,SUM('漁業生產量值-漁業種類別魚類別生產量值5'!C31,'漁業生產量值-漁業種類別魚類別生產量值5'!E31,'漁業生產量值-漁業種類別魚類別生產量值5'!G31,'漁業生產量值-漁業種類別魚類別生產量值5'!I31))" table:style-name="ce55">
            <text:p>-</text:p>
          </table:table-cell>
          <table:table-cell office:value-type="string" office:string-value="-" table:formula="msoxl:=  IF(SUM('漁業生產量值-漁業種類別魚類別生產量值5'!D31,'漁業生產量值-漁業種類別魚類別生產量值5'!F31,'漁業生產量值-漁業種類別魚類別生產量值5'!H31,'漁業生產量值-漁業種類別魚類別生產量值5'!J31)=0,&quot;-&quot;,SUM('漁業生產量值-漁業種類別魚類別生產量值5'!D31,'漁業生產量值-漁業種類別魚類別生產量值5'!F31,'漁業生產量值-漁業種類別魚類別生產量值5'!H31,'漁業生產量值-漁業種類別魚類別生產量值5'!J3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2,'漁業生產量值-漁業種類別魚類別生產量值5'!E32,'漁業生產量值-漁業種類別魚類別生產量值5'!G32,'漁業生產量值-漁業種類別魚類別生產量值5'!I32)=0,&quot;-&quot;,SUM('漁業生產量值-漁業種類別魚類別生產量值5'!C32,'漁業生產量值-漁業種類別魚類別生產量值5'!E32,'漁業生產量值-漁業種類別魚類別生產量值5'!G32,'漁業生產量值-漁業種類別魚類別生產量值5'!I32))" table:style-name="ce55">
            <text:p>-</text:p>
          </table:table-cell>
          <table:table-cell office:value-type="string" office:string-value="-" table:formula="msoxl:=  IF(SUM('漁業生產量值-漁業種類別魚類別生產量值5'!D32,'漁業生產量值-漁業種類別魚類別生產量值5'!F32,'漁業生產量值-漁業種類別魚類別生產量值5'!H32,'漁業生產量值-漁業種類別魚類別生產量值5'!J32)=0,&quot;-&quot;,SUM('漁業生產量值-漁業種類別魚類別生產量值5'!D32,'漁業生產量值-漁業種類別魚類別生產量值5'!F32,'漁業生產量值-漁業種類別魚類別生產量值5'!H32,'漁業生產量值-漁業種類別魚類別生產量值5'!J32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3,'漁業生產量值-漁業種類別魚類別生產量值5'!E33,'漁業生產量值-漁業種類別魚類別生產量值5'!G33,'漁業生產量值-漁業種類別魚類別生產量值5'!I33)=0,&quot;-&quot;,SUM('漁業生產量值-漁業種類別魚類別生產量值5'!C33,'漁業生產量值-漁業種類別魚類別生產量值5'!E33,'漁業生產量值-漁業種類別魚類別生產量值5'!G33,'漁業生產量值-漁業種類別魚類別生產量值5'!I33))" table:style-name="ce55">
            <text:p>-</text:p>
          </table:table-cell>
          <table:table-cell office:value-type="string" office:string-value="-" table:formula="msoxl:=  IF(SUM('漁業生產量值-漁業種類別魚類別生產量值5'!D33,'漁業生產量值-漁業種類別魚類別生產量值5'!F33,'漁業生產量值-漁業種類別魚類別生產量值5'!H33,'漁業生產量值-漁業種類別魚類別生產量值5'!J33)=0,&quot;-&quot;,SUM('漁業生產量值-漁業種類別魚類別生產量值5'!D33,'漁業生產量值-漁業種類別魚類別生產量值5'!F33,'漁業生產量值-漁業種類別魚類別生產量值5'!H33,'漁業生產量值-漁業種類別魚類別生產量值5'!J3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4,'漁業生產量值-漁業種類別魚類別生產量值5'!E34,'漁業生產量值-漁業種類別魚類別生產量值5'!G34,'漁業生產量值-漁業種類別魚類別生產量值5'!I34)=0,&quot;-&quot;,SUM('漁業生產量值-漁業種類別魚類別生產量值5'!C34,'漁業生產量值-漁業種類別魚類別生產量值5'!E34,'漁業生產量值-漁業種類別魚類別生產量值5'!G34,'漁業生產量值-漁業種類別魚類別生產量值5'!I34))" table:style-name="ce55">
            <text:p>-</text:p>
          </table:table-cell>
          <table:table-cell office:value-type="string" office:string-value="-" table:formula="msoxl:=  IF(SUM('漁業生產量值-漁業種類別魚類別生產量值5'!D34,'漁業生產量值-漁業種類別魚類別生產量值5'!F34,'漁業生產量值-漁業種類別魚類別生產量值5'!H34,'漁業生產量值-漁業種類別魚類別生產量值5'!J34)=0,&quot;-&quot;,SUM('漁業生產量值-漁業種類別魚類別生產量值5'!D34,'漁業生產量值-漁業種類別魚類別生產量值5'!F34,'漁業生產量值-漁業種類別魚類別生產量值5'!H34,'漁業生產量值-漁業種類別魚類別生產量值5'!J3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105" table:style-name="ce57">
            <text:p>0<text:s/></text:p>
          </table:table-cell>
          <table:table-cell office:value-type="float" office:value="1.5960000000000001" table:style-name="ce57">
            <text:p>2<text:s/></text:p>
          </table:table-cell>
          <table:table-cell office:value-type="float" office:value="0.224" table:formula="msoxl:=  IF(SUM('漁業生產量值-漁業種類別魚類別生產量值5'!C35,'漁業生產量值-漁業種類別魚類別生產量值5'!E35,'漁業生產量值-漁業種類別魚類別生產量值5'!G35,'漁業生產量值-漁業種類別魚類別生產量值5'!I35)=0,&quot;-&quot;,SUM('漁業生產量值-漁業種類別魚類別生產量值5'!C35,'漁業生產量值-漁業種類別魚類別生產量值5'!E35,'漁業生產量值-漁業種類別魚類別生產量值5'!G35,'漁業生產量值-漁業種類別魚類別生產量值5'!I35))" table:style-name="ce55">
            <text:p>0<text:s/></text:p>
          </table:table-cell>
          <table:table-cell office:value-type="float" office:value="14.537599999999999" table:formula="msoxl:=  IF(SUM('漁業生產量值-漁業種類別魚類別生產量值5'!D35,'漁業生產量值-漁業種類別魚類別生產量值5'!F35,'漁業生產量值-漁業種類別魚類別生產量值5'!H35,'漁業生產量值-漁業種類別魚類別生產量值5'!J35)=0,&quot;-&quot;,SUM('漁業生產量值-漁業種類別魚類別生產量值5'!D35,'漁業生產量值-漁業種類別魚類別生產量值5'!F35,'漁業生產量值-漁業種類別魚類別生產量值5'!H35,'漁業生產量值-漁業種類別魚類別生產量值5'!J35))" table:style-name="ce55">
            <text:p>15<text:s/>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0.82109999999999994" table:formula="msoxl:=  IF(SUM(C37:C53)=0,&quot;-&quot;,SUM(C37:C53))" table:style-name="ce52">
            <text:p>1<text:s/></text:p>
          </table:table-cell>
          <table:table-cell office:value-type="float" office:value="429.26574999999997" table:formula="msoxl:=  IF(SUM(D37:D53)=0,&quot;-&quot;,SUM(D37:D53))" table:style-name="ce52">
            <text:p>429<text:s/></text:p>
          </table:table-cell>
          <table:table-cell office:value-type="float" office:value="54.919899999999998" table:formula="msoxl:=  IF(SUM(E37:E53)=0,&quot;-&quot;,SUM(E37:E53))" table:style-name="ce52">
            <text:p>55<text:s/></text:p>
          </table:table-cell>
          <table:table-cell office:value-type="float" office:value="21280.000000000004" table:formula="msoxl:=  IF(SUM(F37:F53)=0,&quot;-&quot;,SUM(F37:F53))" table:style-name="ce52">
            <text:p>21,280<text:s/></text:p>
          </table:table-cell>
          <table:table-cell office:value-type="float" office:value="99.47708999999999" table:formula="msoxl:=  IF(SUM(G37:G53)=0,&quot;-&quot;,SUM(G37:G53))" table:style-name="ce52">
            <text:p>99<text:s/></text:p>
          </table:table-cell>
          <table:table-cell office:value-type="float" office:value="7955.8790300000001" table:formula="msoxl:=  IF(SUM(H37:H53)=0,&quot;-&quot;,SUM(H37:H53))" table:style-name="ce52">
            <text:p>7,956<text:s/></text:p>
          </table:table-cell>
          <table:table-cell office:value-type="float" office:value="7.1531000000000002" table:formula="msoxl:=  IF(SUM(I37:I53)=0,&quot;-&quot;,SUM(I37:I53))" table:style-name="ce52">
            <text:p>7<text:s/></text:p>
          </table:table-cell>
          <table:table-cell office:value-type="float" office:value="1734.95" table:formula="msoxl:=  IF(SUM(J37:J53)=0,&quot;-&quot;,SUM(J37:J53))" table:style-name="ce52">
            <text:p>1,735<text:s/></text:p>
          </table:table-cell>
          <table:table-cell office:value-type="float" office:value="10.612019999999999" table:formula="msoxl:=  IF(SUM(K37:K53)=0,&quot;-&quot;,SUM(K37:K53))" table:style-name="ce52">
            <text:p>11<text:s/></text:p>
          </table:table-cell>
          <table:table-cell office:value-type="float" office:value="2776.7531000000004" table:formula="msoxl:=  IF(SUM(L37:L53)=0,&quot;-&quot;,SUM(L37:L53))" table:style-name="ce52">
            <text:p>2,777<text:s/></text:p>
          </table:table-cell>
          <table:table-cell office:value-type="float" office:value="190.33313999999999" table:formula="msoxl:=  IF(SUM(M37:M53)=0,&quot;-&quot;,SUM(M37:M53))" table:style-name="ce52">
            <text:p>190<text:s/></text:p>
          </table:table-cell>
          <table:table-cell office:value-type="float" office:value="10366.78875" table:formula="msoxl:=  IF(SUM(N37:N53)=0,&quot;-&quot;,SUM(N37:N53))" table:style-name="ce52">
            <text:p>10,367<text:s/></text:p>
          </table:table-cell>
          <table:table-cell office:value-type="float" office:value="1209.4603999999999" table:formula="msoxl:=  IF(SUM(O37:O53)=0,&quot;-&quot;,SUM(O37:O53))" table:style-name="ce52">
            <text:p>1,209<text:s/></text:p>
          </table:table-cell>
          <table:table-cell office:value-type="float" office:value="93355.567690000011" table:formula="msoxl:=  IF(SUM(P37:P53)=0,&quot;-&quot;,SUM(P37:P53))" table:style-name="ce52">
            <text:p>93,35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0.70499999999999996" table:style-name="ce55">
            <text:p>1<text:s/></text:p>
          </table:table-cell>
          <table:table-cell office:value-type="float" office:value="369.47424999999998" table:style-name="ce55">
            <text:p>369<text:s/></text:p>
          </table:table-cell>
          <table:table-cell office:value-type="float" office:value="0.82030000000000003" table:style-name="ce55">
            <text:p>1<text:s/></text:p>
          </table:table-cell>
          <table:table-cell office:value-type="float" office:value="190.27879999999999" table:style-name="ce55">
            <text:p>19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11" table:style-name="ce55">
            <text:p>0<text:s/></text:p>
          </table:table-cell>
          <table:table-cell office:value-type="float" office:value="36.825000000000003" table:style-name="ce55">
            <text:p>37<text:s/></text:p>
          </table:table-cell>
          <table:table-cell office:value-type="float" office:value="3.9679799999999998" table:style-name="ce55">
            <text:p>4<text:s/></text:p>
          </table:table-cell>
          <table:table-cell office:value-type="float" office:value="1207.6717000000001" table:style-name="ce55">
            <text:p>1,208<text:s/></text:p>
          </table:table-cell>
          <table:table-cell office:value-type="float" office:value="161.17903999999999" table:style-name="ce55">
            <text:p>161<text:s/></text:p>
          </table:table-cell>
          <table:table-cell office:value-type="float" office:value="9164.5997499999994" table:style-name="ce55">
            <text:p>9,165<text:s/></text:p>
          </table:table-cell>
          <table:table-cell office:value-type="float" office:value="680.07363999999995" table:formula="msoxl:=  IF(SUM('漁業生產量值-漁業種類別魚類別生產量值5'!C37,'漁業生產量值-漁業種類別魚類別生產量值5'!E37,'漁業生產量值-漁業種類別魚類別生產量值5'!G37,'漁業生產量值-漁業種類別魚類別生產量值5'!I37)=0,&quot;-&quot;,SUM('漁業生產量值-漁業種類別魚類別生產量值5'!C37,'漁業生產量值-漁業種類別魚類別生產量值5'!E37,'漁業生產量值-漁業種類別魚類別生產量值5'!G37,'漁業生產量值-漁業種類別魚類別生產量值5'!I37))" table:style-name="ce55">
            <text:p>680<text:s/></text:p>
          </table:table-cell>
          <table:table-cell office:value-type="float" office:value="45527.413509999998" table:formula="msoxl:=  IF(SUM('漁業生產量值-漁業種類別魚類別生產量值5'!D37,'漁業生產量值-漁業種類別魚類別生產量值5'!F37,'漁業生產量值-漁業種類別魚類別生產量值5'!H37,'漁業生產量值-漁業種類別魚類別生產量值5'!J37)=0,&quot;-&quot;,SUM('漁業生產量值-漁業種類別魚類別生產量值5'!D37,'漁業生產量值-漁業種類別魚類別生產量值5'!F37,'漁業生產量值-漁業種類別魚類別生產量值5'!H37,'漁業生產量值-漁業種類別魚類別生產量值5'!J37))" table:style-name="ce55">
            <text:p>45,52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8,'漁業生產量值-漁業種類別魚類別生產量值5'!E38,'漁業生產量值-漁業種類別魚類別生產量值5'!G38,'漁業生產量值-漁業種類別魚類別生產量值5'!I38)=0,&quot;-&quot;,SUM('漁業生產量值-漁業種類別魚類別生產量值5'!C38,'漁業生產量值-漁業種類別魚類別生產量值5'!E38,'漁業生產量值-漁業種類別魚類別生產量值5'!G38,'漁業生產量值-漁業種類別魚類別生產量值5'!I38))" table:style-name="ce55">
            <text:p>-</text:p>
          </table:table-cell>
          <table:table-cell office:value-type="string" office:string-value="-" table:formula="msoxl:=  IF(SUM('漁業生產量值-漁業種類別魚類別生產量值5'!D38,'漁業生產量值-漁業種類別魚類別生產量值5'!F38,'漁業生產量值-漁業種類別魚類別生產量值5'!H38,'漁業生產量值-漁業種類別魚類別生產量值5'!J38)=0,&quot;-&quot;,SUM('漁業生產量值-漁業種類別魚類別生產量值5'!D38,'漁業生產量值-漁業種類別魚類別生產量值5'!F38,'漁業生產量值-漁業種類別魚類別生產量值5'!H38,'漁業生產量值-漁業種類別魚類別生產量值5'!J38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74" table:style-name="ce55">
            <text:p>24<text:s/></text:p>
          </table:table-cell>
          <table:table-cell office:value-type="float" office:value="868.88400000000001" table:style-name="ce55">
            <text:p>869<text:s/></text:p>
          </table:table-cell>
          <table:table-cell office:value-type="float" office:value="8.8170000000000002" table:formula="msoxl:=  IF(SUM('漁業生產量值-漁業種類別魚類別生產量值5'!C39,'漁業生產量值-漁業種類別魚類別生產量值5'!E39,'漁業生產量值-漁業種類別魚類別生產量值5'!G39,'漁業生產量值-漁業種類別魚類別生產量值5'!I39)=0,&quot;-&quot;,SUM('漁業生產量值-漁業種類別魚類別生產量值5'!C39,'漁業生產量值-漁業種類別魚類別生產量值5'!E39,'漁業生產量值-漁業種類別魚類別生產量值5'!G39,'漁業生產量值-漁業種類別魚類別生產量值5'!I39))" table:style-name="ce55">
            <text:p>9<text:s/></text:p>
          </table:table-cell>
          <table:table-cell office:value-type="float" office:value="721.77300000000002" table:formula="msoxl:=  IF(SUM('漁業生產量值-漁業種類別魚類別生產量值5'!D39,'漁業生產量值-漁業種類別魚類別生產量值5'!F39,'漁業生產量值-漁業種類別魚類別生產量值5'!H39,'漁業生產量值-漁業種類別魚類別生產量值5'!J39)=0,&quot;-&quot;,SUM('漁業生產量值-漁業種類別魚類別生產量值5'!D39,'漁業生產量值-漁業種類別魚類別生產量值5'!F39,'漁業生產量值-漁業種類別魚類別生產量值5'!H39,'漁業生產量值-漁業種類別魚類別生產量值5'!J39))" table:style-name="ce55">
            <text:p>72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7877999999999998" table:style-name="ce55">
            <text:p>8<text:s/></text:p>
          </table:table-cell>
          <table:table-cell office:value-type="float" office:value="2702.6712000000002" table:style-name="ce55">
            <text:p>2,703<text:s/></text:p>
          </table:table-cell>
          <table:table-cell office:value-type="float" office:value="99.216089999999994" table:style-name="ce55">
            <text:p>99<text:s/></text:p>
          </table:table-cell>
          <table:table-cell office:value-type="float" office:value="7937.4263300000002" table:style-name="ce55">
            <text:p>7,937<text:s/></text:p>
          </table:table-cell>
          <table:table-cell office:value-type="float" office:value="0.15049999999999999" table:style-name="ce55">
            <text:p>0<text:s/></text:p>
          </table:table-cell>
          <table:table-cell office:value-type="float" office:value="37.625" table:style-name="ce55">
            <text:p>38<text:s/></text:p>
          </table:table-cell>
          <table:table-cell office:value-type="float" office:value="3.0600399999999999" table:style-name="ce55">
            <text:p>3<text:s/></text:p>
          </table:table-cell>
          <table:table-cell office:value-type="float" office:value="738.85320000000002" table:style-name="ce55">
            <text:p>739<text:s/></text:p>
          </table:table-cell>
          <table:table-cell office:value-type="float" office:value="4.2007000000000003" table:style-name="ce55">
            <text:p>4<text:s/></text:p>
          </table:table-cell>
          <table:table-cell office:value-type="float" office:value="199.619" table:style-name="ce55">
            <text:p>200<text:s/></text:p>
          </table:table-cell>
          <table:table-cell office:value-type="float" office:value="405.1336" table:formula="msoxl:=  IF(SUM('漁業生產量值-漁業種類別魚類別生產量值5'!C40,'漁業生產量值-漁業種類別魚類別生產量值5'!E40,'漁業生產量值-漁業種類別魚類別生產量值5'!G40,'漁業生產量值-漁業種類別魚類別生產量值5'!I40)=0,&quot;-&quot;,SUM('漁業生產量值-漁業種類別魚類別生產量值5'!C40,'漁業生產量值-漁業種類別魚類別生產量值5'!E40,'漁業生產量值-漁業種類別魚類別生產量值5'!G40,'漁業生產量值-漁業種類別魚類別生產量值5'!I40))" table:style-name="ce55">
            <text:p>405<text:s/></text:p>
          </table:table-cell>
          <table:table-cell office:value-type="float" office:value="39197.608200000002" table:formula="msoxl:=  IF(SUM('漁業生產量值-漁業種類別魚類別生產量值5'!D40,'漁業生產量值-漁業種類別魚類別生產量值5'!F40,'漁業生產量值-漁業種類別魚類別生產量值5'!H40,'漁業生產量值-漁業種類別魚類別生產量值5'!J40)=0,&quot;-&quot;,SUM('漁業生產量值-漁業種類別魚類別生產量值5'!D40,'漁業生產量值-漁業種類別魚類別生產量值5'!F40,'漁業生產量值-漁業種類別魚類別生產量值5'!H40,'漁業生產量值-漁業種類別魚類別生產量值5'!J40))" table:style-name="ce55">
            <text:p>39,19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1,'漁業生產量值-漁業種類別魚類別生產量值5'!E41,'漁業生產量值-漁業種類別魚類別生產量值5'!G41,'漁業生產量值-漁業種類別魚類別生產量值5'!I41)=0,&quot;-&quot;,SUM('漁業生產量值-漁業種類別魚類別生產量值5'!C41,'漁業生產量值-漁業種類別魚類別生產量值5'!E41,'漁業生產量值-漁業種類別魚類別生產量值5'!G41,'漁業生產量值-漁業種類別魚類別生產量值5'!I41))" table:style-name="ce55">
            <text:p>-</text:p>
          </table:table-cell>
          <table:table-cell office:value-type="string" office:string-value="-" table:formula="msoxl:=  IF(SUM('漁業生產量值-漁業種類別魚類別生產量值5'!D41,'漁業生產量值-漁業種類別魚類別生產量值5'!F41,'漁業生產量值-漁業種類別魚類別生產量值5'!H41,'漁業生產量值-漁業種類別魚類別生產量值5'!J41)=0,&quot;-&quot;,SUM('漁業生產量值-漁業種類別魚類別生產量值5'!D41,'漁業生產量值-漁業種類別魚類別生產量值5'!F41,'漁業生產量值-漁業種類別魚類別生產量值5'!H41,'漁業生產量值-漁業種類別魚類別生產量值5'!J4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2,'漁業生產量值-漁業種類別魚類別生產量值5'!E42,'漁業生產量值-漁業種類別魚類別生產量值5'!G42,'漁業生產量值-漁業種類別魚類別生產量值5'!I42)=0,&quot;-&quot;,SUM('漁業生產量值-漁業種類別魚類別生產量值5'!C42,'漁業生產量值-漁業種類別魚類別生產量值5'!E42,'漁業生產量值-漁業種類別魚類別生產量值5'!G42,'漁業生產量值-漁業種類別魚類別生產量值5'!I42))" table:style-name="ce55">
            <text:p>-</text:p>
          </table:table-cell>
          <table:table-cell office:value-type="string" office:string-value="-" table:formula="msoxl:=  IF(SUM('漁業生產量值-漁業種類別魚類別生產量值5'!D42,'漁業生產量值-漁業種類別魚類別生產量值5'!F42,'漁業生產量值-漁業種類別魚類別生產量值5'!H42,'漁業生產量值-漁業種類別魚類別生產量值5'!J42)=0,&quot;-&quot;,SUM('漁業生產量值-漁業種類別魚類別生產量值5'!D42,'漁業生產量值-漁業種類別魚類別生產量值5'!F42,'漁業生產量值-漁業種類別魚類別生產量值5'!H42,'漁業生產量值-漁業種類別魚類別生產量值5'!J42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3,'漁業生產量值-漁業種類別魚類別生產量值5'!E43,'漁業生產量值-漁業種類別魚類別生產量值5'!G43,'漁業生產量值-漁業種類別魚類別生產量值5'!I43)=0,&quot;-&quot;,SUM('漁業生產量值-漁業種類別魚類別生產量值5'!C43,'漁業生產量值-漁業種類別魚類別生產量值5'!E43,'漁業生產量值-漁業種類別魚類別生產量值5'!G43,'漁業生產量值-漁業種類別魚類別生產量值5'!I43))" table:style-name="ce55">
            <text:p>-</text:p>
          </table:table-cell>
          <table:table-cell office:value-type="string" office:string-value="-" table:formula="msoxl:=  IF(SUM('漁業生產量值-漁業種類別魚類別生產量值5'!D43,'漁業生產量值-漁業種類別魚類別生產量值5'!F43,'漁業生產量值-漁業種類別魚類別生產量值5'!H43,'漁業生產量值-漁業種類別魚類別生產量值5'!J43)=0,&quot;-&quot;,SUM('漁業生產量值-漁業種類別魚類別生產量值5'!D43,'漁業生產量值-漁業種類別魚類別生產量值5'!F43,'漁業生產量值-漁業種類別魚類別生產量值5'!H43,'漁業生產量值-漁業種類別魚類別生產量值5'!J4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4,'漁業生產量值-漁業種類別魚類別生產量值5'!E44,'漁業生產量值-漁業種類別魚類別生產量值5'!G44,'漁業生產量值-漁業種類別魚類別生產量值5'!I44)=0,&quot;-&quot;,SUM('漁業生產量值-漁業種類別魚類別生產量值5'!C44,'漁業生產量值-漁業種類別魚類別生產量值5'!E44,'漁業生產量值-漁業種類別魚類別生產量值5'!G44,'漁業生產量值-漁業種類別魚類別生產量值5'!I44))" table:style-name="ce55">
            <text:p>-</text:p>
          </table:table-cell>
          <table:table-cell office:value-type="string" office:string-value="-" table:formula="msoxl:=  IF(SUM('漁業生產量值-漁業種類別魚類別生產量值5'!D44,'漁業生產量值-漁業種類別魚類別生產量值5'!F44,'漁業生產量值-漁業種類別魚類別生產量值5'!H44,'漁業生產量值-漁業種類別魚類別生產量值5'!J44)=0,&quot;-&quot;,SUM('漁業生產量值-漁業種類別魚類別生產量值5'!D44,'漁業生產量值-漁業種類別魚類別生產量值5'!F44,'漁業生產量值-漁業種類別魚類別生產量值5'!H44,'漁業生產量值-漁業種類別魚類別生產量值5'!J4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5,'漁業生產量值-漁業種類別魚類別生產量值5'!E45,'漁業生產量值-漁業種類別魚類別生產量值5'!G45,'漁業生產量值-漁業種類別魚類別生產量值5'!I45)=0,&quot;-&quot;,SUM('漁業生產量值-漁業種類別魚類別生產量值5'!C45,'漁業生產量值-漁業種類別魚類別生產量值5'!E45,'漁業生產量值-漁業種類別魚類別生產量值5'!G45,'漁業生產量值-漁業種類別魚類別生產量值5'!I45))" table:style-name="ce55">
            <text:p>-</text:p>
          </table:table-cell>
          <table:table-cell office:value-type="string" office:string-value="-" table:formula="msoxl:=  IF(SUM('漁業生產量值-漁業種類別魚類別生產量值5'!D45,'漁業生產量值-漁業種類別魚類別生產量值5'!F45,'漁業生產量值-漁業種類別魚類別生產量值5'!H45,'漁業生產量值-漁業種類別魚類別生產量值5'!J45)=0,&quot;-&quot;,SUM('漁業生產量值-漁業種類別魚類別生產量值5'!D45,'漁業生產量值-漁業種類別魚類別生產量值5'!F45,'漁業生產量值-漁業種類別魚類別生產量值5'!H45,'漁業生產量值-漁業種類別魚類別生產量值5'!J4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6100000000000001" table:style-name="ce55">
            <text:p>0<text:s/></text:p>
          </table:table-cell>
          <table:table-cell office:value-type="float" office:value="18.4527" table:style-name="ce55">
            <text:p>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7200000000000002" table:style-name="ce55">
            <text:p>0<text:s/></text:p>
          </table:table-cell>
          <table:table-cell office:value-type="float" office:value="48.96" table:style-name="ce55">
            <text:p>49<text:s/></text:p>
          </table:table-cell>
          <table:table-cell office:value-type="float" office:value="2.35E-2" table:formula="msoxl:=  IF(SUM('漁業生產量值-漁業種類別魚類別生產量值5'!C46,'漁業生產量值-漁業種類別魚類別生產量值5'!E46,'漁業生產量值-漁業種類別魚類別生產量值5'!G46,'漁業生產量值-漁業種類別魚類別生產量值5'!I46)=0,&quot;-&quot;,SUM('漁業生產量值-漁業種類別魚類別生產量值5'!C46,'漁業生產量值-漁業種類別魚類別生產量值5'!E46,'漁業生產量值-漁業種類別魚類別生產量值5'!G46,'漁業生產量值-漁業種類別魚類別生產量值5'!I46))" table:style-name="ce55">
            <text:p>0<text:s/></text:p>
          </table:table-cell>
          <table:table-cell office:value-type="float" office:value="1.9786999999999999" table:formula="msoxl:=  IF(SUM('漁業生產量值-漁業種類別魚類別生產量值5'!D46,'漁業生產量值-漁業種類別魚類別生產量值5'!F46,'漁業生產量值-漁業種類別魚類別生產量值5'!H46,'漁業生產量值-漁業種類別魚類別生產量值5'!J46)=0,&quot;-&quot;,SUM('漁業生產量值-漁業種類別魚類別生產量值5'!D46,'漁業生產量值-漁業種類別魚類別生產量值5'!F46,'漁業生產量值-漁業種類別魚類別生產量值5'!H46,'漁業生產量值-漁業種類別魚類別生產量值5'!J46))" table:style-name="ce55">
            <text:p>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.020499999999998" table:style-name="ce55">
            <text:p>21<text:s/></text:p>
          </table:table-cell>
          <table:table-cell office:value-type="float" office:value="8798.8230000000003" table:style-name="ce55">
            <text:p>8,79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7736000000000001" table:style-name="ce55">
            <text:p>6<text:s/></text:p>
          </table:table-cell>
          <table:table-cell office:value-type="float" office:value="1476.9" table:style-name="ce55">
            <text:p>1,477<text:s/></text:p>
          </table:table-cell>
          <table:table-cell office:value-type="float" office:value="3.4590000000000001" table:style-name="ce55">
            <text:p>3<text:s/></text:p>
          </table:table-cell>
          <table:table-cell office:value-type="float" office:value="805.11569999999995" table:style-name="ce55">
            <text:p>805<text:s/></text:p>
          </table:table-cell>
          <table:table-cell office:value-type="float" office:value="0.94140000000000001" table:style-name="ce55">
            <text:p>1<text:s/></text:p>
          </table:table-cell>
          <table:table-cell office:value-type="float" office:value="84.725999999999999" table:style-name="ce55">
            <text:p>85<text:s/></text:p>
          </table:table-cell>
          <table:table-cell office:value-type="float" office:value="102.07266" table:formula="msoxl:=  IF(SUM('漁業生產量值-漁業種類別魚類別生產量值5'!C47,'漁業生產量值-漁業種類別魚類別生產量值5'!E47,'漁業生產量值-漁業種類別魚類別生產量值5'!G47,'漁業生產量值-漁業種類別魚類別生產量值5'!I47)=0,&quot;-&quot;,SUM('漁業生產量值-漁業種類別魚類別生產量值5'!C47,'漁業生產量值-漁業種類別魚類別生產量值5'!E47,'漁業生產量值-漁業種類別魚類別生產量值5'!G47,'漁業生產量值-漁業種類別魚類別生產量值5'!I47))" table:style-name="ce55">
            <text:p>102<text:s/></text:p>
          </table:table-cell>
          <table:table-cell office:value-type="float" office:value="5669.7544799999996" table:formula="msoxl:=  IF(SUM('漁業生產量值-漁業種類別魚類別生產量值5'!D47,'漁業生產量值-漁業種類別魚類別生產量值5'!F47,'漁業生產量值-漁業種類別魚類別生產量值5'!H47,'漁業生產量值-漁業種類別魚類別生產量值5'!J47)=0,&quot;-&quot;,SUM('漁業生產量值-漁業種類別魚類別生產量值5'!D47,'漁業生產量值-漁業種類別魚類別生產量值5'!F47,'漁業生產量值-漁業種類別魚類別生產量值5'!H47,'漁業生產量值-漁業種類別魚類別生產量值5'!J47))" table:style-name="ce55">
            <text:p>5,67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0.11609999999999999" table:style-name="ce55">
            <text:p>0<text:s/></text:p>
          </table:table-cell>
          <table:table-cell office:value-type="float" office:value="59.791499999999999" table:style-name="ce55">
            <text:p>60<text:s/></text:p>
          </table:table-cell>
          <table:table-cell office:value-type="float" office:value="25.2895" table:style-name="ce55">
            <text:p>25<text:s/></text:p>
          </table:table-cell>
          <table:table-cell office:value-type="float" office:value="9587.1470000000008" table:style-name="ce55">
            <text:p>9,58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91800000000000004" table:style-name="ce55">
            <text:p>1<text:s/></text:p>
          </table:table-cell>
          <table:table-cell office:value-type="float" office:value="183.6" table:style-name="ce55">
            <text:p>184<text:s/></text:p>
          </table:table-cell>
          <table:table-cell office:value-type="float" office:value="0.125" table:style-name="ce55">
            <text:p>0<text:s/></text:p>
          </table:table-cell>
          <table:table-cell office:value-type="float" office:value="25.112500000000001" table:style-name="ce55">
            <text:p>2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.34" table:formula="msoxl:=  IF(SUM('漁業生產量值-漁業種類別魚類別生產量值5'!C48,'漁業生產量值-漁業種類別魚類別生產量值5'!E48,'漁業生產量值-漁業種類別魚類別生產量值5'!G48,'漁業生產量值-漁業種類別魚類別生產量值5'!I48)=0,&quot;-&quot;,SUM('漁業生產量值-漁業種類別魚類別生產量值5'!C48,'漁業生產量值-漁業種類別魚類別生產量值5'!E48,'漁業生產量值-漁業種類別魚類別生產量值5'!G48,'漁業生產量值-漁業種類別魚類別生產量值5'!I48))" table:style-name="ce55">
            <text:p>13<text:s/></text:p>
          </table:table-cell>
          <table:table-cell office:value-type="float" office:value="2237.0398" table:formula="msoxl:=  IF(SUM('漁業生產量值-漁業種類別魚類別生產量值5'!D48,'漁業生產量值-漁業種類別魚類別生產量值5'!F48,'漁業生產量值-漁業種類別魚類別生產量值5'!H48,'漁業生產量值-漁業種類別魚類別生產量值5'!J48)=0,&quot;-&quot;,SUM('漁業生產量值-漁業種類別魚類別生產量值5'!D48,'漁業生產量值-漁業種類別魚類別生產量值5'!F48,'漁業生產量值-漁業種類別魚類別生產量值5'!H48,'漁業生產量值-漁業種類別魚類別生產量值5'!J48))" table:style-name="ce55">
            <text:p>2,23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9,'漁業生產量值-漁業種類別魚類別生產量值5'!E49,'漁業生產量值-漁業種類別魚類別生產量值5'!G49,'漁業生產量值-漁業種類別魚類別生產量值5'!I49)=0,&quot;-&quot;,SUM('漁業生產量值-漁業種類別魚類別生產量值5'!C49,'漁業生產量值-漁業種類別魚類別生產量值5'!E49,'漁業生產量值-漁業種類別魚類別生產量值5'!G49,'漁業生產量值-漁業種類別魚類別生產量值5'!I49))" table:style-name="ce55">
            <text:p>-</text:p>
          </table:table-cell>
          <table:table-cell office:value-type="string" office:string-value="-" table:formula="msoxl:=  IF(SUM('漁業生產量值-漁業種類別魚類別生產量值5'!D49,'漁業生產量值-漁業種類別魚類別生產量值5'!F49,'漁業生產量值-漁業種類別魚類別生產量值5'!H49,'漁業生產量值-漁業種類別魚類別生產量值5'!J49)=0,&quot;-&quot;,SUM('漁業生產量值-漁業種類別魚類別生產量值5'!D49,'漁業生產量值-漁業種類別魚類別生產量值5'!F49,'漁業生產量值-漁業種類別魚類別生產量值5'!H49,'漁業生產量值-漁業種類別魚類別生產量值5'!J49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0,'漁業生產量值-漁業種類別魚類別生產量值5'!E50,'漁業生產量值-漁業種類別魚類別生產量值5'!G50,'漁業生產量值-漁業種類別魚類別生產量值5'!I50)=0,&quot;-&quot;,SUM('漁業生產量值-漁業種類別魚類別生產量值5'!C50,'漁業生產量值-漁業種類別魚類別生產量值5'!E50,'漁業生產量值-漁業種類別魚類別生產量值5'!G50,'漁業生產量值-漁業種類別魚類別生產量值5'!I50))" table:style-name="ce55">
            <text:p>-</text:p>
          </table:table-cell>
          <table:table-cell office:value-type="string" office:string-value="-" table:formula="msoxl:=  IF(SUM('漁業生產量值-漁業種類別魚類別生產量值5'!D50,'漁業生產量值-漁業種類別魚類別生產量值5'!F50,'漁業生產量值-漁業種類別魚類別生產量值5'!H50,'漁業生產量值-漁業種類別魚類別生產量值5'!J50)=0,&quot;-&quot;,SUM('漁業生產量值-漁業種類別魚類別生產量值5'!D50,'漁業生產量值-漁業種類別魚類別生產量值5'!F50,'漁業生產量值-漁業種類別魚類別生產量值5'!H50,'漁業生產量值-漁業種類別魚類別生產量值5'!J50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1,'漁業生產量值-漁業種類別魚類別生產量值5'!E51,'漁業生產量值-漁業種類別魚類別生產量值5'!G51,'漁業生產量值-漁業種類別魚類別生產量值5'!I51)=0,&quot;-&quot;,SUM('漁業生產量值-漁業種類別魚類別生產量值5'!C51,'漁業生產量值-漁業種類別魚類別生產量值5'!E51,'漁業生產量值-漁業種類別魚類別生產量值5'!G51,'漁業生產量值-漁業種類別魚類別生產量值5'!I51))" table:style-name="ce55">
            <text:p>-</text:p>
          </table:table-cell>
          <table:table-cell office:value-type="string" office:string-value="-" table:formula="msoxl:=  IF(SUM('漁業生產量值-漁業種類別魚類別生產量值5'!D51,'漁業生產量值-漁業種類別魚類別生產量值5'!F51,'漁業生產量值-漁業種類別魚類別生產量值5'!H51,'漁業生產量值-漁業種類別魚類別生產量值5'!J51)=0,&quot;-&quot;,SUM('漁業生產量值-漁業種類別魚類別生產量值5'!D51,'漁業生產量值-漁業種類別魚類別生產量值5'!F51,'漁業生產量值-漁業種類別魚類別生產量值5'!H51,'漁業生產量值-漁業種類別魚類別生產量值5'!J51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2,'漁業生產量值-漁業種類別魚類別生產量值5'!E52,'漁業生產量值-漁業種類別魚類別生產量值5'!G52,'漁業生產量值-漁業種類別魚類別生產量值5'!I52)=0,&quot;-&quot;,SUM('漁業生產量值-漁業種類別魚類別生產量值5'!C52,'漁業生產量值-漁業種類別魚類別生產量值5'!E52,'漁業生產量值-漁業種類別魚類別生產量值5'!G52,'漁業生產量值-漁業種類別魚類別生產量值5'!I52))" table:style-name="ce55">
            <text:p>-</text:p>
          </table:table-cell>
          <table:table-cell office:value-type="string" office:string-value="-" table:formula="msoxl:=  IF(SUM('漁業生產量值-漁業種類別魚類別生產量值5'!D52,'漁業生產量值-漁業種類別魚類別生產量值5'!F52,'漁業生產量值-漁業種類別魚類別生產量值5'!H52,'漁業生產量值-漁業種類別魚類別生產量值5'!J52)=0,&quot;-&quot;,SUM('漁業生產量值-漁業種類別魚類別生產量值5'!D52,'漁業生產量值-漁業種類別魚類別生產量值5'!F52,'漁業生產量值-漁業種類別魚類別生產量值5'!H52,'漁業生產量值-漁業種類別魚類別生產量值5'!J52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8E-3" table:style-name="ce57">
            <text:p>0<text:s/></text:p>
          </table:table-cell>
          <table:table-cell office:value-type="float" office:value="1.08" table:style-name="ce57">
            <text:p>1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53,'漁業生產量值-漁業種類別魚類別生產量值5'!E53,'漁業生產量值-漁業種類別魚類別生產量值5'!G53,'漁業生產量值-漁業種類別魚類別生產量值5'!I53)=0,&quot;-&quot;,SUM('漁業生產量值-漁業種類別魚類別生產量值5'!C53,'漁業生產量值-漁業種類別魚類別生產量值5'!E53,'漁業生產量值-漁業種類別魚類別生產量值5'!G53,'漁業生產量值-漁業種類別魚類別生產量值5'!I53))" table:style-name="ce55">
            <text:p>-</text:p>
          </table:table-cell>
          <table:table-cell office:value-type="string" office:string-value="-" table:formula="msoxl:=  IF(SUM('漁業生產量值-漁業種類別魚類別生產量值5'!D53,'漁業生產量值-漁業種類別魚類別生產量值5'!F53,'漁業生產量值-漁業種類別魚類別生產量值5'!H53,'漁業生產量值-漁業種類別魚類別生產量值5'!J53)=0,&quot;-&quot;,SUM('漁業生產量值-漁業種類別魚類別生產量值5'!D53,'漁業生產量值-漁業種類別魚類別生產量值5'!F53,'漁業生產量值-漁業種類別魚類別生產量值5'!H53,'漁業生產量值-漁業種類別魚類別生產量值5'!J5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3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5,'漁業生產量值-漁業種類別魚類別生產量值5'!E55,'漁業生產量值-漁業種類別魚類別生產量值5'!G55,'漁業生產量值-漁業種類別魚類別生產量值5'!I55)=0,&quot;-&quot;,SUM('漁業生產量值-漁業種類別魚類別生產量值5'!C55,'漁業生產量值-漁業種類別魚類別生產量值5'!E55,'漁業生產量值-漁業種類別魚類別生產量值5'!G55,'漁業生產量值-漁業種類別魚類別生產量值5'!I55))" table:style-name="ce55">
            <text:p>-</text:p>
          </table:table-cell>
          <table:table-cell office:value-type="string" office:string-value="-" table:formula="msoxl:=  IF(SUM('漁業生產量值-漁業種類別魚類別生產量值5'!D55,'漁業生產量值-漁業種類別魚類別生產量值5'!F55,'漁業生產量值-漁業種類別魚類別生產量值5'!H55,'漁業生產量值-漁業種類別魚類別生產量值5'!J55)=0,&quot;-&quot;,SUM('漁業生產量值-漁業種類別魚類別生產量值5'!D55,'漁業生產量值-漁業種類別魚類別生產量值5'!F55,'漁業生產量值-漁業種類別魚類別生產量值5'!H55,'漁業生產量值-漁業種類別魚類別生產量值5'!J5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6,'漁業生產量值-漁業種類別魚類別生產量值5'!E56,'漁業生產量值-漁業種類別魚類別生產量值5'!G56,'漁業生產量值-漁業種類別魚類別生產量值5'!I56)=0,&quot;-&quot;,SUM('漁業生產量值-漁業種類別魚類別生產量值5'!C56,'漁業生產量值-漁業種類別魚類別生產量值5'!E56,'漁業生產量值-漁業種類別魚類別生產量值5'!G56,'漁業生產量值-漁業種類別魚類別生產量值5'!I56))" table:style-name="ce55">
            <text:p>-</text:p>
          </table:table-cell>
          <table:table-cell office:value-type="string" office:string-value="-" table:formula="msoxl:=  IF(SUM('漁業生產量值-漁業種類別魚類別生產量值5'!D56,'漁業生產量值-漁業種類別魚類別生產量值5'!F56,'漁業生產量值-漁業種類別魚類別生產量值5'!H56,'漁業生產量值-漁業種類別魚類別生產量值5'!J56)=0,&quot;-&quot;,SUM('漁業生產量值-漁業種類別魚類別生產量值5'!D56,'漁業生產量值-漁業種類別魚類別生產量值5'!F56,'漁業生產量值-漁業種類別魚類別生產量值5'!H56,'漁業生產量值-漁業種類別魚類別生產量值5'!J5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57,'漁業生產量值-漁業種類別魚類別生產量值5'!E57,'漁業生產量值-漁業種類別魚類別生產量值5'!G57,'漁業生產量值-漁業種類別魚類別生產量值5'!I57)=0,&quot;-&quot;,SUM('漁業生產量值-漁業種類別魚類別生產量值5'!C57,'漁業生產量值-漁業種類別魚類別生產量值5'!E57,'漁業生產量值-漁業種類別魚類別生產量值5'!G57,'漁業生產量值-漁業種類別魚類別生產量值5'!I57))" table:style-name="ce55">
            <text:p>-</text:p>
          </table:table-cell>
          <table:table-cell office:value-type="string" office:string-value="-" table:formula="msoxl:=  IF(SUM('漁業生產量值-漁業種類別魚類別生產量值5'!D57,'漁業生產量值-漁業種類別魚類別生產量值5'!F57,'漁業生產量值-漁業種類別魚類別生產量值5'!H57,'漁業生產量值-漁業種類別魚類別生產量值5'!J57)=0,&quot;-&quot;,SUM('漁業生產量值-漁業種類別魚類別生產量值5'!D57,'漁業生產量值-漁業種類別魚類別生產量值5'!F57,'漁業生產量值-漁業種類別魚類別生產量值5'!H57,'漁業生產量值-漁業種類別魚類別生產量值5'!J57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66.400000000000006" table:formula="msoxl:=  IF(SUM(C59:C61)=0,&quot;-&quot;,SUM(C59:C61))" table:style-name="ce52">
            <text:p>66<text:s/></text:p>
          </table:table-cell>
          <table:table-cell office:value-type="float" office:value="26560" table:formula="msoxl:=  IF(SUM(D59:D61)=0,&quot;-&quot;,SUM(D59:D61))" table:style-name="ce52">
            <text:p>26,560<text:s/></text:p>
          </table:table-cell>
          <table:table-cell office:value-type="float" office:value="127.5" table:formula="msoxl:=  IF(SUM(E59:E61)=0,&quot;-&quot;,SUM(E59:E61))" table:style-name="ce52">
            <text:p>128<text:s/></text:p>
          </table:table-cell>
          <table:table-cell office:value-type="float" office:value="38250" table:formula="msoxl:=  IF(SUM(F59:F61)=0,&quot;-&quot;,SUM(F59:F61))" table:style-name="ce52">
            <text:p>38,250<text:s/>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float" office:value="1055.06123" table:formula="msoxl:=  IF(SUM(K59:K61)=0,&quot;-&quot;,SUM(K59:K61))" table:style-name="ce52">
            <text:p>1,055<text:s/></text:p>
          </table:table-cell>
          <table:table-cell office:value-type="float" office:value="357474.85830000002" table:formula="msoxl:=  IF(SUM(L59:L61)=0,&quot;-&quot;,SUM(L59:L61))" table:style-name="ce52">
            <text:p>357,475<text:s/>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3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9,'漁業生產量值-漁業種類別魚類別生產量值5'!E59,'漁業生產量值-漁業種類別魚類別生產量值5'!G59,'漁業生產量值-漁業種類別魚類別生產量值5'!I59)=0,&quot;-&quot;,SUM('漁業生產量值-漁業種類別魚類別生產量值5'!C59,'漁業生產量值-漁業種類別魚類別生產量值5'!E59,'漁業生產量值-漁業種類別魚類別生產量值5'!G59,'漁業生產量值-漁業種類別魚類別生產量值5'!I59))" table:style-name="ce55">
            <text:p>-</text:p>
          </table:table-cell>
          <table:table-cell office:value-type="string" office:string-value="-" table:formula="msoxl:=  IF(SUM('漁業生產量值-漁業種類別魚類別生產量值5'!D59,'漁業生產量值-漁業種類別魚類別生產量值5'!F59,'漁業生產量值-漁業種類別魚類別生產量值5'!H59,'漁業生產量值-漁業種類別魚類別生產量值5'!J59)=0,&quot;-&quot;,SUM('漁業生產量值-漁業種類別魚類別生產量值5'!D59,'漁業生產量值-漁業種類別魚類別生產量值5'!F59,'漁業生產量值-漁業種類別魚類別生產量值5'!H59,'漁業生產量值-漁業種類別魚類別生產量值5'!J59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float" office:value="66.400000000000006" table:style-name="ce55">
            <text:p>66<text:s/></text:p>
          </table:table-cell>
          <table:table-cell office:value-type="float" office:value="26560" table:style-name="ce55">
            <text:p>26,560<text:s/></text:p>
          </table:table-cell>
          <table:table-cell office:value-type="float" office:value="127.5" table:style-name="ce55">
            <text:p>128<text:s/></text:p>
          </table:table-cell>
          <table:table-cell office:value-type="float" office:value="38250" table:style-name="ce55">
            <text:p>38,2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55.06123" table:style-name="ce55">
            <text:p>1,055<text:s/></text:p>
          </table:table-cell>
          <table:table-cell office:value-type="float" office:value="357474.85830000002" table:style-name="ce55">
            <text:p>357,47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0,'漁業生產量值-漁業種類別魚類別生產量值5'!E60,'漁業生產量值-漁業種類別魚類別生產量值5'!G60,'漁業生產量值-漁業種類別魚類別生產量值5'!I60)=0,&quot;-&quot;,SUM('漁業生產量值-漁業種類別魚類別生產量值5'!C60,'漁業生產量值-漁業種類別魚類別生產量值5'!E60,'漁業生產量值-漁業種類別魚類別生產量值5'!G60,'漁業生產量值-漁業種類別魚類別生產量值5'!I60))" table:style-name="ce55">
            <text:p>-</text:p>
          </table:table-cell>
          <table:table-cell office:value-type="string" office:string-value="-" table:formula="msoxl:=  IF(SUM('漁業生產量值-漁業種類別魚類別生產量值5'!D60,'漁業生產量值-漁業種類別魚類別生產量值5'!F60,'漁業生產量值-漁業種類別魚類別生產量值5'!H60,'漁業生產量值-漁業種類別魚類別生產量值5'!J60)=0,&quot;-&quot;,SUM('漁業生產量值-漁業種類別魚類別生產量值5'!D60,'漁業生產量值-漁業種類別魚類別生產量值5'!F60,'漁業生產量值-漁業種類別魚類別生產量值5'!H60,'漁業生產量值-漁業種類別魚類別生產量值5'!J60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61,'漁業生產量值-漁業種類別魚類別生產量值5'!E61,'漁業生產量值-漁業種類別魚類別生產量值5'!G61,'漁業生產量值-漁業種類別魚類別生產量值5'!I61)=0,&quot;-&quot;,SUM('漁業生產量值-漁業種類別魚類別生產量值5'!C61,'漁業生產量值-漁業種類別魚類別生產量值5'!E61,'漁業生產量值-漁業種類別魚類別生產量值5'!G61,'漁業生產量值-漁業種類別魚類別生產量值5'!I61))" table:style-name="ce55">
            <text:p>-</text:p>
          </table:table-cell>
          <table:table-cell office:value-type="string" office:string-value="-" table:formula="msoxl:=  IF(SUM('漁業生產量值-漁業種類別魚類別生產量值5'!D61,'漁業生產量值-漁業種類別魚類別生產量值5'!F61,'漁業生產量值-漁業種類別魚類別生產量值5'!H61,'漁業生產量值-漁業種類別魚類別生產量值5'!J61)=0,&quot;-&quot;,SUM('漁業生產量值-漁業種類別魚類別生產量值5'!D61,'漁業生產量值-漁業種類別魚類別生產量值5'!F61,'漁業生產量值-漁業種類別魚類別生產量值5'!H61,'漁業生產量值-漁業種類別魚類別生產量值5'!J6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5888.7449900000001" table:formula="msoxl:=  IF(SUM(C63,C64,C65,C67)=0,IF(C66=0,&quot;-&quot;,C66),SUM(C63,C64,C65,C67))" table:style-name="ce52">
            <text:p>5,889<text:s/></text:p>
          </table:table-cell>
          <table:table-cell office:value-type="float" office:value="1901952.03085" table:formula="msoxl:=  IF(SUM(D63:D67)=0,&quot;-&quot;,SUM(D63:D67))" table:style-name="ce52">
            <text:p>1,901,952<text:s/></text:p>
          </table:table-cell>
          <table:table-cell office:value-type="float" office:value="2243.70399" table:formula="msoxl:=  IF(SUM(E63,E64,E65,E67)=0,IF(E66=0,&quot;-&quot;,E66),SUM(E63,E64,E65,E67))" table:style-name="ce52">
            <text:p>2,244<text:s/></text:p>
          </table:table-cell>
          <table:table-cell office:value-type="float" office:value="575295.38317000004" table:formula="msoxl:=  IF(SUM(F63:F67)=0,&quot;-&quot;,SUM(F63:F67))" table:style-name="ce52">
            <text:p>575,295<text:s/>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float" office:value="459.92500000000001" table:formula="msoxl:=  IF(SUM(K63,K64,K65,K67)=0,IF(K66=0,&quot;-&quot;,K66),SUM(K63,K64,K65,K67))" table:style-name="ce52">
            <text:p>460<text:s/></text:p>
          </table:table-cell>
          <table:table-cell office:value-type="float" office:value="91203.125" table:formula="msoxl:=  IF(SUM(L63:L67)=0,&quot;-&quot;,SUM(L63:L67))" table:style-name="ce52">
            <text:p>91,203<text:s/>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float" office:value="523.77499999999998" table:formula="msoxl:=  IF(SUM(O63,O64,O65,O67)=0,IF(O66=0,&quot;-&quot;,O66),SUM(O63,O64,O65,O67))" table:style-name="ce52">
            <text:p>524<text:s/></text:p>
          </table:table-cell>
          <table:table-cell office:value-type="float" office:value="141330.23499999999" table:formula="msoxl:=  IF(SUM(P63:P67)=0,&quot;-&quot;,SUM(P63:P67))" table:style-name="ce53">
            <text:p>141,33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5888.7449900000001" table:style-name="ce55">
            <text:p>5,889<text:s/></text:p>
          </table:table-cell>
          <table:table-cell office:value-type="float" office:value="1901952.03085" table:style-name="ce55">
            <text:p>1,901,952<text:s/></text:p>
          </table:table-cell>
          <table:table-cell office:value-type="float" office:value="2243.70399" table:style-name="ce55">
            <text:p>2,244<text:s/></text:p>
          </table:table-cell>
          <table:table-cell office:value-type="float" office:value="575295.38317000004" table:style-name="ce55">
            <text:p>575,29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59.92500000000001" table:style-name="ce55">
            <text:p>460<text:s/></text:p>
          </table:table-cell>
          <table:table-cell office:value-type="float" office:value="91203.125" table:style-name="ce55">
            <text:p>91,20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23.77499999999998" table:formula="msoxl:=  IF(SUM('漁業生產量值-漁業種類別魚類別生產量值5'!C63,'漁業生產量值-漁業種類別魚類別生產量值5'!E63,'漁業生產量值-漁業種類別魚類別生產量值5'!G63,'漁業生產量值-漁業種類別魚類別生產量值5'!I63)=0,&quot;-&quot;,SUM('漁業生產量值-漁業種類別魚類別生產量值5'!C63,'漁業生產量值-漁業種類別魚類別生產量值5'!E63,'漁業生產量值-漁業種類別魚類別生產量值5'!G63,'漁業生產量值-漁業種類別魚類別生產量值5'!I63))" table:style-name="ce55">
            <text:p>524<text:s/></text:p>
          </table:table-cell>
          <table:table-cell office:value-type="float" office:value="141330.23499999999" table:formula="msoxl:=  IF(SUM('漁業生產量值-漁業種類別魚類別生產量值5'!D63,'漁業生產量值-漁業種類別魚類別生產量值5'!F63,'漁業生產量值-漁業種類別魚類別生產量值5'!H63,'漁業生產量值-漁業種類別魚類別生產量值5'!J63)=0,&quot;-&quot;,SUM('漁業生產量值-漁業種類別魚類別生產量值5'!D63,'漁業生產量值-漁業種類別魚類別生產量值5'!F63,'漁業生產量值-漁業種類別魚類別生產量值5'!H63,'漁業生產量值-漁業種類別魚類別生產量值5'!J63))" table:style-name="ce55">
            <text:p>141,33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4,'漁業生產量值-漁業種類別魚類別生產量值5'!E64,'漁業生產量值-漁業種類別魚類別生產量值5'!G64,'漁業生產量值-漁業種類別魚類別生產量值5'!I64)=0,&quot;-&quot;,SUM('漁業生產量值-漁業種類別魚類別生產量值5'!C64,'漁業生產量值-漁業種類別魚類別生產量值5'!E64,'漁業生產量值-漁業種類別魚類別生產量值5'!G64,'漁業生產量值-漁業種類別魚類別生產量值5'!I64))" table:style-name="ce55">
            <text:p>-</text:p>
          </table:table-cell>
          <table:table-cell office:value-type="string" office:string-value="-" table:formula="msoxl:=  IF(SUM('漁業生產量值-漁業種類別魚類別生產量值5'!D64,'漁業生產量值-漁業種類別魚類別生產量值5'!F64,'漁業生產量值-漁業種類別魚類別生產量值5'!H64,'漁業生產量值-漁業種類別魚類別生產量值5'!J64)=0,&quot;-&quot;,SUM('漁業生產量值-漁業種類別魚類別生產量值5'!D64,'漁業生產量值-漁業種類別魚類別生產量值5'!F64,'漁業生產量值-漁業種類別魚類別生產量值5'!H64,'漁業生產量值-漁業種類別魚類別生產量值5'!J6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5,'漁業生產量值-漁業種類別魚類別生產量值5'!E65,'漁業生產量值-漁業種類別魚類別生產量值5'!G65,'漁業生產量值-漁業種類別魚類別生產量值5'!I65)=0,&quot;-&quot;,SUM('漁業生產量值-漁業種類別魚類別生產量值5'!C65,'漁業生產量值-漁業種類別魚類別生產量值5'!E65,'漁業生產量值-漁業種類別魚類別生產量值5'!G65,'漁業生產量值-漁業種類別魚類別生產量值5'!I65))" table:style-name="ce55">
            <text:p>-</text:p>
          </table:table-cell>
          <table:table-cell office:value-type="string" office:string-value="-" table:formula="msoxl:=  IF(SUM('漁業生產量值-漁業種類別魚類別生產量值5'!D65,'漁業生產量值-漁業種類別魚類別生產量值5'!F65,'漁業生產量值-漁業種類別魚類別生產量值5'!H65,'漁業生產量值-漁業種類別魚類別生產量值5'!J65)=0,&quot;-&quot;,SUM('漁業生產量值-漁業種類別魚類別生產量值5'!D65,'漁業生產量值-漁業種類別魚類別生產量值5'!F65,'漁業生產量值-漁業種類別魚類別生產量值5'!H65,'漁業生產量值-漁業種類別魚類別生產量值5'!J6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6,'漁業生產量值-漁業種類別魚類別生產量值5'!E66,'漁業生產量值-漁業種類別魚類別生產量值5'!G66,'漁業生產量值-漁業種類別魚類別生產量值5'!I66)=0,&quot;-&quot;,SUM('漁業生產量值-漁業種類別魚類別生產量值5'!C66,'漁業生產量值-漁業種類別魚類別生產量值5'!E66,'漁業生產量值-漁業種類別魚類別生產量值5'!G66,'漁業生產量值-漁業種類別魚類別生產量值5'!I66))" table:style-name="ce55">
            <text:p>-</text:p>
          </table:table-cell>
          <table:table-cell office:value-type="string" office:string-value="-" table:formula="msoxl:=  IF(SUM('漁業生產量值-漁業種類別魚類別生產量值5'!D66,'漁業生產量值-漁業種類別魚類別生產量值5'!F66,'漁業生產量值-漁業種類別魚類別生產量值5'!H66,'漁業生產量值-漁業種類別魚類別生產量值5'!J66)=0,&quot;-&quot;,SUM('漁業生產量值-漁業種類別魚類別生產量值5'!D66,'漁業生產量值-漁業種類別魚類別生產量值5'!F66,'漁業生產量值-漁業種類別魚類別生產量值5'!H66,'漁業生產量值-漁業種類別魚類別生產量值5'!J6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67,'漁業生產量值-漁業種類別魚類別生產量值5'!E67,'漁業生產量值-漁業種類別魚類別生產量值5'!G67,'漁業生產量值-漁業種類別魚類別生產量值5'!I67)=0,&quot;-&quot;,SUM('漁業生產量值-漁業種類別魚類別生產量值5'!C67,'漁業生產量值-漁業種類別魚類別生產量值5'!E67,'漁業生產量值-漁業種類別魚類別生產量值5'!G67,'漁業生產量值-漁業種類別魚類別生產量值5'!I67))" table:style-name="ce55">
            <text:p>-</text:p>
          </table:table-cell>
          <table:table-cell office:value-type="string" office:string-value="-" table:formula="msoxl:=  IF(SUM('漁業生產量值-漁業種類別魚類別生產量值5'!D67,'漁業生產量值-漁業種類別魚類別生產量值5'!F67,'漁業生產量值-漁業種類別魚類別生產量值5'!H67,'漁業生產量值-漁業種類別魚類別生產量值5'!J67)=0,&quot;-&quot;,SUM('漁業生產量值-漁業種類別魚類別生產量值5'!D67,'漁業生產量值-漁業種類別魚類別生產量值5'!F67,'漁業生產量值-漁業種類別魚類別生產量值5'!H67,'漁業生產量值-漁業種類別魚類別生產量值5'!J67))" table:style-name="ce55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5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6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170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3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8" table:number-rows-spanned="1" table:style-name="ce213">
            <text:p>鰺 <text:s text:c="5"/>科</text:p>
          </table:table-cell>
          <table:covered-table-cell table:number-columns-repeated="7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18">
            <text:p>真鰺</text:p>
          </table:table-cell>
          <table:covered-table-cell/>
          <table:table-cell office:value-type="string" table:number-columns-spanned="2" table:number-rows-spanned="1" table:style-name="ce214">
            <text:p>藍圓鰺</text:p>
          </table:table-cell>
          <table:covered-table-cell/>
          <table:table-cell office:value-type="string" table:number-columns-spanned="2" table:number-rows-spanned="1" table:style-name="ce214">
            <text:p>吉打副葉鰺</text:p>
          </table:table-cell>
          <table:covered-table-cell/>
          <table:table-cell office:value-type="string" table:number-columns-spanned="2" table:number-rows-spanned="1" table:style-name="ce214">
            <text:p>其他鰺</text:p>
          </table:table-cell>
          <table:covered-table-cell/>
          <table:table-cell office:value-type="string" table:number-columns-spanned="2" table:number-rows-spanned="1" table:style-name="ce212">
            <text:p>鯔</text:p>
          </table:table-cell>
          <table:covered-table-cell/>
          <table:table-cell office:value-type="string" table:number-columns-spanned="2" table:number-rows-spanned="1" table:style-name="ce212">
            <text:p>鐮鯧</text:p>
          </table:table-cell>
          <table:covered-table-cell/>
          <table:table-cell office:value-type="string" table:number-columns-spanned="2" table:number-rows-spanned="1" table:style-name="ce212">
            <text:p>刺鯧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16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15">
            <text:p>36001</text:p>
          </table:table-cell>
          <table:covered-table-cell/>
          <table:table-cell office:value-type="string" table:number-columns-spanned="2" table:number-rows-spanned="1" table:style-name="ce186">
            <text:p>36003</text:p>
          </table:table-cell>
          <table:covered-table-cell/>
          <table:table-cell office:value-type="string" table:number-columns-spanned="2" table:number-rows-spanned="1" table:style-name="ce185">
            <text:p>36005</text:p>
          </table:table-cell>
          <table:covered-table-cell/>
          <table:table-cell office:value-type="string" table:number-columns-spanned="2" table:number-rows-spanned="1" table:style-name="ce217">
            <text:p>36099</text:p>
          </table:table-cell>
          <table:covered-table-cell/>
          <table:table-cell office:value-type="string" table:number-columns-spanned="2" table:number-rows-spanned="1" table:style-name="ce217">
            <text:p>37001</text:p>
          </table:table-cell>
          <table:covered-table-cell/>
          <table:table-cell office:value-type="string" table:number-columns-spanned="2" table:number-rows-spanned="1" table:style-name="ce217">
            <text:p>38002</text:p>
          </table:table-cell>
          <table:covered-table-cell/>
          <table:table-cell office:value-type="string" table:number-columns-spanned="2" table:number-rows-spanned="1" table:style-name="ce217">
            <text:p>39001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7433.0518200000006" table:formula="msoxl:=  IF(SUM(C11,C19,C36,C54,C58,C62)=0,&quot;-&quot;,SUM(C11,C19,C36,C54,C58,C62))" table:style-name="ce45">
            <text:p>7,433<text:s/></text:p>
          </table:table-cell>
          <table:table-cell office:value-type="float" office:value="206824.67363000003" table:formula="msoxl:=  IF(SUM(D11,D19,D36,D54,D58,D62)=0,&quot;-&quot;,SUM(D11,D19,D36,D54,D58,D62))" table:style-name="ce45">
            <text:p>206,825<text:s/></text:p>
          </table:table-cell>
          <table:table-cell office:value-type="float" office:value="5079.9508000000005" table:formula="msoxl:=  IF(SUM(E11,E19,E36,E54,E58,E62)=0,&quot;-&quot;,SUM(E11,E19,E36,E54,E58,E62))" table:style-name="ce45">
            <text:p>5,080<text:s/></text:p>
          </table:table-cell>
          <table:table-cell office:value-type="float" office:value="131258.06242999999" table:formula="msoxl:=  IF(SUM(F11,F19,F36,F54,F58,F62)=0,&quot;-&quot;,SUM(F11,F19,F36,F54,F58,F62))" table:style-name="ce45">
            <text:p>131,258<text:s/></text:p>
          </table:table-cell>
          <table:table-cell office:value-type="float" office:value="362.77120000000002" table:formula="msoxl:=  IF(SUM(G11,G19,G36,G54,G58,G62)=0,&quot;-&quot;,SUM(G11,G19,G36,G54,G58,G62))" table:style-name="ce45">
            <text:p>363<text:s/></text:p>
          </table:table-cell>
          <table:table-cell office:value-type="float" office:value="59199.950910000007" table:formula="msoxl:=  IF(SUM(H11,H19,H36,H54,H58,H62)=0,&quot;-&quot;,SUM(H11,H19,H36,H54,H58,H62))" table:style-name="ce45">
            <text:p>59,200<text:s/></text:p>
          </table:table-cell>
          <table:table-cell office:value-type="float" office:value="1224.0815400000001" table:formula="msoxl:=  IF(SUM(I11,I19,I36,I54,I58,I62)=0,&quot;-&quot;,SUM(I11,I19,I36,I54,I58,I62))" table:style-name="ce45">
            <text:p>1,224<text:s/></text:p>
          </table:table-cell>
          <table:table-cell office:value-type="float" office:value="214662.62649" table:formula="msoxl:=  IF(SUM(J11,J19,J36,J54,J58,J62)=0,&quot;-&quot;,SUM(J11,J19,J36,J54,J58,J62))" table:style-name="ce45">
            <text:p>214,663<text:s/></text:p>
          </table:table-cell>
          <table:table-cell office:value-type="float" office:value="3295.0834599999998" table:formula="msoxl:=  IF(SUM(K11,K19,K36,K54,K58,K62)=0,&quot;-&quot;,SUM(K11,K19,K36,K54,K58,K62))" table:style-name="ce45">
            <text:p>3,295<text:s/></text:p>
          </table:table-cell>
          <table:table-cell office:value-type="float" office:value="285596.68969999999" table:formula="msoxl:=  IF(SUM(L11,L19,L36,L54,L58,L62)=0,&quot;-&quot;,SUM(L11,L19,L36,L54,L58,L62))" table:style-name="ce45">
            <text:p>285,597<text:s/></text:p>
          </table:table-cell>
          <table:table-cell office:value-type="float" office:value="184.97644" table:formula="msoxl:=  IF(SUM(M11,M19,M36,M54,M58,M62)=0,&quot;-&quot;,SUM(M11,M19,M36,M54,M58,M62))" table:style-name="ce45">
            <text:p>185<text:s/></text:p>
          </table:table-cell>
          <table:table-cell office:value-type="float" office:value="43486.069559999996" table:formula="msoxl:=  IF(SUM(N11,N19,N36,N54,N58,N62)=0,&quot;-&quot;,SUM(N11,N19,N36,N54,N58,N62))" table:style-name="ce45">
            <text:p>43,486<text:s/></text:p>
          </table:table-cell>
          <table:table-cell office:value-type="float" office:value="592.47487999999998" table:formula="msoxl:=  IF(SUM(O11,O19,O36,O54,O58,O62)=0,&quot;-&quot;,SUM(O11,O19,O36,O54,O58,O62))" table:style-name="ce45">
            <text:p>592<text:s/></text:p>
          </table:table-cell>
          <table:table-cell office:value-type="float" office:value="146753.06344" table:formula="msoxl:=  IF(SUM(P11,P19,P36,P54,P58,P62)=0,&quot;-&quot;,SUM(P11,P19,P36,P54,P58,P62))" table:style-name="ce45">
            <text:p>146,753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float" office:value="25.876000000000001" table:formula="msoxl:=  IF(SUM(E12:E18)=0,&quot;-&quot;,SUM(E12:E18))" table:style-name="ce52">
            <text:p>26<text:s/></text:p>
          </table:table-cell>
          <table:table-cell office:value-type="float" office:value="802.15599999999995" table:formula="msoxl:=  IF(SUM(F12:F18)=0,&quot;-&quot;,SUM(F12:F18))" table:style-name="ce52">
            <text:p>802<text:s/>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2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.876000000000001" table:style-name="ce55">
            <text:p>26<text:s/></text:p>
          </table:table-cell>
          <table:table-cell office:value-type="float" office:value="802.15599999999995" table:style-name="ce55">
            <text:p>80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6907.9874600000003" table:formula="msoxl:=  IF(SUM(C20:C35)=0,&quot;-&quot;,SUM(C20:C35))" table:style-name="ce52">
            <text:p>6,908<text:s/></text:p>
          </table:table-cell>
          <table:table-cell office:value-type="float" office:value="178139.66225000002" table:formula="msoxl:=  IF(SUM(D20:D35)=0,&quot;-&quot;,SUM(D20:D35))" table:style-name="ce52">
            <text:p>178,140<text:s/></text:p>
          </table:table-cell>
          <table:table-cell office:value-type="float" office:value="4851.9704000000002" table:formula="msoxl:=  IF(SUM(E20:E35)=0,&quot;-&quot;,SUM(E20:E35))" table:style-name="ce52">
            <text:p>4,852<text:s/></text:p>
          </table:table-cell>
          <table:table-cell office:value-type="float" office:value="122193.15359999999" table:formula="msoxl:=  IF(SUM(F20:F35)=0,&quot;-&quot;,SUM(F20:F35))" table:style-name="ce52">
            <text:p>122,193<text:s/></text:p>
          </table:table-cell>
          <table:table-cell office:value-type="float" office:value="256.7276" table:formula="msoxl:=  IF(SUM(G20:G35)=0,&quot;-&quot;,SUM(G20:G35))" table:style-name="ce52">
            <text:p>257<text:s/></text:p>
          </table:table-cell>
          <table:table-cell office:value-type="float" office:value="45515.096950000006" table:formula="msoxl:=  IF(SUM(H20:H35)=0,&quot;-&quot;,SUM(H20:H35))" table:style-name="ce52">
            <text:p>45,515<text:s/></text:p>
          </table:table-cell>
          <table:table-cell office:value-type="float" office:value="324.05850000000004" table:formula="msoxl:=  IF(SUM(I20:I35)=0,&quot;-&quot;,SUM(I20:I35))" table:style-name="ce52">
            <text:p>324<text:s/></text:p>
          </table:table-cell>
          <table:table-cell office:value-type="float" office:value="30609.441970000003" table:formula="msoxl:=  IF(SUM(J20:J35)=0,&quot;-&quot;,SUM(J20:J35))" table:style-name="ce52">
            <text:p>30,609<text:s/></text:p>
          </table:table-cell>
          <table:table-cell office:value-type="float" office:value="1510.95156" table:formula="msoxl:=  IF(SUM(K20:K35)=0,&quot;-&quot;,SUM(K20:K35))" table:style-name="ce52">
            <text:p>1,511<text:s/></text:p>
          </table:table-cell>
          <table:table-cell office:value-type="float" office:value="116737.39165000001" table:formula="msoxl:=  IF(SUM(L20:L35)=0,&quot;-&quot;,SUM(L20:L35))" table:style-name="ce52">
            <text:p>116,737<text:s/></text:p>
          </table:table-cell>
          <table:table-cell office:value-type="float" office:value="148.99469999999999" table:formula="msoxl:=  IF(SUM(M20:M35)=0,&quot;-&quot;,SUM(M20:M35))" table:style-name="ce52">
            <text:p>149<text:s/></text:p>
          </table:table-cell>
          <table:table-cell office:value-type="float" office:value="36956.185099999995" table:formula="msoxl:=  IF(SUM(N20:N35)=0,&quot;-&quot;,SUM(N20:N35))" table:style-name="ce52">
            <text:p>36,956<text:s/></text:p>
          </table:table-cell>
          <table:table-cell office:value-type="float" office:value="554.81251999999995" table:formula="msoxl:=  IF(SUM(O20:O35)=0,&quot;-&quot;,SUM(O20:O35))" table:style-name="ce52">
            <text:p>555<text:s/></text:p>
          </table:table-cell>
          <table:table-cell office:value-type="float" office:value="135967.22573000001" table:formula="msoxl:=  IF(SUM(P20:P35)=0,&quot;-&quot;,SUM(P20:P35))" table:style-name="ce52">
            <text:p>135,96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57.46" table:style-name="ce59">
            <text:p>57<text:s/></text:p>
          </table:table-cell>
          <table:table-cell office:value-type="float" office:value="3829.8" table:style-name="ce59">
            <text:p>3,830<text:s/>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101.828" table:style-name="ce55">
            <text:p>102<text:s/></text:p>
          </table:table-cell>
          <table:table-cell office:value-type="float" office:value="2285.2143999999998" table:style-name="ce55">
            <text:p>2,285<text:s/></text:p>
          </table:table-cell>
          <table:table-cell office:value-type="float" office:value="146.828" table:style-name="ce55">
            <text:p>147<text:s/></text:p>
          </table:table-cell>
          <table:table-cell office:value-type="float" office:value="3314.2143999999998" table:style-name="ce55">
            <text:p>3,31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0.943000000000001" table:style-name="ce55">
            <text:p>31<text:s/></text:p>
          </table:table-cell>
          <table:table-cell office:value-type="float" office:value="1440.268" table:style-name="ce55">
            <text:p>1,4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220.31245999999999" table:style-name="ce55">
            <text:p>220<text:s/></text:p>
          </table:table-cell>
          <table:table-cell office:value-type="float" office:value="10007.542170000001" table:style-name="ce55">
            <text:p>10,008<text:s/></text:p>
          </table:table-cell>
          <table:table-cell office:value-type="float" office:value="508.45400000000001" table:style-name="ce55">
            <text:p>508<text:s/></text:p>
          </table:table-cell>
          <table:table-cell office:value-type="float" office:value="22880.43" table:style-name="ce55">
            <text:p>22,880<text:s/></text:p>
          </table:table-cell>
          <table:table-cell office:value-type="float" office:value="243.27383" table:style-name="ce55">
            <text:p>243<text:s/></text:p>
          </table:table-cell>
          <table:table-cell office:value-type="float" office:value="43250.706630000001" table:style-name="ce55">
            <text:p>43,251<text:s/></text:p>
          </table:table-cell>
          <table:table-cell office:value-type="float" office:value="149.42930000000001" table:style-name="ce55">
            <text:p>149<text:s/></text:p>
          </table:table-cell>
          <table:table-cell office:value-type="float" office:value="12780.042359999999" table:style-name="ce55">
            <text:p>12,780<text:s/></text:p>
          </table:table-cell>
          <table:table-cell office:value-type="float" office:value="349.19513000000001" table:style-name="ce55">
            <text:p>349<text:s/></text:p>
          </table:table-cell>
          <table:table-cell office:value-type="float" office:value="18378.472000000002" table:style-name="ce55">
            <text:p>18,378<text:s/></text:p>
          </table:table-cell>
          <table:table-cell office:value-type="float" office:value="50.76829" table:style-name="ce55">
            <text:p>51<text:s/></text:p>
          </table:table-cell>
          <table:table-cell office:value-type="float" office:value="12425.255139999999" table:style-name="ce55">
            <text:p>12,425<text:s/></text:p>
          </table:table-cell>
          <table:table-cell office:value-type="float" office:value="530.45673999999997" table:style-name="ce55">
            <text:p>530<text:s/></text:p>
          </table:table-cell>
          <table:table-cell office:value-type="float" office:value="128950.47414000001" table:style-name="ce55">
            <text:p>128,95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25.710280000000001" table:style-name="ce55">
            <text:p>26<text:s/></text:p>
          </table:table-cell>
          <table:table-cell office:value-type="float" office:value="1853.6439600000001" table:style-name="ce55">
            <text:p>1,854<text:s/></text:p>
          </table:table-cell>
          <table:table-cell office:value-type="float" office:value="11.44" table:style-name="ce55">
            <text:p>11<text:s/></text:p>
          </table:table-cell>
          <table:table-cell office:value-type="float" office:value="271.95999999999998" table:style-name="ce55">
            <text:p>272<text:s/></text:p>
          </table:table-cell>
          <table:table-cell office:value-type="float" office:value="5.1705800000000002" table:style-name="ce55">
            <text:p>5<text:s/></text:p>
          </table:table-cell>
          <table:table-cell office:value-type="float" office:value="1439.0023699999999" table:style-name="ce55">
            <text:p>1,439<text:s/></text:p>
          </table:table-cell>
          <table:table-cell office:value-type="float" office:value="40.064" table:style-name="ce55">
            <text:p>40<text:s/></text:p>
          </table:table-cell>
          <table:table-cell office:value-type="float" office:value="5143.1816500000004" table:style-name="ce55">
            <text:p>5,143<text:s/></text:p>
          </table:table-cell>
          <table:table-cell office:value-type="float" office:value="998.87144000000001" table:style-name="ce55">
            <text:p>999<text:s/></text:p>
          </table:table-cell>
          <table:table-cell office:value-type="float" office:value="87998.964500000002" table:style-name="ce55">
            <text:p>87,999<text:s/></text:p>
          </table:table-cell>
          <table:table-cell office:value-type="float" office:value="35.754359999999998" table:style-name="ce55">
            <text:p>36<text:s/></text:p>
          </table:table-cell>
          <table:table-cell office:value-type="float" office:value="10378.177970000001" table:style-name="ce55">
            <text:p>10,378<text:s/></text:p>
          </table:table-cell>
          <table:table-cell office:value-type="float" office:value="23.533919999999998" table:style-name="ce55">
            <text:p>24<text:s/></text:p>
          </table:table-cell>
          <table:table-cell office:value-type="float" office:value="6758.04997" table:style-name="ce55">
            <text:p>6,75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6535.2629999999999" table:style-name="ce55">
            <text:p>6,535<text:s/></text:p>
          </table:table-cell>
          <table:table-cell office:value-type="float" office:value="162711.44026" table:style-name="ce55">
            <text:p>162,711<text:s/></text:p>
          </table:table-cell>
          <table:table-cell office:value-type="float" office:value="4182.808" table:style-name="ce55">
            <text:p>4,183<text:s/></text:p>
          </table:table-cell>
          <table:table-cell office:value-type="float" office:value="95439.551200000002" table:style-name="ce55">
            <text:p>95,440<text:s/></text:p>
          </table:table-cell>
          <table:table-cell office:value-type="float" office:value="7.0350000000000001" table:style-name="ce55">
            <text:p>7<text:s/></text:p>
          </table:table-cell>
          <table:table-cell office:value-type="float" office:value="592.34699999999998" table:style-name="ce55">
            <text:p>592<text:s/></text:p>
          </table:table-cell>
          <table:table-cell office:value-type="float" office:value="46.401000000000003" table:style-name="ce55">
            <text:p>46<text:s/></text:p>
          </table:table-cell>
          <table:table-cell office:value-type="float" office:value="3350.6162100000001" table:style-name="ce55">
            <text:p>3,351<text:s/></text:p>
          </table:table-cell>
          <table:table-cell office:value-type="float" office:value="101" table:style-name="ce55">
            <text:p>101<text:s/></text:p>
          </table:table-cell>
          <table:table-cell office:value-type="float" office:value="6060" table:style-name="ce55">
            <text:p>6,060<text:s/></text:p>
          </table:table-cell>
          <table:table-cell office:value-type="float" office:value="60.406999999999996" table:style-name="ce55">
            <text:p>60<text:s/></text:p>
          </table:table-cell>
          <table:table-cell office:value-type="float" office:value="13595.6782" table:style-name="ce55">
            <text:p>13,59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0300000000000002" table:style-name="ce55">
            <text:p>0<text:s/></text:p>
          </table:table-cell>
          <table:table-cell office:value-type="float" office:value="48.36" table:style-name="ce55">
            <text:p>4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0.72152000000000005" table:style-name="ce55">
            <text:p>1<text:s/></text:p>
          </table:table-cell>
          <table:table-cell office:value-type="float" office:value="43.914459999999998" table:style-name="ce55">
            <text:p>44<text:s/></text:p>
          </table:table-cell>
          <table:table-cell office:value-type="float" office:value="0.81299999999999994" table:style-name="ce55">
            <text:p>1<text:s/></text:p>
          </table:table-cell>
          <table:table-cell office:value-type="float" office:value="97.56" table:style-name="ce55">
            <text:p>98<text:s/></text:p>
          </table:table-cell>
          <table:table-cell office:value-type="float" office:value="1.2481899999999999" table:style-name="ce55">
            <text:p>1<text:s/></text:p>
          </table:table-cell>
          <table:table-cell office:value-type="float" office:value="233.04095000000001" table:style-name="ce55">
            <text:p>233<text:s/></text:p>
          </table:table-cell>
          <table:table-cell office:value-type="float" office:value="49.581499999999998" table:style-name="ce55">
            <text:p>50<text:s/></text:p>
          </table:table-cell>
          <table:table-cell office:value-type="float" office:value="7280.1681500000004" table:style-name="ce55">
            <text:p>7,280<text:s/></text:p>
          </table:table-cell>
          <table:table-cell office:value-type="float" office:value="4.4249900000000002" table:style-name="ce55">
            <text:p>4<text:s/></text:p>
          </table:table-cell>
          <table:table-cell office:value-type="float" office:value="470.15514999999999" table:style-name="ce55">
            <text:p>470<text:s/></text:p>
          </table:table-cell>
          <table:table-cell office:value-type="float" office:value="0.90625" table:style-name="ce55">
            <text:p>1<text:s/></text:p>
          </table:table-cell>
          <table:table-cell office:value-type="float" office:value="241.10279" table:style-name="ce55">
            <text:p>241<text:s/></text:p>
          </table:table-cell>
          <table:table-cell office:value-type="float" office:value="0.46666000000000002" table:style-name="ce55">
            <text:p>0<text:s/></text:p>
          </table:table-cell>
          <table:table-cell office:value-type="float" office:value="162.55162000000001" table:style-name="ce55">
            <text:p>16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float" office:value="3" table:style-name="ce55">
            <text:p>3<text:s/></text:p>
          </table:table-cell>
          <table:table-cell office:value-type="float" office:value="345" table:style-name="ce55">
            <text:p>3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21.152200000000001" table:style-name="ce55">
            <text:p>21<text:s/></text:p>
          </table:table-cell>
          <table:table-cell office:value-type="float" office:value="892.90700000000004" table:style-name="ce55">
            <text:p>893<text:s/></text:p>
          </table:table-cell>
          <table:table-cell office:value-type="float" office:value="1.6274" table:style-name="ce55">
            <text:p>2<text:s/></text:p>
          </table:table-cell>
          <table:table-cell office:value-type="float" office:value="189.43799999999999" table:style-name="ce55">
            <text:p>18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0126999999999997" table:style-name="ce55">
            <text:p>7<text:s/></text:p>
          </table:table-cell>
          <table:table-cell office:value-type="float" office:value="552.26800000000003" table:style-name="ce55">
            <text:p>55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588000000000001" table:style-name="ce55">
            <text:p>1<text:s/></text:p>
          </table:table-cell>
          <table:table-cell office:value-type="float" office:value="315.971" table:style-name="ce55">
            <text:p>316<text:s/></text:p>
          </table:table-cell>
          <table:table-cell office:value-type="float" office:value="0.35520000000000002" table:style-name="ce55">
            <text:p>0<text:s/></text:p>
          </table:table-cell>
          <table:table-cell office:value-type="float" office:value="96.15" table:style-name="ce55">
            <text:p>9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224" table:style-name="ce57">
            <text:p>0<text:s/></text:p>
          </table:table-cell>
          <table:table-cell office:value-type="float" office:value="14.537599999999999" table:style-name="ce57">
            <text:p>15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525.06435999999997" table:formula="msoxl:=  IF(SUM(C37:C53)=0,&quot;-&quot;,SUM(C37:C53))" table:style-name="ce52">
            <text:p>525<text:s/></text:p>
          </table:table-cell>
          <table:table-cell office:value-type="float" office:value="28685.01138" table:formula="msoxl:=  IF(SUM(D37:D53)=0,&quot;-&quot;,SUM(D37:D53))" table:style-name="ce52">
            <text:p>28,685<text:s/></text:p>
          </table:table-cell>
          <table:table-cell office:value-type="float" office:value="202.1044" table:formula="msoxl:=  IF(SUM(E37:E53)=0,&quot;-&quot;,SUM(E37:E53))" table:style-name="ce52">
            <text:p>202<text:s/></text:p>
          </table:table-cell>
          <table:table-cell office:value-type="float" office:value="8262.7528299999994" table:formula="msoxl:=  IF(SUM(F37:F53)=0,&quot;-&quot;,SUM(F37:F53))" table:style-name="ce52">
            <text:p>8,263<text:s/></text:p>
          </table:table-cell>
          <table:table-cell office:value-type="float" office:value="106.0436" table:formula="msoxl:=  IF(SUM(G37:G53)=0,&quot;-&quot;,SUM(G37:G53))" table:style-name="ce52">
            <text:p>106<text:s/></text:p>
          </table:table-cell>
          <table:table-cell office:value-type="float" office:value="13684.85396" table:formula="msoxl:=  IF(SUM(H37:H53)=0,&quot;-&quot;,SUM(H37:H53))" table:style-name="ce52">
            <text:p>13,685<text:s/></text:p>
          </table:table-cell>
          <table:table-cell office:value-type="float" office:value="376.24803999999995" table:formula="msoxl:=  IF(SUM(I37:I53)=0,&quot;-&quot;,SUM(I37:I53))" table:style-name="ce52">
            <text:p>376<text:s/></text:p>
          </table:table-cell>
          <table:table-cell office:value-type="float" office:value="42722.949520000002" table:formula="msoxl:=  IF(SUM(J37:J53)=0,&quot;-&quot;,SUM(J37:J53))" table:style-name="ce52">
            <text:p>42,723<text:s/></text:p>
          </table:table-cell>
          <table:table-cell office:value-type="float" office:value="272.95690000000002" table:formula="msoxl:=  IF(SUM(K37:K53)=0,&quot;-&quot;,SUM(K37:K53))" table:style-name="ce52">
            <text:p>273<text:s/></text:p>
          </table:table-cell>
          <table:table-cell office:value-type="float" office:value="61015.564749999998" table:formula="msoxl:=  IF(SUM(L37:L53)=0,&quot;-&quot;,SUM(L37:L53))" table:style-name="ce52">
            <text:p>61,016<text:s/></text:p>
          </table:table-cell>
          <table:table-cell office:value-type="float" office:value="35.981739999999995" table:formula="msoxl:=  IF(SUM(M37:M53)=0,&quot;-&quot;,SUM(M37:M53))" table:style-name="ce52">
            <text:p>36<text:s/></text:p>
          </table:table-cell>
          <table:table-cell office:value-type="float" office:value="6529.8844600000002" table:formula="msoxl:=  IF(SUM(N37:N53)=0,&quot;-&quot;,SUM(N37:N53))" table:style-name="ce52">
            <text:p>6,530<text:s/></text:p>
          </table:table-cell>
          <table:table-cell office:value-type="float" office:value="37.66236" table:formula="msoxl:=  IF(SUM(O37:O53)=0,&quot;-&quot;,SUM(O37:O53))" table:style-name="ce52">
            <text:p>38<text:s/></text:p>
          </table:table-cell>
          <table:table-cell office:value-type="float" office:value="10785.83771" table:formula="msoxl:=  IF(SUM(P37:P53)=0,&quot;-&quot;,SUM(P37:P53))" table:style-name="ce52">
            <text:p>10,78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368.23809999999997" table:style-name="ce55">
            <text:p>368<text:s/></text:p>
          </table:table-cell>
          <table:table-cell office:value-type="float" office:value="20955.714960000001" table:style-name="ce55">
            <text:p>20,956<text:s/></text:p>
          </table:table-cell>
          <table:table-cell office:value-type="float" office:value="198.82740000000001" table:style-name="ce55">
            <text:p>199<text:s/></text:p>
          </table:table-cell>
          <table:table-cell office:value-type="float" office:value="8143.4882299999999" table:style-name="ce55">
            <text:p>8,143<text:s/></text:p>
          </table:table-cell>
          <table:table-cell office:value-type="float" office:value="0.55700000000000005" table:style-name="ce55">
            <text:p>1<text:s/></text:p>
          </table:table-cell>
          <table:table-cell office:value-type="float" office:value="142.84020000000001" table:style-name="ce55">
            <text:p>143<text:s/></text:p>
          </table:table-cell>
          <table:table-cell office:value-type="float" office:value="112.45114" table:style-name="ce55">
            <text:p>112<text:s/></text:p>
          </table:table-cell>
          <table:table-cell office:value-type="float" office:value="16285.37012" table:style-name="ce55">
            <text:p>16,285<text:s/></text:p>
          </table:table-cell>
          <table:table-cell office:value-type="float" office:value="4.4888000000000003" table:style-name="ce55">
            <text:p>4<text:s/></text:p>
          </table:table-cell>
          <table:table-cell office:value-type="float" office:value="750.35599999999999" table:style-name="ce55">
            <text:p>750<text:s/></text:p>
          </table:table-cell>
          <table:table-cell office:value-type="float" office:value="3.4628000000000001" table:style-name="ce55">
            <text:p>3<text:s/></text:p>
          </table:table-cell>
          <table:table-cell office:value-type="float" office:value="861.60320000000002" table:style-name="ce55">
            <text:p>862<text:s/></text:p>
          </table:table-cell>
          <table:table-cell office:value-type="float" office:value="1.5064" table:style-name="ce55">
            <text:p>2<text:s/></text:p>
          </table:table-cell>
          <table:table-cell office:value-type="float" office:value="507.5385" table:style-name="ce55">
            <text:p>50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float" office:value="3.26" table:style-name="ce55">
            <text:p>3<text:s/></text:p>
          </table:table-cell>
          <table:table-cell office:value-type="float" office:value="172.78" table:style-name="ce55">
            <text:p>17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73" table:style-name="ce55">
            <text:p>1<text:s/></text:p>
          </table:table-cell>
          <table:table-cell office:value-type="float" office:value="61.466000000000001" table:style-name="ce55">
            <text:p>61<text:s/></text:p>
          </table:table-cell>
          <table:table-cell office:value-type="float" office:value="4.827" table:style-name="ce55">
            <text:p>5<text:s/></text:p>
          </table:table-cell>
          <table:table-cell office:value-type="float" office:value="487.52699999999999" table:style-name="ce55">
            <text:p>48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9" table:style-name="ce55">
            <text:p>0<text:s/></text:p>
          </table:table-cell>
          <table:table-cell office:value-type="float" office:value="78.302000000000007" table:style-name="ce55">
            <text:p>7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67.643500000000003" table:style-name="ce55">
            <text:p>68<text:s/></text:p>
          </table:table-cell>
          <table:table-cell office:value-type="float" office:value="4033.2029000000002" table:style-name="ce55">
            <text:p>4,033<text:s/></text:p>
          </table:table-cell>
          <table:table-cell office:value-type="float" office:value="3.2770000000000001" table:style-name="ce55">
            <text:p>3<text:s/></text:p>
          </table:table-cell>
          <table:table-cell office:value-type="float" office:value="119.2646" table:style-name="ce55">
            <text:p>119<text:s/></text:p>
          </table:table-cell>
          <table:table-cell office:value-type="float" office:value="101.17149999999999" table:style-name="ce55">
            <text:p>101<text:s/></text:p>
          </table:table-cell>
          <table:table-cell office:value-type="float" office:value="12675.9503" table:style-name="ce55">
            <text:p>12,676<text:s/></text:p>
          </table:table-cell>
          <table:table-cell office:value-type="float" office:value="233.04159999999999" table:style-name="ce55">
            <text:p>233<text:s/></text:p>
          </table:table-cell>
          <table:table-cell office:value-type="float" office:value="22369.190399999999" table:style-name="ce55">
            <text:p>22,369<text:s/></text:p>
          </table:table-cell>
          <table:table-cell office:value-type="float" office:value="268.46809999999999" table:style-name="ce55">
            <text:p>268<text:s/></text:p>
          </table:table-cell>
          <table:table-cell office:value-type="float" office:value="60265.208749999998" table:style-name="ce55">
            <text:p>60,265<text:s/></text:p>
          </table:table-cell>
          <table:table-cell office:value-type="float" office:value="31.268940000000001" table:style-name="ce55">
            <text:p>31<text:s/></text:p>
          </table:table-cell>
          <table:table-cell office:value-type="float" office:value="5399.9792600000001" table:style-name="ce55">
            <text:p>5,400<text:s/></text:p>
          </table:table-cell>
          <table:table-cell office:value-type="float" office:value="30.25996" table:style-name="ce55">
            <text:p>30<text:s/></text:p>
          </table:table-cell>
          <table:table-cell office:value-type="float" office:value="8468.2272099999991" table:style-name="ce55">
            <text:p>8,46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35E-2" table:style-name="ce55">
            <text:p>0<text:s/></text:p>
          </table:table-cell>
          <table:table-cell office:value-type="float" office:value="1.9786999999999999" table:style-name="ce55">
            <text:p>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85.922759999999997" table:style-name="ce55">
            <text:p>86<text:s/></text:p>
          </table:table-cell>
          <table:table-cell office:value-type="float" office:value="3523.3135200000002" table:style-name="ce55">
            <text:p>3,52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5615999999999999" table:style-name="ce55">
            <text:p>4<text:s/></text:p>
          </table:table-cell>
          <table:table-cell office:value-type="float" office:value="802.61875999999995" table:style-name="ce55">
            <text:p>803<text:s/></text:p>
          </table:table-cell>
          <table:table-cell office:value-type="float" office:value="12.5883" table:style-name="ce55">
            <text:p>13<text:s/></text:p>
          </table:table-cell>
          <table:table-cell office:value-type="float" office:value="1343.8222000000001" table:style-name="ce55">
            <text:p>1,34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76" table:style-name="ce55">
            <text:p>1<text:s/></text:p>
          </table:table-cell>
          <table:table-cell office:value-type="float" office:value="190" table:style-name="ce55">
            <text:p>19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.34" table:style-name="ce55">
            <text:p>13<text:s/></text:p>
          </table:table-cell>
          <table:table-cell office:value-type="float" office:value="2237.0398" table:style-name="ce55">
            <text:p>2,23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8959999999999999" table:style-name="ce55">
            <text:p>6<text:s/></text:p>
          </table:table-cell>
          <table:table-cell office:value-type="float" office:value="1810.0719999999999" table:style-name="ce55">
            <text:p>1,81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float" office:value="523.77499999999998" table:formula="msoxl:=  IF(SUM(I63,I64,I65,I67)=0,IF(I66=0,&quot;-&quot;,I66),SUM(I63,I64,I65,I67))" table:style-name="ce52">
            <text:p>524<text:s/></text:p>
          </table:table-cell>
          <table:table-cell office:value-type="float" office:value="141330.23499999999" table:formula="msoxl:=  IF(SUM(J63:J67)=0,&quot;-&quot;,SUM(J63:J67))" table:style-name="ce52">
            <text:p>141,330<text:s/></text:p>
          </table:table-cell>
          <table:table-cell office:value-type="float" office:value="1511.175" table:formula="msoxl:=  IF(SUM(K63,K64,K65,K67)=0,IF(K66=0,&quot;-&quot;,K66),SUM(K63,K64,K65,K67))" table:style-name="ce52">
            <text:p>1,511<text:s/></text:p>
          </table:table-cell>
          <table:table-cell office:value-type="float" office:value="107843.73329999999" table:formula="msoxl:=  IF(SUM(L63:L67)=0,&quot;-&quot;,SUM(L63:L67))" table:style-name="ce52">
            <text:p>107,844<text:s/>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23.77499999999998" table:style-name="ce55">
            <text:p>524<text:s/></text:p>
          </table:table-cell>
          <table:table-cell office:value-type="float" office:value="141330.23499999999" table:style-name="ce55">
            <text:p>141,330<text:s/></text:p>
          </table:table-cell>
          <table:table-cell office:value-type="float" office:value="639.61699999999996" table:style-name="ce55">
            <text:p>640<text:s/></text:p>
          </table:table-cell>
          <table:table-cell office:value-type="float" office:value="53304.932500000003" table:style-name="ce55">
            <text:p>53,30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71.55799999999999" table:style-name="ce55">
            <text:p>872<text:s/></text:p>
          </table:table-cell>
          <table:table-cell office:value-type="float" office:value="54538.800799999997" table:style-name="ce55">
            <text:p>54,53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4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6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7"/>
          <table:table-cell table:style-name="ce26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number-columns-spanned="2" table:number-rows-spanned="1" table:style-name="ce199"/>
          <table:covered-table-cell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0">
            <text:p>馬鮁科</text:p>
          </table:table-cell>
          <table:covered-table-cell/>
          <table:table-cell office:value-type="string" table:number-columns-spanned="2" table:number-rows-spanned="1" table:style-name="ce194">
            <text:p>飛魚卵</text:p>
          </table:table-cell>
          <table:covered-table-cell/>
          <table:table-cell office:value-type="string" table:number-columns-spanned="2" table:number-rows-spanned="1" table:style-name="ce194">
            <text:p>帶鰆科</text:p>
          </table:table-cell>
          <table:covered-table-cell/>
          <table:table-cell office:value-type="string" table:number-columns-spanned="2" table:number-rows-spanned="1" table:style-name="ce194">
            <text:p>帶魚屬</text:p>
          </table:table-cell>
          <table:covered-table-cell/>
          <table:table-cell office:value-type="string" table:number-columns-spanned="2" table:number-rows-spanned="1" table:style-name="ce194">
            <text:p>鬼頭刀</text:p>
          </table:table-cell>
          <table:covered-table-cell/>
          <table:table-cell office:value-type="string" table:number-columns-spanned="2" table:number-rows-spanned="1" table:style-name="ce194">
            <text:p>日本銀帶鯡</text:p>
          </table:table-cell>
          <table:covered-table-cell/>
          <table:table-cell office:value-type="string" table:number-columns-spanned="2" table:number-rows-spanned="1" table:style-name="ce194">
            <text:p>其他鯡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1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19">
            <text:p>40000</text:p>
          </table:table-cell>
          <table:covered-table-cell/>
          <table:table-cell office:value-type="string" table:number-columns-spanned="2" table:number-rows-spanned="1" table:style-name="ce217">
            <text:p>41001</text:p>
          </table:table-cell>
          <table:covered-table-cell/>
          <table:table-cell office:value-type="string" table:number-columns-spanned="2" table:number-rows-spanned="1" table:style-name="ce217">
            <text:p>46000</text:p>
          </table:table-cell>
          <table:covered-table-cell/>
          <table:table-cell office:value-type="string" table:number-columns-spanned="2" table:number-rows-spanned="1" table:style-name="ce185">
            <text:p>48000</text:p>
          </table:table-cell>
          <table:covered-table-cell/>
          <table:table-cell office:value-type="string" table:number-columns-spanned="2" table:number-rows-spanned="1" table:style-name="ce185">
            <text:p>49001</text:p>
          </table:table-cell>
          <table:covered-table-cell/>
          <table:table-cell office:value-type="string" table:number-columns-spanned="2" table:number-rows-spanned="1" table:style-name="ce185">
            <text:p>51003</text:p>
          </table:table-cell>
          <table:covered-table-cell/>
          <table:table-cell office:value-type="string" table:number-columns-spanned="2" table:number-rows-spanned="1" table:style-name="ce185">
            <text:p>510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4018.02189" table:formula="msoxl:=  IF(SUM(C11,C19,C36,C54,C58,C62)=0,&quot;-&quot;,SUM(C11,C19,C36,C54,C58,C62))" table:style-name="ce45">
            <text:p>4,018<text:s/></text:p>
          </table:table-cell>
          <table:table-cell office:value-type="float" office:value="957815.07814999996" table:formula="msoxl:=  IF(SUM(D11,D19,D36,D54,D58,D62)=0,&quot;-&quot;,SUM(D11,D19,D36,D54,D58,D62))" table:style-name="ce45">
            <text:p>957,815<text:s/></text:p>
          </table:table-cell>
          <table:table-cell office:value-type="float" office:value="54.06" table:formula="msoxl:=  IF(SUM(E11,E19,E36,E54,E58,E62)=0,&quot;-&quot;,SUM(E11,E19,E36,E54,E58,E62))" table:style-name="ce45">
            <text:p>54<text:s/></text:p>
          </table:table-cell>
          <table:table-cell office:value-type="float" office:value="9648.7999999999993" table:formula="msoxl:=  IF(SUM(F11,F19,F36,F54,F58,F62)=0,&quot;-&quot;,SUM(F11,F19,F36,F54,F58,F62))" table:style-name="ce45">
            <text:p>9,649<text:s/></text:p>
          </table:table-cell>
          <table:table-cell office:value-type="float" office:value="16774.114030000001" table:formula="msoxl:=  IF(SUM(G11,G19,G36,G54,G58,G62)=0,&quot;-&quot;,SUM(G11,G19,G36,G54,G58,G62))" table:style-name="ce45">
            <text:p>16,774<text:s/></text:p>
          </table:table-cell>
          <table:table-cell office:value-type="float" office:value="670805.09357000003" table:formula="msoxl:=  IF(SUM(H11,H19,H36,H54,H58,H62)=0,&quot;-&quot;,SUM(H11,H19,H36,H54,H58,H62))" table:style-name="ce45">
            <text:p>670,805<text:s/></text:p>
          </table:table-cell>
          <table:table-cell office:value-type="float" office:value="4583.4538300000004" table:formula="msoxl:=  IF(SUM(I11,I19,I36,I54,I58,I62)=0,&quot;-&quot;,SUM(I11,I19,I36,I54,I58,I62))" table:style-name="ce45">
            <text:p>4,583<text:s/></text:p>
          </table:table-cell>
          <table:table-cell office:value-type="float" office:value="491597.43247" table:formula="msoxl:=  IF(SUM(J11,J19,J36,J54,J58,J62)=0,&quot;-&quot;,SUM(J11,J19,J36,J54,J58,J62))" table:style-name="ce45">
            <text:p>491,597<text:s/></text:p>
          </table:table-cell>
          <table:table-cell office:value-type="float" office:value="13423.434570000001" table:formula="msoxl:=  IF(SUM(K11,K19,K36,K54,K58,K62)=0,&quot;-&quot;,SUM(K11,K19,K36,K54,K58,K62))" table:style-name="ce45">
            <text:p>13,423<text:s/></text:p>
          </table:table-cell>
          <table:table-cell office:value-type="float" office:value="1063512.69885" table:formula="msoxl:=  IF(SUM(L11,L19,L36,L54,L58,L62)=0,&quot;-&quot;,SUM(L11,L19,L36,L54,L58,L62))" table:style-name="ce45">
            <text:p>1,063,513<text:s/></text:p>
          </table:table-cell>
          <table:table-cell office:value-type="float" office:value="16.5" table:formula="msoxl:=  IF(SUM(M11,M19,M36,M54,M58,M62)=0,&quot;-&quot;,SUM(M11,M19,M36,M54,M58,M62))" table:style-name="ce45">
            <text:p>17<text:s/></text:p>
          </table:table-cell>
          <table:table-cell office:value-type="float" office:value="1650" table:formula="msoxl:=  IF(SUM(N11,N19,N36,N54,N58,N62)=0,&quot;-&quot;,SUM(N11,N19,N36,N54,N58,N62))" table:style-name="ce45">
            <text:p>1,650<text:s/></text:p>
          </table:table-cell>
          <table:table-cell office:value-type="float" office:value="1210.2508" table:formula="msoxl:=  IF(SUM(O11,O19,O36,O54,O58,O62)=0,&quot;-&quot;,SUM(O11,O19,O36,O54,O58,O62))" table:style-name="ce45">
            <text:p>1,210<text:s/></text:p>
          </table:table-cell>
          <table:table-cell office:value-type="float" office:value="14626.90652" table:formula="msoxl:=  IF(SUM(P11,P19,P36,P54,P58,P62)=0,&quot;-&quot;,SUM(P11,P19,P36,P54,P58,P62))" table:style-name="ce45">
            <text:p>14,627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float" office:value="16459.487130000001" table:formula="msoxl:=  IF(SUM(G12:G18)=0,&quot;-&quot;,SUM(G12:G18))" table:style-name="ce52">
            <text:p>16,459<text:s/></text:p>
          </table:table-cell>
          <table:table-cell office:value-type="float" office:value="644950.93435" table:formula="msoxl:=  IF(SUM(H12:H18)=0,&quot;-&quot;,SUM(H12:H18))" table:style-name="ce52">
            <text:p>644,951<text:s/>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2">
            <text:p>-</text:p>
          </table:table-cell>
          <table:table-cell office:value-type="float" office:value="8405.5491999999995" table:formula="msoxl:=  IF(SUM(K12:K18)=0,&quot;-&quot;,SUM(K12:K18))" table:style-name="ce52">
            <text:p>8,406<text:s/></text:p>
          </table:table-cell>
          <table:table-cell office:value-type="float" office:value="637029.53075000003" table:formula="msoxl:=  IF(SUM(L12:L18)=0,&quot;-&quot;,SUM(L12:L18))" table:style-name="ce52">
            <text:p>637,030<text:s/>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459.487130000001" table:style-name="ce55">
            <text:p>16,459<text:s/></text:p>
          </table:table-cell>
          <table:table-cell office:value-type="float" office:value="644950.93435" table:style-name="ce55">
            <text:p>644,95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405.5491999999995" table:style-name="ce55">
            <text:p>8,406<text:s/></text:p>
          </table:table-cell>
          <table:table-cell office:value-type="float" office:value="637029.53075000003" table:style-name="ce55">
            <text:p>637,0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212.46673999999999" table:formula="msoxl:=  IF(SUM(C20:C35)=0,&quot;-&quot;,SUM(C20:C35))" table:style-name="ce52">
            <text:p>212<text:s/></text:p>
          </table:table-cell>
          <table:table-cell office:value-type="float" office:value="38132.703549999998" table:formula="msoxl:=  IF(SUM(D20:D35)=0,&quot;-&quot;,SUM(D20:D35))" table:style-name="ce52">
            <text:p>38,133<text:s/></text:p>
          </table:table-cell>
          <table:table-cell office:value-type="float" office:value="54.06" table:formula="msoxl:=  IF(SUM(E20:E35)=0,&quot;-&quot;,SUM(E20:E35))" table:style-name="ce52">
            <text:p>54<text:s/></text:p>
          </table:table-cell>
          <table:table-cell office:value-type="float" office:value="9648.7999999999993" table:formula="msoxl:=  IF(SUM(F20:F35)=0,&quot;-&quot;,SUM(F20:F35))" table:style-name="ce52">
            <text:p>9,649<text:s/></text:p>
          </table:table-cell>
          <table:table-cell office:value-type="float" office:value="312.10840000000002" table:formula="msoxl:=  IF(SUM(G20:G35)=0,&quot;-&quot;,SUM(G20:G35))" table:style-name="ce52">
            <text:p>312<text:s/></text:p>
          </table:table-cell>
          <table:table-cell office:value-type="float" office:value="25571.617200000001" table:formula="msoxl:=  IF(SUM(H20:H35)=0,&quot;-&quot;,SUM(H20:H35))" table:style-name="ce52">
            <text:p>25,572<text:s/></text:p>
          </table:table-cell>
          <table:table-cell office:value-type="float" office:value="2922.3317999999999" table:formula="msoxl:=  IF(SUM(I20:I35)=0,&quot;-&quot;,SUM(I20:I35))" table:style-name="ce52">
            <text:p>2,922<text:s/></text:p>
          </table:table-cell>
          <table:table-cell office:value-type="float" office:value="287765.58113000001" table:formula="msoxl:=  IF(SUM(J20:J35)=0,&quot;-&quot;,SUM(J20:J35))" table:style-name="ce52">
            <text:p>287,766<text:s/></text:p>
          </table:table-cell>
          <table:table-cell office:value-type="float" office:value="4288.8887000000004" table:formula="msoxl:=  IF(SUM(K20:K35)=0,&quot;-&quot;,SUM(K20:K35))" table:style-name="ce52">
            <text:p>4,289<text:s/></text:p>
          </table:table-cell>
          <table:table-cell office:value-type="float" office:value="359625.38360000006" table:formula="msoxl:=  IF(SUM(L20:L35)=0,&quot;-&quot;,SUM(L20:L35))" table:style-name="ce52">
            <text:p>359,625<text:s/></text:p>
          </table:table-cell>
          <table:table-cell office:value-type="float" office:value="16.5" table:formula="msoxl:=  IF(SUM(M20:M35)=0,&quot;-&quot;,SUM(M20:M35))" table:style-name="ce52">
            <text:p>17<text:s/></text:p>
          </table:table-cell>
          <table:table-cell office:value-type="float" office:value="1650" table:formula="msoxl:=  IF(SUM(N20:N35)=0,&quot;-&quot;,SUM(N20:N35))" table:style-name="ce52">
            <text:p>1,650<text:s/></text:p>
          </table:table-cell>
          <table:table-cell office:value-type="float" office:value="1141.5064" table:formula="msoxl:=  IF(SUM(O20:O35)=0,&quot;-&quot;,SUM(O20:O35))" table:style-name="ce52">
            <text:p>1,142<text:s/></text:p>
          </table:table-cell>
          <table:table-cell office:value-type="float" office:value="9481.0998799999998" table:formula="msoxl:=  IF(SUM(P20:P35)=0,&quot;-&quot;,SUM(P20:P35))" table:style-name="ce52">
            <text:p>9,48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2.48088" table:style-name="ce59">
            <text:p>2<text:s/></text:p>
          </table:table-cell>
          <table:table-cell office:value-type="float" office:value="140.91394" table:style-name="ce59">
            <text:p>141<text:s/>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4" table:style-name="ce55">
            <text:p>14<text:s/></text:p>
          </table:table-cell>
          <table:table-cell office:value-type="float" office:value="1400" table:style-name="ce55">
            <text:p>1,400<text:s/></text:p>
          </table:table-cell>
          <table:table-cell office:value-type="float" office:value="108.6" table:style-name="ce55">
            <text:p>109<text:s/></text:p>
          </table:table-cell>
          <table:table-cell office:value-type="float" office:value="814.5" table:style-name="ce55">
            <text:p>81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170.04410999999999" table:style-name="ce55">
            <text:p>170<text:s/></text:p>
          </table:table-cell>
          <table:table-cell office:value-type="float" office:value="21141.949710000001" table:style-name="ce55">
            <text:p>21,14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44.19445" table:style-name="ce55">
            <text:p>1,044<text:s/></text:p>
          </table:table-cell>
          <table:table-cell office:value-type="float" office:value="92223.206179999994" table:style-name="ce55">
            <text:p>92,223<text:s/></text:p>
          </table:table-cell>
          <table:table-cell office:value-type="float" office:value="94.099590000000006" table:style-name="ce55">
            <text:p>94<text:s/></text:p>
          </table:table-cell>
          <table:table-cell office:value-type="float" office:value="2889.8259499999999" table:style-name="ce55">
            <text:p>2,89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157439999999999" table:style-name="ce55">
            <text:p>10<text:s/></text:p>
          </table:table-cell>
          <table:table-cell office:value-type="float" office:value="581.72717999999998" table:style-name="ce55">
            <text:p>58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36.674079999999996" table:style-name="ce55">
            <text:p>37<text:s/></text:p>
          </table:table-cell>
          <table:table-cell office:value-type="float" office:value="14715.77341" table:style-name="ce55">
            <text:p>14,71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1.702240000000003" table:style-name="ce55">
            <text:p>92<text:s/></text:p>
          </table:table-cell>
          <table:table-cell office:value-type="float" office:value="12013.516159999999" table:style-name="ce55">
            <text:p>12,014<text:s/></text:p>
          </table:table-cell>
          <table:table-cell office:value-type="float" office:value="11.71461" table:style-name="ce55">
            <text:p>12<text:s/></text:p>
          </table:table-cell>
          <table:table-cell office:value-type="float" office:value="943.70468000000005" table:style-name="ce55">
            <text:p>94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1659600000000001" table:style-name="ce55">
            <text:p>5<text:s/></text:p>
          </table:table-cell>
          <table:table-cell office:value-type="float" office:value="421.33670000000001" table:style-name="ce55">
            <text:p>42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11.27599999999995" table:style-name="ce55">
            <text:p>711<text:s/></text:p>
          </table:table-cell>
          <table:table-cell office:value-type="float" office:value="31754.125090000001" table:style-name="ce55">
            <text:p>31,75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5" table:style-name="ce55">
            <text:p>3<text:s/></text:p>
          </table:table-cell>
          <table:table-cell office:value-type="float" office:value="250" table:style-name="ce55">
            <text:p>250<text:s/></text:p>
          </table:table-cell>
          <table:table-cell office:value-type="float" office:value="1017.583" table:style-name="ce55">
            <text:p>1,018<text:s/></text:p>
          </table:table-cell>
          <table:table-cell office:value-type="float" office:value="7663.5360000000001" table:style-name="ce55">
            <text:p>7,66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7922000000000002" table:style-name="ce55">
            <text:p>5<text:s/></text:p>
          </table:table-cell>
          <table:table-cell office:value-type="float" office:value="1341.816" table:style-name="ce55">
            <text:p>1,342<text:s/></text:p>
          </table:table-cell>
          <table:table-cell office:value-type="float" office:value="5.3745000000000003" table:style-name="ce55">
            <text:p>5<text:s/></text:p>
          </table:table-cell>
          <table:table-cell office:value-type="float" office:value="456.83249999999998" table:style-name="ce55">
            <text:p>45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10.8356" table:style-name="ce55">
            <text:p>311<text:s/></text:p>
          </table:table-cell>
          <table:table-cell office:value-type="float" office:value="25459.7932" table:style-name="ce55">
            <text:p>25,46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819.8690000000001" table:style-name="ce55">
            <text:p>3,820<text:s/></text:p>
          </table:table-cell>
          <table:table-cell office:value-type="float" office:value="325735.04340000002" table:style-name="ce55">
            <text:p>325,73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1.7435499999999999" table:style-name="ce55">
            <text:p>2<text:s/></text:p>
          </table:table-cell>
          <table:table-cell office:value-type="float" office:value="568.85042999999996" table:style-name="ce55">
            <text:p>56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0050000000000001" table:style-name="ce55">
            <text:p>0<text:s/></text:p>
          </table:table-cell>
          <table:table-cell office:value-type="float" office:value="8.0399999999999991" table:style-name="ce55">
            <text:p>8<text:s/></text:p>
          </table:table-cell>
          <table:table-cell office:value-type="float" office:value="85.283010000000004" table:style-name="ce55">
            <text:p>85<text:s/></text:p>
          </table:table-cell>
          <table:table-cell office:value-type="float" office:value="6177.2022999999999" table:style-name="ce55">
            <text:p>6,177<text:s/></text:p>
          </table:table-cell>
          <table:table-cell office:value-type="float" office:value="202.12884" table:style-name="ce55">
            <text:p>202<text:s/></text:p>
          </table:table-cell>
          <table:table-cell office:value-type="float" office:value="14911.806989999999" table:style-name="ce55">
            <text:p>14,9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6.765999999999998" table:style-name="ce55">
            <text:p>37<text:s/></text:p>
          </table:table-cell>
          <table:table-cell office:value-type="float" office:value="3486.6181999999999" table:style-name="ce55">
            <text:p>3,48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4.0049999999999999" table:style-name="ce55">
            <text:p>4<text:s/></text:p>
          </table:table-cell>
          <table:table-cell office:value-type="float" office:value="1706.13" table:style-name="ce55">
            <text:p>1,70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722999999999999" table:style-name="ce55">
            <text:p>1<text:s/></text:p>
          </table:table-cell>
          <table:table-cell office:value-type="float" office:value="103.78400000000001" table:style-name="ce55">
            <text:p>104<text:s/></text:p>
          </table:table-cell>
          <table:table-cell office:value-type="float" office:value="831.26189999999997" table:style-name="ce55">
            <text:p>831<text:s/></text:p>
          </table:table-cell>
          <table:table-cell office:value-type="float" office:value="142302.17600000001" table:style-name="ce55">
            <text:p>142,302<text:s/></text:p>
          </table:table-cell>
          <table:table-cell office:value-type="float" office:value="116.45528" table:style-name="ce55">
            <text:p>116<text:s/></text:p>
          </table:table-cell>
          <table:table-cell office:value-type="float" office:value="11060.637940000001" table:style-name="ce55">
            <text:p>11,06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4.06" table:style-name="ce55">
            <text:p>54<text:s/></text:p>
          </table:table-cell>
          <table:table-cell office:value-type="float" office:value="9648.7999999999993" table:style-name="ce55">
            <text:p>9,64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53.822" table:style-name="ce57">
            <text:p>154<text:s/></text:p>
          </table:table-cell>
          <table:table-cell office:value-type="float" office:value="1953.5393999999999" table:style-name="ce57">
            <text:p>1,954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371.49615" table:formula="msoxl:=  IF(SUM(C37:C53)=0,&quot;-&quot;,SUM(C37:C53))" table:style-name="ce52">
            <text:p>371<text:s/></text:p>
          </table:table-cell>
          <table:table-cell office:value-type="float" office:value="151923.78859999997" table:formula="msoxl:=  IF(SUM(D37:D53)=0,&quot;-&quot;,SUM(D37:D53))" table:style-name="ce52">
            <text:p>151,924<text:s/>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float" office:value="2.5185" table:formula="msoxl:=  IF(SUM(G37:G53)=0,&quot;-&quot;,SUM(G37:G53))" table:style-name="ce52">
            <text:p>3<text:s/></text:p>
          </table:table-cell>
          <table:table-cell office:value-type="float" office:value="282.54201999999998" table:formula="msoxl:=  IF(SUM(H37:H53)=0,&quot;-&quot;,SUM(H37:H53))" table:style-name="ce52">
            <text:p>283<text:s/></text:p>
          </table:table-cell>
          <table:table-cell office:value-type="float" office:value="1661.12203" table:formula="msoxl:=  IF(SUM(I37:I53)=0,&quot;-&quot;,SUM(I37:I53))" table:style-name="ce52">
            <text:p>1,661<text:s/></text:p>
          </table:table-cell>
          <table:table-cell office:value-type="float" office:value="203831.85133999999" table:formula="msoxl:=  IF(SUM(J37:J53)=0,&quot;-&quot;,SUM(J37:J53))" table:style-name="ce52">
            <text:p>203,832<text:s/></text:p>
          </table:table-cell>
          <table:table-cell office:value-type="float" office:value="728.99666999999999" table:formula="msoxl:=  IF(SUM(K37:K53)=0,&quot;-&quot;,SUM(K37:K53))" table:style-name="ce52">
            <text:p>729<text:s/></text:p>
          </table:table-cell>
          <table:table-cell office:value-type="float" office:value="66857.784500000009" table:formula="msoxl:=  IF(SUM(L37:L53)=0,&quot;-&quot;,SUM(L37:L53))" table:style-name="ce52">
            <text:p>66,858<text:s/>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52">
            <text:p>-</text:p>
          </table:table-cell>
          <table:table-cell office:value-type="float" office:value="68.744399999999999" table:formula="msoxl:=  IF(SUM(O37:O53)=0,&quot;-&quot;,SUM(O37:O53))" table:style-name="ce52">
            <text:p>69<text:s/></text:p>
          </table:table-cell>
          <table:table-cell office:value-type="float" office:value="5145.8066399999998" table:formula="msoxl:=  IF(SUM(P37:P53)=0,&quot;-&quot;,SUM(P37:P53))" table:style-name="ce52">
            <text:p>5,14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181.1626" table:style-name="ce55">
            <text:p>181<text:s/></text:p>
          </table:table-cell>
          <table:table-cell office:value-type="float" office:value="76100.709950000004" table:style-name="ce55">
            <text:p>76,10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293" table:style-name="ce55">
            <text:p>0<text:s/></text:p>
          </table:table-cell>
          <table:table-cell office:value-type="float" office:value="7.9390200000000002" table:style-name="ce55">
            <text:p>8<text:s/></text:p>
          </table:table-cell>
          <table:table-cell office:value-type="float" office:value="313.2321" table:style-name="ce55">
            <text:p>313<text:s/></text:p>
          </table:table-cell>
          <table:table-cell office:value-type="float" office:value="30393.700690000001" table:style-name="ce55">
            <text:p>30,394<text:s/></text:p>
          </table:table-cell>
          <table:table-cell office:value-type="float" office:value="220.27906999999999" table:style-name="ce55">
            <text:p>220<text:s/></text:p>
          </table:table-cell>
          <table:table-cell office:value-type="float" office:value="20119.07675" table:style-name="ce55">
            <text:p>20,11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1399999999999999E-2" table:style-name="ce55">
            <text:p>0<text:s/></text:p>
          </table:table-cell>
          <table:table-cell office:value-type="float" office:value="3.31914" table:style-name="ce55">
            <text:p>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2.654000000000003" table:style-name="ce55">
            <text:p>63<text:s/></text:p>
          </table:table-cell>
          <table:table-cell office:value-type="float" office:value="3768.2310000000002" table:style-name="ce55">
            <text:p>3,76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186.04685000000001" table:style-name="ce55">
            <text:p>186<text:s/></text:p>
          </table:table-cell>
          <table:table-cell office:value-type="float" office:value="74030.540399999998" table:style-name="ce55">
            <text:p>74,03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8120000000000005" table:style-name="ce55">
            <text:p>1<text:s/></text:p>
          </table:table-cell>
          <table:table-cell office:value-type="float" office:value="67.123000000000005" table:style-name="ce55">
            <text:p>67<text:s/></text:p>
          </table:table-cell>
          <table:table-cell office:value-type="float" office:value="391.96361999999999" table:style-name="ce55">
            <text:p>392<text:s/></text:p>
          </table:table-cell>
          <table:table-cell office:value-type="float" office:value="41548.407520000001" table:style-name="ce55">
            <text:p>41,548<text:s/></text:p>
          </table:table-cell>
          <table:table-cell office:value-type="float" office:value="299.51650000000001" table:style-name="ce55">
            <text:p>300<text:s/></text:p>
          </table:table-cell>
          <table:table-cell office:value-type="float" office:value="28523.670249999999" table:style-name="ce55">
            <text:p>28,52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8.222999999999999" table:style-name="ce55">
            <text:p>68<text:s/></text:p>
          </table:table-cell>
          <table:table-cell office:value-type="float" office:value="5131.9875000000002" table:style-name="ce55">
            <text:p>5,13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0.1105" table:style-name="ce55">
            <text:p>0<text:s/></text:p>
          </table:table-cell>
          <table:table-cell office:value-type="float" office:value="8.8510500000000008" table:style-name="ce55">
            <text:p>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4.1761999999999997" table:style-name="ce55">
            <text:p>4<text:s/></text:p>
          </table:table-cell>
          <table:table-cell office:value-type="float" office:value="1783.6872000000001" table:style-name="ce55">
            <text:p>1,78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8080000000000001" table:style-name="ce55">
            <text:p>2<text:s/></text:p>
          </table:table-cell>
          <table:table-cell office:value-type="float" office:value="207.48" table:style-name="ce55">
            <text:p>207<text:s/></text:p>
          </table:table-cell>
          <table:table-cell office:value-type="float" office:value="624.88090999999997" table:style-name="ce55">
            <text:p>625<text:s/></text:p>
          </table:table-cell>
          <table:table-cell office:value-type="float" office:value="72840.457129999995" table:style-name="ce55">
            <text:p>72,840<text:s/></text:p>
          </table:table-cell>
          <table:table-cell office:value-type="float" office:value="5.7290999999999999" table:style-name="ce55">
            <text:p>6<text:s/></text:p>
          </table:table-cell>
          <table:table-cell office:value-type="float" office:value="486.9735" table:style-name="ce55">
            <text:p>48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" table:style-name="ce55">
            <text:p>1<text:s/></text:p>
          </table:table-cell>
          <table:table-cell office:value-type="float" office:value="10.5" table:style-name="ce55">
            <text:p>1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5.491399999999999" table:style-name="ce55">
            <text:p>75<text:s/></text:p>
          </table:table-cell>
          <table:table-cell office:value-type="float" office:value="11878.555" table:style-name="ce55">
            <text:p>11,879<text:s/></text:p>
          </table:table-cell>
          <table:table-cell office:value-type="float" office:value="201.47200000000001" table:style-name="ce55">
            <text:p>201<text:s/></text:p>
          </table:table-cell>
          <table:table-cell office:value-type="float" office:value="17528.063999999998" table:style-name="ce55">
            <text:p>17,52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" table:style-name="ce55">
            <text:p>2<text:s/></text:p>
          </table:table-cell>
          <table:table-cell office:value-type="float" office:value="200" table:style-name="ce55">
            <text:p>2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92.9" table:style-name="ce55">
            <text:p>193<text:s/></text:p>
          </table:table-cell>
          <table:table-cell office:value-type="float" office:value="43402.5" table:style-name="ce55">
            <text:p>43,40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3434.0590000000002" table:formula="msoxl:=  IF(SUM(C63,C64,C65,C67)=0,IF(C66=0,&quot;-&quot;,C66),SUM(C63,C64,C65,C67))" table:style-name="ce52">
            <text:p>3,434<text:s/></text:p>
          </table:table-cell>
          <table:table-cell office:value-type="float" office:value="767758.58600000001" table:formula="msoxl:=  IF(SUM(D63:D67)=0,&quot;-&quot;,SUM(D63:D67))" table:style-name="ce52">
            <text:p>767,759<text:s/>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3434.0590000000002" table:style-name="ce55">
            <text:p>3,434<text:s/></text:p>
          </table:table-cell>
          <table:table-cell office:value-type="float" office:value="767758.58600000001" table:style-name="ce55">
            <text:p>767,75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7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6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3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table:style-name="ce42"/>
          <table:table-cell table:style-name="ce36"/>
          <table:table-cell table:style-name="ce35"/>
          <table:table-cell table:style-name="ce36"/>
          <table:table-cell office:value-type="string" table:number-columns-spanned="10" table:number-rows-spanned="1" table:style-name="ce213">
            <text:p>鯖 <text:s text:c="5"/>科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22">
            <text:p>鱙仔</text:p>
          </table:table-cell>
          <table:covered-table-cell/>
          <table:table-cell office:value-type="string" table:number-columns-spanned="2" table:number-rows-spanned="1" table:style-name="ce212">
            <text:p>魩仔</text:p>
          </table:table-cell>
          <table:covered-table-cell/>
          <table:table-cell office:value-type="string" table:number-columns-spanned="2" table:number-rows-spanned="1" table:style-name="ce197">
            <text:p>小計</text:p>
          </table:table-cell>
          <table:covered-table-cell/>
          <table:table-cell office:value-type="string" table:number-columns-spanned="2" table:number-rows-spanned="1" table:style-name="ce214">
            <text:p>花腹鯖</text:p>
          </table:table-cell>
          <table:covered-table-cell/>
          <table:table-cell office:value-type="string" table:number-columns-spanned="2" table:number-rows-spanned="1" table:style-name="ce214">
            <text:p>正鰹</text:p>
          </table:table-cell>
          <table:covered-table-cell/>
          <table:table-cell office:value-type="string" table:number-columns-spanned="2" table:number-rows-spanned="1" table:style-name="ce214">
            <text:p>扁花鰹</text:p>
          </table:table-cell>
          <table:covered-table-cell/>
          <table:table-cell office:value-type="string" table:number-columns-spanned="2" table:number-rows-spanned="1" table:style-name="ce214">
            <text:p>圓花鰹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2">
            <text:p>52001</text:p>
          </table:table-cell>
          <table:covered-table-cell/>
          <table:table-cell office:value-type="string" table:number-columns-spanned="2" table:number-rows-spanned="1" table:style-name="ce185">
            <text:p>52002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office:value-type="string" table:number-columns-spanned="2" table:number-rows-spanned="1" table:style-name="ce217">
            <text:p>53001</text:p>
          </table:table-cell>
          <table:covered-table-cell/>
          <table:table-cell office:value-type="string" table:number-columns-spanned="2" table:number-rows-spanned="1" table:style-name="ce217">
            <text:p>53101</text:p>
          </table:table-cell>
          <table:covered-table-cell/>
          <table:table-cell office:value-type="string" table:number-columns-spanned="2" table:number-rows-spanned="1" table:style-name="ce217">
            <text:p>53102</text:p>
          </table:table-cell>
          <table:covered-table-cell/>
          <table:table-cell office:value-type="string" table:number-columns-spanned="2" table:number-rows-spanned="1" table:style-name="ce217">
            <text:p>531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64.700199999999995" table:formula="msoxl:=  IF(SUM(C11,C19,C36,C54,C58,C62)=0,&quot;-&quot;,SUM(C11,C19,C36,C54,C58,C62))" table:style-name="ce45">
            <text:p>65<text:s/></text:p>
          </table:table-cell>
          <table:table-cell office:value-type="float" office:value="5889.723" table:formula="msoxl:=  IF(SUM(D11,D19,D36,D54,D58,D62)=0,&quot;-&quot;,SUM(D11,D19,D36,D54,D58,D62))" table:style-name="ce45">
            <text:p>5,890<text:s/></text:p>
          </table:table-cell>
          <table:table-cell office:value-type="float" office:value="747.12779999999998" table:formula="msoxl:=  IF(SUM(E11,E19,E36,E54,E58,E62)=0,&quot;-&quot;,SUM(E11,E19,E36,E54,E58,E62))" table:style-name="ce45">
            <text:p>747<text:s/></text:p>
          </table:table-cell>
          <table:table-cell office:value-type="float" office:value="131271.9817" table:formula="msoxl:=  IF(SUM(F11,F19,F36,F54,F58,F62)=0,&quot;-&quot;,SUM(F11,F19,F36,F54,F58,F62))" table:style-name="ce45">
            <text:p>131,272<text:s/></text:p>
          </table:table-cell>
          <table:table-cell office:value-type="float" office:value="392495.02026000002" table:formula="msoxl:=  IF(SUM(G11,G19,G36,G54,G58,G62)=0,&quot;-&quot;,SUM(G11,G19,G36,G54,G58,G62))" table:style-name="ce45">
            <text:p>392,495<text:s/></text:p>
          </table:table-cell>
          <table:table-cell office:value-type="float" office:value="29418959.080890004" table:formula="msoxl:=  IF(SUM(H11,H19,H36,H54,H58,H62)=0,&quot;-&quot;,SUM(H11,H19,H36,H54,H58,H62))" table:style-name="ce45">
            <text:p>29,418,959<text:s/></text:p>
          </table:table-cell>
          <table:table-cell office:value-type="float" office:value="58928.631320000008" table:formula="msoxl:=  IF(SUM(I11,I19,I36,I54,I58,I62)=0,&quot;-&quot;,SUM(I11,I19,I36,I54,I58,I62))" table:style-name="ce45">
            <text:p>58,929<text:s/></text:p>
          </table:table-cell>
          <table:table-cell office:value-type="float" office:value="2480865.6423200001" table:formula="msoxl:=  IF(SUM(J11,J19,J36,J54,J58,J62)=0,&quot;-&quot;,SUM(J11,J19,J36,J54,J58,J62))" table:style-name="ce45">
            <text:p>2,480,866<text:s/></text:p>
          </table:table-cell>
          <table:table-cell office:value-type="float" office:value="149650.85068999999" table:formula="msoxl:=  IF(SUM(K11,K19,K36,K54,K58,K62)=0,&quot;-&quot;,SUM(K11,K19,K36,K54,K58,K62))" table:style-name="ce45">
            <text:p>149,651<text:s/></text:p>
          </table:table-cell>
          <table:table-cell office:value-type="float" office:value="4811100.9503300004" table:formula="msoxl:=  IF(SUM(L11,L19,L36,L54,L58,L62)=0,&quot;-&quot;,SUM(L11,L19,L36,L54,L58,L62))" table:style-name="ce45">
            <text:p>4,811,101<text:s/></text:p>
          </table:table-cell>
          <table:table-cell office:value-type="float" office:value="1023.3524399999999" table:formula="msoxl:=  IF(SUM(M11,M19,M36,M54,M58,M62)=0,&quot;-&quot;,SUM(M11,M19,M36,M54,M58,M62))" table:style-name="ce45">
            <text:p>1,023<text:s/></text:p>
          </table:table-cell>
          <table:table-cell office:value-type="float" office:value="48672.826120000005" table:formula="msoxl:=  IF(SUM(N11,N19,N36,N54,N58,N62)=0,&quot;-&quot;,SUM(N11,N19,N36,N54,N58,N62))" table:style-name="ce45">
            <text:p>48,673<text:s/></text:p>
          </table:table-cell>
          <table:table-cell office:value-type="float" office:value="3214.0160000000001" table:formula="msoxl:=  IF(SUM(O11,O19,O36,O54,O58,O62)=0,&quot;-&quot;,SUM(O11,O19,O36,O54,O58,O62))" table:style-name="ce45">
            <text:p>3,214<text:s/></text:p>
          </table:table-cell>
          <table:table-cell office:value-type="float" office:value="81476.619479999994" table:formula="msoxl:=  IF(SUM(P11,P19,P36,P54,P58,P62)=0,&quot;-&quot;,SUM(P11,P19,P36,P54,P58,P62))" table:style-name="ce45">
            <text:p>81,477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float" office:value="318325.14808000001" table:formula="msoxl:=  IF(SUM(G12:G18)=0,&quot;-&quot;,SUM(G12:G18))" table:style-name="ce52">
            <text:p>318,325<text:s/></text:p>
          </table:table-cell>
          <table:table-cell office:value-type="float" office:value="25116521.725040004" table:formula="msoxl:=  IF(SUM(H12:H18)=0,&quot;-&quot;,SUM(H12:H18))" table:style-name="ce53">
            <text:p>25,116,522<text:s/>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2">
            <text:p>-</text:p>
          </table:table-cell>
          <table:table-cell office:value-type="float" office:value="147287.54728999999" table:formula="msoxl:=  IF(SUM(K12:K18)=0,&quot;-&quot;,SUM(K12:K18))" table:style-name="ce52">
            <text:p>147,288<text:s/></text:p>
          </table:table-cell>
          <table:table-cell office:value-type="float" office:value="4727614.9005800001" table:formula="msoxl:=  IF(SUM(L12:L18)=0,&quot;-&quot;,SUM(L12:L18))" table:style-name="ce52">
            <text:p>4,727,615<text:s/>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2,K12,M12,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,'漁業生產量值-漁業種類別魚類別生產量值9'!C12,'漁業生產量值-漁業種類別魚類別生產量值9'!E12,'漁業生產量值-漁業種類別魚類別生產量值9'!G12)=0,&quot;-&quot;,SUM(I12,K12,M12,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,'漁業生產量值-漁業種類別魚類別生產量值9'!C12,'漁業生產量值-漁業種類別魚類別生產量值9'!E12,'漁業生產量值-漁業種類別魚類別生產量值9'!G12))" table:style-name="ce55">
            <text:p>-</text:p>
          </table:table-cell>
          <table:table-cell office:value-type="string" office:string-value="-" table:formula="msoxl:=  IF(SUM(J12,L12,N12,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,'漁業生產量值-漁業種類別魚類別生產量值9'!D12,'漁業生產量值-漁業種類別魚類別生產量值9'!F12,'漁業生產量值-漁業種類別魚類別生產量值9'!H12)=0,&quot;-&quot;,SUM(J12,L12,N12,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,'漁業生產量值-漁業種類別魚類別生產量值9'!D12,'漁業生產量值-漁業種類別魚類別生產量值9'!F12,'漁業生產量值-漁業種類別魚類別生產量值9'!H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3,K13,M13,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,'漁業生產量值-漁業種類別魚類別生產量值9'!C13,'漁業生產量值-漁業種類別魚類別生產量值9'!E13,'漁業生產量值-漁業種類別魚類別生產量值9'!G13)=0,&quot;-&quot;,SUM(I13,K13,M13,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,'漁業生產量值-漁業種類別魚類別生產量值9'!C13,'漁業生產量值-漁業種類別魚類別生產量值9'!E13,'漁業生產量值-漁業種類別魚類別生產量值9'!G13))" table:style-name="ce55">
            <text:p>-</text:p>
          </table:table-cell>
          <table:table-cell office:value-type="string" office:string-value="-" table:formula="msoxl:=  IF(SUM(J13,L13,N13,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,'漁業生產量值-漁業種類別魚類別生產量值9'!D13,'漁業生產量值-漁業種類別魚類別生產量值9'!F13,'漁業生產量值-漁業種類別魚類別生產量值9'!H13)=0,&quot;-&quot;,SUM(J13,L13,N13,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,'漁業生產量值-漁業種類別魚類別生產量值9'!D13,'漁業生產量值-漁業種類別魚類別生產量值9'!F13,'漁業生產量值-漁業種類別魚類別生產量值9'!H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85712.27770000001" table:formula="msoxl:=  IF(SUM(I14,K14,M14,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,'漁業生產量值-漁業種類別魚類別生產量值9'!C14,'漁業生產量值-漁業種類別魚類別生產量值9'!E14,'漁業生產量值-漁業種類別魚類別生產量值9'!G14)=0,&quot;-&quot;,SUM(I14,K14,M14,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,'漁業生產量值-漁業種類別魚類別生產量值9'!C14,'漁業生產量值-漁業種類別魚類別生產量值9'!E14,'漁業生產量值-漁業種類別魚類別生產量值9'!G14))" table:style-name="ce55">
            <text:p>185,712<text:s/></text:p>
          </table:table-cell>
          <table:table-cell office:value-type="float" office:value="6276417.1152100004" table:formula="msoxl:=  IF(SUM(J14,L14,N14,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,'漁業生產量值-漁業種類別魚類別生產量值9'!D14,'漁業生產量值-漁業種類別魚類別生產量值9'!F14,'漁業生產量值-漁業種類別魚類別生產量值9'!H14)=0,&quot;-&quot;,SUM(J14,L14,N14,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,'漁業生產量值-漁業種類別魚類別生產量值9'!D14,'漁業生產量值-漁業種類別魚類別生產量值9'!F14,'漁業生產量值-漁業種類別魚類別生產量值9'!H14))" table:style-name="ce55">
            <text:p>6,276,41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46211.3971" table:style-name="ce55">
            <text:p>146,211<text:s/></text:p>
          </table:table-cell>
          <table:table-cell office:value-type="float" office:value="4695138.5783299999" table:style-name="ce55">
            <text:p>4,695,13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5,K15,M15,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,'漁業生產量值-漁業種類別魚類別生產量值9'!C15,'漁業生產量值-漁業種類別魚類別生產量值9'!E15,'漁業生產量值-漁業種類別魚類別生產量值9'!G15)=0,&quot;-&quot;,SUM(I15,K15,M15,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,'漁業生產量值-漁業種類別魚類別生產量值9'!C15,'漁業生產量值-漁業種類別魚類別生產量值9'!E15,'漁業生產量值-漁業種類別魚類別生產量值9'!G15))" table:style-name="ce55">
            <text:p>-</text:p>
          </table:table-cell>
          <table:table-cell office:value-type="string" office:string-value="-" table:formula="msoxl:=  IF(SUM(J15,L15,N15,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,'漁業生產量值-漁業種類別魚類別生產量值9'!D15,'漁業生產量值-漁業種類別魚類別生產量值9'!F15,'漁業生產量值-漁業種類別魚類別生產量值9'!H15)=0,&quot;-&quot;,SUM(J15,L15,N15,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,'漁業生產量值-漁業種類別魚類別生產量值9'!D15,'漁業生產量值-漁業種類別魚類別生產量值9'!F15,'漁業生產量值-漁業種類別魚類別生產量值9'!H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2612.87038000001" table:formula="msoxl:=  IF(SUM(I16,K16,M16,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,'漁業生產量值-漁業種類別魚類別生產量值9'!C16,'漁業生產量值-漁業種類別魚類別生產量值9'!E16,'漁業生產量值-漁業種類別魚類別生產量值9'!G16)=0,&quot;-&quot;,SUM(I16,K16,M16,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,'漁業生產量值-漁業種類別魚類別生產量值9'!C16,'漁業生產量值-漁業種類別魚類別生產量值9'!E16,'漁業生產量值-漁業種類別魚類別生產量值9'!G16))" table:style-name="ce55">
            <text:p>132,613<text:s/></text:p>
          </table:table-cell>
          <table:table-cell office:value-type="float" office:value="18840104.609830003" table:formula="msoxl:=  IF(SUM(J16,L16,N16,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,'漁業生產量值-漁業種類別魚類別生產量值9'!D16,'漁業生產量值-漁業種類別魚類別生產量值9'!F16,'漁業生產量值-漁業種類別魚類別生產量值9'!H16)=0,&quot;-&quot;,SUM(J16,L16,N16,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,'漁業生產量值-漁業種類別魚類別生產量值9'!D16,'漁業生產量值-漁業種類別魚類別生產量值9'!F16,'漁業生產量值-漁業種類別魚類別生產量值9'!H16))" table:style-name="ce55">
            <text:p>18,840,10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76.1501900000001" table:style-name="ce55">
            <text:p>1,076<text:s/></text:p>
          </table:table-cell>
          <table:table-cell office:value-type="float" office:value="32476.322250000001" table:style-name="ce55">
            <text:p>32,47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7,K17,M17,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,'漁業生產量值-漁業種類別魚類別生產量值9'!C17,'漁業生產量值-漁業種類別魚類別生產量值9'!E17,'漁業生產量值-漁業種類別魚類別生產量值9'!G17)=0,&quot;-&quot;,SUM(I17,K17,M17,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,'漁業生產量值-漁業種類別魚類別生產量值9'!C17,'漁業生產量值-漁業種類別魚類別生產量值9'!E17,'漁業生產量值-漁業種類別魚類別生產量值9'!G17))" table:style-name="ce55">
            <text:p>-</text:p>
          </table:table-cell>
          <table:table-cell office:value-type="string" office:string-value="-" table:formula="msoxl:=  IF(SUM(J17,L17,N17,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,'漁業生產量值-漁業種類別魚類別生產量值9'!D17,'漁業生產量值-漁業種類別魚類別生產量值9'!F17,'漁業生產量值-漁業種類別魚類別生產量值9'!H17)=0,&quot;-&quot;,SUM(J17,L17,N17,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,'漁業生產量值-漁業種類別魚類別生產量值9'!D17,'漁業生產量值-漁業種類別魚類別生產量值9'!F17,'漁業生產量值-漁業種類別魚類別生產量值9'!H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18,K18,M18,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,'漁業生產量值-漁業種類別魚類別生產量值9'!C18,'漁業生產量值-漁業種類別魚類別生產量值9'!E18,'漁業生產量值-漁業種類別魚類別生產量值9'!G18)=0,&quot;-&quot;,SUM(I18,K18,M18,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,'漁業生產量值-漁業種類別魚類別生產量值9'!C18,'漁業生產量值-漁業種類別魚類別生產量值9'!E18,'漁業生產量值-漁業種類別魚類別生產量值9'!G18))" table:style-name="ce55">
            <text:p>-</text:p>
          </table:table-cell>
          <table:table-cell office:value-type="string" office:string-value="-" table:formula="msoxl:=  IF(SUM(J18,L18,N18,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,'漁業生產量值-漁業種類別魚類別生產量值9'!D18,'漁業生產量值-漁業種類別魚類別生產量值9'!F18,'漁業生產量值-漁業種類別魚類別生產量值9'!H18)=0,&quot;-&quot;,SUM(J18,L18,N18,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,'漁業生產量值-漁業種類別魚類別生產量值9'!D18,'漁業生產量值-漁業種類別魚類別生產量值9'!F18,'漁業生產量值-漁業種類別魚類別生產量值9'!H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69568.630880000012" table:formula="msoxl:=  IF(SUM(G20:G35)=0,&quot;-&quot;,SUM(G20:G35))" table:style-name="ce52">
            <text:p>69,569<text:s/></text:p>
          </table:table-cell>
          <table:table-cell office:value-type="float" office:value="3942325.0487199998" table:formula="msoxl:=  IF(SUM(H20:H35)=0,&quot;-&quot;,SUM(H20:H35))" table:style-name="ce52">
            <text:p>3,942,325<text:s/></text:p>
          </table:table-cell>
          <table:table-cell office:value-type="float" office:value="58463.382300000005" table:formula="msoxl:=  IF(SUM(I20:I35)=0,&quot;-&quot;,SUM(I20:I35))" table:style-name="ce52">
            <text:p>58,463<text:s/></text:p>
          </table:table-cell>
          <table:table-cell office:value-type="float" office:value="2451789.2679699999" table:formula="msoxl:=  IF(SUM(J20:J35)=0,&quot;-&quot;,SUM(J20:J35))" table:style-name="ce52">
            <text:p>2,451,789<text:s/></text:p>
          </table:table-cell>
          <table:table-cell office:value-type="float" office:value="1119.4417800000001" table:formula="msoxl:=  IF(SUM(K20:K35)=0,&quot;-&quot;,SUM(K20:K35))" table:style-name="ce52">
            <text:p>1,119<text:s/></text:p>
          </table:table-cell>
          <table:table-cell office:value-type="float" office:value="38051.441569999995" table:formula="msoxl:=  IF(SUM(L20:L35)=0,&quot;-&quot;,SUM(L20:L35))" table:style-name="ce52">
            <text:p>38,051<text:s/></text:p>
          </table:table-cell>
          <table:table-cell office:value-type="float" office:value="253.3665" table:formula="msoxl:=  IF(SUM(M20:M35)=0,&quot;-&quot;,SUM(M20:M35))" table:style-name="ce52">
            <text:p>253<text:s/></text:p>
          </table:table-cell>
          <table:table-cell office:value-type="float" office:value="9312.6165000000019" table:formula="msoxl:=  IF(SUM(N20:N35)=0,&quot;-&quot;,SUM(N20:N35))" table:style-name="ce52">
            <text:p>9,313<text:s/></text:p>
          </table:table-cell>
          <table:table-cell office:value-type="float" office:value="2720.0736999999999" table:formula="msoxl:=  IF(SUM(O20:O35)=0,&quot;-&quot;,SUM(O20:O35))" table:style-name="ce52">
            <text:p>2,720<text:s/></text:p>
          </table:table-cell>
          <table:table-cell office:value-type="float" office:value="57269.040259999994" table:formula="msoxl:=  IF(SUM(P20:P35)=0,&quot;-&quot;,SUM(P20:P35))" table:style-name="ce52">
            <text:p>57,26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I20,K20,M20,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,'漁業生產量值-漁業種類別魚類別生產量值9'!C20,'漁業生產量值-漁業種類別魚類別生產量值9'!E20,'漁業生產量值-漁業種類別魚類別生產量值9'!G20)=0,&quot;-&quot;,SUM(I20,K20,M20,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,'漁業生產量值-漁業種類別魚類別生產量值9'!C20,'漁業生產量值-漁業種類別魚類別生產量值9'!E20,'漁業生產量值-漁業種類別魚類別生產量值9'!G20))" table:style-name="ce55">
            <text:p>-</text:p>
          </table:table-cell>
          <table:table-cell office:value-type="string" office:string-value="-" table:formula="msoxl:=  IF(SUM(J20,L20,N20,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,'漁業生產量值-漁業種類別魚類別生產量值9'!D20,'漁業生產量值-漁業種類別魚類別生產量值9'!F20,'漁業生產量值-漁業種類別魚類別生產量值9'!H20)=0,&quot;-&quot;,SUM(J20,L20,N20,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,'漁業生產量值-漁業種類別魚類別生產量值9'!D20,'漁業生產量值-漁業種類別魚類別生產量值9'!F20,'漁業生產量值-漁業種類別魚類別生產量值9'!H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1,K21,M21,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,'漁業生產量值-漁業種類別魚類別生產量值9'!C21,'漁業生產量值-漁業種類別魚類別生產量值9'!E21,'漁業生產量值-漁業種類別魚類別生產量值9'!G21)=0,&quot;-&quot;,SUM(I21,K21,M21,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,'漁業生產量值-漁業種類別魚類別生產量值9'!C21,'漁業生產量值-漁業種類別魚類別生產量值9'!E21,'漁業生產量值-漁業種類別魚類別生產量值9'!G21))" table:style-name="ce55">
            <text:p>-</text:p>
          </table:table-cell>
          <table:table-cell office:value-type="string" office:string-value="-" table:formula="msoxl:=  IF(SUM(J21,L21,N21,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,'漁業生產量值-漁業種類別魚類別生產量值9'!D21,'漁業生產量值-漁業種類別魚類別生產量值9'!F21,'漁業生產量值-漁業種類別魚類別生產量值9'!H21)=0,&quot;-&quot;,SUM(J21,L21,N21,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,'漁業生產量值-漁業種類別魚類別生產量值9'!D21,'漁業生產量值-漁業種類別魚類別生產量值9'!F21,'漁業生產量值-漁業種類別魚類別生產量值9'!H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81.52200000000005" table:formula="msoxl:=  IF(SUM(I22,K22,M22,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,'漁業生產量值-漁業種類別魚類別生產量值9'!C22,'漁業生產量值-漁業種類別魚類別生產量值9'!E22,'漁業生產量值-漁業種類別魚類別生產量值9'!G22)=0,&quot;-&quot;,SUM(I22,K22,M22,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,'漁業生產量值-漁業種類別魚類別生產量值9'!C22,'漁業生產量值-漁業種類別魚類別生產量值9'!E22,'漁業生產量值-漁業種類別魚類別生產量值9'!G22))" table:style-name="ce55">
            <text:p>582<text:s/></text:p>
          </table:table-cell>
          <table:table-cell office:value-type="float" office:value="15545.166000000001" table:formula="msoxl:=  IF(SUM(J22,L22,N22,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,'漁業生產量值-漁業種類別魚類別生產量值9'!D22,'漁業生產量值-漁業種類別魚類別生產量值9'!F22,'漁業生產量值-漁業種類別魚類別生產量值9'!H22)=0,&quot;-&quot;,SUM(J22,L22,N22,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,'漁業生產量值-漁業種類別魚類別生產量值9'!D22,'漁業生產量值-漁業種類別魚類別生產量值9'!F22,'漁業生產量值-漁業種類別魚類別生產量值9'!H22))" table:style-name="ce55">
            <text:p>15,545<text:s/></text:p>
          </table:table-cell>
          <table:table-cell office:value-type="float" office:value="219.328" table:style-name="ce55">
            <text:p>219<text:s/></text:p>
          </table:table-cell>
          <table:table-cell office:value-type="float" office:value="5208.2240000000002" table:style-name="ce55">
            <text:p>5,20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61.2" table:style-name="ce55">
            <text:p>361<text:s/></text:p>
          </table:table-cell>
          <table:table-cell office:value-type="float" office:value="10294.200000000001" table:style-name="ce55">
            <text:p>10,29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108.8617299999996" table:formula="msoxl:=  IF(SUM(I23,K23,M23,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,'漁業生產量值-漁業種類別魚類別生產量值9'!C23,'漁業生產量值-漁業種類別魚類別生產量值9'!E23,'漁業生產量值-漁業種類別魚類別生產量值9'!G23)=0,&quot;-&quot;,SUM(I23,K23,M23,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,'漁業生產量值-漁業種類別魚類別生產量值9'!C23,'漁業生產量值-漁業種類別魚類別生產量值9'!E23,'漁業生產量值-漁業種類別魚類別生產量值9'!G23))" table:style-name="ce55">
            <text:p>7,109<text:s/></text:p>
          </table:table-cell>
          <table:table-cell office:value-type="float" office:value="524340.14338999998" table:formula="msoxl:=  IF(SUM(J23,L23,N23,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,'漁業生產量值-漁業種類別魚類別生產量值9'!D23,'漁業生產量值-漁業種類別魚類別生產量值9'!F23,'漁業生產量值-漁業種類別魚類別生產量值9'!H23)=0,&quot;-&quot;,SUM(J23,L23,N23,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,'漁業生產量值-漁業種類別魚類別生產量值9'!D23,'漁業生產量值-漁業種類別魚類別生產量值9'!F23,'漁業生產量值-漁業種類別魚類別生產量值9'!H23))" table:style-name="ce55">
            <text:p>524,340<text:s/></text:p>
          </table:table-cell>
          <table:table-cell office:value-type="float" office:value="6693.2788" table:style-name="ce55">
            <text:p>6,693<text:s/></text:p>
          </table:table-cell>
          <table:table-cell office:value-type="float" office:value="435611.79996999999" table:style-name="ce55">
            <text:p>435,612<text:s/></text:p>
          </table:table-cell>
          <table:table-cell office:value-type="float" office:value="0.51749999999999996" table:style-name="ce55">
            <text:p>1<text:s/></text:p>
          </table:table-cell>
          <table:table-cell office:value-type="float" office:value="24.42" table:style-name="ce55">
            <text:p>24<text:s/></text:p>
          </table:table-cell>
          <table:table-cell office:value-type="float" office:value="26.571000000000002" table:style-name="ce55">
            <text:p>27<text:s/></text:p>
          </table:table-cell>
          <table:table-cell office:value-type="float" office:value="1480.7349999999999" table:style-name="ce55">
            <text:p>1,481<text:s/></text:p>
          </table:table-cell>
          <table:table-cell office:value-type="float" office:value="13.0197" table:style-name="ce55">
            <text:p>13<text:s/></text:p>
          </table:table-cell>
          <table:table-cell office:value-type="float" office:value="317.44206000000003" table:style-name="ce55">
            <text:p>31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28.92583999999999" table:formula="msoxl:=  IF(SUM(I24,K24,M24,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,'漁業生產量值-漁業種類別魚類別生產量值9'!C24,'漁業生產量值-漁業種類別魚類別生產量值9'!E24,'漁業生產量值-漁業種類別魚類別生產量值9'!G24)=0,&quot;-&quot;,SUM(I24,K24,M24,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,'漁業生產量值-漁業種類別魚類別生產量值9'!C24,'漁業生產量值-漁業種類別魚類別生產量值9'!E24,'漁業生產量值-漁業種類別魚類別生產量值9'!G24))" table:style-name="ce55">
            <text:p>329<text:s/></text:p>
          </table:table-cell>
          <table:table-cell office:value-type="float" office:value="72352.638919999998" table:formula="msoxl:=  IF(SUM(J24,L24,N24,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,'漁業生產量值-漁業種類別魚類別生產量值9'!D24,'漁業生產量值-漁業種類別魚類別生產量值9'!F24,'漁業生產量值-漁業種類別魚類別生產量值9'!H24)=0,&quot;-&quot;,SUM(J24,L24,N24,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,'漁業生產量值-漁業種類別魚類別生產量值9'!D24,'漁業生產量值-漁業種類別魚類別生產量值9'!F24,'漁業生產量值-漁業種類別魚類別生產量值9'!H24))" table:style-name="ce55">
            <text:p>72,353<text:s/></text:p>
          </table:table-cell>
          <table:table-cell office:value-type="float" office:value="0.84499999999999997" table:style-name="ce55">
            <text:p>1<text:s/></text:p>
          </table:table-cell>
          <table:table-cell office:value-type="float" office:value="66.754999999999995" table:style-name="ce55">
            <text:p>67<text:s/></text:p>
          </table:table-cell>
          <table:table-cell office:value-type="float" office:value="33.418999999999997" table:style-name="ce55">
            <text:p>33<text:s/></text:p>
          </table:table-cell>
          <table:table-cell office:value-type="float" office:value="1230.826" table:style-name="ce55">
            <text:p>1,231<text:s/></text:p>
          </table:table-cell>
          <table:table-cell office:value-type="float" office:value="5.242" table:style-name="ce55">
            <text:p>5<text:s/></text:p>
          </table:table-cell>
          <table:table-cell office:value-type="float" office:value="226.77799999999999" table:style-name="ce55">
            <text:p>227<text:s/></text:p>
          </table:table-cell>
          <table:table-cell office:value-type="float" office:value="4.069" table:style-name="ce55">
            <text:p>4<text:s/></text:p>
          </table:table-cell>
          <table:table-cell office:value-type="float" office:value="213.50800000000001" table:style-name="ce55">
            <text:p>21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5407.844000000005" table:formula="msoxl:=  IF(SUM(I25,K25,M25,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,'漁業生產量值-漁業種類別魚類別生產量值9'!C25,'漁業生產量值-漁業種類別魚類別生產量值9'!E25,'漁業生產量值-漁業種類別魚類別生產量值9'!G25)=0,&quot;-&quot;,SUM(I25,K25,M25,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,'漁業生產量值-漁業種類別魚類別生產量值9'!C25,'漁業生產量值-漁業種類別魚類別生產量值9'!E25,'漁業生產量值-漁業種類別魚類別生產量值9'!G25))" table:style-name="ce55">
            <text:p>55,408<text:s/></text:p>
          </table:table-cell>
          <table:table-cell office:value-type="float" office:value="2121087.34118" table:formula="msoxl:=  IF(SUM(J25,L25,N25,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,'漁業生產量值-漁業種類別魚類別生產量值9'!D25,'漁業生產量值-漁業種類別魚類別生產量值9'!F25,'漁業生產量值-漁業種類別魚類別生產量值9'!H25)=0,&quot;-&quot;,SUM(J25,L25,N25,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,'漁業生產量值-漁業種類別魚類別生產量值9'!D25,'漁業生產量值-漁業種類別魚類別生產量值9'!F25,'漁業生產量值-漁業種類別魚類別生產量值9'!H25))" table:style-name="ce55">
            <text:p>2,121,087<text:s/></text:p>
          </table:table-cell>
          <table:table-cell office:value-type="float" office:value="51478.857000000004" table:style-name="ce55">
            <text:p>51,479<text:s/></text:p>
          </table:table-cell>
          <table:table-cell office:value-type="float" office:value="2007592.0515000001" table:style-name="ce55">
            <text:p>2,007,592<text:s/></text:p>
          </table:table-cell>
          <table:table-cell office:value-type="float" office:value="577.01" table:style-name="ce55">
            <text:p>577<text:s/></text:p>
          </table:table-cell>
          <table:table-cell office:value-type="float" office:value="18182.57" table:style-name="ce55">
            <text:p>18,183<text:s/></text:p>
          </table:table-cell>
          <table:table-cell office:value-type="float" office:value="214.417" table:style-name="ce55">
            <text:p>214<text:s/></text:p>
          </table:table-cell>
          <table:table-cell office:value-type="float" office:value="7075.7610000000004" table:style-name="ce55">
            <text:p>7,076<text:s/></text:p>
          </table:table-cell>
          <table:table-cell office:value-type="float" office:value="1976.1949999999999" table:style-name="ce55">
            <text:p>1,976<text:s/></text:p>
          </table:table-cell>
          <table:table-cell office:value-type="float" office:value="38958.2955" table:style-name="ce55">
            <text:p>38,95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.2652" table:formula="msoxl:=  IF(SUM(I26,K26,M26,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,'漁業生產量值-漁業種類別魚類別生產量值9'!C26,'漁業生產量值-漁業種類別魚類別生產量值9'!E26,'漁業生產量值-漁業種類別魚類別生產量值9'!G26)=0,&quot;-&quot;,SUM(I26,K26,M26,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,'漁業生產量值-漁業種類別魚類別生產量值9'!C26,'漁業生產量值-漁業種類別魚類別生產量值9'!E26,'漁業生產量值-漁業種類別魚類別生產量值9'!G26))" table:style-name="ce55">
            <text:p>21<text:s/></text:p>
          </table:table-cell>
          <table:table-cell office:value-type="float" office:value="3172.7514999999999" table:formula="msoxl:=  IF(SUM(J26,L26,N26,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,'漁業生產量值-漁業種類別魚類別生產量值9'!D26,'漁業生產量值-漁業種類別魚類別生產量值9'!F26,'漁業生產量值-漁業種類別魚類別生產量值9'!H26)=0,&quot;-&quot;,SUM(J26,L26,N26,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,'漁業生產量值-漁業種類別魚類別生產量值9'!D26,'漁業生產量值-漁業種類別魚類別生產量值9'!F26,'漁業生產量值-漁業種類別魚類別生產量值9'!H26))" table:style-name="ce55">
            <text:p>3,17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6806999999999999" table:style-name="ce55">
            <text:p>9<text:s/></text:p>
          </table:table-cell>
          <table:table-cell office:value-type="float" office:value="390.63150000000002" table:style-name="ce55">
            <text:p>39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9279999999999999" table:style-name="ce55">
            <text:p>3<text:s/></text:p>
          </table:table-cell>
          <table:table-cell office:value-type="float" office:value="146.4" table:style-name="ce55">
            <text:p>14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967.3965000000007" table:formula="msoxl:=  IF(SUM(I27,K27,M27,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,'漁業生產量值-漁業種類別魚類別生產量值9'!C27,'漁業生產量值-漁業種類別魚類別生產量值9'!E27,'漁業生產量值-漁業種類別魚類別生產量值9'!G27)=0,&quot;-&quot;,SUM(I27,K27,M27,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,'漁業生產量值-漁業種類別魚類別生產量值9'!C27,'漁業生產量值-漁業種類別魚類別生產量值9'!E27,'漁業生產量值-漁業種類別魚類別生產量值9'!G27))" table:style-name="ce55">
            <text:p>4,967<text:s/></text:p>
          </table:table-cell>
          <table:table-cell office:value-type="float" office:value="1104115.89818" table:formula="msoxl:=  IF(SUM(J27,L27,N27,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,'漁業生產量值-漁業種類別魚類別生產量值9'!D27,'漁業生產量值-漁業種類別魚類別生產量值9'!F27,'漁業生產量值-漁業種類別魚類別生產量值9'!H27)=0,&quot;-&quot;,SUM(J27,L27,N27,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,'漁業生產量值-漁業種類別魚類別生產量值9'!D27,'漁業生產量值-漁業種類別魚類別生產量值9'!F27,'漁業生產量值-漁業種類別魚類別生產量值9'!H27))" table:style-name="ce55">
            <text:p>1,104,11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3.304199999999994" table:style-name="ce55">
            <text:p>73<text:s/></text:p>
          </table:table-cell>
          <table:table-cell office:value-type="float" office:value="2766.8062" table:style-name="ce55">
            <text:p>2,767<text:s/></text:p>
          </table:table-cell>
          <table:table-cell office:value-type="float" office:value="6.94" table:style-name="ce55">
            <text:p>7<text:s/></text:p>
          </table:table-cell>
          <table:table-cell office:value-type="float" office:value="520.5" table:style-name="ce55">
            <text:p>521<text:s/></text:p>
          </table:table-cell>
          <table:table-cell office:value-type="float" office:value="215.53" table:style-name="ce55">
            <text:p>216<text:s/></text:p>
          </table:table-cell>
          <table:table-cell office:value-type="float" office:value="4245.9409999999998" table:style-name="ce55">
            <text:p>4,24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29.9777" table:formula="msoxl:=  IF(SUM(I28,K28,M28,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,'漁業生產量值-漁業種類別魚類別生產量值9'!C28,'漁業生產量值-漁業種類別魚類別生產量值9'!E28,'漁業生產量值-漁業種類別魚類別生產量值9'!G28)=0,&quot;-&quot;,SUM(I28,K28,M28,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,'漁業生產量值-漁業種類別魚類別生產量值9'!C28,'漁業生產量值-漁業種類別魚類別生產量值9'!E28,'漁業生產量值-漁業種類別魚類別生產量值9'!G28))" table:style-name="ce55">
            <text:p>230<text:s/></text:p>
          </table:table-cell>
          <table:table-cell office:value-type="float" office:value="15944.654700000001" table:formula="msoxl:=  IF(SUM(J28,L28,N28,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,'漁業生產量值-漁業種類別魚類別生產量值9'!D28,'漁業生產量值-漁業種類別魚類別生產量值9'!F28,'漁業生產量值-漁業種類別魚類別生產量值9'!H28)=0,&quot;-&quot;,SUM(J28,L28,N28,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,'漁業生產量值-漁業種類別魚類別生產量值9'!D28,'漁業生產量值-漁業種類別魚類別生產量值9'!F28,'漁業生產量值-漁業種類別魚類別生產量值9'!H28))" table:style-name="ce55">
            <text:p>15,9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4.98570000000001" table:style-name="ce55">
            <text:p>205<text:s/></text:p>
          </table:table-cell>
          <table:table-cell office:value-type="float" office:value="7843.9814999999999" table:style-name="ce55">
            <text:p>7,844<text:s/></text:p>
          </table:table-cell>
          <table:table-cell office:value-type="float" office:value="0.19650000000000001" table:style-name="ce55">
            <text:p>0<text:s/></text:p>
          </table:table-cell>
          <table:table-cell office:value-type="float" office:value="8.8424999999999994" table:style-name="ce55">
            <text:p>9<text:s/></text:p>
          </table:table-cell>
          <table:table-cell office:value-type="float" office:value="0.625" table:style-name="ce55">
            <text:p>1<text:s/></text:p>
          </table:table-cell>
          <table:table-cell office:value-type="float" office:value="29.375" table:style-name="ce55">
            <text:p>2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06.72498999999999" table:formula="msoxl:=  IF(SUM(I29,K29,M29,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,'漁業生產量值-漁業種類別魚類別生產量值9'!C29,'漁業生產量值-漁業種類別魚類別生產量值9'!E29,'漁業生產量值-漁業種類別魚類別生產量值9'!G29)=0,&quot;-&quot;,SUM(I29,K29,M29,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,'漁業生產量值-漁業種類別魚類別生產量值9'!C29,'漁業生產量值-漁業種類別魚類別生產量值9'!E29,'漁業生產量值-漁業種類別魚類別生產量值9'!G29))" table:style-name="ce55">
            <text:p>407<text:s/></text:p>
          </table:table-cell>
          <table:table-cell office:value-type="float" office:value="46470.501729999996" table:formula="msoxl:=  IF(SUM(J29,L29,N29,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,'漁業生產量值-漁業種類別魚類別生產量值9'!D29,'漁業生產量值-漁業種類別魚類別生產量值9'!F29,'漁業生產量值-漁業種類別魚類別生產量值9'!H29)=0,&quot;-&quot;,SUM(J29,L29,N29,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,'漁業生產量值-漁業種類別魚類別生產量值9'!D29,'漁業生產量值-漁業種類別魚類別生產量值9'!F29,'漁業生產量值-漁業種類別魚類別生產量值9'!H29))" table:style-name="ce55">
            <text:p>46,47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8.370980000000003" table:style-name="ce55">
            <text:p>98<text:s/></text:p>
          </table:table-cell>
          <table:table-cell office:value-type="float" office:value="4701.1498700000002" table:style-name="ce55">
            <text:p>4,70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6.802" table:style-name="ce55">
            <text:p>57<text:s/></text:p>
          </table:table-cell>
          <table:table-cell office:value-type="float" office:value="1296.6902" table:style-name="ce55">
            <text:p>1,29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93.36892" table:formula="msoxl:=  IF(SUM(I30,K30,M30,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,'漁業生產量值-漁業種類別魚類別生產量值9'!C30,'漁業生產量值-漁業種類別魚類別生產量值9'!E30,'漁業生產量值-漁業種類別魚類別生產量值9'!G30)=0,&quot;-&quot;,SUM(I30,K30,M30,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,'漁業生產量值-漁業種類別魚類別生產量值9'!C30,'漁業生產量值-漁業種類別魚類別生產量值9'!E30,'漁業生產量值-漁業種類別魚類別生產量值9'!G30))" table:style-name="ce55">
            <text:p>393<text:s/></text:p>
          </table:table-cell>
          <table:table-cell office:value-type="float" office:value="36517.901420000002" table:formula="msoxl:=  IF(SUM(J30,L30,N30,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,'漁業生產量值-漁業種類別魚類別生產量值9'!D30,'漁業生產量值-漁業種類別魚類別生產量值9'!F30,'漁業生產量值-漁業種類別魚類別生產量值9'!H30)=0,&quot;-&quot;,SUM(J30,L30,N30,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,'漁業生產量值-漁業種類別魚類別生產量值9'!D30,'漁業生產量值-漁業種類別魚類別生產量值9'!F30,'漁業生產量值-漁業種類別魚類別生產量值9'!H30))" table:style-name="ce55">
            <text:p>36,518<text:s/></text:p>
          </table:table-cell>
          <table:table-cell office:value-type="float" office:value="71.073499999999996" table:style-name="ce55">
            <text:p>71<text:s/></text:p>
          </table:table-cell>
          <table:table-cell office:value-type="float" office:value="3310.4375" table:style-name="ce55">
            <text:p>3,310<text:s/></text:p>
          </table:table-cell>
          <table:table-cell office:value-type="float" office:value="100.7037" table:style-name="ce55">
            <text:p>101<text:s/></text:p>
          </table:table-cell>
          <table:table-cell office:value-type="float" office:value="2390.2165" table:style-name="ce55">
            <text:p>2,39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1,K31,M31,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,'漁業生產量值-漁業種類別魚類別生產量值9'!C31,'漁業生產量值-漁業種類別魚類別生產量值9'!E31,'漁業生產量值-漁業種類別魚類別生產量值9'!G31)=0,&quot;-&quot;,SUM(I31,K31,M31,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,'漁業生產量值-漁業種類別魚類別生產量值9'!C31,'漁業生產量值-漁業種類別魚類別生產量值9'!E31,'漁業生產量值-漁業種類別魚類別生產量值9'!G31))" table:style-name="ce55">
            <text:p>-</text:p>
          </table:table-cell>
          <table:table-cell office:value-type="string" office:string-value="-" table:formula="msoxl:=  IF(SUM(J31,L31,N31,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,'漁業生產量值-漁業種類別魚類別生產量值9'!D31,'漁業生產量值-漁業種類別魚類別生產量值9'!F31,'漁業生產量值-漁業種類別魚類別生產量值9'!H31)=0,&quot;-&quot;,SUM(J31,L31,N31,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,'漁業生產量值-漁業種類別魚類別生產量值9'!D31,'漁業生產量值-漁業種類別魚類別生產量值9'!F31,'漁業生產量值-漁業種類別魚類別生產量值9'!H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2,K32,M32,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,'漁業生產量值-漁業種類別魚類別生產量值9'!C32,'漁業生產量值-漁業種類別魚類別生產量值9'!E32,'漁業生產量值-漁業種類別魚類別生產量值9'!G32)=0,&quot;-&quot;,SUM(I32,K32,M32,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,'漁業生產量值-漁業種類別魚類別生產量值9'!C32,'漁業生產量值-漁業種類別魚類別生產量值9'!E32,'漁業生產量值-漁業種類別魚類別生產量值9'!G32))" table:style-name="ce55">
            <text:p>-</text:p>
          </table:table-cell>
          <table:table-cell office:value-type="string" office:string-value="-" table:formula="msoxl:=  IF(SUM(J32,L32,N32,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,'漁業生產量值-漁業種類別魚類別生產量值9'!D32,'漁業生產量值-漁業種類別魚類別生產量值9'!F32,'漁業生產量值-漁業種類別魚類別生產量值9'!H32)=0,&quot;-&quot;,SUM(J32,L32,N32,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,'漁業生產量值-漁業種類別魚類別生產量值9'!D32,'漁業生產量值-漁業種類別魚類別生產量值9'!F32,'漁業生產量值-漁業種類別魚類別生產量值9'!H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3,K33,M33,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,'漁業生產量值-漁業種類別魚類別生產量值9'!C33,'漁業生產量值-漁業種類別魚類別生產量值9'!E33,'漁業生產量值-漁業種類別魚類別生產量值9'!G33)=0,&quot;-&quot;,SUM(I33,K33,M33,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,'漁業生產量值-漁業種類別魚類別生產量值9'!C33,'漁業生產量值-漁業種類別魚類別生產量值9'!E33,'漁業生產量值-漁業種類別魚類別生產量值9'!G33))" table:style-name="ce55">
            <text:p>-</text:p>
          </table:table-cell>
          <table:table-cell office:value-type="string" office:string-value="-" table:formula="msoxl:=  IF(SUM(J33,L33,N33,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,'漁業生產量值-漁業種類別魚類別生產量值9'!D33,'漁業生產量值-漁業種類別魚類別生產量值9'!F33,'漁業生產量值-漁業種類別魚類別生產量值9'!H33)=0,&quot;-&quot;,SUM(J33,L33,N33,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,'漁業生產量值-漁業種類別魚類別生產量值9'!D33,'漁業生產量值-漁業種類別魚類別生產量值9'!F33,'漁業生產量值-漁業種類別魚類別生產量值9'!H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4,K34,M34,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,'漁業生產量值-漁業種類別魚類別生產量值9'!C34,'漁業生產量值-漁業種類別魚類別生產量值9'!E34,'漁業生產量值-漁業種類別魚類別生產量值9'!G34)=0,&quot;-&quot;,SUM(I34,K34,M34,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,'漁業生產量值-漁業種類別魚類別生產量值9'!C34,'漁業生產量值-漁業種類別魚類別生產量值9'!E34,'漁業生產量值-漁業種類別魚類別生產量值9'!G34))" table:style-name="ce55">
            <text:p>-</text:p>
          </table:table-cell>
          <table:table-cell office:value-type="string" office:string-value="-" table:formula="msoxl:=  IF(SUM(J34,L34,N34,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,'漁業生產量值-漁業種類別魚類別生產量值9'!D34,'漁業生產量值-漁業種類別魚類別生產量值9'!F34,'漁業生產量值-漁業種類別魚類別生產量值9'!H34)=0,&quot;-&quot;,SUM(J34,L34,N34,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,'漁業生產量值-漁業種類別魚類別生產量值9'!D34,'漁業生產量值-漁業種類別魚類別生產量值9'!F34,'漁業生產量值-漁業種類別魚類別生產量值9'!H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22.744" table:formula="msoxl:=  IF(SUM(I35,K35,M35,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,'漁業生產量值-漁業種類別魚類別生產量值9'!C35,'漁業生產量值-漁業種類別魚類別生產量值9'!E35,'漁業生產量值-漁業種類別魚類別生產量值9'!G35)=0,&quot;-&quot;,SUM(I35,K35,M35,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,'漁業生產量值-漁業種類別魚類別生產量值9'!C35,'漁業生產量值-漁業種類別魚類別生產量值9'!E35,'漁業生產量值-漁業種類別魚類別生產量值9'!G35))" table:style-name="ce55">
            <text:p>123<text:s/></text:p>
          </table:table-cell>
          <table:table-cell office:value-type="float" office:value="2778.0517" table:formula="msoxl:=  IF(SUM(J35,L35,N35,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,'漁業生產量值-漁業種類別魚類別生產量值9'!D35,'漁業生產量值-漁業種類別魚類別生產量值9'!F35,'漁業生產量值-漁業種類別魚類別生產量值9'!H35)=0,&quot;-&quot;,SUM(J35,L35,N35,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,'漁業生產量值-漁業種類別魚類別生產量值9'!D35,'漁業生產量值-漁業種類別魚類別生產量值9'!F35,'漁業生產量值-漁業種類別魚類別生產量值9'!H35))" table:style-name="ce55">
            <text:p>2,778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22.45" table:style-name="ce57">
            <text:p>22<text:s/></text:p>
          </table:table-cell>
          <table:table-cell office:value-type="float" office:value="520.84" table:style-name="ce57">
            <text:p>521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89.704999999999998" table:style-name="ce57">
            <text:p>90<text:s/></text:p>
          </table:table-cell>
          <table:table-cell office:value-type="float" office:value="1767.1885" table:style-name="ce57">
            <text:p>1,767<text:s/>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64.700199999999995" table:formula="msoxl:=  IF(SUM(C37:C53)=0,&quot;-&quot;,SUM(C37:C53))" table:style-name="ce52">
            <text:p>65<text:s/></text:p>
          </table:table-cell>
          <table:table-cell office:value-type="float" office:value="5889.723" table:formula="msoxl:=  IF(SUM(D37:D53)=0,&quot;-&quot;,SUM(D37:D53))" table:style-name="ce52">
            <text:p>5,890<text:s/></text:p>
          </table:table-cell>
          <table:table-cell office:value-type="float" office:value="747.12779999999998" table:formula="msoxl:=  IF(SUM(E37:E53)=0,&quot;-&quot;,SUM(E37:E53))" table:style-name="ce52">
            <text:p>747<text:s/></text:p>
          </table:table-cell>
          <table:table-cell office:value-type="float" office:value="131271.9817" table:formula="msoxl:=  IF(SUM(F37:F53)=0,&quot;-&quot;,SUM(F37:F53))" table:style-name="ce52">
            <text:p>131,272<text:s/></text:p>
          </table:table-cell>
          <table:table-cell office:value-type="float" office:value="4601.2413000000006" table:formula="msoxl:=  IF(SUM(G37:G53)=0,&quot;-&quot;,SUM(G37:G53))" table:style-name="ce52">
            <text:p>4,601<text:s/></text:p>
          </table:table-cell>
          <table:table-cell office:value-type="float" office:value="360112.30712999997" table:formula="msoxl:=  IF(SUM(H37:H53)=0,&quot;-&quot;,SUM(H37:H53))" table:style-name="ce52">
            <text:p>360,112<text:s/></text:p>
          </table:table-cell>
          <table:table-cell office:value-type="float" office:value="465.24902000000003" table:formula="msoxl:=  IF(SUM(I37:I53)=0,&quot;-&quot;,SUM(I37:I53))" table:style-name="ce52">
            <text:p>465<text:s/></text:p>
          </table:table-cell>
          <table:table-cell office:value-type="float" office:value="29076.374350000002" table:formula="msoxl:=  IF(SUM(J37:J53)=0,&quot;-&quot;,SUM(J37:J53))" table:style-name="ce52">
            <text:p>29,076<text:s/></text:p>
          </table:table-cell>
          <table:table-cell office:value-type="float" office:value="1243.8616200000001" table:formula="msoxl:=  IF(SUM(K37:K53)=0,&quot;-&quot;,SUM(K37:K53))" table:style-name="ce52">
            <text:p>1,244<text:s/></text:p>
          </table:table-cell>
          <table:table-cell office:value-type="float" office:value="45434.608180000003" table:formula="msoxl:=  IF(SUM(L37:L53)=0,&quot;-&quot;,SUM(L37:L53))" table:style-name="ce52">
            <text:p>45,435<text:s/></text:p>
          </table:table-cell>
          <table:table-cell office:value-type="float" office:value="769.98593999999991" table:formula="msoxl:=  IF(SUM(M37:M53)=0,&quot;-&quot;,SUM(M37:M53))" table:style-name="ce52">
            <text:p>770<text:s/></text:p>
          </table:table-cell>
          <table:table-cell office:value-type="float" office:value="39360.209620000001" table:formula="msoxl:=  IF(SUM(N37:N53)=0,&quot;-&quot;,SUM(N37:N53))" table:style-name="ce52">
            <text:p>39,360<text:s/></text:p>
          </table:table-cell>
          <table:table-cell office:value-type="float" office:value="493.94229999999999" table:formula="msoxl:=  IF(SUM(O37:O53)=0,&quot;-&quot;,SUM(O37:O53))" table:style-name="ce52">
            <text:p>494<text:s/></text:p>
          </table:table-cell>
          <table:table-cell office:value-type="float" office:value="24207.579220000003" table:formula="msoxl:=  IF(SUM(P37:P53)=0,&quot;-&quot;,SUM(P37:P53))" table:style-name="ce52">
            <text:p>24,20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973.7240499999998" table:formula="msoxl:=  IF(SUM(I37,K37,M37,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,'漁業生產量值-漁業種類別魚類別生產量值9'!C37,'漁業生產量值-漁業種類別魚類別生產量值9'!E37,'漁業生產量值-漁業種類別魚類別生產量值9'!G37)=0,&quot;-&quot;,SUM(I37,K37,M37,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,'漁業生產量值-漁業種類別魚類別生產量值9'!C37,'漁業生產量值-漁業種類別魚類別生產量值9'!E37,'漁業生產量值-漁業種類別魚類別生產量值9'!G37))" table:style-name="ce55">
            <text:p>2,974<text:s/></text:p>
          </table:table-cell>
          <table:table-cell office:value-type="float" office:value="194968.50477999999" table:formula="msoxl:=  IF(SUM(J37,L37,N37,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,'漁業生產量值-漁業種類別魚類別生產量值9'!D37,'漁業生產量值-漁業種類別魚類別生產量值9'!F37,'漁業生產量值-漁業種類別魚類別生產量值9'!H37)=0,&quot;-&quot;,SUM(J37,L37,N37,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,'漁業生產量值-漁業種類別魚類別生產量值9'!D37,'漁業生產量值-漁業種類別魚類別生產量值9'!F37,'漁業生產量值-漁業種類別魚類別生產量值9'!H37))" table:style-name="ce55">
            <text:p>194,969<text:s/></text:p>
          </table:table-cell>
          <table:table-cell office:value-type="float" office:value="254.2818" table:style-name="ce55">
            <text:p>254<text:s/></text:p>
          </table:table-cell>
          <table:table-cell office:value-type="float" office:value="18035.83584" table:style-name="ce55">
            <text:p>18,036<text:s/></text:p>
          </table:table-cell>
          <table:table-cell office:value-type="float" office:value="1116.7039" table:style-name="ce55">
            <text:p>1,117<text:s/></text:p>
          </table:table-cell>
          <table:table-cell office:value-type="float" office:value="38563.997730000003" table:style-name="ce55">
            <text:p>38,564<text:s/></text:p>
          </table:table-cell>
          <table:table-cell office:value-type="float" office:value="596.14594" table:style-name="ce55">
            <text:p>596<text:s/></text:p>
          </table:table-cell>
          <table:table-cell office:value-type="float" office:value="29207.496319999998" table:style-name="ce55">
            <text:p>29,207<text:s/></text:p>
          </table:table-cell>
          <table:table-cell office:value-type="float" office:value="352.31330000000003" table:style-name="ce55">
            <text:p>352<text:s/></text:p>
          </table:table-cell>
          <table:table-cell office:value-type="float" office:value="16854.552520000001" table:style-name="ce55">
            <text:p>16,85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8,K38,M38,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,'漁業生產量值-漁業種類別魚類別生產量值9'!C38,'漁業生產量值-漁業種類別魚類別生產量值9'!E38,'漁業生產量值-漁業種類別魚類別生產量值9'!G38)=0,&quot;-&quot;,SUM(I38,K38,M38,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,'漁業生產量值-漁業種類別魚類別生產量值9'!C38,'漁業生產量值-漁業種類別魚類別生產量值9'!E38,'漁業生產量值-漁業種類別魚類別生產量值9'!G38))" table:style-name="ce55">
            <text:p>-</text:p>
          </table:table-cell>
          <table:table-cell office:value-type="string" office:string-value="-" table:formula="msoxl:=  IF(SUM(J38,L38,N38,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,'漁業生產量值-漁業種類別魚類別生產量值9'!D38,'漁業生產量值-漁業種類別魚類別生產量值9'!F38,'漁業生產量值-漁業種類別魚類別生產量值9'!H38)=0,&quot;-&quot;,SUM(J38,L38,N38,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,'漁業生產量值-漁業種類別魚類別生產量值9'!D38,'漁業生產量值-漁業種類別魚類別生產量值9'!F38,'漁業生產量值-漁業種類別魚類別生產量值9'!H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72699999999999998" table:formula="msoxl:=  IF(SUM(I39,K39,M39,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,'漁業生產量值-漁業種類別魚類別生產量值9'!C39,'漁業生產量值-漁業種類別魚類別生產量值9'!E39,'漁業生產量值-漁業種類別魚類別生產量值9'!G39)=0,&quot;-&quot;,SUM(I39,K39,M39,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,'漁業生產量值-漁業種類別魚類別生產量值9'!C39,'漁業生產量值-漁業種類別魚類別生產量值9'!E39,'漁業生產量值-漁業種類別魚類別生產量值9'!G39))" table:style-name="ce55">
            <text:p>1<text:s/></text:p>
          </table:table-cell>
          <table:table-cell office:value-type="float" office:value="34.168999999999997" table:formula="msoxl:=  IF(SUM(J39,L39,N39,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,'漁業生產量值-漁業種類別魚類別生產量值9'!D39,'漁業生產量值-漁業種類別魚類別生產量值9'!F39,'漁業生產量值-漁業種類別魚類別生產量值9'!H39)=0,&quot;-&quot;,SUM(J39,L39,N39,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,'漁業生產量值-漁業種類別魚類別生產量值9'!D39,'漁業生產量值-漁業種類別魚類別生產量值9'!F39,'漁業生產量值-漁業種類別魚類別生產量值9'!H39))" table:style-name="ce55">
            <text:p>3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72699999999999998" table:style-name="ce55">
            <text:p>1<text:s/></text:p>
          </table:table-cell>
          <table:table-cell office:value-type="float" office:value="34.168999999999997" table:style-name="ce55">
            <text:p>3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33.24193000000014" table:formula="msoxl:=  IF(SUM(I40,K40,M40,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,'漁業生產量值-漁業種類別魚類別生產量值9'!C40,'漁業生產量值-漁業種類別魚類別生產量值9'!E40,'漁業生產量值-漁業種類別魚類別生產量值9'!G40)=0,&quot;-&quot;,SUM(I40,K40,M40,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,'漁業生產量值-漁業種類別魚類別生產量值9'!C40,'漁業生產量值-漁業種類別魚類別生產量值9'!E40,'漁業生產量值-漁業種類別魚類別生產量值9'!G40))" table:style-name="ce55">
            <text:p>733<text:s/></text:p>
          </table:table-cell>
          <table:table-cell office:value-type="float" office:value="84442.407640000019" table:formula="msoxl:=  IF(SUM(J40,L40,N40,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,'漁業生產量值-漁業種類別魚類別生產量值9'!D40,'漁業生產量值-漁業種類別魚類別生產量值9'!F40,'漁業生產量值-漁業種類別魚類別生產量值9'!H40)=0,&quot;-&quot;,SUM(J40,L40,N40,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,'漁業生產量值-漁業種類別魚類別生產量值9'!D40,'漁業生產量值-漁業種類別魚類別生產量值9'!F40,'漁業生產量值-漁業種類別魚類別生產量值9'!H40))" table:style-name="ce55">
            <text:p>84,442<text:s/></text:p>
          </table:table-cell>
          <table:table-cell office:value-type="float" office:value="32.406999999999996" table:style-name="ce55">
            <text:p>32<text:s/></text:p>
          </table:table-cell>
          <table:table-cell office:value-type="float" office:value="1724.71137" table:style-name="ce55">
            <text:p>1,725<text:s/></text:p>
          </table:table-cell>
          <table:table-cell office:value-type="float" office:value="42.163600000000002" table:style-name="ce55">
            <text:p>42<text:s/></text:p>
          </table:table-cell>
          <table:table-cell office:value-type="float" office:value="2089.9935500000001" table:style-name="ce55">
            <text:p>2,090<text:s/></text:p>
          </table:table-cell>
          <table:table-cell office:value-type="float" office:value="158.59549999999999" table:style-name="ce55">
            <text:p>159<text:s/></text:p>
          </table:table-cell>
          <table:table-cell office:value-type="float" office:value="9185.1440500000008" table:style-name="ce55">
            <text:p>9,185<text:s/></text:p>
          </table:table-cell>
          <table:table-cell office:value-type="float" office:value="140.90199999999999" table:style-name="ce55">
            <text:p>141<text:s/></text:p>
          </table:table-cell>
          <table:table-cell office:value-type="float" office:value="7318.8576999999996" table:style-name="ce55">
            <text:p>7,31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1,K41,M41,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,'漁業生產量值-漁業種類別魚類別生產量值9'!C41,'漁業生產量值-漁業種類別魚類別生產量值9'!E41,'漁業生產量值-漁業種類別魚類別生產量值9'!G41)=0,&quot;-&quot;,SUM(I41,K41,M41,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,'漁業生產量值-漁業種類別魚類別生產量值9'!C41,'漁業生產量值-漁業種類別魚類別生產量值9'!E41,'漁業生產量值-漁業種類別魚類別生產量值9'!G41))" table:style-name="ce55">
            <text:p>-</text:p>
          </table:table-cell>
          <table:table-cell office:value-type="string" office:string-value="-" table:formula="msoxl:=  IF(SUM(J41,L41,N41,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,'漁業生產量值-漁業種類別魚類別生產量值9'!D41,'漁業生產量值-漁業種類別魚類別生產量值9'!F41,'漁業生產量值-漁業種類別魚類別生產量值9'!H41)=0,&quot;-&quot;,SUM(J41,L41,N41,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,'漁業生產量值-漁業種類別魚類別生產量值9'!D41,'漁業生產量值-漁業種類別魚類別生產量值9'!F41,'漁業生產量值-漁業種類別魚類別生產量值9'!H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" table:style-name="ce55">
            <text:p>4<text:s/></text:p>
          </table:table-cell>
          <table:table-cell office:value-type="float" office:value="700" table:style-name="ce55">
            <text:p>700<text:s/></text:p>
          </table:table-cell>
          <table:table-cell office:value-type="string" office:string-value="-" table:formula="msoxl:=  IF(SUM(I42,K42,M42,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,'漁業生產量值-漁業種類別魚類別生產量值9'!C42,'漁業生產量值-漁業種類別魚類別生產量值9'!E42,'漁業生產量值-漁業種類別魚類別生產量值9'!G42)=0,&quot;-&quot;,SUM(I42,K42,M42,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,'漁業生產量值-漁業種類別魚類別生產量值9'!C42,'漁業生產量值-漁業種類別魚類別生產量值9'!E42,'漁業生產量值-漁業種類別魚類別生產量值9'!G42))" table:style-name="ce55">
            <text:p>-</text:p>
          </table:table-cell>
          <table:table-cell office:value-type="string" office:string-value="-" table:formula="msoxl:=  IF(SUM(J42,L42,N42,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,'漁業生產量值-漁業種類別魚類別生產量值9'!D42,'漁業生產量值-漁業種類別魚類別生產量值9'!F42,'漁業生產量值-漁業種類別魚類別生產量值9'!H42)=0,&quot;-&quot;,SUM(J42,L42,N42,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,'漁業生產量值-漁業種類別魚類別生產量值9'!D42,'漁業生產量值-漁業種類別魚類別生產量值9'!F42,'漁業生產量值-漁業種類別魚類別生產量值9'!H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float" office:value="64.700199999999995" table:style-name="ce55">
            <text:p>65<text:s/></text:p>
          </table:table-cell>
          <table:table-cell office:value-type="float" office:value="5889.723" table:style-name="ce55">
            <text:p>5,890<text:s/></text:p>
          </table:table-cell>
          <table:table-cell office:value-type="float" office:value="743.12779999999998" table:style-name="ce55">
            <text:p>743<text:s/></text:p>
          </table:table-cell>
          <table:table-cell office:value-type="float" office:value="130571.9817" table:style-name="ce55">
            <text:p>130,572<text:s/></text:p>
          </table:table-cell>
          <table:table-cell office:value-type="string" office:string-value="-" table:formula="msoxl:=  IF(SUM(I43,K43,M43,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,'漁業生產量值-漁業種類別魚類別生產量值9'!C43,'漁業生產量值-漁業種類別魚類別生產量值9'!E43,'漁業生產量值-漁業種類別魚類別生產量值9'!G43)=0,&quot;-&quot;,SUM(I43,K43,M43,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,'漁業生產量值-漁業種類別魚類別生產量值9'!C43,'漁業生產量值-漁業種類別魚類別生產量值9'!E43,'漁業生產量值-漁業種類別魚類別生產量值9'!G43))" table:style-name="ce55">
            <text:p>-</text:p>
          </table:table-cell>
          <table:table-cell office:value-type="string" office:string-value="-" table:formula="msoxl:=  IF(SUM(J43,L43,N43,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,'漁業生產量值-漁業種類別魚類別生產量值9'!D43,'漁業生產量值-漁業種類別魚類別生產量值9'!F43,'漁業生產量值-漁業種類別魚類別生產量值9'!H43)=0,&quot;-&quot;,SUM(J43,L43,N43,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,'漁業生產量值-漁業種類別魚類別生產量值9'!D43,'漁業生產量值-漁業種類別魚類別生產量值9'!F43,'漁業生產量值-漁業種類別魚類別生產量值9'!H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4,K44,M44,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,'漁業生產量值-漁業種類別魚類別生產量值9'!C44,'漁業生產量值-漁業種類別魚類別生產量值9'!E44,'漁業生產量值-漁業種類別魚類別生產量值9'!G44)=0,&quot;-&quot;,SUM(I44,K44,M44,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,'漁業生產量值-漁業種類別魚類別生產量值9'!C44,'漁業生產量值-漁業種類別魚類別生產量值9'!E44,'漁業生產量值-漁業種類別魚類別生產量值9'!G44))" table:style-name="ce55">
            <text:p>-</text:p>
          </table:table-cell>
          <table:table-cell office:value-type="string" office:string-value="-" table:formula="msoxl:=  IF(SUM(J44,L44,N44,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,'漁業生產量值-漁業種類別魚類別生產量值9'!D44,'漁業生產量值-漁業種類別魚類別生產量值9'!F44,'漁業生產量值-漁業種類別魚類別生產量值9'!H44)=0,&quot;-&quot;,SUM(J44,L44,N44,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,'漁業生產量值-漁業種類別魚類別生產量值9'!D44,'漁業生產量值-漁業種類別魚類別生產量值9'!F44,'漁業生產量值-漁業種類別魚類別生產量值9'!H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5,K45,M45,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,'漁業生產量值-漁業種類別魚類別生產量值9'!C45,'漁業生產量值-漁業種類別魚類別生產量值9'!E45,'漁業生產量值-漁業種類別魚類別生產量值9'!G45)=0,&quot;-&quot;,SUM(I45,K45,M45,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,'漁業生產量值-漁業種類別魚類別生產量值9'!C45,'漁業生產量值-漁業種類別魚類別生產量值9'!E45,'漁業生產量值-漁業種類別魚類別生產量值9'!G45))" table:style-name="ce55">
            <text:p>-</text:p>
          </table:table-cell>
          <table:table-cell office:value-type="string" office:string-value="-" table:formula="msoxl:=  IF(SUM(J45,L45,N45,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,'漁業生產量值-漁業種類別魚類別生產量值9'!D45,'漁業生產量值-漁業種類別魚類別生產量值9'!F45,'漁業生產量值-漁業種類別魚類別生產量值9'!H45)=0,&quot;-&quot;,SUM(J45,L45,N45,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,'漁業生產量值-漁業種類別魚類別生產量值9'!D45,'漁業生產量值-漁業種類別魚類別生產量值9'!F45,'漁業生產量值-漁業種類別魚類別生產量值9'!H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6,K46,M46,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,'漁業生產量值-漁業種類別魚類別生產量值9'!C46,'漁業生產量值-漁業種類別魚類別生產量值9'!E46,'漁業生產量值-漁業種類別魚類別生產量值9'!G46)=0,&quot;-&quot;,SUM(I46,K46,M46,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,'漁業生產量值-漁業種類別魚類別生產量值9'!C46,'漁業生產量值-漁業種類別魚類別生產量值9'!E46,'漁業生產量值-漁業種類別魚類別生產量值9'!G46))" table:style-name="ce55">
            <text:p>-</text:p>
          </table:table-cell>
          <table:table-cell office:value-type="string" office:string-value="-" table:formula="msoxl:=  IF(SUM(J46,L46,N46,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,'漁業生產量值-漁業種類別魚類別生產量值9'!D46,'漁業生產量值-漁業種類別魚類別生產量值9'!F46,'漁業生產量值-漁業種類別魚類別生產量值9'!H46)=0,&quot;-&quot;,SUM(J46,L46,N46,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,'漁業生產量值-漁業種類別魚類別生產量值9'!D46,'漁業生產量值-漁業種類別魚類別生產量值9'!F46,'漁業生產量值-漁業種類別魚類別生產量值9'!H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6.3888" table:formula="msoxl:=  IF(SUM(I47,K47,M47,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,'漁業生產量值-漁業種類別魚類別生產量值9'!C47,'漁業生產量值-漁業種類別魚類別生產量值9'!E47,'漁業生產量值-漁業種類別魚類別生產量值9'!G47)=0,&quot;-&quot;,SUM(I47,K47,M47,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,'漁業生產量值-漁業種類別魚類別生產量值9'!C47,'漁業生產量值-漁業種類別魚類別生產量值9'!E47,'漁業生產量值-漁業種類別魚類別生產量值9'!G47))" table:style-name="ce55">
            <text:p>206<text:s/></text:p>
          </table:table-cell>
          <table:table-cell office:value-type="float" office:value="16276.55341" table:formula="msoxl:=  IF(SUM(J47,L47,N47,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,'漁業生產量值-漁業種類別魚類別生產量值9'!D47,'漁業生產量值-漁業種類別魚類別生產量值9'!F47,'漁業生產量值-漁業種類別魚類別生產量值9'!H47)=0,&quot;-&quot;,SUM(J47,L47,N47,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,'漁業生產量值-漁業種類別魚類別生產量值9'!D47,'漁業生產量值-漁業種類別魚類別生產量值9'!F47,'漁業生產量值-漁業種類別魚類別生產量值9'!H47))" table:style-name="ce55">
            <text:p>16,277<text:s/></text:p>
          </table:table-cell>
          <table:table-cell office:value-type="float" office:value="159.96021999999999" table:style-name="ce55">
            <text:p>160<text:s/></text:p>
          </table:table-cell>
          <table:table-cell office:value-type="float" office:value="7455.8271400000003" table:style-name="ce55">
            <text:p>7,456<text:s/></text:p>
          </table:table-cell>
          <table:table-cell office:value-type="float" office:value="3.1644999999999999" table:style-name="ce55">
            <text:p>3<text:s/></text:p>
          </table:table-cell>
          <table:table-cell office:value-type="float" office:value="160.90950000000001" table:style-name="ce55">
            <text:p>161<text:s/></text:p>
          </table:table-cell>
          <table:table-cell office:value-type="float" office:value="1.6839999999999999" table:style-name="ce55">
            <text:p>2<text:s/></text:p>
          </table:table-cell>
          <table:table-cell office:value-type="float" office:value="49.677999999999997" table:style-name="ce55">
            <text:p>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3.764699999999998" table:formula="msoxl:=  IF(SUM(I48,K48,M48,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,'漁業生產量值-漁業種類別魚類別生產量值9'!C48,'漁業生產量值-漁業種類別魚類別生產量值9'!E48,'漁業生產量值-漁業種類別魚類別生產量值9'!G48)=0,&quot;-&quot;,SUM(I48,K48,M48,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,'漁業生產量值-漁業種類別魚類別生產量值9'!C48,'漁業生產量值-漁業種類別魚類別生產量值9'!E48,'漁業生產量值-漁業種類別魚類別生產量值9'!G48))" table:style-name="ce55">
            <text:p>54<text:s/></text:p>
          </table:table-cell>
          <table:table-cell office:value-type="float" office:value="13793.255199999998" table:formula="msoxl:=  IF(SUM(J48,L48,N48,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,'漁業生產量值-漁業種類別魚類別生產量值9'!D48,'漁業生產量值-漁業種類別魚類別生產量值9'!F48,'漁業生產量值-漁業種類別魚類別生產量值9'!H48)=0,&quot;-&quot;,SUM(J48,L48,N48,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,'漁業生產量值-漁業種類別魚類別生產量值9'!D48,'漁業生產量值-漁業種類別魚類別生產量值9'!F48,'漁業生產量值-漁業種類別魚類別生產量值9'!H48))" table:style-name="ce55">
            <text:p>13,793<text:s/></text:p>
          </table:table-cell>
          <table:table-cell office:value-type="float" office:value="18.600000000000001" table:style-name="ce55">
            <text:p>19<text:s/></text:p>
          </table:table-cell>
          <table:table-cell office:value-type="float" office:value="1860" table:style-name="ce55">
            <text:p>1,86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9380000000000006" table:style-name="ce55">
            <text:p>9<text:s/></text:p>
          </table:table-cell>
          <table:table-cell office:value-type="float" office:value="549.47799999999995" table:style-name="ce55">
            <text:p>54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4.94112" table:formula="msoxl:=  IF(SUM(I49,K49,M49,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,'漁業生產量值-漁業種類別魚類別生產量值9'!C49,'漁業生產量值-漁業種類別魚類別生產量值9'!E49,'漁業生產量值-漁業種類別魚類別生產量值9'!G49)=0,&quot;-&quot;,SUM(I49,K49,M49,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,'漁業生產量值-漁業種類別魚類別生產量值9'!C49,'漁業生產量值-漁業種類別魚類別生產量值9'!E49,'漁業生產量值-漁業種類別魚類別生產量值9'!G49))" table:style-name="ce55">
            <text:p>105<text:s/></text:p>
          </table:table-cell>
          <table:table-cell office:value-type="float" office:value="9370.258600000001" table:formula="msoxl:=  IF(SUM(J49,L49,N49,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,'漁業生產量值-漁業種類別魚類別生產量值9'!D49,'漁業生產量值-漁業種類別魚類別生產量值9'!F49,'漁業生產量值-漁業種類別魚類別生產量值9'!H49)=0,&quot;-&quot;,SUM(J49,L49,N49,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,'漁業生產量值-漁業種類別魚類別生產量值9'!D49,'漁業生產量值-漁業種類別魚類別生產量值9'!F49,'漁業生產量值-漁業種類別魚類別生產量值9'!H49))" table:style-name="ce55">
            <text:p>9,37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6.982120000000002" table:style-name="ce55">
            <text:p>57<text:s/></text:p>
          </table:table-cell>
          <table:table-cell office:value-type="float" office:value="3681.0448999999999" table:style-name="ce55">
            <text:p>3,681<text:s/></text:p>
          </table:table-cell>
          <table:table-cell office:value-type="float" office:value="4.6224999999999996" table:style-name="ce55">
            <text:p>5<text:s/></text:p>
          </table:table-cell>
          <table:table-cell office:value-type="float" office:value="368.41325000000001" table:style-name="ce55">
            <text:p>36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91749999999999998" table:formula="msoxl:=  IF(SUM(I50,K50,M50,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,'漁業生產量值-漁業種類別魚類別生產量值9'!C50,'漁業生產量值-漁業種類別魚類別生產量值9'!E50,'漁業生產量值-漁業種類別魚類別生產量值9'!G50)=0,&quot;-&quot;,SUM(I50,K50,M50,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,'漁業生產量值-漁業種類別魚類別生產量值9'!C50,'漁業生產量值-漁業種類別魚類別生產量值9'!E50,'漁業生產量值-漁業種類別魚類別生產量值9'!G50))" table:style-name="ce55">
            <text:p>1<text:s/></text:p>
          </table:table-cell>
          <table:table-cell office:value-type="float" office:value="41.287500000000001" table:formula="msoxl:=  IF(SUM(J50,L50,N50,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,'漁業生產量值-漁業種類別魚類別生產量值9'!D50,'漁業生產量值-漁業種類別魚類別生產量值9'!F50,'漁業生產量值-漁業種類別魚類別生產量值9'!H50)=0,&quot;-&quot;,SUM(J50,L50,N50,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,'漁業生產量值-漁業種類別魚類別生產量值9'!D50,'漁業生產量值-漁業種類別魚類別生產量值9'!F50,'漁業生產量值-漁業種類別魚類別生產量值9'!H50))" table:style-name="ce55">
            <text:p>4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91749999999999998" table:style-name="ce55">
            <text:p>1<text:s/></text:p>
          </table:table-cell>
          <table:table-cell office:value-type="float" office:value="41.287500000000001" table:style-name="ce55">
            <text:p>4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93" table:formula="msoxl:=  IF(SUM(I51,K51,M51,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,'漁業生產量值-漁業種類別魚類別生產量值9'!C51,'漁業生產量值-漁業種類別魚類別生產量值9'!E51,'漁業生產量值-漁業種類別魚類別生產量值9'!G51)=0,&quot;-&quot;,SUM(I51,K51,M51,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,'漁業生產量值-漁業種類別魚類別生產量值9'!C51,'漁業生產量值-漁業種類別魚類別生產量值9'!E51,'漁業生產量值-漁業種類別魚類別生產量值9'!G51))" table:style-name="ce55">
            <text:p>24<text:s/></text:p>
          </table:table-cell>
          <table:table-cell office:value-type="float" office:value="897.375" table:formula="msoxl:=  IF(SUM(J51,L51,N51,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,'漁業生產量值-漁業種類別魚類別生產量值9'!D51,'漁業生產量值-漁業種類別魚類別生產量值9'!F51,'漁業生產量值-漁業種類別魚類別生產量值9'!H51)=0,&quot;-&quot;,SUM(J51,L51,N51,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,'漁業生產量值-漁業種類別魚類別生產量值9'!D51,'漁業生產量值-漁業種類別魚類別生產量值9'!F51,'漁業生產量值-漁業種類別魚類別生產量值9'!H51))" table:style-name="ce55">
            <text:p>8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93" table:style-name="ce55">
            <text:p>24<text:s/></text:p>
          </table:table-cell>
          <table:table-cell office:value-type="float" office:value="897.375" table:style-name="ce55">
            <text:p>8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2,K52,M52,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,'漁業生產量值-漁業種類別魚類別生產量值9'!C52,'漁業生產量值-漁業種類別魚類別生產量值9'!E52,'漁業生產量值-漁業種類別魚類別生產量值9'!G52)=0,&quot;-&quot;,SUM(I52,K52,M52,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,'漁業生產量值-漁業種類別魚類別生產量值9'!C52,'漁業生產量值-漁業種類別魚類別生產量值9'!E52,'漁業生產量值-漁業種類別魚類別生產量值9'!G52))" table:style-name="ce55">
            <text:p>-</text:p>
          </table:table-cell>
          <table:table-cell office:value-type="string" office:string-value="-" table:formula="msoxl:=  IF(SUM(J52,L52,N52,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,'漁業生產量值-漁業種類別魚類別生產量值9'!D52,'漁業生產量值-漁業種類別魚類別生產量值9'!F52,'漁業生產量值-漁業種類別魚類別生產量值9'!H52)=0,&quot;-&quot;,SUM(J52,L52,N52,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,'漁業生產量值-漁業種類別魚類別生產量值9'!D52,'漁業生產量值-漁業種類別魚類別生產量值9'!F52,'漁業生產量值-漁業種類別魚類別生產量值9'!H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503.6062" table:formula="msoxl:=  IF(SUM(I53,K53,M53,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,'漁業生產量值-漁業種類別魚類別生產量值9'!C53,'漁業生產量值-漁業種類別魚類別生產量值9'!E53,'漁業生產量值-漁業種類別魚類別生產量值9'!G53)=0,&quot;-&quot;,SUM(I53,K53,M53,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,'漁業生產量值-漁業種類別魚類別生產量值9'!C53,'漁業生產量值-漁業種類別魚類別生產量值9'!E53,'漁業生產量值-漁業種類別魚類別生產量值9'!G53))" table:style-name="ce55">
            <text:p>504<text:s/></text:p>
          </table:table-cell>
          <table:table-cell office:value-type="float" office:value="40288.495999999999" table:formula="msoxl:=  IF(SUM(J53,L53,N53,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,'漁業生產量值-漁業種類別魚類別生產量值9'!D53,'漁業生產量值-漁業種類別魚類別生產量值9'!F53,'漁業生產量值-漁業種類別魚類別生產量值9'!H53)=0,&quot;-&quot;,SUM(J53,L53,N53,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,'漁業生產量值-漁業種類別魚類別生產量值9'!D53,'漁業生產量值-漁業種類別魚類別生產量值9'!F53,'漁業生產量值-漁業種類別魚類別生產量值9'!H53))" table:style-name="ce55">
            <text:p>40,288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3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5,K55,M55,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,'漁業生產量值-漁業種類別魚類別生產量值9'!C55,'漁業生產量值-漁業種類別魚類別生產量值9'!E55,'漁業生產量值-漁業種類別魚類別生產量值9'!G55)=0,&quot;-&quot;,SUM(I55,K55,M55,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,'漁業生產量值-漁業種類別魚類別生產量值9'!C55,'漁業生產量值-漁業種類別魚類別生產量值9'!E55,'漁業生產量值-漁業種類別魚類別生產量值9'!G55))" table:style-name="ce55">
            <text:p>-</text:p>
          </table:table-cell>
          <table:table-cell office:value-type="string" office:string-value="-" table:formula="msoxl:=  IF(SUM(J55,L55,N55,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,'漁業生產量值-漁業種類別魚類別生產量值9'!D55,'漁業生產量值-漁業種類別魚類別生產量值9'!F55,'漁業生產量值-漁業種類別魚類別生產量值9'!H55)=0,&quot;-&quot;,SUM(J55,L55,N55,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,'漁業生產量值-漁業種類別魚類別生產量值9'!D55,'漁業生產量值-漁業種類別魚類別生產量值9'!F55,'漁業生產量值-漁業種類別魚類別生產量值9'!H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6,K56,M56,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,'漁業生產量值-漁業種類別魚類別生產量值9'!C56,'漁業生產量值-漁業種類別魚類別生產量值9'!E56,'漁業生產量值-漁業種類別魚類別生產量值9'!G56)=0,&quot;-&quot;,SUM(I56,K56,M56,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,'漁業生產量值-漁業種類別魚類別生產量值9'!C56,'漁業生產量值-漁業種類別魚類別生產量值9'!E56,'漁業生產量值-漁業種類別魚類別生產量值9'!G56))" table:style-name="ce55">
            <text:p>-</text:p>
          </table:table-cell>
          <table:table-cell office:value-type="string" office:string-value="-" table:formula="msoxl:=  IF(SUM(J56,L56,N56,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,'漁業生產量值-漁業種類別魚類別生產量值9'!D56,'漁業生產量值-漁業種類別魚類別生產量值9'!F56,'漁業生產量值-漁業種類別魚類別生產量值9'!H56)=0,&quot;-&quot;,SUM(J56,L56,N56,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,'漁業生產量值-漁業種類別魚類別生產量值9'!D56,'漁業生產量值-漁業種類別魚類別生產量值9'!F56,'漁業生產量值-漁業種類別魚類別生產量值9'!H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57,K57,M57,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,'漁業生產量值-漁業種類別魚類別生產量值9'!C57,'漁業生產量值-漁業種類別魚類別生產量值9'!E57,'漁業生產量值-漁業種類別魚類別生產量值9'!G57)=0,&quot;-&quot;,SUM(I57,K57,M57,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,'漁業生產量值-漁業種類別魚類別生產量值9'!C57,'漁業生產量值-漁業種類別魚類別生產量值9'!E57,'漁業生產量值-漁業種類別魚類別生產量值9'!G57))" table:style-name="ce55">
            <text:p>-</text:p>
          </table:table-cell>
          <table:table-cell office:value-type="string" office:string-value="-" table:formula="msoxl:=  IF(SUM(J57,L57,N57,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,'漁業生產量值-漁業種類別魚類別生產量值9'!D57,'漁業生產量值-漁業種類別魚類別生產量值9'!F57,'漁業生產量值-漁業種類別魚類別生產量值9'!H57)=0,&quot;-&quot;,SUM(J57,L57,N57,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,'漁業生產量值-漁業種類別魚類別生產量值9'!D57,'漁業生產量值-漁業種類別魚類別生產量值9'!F57,'漁業生產量值-漁業種類別魚類別生產量值9'!H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3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9,K59,M59,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,'漁業生產量值-漁業種類別魚類別生產量值9'!C59,'漁業生產量值-漁業種類別魚類別生產量值9'!E59,'漁業生產量值-漁業種類別魚類別生產量值9'!G59)=0,&quot;-&quot;,SUM(I59,K59,M59,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,'漁業生產量值-漁業種類別魚類別生產量值9'!C59,'漁業生產量值-漁業種類別魚類別生產量值9'!E59,'漁業生產量值-漁業種類別魚類別生產量值9'!G59))" table:style-name="ce55">
            <text:p>-</text:p>
          </table:table-cell>
          <table:table-cell office:value-type="string" office:string-value="-" table:formula="msoxl:=  IF(SUM(J59,L59,N59,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,'漁業生產量值-漁業種類別魚類別生產量值9'!D59,'漁業生產量值-漁業種類別魚類別生產量值9'!F59,'漁業生產量值-漁業種類別魚類別生產量值9'!H59)=0,&quot;-&quot;,SUM(J59,L59,N59,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,'漁業生產量值-漁業種類別魚類別生產量值9'!D59,'漁業生產量值-漁業種類別魚類別生產量值9'!F59,'漁業生產量值-漁業種類別魚類別生產量值9'!H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0,K60,M60,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,'漁業生產量值-漁業種類別魚類別生產量值9'!C60,'漁業生產量值-漁業種類別魚類別生產量值9'!E60,'漁業生產量值-漁業種類別魚類別生產量值9'!G60)=0,&quot;-&quot;,SUM(I60,K60,M60,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,'漁業生產量值-漁業種類別魚類別生產量值9'!C60,'漁業生產量值-漁業種類別魚類別生產量值9'!E60,'漁業生產量值-漁業種類別魚類別生產量值9'!G60))" table:style-name="ce55">
            <text:p>-</text:p>
          </table:table-cell>
          <table:table-cell office:value-type="string" office:string-value="-" table:formula="msoxl:=  IF(SUM(J60,L60,N60,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,'漁業生產量值-漁業種類別魚類別生產量值9'!D60,'漁業生產量值-漁業種類別魚類別生產量值9'!F60,'漁業生產量值-漁業種類別魚類別生產量值9'!H60)=0,&quot;-&quot;,SUM(J60,L60,N60,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,'漁業生產量值-漁業種類別魚類別生產量值9'!D60,'漁業生產量值-漁業種類別魚類別生產量值9'!F60,'漁業生產量值-漁業種類別魚類別生產量值9'!H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1,K61,M61,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,'漁業生產量值-漁業種類別魚類別生產量值9'!C61,'漁業生產量值-漁業種類別魚類別生產量值9'!E61,'漁業生產量值-漁業種類別魚類別生產量值9'!G61)=0,&quot;-&quot;,SUM(I61,K61,M61,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,'漁業生產量值-漁業種類別魚類別生產量值9'!C61,'漁業生產量值-漁業種類別魚類別生產量值9'!E61,'漁業生產量值-漁業種類別魚類別生產量值9'!G61))" table:style-name="ce55">
            <text:p>-</text:p>
          </table:table-cell>
          <table:table-cell office:value-type="string" office:string-value="-" table:formula="msoxl:=  IF(SUM(J61,L61,N61,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,'漁業生產量值-漁業種類別魚類別生產量值9'!D61,'漁業生產量值-漁業種類別魚類別生產量值9'!F61,'漁業生產量值-漁業種類別魚類別生產量值9'!H61)=0,&quot;-&quot;,SUM(J61,L61,N61,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,'漁業生產量值-漁業種類別魚類別生產量值9'!D61,'漁業生產量值-漁業種類別魚類別生產量值9'!F61,'漁業生產量值-漁業種類別魚類別生產量值9'!H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3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3,K63,M63,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,'漁業生產量值-漁業種類別魚類別生產量值9'!C63,'漁業生產量值-漁業種類別魚類別生產量值9'!E63,'漁業生產量值-漁業種類別魚類別生產量值9'!G63)=0,&quot;-&quot;,SUM(I63,K63,M63,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,'漁業生產量值-漁業種類別魚類別生產量值9'!C63,'漁業生產量值-漁業種類別魚類別生產量值9'!E63,'漁業生產量值-漁業種類別魚類別生產量值9'!G63))" table:style-name="ce55">
            <text:p>-</text:p>
          </table:table-cell>
          <table:table-cell office:value-type="string" office:string-value="-" table:formula="msoxl:=  IF(SUM(J63,L63,N63,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,'漁業生產量值-漁業種類別魚類別生產量值9'!D63,'漁業生產量值-漁業種類別魚類別生產量值9'!F63,'漁業生產量值-漁業種類別魚類別生產量值9'!H63)=0,&quot;-&quot;,SUM(J63,L63,N63,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,'漁業生產量值-漁業種類別魚類別生產量值9'!D63,'漁業生產量值-漁業種類別魚類別生產量值9'!F63,'漁業生產量值-漁業種類別魚類別生產量值9'!H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4,K64,M64,O64,'漁業生產量值-漁業種類別魚類別生產量值8'!C64,'漁業生產量值-漁業種類別魚類別生產量值8'!E64,'漁業生產量值-漁業種類別魚類別生產量值8'!G64,'漁業生產量值-漁業種類別魚類別生產量值8'!I64,'漁業生產量值-漁業種類別魚類別生產量值8'!K64,'漁業生產量值-漁業種類別魚類別生產量值8'!M64,'漁業生產量值-漁業種類別魚類別生產量值8'!O64,'漁業生產量值-漁業種類別魚類別生產量值9'!C64,'漁業生產量值-漁業種類別魚類別生產量值9'!E64,'漁業生產量值-漁業種類別魚類別生產量值9'!G64)=0,&quot;-&quot;,SUM(I64,K64,M64,O64,'漁業生產量值-漁業種類別魚類別生產量值8'!C64,'漁業生產量值-漁業種類別魚類別生產量值8'!E64,'漁業生產量值-漁業種類別魚類別生產量值8'!G64,'漁業生產量值-漁業種類別魚類別生產量值8'!I64,'漁業生產量值-漁業種類別魚類別生產量值8'!K64,'漁業生產量值-漁業種類別魚類別生產量值8'!M64,'漁業生產量值-漁業種類別魚類別生產量值8'!O64,'漁業生產量值-漁業種類別魚類別生產量值9'!C64,'漁業生產量值-漁業種類別魚類別生產量值9'!E64,'漁業生產量值-漁業種類別魚類別生產量值9'!G64))" table:style-name="ce55">
            <text:p>-</text:p>
          </table:table-cell>
          <table:table-cell office:value-type="string" office:string-value="-" table:formula="msoxl:=  IF(SUM(J64,L64,N64,P64,'漁業生產量值-漁業種類別魚類別生產量值8'!D64,'漁業生產量值-漁業種類別魚類別生產量值8'!F64,'漁業生產量值-漁業種類別魚類別生產量值8'!H64,'漁業生產量值-漁業種類別魚類別生產量值8'!J64,'漁業生產量值-漁業種類別魚類別生產量值8'!L64,'漁業生產量值-漁業種類別魚類別生產量值8'!N64,'漁業生產量值-漁業種類別魚類別生產量值8'!P64,'漁業生產量值-漁業種類別魚類別生產量值9'!D64,'漁業生產量值-漁業種類別魚類別生產量值9'!F64,'漁業生產量值-漁業種類別魚類別生產量值9'!H64)=0,&quot;-&quot;,SUM(J64,L64,N64,P64,'漁業生產量值-漁業種類別魚類別生產量值8'!D64,'漁業生產量值-漁業種類別魚類別生產量值8'!F64,'漁業生產量值-漁業種類別魚類別生產量值8'!H64,'漁業生產量值-漁業種類別魚類別生產量值8'!J64,'漁業生產量值-漁業種類別魚類別生產量值8'!L64,'漁業生產量值-漁業種類別魚類別生產量值8'!N64,'漁業生產量值-漁業種類別魚類別生產量值8'!P64,'漁業生產量值-漁業種類別魚類別生產量值9'!D64,'漁業生產量值-漁業種類別魚類別生產量值9'!F64,'漁業生產量值-漁業種類別魚類別生產量值9'!H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5,K65,M65,O65,'漁業生產量值-漁業種類別魚類別生產量值8'!C65,'漁業生產量值-漁業種類別魚類別生產量值8'!E65,'漁業生產量值-漁業種類別魚類別生產量值8'!G65,'漁業生產量值-漁業種類別魚類別生產量值8'!I65,'漁業生產量值-漁業種類別魚類別生產量值8'!K65,'漁業生產量值-漁業種類別魚類別生產量值8'!M65,'漁業生產量值-漁業種類別魚類別生產量值8'!O65,'漁業生產量值-漁業種類別魚類別生產量值9'!C65,'漁業生產量值-漁業種類別魚類別生產量值9'!E65,'漁業生產量值-漁業種類別魚類別生產量值9'!G65)=0,&quot;-&quot;,SUM(I65,K65,M65,O65,'漁業生產量值-漁業種類別魚類別生產量值8'!C65,'漁業生產量值-漁業種類別魚類別生產量值8'!E65,'漁業生產量值-漁業種類別魚類別生產量值8'!G65,'漁業生產量值-漁業種類別魚類別生產量值8'!I65,'漁業生產量值-漁業種類別魚類別生產量值8'!K65,'漁業生產量值-漁業種類別魚類別生產量值8'!M65,'漁業生產量值-漁業種類別魚類別生產量值8'!O65,'漁業生產量值-漁業種類別魚類別生產量值9'!C65,'漁業生產量值-漁業種類別魚類別生產量值9'!E65,'漁業生產量值-漁業種類別魚類別生產量值9'!G65))" table:style-name="ce55">
            <text:p>-</text:p>
          </table:table-cell>
          <table:table-cell office:value-type="string" office:string-value="-" table:formula="msoxl:=  IF(SUM(J65,L65,N65,P65,'漁業生產量值-漁業種類別魚類別生產量值8'!D65,'漁業生產量值-漁業種類別魚類別生產量值8'!F65,'漁業生產量值-漁業種類別魚類別生產量值8'!H65,'漁業生產量值-漁業種類別魚類別生產量值8'!J65,'漁業生產量值-漁業種類別魚類別生產量值8'!L65,'漁業生產量值-漁業種類別魚類別生產量值8'!N65,'漁業生產量值-漁業種類別魚類別生產量值8'!P65,'漁業生產量值-漁業種類別魚類別生產量值9'!D65,'漁業生產量值-漁業種類別魚類別生產量值9'!F65,'漁業生產量值-漁業種類別魚類別生產量值9'!H65)=0,&quot;-&quot;,SUM(J65,L65,N65,P65,'漁業生產量值-漁業種類別魚類別生產量值8'!D65,'漁業生產量值-漁業種類別魚類別生產量值8'!F65,'漁業生產量值-漁業種類別魚類別生產量值8'!H65,'漁業生產量值-漁業種類別魚類別生產量值8'!J65,'漁業生產量值-漁業種類別魚類別生產量值8'!L65,'漁業生產量值-漁業種類別魚類別生產量值8'!N65,'漁業生產量值-漁業種類別魚類別生產量值8'!P65,'漁業生產量值-漁業種類別魚類別生產量值9'!D65,'漁業生產量值-漁業種類別魚類別生產量值9'!F65,'漁業生產量值-漁業種類別魚類別生產量值9'!H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6,K66,M66,O66,'漁業生產量值-漁業種類別魚類別生產量值8'!C66,'漁業生產量值-漁業種類別魚類別生產量值8'!E66,'漁業生產量值-漁業種類別魚類別生產量值8'!G66,'漁業生產量值-漁業種類別魚類別生產量值8'!I66,'漁業生產量值-漁業種類別魚類別生產量值8'!K66,'漁業生產量值-漁業種類別魚類別生產量值8'!M66,'漁業生產量值-漁業種類別魚類別生產量值8'!O66,'漁業生產量值-漁業種類別魚類別生產量值9'!C66,'漁業生產量值-漁業種類別魚類別生產量值9'!E66,'漁業生產量值-漁業種類別魚類別生產量值9'!G66)=0,&quot;-&quot;,SUM(I66,K66,M66,O66,'漁業生產量值-漁業種類別魚類別生產量值8'!C66,'漁業生產量值-漁業種類別魚類別生產量值8'!E66,'漁業生產量值-漁業種類別魚類別生產量值8'!G66,'漁業生產量值-漁業種類別魚類別生產量值8'!I66,'漁業生產量值-漁業種類別魚類別生產量值8'!K66,'漁業生產量值-漁業種類別魚類別生產量值8'!M66,'漁業生產量值-漁業種類別魚類別生產量值8'!O66,'漁業生產量值-漁業種類別魚類別生產量值9'!C66,'漁業生產量值-漁業種類別魚類別生產量值9'!E66,'漁業生產量值-漁業種類別魚類別生產量值9'!G66))" table:style-name="ce55">
            <text:p>-</text:p>
          </table:table-cell>
          <table:table-cell office:value-type="string" office:string-value="-" table:formula="msoxl:=  IF(SUM(J66,L66,N66,P66,'漁業生產量值-漁業種類別魚類別生產量值8'!D66,'漁業生產量值-漁業種類別魚類別生產量值8'!F66,'漁業生產量值-漁業種類別魚類別生產量值8'!H66,'漁業生產量值-漁業種類別魚類別生產量值8'!J66,'漁業生產量值-漁業種類別魚類別生產量值8'!L66,'漁業生產量值-漁業種類別魚類別生產量值8'!N66,'漁業生產量值-漁業種類別魚類別生產量值8'!P66,'漁業生產量值-漁業種類別魚類別生產量值9'!D66,'漁業生產量值-漁業種類別魚類別生產量值9'!F66,'漁業生產量值-漁業種類別魚類別生產量值9'!H66)=0,&quot;-&quot;,SUM(J66,L66,N66,P66,'漁業生產量值-漁業種類別魚類別生產量值8'!D66,'漁業生產量值-漁業種類別魚類別生產量值8'!F66,'漁業生產量值-漁業種類別魚類別生產量值8'!H66,'漁業生產量值-漁業種類別魚類別生產量值8'!J66,'漁業生產量值-漁業種類別魚類別生產量值8'!L66,'漁業生產量值-漁業種類別魚類別生產量值8'!N66,'漁業生產量值-漁業種類別魚類別生產量值8'!P66,'漁業生產量值-漁業種類別魚類別生產量值9'!D66,'漁業生產量值-漁業種類別魚類別生產量值9'!F66,'漁業生產量值-漁業種類別魚類別生產量值9'!H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7,K67,M67,O67,'漁業生產量值-漁業種類別魚類別生產量值8'!C67,'漁業生產量值-漁業種類別魚類別生產量值8'!E67,'漁業生產量值-漁業種類別魚類別生產量值8'!G67,'漁業生產量值-漁業種類別魚類別生產量值8'!I67,'漁業生產量值-漁業種類別魚類別生產量值8'!K67,'漁業生產量值-漁業種類別魚類別生產量值8'!M67,'漁業生產量值-漁業種類別魚類別生產量值8'!O67,'漁業生產量值-漁業種類別魚類別生產量值9'!C67,'漁業生產量值-漁業種類別魚類別生產量值9'!E67,'漁業生產量值-漁業種類別魚類別生產量值9'!G67)=0,&quot;-&quot;,SUM(I67,K67,M67,O67,'漁業生產量值-漁業種類別魚類別生產量值8'!C67,'漁業生產量值-漁業種類別魚類別生產量值8'!E67,'漁業生產量值-漁業種類別魚類別生產量值8'!G67,'漁業生產量值-漁業種類別魚類別生產量值8'!I67,'漁業生產量值-漁業種類別魚類別生產量值8'!K67,'漁業生產量值-漁業種類別魚類別生產量值8'!M67,'漁業生產量值-漁業種類別魚類別生產量值8'!O67,'漁業生產量值-漁業種類別魚類別生產量值9'!C67,'漁業生產量值-漁業種類別魚類別生產量值9'!E67,'漁業生產量值-漁業種類別魚類別生產量值9'!G67))" table:style-name="ce55">
            <text:p>-</text:p>
          </table:table-cell>
          <table:table-cell office:value-type="string" office:string-value="-" table:formula="msoxl:=  IF(SUM(J67,L67,N67,P67,'漁業生產量值-漁業種類別魚類別生產量值8'!D67,'漁業生產量值-漁業種類別魚類別生產量值8'!F67,'漁業生產量值-漁業種類別魚類別生產量值8'!H67,'漁業生產量值-漁業種類別魚類別生產量值8'!J67,'漁業生產量值-漁業種類別魚類別生產量值8'!L67,'漁業生產量值-漁業種類別魚類別生產量值8'!N67,'漁業生產量值-漁業種類別魚類別生產量值8'!P67,'漁業生產量值-漁業種類別魚類別生產量值9'!D67,'漁業生產量值-漁業種類別魚類別生產量值9'!F67,'漁業生產量值-漁業種類別魚類別生產量值9'!H67)=0,&quot;-&quot;,SUM(J67,L67,N67,P67,'漁業生產量值-漁業種類別魚類別生產量值8'!D67,'漁業生產量值-漁業種類別魚類別生產量值8'!F67,'漁業生產量值-漁業種類別魚類別生產量值8'!H67,'漁業生產量值-漁業種類別魚類別生產量值8'!J67,'漁業生產量值-漁業種類別魚類別生產量值8'!L67,'漁業生產量值-漁業種類別魚類別生產量值8'!N67,'漁業生產量值-漁業種類別魚類別生產量值8'!P67,'漁業生產量值-漁業種類別魚類別生產量值9'!D67,'漁業生產量值-漁業種類別魚類別生產量值9'!F67,'漁業生產量值-漁業種類別魚類別生產量值9'!H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8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6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3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14" table:number-rows-spanned="1" table:style-name="ce213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18">
            <text:p>其他鰹類</text:p>
          </table:table-cell>
          <table:covered-table-cell/>
          <table:table-cell office:value-type="string" table:number-columns-spanned="2" table:number-rows-spanned="1" table:style-name="ce214">
            <text:p>康氏馬加鰆</text:p>
          </table:table-cell>
          <table:covered-table-cell/>
          <table:table-cell office:value-type="string" table:number-columns-spanned="2" table:number-rows-spanned="1" table:style-name="ce214">
            <text:p>日本馬加鰆</text:p>
          </table:table-cell>
          <table:covered-table-cell/>
          <table:table-cell office:value-type="string" table:number-columns-spanned="2" table:number-rows-spanned="1" table:style-name="ce214">
            <text:p>其他鰆類</text:p>
          </table:table-cell>
          <table:covered-table-cell/>
          <table:table-cell office:value-type="string" table:number-columns-spanned="2" table:number-rows-spanned="1" table:style-name="ce214">
            <text:p>長鰭鮪</text:p>
          </table:table-cell>
          <table:covered-table-cell/>
          <table:table-cell office:value-type="string" table:number-columns-spanned="2" table:number-rows-spanned="1" table:style-name="ce214">
            <text:p>大目鮪</text:p>
          </table:table-cell>
          <table:covered-table-cell/>
          <table:table-cell office:value-type="string" table:number-columns-spanned="2" table:number-rows-spanned="1" table:style-name="ce214">
            <text:p>黃鰭鮪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23">
            <text:p>53199</text:p>
          </table:table-cell>
          <table:covered-table-cell/>
          <table:table-cell office:value-type="string" table:number-columns-spanned="2" table:number-rows-spanned="1" table:style-name="ce217">
            <text:p>53201</text:p>
          </table:table-cell>
          <table:covered-table-cell/>
          <table:table-cell office:value-type="string" table:number-columns-spanned="2" table:number-rows-spanned="1" table:style-name="ce217">
            <text:p>53202</text:p>
          </table:table-cell>
          <table:covered-table-cell/>
          <table:table-cell office:value-type="string" table:number-columns-spanned="2" table:number-rows-spanned="1" table:style-name="ce217">
            <text:p>53299</text:p>
          </table:table-cell>
          <table:covered-table-cell/>
          <table:table-cell office:value-type="string" table:number-columns-spanned="2" table:number-rows-spanned="1" table:style-name="ce217">
            <text:p>53301</text:p>
          </table:table-cell>
          <table:covered-table-cell/>
          <table:table-cell office:value-type="string" table:number-columns-spanned="2" table:number-rows-spanned="1" table:style-name="ce217">
            <text:p>53302</text:p>
          </table:table-cell>
          <table:covered-table-cell/>
          <table:table-cell office:value-type="string" table:number-columns-spanned="2" table:number-rows-spanned="1" table:style-name="ce217">
            <text:p>533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272.09839999999997" table:formula="msoxl:=  IF(SUM(C11,C19,C36,C54,C58,C62)=0,&quot;-&quot;,SUM(C11,C19,C36,C54,C58,C62))" table:style-name="ce45">
            <text:p>272<text:s/></text:p>
          </table:table-cell>
          <table:table-cell office:value-type="float" office:value="6748.4838" table:formula="msoxl:=  IF(SUM(D11,D19,D36,D54,D58,D62)=0,&quot;-&quot;,SUM(D11,D19,D36,D54,D58,D62))" table:style-name="ce45">
            <text:p>6,748<text:s/></text:p>
          </table:table-cell>
          <table:table-cell office:value-type="float" office:value="524.41053000000011" table:formula="msoxl:=  IF(SUM(E11,E19,E36,E54,E58,E62)=0,&quot;-&quot;,SUM(E11,E19,E36,E54,E58,E62))" table:style-name="ce45">
            <text:p>524<text:s/></text:p>
          </table:table-cell>
          <table:table-cell office:value-type="float" office:value="175244.26021999997" table:formula="msoxl:=  IF(SUM(F11,F19,F36,F54,F58,F62)=0,&quot;-&quot;,SUM(F11,F19,F36,F54,F58,F62))" table:style-name="ce45">
            <text:p>175,244<text:s/></text:p>
          </table:table-cell>
          <table:table-cell office:value-type="float" office:value="441.53069999999997" table:formula="msoxl:=  IF(SUM(G11,G19,G36,G54,G58,G62)=0,&quot;-&quot;,SUM(G11,G19,G36,G54,G58,G62))" table:style-name="ce45">
            <text:p>442<text:s/></text:p>
          </table:table-cell>
          <table:table-cell office:value-type="float" office:value="65841.664440000008" table:formula="msoxl:=  IF(SUM(H11,H19,H36,H54,H58,H62)=0,&quot;-&quot;,SUM(H11,H19,H36,H54,H58,H62))" table:style-name="ce45">
            <text:p>65,842<text:s/></text:p>
          </table:table-cell>
          <table:table-cell office:value-type="float" office:value="2918.8725800000002" table:formula="msoxl:=  IF(SUM(I11,I19,I36,I54,I58,I62)=0,&quot;-&quot;,SUM(I11,I19,I36,I54,I58,I62))" table:style-name="ce45">
            <text:p>2,919<text:s/></text:p>
          </table:table-cell>
          <table:table-cell office:value-type="float" office:value="235098.28287000002" table:formula="msoxl:=  IF(SUM(J11,J19,J36,J54,J58,J62)=0,&quot;-&quot;,SUM(J11,J19,J36,J54,J58,J62))" table:style-name="ce45">
            <text:p>235,098<text:s/></text:p>
          </table:table-cell>
          <table:table-cell office:value-type="float" office:value="51343.845800000003" table:formula="msoxl:=  IF(SUM(K11,K19,K36,K54,K58,K62)=0,&quot;-&quot;,SUM(K11,K19,K36,K54,K58,K62))" table:style-name="ce45">
            <text:p>51,344<text:s/></text:p>
          </table:table-cell>
          <table:table-cell office:value-type="float" office:value="4189924.0525699998" table:formula="msoxl:=  IF(SUM(L11,L19,L36,L54,L58,L62)=0,&quot;-&quot;,SUM(L11,L19,L36,L54,L58,L62))" table:style-name="ce45">
            <text:p>4,189,924<text:s/></text:p>
          </table:table-cell>
          <table:table-cell office:value-type="float" office:value="46648.443160000003" table:formula="msoxl:=  IF(SUM(M11,M19,M36,M54,M58,M62)=0,&quot;-&quot;,SUM(M11,M19,M36,M54,M58,M62))" table:style-name="ce45">
            <text:p>46,648<text:s/></text:p>
          </table:table-cell>
          <table:table-cell office:value-type="float" office:value="9475915.6752199996" table:formula="msoxl:=  IF(SUM(N11,N19,N36,N54,N58,N62)=0,&quot;-&quot;,SUM(N11,N19,N36,N54,N58,N62))" table:style-name="ce45">
            <text:p>9,475,916<text:s/></text:p>
          </table:table-cell>
          <table:table-cell office:value-type="float" office:value="75090.127340000006" table:formula="msoxl:=  IF(SUM(O11,O19,O36,O54,O58,O62)=0,&quot;-&quot;,SUM(O11,O19,O36,O54,O58,O62))" table:style-name="ce45">
            <text:p>75,090<text:s/></text:p>
          </table:table-cell>
          <table:table-cell office:value-type="float" office:value="7330695.4667100003" table:formula="msoxl:=  IF(SUM(P11,P19,P36,P54,P58,P62)=0,&quot;-&quot;,SUM(P11,P19,P36,P54,P58,P62))" table:style-name="ce45">
            <text:p>7,330,695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float" office:value="0.86" table:formula="msoxl:=  IF(SUM(E12:E18)=0,&quot;-&quot;,SUM(E12:E18))" table:style-name="ce52">
            <text:p>1<text:s/></text:p>
          </table:table-cell>
          <table:table-cell office:value-type="float" office:value="22.36" table:formula="msoxl:=  IF(SUM(F12:F18)=0,&quot;-&quot;,SUM(F12:F18))" table:style-name="ce52">
            <text:p>22<text:s/></text:p>
          </table:table-cell>
          <table:table-cell office:value-type="float" office:value="14.39" table:formula="msoxl:=  IF(SUM(G12:G18)=0,&quot;-&quot;,SUM(G12:G18))" table:style-name="ce52">
            <text:p>14<text:s/></text:p>
          </table:table-cell>
          <table:table-cell office:value-type="float" office:value="582" table:formula="msoxl:=  IF(SUM(H12:H18)=0,&quot;-&quot;,SUM(H12:H18))" table:style-name="ce52">
            <text:p>582<text:s/></text:p>
          </table:table-cell>
          <table:table-cell office:value-type="float" office:value="1098.4441999999999" table:formula="msoxl:=  IF(SUM(I12:I18)=0,&quot;-&quot;,SUM(I12:I18))" table:style-name="ce52">
            <text:p>1,098<text:s/></text:p>
          </table:table-cell>
          <table:table-cell office:value-type="float" office:value="70366.200140000001" table:formula="msoxl:=  IF(SUM(J12:J18)=0,&quot;-&quot;,SUM(J12:J18))" table:style-name="ce52">
            <text:p>70,366<text:s/></text:p>
          </table:table-cell>
          <table:table-cell office:value-type="float" office:value="50818.330800000003" table:formula="msoxl:=  IF(SUM(K12:K18)=0,&quot;-&quot;,SUM(K12:K18))" table:style-name="ce52">
            <text:p>50,818<text:s/></text:p>
          </table:table-cell>
          <table:table-cell office:value-type="float" office:value="4116005.6173899998" table:formula="msoxl:=  IF(SUM(L12:L18)=0,&quot;-&quot;,SUM(L12:L18))" table:style-name="ce52">
            <text:p>4,116,006<text:s/></text:p>
          </table:table-cell>
          <table:table-cell office:value-type="float" office:value="46222.16156" table:formula="msoxl:=  IF(SUM(M12:M18)=0,&quot;-&quot;,SUM(M12:M18))" table:style-name="ce52">
            <text:p>46,222<text:s/></text:p>
          </table:table-cell>
          <table:table-cell office:value-type="float" office:value="9386252.8629199993" table:formula="msoxl:=  IF(SUM(N12:N18)=0,&quot;-&quot;,SUM(N12:N18))" table:style-name="ce52">
            <text:p>9,386,253<text:s/></text:p>
          </table:table-cell>
          <table:table-cell office:value-type="float" office:value="71622.483230000013" table:formula="msoxl:=  IF(SUM(O12:O18)=0,&quot;-&quot;,SUM(O12:O18))" table:style-name="ce52">
            <text:p>71,622<text:s/></text:p>
          </table:table-cell>
          <table:table-cell office:value-type="float" office:value="6537268.7781500006" table:formula="msoxl:=  IF(SUM(P12:P18)=0,&quot;-&quot;,SUM(P12:P18))" table:style-name="ce52">
            <text:p>6,537,26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003.5249999999996" table:style-name="ce55">
            <text:p>5,004<text:s/></text:p>
          </table:table-cell>
          <table:table-cell office:value-type="float" office:value="173796.81823" table:style-name="ce55">
            <text:p>173,797<text:s/></text:p>
          </table:table-cell>
          <table:table-cell office:value-type="float" office:value="34497.355600000003" table:style-name="ce55">
            <text:p>34,497<text:s/></text:p>
          </table:table-cell>
          <table:table-cell office:value-type="float" office:value="1407481.7186499999" table:style-name="ce55">
            <text:p>1,407,48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86" table:style-name="ce55">
            <text:p>1<text:s/></text:p>
          </table:table-cell>
          <table:table-cell office:value-type="float" office:value="22.36" table:style-name="ce55">
            <text:p>22<text:s/></text:p>
          </table:table-cell>
          <table:table-cell office:value-type="float" office:value="14.39" table:style-name="ce55">
            <text:p>14<text:s/></text:p>
          </table:table-cell>
          <table:table-cell office:value-type="float" office:value="582" table:style-name="ce55">
            <text:p>582<text:s/></text:p>
          </table:table-cell>
          <table:table-cell office:value-type="float" office:value="1098.4441999999999" table:style-name="ce55">
            <text:p>1,098<text:s/></text:p>
          </table:table-cell>
          <table:table-cell office:value-type="float" office:value="70366.200140000001" table:style-name="ce55">
            <text:p>70,366<text:s/></text:p>
          </table:table-cell>
          <table:table-cell office:value-type="float" office:value="50818.330800000003" table:style-name="ce55">
            <text:p>50,818<text:s/></text:p>
          </table:table-cell>
          <table:table-cell office:value-type="float" office:value="4116005.6173899998" table:style-name="ce55">
            <text:p>4,116,006<text:s/></text:p>
          </table:table-cell>
          <table:table-cell office:value-type="float" office:value="41218.636559999999" table:style-name="ce55">
            <text:p>41,219<text:s/></text:p>
          </table:table-cell>
          <table:table-cell office:value-type="float" office:value="9212456.0446899999" table:style-name="ce55">
            <text:p>9,212,456<text:s/></text:p>
          </table:table-cell>
          <table:table-cell office:value-type="float" office:value="37125.127630000003" table:style-name="ce55">
            <text:p>37,125<text:s/></text:p>
          </table:table-cell>
          <table:table-cell office:value-type="float" office:value="5129787.0595000004" table:style-name="ce55">
            <text:p>5,129,78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76.72149999999999" table:formula="msoxl:=  IF(SUM(C20:C35)=0,&quot;-&quot;,SUM(C20:C35))" table:style-name="ce52">
            <text:p>177<text:s/></text:p>
          </table:table-cell>
          <table:table-cell office:value-type="float" office:value="3009.9515000000001" table:formula="msoxl:=  IF(SUM(D20:D35)=0,&quot;-&quot;,SUM(D20:D35))" table:style-name="ce52">
            <text:p>3,010<text:s/></text:p>
          </table:table-cell>
          <table:table-cell office:value-type="float" office:value="370.23429000000004" table:formula="msoxl:=  IF(SUM(E20:E35)=0,&quot;-&quot;,SUM(E20:E35))" table:style-name="ce52">
            <text:p>370<text:s/></text:p>
          </table:table-cell>
          <table:table-cell office:value-type="float" office:value="136503.70922999998" table:formula="msoxl:=  IF(SUM(F20:F35)=0,&quot;-&quot;,SUM(F20:F35))" table:style-name="ce52">
            <text:p>136,504<text:s/></text:p>
          </table:table-cell>
          <table:table-cell office:value-type="float" office:value="115.70399999999999" table:formula="msoxl:=  IF(SUM(G20:G35)=0,&quot;-&quot;,SUM(G20:G35))" table:style-name="ce52">
            <text:p>116<text:s/></text:p>
          </table:table-cell>
          <table:table-cell office:value-type="float" office:value="17186.472060000004" table:formula="msoxl:=  IF(SUM(H20:H35)=0,&quot;-&quot;,SUM(H20:H35))" table:style-name="ce52">
            <text:p>17,186<text:s/></text:p>
          </table:table-cell>
          <table:table-cell office:value-type="float" office:value="878.6527000000001" table:formula="msoxl:=  IF(SUM(I20:I35)=0,&quot;-&quot;,SUM(I20:I35))" table:style-name="ce52">
            <text:p>879<text:s/></text:p>
          </table:table-cell>
          <table:table-cell office:value-type="float" office:value="79597.583390000014" table:formula="msoxl:=  IF(SUM(J20:J35)=0,&quot;-&quot;,SUM(J20:J35))" table:style-name="ce52">
            <text:p>79,598<text:s/></text:p>
          </table:table-cell>
          <table:table-cell office:value-type="float" office:value="525.10149999999999" table:formula="msoxl:=  IF(SUM(K20:K35)=0,&quot;-&quot;,SUM(K20:K35))" table:style-name="ce52">
            <text:p>525<text:s/></text:p>
          </table:table-cell>
          <table:table-cell office:value-type="float" office:value="73882.517630000002" table:formula="msoxl:=  IF(SUM(L20:L35)=0,&quot;-&quot;,SUM(L20:L35))" table:style-name="ce52">
            <text:p>73,883<text:s/></text:p>
          </table:table-cell>
          <table:table-cell office:value-type="float" office:value="417.7371" table:formula="msoxl:=  IF(SUM(M20:M35)=0,&quot;-&quot;,SUM(M20:M35))" table:style-name="ce52">
            <text:p>418<text:s/></text:p>
          </table:table-cell>
          <table:table-cell office:value-type="float" office:value="88546.6921" table:formula="msoxl:=  IF(SUM(N20:N35)=0,&quot;-&quot;,SUM(N20:N35))" table:style-name="ce52">
            <text:p>88,547<text:s/></text:p>
          </table:table-cell>
          <table:table-cell office:value-type="float" office:value="3431.7143100000003" table:formula="msoxl:=  IF(SUM(O20:O35)=0,&quot;-&quot;,SUM(O20:O35))" table:style-name="ce52">
            <text:p>3,432<text:s/></text:p>
          </table:table-cell>
          <table:table-cell office:value-type="float" office:value="785903.43345999997" table:formula="msoxl:=  IF(SUM(P20:P35)=0,&quot;-&quot;,SUM(P20:P35))" table:style-name="ce52">
            <text:p>785,90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0.99399999999999999" table:style-name="ce55">
            <text:p>1<text:s/></text:p>
          </table:table-cell>
          <table:table-cell office:value-type="float" office:value="42.741999999999997" table:style-name="ce55">
            <text:p>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53.17227" table:style-name="ce55">
            <text:p>153<text:s/></text:p>
          </table:table-cell>
          <table:table-cell office:value-type="float" office:value="60369.726060000001" table:style-name="ce55">
            <text:p>60,370<text:s/></text:p>
          </table:table-cell>
          <table:table-cell office:value-type="float" office:value="63.529699999999998" table:style-name="ce55">
            <text:p>64<text:s/></text:p>
          </table:table-cell>
          <table:table-cell office:value-type="float" office:value="8813.6334700000007" table:style-name="ce55">
            <text:p>8,814<text:s/></text:p>
          </table:table-cell>
          <table:table-cell office:value-type="float" office:value="127.75485999999999" table:style-name="ce55">
            <text:p>128<text:s/></text:p>
          </table:table-cell>
          <table:table-cell office:value-type="float" office:value="15359.04333" table:style-name="ce55">
            <text:p>15,35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102.071" table:style-name="ce55">
            <text:p>102<text:s/></text:p>
          </table:table-cell>
          <table:table-cell office:value-type="float" office:value="1692.961" table:style-name="ce55">
            <text:p>1,693<text:s/></text:p>
          </table:table-cell>
          <table:table-cell office:value-type="float" office:value="144.97463999999999" table:style-name="ce55">
            <text:p>145<text:s/></text:p>
          </table:table-cell>
          <table:table-cell office:value-type="float" office:value="61825.694439999999" table:style-name="ce55">
            <text:p>61,826<text:s/></text:p>
          </table:table-cell>
          <table:table-cell office:value-type="float" office:value="9.8029600000000006" table:style-name="ce55">
            <text:p>10<text:s/></text:p>
          </table:table-cell>
          <table:table-cell office:value-type="float" office:value="2179.5088999999998" table:style-name="ce55">
            <text:p>2,180<text:s/></text:p>
          </table:table-cell>
          <table:table-cell office:value-type="float" office:value="28.50224" table:style-name="ce55">
            <text:p>29<text:s/></text:p>
          </table:table-cell>
          <table:table-cell office:value-type="float" office:value="4916.6075799999999" table:style-name="ce55">
            <text:p>4,91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66.7" table:style-name="ce55">
            <text:p>67<text:s/></text:p>
          </table:table-cell>
          <table:table-cell office:value-type="float" office:value="1000.5" table:style-name="ce55">
            <text:p>1,00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91.59" table:style-name="ce55">
            <text:p>392<text:s/></text:p>
          </table:table-cell>
          <table:table-cell office:value-type="float" office:value="17423.428680000001" table:style-name="ce55">
            <text:p>17,42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60099999999999998" table:style-name="ce55">
            <text:p>1<text:s/></text:p>
          </table:table-cell>
          <table:table-cell office:value-type="float" office:value="37.262" table:style-name="ce55">
            <text:p>37<text:s/></text:p>
          </table:table-cell>
          <table:table-cell office:value-type="float" office:value="158.953" table:style-name="ce55">
            <text:p>159<text:s/></text:p>
          </table:table-cell>
          <table:table-cell office:value-type="float" office:value="6358.12" table:style-name="ce55">
            <text:p>6,35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1444999999999999" table:style-name="ce55">
            <text:p>5<text:s/></text:p>
          </table:table-cell>
          <table:table-cell office:value-type="float" office:value="823.12" table:style-name="ce55">
            <text:p>823<text:s/></text:p>
          </table:table-cell>
          <table:table-cell office:value-type="float" office:value="3.786" table:style-name="ce55">
            <text:p>4<text:s/></text:p>
          </table:table-cell>
          <table:table-cell office:value-type="float" office:value="1703.7" table:style-name="ce55">
            <text:p>1,70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72599999999999998" table:style-name="ce55">
            <text:p>1<text:s/></text:p>
          </table:table-cell>
          <table:table-cell office:value-type="float" office:value="108.9" table:style-name="ce55">
            <text:p>10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8533999999999999" table:style-name="ce55">
            <text:p>2<text:s/></text:p>
          </table:table-cell>
          <table:table-cell office:value-type="float" office:value="151.7962" table:style-name="ce55">
            <text:p>152<text:s/></text:p>
          </table:table-cell>
          <table:table-cell office:value-type="float" office:value="1.5616000000000001" table:style-name="ce55">
            <text:p>2<text:s/></text:p>
          </table:table-cell>
          <table:table-cell office:value-type="float" office:value="93.695999999999998" table:style-name="ce55">
            <text:p>94<text:s/></text:p>
          </table:table-cell>
          <table:table-cell office:value-type="float" office:value="156.53659999999999" table:style-name="ce55">
            <text:p>157<text:s/></text:p>
          </table:table-cell>
          <table:table-cell office:value-type="float" office:value="12573.378000000001" table:style-name="ce55">
            <text:p>12,573<text:s/></text:p>
          </table:table-cell>
          <table:table-cell office:value-type="float" office:value="525.10149999999999" table:style-name="ce55">
            <text:p>525<text:s/></text:p>
          </table:table-cell>
          <table:table-cell office:value-type="float" office:value="73882.517630000002" table:style-name="ce55">
            <text:p>73,883<text:s/></text:p>
          </table:table-cell>
          <table:table-cell office:value-type="float" office:value="417.1361" table:style-name="ce55">
            <text:p>417<text:s/></text:p>
          </table:table-cell>
          <table:table-cell office:value-type="float" office:value="88509.430099999998" table:style-name="ce55">
            <text:p>88,509<text:s/></text:p>
          </table:table-cell>
          <table:table-cell office:value-type="float" office:value="3193.8328000000001" table:style-name="ce55">
            <text:p>3,194<text:s/></text:p>
          </table:table-cell>
          <table:table-cell office:value-type="float" office:value="758645.52599999995" table:style-name="ce55">
            <text:p>758,64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0.34150000000000003" table:style-name="ce55">
            <text:p>0<text:s/></text:p>
          </table:table-cell>
          <table:table-cell office:value-type="float" office:value="15.567500000000001" table:style-name="ce55">
            <text:p>16<text:s/></text:p>
          </table:table-cell>
          <table:table-cell office:value-type="float" office:value="23.296500000000002" table:style-name="ce55">
            <text:p>23<text:s/></text:p>
          </table:table-cell>
          <table:table-cell office:value-type="float" office:value="7933.9192000000003" table:style-name="ce55">
            <text:p>7,934<text:s/></text:p>
          </table:table-cell>
          <table:table-cell office:value-type="float" office:value="0.1095" table:style-name="ce55">
            <text:p>0<text:s/></text:p>
          </table:table-cell>
          <table:table-cell office:value-type="float" office:value="49.274999999999999" table:style-name="ce55">
            <text:p>49<text:s/></text:p>
          </table:table-cell>
          <table:table-cell office:value-type="float" office:value="0.08" table:style-name="ce55">
            <text:p>0<text:s/></text:p>
          </table:table-cell>
          <table:table-cell office:value-type="float" office:value="13.904" table:style-name="ce55">
            <text:p>1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6" table:style-name="ce55">
            <text:p>0<text:s/></text:p>
          </table:table-cell>
          <table:table-cell office:value-type="float" office:value="39" table:style-name="ce55">
            <text:p>3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float" office:value="2.34" table:style-name="ce55">
            <text:p>2<text:s/></text:p>
          </table:table-cell>
          <table:table-cell office:value-type="float" office:value="72.849999999999994" table:style-name="ce55">
            <text:p>73<text:s/></text:p>
          </table:table-cell>
          <table:table-cell office:value-type="float" office:value="33.67" table:style-name="ce55">
            <text:p>34<text:s/></text:p>
          </table:table-cell>
          <table:table-cell office:value-type="float" office:value="3145.0108" table:style-name="ce55">
            <text:p>3,145<text:s/></text:p>
          </table:table-cell>
          <table:table-cell office:value-type="float" office:value="33.665999999999997" table:style-name="ce55">
            <text:p>34<text:s/></text:p>
          </table:table-cell>
          <table:table-cell office:value-type="float" office:value="3534.93" table:style-name="ce55">
            <text:p>3,535<text:s/></text:p>
          </table:table-cell>
          <table:table-cell office:value-type="float" office:value="152.00700000000001" table:style-name="ce55">
            <text:p>152<text:s/></text:p>
          </table:table-cell>
          <table:table-cell office:value-type="float" office:value="26522.328399999999" table:style-name="ce55">
            <text:p>26,52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9.39001" table:style-name="ce55">
            <text:p>29<text:s/></text:p>
          </table:table-cell>
          <table:table-cell office:value-type="float" office:value="7164.0124599999999" table:style-name="ce55">
            <text:p>7,16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4.2750000000000004" table:style-name="ce55">
            <text:p>4<text:s/></text:p>
          </table:table-cell>
          <table:table-cell office:value-type="float" office:value="185.33099999999999" table:style-name="ce55">
            <text:p>185<text:s/></text:p>
          </table:table-cell>
          <table:table-cell office:value-type="float" office:value="7.3759800000000002" table:style-name="ce55">
            <text:p>7<text:s/></text:p>
          </table:table-cell>
          <table:table-cell office:value-type="float" office:value="2184.6727299999998" table:style-name="ce55">
            <text:p>2,185<text:s/></text:p>
          </table:table-cell>
          <table:table-cell office:value-type="float" office:value="3.24824" table:style-name="ce55">
            <text:p>3<text:s/></text:p>
          </table:table-cell>
          <table:table-cell office:value-type="float" office:value="811.72869000000003" table:style-name="ce55">
            <text:p>812<text:s/></text:p>
          </table:table-cell>
          <table:table-cell office:value-type="float" office:value="12.34" table:style-name="ce55">
            <text:p>12<text:s/></text:p>
          </table:table-cell>
          <table:table-cell office:value-type="float" office:value="2368.64" table:style-name="ce55">
            <text:p>2,36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8.552500000000002" table:style-name="ce55">
            <text:p>49<text:s/></text:p>
          </table:table-cell>
          <table:table-cell office:value-type="float" office:value="13587.875" table:style-name="ce55">
            <text:p>13,58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747" table:style-name="ce57">
            <text:p>1<text:s/></text:p>
          </table:table-cell>
          <table:table-cell office:value-type="float" office:value="69.769800000000004" table:style-name="ce57">
            <text:p>7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9.8420000000000005" table:style-name="ce57">
            <text:p>10<text:s/></text:p>
          </table:table-cell>
          <table:table-cell office:value-type="float" office:value="420.2534" table:style-name="ce57">
            <text:p>42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95.376899999999992" table:formula="msoxl:=  IF(SUM(C37:C53)=0,&quot;-&quot;,SUM(C37:C53))" table:style-name="ce52">
            <text:p>95<text:s/></text:p>
          </table:table-cell>
          <table:table-cell office:value-type="float" office:value="3738.5323000000003" table:formula="msoxl:=  IF(SUM(D37:D53)=0,&quot;-&quot;,SUM(D37:D53))" table:style-name="ce52">
            <text:p>3,739<text:s/></text:p>
          </table:table-cell>
          <table:table-cell office:value-type="float" office:value="153.31623999999999" table:formula="msoxl:=  IF(SUM(E37:E53)=0,&quot;-&quot;,SUM(E37:E53))" table:style-name="ce52">
            <text:p>153<text:s/></text:p>
          </table:table-cell>
          <table:table-cell office:value-type="float" office:value="38718.190990000003" table:formula="msoxl:=  IF(SUM(F37:F53)=0,&quot;-&quot;,SUM(F37:F53))" table:style-name="ce52">
            <text:p>38,718<text:s/></text:p>
          </table:table-cell>
          <table:table-cell office:value-type="float" office:value="311.43669999999997" table:formula="msoxl:=  IF(SUM(G37:G53)=0,&quot;-&quot;,SUM(G37:G53))" table:style-name="ce52">
            <text:p>311<text:s/></text:p>
          </table:table-cell>
          <table:table-cell office:value-type="float" office:value="48073.192380000008" table:formula="msoxl:=  IF(SUM(H37:H53)=0,&quot;-&quot;,SUM(H37:H53))" table:style-name="ce52">
            <text:p>48,073<text:s/></text:p>
          </table:table-cell>
          <table:table-cell office:value-type="float" office:value="941.77567999999997" table:formula="msoxl:=  IF(SUM(I37:I53)=0,&quot;-&quot;,SUM(I37:I53))" table:style-name="ce52">
            <text:p>942<text:s/></text:p>
          </table:table-cell>
          <table:table-cell office:value-type="float" office:value="85134.499340000009" table:formula="msoxl:=  IF(SUM(J37:J53)=0,&quot;-&quot;,SUM(J37:J53))" table:style-name="ce52">
            <text:p>85,134<text:s/></text:p>
          </table:table-cell>
          <table:table-cell office:value-type="float" office:value="0.41350000000000003" table:formula="msoxl:=  IF(SUM(K37:K53)=0,&quot;-&quot;,SUM(K37:K53))" table:style-name="ce52">
            <text:p>0<text:s/></text:p>
          </table:table-cell>
          <table:table-cell office:value-type="float" office:value="35.917549999999999" table:formula="msoxl:=  IF(SUM(L37:L53)=0,&quot;-&quot;,SUM(L37:L53))" table:style-name="ce52">
            <text:p>36<text:s/></text:p>
          </table:table-cell>
          <table:table-cell office:value-type="float" office:value="8.5444999999999993" table:formula="msoxl:=  IF(SUM(M37:M53)=0,&quot;-&quot;,SUM(M37:M53))" table:style-name="ce52">
            <text:p>9<text:s/></text:p>
          </table:table-cell>
          <table:table-cell office:value-type="float" office:value="1116.1202000000001" table:formula="msoxl:=  IF(SUM(N37:N53)=0,&quot;-&quot;,SUM(N37:N53))" table:style-name="ce52">
            <text:p>1,116<text:s/></text:p>
          </table:table-cell>
          <table:table-cell office:value-type="float" office:value="35.929799999999993" table:formula="msoxl:=  IF(SUM(O37:O53)=0,&quot;-&quot;,SUM(O37:O53))" table:style-name="ce52">
            <text:p>36<text:s/></text:p>
          </table:table-cell>
          <table:table-cell office:value-type="float" office:value="7523.2551000000003" table:formula="msoxl:=  IF(SUM(P37:P53)=0,&quot;-&quot;,SUM(P37:P53))" table:style-name="ce52">
            <text:p>7,52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37.346899999999998" table:style-name="ce55">
            <text:p>37<text:s/></text:p>
          </table:table-cell>
          <table:table-cell office:value-type="float" office:value="1478.461" table:style-name="ce55">
            <text:p>1,478<text:s/></text:p>
          </table:table-cell>
          <table:table-cell office:value-type="float" office:value="86.359009999999998" table:style-name="ce55">
            <text:p>86<text:s/></text:p>
          </table:table-cell>
          <table:table-cell office:value-type="float" office:value="12823.16274" table:style-name="ce55">
            <text:p>12,823<text:s/></text:p>
          </table:table-cell>
          <table:table-cell office:value-type="float" office:value="84.783699999999996" table:style-name="ce55">
            <text:p>85<text:s/></text:p>
          </table:table-cell>
          <table:table-cell office:value-type="float" office:value="13905.982900000001" table:style-name="ce55">
            <text:p>13,906<text:s/></text:p>
          </table:table-cell>
          <table:table-cell office:value-type="float" office:value="340.0335" table:style-name="ce55">
            <text:p>340<text:s/></text:p>
          </table:table-cell>
          <table:table-cell office:value-type="float" office:value="20930.643830000001" table:style-name="ce55">
            <text:p>20,931<text:s/></text:p>
          </table:table-cell>
          <table:table-cell office:value-type="float" office:value="8.4000000000000005E-2" table:style-name="ce55">
            <text:p>0<text:s/></text:p>
          </table:table-cell>
          <table:table-cell office:value-type="float" office:value="6.4931999999999999" table:style-name="ce55">
            <text:p>6<text:s/></text:p>
          </table:table-cell>
          <table:table-cell office:value-type="float" office:value="3.2519999999999998" table:style-name="ce55">
            <text:p>3<text:s/></text:p>
          </table:table-cell>
          <table:table-cell office:value-type="float" office:value="519.98220000000003" table:style-name="ce55">
            <text:p>520<text:s/></text:p>
          </table:table-cell>
          <table:table-cell office:value-type="float" office:value="28.703199999999999" table:style-name="ce55">
            <text:p>29<text:s/></text:p>
          </table:table-cell>
          <table:table-cell office:value-type="float" office:value="6160.6251000000002" table:style-name="ce55">
            <text:p>6,16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41.880499999999998" table:style-name="ce55">
            <text:p>42<text:s/></text:p>
          </table:table-cell>
          <table:table-cell office:value-type="float" office:value="882.11685" table:style-name="ce55">
            <text:p>882<text:s/></text:p>
          </table:table-cell>
          <table:table-cell office:value-type="float" office:value="34.323030000000003" table:style-name="ce55">
            <text:p>34<text:s/></text:p>
          </table:table-cell>
          <table:table-cell office:value-type="float" office:value="11597.36289" table:style-name="ce55">
            <text:p>11,597<text:s/></text:p>
          </table:table-cell>
          <table:table-cell office:value-type="float" office:value="224.60900000000001" table:style-name="ce55">
            <text:p>225<text:s/></text:p>
          </table:table-cell>
          <table:table-cell office:value-type="float" office:value="33541.125480000002" table:style-name="ce55">
            <text:p>33,541<text:s/></text:p>
          </table:table-cell>
          <table:table-cell office:value-type="float" office:value="40.520400000000002" table:style-name="ce55">
            <text:p>41<text:s/></text:p>
          </table:table-cell>
          <table:table-cell office:value-type="float" office:value="15199.3469" table:style-name="ce55">
            <text:p>15,199<text:s/></text:p>
          </table:table-cell>
          <table:table-cell office:value-type="float" office:value="0.32950000000000002" table:style-name="ce55">
            <text:p>0<text:s/></text:p>
          </table:table-cell>
          <table:table-cell office:value-type="float" office:value="29.42435" table:style-name="ce55">
            <text:p>29<text:s/></text:p>
          </table:table-cell>
          <table:table-cell office:value-type="float" office:value="5.2925000000000004" table:style-name="ce55">
            <text:p>5<text:s/></text:p>
          </table:table-cell>
          <table:table-cell office:value-type="float" office:value="596.13800000000003" table:style-name="ce55">
            <text:p>596<text:s/></text:p>
          </table:table-cell>
          <table:table-cell office:value-type="float" office:value="5.4265999999999996" table:style-name="ce55">
            <text:p>5<text:s/></text:p>
          </table:table-cell>
          <table:table-cell office:value-type="float" office:value="1182.6300000000001" table:style-name="ce55">
            <text:p>1,18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5.3150000000000004" table:style-name="ce55">
            <text:p>5<text:s/></text:p>
          </table:table-cell>
          <table:table-cell office:value-type="float" office:value="228.41399999999999" table:style-name="ce55">
            <text:p>228<text:s/></text:p>
          </table:table-cell>
          <table:table-cell office:value-type="float" office:value="6.4325000000000001" table:style-name="ce55">
            <text:p>6<text:s/></text:p>
          </table:table-cell>
          <table:table-cell office:value-type="float" office:value="2918.2331600000002" table:style-name="ce55">
            <text:p>2,918<text:s/></text:p>
          </table:table-cell>
          <table:table-cell office:value-type="float" office:value="2.044" table:style-name="ce55">
            <text:p>2<text:s/></text:p>
          </table:table-cell>
          <table:table-cell office:value-type="float" office:value="626.08399999999995" table:style-name="ce55">
            <text:p>626<text:s/></text:p>
          </table:table-cell>
          <table:table-cell office:value-type="float" office:value="26.888580000000001" table:style-name="ce55">
            <text:p>27<text:s/></text:p>
          </table:table-cell>
          <table:table-cell office:value-type="float" office:value="4720.4076100000002" table:style-name="ce55">
            <text:p>4,72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6.201699999999999" table:style-name="ce55">
            <text:p>26<text:s/></text:p>
          </table:table-cell>
          <table:table-cell office:value-type="float" office:value="11379.432199999999" table:style-name="ce55">
            <text:p>11,37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5000000000000001E-2" table:style-name="ce55">
            <text:p>0<text:s/></text:p>
          </table:table-cell>
          <table:table-cell office:value-type="float" office:value="4.3449999999999998" table:style-name="ce55">
            <text:p>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float" office:value="10.8345" table:style-name="ce55">
            <text:p>11<text:s/></text:p>
          </table:table-cell>
          <table:table-cell office:value-type="float" office:value="1149.54045" table:style-name="ce55">
            <text:p>1,1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0.702000000000002" table:style-name="ce55">
            <text:p>31<text:s/></text:p>
          </table:table-cell>
          <table:table-cell office:value-type="float" office:value="3991.26" table:style-name="ce55">
            <text:p>3,99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8" table:style-name="ce55">
            <text:p>2<text:s/></text:p>
          </table:table-cell>
          <table:table-cell office:value-type="float" office:value="180" table:style-name="ce55">
            <text:p>18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503.6062" table:style-name="ce57">
            <text:p>504<text:s/></text:p>
          </table:table-cell>
          <table:table-cell office:value-type="float" office:value="40288.495999999999" table:style-name="ce57">
            <text:p>40,288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4">
            <text:p><text:s text:c="20"/><text:span text:style-name="T1">魚類別</text:span></text:p>
            <text:p><text:span text:style-name="T1"><text:s text:c="20"/>Species</text:span></text:p>
            <draw:custom-shape svg:x="0.03125in" svg:y="0.01042in" svg:width="0.95743in" svg:height="0.70652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6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6" table:number-rows-spanned="1" table:style-name="ce196">
            <text:p>鯖 <text:s text:c="5"/>科</text:p>
          </table:table-cell>
          <table:covered-table-cell table:number-columns-repeated="5"/>
          <table:table-cell table:number-columns-spanned="2" table:number-rows-spanned="1" table:style-name="ce199"/>
          <table:covered-table-cell/>
          <table:table-cell office:value-type="string" table:number-columns-spanned="6" table:number-rows-spanned="1" table:style-name="ce196">
            <text:p>旗 <text:s text:c="5"/>魚 <text:s text:c="5"/>科</text:p>
          </table:table-cell>
          <table:covered-table-cell table:number-columns-repeated="5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8">
            <text:p>太平洋黑鮪</text:p>
          </table:table-cell>
          <table:covered-table-cell/>
          <table:table-cell office:value-type="string" table:number-columns-spanned="2" table:number-rows-spanned="1" table:style-name="ce197">
            <text:p>南方黑鮪</text:p>
          </table:table-cell>
          <table:covered-table-cell/>
          <table:table-cell office:value-type="string" table:number-columns-spanned="2" table:number-rows-spanned="1" table:style-name="ce197">
            <text:p>其他鮪類</text:p>
          </table:table-cell>
          <table:covered-table-cell/>
          <table:table-cell office:value-type="string" table:number-columns-spanned="2" table:number-rows-spanned="1" table:style-name="ce194">
            <text:p>劍旗魚</text:p>
          </table:table-cell>
          <table:covered-table-cell/>
          <table:table-cell office:value-type="string" table:number-columns-spanned="2" table:number-rows-spanned="1" table:style-name="ce197">
            <text:p>小計</text:p>
          </table:table-cell>
          <table:covered-table-cell/>
          <table:table-cell office:value-type="string" table:number-columns-spanned="2" table:number-rows-spanned="1" table:style-name="ce197">
            <text:p>紅肉旗魚</text:p>
          </table:table-cell>
          <table:covered-table-cell/>
          <table:table-cell office:value-type="string" table:number-columns-spanned="2" table:number-rows-spanned="1" table:style-name="ce197">
            <text:p>黑皮旗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1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23">
            <text:p>53304</text:p>
          </table:table-cell>
          <table:covered-table-cell/>
          <table:table-cell office:value-type="string" table:number-columns-spanned="2" table:number-rows-spanned="1" table:style-name="ce217">
            <text:p>53305</text:p>
          </table:table-cell>
          <table:covered-table-cell/>
          <table:table-cell office:value-type="string" table:number-columns-spanned="2" table:number-rows-spanned="1" table:style-name="ce217">
            <text:p>53399</text:p>
          </table:table-cell>
          <table:covered-table-cell/>
          <table:table-cell office:value-type="string" table:number-columns-spanned="2" table:number-rows-spanned="1" table:style-name="ce185">
            <text:p>54001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office:value-type="string" table:number-columns-spanned="2" table:number-rows-spanned="1" table:style-name="ce185">
            <text:p>55001</text:p>
          </table:table-cell>
          <table:covered-table-cell/>
          <table:table-cell office:value-type="string" table:number-columns-spanned="2" table:number-rows-spanned="1" table:style-name="ce185">
            <text:p>550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18.32320000000004" table:formula="msoxl:=  IF(SUM(C11,C19,C36,C54,C58,C62)=0,&quot;-&quot;,SUM(C11,C19,C36,C54,C58,C62))" table:style-name="ce45">
            <text:p>518<text:s/></text:p>
          </table:table-cell>
          <table:table-cell office:value-type="float" office:value="206759.60371" table:formula="msoxl:=  IF(SUM(D11,D19,D36,D54,D58,D62)=0,&quot;-&quot;,SUM(D11,D19,D36,D54,D58,D62))" table:style-name="ce45">
            <text:p>206,760<text:s/></text:p>
          </table:table-cell>
          <table:table-cell office:value-type="float" office:value="1022.85" table:formula="msoxl:=  IF(SUM(E11,E19,E36,E54,E58,E62)=0,&quot;-&quot;,SUM(E11,E19,E36,E54,E58,E62))" table:style-name="ce45">
            <text:p>1,023<text:s/></text:p>
          </table:table-cell>
          <table:table-cell office:value-type="float" office:value="252425.95679" table:formula="msoxl:=  IF(SUM(F11,F19,F36,F54,F58,F62)=0,&quot;-&quot;,SUM(F11,F19,F36,F54,F58,F62))" table:style-name="ce45">
            <text:p>252,426<text:s/></text:p>
          </table:table-cell>
          <table:table-cell office:value-type="float" office:value="897.66809999999998" table:formula="msoxl:=  IF(SUM(G11,G19,G36,G54,G58,G62)=0,&quot;-&quot;,SUM(G11,G19,G36,G54,G58,G62))" table:style-name="ce45">
            <text:p>898<text:s/></text:p>
          </table:table-cell>
          <table:table-cell office:value-type="float" office:value="58189.596309999994" table:formula="msoxl:=  IF(SUM(H11,H19,H36,H54,H58,H62)=0,&quot;-&quot;,SUM(H11,H19,H36,H54,H58,H62))" table:style-name="ce45">
            <text:p>58,190<text:s/></text:p>
          </table:table-cell>
          <table:table-cell office:value-type="float" office:value="14332.478940000001" table:formula="msoxl:=  IF(SUM(I11,I19,I36,I54,I58,I62)=0,&quot;-&quot;,SUM(I11,I19,I36,I54,I58,I62))" table:style-name="ce45">
            <text:p>14,332<text:s/></text:p>
          </table:table-cell>
          <table:table-cell office:value-type="float" office:value="1810801.3877899998" table:formula="msoxl:=  IF(SUM(J11,J19,J36,J54,J58,J62)=0,&quot;-&quot;,SUM(J11,J19,J36,J54,J58,J62))" table:style-name="ce45">
            <text:p>1,810,801<text:s/></text:p>
          </table:table-cell>
          <table:table-cell office:value-type="float" office:value="18197.447050000002" table:formula="msoxl:=  IF(SUM(K11,K19,K36,K54,K58,K62)=0,&quot;-&quot;,SUM(K11,K19,K36,K54,K58,K62))" table:style-name="ce45">
            <text:p>18,197<text:s/></text:p>
          </table:table-cell>
          <table:table-cell office:value-type="float" office:value="1490308.6106500002" table:formula="msoxl:=  IF(SUM(L11,L19,L36,L54,L58,L62)=0,&quot;-&quot;,SUM(L11,L19,L36,L54,L58,L62))" table:style-name="ce45">
            <text:p>1,490,309<text:s/></text:p>
          </table:table-cell>
          <table:table-cell office:value-type="float" office:value="1940.5283199999999" table:formula="msoxl:=  IF(SUM(M11,M19,M36,M54,M58,M62)=0,&quot;-&quot;,SUM(M11,M19,M36,M54,M58,M62))" table:style-name="ce45">
            <text:p>1,941<text:s/></text:p>
          </table:table-cell>
          <table:table-cell office:value-type="float" office:value="170268.07720000003" table:formula="msoxl:=  IF(SUM(N11,N19,N36,N54,N58,N62)=0,&quot;-&quot;,SUM(N11,N19,N36,N54,N58,N62))" table:style-name="ce45">
            <text:p>170,268<text:s/></text:p>
          </table:table-cell>
          <table:table-cell office:value-type="float" office:value="13400.57885" table:formula="msoxl:=  IF(SUM(O11,O19,O36,O54,O58,O62)=0,&quot;-&quot;,SUM(O11,O19,O36,O54,O58,O62))" table:style-name="ce45">
            <text:p>13,401<text:s/></text:p>
          </table:table-cell>
          <table:table-cell office:value-type="float" office:value="1076377.30535" table:formula="msoxl:=  IF(SUM(P11,P19,P36,P54,P58,P62)=0,&quot;-&quot;,SUM(P11,P19,P36,P54,P58,P62))" table:style-name="ce45">
            <text:p>1,076,377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209.96340000000001" table:formula="msoxl:=  IF(SUM(C12:C18)=0,&quot;-&quot;,SUM(C12:C18))" table:style-name="ce52">
            <text:p>210<text:s/></text:p>
          </table:table-cell>
          <table:table-cell office:value-type="float" office:value="24168.055069999999" table:formula="msoxl:=  IF(SUM(D12:D18)=0,&quot;-&quot;,SUM(D12:D18))" table:style-name="ce52">
            <text:p>24,168<text:s/></text:p>
          </table:table-cell>
          <table:table-cell office:value-type="float" office:value="1022.85" table:formula="msoxl:=  IF(SUM(E12:E18)=0,&quot;-&quot;,SUM(E12:E18))" table:style-name="ce52">
            <text:p>1,023<text:s/></text:p>
          </table:table-cell>
          <table:table-cell office:value-type="float" office:value="252425.95679" table:formula="msoxl:=  IF(SUM(F12:F18)=0,&quot;-&quot;,SUM(F12:F18))" table:style-name="ce52">
            <text:p>252,426<text:s/></text:p>
          </table:table-cell>
          <table:table-cell office:value-type="float" office:value="28.117599999999999" table:formula="msoxl:=  IF(SUM(G12:G18)=0,&quot;-&quot;,SUM(G12:G18))" table:style-name="ce52">
            <text:p>28<text:s/></text:p>
          </table:table-cell>
          <table:table-cell office:value-type="float" office:value="1814.9939999999999" table:formula="msoxl:=  IF(SUM(H12:H18)=0,&quot;-&quot;,SUM(H12:H18))" table:style-name="ce52">
            <text:p>1,815<text:s/></text:p>
          </table:table-cell>
          <table:table-cell office:value-type="float" office:value="13613.975640000001" table:formula="msoxl:=  IF(SUM(I12:I18)=0,&quot;-&quot;,SUM(I12:I18))" table:style-name="ce52">
            <text:p>13,614<text:s/></text:p>
          </table:table-cell>
          <table:table-cell office:value-type="float" office:value="1718680.01461" table:formula="msoxl:=  IF(SUM(J12:J18)=0,&quot;-&quot;,SUM(J12:J18))" table:style-name="ce52">
            <text:p>1,718,680<text:s/></text:p>
          </table:table-cell>
          <table:table-cell office:value-type="float" office:value="15911.940760000001" table:formula="msoxl:=  IF(SUM(K12:K18)=0,&quot;-&quot;,SUM(K12:K18))" table:style-name="ce52">
            <text:p>15,912<text:s/></text:p>
          </table:table-cell>
          <table:table-cell office:value-type="float" office:value="1146949.8677000001" table:formula="msoxl:=  IF(SUM(L12:L18)=0,&quot;-&quot;,SUM(L12:L18))" table:style-name="ce52">
            <text:p>1,146,950<text:s/></text:p>
          </table:table-cell>
          <table:table-cell office:value-type="float" office:value="1843.2474199999999" table:formula="msoxl:=  IF(SUM(M12:M18)=0,&quot;-&quot;,SUM(M12:M18))" table:style-name="ce52">
            <text:p>1,843<text:s/></text:p>
          </table:table-cell>
          <table:table-cell office:value-type="float" office:value="159987.12720000002" table:formula="msoxl:=  IF(SUM(N12:N18)=0,&quot;-&quot;,SUM(N12:N18))" table:style-name="ce52">
            <text:p>159,987<text:s/></text:p>
          </table:table-cell>
          <table:table-cell office:value-type="float" office:value="12059.877060000001" table:formula="msoxl:=  IF(SUM(O12:O18)=0,&quot;-&quot;,SUM(O12:O18))" table:style-name="ce52">
            <text:p>12,060<text:s/></text:p>
          </table:table-cell>
          <table:table-cell office:value-type="float" office:value="882468.42755999998" table:formula="msoxl:=  IF(SUM(P12:P18)=0,&quot;-&quot;,SUM(P12:P18))" table:style-name="ce52">
            <text:p>882,46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2,O12,'漁業生產量值-漁業種類別魚類別生產量值10'!C12,'漁業生產量值-漁業種類別魚類別生產量值10'!E12)=0,&quot;-&quot;,SUM(M12,O12,'漁業生產量值-漁業種類別魚類別生產量值10'!C12,'漁業生產量值-漁業種類別魚類別生產量值10'!E12))" table:style-name="ce55">
            <text:p>-</text:p>
          </table:table-cell>
          <table:table-cell office:value-type="string" office:string-value="-" table:formula="msoxl:=  IF(SUM(N12,P12,'漁業生產量值-漁業種類別魚類別生產量值10'!D12,'漁業生產量值-漁業種類別魚類別生產量值10'!F12)=0,&quot;-&quot;,SUM(N12,P12,'漁業生產量值-漁業種類別魚類別生產量值10'!D12,'漁業生產量值-漁業種類別魚類別生產量值10'!F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3,O13,'漁業生產量值-漁業種類別魚類別生產量值10'!C13,'漁業生產量值-漁業種類別魚類別生產量值10'!E13)=0,&quot;-&quot;,SUM(M13,O13,'漁業生產量值-漁業種類別魚類別生產量值10'!C13,'漁業生產量值-漁業種類別魚類別生產量值10'!E13))" table:style-name="ce55">
            <text:p>-</text:p>
          </table:table-cell>
          <table:table-cell office:value-type="string" office:string-value="-" table:formula="msoxl:=  IF(SUM(N13,P13,'漁業生產量值-漁業種類別魚類別生產量值10'!D13,'漁業生產量值-漁業種類別魚類別生產量值10'!F13)=0,&quot;-&quot;,SUM(N13,P13,'漁業生產量值-漁業種類別魚類別生產量值10'!D13,'漁業生產量值-漁業種類別魚類別生產量值10'!F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.23" table:formula="msoxl:=  IF(SUM(M14,O14,'漁業生產量值-漁業種類別魚類別生產量值10'!C14,'漁業生產量值-漁業種類別魚類別生產量值10'!E14)=0,&quot;-&quot;,SUM(M14,O14,'漁業生產量值-漁業種類別魚類別生產量值10'!C14,'漁業生產量值-漁業種類別魚類別生產量值10'!E14))" table:style-name="ce55">
            <text:p>21<text:s/></text:p>
          </table:table-cell>
          <table:table-cell office:value-type="float" office:value="1243.2441100000001" table:formula="msoxl:=  IF(SUM(N14,P14,'漁業生產量值-漁業種類別魚類別生產量值10'!D14,'漁業生產量值-漁業種類別魚類別生產量值10'!F14)=0,&quot;-&quot;,SUM(N14,P14,'漁業生產量值-漁業種類別魚類別生產量值10'!D14,'漁業生產量值-漁業種類別魚類別生產量值10'!F14))" table:style-name="ce55">
            <text:p>1,243<text:s/></text:p>
          </table:table-cell>
          <table:table-cell office:value-type="float" office:value="1" table:style-name="ce55">
            <text:p>1<text:s/></text:p>
          </table:table-cell>
          <table:table-cell office:value-type="float" office:value="132.97169" table:style-name="ce55">
            <text:p>133<text:s/></text:p>
          </table:table-cell>
          <table:table-cell office:value-type="float" office:value="12" table:style-name="ce55">
            <text:p>12<text:s/></text:p>
          </table:table-cell>
          <table:table-cell office:value-type="float" office:value="688.55139999999994" table:style-name="ce55">
            <text:p>68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5,O15,'漁業生產量值-漁業種類別魚類別生產量值10'!C15,'漁業生產量值-漁業種類別魚類別生產量值10'!E15)=0,&quot;-&quot;,SUM(M15,O15,'漁業生產量值-漁業種類別魚類別生產量值10'!C15,'漁業生產量值-漁業種類別魚類別生產量值10'!E15))" table:style-name="ce55">
            <text:p>-</text:p>
          </table:table-cell>
          <table:table-cell office:value-type="string" office:string-value="-" table:formula="msoxl:=  IF(SUM(N15,P15,'漁業生產量值-漁業種類別魚類別生產量值10'!D15,'漁業生產量值-漁業種類別魚類別生產量值10'!F15)=0,&quot;-&quot;,SUM(N15,P15,'漁業生產量值-漁業種類別魚類別生產量值10'!D15,'漁業生產量值-漁業種類別魚類別生產量值10'!F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float" office:value="209.96340000000001" table:style-name="ce55">
            <text:p>210<text:s/></text:p>
          </table:table-cell>
          <table:table-cell office:value-type="float" office:value="24168.055069999999" table:style-name="ce55">
            <text:p>24,168<text:s/></text:p>
          </table:table-cell>
          <table:table-cell office:value-type="float" office:value="1022.85" table:style-name="ce55">
            <text:p>1,023<text:s/></text:p>
          </table:table-cell>
          <table:table-cell office:value-type="float" office:value="252425.95679" table:style-name="ce55">
            <text:p>252,426<text:s/></text:p>
          </table:table-cell>
          <table:table-cell office:value-type="float" office:value="28.117599999999999" table:style-name="ce55">
            <text:p>28<text:s/></text:p>
          </table:table-cell>
          <table:table-cell office:value-type="float" office:value="1814.9939999999999" table:style-name="ce55">
            <text:p>1,815<text:s/></text:p>
          </table:table-cell>
          <table:table-cell office:value-type="float" office:value="13613.975640000001" table:style-name="ce55">
            <text:p>13,614<text:s/></text:p>
          </table:table-cell>
          <table:table-cell office:value-type="float" office:value="1718680.01461" table:style-name="ce55">
            <text:p>1,718,680<text:s/></text:p>
          </table:table-cell>
          <table:table-cell office:value-type="float" office:value="15890.710760000002" table:formula="msoxl:=  IF(SUM(M16,O16,'漁業生產量值-漁業種類別魚類別生產量值10'!C16,'漁業生產量值-漁業種類別魚類別生產量值10'!E16)=0,&quot;-&quot;,SUM(M16,O16,'漁業生產量值-漁業種類別魚類別生產量值10'!C16,'漁業生產量值-漁業種類別魚類別生產量值10'!E16))" table:style-name="ce55">
            <text:p>15,891<text:s/></text:p>
          </table:table-cell>
          <table:table-cell office:value-type="float" office:value="1145706.62359" table:formula="msoxl:=  IF(SUM(N16,P16,'漁業生產量值-漁業種類別魚類別生產量值10'!D16,'漁業生產量值-漁業種類別魚類別生產量值10'!F16)=0,&quot;-&quot;,SUM(N16,P16,'漁業生產量值-漁業種類別魚類別生產量值10'!D16,'漁業生產量值-漁業種類別魚類別生產量值10'!F16))" table:style-name="ce55">
            <text:p>1,145,707<text:s/></text:p>
          </table:table-cell>
          <table:table-cell office:value-type="float" office:value="1842.2474199999999" table:style-name="ce55">
            <text:p>1,842<text:s/></text:p>
          </table:table-cell>
          <table:table-cell office:value-type="float" office:value="159854.15551000001" table:style-name="ce55">
            <text:p>159,854<text:s/></text:p>
          </table:table-cell>
          <table:table-cell office:value-type="float" office:value="12047.877060000001" table:style-name="ce55">
            <text:p>12,048<text:s/></text:p>
          </table:table-cell>
          <table:table-cell office:value-type="float" office:value="881779.87615999999" table:style-name="ce55">
            <text:p>881,78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7,O17,'漁業生產量值-漁業種類別魚類別生產量值10'!C17,'漁業生產量值-漁業種類別魚類別生產量值10'!E17)=0,&quot;-&quot;,SUM(M17,O17,'漁業生產量值-漁業種類別魚類別生產量值10'!C17,'漁業生產量值-漁業種類別魚類別生產量值10'!E17))" table:style-name="ce55">
            <text:p>-</text:p>
          </table:table-cell>
          <table:table-cell office:value-type="string" office:string-value="-" table:formula="msoxl:=  IF(SUM(N17,P17,'漁業生產量值-漁業種類別魚類別生產量值10'!D17,'漁業生產量值-漁業種類別魚類別生產量值10'!F17)=0,&quot;-&quot;,SUM(N17,P17,'漁業生產量值-漁業種類別魚類別生產量值10'!D17,'漁業生產量值-漁業種類別魚類別生產量值10'!F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18,O18,'漁業生產量值-漁業種類別魚類別生產量值10'!C18,'漁業生產量值-漁業種類別魚類別生產量值10'!E18)=0,&quot;-&quot;,SUM(M18,O18,'漁業生產量值-漁業種類別魚類別生產量值10'!C18,'漁業生產量值-漁業種類別魚類別生產量值10'!E18))" table:style-name="ce55">
            <text:p>-</text:p>
          </table:table-cell>
          <table:table-cell office:value-type="string" office:string-value="-" table:formula="msoxl:=  IF(SUM(N18,P18,'漁業生產量值-漁業種類別魚類別生產量值10'!D18,'漁業生產量值-漁業種類別魚類別生產量值10'!F18)=0,&quot;-&quot;,SUM(N18,P18,'漁業生產量值-漁業種類別魚類別生產量值10'!D18,'漁業生產量值-漁業種類別魚類別生產量值10'!F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244.0102" table:formula="msoxl:=  IF(SUM(C20:C35)=0,&quot;-&quot;,SUM(C20:C35))" table:style-name="ce52">
            <text:p>244<text:s/></text:p>
          </table:table-cell>
          <table:table-cell office:value-type="float" office:value="146874.92739999999" table:formula="msoxl:=  IF(SUM(D20:D35)=0,&quot;-&quot;,SUM(D20:D35))" table:style-name="ce52">
            <text:p>146,875<text:s/>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852.49099999999999" table:formula="msoxl:=  IF(SUM(G20:G35)=0,&quot;-&quot;,SUM(G20:G35))" table:style-name="ce52">
            <text:p>852<text:s/></text:p>
          </table:table-cell>
          <table:table-cell office:value-type="float" office:value="54397.395649999999" table:formula="msoxl:=  IF(SUM(H20:H35)=0,&quot;-&quot;,SUM(H20:H35))" table:style-name="ce52">
            <text:p>54,397<text:s/></text:p>
          </table:table-cell>
          <table:table-cell office:value-type="float" office:value="712.18669999999997" table:formula="msoxl:=  IF(SUM(I20:I35)=0,&quot;-&quot;,SUM(I20:I35))" table:style-name="ce52">
            <text:p>712<text:s/></text:p>
          </table:table-cell>
          <table:table-cell office:value-type="float" office:value="91446.779649999997" table:formula="msoxl:=  IF(SUM(J20:J35)=0,&quot;-&quot;,SUM(J20:J35))" table:style-name="ce52">
            <text:p>91,447<text:s/></text:p>
          </table:table-cell>
          <table:table-cell office:value-type="float" office:value="1611.6362000000001" table:formula="msoxl:=  IF(SUM(K20:K35)=0,&quot;-&quot;,SUM(K20:K35))" table:style-name="ce52">
            <text:p>1,612<text:s/></text:p>
          </table:table-cell>
          <table:table-cell office:value-type="float" office:value="221514.07690000001" table:formula="msoxl:=  IF(SUM(L20:L35)=0,&quot;-&quot;,SUM(L20:L35))" table:style-name="ce52">
            <text:p>221,514<text:s/></text:p>
          </table:table-cell>
          <table:table-cell office:value-type="float" office:value="73.010400000000004" table:formula="msoxl:=  IF(SUM(M20:M35)=0,&quot;-&quot;,SUM(M20:M35))" table:style-name="ce52">
            <text:p>73<text:s/></text:p>
          </table:table-cell>
          <table:table-cell office:value-type="float" office:value="7561.85" table:formula="msoxl:=  IF(SUM(N20:N35)=0,&quot;-&quot;,SUM(N20:N35))" table:style-name="ce52">
            <text:p>7,562<text:s/></text:p>
          </table:table-cell>
          <table:table-cell office:value-type="float" office:value="1153.5625999999997" table:formula="msoxl:=  IF(SUM(O20:O35)=0,&quot;-&quot;,SUM(O20:O35))" table:style-name="ce52">
            <text:p>1,154<text:s/></text:p>
          </table:table-cell>
          <table:table-cell office:value-type="float" office:value="160283.3756" table:formula="msoxl:=  IF(SUM(P20:P35)=0,&quot;-&quot;,SUM(P20:P35))" table:style-name="ce52">
            <text:p>160,28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M20,O20,'漁業生產量值-漁業種類別魚類別生產量值10'!C20,'漁業生產量值-漁業種類別魚類別生產量值10'!E20)=0,&quot;-&quot;,SUM(M20,O20,'漁業生產量值-漁業種類別魚類別生產量值10'!C20,'漁業生產量值-漁業種類別魚類別生產量值10'!E20))" table:style-name="ce55">
            <text:p>-</text:p>
          </table:table-cell>
          <table:table-cell office:value-type="string" office:string-value="-" table:formula="msoxl:=  IF(SUM(N20,P20,'漁業生產量值-漁業種類別魚類別生產量值10'!D20,'漁業生產量值-漁業種類別魚類別生產量值10'!F20)=0,&quot;-&quot;,SUM(N20,P20,'漁業生產量值-漁業種類別魚類別生產量值10'!D20,'漁業生產量值-漁業種類別魚類別生產量值10'!F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1,O21,'漁業生產量值-漁業種類別魚類別生產量值10'!C21,'漁業生產量值-漁業種類別魚類別生產量值10'!E21)=0,&quot;-&quot;,SUM(M21,O21,'漁業生產量值-漁業種類別魚類別生產量值10'!C21,'漁業生產量值-漁業種類別魚類別生產量值10'!E21))" table:style-name="ce55">
            <text:p>-</text:p>
          </table:table-cell>
          <table:table-cell office:value-type="string" office:string-value="-" table:formula="msoxl:=  IF(SUM(N21,P21,'漁業生產量值-漁業種類別魚類別生產量值10'!D21,'漁業生產量值-漁業種類別魚類別生產量值10'!F21)=0,&quot;-&quot;,SUM(N21,P21,'漁業生產量值-漁業種類別魚類別生產量值10'!D21,'漁業生產量值-漁業種類別魚類別生產量值10'!F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2,O22,'漁業生產量值-漁業種類別魚類別生產量值10'!C22,'漁業生產量值-漁業種類別魚類別生產量值10'!E22)=0,&quot;-&quot;,SUM(M22,O22,'漁業生產量值-漁業種類別魚類別生產量值10'!C22,'漁業生產量值-漁業種類別魚類別生產量值10'!E22))" table:style-name="ce55">
            <text:p>-</text:p>
          </table:table-cell>
          <table:table-cell office:value-type="string" office:string-value="-" table:formula="msoxl:=  IF(SUM(N22,P22,'漁業生產量值-漁業種類別魚類別生產量值10'!D22,'漁業生產量值-漁業種類別魚類別生產量值10'!F22)=0,&quot;-&quot;,SUM(N22,P22,'漁業生產量值-漁業種類別魚類別生產量值10'!D22,'漁業生產量值-漁業種類別魚類別生產量值10'!F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1.017900000000001" table:style-name="ce55">
            <text:p>31<text:s/></text:p>
          </table:table-cell>
          <table:table-cell office:value-type="float" office:value="2363.3434999999999" table:style-name="ce55">
            <text:p>2,363<text:s/></text:p>
          </table:table-cell>
          <table:table-cell office:value-type="float" office:value="0.23400000000000001" table:style-name="ce55">
            <text:p>0<text:s/></text:p>
          </table:table-cell>
          <table:table-cell office:value-type="float" office:value="77.22" table:style-name="ce55">
            <text:p>77<text:s/></text:p>
          </table:table-cell>
          <table:table-cell office:value-type="float" office:value="1.1232" table:formula="msoxl:=  IF(SUM(M23,O23,'漁業生產量值-漁業種類別魚類別生產量值10'!C23,'漁業生產量值-漁業種類別魚類別生產量值10'!E23)=0,&quot;-&quot;,SUM(M23,O23,'漁業生產量值-漁業種類別魚類別生產量值10'!C23,'漁業生產量值-漁業種類別魚類別生產量值10'!E23))" table:style-name="ce55">
            <text:p>1<text:s/></text:p>
          </table:table-cell>
          <table:table-cell office:value-type="float" office:value="114.79510000000001" table:formula="msoxl:=  IF(SUM(N23,P23,'漁業生產量值-漁業種類別魚類別生產量值10'!D23,'漁業生產量值-漁業種類別魚類別生產量值10'!F23)=0,&quot;-&quot;,SUM(N23,P23,'漁業生產量值-漁業種類別魚類別生產量值10'!D23,'漁業生產量值-漁業種類別魚類別生產量值10'!F23))" table:style-name="ce55">
            <text:p>11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9120000000000001" table:style-name="ce55">
            <text:p>0<text:s/></text:p>
          </table:table-cell>
          <table:table-cell office:value-type="float" office:value="37.856000000000002" table:style-name="ce55">
            <text:p>3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2099999999999999" table:style-name="ce55">
            <text:p>0<text:s/></text:p>
          </table:table-cell>
          <table:table-cell office:value-type="float" office:value="128.43" table:style-name="ce55">
            <text:p>128<text:s/></text:p>
          </table:table-cell>
          <table:table-cell office:value-type="float" office:value="0.54600000000000004" table:formula="msoxl:=  IF(SUM(M24,O24,'漁業生產量值-漁業種類別魚類別生產量值10'!C24,'漁業生產量值-漁業種類別魚類別生產量值10'!E24)=0,&quot;-&quot;,SUM(M24,O24,'漁業生產量值-漁業種類別魚類別生產量值10'!C24,'漁業生產量值-漁業種類別魚類別生產量值10'!E24))" table:style-name="ce55">
            <text:p>1<text:s/></text:p>
          </table:table-cell>
          <table:table-cell office:value-type="float" office:value="43.68" table:formula="msoxl:=  IF(SUM(N24,P24,'漁業生產量值-漁業種類別魚類別生產量值10'!D24,'漁業生產量值-漁業種類別魚類別生產量值10'!F24)=0,&quot;-&quot;,SUM(N24,P24,'漁業生產量值-漁業種類別魚類別生產量值10'!D24,'漁業生產量值-漁業種類別魚類別生產量值10'!F24))" table:style-name="ce55">
            <text:p>4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43.52099999999996" table:style-name="ce55">
            <text:p>544<text:s/></text:p>
          </table:table-cell>
          <table:table-cell office:value-type="float" office:value="24459.352500000001" table:style-name="ce55">
            <text:p>24,45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4790000000000001" table:formula="msoxl:=  IF(SUM(M25,O25,'漁業生產量值-漁業種類別魚類別生產量值10'!C25,'漁業生產量值-漁業種類別魚類別生產量值10'!E25)=0,&quot;-&quot;,SUM(M25,O25,'漁業生產量值-漁業種類別魚類別生產量值10'!C25,'漁業生產量值-漁業種類別魚類別生產量值10'!E25))" table:style-name="ce55">
            <text:p>1<text:s/></text:p>
          </table:table-cell>
          <table:table-cell office:value-type="float" office:value="147.9" table:formula="msoxl:=  IF(SUM(N25,P25,'漁業生產量值-漁業種類別魚類別生產量值10'!D25,'漁業生產量值-漁業種類別魚類別生產量值10'!F25)=0,&quot;-&quot;,SUM(N25,P25,'漁業生產量值-漁業種類別魚類別生產量值10'!D25,'漁業生產量值-漁業種類別魚類別生產量值10'!F25))" table:style-name="ce55">
            <text:p>14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6,O26,'漁業生產量值-漁業種類別魚類別生產量值10'!C26,'漁業生產量值-漁業種類別魚類別生產量值10'!E26)=0,&quot;-&quot;,SUM(M26,O26,'漁業生產量值-漁業種類別魚類別生產量值10'!C26,'漁業生產量值-漁業種類別魚類別生產量值10'!E26))" table:style-name="ce55">
            <text:p>-</text:p>
          </table:table-cell>
          <table:table-cell office:value-type="string" office:string-value="-" table:formula="msoxl:=  IF(SUM(N26,P26,'漁業生產量值-漁業種類別魚類別生產量值10'!D26,'漁業生產量值-漁業種類別魚類別生產量值10'!F26)=0,&quot;-&quot;,SUM(N26,P26,'漁業生產量值-漁業種類別魚類別生產量值10'!D26,'漁業生產量值-漁業種類別魚類別生產量值10'!F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float" office:value="244.0102" table:style-name="ce55">
            <text:p>244<text:s/></text:p>
          </table:table-cell>
          <table:table-cell office:value-type="float" office:value="146874.92739999999" table:style-name="ce55">
            <text:p>146,87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1.59010000000001" table:style-name="ce55">
            <text:p>132<text:s/></text:p>
          </table:table-cell>
          <table:table-cell office:value-type="float" office:value="15851.379650000001" table:style-name="ce55">
            <text:p>15,851<text:s/></text:p>
          </table:table-cell>
          <table:table-cell office:value-type="float" office:value="711.5317" table:style-name="ce55">
            <text:p>712<text:s/></text:p>
          </table:table-cell>
          <table:table-cell office:value-type="float" office:value="91241.129650000003" table:style-name="ce55">
            <text:p>91,241<text:s/></text:p>
          </table:table-cell>
          <table:table-cell office:value-type="float" office:value="1605.5605" table:formula="msoxl:=  IF(SUM(M27,O27,'漁業生產量值-漁業種類別魚類別生產量值10'!C27,'漁業生產量值-漁業種類別魚類別生產量值10'!E27)=0,&quot;-&quot;,SUM(M27,O27,'漁業生產量值-漁業種類別魚類別生產量值10'!C27,'漁業生產量值-漁業種類別魚類別生產量值10'!E27))" table:style-name="ce55">
            <text:p>1,606<text:s/></text:p>
          </table:table-cell>
          <table:table-cell office:value-type="float" office:value="220846.92980000001" table:formula="msoxl:=  IF(SUM(N27,P27,'漁業生產量值-漁業種類別魚類別生產量值10'!D27,'漁業生產量值-漁業種類別魚類別生產量值10'!F27)=0,&quot;-&quot;,SUM(N27,P27,'漁業生產量值-漁業種類別魚類別生產量值10'!D27,'漁業生產量值-漁業種類別魚類別生產量值10'!F27))" table:style-name="ce55">
            <text:p>220,847<text:s/></text:p>
          </table:table-cell>
          <table:table-cell office:value-type="float" office:value="72.986400000000003" table:style-name="ce55">
            <text:p>73<text:s/></text:p>
          </table:table-cell>
          <table:table-cell office:value-type="float" office:value="7559.018" table:style-name="ce55">
            <text:p>7,559<text:s/></text:p>
          </table:table-cell>
          <table:table-cell office:value-type="float" office:value="1153.2003999999999" table:style-name="ce55">
            <text:p>1,153<text:s/></text:p>
          </table:table-cell>
          <table:table-cell office:value-type="float" office:value="160215.69959999999" table:style-name="ce55">
            <text:p>160,21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3000000000000004E-2" table:style-name="ce55">
            <text:p>0<text:s/></text:p>
          </table:table-cell>
          <table:table-cell office:value-type="float" office:value="10.79" table:style-name="ce55">
            <text:p>1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9275000000000002" table:formula="msoxl:=  IF(SUM(M28,O28,'漁業生產量值-漁業種類別魚類別生產量值10'!C28,'漁業生產量值-漁業種類別魚類別生產量值10'!E28)=0,&quot;-&quot;,SUM(M28,O28,'漁業生產量值-漁業種類別魚類別生產量值10'!C28,'漁業生產量值-漁業種類別魚類別生產量值10'!E28))" table:style-name="ce55">
            <text:p>3<text:s/></text:p>
          </table:table-cell>
          <table:table-cell office:value-type="float" office:value="360.77200000000005" table:formula="msoxl:=  IF(SUM(N28,P28,'漁業生產量值-漁業種類別魚類別生產量值10'!D28,'漁業生產量值-漁業種類別魚類別生產量值10'!F28)=0,&quot;-&quot;,SUM(N28,P28,'漁業生產量值-漁業種類別魚類別生產量值10'!D28,'漁業生產量值-漁業種類別魚類別生產量值10'!F28))" table:style-name="ce55">
            <text:p>361<text:s/></text:p>
          </table:table-cell>
          <table:table-cell office:value-type="float" office:value="2.4E-2" table:style-name="ce55">
            <text:p>0<text:s/></text:p>
          </table:table-cell>
          <table:table-cell office:value-type="float" office:value="2.8319999999999999" table:style-name="ce55">
            <text:p>3<text:s/></text:p>
          </table:table-cell>
          <table:table-cell office:value-type="float" office:value="7.0999999999999994E-2" table:style-name="ce55">
            <text:p>0<text:s/></text:p>
          </table:table-cell>
          <table:table-cell office:value-type="float" office:value="29.82" table:style-name="ce55">
            <text:p>3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7899999999999998" table:style-name="ce55">
            <text:p>0<text:s/></text:p>
          </table:table-cell>
          <table:table-cell office:value-type="float" office:value="33.53" table:style-name="ce55">
            <text:p>3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9,O29,'漁業生產量值-漁業種類別魚類別生產量值10'!C29,'漁業生產量值-漁業種類別魚類別生產量值10'!E29)=0,&quot;-&quot;,SUM(M29,O29,'漁業生產量值-漁業種類別魚類別生產量值10'!C29,'漁業生產量值-漁業種類別魚類別生產量值10'!E29))" table:style-name="ce55">
            <text:p>-</text:p>
          </table:table-cell>
          <table:table-cell office:value-type="string" office:string-value="-" table:formula="msoxl:=  IF(SUM(N29,P29,'漁業生產量值-漁業種類別魚類別生產量值10'!D29,'漁業生產量值-漁業種類別魚類別生產量值10'!F29)=0,&quot;-&quot;,SUM(N29,P29,'漁業生產量值-漁業種類別魚類別生產量值10'!D29,'漁業生產量值-漁業種類別魚類別生產量值10'!F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45.80000000000001" table:style-name="ce55">
            <text:p>146<text:s/></text:p>
          </table:table-cell>
          <table:table-cell office:value-type="float" office:value="11679" table:style-name="ce55">
            <text:p>11,67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0,O30,'漁業生產量值-漁業種類別魚類別生產量值10'!C30,'漁業生產量值-漁業種類別魚類別生產量值10'!E30)=0,&quot;-&quot;,SUM(M30,O30,'漁業生產量值-漁業種類別魚類別生產量值10'!C30,'漁業生產量值-漁業種類別魚類別生產量值10'!E30))" table:style-name="ce55">
            <text:p>-</text:p>
          </table:table-cell>
          <table:table-cell office:value-type="string" office:string-value="-" table:formula="msoxl:=  IF(SUM(N30,P30,'漁業生產量值-漁業種類別魚類別生產量值10'!D30,'漁業生產量值-漁業種類別魚類別生產量值10'!F30)=0,&quot;-&quot;,SUM(N30,P30,'漁業生產量值-漁業種類別魚類別生產量值10'!D30,'漁業生產量值-漁業種類別魚類別生產量值10'!F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1,O31,'漁業生產量值-漁業種類別魚類別生產量值10'!C31,'漁業生產量值-漁業種類別魚類別生產量值10'!E31)=0,&quot;-&quot;,SUM(M31,O31,'漁業生產量值-漁業種類別魚類別生產量值10'!C31,'漁業生產量值-漁業種類別魚類別生產量值10'!E31))" table:style-name="ce55">
            <text:p>-</text:p>
          </table:table-cell>
          <table:table-cell office:value-type="string" office:string-value="-" table:formula="msoxl:=  IF(SUM(N31,P31,'漁業生產量值-漁業種類別魚類別生產量值10'!D31,'漁業生產量值-漁業種類別魚類別生產量值10'!F31)=0,&quot;-&quot;,SUM(N31,P31,'漁業生產量值-漁業種類別魚類別生產量值10'!D31,'漁業生產量值-漁業種類別魚類別生產量值10'!F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2,O32,'漁業生產量值-漁業種類別魚類別生產量值10'!C32,'漁業生產量值-漁業種類別魚類別生產量值10'!E32)=0,&quot;-&quot;,SUM(M32,O32,'漁業生產量值-漁業種類別魚類別生產量值10'!C32,'漁業生產量值-漁業種類別魚類別生產量值10'!E32))" table:style-name="ce55">
            <text:p>-</text:p>
          </table:table-cell>
          <table:table-cell office:value-type="string" office:string-value="-" table:formula="msoxl:=  IF(SUM(N32,P32,'漁業生產量值-漁業種類別魚類別生產量值10'!D32,'漁業生產量值-漁業種類別魚類別生產量值10'!F32)=0,&quot;-&quot;,SUM(N32,P32,'漁業生產量值-漁業種類別魚類別生產量值10'!D32,'漁業生產量值-漁業種類別魚類別生產量值10'!F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3,O33,'漁業生產量值-漁業種類別魚類別生產量值10'!C33,'漁業生產量值-漁業種類別魚類別生產量值10'!E33)=0,&quot;-&quot;,SUM(M33,O33,'漁業生產量值-漁業種類別魚類別生產量值10'!C33,'漁業生產量值-漁業種類別魚類別生產量值10'!E33))" table:style-name="ce55">
            <text:p>-</text:p>
          </table:table-cell>
          <table:table-cell office:value-type="string" office:string-value="-" table:formula="msoxl:=  IF(SUM(N33,P33,'漁業生產量值-漁業種類別魚類別生產量值10'!D33,'漁業生產量值-漁業種類別魚類別生產量值10'!F33)=0,&quot;-&quot;,SUM(N33,P33,'漁業生產量值-漁業種類別魚類別生產量值10'!D33,'漁業生產量值-漁業種類別魚類別生產量值10'!F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4,O34,'漁業生產量值-漁業種類別魚類別生產量值10'!C34,'漁業生產量值-漁業種類別魚類別生產量值10'!E34)=0,&quot;-&quot;,SUM(M34,O34,'漁業生產量值-漁業種類別魚類別生產量值10'!C34,'漁業生產量值-漁業種類別魚類別生產量值10'!E34))" table:style-name="ce55">
            <text:p>-</text:p>
          </table:table-cell>
          <table:table-cell office:value-type="string" office:string-value="-" table:formula="msoxl:=  IF(SUM(N34,P34,'漁業生產量值-漁業種類別魚類別生產量值10'!D34,'漁業生產量值-漁業種類別魚類別生產量值10'!F34)=0,&quot;-&quot;,SUM(N34,P34,'漁業生產量值-漁業種類別魚類別生產量值10'!D34,'漁業生產量值-漁業種類別魚類別生產量值10'!F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35,O35,'漁業生產量值-漁業種類別魚類別生產量值10'!C35,'漁業生產量值-漁業種類別魚類別生產量值10'!E35)=0,&quot;-&quot;,SUM(M35,O35,'漁業生產量值-漁業種類別魚類別生產量值10'!C35,'漁業生產量值-漁業種類別魚類別生產量值10'!E35))" table:style-name="ce55">
            <text:p>-</text:p>
          </table:table-cell>
          <table:table-cell office:value-type="string" office:string-value="-" table:formula="msoxl:=  IF(SUM(N35,P35,'漁業生產量值-漁業種類別魚類別生產量值10'!D35,'漁業生產量值-漁業種類別魚類別生產量值10'!F35)=0,&quot;-&quot;,SUM(N35,P35,'漁業生產量值-漁業種類別魚類別生產量值10'!D35,'漁業生產量值-漁業種類別魚類別生產量值10'!F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64.349599999999995" table:formula="msoxl:=  IF(SUM(C37:C53)=0,&quot;-&quot;,SUM(C37:C53))" table:style-name="ce52">
            <text:p>64<text:s/></text:p>
          </table:table-cell>
          <table:table-cell office:value-type="float" office:value="35716.62124" table:formula="msoxl:=  IF(SUM(D37:D53)=0,&quot;-&quot;,SUM(D37:D53))" table:style-name="ce52">
            <text:p>35,717<text:s/>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float" office:value="17.0595" table:formula="msoxl:=  IF(SUM(G37:G53)=0,&quot;-&quot;,SUM(G37:G53))" table:style-name="ce52">
            <text:p>17<text:s/></text:p>
          </table:table-cell>
          <table:table-cell office:value-type="float" office:value="1977.2066599999998" table:formula="msoxl:=  IF(SUM(H37:H53)=0,&quot;-&quot;,SUM(H37:H53))" table:style-name="ce52">
            <text:p>1,977<text:s/></text:p>
          </table:table-cell>
          <table:table-cell office:value-type="float" office:value="6.3165999999999993" table:formula="msoxl:=  IF(SUM(I37:I53)=0,&quot;-&quot;,SUM(I37:I53))" table:style-name="ce52">
            <text:p>6<text:s/></text:p>
          </table:table-cell>
          <table:table-cell office:value-type="float" office:value="674.59352999999999" table:formula="msoxl:=  IF(SUM(J37:J53)=0,&quot;-&quot;,SUM(J37:J53))" table:style-name="ce52">
            <text:p>675<text:s/></text:p>
          </table:table-cell>
          <table:table-cell office:value-type="float" office:value="673.87009" table:formula="msoxl:=  IF(SUM(K37:K53)=0,&quot;-&quot;,SUM(K37:K53))" table:style-name="ce52">
            <text:p>674<text:s/></text:p>
          </table:table-cell>
          <table:table-cell office:value-type="float" office:value="121844.66605" table:formula="msoxl:=  IF(SUM(L37:L53)=0,&quot;-&quot;,SUM(L37:L53))" table:style-name="ce52">
            <text:p>121,845<text:s/></text:p>
          </table:table-cell>
          <table:table-cell office:value-type="float" office:value="24.270500000000002" table:formula="msoxl:=  IF(SUM(M37:M53)=0,&quot;-&quot;,SUM(M37:M53))" table:style-name="ce52">
            <text:p>24<text:s/></text:p>
          </table:table-cell>
          <table:table-cell office:value-type="float" office:value="2719.1" table:formula="msoxl:=  IF(SUM(N37:N53)=0,&quot;-&quot;,SUM(N37:N53))" table:style-name="ce52">
            <text:p>2,719<text:s/></text:p>
          </table:table-cell>
          <table:table-cell office:value-type="float" office:value="187.13918999999999" table:formula="msoxl:=  IF(SUM(O37:O53)=0,&quot;-&quot;,SUM(O37:O53))" table:style-name="ce52">
            <text:p>187<text:s/></text:p>
          </table:table-cell>
          <table:table-cell office:value-type="float" office:value="33625.502189999999" table:formula="msoxl:=  IF(SUM(P37:P53)=0,&quot;-&quot;,SUM(P37:P53))" table:style-name="ce52">
            <text:p>33,62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63.933599999999998" table:style-name="ce55">
            <text:p>64<text:s/></text:p>
          </table:table-cell>
          <table:table-cell office:value-type="float" office:value="35422.675640000001" table:style-name="ce55">
            <text:p>35,42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7832000000000008" table:style-name="ce55">
            <text:p>10<text:s/></text:p>
          </table:table-cell>
          <table:table-cell office:value-type="float" office:value="1058.5957599999999" table:style-name="ce55">
            <text:p>1,059<text:s/></text:p>
          </table:table-cell>
          <table:table-cell office:value-type="float" office:value="2.4820000000000002" table:style-name="ce55">
            <text:p>2<text:s/></text:p>
          </table:table-cell>
          <table:table-cell office:value-type="float" office:value="173.74" table:style-name="ce55">
            <text:p>174<text:s/></text:p>
          </table:table-cell>
          <table:table-cell office:value-type="float" office:value="68.859589999999997" table:formula="msoxl:=  IF(SUM(M37,O37,'漁業生產量值-漁業種類別魚類別生產量值10'!C37,'漁業生產量值-漁業種類別魚類別生產量值10'!E37)=0,&quot;-&quot;,SUM(M37,O37,'漁業生產量值-漁業種類別魚類別生產量值10'!C37,'漁業生產量值-漁業種類別魚類別生產量值10'!E37))" table:style-name="ce55">
            <text:p>69<text:s/></text:p>
          </table:table-cell>
          <table:table-cell office:value-type="float" office:value="6819.947549999999" table:formula="msoxl:=  IF(SUM(N37,P37,'漁業生產量值-漁業種類別魚類別生產量值10'!D37,'漁業生產量值-漁業種類別魚類別生產量值10'!F37)=0,&quot;-&quot;,SUM(N37,P37,'漁業生產量值-漁業種類別魚類別生產量值10'!D37,'漁業生產量值-漁業種類別魚類別生產量值10'!F37))" table:style-name="ce55">
            <text:p>6,82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75569" table:style-name="ce55">
            <text:p>3<text:s/></text:p>
          </table:table-cell>
          <table:table-cell office:value-type="float" office:value="840.02428999999995" table:style-name="ce55">
            <text:p>84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8,O38,'漁業生產量值-漁業種類別魚類別生產量值10'!C38,'漁業生產量值-漁業種類別魚類別生產量值10'!E38)=0,&quot;-&quot;,SUM(M38,O38,'漁業生產量值-漁業種類別魚類別生產量值10'!C38,'漁業生產量值-漁業種類別魚類別生產量值10'!E38))" table:style-name="ce55">
            <text:p>-</text:p>
          </table:table-cell>
          <table:table-cell office:value-type="string" office:string-value="-" table:formula="msoxl:=  IF(SUM(N38,P38,'漁業生產量值-漁業種類別魚類別生產量值10'!D38,'漁業生產量值-漁業種類別魚類別生產量值10'!F38)=0,&quot;-&quot;,SUM(N38,P38,'漁業生產量值-漁業種類別魚類別生產量值10'!D38,'漁業生產量值-漁業種類別魚類別生產量值10'!F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9,O39,'漁業生產量值-漁業種類別魚類別生產量值10'!C39,'漁業生產量值-漁業種類別魚類別生產量值10'!E39)=0,&quot;-&quot;,SUM(M39,O39,'漁業生產量值-漁業種類別魚類別生產量值10'!C39,'漁業生產量值-漁業種類別魚類別生產量值10'!E39))" table:style-name="ce55">
            <text:p>-</text:p>
          </table:table-cell>
          <table:table-cell office:value-type="string" office:string-value="-" table:formula="msoxl:=  IF(SUM(N39,P39,'漁業生產量值-漁業種類別魚類別生產量值10'!D39,'漁業生產量值-漁業種類別魚類別生產量值10'!F39)=0,&quot;-&quot;,SUM(N39,P39,'漁業生產量值-漁業種類別魚類別生產量值10'!D39,'漁業生產量值-漁業種類別魚類別生產量值10'!F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0.41599999999999998" table:style-name="ce55">
            <text:p>0<text:s/></text:p>
          </table:table-cell>
          <table:table-cell office:value-type="float" office:value="293.94560000000001" table:style-name="ce55">
            <text:p>29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3762999999999996" table:style-name="ce55">
            <text:p>6<text:s/></text:p>
          </table:table-cell>
          <table:table-cell office:value-type="float" office:value="801.61090000000002" table:style-name="ce55">
            <text:p>802<text:s/></text:p>
          </table:table-cell>
          <table:table-cell office:value-type="float" office:value="3.3534999999999999" table:style-name="ce55">
            <text:p>3<text:s/></text:p>
          </table:table-cell>
          <table:table-cell office:value-type="float" office:value="342.09053" table:style-name="ce55">
            <text:p>342<text:s/></text:p>
          </table:table-cell>
          <table:table-cell office:value-type="float" office:value="132.6268" table:formula="msoxl:=  IF(SUM(M40,O40,'漁業生產量值-漁業種類別魚類別生產量值10'!C40,'漁業生產量值-漁業種類別魚類別生產量值10'!E40)=0,&quot;-&quot;,SUM(M40,O40,'漁業生產量值-漁業種類別魚類別生產量值10'!C40,'漁業生產量值-漁業種類別魚類別生產量值10'!E40))" table:style-name="ce55">
            <text:p>133<text:s/></text:p>
          </table:table-cell>
          <table:table-cell office:value-type="float" office:value="23413.4339" table:formula="msoxl:=  IF(SUM(N40,P40,'漁業生產量值-漁業種類別魚類別生產量值10'!D40,'漁業生產量值-漁業種類別魚類別生產量值10'!F40)=0,&quot;-&quot;,SUM(N40,P40,'漁業生產量值-漁業種類別魚類別生產量值10'!D40,'漁業生產量值-漁業種類別魚類別生產量值10'!F40))" table:style-name="ce55">
            <text:p>23,413<text:s/></text:p>
          </table:table-cell>
          <table:table-cell office:value-type="float" office:value="3.218" table:style-name="ce55">
            <text:p>3<text:s/></text:p>
          </table:table-cell>
          <table:table-cell office:value-type="float" office:value="360.416" table:style-name="ce55">
            <text:p>360<text:s/></text:p>
          </table:table-cell>
          <table:table-cell office:value-type="float" office:value="23.404" table:style-name="ce55">
            <text:p>23<text:s/></text:p>
          </table:table-cell>
          <table:table-cell office:value-type="float" office:value="4076.9767999999999" table:style-name="ce55">
            <text:p>4,07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1,O41,'漁業生產量值-漁業種類別魚類別生產量值10'!C41,'漁業生產量值-漁業種類別魚類別生產量值10'!E41)=0,&quot;-&quot;,SUM(M41,O41,'漁業生產量值-漁業種類別魚類別生產量值10'!C41,'漁業生產量值-漁業種類別魚類別生產量值10'!E41))" table:style-name="ce55">
            <text:p>-</text:p>
          </table:table-cell>
          <table:table-cell office:value-type="string" office:string-value="-" table:formula="msoxl:=  IF(SUM(N41,P41,'漁業生產量值-漁業種類別魚類別生產量值10'!D41,'漁業生產量值-漁業種類別魚類別生產量值10'!F41)=0,&quot;-&quot;,SUM(N41,P41,'漁業生產量值-漁業種類別魚類別生產量值10'!D41,'漁業生產量值-漁業種類別魚類別生產量值10'!F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2,O42,'漁業生產量值-漁業種類別魚類別生產量值10'!C42,'漁業生產量值-漁業種類別魚類別生產量值10'!E42)=0,&quot;-&quot;,SUM(M42,O42,'漁業生產量值-漁業種類別魚類別生產量值10'!C42,'漁業生產量值-漁業種類別魚類別生產量值10'!E42))" table:style-name="ce55">
            <text:p>-</text:p>
          </table:table-cell>
          <table:table-cell office:value-type="string" office:string-value="-" table:formula="msoxl:=  IF(SUM(N42,P42,'漁業生產量值-漁業種類別魚類別生產量值10'!D42,'漁業生產量值-漁業種類別魚類別生產量值10'!F42)=0,&quot;-&quot;,SUM(N42,P42,'漁業生產量值-漁業種類別魚類別生產量值10'!D42,'漁業生產量值-漁業種類別魚類別生產量值10'!F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3,O43,'漁業生產量值-漁業種類別魚類別生產量值10'!C43,'漁業生產量值-漁業種類別魚類別生產量值10'!E43)=0,&quot;-&quot;,SUM(M43,O43,'漁業生產量值-漁業種類別魚類別生產量值10'!C43,'漁業生產量值-漁業種類別魚類別生產量值10'!E43))" table:style-name="ce55">
            <text:p>-</text:p>
          </table:table-cell>
          <table:table-cell office:value-type="string" office:string-value="-" table:formula="msoxl:=  IF(SUM(N43,P43,'漁業生產量值-漁業種類別魚類別生產量值10'!D43,'漁業生產量值-漁業種類別魚類別生產量值10'!F43)=0,&quot;-&quot;,SUM(N43,P43,'漁業生產量值-漁業種類別魚類別生產量值10'!D43,'漁業生產量值-漁業種類別魚類別生產量值10'!F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4,O44,'漁業生產量值-漁業種類別魚類別生產量值10'!C44,'漁業生產量值-漁業種類別魚類別生產量值10'!E44)=0,&quot;-&quot;,SUM(M44,O44,'漁業生產量值-漁業種類別魚類別生產量值10'!C44,'漁業生產量值-漁業種類別魚類別生產量值10'!E44))" table:style-name="ce55">
            <text:p>-</text:p>
          </table:table-cell>
          <table:table-cell office:value-type="string" office:string-value="-" table:formula="msoxl:=  IF(SUM(N44,P44,'漁業生產量值-漁業種類別魚類別生產量值10'!D44,'漁業生產量值-漁業種類別魚類別生產量值10'!F44)=0,&quot;-&quot;,SUM(N44,P44,'漁業生產量值-漁業種類別魚類別生產量值10'!D44,'漁業生產量值-漁業種類別魚類別生產量值10'!F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5,O45,'漁業生產量值-漁業種類別魚類別生產量值10'!C45,'漁業生產量值-漁業種類別魚類別生產量值10'!E45)=0,&quot;-&quot;,SUM(M45,O45,'漁業生產量值-漁業種類別魚類別生產量值10'!C45,'漁業生產量值-漁業種類別魚類別生產量值10'!E45))" table:style-name="ce55">
            <text:p>-</text:p>
          </table:table-cell>
          <table:table-cell office:value-type="string" office:string-value="-" table:formula="msoxl:=  IF(SUM(N45,P45,'漁業生產量值-漁業種類別魚類別生產量值10'!D45,'漁業生產量值-漁業種類別魚類別生產量值10'!F45)=0,&quot;-&quot;,SUM(N45,P45,'漁業生產量值-漁業種類別魚類別生產量值10'!D45,'漁業生產量值-漁業種類別魚類別生產量值10'!F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6,O46,'漁業生產量值-漁業種類別魚類別生產量值10'!C46,'漁業生產量值-漁業種類別魚類別生產量值10'!E46)=0,&quot;-&quot;,SUM(M46,O46,'漁業生產量值-漁業種類別魚類別生產量值10'!C46,'漁業生產量值-漁業種類別魚類別生產量值10'!E46))" table:style-name="ce55">
            <text:p>-</text:p>
          </table:table-cell>
          <table:table-cell office:value-type="string" office:string-value="-" table:formula="msoxl:=  IF(SUM(N46,P46,'漁業生產量值-漁業種類別魚類別生產量值10'!D46,'漁業生產量值-漁業種類別魚類別生產量值10'!F46)=0,&quot;-&quot;,SUM(N46,P46,'漁業生產量值-漁業種類別魚類別生產量值10'!D46,'漁業生產量值-漁業種類別魚類別生產量值10'!F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9" table:style-name="ce55">
            <text:p>1<text:s/></text:p>
          </table:table-cell>
          <table:table-cell office:value-type="float" office:value="117" table:style-name="ce55">
            <text:p>117<text:s/></text:p>
          </table:table-cell>
          <table:table-cell office:value-type="float" office:value="0.29210000000000003" table:style-name="ce55">
            <text:p>0<text:s/></text:p>
          </table:table-cell>
          <table:table-cell office:value-type="float" office:value="96.393000000000001" table:style-name="ce55">
            <text:p>96<text:s/></text:p>
          </table:table-cell>
          <table:table-cell office:value-type="float" office:value="2.843" table:formula="msoxl:=  IF(SUM(M47,O47,'漁業生產量值-漁業種類別魚類別生產量值10'!C47,'漁業生產量值-漁業種類別魚類別生產量值10'!E47)=0,&quot;-&quot;,SUM(M47,O47,'漁業生產量值-漁業種類別魚類別生產量值10'!C47,'漁業生產量值-漁業種類別魚類別生產量值10'!E47))" table:style-name="ce55">
            <text:p>3<text:s/></text:p>
          </table:table-cell>
          <table:table-cell office:value-type="float" office:value="1153.5919999999999" table:formula="msoxl:=  IF(SUM(N47,P47,'漁業生產量值-漁業種類別魚類別生產量值10'!D47,'漁業生產量值-漁業種類別魚類別生產量值10'!F47)=0,&quot;-&quot;,SUM(N47,P47,'漁業生產量值-漁業種類別魚類別生產量值10'!D47,'漁業生產量值-漁業種類別魚類別生產量值10'!F47))" table:style-name="ce55">
            <text:p>1,154<text:s/></text:p>
          </table:table-cell>
          <table:table-cell office:value-type="float" office:value="0.13400000000000001" table:style-name="ce55">
            <text:p>0<text:s/></text:p>
          </table:table-cell>
          <table:table-cell office:value-type="float" office:value="15.811999999999999" table:style-name="ce55">
            <text:p>16<text:s/></text:p>
          </table:table-cell>
          <table:table-cell office:value-type="float" office:value="2.7090000000000001" table:style-name="ce55">
            <text:p>3<text:s/></text:p>
          </table:table-cell>
          <table:table-cell office:value-type="float" office:value="1137.78" table:style-name="ce55">
            <text:p>1,13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5999999999999998E-2" table:formula="msoxl:=  IF(SUM(M48,O48,'漁業生產量值-漁業種類別魚類別生產量值10'!C48,'漁業生產量值-漁業種類別魚類別生產量值10'!E48)=0,&quot;-&quot;,SUM(M48,O48,'漁業生產量值-漁業種類別魚類別生產量值10'!C48,'漁業生產量值-漁業種類別魚類別生產量值10'!E48))" table:style-name="ce55">
            <text:p>0<text:s/></text:p>
          </table:table-cell>
          <table:table-cell office:value-type="float" office:value="5.7" table:formula="msoxl:=  IF(SUM(N48,P48,'漁業生產量值-漁業種類別魚類別生產量值10'!D48,'漁業生產量值-漁業種類別魚類別生產量值10'!F48)=0,&quot;-&quot;,SUM(N48,P48,'漁業生產量值-漁業種類別魚類別生產量值10'!D48,'漁業生產量值-漁業種類別魚類別生產量值10'!F48))" table:style-name="ce55">
            <text:p>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9,O49,'漁業生產量值-漁業種類別魚類別生產量值10'!C49,'漁業生產量值-漁業種類別魚類別生產量值10'!E49)=0,&quot;-&quot;,SUM(M49,O49,'漁業生產量值-漁業種類別魚類別生產量值10'!C49,'漁業生產量值-漁業種類別魚類別生產量值10'!E49))" table:style-name="ce55">
            <text:p>-</text:p>
          </table:table-cell>
          <table:table-cell office:value-type="string" office:string-value="-" table:formula="msoxl:=  IF(SUM(N49,P49,'漁業生產量值-漁業種類別魚類別生產量值10'!D49,'漁業生產量值-漁業種類別魚類別生產量值10'!F49)=0,&quot;-&quot;,SUM(N49,P49,'漁業生產量值-漁業種類別魚類別生產量值10'!D49,'漁業生產量值-漁業種類別魚類別生產量值10'!F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89" table:style-name="ce55">
            <text:p>0<text:s/></text:p>
          </table:table-cell>
          <table:table-cell office:value-type="float" office:value="62.37" table:style-name="ce55">
            <text:p>62<text:s/></text:p>
          </table:table-cell>
          <table:table-cell office:value-type="float" office:value="469.46469999999999" table:formula="msoxl:=  IF(SUM(M50,O50,'漁業生產量值-漁業種類別魚類別生產量值10'!C50,'漁業生產量值-漁業種類別魚類別生產量值10'!E50)=0,&quot;-&quot;,SUM(M50,O50,'漁業生產量值-漁業種類別魚類別生產量值10'!C50,'漁業生產量值-漁業種類別魚類別生產量值10'!E50))" table:style-name="ce55">
            <text:p>469<text:s/></text:p>
          </table:table-cell>
          <table:table-cell office:value-type="float" office:value="90451.992599999998" table:formula="msoxl:=  IF(SUM(N50,P50,'漁業生產量值-漁業種類別魚類別生產量值10'!D50,'漁業生產量值-漁業種類別魚類別生產量值10'!F50)=0,&quot;-&quot;,SUM(N50,P50,'漁業生產量值-漁業種類別魚類別生產量值10'!D50,'漁業生產量值-漁業種類別魚類別生產量值10'!F50))" table:style-name="ce55">
            <text:p>90,452<text:s/></text:p>
          </table:table-cell>
          <table:table-cell office:value-type="float" office:value="20.918500000000002" table:style-name="ce55">
            <text:p>21<text:s/></text:p>
          </table:table-cell>
          <table:table-cell office:value-type="float" office:value="2342.8719999999998" table:style-name="ce55">
            <text:p>2,343<text:s/></text:p>
          </table:table-cell>
          <table:table-cell office:value-type="float" office:value="158.2705" table:style-name="ce55">
            <text:p>158<text:s/></text:p>
          </table:table-cell>
          <table:table-cell office:value-type="float" office:value="27570.721099999999" table:style-name="ce55">
            <text:p>27,571<text:s/>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1,O51,'漁業生產量值-漁業種類別魚類別生產量值10'!C51,'漁業生產量值-漁業種類別魚類別生產量值10'!E51)=0,&quot;-&quot;,SUM(M51,O51,'漁業生產量值-漁業種類別魚類別生產量值10'!C51,'漁業生產量值-漁業種類別魚類別生產量值10'!E51))" table:style-name="ce55">
            <text:p>-</text:p>
          </table:table-cell>
          <table:table-cell office:value-type="string" office:string-value="-" table:formula="msoxl:=  IF(SUM(N51,P51,'漁業生產量值-漁業種類別魚類別生產量值10'!D51,'漁業生產量值-漁業種類別魚類別生產量值10'!F51)=0,&quot;-&quot;,SUM(N51,P51,'漁業生產量值-漁業種類別魚類別生產量值10'!D51,'漁業生產量值-漁業種類別魚類別生產量值10'!F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2,O52,'漁業生產量值-漁業種類別魚類別生產量值10'!C52,'漁業生產量值-漁業種類別魚類別生產量值10'!E52)=0,&quot;-&quot;,SUM(M52,O52,'漁業生產量值-漁業種類別魚類別生產量值10'!C52,'漁業生產量值-漁業種類別魚類別生產量值10'!E52))" table:style-name="ce55">
            <text:p>-</text:p>
          </table:table-cell>
          <table:table-cell office:value-type="string" office:string-value="-" table:formula="msoxl:=  IF(SUM(N52,P52,'漁業生產量值-漁業種類別魚類別生產量值10'!D52,'漁業生產量值-漁業種類別魚類別生產量值10'!F52)=0,&quot;-&quot;,SUM(N52,P52,'漁業生產量值-漁業種類別魚類別生產量值10'!D52,'漁業生產量值-漁業種類別魚類別生產量值10'!F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53,O53,'漁業生產量值-漁業種類別魚類別生產量值10'!C53,'漁業生產量值-漁業種類別魚類別生產量值10'!E53)=0,&quot;-&quot;,SUM(M53,O53,'漁業生產量值-漁業種類別魚類別生產量值10'!C53,'漁業生產量值-漁業種類別魚類別生產量值10'!E53))" table:style-name="ce55">
            <text:p>-</text:p>
          </table:table-cell>
          <table:table-cell office:value-type="string" office:string-value="-" table:formula="msoxl:=  IF(SUM(N53,P53,'漁業生產量值-漁業種類別魚類別生產量值10'!D53,'漁業生產量值-漁業種類別魚類別生產量值10'!F53)=0,&quot;-&quot;,SUM(N53,P53,'漁業生產量值-漁業種類別魚類別生產量值10'!D53,'漁業生產量值-漁業種類別魚類別生產量值10'!F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5,O55,'漁業生產量值-漁業種類別魚類別生產量值10'!C55,'漁業生產量值-漁業種類別魚類別生產量值10'!E55)=0,&quot;-&quot;,SUM(M55,O55,'漁業生產量值-漁業種類別魚類別生產量值10'!C55,'漁業生產量值-漁業種類別魚類別生產量值10'!E55))" table:style-name="ce55">
            <text:p>-</text:p>
          </table:table-cell>
          <table:table-cell office:value-type="string" office:string-value="-" table:formula="msoxl:=  IF(SUM(N55,P55,'漁業生產量值-漁業種類別魚類別生產量值10'!D55,'漁業生產量值-漁業種類別魚類別生產量值10'!F55)=0,&quot;-&quot;,SUM(N55,P55,'漁業生產量值-漁業種類別魚類別生產量值10'!D55,'漁業生產量值-漁業種類別魚類別生產量值10'!F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6,O56,'漁業生產量值-漁業種類別魚類別生產量值10'!C56,'漁業生產量值-漁業種類別魚類別生產量值10'!E56)=0,&quot;-&quot;,SUM(M56,O56,'漁業生產量值-漁業種類別魚類別生產量值10'!C56,'漁業生產量值-漁業種類別魚類別生產量值10'!E56))" table:style-name="ce55">
            <text:p>-</text:p>
          </table:table-cell>
          <table:table-cell office:value-type="string" office:string-value="-" table:formula="msoxl:=  IF(SUM(N56,P56,'漁業生產量值-漁業種類別魚類別生產量值10'!D56,'漁業生產量值-漁業種類別魚類別生產量值10'!F56)=0,&quot;-&quot;,SUM(N56,P56,'漁業生產量值-漁業種類別魚類別生產量值10'!D56,'漁業生產量值-漁業種類別魚類別生產量值10'!F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57,O57,'漁業生產量值-漁業種類別魚類別生產量值10'!C57,'漁業生產量值-漁業種類別魚類別生產量值10'!E57)=0,&quot;-&quot;,SUM(M57,O57,'漁業生產量值-漁業種類別魚類別生產量值10'!C57,'漁業生產量值-漁業種類別魚類別生產量值10'!E57))" table:style-name="ce55">
            <text:p>-</text:p>
          </table:table-cell>
          <table:table-cell office:value-type="string" office:string-value="-" table:formula="msoxl:=  IF(SUM(N57,P57,'漁業生產量值-漁業種類別魚類別生產量值10'!D57,'漁業生產量值-漁業種類別魚類別生產量值10'!F57)=0,&quot;-&quot;,SUM(N57,P57,'漁業生產量值-漁業種類別魚類別生產量值10'!D57,'漁業生產量值-漁業種類別魚類別生產量值10'!F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9,O59,'漁業生產量值-漁業種類別魚類別生產量值10'!C59,'漁業生產量值-漁業種類別魚類別生產量值10'!E59)=0,&quot;-&quot;,SUM(M59,O59,'漁業生產量值-漁業種類別魚類別生產量值10'!C59,'漁業生產量值-漁業種類別魚類別生產量值10'!E59))" table:style-name="ce55">
            <text:p>-</text:p>
          </table:table-cell>
          <table:table-cell office:value-type="string" office:string-value="-" table:formula="msoxl:=  IF(SUM(N59,P59,'漁業生產量值-漁業種類別魚類別生產量值10'!D59,'漁業生產量值-漁業種類別魚類別生產量值10'!F59)=0,&quot;-&quot;,SUM(N59,P59,'漁業生產量值-漁業種類別魚類別生產量值10'!D59,'漁業生產量值-漁業種類別魚類別生產量值10'!F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0,O60,'漁業生產量值-漁業種類別魚類別生產量值10'!C60,'漁業生產量值-漁業種類別魚類別生產量值10'!E60)=0,&quot;-&quot;,SUM(M60,O60,'漁業生產量值-漁業種類別魚類別生產量值10'!C60,'漁業生產量值-漁業種類別魚類別生產量值10'!E60))" table:style-name="ce55">
            <text:p>-</text:p>
          </table:table-cell>
          <table:table-cell office:value-type="string" office:string-value="-" table:formula="msoxl:=  IF(SUM(N60,P60,'漁業生產量值-漁業種類別魚類別生產量值10'!D60,'漁業生產量值-漁業種類別魚類別生產量值10'!F60)=0,&quot;-&quot;,SUM(N60,P60,'漁業生產量值-漁業種類別魚類別生產量值10'!D60,'漁業生產量值-漁業種類別魚類別生產量值10'!F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1,O61,'漁業生產量值-漁業種類別魚類別生產量值10'!C61,'漁業生產量值-漁業種類別魚類別生產量值10'!E61)=0,&quot;-&quot;,SUM(M61,O61,'漁業生產量值-漁業種類別魚類別生產量值10'!C61,'漁業生產量值-漁業種類別魚類別生產量值10'!E61))" table:style-name="ce55">
            <text:p>-</text:p>
          </table:table-cell>
          <table:table-cell office:value-type="string" office:string-value="-" table:formula="msoxl:=  IF(SUM(N61,P61,'漁業生產量值-漁業種類別魚類別生產量值10'!D61,'漁業生產量值-漁業種類別魚類別生產量值10'!F61)=0,&quot;-&quot;,SUM(N61,P61,'漁業生產量值-漁業種類別魚類別生產量值10'!D61,'漁業生產量值-漁業種類別魚類別生產量值10'!F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3,O63,'漁業生產量值-漁業種類別魚類別生產量值10'!C63,'漁業生產量值-漁業種類別魚類別生產量值10'!E63)=0,&quot;-&quot;,SUM(M63,O63,'漁業生產量值-漁業種類別魚類別生產量值10'!C63,'漁業生產量值-漁業種類別魚類別生產量值10'!E63))" table:style-name="ce55">
            <text:p>-</text:p>
          </table:table-cell>
          <table:table-cell office:value-type="string" office:string-value="-" table:formula="msoxl:=  IF(SUM(N63,P63,'漁業生產量值-漁業種類別魚類別生產量值10'!D63,'漁業生產量值-漁業種類別魚類別生產量值10'!F63)=0,&quot;-&quot;,SUM(N63,P63,'漁業生產量值-漁業種類別魚類別生產量值10'!D63,'漁業生產量值-漁業種類別魚類別生產量值10'!F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4,O64,'漁業生產量值-漁業種類別魚類別生產量值10'!C64,'漁業生產量值-漁業種類別魚類別生產量值10'!E64)=0,&quot;-&quot;,SUM(M64,O64,'漁業生產量值-漁業種類別魚類別生產量值10'!C64,'漁業生產量值-漁業種類別魚類別生產量值10'!E64))" table:style-name="ce55">
            <text:p>-</text:p>
          </table:table-cell>
          <table:table-cell office:value-type="string" office:string-value="-" table:formula="msoxl:=  IF(SUM(N64,P64,'漁業生產量值-漁業種類別魚類別生產量值10'!D64,'漁業生產量值-漁業種類別魚類別生產量值10'!F64)=0,&quot;-&quot;,SUM(N64,P64,'漁業生產量值-漁業種類別魚類別生產量值10'!D64,'漁業生產量值-漁業種類別魚類別生產量值10'!F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5,O65,'漁業生產量值-漁業種類別魚類別生產量值10'!C65,'漁業生產量值-漁業種類別魚類別生產量值10'!E65)=0,&quot;-&quot;,SUM(M65,O65,'漁業生產量值-漁業種類別魚類別生產量值10'!C65,'漁業生產量值-漁業種類別魚類別生產量值10'!E65))" table:style-name="ce55">
            <text:p>-</text:p>
          </table:table-cell>
          <table:table-cell office:value-type="string" office:string-value="-" table:formula="msoxl:=  IF(SUM(N65,P65,'漁業生產量值-漁業種類別魚類別生產量值10'!D65,'漁業生產量值-漁業種類別魚類別生產量值10'!F65)=0,&quot;-&quot;,SUM(N65,P65,'漁業生產量值-漁業種類別魚類別生產量值10'!D65,'漁業生產量值-漁業種類別魚類別生產量值10'!F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6,O66,'漁業生產量值-漁業種類別魚類別生產量值10'!C66,'漁業生產量值-漁業種類別魚類別生產量值10'!E66)=0,&quot;-&quot;,SUM(M66,O66,'漁業生產量值-漁業種類別魚類別生產量值10'!C66,'漁業生產量值-漁業種類別魚類別生產量值10'!E66))" table:style-name="ce55">
            <text:p>-</text:p>
          </table:table-cell>
          <table:table-cell office:value-type="string" office:string-value="-" table:formula="msoxl:=  IF(SUM(N66,P66,'漁業生產量值-漁業種類別魚類別生產量值10'!D66,'漁業生產量值-漁業種類別魚類別生產量值10'!F66)=0,&quot;-&quot;,SUM(N66,P66,'漁業生產量值-漁業種類別魚類別生產量值10'!D66,'漁業生產量值-漁業種類別魚類別生產量值10'!F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7,O67,'漁業生產量值-漁業種類別魚類別生產量值10'!C67,'漁業生產量值-漁業種類別魚類別生產量值10'!E67)=0,&quot;-&quot;,SUM(M67,O67,'漁業生產量值-漁業種類別魚類別生產量值10'!C67,'漁業生產量值-漁業種類別魚類別生產量值10'!E67))" table:style-name="ce55">
            <text:p>-</text:p>
          </table:table-cell>
          <table:table-cell office:value-type="string" office:string-value="-" table:formula="msoxl:=  IF(SUM(N67,P67,'漁業生產量值-漁業種類別魚類別生產量值10'!D67,'漁業生產量值-漁業種類別魚類別生產量值10'!F67)=0,&quot;-&quot;,SUM(N67,P67,'漁業生產量值-漁業種類別魚類別生產量值10'!D67,'漁業生產量值-漁業種類別魚類別生產量值10'!F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0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6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  <draw:custom-shape svg:x="0.01042in" svg:y="0.01042in" svg:width="0.96784in" svg:height="0.69611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3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4" table:number-rows-spanned="1" table:style-name="ce213">
            <text:p>旗 <text:s text:c="5"/>魚 <text:s text:c="5"/>科</text:p>
          </table:table-cell>
          <table:covered-table-cell table:number-columns-repeated="3"/>
          <table:table-cell office:value-type="string" table:number-columns-spanned="10" table:number-rows-spanned="1" table:style-name="ce213">
            <text:p>鯊 <text:s text:c="5"/>魚 <text:s text:c="5"/>類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18">
            <text:p>立翅旗魚</text:p>
          </table:table-cell>
          <table:covered-table-cell/>
          <table:table-cell office:value-type="string" table:number-columns-spanned="2" table:number-rows-spanned="1" table:style-name="ce214">
            <text:p>雨傘旗魚</text:p>
          </table:table-cell>
          <table:covered-table-cell/>
          <table:table-cell office:value-type="string" table:number-columns-spanned="2" table:number-rows-spanned="1" table:style-name="ce197">
            <text:p>小計</text:p>
          </table:table-cell>
          <table:covered-table-cell/>
          <table:table-cell office:value-type="string" table:number-columns-spanned="2" table:number-rows-spanned="1" table:style-name="ce214">
            <text:p>真鯊屬</text:p>
          </table:table-cell>
          <table:covered-table-cell/>
          <table:table-cell office:value-type="string" table:number-columns-spanned="2" table:number-rows-spanned="1" table:style-name="ce214">
            <text:p>鋸峰齒鯊</text:p>
          </table:table-cell>
          <table:covered-table-cell/>
          <table:table-cell office:value-type="string" table:number-columns-spanned="2" table:number-rows-spanned="1" table:style-name="ce214">
            <text:p>尖吻鯖鯊</text:p>
          </table:table-cell>
          <table:covered-table-cell/>
          <table:table-cell office:value-type="string" table:number-columns-spanned="2" table:number-rows-spanned="1" table:style-name="ce214">
            <text:p>其他鯊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2">
            <text:p>55004</text:p>
          </table:table-cell>
          <table:covered-table-cell/>
          <table:table-cell office:value-type="string" table:number-columns-spanned="2" table:number-rows-spanned="1" table:style-name="ce185">
            <text:p>55005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office:value-type="string" table:number-columns-spanned="2" table:number-rows-spanned="1" table:style-name="ce217">
            <text:p>56100</text:p>
          </table:table-cell>
          <table:covered-table-cell/>
          <table:table-cell office:value-type="string" table:number-columns-spanned="2" table:number-rows-spanned="1" table:style-name="ce217">
            <text:p>56201</text:p>
          </table:table-cell>
          <table:covered-table-cell/>
          <table:table-cell office:value-type="string" table:number-columns-spanned="2" table:number-rows-spanned="1" table:style-name="ce217">
            <text:p>56301</text:p>
          </table:table-cell>
          <table:covered-table-cell/>
          <table:table-cell office:value-type="string" table:number-columns-spanned="2" table:number-rows-spanned="1" table:style-name="ce217">
            <text:p>569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925.46911999999998" table:formula="msoxl:=  IF(SUM(C11,C19,C36,C54,C58,C62)=0,&quot;-&quot;,SUM(C11,C19,C36,C54,C58,C62))" table:style-name="ce45">
            <text:p>925<text:s/></text:p>
          </table:table-cell>
          <table:table-cell office:value-type="float" office:value="120761.7464" table:formula="msoxl:=  IF(SUM(D11,D19,D36,D54,D58,D62)=0,&quot;-&quot;,SUM(D11,D19,D36,D54,D58,D62))" table:style-name="ce45">
            <text:p>120,762<text:s/></text:p>
          </table:table-cell>
          <table:table-cell office:value-type="float" office:value="1930.8707600000002" table:formula="msoxl:=  IF(SUM(E11,E19,E36,E54,E58,E62)=0,&quot;-&quot;,SUM(E11,E19,E36,E54,E58,E62))" table:style-name="ce45">
            <text:p>1,931<text:s/></text:p>
          </table:table-cell>
          <table:table-cell office:value-type="float" office:value="122901.4817" table:formula="msoxl:=  IF(SUM(F11,F19,F36,F54,F58,F62)=0,&quot;-&quot;,SUM(F11,F19,F36,F54,F58,F62))" table:style-name="ce45">
            <text:p>122,901<text:s/></text:p>
          </table:table-cell>
          <table:table-cell office:value-type="float" office:value="28848.105179999999" table:formula="msoxl:=  IF(SUM(G11,G19,G36,G54,G58,G62)=0,&quot;-&quot;,SUM(G11,G19,G36,G54,G58,G62))" table:style-name="ce45">
            <text:p>28,848<text:s/></text:p>
          </table:table-cell>
          <table:table-cell office:value-type="float" office:value="814773.29721000011" table:formula="msoxl:=  IF(SUM(H11,H19,H36,H54,H58,H62)=0,&quot;-&quot;,SUM(H11,H19,H36,H54,H58,H62))" table:style-name="ce45">
            <text:p>814,773<text:s/></text:p>
          </table:table-cell>
          <table:table-cell office:value-type="float" office:value="1509.9348300000001" table:formula="msoxl:=  IF(SUM(I11,I19,I36,I54,I58,I62)=0,&quot;-&quot;,SUM(I11,I19,I36,I54,I58,I62))" table:style-name="ce45">
            <text:p>1,510<text:s/></text:p>
          </table:table-cell>
          <table:table-cell office:value-type="float" office:value="113808.84964000001" table:formula="msoxl:=  IF(SUM(J11,J19,J36,J54,J58,J62)=0,&quot;-&quot;,SUM(J11,J19,J36,J54,J58,J62))" table:style-name="ce45">
            <text:p>113,809<text:s/></text:p>
          </table:table-cell>
          <table:table-cell office:value-type="float" office:value="23841.763309999998" table:formula="msoxl:=  IF(SUM(K11,K19,K36,K54,K58,K62)=0,&quot;-&quot;,SUM(K11,K19,K36,K54,K58,K62))" table:style-name="ce45">
            <text:p>23,842<text:s/></text:p>
          </table:table-cell>
          <table:table-cell office:value-type="float" office:value="534923.24622000009" table:formula="msoxl:=  IF(SUM(L11,L19,L36,L54,L58,L62)=0,&quot;-&quot;,SUM(L11,L19,L36,L54,L58,L62))" table:style-name="ce45">
            <text:p>534,923<text:s/></text:p>
          </table:table-cell>
          <table:table-cell office:value-type="float" office:value="1702.2873399999999" table:formula="msoxl:=  IF(SUM(M11,M19,M36,M54,M58,M62)=0,&quot;-&quot;,SUM(M11,M19,M36,M54,M58,M62))" table:style-name="ce45">
            <text:p>1,702<text:s/></text:p>
          </table:table-cell>
          <table:table-cell office:value-type="float" office:value="81404.911819999994" table:formula="msoxl:=  IF(SUM(N11,N19,N36,N54,N58,N62)=0,&quot;-&quot;,SUM(N11,N19,N36,N54,N58,N62))" table:style-name="ce45">
            <text:p>81,405<text:s/></text:p>
          </table:table-cell>
          <table:table-cell office:value-type="float" office:value="1794.1197000000002" table:formula="msoxl:=  IF(SUM(O11,O19,O36,O54,O58,O62)=0,&quot;-&quot;,SUM(O11,O19,O36,O54,O58,O62))" table:style-name="ce45">
            <text:p>1,794<text:s/></text:p>
          </table:table-cell>
          <table:table-cell office:value-type="float" office:value="84636.289529999995" table:formula="msoxl:=  IF(SUM(P11,P19,P36,P54,P58,P62)=0,&quot;-&quot;,SUM(P11,P19,P36,P54,P58,P62))" table:style-name="ce45">
            <text:p>84,636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647.27562" table:formula="msoxl:=  IF(SUM(C12:C18)=0,&quot;-&quot;,SUM(C12:C18))" table:style-name="ce52">
            <text:p>647<text:s/></text:p>
          </table:table-cell>
          <table:table-cell office:value-type="float" office:value="45289.483459999996" table:formula="msoxl:=  IF(SUM(D12:D18)=0,&quot;-&quot;,SUM(D12:D18))" table:style-name="ce52">
            <text:p>45,289<text:s/></text:p>
          </table:table-cell>
          <table:table-cell office:value-type="float" office:value="1361.5406600000001" table:formula="msoxl:=  IF(SUM(E12:E18)=0,&quot;-&quot;,SUM(E12:E18))" table:style-name="ce52">
            <text:p>1,362<text:s/></text:p>
          </table:table-cell>
          <table:table-cell office:value-type="float" office:value="59204.82948" table:formula="msoxl:=  IF(SUM(F12:F18)=0,&quot;-&quot;,SUM(F12:F18))" table:style-name="ce52">
            <text:p>59,205<text:s/></text:p>
          </table:table-cell>
          <table:table-cell office:value-type="float" office:value="24762.326379999999" table:formula="msoxl:=  IF(SUM(G12:G18)=0,&quot;-&quot;,SUM(G12:G18))" table:style-name="ce52">
            <text:p>24,762<text:s/></text:p>
          </table:table-cell>
          <table:table-cell office:value-type="float" office:value="607666.63501000009" table:formula="msoxl:=  IF(SUM(H12:H18)=0,&quot;-&quot;,SUM(H12:H18))" table:style-name="ce53">
            <text:p>607,667<text:s/></text:p>
          </table:table-cell>
          <table:table-cell office:value-type="float" office:value="262.56373000000002" table:formula="msoxl:=  IF(SUM(I12:I18)=0,&quot;-&quot;,SUM(I12:I18))" table:style-name="ce52">
            <text:p>263<text:s/></text:p>
          </table:table-cell>
          <table:table-cell office:value-type="float" office:value="9476.6938399999999" table:formula="msoxl:=  IF(SUM(J12:J18)=0,&quot;-&quot;,SUM(J12:J18))" table:style-name="ce52">
            <text:p>9,477<text:s/></text:p>
          </table:table-cell>
          <table:table-cell office:value-type="float" office:value="21262.762009999999" table:formula="msoxl:=  IF(SUM(K12:K18)=0,&quot;-&quot;,SUM(K12:K18))" table:style-name="ce52">
            <text:p>21,263<text:s/></text:p>
          </table:table-cell>
          <table:table-cell office:value-type="float" office:value="456613.24472000002" table:formula="msoxl:=  IF(SUM(L12:L18)=0,&quot;-&quot;,SUM(L12:L18))" table:style-name="ce52">
            <text:p>456,613<text:s/></text:p>
          </table:table-cell>
          <table:table-cell office:value-type="float" office:value="1670.5027399999999" table:formula="msoxl:=  IF(SUM(M12:M18)=0,&quot;-&quot;,SUM(M12:M18))" table:style-name="ce52">
            <text:p>1,671<text:s/></text:p>
          </table:table-cell>
          <table:table-cell office:value-type="float" office:value="79299.925319999995" table:formula="msoxl:=  IF(SUM(N12:N18)=0,&quot;-&quot;,SUM(N12:N18))" table:style-name="ce52">
            <text:p>79,300<text:s/></text:p>
          </table:table-cell>
          <table:table-cell office:value-type="float" office:value="1566.4979000000001" table:formula="msoxl:=  IF(SUM(O12:O18)=0,&quot;-&quot;,SUM(O12:O18))" table:style-name="ce52">
            <text:p>1,566<text:s/></text:p>
          </table:table-cell>
          <table:table-cell office:value-type="float" office:value="62276.771130000001" table:formula="msoxl:=  IF(SUM(P12:P18)=0,&quot;-&quot;,SUM(P12:P18))" table:style-name="ce52">
            <text:p>62,27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2,K12,M12,O12)=0,&quot;-&quot;,SUM(I12,K12,M12,O12))" table:style-name="ce55">
            <text:p>-</text:p>
          </table:table-cell>
          <table:table-cell office:value-type="string" office:string-value="-" table:formula="msoxl:=  IF(SUM(J12,L12,N12,P12)=0,&quot;-&quot;,SUM(J12,L12,N12,P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3,K13,M13,O13)=0,&quot;-&quot;,SUM(I13,K13,M13,O13))" table:style-name="ce55">
            <text:p>-</text:p>
          </table:table-cell>
          <table:table-cell office:value-type="string" office:string-value="-" table:formula="msoxl:=  IF(SUM(J13,L13,N13,P13)=0,&quot;-&quot;,SUM(J13,L13,N13,P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float" office:value="8" table:style-name="ce55">
            <text:p>8<text:s/></text:p>
          </table:table-cell>
          <table:table-cell office:value-type="float" office:value="412.95269000000002" table:style-name="ce55">
            <text:p>413<text:s/></text:p>
          </table:table-cell>
          <table:table-cell office:value-type="float" office:value="0.23" table:style-name="ce55">
            <text:p>0<text:s/></text:p>
          </table:table-cell>
          <table:table-cell office:value-type="float" office:value="8.7683300000000006" table:style-name="ce55">
            <text:p>9<text:s/></text:p>
          </table:table-cell>
          <table:table-cell office:value-type="float" office:value="2.1" table:formula="msoxl:=  IF(SUM(I14,K14,M14,O14)=0,&quot;-&quot;,SUM(I14,K14,M14,O14))" table:style-name="ce55">
            <text:p>2<text:s/></text:p>
          </table:table-cell>
          <table:table-cell office:value-type="float" office:value="45.651920000000004" table:formula="msoxl:=  IF(SUM(J14,L14,N14,P14)=0,&quot;-&quot;,SUM(J14,L14,N14,P14))" table:style-name="ce55">
            <text:p>4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" table:style-name="ce55">
            <text:p>0<text:s/></text:p>
          </table:table-cell>
          <table:table-cell office:value-type="float" office:value="4.2366700000000002" table:style-name="ce55">
            <text:p>4<text:s/></text:p>
          </table:table-cell>
          <table:table-cell office:value-type="float" office:value="2" table:style-name="ce55">
            <text:p>2<text:s/></text:p>
          </table:table-cell>
          <table:table-cell office:value-type="float" office:value="41.41525" table:style-name="ce55">
            <text:p>4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5,K15,M15,O15)=0,&quot;-&quot;,SUM(I15,K15,M15,O15))" table:style-name="ce55">
            <text:p>-</text:p>
          </table:table-cell>
          <table:table-cell office:value-type="string" office:string-value="-" table:formula="msoxl:=  IF(SUM(J15,L15,N15,P15)=0,&quot;-&quot;,SUM(J15,L15,N15,P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float" office:value="639.27562" table:style-name="ce55">
            <text:p>639<text:s/></text:p>
          </table:table-cell>
          <table:table-cell office:value-type="float" office:value="44876.530769999998" table:style-name="ce55">
            <text:p>44,877<text:s/></text:p>
          </table:table-cell>
          <table:table-cell office:value-type="float" office:value="1361.3106600000001" table:style-name="ce55">
            <text:p>1,361<text:s/></text:p>
          </table:table-cell>
          <table:table-cell office:value-type="float" office:value="59196.061150000001" table:style-name="ce55">
            <text:p>59,196<text:s/></text:p>
          </table:table-cell>
          <table:table-cell office:value-type="float" office:value="24760.22638" table:formula="msoxl:=  IF(SUM(I16,K16,M16,O16)=0,&quot;-&quot;,SUM(I16,K16,M16,O16))" table:style-name="ce55">
            <text:p>24,760<text:s/></text:p>
          </table:table-cell>
          <table:table-cell office:value-type="float" office:value="607620.98309000011" table:formula="msoxl:=  IF(SUM(J16,L16,N16,P16)=0,&quot;-&quot;,SUM(J16,L16,N16,P16))" table:style-name="ce55">
            <text:p>607,621<text:s/></text:p>
          </table:table-cell>
          <table:table-cell office:value-type="float" office:value="262.56373000000002" table:style-name="ce55">
            <text:p>263<text:s/></text:p>
          </table:table-cell>
          <table:table-cell office:value-type="float" office:value="9476.6938399999999" table:style-name="ce55">
            <text:p>9,477<text:s/></text:p>
          </table:table-cell>
          <table:table-cell office:value-type="float" office:value="21262.762009999999" table:style-name="ce55">
            <text:p>21,263<text:s/></text:p>
          </table:table-cell>
          <table:table-cell office:value-type="float" office:value="456613.24472000002" table:style-name="ce55">
            <text:p>456,613<text:s/></text:p>
          </table:table-cell>
          <table:table-cell office:value-type="float" office:value="1670.40274" table:style-name="ce55">
            <text:p>1,670<text:s/></text:p>
          </table:table-cell>
          <table:table-cell office:value-type="float" office:value="79295.688649999996" table:style-name="ce55">
            <text:p>79,296<text:s/></text:p>
          </table:table-cell>
          <table:table-cell office:value-type="float" office:value="1564.4979000000001" table:style-name="ce55">
            <text:p>1,564<text:s/></text:p>
          </table:table-cell>
          <table:table-cell office:value-type="float" office:value="62235.355880000003" table:style-name="ce55">
            <text:p>62,23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7,K17,M17,O17)=0,&quot;-&quot;,SUM(I17,K17,M17,O17))" table:style-name="ce55">
            <text:p>-</text:p>
          </table:table-cell>
          <table:table-cell office:value-type="string" office:string-value="-" table:formula="msoxl:=  IF(SUM(J17,L17,N17,P17)=0,&quot;-&quot;,SUM(J17,L17,N17,P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18,K18,M18,O18)=0,&quot;-&quot;,SUM(I18,K18,M18,O18))" table:style-name="ce55">
            <text:p>-</text:p>
          </table:table-cell>
          <table:table-cell office:value-type="string" office:string-value="-" table:formula="msoxl:=  IF(SUM(J18,L18,N18,P18)=0,&quot;-&quot;,SUM(J18,L18,N18,P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30.74720000000002" table:formula="msoxl:=  IF(SUM(C20:C35)=0,&quot;-&quot;,SUM(C20:C35))" table:style-name="ce52">
            <text:p>131<text:s/></text:p>
          </table:table-cell>
          <table:table-cell office:value-type="float" office:value="37027.861400000002" table:formula="msoxl:=  IF(SUM(D20:D35)=0,&quot;-&quot;,SUM(D20:D35))" table:style-name="ce52">
            <text:p>37,028<text:s/></text:p>
          </table:table-cell>
          <table:table-cell office:value-type="float" office:value="254.316" table:formula="msoxl:=  IF(SUM(E20:E35)=0,&quot;-&quot;,SUM(E20:E35))" table:style-name="ce52">
            <text:p>254<text:s/></text:p>
          </table:table-cell>
          <table:table-cell office:value-type="float" office:value="16640.9899" table:formula="msoxl:=  IF(SUM(F20:F35)=0,&quot;-&quot;,SUM(F20:F35))" table:style-name="ce52">
            <text:p>16,641<text:s/></text:p>
          </table:table-cell>
          <table:table-cell office:value-type="float" office:value="3982.5167999999999" table:formula="msoxl:=  IF(SUM(G20:G35)=0,&quot;-&quot;,SUM(G20:G35))" table:style-name="ce52">
            <text:p>3,983<text:s/></text:p>
          </table:table-cell>
          <table:table-cell office:value-type="float" office:value="199989.48523000002" table:formula="msoxl:=  IF(SUM(H20:H35)=0,&quot;-&quot;,SUM(H20:H35))" table:style-name="ce52">
            <text:p>199,989<text:s/></text:p>
          </table:table-cell>
          <table:table-cell office:value-type="float" office:value="1230.7506000000001" table:formula="msoxl:=  IF(SUM(I20:I35)=0,&quot;-&quot;,SUM(I20:I35))" table:style-name="ce52">
            <text:p>1,231<text:s/></text:p>
          </table:table-cell>
          <table:table-cell office:value-type="float" office:value="102640.02034" table:formula="msoxl:=  IF(SUM(J20:J35)=0,&quot;-&quot;,SUM(J20:J35))" table:style-name="ce52">
            <text:p>102,640<text:s/></text:p>
          </table:table-cell>
          <table:table-cell office:value-type="float" office:value="2543.2303000000002" table:formula="msoxl:=  IF(SUM(K20:K35)=0,&quot;-&quot;,SUM(K20:K35))" table:style-name="ce52">
            <text:p>2,543<text:s/></text:p>
          </table:table-cell>
          <table:table-cell office:value-type="float" office:value="75874.905100000004" table:formula="msoxl:=  IF(SUM(L20:L35)=0,&quot;-&quot;,SUM(L20:L35))" table:style-name="ce52">
            <text:p>75,875<text:s/></text:p>
          </table:table-cell>
          <table:table-cell office:value-type="float" office:value="31.509" table:formula="msoxl:=  IF(SUM(M20:M35)=0,&quot;-&quot;,SUM(M20:M35))" table:style-name="ce52">
            <text:p>32<text:s/></text:p>
          </table:table-cell>
          <table:table-cell office:value-type="float" office:value="2086.0455000000002" table:formula="msoxl:=  IF(SUM(N20:N35)=0,&quot;-&quot;,SUM(N20:N35))" table:style-name="ce52">
            <text:p>2,086<text:s/></text:p>
          </table:table-cell>
          <table:table-cell office:value-type="float" office:value="177.02689999999998" table:formula="msoxl:=  IF(SUM(O20:O35)=0,&quot;-&quot;,SUM(O20:O35))" table:style-name="ce52">
            <text:p>177<text:s/></text:p>
          </table:table-cell>
          <table:table-cell office:value-type="float" office:value="19388.514290000003" table:formula="msoxl:=  IF(SUM(P20:P35)=0,&quot;-&quot;,SUM(P20:P35))" table:style-name="ce52">
            <text:p>19,38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I20,K20,M20,O20)=0,&quot;-&quot;,SUM(I20,K20,M20,O20))" table:style-name="ce55">
            <text:p>-</text:p>
          </table:table-cell>
          <table:table-cell office:value-type="string" office:string-value="-" table:formula="msoxl:=  IF(SUM(J20,L20,N20,P20)=0,&quot;-&quot;,SUM(J20,L20,N20,P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1,K21,M21,O21)=0,&quot;-&quot;,SUM(I21,K21,M21,O21))" table:style-name="ce55">
            <text:p>-</text:p>
          </table:table-cell>
          <table:table-cell office:value-type="string" office:string-value="-" table:formula="msoxl:=  IF(SUM(J21,L21,N21,P21)=0,&quot;-&quot;,SUM(J21,L21,N21,P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2,K22,M22,O22)=0,&quot;-&quot;,SUM(I22,K22,M22,O22))" table:style-name="ce55">
            <text:p>-</text:p>
          </table:table-cell>
          <table:table-cell office:value-type="string" office:string-value="-" table:formula="msoxl:=  IF(SUM(J22,L22,N22,P22)=0,&quot;-&quot;,SUM(J22,L22,N22,P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6.8000000000000005E-2" table:style-name="ce55">
            <text:p>0<text:s/></text:p>
          </table:table-cell>
          <table:table-cell office:value-type="float" office:value="23.8" table:style-name="ce55">
            <text:p>24<text:s/></text:p>
          </table:table-cell>
          <table:table-cell office:value-type="float" office:value="0.76400000000000001" table:style-name="ce55">
            <text:p>1<text:s/></text:p>
          </table:table-cell>
          <table:table-cell office:value-type="float" office:value="53.139099999999999" table:style-name="ce55">
            <text:p>53<text:s/></text:p>
          </table:table-cell>
          <table:table-cell office:value-type="float" office:value="115.37940999999999" table:formula="msoxl:=  IF(SUM(I23,K23,M23,O23)=0,&quot;-&quot;,SUM(I23,K23,M23,O23))" table:style-name="ce55">
            <text:p>115<text:s/></text:p>
          </table:table-cell>
          <table:table-cell office:value-type="float" office:value="4894.1773899999998" table:formula="msoxl:=  IF(SUM(J23,L23,N23,P23)=0,&quot;-&quot;,SUM(J23,L23,N23,P23))" table:style-name="ce55">
            <text:p>4,894<text:s/></text:p>
          </table:table-cell>
          <table:table-cell office:value-type="float" office:value="69.781409999999994" table:style-name="ce55">
            <text:p>70<text:s/></text:p>
          </table:table-cell>
          <table:table-cell office:value-type="float" office:value="3309.0343899999998" table:style-name="ce55">
            <text:p>3,30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5.597999999999999" table:style-name="ce55">
            <text:p>46<text:s/></text:p>
          </table:table-cell>
          <table:table-cell office:value-type="float" office:value="1585.143" table:style-name="ce55">
            <text:p>1,58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4600000000000004" table:style-name="ce55">
            <text:p>1<text:s/></text:p>
          </table:table-cell>
          <table:table-cell office:value-type="float" office:value="43.68" table:style-name="ce55">
            <text:p>44<text:s/></text:p>
          </table:table-cell>
          <table:table-cell office:value-type="float" office:value="67.745919999999998" table:formula="msoxl:=  IF(SUM(I24,K24,M24,O24)=0,&quot;-&quot;,SUM(I24,K24,M24,O24))" table:style-name="ce55">
            <text:p>68<text:s/></text:p>
          </table:table-cell>
          <table:table-cell office:value-type="float" office:value="3220.1547" table:formula="msoxl:=  IF(SUM(J24,L24,N24,P24)=0,&quot;-&quot;,SUM(J24,L24,N24,P24))" table:style-name="ce55">
            <text:p>3,220<text:s/></text:p>
          </table:table-cell>
          <table:table-cell office:value-type="float" office:value="51.689920000000001" table:style-name="ce55">
            <text:p>52<text:s/></text:p>
          </table:table-cell>
          <table:table-cell office:value-type="float" office:value="2451.1359499999999" table:style-name="ce55">
            <text:p>2,451<text:s/></text:p>
          </table:table-cell>
          <table:table-cell office:value-type="float" office:value="0.4955" table:style-name="ce55">
            <text:p>0<text:s/></text:p>
          </table:table-cell>
          <table:table-cell office:value-type="float" office:value="37.162500000000001" table:style-name="ce55">
            <text:p>37<text:s/></text:p>
          </table:table-cell>
          <table:table-cell office:value-type="float" office:value="1.3979999999999999" table:style-name="ce55">
            <text:p>1<text:s/></text:p>
          </table:table-cell>
          <table:table-cell office:value-type="float" office:value="204.108" table:style-name="ce55">
            <text:p>204<text:s/></text:p>
          </table:table-cell>
          <table:table-cell office:value-type="float" office:value="14.1625" table:style-name="ce55">
            <text:p>14<text:s/></text:p>
          </table:table-cell>
          <table:table-cell office:value-type="float" office:value="527.74824999999998" table:style-name="ce55">
            <text:p>52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4790000000000001" table:style-name="ce55">
            <text:p>1<text:s/></text:p>
          </table:table-cell>
          <table:table-cell office:value-type="float" office:value="147.9" table:style-name="ce55">
            <text:p>148<text:s/></text:p>
          </table:table-cell>
          <table:table-cell office:value-type="float" office:value="0.63800000000000001" table:formula="msoxl:=  IF(SUM(I25,K25,M25,O25)=0,&quot;-&quot;,SUM(I25,K25,M25,O25))" table:style-name="ce55">
            <text:p>1<text:s/></text:p>
          </table:table-cell>
          <table:table-cell office:value-type="float" office:value="56.207799999999999" table:formula="msoxl:=  IF(SUM(J25,L25,N25,P25)=0,&quot;-&quot;,SUM(J25,L25,N25,P25))" table:style-name="ce55">
            <text:p>56<text:s/></text:p>
          </table:table-cell>
          <table:table-cell office:value-type="float" office:value="0.63800000000000001" table:style-name="ce55">
            <text:p>1<text:s/></text:p>
          </table:table-cell>
          <table:table-cell office:value-type="float" office:value="56.207799999999999" table:style-name="ce55">
            <text:p>5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6,K26,M26,O26)=0,&quot;-&quot;,SUM(I26,K26,M26,O26))" table:style-name="ce55">
            <text:p>-</text:p>
          </table:table-cell>
          <table:table-cell office:value-type="string" office:string-value="-" table:formula="msoxl:=  IF(SUM(J26,L26,N26,P26)=0,&quot;-&quot;,SUM(J26,L26,N26,P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float" office:value="130.3032" table:style-name="ce55">
            <text:p>130<text:s/></text:p>
          </table:table-cell>
          <table:table-cell office:value-type="float" office:value="36872.4614" table:style-name="ce55">
            <text:p>36,872<text:s/></text:p>
          </table:table-cell>
          <table:table-cell office:value-type="float" office:value="249.07050000000001" table:style-name="ce55">
            <text:p>249<text:s/></text:p>
          </table:table-cell>
          <table:table-cell office:value-type="float" office:value="16199.7508" table:style-name="ce55">
            <text:p>16,200<text:s/></text:p>
          </table:table-cell>
          <table:table-cell office:value-type="float" office:value="3651.634" table:formula="msoxl:=  IF(SUM(I27,K27,M27,O27)=0,&quot;-&quot;,SUM(I27,K27,M27,O27))" table:style-name="ce55">
            <text:p>3,652<text:s/></text:p>
          </table:table-cell>
          <table:table-cell office:value-type="float" office:value="174206.22723999998" table:formula="msoxl:=  IF(SUM(J27,L27,N27,P27)=0,&quot;-&quot;,SUM(J27,L27,N27,P27))" table:style-name="ce55">
            <text:p>174,206<text:s/></text:p>
          </table:table-cell>
          <table:table-cell office:value-type="float" office:value="1100.8878" table:style-name="ce55">
            <text:p>1,101<text:s/></text:p>
          </table:table-cell>
          <table:table-cell office:value-type="float" office:value="96455.972699999998" table:style-name="ce55">
            <text:p>96,456<text:s/></text:p>
          </table:table-cell>
          <table:table-cell office:value-type="float" office:value="2443.1478000000002" table:style-name="ce55">
            <text:p>2,443<text:s/></text:p>
          </table:table-cell>
          <table:table-cell office:value-type="float" office:value="70425.117599999998" table:style-name="ce55">
            <text:p>70,425<text:s/></text:p>
          </table:table-cell>
          <table:table-cell office:value-type="float" office:value="30.111000000000001" table:style-name="ce55">
            <text:p>30<text:s/></text:p>
          </table:table-cell>
          <table:table-cell office:value-type="float" office:value="1881.9375" table:style-name="ce55">
            <text:p>1,882<text:s/></text:p>
          </table:table-cell>
          <table:table-cell office:value-type="float" office:value="77.487399999999994" table:style-name="ce55">
            <text:p>77<text:s/></text:p>
          </table:table-cell>
          <table:table-cell office:value-type="float" office:value="5443.1994400000003" table:style-name="ce55">
            <text:p>5,44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0.376" table:style-name="ce55">
            <text:p>0<text:s/></text:p>
          </table:table-cell>
          <table:table-cell office:value-type="float" office:value="131.6" table:style-name="ce55">
            <text:p>132<text:s/></text:p>
          </table:table-cell>
          <table:table-cell office:value-type="float" office:value="2.4565000000000001" table:style-name="ce55">
            <text:p>2<text:s/></text:p>
          </table:table-cell>
          <table:table-cell office:value-type="float" office:value="196.52" table:style-name="ce55">
            <text:p>197<text:s/></text:p>
          </table:table-cell>
          <table:table-cell office:value-type="float" office:value="48.50347" table:formula="msoxl:=  IF(SUM(I28,K28,M28,O28)=0,&quot;-&quot;,SUM(I28,K28,M28,O28))" table:style-name="ce55">
            <text:p>49<text:s/></text:p>
          </table:table-cell>
          <table:table-cell office:value-type="float" office:value="12294.7495" table:formula="msoxl:=  IF(SUM(J28,L28,N28,P28)=0,&quot;-&quot;,SUM(J28,L28,N28,P28))" table:style-name="ce55">
            <text:p>12,295<text:s/></text:p>
          </table:table-cell>
          <table:table-cell office:value-type="float" office:value="7.7534700000000001" table:style-name="ce55">
            <text:p>8<text:s/></text:p>
          </table:table-cell>
          <table:table-cell office:value-type="float" office:value="367.66950000000003" table:style-name="ce55">
            <text:p>368<text:s/></text:p>
          </table:table-cell>
          <table:table-cell office:value-type="float" office:value="2.101" table:style-name="ce55">
            <text:p>2<text:s/></text:p>
          </table:table-cell>
          <table:table-cell office:value-type="float" office:value="157.57499999999999" table:style-name="ce55">
            <text:p>15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8.649000000000001" table:style-name="ce55">
            <text:p>39<text:s/></text:p>
          </table:table-cell>
          <table:table-cell office:value-type="float" office:value="11769.504999999999" table:style-name="ce55">
            <text:p>11,77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9,K29,M29,O29)=0,&quot;-&quot;,SUM(I29,K29,M29,O29))" table:style-name="ce55">
            <text:p>-</text:p>
          </table:table-cell>
          <table:table-cell office:value-type="string" office:string-value="-" table:formula="msoxl:=  IF(SUM(J29,L29,N29,P29)=0,&quot;-&quot;,SUM(J29,L29,N29,P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8.603000000000009" table:formula="msoxl:=  IF(SUM(I30,K30,M30,O30)=0,&quot;-&quot;,SUM(I30,K30,M30,O30))" table:style-name="ce55">
            <text:p>99<text:s/></text:p>
          </table:table-cell>
          <table:table-cell office:value-type="float" office:value="5317.6019999999999" table:formula="msoxl:=  IF(SUM(J30,L30,N30,P30)=0,&quot;-&quot;,SUM(J30,L30,N30,P30))" table:style-name="ce55">
            <text:p>5,3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7.486000000000004" table:style-name="ce55">
            <text:p>97<text:s/></text:p>
          </table:table-cell>
          <table:table-cell office:value-type="float" office:value="5255.05" table:style-name="ce55">
            <text:p>5,25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17" table:style-name="ce55">
            <text:p>1<text:s/></text:p>
          </table:table-cell>
          <table:table-cell office:value-type="float" office:value="62.552" table:style-name="ce55">
            <text:p>6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1,K31,M31,O31)=0,&quot;-&quot;,SUM(I31,K31,M31,O31))" table:style-name="ce55">
            <text:p>-</text:p>
          </table:table-cell>
          <table:table-cell office:value-type="string" office:string-value="-" table:formula="msoxl:=  IF(SUM(J31,L31,N31,P31)=0,&quot;-&quot;,SUM(J31,L31,N31,P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2,K32,M32,O32)=0,&quot;-&quot;,SUM(I32,K32,M32,O32))" table:style-name="ce55">
            <text:p>-</text:p>
          </table:table-cell>
          <table:table-cell office:value-type="string" office:string-value="-" table:formula="msoxl:=  IF(SUM(J32,L32,N32,P32)=0,&quot;-&quot;,SUM(J32,L32,N32,P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3,K33,M33,O33)=0,&quot;-&quot;,SUM(I33,K33,M33,O33))" table:style-name="ce55">
            <text:p>-</text:p>
          </table:table-cell>
          <table:table-cell office:value-type="string" office:string-value="-" table:formula="msoxl:=  IF(SUM(J33,L33,N33,P33)=0,&quot;-&quot;,SUM(J33,L33,N33,P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4,K34,M34,O34)=0,&quot;-&quot;,SUM(I34,K34,M34,O34))" table:style-name="ce55">
            <text:p>-</text:p>
          </table:table-cell>
          <table:table-cell office:value-type="string" office:string-value="-" table:formula="msoxl:=  IF(SUM(J34,L34,N34,P34)=0,&quot;-&quot;,SUM(J34,L34,N34,P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2999999999999999E-2" table:formula="msoxl:=  IF(SUM(I35,K35,M35,O35)=0,&quot;-&quot;,SUM(I35,K35,M35,O35))" table:style-name="ce55">
            <text:p>0<text:s/></text:p>
          </table:table-cell>
          <table:table-cell office:value-type="float" office:value="0.36659999999999998" table:formula="msoxl:=  IF(SUM(J35,L35,N35,P35)=0,&quot;-&quot;,SUM(J35,L35,N35,P35))" table:style-name="ce55">
            <text:p>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2999999999999999E-2" table:style-name="ce57">
            <text:p>0<text:s/></text:p>
          </table:table-cell>
          <table:table-cell office:value-type="float" office:value="0.36659999999999998" table:style-name="ce57">
            <text:p>0<text:s/>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147.44630000000001" table:formula="msoxl:=  IF(SUM(C37:C53)=0,&quot;-&quot;,SUM(C37:C53))" table:style-name="ce52">
            <text:p>147<text:s/></text:p>
          </table:table-cell>
          <table:table-cell office:value-type="float" office:value="38444.401539999999" table:formula="msoxl:=  IF(SUM(D37:D53)=0,&quot;-&quot;,SUM(D37:D53))" table:style-name="ce52">
            <text:p>38,444<text:s/></text:p>
          </table:table-cell>
          <table:table-cell office:value-type="float" office:value="315.01409999999998" table:formula="msoxl:=  IF(SUM(E37:E53)=0,&quot;-&quot;,SUM(E37:E53))" table:style-name="ce52">
            <text:p>315<text:s/></text:p>
          </table:table-cell>
          <table:table-cell office:value-type="float" office:value="47055.662320000003" table:formula="msoxl:=  IF(SUM(F37:F53)=0,&quot;-&quot;,SUM(F37:F53))" table:style-name="ce52">
            <text:p>47,056<text:s/></text:p>
          </table:table-cell>
          <table:table-cell office:value-type="float" office:value="103.26200000000001" table:formula="msoxl:=  IF(SUM(G37:G53)=0,&quot;-&quot;,SUM(G37:G53))" table:style-name="ce52">
            <text:p>103<text:s/></text:p>
          </table:table-cell>
          <table:table-cell office:value-type="float" office:value="7117.1769700000004" table:formula="msoxl:=  IF(SUM(H37:H53)=0,&quot;-&quot;,SUM(H37:H53))" table:style-name="ce52">
            <text:p>7,117<text:s/></text:p>
          </table:table-cell>
          <table:table-cell office:value-type="float" office:value="16.6205" table:formula="msoxl:=  IF(SUM(I37:I53)=0,&quot;-&quot;,SUM(I37:I53))" table:style-name="ce52">
            <text:p>17<text:s/></text:p>
          </table:table-cell>
          <table:table-cell office:value-type="float" office:value="1692.13546" table:formula="msoxl:=  IF(SUM(J37:J53)=0,&quot;-&quot;,SUM(J37:J53))" table:style-name="ce52">
            <text:p>1,692<text:s/></text:p>
          </table:table-cell>
          <table:table-cell office:value-type="float" office:value="35.771000000000001" table:formula="msoxl:=  IF(SUM(K37:K53)=0,&quot;-&quot;,SUM(K37:K53))" table:style-name="ce52">
            <text:p>36<text:s/></text:p>
          </table:table-cell>
          <table:table-cell office:value-type="float" office:value="2435.0963999999999" table:formula="msoxl:=  IF(SUM(L37:L53)=0,&quot;-&quot;,SUM(L37:L53))" table:style-name="ce52">
            <text:p>2,435<text:s/></text:p>
          </table:table-cell>
          <table:table-cell office:value-type="float" office:value="0.27560000000000001" table:formula="msoxl:=  IF(SUM(M37:M53)=0,&quot;-&quot;,SUM(M37:M53))" table:style-name="ce52">
            <text:p>0<text:s/></text:p>
          </table:table-cell>
          <table:table-cell office:value-type="float" office:value="18.940999999999999" table:formula="msoxl:=  IF(SUM(N37:N53)=0,&quot;-&quot;,SUM(N37:N53))" table:style-name="ce52">
            <text:p>19<text:s/></text:p>
          </table:table-cell>
          <table:table-cell office:value-type="float" office:value="50.594900000000003" table:formula="msoxl:=  IF(SUM(O37:O53)=0,&quot;-&quot;,SUM(O37:O53))" table:style-name="ce52">
            <text:p>51<text:s/></text:p>
          </table:table-cell>
          <table:table-cell office:value-type="float" office:value="2971.0041099999999" table:formula="msoxl:=  IF(SUM(P37:P53)=0,&quot;-&quot;,SUM(P37:P53))" table:style-name="ce52">
            <text:p>2,97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4.0762999999999998" table:style-name="ce55">
            <text:p>4<text:s/></text:p>
          </table:table-cell>
          <table:table-cell office:value-type="float" office:value="1236.16644" table:style-name="ce55">
            <text:p>1,236<text:s/></text:p>
          </table:table-cell>
          <table:table-cell office:value-type="float" office:value="62.0276" table:style-name="ce55">
            <text:p>62<text:s/></text:p>
          </table:table-cell>
          <table:table-cell office:value-type="float" office:value="4743.7568199999996" table:style-name="ce55">
            <text:p>4,744<text:s/></text:p>
          </table:table-cell>
          <table:table-cell office:value-type="float" office:value="4.3747000000000007" table:formula="msoxl:=  IF(SUM(I37,K37,M37,O37)=0,&quot;-&quot;,SUM(I37,K37,M37,O37))" table:style-name="ce55">
            <text:p>4<text:s/></text:p>
          </table:table-cell>
          <table:table-cell office:value-type="float" office:value="245.27816999999999" table:formula="msoxl:=  IF(SUM(J37,L37,N37,P37)=0,&quot;-&quot;,SUM(J37,L37,N37,P37))" table:style-name="ce55">
            <text:p>245<text:s/></text:p>
          </table:table-cell>
          <table:table-cell office:value-type="float" office:value="0.75780000000000003" table:style-name="ce55">
            <text:p>1<text:s/></text:p>
          </table:table-cell>
          <table:table-cell office:value-type="float" office:value="58.734529999999999" table:style-name="ce55">
            <text:p>59<text:s/></text:p>
          </table:table-cell>
          <table:table-cell office:value-type="float" office:value="0.191" table:style-name="ce55">
            <text:p>0<text:s/></text:p>
          </table:table-cell>
          <table:table-cell office:value-type="float" office:value="10.2758" table:style-name="ce55">
            <text:p>10<text:s/></text:p>
          </table:table-cell>
          <table:table-cell office:value-type="float" office:value="0.26" table:style-name="ce55">
            <text:p>0<text:s/></text:p>
          </table:table-cell>
          <table:table-cell office:value-type="float" office:value="18.2" table:style-name="ce55">
            <text:p>18<text:s/></text:p>
          </table:table-cell>
          <table:table-cell office:value-type="float" office:value="3.1659000000000002" table:style-name="ce55">
            <text:p>3<text:s/></text:p>
          </table:table-cell>
          <table:table-cell office:value-type="float" office:value="158.06783999999999" table:style-name="ce55">
            <text:p>15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8,K38,M38,O38)=0,&quot;-&quot;,SUM(I38,K38,M38,O38))" table:style-name="ce55">
            <text:p>-</text:p>
          </table:table-cell>
          <table:table-cell office:value-type="string" office:string-value="-" table:formula="msoxl:=  IF(SUM(J38,L38,N38,P38)=0,&quot;-&quot;,SUM(J38,L38,N38,P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9,K39,M39,O39)=0,&quot;-&quot;,SUM(I39,K39,M39,O39))" table:style-name="ce55">
            <text:p>-</text:p>
          </table:table-cell>
          <table:table-cell office:value-type="string" office:string-value="-" table:formula="msoxl:=  IF(SUM(J39,L39,N39,P39)=0,&quot;-&quot;,SUM(J39,L39,N39,P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28.626000000000001" table:style-name="ce55">
            <text:p>29<text:s/></text:p>
          </table:table-cell>
          <table:table-cell office:value-type="float" office:value="7463.7956000000004" table:style-name="ce55">
            <text:p>7,464<text:s/></text:p>
          </table:table-cell>
          <table:table-cell office:value-type="float" office:value="77.378799999999998" table:style-name="ce55">
            <text:p>77<text:s/></text:p>
          </table:table-cell>
          <table:table-cell office:value-type="float" office:value="11512.245500000001" table:style-name="ce55">
            <text:p>11,512<text:s/></text:p>
          </table:table-cell>
          <table:table-cell office:value-type="float" office:value="91.925300000000007" table:formula="msoxl:=  IF(SUM(I40,K40,M40,O40)=0,&quot;-&quot;,SUM(I40,K40,M40,O40))" table:style-name="ce55">
            <text:p>92<text:s/></text:p>
          </table:table-cell>
          <table:table-cell office:value-type="float" office:value="6418.9868000000006" table:formula="msoxl:=  IF(SUM(J40,L40,N40,P40)=0,&quot;-&quot;,SUM(J40,L40,N40,P40))" table:style-name="ce55">
            <text:p>6,419<text:s/></text:p>
          </table:table-cell>
          <table:table-cell office:value-type="float" office:value="15.8627" table:style-name="ce55">
            <text:p>16<text:s/></text:p>
          </table:table-cell>
          <table:table-cell office:value-type="float" office:value="1633.40093" table:style-name="ce55">
            <text:p>1,633<text:s/></text:p>
          </table:table-cell>
          <table:table-cell office:value-type="float" office:value="35.417000000000002" table:style-name="ce55">
            <text:p>35<text:s/></text:p>
          </table:table-cell>
          <table:table-cell office:value-type="float" office:value="2412.5956000000001" table:style-name="ce55">
            <text:p>2,413<text:s/></text:p>
          </table:table-cell>
          <table:table-cell office:value-type="float" office:value="1.5599999999999999E-2" table:style-name="ce55">
            <text:p>0<text:s/></text:p>
          </table:table-cell>
          <table:table-cell office:value-type="float" office:value="0.74099999999999999" table:style-name="ce55">
            <text:p>1<text:s/></text:p>
          </table:table-cell>
          <table:table-cell office:value-type="float" office:value="40.630000000000003" table:style-name="ce55">
            <text:p>41<text:s/></text:p>
          </table:table-cell>
          <table:table-cell office:value-type="float" office:value="2372.2492699999998" table:style-name="ce55">
            <text:p>2,37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1,K41,M41,O41)=0,&quot;-&quot;,SUM(I41,K41,M41,O41))" table:style-name="ce55">
            <text:p>-</text:p>
          </table:table-cell>
          <table:table-cell office:value-type="string" office:string-value="-" table:formula="msoxl:=  IF(SUM(J41,L41,N41,P41)=0,&quot;-&quot;,SUM(J41,L41,N41,P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2,K42,M42,O42)=0,&quot;-&quot;,SUM(I42,K42,M42,O42))" table:style-name="ce55">
            <text:p>-</text:p>
          </table:table-cell>
          <table:table-cell office:value-type="string" office:string-value="-" table:formula="msoxl:=  IF(SUM(J42,L42,N42,P42)=0,&quot;-&quot;,SUM(J42,L42,N42,P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3,K43,M43,O43)=0,&quot;-&quot;,SUM(I43,K43,M43,O43))" table:style-name="ce55">
            <text:p>-</text:p>
          </table:table-cell>
          <table:table-cell office:value-type="string" office:string-value="-" table:formula="msoxl:=  IF(SUM(J43,L43,N43,P43)=0,&quot;-&quot;,SUM(J43,L43,N43,P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4,K44,M44,O44)=0,&quot;-&quot;,SUM(I44,K44,M44,O44))" table:style-name="ce55">
            <text:p>-</text:p>
          </table:table-cell>
          <table:table-cell office:value-type="string" office:string-value="-" table:formula="msoxl:=  IF(SUM(J44,L44,N44,P44)=0,&quot;-&quot;,SUM(J44,L44,N44,P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5,K45,M45,O45)=0,&quot;-&quot;,SUM(I45,K45,M45,O45))" table:style-name="ce55">
            <text:p>-</text:p>
          </table:table-cell>
          <table:table-cell office:value-type="string" office:string-value="-" table:formula="msoxl:=  IF(SUM(J45,L45,N45,P45)=0,&quot;-&quot;,SUM(J45,L45,N45,P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6,K46,M46,O46)=0,&quot;-&quot;,SUM(I46,K46,M46,O46))" table:style-name="ce55">
            <text:p>-</text:p>
          </table:table-cell>
          <table:table-cell office:value-type="string" office:string-value="-" table:formula="msoxl:=  IF(SUM(J46,L46,N46,P46)=0,&quot;-&quot;,SUM(J46,L46,N46,P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802" table:formula="msoxl:=  IF(SUM(I47,K47,M47,O47)=0,&quot;-&quot;,SUM(I47,K47,M47,O47))" table:style-name="ce55">
            <text:p>2<text:s/></text:p>
          </table:table-cell>
          <table:table-cell office:value-type="float" office:value="100.91200000000001" table:formula="msoxl:=  IF(SUM(J47,L47,N47,P47)=0,&quot;-&quot;,SUM(J47,L47,N47,P47))" table:style-name="ce55">
            <text:p>10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802" table:style-name="ce55">
            <text:p>2<text:s/></text:p>
          </table:table-cell>
          <table:table-cell office:value-type="float" office:value="100.91200000000001" table:style-name="ce55">
            <text:p>10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5999999999999998E-2" table:style-name="ce55">
            <text:p>0<text:s/></text:p>
          </table:table-cell>
          <table:table-cell office:value-type="float" office:value="5.7" table:style-name="ce55">
            <text:p>6<text:s/></text:p>
          </table:table-cell>
          <table:table-cell office:value-type="float" office:value="2.1970000000000001" table:formula="msoxl:=  IF(SUM(I48,K48,M48,O48)=0,&quot;-&quot;,SUM(I48,K48,M48,O48))" table:style-name="ce55">
            <text:p>2<text:s/></text:p>
          </table:table-cell>
          <table:table-cell office:value-type="float" office:value="164.77500000000001" table:formula="msoxl:=  IF(SUM(J48,L48,N48,P48)=0,&quot;-&quot;,SUM(J48,L48,N48,P48))" table:style-name="ce55">
            <text:p>16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1970000000000001" table:style-name="ce55">
            <text:p>2<text:s/></text:p>
          </table:table-cell>
          <table:table-cell office:value-type="float" office:value="164.77500000000001" table:style-name="ce55">
            <text:p>16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9,K49,M49,O49)=0,&quot;-&quot;,SUM(I49,K49,M49,O49))" table:style-name="ce55">
            <text:p>-</text:p>
          </table:table-cell>
          <table:table-cell office:value-type="string" office:string-value="-" table:formula="msoxl:=  IF(SUM(J49,L49,N49,P49)=0,&quot;-&quot;,SUM(J49,L49,N49,P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float" office:value="114.744" table:style-name="ce55">
            <text:p>115<text:s/></text:p>
          </table:table-cell>
          <table:table-cell office:value-type="float" office:value="29744.4395" table:style-name="ce55">
            <text:p>29,744<text:s/></text:p>
          </table:table-cell>
          <table:table-cell office:value-type="float" office:value="175.5317" table:style-name="ce55">
            <text:p>176<text:s/></text:p>
          </table:table-cell>
          <table:table-cell office:value-type="float" office:value="30793.96" table:style-name="ce55">
            <text:p>30,794<text:s/></text:p>
          </table:table-cell>
          <table:table-cell office:value-type="float" office:value="0.16300000000000001" table:formula="msoxl:=  IF(SUM(I50,K50,M50,O50)=0,&quot;-&quot;,SUM(I50,K50,M50,O50))" table:style-name="ce55">
            <text:p>0<text:s/></text:p>
          </table:table-cell>
          <table:table-cell office:value-type="float" office:value="12.225" table:formula="msoxl:=  IF(SUM(J50,L50,N50,P50)=0,&quot;-&quot;,SUM(J50,L50,N50,P50))" table:style-name="ce55">
            <text:p>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6300000000000001" table:style-name="ce55">
            <text:p>0<text:s/></text:p>
          </table:table-cell>
          <table:table-cell office:value-type="float" office:value="12.225" table:style-name="ce55">
            <text:p>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8" table:formula="msoxl:=  IF(SUM(I51,K51,M51,O51)=0,&quot;-&quot;,SUM(I51,K51,M51,O51))" table:style-name="ce55">
            <text:p>3<text:s/></text:p>
          </table:table-cell>
          <table:table-cell office:value-type="float" office:value="175" table:formula="msoxl:=  IF(SUM(J51,L51,N51,P51)=0,&quot;-&quot;,SUM(J51,L51,N51,P51))" table:style-name="ce55">
            <text:p>17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8" table:style-name="ce55">
            <text:p>3<text:s/></text:p>
          </table:table-cell>
          <table:table-cell office:value-type="float" office:value="175" table:style-name="ce55">
            <text:p>175<text:s/>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2,K52,M52,O52)=0,&quot;-&quot;,SUM(I52,K52,M52,O52))" table:style-name="ce55">
            <text:p>-</text:p>
          </table:table-cell>
          <table:table-cell office:value-type="string" office:string-value="-" table:formula="msoxl:=  IF(SUM(J52,L52,N52,P52)=0,&quot;-&quot;,SUM(J52,L52,N52,P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53,K53,M53,O53)=0,&quot;-&quot;,SUM(I53,K53,M53,O53))" table:style-name="ce55">
            <text:p>-</text:p>
          </table:table-cell>
          <table:table-cell office:value-type="string" office:string-value="-" table:formula="msoxl:=  IF(SUM(J53,L53,N53,P53)=0,&quot;-&quot;,SUM(J53,L53,N53,P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3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5,K55,M55,O55)=0,&quot;-&quot;,SUM(I55,K55,M55,O55))" table:style-name="ce55">
            <text:p>-</text:p>
          </table:table-cell>
          <table:table-cell office:value-type="string" office:string-value="-" table:formula="msoxl:=  IF(SUM(J55,L55,N55,P55)=0,&quot;-&quot;,SUM(J55,L55,N55,P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6,K56,M56,O56)=0,&quot;-&quot;,SUM(I56,K56,M56,O56))" table:style-name="ce55">
            <text:p>-</text:p>
          </table:table-cell>
          <table:table-cell office:value-type="string" office:string-value="-" table:formula="msoxl:=  IF(SUM(J56,L56,N56,P56)=0,&quot;-&quot;,SUM(J56,L56,N56,P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57,K57,M57,O57)=0,&quot;-&quot;,SUM(I57,K57,M57,O57))" table:style-name="ce55">
            <text:p>-</text:p>
          </table:table-cell>
          <table:table-cell office:value-type="string" office:string-value="-" table:formula="msoxl:=  IF(SUM(J57,L57,N57,P57)=0,&quot;-&quot;,SUM(J57,L57,N57,P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3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9,K59,M59,O59)=0,&quot;-&quot;,SUM(I59,K59,M59,O59))" table:style-name="ce55">
            <text:p>-</text:p>
          </table:table-cell>
          <table:table-cell office:value-type="string" office:string-value="-" table:formula="msoxl:=  IF(SUM(J59,L59,N59,P59)=0,&quot;-&quot;,SUM(J59,L59,N59,P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0,K60,M60,O60)=0,&quot;-&quot;,SUM(I60,K60,M60,O60))" table:style-name="ce55">
            <text:p>-</text:p>
          </table:table-cell>
          <table:table-cell office:value-type="string" office:string-value="-" table:formula="msoxl:=  IF(SUM(J60,L60,N60,P60)=0,&quot;-&quot;,SUM(J60,L60,N60,P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1,K61,M61,O61)=0,&quot;-&quot;,SUM(I61,K61,M61,O61))" table:style-name="ce55">
            <text:p>-</text:p>
          </table:table-cell>
          <table:table-cell office:value-type="string" office:string-value="-" table:formula="msoxl:=  IF(SUM(J61,L61,N61,P61)=0,&quot;-&quot;,SUM(J61,L61,N61,P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3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3,K63,M63,O63)=0,&quot;-&quot;,SUM(I63,K63,M63,O63))" table:style-name="ce55">
            <text:p>-</text:p>
          </table:table-cell>
          <table:table-cell office:value-type="string" office:string-value="-" table:formula="msoxl:=  IF(SUM(J63,L63,N63,P63)=0,&quot;-&quot;,SUM(J63,L63,N63,P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4,K64,M64,O64)=0,&quot;-&quot;,SUM(I64,K64,M64,O64))" table:style-name="ce55">
            <text:p>-</text:p>
          </table:table-cell>
          <table:table-cell office:value-type="string" office:string-value="-" table:formula="msoxl:=  IF(SUM(J64,L64,N64,P64)=0,&quot;-&quot;,SUM(J64,L64,N64,P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5,K65,M65,O65)=0,&quot;-&quot;,SUM(I65,K65,M65,O65))" table:style-name="ce55">
            <text:p>-</text:p>
          </table:table-cell>
          <table:table-cell office:value-type="string" office:string-value="-" table:formula="msoxl:=  IF(SUM(J65,L65,N65,P65)=0,&quot;-&quot;,SUM(J65,L65,N65,P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6,K66,M66,O66)=0,&quot;-&quot;,SUM(I66,K66,M66,O66))" table:style-name="ce55">
            <text:p>-</text:p>
          </table:table-cell>
          <table:table-cell office:value-type="string" office:string-value="-" table:formula="msoxl:=  IF(SUM(J66,L66,N66,P66)=0,&quot;-&quot;,SUM(J66,L66,N66,P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7,K67,M67,O67)=0,&quot;-&quot;,SUM(I67,K67,M67,O67))" table:style-name="ce55">
            <text:p>-</text:p>
          </table:table-cell>
          <table:table-cell office:value-type="string" office:string-value="-" table:formula="msoxl:=  IF(SUM(J67,L67,N67,P67)=0,&quot;-&quot;,SUM(J67,L67,N67,P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4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4" table:number-rows-spanned="1" table:style-name="ce196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5"/>
          <table:table-cell table:style-name="ce26"/>
          <table:table-cell table:style-name="ce25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number-columns-spanned="6" table:number-rows-spanned="1" table:style-name="ce196">
            <text:p>頭 <text:s text:c="3"/>足 <text:s text:c="3"/>類</text:p>
          </table:table-cell>
          <table:covered-table-cell table:number-columns-repeated="5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2">
            <text:p>秋刀魚</text:p>
          </table:table-cell>
          <table:covered-table-cell/>
          <table:table-cell office:value-type="string" table:number-columns-spanned="2" table:number-rows-spanned="1" table:style-name="ce194">
            <text:p>單棘魨科</text:p>
          </table:table-cell>
          <table:covered-table-cell/>
          <table:table-cell office:value-type="string" table:number-columns-spanned="2" table:number-rows-spanned="1" table:style-name="ce194">
            <text:p>其他淡水魚類</text:p>
          </table:table-cell>
          <table:covered-table-cell/>
          <table:table-cell office:value-type="string" table:number-columns-spanned="2" table:number-rows-spanned="1" table:style-name="ce194">
            <text:p>其他海水魚類</text:p>
          </table:table-cell>
          <table:covered-table-cell/>
          <table:table-cell office:value-type="string" table:number-columns-spanned="2" table:number-rows-spanned="1" table:style-name="ce197">
            <text:p>小計</text:p>
          </table:table-cell>
          <table:covered-table-cell/>
          <table:table-cell office:value-type="string" table:number-columns-spanned="2" table:number-rows-spanned="1" table:style-name="ce197">
            <text:p>阿根廷魷</text:p>
          </table:table-cell>
          <table:covered-table-cell/>
          <table:table-cell office:value-type="string" table:number-columns-spanned="2" table:number-rows-spanned="1" table:style-name="ce197">
            <text:p>美洲大赤魷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1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23">
            <text:p>59001</text:p>
          </table:table-cell>
          <table:covered-table-cell/>
          <table:table-cell office:value-type="string" table:number-columns-spanned="2" table:number-rows-spanned="1" table:style-name="ce217">
            <text:p>60000</text:p>
          </table:table-cell>
          <table:covered-table-cell/>
          <table:table-cell office:value-type="string" table:number-columns-spanned="2" table:number-rows-spanned="1" table:style-name="ce217">
            <text:p>62998</text:p>
          </table:table-cell>
          <table:covered-table-cell/>
          <table:table-cell office:value-type="string" table:number-columns-spanned="2" table:number-rows-spanned="1" table:style-name="ce185">
            <text:p>62999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office:value-type="string" table:number-columns-spanned="2" table:number-rows-spanned="1" table:style-name="ce185">
            <text:p>63101</text:p>
          </table:table-cell>
          <table:covered-table-cell/>
          <table:table-cell office:value-type="string" table:number-columns-spanned="2" table:number-rows-spanned="1" table:style-name="ce185">
            <text:p>63102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46024.99999000001" table:formula="msoxl:=  IF(SUM(C11,C19,C36,C54,C58,C62)=0,&quot;-&quot;,SUM(C11,C19,C36,C54,C58,C62))" table:style-name="ce45">
            <text:p>146,025<text:s/></text:p>
          </table:table-cell>
          <table:table-cell office:value-type="float" office:value="5672466.9467000002" table:formula="msoxl:=  IF(SUM(D11,D19,D36,D54,D58,D62)=0,&quot;-&quot;,SUM(D11,D19,D36,D54,D58,D62))" table:style-name="ce45">
            <text:p>5,672,467<text:s/></text:p>
          </table:table-cell>
          <table:table-cell office:value-type="float" office:value="177.86439999999999" table:formula="msoxl:=  IF(SUM(E11,E19,E36,E54,E58,E62)=0,&quot;-&quot;,SUM(E11,E19,E36,E54,E58,E62))" table:style-name="ce45">
            <text:p>178<text:s/></text:p>
          </table:table-cell>
          <table:table-cell office:value-type="float" office:value="30511.420760000001" table:formula="msoxl:=  IF(SUM(F11,F19,F36,F54,F58,F62)=0,&quot;-&quot;,SUM(F11,F19,F36,F54,F58,F62))" table:style-name="ce45">
            <text:p>30,511<text:s/></text:p>
          </table:table-cell>
          <table:table-cell office:value-type="float" office:value="1235.788" table:formula="msoxl:=  IF(SUM(G11,G19,G36,G54,G58,G62)=0,&quot;-&quot;,SUM(G11,G19,G36,G54,G58,G62))" table:style-name="ce45">
            <text:p>1,236<text:s/></text:p>
          </table:table-cell>
          <table:table-cell office:value-type="float" office:value="199941.84299999999" table:formula="msoxl:=  IF(SUM(H11,H19,H36,H54,H58,H62)=0,&quot;-&quot;,SUM(H11,H19,H36,H54,H58,H62))" table:style-name="ce45">
            <text:p>199,942<text:s/></text:p>
          </table:table-cell>
          <table:table-cell office:value-type="float" office:value="25849.928799999998" table:formula="msoxl:=  IF(SUM(I11,I19,I36,I54,I58,I62)=0,&quot;-&quot;,SUM(I11,I19,I36,I54,I58,I62))" table:style-name="ce45">
            <text:p>25,850<text:s/></text:p>
          </table:table-cell>
          <table:table-cell office:value-type="float" office:value="2727347.4528799998" table:formula="msoxl:=  IF(SUM(J11,J19,J36,J54,J58,J62)=0,&quot;-&quot;,SUM(J11,J19,J36,J54,J58,J62))" table:style-name="ce45">
            <text:p>2,727,347<text:s/></text:p>
          </table:table-cell>
          <table:table-cell office:value-type="float" office:value="29377.281499999997" table:formula="msoxl:=  IF(SUM(K11,K19,K36,K54,K58,K62)=0,&quot;-&quot;,SUM(K11,K19,K36,K54,K58,K62))" table:style-name="ce45">
            <text:p>29,377<text:s/></text:p>
          </table:table-cell>
          <table:table-cell office:value-type="float" office:value="2132467.32565" table:formula="msoxl:=  IF(SUM(L11,L19,L36,L54,L58,L62)=0,&quot;-&quot;,SUM(L11,L19,L36,L54,L58,L62))" table:style-name="ce66">
            <text:p>2,132,467<text:s/></text:p>
          </table:table-cell>
          <table:table-cell office:value-type="float" office:value="12838.00001" table:formula="msoxl:=  IF(SUM(M11,M19,M36,M54,M58,M62)=0,&quot;-&quot;,SUM(M11,M19,M36,M54,M58,M62))" table:style-name="ce45">
            <text:p>12,838<text:s/></text:p>
          </table:table-cell>
          <table:table-cell office:value-type="float" office:value="950012.00074000005" table:formula="msoxl:=  IF(SUM(N11,N19,N36,N54,N58,N62)=0,&quot;-&quot;,SUM(N11,N19,N36,N54,N58,N62))" table:style-name="ce45">
            <text:p>950,012<text:s/></text:p>
          </table:table-cell>
          <table:table-cell office:value-type="float" office:value="12989.000029999999" table:formula="msoxl:=  IF(SUM(O11,O19,O36,O54,O58,O62)=0,&quot;-&quot;,SUM(O11,O19,O36,O54,O58,O62))" table:style-name="ce45">
            <text:p>12,989<text:s/></text:p>
          </table:table-cell>
          <table:table-cell office:value-type="float" office:value="558527.00129000004" table:formula="msoxl:=  IF(SUM(P11,P19,P36,P54,P58,P62)=0,&quot;-&quot;,SUM(P11,P19,P36,P54,P58,P62))" table:style-name="ce45">
            <text:p>558,527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146024.99999000001" table:formula="msoxl:=  IF(SUM(C12:C18)=0,&quot;-&quot;,SUM(C12:C18))" table:style-name="ce52">
            <text:p>146,025<text:s/></text:p>
          </table:table-cell>
          <table:table-cell office:value-type="float" office:value="5672466.9467000002" table:formula="msoxl:=  IF(SUM(D12:D18)=0,&quot;-&quot;,SUM(D12:D18))" table:style-name="ce52">
            <text:p>5,672,467<text:s/>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float" office:value="10498.315479999999" table:formula="msoxl:=  IF(SUM(I12:I18)=0,&quot;-&quot;,SUM(I12:I18))" table:style-name="ce52">
            <text:p>10,498<text:s/></text:p>
          </table:table-cell>
          <table:table-cell office:value-type="float" office:value="419986.08857999998" table:formula="msoxl:=  IF(SUM(J12:J18)=0,&quot;-&quot;,SUM(J12:J18))" table:style-name="ce52">
            <text:p>419,986<text:s/></text:p>
          </table:table-cell>
          <table:table-cell office:value-type="float" office:value="25827.000039999999" table:formula="msoxl:=  IF(SUM(K12:K18)=0,&quot;-&quot;,SUM(K12:K18))" table:style-name="ce52">
            <text:p>25,827<text:s/></text:p>
          </table:table-cell>
          <table:table-cell office:value-type="float" office:value="1508539.0020300001" table:formula="msoxl:=  IF(SUM(L12:L18)=0,&quot;-&quot;,SUM(L12:L18))" table:style-name="ce60">
            <text:p>1,508,539<text:s/></text:p>
          </table:table-cell>
          <table:table-cell office:value-type="float" office:value="12838.00001" table:formula="msoxl:=  IF(SUM(M12:M18)=0,&quot;-&quot;,SUM(M12:M18))" table:style-name="ce52">
            <text:p>12,838<text:s/></text:p>
          </table:table-cell>
          <table:table-cell office:value-type="float" office:value="950012.00074000005" table:formula="msoxl:=  IF(SUM(N12:N18)=0,&quot;-&quot;,SUM(N12:N18))" table:style-name="ce52">
            <text:p>950,012<text:s/></text:p>
          </table:table-cell>
          <table:table-cell office:value-type="float" office:value="12989.000029999999" table:formula="msoxl:=  IF(SUM(O12:O18)=0,&quot;-&quot;,SUM(O12:O18))" table:style-name="ce52">
            <text:p>12,989<text:s/></text:p>
          </table:table-cell>
          <table:table-cell office:value-type="float" office:value="558527.00129000004" table:formula="msoxl:=  IF(SUM(P12:P18)=0,&quot;-&quot;,SUM(P12:P18))" table:style-name="ce52">
            <text:p>558,52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2,O12,'漁業生產量值-漁業種類別魚類別生產量值12'!C12,'漁業生產量值-漁業種類別魚類別生產量值12'!E12)=0,&quot;-&quot;,SUM(M12,O12,'漁業生產量值-漁業種類別魚類別生產量值12'!C12,'漁業生產量值-漁業種類別魚類別生產量值12'!E12))" table:style-name="ce55">
            <text:p>-</text:p>
          </table:table-cell>
          <table:table-cell office:value-type="string" office:string-value="-" table:formula="msoxl:=  IF(SUM(N12,P12,'漁業生產量值-漁業種類別魚類別生產量值12'!D12,'漁業生產量值-漁業種類別魚類別生產量值12'!F12)=0,&quot;-&quot;,SUM(N12,P12,'漁業生產量值-漁業種類別魚類別生產量值12'!D12,'漁業生產量值-漁業種類別魚類別生產量值12'!F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3,O13,'漁業生產量值-漁業種類別魚類別生產量值12'!C13,'漁業生產量值-漁業種類別魚類別生產量值12'!E13)=0,&quot;-&quot;,SUM(M13,O13,'漁業生產量值-漁業種類別魚類別生產量值12'!C13,'漁業生產量值-漁業種類別魚類別生產量值12'!E13))" table:style-name="ce55">
            <text:p>-</text:p>
          </table:table-cell>
          <table:table-cell office:value-type="string" office:string-value="-" table:formula="msoxl:=  IF(SUM(N13,P13,'漁業生產量值-漁業種類別魚類別生產量值12'!D13,'漁業生產量值-漁業種類別魚類別生產量值12'!F13)=0,&quot;-&quot;,SUM(N13,P13,'漁業生產量值-漁業種類別魚類別生產量值12'!D13,'漁業生產量值-漁業種類別魚類別生產量值12'!F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02" table:style-name="ce55">
            <text:p>302<text:s/></text:p>
          </table:table-cell>
          <table:table-cell office:value-type="float" office:value="10702.075500000001" table:style-name="ce55">
            <text:p>10,702<text:s/></text:p>
          </table:table-cell>
          <table:table-cell office:value-type="string" office:string-value="-" table:formula="msoxl:=  IF(SUM(M14,O14,'漁業生產量值-漁業種類別魚類別生產量值12'!C14,'漁業生產量值-漁業種類別魚類別生產量值12'!E14)=0,&quot;-&quot;,SUM(M14,O14,'漁業生產量值-漁業種類別魚類別生產量值12'!C14,'漁業生產量值-漁業種類別魚類別生產量值12'!E14))" table:style-name="ce55">
            <text:p>-</text:p>
          </table:table-cell>
          <table:table-cell office:value-type="string" office:string-value="-" table:formula="msoxl:=  IF(SUM(N14,P14,'漁業生產量值-漁業種類別魚類別生產量值12'!D14,'漁業生產量值-漁業種類別魚類別生產量值12'!F14)=0,&quot;-&quot;,SUM(N14,P14,'漁業生產量值-漁業種類別魚類別生產量值12'!D14,'漁業生產量值-漁業種類別魚類別生產量值12'!F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float" office:value="146024.99999000001" table:style-name="ce55">
            <text:p>146,025<text:s/></text:p>
          </table:table-cell>
          <table:table-cell office:value-type="float" office:value="5672466.9467000002" table:style-name="ce55">
            <text:p>5,672,4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5,O15,'漁業生產量值-漁業種類別魚類別生產量值12'!C15,'漁業生產量值-漁業種類別魚類別生產量值12'!E15)=0,&quot;-&quot;,SUM(M15,O15,'漁業生產量值-漁業種類別魚類別生產量值12'!C15,'漁業生產量值-漁業種類別魚類別生產量值12'!E15))" table:style-name="ce55">
            <text:p>-</text:p>
          </table:table-cell>
          <table:table-cell office:value-type="string" office:string-value="-" table:formula="msoxl:=  IF(SUM(N15,P15,'漁業生產量值-漁業種類別魚類別生產量值12'!D15,'漁業生產量值-漁業種類別魚類別生產量值12'!F15)=0,&quot;-&quot;,SUM(N15,P15,'漁業生產量值-漁業種類別魚類別生產量值12'!D15,'漁業生產量值-漁業種類別魚類別生產量值12'!F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196.315479999999" table:style-name="ce55">
            <text:p>10,196<text:s/></text:p>
          </table:table-cell>
          <table:table-cell office:value-type="float" office:value="409284.01308" table:style-name="ce55">
            <text:p>409,284<text:s/></text:p>
          </table:table-cell>
          <table:table-cell office:value-type="string" office:string-value="-" table:formula="msoxl:=  IF(SUM(M16,O16,'漁業生產量值-漁業種類別魚類別生產量值12'!C16,'漁業生產量值-漁業種類別魚類別生產量值12'!E16)=0,&quot;-&quot;,SUM(M16,O16,'漁業生產量值-漁業種類別魚類別生產量值12'!C16,'漁業生產量值-漁業種類別魚類別生產量值12'!E16))" table:style-name="ce55">
            <text:p>-</text:p>
          </table:table-cell>
          <table:table-cell office:value-type="string" office:string-value="-" table:formula="msoxl:=  IF(SUM(N16,P16,'漁業生產量值-漁業種類別魚類別生產量值12'!D16,'漁業生產量值-漁業種類別魚類別生產量值12'!F16)=0,&quot;-&quot;,SUM(N16,P16,'漁業生產量值-漁業種類別魚類別生產量值12'!D16,'漁業生產量值-漁業種類別魚類別生產量值12'!F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827.000039999999" table:formula="msoxl:=  IF(SUM(M17,O17,'漁業生產量值-漁業種類別魚類別生產量值12'!C17,'漁業生產量值-漁業種類別魚類別生產量值12'!E17)=0,&quot;-&quot;,SUM(M17,O17,'漁業生產量值-漁業種類別魚類別生產量值12'!C17,'漁業生產量值-漁業種類別魚類別生產量值12'!E17))" table:style-name="ce55">
            <text:p>25,827<text:s/></text:p>
          </table:table-cell>
          <table:table-cell office:value-type="float" office:value="1508539.0020300001" table:formula="msoxl:=  IF(SUM(N17,P17,'漁業生產量值-漁業種類別魚類別生產量值12'!D17,'漁業生產量值-漁業種類別魚類別生產量值12'!F17)=0,&quot;-&quot;,SUM(N17,P17,'漁業生產量值-漁業種類別魚類別生產量值12'!D17,'漁業生產量值-漁業種類別魚類別生產量值12'!F17))" table:style-name="ce55">
            <text:p>1,508,539<text:s/></text:p>
          </table:table-cell>
          <table:table-cell office:value-type="float" office:value="12838.00001" table:style-name="ce55">
            <text:p>12,838<text:s/></text:p>
          </table:table-cell>
          <table:table-cell office:value-type="float" office:value="950012.00074000005" table:style-name="ce55">
            <text:p>950,012<text:s/></text:p>
          </table:table-cell>
          <table:table-cell office:value-type="float" office:value="12989.000029999999" table:style-name="ce55">
            <text:p>12,989<text:s/></text:p>
          </table:table-cell>
          <table:table-cell office:value-type="float" office:value="558527.00129000004" table:style-name="ce55">
            <text:p>558,527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18,O18,'漁業生產量值-漁業種類別魚類別生產量值12'!C18,'漁業生產量值-漁業種類別魚類別生產量值12'!E18)=0,&quot;-&quot;,SUM(M18,O18,'漁業生產量值-漁業種類別魚類別生產量值12'!C18,'漁業生產量值-漁業種類別魚類別生產量值12'!E18))" table:style-name="ce55">
            <text:p>-</text:p>
          </table:table-cell>
          <table:table-cell office:value-type="string" office:string-value="-" table:formula="msoxl:=  IF(SUM(N18,P18,'漁業生產量值-漁業種類別魚類別生產量值12'!D18,'漁業生產量值-漁業種類別魚類別生產量值12'!F18)=0,&quot;-&quot;,SUM(N18,P18,'漁業生產量值-漁業種類別魚類別生產量值12'!D18,'漁業生產量值-漁業種類別魚類別生產量值12'!F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float" office:value="100.5514" table:formula="msoxl:=  IF(SUM(E20:E35)=0,&quot;-&quot;,SUM(E20:E35))" table:style-name="ce52">
            <text:p>101<text:s/></text:p>
          </table:table-cell>
          <table:table-cell office:value-type="float" office:value="16569.173210000001" table:formula="msoxl:=  IF(SUM(F20:F35)=0,&quot;-&quot;,SUM(F20:F35))" table:style-name="ce52">
            <text:p>16,569<text:s/>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52">
            <text:p>-</text:p>
          </table:table-cell>
          <table:table-cell office:value-type="float" office:value="10212.391140000002" table:formula="msoxl:=  IF(SUM(I20:I35)=0,&quot;-&quot;,SUM(I20:I35))" table:style-name="ce52">
            <text:p>10,212<text:s/></text:p>
          </table:table-cell>
          <table:table-cell office:value-type="float" office:value="1168554.6780499998" table:formula="msoxl:=  IF(SUM(J20:J35)=0,&quot;-&quot;,SUM(J20:J35))" table:style-name="ce52">
            <text:p>1,168,555<text:s/></text:p>
          </table:table-cell>
          <table:table-cell office:value-type="float" office:value="3460.0727200000006" table:formula="msoxl:=  IF(SUM(K20:K35)=0,&quot;-&quot;,SUM(K20:K35))" table:style-name="ce52">
            <text:p>3,460<text:s/></text:p>
          </table:table-cell>
          <table:table-cell office:value-type="float" office:value="608453.03838000004" table:formula="msoxl:=  IF(SUM(L20:L35)=0,&quot;-&quot;,SUM(L20:L35))" table:style-name="ce60">
            <text:p>608,453<text:s/></text:p>
          </table:table-cell>
          <table:table-cell office:value-type="string" office:string-value="-" table:formula="msoxl:=  IF(SUM(M20:M35)=0,&quot;-&quot;,SUM(M20:M35))" table:style-name="ce52">
            <text:p>-</text:p>
          </table:table-cell>
          <table:table-cell office:value-type="string" office:string-value="-" table:formula="msoxl:=  IF(SUM(N20:N35)=0,&quot;-&quot;,SUM(N20:N35))" table:style-name="ce52">
            <text:p>-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19" table:formula="msoxl:=  IF(SUM(M20,O20,'漁業生產量值-漁業種類別魚類別生產量值12'!C20,'漁業生產量值-漁業種類別魚類別生產量值12'!E20)=0,&quot;-&quot;,SUM(M20,O20,'漁業生產量值-漁業種類別魚類別生產量值12'!C20,'漁業生產量值-漁業種類別魚類別生產量值12'!E20))" table:style-name="ce55">
            <text:p>19<text:s/></text:p>
          </table:table-cell>
          <table:table-cell office:value-type="float" office:value="2789.2" table:formula="msoxl:=  IF(SUM(N20,P20,'漁業生產量值-漁業種類別魚類別生產量值12'!D20,'漁業生產量值-漁業種類別魚類別生產量值12'!F20)=0,&quot;-&quot;,SUM(N20,P20,'漁業生產量值-漁業種類別魚類別生產量值12'!D20,'漁業生產量值-漁業種類別魚類別生產量值12'!F20))" table:style-name="ce55">
            <text:p>2,789<text:s/>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1,O21,'漁業生產量值-漁業種類別魚類別生產量值12'!C21,'漁業生產量值-漁業種類別魚類別生產量值12'!E21)=0,&quot;-&quot;,SUM(M21,O21,'漁業生產量值-漁業種類別魚類別生產量值12'!C21,'漁業生產量值-漁業種類別魚類別生產量值12'!E21))" table:style-name="ce55">
            <text:p>-</text:p>
          </table:table-cell>
          <table:table-cell office:value-type="string" office:string-value="-" table:formula="msoxl:=  IF(SUM(N21,P21,'漁業生產量值-漁業種類別魚類別生產量值12'!D21,'漁業生產量值-漁業種類別魚類別生產量值12'!F21)=0,&quot;-&quot;,SUM(N21,P21,'漁業生產量值-漁業種類別魚類別生產量值12'!D21,'漁業生產量值-漁業種類別魚類別生產量值12'!F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78500000000000003" table:style-name="ce55">
            <text:p>1<text:s/></text:p>
          </table:table-cell>
          <table:table-cell office:value-type="float" office:value="166.42" table:style-name="ce55">
            <text:p>16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60.94799999999998" table:style-name="ce55">
            <text:p>661<text:s/></text:p>
          </table:table-cell>
          <table:table-cell office:value-type="float" office:value="58835.302000000003" table:style-name="ce55">
            <text:p>58,835<text:s/></text:p>
          </table:table-cell>
          <table:table-cell office:value-type="float" office:value="2121.3870000000002" table:formula="msoxl:=  IF(SUM(M22,O22,'漁業生產量值-漁業種類別魚類別生產量值12'!C22,'漁業生產量值-漁業種類別魚類別生產量值12'!E22)=0,&quot;-&quot;,SUM(M22,O22,'漁業生產量值-漁業種類別魚類別生產量值12'!C22,'漁業生產量值-漁業種類別魚類別生產量值12'!E22))" table:style-name="ce55">
            <text:p>2,121<text:s/></text:p>
          </table:table-cell>
          <table:table-cell office:value-type="float" office:value="418150.91018000001" table:formula="msoxl:=  IF(SUM(N22,P22,'漁業生產量值-漁業種類別魚類別生產量值12'!D22,'漁業生產量值-漁業種類別魚類別生產量值12'!F22)=0,&quot;-&quot;,SUM(N22,P22,'漁業生產量值-漁業種類別魚類別生產量值12'!D22,'漁業生產量值-漁業種類別魚類別生產量值12'!F22))" table:style-name="ce55">
            <text:p>418,15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7663500000000001" table:style-name="ce55">
            <text:p>6<text:s/></text:p>
          </table:table-cell>
          <table:table-cell office:value-type="float" office:value="1148.05125" table:style-name="ce55">
            <text:p>1,14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078.2412800000002" table:style-name="ce55">
            <text:p>6,078<text:s/></text:p>
          </table:table-cell>
          <table:table-cell office:value-type="float" office:value="482478.7671" table:style-name="ce55">
            <text:p>482,479<text:s/></text:p>
          </table:table-cell>
          <table:table-cell office:value-type="float" office:value="1039.02612" table:formula="msoxl:=  IF(SUM(M23,O23,'漁業生產量值-漁業種類別魚類別生產量值12'!C23,'漁業生產量值-漁業種類別魚類別生產量值12'!E23)=0,&quot;-&quot;,SUM(M23,O23,'漁業生產量值-漁業種類別魚類別生產量值12'!C23,'漁業生產量值-漁業種類別魚類別生產量值12'!E23))" table:style-name="ce55">
            <text:p>1,039<text:s/></text:p>
          </table:table-cell>
          <table:table-cell office:value-type="float" office:value="140684.49187999999" table:formula="msoxl:=  IF(SUM(N23,P23,'漁業生產量值-漁業種類別魚類別生產量值12'!D23,'漁業生產量值-漁業種類別魚類別生產量值12'!F23)=0,&quot;-&quot;,SUM(N23,P23,'漁業生產量值-漁業種類別魚類別生產量值12'!D23,'漁業生產量值-漁業種類別魚類別生產量值12'!F23))" table:style-name="ce55">
            <text:p>140,68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8585599999999998" table:style-name="ce55">
            <text:p>8<text:s/></text:p>
          </table:table-cell>
          <table:table-cell office:value-type="float" office:value="1660.85247" table:style-name="ce55">
            <text:p>1,66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63.09910000000002" table:style-name="ce55">
            <text:p>863<text:s/></text:p>
          </table:table-cell>
          <table:table-cell office:value-type="float" office:value="95342.166840000005" table:style-name="ce55">
            <text:p>95,342<text:s/></text:p>
          </table:table-cell>
          <table:table-cell office:value-type="float" office:value="26.303599999999999" table:formula="msoxl:=  IF(SUM(M24,O24,'漁業生產量值-漁業種類別魚類別生產量值12'!C24,'漁業生產量值-漁業種類別魚類別生產量值12'!E24)=0,&quot;-&quot;,SUM(M24,O24,'漁業生產量值-漁業種類別魚類別生產量值12'!C24,'漁業生產量值-漁業種類別魚類別生產量值12'!E24))" table:style-name="ce55">
            <text:p>26<text:s/></text:p>
          </table:table-cell>
          <table:table-cell office:value-type="float" office:value="5330.9587200000005" table:formula="msoxl:=  IF(SUM(N24,P24,'漁業生產量值-漁業種類別魚類別生產量值12'!D24,'漁業生產量值-漁業種類別魚類別生產量值12'!F24)=0,&quot;-&quot;,SUM(N24,P24,'漁業生產量值-漁業種類別魚類別生產量值12'!D24,'漁業生產量值-漁業種類別魚類別生產量值12'!F24))" table:style-name="ce55">
            <text:p>5,33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31.2570000000001" table:style-name="ce55">
            <text:p>1,331<text:s/></text:p>
          </table:table-cell>
          <table:table-cell office:value-type="float" office:value="391393.82549999998" table:style-name="ce55">
            <text:p>391,394<text:s/></text:p>
          </table:table-cell>
          <table:table-cell office:value-type="float" office:value="25.8" table:formula="msoxl:=  IF(SUM(M25,O25,'漁業生產量值-漁業種類別魚類別生產量值12'!C25,'漁業生產量值-漁業種類別魚類別生產量值12'!E25)=0,&quot;-&quot;,SUM(M25,O25,'漁業生產量值-漁業種類別魚類別生產量值12'!C25,'漁業生產量值-漁業種類別魚類別生產量值12'!E25))" table:style-name="ce55">
            <text:p>26<text:s/></text:p>
          </table:table-cell>
          <table:table-cell office:value-type="float" office:value="5113.5600000000004" table:formula="msoxl:=  IF(SUM(N25,P25,'漁業生產量值-漁業種類別魚類別生產量值12'!D25,'漁業生產量值-漁業種類別魚類別生產量值12'!F25)=0,&quot;-&quot;,SUM(N25,P25,'漁業生產量值-漁業種類別魚類別生產量值12'!D25,'漁業生產量值-漁業種類別魚類別生產量值12'!F25))" table:style-name="ce55">
            <text:p>5,11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7.605" table:style-name="ce55">
            <text:p>18<text:s/></text:p>
          </table:table-cell>
          <table:table-cell office:value-type="float" office:value="2640.75" table:style-name="ce55">
            <text:p>2,64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.885899999999999" table:style-name="ce55">
            <text:p>21<text:s/></text:p>
          </table:table-cell>
          <table:table-cell office:value-type="float" office:value="2673.3951999999999" table:style-name="ce55">
            <text:p>2,673<text:s/></text:p>
          </table:table-cell>
          <table:table-cell office:value-type="string" office:string-value="-" table:formula="msoxl:=  IF(SUM(M26,O26,'漁業生產量值-漁業種類別魚類別生產量值12'!C26,'漁業生產量值-漁業種類別魚類別生產量值12'!E26)=0,&quot;-&quot;,SUM(M26,O26,'漁業生產量值-漁業種類別魚類別生產量值12'!C26,'漁業生產量值-漁業種類別魚類別生產量值12'!E26))" table:style-name="ce55">
            <text:p>-</text:p>
          </table:table-cell>
          <table:table-cell office:value-type="string" office:string-value="-" table:formula="msoxl:=  IF(SUM(N26,P26,'漁業生產量值-漁業種類別魚類別生產量值12'!D26,'漁業生產量值-漁業種類別魚類別生產量值12'!F26)=0,&quot;-&quot;,SUM(N26,P26,'漁業生產量值-漁業種類別魚類別生產量值12'!D26,'漁業生產量值-漁業種類別魚類別生產量值12'!F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8.8904" table:style-name="ce55">
            <text:p>99<text:s/></text:p>
          </table:table-cell>
          <table:table-cell office:value-type="float" office:value="5321.8671999999997" table:style-name="ce55">
            <text:p>5,322<text:s/></text:p>
          </table:table-cell>
          <table:table-cell office:value-type="string" office:string-value="-" table:formula="msoxl:=  IF(SUM(M27,O27,'漁業生產量值-漁業種類別魚類別生產量值12'!C27,'漁業生產量值-漁業種類別魚類別生產量值12'!E27)=0,&quot;-&quot;,SUM(M27,O27,'漁業生產量值-漁業種類別魚類別生產量值12'!C27,'漁業生產量值-漁業種類別魚類別生產量值12'!E27))" table:style-name="ce55">
            <text:p>-</text:p>
          </table:table-cell>
          <table:table-cell office:value-type="string" office:string-value="-" table:formula="msoxl:=  IF(SUM(N27,P27,'漁業生產量值-漁業種類別魚類別生產量值12'!D27,'漁業生產量值-漁業種類別魚類別生產量值12'!F27)=0,&quot;-&quot;,SUM(N27,P27,'漁業生產量值-漁業種類別魚類別生產量值12'!D27,'漁業生產量值-漁業種類別魚類別生產量值12'!F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1.203489999999999" table:style-name="ce55">
            <text:p>31<text:s/></text:p>
          </table:table-cell>
          <table:table-cell office:value-type="float" office:value="4697.3254900000002" table:style-name="ce55">
            <text:p>4,6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02.27195" table:style-name="ce55">
            <text:p>502<text:s/></text:p>
          </table:table-cell>
          <table:table-cell office:value-type="float" office:value="68361.172770000005" table:style-name="ce55">
            <text:p>68,361<text:s/></text:p>
          </table:table-cell>
          <table:table-cell office:value-type="float" office:value="2.1160000000000001" table:formula="msoxl:=  IF(SUM(M28,O28,'漁業生產量值-漁業種類別魚類別生產量值12'!C28,'漁業生產量值-漁業種類別魚類別生產量值12'!E28)=0,&quot;-&quot;,SUM(M28,O28,'漁業生產量值-漁業種類別魚類別生產量值12'!C28,'漁業生產量值-漁業種類別魚類別生產量值12'!E28))" table:style-name="ce55">
            <text:p>2<text:s/></text:p>
          </table:table-cell>
          <table:table-cell office:value-type="float" office:value="293.27760000000001" table:formula="msoxl:=  IF(SUM(N28,P28,'漁業生產量值-漁業種類別魚類別生產量值12'!D28,'漁業生產量值-漁業種類別魚類別生產量值12'!F28)=0,&quot;-&quot;,SUM(N28,P28,'漁業生產量值-漁業種類別魚類別生產量值12'!D28,'漁業生產量值-漁業種類別魚類別生產量值12'!F28))" table:style-name="ce55">
            <text:p>29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6.09" table:style-name="ce55">
            <text:p>26<text:s/></text:p>
          </table:table-cell>
          <table:table-cell office:value-type="float" office:value="3592.1" table:style-name="ce55">
            <text:p>3,592<text:s/></text:p>
          </table:table-cell>
          <table:table-cell office:value-type="float" office:value="3.08" table:formula="msoxl:=  IF(SUM(M29,O29,'漁業生產量值-漁業種類別魚類別生產量值12'!C29,'漁業生產量值-漁業種類別魚類別生產量值12'!E29)=0,&quot;-&quot;,SUM(M29,O29,'漁業生產量值-漁業種類別魚類別生產量值12'!C29,'漁業生產量值-漁業種類別魚類別生產量值12'!E29))" table:style-name="ce55">
            <text:p>3<text:s/></text:p>
          </table:table-cell>
          <table:table-cell office:value-type="float" office:value="662.2" table:formula="msoxl:=  IF(SUM(N29,P29,'漁業生產量值-漁業種類別魚類別生產量值12'!D29,'漁業生產量值-漁業種類別魚類別生產量值12'!F29)=0,&quot;-&quot;,SUM(N29,P29,'漁業生產量值-漁業種類別魚類別生產量值12'!D29,'漁業生產量值-漁業種類別魚類別生產量值12'!F29))" table:style-name="ce55">
            <text:p>66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7.332999999999998" table:style-name="ce55">
            <text:p>37<text:s/></text:p>
          </table:table-cell>
          <table:table-cell office:value-type="float" office:value="6255.7740000000003" table:style-name="ce55">
            <text:p>6,25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81.85685000000001" table:style-name="ce55">
            <text:p>382<text:s/></text:p>
          </table:table-cell>
          <table:table-cell office:value-type="float" office:value="46270.366029999997" table:style-name="ce55">
            <text:p>46,270<text:s/></text:p>
          </table:table-cell>
          <table:table-cell office:value-type="float" office:value="223.36" table:formula="msoxl:=  IF(SUM(M30,O30,'漁業生產量值-漁業種類別魚類別生產量值12'!C30,'漁業生產量值-漁業種類別魚類別生產量值12'!E30)=0,&quot;-&quot;,SUM(M30,O30,'漁業生產量值-漁業種類別魚類別生產量值12'!C30,'漁業生產量值-漁業種類別魚類別生產量值12'!E30))" table:style-name="ce55">
            <text:p>223<text:s/></text:p>
          </table:table-cell>
          <table:table-cell office:value-type="float" office:value="35428.44" table:formula="msoxl:=  IF(SUM(N30,P30,'漁業生產量值-漁業種類別魚類別生產量值12'!D30,'漁業生產量值-漁業種類別魚類別生產量值12'!F30)=0,&quot;-&quot;,SUM(N30,P30,'漁業生產量值-漁業種類別魚類別生產量值12'!D30,'漁業生產量值-漁業種類別魚類別生產量值12'!F30))" table:style-name="ce55">
            <text:p>35,42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1,O31,'漁業生產量值-漁業種類別魚類別生產量值12'!C31,'漁業生產量值-漁業種類別魚類別生產量值12'!E31)=0,&quot;-&quot;,SUM(M31,O31,'漁業生產量值-漁業種類別魚類別生產量值12'!C31,'漁業生產量值-漁業種類別魚類別生產量值12'!E31))" table:style-name="ce55">
            <text:p>-</text:p>
          </table:table-cell>
          <table:table-cell office:value-type="string" office:string-value="-" table:formula="msoxl:=  IF(SUM(N31,P31,'漁業生產量值-漁業種類別魚類別生產量值12'!D31,'漁業生產量值-漁業種類別魚類別生產量值12'!F31)=0,&quot;-&quot;,SUM(N31,P31,'漁業生產量值-漁業種類別魚類別生產量值12'!D31,'漁業生產量值-漁業種類別魚類別生產量值12'!F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6816000000000001" table:style-name="ce55">
            <text:p>0<text:s/></text:p>
          </table:table-cell>
          <table:table-cell office:value-type="float" office:value="53.25121" table:style-name="ce55">
            <text:p>53<text:s/></text:p>
          </table:table-cell>
          <table:table-cell office:value-type="string" office:string-value="-" table:formula="msoxl:=  IF(SUM(M32,O32,'漁業生產量值-漁業種類別魚類別生產量值12'!C32,'漁業生產量值-漁業種類別魚類別生產量值12'!E32)=0,&quot;-&quot;,SUM(M32,O32,'漁業生產量值-漁業種類別魚類別生產量值12'!C32,'漁業生產量值-漁業種類別魚類別生產量值12'!E32))" table:style-name="ce55">
            <text:p>-</text:p>
          </table:table-cell>
          <table:table-cell office:value-type="string" office:string-value="-" table:formula="msoxl:=  IF(SUM(N32,P32,'漁業生產量值-漁業種類別魚類別生產量值12'!D32,'漁業生產量值-漁業種類別魚類別生產量值12'!F32)=0,&quot;-&quot;,SUM(N32,P32,'漁業生產量值-漁業種類別魚類別生產量值12'!D32,'漁業生產量值-漁業種類別魚類別生產量值12'!F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3,O33,'漁業生產量值-漁業種類別魚類別生產量值12'!C33,'漁業生產量值-漁業種類別魚類別生產量值12'!E33)=0,&quot;-&quot;,SUM(M33,O33,'漁業生產量值-漁業種類別魚類別生產量值12'!C33,'漁業生產量值-漁業種類別魚類別生產量值12'!E33))" table:style-name="ce55">
            <text:p>-</text:p>
          </table:table-cell>
          <table:table-cell office:value-type="string" office:string-value="-" table:formula="msoxl:=  IF(SUM(N33,P33,'漁業生產量值-漁業種類別魚類別生產量值12'!D33,'漁業生產量值-漁業種類別魚類別生產量值12'!F33)=0,&quot;-&quot;,SUM(N33,P33,'漁業生產量值-漁業種類別魚類別生產量值12'!D33,'漁業生產量值-漁業種類別魚類別生產量值12'!F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4,O34,'漁業生產量值-漁業種類別魚類別生產量值12'!C34,'漁業生產量值-漁業種類別魚類別生產量值12'!E34)=0,&quot;-&quot;,SUM(M34,O34,'漁業生產量值-漁業種類別魚類別生產量值12'!C34,'漁業生產量值-漁業種類別魚類別生產量值12'!E34))" table:style-name="ce55">
            <text:p>-</text:p>
          </table:table-cell>
          <table:table-cell office:value-type="string" office:string-value="-" table:formula="msoxl:=  IF(SUM(N34,P34,'漁業生產量值-漁業種類別魚類別生產量值12'!D34,'漁業生產量值-漁業種類別魚類別生產量值12'!F34)=0,&quot;-&quot;,SUM(N34,P34,'漁業生產量值-漁業種類別魚類別生產量值12'!D34,'漁業生產量值-漁業種類別魚類別生產量值12'!F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248.58250000000001" table:style-name="ce57">
            <text:p>249<text:s/></text:p>
          </table:table-cell>
          <table:table-cell office:value-type="float" office:value="14232.4642" table:style-name="ce57">
            <text:p>14,232<text:s/></text:p>
          </table:table-cell>
          <table:table-cell office:value-type="string" office:string-value="-" table:formula="msoxl:=  IF(SUM(M35,O35,'漁業生產量值-漁業種類別魚類別生產量值12'!C35,'漁業生產量值-漁業種類別魚類別生產量值12'!E35)=0,&quot;-&quot;,SUM(M35,O35,'漁業生產量值-漁業種類別魚類別生產量值12'!C35,'漁業生產量值-漁業種類別魚類別生產量值12'!E35))" table:style-name="ce55">
            <text:p>-</text:p>
          </table:table-cell>
          <table:table-cell office:value-type="string" office:string-value="-" table:formula="msoxl:=  IF(SUM(N35,P35,'漁業生產量值-漁業種類別魚類別生產量值12'!D35,'漁業生產量值-漁業種類別魚類別生產量值12'!F35)=0,&quot;-&quot;,SUM(N35,P35,'漁業生產量值-漁業種類別魚類別生產量值12'!D35,'漁業生產量值-漁業種類別魚類別生產量值12'!F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float" office:value="77.312999999999988" table:formula="msoxl:=  IF(SUM(E37:E53)=0,&quot;-&quot;,SUM(E37:E53))" table:style-name="ce52">
            <text:p>77<text:s/></text:p>
          </table:table-cell>
          <table:table-cell office:value-type="float" office:value="13942.24755" table:formula="msoxl:=  IF(SUM(F37:F53)=0,&quot;-&quot;,SUM(F37:F53))" table:style-name="ce52">
            <text:p>13,942<text:s/>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float" office:value="3907.9491800000005" table:formula="msoxl:=  IF(SUM(I37:I53)=0,&quot;-&quot;,SUM(I37:I53))" table:style-name="ce52">
            <text:p>3,908<text:s/></text:p>
          </table:table-cell>
          <table:table-cell office:value-type="float" office:value="914004.77874999994" table:formula="msoxl:=  IF(SUM(J37:J53)=0,&quot;-&quot;,SUM(J37:J53))" table:style-name="ce52">
            <text:p>914,005<text:s/></text:p>
          </table:table-cell>
          <table:table-cell office:value-type="float" office:value="90.208740000000006" table:formula="msoxl:=  IF(SUM(K37:K53)=0,&quot;-&quot;,SUM(K37:K53))" table:style-name="ce52">
            <text:p>90<text:s/></text:p>
          </table:table-cell>
          <table:table-cell office:value-type="float" office:value="15475.285240000001" table:formula="msoxl:=  IF(SUM(L37:L53)=0,&quot;-&quot;,SUM(L37:L53))" table:style-name="ce60">
            <text:p>15,475<text:s/>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52">
            <text:p>-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.851800000000001" table:style-name="ce55">
            <text:p>21<text:s/></text:p>
          </table:table-cell>
          <table:table-cell office:value-type="float" office:value="3587.48587" table:style-name="ce55">
            <text:p>3,58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50.64585" table:style-name="ce55">
            <text:p>751<text:s/></text:p>
          </table:table-cell>
          <table:table-cell office:value-type="float" office:value="72675.670880000005" table:style-name="ce55">
            <text:p>72,676<text:s/></text:p>
          </table:table-cell>
          <table:table-cell office:value-type="float" office:value="13.597199999999999" table:formula="msoxl:=  IF(SUM(M37,O37,'漁業生產量值-漁業種類別魚類別生產量值12'!C37,'漁業生產量值-漁業種類別魚類別生產量值12'!E37)=0,&quot;-&quot;,SUM(M37,O37,'漁業生產量值-漁業種類別魚類別生產量值12'!C37,'漁業生產量值-漁業種類別魚類別生產量值12'!E37))" table:style-name="ce55">
            <text:p>14<text:s/></text:p>
          </table:table-cell>
          <table:table-cell office:value-type="float" office:value="2948.4603700000002" table:formula="msoxl:=  IF(SUM(N37,P37,'漁業生產量值-漁業種類別魚類別生產量值12'!D37,'漁業生產量值-漁業種類別魚類別生產量值12'!F37)=0,&quot;-&quot;,SUM(N37,P37,'漁業生產量值-漁業種類別魚類別生產量值12'!D37,'漁業生產量值-漁業種類別魚類別生產量值12'!F37))" table:style-name="ce55">
            <text:p>2,94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10.02300000000002" table:style-name="ce55">
            <text:p>310<text:s/></text:p>
          </table:table-cell>
          <table:table-cell office:value-type="float" office:value="185001.1293" table:style-name="ce55">
            <text:p>185,001<text:s/></text:p>
          </table:table-cell>
          <table:table-cell office:value-type="float" office:value="4.0500000000000001E-2" table:formula="msoxl:=  IF(SUM(M38,O38,'漁業生產量值-漁業種類別魚類別生產量值12'!C38,'漁業生產量值-漁業種類別魚類別生產量值12'!E38)=0,&quot;-&quot;,SUM(M38,O38,'漁業生產量值-漁業種類別魚類別生產量值12'!C38,'漁業生產量值-漁業種類別魚類別生產量值12'!E38))" table:style-name="ce55">
            <text:p>0<text:s/></text:p>
          </table:table-cell>
          <table:table-cell office:value-type="float" office:value="5.6132999999999997" table:formula="msoxl:=  IF(SUM(N38,P38,'漁業生產量值-漁業種類別魚類別生產量值12'!D38,'漁業生產量值-漁業種類別魚類別生產量值12'!F38)=0,&quot;-&quot;,SUM(N38,P38,'漁業生產量值-漁業種類別魚類別生產量值12'!D38,'漁業生產量值-漁業種類別魚類別生產量值12'!F38))" table:style-name="ce55">
            <text:p>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726" table:style-name="ce55">
            <text:p>3<text:s/></text:p>
          </table:table-cell>
          <table:table-cell office:value-type="float" office:value="466.14600000000002" table:style-name="ce55">
            <text:p>46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.681000000000001" table:style-name="ce55">
            <text:p>26<text:s/></text:p>
          </table:table-cell>
          <table:table-cell office:value-type="float" office:value="1722.4751000000001" table:style-name="ce55">
            <text:p>1,722<text:s/></text:p>
          </table:table-cell>
          <table:table-cell office:value-type="float" office:value="13.9282" table:formula="msoxl:=  IF(SUM(M39,O39,'漁業生產量值-漁業種類別魚類別生產量值12'!C39,'漁業生產量值-漁業種類別魚類別生產量值12'!E39)=0,&quot;-&quot;,SUM(M39,O39,'漁業生產量值-漁業種類別魚類別生產量值12'!C39,'漁業生產量值-漁業種類別魚類別生產量值12'!E39))" table:style-name="ce55">
            <text:p>14<text:s/></text:p>
          </table:table-cell>
          <table:table-cell office:value-type="float" office:value="2306.16752" table:formula="msoxl:=  IF(SUM(N39,P39,'漁業生產量值-漁業種類別魚類別生產量值12'!D39,'漁業生產量值-漁業種類別魚類別生產量值12'!F39)=0,&quot;-&quot;,SUM(N39,P39,'漁業生產量值-漁業種類別魚類別生產量值12'!D39,'漁業生產量值-漁業種類別魚類別生產量值12'!F39))" table:style-name="ce55">
            <text:p>2,30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9.0578" table:style-name="ce55">
            <text:p>49<text:s/></text:p>
          </table:table-cell>
          <table:table-cell office:value-type="float" office:value="8931.6149600000008" table:style-name="ce55">
            <text:p>8,93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959.6645000000001" table:style-name="ce55">
            <text:p>1,960<text:s/></text:p>
          </table:table-cell>
          <table:table-cell office:value-type="float" office:value="528810.56892999995" table:style-name="ce55">
            <text:p>528,811<text:s/></text:p>
          </table:table-cell>
          <table:table-cell office:value-type="float" office:value="3.1429999999999998" table:formula="msoxl:=  IF(SUM(M40,O40,'漁業生產量值-漁業種類別魚類別生產量值12'!C40,'漁業生產量值-漁業種類別魚類別生產量值12'!E40)=0,&quot;-&quot;,SUM(M40,O40,'漁業生產量值-漁業種類別魚類別生產量值12'!C40,'漁業生產量值-漁業種類別魚類別生產量值12'!E40))" table:style-name="ce55">
            <text:p>3<text:s/></text:p>
          </table:table-cell>
          <table:table-cell office:value-type="float" office:value="801.8900000000001" table:formula="msoxl:=  IF(SUM(N40,P40,'漁業生產量值-漁業種類別魚類別生產量值12'!D40,'漁業生產量值-漁業種類別魚類別生產量值12'!F40)=0,&quot;-&quot;,SUM(N40,P40,'漁業生產量值-漁業種類別魚類別生產量值12'!D40,'漁業生產量值-漁業種類別魚類別生產量值12'!F40))" table:style-name="ce55">
            <text:p>80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1,O41,'漁業生產量值-漁業種類別魚類別生產量值12'!C41,'漁業生產量值-漁業種類別魚類別生產量值12'!E41)=0,&quot;-&quot;,SUM(M41,O41,'漁業生產量值-漁業種類別魚類別生產量值12'!C41,'漁業生產量值-漁業種類別魚類別生產量值12'!E41))" table:style-name="ce55">
            <text:p>-</text:p>
          </table:table-cell>
          <table:table-cell office:value-type="string" office:string-value="-" table:formula="msoxl:=  IF(SUM(N41,P41,'漁業生產量值-漁業種類別魚類別生產量值12'!D41,'漁業生產量值-漁業種類別魚類別生產量值12'!F41)=0,&quot;-&quot;,SUM(N41,P41,'漁業生產量值-漁業種類別魚類別生產量值12'!D41,'漁業生產量值-漁業種類別魚類別生產量值12'!F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2,O42,'漁業生產量值-漁業種類別魚類別生產量值12'!C42,'漁業生產量值-漁業種類別魚類別生產量值12'!E42)=0,&quot;-&quot;,SUM(M42,O42,'漁業生產量值-漁業種類別魚類別生產量值12'!C42,'漁業生產量值-漁業種類別魚類別生產量值12'!E42))" table:style-name="ce55">
            <text:p>-</text:p>
          </table:table-cell>
          <table:table-cell office:value-type="string" office:string-value="-" table:formula="msoxl:=  IF(SUM(N42,P42,'漁業生產量值-漁業種類別魚類別生產量值12'!D42,'漁業生產量值-漁業種類別魚類別生產量值12'!F42)=0,&quot;-&quot;,SUM(N42,P42,'漁業生產量值-漁業種類別魚類別生產量值12'!D42,'漁業生產量值-漁業種類別魚類別生產量值12'!F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3,O43,'漁業生產量值-漁業種類別魚類別生產量值12'!C43,'漁業生產量值-漁業種類別魚類別生產量值12'!E43)=0,&quot;-&quot;,SUM(M43,O43,'漁業生產量值-漁業種類別魚類別生產量值12'!C43,'漁業生產量值-漁業種類別魚類別生產量值12'!E43))" table:style-name="ce55">
            <text:p>-</text:p>
          </table:table-cell>
          <table:table-cell office:value-type="string" office:string-value="-" table:formula="msoxl:=  IF(SUM(N43,P43,'漁業生產量值-漁業種類別魚類別生產量值12'!D43,'漁業生產量值-漁業種類別魚類別生產量值12'!F43)=0,&quot;-&quot;,SUM(N43,P43,'漁業生產量值-漁業種類別魚類別生產量值12'!D43,'漁業生產量值-漁業種類別魚類別生產量值12'!F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4,O44,'漁業生產量值-漁業種類別魚類別生產量值12'!C44,'漁業生產量值-漁業種類別魚類別生產量值12'!E44)=0,&quot;-&quot;,SUM(M44,O44,'漁業生產量值-漁業種類別魚類別生產量值12'!C44,'漁業生產量值-漁業種類別魚類別生產量值12'!E44))" table:style-name="ce55">
            <text:p>-</text:p>
          </table:table-cell>
          <table:table-cell office:value-type="string" office:string-value="-" table:formula="msoxl:=  IF(SUM(N44,P44,'漁業生產量值-漁業種類別魚類別生產量值12'!D44,'漁業生產量值-漁業種類別魚類別生產量值12'!F44)=0,&quot;-&quot;,SUM(N44,P44,'漁業生產量值-漁業種類別魚類別生產量值12'!D44,'漁業生產量值-漁業種類別魚類別生產量值12'!F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5,O45,'漁業生產量值-漁業種類別魚類別生產量值12'!C45,'漁業生產量值-漁業種類別魚類別生產量值12'!E45)=0,&quot;-&quot;,SUM(M45,O45,'漁業生產量值-漁業種類別魚類別生產量值12'!C45,'漁業生產量值-漁業種類別魚類別生產量值12'!E45))" table:style-name="ce55">
            <text:p>-</text:p>
          </table:table-cell>
          <table:table-cell office:value-type="string" office:string-value="-" table:formula="msoxl:=  IF(SUM(N45,P45,'漁業生產量值-漁業種類別魚類別生產量值12'!D45,'漁業生產量值-漁業種類別魚類別生產量值12'!F45)=0,&quot;-&quot;,SUM(N45,P45,'漁業生產量值-漁業種類別魚類別生產量值12'!D45,'漁業生產量值-漁業種類別魚類別生產量值12'!F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2343999999999999" table:style-name="ce55">
            <text:p>3<text:s/></text:p>
          </table:table-cell>
          <table:table-cell office:value-type="float" office:value="651.08471999999995" table:style-name="ce55">
            <text:p>65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8.976099999999999" table:style-name="ce55">
            <text:p>19<text:s/></text:p>
          </table:table-cell>
          <table:table-cell office:value-type="float" office:value="2291.61535" table:style-name="ce55">
            <text:p>2,292<text:s/></text:p>
          </table:table-cell>
          <table:table-cell office:value-type="float" office:value="7.0856999999999992" table:formula="msoxl:=  IF(SUM(M46,O46,'漁業生產量值-漁業種類別魚類別生產量值12'!C46,'漁業生產量值-漁業種類別魚類別生產量值12'!E46)=0,&quot;-&quot;,SUM(M46,O46,'漁業生產量值-漁業種類別魚類別生產量值12'!C46,'漁業生產量值-漁業種類別魚類別生產量值12'!E46))" table:style-name="ce55">
            <text:p>7<text:s/></text:p>
          </table:table-cell>
          <table:table-cell office:value-type="float" office:value="1707.7627" table:formula="msoxl:=  IF(SUM(N46,P46,'漁業生產量值-漁業種類別魚類別生產量值12'!D46,'漁業生產量值-漁業種類別魚類別生產量值12'!F46)=0,&quot;-&quot;,SUM(N46,P46,'漁業生產量值-漁業種類別魚類別生產量值12'!D46,'漁業生產量值-漁業種類別魚類別生產量值12'!F46))" table:style-name="ce55">
            <text:p>1,70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4430000000000001" table:style-name="ce55">
            <text:p>1<text:s/></text:p>
          </table:table-cell>
          <table:table-cell office:value-type="float" office:value="305.916" table:style-name="ce55">
            <text:p>30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94.50702999999999" table:style-name="ce55">
            <text:p>195<text:s/></text:p>
          </table:table-cell>
          <table:table-cell office:value-type="float" office:value="18683.730640000002" table:style-name="ce55">
            <text:p>18,684<text:s/></text:p>
          </table:table-cell>
          <table:table-cell office:value-type="float" office:value="52.282139999999998" table:formula="msoxl:=  IF(SUM(M47,O47,'漁業生產量值-漁業種類別魚類別生產量值12'!C47,'漁業生產量值-漁業種類別魚類別生產量值12'!E47)=0,&quot;-&quot;,SUM(M47,O47,'漁業生產量值-漁業種類別魚類別生產量值12'!C47,'漁業生產量值-漁業種類別魚類別生產量值12'!E47))" table:style-name="ce55">
            <text:p>52<text:s/></text:p>
          </table:table-cell>
          <table:table-cell office:value-type="float" office:value="7675.0181499999999" table:formula="msoxl:=  IF(SUM(N47,P47,'漁業生產量值-漁業種類別魚類別生產量值12'!D47,'漁業生產量值-漁業種類別魚類別生產量值12'!F47)=0,&quot;-&quot;,SUM(N47,P47,'漁業生產量值-漁業種類別魚類別生產量值12'!D47,'漁業生產量值-漁業種類別魚類別生產量值12'!F47))" table:style-name="ce55">
            <text:p>7,67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68.49310000000003" table:style-name="ce55">
            <text:p>368<text:s/></text:p>
          </table:table-cell>
          <table:table-cell office:value-type="float" office:value="76781.557750000007" table:style-name="ce55">
            <text:p>76,782<text:s/></text:p>
          </table:table-cell>
          <table:table-cell office:value-type="float" office:value="0.13200000000000001" table:formula="msoxl:=  IF(SUM(M48,O48,'漁業生產量值-漁業種類別魚類別生產量值12'!C48,'漁業生產量值-漁業種類別魚類別生產量值12'!E48)=0,&quot;-&quot;,SUM(M48,O48,'漁業生產量值-漁業種類別魚類別生產量值12'!C48,'漁業生產量值-漁業種類別魚類別生產量值12'!E48))" table:style-name="ce55">
            <text:p>0<text:s/></text:p>
          </table:table-cell>
          <table:table-cell office:value-type="float" office:value="30.373200000000001" table:formula="msoxl:=  IF(SUM(N48,P48,'漁業生產量值-漁業種類別魚類別生產量值12'!D48,'漁業生產量值-漁業種類別魚類別生產量值12'!F48)=0,&quot;-&quot;,SUM(N48,P48,'漁業生產量值-漁業種類別魚類別生產量值12'!D48,'漁業生產量值-漁業種類別魚類別生產量值12'!F48))" table:style-name="ce55">
            <text:p>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.5731" table:style-name="ce55">
            <text:p>17<text:s/></text:p>
          </table:table-cell>
          <table:table-cell office:value-type="float" office:value="2121.3568" table:style-name="ce55">
            <text:p>2,121<text:s/></text:p>
          </table:table-cell>
          <table:table-cell office:value-type="string" office:string-value="-" table:formula="msoxl:=  IF(SUM(M49,O49,'漁業生產量值-漁業種類別魚類別生產量值12'!C49,'漁業生產量值-漁業種類別魚類別生產量值12'!E49)=0,&quot;-&quot;,SUM(M49,O49,'漁業生產量值-漁業種類別魚類別生產量值12'!C49,'漁業生產量值-漁業種類別魚類別生產量值12'!E49))" table:style-name="ce55">
            <text:p>-</text:p>
          </table:table-cell>
          <table:table-cell office:value-type="string" office:string-value="-" table:formula="msoxl:=  IF(SUM(N49,P49,'漁業生產量值-漁業種類別魚類別生產量值12'!D49,'漁業生產量值-漁業種類別魚類別生產量值12'!F49)=0,&quot;-&quot;,SUM(N49,P49,'漁業生產量值-漁業種類別魚類別生產量值12'!D49,'漁業生產量值-漁業種類別魚類別生產量值12'!F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4.30000000000001" table:style-name="ce55">
            <text:p>134<text:s/></text:p>
          </table:table-cell>
          <table:table-cell office:value-type="float" office:value="17190.400000000001" table:style-name="ce55">
            <text:p>17,190<text:s/></text:p>
          </table:table-cell>
          <table:table-cell office:value-type="string" office:string-value="-" table:formula="msoxl:=  IF(SUM(M50,O50,'漁業生產量值-漁業種類別魚類別生產量值12'!C50,'漁業生產量值-漁業種類別魚類別生產量值12'!E50)=0,&quot;-&quot;,SUM(M50,O50,'漁業生產量值-漁業種類別魚類別生產量值12'!C50,'漁業生產量值-漁業種類別魚類別生產量值12'!E50))" table:style-name="ce55">
            <text:p>-</text:p>
          </table:table-cell>
          <table:table-cell office:value-type="string" office:string-value="-" table:formula="msoxl:=  IF(SUM(N50,P50,'漁業生產量值-漁業種類別魚類別生產量值12'!D50,'漁業生產量值-漁業種類別魚類別生產量值12'!F50)=0,&quot;-&quot;,SUM(N50,P50,'漁業生產量值-漁業種類別魚類別生產量值12'!D50,'漁業生產量值-漁業種類別魚類別生產量值12'!F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1500000000000004" table:style-name="ce55">
            <text:p>4<text:s/></text:p>
          </table:table-cell>
          <table:table-cell office:value-type="float" office:value="1556.25" table:style-name="ce55">
            <text:p>1,556<text:s/></text:p>
          </table:table-cell>
          <table:table-cell office:value-type="string" office:string-value="-" table:formula="msoxl:=  IF(SUM(M51,O51,'漁業生產量值-漁業種類別魚類別生產量值12'!C51,'漁業生產量值-漁業種類別魚類別生產量值12'!E51)=0,&quot;-&quot;,SUM(M51,O51,'漁業生產量值-漁業種類別魚類別生產量值12'!C51,'漁業生產量值-漁業種類別魚類別生產量值12'!E51))" table:style-name="ce55">
            <text:p>-</text:p>
          </table:table-cell>
          <table:table-cell office:value-type="string" office:string-value="-" table:formula="msoxl:=  IF(SUM(N51,P51,'漁業生產量值-漁業種類別魚類別生產量值12'!D51,'漁業生產量值-漁業種類別魚類別生產量值12'!F51)=0,&quot;-&quot;,SUM(N51,P51,'漁業生產量值-漁業種類別魚類別生產量值12'!D51,'漁業生產量值-漁業種類別魚類別生產量值12'!F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2,O52,'漁業生產量值-漁業種類別魚類別生產量值12'!C52,'漁業生產量值-漁業種類別魚類別生產量值12'!E52)=0,&quot;-&quot;,SUM(M52,O52,'漁業生產量值-漁業種類別魚類別生產量值12'!C52,'漁業生產量值-漁業種類別魚類別生產量值12'!E52))" table:style-name="ce55">
            <text:p>-</text:p>
          </table:table-cell>
          <table:table-cell office:value-type="string" office:string-value="-" table:formula="msoxl:=  IF(SUM(N52,P52,'漁業生產量值-漁業種類別魚類別生產量值12'!D52,'漁業生產量值-漁業種類別魚類別生產量值12'!F52)=0,&quot;-&quot;,SUM(N52,P52,'漁業生產量值-漁業種類別魚類別生產量值12'!D52,'漁業生產量值-漁業種類別魚類別生產量值12'!F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24.9355" table:style-name="ce57">
            <text:p>125<text:s/></text:p>
          </table:table-cell>
          <table:table-cell office:value-type="float" office:value="7170.0240000000003" table:style-name="ce57">
            <text:p>7,170<text:s/></text:p>
          </table:table-cell>
          <table:table-cell office:value-type="string" office:string-value="-" table:formula="msoxl:=  IF(SUM(M53,O53,'漁業生產量值-漁業種類別魚類別生產量值12'!C53,'漁業生產量值-漁業種類別魚類別生產量值12'!E53)=0,&quot;-&quot;,SUM(M53,O53,'漁業生產量值-漁業種類別魚類別生產量值12'!C53,'漁業生產量值-漁業種類別魚類別生產量值12'!E53))" table:style-name="ce55">
            <text:p>-</text:p>
          </table:table-cell>
          <table:table-cell office:value-type="string" office:string-value="-" table:formula="msoxl:=  IF(SUM(N53,P53,'漁業生產量值-漁業種類別魚類別生產量值12'!D53,'漁業生產量值-漁業種類別魚類別生產量值12'!F53)=0,&quot;-&quot;,SUM(N53,P53,'漁業生產量值-漁業種類別魚類別生產量值12'!D53,'漁業生產量值-漁業種類別魚類別生產量值12'!F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float" office:value="3.5449999999999999" table:formula="msoxl:=  IF(SUM(G55:G57)=0,&quot;-&quot;,SUM(G55:G57))" table:style-name="ce52">
            <text:p>4<text:s/></text:p>
          </table:table-cell>
          <table:table-cell office:value-type="float" office:value="321" table:formula="msoxl:=  IF(SUM(H55:H57)=0,&quot;-&quot;,SUM(H55:H57))" table:style-name="ce52">
            <text:p>321<text:s/>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03" table:style-name="ce55">
            <text:p>0<text:s/></text:p>
          </table:table-cell>
          <table:table-cell office:value-type="float" office:value="4.6500000000000004" table:style-name="ce55">
            <text:p>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5,O55,'漁業生產量值-漁業種類別魚類別生產量值12'!C55,'漁業生產量值-漁業種類別魚類別生產量值12'!E55)=0,&quot;-&quot;,SUM(M55,O55,'漁業生產量值-漁業種類別魚類別生產量值12'!C55,'漁業生產量值-漁業種類別魚類別生產量值12'!E55))" table:style-name="ce55">
            <text:p>-</text:p>
          </table:table-cell>
          <table:table-cell office:value-type="string" office:string-value="-" table:formula="msoxl:=  IF(SUM(N55,P55,'漁業生產量值-漁業種類別魚類別生產量值12'!D55,'漁業生產量值-漁業種類別魚類別生產量值12'!F55)=0,&quot;-&quot;,SUM(N55,P55,'漁業生產量值-漁業種類別魚類別生產量值12'!D55,'漁業生產量值-漁業種類別魚類別生產量值12'!F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5150000000000001" table:style-name="ce55">
            <text:p>4<text:s/></text:p>
          </table:table-cell>
          <table:table-cell office:value-type="float" office:value="316.35000000000002" table:style-name="ce55">
            <text:p>31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6,O56,'漁業生產量值-漁業種類別魚類別生產量值12'!C56,'漁業生產量值-漁業種類別魚類別生產量值12'!E56)=0,&quot;-&quot;,SUM(M56,O56,'漁業生產量值-漁業種類別魚類別生產量值12'!C56,'漁業生產量值-漁業種類別魚類別生產量值12'!E56))" table:style-name="ce55">
            <text:p>-</text:p>
          </table:table-cell>
          <table:table-cell office:value-type="string" office:string-value="-" table:formula="msoxl:=  IF(SUM(N56,P56,'漁業生產量值-漁業種類別魚類別生產量值12'!D56,'漁業生產量值-漁業種類別魚類別生產量值12'!F56)=0,&quot;-&quot;,SUM(N56,P56,'漁業生產量值-漁業種類別魚類別生產量值12'!D56,'漁業生產量值-漁業種類別魚類別生產量值12'!F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57,O57,'漁業生產量值-漁業種類別魚類別生產量值12'!C57,'漁業生產量值-漁業種類別魚類別生產量值12'!E57)=0,&quot;-&quot;,SUM(M57,O57,'漁業生產量值-漁業種類別魚類別生產量值12'!C57,'漁業生產量值-漁業種類別魚類別生產量值12'!E57))" table:style-name="ce55">
            <text:p>-</text:p>
          </table:table-cell>
          <table:table-cell office:value-type="string" office:string-value="-" table:formula="msoxl:=  IF(SUM(N57,P57,'漁業生產量值-漁業種類別魚類別生產量值12'!D57,'漁業生產量值-漁業種類別魚類別生產量值12'!F57)=0,&quot;-&quot;,SUM(N57,P57,'漁業生產量值-漁業種類別魚類別生產量值12'!D57,'漁業生產量值-漁業種類別魚類別生產量值12'!F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float" office:value="567.6" table:formula="msoxl:=  IF(SUM(I59:I61)=0,&quot;-&quot;,SUM(I59:I61))" table:style-name="ce52">
            <text:p>568<text:s/></text:p>
          </table:table-cell>
          <table:table-cell office:value-type="float" office:value="170280" table:formula="msoxl:=  IF(SUM(J59:J61)=0,&quot;-&quot;,SUM(J59:J61))" table:style-name="ce52">
            <text:p>170,280<text:s/>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9,O59,'漁業生產量值-漁業種類別魚類別生產量值12'!C59,'漁業生產量值-漁業種類別魚類別生產量值12'!E59)=0,&quot;-&quot;,SUM(M59,O59,'漁業生產量值-漁業種類別魚類別生產量值12'!C59,'漁業生產量值-漁業種類別魚類別生產量值12'!E59))" table:style-name="ce55">
            <text:p>-</text:p>
          </table:table-cell>
          <table:table-cell office:value-type="string" office:string-value="-" table:formula="msoxl:=  IF(SUM(N59,P59,'漁業生產量值-漁業種類別魚類別生產量值12'!D59,'漁業生產量值-漁業種類別魚類別生產量值12'!F59)=0,&quot;-&quot;,SUM(N59,P59,'漁業生產量值-漁業種類別魚類別生產量值12'!D59,'漁業生產量值-漁業種類別魚類別生產量值12'!F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67.6" table:style-name="ce55">
            <text:p>568<text:s/></text:p>
          </table:table-cell>
          <table:table-cell office:value-type="float" office:value="170280" table:style-name="ce55">
            <text:p>170,280<text:s/></text:p>
          </table:table-cell>
          <table:table-cell office:value-type="string" office:string-value="-" table:formula="msoxl:=  IF(SUM(M60,O60,'漁業生產量值-漁業種類別魚類別生產量值12'!C60,'漁業生產量值-漁業種類別魚類別生產量值12'!E60)=0,&quot;-&quot;,SUM(M60,O60,'漁業生產量值-漁業種類別魚類別生產量值12'!C60,'漁業生產量值-漁業種類別魚類別生產量值12'!E60))" table:style-name="ce55">
            <text:p>-</text:p>
          </table:table-cell>
          <table:table-cell office:value-type="string" office:string-value="-" table:formula="msoxl:=  IF(SUM(N60,P60,'漁業生產量值-漁業種類別魚類別生產量值12'!D60,'漁業生產量值-漁業種類別魚類別生產量值12'!F60)=0,&quot;-&quot;,SUM(N60,P60,'漁業生產量值-漁業種類別魚類別生產量值12'!D60,'漁業生產量值-漁業種類別魚類別生產量值12'!F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1,O61,'漁業生產量值-漁業種類別魚類別生產量值12'!C61,'漁業生產量值-漁業種類別魚類別生產量值12'!E61)=0,&quot;-&quot;,SUM(M61,O61,'漁業生產量值-漁業種類別魚類別生產量值12'!C61,'漁業生產量值-漁業種類別魚類別生產量值12'!E61))" table:style-name="ce55">
            <text:p>-</text:p>
          </table:table-cell>
          <table:table-cell office:value-type="string" office:string-value="-" table:formula="msoxl:=  IF(SUM(N61,P61,'漁業生產量值-漁業種類別魚類別生產量值12'!D61,'漁業生產量值-漁業種類別魚類別生產量值12'!F61)=0,&quot;-&quot;,SUM(N61,P61,'漁業生產量值-漁業種類別魚類別生產量值12'!D61,'漁業生產量值-漁業種類別魚類別生產量值12'!F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float" office:value="1232.2429999999999" table:formula="msoxl:=  IF(SUM(G63,G64,G65,G67)=0,IF(G66=0,&quot;-&quot;,G66),SUM(G63,G64,G65,G67))" table:style-name="ce52">
            <text:p>1,232<text:s/></text:p>
          </table:table-cell>
          <table:table-cell office:value-type="float" office:value="199620.84299999999" table:formula="msoxl:=  IF(SUM(H63:H67)=0,&quot;-&quot;,SUM(H63:H67))" table:style-name="ce52">
            <text:p>199,621<text:s/></text:p>
          </table:table-cell>
          <table:table-cell office:value-type="float" office:value="663.673" table:formula="msoxl:=  IF(SUM(I63,I64,I65,I67)=0,IF(I66=0,&quot;-&quot;,I66),SUM(I63,I64,I65,I67))" table:style-name="ce52">
            <text:p>664<text:s/></text:p>
          </table:table-cell>
          <table:table-cell office:value-type="float" office:value="54521.907500000001" table:formula="msoxl:=  IF(SUM(J63:J67)=0,&quot;-&quot;,SUM(J63:J67))" table:style-name="ce52">
            <text:p>54,522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60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63.673" table:style-name="ce55">
            <text:p>664<text:s/></text:p>
          </table:table-cell>
          <table:table-cell office:value-type="float" office:value="54521.907500000001" table:style-name="ce55">
            <text:p>54,522<text:s/></text:p>
          </table:table-cell>
          <table:table-cell office:value-type="string" office:string-value="-" table:formula="msoxl:=  IF(SUM(M63,O63,'漁業生產量值-漁業種類別魚類別生產量值12'!C63,'漁業生產量值-漁業種類別魚類別生產量值12'!E63)=0,&quot;-&quot;,SUM(M63,O63,'漁業生產量值-漁業種類別魚類別生產量值12'!C63,'漁業生產量值-漁業種類別魚類別生產量值12'!E63))" table:style-name="ce55">
            <text:p>-</text:p>
          </table:table-cell>
          <table:table-cell office:value-type="string" office:string-value="-" table:formula="msoxl:=  IF(SUM(N63,P63,'漁業生產量值-漁業種類別魚類別生產量值12'!D63,'漁業生產量值-漁業種類別魚類別生產量值12'!F63)=0,&quot;-&quot;,SUM(N63,P63,'漁業生產量值-漁業種類別魚類別生產量值12'!D63,'漁業生產量值-漁業種類別魚類別生產量值12'!F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32.2429999999999" table:style-name="ce55">
            <text:p>1,232<text:s/></text:p>
          </table:table-cell>
          <table:table-cell office:value-type="float" office:value="199620.84299999999" table:style-name="ce55">
            <text:p>199,62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4,O64,'漁業生產量值-漁業種類別魚類別生產量值12'!C64,'漁業生產量值-漁業種類別魚類別生產量值12'!E64)=0,&quot;-&quot;,SUM(M64,O64,'漁業生產量值-漁業種類別魚類別生產量值12'!C64,'漁業生產量值-漁業種類別魚類別生產量值12'!E64))" table:style-name="ce55">
            <text:p>-</text:p>
          </table:table-cell>
          <table:table-cell office:value-type="string" office:string-value="-" table:formula="msoxl:=  IF(SUM(N64,P64,'漁業生產量值-漁業種類別魚類別生產量值12'!D64,'漁業生產量值-漁業種類別魚類別生產量值12'!F64)=0,&quot;-&quot;,SUM(N64,P64,'漁業生產量值-漁業種類別魚類別生產量值12'!D64,'漁業生產量值-漁業種類別魚類別生產量值12'!F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5,O65,'漁業生產量值-漁業種類別魚類別生產量值12'!C65,'漁業生產量值-漁業種類別魚類別生產量值12'!E65)=0,&quot;-&quot;,SUM(M65,O65,'漁業生產量值-漁業種類別魚類別生產量值12'!C65,'漁業生產量值-漁業種類別魚類別生產量值12'!E65))" table:style-name="ce55">
            <text:p>-</text:p>
          </table:table-cell>
          <table:table-cell office:value-type="string" office:string-value="-" table:formula="msoxl:=  IF(SUM(N65,P65,'漁業生產量值-漁業種類別魚類別生產量值12'!D65,'漁業生產量值-漁業種類別魚類別生產量值12'!F65)=0,&quot;-&quot;,SUM(N65,P65,'漁業生產量值-漁業種類別魚類別生產量值12'!D65,'漁業生產量值-漁業種類別魚類別生產量值12'!F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6,O66,'漁業生產量值-漁業種類別魚類別生產量值12'!C66,'漁業生產量值-漁業種類別魚類別生產量值12'!E66)=0,&quot;-&quot;,SUM(M66,O66,'漁業生產量值-漁業種類別魚類別生產量值12'!C66,'漁業生產量值-漁業種類別魚類別生產量值12'!E66))" table:style-name="ce55">
            <text:p>-</text:p>
          </table:table-cell>
          <table:table-cell office:value-type="string" office:string-value="-" table:formula="msoxl:=  IF(SUM(N66,P66,'漁業生產量值-漁業種類別魚類別生產量值12'!D66,'漁業生產量值-漁業種類別魚類別生產量值12'!F66)=0,&quot;-&quot;,SUM(N66,P66,'漁業生產量值-漁業種類別魚類別生產量值12'!D66,'漁業生產量值-漁業種類別魚類別生產量值12'!F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7,O67,'漁業生產量值-漁業種類別魚類別生產量值12'!C67,'漁業生產量值-漁業種類別魚類別生產量值12'!E67)=0,&quot;-&quot;,SUM(M67,O67,'漁業生產量值-漁業種類別魚類別生產量值12'!C67,'漁業生產量值-漁業種類別魚類別生產量值12'!E67))" table:style-name="ce55">
            <text:p>-</text:p>
          </table:table-cell>
          <table:table-cell office:value-type="string" office:string-value="-" table:formula="msoxl:=  IF(SUM(N67,P67,'漁業生產量值-漁業種類別魚類別生產量值12'!D67,'漁業生產量值-漁業種類別魚類別生產量值12'!F67)=0,&quot;-&quot;,SUM(N67,P67,'漁業生產量值-漁業種類別魚類別生產量值12'!D67,'漁業生產量值-漁業種類別魚類別生產量值12'!F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2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6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>
            <draw:custom-shape svg:x="0.38542in" svg:y="0in" svg:width="0.97283in" svg:height="0.71694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4" table:number-rows-spanned="1" table:style-name="ce213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4" table:number-rows-spanned="1" table:style-name="ce213">
            <text:p>頭 <text:s text:c="3"/>足 <text:s text:c="3"/>類</text:p>
          </table:table-cell>
          <table:covered-table-cell table:number-columns-repeated="3"/>
          <table:table-cell office:value-type="string" table:number-columns-spanned="10" table:number-rows-spanned="1" table:style-name="ce213">
            <text:p>甲 <text:s text:c="11"/>殼 <text:s text:c="11"/>類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199">
            <text:p>鎖管</text:p>
          </table:table-cell>
          <table:covered-table-cell/>
          <table:table-cell office:value-type="string" table:number-columns-spanned="2" table:number-rows-spanned="1" table:style-name="ce197">
            <text:p>其他頭足類</text:p>
          </table:table-cell>
          <table:covered-table-cell/>
          <table:table-cell office:value-type="string" table:number-columns-spanned="2" table:number-rows-spanned="1" table:style-name="ce197">
            <text:p>小計</text:p>
          </table:table-cell>
          <table:covered-table-cell/>
          <table:table-cell office:value-type="string" table:number-columns-spanned="2" table:number-rows-spanned="1" table:style-name="ce214">
            <text:p>日本對蝦</text:p>
          </table:table-cell>
          <table:covered-table-cell/>
          <table:table-cell office:value-type="string" table:number-columns-spanned="2" table:number-rows-spanned="1" table:style-name="ce214">
            <text:p>多毛對蝦</text:p>
          </table:table-cell>
          <table:covered-table-cell/>
          <table:table-cell office:value-type="string" table:number-columns-spanned="2" table:number-rows-spanned="1" table:style-name="ce197">
            <text:p>羅氏沼蝦</text:p>
          </table:table-cell>
          <table:covered-table-cell/>
          <table:table-cell office:value-type="string" table:number-columns-spanned="2" table:number-rows-spanned="1" table:style-name="ce214">
            <text:p>劍蝦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2">
            <text:p>63201</text:p>
          </table:table-cell>
          <table:covered-table-cell/>
          <table:table-cell office:value-type="string" table:number-columns-spanned="2" table:number-rows-spanned="1" table:style-name="ce185">
            <text:p>63999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office:value-type="string" table:number-columns-spanned="2" table:number-rows-spanned="1" table:style-name="ce185">
            <text:p>64002</text:p>
          </table:table-cell>
          <table:covered-table-cell/>
          <table:table-cell office:value-type="string" table:number-columns-spanned="2" table:number-rows-spanned="1" table:style-name="ce217">
            <text:p>64003</text:p>
          </table:table-cell>
          <table:covered-table-cell/>
          <table:table-cell office:value-type="string" table:number-columns-spanned="2" table:number-rows-spanned="1" table:style-name="ce217">
            <text:p>64006</text:p>
          </table:table-cell>
          <table:covered-table-cell/>
          <table:table-cell office:value-type="string" table:number-columns-spanned="2" table:number-rows-spanned="1" table:style-name="ce217">
            <text:p>64008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3354.6225600000002" table:formula="msoxl:=  IF(SUM(C11,C19,C36,C54,C58,C62)=0,&quot;-&quot;,SUM(C11,C19,C36,C54,C58,C62))" table:style-name="ce45">
            <text:p>3,355<text:s/></text:p>
          </table:table-cell>
          <table:table-cell office:value-type="float" office:value="612067.25297999999" table:formula="msoxl:=  IF(SUM(D11,D19,D36,D54,D58,D62)=0,&quot;-&quot;,SUM(D11,D19,D36,D54,D58,D62))" table:style-name="ce45">
            <text:p>612,067<text:s/></text:p>
          </table:table-cell>
          <table:table-cell office:value-type="float" office:value="195.65889999999999" table:formula="msoxl:=  IF(SUM(E11,E19,E36,E54,E58,E62)=0,&quot;-&quot;,SUM(E11,E19,E36,E54,E58,E62))" table:style-name="ce45">
            <text:p>196<text:s/></text:p>
          </table:table-cell>
          <table:table-cell office:value-type="float" office:value="11861.07064" table:formula="msoxl:=  IF(SUM(F11,F19,F36,F54,F58,F62)=0,&quot;-&quot;,SUM(F11,F19,F36,F54,F58,F62))" table:style-name="ce66">
            <text:p>11,861<text:s/></text:p>
          </table:table-cell>
          <table:table-cell office:value-type="float" office:value="28529.33279" table:formula="msoxl:=  IF(SUM(G11,G19,G36,G54,G58,G62)=0,&quot;-&quot;,SUM(G11,G19,G36,G54,G58,G62))" table:style-name="ce45">
            <text:p>28,529<text:s/></text:p>
          </table:table-cell>
          <table:table-cell office:value-type="float" office:value="6347861.2651000004" table:formula="msoxl:=  IF(SUM(H11,H19,H36,H54,H58,H62)=0,&quot;-&quot;,SUM(H11,H19,H36,H54,H58,H62))" table:style-name="ce45">
            <text:p>6,347,861<text:s/></text:p>
          </table:table-cell>
          <table:table-cell office:value-type="float" office:value="220.33019999999999" table:formula="msoxl:=  IF(SUM(I11,I19,I36,I54,I58,I62)=0,&quot;-&quot;,SUM(I11,I19,I36,I54,I58,I62))" table:style-name="ce45">
            <text:p>220<text:s/></text:p>
          </table:table-cell>
          <table:table-cell office:value-type="float" office:value="143932.53874000002" table:formula="msoxl:=  IF(SUM(J11,J19,J36,J54,J58,J62)=0,&quot;-&quot;,SUM(J11,J19,J36,J54,J58,J62))" table:style-name="ce66">
            <text:p>143,933<text:s/></text:p>
          </table:table-cell>
          <table:table-cell office:value-type="float" office:value="66.92580000000001" table:formula="msoxl:=  IF(SUM(K11,K19,K36,K54,K58,K62)=0,&quot;-&quot;,SUM(K11,K19,K36,K54,K58,K62))" table:style-name="ce45">
            <text:p>67<text:s/></text:p>
          </table:table-cell>
          <table:table-cell office:value-type="float" office:value="18474.47957" table:formula="msoxl:=  IF(SUM(L11,L19,L36,L54,L58,L62)=0,&quot;-&quot;,SUM(L11,L19,L36,L54,L58,L62))" table:style-name="ce66">
            <text:p>18,474<text:s/></text:p>
          </table:table-cell>
          <table:table-cell office:value-type="float" office:value="7759.58" table:formula="msoxl:=  IF(SUM(M11,M19,M36,M54,M58,M62)=0,&quot;-&quot;,SUM(M11,M19,M36,M54,M58,M62))" table:style-name="ce45">
            <text:p>7,760<text:s/></text:p>
          </table:table-cell>
          <table:table-cell office:value-type="float" office:value="2287271.156" table:formula="msoxl:=  IF(SUM(N11,N19,N36,N54,N58,N62)=0,&quot;-&quot;,SUM(N11,N19,N36,N54,N58,N62))" table:style-name="ce66">
            <text:p>2,287,271<text:s/></text:p>
          </table:table-cell>
          <table:table-cell office:value-type="float" office:value="275.32601999999997" table:formula="msoxl:=  IF(SUM(O11,O19,O36,O54,O58,O62)=0,&quot;-&quot;,SUM(O11,O19,O36,O54,O58,O62))" table:style-name="ce45">
            <text:p>275<text:s/></text:p>
          </table:table-cell>
          <table:table-cell office:value-type="float" office:value="57875.5049" table:formula="msoxl:=  IF(SUM(P11,P19,P36,P54,P58,P62)=0,&quot;-&quot;,SUM(P11,P19,P36,P54,P58,P62))" table:style-name="ce45">
            <text:p>57,876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60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3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60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60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60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2,K12,M12,O12,'漁業生產量值-漁業種類別魚類別生產量值13'!C12,'漁業生產量值-漁業種類別魚類別生產量值13'!E12,'漁業生產量值-漁業種類別魚類別生產量值13'!G12,'漁業生產量值-漁業種類別魚類別生產量值13'!I12,'漁業生產量值-漁業種類別魚類別生產量值13'!K12,'漁業生產量值-漁業種類別魚類別生產量值13'!M12,'漁業生產量值-漁業種類別魚類別生產量值13'!O12)=0,&quot;-&quot;,SUM(I12,K12,M12,O12,'漁業生產量值-漁業種類別魚類別生產量值13'!C12,'漁業生產量值-漁業種類別魚類別生產量值13'!E12,'漁業生產量值-漁業種類別魚類別生產量值13'!G12,'漁業生產量值-漁業種類別魚類別生產量值13'!I12,'漁業生產量值-漁業種類別魚類別生產量值13'!K12,'漁業生產量值-漁業種類別魚類別生產量值13'!M12,'漁業生產量值-漁業種類別魚類別生產量值13'!O12))" table:style-name="ce55">
            <text:p>-</text:p>
          </table:table-cell>
          <table:table-cell office:value-type="string" office:string-value="-" table:formula="msoxl:=IF(SUM(J12,L12,N12,P12,'漁業生產量值-漁業種類別魚類別生產量值13'!D12,'漁業生產量值-漁業種類別魚類別生產量值13'!F12,'漁業生產量值-漁業種類別魚類別生產量值13'!H12,'漁業生產量值-漁業種類別魚類別生產量值13'!J12,'漁業生產量值-漁業種類別魚類別生產量值13'!L12,'漁業生產量值-漁業種類別魚類別生產量值13'!N12,'漁業生產量值-漁業種類別魚類別生產量值13'!P12)=0,&quot;-&quot;,SUM(J12,L12,N12,P12,'漁業生產量值-漁業種類別魚類別生產量值13'!D12,'漁業生產量值-漁業種類別魚類別生產量值13'!F12,'漁業生產量值-漁業種類別魚類別生產量值13'!H12,'漁業生產量值-漁業種類別魚類別生產量值13'!J12,'漁業生產量值-漁業種類別魚類別生產量值13'!L12,'漁業生產量值-漁業種類別魚類別生產量值13'!N12,'漁業生產量值-漁業種類別魚類別生產量值13'!P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3,K13,M13,O13,'漁業生產量值-漁業種類別魚類別生產量值13'!C13,'漁業生產量值-漁業種類別魚類別生產量值13'!E13,'漁業生產量值-漁業種類別魚類別生產量值13'!G13,'漁業生產量值-漁業種類別魚類別生產量值13'!I13,'漁業生產量值-漁業種類別魚類別生產量值13'!K13,'漁業生產量值-漁業種類別魚類別生產量值13'!M13,'漁業生產量值-漁業種類別魚類別生產量值13'!O13)=0,&quot;-&quot;,SUM(I13,K13,M13,O13,'漁業生產量值-漁業種類別魚類別生產量值13'!C13,'漁業生產量值-漁業種類別魚類別生產量值13'!E13,'漁業生產量值-漁業種類別魚類別生產量值13'!G13,'漁業生產量值-漁業種類別魚類別生產量值13'!I13,'漁業生產量值-漁業種類別魚類別生產量值13'!K13,'漁業生產量值-漁業種類別魚類別生產量值13'!M13,'漁業生產量值-漁業種類別魚類別生產量值13'!O13))" table:style-name="ce55">
            <text:p>-</text:p>
          </table:table-cell>
          <table:table-cell office:value-type="string" office:string-value="-" table:formula="msoxl:=IF(SUM(J13,L13,N13,P13,'漁業生產量值-漁業種類別魚類別生產量值13'!D13,'漁業生產量值-漁業種類別魚類別生產量值13'!F13,'漁業生產量值-漁業種類別魚類別生產量值13'!H13,'漁業生產量值-漁業種類別魚類別生產量值13'!J13,'漁業生產量值-漁業種類別魚類別生產量值13'!L13,'漁業生產量值-漁業種類別魚類別生產量值13'!N13,'漁業生產量值-漁業種類別魚類別生產量值13'!P13)=0,&quot;-&quot;,SUM(J13,L13,N13,P13,'漁業生產量值-漁業種類別魚類別生產量值13'!D13,'漁業生產量值-漁業種類別魚類別生產量值13'!F13,'漁業生產量值-漁業種類別魚類別生產量值13'!H13,'漁業生產量值-漁業種類別魚類別生產量值13'!J13,'漁業生產量值-漁業種類別魚類別生產量值13'!L13,'漁業生產量值-漁業種類別魚類別生產量值13'!N13,'漁業生產量值-漁業種類別魚類別生產量值13'!P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4,K14,M14,O14,'漁業生產量值-漁業種類別魚類別生產量值13'!C14,'漁業生產量值-漁業種類別魚類別生產量值13'!E14,'漁業生產量值-漁業種類別魚類別生產量值13'!G14,'漁業生產量值-漁業種類別魚類別生產量值13'!I14,'漁業生產量值-漁業種類別魚類別生產量值13'!K14,'漁業生產量值-漁業種類別魚類別生產量值13'!M14,'漁業生產量值-漁業種類別魚類別生產量值13'!O14)=0,&quot;-&quot;,SUM(I14,K14,M14,O14,'漁業生產量值-漁業種類別魚類別生產量值13'!C14,'漁業生產量值-漁業種類別魚類別生產量值13'!E14,'漁業生產量值-漁業種類別魚類別生產量值13'!G14,'漁業生產量值-漁業種類別魚類別生產量值13'!I14,'漁業生產量值-漁業種類別魚類別生產量值13'!K14,'漁業生產量值-漁業種類別魚類別生產量值13'!M14,'漁業生產量值-漁業種類別魚類別生產量值13'!O14))" table:style-name="ce55">
            <text:p>-</text:p>
          </table:table-cell>
          <table:table-cell office:value-type="string" office:string-value="-" table:formula="msoxl:=IF(SUM(J14,L14,N14,P14,'漁業生產量值-漁業種類別魚類別生產量值13'!D14,'漁業生產量值-漁業種類別魚類別生產量值13'!F14,'漁業生產量值-漁業種類別魚類別生產量值13'!H14,'漁業生產量值-漁業種類別魚類別生產量值13'!J14,'漁業生產量值-漁業種類別魚類別生產量值13'!L14,'漁業生產量值-漁業種類別魚類別生產量值13'!N14,'漁業生產量值-漁業種類別魚類別生產量值13'!P14)=0,&quot;-&quot;,SUM(J14,L14,N14,P14,'漁業生產量值-漁業種類別魚類別生產量值13'!D14,'漁業生產量值-漁業種類別魚類別生產量值13'!F14,'漁業生產量值-漁業種類別魚類別生產量值13'!H14,'漁業生產量值-漁業種類別魚類別生產量值13'!J14,'漁業生產量值-漁業種類別魚類別生產量值13'!L14,'漁業生產量值-漁業種類別魚類別生產量值13'!N14,'漁業生產量值-漁業種類別魚類別生產量值13'!P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5,K15,M15,O15,'漁業生產量值-漁業種類別魚類別生產量值13'!C15,'漁業生產量值-漁業種類別魚類別生產量值13'!E15,'漁業生產量值-漁業種類別魚類別生產量值13'!G15,'漁業生產量值-漁業種類別魚類別生產量值13'!I15,'漁業生產量值-漁業種類別魚類別生產量值13'!K15,'漁業生產量值-漁業種類別魚類別生產量值13'!M15,'漁業生產量值-漁業種類別魚類別生產量值13'!O15)=0,&quot;-&quot;,SUM(I15,K15,M15,O15,'漁業生產量值-漁業種類別魚類別生產量值13'!C15,'漁業生產量值-漁業種類別魚類別生產量值13'!E15,'漁業生產量值-漁業種類別魚類別生產量值13'!G15,'漁業生產量值-漁業種類別魚類別生產量值13'!I15,'漁業生產量值-漁業種類別魚類別生產量值13'!K15,'漁業生產量值-漁業種類別魚類別生產量值13'!M15,'漁業生產量值-漁業種類別魚類別生產量值13'!O15))" table:style-name="ce55">
            <text:p>-</text:p>
          </table:table-cell>
          <table:table-cell office:value-type="string" office:string-value="-" table:formula="msoxl:=IF(SUM(J15,L15,N15,P15,'漁業生產量值-漁業種類別魚類別生產量值13'!D15,'漁業生產量值-漁業種類別魚類別生產量值13'!F15,'漁業生產量值-漁業種類別魚類別生產量值13'!H15,'漁業生產量值-漁業種類別魚類別生產量值13'!J15,'漁業生產量值-漁業種類別魚類別生產量值13'!L15,'漁業生產量值-漁業種類別魚類別生產量值13'!N15,'漁業生產量值-漁業種類別魚類別生產量值13'!P15)=0,&quot;-&quot;,SUM(J15,L15,N15,P15,'漁業生產量值-漁業種類別魚類別生產量值13'!D15,'漁業生產量值-漁業種類別魚類別生產量值13'!F15,'漁業生產量值-漁業種類別魚類別生產量值13'!H15,'漁業生產量值-漁業種類別魚類別生產量值13'!J15,'漁業生產量值-漁業種類別魚類別生產量值13'!L15,'漁業生產量值-漁業種類別魚類別生產量值13'!N15,'漁業生產量值-漁業種類別魚類別生產量值13'!P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6,K16,M16,O16,'漁業生產量值-漁業種類別魚類別生產量值13'!C16,'漁業生產量值-漁業種類別魚類別生產量值13'!E16,'漁業生產量值-漁業種類別魚類別生產量值13'!G16,'漁業生產量值-漁業種類別魚類別生產量值13'!I16,'漁業生產量值-漁業種類別魚類別生產量值13'!K16,'漁業生產量值-漁業種類別魚類別生產量值13'!M16,'漁業生產量值-漁業種類別魚類別生產量值13'!O16)=0,&quot;-&quot;,SUM(I16,K16,M16,O16,'漁業生產量值-漁業種類別魚類別生產量值13'!C16,'漁業生產量值-漁業種類別魚類別生產量值13'!E16,'漁業生產量值-漁業種類別魚類別生產量值13'!G16,'漁業生產量值-漁業種類別魚類別生產量值13'!I16,'漁業生產量值-漁業種類別魚類別生產量值13'!K16,'漁業生產量值-漁業種類別魚類別生產量值13'!M16,'漁業生產量值-漁業種類別魚類別生產量值13'!O16))" table:style-name="ce55">
            <text:p>-</text:p>
          </table:table-cell>
          <table:table-cell office:value-type="string" office:string-value="-" table:formula="msoxl:=IF(SUM(J16,L16,N16,P16,'漁業生產量值-漁業種類別魚類別生產量值13'!D16,'漁業生產量值-漁業種類別魚類別生產量值13'!F16,'漁業生產量值-漁業種類別魚類別生產量值13'!H16,'漁業生產量值-漁業種類別魚類別生產量值13'!J16,'漁業生產量值-漁業種類別魚類別生產量值13'!L16,'漁業生產量值-漁業種類別魚類別生產量值13'!N16,'漁業生產量值-漁業種類別魚類別生產量值13'!P16)=0,&quot;-&quot;,SUM(J16,L16,N16,P16,'漁業生產量值-漁業種類別魚類別生產量值13'!D16,'漁業生產量值-漁業種類別魚類別生產量值13'!F16,'漁業生產量值-漁業種類別魚類別生產量值13'!H16,'漁業生產量值-漁業種類別魚類別生產量值13'!J16,'漁業生產量值-漁業種類別魚類別生產量值13'!L16,'漁業生產量值-漁業種類別魚類別生產量值13'!N16,'漁業生產量值-漁業種類別魚類別生產量值13'!P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7,K17,M17,O17,'漁業生產量值-漁業種類別魚類別生產量值13'!C17,'漁業生產量值-漁業種類別魚類別生產量值13'!E17,'漁業生產量值-漁業種類別魚類別生產量值13'!G17,'漁業生產量值-漁業種類別魚類別生產量值13'!I17,'漁業生產量值-漁業種類別魚類別生產量值13'!K17,'漁業生產量值-漁業種類別魚類別生產量值13'!M17,'漁業生產量值-漁業種類別魚類別生產量值13'!O17)=0,&quot;-&quot;,SUM(I17,K17,M17,O17,'漁業生產量值-漁業種類別魚類別生產量值13'!C17,'漁業生產量值-漁業種類別魚類別生產量值13'!E17,'漁業生產量值-漁業種類別魚類別生產量值13'!G17,'漁業生產量值-漁業種類別魚類別生產量值13'!I17,'漁業生產量值-漁業種類別魚類別生產量值13'!K17,'漁業生產量值-漁業種類別魚類別生產量值13'!M17,'漁業生產量值-漁業種類別魚類別生產量值13'!O17))" table:style-name="ce55">
            <text:p>-</text:p>
          </table:table-cell>
          <table:table-cell office:value-type="string" office:string-value="-" table:formula="msoxl:=IF(SUM(J17,L17,N17,P17,'漁業生產量值-漁業種類別魚類別生產量值13'!D17,'漁業生產量值-漁業種類別魚類別生產量值13'!F17,'漁業生產量值-漁業種類別魚類別生產量值13'!H17,'漁業生產量值-漁業種類別魚類別生產量值13'!J17,'漁業生產量值-漁業種類別魚類別生產量值13'!L17,'漁業生產量值-漁業種類別魚類別生產量值13'!N17,'漁業生產量值-漁業種類別魚類別生產量值13'!P17)=0,&quot;-&quot;,SUM(J17,L17,N17,P17,'漁業生產量值-漁業種類別魚類別生產量值13'!D17,'漁業生產量值-漁業種類別魚類別生產量值13'!F17,'漁業生產量值-漁業種類別魚類別生產量值13'!H17,'漁業生產量值-漁業種類別魚類別生產量值13'!J17,'漁業生產量值-漁業種類別魚類別生產量值13'!L17,'漁業生產量值-漁業種類別魚類別生產量值13'!N17,'漁業生產量值-漁業種類別魚類別生產量值13'!P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18,K18,M18,O18,'漁業生產量值-漁業種類別魚類別生產量值13'!C18,'漁業生產量值-漁業種類別魚類別生產量值13'!E18,'漁業生產量值-漁業種類別魚類別生產量值13'!G18,'漁業生產量值-漁業種類別魚類別生產量值13'!I18,'漁業生產量值-漁業種類別魚類別生產量值13'!K18,'漁業生產量值-漁業種類別魚類別生產量值13'!M18,'漁業生產量值-漁業種類別魚類別生產量值13'!O18)=0,&quot;-&quot;,SUM(I18,K18,M18,O18,'漁業生產量值-漁業種類別魚類別生產量值13'!C18,'漁業生產量值-漁業種類別魚類別生產量值13'!E18,'漁業生產量值-漁業種類別魚類別生產量值13'!G18,'漁業生產量值-漁業種類別魚類別生產量值13'!I18,'漁業生產量值-漁業種類別魚類別生產量值13'!K18,'漁業生產量值-漁業種類別魚類別生產量值13'!M18,'漁業生產量值-漁業種類別魚類別生產量值13'!O18))" table:style-name="ce55">
            <text:p>-</text:p>
          </table:table-cell>
          <table:table-cell office:value-type="string" office:string-value="-" table:formula="msoxl:=IF(SUM(J18,L18,N18,P18,'漁業生產量值-漁業種類別魚類別生產量值13'!D18,'漁業生產量值-漁業種類別魚類別生產量值13'!F18,'漁業生產量值-漁業種類別魚類別生產量值13'!H18,'漁業生產量值-漁業種類別魚類別生產量值13'!J18,'漁業生產量值-漁業種類別魚類別生產量值13'!L18,'漁業生產量值-漁業種類別魚類別生產量值13'!N18,'漁業生產量值-漁業種類別魚類別生產量值13'!P18)=0,&quot;-&quot;,SUM(J18,L18,N18,P18,'漁業生產量值-漁業種類別魚類別生產量值13'!D18,'漁業生產量值-漁業種類別魚類別生產量值13'!F18,'漁業生產量值-漁業種類別魚類別生產量值13'!H18,'漁業生產量值-漁業種類別魚類別生產量值13'!J18,'漁業生產量值-漁業種類別魚類別生產量值13'!L18,'漁業生產量值-漁業種類別魚類別生產量值13'!N18,'漁業生產量值-漁業種類別魚類別生產量值13'!P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3269.3977200000004" table:formula="msoxl:=  IF(SUM(C20:C35)=0,&quot;-&quot;,SUM(C20:C35))" table:style-name="ce52">
            <text:p>3,269<text:s/></text:p>
          </table:table-cell>
          <table:table-cell office:value-type="float" office:value="597077.90818000003" table:formula="msoxl:=  IF(SUM(D20:D35)=0,&quot;-&quot;,SUM(D20:D35))" table:style-name="ce52">
            <text:p>597,078<text:s/></text:p>
          </table:table-cell>
          <table:table-cell office:value-type="float" office:value="190.67499999999998" table:formula="msoxl:=  IF(SUM(E20:E35)=0,&quot;-&quot;,SUM(E20:E35))" table:style-name="ce52">
            <text:p>191<text:s/></text:p>
          </table:table-cell>
          <table:table-cell office:value-type="float" office:value="11375.1302" table:formula="msoxl:=  IF(SUM(F20:F35)=0,&quot;-&quot;,SUM(F20:F35))" table:style-name="ce60">
            <text:p>11,375<text:s/></text:p>
          </table:table-cell>
          <table:table-cell office:value-type="float" office:value="1930.8842900000002" table:formula="msoxl:=  IF(SUM(G20:G35)=0,&quot;-&quot;,SUM(G20:G35))" table:style-name="ce52">
            <text:p>1,931<text:s/></text:p>
          </table:table-cell>
          <table:table-cell office:value-type="float" office:value="374988.07729000004" table:formula="msoxl:=  IF(SUM(H20:H35)=0,&quot;-&quot;,SUM(H20:H35))" table:style-name="ce52">
            <text:p>374,988<text:s/></text:p>
          </table:table-cell>
          <table:table-cell office:value-type="float" office:value="199.71080000000001" table:formula="msoxl:=  IF(SUM(I20:I35)=0,&quot;-&quot;,SUM(I20:I35))" table:style-name="ce52">
            <text:p>200<text:s/></text:p>
          </table:table-cell>
          <table:table-cell office:value-type="float" office:value="132270.20250000001" table:formula="msoxl:=  IF(SUM(J20:J35)=0,&quot;-&quot;,SUM(J20:J35))" table:style-name="ce60">
            <text:p>132,270<text:s/></text:p>
          </table:table-cell>
          <table:table-cell office:value-type="float" office:value="46.858800000000002" table:formula="msoxl:=  IF(SUM(K20:K35)=0,&quot;-&quot;,SUM(K20:K35))" table:style-name="ce52">
            <text:p>47<text:s/></text:p>
          </table:table-cell>
          <table:table-cell office:value-type="float" office:value="12850.976570000001" table:formula="msoxl:=  IF(SUM(L20:L35)=0,&quot;-&quot;,SUM(L20:L35))" table:style-name="ce60">
            <text:p>12,851<text:s/></text:p>
          </table:table-cell>
          <table:table-cell office:value-type="string" office:string-value="-" table:formula="msoxl:=  IF(SUM(M20:M35)=0,&quot;-&quot;,SUM(M20:M35))" table:style-name="ce52">
            <text:p>-</text:p>
          </table:table-cell>
          <table:table-cell office:value-type="string" office:string-value="-" table:formula="msoxl:=  IF(SUM(N20:N35)=0,&quot;-&quot;,SUM(N20:N35))" table:style-name="ce60">
            <text:p>-</text:p>
          </table:table-cell>
          <table:table-cell office:value-type="float" office:value="265.52573999999998" table:formula="msoxl:=  IF(SUM(O20:O35)=0,&quot;-&quot;,SUM(O20:O35))" table:style-name="ce52">
            <text:p>266<text:s/></text:p>
          </table:table-cell>
          <table:table-cell office:value-type="float" office:value="55497.876600000003" table:formula="msoxl:=  IF(SUM(P20:P35)=0,&quot;-&quot;,SUM(P20:P35))" table:style-name="ce52">
            <text:p>55,49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float" office:value="19" table:style-name="ce59">
            <text:p>19<text:s/></text:p>
          </table:table-cell>
          <table:table-cell office:value-type="float" office:value="2789.2" table:style-name="ce59">
            <text:p>2,789<text:s/>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office:string-value="-" table:formula="msoxl:=IF(SUM(I20,K20,M20,O20,'漁業生產量值-漁業種類別魚類別生產量值13'!C20,'漁業生產量值-漁業種類別魚類別生產量值13'!E20,'漁業生產量值-漁業種類別魚類別生產量值13'!G20,'漁業生產量值-漁業種類別魚類別生產量值13'!I20,'漁業生產量值-漁業種類別魚類別生產量值13'!K20,'漁業生產量值-漁業種類別魚類別生產量值13'!M20,'漁業生產量值-漁業種類別魚類別生產量值13'!O20)=0,&quot;-&quot;,SUM(I20,K20,M20,O20,'漁業生產量值-漁業種類別魚類別生產量值13'!C20,'漁業生產量值-漁業種類別魚類別生產量值13'!E20,'漁業生產量值-漁業種類別魚類別生產量值13'!G20,'漁業生產量值-漁業種類別魚類別生產量值13'!I20,'漁業生產量值-漁業種類別魚類別生產量值13'!K20,'漁業生產量值-漁業種類別魚類別生產量值13'!M20,'漁業生產量值-漁業種類別魚類別生產量值13'!O20))" table:style-name="ce55">
            <text:p>-</text:p>
          </table:table-cell>
          <table:table-cell office:value-type="string" office:string-value="-" table:formula="msoxl:=IF(SUM(J20,L20,N20,P20,'漁業生產量值-漁業種類別魚類別生產量值13'!D20,'漁業生產量值-漁業種類別魚類別生產量值13'!F20,'漁業生產量值-漁業種類別魚類別生產量值13'!H20,'漁業生產量值-漁業種類別魚類別生產量值13'!J20,'漁業生產量值-漁業種類別魚類別生產量值13'!L20,'漁業生產量值-漁業種類別魚類別生產量值13'!N20,'漁業生產量值-漁業種類別魚類別生產量值13'!P20)=0,&quot;-&quot;,SUM(J20,L20,N20,P20,'漁業生產量值-漁業種類別魚類別生產量值13'!D20,'漁業生產量值-漁業種類別魚類別生產量值13'!F20,'漁業生產量值-漁業種類別魚類別生產量值13'!H20,'漁業生產量值-漁業種類別魚類別生產量值13'!J20,'漁業生產量值-漁業種類別魚類別生產量值13'!L20,'漁業生產量值-漁業種類別魚類別生產量值13'!N20,'漁業生產量值-漁業種類別魚類別生產量值13'!P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1,K21,M21,O21,'漁業生產量值-漁業種類別魚類別生產量值13'!C21,'漁業生產量值-漁業種類別魚類別生產量值13'!E21,'漁業生產量值-漁業種類別魚類別生產量值13'!G21,'漁業生產量值-漁業種類別魚類別生產量值13'!I21,'漁業生產量值-漁業種類別魚類別生產量值13'!K21,'漁業生產量值-漁業種類別魚類別生產量值13'!M21,'漁業生產量值-漁業種類別魚類別生產量值13'!O21)=0,&quot;-&quot;,SUM(I21,K21,M21,O21,'漁業生產量值-漁業種類別魚類別生產量值13'!C21,'漁業生產量值-漁業種類別魚類別生產量值13'!E21,'漁業生產量值-漁業種類別魚類別生產量值13'!G21,'漁業生產量值-漁業種類別魚類別生產量值13'!I21,'漁業生產量值-漁業種類別魚類別生產量值13'!K21,'漁業生產量值-漁業種類別魚類別生產量值13'!M21,'漁業生產量值-漁業種類別魚類別生產量值13'!O21))" table:style-name="ce55">
            <text:p>-</text:p>
          </table:table-cell>
          <table:table-cell office:value-type="string" office:string-value="-" table:formula="msoxl:=IF(SUM(J21,L21,N21,P21,'漁業生產量值-漁業種類別魚類別生產量值13'!D21,'漁業生產量值-漁業種類別魚類別生產量值13'!F21,'漁業生產量值-漁業種類別魚類別生產量值13'!H21,'漁業生產量值-漁業種類別魚類別生產量值13'!J21,'漁業生產量值-漁業種類別魚類別生產量值13'!L21,'漁業生產量值-漁業種類別魚類別生產量值13'!N21,'漁業生產量值-漁業種類別魚類別生產量值13'!P21)=0,&quot;-&quot;,SUM(J21,L21,N21,P21,'漁業生產量值-漁業種類別魚類別生產量值13'!D21,'漁業生產量值-漁業種類別魚類別生產量值13'!F21,'漁業生產量值-漁業種類別魚類別生產量值13'!H21,'漁業生產量值-漁業種類別魚類別生產量值13'!J21,'漁業生產量值-漁業種類別魚類別生產量值13'!L21,'漁業生產量值-漁業種類別魚類別生產量值13'!N21,'漁業生產量值-漁業種類別魚類別生產量值13'!P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2121.3870000000002" table:style-name="ce55">
            <text:p>2,121<text:s/></text:p>
          </table:table-cell>
          <table:table-cell office:value-type="float" office:value="418150.91018000001" table:style-name="ce55">
            <text:p>418,15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2,K22,M22,O22,'漁業生產量值-漁業種類別魚類別生產量值13'!C22,'漁業生產量值-漁業種類別魚類別生產量值13'!E22,'漁業生產量值-漁業種類別魚類別生產量值13'!G22,'漁業生產量值-漁業種類別魚類別生產量值13'!I22,'漁業生產量值-漁業種類別魚類別生產量值13'!K22,'漁業生產量值-漁業種類別魚類別生產量值13'!M22,'漁業生產量值-漁業種類別魚類別生產量值13'!O22)=0,&quot;-&quot;,SUM(I22,K22,M22,O22,'漁業生產量值-漁業種類別魚類別生產量值13'!C22,'漁業生產量值-漁業種類別魚類別生產量值13'!E22,'漁業生產量值-漁業種類別魚類別生產量值13'!G22,'漁業生產量值-漁業種類別魚類別生產量值13'!I22,'漁業生產量值-漁業種類別魚類別生產量值13'!K22,'漁業生產量值-漁業種類別魚類別生產量值13'!M22,'漁業生產量值-漁業種類別魚類別生產量值13'!O22))" table:style-name="ce55">
            <text:p>-</text:p>
          </table:table-cell>
          <table:table-cell office:value-type="string" office:string-value="-" table:formula="msoxl:=IF(SUM(J22,L22,N22,P22,'漁業生產量值-漁業種類別魚類別生產量值13'!D22,'漁業生產量值-漁業種類別魚類別生產量值13'!F22,'漁業生產量值-漁業種類別魚類別生產量值13'!H22,'漁業生產量值-漁業種類別魚類別生產量值13'!J22,'漁業生產量值-漁業種類別魚類別生產量值13'!L22,'漁業生產量值-漁業種類別魚類別生產量值13'!N22,'漁業生產量值-漁業種類別魚類別生產量值13'!P22)=0,&quot;-&quot;,SUM(J22,L22,N22,P22,'漁業生產量值-漁業種類別魚類別生產量值13'!D22,'漁業生產量值-漁業種類別魚類別生產量值13'!F22,'漁業生產量值-漁業種類別魚類別生產量值13'!H22,'漁業生產量值-漁業種類別魚類別生產量值13'!J22,'漁業生產量值-漁業種類別魚類別生產量值13'!L22,'漁業生產量值-漁業種類別魚類別生產量值13'!N22,'漁業生產量值-漁業種類別魚類別生產量值13'!P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849.98512000000005" table:style-name="ce55">
            <text:p>850<text:s/></text:p>
          </table:table-cell>
          <table:table-cell office:value-type="float" office:value="129640.59467999999" table:style-name="ce55">
            <text:p>129,641<text:s/></text:p>
          </table:table-cell>
          <table:table-cell office:value-type="float" office:value="189.041" table:style-name="ce55">
            <text:p>189<text:s/></text:p>
          </table:table-cell>
          <table:table-cell office:value-type="float" office:value="11043.897199999999" table:style-name="ce61">
            <text:p>11,044<text:s/></text:p>
          </table:table-cell>
          <table:table-cell office:value-type="float" office:value="1821.12481" table:formula="msoxl:=IF(SUM(I23,K23,M23,O23,'漁業生產量值-漁業種類別魚類別生產量值13'!C23,'漁業生產量值-漁業種類別魚類別生產量值13'!E23,'漁業生產量值-漁業種類別魚類別生產量值13'!G23,'漁業生產量值-漁業種類別魚類別生產量值13'!I23,'漁業生產量值-漁業種類別魚類別生產量值13'!K23,'漁業生產量值-漁業種類別魚類別生產量值13'!M23,'漁業生產量值-漁業種類別魚類別生產量值13'!O23)=0,&quot;-&quot;,SUM(I23,K23,M23,O23,'漁業生產量值-漁業種類別魚類別生產量值13'!C23,'漁業生產量值-漁業種類別魚類別生產量值13'!E23,'漁業生產量值-漁業種類別魚類別生產量值13'!G23,'漁業生產量值-漁業種類別魚類別生產量值13'!I23,'漁業生產量值-漁業種類別魚類別生產量值13'!K23,'漁業生產量值-漁業種類別魚類別生產量值13'!M23,'漁業生產量值-漁業種類別魚類別生產量值13'!O23))" table:style-name="ce55">
            <text:p>1,821<text:s/></text:p>
          </table:table-cell>
          <table:table-cell office:value-type="float" office:value="348795.23603000003" table:formula="msoxl:=IF(SUM(J23,L23,N23,P23,'漁業生產量值-漁業種類別魚類別生產量值13'!D23,'漁業生產量值-漁業種類別魚類別生產量值13'!F23,'漁業生產量值-漁業種類別魚類別生產量值13'!H23,'漁業生產量值-漁業種類別魚類別生產量值13'!J23,'漁業生產量值-漁業種類別魚類別生產量值13'!L23,'漁業生產量值-漁業種類別魚類別生產量值13'!N23,'漁業生產量值-漁業種類別魚類別生產量值13'!P23)=0,&quot;-&quot;,SUM(J23,L23,N23,P23,'漁業生產量值-漁業種類別魚類別生產量值13'!D23,'漁業生產量值-漁業種類別魚類別生產量值13'!F23,'漁業生產量值-漁業種類別魚類別生產量值13'!H23,'漁業生產量值-漁業種類別魚類別生產量值13'!J23,'漁業生產量值-漁業種類別魚類別生產量值13'!L23,'漁業生產量值-漁業種類別魚類別生產量值13'!N23,'漁業生產量值-漁業種類別魚類別生產量值13'!P23))" table:style-name="ce55">
            <text:p>348,795<text:s/></text:p>
          </table:table-cell>
          <table:table-cell office:value-type="float" office:value="199.71080000000001" table:style-name="ce55">
            <text:p>200<text:s/></text:p>
          </table:table-cell>
          <table:table-cell office:value-type="float" office:value="132270.20250000001" table:style-name="ce61">
            <text:p>132,270<text:s/></text:p>
          </table:table-cell>
          <table:table-cell office:value-type="float" office:value="41.386800000000001" table:style-name="ce55">
            <text:p>41<text:s/></text:p>
          </table:table-cell>
          <table:table-cell office:value-type="float" office:value="9191.2525700000006" table:style-name="ce61">
            <text:p>9,19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65.52573999999998" table:style-name="ce55">
            <text:p>266<text:s/></text:p>
          </table:table-cell>
          <table:table-cell office:value-type="float" office:value="55497.876600000003" table:style-name="ce55">
            <text:p>55,49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24.669599999999999" table:style-name="ce55">
            <text:p>25<text:s/></text:p>
          </table:table-cell>
          <table:table-cell office:value-type="float" office:value="4999.7257200000004" table:style-name="ce55">
            <text:p>5,000<text:s/></text:p>
          </table:table-cell>
          <table:table-cell office:value-type="float" office:value="1.6339999999999999" table:style-name="ce55">
            <text:p>2<text:s/></text:p>
          </table:table-cell>
          <table:table-cell office:value-type="float" office:value="331.233" table:style-name="ce61">
            <text:p>331<text:s/></text:p>
          </table:table-cell>
          <table:table-cell office:value-type="float" office:value="13.6591" table:formula="msoxl:=IF(SUM(I24,K24,M24,O24,'漁業生產量值-漁業種類別魚類別生產量值13'!C24,'漁業生產量值-漁業種類別魚類別生產量值13'!E24,'漁業生產量值-漁業種類別魚類別生產量值13'!G24,'漁業生產量值-漁業種類別魚類別生產量值13'!I24,'漁業生產量值-漁業種類別魚類別生產量值13'!K24,'漁業生產量值-漁業種類別魚類別生產量值13'!M24,'漁業生產量值-漁業種類別魚類別生產量值13'!O24)=0,&quot;-&quot;,SUM(I24,K24,M24,O24,'漁業生產量值-漁業種類別魚類別生產量值13'!C24,'漁業生產量值-漁業種類別魚類別生產量值13'!E24,'漁業生產量值-漁業種類別魚類別生產量值13'!G24,'漁業生產量值-漁業種類別魚類別生產量值13'!I24,'漁業生產量值-漁業種類別魚類別生產量值13'!K24,'漁業生產量值-漁業種類別魚類別生產量值13'!M24,'漁業生產量值-漁業種類別魚類別生產量值13'!O24))" table:style-name="ce55">
            <text:p>14<text:s/></text:p>
          </table:table-cell>
          <table:table-cell office:value-type="float" office:value="6491.7456000000002" table:formula="msoxl:=IF(SUM(J24,L24,N24,P24,'漁業生產量值-漁業種類別魚類別生產量值13'!D24,'漁業生產量值-漁業種類別魚類別生產量值13'!F24,'漁業生產量值-漁業種類別魚類別生產量值13'!H24,'漁業生產量值-漁業種類別魚類別生產量值13'!J24,'漁業生產量值-漁業種類別魚類別生產量值13'!L24,'漁業生產量值-漁業種類別魚類別生產量值13'!N24,'漁業生產量值-漁業種類別魚類別生產量值13'!P24)=0,&quot;-&quot;,SUM(J24,L24,N24,P24,'漁業生產量值-漁業種類別魚類別生產量值13'!D24,'漁業生產量值-漁業種類別魚類別生產量值13'!F24,'漁業生產量值-漁業種類別魚類別生產量值13'!H24,'漁業生產量值-漁業種類別魚類別生產量值13'!J24,'漁業生產量值-漁業種類別魚類別生產量值13'!L24,'漁業生產量值-漁業種類別魚類別生產量值13'!N24,'漁業生產量值-漁業種類別魚類別生產量值13'!P24))" table:style-name="ce55">
            <text:p>6,49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.4720000000000004" table:style-name="ce55">
            <text:p>5<text:s/></text:p>
          </table:table-cell>
          <table:table-cell office:value-type="float" office:value="3659.7240000000002" table:style-name="ce61">
            <text:p>3,66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25.8" table:style-name="ce55">
            <text:p>26<text:s/></text:p>
          </table:table-cell>
          <table:table-cell office:value-type="float" office:value="5113.5600000000004" table:style-name="ce55">
            <text:p>5,11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5,K25,M25,O25,'漁業生產量值-漁業種類別魚類別生產量值13'!C25,'漁業生產量值-漁業種類別魚類別生產量值13'!E25,'漁業生產量值-漁業種類別魚類別生產量值13'!G25,'漁業生產量值-漁業種類別魚類別生產量值13'!I25,'漁業生產量值-漁業種類別魚類別生產量值13'!K25,'漁業生產量值-漁業種類別魚類別生產量值13'!M25,'漁業生產量值-漁業種類別魚類別生產量值13'!O25)=0,&quot;-&quot;,SUM(I25,K25,M25,O25,'漁業生產量值-漁業種類別魚類別生產量值13'!C25,'漁業生產量值-漁業種類別魚類別生產量值13'!E25,'漁業生產量值-漁業種類別魚類別生產量值13'!G25,'漁業生產量值-漁業種類別魚類別生產量值13'!I25,'漁業生產量值-漁業種類別魚類別生產量值13'!K25,'漁業生產量值-漁業種類別魚類別生產量值13'!M25,'漁業生產量值-漁業種類別魚類別生產量值13'!O25))" table:style-name="ce55">
            <text:p>-</text:p>
          </table:table-cell>
          <table:table-cell office:value-type="string" office:string-value="-" table:formula="msoxl:=IF(SUM(J25,L25,N25,P25,'漁業生產量值-漁業種類別魚類別生產量值13'!D25,'漁業生產量值-漁業種類別魚類別生產量值13'!F25,'漁業生產量值-漁業種類別魚類別生產量值13'!H25,'漁業生產量值-漁業種類別魚類別生產量值13'!J25,'漁業生產量值-漁業種類別魚類別生產量值13'!L25,'漁業生產量值-漁業種類別魚類別生產量值13'!N25,'漁業生產量值-漁業種類別魚類別生產量值13'!P25)=0,&quot;-&quot;,SUM(J25,L25,N25,P25,'漁業生產量值-漁業種類別魚類別生產量值13'!D25,'漁業生產量值-漁業種類別魚類別生產量值13'!F25,'漁業生產量值-漁業種類別魚類別生產量值13'!H25,'漁業生產量值-漁業種類別魚類別生產量值13'!J25,'漁業生產量值-漁業種類別魚類別生產量值13'!L25,'漁業生產量值-漁業種類別魚類別生產量值13'!N25,'漁業生產量值-漁業種類別魚類別生產量值13'!P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6,K26,M26,O26,'漁業生產量值-漁業種類別魚類別生產量值13'!C26,'漁業生產量值-漁業種類別魚類別生產量值13'!E26,'漁業生產量值-漁業種類別魚類別生產量值13'!G26,'漁業生產量值-漁業種類別魚類別生產量值13'!I26,'漁業生產量值-漁業種類別魚類別生產量值13'!K26,'漁業生產量值-漁業種類別魚類別生產量值13'!M26,'漁業生產量值-漁業種類別魚類別生產量值13'!O26)=0,&quot;-&quot;,SUM(I26,K26,M26,O26,'漁業生產量值-漁業種類別魚類別生產量值13'!C26,'漁業生產量值-漁業種類別魚類別生產量值13'!E26,'漁業生產量值-漁業種類別魚類別生產量值13'!G26,'漁業生產量值-漁業種類別魚類別生產量值13'!I26,'漁業生產量值-漁業種類別魚類別生產量值13'!K26,'漁業生產量值-漁業種類別魚類別生產量值13'!M26,'漁業生產量值-漁業種類別魚類別生產量值13'!O26))" table:style-name="ce55">
            <text:p>-</text:p>
          </table:table-cell>
          <table:table-cell office:value-type="string" office:string-value="-" table:formula="msoxl:=IF(SUM(J26,L26,N26,P26,'漁業生產量值-漁業種類別魚類別生產量值13'!D26,'漁業生產量值-漁業種類別魚類別生產量值13'!F26,'漁業生產量值-漁業種類別魚類別生產量值13'!H26,'漁業生產量值-漁業種類別魚類別生產量值13'!J26,'漁業生產量值-漁業種類別魚類別生產量值13'!L26,'漁業生產量值-漁業種類別魚類別生產量值13'!N26,'漁業生產量值-漁業種類別魚類別生產量值13'!P26)=0,&quot;-&quot;,SUM(J26,L26,N26,P26,'漁業生產量值-漁業種類別魚類別生產量值13'!D26,'漁業生產量值-漁業種類別魚類別生產量值13'!F26,'漁業生產量值-漁業種類別魚類別生產量值13'!H26,'漁業生產量值-漁業種類別魚類別生產量值13'!J26,'漁業生產量值-漁業種類別魚類別生產量值13'!L26,'漁業生產量值-漁業種類別魚類別生產量值13'!N26,'漁業生產量值-漁業種類別魚類別生產量值13'!P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7,K27,M27,O27,'漁業生產量值-漁業種類別魚類別生產量值13'!C27,'漁業生產量值-漁業種類別魚類別生產量值13'!E27,'漁業生產量值-漁業種類別魚類別生產量值13'!G27,'漁業生產量值-漁業種類別魚類別生產量值13'!I27,'漁業生產量值-漁業種類別魚類別生產量值13'!K27,'漁業生產量值-漁業種類別魚類別生產量值13'!M27,'漁業生產量值-漁業種類別魚類別生產量值13'!O27)=0,&quot;-&quot;,SUM(I27,K27,M27,O27,'漁業生產量值-漁業種類別魚類別生產量值13'!C27,'漁業生產量值-漁業種類別魚類別生產量值13'!E27,'漁業生產量值-漁業種類別魚類別生產量值13'!G27,'漁業生產量值-漁業種類別魚類別生產量值13'!I27,'漁業生產量值-漁業種類別魚類別生產量值13'!K27,'漁業生產量值-漁業種類別魚類別生產量值13'!M27,'漁業生產量值-漁業種類別魚類別生產量值13'!O27))" table:style-name="ce55">
            <text:p>-</text:p>
          </table:table-cell>
          <table:table-cell office:value-type="string" office:string-value="-" table:formula="msoxl:=IF(SUM(J27,L27,N27,P27,'漁業生產量值-漁業種類別魚類別生產量值13'!D27,'漁業生產量值-漁業種類別魚類別生產量值13'!F27,'漁業生產量值-漁業種類別魚類別生產量值13'!H27,'漁業生產量值-漁業種類別魚類別生產量值13'!J27,'漁業生產量值-漁業種類別魚類別生產量值13'!L27,'漁業生產量值-漁業種類別魚類別生產量值13'!N27,'漁業生產量值-漁業種類別魚類別生產量值13'!P27)=0,&quot;-&quot;,SUM(J27,L27,N27,P27,'漁業生產量值-漁業種類別魚類別生產量值13'!D27,'漁業生產量值-漁業種類別魚類別生產量值13'!F27,'漁業生產量值-漁業種類別魚類別生產量值13'!H27,'漁業生產量值-漁業種類別魚類別生產量值13'!J27,'漁業生產量值-漁業種類別魚類別生產量值13'!L27,'漁業生產量值-漁業種類別魚類別生產量值13'!N27,'漁業生產量值-漁業種類別魚類別生產量值13'!P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2.1160000000000001" table:style-name="ce55">
            <text:p>2<text:s/></text:p>
          </table:table-cell>
          <table:table-cell office:value-type="float" office:value="293.27760000000001" table:style-name="ce55">
            <text:p>29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8,K28,M28,O28,'漁業生產量值-漁業種類別魚類別生產量值13'!C28,'漁業生產量值-漁業種類別魚類別生產量值13'!E28,'漁業生產量值-漁業種類別魚類別生產量值13'!G28,'漁業生產量值-漁業種類別魚類別生產量值13'!I28,'漁業生產量值-漁業種類別魚類別生產量值13'!K28,'漁業生產量值-漁業種類別魚類別生產量值13'!M28,'漁業生產量值-漁業種類別魚類別生產量值13'!O28)=0,&quot;-&quot;,SUM(I28,K28,M28,O28,'漁業生產量值-漁業種類別魚類別生產量值13'!C28,'漁業生產量值-漁業種類別魚類別生產量值13'!E28,'漁業生產量值-漁業種類別魚類別生產量值13'!G28,'漁業生產量值-漁業種類別魚類別生產量值13'!I28,'漁業生產量值-漁業種類別魚類別生產量值13'!K28,'漁業生產量值-漁業種類別魚類別生產量值13'!M28,'漁業生產量值-漁業種類別魚類別生產量值13'!O28))" table:style-name="ce55">
            <text:p>-</text:p>
          </table:table-cell>
          <table:table-cell office:value-type="string" office:string-value="-" table:formula="msoxl:=IF(SUM(J28,L28,N28,P28,'漁業生產量值-漁業種類別魚類別生產量值13'!D28,'漁業生產量值-漁業種類別魚類別生產量值13'!F28,'漁業生產量值-漁業種類別魚類別生產量值13'!H28,'漁業生產量值-漁業種類別魚類別生產量值13'!J28,'漁業生產量值-漁業種類別魚類別生產量值13'!L28,'漁業生產量值-漁業種類別魚類別生產量值13'!N28,'漁業生產量值-漁業種類別魚類別生產量值13'!P28)=0,&quot;-&quot;,SUM(J28,L28,N28,P28,'漁業生產量值-漁業種類別魚類別生產量值13'!D28,'漁業生產量值-漁業種類別魚類別生產量值13'!F28,'漁業生產量值-漁業種類別魚類別生產量值13'!H28,'漁業生產量值-漁業種類別魚類別生產量值13'!J28,'漁業生產量值-漁業種類別魚類別生產量值13'!L28,'漁業生產量值-漁業種類別魚類別生產量值13'!N28,'漁業生產量值-漁業種類別魚類別生產量值13'!P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float" office:value="3.08" table:style-name="ce55">
            <text:p>3<text:s/></text:p>
          </table:table-cell>
          <table:table-cell office:value-type="float" office:value="662.2" table:style-name="ce55">
            <text:p>66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9,K29,M29,O29,'漁業生產量值-漁業種類別魚類別生產量值13'!C29,'漁業生產量值-漁業種類別魚類別生產量值13'!E29,'漁業生產量值-漁業種類別魚類別生產量值13'!G29,'漁業生產量值-漁業種類別魚類別生產量值13'!I29,'漁業生產量值-漁業種類別魚類別生產量值13'!K29,'漁業生產量值-漁業種類別魚類別生產量值13'!M29,'漁業生產量值-漁業種類別魚類別生產量值13'!O29)=0,&quot;-&quot;,SUM(I29,K29,M29,O29,'漁業生產量值-漁業種類別魚類別生產量值13'!C29,'漁業生產量值-漁業種類別魚類別生產量值13'!E29,'漁業生產量值-漁業種類別魚類別生產量值13'!G29,'漁業生產量值-漁業種類別魚類別生產量值13'!I29,'漁業生產量值-漁業種類別魚類別生產量值13'!K29,'漁業生產量值-漁業種類別魚類別生產量值13'!M29,'漁業生產量值-漁業種類別魚類別生產量值13'!O29))" table:style-name="ce55">
            <text:p>-</text:p>
          </table:table-cell>
          <table:table-cell office:value-type="string" office:string-value="-" table:formula="msoxl:=IF(SUM(J29,L29,N29,P29,'漁業生產量值-漁業種類別魚類別生產量值13'!D29,'漁業生產量值-漁業種類別魚類別生產量值13'!F29,'漁業生產量值-漁業種類別魚類別生產量值13'!H29,'漁業生產量值-漁業種類別魚類別生產量值13'!J29,'漁業生產量值-漁業種類別魚類別生產量值13'!L29,'漁業生產量值-漁業種類別魚類別生產量值13'!N29,'漁業生產量值-漁業種類別魚類別生產量值13'!P29)=0,&quot;-&quot;,SUM(J29,L29,N29,P29,'漁業生產量值-漁業種類別魚類別生產量值13'!D29,'漁業生產量值-漁業種類別魚類別生產量值13'!F29,'漁業生產量值-漁業種類別魚類別生產量值13'!H29,'漁業生產量值-漁業種類別魚類別生產量值13'!J29,'漁業生產量值-漁業種類別魚類別生產量值13'!L29,'漁業生產量值-漁業種類別魚類別生產量值13'!N29,'漁業生產量值-漁業種類別魚類別生產量值13'!P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223.36" table:style-name="ce55">
            <text:p>223<text:s/></text:p>
          </table:table-cell>
          <table:table-cell office:value-type="float" office:value="35428.44" table:style-name="ce55">
            <text:p>35,428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0,K30,M30,O30,'漁業生產量值-漁業種類別魚類別生產量值13'!C30,'漁業生產量值-漁業種類別魚類別生產量值13'!E30,'漁業生產量值-漁業種類別魚類別生產量值13'!G30,'漁業生產量值-漁業種類別魚類別生產量值13'!I30,'漁業生產量值-漁業種類別魚類別生產量值13'!K30,'漁業生產量值-漁業種類別魚類別生產量值13'!M30,'漁業生產量值-漁業種類別魚類別生產量值13'!O30)=0,&quot;-&quot;,SUM(I30,K30,M30,O30,'漁業生產量值-漁業種類別魚類別生產量值13'!C30,'漁業生產量值-漁業種類別魚類別生產量值13'!E30,'漁業生產量值-漁業種類別魚類別生產量值13'!G30,'漁業生產量值-漁業種類別魚類別生產量值13'!I30,'漁業生產量值-漁業種類別魚類別生產量值13'!K30,'漁業生產量值-漁業種類別魚類別生產量值13'!M30,'漁業生產量值-漁業種類別魚類別生產量值13'!O30))" table:style-name="ce55">
            <text:p>-</text:p>
          </table:table-cell>
          <table:table-cell office:value-type="string" office:string-value="-" table:formula="msoxl:=IF(SUM(J30,L30,N30,P30,'漁業生產量值-漁業種類別魚類別生產量值13'!D30,'漁業生產量值-漁業種類別魚類別生產量值13'!F30,'漁業生產量值-漁業種類別魚類別生產量值13'!H30,'漁業生產量值-漁業種類別魚類別生產量值13'!J30,'漁業生產量值-漁業種類別魚類別生產量值13'!L30,'漁業生產量值-漁業種類別魚類別生產量值13'!N30,'漁業生產量值-漁業種類別魚類別生產量值13'!P30)=0,&quot;-&quot;,SUM(J30,L30,N30,P30,'漁業生產量值-漁業種類別魚類別生產量值13'!D30,'漁業生產量值-漁業種類別魚類別生產量值13'!F30,'漁業生產量值-漁業種類別魚類別生產量值13'!H30,'漁業生產量值-漁業種類別魚類別生產量值13'!J30,'漁業生產量值-漁業種類別魚類別生產量值13'!L30,'漁業生產量值-漁業種類別魚類別生產量值13'!N30,'漁業生產量值-漁業種類別魚類別生產量值13'!P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1,K31,M31,O31,'漁業生產量值-漁業種類別魚類別生產量值13'!C31,'漁業生產量值-漁業種類別魚類別生產量值13'!E31,'漁業生產量值-漁業種類別魚類別生產量值13'!G31,'漁業生產量值-漁業種類別魚類別生產量值13'!I31,'漁業生產量值-漁業種類別魚類別生產量值13'!K31,'漁業生產量值-漁業種類別魚類別生產量值13'!M31,'漁業生產量值-漁業種類別魚類別生產量值13'!O31)=0,&quot;-&quot;,SUM(I31,K31,M31,O31,'漁業生產量值-漁業種類別魚類別生產量值13'!C31,'漁業生產量值-漁業種類別魚類別生產量值13'!E31,'漁業生產量值-漁業種類別魚類別生產量值13'!G31,'漁業生產量值-漁業種類別魚類別生產量值13'!I31,'漁業生產量值-漁業種類別魚類別生產量值13'!K31,'漁業生產量值-漁業種類別魚類別生產量值13'!M31,'漁業生產量值-漁業種類別魚類別生產量值13'!O31))" table:style-name="ce55">
            <text:p>-</text:p>
          </table:table-cell>
          <table:table-cell office:value-type="string" office:string-value="-" table:formula="msoxl:=IF(SUM(J31,L31,N31,P31,'漁業生產量值-漁業種類別魚類別生產量值13'!D31,'漁業生產量值-漁業種類別魚類別生產量值13'!F31,'漁業生產量值-漁業種類別魚類別生產量值13'!H31,'漁業生產量值-漁業種類別魚類別生產量值13'!J31,'漁業生產量值-漁業種類別魚類別生產量值13'!L31,'漁業生產量值-漁業種類別魚類別生產量值13'!N31,'漁業生產量值-漁業種類別魚類別生產量值13'!P31)=0,&quot;-&quot;,SUM(J31,L31,N31,P31,'漁業生產量值-漁業種類別魚類別生產量值13'!D31,'漁業生產量值-漁業種類別魚類別生產量值13'!F31,'漁業生產量值-漁業種類別魚類別生產量值13'!H31,'漁業生產量值-漁業種類別魚類別生產量值13'!J31,'漁業生產量值-漁業種類別魚類別生產量值13'!L31,'漁業生產量值-漁業種類別魚類別生產量值13'!N31,'漁業生產量值-漁業種類別魚類別生產量值13'!P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96.100380000000001" table:formula="msoxl:=IF(SUM(I32,K32,M32,O32,'漁業生產量值-漁業種類別魚類別生產量值13'!C32,'漁業生產量值-漁業種類別魚類別生產量值13'!E32,'漁業生產量值-漁業種類別魚類別生產量值13'!G32,'漁業生產量值-漁業種類別魚類別生產量值13'!I32,'漁業生產量值-漁業種類別魚類別生產量值13'!K32,'漁業生產量值-漁業種類別魚類別生產量值13'!M32,'漁業生產量值-漁業種類別魚類別生產量值13'!O32)=0,&quot;-&quot;,SUM(I32,K32,M32,O32,'漁業生產量值-漁業種類別魚類別生產量值13'!C32,'漁業生產量值-漁業種類別魚類別生產量值13'!E32,'漁業生產量值-漁業種類別魚類別生產量值13'!G32,'漁業生產量值-漁業種類別魚類別生產量值13'!I32,'漁業生產量值-漁業種類別魚類別生產量值13'!K32,'漁業生產量值-漁業種類別魚類別生產量值13'!M32,'漁業生產量值-漁業種類別魚類別生產量值13'!O32))" table:style-name="ce55">
            <text:p>96<text:s/></text:p>
          </table:table-cell>
          <table:table-cell office:value-type="float" office:value="19701.095659999999" table:formula="msoxl:=IF(SUM(J32,L32,N32,P32,'漁業生產量值-漁業種類別魚類別生產量值13'!D32,'漁業生產量值-漁業種類別魚類別生產量值13'!F32,'漁業生產量值-漁業種類別魚類別生產量值13'!H32,'漁業生產量值-漁業種類別魚類別生產量值13'!J32,'漁業生產量值-漁業種類別魚類別生產量值13'!L32,'漁業生產量值-漁業種類別魚類別生產量值13'!N32,'漁業生產量值-漁業種類別魚類別生產量值13'!P32)=0,&quot;-&quot;,SUM(J32,L32,N32,P32,'漁業生產量值-漁業種類別魚類別生產量值13'!D32,'漁業生產量值-漁業種類別魚類別生產量值13'!F32,'漁業生產量值-漁業種類別魚類別生產量值13'!H32,'漁業生產量值-漁業種類別魚類別生產量值13'!J32,'漁業生產量值-漁業種類別魚類別生產量值13'!L32,'漁業生產量值-漁業種類別魚類別生產量值13'!N32,'漁業生產量值-漁業種類別魚類別生產量值13'!P32))" table:style-name="ce55">
            <text:p>19,70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3,K33,M33,O33,'漁業生產量值-漁業種類別魚類別生產量值13'!C33,'漁業生產量值-漁業種類別魚類別生產量值13'!E33,'漁業生產量值-漁業種類別魚類別生產量值13'!G33,'漁業生產量值-漁業種類別魚類別生產量值13'!I33,'漁業生產量值-漁業種類別魚類別生產量值13'!K33,'漁業生產量值-漁業種類別魚類別生產量值13'!M33,'漁業生產量值-漁業種類別魚類別生產量值13'!O33)=0,&quot;-&quot;,SUM(I33,K33,M33,O33,'漁業生產量值-漁業種類別魚類別生產量值13'!C33,'漁業生產量值-漁業種類別魚類別生產量值13'!E33,'漁業生產量值-漁業種類別魚類別生產量值13'!G33,'漁業生產量值-漁業種類別魚類別生產量值13'!I33,'漁業生產量值-漁業種類別魚類別生產量值13'!K33,'漁業生產量值-漁業種類別魚類別生產量值13'!M33,'漁業生產量值-漁業種類別魚類別生產量值13'!O33))" table:style-name="ce55">
            <text:p>-</text:p>
          </table:table-cell>
          <table:table-cell office:value-type="string" office:string-value="-" table:formula="msoxl:=IF(SUM(J33,L33,N33,P33,'漁業生產量值-漁業種類別魚類別生產量值13'!D33,'漁業生產量值-漁業種類別魚類別生產量值13'!F33,'漁業生產量值-漁業種類別魚類別生產量值13'!H33,'漁業生產量值-漁業種類別魚類別生產量值13'!J33,'漁業生產量值-漁業種類別魚類別生產量值13'!L33,'漁業生產量值-漁業種類別魚類別生產量值13'!N33,'漁業生產量值-漁業種類別魚類別生產量值13'!P33)=0,&quot;-&quot;,SUM(J33,L33,N33,P33,'漁業生產量值-漁業種類別魚類別生產量值13'!D33,'漁業生產量值-漁業種類別魚類別生產量值13'!F33,'漁業生產量值-漁業種類別魚類別生產量值13'!H33,'漁業生產量值-漁業種類別魚類別生產量值13'!J33,'漁業生產量值-漁業種類別魚類別生產量值13'!L33,'漁業生產量值-漁業種類別魚類別生產量值13'!N33,'漁業生產量值-漁業種類別魚類別生產量值13'!P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4,K34,M34,O34,'漁業生產量值-漁業種類別魚類別生產量值13'!C34,'漁業生產量值-漁業種類別魚類別生產量值13'!E34,'漁業生產量值-漁業種類別魚類別生產量值13'!G34,'漁業生產量值-漁業種類別魚類別生產量值13'!I34,'漁業生產量值-漁業種類別魚類別生產量值13'!K34,'漁業生產量值-漁業種類別魚類別生產量值13'!M34,'漁業生產量值-漁業種類別魚類別生產量值13'!O34)=0,&quot;-&quot;,SUM(I34,K34,M34,O34,'漁業生產量值-漁業種類別魚類別生產量值13'!C34,'漁業生產量值-漁業種類別魚類別生產量值13'!E34,'漁業生產量值-漁業種類別魚類別生產量值13'!G34,'漁業生產量值-漁業種類別魚類別生產量值13'!I34,'漁業生產量值-漁業種類別魚類別生產量值13'!K34,'漁業生產量值-漁業種類別魚類別生產量值13'!M34,'漁業生產量值-漁業種類別魚類別生產量值13'!O34))" table:style-name="ce55">
            <text:p>-</text:p>
          </table:table-cell>
          <table:table-cell office:value-type="string" office:string-value="-" table:formula="msoxl:=IF(SUM(J34,L34,N34,P34,'漁業生產量值-漁業種類別魚類別生產量值13'!D34,'漁業生產量值-漁業種類別魚類別生產量值13'!F34,'漁業生產量值-漁業種類別魚類別生產量值13'!H34,'漁業生產量值-漁業種類別魚類別生產量值13'!J34,'漁業生產量值-漁業種類別魚類別生產量值13'!L34,'漁業生產量值-漁業種類別魚類別生產量值13'!N34,'漁業生產量值-漁業種類別魚類別生產量值13'!P34)=0,&quot;-&quot;,SUM(J34,L34,N34,P34,'漁業生產量值-漁業種類別魚類別生產量值13'!D34,'漁業生產量值-漁業種類別魚類別生產量值13'!F34,'漁業生產量值-漁業種類別魚類別生產量值13'!H34,'漁業生產量值-漁業種類別魚類別生產量值13'!J34,'漁業生產量值-漁業種類別魚類別生產量值13'!L34,'漁業生產量值-漁業種類別魚類別生產量值13'!N34,'漁業生產量值-漁業種類別魚類別生產量值13'!P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35,K35,M35,O35,'漁業生產量值-漁業種類別魚類別生產量值13'!C35,'漁業生產量值-漁業種類別魚類別生產量值13'!E35,'漁業生產量值-漁業種類別魚類別生產量值13'!G35,'漁業生產量值-漁業種類別魚類別生產量值13'!I35,'漁業生產量值-漁業種類別魚類別生產量值13'!K35,'漁業生產量值-漁業種類別魚類別生產量值13'!M35,'漁業生產量值-漁業種類別魚類別生產量值13'!O35)=0,&quot;-&quot;,SUM(I35,K35,M35,O35,'漁業生產量值-漁業種類別魚類別生產量值13'!C35,'漁業生產量值-漁業種類別魚類別生產量值13'!E35,'漁業生產量值-漁業種類別魚類別生產量值13'!G35,'漁業生產量值-漁業種類別魚類別生產量值13'!I35,'漁業生產量值-漁業種類別魚類別生產量值13'!K35,'漁業生產量值-漁業種類別魚類別生產量值13'!M35,'漁業生產量值-漁業種類別魚類別生產量值13'!O35))" table:style-name="ce55">
            <text:p>-</text:p>
          </table:table-cell>
          <table:table-cell office:value-type="string" office:string-value="-" table:formula="msoxl:=IF(SUM(J35,L35,N35,P35,'漁業生產量值-漁業種類別魚類別生產量值13'!D35,'漁業生產量值-漁業種類別魚類別生產量值13'!F35,'漁業生產量值-漁業種類別魚類別生產量值13'!H35,'漁業生產量值-漁業種類別魚類別生產量值13'!J35,'漁業生產量值-漁業種類別魚類別生產量值13'!L35,'漁業生產量值-漁業種類別魚類別生產量值13'!N35,'漁業生產量值-漁業種類別魚類別生產量值13'!P35)=0,&quot;-&quot;,SUM(J35,L35,N35,P35,'漁業生產量值-漁業種類別魚類別生產量值13'!D35,'漁業生產量值-漁業種類別魚類別生產量值13'!F35,'漁業生產量值-漁業種類別魚類別生產量值13'!H35,'漁業生產量值-漁業種類別魚類別生產量值13'!J35,'漁業生產量值-漁業種類別魚類別生產量值13'!L35,'漁業生產量值-漁業種類別魚類別生產量值13'!N35,'漁業生產量值-漁業種類別魚類別生產量值13'!P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85.22484" table:formula="msoxl:=  IF(SUM(C37:C53)=0,&quot;-&quot;,SUM(C37:C53))" table:style-name="ce52">
            <text:p>85<text:s/></text:p>
          </table:table-cell>
          <table:table-cell office:value-type="float" office:value="14989.344799999999" table:formula="msoxl:=  IF(SUM(D37:D53)=0,&quot;-&quot;,SUM(D37:D53))" table:style-name="ce52">
            <text:p>14,989<text:s/></text:p>
          </table:table-cell>
          <table:table-cell office:value-type="float" office:value="4.9838999999999993" table:formula="msoxl:=  IF(SUM(E37:E53)=0,&quot;-&quot;,SUM(E37:E53))" table:style-name="ce52">
            <text:p>5<text:s/></text:p>
          </table:table-cell>
          <table:table-cell office:value-type="float" office:value="485.94043999999997" table:formula="msoxl:=  IF(SUM(F37:F53)=0,&quot;-&quot;,SUM(F37:F53))" table:style-name="ce60">
            <text:p>486<text:s/></text:p>
          </table:table-cell>
          <table:table-cell office:value-type="float" office:value="5912.8601500000013" table:formula="msoxl:=  IF(SUM(G37:G53)=0,&quot;-&quot;,SUM(G37:G53))" table:style-name="ce52">
            <text:p>5,913<text:s/></text:p>
          </table:table-cell>
          <table:table-cell office:value-type="float" office:value="865400.32978000003" table:formula="msoxl:=  IF(SUM(H37:H53)=0,&quot;-&quot;,SUM(H37:H53))" table:style-name="ce52">
            <text:p>865,400<text:s/></text:p>
          </table:table-cell>
          <table:table-cell office:value-type="float" office:value="2.6463999999999999" table:formula="msoxl:=  IF(SUM(I37:I53)=0,&quot;-&quot;,SUM(I37:I53))" table:style-name="ce52">
            <text:p>3<text:s/></text:p>
          </table:table-cell>
          <table:table-cell office:value-type="float" office:value="1595.41824" table:formula="msoxl:=  IF(SUM(J37:J53)=0,&quot;-&quot;,SUM(J37:J53))" table:style-name="ce60">
            <text:p>1,595<text:s/></text:p>
          </table:table-cell>
          <table:table-cell office:value-type="float" office:value="20.067" table:formula="msoxl:=  IF(SUM(K37:K53)=0,&quot;-&quot;,SUM(K37:K53))" table:style-name="ce52">
            <text:p>20<text:s/></text:p>
          </table:table-cell>
          <table:table-cell office:value-type="float" office:value="5623.5029999999997" table:formula="msoxl:=  IF(SUM(L37:L53)=0,&quot;-&quot;,SUM(L37:L53))" table:style-name="ce60">
            <text:p>5,624<text:s/>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60">
            <text:p>-</text:p>
          </table:table-cell>
          <table:table-cell office:value-type="float" office:value="9.8002800000000008" table:formula="msoxl:=  IF(SUM(O37:O53)=0,&quot;-&quot;,SUM(O37:O53))" table:style-name="ce52">
            <text:p>10<text:s/></text:p>
          </table:table-cell>
          <table:table-cell office:value-type="float" office:value="2377.6282999999999" table:formula="msoxl:=  IF(SUM(P37:P53)=0,&quot;-&quot;,SUM(P37:P53))" table:style-name="ce52">
            <text:p>2,37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10.083299999999999" table:style-name="ce55">
            <text:p>10<text:s/></text:p>
          </table:table-cell>
          <table:table-cell office:value-type="float" office:value="2680.7711300000001" table:style-name="ce55">
            <text:p>2,681<text:s/></text:p>
          </table:table-cell>
          <table:table-cell office:value-type="float" office:value="3.5139" table:style-name="ce55">
            <text:p>4<text:s/></text:p>
          </table:table-cell>
          <table:table-cell office:value-type="float" office:value="267.68923999999998" table:style-name="ce61">
            <text:p>268<text:s/></text:p>
          </table:table-cell>
          <table:table-cell office:value-type="float" office:value="0.44219999999999998" table:formula="msoxl:=IF(SUM(I37,K37,M37,O37,'漁業生產量值-漁業種類別魚類別生產量值13'!C37,'漁業生產量值-漁業種類別魚類別生產量值13'!E37,'漁業生產量值-漁業種類別魚類別生產量值13'!G37,'漁業生產量值-漁業種類別魚類別生產量值13'!I37,'漁業生產量值-漁業種類別魚類別生產量值13'!K37,'漁業生產量值-漁業種類別魚類別生產量值13'!M37,'漁業生產量值-漁業種類別魚類別生產量值13'!O37)=0,&quot;-&quot;,SUM(I37,K37,M37,O37,'漁業生產量值-漁業種類別魚類別生產量值13'!C37,'漁業生產量值-漁業種類別魚類別生產量值13'!E37,'漁業生產量值-漁業種類別魚類別生產量值13'!G37,'漁業生產量值-漁業種類別魚類別生產量值13'!I37,'漁業生產量值-漁業種類別魚類別生產量值13'!K37,'漁業生產量值-漁業種類別魚類別生產量值13'!M37,'漁業生產量值-漁業種類別魚類別生產量值13'!O37))" table:style-name="ce55">
            <text:p>0<text:s/></text:p>
          </table:table-cell>
          <table:table-cell office:value-type="float" office:value="71.717140000000001" table:formula="msoxl:=IF(SUM(J37,L37,N37,P37,'漁業生產量值-漁業種類別魚類別生產量值13'!D37,'漁業生產量值-漁業種類別魚類別生產量值13'!F37,'漁業生產量值-漁業種類別魚類別生產量值13'!H37,'漁業生產量值-漁業種類別魚類別生產量值13'!J37,'漁業生產量值-漁業種類別魚類別生產量值13'!L37,'漁業生產量值-漁業種類別魚類別生產量值13'!N37,'漁業生產量值-漁業種類別魚類別生產量值13'!P37)=0,&quot;-&quot;,SUM(J37,L37,N37,P37,'漁業生產量值-漁業種類別魚類別生產量值13'!D37,'漁業生產量值-漁業種類別魚類別生產量值13'!F37,'漁業生產量值-漁業種類別魚類別生產量值13'!H37,'漁業生產量值-漁業種類別魚類別生產量值13'!J37,'漁業生產量值-漁業種類別魚類別生產量值13'!L37,'漁業生產量值-漁業種類別魚類別生產量值13'!N37,'漁業生產量值-漁業種類別魚類別生產量值13'!P37))" table:style-name="ce55">
            <text:p>7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float" office:value="4.0500000000000001E-2" table:style-name="ce55">
            <text:p>0<text:s/></text:p>
          </table:table-cell>
          <table:table-cell office:value-type="float" office:value="5.6132999999999997" table:style-name="ce55">
            <text:p>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8,K38,M38,O38,'漁業生產量值-漁業種類別魚類別生產量值13'!C38,'漁業生產量值-漁業種類別魚類別生產量值13'!E38,'漁業生產量值-漁業種類別魚類別生產量值13'!G38,'漁業生產量值-漁業種類別魚類別生產量值13'!I38,'漁業生產量值-漁業種類別魚類別生產量值13'!K38,'漁業生產量值-漁業種類別魚類別生產量值13'!M38,'漁業生產量值-漁業種類別魚類別生產量值13'!O38)=0,&quot;-&quot;,SUM(I38,K38,M38,O38,'漁業生產量值-漁業種類別魚類別生產量值13'!C38,'漁業生產量值-漁業種類別魚類別生產量值13'!E38,'漁業生產量值-漁業種類別魚類別生產量值13'!G38,'漁業生產量值-漁業種類別魚類別生產量值13'!I38,'漁業生產量值-漁業種類別魚類別生產量值13'!K38,'漁業生產量值-漁業種類別魚類別生產量值13'!M38,'漁業生產量值-漁業種類別魚類別生產量值13'!O38))" table:style-name="ce55">
            <text:p>-</text:p>
          </table:table-cell>
          <table:table-cell office:value-type="string" office:string-value="-" table:formula="msoxl:=IF(SUM(J38,L38,N38,P38,'漁業生產量值-漁業種類別魚類別生產量值13'!D38,'漁業生產量值-漁業種類別魚類別生產量值13'!F38,'漁業生產量值-漁業種類別魚類別生產量值13'!H38,'漁業生產量值-漁業種類別魚類別生產量值13'!J38,'漁業生產量值-漁業種類別魚類別生產量值13'!L38,'漁業生產量值-漁業種類別魚類別生產量值13'!N38,'漁業生產量值-漁業種類別魚類別生產量值13'!P38)=0,&quot;-&quot;,SUM(J38,L38,N38,P38,'漁業生產量值-漁業種類別魚類別生產量值13'!D38,'漁業生產量值-漁業種類別魚類別生產量值13'!F38,'漁業生產量值-漁業種類別魚類別生產量值13'!H38,'漁業生產量值-漁業種類別魚類別生產量值13'!J38,'漁業生產量值-漁業種類別魚類別生產量值13'!L38,'漁業生產量值-漁業種類別魚類別生產量值13'!N38,'漁業生產量值-漁業種類別魚類別生產量值13'!P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float" office:value="13.9282" table:style-name="ce55">
            <text:p>14<text:s/></text:p>
          </table:table-cell>
          <table:table-cell office:value-type="float" office:value="2306.16752" table:style-name="ce55">
            <text:p>2,30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9,K39,M39,O39,'漁業生產量值-漁業種類別魚類別生產量值13'!C39,'漁業生產量值-漁業種類別魚類別生產量值13'!E39,'漁業生產量值-漁業種類別魚類別生產量值13'!G39,'漁業生產量值-漁業種類別魚類別生產量值13'!I39,'漁業生產量值-漁業種類別魚類別生產量值13'!K39,'漁業生產量值-漁業種類別魚類別生產量值13'!M39,'漁業生產量值-漁業種類別魚類別生產量值13'!O39)=0,&quot;-&quot;,SUM(I39,K39,M39,O39,'漁業生產量值-漁業種類別魚類別生產量值13'!C39,'漁業生產量值-漁業種類別魚類別生產量值13'!E39,'漁業生產量值-漁業種類別魚類別生產量值13'!G39,'漁業生產量值-漁業種類別魚類別生產量值13'!I39,'漁業生產量值-漁業種類別魚類別生產量值13'!K39,'漁業生產量值-漁業種類別魚類別生產量值13'!M39,'漁業生產量值-漁業種類別魚類別生產量值13'!O39))" table:style-name="ce55">
            <text:p>-</text:p>
          </table:table-cell>
          <table:table-cell office:value-type="string" office:string-value="-" table:formula="msoxl:=IF(SUM(J39,L39,N39,P39,'漁業生產量值-漁業種類別魚類別生產量值13'!D39,'漁業生產量值-漁業種類別魚類別生產量值13'!F39,'漁業生產量值-漁業種類別魚類別生產量值13'!H39,'漁業生產量值-漁業種類別魚類別生產量值13'!J39,'漁業生產量值-漁業種類別魚類別生產量值13'!L39,'漁業生產量值-漁業種類別魚類別生產量值13'!N39,'漁業生產量值-漁業種類別魚類別生產量值13'!P39)=0,&quot;-&quot;,SUM(J39,L39,N39,P39,'漁業生產量值-漁業種類別魚類別生產量值13'!D39,'漁業生產量值-漁業種類別魚類別生產量值13'!F39,'漁業生產量值-漁業種類別魚類別生產量值13'!H39,'漁業生產量值-漁業種類別魚類別生產量值13'!J39,'漁業生產量值-漁業種類別魚類別生產量值13'!L39,'漁業生產量值-漁業種類別魚類別生產量值13'!N39,'漁業生產量值-漁業種類別魚類別生產量值13'!P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1.841" table:style-name="ce55">
            <text:p>2<text:s/></text:p>
          </table:table-cell>
          <table:table-cell office:value-type="float" office:value="624.27200000000005" table:style-name="ce55">
            <text:p>624<text:s/></text:p>
          </table:table-cell>
          <table:table-cell office:value-type="float" office:value="1.302" table:style-name="ce55">
            <text:p>1<text:s/></text:p>
          </table:table-cell>
          <table:table-cell office:value-type="float" office:value="177.61799999999999" table:style-name="ce61">
            <text:p>178<text:s/></text:p>
          </table:table-cell>
          <table:table-cell office:value-type="float" office:value="87.620200000000011" table:formula="msoxl:=IF(SUM(I40,K40,M40,O40,'漁業生產量值-漁業種類別魚類別生產量值13'!C40,'漁業生產量值-漁業種類別魚類別生產量值13'!E40,'漁業生產量值-漁業種類別魚類別生產量值13'!G40,'漁業生產量值-漁業種類別魚類別生產量值13'!I40,'漁業生產量值-漁業種類別魚類別生產量值13'!K40,'漁業生產量值-漁業種類別魚類別生產量值13'!M40,'漁業生產量值-漁業種類別魚類別生產量值13'!O40)=0,&quot;-&quot;,SUM(I40,K40,M40,O40,'漁業生產量值-漁業種類別魚類別生產量值13'!C40,'漁業生產量值-漁業種類別魚類別生產量值13'!E40,'漁業生產量值-漁業種類別魚類別生產量值13'!G40,'漁業生產量值-漁業種類別魚類別生產量值13'!I40,'漁業生產量值-漁業種類別魚類別生產量值13'!K40,'漁業生產量值-漁業種類別魚類別生產量值13'!M40,'漁業生產量值-漁業種類別魚類別生產量值13'!O40))" table:style-name="ce55">
            <text:p>88<text:s/></text:p>
          </table:table-cell>
          <table:table-cell office:value-type="float" office:value="25097.109400000001" table:formula="msoxl:=IF(SUM(J40,L40,N40,P40,'漁業生產量值-漁業種類別魚類別生產量值13'!D40,'漁業生產量值-漁業種類別魚類別生產量值13'!F40,'漁業生產量值-漁業種類別魚類別生產量值13'!H40,'漁業生產量值-漁業種類別魚類別生產量值13'!J40,'漁業生產量值-漁業種類別魚類別生產量值13'!L40,'漁業生產量值-漁業種類別魚類別生產量值13'!N40,'漁業生產量值-漁業種類別魚類別生產量值13'!P40)=0,&quot;-&quot;,SUM(J40,L40,N40,P40,'漁業生產量值-漁業種類別魚類別生產量值13'!D40,'漁業生產量值-漁業種類別魚類別生產量值13'!F40,'漁業生產量值-漁業種類別魚類別生產量值13'!H40,'漁業生產量值-漁業種類別魚類別生產量值13'!J40,'漁業生產量值-漁業種類別魚類別生產量值13'!L40,'漁業生產量值-漁業種類別魚類別生產量值13'!N40,'漁業生產量值-漁業種類別魚類別生產量值13'!P40))" table:style-name="ce55">
            <text:p>25,097<text:s/></text:p>
          </table:table-cell>
          <table:table-cell office:value-type="float" office:value="1.762" table:style-name="ce55">
            <text:p>2<text:s/></text:p>
          </table:table-cell>
          <table:table-cell office:value-type="float" office:value="835.18799999999999" table:style-name="ce61">
            <text:p>835<text:s/></text:p>
          </table:table-cell>
          <table:table-cell office:value-type="float" office:value="20.067" table:style-name="ce55">
            <text:p>20<text:s/></text:p>
          </table:table-cell>
          <table:table-cell office:value-type="float" office:value="5623.5029999999997" table:style-name="ce61">
            <text:p>5,62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1,K41,M41,O41,'漁業生產量值-漁業種類別魚類別生產量值13'!C41,'漁業生產量值-漁業種類別魚類別生產量值13'!E41,'漁業生產量值-漁業種類別魚類別生產量值13'!G41,'漁業生產量值-漁業種類別魚類別生產量值13'!I41,'漁業生產量值-漁業種類別魚類別生產量值13'!K41,'漁業生產量值-漁業種類別魚類別生產量值13'!M41,'漁業生產量值-漁業種類別魚類別生產量值13'!O41)=0,&quot;-&quot;,SUM(I41,K41,M41,O41,'漁業生產量值-漁業種類別魚類別生產量值13'!C41,'漁業生產量值-漁業種類別魚類別生產量值13'!E41,'漁業生產量值-漁業種類別魚類別生產量值13'!G41,'漁業生產量值-漁業種類別魚類別生產量值13'!I41,'漁業生產量值-漁業種類別魚類別生產量值13'!K41,'漁業生產量值-漁業種類別魚類別生產量值13'!M41,'漁業生產量值-漁業種類別魚類別生產量值13'!O41))" table:style-name="ce55">
            <text:p>-</text:p>
          </table:table-cell>
          <table:table-cell office:value-type="string" office:string-value="-" table:formula="msoxl:=IF(SUM(J41,L41,N41,P41,'漁業生產量值-漁業種類別魚類別生產量值13'!D41,'漁業生產量值-漁業種類別魚類別生產量值13'!F41,'漁業生產量值-漁業種類別魚類別生產量值13'!H41,'漁業生產量值-漁業種類別魚類別生產量值13'!J41,'漁業生產量值-漁業種類別魚類別生產量值13'!L41,'漁業生產量值-漁業種類別魚類別生產量值13'!N41,'漁業生產量值-漁業種類別魚類別生產量值13'!P41)=0,&quot;-&quot;,SUM(J41,L41,N41,P41,'漁業生產量值-漁業種類別魚類別生產量值13'!D41,'漁業生產量值-漁業種類別魚類別生產量值13'!F41,'漁業生產量值-漁業種類別魚類別生產量值13'!H41,'漁業生產量值-漁業種類別魚類別生產量值13'!J41,'漁業生產量值-漁業種類別魚類別生產量值13'!L41,'漁業生產量值-漁業種類別魚類別生產量值13'!N41,'漁業生產量值-漁業種類別魚類別生產量值13'!P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2,K42,M42,O42,'漁業生產量值-漁業種類別魚類別生產量值13'!C42,'漁業生產量值-漁業種類別魚類別生產量值13'!E42,'漁業生產量值-漁業種類別魚類別生產量值13'!G42,'漁業生產量值-漁業種類別魚類別生產量值13'!I42,'漁業生產量值-漁業種類別魚類別生產量值13'!K42,'漁業生產量值-漁業種類別魚類別生產量值13'!M42,'漁業生產量值-漁業種類別魚類別生產量值13'!O42)=0,&quot;-&quot;,SUM(I42,K42,M42,O42,'漁業生產量值-漁業種類別魚類別生產量值13'!C42,'漁業生產量值-漁業種類別魚類別生產量值13'!E42,'漁業生產量值-漁業種類別魚類別生產量值13'!G42,'漁業生產量值-漁業種類別魚類別生產量值13'!I42,'漁業生產量值-漁業種類別魚類別生產量值13'!K42,'漁業生產量值-漁業種類別魚類別生產量值13'!M42,'漁業生產量值-漁業種類別魚類別生產量值13'!O42))" table:style-name="ce55">
            <text:p>-</text:p>
          </table:table-cell>
          <table:table-cell office:value-type="string" office:string-value="-" table:formula="msoxl:=IF(SUM(J42,L42,N42,P42,'漁業生產量值-漁業種類別魚類別生產量值13'!D42,'漁業生產量值-漁業種類別魚類別生產量值13'!F42,'漁業生產量值-漁業種類別魚類別生產量值13'!H42,'漁業生產量值-漁業種類別魚類別生產量值13'!J42,'漁業生產量值-漁業種類別魚類別生產量值13'!L42,'漁業生產量值-漁業種類別魚類別生產量值13'!N42,'漁業生產量值-漁業種類別魚類別生產量值13'!P42)=0,&quot;-&quot;,SUM(J42,L42,N42,P42,'漁業生產量值-漁業種類別魚類別生產量值13'!D42,'漁業生產量值-漁業種類別魚類別生產量值13'!F42,'漁業生產量值-漁業種類別魚類別生產量值13'!H42,'漁業生產量值-漁業種類別魚類別生產量值13'!J42,'漁業生產量值-漁業種類別魚類別生產量值13'!L42,'漁業生產量值-漁業種類別魚類別生產量值13'!N42,'漁業生產量值-漁業種類別魚類別生產量值13'!P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3,K43,M43,O43,'漁業生產量值-漁業種類別魚類別生產量值13'!C43,'漁業生產量值-漁業種類別魚類別生產量值13'!E43,'漁業生產量值-漁業種類別魚類別生產量值13'!G43,'漁業生產量值-漁業種類別魚類別生產量值13'!I43,'漁業生產量值-漁業種類別魚類別生產量值13'!K43,'漁業生產量值-漁業種類別魚類別生產量值13'!M43,'漁業生產量值-漁業種類別魚類別生產量值13'!O43)=0,&quot;-&quot;,SUM(I43,K43,M43,O43,'漁業生產量值-漁業種類別魚類別生產量值13'!C43,'漁業生產量值-漁業種類別魚類別生產量值13'!E43,'漁業生產量值-漁業種類別魚類別生產量值13'!G43,'漁業生產量值-漁業種類別魚類別生產量值13'!I43,'漁業生產量值-漁業種類別魚類別生產量值13'!K43,'漁業生產量值-漁業種類別魚類別生產量值13'!M43,'漁業生產量值-漁業種類別魚類別生產量值13'!O43))" table:style-name="ce55">
            <text:p>-</text:p>
          </table:table-cell>
          <table:table-cell office:value-type="string" office:string-value="-" table:formula="msoxl:=IF(SUM(J43,L43,N43,P43,'漁業生產量值-漁業種類別魚類別生產量值13'!D43,'漁業生產量值-漁業種類別魚類別生產量值13'!F43,'漁業生產量值-漁業種類別魚類別生產量值13'!H43,'漁業生產量值-漁業種類別魚類別生產量值13'!J43,'漁業生產量值-漁業種類別魚類別生產量值13'!L43,'漁業生產量值-漁業種類別魚類別生產量值13'!N43,'漁業生產量值-漁業種類別魚類別生產量值13'!P43)=0,&quot;-&quot;,SUM(J43,L43,N43,P43,'漁業生產量值-漁業種類別魚類別生產量值13'!D43,'漁業生產量值-漁業種類別魚類別生產量值13'!F43,'漁業生產量值-漁業種類別魚類別生產量值13'!H43,'漁業生產量值-漁業種類別魚類別生產量值13'!J43,'漁業生產量值-漁業種類別魚類別生產量值13'!L43,'漁業生產量值-漁業種類別魚類別生產量值13'!N43,'漁業生產量值-漁業種類別魚類別生產量值13'!P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046.664" table:formula="msoxl:=IF(SUM(I44,K44,M44,O44,'漁業生產量值-漁業種類別魚類別生產量值13'!C44,'漁業生產量值-漁業種類別魚類別生產量值13'!E44,'漁業生產量值-漁業種類別魚類別生產量值13'!G44,'漁業生產量值-漁業種類別魚類別生產量值13'!I44,'漁業生產量值-漁業種類別魚類別生產量值13'!K44,'漁業生產量值-漁業種類別魚類別生產量值13'!M44,'漁業生產量值-漁業種類別魚類別生產量值13'!O44)=0,&quot;-&quot;,SUM(I44,K44,M44,O44,'漁業生產量值-漁業種類別魚類別生產量值13'!C44,'漁業生產量值-漁業種類別魚類別生產量值13'!E44,'漁業生產量值-漁業種類別魚類別生產量值13'!G44,'漁業生產量值-漁業種類別魚類別生產量值13'!I44,'漁業生產量值-漁業種類別魚類別生產量值13'!K44,'漁業生產量值-漁業種類別魚類別生產量值13'!M44,'漁業生產量值-漁業種類別魚類別生產量值13'!O44))" table:style-name="ce55">
            <text:p>2,047<text:s/></text:p>
          </table:table-cell>
          <table:table-cell office:value-type="float" office:value="645678.27399999998" table:formula="msoxl:=IF(SUM(J44,L44,N44,P44,'漁業生產量值-漁業種類別魚類別生產量值13'!D44,'漁業生產量值-漁業種類別魚類別生產量值13'!F44,'漁業生產量值-漁業種類別魚類別生產量值13'!H44,'漁業生產量值-漁業種類別魚類別生產量值13'!J44,'漁業生產量值-漁業種類別魚類別生產量值13'!L44,'漁業生產量值-漁業種類別魚類別生產量值13'!N44,'漁業生產量值-漁業種類別魚類別生產量值13'!P44)=0,&quot;-&quot;,SUM(J44,L44,N44,P44,'漁業生產量值-漁業種類別魚類別生產量值13'!D44,'漁業生產量值-漁業種類別魚類別生產量值13'!F44,'漁業生產量值-漁業種類別魚類別生產量值13'!H44,'漁業生產量值-漁業種類別魚類別生產量值13'!J44,'漁業生產量值-漁業種類別魚類別生產量值13'!L44,'漁業生產量值-漁業種類別魚類別生產量值13'!N44,'漁業生產量值-漁業種類別魚類別生產量值13'!P44))" table:style-name="ce55">
            <text:p>645,678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3748.4520000000002" table:formula="msoxl:=IF(SUM(I45,K45,M45,O45,'漁業生產量值-漁業種類別魚類別生產量值13'!C45,'漁業生產量值-漁業種類別魚類別生產量值13'!E45,'漁業生產量值-漁業種類別魚類別生產量值13'!G45,'漁業生產量值-漁業種類別魚類別生產量值13'!I45,'漁業生產量值-漁業種類別魚類別生產量值13'!K45,'漁業生產量值-漁業種類別魚類別生產量值13'!M45,'漁業生產量值-漁業種類別魚類別生產量值13'!O45)=0,&quot;-&quot;,SUM(I45,K45,M45,O45,'漁業生產量值-漁業種類別魚類別生產量值13'!C45,'漁業生產量值-漁業種類別魚類別生產量值13'!E45,'漁業生產量值-漁業種類別魚類別生產量值13'!G45,'漁業生產量值-漁業種類別魚類別生產量值13'!I45,'漁業生產量值-漁業種類別魚類別生產量值13'!K45,'漁業生產量值-漁業種類別魚類別生產量值13'!M45,'漁業生產量值-漁業種類別魚類別生產量值13'!O45))" table:style-name="ce55">
            <text:p>3,748<text:s/></text:p>
          </table:table-cell>
          <table:table-cell office:value-type="float" office:value="184623.03" table:formula="msoxl:=IF(SUM(J45,L45,N45,P45,'漁業生產量值-漁業種類別魚類別生產量值13'!D45,'漁業生產量值-漁業種類別魚類別生產量值13'!F45,'漁業生產量值-漁業種類別魚類別生產量值13'!H45,'漁業生產量值-漁業種類別魚類別生產量值13'!J45,'漁業生產量值-漁業種類別魚類別生產量值13'!L45,'漁業生產量值-漁業種類別魚類別生產量值13'!N45,'漁業生產量值-漁業種類別魚類別生產量值13'!P45)=0,&quot;-&quot;,SUM(J45,L45,N45,P45,'漁業生產量值-漁業種類別魚類別生產量值13'!D45,'漁業生產量值-漁業種類別魚類別生產量值13'!F45,'漁業生產量值-漁業種類別魚類別生產量值13'!H45,'漁業生產量值-漁業種類別魚類別生產量值13'!J45,'漁業生產量值-漁業種類別魚類別生產量值13'!L45,'漁業生產量值-漁業種類別魚類別生產量值13'!N45,'漁業生產量值-漁業種類別魚類別生產量值13'!P45))" table:style-name="ce55">
            <text:p>184,62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7.0496999999999996" table:style-name="ce55">
            <text:p>7<text:s/></text:p>
          </table:table-cell>
          <table:table-cell office:value-type="float" office:value="1697.5027" table:style-name="ce55">
            <text:p>1,698<text:s/></text:p>
          </table:table-cell>
          <table:table-cell office:value-type="float" office:value="3.5999999999999997E-2" table:style-name="ce55">
            <text:p>0<text:s/></text:p>
          </table:table-cell>
          <table:table-cell office:value-type="float" office:value="10.26" table:style-name="ce61">
            <text:p>10<text:s/></text:p>
          </table:table-cell>
          <table:table-cell office:value-type="float" office:value="28.696199999999997" table:formula="msoxl:=IF(SUM(I46,K46,M46,O46,'漁業生產量值-漁業種類別魚類別生產量值13'!C46,'漁業生產量值-漁業種類別魚類別生產量值13'!E46,'漁業生產量值-漁業種類別魚類別生產量值13'!G46,'漁業生產量值-漁業種類別魚類別生產量值13'!I46,'漁業生產量值-漁業種類別魚類別生產量值13'!K46,'漁業生產量值-漁業種類別魚類別生產量值13'!M46,'漁業生產量值-漁業種類別魚類別生產量值13'!O46)=0,&quot;-&quot;,SUM(I46,K46,M46,O46,'漁業生產量值-漁業種類別魚類別生產量值13'!C46,'漁業生產量值-漁業種類別魚類別生產量值13'!E46,'漁業生產量值-漁業種類別魚類別生產量值13'!G46,'漁業生產量值-漁業種類別魚類別生產量值13'!I46,'漁業生產量值-漁業種類別魚類別生產量值13'!K46,'漁業生產量值-漁業種類別魚類別生產量值13'!M46,'漁業生產量值-漁業種類別魚類別生產量值13'!O46))" table:style-name="ce55">
            <text:p>29<text:s/></text:p>
          </table:table-cell>
          <table:table-cell office:value-type="float" office:value="9160.4912600000007" table:formula="msoxl:=IF(SUM(J46,L46,N46,P46,'漁業生產量值-漁業種類別魚類別生產量值13'!D46,'漁業生產量值-漁業種類別魚類別生產量值13'!F46,'漁業生產量值-漁業種類別魚類別生產量值13'!H46,'漁業生產量值-漁業種類別魚類別生產量值13'!J46,'漁業生產量值-漁業種類別魚類別生產量值13'!L46,'漁業生產量值-漁業種類別魚類別生產量值13'!N46,'漁業生產量值-漁業種類別魚類別生產量值13'!P46)=0,&quot;-&quot;,SUM(J46,L46,N46,P46,'漁業生產量值-漁業種類別魚類別生產量值13'!D46,'漁業生產量值-漁業種類別魚類別生產量值13'!F46,'漁業生產量值-漁業種類別魚類別生產量值13'!H46,'漁業生產量值-漁業種類別魚類別生產量值13'!J46,'漁業生產量值-漁業種類別魚類別生產量值13'!L46,'漁業生產量值-漁業種類別魚類別生產量值13'!N46,'漁業生產量值-漁業種類別魚類別生產量值13'!P46))" table:style-name="ce55">
            <text:p>9,16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9.8002800000000008" table:style-name="ce55">
            <text:p>10<text:s/></text:p>
          </table:table-cell>
          <table:table-cell office:value-type="float" office:value="2377.6282999999999" table:style-name="ce55">
            <text:p>2,37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52.282139999999998" table:style-name="ce55">
            <text:p>52<text:s/></text:p>
          </table:table-cell>
          <table:table-cell office:value-type="float" office:value="7675.0181499999999" table:style-name="ce55">
            <text:p>7,67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7,K47,M47,O47,'漁業生產量值-漁業種類別魚類別生產量值13'!C47,'漁業生產量值-漁業種類別魚類別生產量值13'!E47,'漁業生產量值-漁業種類別魚類別生產量值13'!G47,'漁業生產量值-漁業種類別魚類別生產量值13'!I47,'漁業生產量值-漁業種類別魚類別生產量值13'!K47,'漁業生產量值-漁業種類別魚類別生產量值13'!M47,'漁業生產量值-漁業種類別魚類別生產量值13'!O47)=0,&quot;-&quot;,SUM(I47,K47,M47,O47,'漁業生產量值-漁業種類別魚類別生產量值13'!C47,'漁業生產量值-漁業種類別魚類別生產量值13'!E47,'漁業生產量值-漁業種類別魚類別生產量值13'!G47,'漁業生產量值-漁業種類別魚類別生產量值13'!I47,'漁業生產量值-漁業種類別魚類別生產量值13'!K47,'漁業生產量值-漁業種類別魚類別生產量值13'!M47,'漁業生產量值-漁業種類別魚類別生產量值13'!O47))" table:style-name="ce55">
            <text:p>-</text:p>
          </table:table-cell>
          <table:table-cell office:value-type="string" office:string-value="-" table:formula="msoxl:=IF(SUM(J47,L47,N47,P47,'漁業生產量值-漁業種類別魚類別生產量值13'!D47,'漁業生產量值-漁業種類別魚類別生產量值13'!F47,'漁業生產量值-漁業種類別魚類別生產量值13'!H47,'漁業生產量值-漁業種類別魚類別生產量值13'!J47,'漁業生產量值-漁業種類別魚類別生產量值13'!L47,'漁業生產量值-漁業種類別魚類別生產量值13'!N47,'漁業生產量值-漁業種類別魚類別生產量值13'!P47)=0,&quot;-&quot;,SUM(J47,L47,N47,P47,'漁業生產量值-漁業種類別魚類別生產量值13'!D47,'漁業生產量值-漁業種類別魚類別生產量值13'!F47,'漁業生產量值-漁業種類別魚類別生產量值13'!H47,'漁業生產量值-漁業種類別魚類別生產量值13'!J47,'漁業生產量值-漁業種類別魚類別生產量值13'!L47,'漁業生產量值-漁業種類別魚類別生產量值13'!N47,'漁業生產量值-漁業種類別魚類別生產量值13'!P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3200000000000001" table:style-name="ce55">
            <text:p>0<text:s/></text:p>
          </table:table-cell>
          <table:table-cell office:value-type="float" office:value="30.373200000000001" table:style-name="ce61">
            <text:p>30<text:s/></text:p>
          </table:table-cell>
          <table:table-cell office:value-type="string" office:string-value="-" table:formula="msoxl:=IF(SUM(I48,K48,M48,O48,'漁業生產量值-漁業種類別魚類別生產量值13'!C48,'漁業生產量值-漁業種類別魚類別生產量值13'!E48,'漁業生產量值-漁業種類別魚類別生產量值13'!G48,'漁業生產量值-漁業種類別魚類別生產量值13'!I48,'漁業生產量值-漁業種類別魚類別生產量值13'!K48,'漁業生產量值-漁業種類別魚類別生產量值13'!M48,'漁業生產量值-漁業種類別魚類別生產量值13'!O48)=0,&quot;-&quot;,SUM(I48,K48,M48,O48,'漁業生產量值-漁業種類別魚類別生產量值13'!C48,'漁業生產量值-漁業種類別魚類別生產量值13'!E48,'漁業生產量值-漁業種類別魚類別生產量值13'!G48,'漁業生產量值-漁業種類別魚類別生產量值13'!I48,'漁業生產量值-漁業種類別魚類別生產量值13'!K48,'漁業生產量值-漁業種類別魚類別生產量值13'!M48,'漁業生產量值-漁業種類別魚類別生產量值13'!O48))" table:style-name="ce55">
            <text:p>-</text:p>
          </table:table-cell>
          <table:table-cell office:value-type="string" office:string-value="-" table:formula="msoxl:=IF(SUM(J48,L48,N48,P48,'漁業生產量值-漁業種類別魚類別生產量值13'!D48,'漁業生產量值-漁業種類別魚類別生產量值13'!F48,'漁業生產量值-漁業種類別魚類別生產量值13'!H48,'漁業生產量值-漁業種類別魚類別生產量值13'!J48,'漁業生產量值-漁業種類別魚類別生產量值13'!L48,'漁業生產量值-漁業種類別魚類別生產量值13'!N48,'漁業生產量值-漁業種類別魚類別生產量值13'!P48)=0,&quot;-&quot;,SUM(J48,L48,N48,P48,'漁業生產量值-漁業種類別魚類別生產量值13'!D48,'漁業生產量值-漁業種類別魚類別生產量值13'!F48,'漁業生產量值-漁業種類別魚類別生產量值13'!H48,'漁業生產量值-漁業種類別魚類別生產量值13'!J48,'漁業生產量值-漁業種類別魚類別生產量值13'!L48,'漁業生產量值-漁業種類別魚類別生產量值13'!N48,'漁業生產量值-漁業種類別魚類別生產量值13'!P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9,K49,M49,O49,'漁業生產量值-漁業種類別魚類別生產量值13'!C49,'漁業生產量值-漁業種類別魚類別生產量值13'!E49,'漁業生產量值-漁業種類別魚類別生產量值13'!G49,'漁業生產量值-漁業種類別魚類別生產量值13'!I49,'漁業生產量值-漁業種類別魚類別生產量值13'!K49,'漁業生產量值-漁業種類別魚類別生產量值13'!M49,'漁業生產量值-漁業種類別魚類別生產量值13'!O49)=0,&quot;-&quot;,SUM(I49,K49,M49,O49,'漁業生產量值-漁業種類別魚類別生產量值13'!C49,'漁業生產量值-漁業種類別魚類別生產量值13'!E49,'漁業生產量值-漁業種類別魚類別生產量值13'!G49,'漁業生產量值-漁業種類別魚類別生產量值13'!I49,'漁業生產量值-漁業種類別魚類別生產量值13'!K49,'漁業生產量值-漁業種類別魚類別生產量值13'!M49,'漁業生產量值-漁業種類別魚類別生產量值13'!O49))" table:style-name="ce55">
            <text:p>-</text:p>
          </table:table-cell>
          <table:table-cell office:value-type="string" office:string-value="-" table:formula="msoxl:=IF(SUM(J49,L49,N49,P49,'漁業生產量值-漁業種類別魚類別生產量值13'!D49,'漁業生產量值-漁業種類別魚類別生產量值13'!F49,'漁業生產量值-漁業種類別魚類別生產量值13'!H49,'漁業生產量值-漁業種類別魚類別生產量值13'!J49,'漁業生產量值-漁業種類別魚類別生產量值13'!L49,'漁業生產量值-漁業種類別魚類別生產量值13'!N49,'漁業生產量值-漁業種類別魚類別生產量值13'!P49)=0,&quot;-&quot;,SUM(J49,L49,N49,P49,'漁業生產量值-漁業種類別魚類別生產量值13'!D49,'漁業生產量值-漁業種類別魚類別生產量值13'!F49,'漁業生產量值-漁業種類別魚類別生產量值13'!H49,'漁業生產量值-漁業種類別魚類別生產量值13'!J49,'漁業生產量值-漁業種類別魚類別生產量值13'!L49,'漁業生產量值-漁業種類別魚類別生產量值13'!N49,'漁業生產量值-漁業種類別魚類別生產量值13'!P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0,K50,M50,O50,'漁業生產量值-漁業種類別魚類別生產量值13'!C50,'漁業生產量值-漁業種類別魚類別生產量值13'!E50,'漁業生產量值-漁業種類別魚類別生產量值13'!G50,'漁業生產量值-漁業種類別魚類別生產量值13'!I50,'漁業生產量值-漁業種類別魚類別生產量值13'!K50,'漁業生產量值-漁業種類別魚類別生產量值13'!M50,'漁業生產量值-漁業種類別魚類別生產量值13'!O50)=0,&quot;-&quot;,SUM(I50,K50,M50,O50,'漁業生產量值-漁業種類別魚類別生產量值13'!C50,'漁業生產量值-漁業種類別魚類別生產量值13'!E50,'漁業生產量值-漁業種類別魚類別生產量值13'!G50,'漁業生產量值-漁業種類別魚類別生產量值13'!I50,'漁業生產量值-漁業種類別魚類別生產量值13'!K50,'漁業生產量值-漁業種類別魚類別生產量值13'!M50,'漁業生產量值-漁業種類別魚類別生產量值13'!O50))" table:style-name="ce55">
            <text:p>-</text:p>
          </table:table-cell>
          <table:table-cell office:value-type="string" office:string-value="-" table:formula="msoxl:=IF(SUM(J50,L50,N50,P50,'漁業生產量值-漁業種類別魚類別生產量值13'!D50,'漁業生產量值-漁業種類別魚類別生產量值13'!F50,'漁業生產量值-漁業種類別魚類別生產量值13'!H50,'漁業生產量值-漁業種類別魚類別生產量值13'!J50,'漁業生產量值-漁業種類別魚類別生產量值13'!L50,'漁業生產量值-漁業種類別魚類別生產量值13'!N50,'漁業生產量值-漁業種類別魚類別生產量值13'!P50)=0,&quot;-&quot;,SUM(J50,L50,N50,P50,'漁業生產量值-漁業種類別魚類別生產量值13'!D50,'漁業生產量值-漁業種類別魚類別生產量值13'!F50,'漁業生產量值-漁業種類別魚類別生產量值13'!H50,'漁業生產量值-漁業種類別魚類別生產量值13'!J50,'漁業生產量值-漁業種類別魚類別生產量值13'!L50,'漁業生產量值-漁業種類別魚類別生產量值13'!N50,'漁業生產量值-漁業種類別魚類別生產量值13'!P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1,K51,M51,O51,'漁業生產量值-漁業種類別魚類別生產量值13'!C51,'漁業生產量值-漁業種類別魚類別生產量值13'!E51,'漁業生產量值-漁業種類別魚類別生產量值13'!G51,'漁業生產量值-漁業種類別魚類別生產量值13'!I51,'漁業生產量值-漁業種類別魚類別生產量值13'!K51,'漁業生產量值-漁業種類別魚類別生產量值13'!M51,'漁業生產量值-漁業種類別魚類別生產量值13'!O51)=0,&quot;-&quot;,SUM(I51,K51,M51,O51,'漁業生產量值-漁業種類別魚類別生產量值13'!C51,'漁業生產量值-漁業種類別魚類別生產量值13'!E51,'漁業生產量值-漁業種類別魚類別生產量值13'!G51,'漁業生產量值-漁業種類別魚類別生產量值13'!I51,'漁業生產量值-漁業種類別魚類別生產量值13'!K51,'漁業生產量值-漁業種類別魚類別生產量值13'!M51,'漁業生產量值-漁業種類別魚類別生產量值13'!O51))" table:style-name="ce55">
            <text:p>-</text:p>
          </table:table-cell>
          <table:table-cell office:value-type="string" office:string-value="-" table:formula="msoxl:=IF(SUM(J51,L51,N51,P51,'漁業生產量值-漁業種類別魚類別生產量值13'!D51,'漁業生產量值-漁業種類別魚類別生產量值13'!F51,'漁業生產量值-漁業種類別魚類別生產量值13'!H51,'漁業生產量值-漁業種類別魚類別生產量值13'!J51,'漁業生產量值-漁業種類別魚類別生產量值13'!L51,'漁業生產量值-漁業種類別魚類別生產量值13'!N51,'漁業生產量值-漁業種類別魚類別生產量值13'!P51)=0,&quot;-&quot;,SUM(J51,L51,N51,P51,'漁業生產量值-漁業種類別魚類別生產量值13'!D51,'漁業生產量值-漁業種類別魚類別生產量值13'!F51,'漁業生產量值-漁業種類別魚類別生產量值13'!H51,'漁業生產量值-漁業種類別魚類別生產量值13'!J51,'漁業生產量值-漁業種類別魚類別生產量值13'!L51,'漁業生產量值-漁業種類別魚類別生產量值13'!N51,'漁業生產量值-漁業種類別魚類別生產量值13'!P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10115" table:formula="msoxl:=IF(SUM(I52,K52,M52,O52,'漁業生產量值-漁業種類別魚類別生產量值13'!C52,'漁業生產量值-漁業種類別魚類別生產量值13'!E52,'漁業生產量值-漁業種類別魚類別生產量值13'!G52,'漁業生產量值-漁業種類別魚類別生產量值13'!I52,'漁業生產量值-漁業種類別魚類別生產量值13'!K52,'漁業生產量值-漁業種類別魚類別生產量值13'!M52,'漁業生產量值-漁業種類別魚類別生產量值13'!O52)=0,&quot;-&quot;,SUM(I52,K52,M52,O52,'漁業生產量值-漁業種類別魚類別生產量值13'!C52,'漁業生產量值-漁業種類別魚類別生產量值13'!E52,'漁業生產量值-漁業種類別魚類別生產量值13'!G52,'漁業生產量值-漁業種類別魚類別生產量值13'!I52,'漁業生產量值-漁業種類別魚類別生產量值13'!K52,'漁業生產量值-漁業種類別魚類別生產量值13'!M52,'漁業生產量值-漁業種類別魚類別生產量值13'!O52))" table:style-name="ce55">
            <text:p>0<text:s/></text:p>
          </table:table-cell>
          <table:table-cell office:value-type="float" office:value="9.4777400000000007" table:formula="msoxl:=IF(SUM(J52,L52,N52,P52,'漁業生產量值-漁業種類別魚類別生產量值13'!D52,'漁業生產量值-漁業種類別魚類別生產量值13'!F52,'漁業生產量值-漁業種類別魚類別生產量值13'!H52,'漁業生產量值-漁業種類別魚類別生產量值13'!J52,'漁業生產量值-漁業種類別魚類別生產量值13'!L52,'漁業生產量值-漁業種類別魚類別生產量值13'!N52,'漁業生產量值-漁業種類別魚類別生產量值13'!P52)=0,&quot;-&quot;,SUM(J52,L52,N52,P52,'漁業生產量值-漁業種類別魚類別生產量值13'!D52,'漁業生產量值-漁業種類別魚類別生產量值13'!F52,'漁業生產量值-漁業種類別魚類別生產量值13'!H52,'漁業生產量值-漁業種類別魚類別生產量值13'!J52,'漁業生產量值-漁業種類別魚類別生產量值13'!L52,'漁業生產量值-漁業種類別魚類別生產量值13'!N52,'漁業生產量值-漁業種類別魚類別生產量值13'!P52))" table:style-name="ce55">
            <text:p>9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0.88439999999999996" table:formula="msoxl:=IF(SUM(I53,K53,M53,O53,'漁業生產量值-漁業種類別魚類別生產量值13'!C53,'漁業生產量值-漁業種類別魚類別生產量值13'!E53,'漁業生產量值-漁業種類別魚類別生產量值13'!G53,'漁業生產量值-漁業種類別魚類別生產量值13'!I53,'漁業生產量值-漁業種類別魚類別生產量值13'!K53,'漁業生產量值-漁業種類別魚類別生產量值13'!M53,'漁業生產量值-漁業種類別魚類別生產量值13'!O53)=0,&quot;-&quot;,SUM(I53,K53,M53,O53,'漁業生產量值-漁業種類別魚類別生產量值13'!C53,'漁業生產量值-漁業種類別魚類別生產量值13'!E53,'漁業生產量值-漁業種類別魚類別生產量值13'!G53,'漁業生產量值-漁業種類別魚類別生產量值13'!I53,'漁業生產量值-漁業種類別魚類別生產量值13'!K53,'漁業生產量值-漁業種類別魚類別生產量值13'!M53,'漁業生產量值-漁業種類別魚類別生產量值13'!O53))" table:style-name="ce55">
            <text:p>1<text:s/></text:p>
          </table:table-cell>
          <table:table-cell office:value-type="float" office:value="760.23023999999998" table:formula="msoxl:=IF(SUM(J53,L53,N53,P53,'漁業生產量值-漁業種類別魚類別生產量值13'!D53,'漁業生產量值-漁業種類別魚類別生產量值13'!F53,'漁業生產量值-漁業種類別魚類別生產量值13'!H53,'漁業生產量值-漁業種類別魚類別生產量值13'!J53,'漁業生產量值-漁業種類別魚類別生產量值13'!L53,'漁業生產量值-漁業種類別魚類別生產量值13'!N53,'漁業生產量值-漁業種類別魚類別生產量值13'!P53)=0,&quot;-&quot;,SUM(J53,L53,N53,P53,'漁業生產量值-漁業種類別魚類別生產量值13'!D53,'漁業生產量值-漁業種類別魚類別生產量值13'!F53,'漁業生產量值-漁業種類別魚類別生產量值13'!H53,'漁業生產量值-漁業種類別魚類別生產量值13'!J53,'漁業生產量值-漁業種類別魚類別生產量值13'!L53,'漁業生產量值-漁業種類別魚類別生產量值13'!N53,'漁業生產量值-漁業種類別魚類別生產量值13'!P53))" table:style-name="ce55">
            <text:p>760<text:s/></text:p>
          </table:table-cell>
          <table:table-cell office:value-type="float" office:value="0.88439999999999996" table:style-name="ce57">
            <text:p>1<text:s/></text:p>
          </table:table-cell>
          <table:table-cell office:value-type="float" office:value="760.23023999999998" table:style-name="ce62">
            <text:p>760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60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3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60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60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5,K55,M55,O55,'漁業生產量值-漁業種類別魚類別生產量值13'!C55,'漁業生產量值-漁業種類別魚類別生產量值13'!E55,'漁業生產量值-漁業種類別魚類別生產量值13'!G55,'漁業生產量值-漁業種類別魚類別生產量值13'!I55,'漁業生產量值-漁業種類別魚類別生產量值13'!K55,'漁業生產量值-漁業種類別魚類別生產量值13'!M55,'漁業生產量值-漁業種類別魚類別生產量值13'!O55)=0,&quot;-&quot;,SUM(I55,K55,M55,O55,'漁業生產量值-漁業種類別魚類別生產量值13'!C55,'漁業生產量值-漁業種類別魚類別生產量值13'!E55,'漁業生產量值-漁業種類別魚類別生產量值13'!G55,'漁業生產量值-漁業種類別魚類別生產量值13'!I55,'漁業生產量值-漁業種類別魚類別生產量值13'!K55,'漁業生產量值-漁業種類別魚類別生產量值13'!M55,'漁業生產量值-漁業種類別魚類別生產量值13'!O55))" table:style-name="ce55">
            <text:p>-</text:p>
          </table:table-cell>
          <table:table-cell office:value-type="string" office:string-value="-" table:formula="msoxl:=IF(SUM(J55,L55,N55,P55,'漁業生產量值-漁業種類別魚類別生產量值13'!D55,'漁業生產量值-漁業種類別魚類別生產量值13'!F55,'漁業生產量值-漁業種類別魚類別生產量值13'!H55,'漁業生產量值-漁業種類別魚類別生產量值13'!J55,'漁業生產量值-漁業種類別魚類別生產量值13'!L55,'漁業生產量值-漁業種類別魚類別生產量值13'!N55,'漁業生產量值-漁業種類別魚類別生產量值13'!P55)=0,&quot;-&quot;,SUM(J55,L55,N55,P55,'漁業生產量值-漁業種類別魚類別生產量值13'!D55,'漁業生產量值-漁業種類別魚類別生產量值13'!F55,'漁業生產量值-漁業種類別魚類別生產量值13'!H55,'漁業生產量值-漁業種類別魚類別生產量值13'!J55,'漁業生產量值-漁業種類別魚類別生產量值13'!L55,'漁業生產量值-漁業種類別魚類別生產量值13'!N55,'漁業生產量值-漁業種類別魚類別生產量值13'!P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6,K56,M56,O56,'漁業生產量值-漁業種類別魚類別生產量值13'!C56,'漁業生產量值-漁業種類別魚類別生產量值13'!E56,'漁業生產量值-漁業種類別魚類別生產量值13'!G56,'漁業生產量值-漁業種類別魚類別生產量值13'!I56,'漁業生產量值-漁業種類別魚類別生產量值13'!K56,'漁業生產量值-漁業種類別魚類別生產量值13'!M56,'漁業生產量值-漁業種類別魚類別生產量值13'!O56)=0,&quot;-&quot;,SUM(I56,K56,M56,O56,'漁業生產量值-漁業種類別魚類別生產量值13'!C56,'漁業生產量值-漁業種類別魚類別生產量值13'!E56,'漁業生產量值-漁業種類別魚類別生產量值13'!G56,'漁業生產量值-漁業種類別魚類別生產量值13'!I56,'漁業生產量值-漁業種類別魚類別生產量值13'!K56,'漁業生產量值-漁業種類別魚類別生產量值13'!M56,'漁業生產量值-漁業種類別魚類別生產量值13'!O56))" table:style-name="ce55">
            <text:p>-</text:p>
          </table:table-cell>
          <table:table-cell office:value-type="string" office:string-value="-" table:formula="msoxl:=IF(SUM(J56,L56,N56,P56,'漁業生產量值-漁業種類別魚類別生產量值13'!D56,'漁業生產量值-漁業種類別魚類別生產量值13'!F56,'漁業生產量值-漁業種類別魚類別生產量值13'!H56,'漁業生產量值-漁業種類別魚類別生產量值13'!J56,'漁業生產量值-漁業種類別魚類別生產量值13'!L56,'漁業生產量值-漁業種類別魚類別生產量值13'!N56,'漁業生產量值-漁業種類別魚類別生產量值13'!P56)=0,&quot;-&quot;,SUM(J56,L56,N56,P56,'漁業生產量值-漁業種類別魚類別生產量值13'!D56,'漁業生產量值-漁業種類別魚類別生產量值13'!F56,'漁業生產量值-漁業種類別魚類別生產量值13'!H56,'漁業生產量值-漁業種類別魚類別生產量值13'!J56,'漁業生產量值-漁業種類別魚類別生產量值13'!L56,'漁業生產量值-漁業種類別魚類別生產量值13'!N56,'漁業生產量值-漁業種類別魚類別生產量值13'!P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57,K57,M57,O57,'漁業生產量值-漁業種類別魚類別生產量值13'!C57,'漁業生產量值-漁業種類別魚類別生產量值13'!E57,'漁業生產量值-漁業種類別魚類別生產量值13'!G57,'漁業生產量值-漁業種類別魚類別生產量值13'!I57,'漁業生產量值-漁業種類別魚類別生產量值13'!K57,'漁業生產量值-漁業種類別魚類別生產量值13'!M57,'漁業生產量值-漁業種類別魚類別生產量值13'!O57)=0,&quot;-&quot;,SUM(I57,K57,M57,O57,'漁業生產量值-漁業種類別魚類別生產量值13'!C57,'漁業生產量值-漁業種類別魚類別生產量值13'!E57,'漁業生產量值-漁業種類別魚類別生產量值13'!G57,'漁業生產量值-漁業種類別魚類別生產量值13'!I57,'漁業生產量值-漁業種類別魚類別生產量值13'!K57,'漁業生產量值-漁業種類別魚類別生產量值13'!M57,'漁業生產量值-漁業種類別魚類別生產量值13'!O57))" table:style-name="ce55">
            <text:p>-</text:p>
          </table:table-cell>
          <table:table-cell office:value-type="string" office:string-value="-" table:formula="msoxl:=IF(SUM(J57,L57,N57,P57,'漁業生產量值-漁業種類別魚類別生產量值13'!D57,'漁業生產量值-漁業種類別魚類別生產量值13'!F57,'漁業生產量值-漁業種類別魚類別生產量值13'!H57,'漁業生產量值-漁業種類別魚類別生產量值13'!J57,'漁業生產量值-漁業種類別魚類別生產量值13'!L57,'漁業生產量值-漁業種類別魚類別生產量值13'!N57,'漁業生產量值-漁業種類別魚類別生產量值13'!P57)=0,&quot;-&quot;,SUM(J57,L57,N57,P57,'漁業生產量值-漁業種類別魚類別生產量值13'!D57,'漁業生產量值-漁業種類別魚類別生產量值13'!F57,'漁業生產量值-漁業種類別魚類別生產量值13'!H57,'漁業生產量值-漁業種類別魚類別生產量值13'!J57,'漁業生產量值-漁業種類別魚類別生產量值13'!L57,'漁業生產量值-漁業種類別魚類別生產量值13'!N57,'漁業生產量值-漁業種類別魚類別生產量值13'!P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60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3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60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60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9,K59,M59,O59,'漁業生產量值-漁業種類別魚類別生產量值13'!C59,'漁業生產量值-漁業種類別魚類別生產量值13'!E59,'漁業生產量值-漁業種類別魚類別生產量值13'!G59,'漁業生產量值-漁業種類別魚類別生產量值13'!I59,'漁業生產量值-漁業種類別魚類別生產量值13'!K59,'漁業生產量值-漁業種類別魚類別生產量值13'!M59,'漁業生產量值-漁業種類別魚類別生產量值13'!O59)=0,&quot;-&quot;,SUM(I59,K59,M59,O59,'漁業生產量值-漁業種類別魚類別生產量值13'!C59,'漁業生產量值-漁業種類別魚類別生產量值13'!E59,'漁業生產量值-漁業種類別魚類別生產量值13'!G59,'漁業生產量值-漁業種類別魚類別生產量值13'!I59,'漁業生產量值-漁業種類別魚類別生產量值13'!K59,'漁業生產量值-漁業種類別魚類別生產量值13'!M59,'漁業生產量值-漁業種類別魚類別生產量值13'!O59))" table:style-name="ce55">
            <text:p>-</text:p>
          </table:table-cell>
          <table:table-cell office:value-type="string" office:string-value="-" table:formula="msoxl:=IF(SUM(J59,L59,N59,P59,'漁業生產量值-漁業種類別魚類別生產量值13'!D59,'漁業生產量值-漁業種類別魚類別生產量值13'!F59,'漁業生產量值-漁業種類別魚類別生產量值13'!H59,'漁業生產量值-漁業種類別魚類別生產量值13'!J59,'漁業生產量值-漁業種類別魚類別生產量值13'!L59,'漁業生產量值-漁業種類別魚類別生產量值13'!N59,'漁業生產量值-漁業種類別魚類別生產量值13'!P59)=0,&quot;-&quot;,SUM(J59,L59,N59,P59,'漁業生產量值-漁業種類別魚類別生產量值13'!D59,'漁業生產量值-漁業種類別魚類別生產量值13'!F59,'漁業生產量值-漁業種類別魚類別生產量值13'!H59,'漁業生產量值-漁業種類別魚類別生產量值13'!J59,'漁業生產量值-漁業種類別魚類別生產量值13'!L59,'漁業生產量值-漁業種類別魚類別生產量值13'!N59,'漁業生產量值-漁業種類別魚類別生產量值13'!P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60,K60,M60,O60,'漁業生產量值-漁業種類別魚類別生產量值13'!C60,'漁業生產量值-漁業種類別魚類別生產量值13'!E60,'漁業生產量值-漁業種類別魚類別生產量值13'!G60,'漁業生產量值-漁業種類別魚類別生產量值13'!I60,'漁業生產量值-漁業種類別魚類別生產量值13'!K60,'漁業生產量值-漁業種類別魚類別生產量值13'!M60,'漁業生產量值-漁業種類別魚類別生產量值13'!O60)=0,&quot;-&quot;,SUM(I60,K60,M60,O60,'漁業生產量值-漁業種類別魚類別生產量值13'!C60,'漁業生產量值-漁業種類別魚類別生產量值13'!E60,'漁業生產量值-漁業種類別魚類別生產量值13'!G60,'漁業生產量值-漁業種類別魚類別生產量值13'!I60,'漁業生產量值-漁業種類別魚類別生產量值13'!K60,'漁業生產量值-漁業種類別魚類別生產量值13'!M60,'漁業生產量值-漁業種類別魚類別生產量值13'!O60))" table:style-name="ce55">
            <text:p>-</text:p>
          </table:table-cell>
          <table:table-cell office:value-type="string" office:string-value="-" table:formula="msoxl:=IF(SUM(J60,L60,N60,P60,'漁業生產量值-漁業種類別魚類別生產量值13'!D60,'漁業生產量值-漁業種類別魚類別生產量值13'!F60,'漁業生產量值-漁業種類別魚類別生產量值13'!H60,'漁業生產量值-漁業種類別魚類別生產量值13'!J60,'漁業生產量值-漁業種類別魚類別生產量值13'!L60,'漁業生產量值-漁業種類別魚類別生產量值13'!N60,'漁業生產量值-漁業種類別魚類別生產量值13'!P60)=0,&quot;-&quot;,SUM(J60,L60,N60,P60,'漁業生產量值-漁業種類別魚類別生產量值13'!D60,'漁業生產量值-漁業種類別魚類別生產量值13'!F60,'漁業生產量值-漁業種類別魚類別生產量值13'!H60,'漁業生產量值-漁業種類別魚類別生產量值13'!J60,'漁業生產量值-漁業種類別魚類別生產量值13'!L60,'漁業生產量值-漁業種類別魚類別生產量值13'!N60,'漁業生產量值-漁業種類別魚類別生產量值13'!P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61,K61,M61,O61,'漁業生產量值-漁業種類別魚類別生產量值13'!C61,'漁業生產量值-漁業種類別魚類別生產量值13'!E61,'漁業生產量值-漁業種類別魚類別生產量值13'!G61,'漁業生產量值-漁業種類別魚類別生產量值13'!I61,'漁業生產量值-漁業種類別魚類別生產量值13'!K61,'漁業生產量值-漁業種類別魚類別生產量值13'!M61,'漁業生產量值-漁業種類別魚類別生產量值13'!O61)=0,&quot;-&quot;,SUM(I61,K61,M61,O61,'漁業生產量值-漁業種類別魚類別生產量值13'!C61,'漁業生產量值-漁業種類別魚類別生產量值13'!E61,'漁業生產量值-漁業種類別魚類別生產量值13'!G61,'漁業生產量值-漁業種類別魚類別生產量值13'!I61,'漁業生產量值-漁業種類別魚類別生產量值13'!K61,'漁業生產量值-漁業種類別魚類別生產量值13'!M61,'漁業生產量值-漁業種類別魚類別生產量值13'!O61))" table:style-name="ce55">
            <text:p>-</text:p>
          </table:table-cell>
          <table:table-cell office:value-type="string" office:string-value="-" table:formula="msoxl:=IF(SUM(J61,L61,N61,P61,'漁業生產量值-漁業種類別魚類別生產量值13'!D61,'漁業生產量值-漁業種類別魚類別生產量值13'!F61,'漁業生產量值-漁業種類別魚類別生產量值13'!H61,'漁業生產量值-漁業種類別魚類別生產量值13'!J61,'漁業生產量值-漁業種類別魚類別生產量值13'!L61,'漁業生產量值-漁業種類別魚類別生產量值13'!N61,'漁業生產量值-漁業種類別魚類別生產量值13'!P61)=0,&quot;-&quot;,SUM(J61,L61,N61,P61,'漁業生產量值-漁業種類別魚類別生產量值13'!D61,'漁業生產量值-漁業種類別魚類別生產量值13'!F61,'漁業生產量值-漁業種類別魚類別生產量值13'!H61,'漁業生產量值-漁業種類別魚類別生產量值13'!J61,'漁業生產量值-漁業種類別魚類別生產量值13'!L61,'漁業生產量值-漁業種類別魚類別生產量值13'!N61,'漁業生產量值-漁業種類別魚類別生產量值13'!P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60">
            <text:p>-</text:p>
          </table:table-cell>
          <table:table-cell office:value-type="float" office:value="20685.588349999998" table:formula="msoxl:=  IF(SUM(G63,G64,G65,G67)=0,IF(G66=0,&quot;-&quot;,G66),SUM(G63,G64,G65,G67))" table:style-name="ce52">
            <text:p>20,686<text:s/></text:p>
          </table:table-cell>
          <table:table-cell office:value-type="float" office:value="5107472.8580299998" table:formula="msoxl:=  IF(SUM(H63:H67)=0,&quot;-&quot;,SUM(H63:H67))" table:style-name="ce53">
            <text:p>5,107,473<text:s/></text:p>
          </table:table-cell>
          <table:table-cell office:value-type="float" office:value="17.972999999999999" table:formula="msoxl:=  IF(SUM(I63,I64,I65,I67)=0,IF(I66=0,&quot;-&quot;,I66),SUM(I63,I64,I65,I67))" table:style-name="ce52">
            <text:p>18<text:s/></text:p>
          </table:table-cell>
          <table:table-cell office:value-type="float" office:value="10066.918" table:formula="msoxl:=  IF(SUM(J63:J67)=0,&quot;-&quot;,SUM(J63:J67))" table:style-name="ce60">
            <text:p>10,067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60">
            <text:p>-</text:p>
          </table:table-cell>
          <table:table-cell office:value-type="float" office:value="7759.58" table:formula="msoxl:=  IF(SUM(M63,M64,M65,M67)=0,IF(M66=0,&quot;-&quot;,M66),SUM(M63,M64,M65,M67))" table:style-name="ce52">
            <text:p>7,760<text:s/></text:p>
          </table:table-cell>
          <table:table-cell office:value-type="float" office:value="2287271.156" table:formula="msoxl:=  IF(SUM(N63:N67)=0,&quot;-&quot;,SUM(N63:N67))" table:style-name="ce60">
            <text:p>2,287,271<text:s/>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179.8614899999993" table:formula="msoxl:=IF(SUM(I63,K63,M63,O63,'漁業生產量值-漁業種類別魚類別生產量值13'!C63,'漁業生產量值-漁業種類別魚類別生產量值13'!E63,'漁業生產量值-漁業種類別魚類別生產量值13'!G63,'漁業生產量值-漁業種類別魚類別生產量值13'!I63,'漁業生產量值-漁業種類別魚類別生產量值13'!K63,'漁業生產量值-漁業種類別魚類別生產量值13'!M63,'漁業生產量值-漁業種類別魚類別生產量值13'!O63)=0,&quot;-&quot;,SUM(I63,K63,M63,O63,'漁業生產量值-漁業種類別魚類別生產量值13'!C63,'漁業生產量值-漁業種類別魚類別生產量值13'!E63,'漁業生產量值-漁業種類別魚類別生產量值13'!G63,'漁業生產量值-漁業種類別魚類別生產量值13'!I63,'漁業生產量值-漁業種類別魚類別生產量值13'!K63,'漁業生產量值-漁業種類別魚類別生產量值13'!M63,'漁業生產量值-漁業種類別魚類別生產量值13'!O63))" table:style-name="ce55">
            <text:p>6,180<text:s/></text:p>
          </table:table-cell>
          <table:table-cell office:value-type="float" office:value="1579061.78198" table:formula="msoxl:=IF(SUM(J63,L63,N63,P63,'漁業生產量值-漁業種類別魚類別生產量值13'!D63,'漁業生產量值-漁業種類別魚類別生產量值13'!F63,'漁業生產量值-漁業種類別魚類別生產量值13'!H63,'漁業生產量值-漁業種類別魚類別生產量值13'!J63,'漁業生產量值-漁業種類別魚類別生產量值13'!L63,'漁業生產量值-漁業種類別魚類別生產量值13'!N63,'漁業生產量值-漁業種類別魚類別生產量值13'!P63)=0,&quot;-&quot;,SUM(J63,L63,N63,P63,'漁業生產量值-漁業種類別魚類別生產量值13'!D63,'漁業生產量值-漁業種類別魚類別生產量值13'!F63,'漁業生產量值-漁業種類別魚類別生產量值13'!H63,'漁業生產量值-漁業種類別魚類別生產量值13'!J63,'漁業生產量值-漁業種類別魚類別生產量值13'!L63,'漁業生產量值-漁業種類別魚類別生產量值13'!N63,'漁業生產量值-漁業種類別魚類別生產量值13'!P63))" table:style-name="ce55">
            <text:p>1,579,062<text:s/></text:p>
          </table:table-cell>
          <table:table-cell office:value-type="float" office:value="17.972999999999999" table:style-name="ce55">
            <text:p>18<text:s/></text:p>
          </table:table-cell>
          <table:table-cell office:value-type="float" office:value="10066.918" table:style-name="ce61">
            <text:p>10,06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.7" table:style-name="ce55">
            <text:p>2<text:s/></text:p>
          </table:table-cell>
          <table:table-cell office:value-type="float" office:value="408" table:style-name="ce61">
            <text:p>40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4505.726859999999" table:formula="msoxl:=IF(SUM(I64,K64,M64,O64,'漁業生產量值-漁業種類別魚類別生產量值13'!C64,'漁業生產量值-漁業種類別魚類別生產量值13'!E64,'漁業生產量值-漁業種類別魚類別生產量值13'!G64,'漁業生產量值-漁業種類別魚類別生產量值13'!I64,'漁業生產量值-漁業種類別魚類別生產量值13'!K64,'漁業生產量值-漁業種類別魚類別生產量值13'!M64,'漁業生產量值-漁業種類別魚類別生產量值13'!O64)=0,&quot;-&quot;,SUM(I64,K64,M64,O64,'漁業生產量值-漁業種類別魚類別生產量值13'!C64,'漁業生產量值-漁業種類別魚類別生產量值13'!E64,'漁業生產量值-漁業種類別魚類別生產量值13'!G64,'漁業生產量值-漁業種類別魚類別生產量值13'!I64,'漁業生產量值-漁業種類別魚類別生產量值13'!K64,'漁業生產量值-漁業種類別魚類別生產量值13'!M64,'漁業生產量值-漁業種類別魚類別生產量值13'!O64))" table:style-name="ce55">
            <text:p>14,506<text:s/></text:p>
          </table:table-cell>
          <table:table-cell office:value-type="float" office:value="3528411.0760499998" table:formula="msoxl:=IF(SUM(J64,L64,N64,P64,'漁業生產量值-漁業種類別魚類別生產量值13'!D64,'漁業生產量值-漁業種類別魚類別生產量值13'!F64,'漁業生產量值-漁業種類別魚類別生產量值13'!H64,'漁業生產量值-漁業種類別魚類別生產量值13'!J64,'漁業生產量值-漁業種類別魚類別生產量值13'!L64,'漁業生產量值-漁業種類別魚類別生產量值13'!N64,'漁業生產量值-漁業種類別魚類別生產量值13'!P64)=0,&quot;-&quot;,SUM(J64,L64,N64,P64,'漁業生產量值-漁業種類別魚類別生產量值13'!D64,'漁業生產量值-漁業種類別魚類別生產量值13'!F64,'漁業生產量值-漁業種類別魚類別生產量值13'!H64,'漁業生產量值-漁業種類別魚類別生產量值13'!J64,'漁業生產量值-漁業種類別魚類別生產量值13'!L64,'漁業生產量值-漁業種類別魚類別生產量值13'!N64,'漁業生產量值-漁業種類別魚類別生產量值13'!P64))" table:style-name="ce55">
            <text:p>3,528,41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7757.88" table:style-name="ce55">
            <text:p>7,758<text:s/></text:p>
          </table:table-cell>
          <table:table-cell office:value-type="float" office:value="2286863.156" table:style-name="ce61">
            <text:p>2,286,8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65,K65,M65,O65,'漁業生產量值-漁業種類別魚類別生產量值13'!C65,'漁業生產量值-漁業種類別魚類別生產量值13'!E65,'漁業生產量值-漁業種類別魚類別生產量值13'!G65,'漁業生產量值-漁業種類別魚類別生產量值13'!I65,'漁業生產量值-漁業種類別魚類別生產量值13'!K65,'漁業生產量值-漁業種類別魚類別生產量值13'!M65,'漁業生產量值-漁業種類別魚類別生產量值13'!O65)=0,&quot;-&quot;,SUM(I65,K65,M65,O65,'漁業生產量值-漁業種類別魚類別生產量值13'!C65,'漁業生產量值-漁業種類別魚類別生產量值13'!E65,'漁業生產量值-漁業種類別魚類別生產量值13'!G65,'漁業生產量值-漁業種類別魚類別生產量值13'!I65,'漁業生產量值-漁業種類別魚類別生產量值13'!K65,'漁業生產量值-漁業種類別魚類別生產量值13'!M65,'漁業生產量值-漁業種類別魚類別生產量值13'!O65))" table:style-name="ce55">
            <text:p>-</text:p>
          </table:table-cell>
          <table:table-cell office:value-type="string" office:string-value="-" table:formula="msoxl:=IF(SUM(J65,L65,N65,P65,'漁業生產量值-漁業種類別魚類別生產量值13'!D65,'漁業生產量值-漁業種類別魚類別生產量值13'!F65,'漁業生產量值-漁業種類別魚類別生產量值13'!H65,'漁業生產量值-漁業種類別魚類別生產量值13'!J65,'漁業生產量值-漁業種類別魚類別生產量值13'!L65,'漁業生產量值-漁業種類別魚類別生產量值13'!N65,'漁業生產量值-漁業種類別魚類別生產量值13'!P65)=0,&quot;-&quot;,SUM(J65,L65,N65,P65,'漁業生產量值-漁業種類別魚類別生產量值13'!D65,'漁業生產量值-漁業種類別魚類別生產量值13'!F65,'漁業生產量值-漁業種類別魚類別生產量值13'!H65,'漁業生產量值-漁業種類別魚類別生產量值13'!J65,'漁業生產量值-漁業種類別魚類別生產量值13'!L65,'漁業生產量值-漁業種類別魚類別生產量值13'!N65,'漁業生產量值-漁業種類別魚類別生產量值13'!P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66,K66,M66,O66,'漁業生產量值-漁業種類別魚類別生產量值13'!C66,'漁業生產量值-漁業種類別魚類別生產量值13'!E66,'漁業生產量值-漁業種類別魚類別生產量值13'!G66,'漁業生產量值-漁業種類別魚類別生產量值13'!I66,'漁業生產量值-漁業種類別魚類別生產量值13'!K66,'漁業生產量值-漁業種類別魚類別生產量值13'!M66,'漁業生產量值-漁業種類別魚類別生產量值13'!O66)=0,&quot;-&quot;,SUM(I66,K66,M66,O66,'漁業生產量值-漁業種類別魚類別生產量值13'!C66,'漁業生產量值-漁業種類別魚類別生產量值13'!E66,'漁業生產量值-漁業種類別魚類別生產量值13'!G66,'漁業生產量值-漁業種類別魚類別生產量值13'!I66,'漁業生產量值-漁業種類別魚類別生產量值13'!K66,'漁業生產量值-漁業種類別魚類別生產量值13'!M66,'漁業生產量值-漁業種類別魚類別生產量值13'!O66))" table:style-name="ce55">
            <text:p>-</text:p>
          </table:table-cell>
          <table:table-cell office:value-type="string" office:string-value="-" table:formula="msoxl:=IF(SUM(J66,L66,N66,P66,'漁業生產量值-漁業種類別魚類別生產量值13'!D66,'漁業生產量值-漁業種類別魚類別生產量值13'!F66,'漁業生產量值-漁業種類別魚類別生產量值13'!H66,'漁業生產量值-漁業種類別魚類別生產量值13'!J66,'漁業生產量值-漁業種類別魚類別生產量值13'!L66,'漁業生產量值-漁業種類別魚類別生產量值13'!N66,'漁業生產量值-漁業種類別魚類別生產量值13'!P66)=0,&quot;-&quot;,SUM(J66,L66,N66,P66,'漁業生產量值-漁業種類別魚類別生產量值13'!D66,'漁業生產量值-漁業種類別魚類別生產量值13'!F66,'漁業生產量值-漁業種類別魚類別生產量值13'!H66,'漁業生產量值-漁業種類別魚類別生產量值13'!J66,'漁業生產量值-漁業種類別魚類別生產量值13'!L66,'漁業生產量值-漁業種類別魚類別生產量值13'!N66,'漁業生產量值-漁業種類別魚類別生產量值13'!P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67,K67,M67,O67,'漁業生產量值-漁業種類別魚類別生產量值13'!C67,'漁業生產量值-漁業種類別魚類別生產量值13'!E67,'漁業生產量值-漁業種類別魚類別生產量值13'!G67,'漁業生產量值-漁業種類別魚類別生產量值13'!I67,'漁業生產量值-漁業種類別魚類別生產量值13'!K67,'漁業生產量值-漁業種類別魚類別生產量值13'!M67,'漁業生產量值-漁業種類別魚類別生產量值13'!O67)=0,&quot;-&quot;,SUM(I67,K67,M67,O67,'漁業生產量值-漁業種類別魚類別生產量值13'!C67,'漁業生產量值-漁業種類別魚類別生產量值13'!E67,'漁業生產量值-漁業種類別魚類別生產量值13'!G67,'漁業生產量值-漁業種類別魚類別生產量值13'!I67,'漁業生產量值-漁業種類別魚類別生產量值13'!K67,'漁業生產量值-漁業種類別魚類別生產量值13'!M67,'漁業生產量值-漁業種類別魚類別生產量值13'!O67))" table:style-name="ce55">
            <text:p>-</text:p>
          </table:table-cell>
          <table:table-cell office:value-type="string" office:string-value="-" table:formula="msoxl:=IF(SUM(J67,L67,N67,P67,'漁業生產量值-漁業種類別魚類別生產量值13'!D67,'漁業生產量值-漁業種類別魚類別生產量值13'!F67,'漁業生產量值-漁業種類別魚類別生產量值13'!H67,'漁業生產量值-漁業種類別魚類別生產量值13'!J67,'漁業生產量值-漁業種類別魚類別生產量值13'!L67,'漁業生產量值-漁業種類別魚類別生產量值13'!N67,'漁業生產量值-漁業種類別魚類別生產量值13'!P67)=0,&quot;-&quot;,SUM(J67,L67,N67,P67,'漁業生產量值-漁業種類別魚類別生產量值13'!D67,'漁業生產量值-漁業種類別魚類別生產量值13'!F67,'漁業生產量值-漁業種類別魚類別生產量值13'!H67,'漁業生產量值-漁業種類別魚類別生產量值13'!J67,'漁業生產量值-漁業種類別魚類別生產量值13'!L67,'漁業生產量值-漁業種類別魚類別生產量值13'!N67,'漁業生產量值-漁業種類別魚類別生產量值13'!P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4">
            <text:p><text:s text:c="20"/><text:span text:style-name="T1">魚類別</text:span></text:p>
            <text:p><text:span text:style-name="T1"><text:s text:c="20"/>Species</text:span></text:p>
            <draw:custom-shape svg:x="0.02083in" svg:y="0.02083in" svg:width="0.95743in" svg:height="0.69611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6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14" table:number-rows-spanned="1" table:style-name="ce196">
            <text:p>甲 <text:s text:c="11"/>殼 <text:s text:c="11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8">
            <text:p>管鞭蝦</text:p>
          </table:table-cell>
          <table:covered-table-cell/>
          <table:table-cell office:value-type="string" table:number-columns-spanned="2" table:number-rows-spanned="1" table:style-name="ce197">
            <text:p>凡納對蝦</text:p>
          </table:table-cell>
          <table:covered-table-cell/>
          <table:table-cell office:value-type="string" table:number-columns-spanned="2" table:number-rows-spanned="1" table:style-name="ce197">
            <text:p>晶瑩櫻蝦</text:p>
          </table:table-cell>
          <table:covered-table-cell/>
          <table:table-cell office:value-type="string" table:number-columns-spanned="2" table:number-rows-spanned="1" table:style-name="ce197">
            <text:p>間型毛蝦</text:p>
          </table:table-cell>
          <table:covered-table-cell/>
          <table:table-cell office:value-type="string" table:number-columns-spanned="2" table:number-rows-spanned="1" table:style-name="ce197">
            <text:p>蝦姑</text:p>
          </table:table-cell>
          <table:covered-table-cell/>
          <table:table-cell office:value-type="string" table:number-columns-spanned="2" table:number-rows-spanned="1" table:style-name="ce197">
            <text:p>遠海梭子蟹</text:p>
          </table:table-cell>
          <table:covered-table-cell/>
          <table:table-cell office:value-type="string" table:number-columns-spanned="2" table:number-rows-spanned="1" table:style-name="ce197">
            <text:p>其他蟳蟹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1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19">
            <text:p>64009</text:p>
          </table:table-cell>
          <table:covered-table-cell/>
          <table:table-cell office:value-type="string" table:number-columns-spanned="2" table:number-rows-spanned="1" table:style-name="ce217">
            <text:p>64010</text:p>
          </table:table-cell>
          <table:covered-table-cell/>
          <table:table-cell office:value-type="string" table:number-columns-spanned="2" table:number-rows-spanned="1" table:style-name="ce217">
            <text:p>64011</text:p>
          </table:table-cell>
          <table:covered-table-cell/>
          <table:table-cell office:value-type="string" table:number-columns-spanned="2" table:number-rows-spanned="1" table:style-name="ce217">
            <text:p>64012</text:p>
          </table:table-cell>
          <table:covered-table-cell/>
          <table:table-cell office:value-type="string" table:number-columns-spanned="2" table:number-rows-spanned="1" table:style-name="ce185">
            <text:p>64101</text:p>
          </table:table-cell>
          <table:covered-table-cell/>
          <table:table-cell office:value-type="string" table:number-columns-spanned="2" table:number-rows-spanned="1" table:style-name="ce185">
            <text:p>64202</text:p>
          </table:table-cell>
          <table:covered-table-cell/>
          <table:table-cell office:value-type="string" table:number-columns-spanned="2" table:number-rows-spanned="1" table:style-name="ce185">
            <text:p>642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34.56980000000001" table:formula="msoxl:=  IF(SUM(C11,C19,C36,C54,C58,C62)=0,&quot;-&quot;,SUM(C11,C19,C36,C54,C58,C62))" table:style-name="ce45">
            <text:p>135<text:s/></text:p>
          </table:table-cell>
          <table:table-cell office:value-type="float" office:value="11840.173500000001" table:formula="msoxl:=  IF(SUM(D11,D19,D36,D54,D58,D62)=0,&quot;-&quot;,SUM(D11,D19,D36,D54,D58,D62))" table:style-name="ce45">
            <text:p>11,840<text:s/></text:p>
          </table:table-cell>
          <table:table-cell office:value-type="float" office:value="12423.27714" table:formula="msoxl:=  IF(SUM(E11,E19,E36,E54,E58,E62)=0,&quot;-&quot;,SUM(E11,E19,E36,E54,E58,E62))" table:style-name="ce45">
            <text:p>12,423<text:s/></text:p>
          </table:table-cell>
          <table:table-cell office:value-type="float" office:value="2648200.1672700001" table:formula="msoxl:=  IF(SUM(F11,F19,F36,F54,F58,F62)=0,&quot;-&quot;,SUM(F11,F19,F36,F54,F58,F62))" table:style-name="ce66">
            <text:p>2,648,200<text:s/></text:p>
          </table:table-cell>
          <table:table-cell office:value-type="float" office:value="2046.664" table:formula="msoxl:=  IF(SUM(G11,G19,G36,G54,G58,G62)=0,&quot;-&quot;,SUM(G11,G19,G36,G54,G58,G62))" table:style-name="ce45">
            <text:p>2,047<text:s/></text:p>
          </table:table-cell>
          <table:table-cell office:value-type="float" office:value="645678.27399999998" table:formula="msoxl:=  IF(SUM(H11,H19,H36,H54,H58,H62)=0,&quot;-&quot;,SUM(H11,H19,H36,H54,H58,H62))" table:style-name="ce66">
            <text:p>645,678<text:s/></text:p>
          </table:table-cell>
          <table:table-cell office:value-type="float" office:value="3748.4520000000002" table:formula="msoxl:=  IF(SUM(I11,I19,I36,I54,I58,I62)=0,&quot;-&quot;,SUM(I11,I19,I36,I54,I58,I62))" table:style-name="ce45">
            <text:p>3,748<text:s/></text:p>
          </table:table-cell>
          <table:table-cell office:value-type="float" office:value="184623.03" table:formula="msoxl:=  IF(SUM(J11,J19,J36,J54,J58,J62)=0,&quot;-&quot;,SUM(J11,J19,J36,J54,J58,J62))" table:style-name="ce66">
            <text:p>184,623<text:s/></text:p>
          </table:table-cell>
          <table:table-cell office:value-type="float" office:value="48.614599999999996" table:formula="msoxl:=  IF(SUM(K11,K19,K36,K54,K58,K62)=0,&quot;-&quot;,SUM(K11,K19,K36,K54,K58,K62))" table:style-name="ce45">
            <text:p>49<text:s/></text:p>
          </table:table-cell>
          <table:table-cell office:value-type="float" office:value="12865.328439999999" table:formula="msoxl:=  IF(SUM(L11,L19,L36,L54,L58,L62)=0,&quot;-&quot;,SUM(L11,L19,L36,L54,L58,L62))" table:style-name="ce66">
            <text:p>12,865<text:s/></text:p>
          </table:table-cell>
          <table:table-cell office:value-type="float" office:value="902.54462999999998" table:formula="msoxl:=  IF(SUM(M11,M19,M36,M54,M58,M62)=0,&quot;-&quot;,SUM(M11,M19,M36,M54,M58,M62))" table:style-name="ce45">
            <text:p>903<text:s/></text:p>
          </table:table-cell>
          <table:table-cell office:value-type="float" office:value="91008.32209999999" table:formula="msoxl:=  IF(SUM(N11,N19,N36,N54,N58,N62)=0,&quot;-&quot;,SUM(N11,N19,N36,N54,N58,N62))" table:style-name="ce66">
            <text:p>91,008<text:s/></text:p>
          </table:table-cell>
          <table:table-cell office:value-type="float" office:value="903.04860000000008" table:formula="msoxl:=  IF(SUM(O11,O19,O36,O54,O58,O62)=0,&quot;-&quot;,SUM(O11,O19,O36,O54,O58,O62))" table:style-name="ce45">
            <text:p>903<text:s/></text:p>
          </table:table-cell>
          <table:table-cell office:value-type="float" office:value="246092.29058000003" table:formula="msoxl:=  IF(SUM(P11,P19,P36,P54,P58,P62)=0,&quot;-&quot;,SUM(P11,P19,P36,P54,P58,P62))" table:style-name="ce45">
            <text:p>246,092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60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60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60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60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60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34.1405" table:formula="msoxl:=  IF(SUM(C20:C35)=0,&quot;-&quot;,SUM(C20:C35))" table:style-name="ce52">
            <text:p>134<text:s/></text:p>
          </table:table-cell>
          <table:table-cell office:value-type="float" office:value="11633.78125" table:formula="msoxl:=  IF(SUM(D20:D35)=0,&quot;-&quot;,SUM(D20:D35))" table:style-name="ce52">
            <text:p>11,634<text:s/></text:p>
          </table:table-cell>
          <table:table-cell office:value-type="float" office:value="35.12818" table:formula="msoxl:=  IF(SUM(E20:E35)=0,&quot;-&quot;,SUM(E20:E35))" table:style-name="ce52">
            <text:p>35<text:s/></text:p>
          </table:table-cell>
          <table:table-cell office:value-type="float" office:value="14986.83988" table:formula="msoxl:=  IF(SUM(F20:F35)=0,&quot;-&quot;,SUM(F20:F35))" table:style-name="ce60">
            <text:p>14,987<text:s/>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60">
            <text:p>-</text:p>
          </table:table-cell>
          <table:table-cell office:value-type="string" office:string-value="-" table:formula="msoxl:=  IF(SUM(I20:I35)=0,&quot;-&quot;,SUM(I20:I35))" table:style-name="ce52">
            <text:p>-</text:p>
          </table:table-cell>
          <table:table-cell office:value-type="string" office:string-value="-" table:formula="msoxl:=  IF(SUM(J20:J35)=0,&quot;-&quot;,SUM(J20:J35))" table:style-name="ce60">
            <text:p>-</text:p>
          </table:table-cell>
          <table:table-cell office:value-type="float" office:value="48.202859999999994" table:formula="msoxl:=  IF(SUM(K20:K35)=0,&quot;-&quot;,SUM(K20:K35))" table:style-name="ce52">
            <text:p>48<text:s/></text:p>
          </table:table-cell>
          <table:table-cell office:value-type="float" office:value="12823.599339999999" table:formula="msoxl:=  IF(SUM(L20:L35)=0,&quot;-&quot;,SUM(L20:L35))" table:style-name="ce60">
            <text:p>12,824<text:s/></text:p>
          </table:table-cell>
          <table:table-cell office:value-type="float" office:value="857.42278999999996" table:formula="msoxl:=  IF(SUM(M20:M35)=0,&quot;-&quot;,SUM(M20:M35))" table:style-name="ce52">
            <text:p>857<text:s/></text:p>
          </table:table-cell>
          <table:table-cell office:value-type="float" office:value="79536.949689999994" table:formula="msoxl:=  IF(SUM(N20:N35)=0,&quot;-&quot;,SUM(N20:N35))" table:style-name="ce60">
            <text:p>79,537<text:s/></text:p>
          </table:table-cell>
          <table:table-cell office:value-type="float" office:value="343.89462000000003" table:formula="msoxl:=  IF(SUM(O20:O35)=0,&quot;-&quot;,SUM(O20:O35))" table:style-name="ce52">
            <text:p>344<text:s/></text:p>
          </table:table-cell>
          <table:table-cell office:value-type="float" office:value="55387.851459999998" table:formula="msoxl:=  IF(SUM(P20:P35)=0,&quot;-&quot;,SUM(P20:P35))" table:style-name="ce52">
            <text:p>55,38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134.1405" table:style-name="ce55">
            <text:p>134<text:s/></text:p>
          </table:table-cell>
          <table:table-cell office:value-type="float" office:value="11633.78125" table:style-name="ce55">
            <text:p>11,634<text:s/></text:p>
          </table:table-cell>
          <table:table-cell office:value-type="float" office:value="35.12818" table:style-name="ce55">
            <text:p>35<text:s/></text:p>
          </table:table-cell>
          <table:table-cell office:value-type="float" office:value="14986.83988" table:style-name="ce61">
            <text:p>14,98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48.180059999999997" table:style-name="ce55">
            <text:p>48<text:s/></text:p>
          </table:table-cell>
          <table:table-cell office:value-type="float" office:value="12821.04574" table:style-name="ce61">
            <text:p>12,821<text:s/></text:p>
          </table:table-cell>
          <table:table-cell office:value-type="float" office:value="835.49158999999997" table:style-name="ce55">
            <text:p>835<text:s/></text:p>
          </table:table-cell>
          <table:table-cell office:value-type="float" office:value="76550.859490000003" table:style-name="ce61">
            <text:p>76,551<text:s/></text:p>
          </table:table-cell>
          <table:table-cell office:value-type="float" office:value="261.56114000000002" table:style-name="ce55">
            <text:p>262<text:s/></text:p>
          </table:table-cell>
          <table:table-cell office:value-type="float" office:value="35843.377999999997" table:style-name="ce55">
            <text:p>35,84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.2800000000000001E-2" table:style-name="ce55">
            <text:p>0<text:s/></text:p>
          </table:table-cell>
          <table:table-cell office:value-type="float" office:value="2.5535999999999999" table:style-name="ce61">
            <text:p>3<text:s/></text:p>
          </table:table-cell>
          <table:table-cell office:value-type="float" office:value="1.494" table:style-name="ce55">
            <text:p>1<text:s/></text:p>
          </table:table-cell>
          <table:table-cell office:value-type="float" office:value="479.57400000000001" table:style-name="ce61">
            <text:p>480<text:s/></text:p>
          </table:table-cell>
          <table:table-cell office:value-type="float" office:value="6.6703000000000001" table:style-name="ce55">
            <text:p>7<text:s/></text:p>
          </table:table-cell>
          <table:table-cell office:value-type="float" office:value="2349.8939999999998" table:style-name="ce55">
            <text:p>2,35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0.437200000000001" table:style-name="ce55">
            <text:p>20<text:s/></text:p>
          </table:table-cell>
          <table:table-cell office:value-type="float" office:value="2506.5162" table:style-name="ce61">
            <text:p>2,507<text:s/></text:p>
          </table:table-cell>
          <table:table-cell office:value-type="float" office:value="75.663179999999997" table:style-name="ce55">
            <text:p>76<text:s/></text:p>
          </table:table-cell>
          <table:table-cell office:value-type="float" office:value="17194.579460000001" table:style-name="ce55">
            <text:p>17,19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0.42930000000000001" table:formula="msoxl:=  IF(SUM(C37:C53)=0,&quot;-&quot;,SUM(C37:C53))" table:style-name="ce52">
            <text:p>0<text:s/></text:p>
          </table:table-cell>
          <table:table-cell office:value-type="float" office:value="206.39224999999999" table:formula="msoxl:=  IF(SUM(D37:D53)=0,&quot;-&quot;,SUM(D37:D53))" table:style-name="ce52">
            <text:p>206<text:s/></text:p>
          </table:table-cell>
          <table:table-cell office:value-type="float" office:value="12.38861" table:formula="msoxl:=  IF(SUM(E37:E53)=0,&quot;-&quot;,SUM(E37:E53))" table:style-name="ce52">
            <text:p>12<text:s/></text:p>
          </table:table-cell>
          <table:table-cell office:value-type="float" office:value="5324.1583600000004" table:formula="msoxl:=  IF(SUM(F37:F53)=0,&quot;-&quot;,SUM(F37:F53))" table:style-name="ce60">
            <text:p>5,324<text:s/></text:p>
          </table:table-cell>
          <table:table-cell office:value-type="float" office:value="2046.664" table:formula="msoxl:=  IF(SUM(G37:G53)=0,&quot;-&quot;,SUM(G37:G53))" table:style-name="ce52">
            <text:p>2,047<text:s/></text:p>
          </table:table-cell>
          <table:table-cell office:value-type="float" office:value="645678.27399999998" table:formula="msoxl:=  IF(SUM(H37:H53)=0,&quot;-&quot;,SUM(H37:H53))" table:style-name="ce60">
            <text:p>645,678<text:s/></text:p>
          </table:table-cell>
          <table:table-cell office:value-type="float" office:value="3748.4520000000002" table:formula="msoxl:=  IF(SUM(I37:I53)=0,&quot;-&quot;,SUM(I37:I53))" table:style-name="ce52">
            <text:p>3,748<text:s/></text:p>
          </table:table-cell>
          <table:table-cell office:value-type="float" office:value="184623.03" table:formula="msoxl:=  IF(SUM(J37:J53)=0,&quot;-&quot;,SUM(J37:J53))" table:style-name="ce60">
            <text:p>184,623<text:s/></text:p>
          </table:table-cell>
          <table:table-cell office:value-type="float" office:value="0.41173999999999999" table:formula="msoxl:=  IF(SUM(K37:K53)=0,&quot;-&quot;,SUM(K37:K53))" table:style-name="ce52">
            <text:p>0<text:s/></text:p>
          </table:table-cell>
          <table:table-cell office:value-type="float" office:value="41.729100000000003" table:formula="msoxl:=  IF(SUM(L37:L53)=0,&quot;-&quot;,SUM(L37:L53))" table:style-name="ce60">
            <text:p>42<text:s/></text:p>
          </table:table-cell>
          <table:table-cell office:value-type="float" office:value="45.121840000000006" table:formula="msoxl:=  IF(SUM(M37:M53)=0,&quot;-&quot;,SUM(M37:M53))" table:style-name="ce52">
            <text:p>45<text:s/></text:p>
          </table:table-cell>
          <table:table-cell office:value-type="float" office:value="11471.372410000002" table:formula="msoxl:=  IF(SUM(N37:N53)=0,&quot;-&quot;,SUM(N37:N53))" table:style-name="ce60">
            <text:p>11,471<text:s/></text:p>
          </table:table-cell>
          <table:table-cell office:value-type="float" office:value="26.878980000000002" table:formula="msoxl:=  IF(SUM(O37:O53)=0,&quot;-&quot;,SUM(O37:O53))" table:style-name="ce52">
            <text:p>27<text:s/></text:p>
          </table:table-cell>
          <table:table-cell office:value-type="float" office:value="8458.8241199999993" table:formula="msoxl:=  IF(SUM(P37:P53)=0,&quot;-&quot;,SUM(P37:P53))" table:style-name="ce52">
            <text:p>8,45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.8199999999999999E-2" table:style-name="ce55">
            <text:p>0<text:s/></text:p>
          </table:table-cell>
          <table:table-cell office:value-type="float" office:value="2.6423399999999999" table:style-name="ce61">
            <text:p>3<text:s/></text:p>
          </table:table-cell>
          <table:table-cell office:value-type="float" office:value="0.41399999999999998" table:style-name="ce55">
            <text:p>0<text:s/></text:p>
          </table:table-cell>
          <table:table-cell office:value-type="float" office:value="69.074799999999996" table:style-name="ce55">
            <text:p>6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0.40860000000000002" table:style-name="ce55">
            <text:p>0<text:s/></text:p>
          </table:table-cell>
          <table:table-cell office:value-type="float" office:value="199.5095" table:style-name="ce55">
            <text:p>200<text:s/></text:p>
          </table:table-cell>
          <table:table-cell office:value-type="float" office:value="0.13039999999999999" table:style-name="ce55">
            <text:p>0<text:s/></text:p>
          </table:table-cell>
          <table:table-cell office:value-type="float" office:value="14.343999999999999" table:style-name="ce61">
            <text:p>1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39.631700000000002" table:style-name="ce55">
            <text:p>40<text:s/></text:p>
          </table:table-cell>
          <table:table-cell office:value-type="float" office:value="10188.5015" table:style-name="ce61">
            <text:p>10,189<text:s/></text:p>
          </table:table-cell>
          <table:table-cell office:value-type="float" office:value="25.6205" table:style-name="ce55">
            <text:p>26<text:s/></text:p>
          </table:table-cell>
          <table:table-cell office:value-type="float" office:value="8236.0633999999991" table:style-name="ce55">
            <text:p>8,23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046.664" table:style-name="ce55">
            <text:p>2,047<text:s/></text:p>
          </table:table-cell>
          <table:table-cell office:value-type="float" office:value="645678.27399999998" table:style-name="ce61">
            <text:p>645,678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3748.4520000000002" table:style-name="ce55">
            <text:p>3,748<text:s/></text:p>
          </table:table-cell>
          <table:table-cell office:value-type="float" office:value="184623.03" table:style-name="ce61">
            <text:p>184,62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2.07E-2" table:style-name="ce55">
            <text:p>0<text:s/></text:p>
          </table:table-cell>
          <table:table-cell office:value-type="float" office:value="6.8827499999999997" table:style-name="ce55">
            <text:p>7<text:s/></text:p>
          </table:table-cell>
          <table:table-cell office:value-type="float" office:value="12.25821" table:style-name="ce55">
            <text:p>12<text:s/></text:p>
          </table:table-cell>
          <table:table-cell office:value-type="float" office:value="5309.8143600000003" table:style-name="ce61">
            <text:p>5,31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41173999999999999" table:style-name="ce55">
            <text:p>0<text:s/></text:p>
          </table:table-cell>
          <table:table-cell office:value-type="float" office:value="41.729100000000003" table:style-name="ce61">
            <text:p>42<text:s/></text:p>
          </table:table-cell>
          <table:table-cell office:value-type="float" office:value="5.4560000000000004" table:style-name="ce55">
            <text:p>5<text:s/></text:p>
          </table:table-cell>
          <table:table-cell office:value-type="float" office:value="1279.672" table:style-name="ce61">
            <text:p>1,280<text:s/></text:p>
          </table:table-cell>
          <table:table-cell office:value-type="float" office:value="0.74926999999999999" table:style-name="ce55">
            <text:p>1<text:s/></text:p>
          </table:table-cell>
          <table:table-cell office:value-type="float" office:value="144.76474999999999" table:style-name="ce55">
            <text:p>14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.94E-3" table:style-name="ce55">
            <text:p>0<text:s/></text:p>
          </table:table-cell>
          <table:table-cell office:value-type="float" office:value="0.55657000000000001" table:style-name="ce61">
            <text:p>1<text:s/></text:p>
          </table:table-cell>
          <table:table-cell office:value-type="float" office:value="9.5210000000000003E-2" table:style-name="ce55">
            <text:p>0<text:s/></text:p>
          </table:table-cell>
          <table:table-cell office:value-type="float" office:value="8.92117" table:style-name="ce55">
            <text:p>9<text:s/>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60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60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60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60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60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60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60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60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float" office:value="12375.76035" table:formula="msoxl:=  IF(SUM(E63,E64,E65,E67)=0,IF(E66=0,&quot;-&quot;,E66),SUM(E63,E64,E65,E67))" table:style-name="ce52">
            <text:p>12,376<text:s/></text:p>
          </table:table-cell>
          <table:table-cell office:value-type="float" office:value="2627889.16903" table:formula="msoxl:=  IF(SUM(F63:F67)=0,&quot;-&quot;,SUM(F63:F67))" table:style-name="ce60">
            <text:p>2,627,889<text:s/>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60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60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60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60">
            <text:p>-</text:p>
          </table:table-cell>
          <table:table-cell office:value-type="float" office:value="532.27500000000009" table:formula="msoxl:=  IF(SUM(O63,O64,O65,O67)=0,IF(O66=0,&quot;-&quot;,O66),SUM(O63,O64,O65,O67))" table:style-name="ce52">
            <text:p>532<text:s/></text:p>
          </table:table-cell>
          <table:table-cell office:value-type="float" office:value="182245.61500000002" table:formula="msoxl:=  IF(SUM(P63:P67)=0,&quot;-&quot;,SUM(P63:P67))" table:style-name="ce52">
            <text:p>182,24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646.1234899999999" table:style-name="ce55">
            <text:p>5,646<text:s/></text:p>
          </table:table-cell>
          <table:table-cell office:value-type="float" office:value="1390924.34898" table:style-name="ce61">
            <text:p>1,390,92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14.06500000000005" table:style-name="ce55">
            <text:p>514<text:s/></text:p>
          </table:table-cell>
          <table:table-cell office:value-type="float" office:value="177662.51500000001" table:style-name="ce55">
            <text:p>177,66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729.6368599999996" table:style-name="ce55">
            <text:p>6,730<text:s/></text:p>
          </table:table-cell>
          <table:table-cell office:value-type="float" office:value="1236964.82005" table:style-name="ce61">
            <text:p>1,236,96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8.21" table:style-name="ce55">
            <text:p>18<text:s/></text:p>
          </table:table-cell>
          <table:table-cell office:value-type="float" office:value="4583.1000000000004" table:style-name="ce55">
            <text:p>4,58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4">
            <text:p><text:s text:c="20"/><text:span text:style-name="T1">魚類別</text:span></text:p>
            <text:p><text:span text:style-name="T1"><text:s text:c="20"/>Species</text:span></text:p>
            <draw:custom-shape svg:x="0.01042in" svg:y="0.02083in" svg:width="0.96784in" svg:height="0.70652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6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12" table:number-rows-spanned="1" table:style-name="ce196">
            <text:p>貝 <text:s text:c="10"/>類</text:p>
          </table:table-cell>
          <table:covered-table-cell table:number-columns-repeated="11"/>
          <table:table-cell table:style-name="ce27"/>
          <table:table-cell table:style-name="ce26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1">
            <text:p>小計</text:p>
          </table:table-cell>
          <table:covered-table-cell/>
          <table:table-cell office:value-type="string" table:number-columns-spanned="2" table:number-rows-spanned="1" table:style-name="ce197">
            <text:p>牡蠣</text:p>
          </table:table-cell>
          <table:covered-table-cell/>
          <table:table-cell office:value-type="string" table:number-columns-spanned="2" table:number-rows-spanned="1" table:style-name="ce197">
            <text:p>文蛤</text:p>
          </table:table-cell>
          <table:covered-table-cell/>
          <table:table-cell office:value-type="string" table:number-columns-spanned="2" table:number-rows-spanned="1" table:style-name="ce197">
            <text:p>蜊</text:p>
          </table:table-cell>
          <table:covered-table-cell/>
          <table:table-cell office:value-type="string" table:number-columns-spanned="2" table:number-rows-spanned="1" table:style-name="ce197">
            <text:p>臺灣蜆</text:p>
          </table:table-cell>
          <table:covered-table-cell/>
          <table:table-cell office:value-type="string" table:number-columns-spanned="2" table:number-rows-spanned="1" table:style-name="ce197">
            <text:p>其他貝類</text:p>
          </table:table-cell>
          <table:covered-table-cell/>
          <table:table-cell office:value-type="string" table:number-columns-spanned="2" table:number-rows-spanned="1" table:style-name="ce224">
            <text:p>蛙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1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2">
            <text:p>Sub Total</text:p>
          </table:table-cell>
          <table:covered-table-cell/>
          <table:table-cell office:value-type="string" table:number-columns-spanned="2" table:number-rows-spanned="1" table:style-name="ce185">
            <text:p>65001</text:p>
          </table:table-cell>
          <table:covered-table-cell/>
          <table:table-cell office:value-type="string" table:number-columns-spanned="2" table:number-rows-spanned="1" table:style-name="ce185">
            <text:p>65002</text:p>
          </table:table-cell>
          <table:covered-table-cell/>
          <table:table-cell office:value-type="string" table:number-columns-spanned="2" table:number-rows-spanned="1" table:style-name="ce185">
            <text:p>65003</text:p>
          </table:table-cell>
          <table:covered-table-cell/>
          <table:table-cell office:value-type="string" table:number-columns-spanned="2" table:number-rows-spanned="1" table:style-name="ce185">
            <text:p>65010</text:p>
          </table:table-cell>
          <table:covered-table-cell/>
          <table:table-cell office:value-type="string" table:number-columns-spanned="2" table:number-rows-spanned="1" table:style-name="ce185">
            <text:p>65999</text:p>
          </table:table-cell>
          <table:covered-table-cell/>
          <table:table-cell office:value-type="string" table:number-columns-spanned="2" table:number-rows-spanned="1" table:style-name="ce185">
            <text:p>66000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66439.75275" table:formula="msoxl:=  IF(SUM(C11,C19,C36,C54,C58,C62)=0,&quot;-&quot;,SUM(C11,C19,C36,C54,C58,C62))" table:style-name="ce45">
            <text:p>66,440<text:s/></text:p>
          </table:table-cell>
          <table:table-cell office:value-type="float" office:value="8005788.8587500006" table:formula="msoxl:=  IF(SUM(D11,D19,D36,D54,D58,D62)=0,&quot;-&quot;,SUM(D11,D19,D36,D54,D58,D62))" table:style-name="ce45">
            <text:p>8,005,789<text:s/></text:p>
          </table:table-cell>
          <table:table-cell office:value-type="float" office:value="22339.331999999999" table:formula="msoxl:=  IF(SUM(E11,E19,E36,E54,E58,E62)=0,&quot;-&quot;,SUM(E11,E19,E36,E54,E58,E62))" table:style-name="ce45">
            <text:p>22,339<text:s/></text:p>
          </table:table-cell>
          <table:table-cell office:value-type="float" office:value="4651056.892" table:formula="msoxl:=  IF(SUM(F11,F19,F36,F54,F58,F62)=0,&quot;-&quot;,SUM(F11,F19,F36,F54,F58,F62))" table:style-name="ce66">
            <text:p>4,651,057<text:s/></text:p>
          </table:table-cell>
          <table:table-cell office:value-type="float" office:value="38447.172999999995" table:formula="msoxl:=  IF(SUM(G11,G19,G36,G54,G58,G62)=0,&quot;-&quot;,SUM(G11,G19,G36,G54,G58,G62))" table:style-name="ce45">
            <text:p>38,447<text:s/></text:p>
          </table:table-cell>
          <table:table-cell office:value-type="float" office:value="3039630.6675999998" table:formula="msoxl:=  IF(SUM(H11,H19,H36,H54,H58,H62)=0,&quot;-&quot;,SUM(H11,H19,H36,H54,H58,H62))" table:style-name="ce66">
            <text:p>3,039,631<text:s/></text:p>
          </table:table-cell>
          <table:table-cell office:value-type="string" office:string-value="-" table:formula="msoxl:=  IF(SUM(I11,I19,I36,I54,I58,I62)=0,&quot;-&quot;,SUM(I11,I19,I36,I54,I58,I62))" table:style-name="ce45">
            <text:p>-</text:p>
          </table:table-cell>
          <table:table-cell office:value-type="string" office:string-value="-" table:formula="msoxl:=  IF(SUM(J11,J19,J36,J54,J58,J62)=0,&quot;-&quot;,SUM(J11,J19,J36,J54,J58,J62))" table:style-name="ce66">
            <text:p>-</text:p>
          </table:table-cell>
          <table:table-cell office:value-type="float" office:value="4914.799" table:formula="msoxl:=  IF(SUM(K11,K19,K36,K54,K58,K62)=0,&quot;-&quot;,SUM(K11,K19,K36,K54,K58,K62))" table:style-name="ce45">
            <text:p>4,915<text:s/></text:p>
          </table:table-cell>
          <table:table-cell office:value-type="float" office:value="249895.24850000002" table:formula="msoxl:=  IF(SUM(L11,L19,L36,L54,L58,L62)=0,&quot;-&quot;,SUM(L11,L19,L36,L54,L58,L62))" table:style-name="ce66">
            <text:p>249,895<text:s/></text:p>
          </table:table-cell>
          <table:table-cell office:value-type="float" office:value="738.44875000000013" table:formula="msoxl:=  IF(SUM(M11,M19,M36,M54,M58,M62)=0,&quot;-&quot;,SUM(M11,M19,M36,M54,M58,M62))" table:style-name="ce45">
            <text:p>738<text:s/></text:p>
          </table:table-cell>
          <table:table-cell office:value-type="float" office:value="65206.050650000005" table:formula="msoxl:=  IF(SUM(N11,N19,N36,N54,N58,N62)=0,&quot;-&quot;,SUM(N11,N19,N36,N54,N58,N62))" table:style-name="ce66">
            <text:p>65,206<text:s/></text:p>
          </table:table-cell>
          <table:table-cell office:value-type="float" office:value="1224.039" table:formula="msoxl:=  IF(SUM(O11,O19,O36,O54,O58,O62)=0,&quot;-&quot;,SUM(O11,O19,O36,O54,O58,O62))" table:style-name="ce45">
            <text:p>1,224<text:s/></text:p>
          </table:table-cell>
          <table:table-cell office:value-type="float" office:value="93723.767000000007" table:formula="msoxl:=  IF(SUM(P11,P19,P36,P54,P58,P62)=0,&quot;-&quot;,SUM(P11,P19,P36,P54,P58,P62))" table:style-name="ce45">
            <text:p>93,724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3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60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60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60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60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60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office:string-value="-" table:formula="msoxl:=IF(SUM('漁業生產量值-漁業種類別魚類別生產量值14'!E12,'漁業生產量值-漁業種類別魚類別生產量值14'!G12,'漁業生產量值-漁業種類別魚類別生產量值14'!I12,'漁業生產量值-漁業種類別魚類別生產量值14'!K12,'漁業生產量值-漁業種類別魚類別生產量值14'!M12)=0,&quot;-&quot;,SUM('漁業生產量值-漁業種類別魚類別生產量值14'!E12,'漁業生產量值-漁業種類別魚類別生產量值14'!G12,'漁業生產量值-漁業種類別魚類別生產量值14'!I12,'漁業生產量值-漁業種類別魚類別生產量值14'!K12,'漁業生產量值-漁業種類別魚類別生產量值14'!M12))" table:style-name="ce55">
            <text:p>-</text:p>
          </table:table-cell>
          <table:table-cell office:value-type="string" office:string-value="-" table:formula="msoxl:=IF(SUM('漁業生產量值-漁業種類別魚類別生產量值14'!F12,'漁業生產量值-漁業種類別魚類別生產量值14'!H12,'漁業生產量值-漁業種類別魚類別生產量值14'!J12,'漁業生產量值-漁業種類別魚類別生產量值14'!L12,'漁業生產量值-漁業種類別魚類別生產量值14'!N12)=0,&quot;-&quot;,SUM('漁業生產量值-漁業種類別魚類別生產量值14'!F12,'漁業生產量值-漁業種類別魚類別生產量值14'!H12,'漁業生產量值-漁業種類別魚類別生產量值14'!J12,'漁業生產量值-漁業種類別魚類別生產量值14'!L12,'漁業生產量值-漁業種類別魚類別生產量值14'!N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office:string-value="-" table:formula="msoxl:=IF(SUM('漁業生產量值-漁業種類別魚類別生產量值14'!E13,'漁業生產量值-漁業種類別魚類別生產量值14'!G13,'漁業生產量值-漁業種類別魚類別生產量值14'!I13,'漁業生產量值-漁業種類別魚類別生產量值14'!K13,'漁業生產量值-漁業種類別魚類別生產量值14'!M13)=0,&quot;-&quot;,SUM('漁業生產量值-漁業種類別魚類別生產量值14'!E13,'漁業生產量值-漁業種類別魚類別生產量值14'!G13,'漁業生產量值-漁業種類別魚類別生產量值14'!I13,'漁業生產量值-漁業種類別魚類別生產量值14'!K13,'漁業生產量值-漁業種類別魚類別生產量值14'!M13))" table:style-name="ce55">
            <text:p>-</text:p>
          </table:table-cell>
          <table:table-cell office:value-type="string" office:string-value="-" table:formula="msoxl:=IF(SUM('漁業生產量值-漁業種類別魚類別生產量值14'!F13,'漁業生產量值-漁業種類別魚類別生產量值14'!H13,'漁業生產量值-漁業種類別魚類別生產量值14'!J13,'漁業生產量值-漁業種類別魚類別生產量值14'!L13,'漁業生產量值-漁業種類別魚類別生產量值14'!N13)=0,&quot;-&quot;,SUM('漁業生產量值-漁業種類別魚類別生產量值14'!F13,'漁業生產量值-漁業種類別魚類別生產量值14'!H13,'漁業生產量值-漁業種類別魚類別生產量值14'!J13,'漁業生產量值-漁業種類別魚類別生產量值14'!L13,'漁業生產量值-漁業種類別魚類別生產量值14'!N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office:string-value="-" table:formula="msoxl:=IF(SUM('漁業生產量值-漁業種類別魚類別生產量值14'!E14,'漁業生產量值-漁業種類別魚類別生產量值14'!G14,'漁業生產量值-漁業種類別魚類別生產量值14'!I14,'漁業生產量值-漁業種類別魚類別生產量值14'!K14,'漁業生產量值-漁業種類別魚類別生產量值14'!M14)=0,&quot;-&quot;,SUM('漁業生產量值-漁業種類別魚類別生產量值14'!E14,'漁業生產量值-漁業種類別魚類別生產量值14'!G14,'漁業生產量值-漁業種類別魚類別生產量值14'!I14,'漁業生產量值-漁業種類別魚類別生產量值14'!K14,'漁業生產量值-漁業種類別魚類別生產量值14'!M14))" table:style-name="ce55">
            <text:p>-</text:p>
          </table:table-cell>
          <table:table-cell office:value-type="string" office:string-value="-" table:formula="msoxl:=IF(SUM('漁業生產量值-漁業種類別魚類別生產量值14'!F14,'漁業生產量值-漁業種類別魚類別生產量值14'!H14,'漁業生產量值-漁業種類別魚類別生產量值14'!J14,'漁業生產量值-漁業種類別魚類別生產量值14'!L14,'漁業生產量值-漁業種類別魚類別生產量值14'!N14)=0,&quot;-&quot;,SUM('漁業生產量值-漁業種類別魚類別生產量值14'!F14,'漁業生產量值-漁業種類別魚類別生產量值14'!H14,'漁業生產量值-漁業種類別魚類別生產量值14'!J14,'漁業生產量值-漁業種類別魚類別生產量值14'!L14,'漁業生產量值-漁業種類別魚類別生產量值14'!N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office:string-value="-" table:formula="msoxl:=IF(SUM('漁業生產量值-漁業種類別魚類別生產量值14'!E15,'漁業生產量值-漁業種類別魚類別生產量值14'!G15,'漁業生產量值-漁業種類別魚類別生產量值14'!I15,'漁業生產量值-漁業種類別魚類別生產量值14'!K15,'漁業生產量值-漁業種類別魚類別生產量值14'!M15)=0,&quot;-&quot;,SUM('漁業生產量值-漁業種類別魚類別生產量值14'!E15,'漁業生產量值-漁業種類別魚類別生產量值14'!G15,'漁業生產量值-漁業種類別魚類別生產量值14'!I15,'漁業生產量值-漁業種類別魚類別生產量值14'!K15,'漁業生產量值-漁業種類別魚類別生產量值14'!M15))" table:style-name="ce55">
            <text:p>-</text:p>
          </table:table-cell>
          <table:table-cell office:value-type="string" office:string-value="-" table:formula="msoxl:=IF(SUM('漁業生產量值-漁業種類別魚類別生產量值14'!F15,'漁業生產量值-漁業種類別魚類別生產量值14'!H15,'漁業生產量值-漁業種類別魚類別生產量值14'!J15,'漁業生產量值-漁業種類別魚類別生產量值14'!L15,'漁業生產量值-漁業種類別魚類別生產量值14'!N15)=0,&quot;-&quot;,SUM('漁業生產量值-漁業種類別魚類別生產量值14'!F15,'漁業生產量值-漁業種類別魚類別生產量值14'!H15,'漁業生產量值-漁業種類別魚類別生產量值14'!J15,'漁業生產量值-漁業種類別魚類別生產量值14'!L15,'漁業生產量值-漁業種類別魚類別生產量值14'!N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office:string-value="-" table:formula="msoxl:=IF(SUM('漁業生產量值-漁業種類別魚類別生產量值14'!E16,'漁業生產量值-漁業種類別魚類別生產量值14'!G16,'漁業生產量值-漁業種類別魚類別生產量值14'!I16,'漁業生產量值-漁業種類別魚類別生產量值14'!K16,'漁業生產量值-漁業種類別魚類別生產量值14'!M16)=0,&quot;-&quot;,SUM('漁業生產量值-漁業種類別魚類別生產量值14'!E16,'漁業生產量值-漁業種類別魚類別生產量值14'!G16,'漁業生產量值-漁業種類別魚類別生產量值14'!I16,'漁業生產量值-漁業種類別魚類別生產量值14'!K16,'漁業生產量值-漁業種類別魚類別生產量值14'!M16))" table:style-name="ce55">
            <text:p>-</text:p>
          </table:table-cell>
          <table:table-cell office:value-type="string" office:string-value="-" table:formula="msoxl:=IF(SUM('漁業生產量值-漁業種類別魚類別生產量值14'!F16,'漁業生產量值-漁業種類別魚類別生產量值14'!H16,'漁業生產量值-漁業種類別魚類別生產量值14'!J16,'漁業生產量值-漁業種類別魚類別生產量值14'!L16,'漁業生產量值-漁業種類別魚類別生產量值14'!N16)=0,&quot;-&quot;,SUM('漁業生產量值-漁業種類別魚類別生產量值14'!F16,'漁業生產量值-漁業種類別魚類別生產量值14'!H16,'漁業生產量值-漁業種類別魚類別生產量值14'!J16,'漁業生產量值-漁業種類別魚類別生產量值14'!L16,'漁業生產量值-漁業種類別魚類別生產量值14'!N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office:string-value="-" table:formula="msoxl:=IF(SUM('漁業生產量值-漁業種類別魚類別生產量值14'!E17,'漁業生產量值-漁業種類別魚類別生產量值14'!G17,'漁業生產量值-漁業種類別魚類別生產量值14'!I17,'漁業生產量值-漁業種類別魚類別生產量值14'!K17,'漁業生產量值-漁業種類別魚類別生產量值14'!M17)=0,&quot;-&quot;,SUM('漁業生產量值-漁業種類別魚類別生產量值14'!E17,'漁業生產量值-漁業種類別魚類別生產量值14'!G17,'漁業生產量值-漁業種類別魚類別生產量值14'!I17,'漁業生產量值-漁業種類別魚類別生產量值14'!K17,'漁業生產量值-漁業種類別魚類別生產量值14'!M17))" table:style-name="ce55">
            <text:p>-</text:p>
          </table:table-cell>
          <table:table-cell office:value-type="string" office:string-value="-" table:formula="msoxl:=IF(SUM('漁業生產量值-漁業種類別魚類別生產量值14'!F17,'漁業生產量值-漁業種類別魚類別生產量值14'!H17,'漁業生產量值-漁業種類別魚類別生產量值14'!J17,'漁業生產量值-漁業種類別魚類別生產量值14'!L17,'漁業生產量值-漁業種類別魚類別生產量值14'!N17)=0,&quot;-&quot;,SUM('漁業生產量值-漁業種類別魚類別生產量值14'!F17,'漁業生產量值-漁業種類別魚類別生產量值14'!H17,'漁業生產量值-漁業種類別魚類別生產量值14'!J17,'漁業生產量值-漁業種類別魚類別生產量值14'!L17,'漁業生產量值-漁業種類別魚類別生產量值14'!N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office:string-value="-" table:formula="msoxl:=IF(SUM('漁業生產量值-漁業種類別魚類別生產量值14'!E18,'漁業生產量值-漁業種類別魚類別生產量值14'!G18,'漁業生產量值-漁業種類別魚類別生產量值14'!I18,'漁業生產量值-漁業種類別魚類別生產量值14'!K18,'漁業生產量值-漁業種類別魚類別生產量值14'!M18)=0,&quot;-&quot;,SUM('漁業生產量值-漁業種類別魚類別生產量值14'!E18,'漁業生產量值-漁業種類別魚類別生產量值14'!G18,'漁業生產量值-漁業種類別魚類別生產量值14'!I18,'漁業生產量值-漁業種類別魚類別生產量值14'!K18,'漁業生產量值-漁業種類別魚類別生產量值14'!M18))" table:style-name="ce55">
            <text:p>-</text:p>
          </table:table-cell>
          <table:table-cell office:value-type="string" office:string-value="-" table:formula="msoxl:=IF(SUM('漁業生產量值-漁業種類別魚類別生產量值14'!F18,'漁業生產量值-漁業種類別魚類別生產量值14'!H18,'漁業生產量值-漁業種類別魚類別生產量值14'!J18,'漁業生產量值-漁業種類別魚類別生產量值14'!L18,'漁業生產量值-漁業種類別魚類別生產量值14'!N18)=0,&quot;-&quot;,SUM('漁業生產量值-漁業種類別魚類別生產量值14'!F18,'漁業生產量值-漁業種類別魚類別生產量值14'!H18,'漁業生產量值-漁業種類別魚類別生產量值14'!J18,'漁業生產量值-漁業種類別魚類別生產量值14'!L18,'漁業生產量值-漁業種類別魚類別生產量值14'!N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7.6787499999999991" table:formula="msoxl:=  IF(SUM(C20:C35)=0,&quot;-&quot;,SUM(C20:C35))" table:style-name="ce52">
            <text:p>8<text:s/></text:p>
          </table:table-cell>
          <table:table-cell office:value-type="float" office:value="1373.8752500000001" table:formula="msoxl:=  IF(SUM(D20:D35)=0,&quot;-&quot;,SUM(D20:D35))" table:style-name="ce52">
            <text:p>1,374<text:s/>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60">
            <text:p>-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60">
            <text:p>-</text:p>
          </table:table-cell>
          <table:table-cell office:value-type="string" office:string-value="-" table:formula="msoxl:=  IF(SUM(I20:I35)=0,&quot;-&quot;,SUM(I20:I35))" table:style-name="ce52">
            <text:p>-</text:p>
          </table:table-cell>
          <table:table-cell office:value-type="string" office:string-value="-" table:formula="msoxl:=  IF(SUM(J20:J35)=0,&quot;-&quot;,SUM(J20:J35))" table:style-name="ce60">
            <text:p>-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60">
            <text:p>-</text:p>
          </table:table-cell>
          <table:table-cell office:value-type="float" office:value="7.6787499999999991" table:formula="msoxl:=  IF(SUM(M20:M35)=0,&quot;-&quot;,SUM(M20:M35))" table:style-name="ce52">
            <text:p>8<text:s/></text:p>
          </table:table-cell>
          <table:table-cell office:value-type="float" office:value="1373.8752500000001" table:formula="msoxl:=  IF(SUM(N20:N35)=0,&quot;-&quot;,SUM(N20:N35))" table:style-name="ce60">
            <text:p>1,374<text:s/>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50">
            <text:p>2001</text:p>
          </table:table-cell>
          <table:table-cell office:value-type="string" table:style-name="ce58">
            <text:p>巾著網　</text:p>
          </table:table-cell>
          <table:table-cell office:value-type="string" office:string-value="-" table:formula="msoxl:=IF(SUM('漁業生產量值-漁業種類別魚類別生產量值14'!E20,'漁業生產量值-漁業種類別魚類別生產量值14'!G20,'漁業生產量值-漁業種類別魚類別生產量值14'!I20,'漁業生產量值-漁業種類別魚類別生產量值14'!K20,'漁業生產量值-漁業種類別魚類別生產量值14'!M20)=0,&quot;-&quot;,SUM('漁業生產量值-漁業種類別魚類別生產量值14'!E20,'漁業生產量值-漁業種類別魚類別生產量值14'!G20,'漁業生產量值-漁業種類別魚類別生產量值14'!I20,'漁業生產量值-漁業種類別魚類別生產量值14'!K20,'漁業生產量值-漁業種類別魚類別生產量值14'!M20))" table:style-name="ce55">
            <text:p>-</text:p>
          </table:table-cell>
          <table:table-cell office:value-type="string" office:string-value="-" table:formula="msoxl:=IF(SUM('漁業生產量值-漁業種類別魚類別生產量值14'!F20,'漁業生產量值-漁業種類別魚類別生產量值14'!H20,'漁業生產量值-漁業種類別魚類別生產量值14'!J20,'漁業生產量值-漁業種類別魚類別生產量值14'!L20,'漁業生產量值-漁業種類別魚類別生產量值14'!N20)=0,&quot;-&quot;,SUM('漁業生產量值-漁業種類別魚類別生產量值14'!F20,'漁業生產量值-漁業種類別魚類別生產量值14'!H20,'漁業生產量值-漁業種類別魚類別生產量值14'!J20,'漁業生產量值-漁業種類別魚類別生產量值14'!L20,'漁業生產量值-漁業種類別魚類別生產量值14'!N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office:string-value="-" table:formula="msoxl:=IF(SUM('漁業生產量值-漁業種類別魚類別生產量值14'!E21,'漁業生產量值-漁業種類別魚類別生產量值14'!G21,'漁業生產量值-漁業種類別魚類別生產量值14'!I21,'漁業生產量值-漁業種類別魚類別生產量值14'!K21,'漁業生產量值-漁業種類別魚類別生產量值14'!M21)=0,&quot;-&quot;,SUM('漁業生產量值-漁業種類別魚類別生產量值14'!E21,'漁業生產量值-漁業種類別魚類別生產量值14'!G21,'漁業生產量值-漁業種類別魚類別生產量值14'!I21,'漁業生產量值-漁業種類別魚類別生產量值14'!K21,'漁業生產量值-漁業種類別魚類別生產量值14'!M21))" table:style-name="ce55">
            <text:p>-</text:p>
          </table:table-cell>
          <table:table-cell office:value-type="string" office:string-value="-" table:formula="msoxl:=IF(SUM('漁業生產量值-漁業種類別魚類別生產量值14'!F21,'漁業生產量值-漁業種類別魚類別生產量值14'!H21,'漁業生產量值-漁業種類別魚類別生產量值14'!J21,'漁業生產量值-漁業種類別魚類別生產量值14'!L21,'漁業生產量值-漁業種類別魚類別生產量值14'!N21)=0,&quot;-&quot;,SUM('漁業生產量值-漁業種類別魚類別生產量值14'!F21,'漁業生產量值-漁業種類別魚類別生產量值14'!H21,'漁業生產量值-漁業種類別魚類別生產量值14'!J21,'漁業生產量值-漁業種類別魚類別生產量值14'!L21,'漁業生產量值-漁業種類別魚類別生產量值14'!N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office:string-value="-" table:formula="msoxl:=IF(SUM('漁業生產量值-漁業種類別魚類別生產量值14'!E22,'漁業生產量值-漁業種類別魚類別生產量值14'!G22,'漁業生產量值-漁業種類別魚類別生產量值14'!I22,'漁業生產量值-漁業種類別魚類別生產量值14'!K22,'漁業生產量值-漁業種類別魚類別生產量值14'!M22)=0,&quot;-&quot;,SUM('漁業生產量值-漁業種類別魚類別生產量值14'!E22,'漁業生產量值-漁業種類別魚類別生產量值14'!G22,'漁業生產量值-漁業種類別魚類別生產量值14'!I22,'漁業生產量值-漁業種類別魚類別生產量值14'!K22,'漁業生產量值-漁業種類別魚類別生產量值14'!M22))" table:style-name="ce55">
            <text:p>-</text:p>
          </table:table-cell>
          <table:table-cell office:value-type="string" office:string-value="-" table:formula="msoxl:=IF(SUM('漁業生產量值-漁業種類別魚類別生產量值14'!F22,'漁業生產量值-漁業種類別魚類別生產量值14'!H22,'漁業生產量值-漁業種類別魚類別生產量值14'!J22,'漁業生產量值-漁業種類別魚類別生產量值14'!L22,'漁業生產量值-漁業種類別魚類別生產量值14'!N22)=0,&quot;-&quot;,SUM('漁業生產量值-漁業種類別魚類別生產量值14'!F22,'漁業生產量值-漁業種類別魚類別生產量值14'!H22,'漁業生產量值-漁業種類別魚類別生產量值14'!J22,'漁業生產量值-漁業種類別魚類別生產量值14'!L22,'漁業生產量值-漁業種類別魚類別生產量值14'!N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6.7150999999999996" table:formula="msoxl:=IF(SUM('漁業生產量值-漁業種類別魚類別生產量值14'!E23,'漁業生產量值-漁業種類別魚類別生產量值14'!G23,'漁業生產量值-漁業種類別魚類別生產量值14'!I23,'漁業生產量值-漁業種類別魚類別生產量值14'!K23,'漁業生產量值-漁業種類別魚類別生產量值14'!M23)=0,&quot;-&quot;,SUM('漁業生產量值-漁業種類別魚類別生產量值14'!E23,'漁業生產量值-漁業種類別魚類別生產量值14'!G23,'漁業生產量值-漁業種類別魚類別生產量值14'!I23,'漁業生產量值-漁業種類別魚類別生產量值14'!K23,'漁業生產量值-漁業種類別魚類別生產量值14'!M23))" table:style-name="ce55">
            <text:p>7<text:s/></text:p>
          </table:table-cell>
          <table:table-cell office:value-type="float" office:value="1196.3830599999999" table:formula="msoxl:=IF(SUM('漁業生產量值-漁業種類別魚類別生產量值14'!F23,'漁業生產量值-漁業種類別魚類別生產量值14'!H23,'漁業生產量值-漁業種類別魚類別生產量值14'!J23,'漁業生產量值-漁業種類別魚類別生產量值14'!L23,'漁業生產量值-漁業種類別魚類別生產量值14'!N23)=0,&quot;-&quot;,SUM('漁業生產量值-漁業種類別魚類別生產量值14'!F23,'漁業生產量值-漁業種類別魚類別生產量值14'!H23,'漁業生產量值-漁業種類別魚類別生產量值14'!J23,'漁業生產量值-漁業種類別魚類別生產量值14'!L23,'漁業生產量值-漁業種類別魚類別生產量值14'!N23))" table:style-name="ce55">
            <text:p>1,19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.7150999999999996" table:style-name="ce55">
            <text:p>7<text:s/></text:p>
          </table:table-cell>
          <table:table-cell office:value-type="float" office:value="1196.3830599999999" table:style-name="ce61">
            <text:p>1,19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0.85299999999999998" table:formula="msoxl:=IF(SUM('漁業生產量值-漁業種類別魚類別生產量值14'!E24,'漁業生產量值-漁業種類別魚類別生產量值14'!G24,'漁業生產量值-漁業種類別魚類別生產量值14'!I24,'漁業生產量值-漁業種類別魚類別生產量值14'!K24,'漁業生產量值-漁業種類別魚類別生產量值14'!M24)=0,&quot;-&quot;,SUM('漁業生產量值-漁業種類別魚類別生產量值14'!E24,'漁業生產量值-漁業種類別魚類別生產量值14'!G24,'漁業生產量值-漁業種類別魚類別生產量值14'!I24,'漁業生產量值-漁業種類別魚類別生產量值14'!K24,'漁業生產量值-漁業種類別魚類別生產量值14'!M24))" table:style-name="ce55">
            <text:p>1<text:s/></text:p>
          </table:table-cell>
          <table:table-cell office:value-type="float" office:value="146.71600000000001" table:formula="msoxl:=IF(SUM('漁業生產量值-漁業種類別魚類別生產量值14'!F24,'漁業生產量值-漁業種類別魚類別生產量值14'!H24,'漁業生產量值-漁業種類別魚類別生產量值14'!J24,'漁業生產量值-漁業種類別魚類別生產量值14'!L24,'漁業生產量值-漁業種類別魚類別生產量值14'!N24)=0,&quot;-&quot;,SUM('漁業生產量值-漁業種類別魚類別生產量值14'!F24,'漁業生產量值-漁業種類別魚類別生產量值14'!H24,'漁業生產量值-漁業種類別魚類別生產量值14'!J24,'漁業生產量值-漁業種類別魚類別生產量值14'!L24,'漁業生產量值-漁業種類別魚類別生產量值14'!N24))" table:style-name="ce55">
            <text:p>14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85299999999999998" table:style-name="ce55">
            <text:p>1<text:s/></text:p>
          </table:table-cell>
          <table:table-cell office:value-type="float" office:value="146.71600000000001" table:style-name="ce61">
            <text:p>14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office:string-value="-" table:formula="msoxl:=IF(SUM('漁業生產量值-漁業種類別魚類別生產量值14'!E25,'漁業生產量值-漁業種類別魚類別生產量值14'!G25,'漁業生產量值-漁業種類別魚類別生產量值14'!I25,'漁業生產量值-漁業種類別魚類別生產量值14'!K25,'漁業生產量值-漁業種類別魚類別生產量值14'!M25)=0,&quot;-&quot;,SUM('漁業生產量值-漁業種類別魚類別生產量值14'!E25,'漁業生產量值-漁業種類別魚類別生產量值14'!G25,'漁業生產量值-漁業種類別魚類別生產量值14'!I25,'漁業生產量值-漁業種類別魚類別生產量值14'!K25,'漁業生產量值-漁業種類別魚類別生產量值14'!M25))" table:style-name="ce55">
            <text:p>-</text:p>
          </table:table-cell>
          <table:table-cell office:value-type="string" office:string-value="-" table:formula="msoxl:=IF(SUM('漁業生產量值-漁業種類別魚類別生產量值14'!F25,'漁業生產量值-漁業種類別魚類別生產量值14'!H25,'漁業生產量值-漁業種類別魚類別生產量值14'!J25,'漁業生產量值-漁業種類別魚類別生產量值14'!L25,'漁業生產量值-漁業種類別魚類別生產量值14'!N25)=0,&quot;-&quot;,SUM('漁業生產量值-漁業種類別魚類別生產量值14'!F25,'漁業生產量值-漁業種類別魚類別生產量值14'!H25,'漁業生產量值-漁業種類別魚類別生產量值14'!J25,'漁業生產量值-漁業種類別魚類別生產量值14'!L25,'漁業生產量值-漁業種類別魚類別生產量值14'!N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office:string-value="-" table:formula="msoxl:=IF(SUM('漁業生產量值-漁業種類別魚類別生產量值14'!E26,'漁業生產量值-漁業種類別魚類別生產量值14'!G26,'漁業生產量值-漁業種類別魚類別生產量值14'!I26,'漁業生產量值-漁業種類別魚類別生產量值14'!K26,'漁業生產量值-漁業種類別魚類別生產量值14'!M26)=0,&quot;-&quot;,SUM('漁業生產量值-漁業種類別魚類別生產量值14'!E26,'漁業生產量值-漁業種類別魚類別生產量值14'!G26,'漁業生產量值-漁業種類別魚類別生產量值14'!I26,'漁業生產量值-漁業種類別魚類別生產量值14'!K26,'漁業生產量值-漁業種類別魚類別生產量值14'!M26))" table:style-name="ce55">
            <text:p>-</text:p>
          </table:table-cell>
          <table:table-cell office:value-type="string" office:string-value="-" table:formula="msoxl:=IF(SUM('漁業生產量值-漁業種類別魚類別生產量值14'!F26,'漁業生產量值-漁業種類別魚類別生產量值14'!H26,'漁業生產量值-漁業種類別魚類別生產量值14'!J26,'漁業生產量值-漁業種類別魚類別生產量值14'!L26,'漁業生產量值-漁業種類別魚類別生產量值14'!N26)=0,&quot;-&quot;,SUM('漁業生產量值-漁業種類別魚類別生產量值14'!F26,'漁業生產量值-漁業種類別魚類別生產量值14'!H26,'漁業生產量值-漁業種類別魚類別生產量值14'!J26,'漁業生產量值-漁業種類別魚類別生產量值14'!L26,'漁業生產量值-漁業種類別魚類別生產量值14'!N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office:string-value="-" table:formula="msoxl:=IF(SUM('漁業生產量值-漁業種類別魚類別生產量值14'!E27,'漁業生產量值-漁業種類別魚類別生產量值14'!G27,'漁業生產量值-漁業種類別魚類別生產量值14'!I27,'漁業生產量值-漁業種類別魚類別生產量值14'!K27,'漁業生產量值-漁業種類別魚類別生產量值14'!M27)=0,&quot;-&quot;,SUM('漁業生產量值-漁業種類別魚類別生產量值14'!E27,'漁業生產量值-漁業種類別魚類別生產量值14'!G27,'漁業生產量值-漁業種類別魚類別生產量值14'!I27,'漁業生產量值-漁業種類別魚類別生產量值14'!K27,'漁業生產量值-漁業種類別魚類別生產量值14'!M27))" table:style-name="ce55">
            <text:p>-</text:p>
          </table:table-cell>
          <table:table-cell office:value-type="string" office:string-value="-" table:formula="msoxl:=IF(SUM('漁業生產量值-漁業種類別魚類別生產量值14'!F27,'漁業生產量值-漁業種類別魚類別生產量值14'!H27,'漁業生產量值-漁業種類別魚類別生產量值14'!J27,'漁業生產量值-漁業種類別魚類別生產量值14'!L27,'漁業生產量值-漁業種類別魚類別生產量值14'!N27)=0,&quot;-&quot;,SUM('漁業生產量值-漁業種類別魚類別生產量值14'!F27,'漁業生產量值-漁業種類別魚類別生產量值14'!H27,'漁業生產量值-漁業種類別魚類別生產量值14'!J27,'漁業生產量值-漁業種類別魚類別生產量值14'!L27,'漁業生產量值-漁業種類別魚類別生產量值14'!N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office:string-value="-" table:formula="msoxl:=IF(SUM('漁業生產量值-漁業種類別魚類別生產量值14'!E28,'漁業生產量值-漁業種類別魚類別生產量值14'!G28,'漁業生產量值-漁業種類別魚類別生產量值14'!I28,'漁業生產量值-漁業種類別魚類別生產量值14'!K28,'漁業生產量值-漁業種類別魚類別生產量值14'!M28)=0,&quot;-&quot;,SUM('漁業生產量值-漁業種類別魚類別生產量值14'!E28,'漁業生產量值-漁業種類別魚類別生產量值14'!G28,'漁業生產量值-漁業種類別魚類別生產量值14'!I28,'漁業生產量值-漁業種類別魚類別生產量值14'!K28,'漁業生產量值-漁業種類別魚類別生產量值14'!M28))" table:style-name="ce55">
            <text:p>-</text:p>
          </table:table-cell>
          <table:table-cell office:value-type="string" office:string-value="-" table:formula="msoxl:=IF(SUM('漁業生產量值-漁業種類別魚類別生產量值14'!F28,'漁業生產量值-漁業種類別魚類別生產量值14'!H28,'漁業生產量值-漁業種類別魚類別生產量值14'!J28,'漁業生產量值-漁業種類別魚類別生產量值14'!L28,'漁業生產量值-漁業種類別魚類別生產量值14'!N28)=0,&quot;-&quot;,SUM('漁業生產量值-漁業種類別魚類別生產量值14'!F28,'漁業生產量值-漁業種類別魚類別生產量值14'!H28,'漁業生產量值-漁業種類別魚類別生產量值14'!J28,'漁業生產量值-漁業種類別魚類別生產量值14'!L28,'漁業生產量值-漁業種類別魚類別生產量值14'!N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office:string-value="-" table:formula="msoxl:=IF(SUM('漁業生產量值-漁業種類別魚類別生產量值14'!E29,'漁業生產量值-漁業種類別魚類別生產量值14'!G29,'漁業生產量值-漁業種類別魚類別生產量值14'!I29,'漁業生產量值-漁業種類別魚類別生產量值14'!K29,'漁業生產量值-漁業種類別魚類別生產量值14'!M29)=0,&quot;-&quot;,SUM('漁業生產量值-漁業種類別魚類別生產量值14'!E29,'漁業生產量值-漁業種類別魚類別生產量值14'!G29,'漁業生產量值-漁業種類別魚類別生產量值14'!I29,'漁業生產量值-漁業種類別魚類別生產量值14'!K29,'漁業生產量值-漁業種類別魚類別生產量值14'!M29))" table:style-name="ce55">
            <text:p>-</text:p>
          </table:table-cell>
          <table:table-cell office:value-type="string" office:string-value="-" table:formula="msoxl:=IF(SUM('漁業生產量值-漁業種類別魚類別生產量值14'!F29,'漁業生產量值-漁業種類別魚類別生產量值14'!H29,'漁業生產量值-漁業種類別魚類別生產量值14'!J29,'漁業生產量值-漁業種類別魚類別生產量值14'!L29,'漁業生產量值-漁業種類別魚類別生產量值14'!N29)=0,&quot;-&quot;,SUM('漁業生產量值-漁業種類別魚類別生產量值14'!F29,'漁業生產量值-漁業種類別魚類別生產量值14'!H29,'漁業生產量值-漁業種類別魚類別生產量值14'!J29,'漁業生產量值-漁業種類別魚類別生產量值14'!L29,'漁業生產量值-漁業種類別魚類別生產量值14'!N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office:string-value="-" table:formula="msoxl:=IF(SUM('漁業生產量值-漁業種類別魚類別生產量值14'!E30,'漁業生產量值-漁業種類別魚類別生產量值14'!G30,'漁業生產量值-漁業種類別魚類別生產量值14'!I30,'漁業生產量值-漁業種類別魚類別生產量值14'!K30,'漁業生產量值-漁業種類別魚類別生產量值14'!M30)=0,&quot;-&quot;,SUM('漁業生產量值-漁業種類別魚類別生產量值14'!E30,'漁業生產量值-漁業種類別魚類別生產量值14'!G30,'漁業生產量值-漁業種類別魚類別生產量值14'!I30,'漁業生產量值-漁業種類別魚類別生產量值14'!K30,'漁業生產量值-漁業種類別魚類別生產量值14'!M30))" table:style-name="ce55">
            <text:p>-</text:p>
          </table:table-cell>
          <table:table-cell office:value-type="string" office:string-value="-" table:formula="msoxl:=IF(SUM('漁業生產量值-漁業種類別魚類別生產量值14'!F30,'漁業生產量值-漁業種類別魚類別生產量值14'!H30,'漁業生產量值-漁業種類別魚類別生產量值14'!J30,'漁業生產量值-漁業種類別魚類別生產量值14'!L30,'漁業生產量值-漁業種類別魚類別生產量值14'!N30)=0,&quot;-&quot;,SUM('漁業生產量值-漁業種類別魚類別生產量值14'!F30,'漁業生產量值-漁業種類別魚類別生產量值14'!H30,'漁業生產量值-漁業種類別魚類別生產量值14'!J30,'漁業生產量值-漁業種類別魚類別生產量值14'!L30,'漁業生產量值-漁業種類別魚類別生產量值14'!N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office:string-value="-" table:formula="msoxl:=IF(SUM('漁業生產量值-漁業種類別魚類別生產量值14'!E31,'漁業生產量值-漁業種類別魚類別生產量值14'!G31,'漁業生產量值-漁業種類別魚類別生產量值14'!I31,'漁業生產量值-漁業種類別魚類別生產量值14'!K31,'漁業生產量值-漁業種類別魚類別生產量值14'!M31)=0,&quot;-&quot;,SUM('漁業生產量值-漁業種類別魚類別生產量值14'!E31,'漁業生產量值-漁業種類別魚類別生產量值14'!G31,'漁業生產量值-漁業種類別魚類別生產量值14'!I31,'漁業生產量值-漁業種類別魚類別生產量值14'!K31,'漁業生產量值-漁業種類別魚類別生產量值14'!M31))" table:style-name="ce55">
            <text:p>-</text:p>
          </table:table-cell>
          <table:table-cell office:value-type="string" office:string-value="-" table:formula="msoxl:=IF(SUM('漁業生產量值-漁業種類別魚類別生產量值14'!F31,'漁業生產量值-漁業種類別魚類別生產量值14'!H31,'漁業生產量值-漁業種類別魚類別生產量值14'!J31,'漁業生產量值-漁業種類別魚類別生產量值14'!L31,'漁業生產量值-漁業種類別魚類別生產量值14'!N31)=0,&quot;-&quot;,SUM('漁業生產量值-漁業種類別魚類別生產量值14'!F31,'漁業生產量值-漁業種類別魚類別生產量值14'!H31,'漁業生產量值-漁業種類別魚類別生產量值14'!J31,'漁業生產量值-漁業種類別魚類別生產量值14'!L31,'漁業生產量值-漁業種類別魚類別生產量值14'!N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float" office:value="0.11065" table:formula="msoxl:=IF(SUM('漁業生產量值-漁業種類別魚類別生產量值14'!E32,'漁業生產量值-漁業種類別魚類別生產量值14'!G32,'漁業生產量值-漁業種類別魚類別生產量值14'!I32,'漁業生產量值-漁業種類別魚類別生產量值14'!K32,'漁業生產量值-漁業種類別魚類別生產量值14'!M32)=0,&quot;-&quot;,SUM('漁業生產量值-漁業種類別魚類別生產量值14'!E32,'漁業生產量值-漁業種類別魚類別生產量值14'!G32,'漁業生產量值-漁業種類別魚類別生產量值14'!I32,'漁業生產量值-漁業種類別魚類別生產量值14'!K32,'漁業生產量值-漁業種類別魚類別生產量值14'!M32))" table:style-name="ce55">
            <text:p>0<text:s/></text:p>
          </table:table-cell>
          <table:table-cell office:value-type="float" office:value="30.77619" table:formula="msoxl:=IF(SUM('漁業生產量值-漁業種類別魚類別生產量值14'!F32,'漁業生產量值-漁業種類別魚類別生產量值14'!H32,'漁業生產量值-漁業種類別魚類別生產量值14'!J32,'漁業生產量值-漁業種類別魚類別生產量值14'!L32,'漁業生產量值-漁業種類別魚類別生產量值14'!N32)=0,&quot;-&quot;,SUM('漁業生產量值-漁業種類別魚類別生產量值14'!F32,'漁業生產量值-漁業種類別魚類別生產量值14'!H32,'漁業生產量值-漁業種類別魚類別生產量值14'!J32,'漁業生產量值-漁業種類別魚類別生產量值14'!L32,'漁業生產量值-漁業種類別魚類別生產量值14'!N32))" table:style-name="ce55">
            <text:p>3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11065" table:style-name="ce55">
            <text:p>0<text:s/></text:p>
          </table:table-cell>
          <table:table-cell office:value-type="float" office:value="30.77619" table:style-name="ce61">
            <text:p>3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office:string-value="-" table:formula="msoxl:=IF(SUM('漁業生產量值-漁業種類別魚類別生產量值14'!E33,'漁業生產量值-漁業種類別魚類別生產量值14'!G33,'漁業生產量值-漁業種類別魚類別生產量值14'!I33,'漁業生產量值-漁業種類別魚類別生產量值14'!K33,'漁業生產量值-漁業種類別魚類別生產量值14'!M33)=0,&quot;-&quot;,SUM('漁業生產量值-漁業種類別魚類別生產量值14'!E33,'漁業生產量值-漁業種類別魚類別生產量值14'!G33,'漁業生產量值-漁業種類別魚類別生產量值14'!I33,'漁業生產量值-漁業種類別魚類別生產量值14'!K33,'漁業生產量值-漁業種類別魚類別生產量值14'!M33))" table:style-name="ce55">
            <text:p>-</text:p>
          </table:table-cell>
          <table:table-cell office:value-type="string" office:string-value="-" table:formula="msoxl:=IF(SUM('漁業生產量值-漁業種類別魚類別生產量值14'!F33,'漁業生產量值-漁業種類別魚類別生產量值14'!H33,'漁業生產量值-漁業種類別魚類別生產量值14'!J33,'漁業生產量值-漁業種類別魚類別生產量值14'!L33,'漁業生產量值-漁業種類別魚類別生產量值14'!N33)=0,&quot;-&quot;,SUM('漁業生產量值-漁業種類別魚類別生產量值14'!F33,'漁業生產量值-漁業種類別魚類別生產量值14'!H33,'漁業生產量值-漁業種類別魚類別生產量值14'!J33,'漁業生產量值-漁業種類別魚類別生產量值14'!L33,'漁業生產量值-漁業種類別魚類別生產量值14'!N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office:string-value="-" table:formula="msoxl:=IF(SUM('漁業生產量值-漁業種類別魚類別生產量值14'!E34,'漁業生產量值-漁業種類別魚類別生產量值14'!G34,'漁業生產量值-漁業種類別魚類別生產量值14'!I34,'漁業生產量值-漁業種類別魚類別生產量值14'!K34,'漁業生產量值-漁業種類別魚類別生產量值14'!M34)=0,&quot;-&quot;,SUM('漁業生產量值-漁業種類別魚類別生產量值14'!E34,'漁業生產量值-漁業種類別魚類別生產量值14'!G34,'漁業生產量值-漁業種類別魚類別生產量值14'!I34,'漁業生產量值-漁業種類別魚類別生產量值14'!K34,'漁業生產量值-漁業種類別魚類別生產量值14'!M34))" table:style-name="ce55">
            <text:p>-</text:p>
          </table:table-cell>
          <table:table-cell office:value-type="string" office:string-value="-" table:formula="msoxl:=IF(SUM('漁業生產量值-漁業種類別魚類別生產量值14'!F34,'漁業生產量值-漁業種類別魚類別生產量值14'!H34,'漁業生產量值-漁業種類別魚類別生產量值14'!J34,'漁業生產量值-漁業種類別魚類別生產量值14'!L34,'漁業生產量值-漁業種類別魚類別生產量值14'!N34)=0,&quot;-&quot;,SUM('漁業生產量值-漁業種類別魚類別生產量值14'!F34,'漁業生產量值-漁業種類別魚類別生產量值14'!H34,'漁業生產量值-漁業種類別魚類別生產量值14'!J34,'漁業生產量值-漁業種類別魚類別生產量值14'!L34,'漁業生產量值-漁業種類別魚類別生產量值14'!N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office:string-value="-" table:formula="msoxl:=IF(SUM('漁業生產量值-漁業種類別魚類別生產量值14'!E35,'漁業生產量值-漁業種類別魚類別生產量值14'!G35,'漁業生產量值-漁業種類別魚類別生產量值14'!I35,'漁業生產量值-漁業種類別魚類別生產量值14'!K35,'漁業生產量值-漁業種類別魚類別生產量值14'!M35)=0,&quot;-&quot;,SUM('漁業生產量值-漁業種類別魚類別生產量值14'!E35,'漁業生產量值-漁業種類別魚類別生產量值14'!G35,'漁業生產量值-漁業種類別魚類別生產量值14'!I35,'漁業生產量值-漁業種類別魚類別生產量值14'!K35,'漁業生產量值-漁業種類別魚類別生產量值14'!M35))" table:style-name="ce55">
            <text:p>-</text:p>
          </table:table-cell>
          <table:table-cell office:value-type="string" office:string-value="-" table:formula="msoxl:=IF(SUM('漁業生產量值-漁業種類別魚類別生產量值14'!F35,'漁業生產量值-漁業種類別魚類別生產量值14'!H35,'漁業生產量值-漁業種類別魚類別生產量值14'!J35,'漁業生產量值-漁業種類別魚類別生產量值14'!L35,'漁業生產量值-漁業種類別魚類別生產量值14'!N35)=0,&quot;-&quot;,SUM('漁業生產量值-漁業種類別魚類別生產量值14'!F35,'漁業生產量值-漁業種類別魚類別生產量值14'!H35,'漁業生產量值-漁業種類別魚類別生產量值14'!J35,'漁業生產量值-漁業種類別魚類別生產量值14'!L35,'漁業生產量值-漁業種類別魚類別生產量值14'!N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659.76400000000001" table:formula="msoxl:=  IF(SUM(C37:C53)=0,&quot;-&quot;,SUM(C37:C53))" table:style-name="ce52">
            <text:p>660<text:s/></text:p>
          </table:table-cell>
          <table:table-cell office:value-type="float" office:value="59559.795000000006" table:formula="msoxl:=  IF(SUM(D37:D53)=0,&quot;-&quot;,SUM(D37:D53))" table:style-name="ce52">
            <text:p>59,560<text:s/>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60">
            <text:p>-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60">
            <text:p>-</text:p>
          </table:table-cell>
          <table:table-cell office:value-type="string" office:string-value="-" table:formula="msoxl:=  IF(SUM(I37:I53)=0,&quot;-&quot;,SUM(I37:I53))" table:style-name="ce52">
            <text:p>-</text:p>
          </table:table-cell>
          <table:table-cell office:value-type="string" office:string-value="-" table:formula="msoxl:=  IF(SUM(J37:J53)=0,&quot;-&quot;,SUM(J37:J53))" table:style-name="ce60">
            <text:p>-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60">
            <text:p>-</text:p>
          </table:table-cell>
          <table:table-cell office:value-type="float" office:value="659.76400000000001" table:formula="msoxl:=  IF(SUM(M37:M53)=0,&quot;-&quot;,SUM(M37:M53))" table:style-name="ce52">
            <text:p>660<text:s/></text:p>
          </table:table-cell>
          <table:table-cell office:value-type="float" office:value="59559.795000000006" table:formula="msoxl:=  IF(SUM(N37:N53)=0,&quot;-&quot;,SUM(N37:N53))" table:style-name="ce60">
            <text:p>59,560<text:s/>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office:string-value="-" table:formula="msoxl:=IF(SUM('漁業生產量值-漁業種類別魚類別生產量值14'!E37,'漁業生產量值-漁業種類別魚類別生產量值14'!G37,'漁業生產量值-漁業種類別魚類別生產量值14'!I37,'漁業生產量值-漁業種類別魚類別生產量值14'!K37,'漁業生產量值-漁業種類別魚類別生產量值14'!M37)=0,&quot;-&quot;,SUM('漁業生產量值-漁業種類別魚類別生產量值14'!E37,'漁業生產量值-漁業種類別魚類別生產量值14'!G37,'漁業生產量值-漁業種類別魚類別生產量值14'!I37,'漁業生產量值-漁業種類別魚類別生產量值14'!K37,'漁業生產量值-漁業種類別魚類別生產量值14'!M37))" table:style-name="ce55">
            <text:p>-</text:p>
          </table:table-cell>
          <table:table-cell office:value-type="string" office:string-value="-" table:formula="msoxl:=IF(SUM('漁業生產量值-漁業種類別魚類別生產量值14'!F37,'漁業生產量值-漁業種類別魚類別生產量值14'!H37,'漁業生產量值-漁業種類別魚類別生產量值14'!J37,'漁業生產量值-漁業種類別魚類別生產量值14'!L37,'漁業生產量值-漁業種類別魚類別生產量值14'!N37)=0,&quot;-&quot;,SUM('漁業生產量值-漁業種類別魚類別生產量值14'!F37,'漁業生產量值-漁業種類別魚類別生產量值14'!H37,'漁業生產量值-漁業種類別魚類別生產量值14'!J37,'漁業生產量值-漁業種類別魚類別生產量值14'!L37,'漁業生產量值-漁業種類別魚類別生產量值14'!N3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office:string-value="-" table:formula="msoxl:=IF(SUM('漁業生產量值-漁業種類別魚類別生產量值14'!E38,'漁業生產量值-漁業種類別魚類別生產量值14'!G38,'漁業生產量值-漁業種類別魚類別生產量值14'!I38,'漁業生產量值-漁業種類別魚類別生產量值14'!K38,'漁業生產量值-漁業種類別魚類別生產量值14'!M38)=0,&quot;-&quot;,SUM('漁業生產量值-漁業種類別魚類別生產量值14'!E38,'漁業生產量值-漁業種類別魚類別生產量值14'!G38,'漁業生產量值-漁業種類別魚類別生產量值14'!I38,'漁業生產量值-漁業種類別魚類別生產量值14'!K38,'漁業生產量值-漁業種類別魚類別生產量值14'!M38))" table:style-name="ce55">
            <text:p>-</text:p>
          </table:table-cell>
          <table:table-cell office:value-type="string" office:string-value="-" table:formula="msoxl:=IF(SUM('漁業生產量值-漁業種類別魚類別生產量值14'!F38,'漁業生產量值-漁業種類別魚類別生產量值14'!H38,'漁業生產量值-漁業種類別魚類別生產量值14'!J38,'漁業生產量值-漁業種類別魚類別生產量值14'!L38,'漁業生產量值-漁業種類別魚類別生產量值14'!N38)=0,&quot;-&quot;,SUM('漁業生產量值-漁業種類別魚類別生產量值14'!F38,'漁業生產量值-漁業種類別魚類別生產量值14'!H38,'漁業生產量值-漁業種類別魚類別生產量值14'!J38,'漁業生產量值-漁業種類別魚類別生產量值14'!L38,'漁業生產量值-漁業種類別魚類別生產量值14'!N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office:string-value="-" table:formula="msoxl:=IF(SUM('漁業生產量值-漁業種類別魚類別生產量值14'!E39,'漁業生產量值-漁業種類別魚類別生產量值14'!G39,'漁業生產量值-漁業種類別魚類別生產量值14'!I39,'漁業生產量值-漁業種類別魚類別生產量值14'!K39,'漁業生產量值-漁業種類別魚類別生產量值14'!M39)=0,&quot;-&quot;,SUM('漁業生產量值-漁業種類別魚類別生產量值14'!E39,'漁業生產量值-漁業種類別魚類別生產量值14'!G39,'漁業生產量值-漁業種類別魚類別生產量值14'!I39,'漁業生產量值-漁業種類別魚類別生產量值14'!K39,'漁業生產量值-漁業種類別魚類別生產量值14'!M39))" table:style-name="ce55">
            <text:p>-</text:p>
          </table:table-cell>
          <table:table-cell office:value-type="string" office:string-value="-" table:formula="msoxl:=IF(SUM('漁業生產量值-漁業種類別魚類別生產量值14'!F39,'漁業生產量值-漁業種類別魚類別生產量值14'!H39,'漁業生產量值-漁業種類別魚類別生產量值14'!J39,'漁業生產量值-漁業種類別魚類別生產量值14'!L39,'漁業生產量值-漁業種類別魚類別生產量值14'!N39)=0,&quot;-&quot;,SUM('漁業生產量值-漁業種類別魚類別生產量值14'!F39,'漁業生產量值-漁業種類別魚類別生產量值14'!H39,'漁業生產量值-漁業種類別魚類別生產量值14'!J39,'漁業生產量值-漁業種類別魚類別生產量值14'!L39,'漁業生產量值-漁業種類別魚類別生產量值14'!N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0.41399999999999998" table:formula="msoxl:=IF(SUM('漁業生產量值-漁業種類別魚類別生產量值14'!E40,'漁業生產量值-漁業種類別魚類別生產量值14'!G40,'漁業生產量值-漁業種類別魚類別生產量值14'!I40,'漁業生產量值-漁業種類別魚類別生產量值14'!K40,'漁業生產量值-漁業種類別魚類別生產量值14'!M40)=0,&quot;-&quot;,SUM('漁業生產量值-漁業種類別魚類別生產量值14'!E40,'漁業生產量值-漁業種類別魚類別生產量值14'!G40,'漁業生產量值-漁業種類別魚類別生產量值14'!I40,'漁業生產量值-漁業種類別魚類別生產量值14'!K40,'漁業生產量值-漁業種類別魚類別生產量值14'!M40))" table:style-name="ce55">
            <text:p>0<text:s/></text:p>
          </table:table-cell>
          <table:table-cell office:value-type="float" office:value="68.3" table:formula="msoxl:=IF(SUM('漁業生產量值-漁業種類別魚類別生產量值14'!F40,'漁業生產量值-漁業種類別魚類別生產量值14'!H40,'漁業生產量值-漁業種類別魚類別生產量值14'!J40,'漁業生產量值-漁業種類別魚類別生產量值14'!L40,'漁業生產量值-漁業種類別魚類別生產量值14'!N40)=0,&quot;-&quot;,SUM('漁業生產量值-漁業種類別魚類別生產量值14'!F40,'漁業生產量值-漁業種類別魚類別生產量值14'!H40,'漁業生產量值-漁業種類別魚類別生產量值14'!J40,'漁業生產量值-漁業種類別魚類別生產量值14'!L40,'漁業生產量值-漁業種類別魚類別生產量值14'!N40))" table:style-name="ce55">
            <text:p>68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41399999999999998" table:style-name="ce55">
            <text:p>0<text:s/></text:p>
          </table:table-cell>
          <table:table-cell office:value-type="float" office:value="68.3" table:style-name="ce61">
            <text:p>6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office:string-value="-" table:formula="msoxl:=IF(SUM('漁業生產量值-漁業種類別魚類別生產量值14'!E41,'漁業生產量值-漁業種類別魚類別生產量值14'!G41,'漁業生產量值-漁業種類別魚類別生產量值14'!I41,'漁業生產量值-漁業種類別魚類別生產量值14'!K41,'漁業生產量值-漁業種類別魚類別生產量值14'!M41)=0,&quot;-&quot;,SUM('漁業生產量值-漁業種類別魚類別生產量值14'!E41,'漁業生產量值-漁業種類別魚類別生產量值14'!G41,'漁業生產量值-漁業種類別魚類別生產量值14'!I41,'漁業生產量值-漁業種類別魚類別生產量值14'!K41,'漁業生產量值-漁業種類別魚類別生產量值14'!M41))" table:style-name="ce55">
            <text:p>-</text:p>
          </table:table-cell>
          <table:table-cell office:value-type="string" office:string-value="-" table:formula="msoxl:=IF(SUM('漁業生產量值-漁業種類別魚類別生產量值14'!F41,'漁業生產量值-漁業種類別魚類別生產量值14'!H41,'漁業生產量值-漁業種類別魚類別生產量值14'!J41,'漁業生產量值-漁業種類別魚類別生產量值14'!L41,'漁業生產量值-漁業種類別魚類別生產量值14'!N41)=0,&quot;-&quot;,SUM('漁業生產量值-漁業種類別魚類別生產量值14'!F41,'漁業生產量值-漁業種類別魚類別生產量值14'!H41,'漁業生產量值-漁業種類別魚類別生產量值14'!J41,'漁業生產量值-漁業種類別魚類別生產量值14'!L41,'漁業生產量值-漁業種類別魚類別生產量值14'!N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office:string-value="-" table:formula="msoxl:=IF(SUM('漁業生產量值-漁業種類別魚類別生產量值14'!E42,'漁業生產量值-漁業種類別魚類別生產量值14'!G42,'漁業生產量值-漁業種類別魚類別生產量值14'!I42,'漁業生產量值-漁業種類別魚類別生產量值14'!K42,'漁業生產量值-漁業種類別魚類別生產量值14'!M42)=0,&quot;-&quot;,SUM('漁業生產量值-漁業種類別魚類別生產量值14'!E42,'漁業生產量值-漁業種類別魚類別生產量值14'!G42,'漁業生產量值-漁業種類別魚類別生產量值14'!I42,'漁業生產量值-漁業種類別魚類別生產量值14'!K42,'漁業生產量值-漁業種類別魚類別生產量值14'!M42))" table:style-name="ce55">
            <text:p>-</text:p>
          </table:table-cell>
          <table:table-cell office:value-type="string" office:string-value="-" table:formula="msoxl:=IF(SUM('漁業生產量值-漁業種類別魚類別生產量值14'!F42,'漁業生產量值-漁業種類別魚類別生產量值14'!H42,'漁業生產量值-漁業種類別魚類別生產量值14'!J42,'漁業生產量值-漁業種類別魚類別生產量值14'!L42,'漁業生產量值-漁業種類別魚類別生產量值14'!N42)=0,&quot;-&quot;,SUM('漁業生產量值-漁業種類別魚類別生產量值14'!F42,'漁業生產量值-漁業種類別魚類別生產量值14'!H42,'漁業生產量值-漁業種類別魚類別生產量值14'!J42,'漁業生產量值-漁業種類別魚類別生產量值14'!L42,'漁業生產量值-漁業種類別魚類別生產量值14'!N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office:string-value="-" table:formula="msoxl:=IF(SUM('漁業生產量值-漁業種類別魚類別生產量值14'!E43,'漁業生產量值-漁業種類別魚類別生產量值14'!G43,'漁業生產量值-漁業種類別魚類別生產量值14'!I43,'漁業生產量值-漁業種類別魚類別生產量值14'!K43,'漁業生產量值-漁業種類別魚類別生產量值14'!M43)=0,&quot;-&quot;,SUM('漁業生產量值-漁業種類別魚類別生產量值14'!E43,'漁業生產量值-漁業種類別魚類別生產量值14'!G43,'漁業生產量值-漁業種類別魚類別生產量值14'!I43,'漁業生產量值-漁業種類別魚類別生產量值14'!K43,'漁業生產量值-漁業種類別魚類別生產量值14'!M43))" table:style-name="ce55">
            <text:p>-</text:p>
          </table:table-cell>
          <table:table-cell office:value-type="string" office:string-value="-" table:formula="msoxl:=IF(SUM('漁業生產量值-漁業種類別魚類別生產量值14'!F43,'漁業生產量值-漁業種類別魚類別生產量值14'!H43,'漁業生產量值-漁業種類別魚類別生產量值14'!J43,'漁業生產量值-漁業種類別魚類別生產量值14'!L43,'漁業生產量值-漁業種類別魚類別生產量值14'!N43)=0,&quot;-&quot;,SUM('漁業生產量值-漁業種類別魚類別生產量值14'!F43,'漁業生產量值-漁業種類別魚類別生產量值14'!H43,'漁業生產量值-漁業種類別魚類別生產量值14'!J43,'漁業生產量值-漁業種類別魚類別生產量值14'!L43,'漁業生產量值-漁業種類別魚類別生產量值14'!N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office:string-value="-" table:formula="msoxl:=IF(SUM('漁業生產量值-漁業種類別魚類別生產量值14'!E44,'漁業生產量值-漁業種類別魚類別生產量值14'!G44,'漁業生產量值-漁業種類別魚類別生產量值14'!I44,'漁業生產量值-漁業種類別魚類別生產量值14'!K44,'漁業生產量值-漁業種類別魚類別生產量值14'!M44)=0,&quot;-&quot;,SUM('漁業生產量值-漁業種類別魚類別生產量值14'!E44,'漁業生產量值-漁業種類別魚類別生產量值14'!G44,'漁業生產量值-漁業種類別魚類別生產量值14'!I44,'漁業生產量值-漁業種類別魚類別生產量值14'!K44,'漁業生產量值-漁業種類別魚類別生產量值14'!M44))" table:style-name="ce55">
            <text:p>-</text:p>
          </table:table-cell>
          <table:table-cell office:value-type="string" office:string-value="-" table:formula="msoxl:=IF(SUM('漁業生產量值-漁業種類別魚類別生產量值14'!F44,'漁業生產量值-漁業種類別魚類別生產量值14'!H44,'漁業生產量值-漁業種類別魚類別生產量值14'!J44,'漁業生產量值-漁業種類別魚類別生產量值14'!L44,'漁業生產量值-漁業種類別魚類別生產量值14'!N44)=0,&quot;-&quot;,SUM('漁業生產量值-漁業種類別魚類別生產量值14'!F44,'漁業生產量值-漁業種類別魚類別生產量值14'!H44,'漁業生產量值-漁業種類別魚類別生產量值14'!J44,'漁業生產量值-漁業種類別魚類別生產量值14'!L44,'漁業生產量值-漁業種類別魚類別生產量值14'!N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office:string-value="-" table:formula="msoxl:=IF(SUM('漁業生產量值-漁業種類別魚類別生產量值14'!E45,'漁業生產量值-漁業種類別魚類別生產量值14'!G45,'漁業生產量值-漁業種類別魚類別生產量值14'!I45,'漁業生產量值-漁業種類別魚類別生產量值14'!K45,'漁業生產量值-漁業種類別魚類別生產量值14'!M45)=0,&quot;-&quot;,SUM('漁業生產量值-漁業種類別魚類別生產量值14'!E45,'漁業生產量值-漁業種類別魚類別生產量值14'!G45,'漁業生產量值-漁業種類別魚類別生產量值14'!I45,'漁業生產量值-漁業種類別魚類別生產量值14'!K45,'漁業生產量值-漁業種類別魚類別生產量值14'!M45))" table:style-name="ce55">
            <text:p>-</text:p>
          </table:table-cell>
          <table:table-cell office:value-type="string" office:string-value="-" table:formula="msoxl:=IF(SUM('漁業生產量值-漁業種類別魚類別生產量值14'!F45,'漁業生產量值-漁業種類別魚類別生產量值14'!H45,'漁業生產量值-漁業種類別魚類別生產量值14'!J45,'漁業生產量值-漁業種類別魚類別生產量值14'!L45,'漁業生產量值-漁業種類別魚類別生產量值14'!N45)=0,&quot;-&quot;,SUM('漁業生產量值-漁業種類別魚類別生產量值14'!F45,'漁業生產量值-漁業種類別魚類別生產量值14'!H45,'漁業生產量值-漁業種類別魚類別生產量值14'!J45,'漁業生產量值-漁業種類別魚類別生產量值14'!L45,'漁業生產量值-漁業種類別魚類別生產量值14'!N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2.39" table:formula="msoxl:=IF(SUM('漁業生產量值-漁業種類別魚類別生產量值14'!E46,'漁業生產量值-漁業種類別魚類別生產量值14'!G46,'漁業生產量值-漁業種類別魚類別生產量值14'!I46,'漁業生產量值-漁業種類別魚類別生產量值14'!K46,'漁業生產量值-漁業種類別魚類別生產量值14'!M46)=0,&quot;-&quot;,SUM('漁業生產量值-漁業種類別魚類別生產量值14'!E46,'漁業生產量值-漁業種類別魚類別生產量值14'!G46,'漁業生產量值-漁業種類別魚類別生產量值14'!I46,'漁業生產量值-漁業種類別魚類別生產量值14'!K46,'漁業生產量值-漁業種類別魚類別生產量值14'!M46))" table:style-name="ce55">
            <text:p>2<text:s/></text:p>
          </table:table-cell>
          <table:table-cell office:value-type="float" office:value="417.69499999999999" table:formula="msoxl:=IF(SUM('漁業生產量值-漁業種類別魚類別生產量值14'!F46,'漁業生產量值-漁業種類別魚類別生產量值14'!H46,'漁業生產量值-漁業種類別魚類別生產量值14'!J46,'漁業生產量值-漁業種類別魚類別生產量值14'!L46,'漁業生產量值-漁業種類別魚類別生產量值14'!N46)=0,&quot;-&quot;,SUM('漁業生產量值-漁業種類別魚類別生產量值14'!F46,'漁業生產量值-漁業種類別魚類別生產量值14'!H46,'漁業生產量值-漁業種類別魚類別生產量值14'!J46,'漁業生產量值-漁業種類別魚類別生產量值14'!L46,'漁業生產量值-漁業種類別魚類別生產量值14'!N46))" table:style-name="ce55">
            <text:p>418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.39" table:style-name="ce55">
            <text:p>2<text:s/></text:p>
          </table:table-cell>
          <table:table-cell office:value-type="float" office:value="417.69499999999999" table:style-name="ce61">
            <text:p>4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office:string-value="-" table:formula="msoxl:=IF(SUM('漁業生產量值-漁業種類別魚類別生產量值14'!E47,'漁業生產量值-漁業種類別魚類別生產量值14'!G47,'漁業生產量值-漁業種類別魚類別生產量值14'!I47,'漁業生產量值-漁業種類別魚類別生產量值14'!K47,'漁業生產量值-漁業種類別魚類別生產量值14'!M47)=0,&quot;-&quot;,SUM('漁業生產量值-漁業種類別魚類別生產量值14'!E47,'漁業生產量值-漁業種類別魚類別生產量值14'!G47,'漁業生產量值-漁業種類別魚類別生產量值14'!I47,'漁業生產量值-漁業種類別魚類別生產量值14'!K47,'漁業生產量值-漁業種類別魚類別生產量值14'!M47))" table:style-name="ce55">
            <text:p>-</text:p>
          </table:table-cell>
          <table:table-cell office:value-type="string" office:string-value="-" table:formula="msoxl:=IF(SUM('漁業生產量值-漁業種類別魚類別生產量值14'!F47,'漁業生產量值-漁業種類別魚類別生產量值14'!H47,'漁業生產量值-漁業種類別魚類別生產量值14'!J47,'漁業生產量值-漁業種類別魚類別生產量值14'!L47,'漁業生產量值-漁業種類別魚類別生產量值14'!N47)=0,&quot;-&quot;,SUM('漁業生產量值-漁業種類別魚類別生產量值14'!F47,'漁業生產量值-漁業種類別魚類別生產量值14'!H47,'漁業生產量值-漁業種類別魚類別生產量值14'!J47,'漁業生產量值-漁業種類別魚類別生產量值14'!L47,'漁業生產量值-漁業種類別魚類別生產量值14'!N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office:string-value="-" table:formula="msoxl:=IF(SUM('漁業生產量值-漁業種類別魚類別生產量值14'!E48,'漁業生產量值-漁業種類別魚類別生產量值14'!G48,'漁業生產量值-漁業種類別魚類別生產量值14'!I48,'漁業生產量值-漁業種類別魚類別生產量值14'!K48,'漁業生產量值-漁業種類別魚類別生產量值14'!M48)=0,&quot;-&quot;,SUM('漁業生產量值-漁業種類別魚類別生產量值14'!E48,'漁業生產量值-漁業種類別魚類別生產量值14'!G48,'漁業生產量值-漁業種類別魚類別生產量值14'!I48,'漁業生產量值-漁業種類別魚類別生產量值14'!K48,'漁業生產量值-漁業種類別魚類別生產量值14'!M48))" table:style-name="ce55">
            <text:p>-</text:p>
          </table:table-cell>
          <table:table-cell office:value-type="string" office:string-value="-" table:formula="msoxl:=IF(SUM('漁業生產量值-漁業種類別魚類別生產量值14'!F48,'漁業生產量值-漁業種類別魚類別生產量值14'!H48,'漁業生產量值-漁業種類別魚類別生產量值14'!J48,'漁業生產量值-漁業種類別魚類別生產量值14'!L48,'漁業生產量值-漁業種類別魚類別生產量值14'!N48)=0,&quot;-&quot;,SUM('漁業生產量值-漁業種類別魚類別生產量值14'!F48,'漁業生產量值-漁業種類別魚類別生產量值14'!H48,'漁業生產量值-漁業種類別魚類別生產量值14'!J48,'漁業生產量值-漁業種類別魚類別生產量值14'!L48,'漁業生產量值-漁業種類別魚類別生產量值14'!N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office:string-value="-" table:formula="msoxl:=IF(SUM('漁業生產量值-漁業種類別魚類別生產量值14'!E49,'漁業生產量值-漁業種類別魚類別生產量值14'!G49,'漁業生產量值-漁業種類別魚類別生產量值14'!I49,'漁業生產量值-漁業種類別魚類別生產量值14'!K49,'漁業生產量值-漁業種類別魚類別生產量值14'!M49)=0,&quot;-&quot;,SUM('漁業生產量值-漁業種類別魚類別生產量值14'!E49,'漁業生產量值-漁業種類別魚類別生產量值14'!G49,'漁業生產量值-漁業種類別魚類別生產量值14'!I49,'漁業生產量值-漁業種類別魚類別生產量值14'!K49,'漁業生產量值-漁業種類別魚類別生產量值14'!M49))" table:style-name="ce55">
            <text:p>-</text:p>
          </table:table-cell>
          <table:table-cell office:value-type="string" office:string-value="-" table:formula="msoxl:=IF(SUM('漁業生產量值-漁業種類別魚類別生產量值14'!F49,'漁業生產量值-漁業種類別魚類別生產量值14'!H49,'漁業生產量值-漁業種類別魚類別生產量值14'!J49,'漁業生產量值-漁業種類別魚類別生產量值14'!L49,'漁業生產量值-漁業種類別魚類別生產量值14'!N49)=0,&quot;-&quot;,SUM('漁業生產量值-漁業種類別魚類別生產量值14'!F49,'漁業生產量值-漁業種類別魚類別生產量值14'!H49,'漁業生產量值-漁業種類別魚類別生產量值14'!J49,'漁業生產量值-漁業種類別魚類別生產量值14'!L49,'漁業生產量值-漁業種類別魚類別生產量值14'!N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office:string-value="-" table:formula="msoxl:=IF(SUM('漁業生產量值-漁業種類別魚類別生產量值14'!E50,'漁業生產量值-漁業種類別魚類別生產量值14'!G50,'漁業生產量值-漁業種類別魚類別生產量值14'!I50,'漁業生產量值-漁業種類別魚類別生產量值14'!K50,'漁業生產量值-漁業種類別魚類別生產量值14'!M50)=0,&quot;-&quot;,SUM('漁業生產量值-漁業種類別魚類別生產量值14'!E50,'漁業生產量值-漁業種類別魚類別生產量值14'!G50,'漁業生產量值-漁業種類別魚類別生產量值14'!I50,'漁業生產量值-漁業種類別魚類別生產量值14'!K50,'漁業生產量值-漁業種類別魚類別生產量值14'!M50))" table:style-name="ce55">
            <text:p>-</text:p>
          </table:table-cell>
          <table:table-cell office:value-type="string" office:string-value="-" table:formula="msoxl:=IF(SUM('漁業生產量值-漁業種類別魚類別生產量值14'!F50,'漁業生產量值-漁業種類別魚類別生產量值14'!H50,'漁業生產量值-漁業種類別魚類別生產量值14'!J50,'漁業生產量值-漁業種類別魚類別生產量值14'!L50,'漁業生產量值-漁業種類別魚類別生產量值14'!N50)=0,&quot;-&quot;,SUM('漁業生產量值-漁業種類別魚類別生產量值14'!F50,'漁業生產量值-漁業種類別魚類別生產量值14'!H50,'漁業生產量值-漁業種類別魚類別生產量值14'!J50,'漁業生產量值-漁業種類別魚類別生產量值14'!L50,'漁業生產量值-漁業種類別魚類別生產量值14'!N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office:string-value="-" table:formula="msoxl:=IF(SUM('漁業生產量值-漁業種類別魚類別生產量值14'!E51,'漁業生產量值-漁業種類別魚類別生產量值14'!G51,'漁業生產量值-漁業種類別魚類別生產量值14'!I51,'漁業生產量值-漁業種類別魚類別生產量值14'!K51,'漁業生產量值-漁業種類別魚類別生產量值14'!M51)=0,&quot;-&quot;,SUM('漁業生產量值-漁業種類別魚類別生產量值14'!E51,'漁業生產量值-漁業種類別魚類別生產量值14'!G51,'漁業生產量值-漁業種類別魚類別生產量值14'!I51,'漁業生產量值-漁業種類別魚類別生產量值14'!K51,'漁業生產量值-漁業種類別魚類別生產量值14'!M51))" table:style-name="ce55">
            <text:p>-</text:p>
          </table:table-cell>
          <table:table-cell office:value-type="string" office:string-value="-" table:formula="msoxl:=IF(SUM('漁業生產量值-漁業種類別魚類別生產量值14'!F51,'漁業生產量值-漁業種類別魚類別生產量值14'!H51,'漁業生產量值-漁業種類別魚類別生產量值14'!J51,'漁業生產量值-漁業種類別魚類別生產量值14'!L51,'漁業生產量值-漁業種類別魚類別生產量值14'!N51)=0,&quot;-&quot;,SUM('漁業生產量值-漁業種類別魚類別生產量值14'!F51,'漁業生產量值-漁業種類別魚類別生產量值14'!H51,'漁業生產量值-漁業種類別魚類別生產量值14'!J51,'漁業生產量值-漁業種類別魚類別生產量值14'!L51,'漁業生產量值-漁業種類別魚類別生產量值14'!N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office:string-value="-" table:formula="msoxl:=IF(SUM('漁業生產量值-漁業種類別魚類別生產量值14'!E52,'漁業生產量值-漁業種類別魚類別生產量值14'!G52,'漁業生產量值-漁業種類別魚類別生產量值14'!I52,'漁業生產量值-漁業種類別魚類別生產量值14'!K52,'漁業生產量值-漁業種類別魚類別生產量值14'!M52)=0,&quot;-&quot;,SUM('漁業生產量值-漁業種類別魚類別生產量值14'!E52,'漁業生產量值-漁業種類別魚類別生產量值14'!G52,'漁業生產量值-漁業種類別魚類別生產量值14'!I52,'漁業生產量值-漁業種類別魚類別生產量值14'!K52,'漁業生產量值-漁業種類別魚類別生產量值14'!M52))" table:style-name="ce55">
            <text:p>-</text:p>
          </table:table-cell>
          <table:table-cell office:value-type="string" office:string-value="-" table:formula="msoxl:=IF(SUM('漁業生產量值-漁業種類別魚類別生產量值14'!F52,'漁業生產量值-漁業種類別魚類別生產量值14'!H52,'漁業生產量值-漁業種類別魚類別生產量值14'!J52,'漁業生產量值-漁業種類別魚類別生產量值14'!L52,'漁業生產量值-漁業種類別魚類別生產量值14'!N52)=0,&quot;-&quot;,SUM('漁業生產量值-漁業種類別魚類別生產量值14'!F52,'漁業生產量值-漁業種類別魚類別生產量值14'!H52,'漁業生產量值-漁業種類別魚類別生產量值14'!J52,'漁業生產量值-漁業種類別魚類別生產量值14'!L52,'漁業生產量值-漁業種類別魚類別生產量值14'!N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656.96" table:formula="msoxl:=IF(SUM('漁業生產量值-漁業種類別魚類別生產量值14'!E53,'漁業生產量值-漁業種類別魚類別生產量值14'!G53,'漁業生產量值-漁業種類別魚類別生產量值14'!I53,'漁業生產量值-漁業種類別魚類別生產量值14'!K53,'漁業生產量值-漁業種類別魚類別生產量值14'!M53)=0,&quot;-&quot;,SUM('漁業生產量值-漁業種類別魚類別生產量值14'!E53,'漁業生產量值-漁業種類別魚類別生產量值14'!G53,'漁業生產量值-漁業種類別魚類別生產量值14'!I53,'漁業生產量值-漁業種類別魚類別生產量值14'!K53,'漁業生產量值-漁業種類別魚類別生產量值14'!M53))" table:style-name="ce55">
            <text:p>657<text:s/></text:p>
          </table:table-cell>
          <table:table-cell office:value-type="float" office:value="59073.8" table:formula="msoxl:=IF(SUM('漁業生產量值-漁業種類別魚類別生產量值14'!F53,'漁業生產量值-漁業種類別魚類別生產量值14'!H53,'漁業生產量值-漁業種類別魚類別生產量值14'!J53,'漁業生產量值-漁業種類別魚類別生產量值14'!L53,'漁業生產量值-漁業種類別魚類別生產量值14'!N53)=0,&quot;-&quot;,SUM('漁業生產量值-漁業種類別魚類別生產量值14'!F53,'漁業生產量值-漁業種類別魚類別生產量值14'!H53,'漁業生產量值-漁業種類別魚類別生產量值14'!J53,'漁業生產量值-漁業種類別魚類別生產量值14'!L53,'漁業生產量值-漁業種類別魚類別生產量值14'!N53))" table:style-name="ce55">
            <text:p>59,074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656.96" table:style-name="ce57">
            <text:p>657<text:s/></text:p>
          </table:table-cell>
          <table:table-cell office:value-type="float" office:value="59073.8" table:style-name="ce62">
            <text:p>59,074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3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60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60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60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60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office:string-value="-" table:formula="msoxl:=IF(SUM('漁業生產量值-漁業種類別魚類別生產量值14'!E55,'漁業生產量值-漁業種類別魚類別生產量值14'!G55,'漁業生產量值-漁業種類別魚類別生產量值14'!I55,'漁業生產量值-漁業種類別魚類別生產量值14'!K55,'漁業生產量值-漁業種類別魚類別生產量值14'!M55)=0,&quot;-&quot;,SUM('漁業生產量值-漁業種類別魚類別生產量值14'!E55,'漁業生產量值-漁業種類別魚類別生產量值14'!G55,'漁業生產量值-漁業種類別魚類別生產量值14'!I55,'漁業生產量值-漁業種類別魚類別生產量值14'!K55,'漁業生產量值-漁業種類別魚類別生產量值14'!M55))" table:style-name="ce55">
            <text:p>-</text:p>
          </table:table-cell>
          <table:table-cell office:value-type="string" office:string-value="-" table:formula="msoxl:=IF(SUM('漁業生產量值-漁業種類別魚類別生產量值14'!F55,'漁業生產量值-漁業種類別魚類別生產量值14'!H55,'漁業生產量值-漁業種類別魚類別生產量值14'!J55,'漁業生產量值-漁業種類別魚類別生產量值14'!L55,'漁業生產量值-漁業種類別魚類別生產量值14'!N55)=0,&quot;-&quot;,SUM('漁業生產量值-漁業種類別魚類別生產量值14'!F55,'漁業生產量值-漁業種類別魚類別生產量值14'!H55,'漁業生產量值-漁業種類別魚類別生產量值14'!J55,'漁業生產量值-漁業種類別魚類別生產量值14'!L55,'漁業生產量值-漁業種類別魚類別生產量值14'!N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office:string-value="-" table:formula="msoxl:=IF(SUM('漁業生產量值-漁業種類別魚類別生產量值14'!E56,'漁業生產量值-漁業種類別魚類別生產量值14'!G56,'漁業生產量值-漁業種類別魚類別生產量值14'!I56,'漁業生產量值-漁業種類別魚類別生產量值14'!K56,'漁業生產量值-漁業種類別魚類別生產量值14'!M56)=0,&quot;-&quot;,SUM('漁業生產量值-漁業種類別魚類別生產量值14'!E56,'漁業生產量值-漁業種類別魚類別生產量值14'!G56,'漁業生產量值-漁業種類別魚類別生產量值14'!I56,'漁業生產量值-漁業種類別魚類別生產量值14'!K56,'漁業生產量值-漁業種類別魚類別生產量值14'!M56))" table:style-name="ce55">
            <text:p>-</text:p>
          </table:table-cell>
          <table:table-cell office:value-type="string" office:string-value="-" table:formula="msoxl:=IF(SUM('漁業生產量值-漁業種類別魚類別生產量值14'!F56,'漁業生產量值-漁業種類別魚類別生產量值14'!H56,'漁業生產量值-漁業種類別魚類別生產量值14'!J56,'漁業生產量值-漁業種類別魚類別生產量值14'!L56,'漁業生產量值-漁業種類別魚類別生產量值14'!N56)=0,&quot;-&quot;,SUM('漁業生產量值-漁業種類別魚類別生產量值14'!F56,'漁業生產量值-漁業種類別魚類別生產量值14'!H56,'漁業生產量值-漁業種類別魚類別生產量值14'!J56,'漁業生產量值-漁業種類別魚類別生產量值14'!L56,'漁業生產量值-漁業種類別魚類別生產量值14'!N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office:string-value="-" table:formula="msoxl:=IF(SUM('漁業生產量值-漁業種類別魚類別生產量值14'!E57,'漁業生產量值-漁業種類別魚類別生產量值14'!G57,'漁業生產量值-漁業種類別魚類別生產量值14'!I57,'漁業生產量值-漁業種類別魚類別生產量值14'!K57,'漁業生產量值-漁業種類別魚類別生產量值14'!M57)=0,&quot;-&quot;,SUM('漁業生產量值-漁業種類別魚類別生產量值14'!E57,'漁業生產量值-漁業種類別魚類別生產量值14'!G57,'漁業生產量值-漁業種類別魚類別生產量值14'!I57,'漁業生產量值-漁業種類別魚類別生產量值14'!K57,'漁業生產量值-漁業種類別魚類別生產量值14'!M57))" table:style-name="ce55">
            <text:p>-</text:p>
          </table:table-cell>
          <table:table-cell office:value-type="string" office:string-value="-" table:formula="msoxl:=IF(SUM('漁業生產量值-漁業種類別魚類別生產量值14'!F57,'漁業生產量值-漁業種類別魚類別生產量值14'!H57,'漁業生產量值-漁業種類別魚類別生產量值14'!J57,'漁業生產量值-漁業種類別魚類別生產量值14'!L57,'漁業生產量值-漁業種類別魚類別生產量值14'!N57)=0,&quot;-&quot;,SUM('漁業生產量值-漁業種類別魚類別生產量值14'!F57,'漁業生產量值-漁業種類別魚類別生產量值14'!H57,'漁業生產量值-漁業種類別魚類別生產量值14'!J57,'漁業生產量值-漁業種類別魚類別生產量值14'!L57,'漁業生產量值-漁業種類別魚類別生產量值14'!N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22496.208999999995" table:formula="msoxl:=  IF(SUM(C59:C61)=0,&quot;-&quot;,SUM(C59:C61))" table:style-name="ce52">
            <text:p>22,496<text:s/></text:p>
          </table:table-cell>
          <table:table-cell office:value-type="float" office:value="4665666.0159999998" table:formula="msoxl:=  IF(SUM(D59:D61)=0,&quot;-&quot;,SUM(D59:D61))" table:style-name="ce53">
            <text:p>4,665,666<text:s/></text:p>
          </table:table-cell>
          <table:table-cell office:value-type="float" office:value="22339.331999999999" table:formula="msoxl:=  IF(SUM(E59:E61)=0,&quot;-&quot;,SUM(E59:E61))" table:style-name="ce52">
            <text:p>22,339<text:s/></text:p>
          </table:table-cell>
          <table:table-cell office:value-type="float" office:value="4651056.892" table:formula="msoxl:=  IF(SUM(F59:F61)=0,&quot;-&quot;,SUM(F59:F61))" table:style-name="ce60">
            <text:p>4,651,057<text:s/></text:p>
          </table:table-cell>
          <table:table-cell office:value-type="float" office:value="142.83099999999999" table:formula="msoxl:=  IF(SUM(G59:G61)=0,&quot;-&quot;,SUM(G59:G61))" table:style-name="ce52">
            <text:p>143<text:s/></text:p>
          </table:table-cell>
          <table:table-cell office:value-type="float" office:value="12614.574000000001" table:formula="msoxl:=  IF(SUM(H59:H61)=0,&quot;-&quot;,SUM(H59:H61))" table:style-name="ce60">
            <text:p>12,615<text:s/>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60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float" office:value="14.045999999999999" table:formula="msoxl:=  IF(SUM(M59:M61)=0,&quot;-&quot;,SUM(M59:M61))" table:style-name="ce52">
            <text:p>14<text:s/></text:p>
          </table:table-cell>
          <table:table-cell office:value-type="float" office:value="1994.55" table:formula="msoxl:=  IF(SUM(N59:N61)=0,&quot;-&quot;,SUM(N59:N61))" table:style-name="ce60">
            <text:p>1,995<text:s/>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float" office:value="22496.208999999995" table:formula="msoxl:=IF(SUM('漁業生產量值-漁業種類別魚類別生產量值14'!E59,'漁業生產量值-漁業種類別魚類別生產量值14'!G59,'漁業生產量值-漁業種類別魚類別生產量值14'!I59,'漁業生產量值-漁業種類別魚類別生產量值14'!K59,'漁業生產量值-漁業種類別魚類別生產量值14'!M59)=0,&quot;-&quot;,SUM('漁業生產量值-漁業種類別魚類別生產量值14'!E59,'漁業生產量值-漁業種類別魚類別生產量值14'!G59,'漁業生產量值-漁業種類別魚類別生產量值14'!I59,'漁業生產量值-漁業種類別魚類別生產量值14'!K59,'漁業生產量值-漁業種類別魚類別生產量值14'!M59))" table:style-name="ce55">
            <text:p>22,496<text:s/></text:p>
          </table:table-cell>
          <table:table-cell office:value-type="float" office:value="4665666.0159999998" table:formula="msoxl:=IF(SUM('漁業生產量值-漁業種類別魚類別生產量值14'!F59,'漁業生產量值-漁業種類別魚類別生產量值14'!H59,'漁業生產量值-漁業種類別魚類別生產量值14'!J59,'漁業生產量值-漁業種類別魚類別生產量值14'!L59,'漁業生產量值-漁業種類別魚類別生產量值14'!N59)=0,&quot;-&quot;,SUM('漁業生產量值-漁業種類別魚類別生產量值14'!F59,'漁業生產量值-漁業種類別魚類別生產量值14'!H59,'漁業生產量值-漁業種類別魚類別生產量值14'!J59,'漁業生產量值-漁業種類別魚類別生產量值14'!L59,'漁業生產量值-漁業種類別魚類別生產量值14'!N59))" table:style-name="ce55">
            <text:p>4,665,666<text:s/></text:p>
          </table:table-cell>
          <table:table-cell office:value-type="float" office:value="22339.331999999999" table:style-name="ce55">
            <text:p>22,339<text:s/></text:p>
          </table:table-cell>
          <table:table-cell office:value-type="float" office:value="4651056.892" table:style-name="ce61">
            <text:p>4,651,057<text:s/></text:p>
          </table:table-cell>
          <table:table-cell office:value-type="float" office:value="142.83099999999999" table:style-name="ce55">
            <text:p>143<text:s/></text:p>
          </table:table-cell>
          <table:table-cell office:value-type="float" office:value="12614.574000000001" table:style-name="ce61">
            <text:p>12,61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4.045999999999999" table:style-name="ce55">
            <text:p>14<text:s/></text:p>
          </table:table-cell>
          <table:table-cell office:value-type="float" office:value="1994.55" table:style-name="ce61">
            <text:p>1,99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office:string-value="-" table:formula="msoxl:=IF(SUM('漁業生產量值-漁業種類別魚類別生產量值14'!E60,'漁業生產量值-漁業種類別魚類別生產量值14'!G60,'漁業生產量值-漁業種類別魚類別生產量值14'!I60,'漁業生產量值-漁業種類別魚類別生產量值14'!K60,'漁業生產量值-漁業種類別魚類別生產量值14'!M60)=0,&quot;-&quot;,SUM('漁業生產量值-漁業種類別魚類別生產量值14'!E60,'漁業生產量值-漁業種類別魚類別生產量值14'!G60,'漁業生產量值-漁業種類別魚類別生產量值14'!I60,'漁業生產量值-漁業種類別魚類別生產量值14'!K60,'漁業生產量值-漁業種類別魚類別生產量值14'!M60))" table:style-name="ce55">
            <text:p>-</text:p>
          </table:table-cell>
          <table:table-cell office:value-type="string" office:string-value="-" table:formula="msoxl:=IF(SUM('漁業生產量值-漁業種類別魚類別生產量值14'!F60,'漁業生產量值-漁業種類別魚類別生產量值14'!H60,'漁業生產量值-漁業種類別魚類別生產量值14'!J60,'漁業生產量值-漁業種類別魚類別生產量值14'!L60,'漁業生產量值-漁業種類別魚類別生產量值14'!N60)=0,&quot;-&quot;,SUM('漁業生產量值-漁業種類別魚類別生產量值14'!F60,'漁業生產量值-漁業種類別魚類別生產量值14'!H60,'漁業生產量值-漁業種類別魚類別生產量值14'!J60,'漁業生產量值-漁業種類別魚類別生產量值14'!L60,'漁業生產量值-漁業種類別魚類別生產量值14'!N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office:string-value="-" table:formula="msoxl:=IF(SUM('漁業生產量值-漁業種類別魚類別生產量值14'!E61,'漁業生產量值-漁業種類別魚類別生產量值14'!G61,'漁業生產量值-漁業種類別魚類別生產量值14'!I61,'漁業生產量值-漁業種類別魚類別生產量值14'!K61,'漁業生產量值-漁業種類別魚類別生產量值14'!M61)=0,&quot;-&quot;,SUM('漁業生產量值-漁業種類別魚類別生產量值14'!E61,'漁業生產量值-漁業種類別魚類別生產量值14'!G61,'漁業生產量值-漁業種類別魚類別生產量值14'!I61,'漁業生產量值-漁業種類別魚類別生產量值14'!K61,'漁業生產量值-漁業種類別魚類別生產量值14'!M61))" table:style-name="ce55">
            <text:p>-</text:p>
          </table:table-cell>
          <table:table-cell office:value-type="string" office:string-value="-" table:formula="msoxl:=IF(SUM('漁業生產量值-漁業種類別魚類別生產量值14'!F61,'漁業生產量值-漁業種類別魚類別生產量值14'!H61,'漁業生產量值-漁業種類別魚類別生產量值14'!J61,'漁業生產量值-漁業種類別魚類別生產量值14'!L61,'漁業生產量值-漁業種類別魚類別生產量值14'!N61)=0,&quot;-&quot;,SUM('漁業生產量值-漁業種類別魚類別生產量值14'!F61,'漁業生產量值-漁業種類別魚類別生產量值14'!H61,'漁業生產量值-漁業種類別魚類別生產量值14'!J61,'漁業生產量值-漁業種類別魚類別生產量值14'!L61,'漁業生產量值-漁業種類別魚類別生產量值14'!N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43276.101000000002" table:formula="msoxl:=  IF(SUM(C63,C64,C65,C67)=0,IF(C66=0,&quot;-&quot;,C66),SUM(C63,C64,C65,C67))" table:style-name="ce52">
            <text:p>43,276<text:s/></text:p>
          </table:table-cell>
          <table:table-cell office:value-type="float" office:value="3279189.1724999999" table:formula="msoxl:=  IF(SUM(D63:D67)=0,&quot;-&quot;,SUM(D63:D67))" table:style-name="ce53">
            <text:p>3,279,189<text:s/>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60">
            <text:p>-</text:p>
          </table:table-cell>
          <table:table-cell office:value-type="float" office:value="38304.341999999997" table:formula="msoxl:=  IF(SUM(G63,G64,G65,G67)=0,IF(G66=0,&quot;-&quot;,G66),SUM(G63,G64,G65,G67))" table:style-name="ce52">
            <text:p>38,304<text:s/></text:p>
          </table:table-cell>
          <table:table-cell office:value-type="float" office:value="3027016.0935999998" table:formula="msoxl:=  IF(SUM(H63:H67)=0,&quot;-&quot;,SUM(H63:H67))" table:style-name="ce60">
            <text:p>3,027,016<text:s/>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60">
            <text:p>-</text:p>
          </table:table-cell>
          <table:table-cell office:value-type="float" office:value="4914.799" table:formula="msoxl:=  IF(SUM(K63,K64,K65,K67)=0,IF(K66=0,&quot;-&quot;,K66),SUM(K63,K64,K65,K67))" table:style-name="ce52">
            <text:p>4,915<text:s/></text:p>
          </table:table-cell>
          <table:table-cell office:value-type="float" office:value="249895.24850000002" table:formula="msoxl:=  IF(SUM(L63:L67)=0,&quot;-&quot;,SUM(L63:L67))" table:style-name="ce60">
            <text:p>249,895<text:s/></text:p>
          </table:table-cell>
          <table:table-cell office:value-type="float" office:value="56.96" table:formula="msoxl:=  IF(SUM(M63,M64,M65,M67)=0,IF(M66=0,&quot;-&quot;,M66),SUM(M63,M64,M65,M67))" table:style-name="ce52">
            <text:p>57<text:s/></text:p>
          </table:table-cell>
          <table:table-cell office:value-type="float" office:value="2277.8303999999998" table:formula="msoxl:=  IF(SUM(N63:N67)=0,&quot;-&quot;,SUM(N63:N67))" table:style-name="ce60">
            <text:p>2,278<text:s/></text:p>
          </table:table-cell>
          <table:table-cell office:value-type="float" office:value="1224.039" table:formula="msoxl:=  IF(SUM(O63,O64,O65,O67)=0,IF(O66=0,&quot;-&quot;,O66),SUM(O63,O64,O65,O67))" table:style-name="ce52">
            <text:p>1,224<text:s/></text:p>
          </table:table-cell>
          <table:table-cell office:value-type="float" office:value="93723.767000000007" table:formula="msoxl:=  IF(SUM(P63:P67)=0,&quot;-&quot;,SUM(P63:P67))" table:style-name="ce52">
            <text:p>93,72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38304.341999999997" table:formula="msoxl:=IF(SUM('漁業生產量值-漁業種類別魚類別生產量值14'!E63,'漁業生產量值-漁業種類別魚類別生產量值14'!G63,'漁業生產量值-漁業種類別魚類別生產量值14'!I63,'漁業生產量值-漁業種類別魚類別生產量值14'!K63,'漁業生產量值-漁業種類別魚類別生產量值14'!M63)=0,&quot;-&quot;,SUM('漁業生產量值-漁業種類別魚類別生產量值14'!E63,'漁業生產量值-漁業種類別魚類別生產量值14'!G63,'漁業生產量值-漁業種類別魚類別生產量值14'!I63,'漁業生產量值-漁業種類別魚類別生產量值14'!K63,'漁業生產量值-漁業種類別魚類別生產量值14'!M63))" table:style-name="ce55">
            <text:p>38,304<text:s/></text:p>
          </table:table-cell>
          <table:table-cell office:value-type="float" office:value="3027016.0935999998" table:formula="msoxl:=IF(SUM('漁業生產量值-漁業種類別魚類別生產量值14'!F63,'漁業生產量值-漁業種類別魚類別生產量值14'!H63,'漁業生產量值-漁業種類別魚類別生產量值14'!J63,'漁業生產量值-漁業種類別魚類別生產量值14'!L63,'漁業生產量值-漁業種類別魚類別生產量值14'!N63)=0,&quot;-&quot;,SUM('漁業生產量值-漁業種類別魚類別生產量值14'!F63,'漁業生產量值-漁業種類別魚類別生產量值14'!H63,'漁業生產量值-漁業種類別魚類別生產量值14'!J63,'漁業生產量值-漁業種類別魚類別生產量值14'!L63,'漁業生產量值-漁業種類別魚類別生產量值14'!N63))" table:style-name="ce55">
            <text:p>3,027,01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38304.341999999997" table:style-name="ce55">
            <text:p>38,304<text:s/></text:p>
          </table:table-cell>
          <table:table-cell office:value-type="float" office:value="3027016.0935999998" table:style-name="ce61">
            <text:p>3,027,01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4971.4740000000002" table:formula="msoxl:=IF(SUM('漁業生產量值-漁業種類別魚類別生產量值14'!E64,'漁業生產量值-漁業種類別魚類別生產量值14'!G64,'漁業生產量值-漁業種類別魚類別生產量值14'!I64,'漁業生產量值-漁業種類別魚類別生產量值14'!K64,'漁業生產量值-漁業種類別魚類別生產量值14'!M64)=0,&quot;-&quot;,SUM('漁業生產量值-漁業種類別魚類別生產量值14'!E64,'漁業生產量值-漁業種類別魚類別生產量值14'!G64,'漁業生產量值-漁業種類別魚類別生產量值14'!I64,'漁業生產量值-漁業種類別魚類別生產量值14'!K64,'漁業生產量值-漁業種類別魚類別生產量值14'!M64))" table:style-name="ce55">
            <text:p>4,971<text:s/></text:p>
          </table:table-cell>
          <table:table-cell office:value-type="float" office:value="252165.98240000001" table:formula="msoxl:=IF(SUM('漁業生產量值-漁業種類別魚類別生產量值14'!F64,'漁業生產量值-漁業種類別魚類別生產量值14'!H64,'漁業生產量值-漁業種類別魚類別生產量值14'!J64,'漁業生產量值-漁業種類別魚類別生產量值14'!L64,'漁業生產量值-漁業種類別魚類別生產量值14'!N64)=0,&quot;-&quot;,SUM('漁業生產量值-漁業種類別魚類別生產量值14'!F64,'漁業生產量值-漁業種類別魚類別生產量值14'!H64,'漁業生產量值-漁業種類別魚類別生產量值14'!J64,'漁業生產量值-漁業種類別魚類別生產量值14'!L64,'漁業生產量值-漁業種類別魚類別生產量值14'!N64))" table:style-name="ce55">
            <text:p>252,16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4914.5140000000001" table:style-name="ce55">
            <text:p>4,915<text:s/></text:p>
          </table:table-cell>
          <table:table-cell office:value-type="float" office:value="249888.152" table:style-name="ce61">
            <text:p>249,888<text:s/></text:p>
          </table:table-cell>
          <table:table-cell office:value-type="float" office:value="56.96" table:style-name="ce55">
            <text:p>57<text:s/></text:p>
          </table:table-cell>
          <table:table-cell office:value-type="float" office:value="2277.8303999999998" table:style-name="ce61">
            <text:p>2,278<text:s/></text:p>
          </table:table-cell>
          <table:table-cell office:value-type="float" office:value="1224.039" table:style-name="ce55">
            <text:p>1,224<text:s/></text:p>
          </table:table-cell>
          <table:table-cell office:value-type="float" office:value="93723.767000000007" table:style-name="ce55">
            <text:p>93,72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office:string-value="-" table:formula="msoxl:=IF(SUM('漁業生產量值-漁業種類別魚類別生產量值14'!E65,'漁業生產量值-漁業種類別魚類別生產量值14'!G65,'漁業生產量值-漁業種類別魚類別生產量值14'!I65,'漁業生產量值-漁業種類別魚類別生產量值14'!K65,'漁業生產量值-漁業種類別魚類別生產量值14'!M65)=0,&quot;-&quot;,SUM('漁業生產量值-漁業種類別魚類別生產量值14'!E65,'漁業生產量值-漁業種類別魚類別生產量值14'!G65,'漁業生產量值-漁業種類別魚類別生產量值14'!I65,'漁業生產量值-漁業種類別魚類別生產量值14'!K65,'漁業生產量值-漁業種類別魚類別生產量值14'!M65))" table:style-name="ce55">
            <text:p>-</text:p>
          </table:table-cell>
          <table:table-cell office:value-type="string" office:string-value="-" table:formula="msoxl:=IF(SUM('漁業生產量值-漁業種類別魚類別生產量值14'!F65,'漁業生產量值-漁業種類別魚類別生產量值14'!H65,'漁業生產量值-漁業種類別魚類別生產量值14'!J65,'漁業生產量值-漁業種類別魚類別生產量值14'!L65,'漁業生產量值-漁業種類別魚類別生產量值14'!N65)=0,&quot;-&quot;,SUM('漁業生產量值-漁業種類別魚類別生產量值14'!F65,'漁業生產量值-漁業種類別魚類別生產量值14'!H65,'漁業生產量值-漁業種類別魚類別生產量值14'!J65,'漁業生產量值-漁業種類別魚類別生產量值14'!L65,'漁業生產量值-漁業種類別魚類別生產量值14'!N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office:string-value="-" table:formula="msoxl:=IF(SUM('漁業生產量值-漁業種類別魚類別生產量值14'!E66,'漁業生產量值-漁業種類別魚類別生產量值14'!G66,'漁業生產量值-漁業種類別魚類別生產量值14'!I66,'漁業生產量值-漁業種類別魚類別生產量值14'!K66,'漁業生產量值-漁業種類別魚類別生產量值14'!M66)=0,&quot;-&quot;,SUM('漁業生產量值-漁業種類別魚類別生產量值14'!E66,'漁業生產量值-漁業種類別魚類別生產量值14'!G66,'漁業生產量值-漁業種類別魚類別生產量值14'!I66,'漁業生產量值-漁業種類別魚類別生產量值14'!K66,'漁業生產量值-漁業種類別魚類別生產量值14'!M66))" table:style-name="ce55">
            <text:p>-</text:p>
          </table:table-cell>
          <table:table-cell office:value-type="string" office:string-value="-" table:formula="msoxl:=IF(SUM('漁業生產量值-漁業種類別魚類別生產量值14'!F66,'漁業生產量值-漁業種類別魚類別生產量值14'!H66,'漁業生產量值-漁業種類別魚類別生產量值14'!J66,'漁業生產量值-漁業種類別魚類別生產量值14'!L66,'漁業生產量值-漁業種類別魚類別生產量值14'!N66)=0,&quot;-&quot;,SUM('漁業生產量值-漁業種類別魚類別生產量值14'!F66,'漁業生產量值-漁業種類別魚類別生產量值14'!H66,'漁業生產量值-漁業種類別魚類別生產量值14'!J66,'漁業生產量值-漁業種類別魚類別生產量值14'!L66,'漁業生產量值-漁業種類別魚類別生產量值14'!N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0.28499999999999998" table:formula="msoxl:=IF(SUM('漁業生產量值-漁業種類別魚類別生產量值14'!E67,'漁業生產量值-漁業種類別魚類別生產量值14'!G67,'漁業生產量值-漁業種類別魚類別生產量值14'!I67,'漁業生產量值-漁業種類別魚類別生產量值14'!K67,'漁業生產量值-漁業種類別魚類別生產量值14'!M67)=0,&quot;-&quot;,SUM('漁業生產量值-漁業種類別魚類別生產量值14'!E67,'漁業生產量值-漁業種類別魚類別生產量值14'!G67,'漁業生產量值-漁業種類別魚類別生產量值14'!I67,'漁業生產量值-漁業種類別魚類別生產量值14'!K67,'漁業生產量值-漁業種類別魚類別生產量值14'!M67))" table:style-name="ce55">
            <text:p>0<text:s/></text:p>
          </table:table-cell>
          <table:table-cell office:value-type="float" office:value="7.0964999999999998" table:formula="msoxl:=IF(SUM('漁業生產量值-漁業種類別魚類別生產量值14'!F67,'漁業生產量值-漁業種類別魚類別生產量值14'!H67,'漁業生產量值-漁業種類別魚類別生產量值14'!J67,'漁業生產量值-漁業種類別魚類別生產量值14'!L67,'漁業生產量值-漁業種類別魚類別生產量值14'!N67)=0,&quot;-&quot;,SUM('漁業生產量值-漁業種類別魚類別生產量值14'!F67,'漁業生產量值-漁業種類別魚類別生產量值14'!H67,'漁業生產量值-漁業種類別魚類別生產量值14'!J67,'漁業生產量值-漁業種類別魚類別生產量值14'!L67,'漁業生產量值-漁業種類別魚類別生產量值14'!N67))" table:style-name="ce55">
            <text:p>7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0.28499999999999998" table:style-name="ce57">
            <text:p>0<text:s/></text:p>
          </table:table-cell>
          <table:table-cell office:value-type="float" office:value="7.0964999999999998" table:style-name="ce62">
            <text:p>7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5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79"/>
        <table:table-column table:style-name="co5" table:default-cell-style-name="ce79"/>
        <table:table-column table:style-name="co3" table:default-cell-style-name="ce79"/>
        <table:table-column table:style-name="co5" table:default-cell-style-name="ce79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6" table:number-columns-repeated="16367" table:default-cell-style-name="ce64"/>
        <table:table-row table:style-name="ro1">
          <table:table-cell office:value-type="string" table:number-columns-spanned="3" table:number-rows-spanned="1" table:style-name="ce109">
            <text:p>7‧漁業生產量</text:p>
          </table:table-cell>
          <table:covered-table-cell table:number-columns-repeated="2"/>
          <table:table-cell table:number-columns-repeated="6" table:style-name="ce79"/>
          <table:table-cell office:value-type="string" table:style-name="ce79">
            <text:p>7‧FISHERIES PRODUCTION</text:p>
          </table:table-cell>
          <table:table-cell table:number-columns-repeated="16374" table:style-name="ce79"/>
        </table:table-row>
        <table:table-row table:style-name="ro2">
          <table:table-cell table:number-columns-repeated="4" table:style-name="ce79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79"/>
          <table:table-cell table:number-columns-repeated="2" table:style-name="ce3"/>
          <table:table-cell table:number-columns-repeated="2" table:style-name="ce79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79"/>
        </table:table-row>
        <table:table-row table:style-name="ro2">
          <table:table-cell table:style-name="ce79"/>
          <table:table-cell office:value-type="string" table:number-columns-spanned="3" table:number-rows-spanned="1" table:style-name="ce111">
            <text:p>(1)<text:s/><text:span text:style-name="T1">漁業種類別魚類別生產量值(續完)</text:span></text:p>
          </table:table-cell>
          <table:covered-table-cell table:number-columns-repeated="2"/>
          <table:table-cell table:style-name="ce79"/>
          <table:table-cell office:value-type="string" table:style-name="ce80">
            <text:p>價值：新臺幣千元</text:p>
          </table:table-cell>
          <table:table-cell table:style-name="ce79"/>
          <table:table-cell table:style-name="ce80"/>
          <table:table-cell office:value-type="string" table:style-name="ce80">
            <text:p>(1) By type of fisheries by species(End)</text:p>
          </table:table-cell>
          <table:table-cell table:number-columns-repeated="3" table:style-name="ce79"/>
          <table:table-cell office:value-type="string" table:style-name="ce19">
            <text:p>Value：Thousand NT $</text:p>
          </table:table-cell>
          <table:table-cell table:number-columns-repeated="16371" table:style-name="ce79"/>
        </table:table-row>
        <table:table-row table:style-name="ro3">
          <table:table-cell table:style-name="ce7">
            <draw:custom-shape svg:x="0.38542in" svg:y="0.01042in" svg:width="0.98324in" svg:height="0.70652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" table:number-rows-spanned="3" table:style-name="ce204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0" table:number-rows-spanned="1" table:style-name="ce196">
            <text:p>主 <text:s text:c="7"/>要 <text:s text:c="7"/>魚 <text:s text:c="7"/>類</text:p>
          </table:table-cell>
          <table:covered-table-cell table:number-columns-repeated="9"/>
          <table:table-cell table:number-columns-repeated="3" table:style-name="ce27"/>
          <table:table-cell table:style-name="ce26"/>
          <table:table-cell table:number-columns-repeated="16368"/>
        </table:table-row>
        <table:table-row table:style-name="ro3">
          <table:table-cell table:style-name="ce63"/>
          <table:covered-table-cell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office:value-type="string" table:number-columns-spanned="4" table:number-rows-spanned="1" table:style-name="ce196">
            <text:p>藻 <text:s text:c="3"/>類</text:p>
          </table:table-cell>
          <table:covered-table-cell table:number-columns-repeated="3"/>
          <table:table-cell table:number-columns-repeated="2" table:style-name="ce68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table:style-name="ce63"/>
          <table:covered-table-cell/>
          <table:table-cell office:value-type="string" table:number-columns-spanned="2" table:number-rows-spanned="1" table:style-name="ce200">
            <text:p>鱉</text:p>
          </table:table-cell>
          <table:covered-table-cell/>
          <table:table-cell office:value-type="string" table:number-columns-spanned="2" table:number-rows-spanned="1" table:style-name="ce200">
            <text:p>鱉蛋</text:p>
          </table:table-cell>
          <table:covered-table-cell/>
          <table:table-cell office:value-type="string" table:number-columns-spanned="2" table:number-rows-spanned="1" table:style-name="ce200">
            <text:p>珊 <text:s text:c="6"/>瑚</text:p>
          </table:table-cell>
          <table:covered-table-cell/>
          <table:table-cell office:value-type="string" table:number-columns-spanned="2" table:number-rows-spanned="1" table:style-name="ce201">
            <text:p>小計</text:p>
          </table:table-cell>
          <table:covered-table-cell/>
          <table:table-cell office:value-type="string" table:number-columns-spanned="2" table:number-rows-spanned="1" table:style-name="ce225">
            <text:p>龍鬚菜</text:p>
          </table:table-cell>
          <table:covered-table-cell/>
          <table:table-cell table:number-columns-spanned="2" table:number-rows-spanned="1" table:style-name="ce136"/>
          <table:covered-table-cell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63">
            <text:p>代碼</text:p>
          </table:table-cell>
          <table:table-cell office:value-type="string" table:number-columns-spanned="1" table:number-rows-spanned="3" table:style-name="ce21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2">
            <text:p>67001</text:p>
          </table:table-cell>
          <table:covered-table-cell/>
          <table:table-cell office:value-type="string" table:number-columns-spanned="2" table:number-rows-spanned="1" table:style-name="ce185">
            <text:p>67002</text:p>
          </table:table-cell>
          <table:covered-table-cell/>
          <table:table-cell office:value-type="string" table:number-columns-spanned="2" table:number-rows-spanned="1" table:style-name="ce185">
            <text:p>71000</text:p>
          </table:table-cell>
          <table:covered-table-cell/>
          <table:table-cell office:value-type="string" table:number-columns-spanned="2" table:number-rows-spanned="1" table:style-name="ce185">
            <text:p>Sub Total</text:p>
          </table:table-cell>
          <table:covered-table-cell/>
          <table:table-cell office:value-type="string" table:number-columns-spanned="2" table:number-rows-spanned="1" table:style-name="ce186">
            <text:p>73201</text:p>
          </table:table-cell>
          <table:covered-table-cell/>
          <table:table-cell table:number-columns-spanned="2" table:number-rows-spanned="1" table:style-name="ce136"/>
          <table:covered-table-cell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63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73">
            <text:p>價值</text:p>
          </table:table-cell>
          <table:table-cell table:number-columns-repeated="2" table:style-name="ce81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table:style-name="ce65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74">
            <text:p>Value</text:p>
          </table:table-cell>
          <table:table-cell table:number-columns-repeated="2" table:style-name="ce81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722.86400000000003" table:formula="msoxl:=  IF(SUM(C11,C19,C36,C54,C58,C62)=0,&quot;-&quot;,SUM(C11,C19,C36,C54,C58,C62))" table:style-name="ce45">
            <text:p>723<text:s/></text:p>
          </table:table-cell>
          <table:table-cell office:value-type="float" office:value="121086.758" table:formula="msoxl:=  IF(SUM(D11,D19,D36,D54,D58,D62)=0,&quot;-&quot;,SUM(D11,D19,D36,D54,D58,D62))" table:style-name="ce45">
            <text:p>121,087<text:s/></text:p>
          </table:table-cell>
          <table:table-cell office:value-type="float" office:value="595.17499999999995" table:formula="msoxl:=  IF(SUM(E11,E19,E36,E54,E58,E62)=0,&quot;-&quot;,SUM(E11,E19,E36,E54,E58,E62))" table:style-name="ce45">
            <text:p>595<text:s/></text:p>
          </table:table-cell>
          <table:table-cell office:value-type="float" office:value="182711.64749999999" table:formula="msoxl:=  IF(SUM(F11,F19,F36,F54,F58,F62)=0,&quot;-&quot;,SUM(F11,F19,F36,F54,F58,F62))" table:style-name="ce45">
            <text:p>182,712<text:s/></text:p>
          </table:table-cell>
          <table:table-cell office:value-type="float" office:value="2.6066600000000002" table:formula="msoxl:=  IF(SUM(G11,G19,G36,G54,G58,G62)=0,&quot;-&quot;,SUM(G11,G19,G36,G54,G58,G62))" table:style-name="ce45">
            <text:p>3<text:s/></text:p>
          </table:table-cell>
          <table:table-cell office:value-type="float" office:value="487016.21561999997" table:formula="msoxl:=  IF(SUM(H11,H19,H36,H54,H58,H62)=0,&quot;-&quot;,SUM(H11,H19,H36,H54,H58,H62))" table:style-name="ce72">
            <text:p>487,016<text:s/></text:p>
          </table:table-cell>
          <table:table-cell office:value-type="float" office:value="449.75" table:formula="msoxl:=IF(SUM(K10)=0,&quot;-&quot;,SUM(K10))" table:style-name="ce18">
            <text:p>450<text:s/></text:p>
          </table:table-cell>
          <table:table-cell office:value-type="float" office:value="889.29" table:formula="msoxl:=IF(SUM(L10)=0,&quot;-&quot;,SUM(L10))" table:style-name="ce18">
            <text:p>889<text:s/></text:p>
          </table:table-cell>
          <table:table-cell office:value-type="float" office:value="449.75" table:formula="msoxl:=  IF(SUM(K11,K19,K36,K54,K58,K62)=0,&quot;-&quot;,SUM(K11,K19,K36,K54,K58,K62))" table:style-name="ce45">
            <text:p>450<text:s/></text:p>
          </table:table-cell>
          <table:table-cell office:value-type="float" office:value="889.29" table:formula="msoxl:=  IF(SUM(L11,L19,L36,L54,L58,L62)=0,&quot;-&quot;,SUM(L11,L19,L36,L54,L58,L62))" table:style-name="ce75">
            <text:p>889<text:s/>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3">
            <text:p>-</text:p>
          </table:table-cell>
          <table:table-cell office:value-type="string" office:string-value="-" table:formula="msoxl:=IF(SUM(K11)=0,&quot;-&quot;,SUM(K11))" table:style-name="ce88">
            <text:p>-</text:p>
          </table:table-cell>
          <table:table-cell office:value-type="string" office:string-value="-" table:formula="msoxl:=IF(SUM(L11)=0,&quot;-&quot;,SUM(L11))" table:style-name="ce89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2)=0,&quot;-&quot;,SUM(K12))" table:style-name="ce90">
            <text:p>-</text:p>
          </table:table-cell>
          <table:table-cell office:value-type="string" office:string-value="-" table:formula="msoxl:=IF(SUM(L12)=0,&quot;-&quot;,SUM(L1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3)=0,&quot;-&quot;,SUM(K13))" table:style-name="ce90">
            <text:p>-</text:p>
          </table:table-cell>
          <table:table-cell office:value-type="string" office:string-value="-" table:formula="msoxl:=IF(SUM(L13)=0,&quot;-&quot;,SUM(L1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4)=0,&quot;-&quot;,SUM(K14))" table:style-name="ce90">
            <text:p>-</text:p>
          </table:table-cell>
          <table:table-cell office:value-type="string" office:string-value="-" table:formula="msoxl:=IF(SUM(L14)=0,&quot;-&quot;,SUM(L1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5)=0,&quot;-&quot;,SUM(K15))" table:style-name="ce90">
            <text:p>-</text:p>
          </table:table-cell>
          <table:table-cell office:value-type="string" office:string-value="-" table:formula="msoxl:=IF(SUM(L15)=0,&quot;-&quot;,SUM(L1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6)=0,&quot;-&quot;,SUM(K16))" table:style-name="ce90">
            <text:p>-</text:p>
          </table:table-cell>
          <table:table-cell office:value-type="string" office:string-value="-" table:formula="msoxl:=IF(SUM(L16)=0,&quot;-&quot;,SUM(L1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7)=0,&quot;-&quot;,SUM(K17))" table:style-name="ce90">
            <text:p>-</text:p>
          </table:table-cell>
          <table:table-cell office:value-type="string" office:string-value="-" table:formula="msoxl:=IF(SUM(L17)=0,&quot;-&quot;,SUM(L1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office:value-type="string" office:string-value="-" table:formula="msoxl:=IF(SUM(K18)=0,&quot;-&quot;,SUM(K18))" table:style-name="ce92">
            <text:p>-</text:p>
          </table:table-cell>
          <table:table-cell office:value-type="string" office:string-value="-" table:formula="msoxl:=IF(SUM(L18)=0,&quot;-&quot;,SUM(L18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2.6066600000000002" table:formula="msoxl:=  IF(SUM(G20:G35)=0,&quot;-&quot;,SUM(G20:G35))" table:style-name="ce52">
            <text:p>3<text:s/></text:p>
          </table:table-cell>
          <table:table-cell office:value-type="float" office:value="487016.21561999997" table:formula="msoxl:=  IF(SUM(H20:H35)=0,&quot;-&quot;,SUM(H20:H35))" table:style-name="ce52">
            <text:p>487,016<text:s/></text:p>
          </table:table-cell>
          <table:table-cell office:value-type="string" office:string-value="-" table:formula="msoxl:=IF(SUM(K19)=0,&quot;-&quot;,SUM(K19))" table:style-name="ce89">
            <text:p>-</text:p>
          </table:table-cell>
          <table:table-cell office:value-type="string" office:string-value="-" table:formula="msoxl:=IF(SUM(L19)=0,&quot;-&quot;,SUM(L19))" table:style-name="ce89">
            <text:p>-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50">
            <text:p>2001</text:p>
          </table:table-cell>
          <table:table-cell office:value-type="string" table:style-name="ce58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IF(SUM(K20)=0,&quot;-&quot;,SUM(K20))" table:style-name="ce91">
            <text:p>-</text:p>
          </table:table-cell>
          <table:table-cell office:value-type="string" office:string-value="-" table:formula="msoxl:=IF(SUM(L20)=0,&quot;-&quot;,SUM(L20))" table:style-name="ce9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78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1)=0,&quot;-&quot;,SUM(K21))" table:style-name="ce91">
            <text:p>-</text:p>
          </table:table-cell>
          <table:table-cell office:value-type="string" office:string-value="-" table:formula="msoxl:=IF(SUM(L21)=0,&quot;-&quot;,SUM(L2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2)=0,&quot;-&quot;,SUM(K22))" table:style-name="ce91">
            <text:p>-</text:p>
          </table:table-cell>
          <table:table-cell office:value-type="string" office:string-value="-" table:formula="msoxl:=IF(SUM(L22)=0,&quot;-&quot;,SUM(L2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3)=0,&quot;-&quot;,SUM(K23))" table:style-name="ce91">
            <text:p>-</text:p>
          </table:table-cell>
          <table:table-cell office:value-type="string" office:string-value="-" table:formula="msoxl:=IF(SUM(L23)=0,&quot;-&quot;,SUM(L2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4)=0,&quot;-&quot;,SUM(K24))" table:style-name="ce91">
            <text:p>-</text:p>
          </table:table-cell>
          <table:table-cell office:value-type="string" office:string-value="-" table:formula="msoxl:=IF(SUM(L24)=0,&quot;-&quot;,SUM(L2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5)=0,&quot;-&quot;,SUM(K25))" table:style-name="ce91">
            <text:p>-</text:p>
          </table:table-cell>
          <table:table-cell office:value-type="string" office:string-value="-" table:formula="msoxl:=IF(SUM(L25)=0,&quot;-&quot;,SUM(L2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6)=0,&quot;-&quot;,SUM(K26))" table:style-name="ce91">
            <text:p>-</text:p>
          </table:table-cell>
          <table:table-cell office:value-type="string" office:string-value="-" table:formula="msoxl:=IF(SUM(L26)=0,&quot;-&quot;,SUM(L2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7)=0,&quot;-&quot;,SUM(K27))" table:style-name="ce91">
            <text:p>-</text:p>
          </table:table-cell>
          <table:table-cell office:value-type="string" office:string-value="-" table:formula="msoxl:=IF(SUM(L27)=0,&quot;-&quot;,SUM(L2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8)=0,&quot;-&quot;,SUM(K28))" table:style-name="ce91">
            <text:p>-</text:p>
          </table:table-cell>
          <table:table-cell office:value-type="string" office:string-value="-" table:formula="msoxl:=IF(SUM(L28)=0,&quot;-&quot;,SUM(L28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9)=0,&quot;-&quot;,SUM(K29))" table:style-name="ce91">
            <text:p>-</text:p>
          </table:table-cell>
          <table:table-cell office:value-type="string" office:string-value="-" table:formula="msoxl:=IF(SUM(L29)=0,&quot;-&quot;,SUM(L2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0)=0,&quot;-&quot;,SUM(K30))" table:style-name="ce91">
            <text:p>-</text:p>
          </table:table-cell>
          <table:table-cell office:value-type="string" office:string-value="-" table:formula="msoxl:=IF(SUM(L30)=0,&quot;-&quot;,SUM(L3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1)=0,&quot;-&quot;,SUM(K31))" table:style-name="ce91">
            <text:p>-</text:p>
          </table:table-cell>
          <table:table-cell office:value-type="string" office:string-value="-" table:formula="msoxl:=IF(SUM(L31)=0,&quot;-&quot;,SUM(L3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2)=0,&quot;-&quot;,SUM(K32))" table:style-name="ce91">
            <text:p>-</text:p>
          </table:table-cell>
          <table:table-cell office:value-type="string" office:string-value="-" table:formula="msoxl:=IF(SUM(L32)=0,&quot;-&quot;,SUM(L3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6066600000000002" table:style-name="ce55">
            <text:p>3<text:s/></text:p>
          </table:table-cell>
          <table:table-cell office:value-type="float" office:value="487016.21561999997" table:style-name="ce55">
            <text:p>487,016<text:s/></text:p>
          </table:table-cell>
          <table:table-cell office:value-type="string" office:string-value="-" table:formula="msoxl:=IF(SUM(K33)=0,&quot;-&quot;,SUM(K33))" table:style-name="ce91">
            <text:p>-</text:p>
          </table:table-cell>
          <table:table-cell office:value-type="string" office:string-value="-" table:formula="msoxl:=IF(SUM(L33)=0,&quot;-&quot;,SUM(L3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4)=0,&quot;-&quot;,SUM(K34))" table:style-name="ce91">
            <text:p>-</text:p>
          </table:table-cell>
          <table:table-cell office:value-type="string" office:string-value="-" table:formula="msoxl:=IF(SUM(L34)=0,&quot;-&quot;,SUM(L3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35)=0,&quot;-&quot;,SUM(K35))" table:style-name="ce93">
            <text:p>-</text:p>
          </table:table-cell>
          <table:table-cell office:value-type="string" office:string-value="-" table:formula="msoxl:=IF(SUM(L35)=0,&quot;-&quot;,SUM(L35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string" office:string-value="-" table:formula="msoxl:=IF(SUM(K36)=0,&quot;-&quot;,SUM(K36))" table:style-name="ce89">
            <text:p>-</text:p>
          </table:table-cell>
          <table:table-cell office:value-type="string" office:string-value="-" table:formula="msoxl:=IF(SUM(L36)=0,&quot;-&quot;,SUM(L36))" table:style-name="ce89">
            <text:p>-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7)=0,&quot;-&quot;,SUM(K37))" table:style-name="ce91">
            <text:p>-</text:p>
          </table:table-cell>
          <table:table-cell office:value-type="string" office:string-value="-" table:formula="msoxl:=IF(SUM(L37)=0,&quot;-&quot;,SUM(L3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8)=0,&quot;-&quot;,SUM(K38))" table:style-name="ce91">
            <text:p>-</text:p>
          </table:table-cell>
          <table:table-cell office:value-type="string" office:string-value="-" table:formula="msoxl:=IF(SUM(L38)=0,&quot;-&quot;,SUM(L38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9)=0,&quot;-&quot;,SUM(K39))" table:style-name="ce91">
            <text:p>-</text:p>
          </table:table-cell>
          <table:table-cell office:value-type="string" office:string-value="-" table:formula="msoxl:=IF(SUM(L39)=0,&quot;-&quot;,SUM(L3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0)=0,&quot;-&quot;,SUM(K40))" table:style-name="ce91">
            <text:p>-</text:p>
          </table:table-cell>
          <table:table-cell office:value-type="string" office:string-value="-" table:formula="msoxl:=IF(SUM(L40)=0,&quot;-&quot;,SUM(L4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1)=0,&quot;-&quot;,SUM(K41))" table:style-name="ce91">
            <text:p>-</text:p>
          </table:table-cell>
          <table:table-cell office:value-type="string" office:string-value="-" table:formula="msoxl:=IF(SUM(L41)=0,&quot;-&quot;,SUM(L4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2)=0,&quot;-&quot;,SUM(K42))" table:style-name="ce91">
            <text:p>-</text:p>
          </table:table-cell>
          <table:table-cell office:value-type="string" office:string-value="-" table:formula="msoxl:=IF(SUM(L42)=0,&quot;-&quot;,SUM(L4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3)=0,&quot;-&quot;,SUM(K43))" table:style-name="ce91">
            <text:p>-</text:p>
          </table:table-cell>
          <table:table-cell office:value-type="string" office:string-value="-" table:formula="msoxl:=IF(SUM(L43)=0,&quot;-&quot;,SUM(L4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4)=0,&quot;-&quot;,SUM(K44))" table:style-name="ce91">
            <text:p>-</text:p>
          </table:table-cell>
          <table:table-cell office:value-type="string" office:string-value="-" table:formula="msoxl:=IF(SUM(L44)=0,&quot;-&quot;,SUM(L4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5)=0,&quot;-&quot;,SUM(K45))" table:style-name="ce91">
            <text:p>-</text:p>
          </table:table-cell>
          <table:table-cell office:value-type="string" office:string-value="-" table:formula="msoxl:=IF(SUM(L45)=0,&quot;-&quot;,SUM(L4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6)=0,&quot;-&quot;,SUM(K46))" table:style-name="ce91">
            <text:p>-</text:p>
          </table:table-cell>
          <table:table-cell office:value-type="string" office:string-value="-" table:formula="msoxl:=IF(SUM(L46)=0,&quot;-&quot;,SUM(L4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7)=0,&quot;-&quot;,SUM(K47))" table:style-name="ce91">
            <text:p>-</text:p>
          </table:table-cell>
          <table:table-cell office:value-type="string" office:string-value="-" table:formula="msoxl:=IF(SUM(L47)=0,&quot;-&quot;,SUM(L4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8)=0,&quot;-&quot;,SUM(K48))" table:style-name="ce91">
            <text:p>-</text:p>
          </table:table-cell>
          <table:table-cell office:value-type="string" office:string-value="-" table:formula="msoxl:=IF(SUM(L48)=0,&quot;-&quot;,SUM(L48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9)=0,&quot;-&quot;,SUM(K49))" table:style-name="ce91">
            <text:p>-</text:p>
          </table:table-cell>
          <table:table-cell office:value-type="string" office:string-value="-" table:formula="msoxl:=IF(SUM(L49)=0,&quot;-&quot;,SUM(L4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0)=0,&quot;-&quot;,SUM(K50))" table:style-name="ce91">
            <text:p>-</text:p>
          </table:table-cell>
          <table:table-cell office:value-type="string" office:string-value="-" table:formula="msoxl:=IF(SUM(L50)=0,&quot;-&quot;,SUM(L5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1)=0,&quot;-&quot;,SUM(K51))" table:style-name="ce91">
            <text:p>-</text:p>
          </table:table-cell>
          <table:table-cell office:value-type="string" office:string-value="-" table:formula="msoxl:=IF(SUM(L51)=0,&quot;-&quot;,SUM(L5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2)=0,&quot;-&quot;,SUM(K52))" table:style-name="ce91">
            <text:p>-</text:p>
          </table:table-cell>
          <table:table-cell office:value-type="string" office:string-value="-" table:formula="msoxl:=IF(SUM(L52)=0,&quot;-&quot;,SUM(L5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53)=0,&quot;-&quot;,SUM(K53))" table:style-name="ce93">
            <text:p>-</text:p>
          </table:table-cell>
          <table:table-cell office:value-type="string" office:string-value="-" table:formula="msoxl:=IF(SUM(L53)=0,&quot;-&quot;,SUM(L53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IF(SUM(K54)=0,&quot;-&quot;,SUM(K54))" table:style-name="ce89">
            <text:p>-</text:p>
          </table:table-cell>
          <table:table-cell office:value-type="string" office:string-value="-" table:formula="msoxl:=IF(SUM(L54)=0,&quot;-&quot;,SUM(L54))" table:style-name="ce89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5)=0,&quot;-&quot;,SUM(K55))" table:style-name="ce91">
            <text:p>-</text:p>
          </table:table-cell>
          <table:table-cell office:value-type="string" office:string-value="-" table:formula="msoxl:=IF(SUM(L55)=0,&quot;-&quot;,SUM(L5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6)=0,&quot;-&quot;,SUM(K56))" table:style-name="ce91">
            <text:p>-</text:p>
          </table:table-cell>
          <table:table-cell office:value-type="string" office:string-value="-" table:formula="msoxl:=IF(SUM(L56)=0,&quot;-&quot;,SUM(L5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57)=0,&quot;-&quot;,SUM(K57))" table:style-name="ce93">
            <text:p>-</text:p>
          </table:table-cell>
          <table:table-cell office:value-type="string" office:string-value="-" table:formula="msoxl:=IF(SUM(L57)=0,&quot;-&quot;,SUM(L57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IF(SUM(K58)=0,&quot;-&quot;,SUM(K58))" table:style-name="ce89">
            <text:p>-</text:p>
          </table:table-cell>
          <table:table-cell office:value-type="string" office:string-value="-" table:formula="msoxl:=IF(SUM(L58)=0,&quot;-&quot;,SUM(L58))" table:style-name="ce89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9)=0,&quot;-&quot;,SUM(K59))" table:style-name="ce91">
            <text:p>-</text:p>
          </table:table-cell>
          <table:table-cell office:value-type="string" office:string-value="-" table:formula="msoxl:=IF(SUM(L59)=0,&quot;-&quot;,SUM(L5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0)=0,&quot;-&quot;,SUM(K60))" table:style-name="ce91">
            <text:p>-</text:p>
          </table:table-cell>
          <table:table-cell office:value-type="string" office:string-value="-" table:formula="msoxl:=IF(SUM(L60)=0,&quot;-&quot;,SUM(L6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61)=0,&quot;-&quot;,SUM(K61))" table:style-name="ce93">
            <text:p>-</text:p>
          </table:table-cell>
          <table:table-cell office:value-type="string" office:string-value="-" table:formula="msoxl:=IF(SUM(L61)=0,&quot;-&quot;,SUM(L61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722.86400000000003" table:formula="msoxl:=  IF(SUM(C63,C64,C65,C67)=0,IF(C66=0,&quot;-&quot;,C66),SUM(C63,C64,C65,C67))" table:style-name="ce52">
            <text:p>723<text:s/></text:p>
          </table:table-cell>
          <table:table-cell office:value-type="float" office:value="121086.758" table:formula="msoxl:=  IF(SUM(D63:D67)=0,&quot;-&quot;,SUM(D63:D67))" table:style-name="ce52">
            <text:p>121,087<text:s/></text:p>
          </table:table-cell>
          <table:table-cell office:value-type="float" office:value="595.17499999999995" table:formula="msoxl:=  IF(SUM(E63,E64,E65,E67)=0,IF(E66=0,&quot;-&quot;,E66),SUM(E63,E64,E65,E67))" table:style-name="ce52">
            <text:p>595<text:s/></text:p>
          </table:table-cell>
          <table:table-cell office:value-type="float" office:value="182711.64749999999" table:formula="msoxl:=  IF(SUM(F63:F67)=0,&quot;-&quot;,SUM(F63:F67))" table:style-name="ce52">
            <text:p>182,712<text:s/>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float" office:value="449.75" table:formula="msoxl:=IF(SUM(K62)=0,&quot;-&quot;,SUM(K62))" table:style-name="ce89">
            <text:p>450<text:s/></text:p>
          </table:table-cell>
          <table:table-cell office:value-type="float" office:value="889.29" table:formula="msoxl:=IF(SUM(L62)=0,&quot;-&quot;,SUM(L62))" table:style-name="ce89">
            <text:p>889<text:s/></text:p>
          </table:table-cell>
          <table:table-cell office:value-type="float" office:value="449.75" table:formula="msoxl:=  IF(SUM(K63,K64,K65,K67)=0,IF(K66=0,&quot;-&quot;,K66),SUM(K63,K64,K65,K67))" table:style-name="ce52">
            <text:p>450<text:s/></text:p>
          </table:table-cell>
          <table:table-cell office:value-type="float" office:value="889.29" table:formula="msoxl:=  IF(SUM(L63:L67)=0,&quot;-&quot;,SUM(L63:L67))" table:style-name="ce53">
            <text:p>889<text:s/>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49.75" table:formula="msoxl:=IF(SUM(K63)=0,&quot;-&quot;,SUM(K63))" table:style-name="ce91">
            <text:p>450<text:s/></text:p>
          </table:table-cell>
          <table:table-cell office:value-type="float" office:value="889.29" table:formula="msoxl:=IF(SUM(L63)=0,&quot;-&quot;,SUM(L63))" table:style-name="ce91">
            <text:p>889<text:s/></text:p>
          </table:table-cell>
          <table:table-cell office:value-type="float" office:value="449.75" table:style-name="ce55">
            <text:p>450<text:s/></text:p>
          </table:table-cell>
          <table:table-cell office:value-type="float" office:value="889.29" table:style-name="ce76">
            <text:p>889<text:s/>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722.86400000000003" table:style-name="ce55">
            <text:p>723<text:s/></text:p>
          </table:table-cell>
          <table:table-cell office:value-type="float" office:value="121086.758" table:style-name="ce55">
            <text:p>121,087<text:s/></text:p>
          </table:table-cell>
          <table:table-cell office:value-type="float" office:value="595.17499999999995" table:style-name="ce55">
            <text:p>595<text:s/></text:p>
          </table:table-cell>
          <table:table-cell office:value-type="float" office:value="182711.64749999999" table:style-name="ce55">
            <text:p>182,7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4)=0,&quot;-&quot;,SUM(K64))" table:style-name="ce91">
            <text:p>-</text:p>
          </table:table-cell>
          <table:table-cell office:value-type="string" office:string-value="-" table:formula="msoxl:=IF(SUM(L64)=0,&quot;-&quot;,SUM(L6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5)=0,&quot;-&quot;,SUM(K65))" table:style-name="ce91">
            <text:p>-</text:p>
          </table:table-cell>
          <table:table-cell office:value-type="string" office:string-value="-" table:formula="msoxl:=IF(SUM(L65)=0,&quot;-&quot;,SUM(L6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6)=0,&quot;-&quot;,SUM(K66))" table:style-name="ce91">
            <text:p>-</text:p>
          </table:table-cell>
          <table:table-cell office:value-type="string" office:string-value="-" table:formula="msoxl:=IF(SUM(L66)=0,&quot;-&quot;,SUM(L6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67)=0,&quot;-&quot;,SUM(K67))" table:style-name="ce94">
            <text:p>-</text:p>
          </table:table-cell>
          <table:table-cell office:value-type="string" office:string-value="-" table:formula="msoxl:=IF(SUM(L67)=0,&quot;-&quot;,SUM(L67))" table:style-name="ce94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1"/>
          <table:table-cell table:style-name="ce6"/>
          <table:table-cell table:style-name="ce85"/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96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9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number-rows-repeated="104850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090000" draw:opacity="100%" draw:stroke="solid" svg:stroke-width="0.01042in" svg:stroke-color="#400000" svg:stroke-opacity="100%" draw:stroke-linejoin="round"/>
    </style:default-style>
  </office:styles>
  <office:automatic-styles>
    <style:page-layout style:name="pm1">
      <style:page-layout-properties fo:margin-top="0.118110236220472in" fo:margin-bottom="0in" fo:margin-left="0.511811023622047in" fo:margin-right="0.511811023622047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AW7_01</meta:initial-creator>
    <dc:creator>李境超</dc:creator>
    <meta:creation-date>2013-08-30T03:04:33Z</meta:creation-date>
    <dc:date>2017-09-25T07:44:45Z</dc:date>
    <meta:print-date>2017-09-25T07:44:27Z</meta:print-date>
  </office:meta>
</office:document-meta>
</file>